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4.96pt"/>
    </style:style>
    <style:style style:name="co3" style:family="table-column">
      <style:table-column-properties fo:break-before="auto" style:column-width="37.81pt"/>
    </style:style>
    <style:style style:name="co4" style:family="table-column">
      <style:table-column-properties fo:break-before="auto" style:column-width="34.7pt"/>
    </style:style>
    <style:style style:name="co5" style:family="table-column">
      <style:table-column-properties fo:break-before="auto" style:column-width="447.7pt"/>
    </style:style>
    <style:style style:name="co6" style:family="table-column">
      <style:table-column-properties fo:break-before="auto" style:column-width="294.86pt"/>
    </style:style>
    <style:style style:name="co7" style:family="table-column">
      <style:table-column-properties fo:break-before="auto" style:column-width="91.84pt"/>
    </style:style>
    <style:style style:name="co8" style:family="table-column">
      <style:table-column-properties fo:break-before="auto" style:column-width="450.79pt"/>
    </style:style>
    <style:style style:name="co9" style:family="table-column">
      <style:table-column-properties fo:break-before="auto" style:column-width="380.55pt"/>
    </style:style>
    <style:style style:name="ro1" style:family="table-row">
      <style:table-row-properties style:row-height="12.81pt" fo:break-before="auto" style:use-optimal-row-height="false"/>
    </style:style>
    <style:style style:name="ro2" style:family="table-row">
      <style:table-row-properties style:row-height="30.25pt" fo:break-before="auto" style:use-optimal-row-height="false"/>
    </style:style>
    <style:style style:name="ro3" style:family="table-row">
      <style:table-row-properties style:row-height="12.81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23.05pt" fo:break-before="auto" style:use-optimal-row-height="false"/>
    </style:style>
    <style:style style:name="ro6" style:family="table-row">
      <style:table-row-properties style:row-height="12.95pt" fo:break-before="auto" style:use-optimal-row-height="false"/>
    </style:style>
    <style:style style:name="ro7" style:family="table-row">
      <style:table-row-properties style:row-height="23.84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46.26pt" fo:break-before="auto" style:use-optimal-row-height="true"/>
    </style:style>
    <style:style style:name="ro10" style:family="table-row">
      <style:table-row-properties style:row-height="68.66pt" fo:break-before="auto" style:use-optimal-row-height="true"/>
    </style:style>
    <style:style style:name="ro11" style:family="table-row">
      <style:table-row-properties style:row-height="124.61pt" fo:break-before="auto" style:use-optimal-row-height="true"/>
    </style:style>
    <style:style style:name="ro12" style:family="table-row">
      <style:table-row-properties style:row-height="57.46pt" fo:break-before="auto" style:use-optimal-row-height="true"/>
    </style:style>
    <style:style style:name="ro13" style:family="table-row">
      <style:table-row-properties style:row-height="79.85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135.81pt" fo:break-before="auto" style:use-optimal-row-height="true"/>
    </style:style>
    <style:style style:name="ro16" style:family="table-row">
      <style:table-row-properties style:row-height="90.99pt" fo:break-before="auto" style:use-optimal-row-height="true"/>
    </style:style>
    <style:style style:name="ro17" style:family="table-row">
      <style:table-row-properties style:row-height="326.1pt" fo:break-before="auto" style:use-optimal-row-height="true"/>
    </style:style>
    <style:style style:name="ro18" style:family="table-row">
      <style:table-row-properties style:row-height="113.4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99" style:text-align-source="fix" style:repeat-content="false"/>
      <style:paragraph-properties fo:text-align="end" fo:margin-left="0pt"/>
    </style:style>
    <style:style style:name="ce4" style:family="table-cell" style:parent-style-name="Default">
      <style:table-cell-properties fo:background-color="#ffff99"/>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0"/>
    <style:style style:name="T1" style:family="text">
      <style:text-properties fo:color="#0000ff"/>
    </style:style>
    <style:style style:name="T2" style:family="text">
      <style:text-properties fo:color="#ff0000"/>
    </style:style>
  </office:automatic-styles>
  <office:body>
    <office:spreadsheet>
      <table:calculation-settings table:automatic-find-labels="false"/>
      <table:table table:name="Claim_Status_Codes" table:style-name="ta1">
        <table:table-column table:style-name="co1" table:default-cell-style-name="ce1"/>
        <table:table-column table:style-name="co2" table:default-cell-style-name="ce1"/>
        <table:table-column table:style-name="co3" table:default-cell-style-name="Default"/>
        <table:table-column table:style-name="co4" table:default-cell-style-name="ce6"/>
        <table:table-column table:style-name="co5" table:default-cell-style-name="Default"/>
        <table:table-row table:style-name="ro1">
          <table:table-cell/>
          <table:table-cell table:style-name="ce2" office:value-type="string" calcext:value-type="string">
            <text:p>Health Care Claim Status Codes • ASC X12 External Code Source 508 <text:s/>LAST UPDATED 3/1/2016</text:p>
          </table:table-cell>
          <table:table-cell/>
          <table:table-cell table:style-name="ce5"/>
          <table:table-cell/>
        </table:table-row>
        <table:table-row table:style-name="ro1">
          <table:table-cell table:number-columns-repeated="3"/>
          <table:table-cell table:style-name="ce5"/>
          <table:table-cell/>
        </table:table-row>
        <table:table-row table:style-name="ro1">
          <table:table-cell/>
          <table:table-cell table:style-name="ce3" office:value-type="string" calcext:value-type="string">
            <text:p>Quote character 34</text:p>
          </table:table-cell>
          <table:table-cell table:style-name="ce4" table:formula="of:=CHAR(34)" office:value-type="string" office:string-value="&quot;" calcext:value-type="string">
            <text:p>"</text:p>
          </table:table-cell>
          <table:table-cell table:style-name="Default"/>
          <table:table-cell office:value-type="string" calcext:value-type="string">
            <text:p>CHAR(34)</text:p>
          </table:table-cell>
        </table:table-row>
        <table:table-row table:style-name="ro1">
          <table:table-cell/>
          <table:table-cell table:style-name="ce3" office:value-type="string" calcext:value-type="string">
            <text:p>Format formula is</text:p>
          </table:table-cell>
          <table:table-cell table:style-name="ce4"/>
          <table:table-cell table:style-name="Default"/>
          <table:table-cell office:value-type="string" calcext:value-type="string">
            <text:p>CONCATENATE($C$3, A5, $C$3, " =&gt; ", $C$3, LEFT(B5,C5), $C$3 ,",")</text:p>
          </table:table-cell>
        </table:table-row>
        <table:table-row table:style-name="ro1">
          <table:table-cell/>
          <table:table-cell table:style-name="ce3" office:value-type="string" calcext:value-type="string">
            <text:p>Position of code text is</text:p>
          </table:table-cell>
          <table:table-cell table:style-name="ce4"/>
          <table:table-cell table:style-name="Default"/>
          <table:table-cell office:value-type="string" calcext:value-type="string">
            <text:p>FIND("Start", B7, 1)-2</text:p>
          </table:table-cell>
        </table:table-row>
        <table:table-row table:style-name="ro1">
          <table:table-cell/>
          <table:table-cell table:style-name="ce3" office:value-type="string" calcext:value-type="string">
            <text:p>Further position (eliminate 'Note: …)</text:p>
          </table:table-cell>
          <table:table-cell table:style-name="ce4"/>
          <table:table-cell table:style-name="Default"/>
          <table:table-cell office:value-type="string" calcext:value-type="string">
            <text:p>'IFERROR(FIND("Note:",<text:span text:style-name="T1">B8</text:span>,1)-2 ,<text:span text:style-name="T2">C8</text:span>)</text:p>
          </table:table-cell>
        </table:table-row>
        <table:table-row table:style-name="ro1">
          <table:table-cell/>
          <table:table-cell table:style-name="Default" office:value-type="string" calcext:value-type="string">
            <text:p>Download from </text:p>
          </table:table-cell>
          <table:table-cell/>
          <table:table-cell table:style-name="Default"/>
          <table:table-cell/>
        </table:table-row>
        <table:table-row table:style-name="ro2">
          <table:table-cell office:value-type="float" office:value="0" calcext:value-type="float">
            <text:p>0</text:p>
          </table:table-cell>
          <table:table-cell office:value-type="string" calcext:value-type="string">
            <text:p>Cannot provide further status electronically.</text:p>
            <text:p>Start: 01/01/1995</text:p>
          </table:table-cell>
          <table:table-cell table:formula="of:=FIND(&quot;Start&quot;; [.B8]; 1)-2" office:value-type="float" office:value="45" calcext:value-type="float">
            <text:p>45</text:p>
          </table:table-cell>
          <table:table-cell table:formula="of:=IFERROR(FIND(&quot;Note:&quot;;[.B8];1)-2 ;[.C8])" office:value-type="float" office:value="45" calcext:value-type="float">
            <text:p>45</text:p>
          </table:table-cell>
          <table:table-cell table:formula="of:=CONCATENATE([.$C$3]; [.A8]; [.$C$3]; &quot; =&gt; &quot;; [.$C$3]; LEFT([.B8];[.D8]); [.$C$3] ;&quot;,&quot;)" office:value-type="string" office:string-value="&quot;0&quot; =&gt; &quot;Cannot provide further status electronically.&quot;," calcext:value-type="string">
            <text:p>"0" =&gt; "Cannot provide further status electronically.",</text:p>
          </table:table-cell>
        </table:table-row>
        <table:table-row table:style-name="ro2">
          <table:table-cell office:value-type="float" office:value="1" calcext:value-type="float">
            <text:p>1</text:p>
          </table:table-cell>
          <table:table-cell office:value-type="string" calcext:value-type="string">
            <text:p>For more detailed information, see remittance advice.</text:p>
            <text:p>Start: 01/01/1995</text:p>
          </table:table-cell>
          <table:table-cell table:formula="of:=FIND(&quot;Start&quot;; [.B9]; 1)-2" office:value-type="float" office:value="53" calcext:value-type="float">
            <text:p>53</text:p>
          </table:table-cell>
          <table:table-cell table:formula="of:=IFERROR(FIND(&quot;Note:&quot;;[.B9];1)-2 ;[.C9])" office:value-type="float" office:value="53" calcext:value-type="float">
            <text:p>53</text:p>
          </table:table-cell>
          <table:table-cell table:formula="of:=CONCATENATE([.$C$3]; [.A9]; [.$C$3]; &quot; =&gt; &quot;; [.$C$3]; LEFT([.B9];[.D9]); [.$C$3] ;&quot;,&quot;)" office:value-type="string" office:string-value="&quot;1&quot; =&gt; &quot;For more detailed information, see remittance advice.&quot;," calcext:value-type="string">
            <text:p>"1" =&gt; "For more detailed information, see remittance advice.",</text:p>
          </table:table-cell>
        </table:table-row>
        <table:table-row table:style-name="ro2">
          <table:table-cell office:value-type="float" office:value="2" calcext:value-type="float">
            <text:p>2</text:p>
          </table:table-cell>
          <table:table-cell office:value-type="string" calcext:value-type="string">
            <text:p>More detailed information in letter.</text:p>
            <text:p>Start: 01/01/1995</text:p>
          </table:table-cell>
          <table:table-cell table:formula="of:=FIND(&quot;Start&quot;; [.B10]; 1)-2" office:value-type="float" office:value="36" calcext:value-type="float">
            <text:p>36</text:p>
          </table:table-cell>
          <table:table-cell table:formula="of:=IFERROR(FIND(&quot;Note:&quot;;[.B10];1)-2 ;[.C10])" office:value-type="float" office:value="36" calcext:value-type="float">
            <text:p>36</text:p>
          </table:table-cell>
          <table:table-cell table:formula="of:=CONCATENATE([.$C$3]; [.A10]; [.$C$3]; &quot; =&gt; &quot;; [.$C$3]; LEFT([.B10];[.D10]); [.$C$3] ;&quot;,&quot;)" office:value-type="string" office:string-value="&quot;2&quot; =&gt; &quot;More detailed information in letter.&quot;," calcext:value-type="string">
            <text:p>"2" =&gt; "More detailed information in letter.",</text:p>
          </table:table-cell>
        </table:table-row>
        <table:table-row table:style-name="ro2">
          <table:table-cell office:value-type="float" office:value="3" calcext:value-type="float">
            <text:p>3</text:p>
          </table:table-cell>
          <table:table-cell office:value-type="string" calcext:value-type="string">
            <text:p>Claim has been adjudicated and is awaiting payment cycle.</text:p>
            <text:p>Start: 01/01/1995</text:p>
          </table:table-cell>
          <table:table-cell table:formula="of:=FIND(&quot;Start&quot;; [.B11]; 1)-2" office:value-type="float" office:value="57" calcext:value-type="float">
            <text:p>57</text:p>
          </table:table-cell>
          <table:table-cell table:formula="of:=IFERROR(FIND(&quot;Note:&quot;;[.B11];1)-2 ;[.C11])" office:value-type="float" office:value="57" calcext:value-type="float">
            <text:p>57</text:p>
          </table:table-cell>
          <table:table-cell table:formula="of:=CONCATENATE([.$C$3]; [.A11]; [.$C$3]; &quot; =&gt; &quot;; [.$C$3]; LEFT([.B11];[.D11]); [.$C$3] ;&quot;,&quot;)" office:value-type="string" office:string-value="&quot;3&quot; =&gt; &quot;Claim has been adjudicated and is awaiting payment cycle.&quot;," calcext:value-type="string">
            <text:p>"3" =&gt; "Claim has been adjudicated and is awaiting payment cycle.",</text:p>
          </table:table-cell>
        </table:table-row>
        <table:table-row table:style-name="ro2">
          <table:table-cell office:value-type="float" office:value="6" calcext:value-type="float">
            <text:p>6</text:p>
          </table:table-cell>
          <table:table-cell office:value-type="string" calcext:value-type="string">
            <text:p>Balance due from the subscriber.</text:p>
            <text:p>Start: 01/01/1995</text:p>
          </table:table-cell>
          <table:table-cell table:formula="of:=FIND(&quot;Start&quot;; [.B12]; 1)-2" office:value-type="float" office:value="32" calcext:value-type="float">
            <text:p>32</text:p>
          </table:table-cell>
          <table:table-cell table:formula="of:=IFERROR(FIND(&quot;Note:&quot;;[.B12];1)-2 ;[.C12])" office:value-type="float" office:value="32" calcext:value-type="float">
            <text:p>32</text:p>
          </table:table-cell>
          <table:table-cell table:formula="of:=CONCATENATE([.$C$3]; [.A12]; [.$C$3]; &quot; =&gt; &quot;; [.$C$3]; LEFT([.B12];[.D12]); [.$C$3] ;&quot;,&quot;)" office:value-type="string" office:string-value="&quot;6&quot; =&gt; &quot;Balance due from the subscriber.&quot;," calcext:value-type="string">
            <text:p>"6" =&gt; "Balance due from the subscriber.",</text:p>
          </table:table-cell>
        </table:table-row>
        <table:table-row table:style-name="ro2">
          <table:table-cell office:value-type="float" office:value="12" calcext:value-type="float">
            <text:p>12</text:p>
          </table:table-cell>
          <table:table-cell office:value-type="string" calcext:value-type="string">
            <text:p>One or more originally submitted procedure codes have been combined.</text:p>
            <text:p>Start: 01/01/1995 | Last Modified: 06/30/2001</text:p>
          </table:table-cell>
          <table:table-cell table:formula="of:=FIND(&quot;Start&quot;; [.B13]; 1)-2" office:value-type="float" office:value="68" calcext:value-type="float">
            <text:p>68</text:p>
          </table:table-cell>
          <table:table-cell table:formula="of:=IFERROR(FIND(&quot;Note:&quot;;[.B13];1)-2 ;[.C13])" office:value-type="float" office:value="68" calcext:value-type="float">
            <text:p>68</text:p>
          </table:table-cell>
          <table:table-cell table:formula="of:=CONCATENATE([.$C$3]; [.A13]; [.$C$3]; &quot; =&gt; &quot;; [.$C$3]; LEFT([.B13];[.D13]); [.$C$3] ;&quot;,&quot;)" office:value-type="string" office:string-value="&quot;12&quot; =&gt; &quot;One or more originally submitted procedure codes have been combined.&quot;," calcext:value-type="string">
            <text:p>"12" =&gt; "One or more originally submitted procedure codes have been combined.",</text:p>
          </table:table-cell>
        </table:table-row>
        <table:table-row table:style-name="ro2">
          <table:table-cell office:value-type="float" office:value="15" calcext:value-type="float">
            <text:p>15</text:p>
          </table:table-cell>
          <table:table-cell office:value-type="string" calcext:value-type="string">
            <text:p>One or more originally submitted procedure code have been modified.</text:p>
            <text:p>Start: 01/01/1995 | Last Modified: 06/30/2001</text:p>
          </table:table-cell>
          <table:table-cell table:formula="of:=FIND(&quot;Start&quot;; [.B14]; 1)-2" office:value-type="float" office:value="67" calcext:value-type="float">
            <text:p>67</text:p>
          </table:table-cell>
          <table:table-cell table:formula="of:=IFERROR(FIND(&quot;Note:&quot;;[.B14];1)-2 ;[.C14])" office:value-type="float" office:value="67" calcext:value-type="float">
            <text:p>67</text:p>
          </table:table-cell>
          <table:table-cell table:formula="of:=CONCATENATE([.$C$3]; [.A14]; [.$C$3]; &quot; =&gt; &quot;; [.$C$3]; LEFT([.B14];[.D14]); [.$C$3] ;&quot;,&quot;)" office:value-type="string" office:string-value="&quot;15&quot; =&gt; &quot;One or more originally submitted procedure code have been modified.&quot;," calcext:value-type="string">
            <text:p>"15" =&gt; "One or more originally submitted procedure code have been modified.",</text:p>
          </table:table-cell>
        </table:table-row>
        <table:table-row table:style-name="ro2">
          <table:table-cell office:value-type="float" office:value="16" calcext:value-type="float">
            <text:p>16</text:p>
          </table:table-cell>
          <table:table-cell office:value-type="string" calcext:value-type="string">
            <text:p>Claim/encounter has been forwarded to entity. Note: This code requires use of an Entity Code.</text:p>
            <text:p>Start: 01/01/1995 | Last Modified: 02/11/2010</text:p>
          </table:table-cell>
          <table:table-cell table:formula="of:=FIND(&quot;Start&quot;; [.B15]; 1)-2" office:value-type="float" office:value="93" calcext:value-type="float">
            <text:p>93</text:p>
          </table:table-cell>
          <table:table-cell table:formula="of:=IFERROR(FIND(&quot;Note:&quot;;[.B15];1)-2 ;[.C15])" office:value-type="float" office:value="45" calcext:value-type="float">
            <text:p>45</text:p>
          </table:table-cell>
          <table:table-cell table:formula="of:=CONCATENATE([.$C$3]; [.A15]; [.$C$3]; &quot; =&gt; &quot;; [.$C$3]; LEFT([.B15];[.D15]); [.$C$3] ;&quot;,&quot;)" office:value-type="string" office:string-value="&quot;16&quot; =&gt; &quot;Claim/encounter has been forwarded to entity.&quot;," calcext:value-type="string">
            <text:p>"16" =&gt; "Claim/encounter has been forwarded to entity.",</text:p>
          </table:table-cell>
        </table:table-row>
        <table:table-row table:style-name="ro2">
          <table:table-cell office:value-type="float" office:value="17" calcext:value-type="float">
            <text:p>17</text:p>
          </table:table-cell>
          <table:table-cell office:value-type="string" calcext:value-type="string">
            <text:p>Claim/encounter has been forwarded by third party entity to entity. Note: This code requires use of an Entity Code.</text:p>
            <text:p>Start: 01/01/1995 | Last Modified: 02/11/2010</text:p>
          </table:table-cell>
          <table:table-cell table:formula="of:=FIND(&quot;Start&quot;; [.B16]; 1)-2" office:value-type="float" office:value="115" calcext:value-type="float">
            <text:p>115</text:p>
          </table:table-cell>
          <table:table-cell table:formula="of:=IFERROR(FIND(&quot;Note:&quot;;[.B16];1)-2 ;[.C16])" office:value-type="float" office:value="67" calcext:value-type="float">
            <text:p>67</text:p>
          </table:table-cell>
          <table:table-cell table:formula="of:=CONCATENATE([.$C$3]; [.A16]; [.$C$3]; &quot; =&gt; &quot;; [.$C$3]; LEFT([.B16];[.D16]); [.$C$3] ;&quot;,&quot;)" office:value-type="string" office:string-value="&quot;17&quot; =&gt; &quot;Claim/encounter has been forwarded by third party entity to entity.&quot;," calcext:value-type="string">
            <text:p>"17" =&gt; "Claim/encounter has been forwarded by third party entity to entity.",</text:p>
          </table:table-cell>
        </table:table-row>
        <table:table-row table:style-name="ro2">
          <table:table-cell office:value-type="float" office:value="18" calcext:value-type="float">
            <text:p>18</text:p>
          </table:table-cell>
          <table:table-cell office:value-type="string" calcext:value-type="string">
            <text:p>Entity received claim/encounter, but returned invalid status. Note: This code requires use of an Entity Code.</text:p>
            <text:p>Start: 01/01/1995 | Last Modified: 02/11/2010</text:p>
          </table:table-cell>
          <table:table-cell table:formula="of:=FIND(&quot;Start&quot;; [.B17]; 1)-2" office:value-type="float" office:value="109" calcext:value-type="float">
            <text:p>109</text:p>
          </table:table-cell>
          <table:table-cell table:formula="of:=IFERROR(FIND(&quot;Note:&quot;;[.B17];1)-2 ;[.C17])" office:value-type="float" office:value="61" calcext:value-type="float">
            <text:p>61</text:p>
          </table:table-cell>
          <table:table-cell table:formula="of:=CONCATENATE([.$C$3]; [.A17]; [.$C$3]; &quot; =&gt; &quot;; [.$C$3]; LEFT([.B17];[.D17]); [.$C$3] ;&quot;,&quot;)" office:value-type="string" office:string-value="&quot;18&quot; =&gt; &quot;Entity received claim/encounter, but returned invalid status.&quot;," calcext:value-type="string">
            <text:p>"18" =&gt; "Entity received claim/encounter, but returned invalid status.",</text:p>
          </table:table-cell>
        </table:table-row>
        <table:table-row table:style-name="ro2">
          <table:table-cell office:value-type="float" office:value="19" calcext:value-type="float">
            <text:p>19</text:p>
          </table:table-cell>
          <table:table-cell office:value-type="string" calcext:value-type="string">
            <text:p>Entity acknowledges receipt of claim/encounter. Note: This code requires use of an Entity Code.</text:p>
            <text:p>Start: 01/01/1995 | Last Modified: 02/11/2010</text:p>
          </table:table-cell>
          <table:table-cell table:formula="of:=FIND(&quot;Start&quot;; [.B18]; 1)-2" office:value-type="float" office:value="95" calcext:value-type="float">
            <text:p>95</text:p>
          </table:table-cell>
          <table:table-cell table:formula="of:=IFERROR(FIND(&quot;Note:&quot;;[.B18];1)-2 ;[.C18])" office:value-type="float" office:value="47" calcext:value-type="float">
            <text:p>47</text:p>
          </table:table-cell>
          <table:table-cell table:formula="of:=CONCATENATE([.$C$3]; [.A18]; [.$C$3]; &quot; =&gt; &quot;; [.$C$3]; LEFT([.B18];[.D18]); [.$C$3] ;&quot;,&quot;)" office:value-type="string" office:string-value="&quot;19&quot; =&gt; &quot;Entity acknowledges receipt of claim/encounter.&quot;," calcext:value-type="string">
            <text:p>"19" =&gt; "Entity acknowledges receipt of claim/encounter.",</text:p>
          </table:table-cell>
        </table:table-row>
        <table:table-row table:style-name="ro2">
          <table:table-cell office:value-type="float" office:value="20" calcext:value-type="float">
            <text:p>20</text:p>
          </table:table-cell>
          <table:table-cell office:value-type="string" calcext:value-type="string">
            <text:p>Accepted for processing.</text:p>
            <text:p>Start: 01/01/1995 | Last Modified: 06/30/2001</text:p>
          </table:table-cell>
          <table:table-cell table:formula="of:=FIND(&quot;Start&quot;; [.B19]; 1)-2" office:value-type="float" office:value="24" calcext:value-type="float">
            <text:p>24</text:p>
          </table:table-cell>
          <table:table-cell table:formula="of:=IFERROR(FIND(&quot;Note:&quot;;[.B19];1)-2 ;[.C19])" office:value-type="float" office:value="24" calcext:value-type="float">
            <text:p>24</text:p>
          </table:table-cell>
          <table:table-cell table:formula="of:=CONCATENATE([.$C$3]; [.A19]; [.$C$3]; &quot; =&gt; &quot;; [.$C$3]; LEFT([.B19];[.D19]); [.$C$3] ;&quot;,&quot;)" office:value-type="string" office:string-value="&quot;20&quot; =&gt; &quot;Accepted for processing.&quot;," calcext:value-type="string">
            <text:p>"20" =&gt; "Accepted for processing.",</text:p>
          </table:table-cell>
        </table:table-row>
        <table:table-row table:style-name="ro2">
          <table:table-cell office:value-type="float" office:value="21" calcext:value-type="float">
            <text:p>21</text:p>
          </table:table-cell>
          <table:table-cell office:value-type="string" calcext:value-type="string">
            <text:p>Missing or invalid information. Note: At least one other status code is required to identify the missing or invalid information.</text:p>
            <text:p>Start: 01/01/1995 | Last Modified: 07/09/2007</text:p>
          </table:table-cell>
          <table:table-cell table:formula="of:=FIND(&quot;Start&quot;; [.B20]; 1)-2" office:value-type="float" office:value="128" calcext:value-type="float">
            <text:p>128</text:p>
          </table:table-cell>
          <table:table-cell table:formula="of:=IFERROR(FIND(&quot;Note:&quot;;[.B20];1)-2 ;[.C20])" office:value-type="float" office:value="31" calcext:value-type="float">
            <text:p>31</text:p>
          </table:table-cell>
          <table:table-cell table:formula="of:=CONCATENATE([.$C$3]; [.A20]; [.$C$3]; &quot; =&gt; &quot;; [.$C$3]; LEFT([.B20];[.D20]); [.$C$3] ;&quot;,&quot;)" office:value-type="string" office:string-value="&quot;21&quot; =&gt; &quot;Missing or invalid information.&quot;," calcext:value-type="string">
            <text:p>"21" =&gt; "Missing or invalid information.",</text:p>
          </table:table-cell>
        </table:table-row>
        <table:table-row table:style-name="ro2">
          <table:table-cell office:value-type="float" office:value="23" calcext:value-type="float">
            <text:p>23</text:p>
          </table:table-cell>
          <table:table-cell office:value-type="string" calcext:value-type="string">
            <text:p>Returned to Entity. Note: This code requires use of an Entity Code.</text:p>
            <text:p>Start: 01/01/1995 | Last Modified: 02/11/2010</text:p>
          </table:table-cell>
          <table:table-cell table:formula="of:=FIND(&quot;Start&quot;; [.B21]; 1)-2" office:value-type="float" office:value="67" calcext:value-type="float">
            <text:p>67</text:p>
          </table:table-cell>
          <table:table-cell table:formula="of:=IFERROR(FIND(&quot;Note:&quot;;[.B21];1)-2 ;[.C21])" office:value-type="float" office:value="19" calcext:value-type="float">
            <text:p>19</text:p>
          </table:table-cell>
          <table:table-cell table:formula="of:=CONCATENATE([.$C$3]; [.A21]; [.$C$3]; &quot; =&gt; &quot;; [.$C$3]; LEFT([.B21];[.D21]); [.$C$3] ;&quot;,&quot;)" office:value-type="string" office:string-value="&quot;23&quot; =&gt; &quot;Returned to Entity.&quot;," calcext:value-type="string">
            <text:p>"23" =&gt; "Returned to Entity.",</text:p>
          </table:table-cell>
        </table:table-row>
        <table:table-row table:style-name="ro2">
          <table:table-cell office:value-type="float" office:value="24" calcext:value-type="float">
            <text:p>24</text:p>
          </table:table-cell>
          <table:table-cell office:value-type="string" calcext:value-type="string">
            <text:p>Entity not approved as an electronic submitter. Note: This code requires use of an Entity Code.</text:p>
            <text:p>Start: 01/01/1995 | Last Modified: 02/11/2010</text:p>
          </table:table-cell>
          <table:table-cell table:formula="of:=FIND(&quot;Start&quot;; [.B22]; 1)-2" office:value-type="float" office:value="95" calcext:value-type="float">
            <text:p>95</text:p>
          </table:table-cell>
          <table:table-cell table:formula="of:=IFERROR(FIND(&quot;Note:&quot;;[.B22];1)-2 ;[.C22])" office:value-type="float" office:value="47" calcext:value-type="float">
            <text:p>47</text:p>
          </table:table-cell>
          <table:table-cell table:formula="of:=CONCATENATE([.$C$3]; [.A22]; [.$C$3]; &quot; =&gt; &quot;; [.$C$3]; LEFT([.B22];[.D22]); [.$C$3] ;&quot;,&quot;)" office:value-type="string" office:string-value="&quot;24&quot; =&gt; &quot;Entity not approved as an electronic submitter.&quot;," calcext:value-type="string">
            <text:p>"24" =&gt; "Entity not approved as an electronic submitter.",</text:p>
          </table:table-cell>
        </table:table-row>
        <table:table-row table:style-name="ro2">
          <table:table-cell office:value-type="float" office:value="25" calcext:value-type="float">
            <text:p>25</text:p>
          </table:table-cell>
          <table:table-cell office:value-type="string" calcext:value-type="string">
            <text:p>Entity not approved. Note: This code requires use of an Entity Code.</text:p>
            <text:p>Start: 01/01/1995 | Last Modified: 02/11/2010</text:p>
          </table:table-cell>
          <table:table-cell table:formula="of:=FIND(&quot;Start&quot;; [.B23]; 1)-2" office:value-type="float" office:value="68" calcext:value-type="float">
            <text:p>68</text:p>
          </table:table-cell>
          <table:table-cell table:formula="of:=IFERROR(FIND(&quot;Note:&quot;;[.B23];1)-2 ;[.C23])" office:value-type="float" office:value="20" calcext:value-type="float">
            <text:p>20</text:p>
          </table:table-cell>
          <table:table-cell table:formula="of:=CONCATENATE([.$C$3]; [.A23]; [.$C$3]; &quot; =&gt; &quot;; [.$C$3]; LEFT([.B23];[.D23]); [.$C$3] ;&quot;,&quot;)" office:value-type="string" office:string-value="&quot;25&quot; =&gt; &quot;Entity not approved.&quot;," calcext:value-type="string">
            <text:p>"25" =&gt; "Entity not approved.",</text:p>
          </table:table-cell>
        </table:table-row>
        <table:table-row table:style-name="ro2">
          <table:table-cell office:value-type="float" office:value="26" calcext:value-type="float">
            <text:p>26</text:p>
          </table:table-cell>
          <table:table-cell office:value-type="string" calcext:value-type="string">
            <text:p>Entity not found. Note: This code requires use of an Entity Code.</text:p>
            <text:p>Start: 01/01/1995 | Last Modified: 02/11/2010</text:p>
          </table:table-cell>
          <table:table-cell table:formula="of:=FIND(&quot;Start&quot;; [.B24]; 1)-2" office:value-type="float" office:value="65" calcext:value-type="float">
            <text:p>65</text:p>
          </table:table-cell>
          <table:table-cell table:formula="of:=IFERROR(FIND(&quot;Note:&quot;;[.B24];1)-2 ;[.C24])" office:value-type="float" office:value="17" calcext:value-type="float">
            <text:p>17</text:p>
          </table:table-cell>
          <table:table-cell table:formula="of:=CONCATENATE([.$C$3]; [.A24]; [.$C$3]; &quot; =&gt; &quot;; [.$C$3]; LEFT([.B24];[.D24]); [.$C$3] ;&quot;,&quot;)" office:value-type="string" office:string-value="&quot;26&quot; =&gt; &quot;Entity not found.&quot;," calcext:value-type="string">
            <text:p>"26" =&gt; "Entity not found.",</text:p>
          </table:table-cell>
        </table:table-row>
        <table:table-row table:style-name="ro2">
          <table:table-cell office:value-type="float" office:value="27" calcext:value-type="float">
            <text:p>27</text:p>
          </table:table-cell>
          <table:table-cell office:value-type="string" calcext:value-type="string">
            <text:p>Policy canceled.</text:p>
            <text:p>Start: 01/01/1995 | Last Modified: 06/30/2001</text:p>
          </table:table-cell>
          <table:table-cell table:formula="of:=FIND(&quot;Start&quot;; [.B25]; 1)-2" office:value-type="float" office:value="16" calcext:value-type="float">
            <text:p>16</text:p>
          </table:table-cell>
          <table:table-cell table:formula="of:=IFERROR(FIND(&quot;Note:&quot;;[.B25];1)-2 ;[.C25])" office:value-type="float" office:value="16" calcext:value-type="float">
            <text:p>16</text:p>
          </table:table-cell>
          <table:table-cell table:formula="of:=CONCATENATE([.$C$3]; [.A25]; [.$C$3]; &quot; =&gt; &quot;; [.$C$3]; LEFT([.B25];[.D25]); [.$C$3] ;&quot;,&quot;)" office:value-type="string" office:string-value="&quot;27&quot; =&gt; &quot;Policy canceled.&quot;," calcext:value-type="string">
            <text:p>"27" =&gt; "Policy canceled.",</text:p>
          </table:table-cell>
        </table:table-row>
        <table:table-row table:style-name="ro2">
          <table:table-cell office:value-type="float" office:value="29" calcext:value-type="float">
            <text:p>29</text:p>
          </table:table-cell>
          <table:table-cell office:value-type="string" calcext:value-type="string">
            <text:p>Subscriber and policy number/contract number mismatched.</text:p>
            <text:p>Start: 01/01/1995</text:p>
          </table:table-cell>
          <table:table-cell table:formula="of:=FIND(&quot;Start&quot;; [.B26]; 1)-2" office:value-type="float" office:value="56" calcext:value-type="float">
            <text:p>56</text:p>
          </table:table-cell>
          <table:table-cell table:formula="of:=IFERROR(FIND(&quot;Note:&quot;;[.B26];1)-2 ;[.C26])" office:value-type="float" office:value="56" calcext:value-type="float">
            <text:p>56</text:p>
          </table:table-cell>
          <table:table-cell table:formula="of:=CONCATENATE([.$C$3]; [.A26]; [.$C$3]; &quot; =&gt; &quot;; [.$C$3]; LEFT([.B26];[.D26]); [.$C$3] ;&quot;,&quot;)" office:value-type="string" office:string-value="&quot;29&quot; =&gt; &quot;Subscriber and policy number/contract number mismatched.&quot;," calcext:value-type="string">
            <text:p>"29" =&gt; "Subscriber and policy number/contract number mismatched.",</text:p>
          </table:table-cell>
        </table:table-row>
        <table:table-row table:style-name="ro2">
          <table:table-cell office:value-type="float" office:value="30" calcext:value-type="float">
            <text:p>30</text:p>
          </table:table-cell>
          <table:table-cell office:value-type="string" calcext:value-type="string">
            <text:p>Subscriber and subscriber id mismatched.</text:p>
            <text:p>Start: 01/01/1995</text:p>
          </table:table-cell>
          <table:table-cell table:formula="of:=FIND(&quot;Start&quot;; [.B27]; 1)-2" office:value-type="float" office:value="40" calcext:value-type="float">
            <text:p>40</text:p>
          </table:table-cell>
          <table:table-cell table:formula="of:=IFERROR(FIND(&quot;Note:&quot;;[.B27];1)-2 ;[.C27])" office:value-type="float" office:value="40" calcext:value-type="float">
            <text:p>40</text:p>
          </table:table-cell>
          <table:table-cell table:formula="of:=CONCATENATE([.$C$3]; [.A27]; [.$C$3]; &quot; =&gt; &quot;; [.$C$3]; LEFT([.B27];[.D27]); [.$C$3] ;&quot;,&quot;)" office:value-type="string" office:string-value="&quot;30&quot; =&gt; &quot;Subscriber and subscriber id mismatched.&quot;," calcext:value-type="string">
            <text:p>"30" =&gt; "Subscriber and subscriber id mismatched.",</text:p>
          </table:table-cell>
        </table:table-row>
        <table:table-row table:style-name="ro2">
          <table:table-cell office:value-type="float" office:value="31" calcext:value-type="float">
            <text:p>31</text:p>
          </table:table-cell>
          <table:table-cell office:value-type="string" calcext:value-type="string">
            <text:p>Subscriber and policyholder name mismatched.</text:p>
            <text:p>Start: 01/01/1995</text:p>
          </table:table-cell>
          <table:table-cell table:formula="of:=FIND(&quot;Start&quot;; [.B28]; 1)-2" office:value-type="float" office:value="44" calcext:value-type="float">
            <text:p>44</text:p>
          </table:table-cell>
          <table:table-cell table:formula="of:=IFERROR(FIND(&quot;Note:&quot;;[.B28];1)-2 ;[.C28])" office:value-type="float" office:value="44" calcext:value-type="float">
            <text:p>44</text:p>
          </table:table-cell>
          <table:table-cell table:formula="of:=CONCATENATE([.$C$3]; [.A28]; [.$C$3]; &quot; =&gt; &quot;; [.$C$3]; LEFT([.B28];[.D28]); [.$C$3] ;&quot;,&quot;)" office:value-type="string" office:string-value="&quot;31&quot; =&gt; &quot;Subscriber and policyholder name mismatched.&quot;," calcext:value-type="string">
            <text:p>"31" =&gt; "Subscriber and policyholder name mismatched.",</text:p>
          </table:table-cell>
        </table:table-row>
        <table:table-row table:style-name="ro2">
          <table:table-cell office:value-type="float" office:value="32" calcext:value-type="float">
            <text:p>32</text:p>
          </table:table-cell>
          <table:table-cell office:value-type="string" calcext:value-type="string">
            <text:p>Subscriber and policy number/contract number not found.</text:p>
            <text:p>Start: 01/01/1995</text:p>
          </table:table-cell>
          <table:table-cell table:formula="of:=FIND(&quot;Start&quot;; [.B29]; 1)-2" office:value-type="float" office:value="55" calcext:value-type="float">
            <text:p>55</text:p>
          </table:table-cell>
          <table:table-cell table:formula="of:=IFERROR(FIND(&quot;Note:&quot;;[.B29];1)-2 ;[.C29])" office:value-type="float" office:value="55" calcext:value-type="float">
            <text:p>55</text:p>
          </table:table-cell>
          <table:table-cell table:formula="of:=CONCATENATE([.$C$3]; [.A29]; [.$C$3]; &quot; =&gt; &quot;; [.$C$3]; LEFT([.B29];[.D29]); [.$C$3] ;&quot;,&quot;)" office:value-type="string" office:string-value="&quot;32&quot; =&gt; &quot;Subscriber and policy number/contract number not found.&quot;," calcext:value-type="string">
            <text:p>"32" =&gt; "Subscriber and policy number/contract number not found.",</text:p>
          </table:table-cell>
        </table:table-row>
        <table:table-row table:style-name="ro2">
          <table:table-cell office:value-type="float" office:value="33" calcext:value-type="float">
            <text:p>33</text:p>
          </table:table-cell>
          <table:table-cell office:value-type="string" calcext:value-type="string">
            <text:p>Subscriber and subscriber id not found.</text:p>
            <text:p>Start: 01/01/1995</text:p>
          </table:table-cell>
          <table:table-cell table:formula="of:=FIND(&quot;Start&quot;; [.B30]; 1)-2" office:value-type="float" office:value="39" calcext:value-type="float">
            <text:p>39</text:p>
          </table:table-cell>
          <table:table-cell table:formula="of:=IFERROR(FIND(&quot;Note:&quot;;[.B30];1)-2 ;[.C30])" office:value-type="float" office:value="39" calcext:value-type="float">
            <text:p>39</text:p>
          </table:table-cell>
          <table:table-cell table:formula="of:=CONCATENATE([.$C$3]; [.A30]; [.$C$3]; &quot; =&gt; &quot;; [.$C$3]; LEFT([.B30];[.D30]); [.$C$3] ;&quot;,&quot;)" office:value-type="string" office:string-value="&quot;33&quot; =&gt; &quot;Subscriber and subscriber id not found.&quot;," calcext:value-type="string">
            <text:p>"33" =&gt; "Subscriber and subscriber id not found.",</text:p>
          </table:table-cell>
        </table:table-row>
        <table:table-row table:style-name="ro2">
          <table:table-cell office:value-type="float" office:value="34" calcext:value-type="float">
            <text:p>34</text:p>
          </table:table-cell>
          <table:table-cell office:value-type="string" calcext:value-type="string">
            <text:p>Subscriber and policyholder name not found.</text:p>
            <text:p>Start: 01/01/1995</text:p>
          </table:table-cell>
          <table:table-cell table:formula="of:=FIND(&quot;Start&quot;; [.B31]; 1)-2" office:value-type="float" office:value="43" calcext:value-type="float">
            <text:p>43</text:p>
          </table:table-cell>
          <table:table-cell table:formula="of:=IFERROR(FIND(&quot;Note:&quot;;[.B31];1)-2 ;[.C31])" office:value-type="float" office:value="43" calcext:value-type="float">
            <text:p>43</text:p>
          </table:table-cell>
          <table:table-cell table:formula="of:=CONCATENATE([.$C$3]; [.A31]; [.$C$3]; &quot; =&gt; &quot;; [.$C$3]; LEFT([.B31];[.D31]); [.$C$3] ;&quot;,&quot;)" office:value-type="string" office:string-value="&quot;34&quot; =&gt; &quot;Subscriber and policyholder name not found.&quot;," calcext:value-type="string">
            <text:p>"34" =&gt; "Subscriber and policyholder name not found.",</text:p>
          </table:table-cell>
        </table:table-row>
        <table:table-row table:style-name="ro2">
          <table:table-cell office:value-type="float" office:value="35" calcext:value-type="float">
            <text:p>35</text:p>
          </table:table-cell>
          <table:table-cell office:value-type="string" calcext:value-type="string">
            <text:p>Claim/encounter not found.</text:p>
            <text:p>Start: 01/01/1995</text:p>
          </table:table-cell>
          <table:table-cell table:formula="of:=FIND(&quot;Start&quot;; [.B32]; 1)-2" office:value-type="float" office:value="26" calcext:value-type="float">
            <text:p>26</text:p>
          </table:table-cell>
          <table:table-cell table:formula="of:=IFERROR(FIND(&quot;Note:&quot;;[.B32];1)-2 ;[.C32])" office:value-type="float" office:value="26" calcext:value-type="float">
            <text:p>26</text:p>
          </table:table-cell>
          <table:table-cell table:formula="of:=CONCATENATE([.$C$3]; [.A32]; [.$C$3]; &quot; =&gt; &quot;; [.$C$3]; LEFT([.B32];[.D32]); [.$C$3] ;&quot;,&quot;)" office:value-type="string" office:string-value="&quot;35&quot; =&gt; &quot;Claim/encounter not found.&quot;," calcext:value-type="string">
            <text:p>"35" =&gt; "Claim/encounter not found.",</text:p>
          </table:table-cell>
        </table:table-row>
        <table:table-row table:style-name="ro2">
          <table:table-cell office:value-type="float" office:value="37" calcext:value-type="float">
            <text:p>37</text:p>
          </table:table-cell>
          <table:table-cell office:value-type="string" calcext:value-type="string">
            <text:p>Predetermination is on file, awaiting completion of services.</text:p>
            <text:p>Start: 01/01/1995</text:p>
          </table:table-cell>
          <table:table-cell table:formula="of:=FIND(&quot;Start&quot;; [.B33]; 1)-2" office:value-type="float" office:value="61" calcext:value-type="float">
            <text:p>61</text:p>
          </table:table-cell>
          <table:table-cell table:formula="of:=IFERROR(FIND(&quot;Note:&quot;;[.B33];1)-2 ;[.C33])" office:value-type="float" office:value="61" calcext:value-type="float">
            <text:p>61</text:p>
          </table:table-cell>
          <table:table-cell table:formula="of:=CONCATENATE([.$C$3]; [.A33]; [.$C$3]; &quot; =&gt; &quot;; [.$C$3]; LEFT([.B33];[.D33]); [.$C$3] ;&quot;,&quot;)" office:value-type="string" office:string-value="&quot;37&quot; =&gt; &quot;Predetermination is on file, awaiting completion of services.&quot;," calcext:value-type="string">
            <text:p>"37" =&gt; "Predetermination is on file, awaiting completion of services.",</text:p>
          </table:table-cell>
        </table:table-row>
        <table:table-row table:style-name="ro2">
          <table:table-cell office:value-type="float" office:value="38" calcext:value-type="float">
            <text:p>38</text:p>
          </table:table-cell>
          <table:table-cell office:value-type="string" calcext:value-type="string">
            <text:p>Awaiting next periodic adjudication cycle.</text:p>
            <text:p>Start: 01/01/1995</text:p>
          </table:table-cell>
          <table:table-cell table:formula="of:=FIND(&quot;Start&quot;; [.B34]; 1)-2" office:value-type="float" office:value="42" calcext:value-type="float">
            <text:p>42</text:p>
          </table:table-cell>
          <table:table-cell table:formula="of:=IFERROR(FIND(&quot;Note:&quot;;[.B34];1)-2 ;[.C34])" office:value-type="float" office:value="42" calcext:value-type="float">
            <text:p>42</text:p>
          </table:table-cell>
          <table:table-cell table:formula="of:=CONCATENATE([.$C$3]; [.A34]; [.$C$3]; &quot; =&gt; &quot;; [.$C$3]; LEFT([.B34];[.D34]); [.$C$3] ;&quot;,&quot;)" office:value-type="string" office:string-value="&quot;38&quot; =&gt; &quot;Awaiting next periodic adjudication cycle.&quot;," calcext:value-type="string">
            <text:p>"38" =&gt; "Awaiting next periodic adjudication cycle.",</text:p>
          </table:table-cell>
        </table:table-row>
        <table:table-row table:style-name="ro2">
          <table:table-cell office:value-type="float" office:value="39" calcext:value-type="float">
            <text:p>39</text:p>
          </table:table-cell>
          <table:table-cell office:value-type="string" calcext:value-type="string">
            <text:p>Charges for pregnancy deferred until delivery.</text:p>
            <text:p>Start: 01/01/1995</text:p>
          </table:table-cell>
          <table:table-cell table:formula="of:=FIND(&quot;Start&quot;; [.B35]; 1)-2" office:value-type="float" office:value="46" calcext:value-type="float">
            <text:p>46</text:p>
          </table:table-cell>
          <table:table-cell table:formula="of:=IFERROR(FIND(&quot;Note:&quot;;[.B35];1)-2 ;[.C35])" office:value-type="float" office:value="46" calcext:value-type="float">
            <text:p>46</text:p>
          </table:table-cell>
          <table:table-cell table:formula="of:=CONCATENATE([.$C$3]; [.A35]; [.$C$3]; &quot; =&gt; &quot;; [.$C$3]; LEFT([.B35];[.D35]); [.$C$3] ;&quot;,&quot;)" office:value-type="string" office:string-value="&quot;39&quot; =&gt; &quot;Charges for pregnancy deferred until delivery.&quot;," calcext:value-type="string">
            <text:p>"39" =&gt; "Charges for pregnancy deferred until delivery.",</text:p>
          </table:table-cell>
        </table:table-row>
        <table:table-row table:style-name="ro2">
          <table:table-cell office:value-type="float" office:value="40" calcext:value-type="float">
            <text:p>40</text:p>
          </table:table-cell>
          <table:table-cell office:value-type="string" calcext:value-type="string">
            <text:p>Waiting for final approval.</text:p>
            <text:p>Start: 01/01/1995</text:p>
          </table:table-cell>
          <table:table-cell table:formula="of:=FIND(&quot;Start&quot;; [.B36]; 1)-2" office:value-type="float" office:value="27" calcext:value-type="float">
            <text:p>27</text:p>
          </table:table-cell>
          <table:table-cell table:formula="of:=IFERROR(FIND(&quot;Note:&quot;;[.B36];1)-2 ;[.C36])" office:value-type="float" office:value="27" calcext:value-type="float">
            <text:p>27</text:p>
          </table:table-cell>
          <table:table-cell table:formula="of:=CONCATENATE([.$C$3]; [.A36]; [.$C$3]; &quot; =&gt; &quot;; [.$C$3]; LEFT([.B36];[.D36]); [.$C$3] ;&quot;,&quot;)" office:value-type="string" office:string-value="&quot;40&quot; =&gt; &quot;Waiting for final approval.&quot;," calcext:value-type="string">
            <text:p>"40" =&gt; "Waiting for final approval.",</text:p>
          </table:table-cell>
        </table:table-row>
        <table:table-row table:style-name="ro2">
          <table:table-cell office:value-type="float" office:value="41" calcext:value-type="float">
            <text:p>41</text:p>
          </table:table-cell>
          <table:table-cell office:value-type="string" calcext:value-type="string">
            <text:p>Special handling required at payer site.</text:p>
            <text:p>Start: 01/01/1995</text:p>
          </table:table-cell>
          <table:table-cell table:formula="of:=FIND(&quot;Start&quot;; [.B37]; 1)-2" office:value-type="float" office:value="40" calcext:value-type="float">
            <text:p>40</text:p>
          </table:table-cell>
          <table:table-cell table:formula="of:=IFERROR(FIND(&quot;Note:&quot;;[.B37];1)-2 ;[.C37])" office:value-type="float" office:value="40" calcext:value-type="float">
            <text:p>40</text:p>
          </table:table-cell>
          <table:table-cell table:formula="of:=CONCATENATE([.$C$3]; [.A37]; [.$C$3]; &quot; =&gt; &quot;; [.$C$3]; LEFT([.B37];[.D37]); [.$C$3] ;&quot;,&quot;)" office:value-type="string" office:string-value="&quot;41&quot; =&gt; &quot;Special handling required at payer site.&quot;," calcext:value-type="string">
            <text:p>"41" =&gt; "Special handling required at payer site.",</text:p>
          </table:table-cell>
        </table:table-row>
        <table:table-row table:style-name="ro2">
          <table:table-cell office:value-type="float" office:value="42" calcext:value-type="float">
            <text:p>42</text:p>
          </table:table-cell>
          <table:table-cell office:value-type="string" calcext:value-type="string">
            <text:p>Awaiting related charges.</text:p>
            <text:p>Start: 01/01/1995</text:p>
          </table:table-cell>
          <table:table-cell table:formula="of:=FIND(&quot;Start&quot;; [.B38]; 1)-2" office:value-type="float" office:value="25" calcext:value-type="float">
            <text:p>25</text:p>
          </table:table-cell>
          <table:table-cell table:formula="of:=IFERROR(FIND(&quot;Note:&quot;;[.B38];1)-2 ;[.C38])" office:value-type="float" office:value="25" calcext:value-type="float">
            <text:p>25</text:p>
          </table:table-cell>
          <table:table-cell table:formula="of:=CONCATENATE([.$C$3]; [.A38]; [.$C$3]; &quot; =&gt; &quot;; [.$C$3]; LEFT([.B38];[.D38]); [.$C$3] ;&quot;,&quot;)" office:value-type="string" office:string-value="&quot;42&quot; =&gt; &quot;Awaiting related charges.&quot;," calcext:value-type="string">
            <text:p>"42" =&gt; "Awaiting related charges.",</text:p>
          </table:table-cell>
        </table:table-row>
        <table:table-row table:style-name="ro2">
          <table:table-cell office:value-type="float" office:value="44" calcext:value-type="float">
            <text:p>44</text:p>
          </table:table-cell>
          <table:table-cell office:value-type="string" calcext:value-type="string">
            <text:p>Charges pending provider audit.</text:p>
            <text:p>Start: 01/01/1995</text:p>
          </table:table-cell>
          <table:table-cell table:formula="of:=FIND(&quot;Start&quot;; [.B39]; 1)-2" office:value-type="float" office:value="31" calcext:value-type="float">
            <text:p>31</text:p>
          </table:table-cell>
          <table:table-cell table:formula="of:=IFERROR(FIND(&quot;Note:&quot;;[.B39];1)-2 ;[.C39])" office:value-type="float" office:value="31" calcext:value-type="float">
            <text:p>31</text:p>
          </table:table-cell>
          <table:table-cell table:formula="of:=CONCATENATE([.$C$3]; [.A39]; [.$C$3]; &quot; =&gt; &quot;; [.$C$3]; LEFT([.B39];[.D39]); [.$C$3] ;&quot;,&quot;)" office:value-type="string" office:string-value="&quot;44&quot; =&gt; &quot;Charges pending provider audit.&quot;," calcext:value-type="string">
            <text:p>"44" =&gt; "Charges pending provider audit.",</text:p>
          </table:table-cell>
        </table:table-row>
        <table:table-row table:style-name="ro2">
          <table:table-cell office:value-type="float" office:value="45" calcext:value-type="float">
            <text:p>45</text:p>
          </table:table-cell>
          <table:table-cell office:value-type="string" calcext:value-type="string">
            <text:p>Awaiting benefit determination.</text:p>
            <text:p>Start: 01/01/1995</text:p>
          </table:table-cell>
          <table:table-cell table:formula="of:=FIND(&quot;Start&quot;; [.B40]; 1)-2" office:value-type="float" office:value="31" calcext:value-type="float">
            <text:p>31</text:p>
          </table:table-cell>
          <table:table-cell table:formula="of:=IFERROR(FIND(&quot;Note:&quot;;[.B40];1)-2 ;[.C40])" office:value-type="float" office:value="31" calcext:value-type="float">
            <text:p>31</text:p>
          </table:table-cell>
          <table:table-cell table:formula="of:=CONCATENATE([.$C$3]; [.A40]; [.$C$3]; &quot; =&gt; &quot;; [.$C$3]; LEFT([.B40];[.D40]); [.$C$3] ;&quot;,&quot;)" office:value-type="string" office:string-value="&quot;45&quot; =&gt; &quot;Awaiting benefit determination.&quot;," calcext:value-type="string">
            <text:p>"45" =&gt; "Awaiting benefit determination.",</text:p>
          </table:table-cell>
        </table:table-row>
        <table:table-row table:style-name="ro2">
          <table:table-cell office:value-type="float" office:value="46" calcext:value-type="float">
            <text:p>46</text:p>
          </table:table-cell>
          <table:table-cell office:value-type="string" calcext:value-type="string">
            <text:p>Internal review/audit.</text:p>
            <text:p>Start: 01/01/1995</text:p>
          </table:table-cell>
          <table:table-cell table:formula="of:=FIND(&quot;Start&quot;; [.B41]; 1)-2" office:value-type="float" office:value="22" calcext:value-type="float">
            <text:p>22</text:p>
          </table:table-cell>
          <table:table-cell table:formula="of:=IFERROR(FIND(&quot;Note:&quot;;[.B41];1)-2 ;[.C41])" office:value-type="float" office:value="22" calcext:value-type="float">
            <text:p>22</text:p>
          </table:table-cell>
          <table:table-cell table:formula="of:=CONCATENATE([.$C$3]; [.A41]; [.$C$3]; &quot; =&gt; &quot;; [.$C$3]; LEFT([.B41];[.D41]); [.$C$3] ;&quot;,&quot;)" office:value-type="string" office:string-value="&quot;46&quot; =&gt; &quot;Internal review/audit.&quot;," calcext:value-type="string">
            <text:p>"46" =&gt; "Internal review/audit.",</text:p>
          </table:table-cell>
        </table:table-row>
        <table:table-row table:style-name="ro2">
          <table:table-cell office:value-type="float" office:value="47" calcext:value-type="float">
            <text:p>47</text:p>
          </table:table-cell>
          <table:table-cell office:value-type="string" calcext:value-type="string">
            <text:p>Internal review/audit - partial payment made.</text:p>
            <text:p>Start: 01/01/1995</text:p>
          </table:table-cell>
          <table:table-cell table:formula="of:=FIND(&quot;Start&quot;; [.B42]; 1)-2" office:value-type="float" office:value="45" calcext:value-type="float">
            <text:p>45</text:p>
          </table:table-cell>
          <table:table-cell table:formula="of:=IFERROR(FIND(&quot;Note:&quot;;[.B42];1)-2 ;[.C42])" office:value-type="float" office:value="45" calcext:value-type="float">
            <text:p>45</text:p>
          </table:table-cell>
          <table:table-cell table:formula="of:=CONCATENATE([.$C$3]; [.A42]; [.$C$3]; &quot; =&gt; &quot;; [.$C$3]; LEFT([.B42];[.D42]); [.$C$3] ;&quot;,&quot;)" office:value-type="string" office:string-value="&quot;47&quot; =&gt; &quot;Internal review/audit - partial payment made.&quot;," calcext:value-type="string">
            <text:p>"47" =&gt; "Internal review/audit - partial payment made.",</text:p>
          </table:table-cell>
        </table:table-row>
        <table:table-row table:style-name="ro2">
          <table:table-cell office:value-type="float" office:value="49" calcext:value-type="float">
            <text:p>49</text:p>
          </table:table-cell>
          <table:table-cell office:value-type="string" calcext:value-type="string">
            <text:p>Pending provider accreditation review.</text:p>
            <text:p>Start: 01/01/1995</text:p>
          </table:table-cell>
          <table:table-cell table:formula="of:=FIND(&quot;Start&quot;; [.B43]; 1)-2" office:value-type="float" office:value="38" calcext:value-type="float">
            <text:p>38</text:p>
          </table:table-cell>
          <table:table-cell table:formula="of:=IFERROR(FIND(&quot;Note:&quot;;[.B43];1)-2 ;[.C43])" office:value-type="float" office:value="38" calcext:value-type="float">
            <text:p>38</text:p>
          </table:table-cell>
          <table:table-cell table:formula="of:=CONCATENATE([.$C$3]; [.A43]; [.$C$3]; &quot; =&gt; &quot;; [.$C$3]; LEFT([.B43];[.D43]); [.$C$3] ;&quot;,&quot;)" office:value-type="string" office:string-value="&quot;49&quot; =&gt; &quot;Pending provider accreditation review.&quot;," calcext:value-type="string">
            <text:p>"49" =&gt; "Pending provider accreditation review.",</text:p>
          </table:table-cell>
        </table:table-row>
        <table:table-row table:style-name="ro2">
          <table:table-cell office:value-type="float" office:value="50" calcext:value-type="float">
            <text:p>50</text:p>
          </table:table-cell>
          <table:table-cell office:value-type="string" calcext:value-type="string">
            <text:p>Claim waiting for internal provider verification.</text:p>
            <text:p>Start: 01/01/1995</text:p>
          </table:table-cell>
          <table:table-cell table:formula="of:=FIND(&quot;Start&quot;; [.B44]; 1)-2" office:value-type="float" office:value="49" calcext:value-type="float">
            <text:p>49</text:p>
          </table:table-cell>
          <table:table-cell table:formula="of:=IFERROR(FIND(&quot;Note:&quot;;[.B44];1)-2 ;[.C44])" office:value-type="float" office:value="49" calcext:value-type="float">
            <text:p>49</text:p>
          </table:table-cell>
          <table:table-cell table:formula="of:=CONCATENATE([.$C$3]; [.A44]; [.$C$3]; &quot; =&gt; &quot;; [.$C$3]; LEFT([.B44];[.D44]); [.$C$3] ;&quot;,&quot;)" office:value-type="string" office:string-value="&quot;50&quot; =&gt; &quot;Claim waiting for internal provider verification.&quot;," calcext:value-type="string">
            <text:p>"50" =&gt; "Claim waiting for internal provider verification.",</text:p>
          </table:table-cell>
        </table:table-row>
        <table:table-row table:style-name="ro2">
          <table:table-cell office:value-type="float" office:value="51" calcext:value-type="float">
            <text:p>51</text:p>
          </table:table-cell>
          <table:table-cell office:value-type="string" calcext:value-type="string">
            <text:p>Investigating occupational illness/accident.</text:p>
            <text:p>Start: 01/01/1995</text:p>
          </table:table-cell>
          <table:table-cell table:formula="of:=FIND(&quot;Start&quot;; [.B45]; 1)-2" office:value-type="float" office:value="44" calcext:value-type="float">
            <text:p>44</text:p>
          </table:table-cell>
          <table:table-cell table:formula="of:=IFERROR(FIND(&quot;Note:&quot;;[.B45];1)-2 ;[.C45])" office:value-type="float" office:value="44" calcext:value-type="float">
            <text:p>44</text:p>
          </table:table-cell>
          <table:table-cell table:formula="of:=CONCATENATE([.$C$3]; [.A45]; [.$C$3]; &quot; =&gt; &quot;; [.$C$3]; LEFT([.B45];[.D45]); [.$C$3] ;&quot;,&quot;)" office:value-type="string" office:string-value="&quot;51&quot; =&gt; &quot;Investigating occupational illness/accident.&quot;," calcext:value-type="string">
            <text:p>"51" =&gt; "Investigating occupational illness/accident.",</text:p>
          </table:table-cell>
        </table:table-row>
        <table:table-row table:style-name="ro2">
          <table:table-cell office:value-type="float" office:value="52" calcext:value-type="float">
            <text:p>52</text:p>
          </table:table-cell>
          <table:table-cell office:value-type="string" calcext:value-type="string">
            <text:p>Investigating existence of other insurance coverage.</text:p>
            <text:p>Start: 01/01/1995</text:p>
          </table:table-cell>
          <table:table-cell table:formula="of:=FIND(&quot;Start&quot;; [.B46]; 1)-2" office:value-type="float" office:value="52" calcext:value-type="float">
            <text:p>52</text:p>
          </table:table-cell>
          <table:table-cell table:formula="of:=IFERROR(FIND(&quot;Note:&quot;;[.B46];1)-2 ;[.C46])" office:value-type="float" office:value="52" calcext:value-type="float">
            <text:p>52</text:p>
          </table:table-cell>
          <table:table-cell table:formula="of:=CONCATENATE([.$C$3]; [.A46]; [.$C$3]; &quot; =&gt; &quot;; [.$C$3]; LEFT([.B46];[.D46]); [.$C$3] ;&quot;,&quot;)" office:value-type="string" office:string-value="&quot;52&quot; =&gt; &quot;Investigating existence of other insurance coverage.&quot;," calcext:value-type="string">
            <text:p>"52" =&gt; "Investigating existence of other insurance coverage.",</text:p>
          </table:table-cell>
        </table:table-row>
        <table:table-row table:style-name="ro2">
          <table:table-cell office:value-type="float" office:value="53" calcext:value-type="float">
            <text:p>53</text:p>
          </table:table-cell>
          <table:table-cell office:value-type="string" calcext:value-type="string">
            <text:p>Claim being researched for Insured ID/Group Policy Number error.</text:p>
            <text:p>Start: 01/01/1995</text:p>
          </table:table-cell>
          <table:table-cell table:formula="of:=FIND(&quot;Start&quot;; [.B47]; 1)-2" office:value-type="float" office:value="64" calcext:value-type="float">
            <text:p>64</text:p>
          </table:table-cell>
          <table:table-cell table:formula="of:=IFERROR(FIND(&quot;Note:&quot;;[.B47];1)-2 ;[.C47])" office:value-type="float" office:value="64" calcext:value-type="float">
            <text:p>64</text:p>
          </table:table-cell>
          <table:table-cell table:formula="of:=CONCATENATE([.$C$3]; [.A47]; [.$C$3]; &quot; =&gt; &quot;; [.$C$3]; LEFT([.B47];[.D47]); [.$C$3] ;&quot;,&quot;)" office:value-type="string" office:string-value="&quot;53&quot; =&gt; &quot;Claim being researched for Insured ID/Group Policy Number error.&quot;," calcext:value-type="string">
            <text:p>"53" =&gt; "Claim being researched for Insured ID/Group Policy Number error.",</text:p>
          </table:table-cell>
        </table:table-row>
        <table:table-row table:style-name="ro2">
          <table:table-cell office:value-type="float" office:value="54" calcext:value-type="float">
            <text:p>54</text:p>
          </table:table-cell>
          <table:table-cell office:value-type="string" calcext:value-type="string">
            <text:p>Duplicate of a previously processed claim/line.</text:p>
            <text:p>Start: 01/01/1995</text:p>
          </table:table-cell>
          <table:table-cell table:formula="of:=FIND(&quot;Start&quot;; [.B48]; 1)-2" office:value-type="float" office:value="47" calcext:value-type="float">
            <text:p>47</text:p>
          </table:table-cell>
          <table:table-cell table:formula="of:=IFERROR(FIND(&quot;Note:&quot;;[.B48];1)-2 ;[.C48])" office:value-type="float" office:value="47" calcext:value-type="float">
            <text:p>47</text:p>
          </table:table-cell>
          <table:table-cell table:formula="of:=CONCATENATE([.$C$3]; [.A48]; [.$C$3]; &quot; =&gt; &quot;; [.$C$3]; LEFT([.B48];[.D48]); [.$C$3] ;&quot;,&quot;)" office:value-type="string" office:string-value="&quot;54&quot; =&gt; &quot;Duplicate of a previously processed claim/line.&quot;," calcext:value-type="string">
            <text:p>"54" =&gt; "Duplicate of a previously processed claim/line.",</text:p>
          </table:table-cell>
        </table:table-row>
        <table:table-row table:style-name="ro2">
          <table:table-cell office:value-type="float" office:value="55" calcext:value-type="float">
            <text:p>55</text:p>
          </table:table-cell>
          <table:table-cell office:value-type="string" calcext:value-type="string">
            <text:p>Claim assigned to an approver/analyst.</text:p>
            <text:p>Start: 01/01/1995</text:p>
          </table:table-cell>
          <table:table-cell table:formula="of:=FIND(&quot;Start&quot;; [.B49]; 1)-2" office:value-type="float" office:value="38" calcext:value-type="float">
            <text:p>38</text:p>
          </table:table-cell>
          <table:table-cell table:formula="of:=IFERROR(FIND(&quot;Note:&quot;;[.B49];1)-2 ;[.C49])" office:value-type="float" office:value="38" calcext:value-type="float">
            <text:p>38</text:p>
          </table:table-cell>
          <table:table-cell table:formula="of:=CONCATENATE([.$C$3]; [.A49]; [.$C$3]; &quot; =&gt; &quot;; [.$C$3]; LEFT([.B49];[.D49]); [.$C$3] ;&quot;,&quot;)" office:value-type="string" office:string-value="&quot;55&quot; =&gt; &quot;Claim assigned to an approver/analyst.&quot;," calcext:value-type="string">
            <text:p>"55" =&gt; "Claim assigned to an approver/analyst.",</text:p>
          </table:table-cell>
        </table:table-row>
        <table:table-row table:style-name="ro2">
          <table:table-cell office:value-type="float" office:value="56" calcext:value-type="float">
            <text:p>56</text:p>
          </table:table-cell>
          <table:table-cell office:value-type="string" calcext:value-type="string">
            <text:p>Awaiting eligibility determination.</text:p>
            <text:p>Start: 01/01/1995</text:p>
          </table:table-cell>
          <table:table-cell table:formula="of:=FIND(&quot;Start&quot;; [.B50]; 1)-2" office:value-type="float" office:value="35" calcext:value-type="float">
            <text:p>35</text:p>
          </table:table-cell>
          <table:table-cell table:formula="of:=IFERROR(FIND(&quot;Note:&quot;;[.B50];1)-2 ;[.C50])" office:value-type="float" office:value="35" calcext:value-type="float">
            <text:p>35</text:p>
          </table:table-cell>
          <table:table-cell table:formula="of:=CONCATENATE([.$C$3]; [.A50]; [.$C$3]; &quot; =&gt; &quot;; [.$C$3]; LEFT([.B50];[.D50]); [.$C$3] ;&quot;,&quot;)" office:value-type="string" office:string-value="&quot;56&quot; =&gt; &quot;Awaiting eligibility determination.&quot;," calcext:value-type="string">
            <text:p>"56" =&gt; "Awaiting eligibility determination.",</text:p>
          </table:table-cell>
        </table:table-row>
        <table:table-row table:style-name="ro2">
          <table:table-cell office:value-type="float" office:value="57" calcext:value-type="float">
            <text:p>57</text:p>
          </table:table-cell>
          <table:table-cell office:value-type="string" calcext:value-type="string">
            <text:p>Pending COBRA information requested.</text:p>
            <text:p>Start: 01/01/1995</text:p>
          </table:table-cell>
          <table:table-cell table:formula="of:=FIND(&quot;Start&quot;; [.B51]; 1)-2" office:value-type="float" office:value="36" calcext:value-type="float">
            <text:p>36</text:p>
          </table:table-cell>
          <table:table-cell table:formula="of:=IFERROR(FIND(&quot;Note:&quot;;[.B51];1)-2 ;[.C51])" office:value-type="float" office:value="36" calcext:value-type="float">
            <text:p>36</text:p>
          </table:table-cell>
          <table:table-cell table:formula="of:=CONCATENATE([.$C$3]; [.A51]; [.$C$3]; &quot; =&gt; &quot;; [.$C$3]; LEFT([.B51];[.D51]); [.$C$3] ;&quot;,&quot;)" office:value-type="string" office:string-value="&quot;57&quot; =&gt; &quot;Pending COBRA information requested.&quot;," calcext:value-type="string">
            <text:p>"57" =&gt; "Pending COBRA information requested.",</text:p>
          </table:table-cell>
        </table:table-row>
        <table:table-row table:style-name="ro2">
          <table:table-cell office:value-type="float" office:value="59" calcext:value-type="float">
            <text:p>59</text:p>
          </table:table-cell>
          <table:table-cell office:value-type="string" calcext:value-type="string">
            <text:p>Information was requested by a non-electronic method. Note: At least one other status code is required to identify the requested information.</text:p>
            <text:p>Start: 01/01/1995 | Last Modified: 10/17/2010</text:p>
          </table:table-cell>
          <table:table-cell table:formula="of:=FIND(&quot;Start&quot;; [.B52]; 1)-2" office:value-type="float" office:value="141" calcext:value-type="float">
            <text:p>141</text:p>
          </table:table-cell>
          <table:table-cell table:formula="of:=IFERROR(FIND(&quot;Note:&quot;;[.B52];1)-2 ;[.C52])" office:value-type="float" office:value="53" calcext:value-type="float">
            <text:p>53</text:p>
          </table:table-cell>
          <table:table-cell table:formula="of:=CONCATENATE([.$C$3]; [.A52]; [.$C$3]; &quot; =&gt; &quot;; [.$C$3]; LEFT([.B52];[.D52]); [.$C$3] ;&quot;,&quot;)" office:value-type="string" office:string-value="&quot;59&quot; =&gt; &quot;Information was requested by a non-electronic method.&quot;," calcext:value-type="string">
            <text:p>"59" =&gt; "Information was requested by a non-electronic method.",</text:p>
          </table:table-cell>
        </table:table-row>
        <table:table-row table:style-name="ro2">
          <table:table-cell office:value-type="float" office:value="60" calcext:value-type="float">
            <text:p>60</text:p>
          </table:table-cell>
          <table:table-cell office:value-type="string" calcext:value-type="string">
            <text:p>Information was requested by an electronic method. Note: At least one other status code is required to identify the requested information.</text:p>
            <text:p>Start: 01/01/1995 | Last Modified: 10/17/2010</text:p>
          </table:table-cell>
          <table:table-cell table:formula="of:=FIND(&quot;Start&quot;; [.B53]; 1)-2" office:value-type="float" office:value="138" calcext:value-type="float">
            <text:p>138</text:p>
          </table:table-cell>
          <table:table-cell table:formula="of:=IFERROR(FIND(&quot;Note:&quot;;[.B53];1)-2 ;[.C53])" office:value-type="float" office:value="50" calcext:value-type="float">
            <text:p>50</text:p>
          </table:table-cell>
          <table:table-cell table:formula="of:=CONCATENATE([.$C$3]; [.A53]; [.$C$3]; &quot; =&gt; &quot;; [.$C$3]; LEFT([.B53];[.D53]); [.$C$3] ;&quot;,&quot;)" office:value-type="string" office:string-value="&quot;60&quot; =&gt; &quot;Information was requested by an electronic method.&quot;," calcext:value-type="string">
            <text:p>"60" =&gt; "Information was requested by an electronic method.",</text:p>
          </table:table-cell>
        </table:table-row>
        <table:table-row table:style-name="ro2">
          <table:table-cell office:value-type="float" office:value="61" calcext:value-type="float">
            <text:p>61</text:p>
          </table:table-cell>
          <table:table-cell office:value-type="string" calcext:value-type="string">
            <text:p>Eligibility for extended benefits.</text:p>
            <text:p>Start: 01/01/1995</text:p>
          </table:table-cell>
          <table:table-cell table:formula="of:=FIND(&quot;Start&quot;; [.B54]; 1)-2" office:value-type="float" office:value="34" calcext:value-type="float">
            <text:p>34</text:p>
          </table:table-cell>
          <table:table-cell table:formula="of:=IFERROR(FIND(&quot;Note:&quot;;[.B54];1)-2 ;[.C54])" office:value-type="float" office:value="34" calcext:value-type="float">
            <text:p>34</text:p>
          </table:table-cell>
          <table:table-cell table:formula="of:=CONCATENATE([.$C$3]; [.A54]; [.$C$3]; &quot; =&gt; &quot;; [.$C$3]; LEFT([.B54];[.D54]); [.$C$3] ;&quot;,&quot;)" office:value-type="string" office:string-value="&quot;61&quot; =&gt; &quot;Eligibility for extended benefits.&quot;," calcext:value-type="string">
            <text:p>"61" =&gt; "Eligibility for extended benefits.",</text:p>
          </table:table-cell>
        </table:table-row>
        <table:table-row table:style-name="ro2">
          <table:table-cell office:value-type="float" office:value="64" calcext:value-type="float">
            <text:p>64</text:p>
          </table:table-cell>
          <table:table-cell office:value-type="string" calcext:value-type="string">
            <text:p>Re-pricing information.</text:p>
            <text:p>Start: 01/01/1995</text:p>
          </table:table-cell>
          <table:table-cell table:formula="of:=FIND(&quot;Start&quot;; [.B55]; 1)-2" office:value-type="float" office:value="23" calcext:value-type="float">
            <text:p>23</text:p>
          </table:table-cell>
          <table:table-cell table:formula="of:=IFERROR(FIND(&quot;Note:&quot;;[.B55];1)-2 ;[.C55])" office:value-type="float" office:value="23" calcext:value-type="float">
            <text:p>23</text:p>
          </table:table-cell>
          <table:table-cell table:formula="of:=CONCATENATE([.$C$3]; [.A55]; [.$C$3]; &quot; =&gt; &quot;; [.$C$3]; LEFT([.B55];[.D55]); [.$C$3] ;&quot;,&quot;)" office:value-type="string" office:string-value="&quot;64&quot; =&gt; &quot;Re-pricing information.&quot;," calcext:value-type="string">
            <text:p>"64" =&gt; "Re-pricing information.",</text:p>
          </table:table-cell>
        </table:table-row>
        <table:table-row table:style-name="ro2">
          <table:table-cell office:value-type="float" office:value="65" calcext:value-type="float">
            <text:p>65</text:p>
          </table:table-cell>
          <table:table-cell office:value-type="string" calcext:value-type="string">
            <text:p>Claim/line has been paid.</text:p>
            <text:p>Start: 01/01/1995</text:p>
          </table:table-cell>
          <table:table-cell table:formula="of:=FIND(&quot;Start&quot;; [.B56]; 1)-2" office:value-type="float" office:value="25" calcext:value-type="float">
            <text:p>25</text:p>
          </table:table-cell>
          <table:table-cell table:formula="of:=IFERROR(FIND(&quot;Note:&quot;;[.B56];1)-2 ;[.C56])" office:value-type="float" office:value="25" calcext:value-type="float">
            <text:p>25</text:p>
          </table:table-cell>
          <table:table-cell table:formula="of:=CONCATENATE([.$C$3]; [.A56]; [.$C$3]; &quot; =&gt; &quot;; [.$C$3]; LEFT([.B56];[.D56]); [.$C$3] ;&quot;,&quot;)" office:value-type="string" office:string-value="&quot;65&quot; =&gt; &quot;Claim/line has been paid.&quot;," calcext:value-type="string">
            <text:p>"65" =&gt; "Claim/line has been paid.",</text:p>
          </table:table-cell>
        </table:table-row>
        <table:table-row table:style-name="ro2">
          <table:table-cell office:value-type="float" office:value="66" calcext:value-type="float">
            <text:p>66</text:p>
          </table:table-cell>
          <table:table-cell office:value-type="string" calcext:value-type="string">
            <text:p>Payment reflects usual and customary charges.</text:p>
            <text:p>Start: 01/01/1995</text:p>
          </table:table-cell>
          <table:table-cell table:formula="of:=FIND(&quot;Start&quot;; [.B57]; 1)-2" office:value-type="float" office:value="45" calcext:value-type="float">
            <text:p>45</text:p>
          </table:table-cell>
          <table:table-cell table:formula="of:=IFERROR(FIND(&quot;Note:&quot;;[.B57];1)-2 ;[.C57])" office:value-type="float" office:value="45" calcext:value-type="float">
            <text:p>45</text:p>
          </table:table-cell>
          <table:table-cell table:formula="of:=CONCATENATE([.$C$3]; [.A57]; [.$C$3]; &quot; =&gt; &quot;; [.$C$3]; LEFT([.B57];[.D57]); [.$C$3] ;&quot;,&quot;)" office:value-type="string" office:string-value="&quot;66&quot; =&gt; &quot;Payment reflects usual and customary charges.&quot;," calcext:value-type="string">
            <text:p>"66" =&gt; "Payment reflects usual and customary charges.",</text:p>
          </table:table-cell>
        </table:table-row>
        <table:table-row table:style-name="ro2">
          <table:table-cell office:value-type="float" office:value="72" calcext:value-type="float">
            <text:p>72</text:p>
          </table:table-cell>
          <table:table-cell office:value-type="string" calcext:value-type="string">
            <text:p>Claim contains split payment.</text:p>
            <text:p>Start: 01/01/1995</text:p>
          </table:table-cell>
          <table:table-cell table:formula="of:=FIND(&quot;Start&quot;; [.B58]; 1)-2" office:value-type="float" office:value="29" calcext:value-type="float">
            <text:p>29</text:p>
          </table:table-cell>
          <table:table-cell table:formula="of:=IFERROR(FIND(&quot;Note:&quot;;[.B58];1)-2 ;[.C58])" office:value-type="float" office:value="29" calcext:value-type="float">
            <text:p>29</text:p>
          </table:table-cell>
          <table:table-cell table:formula="of:=CONCATENATE([.$C$3]; [.A58]; [.$C$3]; &quot; =&gt; &quot;; [.$C$3]; LEFT([.B58];[.D58]); [.$C$3] ;&quot;,&quot;)" office:value-type="string" office:string-value="&quot;72&quot; =&gt; &quot;Claim contains split payment.&quot;," calcext:value-type="string">
            <text:p>"72" =&gt; "Claim contains split payment.",</text:p>
          </table:table-cell>
        </table:table-row>
        <table:table-row table:style-name="ro2">
          <table:table-cell office:value-type="float" office:value="73" calcext:value-type="float">
            <text:p>73</text:p>
          </table:table-cell>
          <table:table-cell office:value-type="string" calcext:value-type="string">
            <text:p>Payment made to entity, assignment of benefits not on file. Note: This code requires use of an Entity Code.</text:p>
            <text:p>Start: 01/01/1995 | Last Modified: 02/11/2010</text:p>
          </table:table-cell>
          <table:table-cell table:formula="of:=FIND(&quot;Start&quot;; [.B59]; 1)-2" office:value-type="float" office:value="107" calcext:value-type="float">
            <text:p>107</text:p>
          </table:table-cell>
          <table:table-cell table:formula="of:=IFERROR(FIND(&quot;Note:&quot;;[.B59];1)-2 ;[.C59])" office:value-type="float" office:value="59" calcext:value-type="float">
            <text:p>59</text:p>
          </table:table-cell>
          <table:table-cell table:formula="of:=CONCATENATE([.$C$3]; [.A59]; [.$C$3]; &quot; =&gt; &quot;; [.$C$3]; LEFT([.B59];[.D59]); [.$C$3] ;&quot;,&quot;)" office:value-type="string" office:string-value="&quot;73&quot; =&gt; &quot;Payment made to entity, assignment of benefits not on file.&quot;," calcext:value-type="string">
            <text:p>"73" =&gt; "Payment made to entity, assignment of benefits not on file.",</text:p>
          </table:table-cell>
        </table:table-row>
        <table:table-row table:style-name="ro2">
          <table:table-cell office:value-type="float" office:value="78" calcext:value-type="float">
            <text:p>78</text:p>
          </table:table-cell>
          <table:table-cell office:value-type="string" calcext:value-type="string">
            <text:p>Duplicate of an existing claim/line, awaiting processing.</text:p>
            <text:p>Start: 01/01/1995</text:p>
          </table:table-cell>
          <table:table-cell table:formula="of:=FIND(&quot;Start&quot;; [.B60]; 1)-2" office:value-type="float" office:value="57" calcext:value-type="float">
            <text:p>57</text:p>
          </table:table-cell>
          <table:table-cell table:formula="of:=IFERROR(FIND(&quot;Note:&quot;;[.B60];1)-2 ;[.C60])" office:value-type="float" office:value="57" calcext:value-type="float">
            <text:p>57</text:p>
          </table:table-cell>
          <table:table-cell table:formula="of:=CONCATENATE([.$C$3]; [.A60]; [.$C$3]; &quot; =&gt; &quot;; [.$C$3]; LEFT([.B60];[.D60]); [.$C$3] ;&quot;,&quot;)" office:value-type="string" office:string-value="&quot;78&quot; =&gt; &quot;Duplicate of an existing claim/line, awaiting processing.&quot;," calcext:value-type="string">
            <text:p>"78" =&gt; "Duplicate of an existing claim/line, awaiting processing.",</text:p>
          </table:table-cell>
        </table:table-row>
        <table:table-row table:style-name="ro2">
          <table:table-cell office:value-type="float" office:value="81" calcext:value-type="float">
            <text:p>81</text:p>
          </table:table-cell>
          <table:table-cell office:value-type="string" calcext:value-type="string">
            <text:p>Contract/plan does not cover pre-existing conditions.</text:p>
            <text:p>Start: 01/01/1995</text:p>
          </table:table-cell>
          <table:table-cell table:formula="of:=FIND(&quot;Start&quot;; [.B61]; 1)-2" office:value-type="float" office:value="53" calcext:value-type="float">
            <text:p>53</text:p>
          </table:table-cell>
          <table:table-cell table:formula="of:=IFERROR(FIND(&quot;Note:&quot;;[.B61];1)-2 ;[.C61])" office:value-type="float" office:value="53" calcext:value-type="float">
            <text:p>53</text:p>
          </table:table-cell>
          <table:table-cell table:formula="of:=CONCATENATE([.$C$3]; [.A61]; [.$C$3]; &quot; =&gt; &quot;; [.$C$3]; LEFT([.B61];[.D61]); [.$C$3] ;&quot;,&quot;)" office:value-type="string" office:string-value="&quot;81&quot; =&gt; &quot;Contract/plan does not cover pre-existing conditions.&quot;," calcext:value-type="string">
            <text:p>"81" =&gt; "Contract/plan does not cover pre-existing conditions.",</text:p>
          </table:table-cell>
        </table:table-row>
        <table:table-row table:style-name="ro2">
          <table:table-cell office:value-type="float" office:value="83" calcext:value-type="float">
            <text:p>83</text:p>
          </table:table-cell>
          <table:table-cell office:value-type="string" calcext:value-type="string">
            <text:p>No coverage for newborns.</text:p>
            <text:p>Start: 01/01/1995</text:p>
          </table:table-cell>
          <table:table-cell table:formula="of:=FIND(&quot;Start&quot;; [.B62]; 1)-2" office:value-type="float" office:value="25" calcext:value-type="float">
            <text:p>25</text:p>
          </table:table-cell>
          <table:table-cell table:formula="of:=IFERROR(FIND(&quot;Note:&quot;;[.B62];1)-2 ;[.C62])" office:value-type="float" office:value="25" calcext:value-type="float">
            <text:p>25</text:p>
          </table:table-cell>
          <table:table-cell table:formula="of:=CONCATENATE([.$C$3]; [.A62]; [.$C$3]; &quot; =&gt; &quot;; [.$C$3]; LEFT([.B62];[.D62]); [.$C$3] ;&quot;,&quot;)" office:value-type="string" office:string-value="&quot;83&quot; =&gt; &quot;No coverage for newborns.&quot;," calcext:value-type="string">
            <text:p>"83" =&gt; "No coverage for newborns.",</text:p>
          </table:table-cell>
        </table:table-row>
        <table:table-row table:style-name="ro2">
          <table:table-cell office:value-type="float" office:value="84" calcext:value-type="float">
            <text:p>84</text:p>
          </table:table-cell>
          <table:table-cell office:value-type="string" calcext:value-type="string">
            <text:p>Service not authorized.</text:p>
            <text:p>Start: 01/01/1995</text:p>
          </table:table-cell>
          <table:table-cell table:formula="of:=FIND(&quot;Start&quot;; [.B63]; 1)-2" office:value-type="float" office:value="23" calcext:value-type="float">
            <text:p>23</text:p>
          </table:table-cell>
          <table:table-cell table:formula="of:=IFERROR(FIND(&quot;Note:&quot;;[.B63];1)-2 ;[.C63])" office:value-type="float" office:value="23" calcext:value-type="float">
            <text:p>23</text:p>
          </table:table-cell>
          <table:table-cell table:formula="of:=CONCATENATE([.$C$3]; [.A63]; [.$C$3]; &quot; =&gt; &quot;; [.$C$3]; LEFT([.B63];[.D63]); [.$C$3] ;&quot;,&quot;)" office:value-type="string" office:string-value="&quot;84&quot; =&gt; &quot;Service not authorized.&quot;," calcext:value-type="string">
            <text:p>"84" =&gt; "Service not authorized.",</text:p>
          </table:table-cell>
        </table:table-row>
        <table:table-row table:style-name="ro2">
          <table:table-cell office:value-type="float" office:value="85" calcext:value-type="float">
            <text:p>85</text:p>
          </table:table-cell>
          <table:table-cell office:value-type="string" calcext:value-type="string">
            <text:p>Entity not primary. Note: This code requires use of an Entity Code.</text:p>
            <text:p>Start: 01/01/1995 | Last Modified: 02/11/2010</text:p>
          </table:table-cell>
          <table:table-cell table:formula="of:=FIND(&quot;Start&quot;; [.B64]; 1)-2" office:value-type="float" office:value="67" calcext:value-type="float">
            <text:p>67</text:p>
          </table:table-cell>
          <table:table-cell table:formula="of:=IFERROR(FIND(&quot;Note:&quot;;[.B64];1)-2 ;[.C64])" office:value-type="float" office:value="19" calcext:value-type="float">
            <text:p>19</text:p>
          </table:table-cell>
          <table:table-cell table:formula="of:=CONCATENATE([.$C$3]; [.A64]; [.$C$3]; &quot; =&gt; &quot;; [.$C$3]; LEFT([.B64];[.D64]); [.$C$3] ;&quot;,&quot;)" office:value-type="string" office:string-value="&quot;85&quot; =&gt; &quot;Entity not primary.&quot;," calcext:value-type="string">
            <text:p>"85" =&gt; "Entity not primary.",</text:p>
          </table:table-cell>
        </table:table-row>
        <table:table-row table:style-name="ro2">
          <table:table-cell office:value-type="float" office:value="86" calcext:value-type="float">
            <text:p>86</text:p>
          </table:table-cell>
          <table:table-cell office:value-type="string" calcext:value-type="string">
            <text:p>Diagnosis and patient gender mismatch.</text:p>
            <text:p>Start: 01/01/1995 | Last Modified: 02/28/2000</text:p>
          </table:table-cell>
          <table:table-cell table:formula="of:=FIND(&quot;Start&quot;; [.B65]; 1)-2" office:value-type="float" office:value="38" calcext:value-type="float">
            <text:p>38</text:p>
          </table:table-cell>
          <table:table-cell table:formula="of:=IFERROR(FIND(&quot;Note:&quot;;[.B65];1)-2 ;[.C65])" office:value-type="float" office:value="38" calcext:value-type="float">
            <text:p>38</text:p>
          </table:table-cell>
          <table:table-cell table:formula="of:=CONCATENATE([.$C$3]; [.A65]; [.$C$3]; &quot; =&gt; &quot;; [.$C$3]; LEFT([.B65];[.D65]); [.$C$3] ;&quot;,&quot;)" office:value-type="string" office:string-value="&quot;86&quot; =&gt; &quot;Diagnosis and patient gender mismatch.&quot;," calcext:value-type="string">
            <text:p>"86" =&gt; "Diagnosis and patient gender mismatch.",</text:p>
          </table:table-cell>
        </table:table-row>
        <table:table-row table:style-name="ro2">
          <table:table-cell office:value-type="float" office:value="88" calcext:value-type="float">
            <text:p>88</text:p>
          </table:table-cell>
          <table:table-cell office:value-type="string" calcext:value-type="string">
            <text:p>Entity not eligible for benefits for submitted dates of service. Note: This code requires use of an Entity Code.</text:p>
            <text:p>Start: 01/01/1995 | Last Modified: 02/11/2010</text:p>
          </table:table-cell>
          <table:table-cell table:formula="of:=FIND(&quot;Start&quot;; [.B66]; 1)-2" office:value-type="float" office:value="112" calcext:value-type="float">
            <text:p>112</text:p>
          </table:table-cell>
          <table:table-cell table:formula="of:=IFERROR(FIND(&quot;Note:&quot;;[.B66];1)-2 ;[.C66])" office:value-type="float" office:value="64" calcext:value-type="float">
            <text:p>64</text:p>
          </table:table-cell>
          <table:table-cell table:formula="of:=CONCATENATE([.$C$3]; [.A66]; [.$C$3]; &quot; =&gt; &quot;; [.$C$3]; LEFT([.B66];[.D66]); [.$C$3] ;&quot;,&quot;)" office:value-type="string" office:string-value="&quot;88&quot; =&gt; &quot;Entity not eligible for benefits for submitted dates of service.&quot;," calcext:value-type="string">
            <text:p>"88" =&gt; "Entity not eligible for benefits for submitted dates of service.",</text:p>
          </table:table-cell>
        </table:table-row>
        <table:table-row table:style-name="ro2">
          <table:table-cell office:value-type="float" office:value="89" calcext:value-type="float">
            <text:p>89</text:p>
          </table:table-cell>
          <table:table-cell office:value-type="string" calcext:value-type="string">
            <text:p>Entity not eligible for dental benefits for submitted dates of service. Note: This code requires use of an Entity Code.</text:p>
            <text:p>Start: 01/01/1995 | Last Modified: 02/11/2010</text:p>
          </table:table-cell>
          <table:table-cell table:formula="of:=FIND(&quot;Start&quot;; [.B67]; 1)-2" office:value-type="float" office:value="119" calcext:value-type="float">
            <text:p>119</text:p>
          </table:table-cell>
          <table:table-cell table:formula="of:=IFERROR(FIND(&quot;Note:&quot;;[.B67];1)-2 ;[.C67])" office:value-type="float" office:value="71" calcext:value-type="float">
            <text:p>71</text:p>
          </table:table-cell>
          <table:table-cell table:formula="of:=CONCATENATE([.$C$3]; [.A67]; [.$C$3]; &quot; =&gt; &quot;; [.$C$3]; LEFT([.B67];[.D67]); [.$C$3] ;&quot;,&quot;)" office:value-type="string" office:string-value="&quot;89&quot; =&gt; &quot;Entity not eligible for dental benefits for submitted dates of service.&quot;," calcext:value-type="string">
            <text:p>"89" =&gt; "Entity not eligible for dental benefits for submitted dates of service.",</text:p>
          </table:table-cell>
        </table:table-row>
        <table:table-row table:style-name="ro2">
          <table:table-cell office:value-type="float" office:value="90" calcext:value-type="float">
            <text:p>90</text:p>
          </table:table-cell>
          <table:table-cell office:value-type="string" calcext:value-type="string">
            <text:p>Entity not eligible for medical benefits for submitted dates of service. Note: This code requires use of an Entity Code.</text:p>
            <text:p>Start: 01/01/1995 | Last Modified: 02/11/2010</text:p>
          </table:table-cell>
          <table:table-cell table:formula="of:=FIND(&quot;Start&quot;; [.B68]; 1)-2" office:value-type="float" office:value="120" calcext:value-type="float">
            <text:p>120</text:p>
          </table:table-cell>
          <table:table-cell table:formula="of:=IFERROR(FIND(&quot;Note:&quot;;[.B68];1)-2 ;[.C68])" office:value-type="float" office:value="72" calcext:value-type="float">
            <text:p>72</text:p>
          </table:table-cell>
          <table:table-cell table:formula="of:=CONCATENATE([.$C$3]; [.A68]; [.$C$3]; &quot; =&gt; &quot;; [.$C$3]; LEFT([.B68];[.D68]); [.$C$3] ;&quot;,&quot;)" office:value-type="string" office:string-value="&quot;90&quot; =&gt; &quot;Entity not eligible for medical benefits for submitted dates of service.&quot;," calcext:value-type="string">
            <text:p>"90" =&gt; "Entity not eligible for medical benefits for submitted dates of service.",</text:p>
          </table:table-cell>
        </table:table-row>
        <table:table-row table:style-name="ro2">
          <table:table-cell office:value-type="float" office:value="91" calcext:value-type="float">
            <text:p>91</text:p>
          </table:table-cell>
          <table:table-cell office:value-type="string" calcext:value-type="string">
            <text:p>Entity not eligible/not approved for dates of service. Note: This code requires use of an Entity Code.</text:p>
            <text:p>Start: 01/01/1995 | Last Modified: 02/11/2010</text:p>
          </table:table-cell>
          <table:table-cell table:formula="of:=FIND(&quot;Start&quot;; [.B69]; 1)-2" office:value-type="float" office:value="102" calcext:value-type="float">
            <text:p>102</text:p>
          </table:table-cell>
          <table:table-cell table:formula="of:=IFERROR(FIND(&quot;Note:&quot;;[.B69];1)-2 ;[.C69])" office:value-type="float" office:value="54" calcext:value-type="float">
            <text:p>54</text:p>
          </table:table-cell>
          <table:table-cell table:formula="of:=CONCATENATE([.$C$3]; [.A69]; [.$C$3]; &quot; =&gt; &quot;; [.$C$3]; LEFT([.B69];[.D69]); [.$C$3] ;&quot;,&quot;)" office:value-type="string" office:string-value="&quot;91&quot; =&gt; &quot;Entity not eligible/not approved for dates of service.&quot;," calcext:value-type="string">
            <text:p>"91" =&gt; "Entity not eligible/not approved for dates of service.",</text:p>
          </table:table-cell>
        </table:table-row>
        <table:table-row table:style-name="ro2">
          <table:table-cell office:value-type="float" office:value="92" calcext:value-type="float">
            <text:p>92</text:p>
          </table:table-cell>
          <table:table-cell office:value-type="string" calcext:value-type="string">
            <text:p>Entity does not meet dependent or student qualification. Note: This code requires use of an Entity Code.</text:p>
            <text:p>Start: 01/01/1995 | Last Modified: 02/11/2010</text:p>
          </table:table-cell>
          <table:table-cell table:formula="of:=FIND(&quot;Start&quot;; [.B70]; 1)-2" office:value-type="float" office:value="104" calcext:value-type="float">
            <text:p>104</text:p>
          </table:table-cell>
          <table:table-cell table:formula="of:=IFERROR(FIND(&quot;Note:&quot;;[.B70];1)-2 ;[.C70])" office:value-type="float" office:value="56" calcext:value-type="float">
            <text:p>56</text:p>
          </table:table-cell>
          <table:table-cell table:formula="of:=CONCATENATE([.$C$3]; [.A70]; [.$C$3]; &quot; =&gt; &quot;; [.$C$3]; LEFT([.B70];[.D70]); [.$C$3] ;&quot;,&quot;)" office:value-type="string" office:string-value="&quot;92&quot; =&gt; &quot;Entity does not meet dependent or student qualification.&quot;," calcext:value-type="string">
            <text:p>"92" =&gt; "Entity does not meet dependent or student qualification.",</text:p>
          </table:table-cell>
        </table:table-row>
        <table:table-row table:style-name="ro2">
          <table:table-cell office:value-type="float" office:value="93" calcext:value-type="float">
            <text:p>93</text:p>
          </table:table-cell>
          <table:table-cell office:value-type="string" calcext:value-type="string">
            <text:p>Entity is not selected primary care provider. Note: This code requires use of an Entity Code.</text:p>
            <text:p>Start: 01/01/1995 | Last Modified: 02/11/2010</text:p>
          </table:table-cell>
          <table:table-cell table:formula="of:=FIND(&quot;Start&quot;; [.B71]; 1)-2" office:value-type="float" office:value="93" calcext:value-type="float">
            <text:p>93</text:p>
          </table:table-cell>
          <table:table-cell table:formula="of:=IFERROR(FIND(&quot;Note:&quot;;[.B71];1)-2 ;[.C71])" office:value-type="float" office:value="45" calcext:value-type="float">
            <text:p>45</text:p>
          </table:table-cell>
          <table:table-cell table:formula="of:=CONCATENATE([.$C$3]; [.A71]; [.$C$3]; &quot; =&gt; &quot;; [.$C$3]; LEFT([.B71];[.D71]); [.$C$3] ;&quot;,&quot;)" office:value-type="string" office:string-value="&quot;93&quot; =&gt; &quot;Entity is not selected primary care provider.&quot;," calcext:value-type="string">
            <text:p>"93" =&gt; "Entity is not selected primary care provider.",</text:p>
          </table:table-cell>
        </table:table-row>
        <table:table-row table:style-name="ro2">
          <table:table-cell office:value-type="float" office:value="94" calcext:value-type="float">
            <text:p>94</text:p>
          </table:table-cell>
          <table:table-cell office:value-type="string" calcext:value-type="string">
            <text:p>Entity not referred by selected primary care provider. Note: This code requires use of an Entity Code.</text:p>
            <text:p>Start: 01/01/1995 | Last Modified: 02/11/2010</text:p>
          </table:table-cell>
          <table:table-cell table:formula="of:=FIND(&quot;Start&quot;; [.B72]; 1)-2" office:value-type="float" office:value="102" calcext:value-type="float">
            <text:p>102</text:p>
          </table:table-cell>
          <table:table-cell table:formula="of:=IFERROR(FIND(&quot;Note:&quot;;[.B72];1)-2 ;[.C72])" office:value-type="float" office:value="54" calcext:value-type="float">
            <text:p>54</text:p>
          </table:table-cell>
          <table:table-cell table:formula="of:=CONCATENATE([.$C$3]; [.A72]; [.$C$3]; &quot; =&gt; &quot;; [.$C$3]; LEFT([.B72];[.D72]); [.$C$3] ;&quot;,&quot;)" office:value-type="string" office:string-value="&quot;94&quot; =&gt; &quot;Entity not referred by selected primary care provider.&quot;," calcext:value-type="string">
            <text:p>"94" =&gt; "Entity not referred by selected primary care provider.",</text:p>
          </table:table-cell>
        </table:table-row>
        <table:table-row table:style-name="ro2">
          <table:table-cell office:value-type="float" office:value="95" calcext:value-type="float">
            <text:p>95</text:p>
          </table:table-cell>
          <table:table-cell office:value-type="string" calcext:value-type="string">
            <text:p>Requested additional information not received.</text:p>
            <text:p>Start: 01/01/1995 | Last Modified: 07/09/2007</text:p>
            <text:p>Notes: If known, the payer must report a second claim status code identifying the requested information.</text:p>
          </table:table-cell>
          <table:table-cell table:formula="of:=FIND(&quot;Start&quot;; [.B73]; 1)-2" office:value-type="float" office:value="46" calcext:value-type="float">
            <text:p>46</text:p>
          </table:table-cell>
          <table:table-cell table:formula="of:=IFERROR(FIND(&quot;Note:&quot;;[.B73];1)-2 ;[.C73])" office:value-type="float" office:value="46" calcext:value-type="float">
            <text:p>46</text:p>
          </table:table-cell>
          <table:table-cell table:formula="of:=CONCATENATE([.$C$3]; [.A73]; [.$C$3]; &quot; =&gt; &quot;; [.$C$3]; LEFT([.B73];[.D73]); [.$C$3] ;&quot;,&quot;)" office:value-type="string" office:string-value="&quot;95&quot; =&gt; &quot;Requested additional information not received.&quot;," calcext:value-type="string">
            <text:p>"95" =&gt; "Requested additional information not received.",</text:p>
          </table:table-cell>
        </table:table-row>
        <table:table-row table:style-name="ro2">
          <table:table-cell office:value-type="float" office:value="96" calcext:value-type="float">
            <text:p>96</text:p>
          </table:table-cell>
          <table:table-cell office:value-type="string" calcext:value-type="string">
            <text:p>No agreement with entity. Note: This code requires use of an Entity Code.</text:p>
            <text:p>Start: 01/01/1995 | Last Modified: 02/11/2010</text:p>
          </table:table-cell>
          <table:table-cell table:formula="of:=FIND(&quot;Start&quot;; [.B74]; 1)-2" office:value-type="float" office:value="73" calcext:value-type="float">
            <text:p>73</text:p>
          </table:table-cell>
          <table:table-cell table:formula="of:=IFERROR(FIND(&quot;Note:&quot;;[.B74];1)-2 ;[.C74])" office:value-type="float" office:value="25" calcext:value-type="float">
            <text:p>25</text:p>
          </table:table-cell>
          <table:table-cell table:formula="of:=CONCATENATE([.$C$3]; [.A74]; [.$C$3]; &quot; =&gt; &quot;; [.$C$3]; LEFT([.B74];[.D74]); [.$C$3] ;&quot;,&quot;)" office:value-type="string" office:string-value="&quot;96&quot; =&gt; &quot;No agreement with entity.&quot;," calcext:value-type="string">
            <text:p>"96" =&gt; "No agreement with entity.",</text:p>
          </table:table-cell>
        </table:table-row>
        <table:table-row table:style-name="ro2">
          <table:table-cell office:value-type="float" office:value="97" calcext:value-type="float">
            <text:p>97</text:p>
          </table:table-cell>
          <table:table-cell office:value-type="string" calcext:value-type="string">
            <text:p>Patient eligibility not found with entity. Note: This code requires use of an Entity Code.</text:p>
            <text:p>Start: 01/01/1995 | Last Modified: 02/11/2010</text:p>
          </table:table-cell>
          <table:table-cell table:formula="of:=FIND(&quot;Start&quot;; [.B75]; 1)-2" office:value-type="float" office:value="90" calcext:value-type="float">
            <text:p>90</text:p>
          </table:table-cell>
          <table:table-cell table:formula="of:=IFERROR(FIND(&quot;Note:&quot;;[.B75];1)-2 ;[.C75])" office:value-type="float" office:value="42" calcext:value-type="float">
            <text:p>42</text:p>
          </table:table-cell>
          <table:table-cell table:formula="of:=CONCATENATE([.$C$3]; [.A75]; [.$C$3]; &quot; =&gt; &quot;; [.$C$3]; LEFT([.B75];[.D75]); [.$C$3] ;&quot;,&quot;)" office:value-type="string" office:string-value="&quot;97&quot; =&gt; &quot;Patient eligibility not found with entity.&quot;," calcext:value-type="string">
            <text:p>"97" =&gt; "Patient eligibility not found with entity.",</text:p>
          </table:table-cell>
        </table:table-row>
        <table:table-row table:style-name="ro2">
          <table:table-cell office:value-type="float" office:value="98" calcext:value-type="float">
            <text:p>98</text:p>
          </table:table-cell>
          <table:table-cell office:value-type="string" calcext:value-type="string">
            <text:p>Charges applied to deductible.</text:p>
            <text:p>Start: 01/01/1995</text:p>
          </table:table-cell>
          <table:table-cell table:formula="of:=FIND(&quot;Start&quot;; [.B76]; 1)-2" office:value-type="float" office:value="30" calcext:value-type="float">
            <text:p>30</text:p>
          </table:table-cell>
          <table:table-cell table:formula="of:=IFERROR(FIND(&quot;Note:&quot;;[.B76];1)-2 ;[.C76])" office:value-type="float" office:value="30" calcext:value-type="float">
            <text:p>30</text:p>
          </table:table-cell>
          <table:table-cell table:formula="of:=CONCATENATE([.$C$3]; [.A76]; [.$C$3]; &quot; =&gt; &quot;; [.$C$3]; LEFT([.B76];[.D76]); [.$C$3] ;&quot;,&quot;)" office:value-type="string" office:string-value="&quot;98&quot; =&gt; &quot;Charges applied to deductible.&quot;," calcext:value-type="string">
            <text:p>"98" =&gt; "Charges applied to deductible.",</text:p>
          </table:table-cell>
        </table:table-row>
        <table:table-row table:style-name="ro2">
          <table:table-cell office:value-type="float" office:value="99" calcext:value-type="float">
            <text:p>99</text:p>
          </table:table-cell>
          <table:table-cell office:value-type="string" calcext:value-type="string">
            <text:p>Pre-treatment review.</text:p>
            <text:p>Start: 01/01/1995</text:p>
          </table:table-cell>
          <table:table-cell table:formula="of:=FIND(&quot;Start&quot;; [.B77]; 1)-2" office:value-type="float" office:value="21" calcext:value-type="float">
            <text:p>21</text:p>
          </table:table-cell>
          <table:table-cell table:formula="of:=IFERROR(FIND(&quot;Note:&quot;;[.B77];1)-2 ;[.C77])" office:value-type="float" office:value="21" calcext:value-type="float">
            <text:p>21</text:p>
          </table:table-cell>
          <table:table-cell table:formula="of:=CONCATENATE([.$C$3]; [.A77]; [.$C$3]; &quot; =&gt; &quot;; [.$C$3]; LEFT([.B77];[.D77]); [.$C$3] ;&quot;,&quot;)" office:value-type="string" office:string-value="&quot;99&quot; =&gt; &quot;Pre-treatment review.&quot;," calcext:value-type="string">
            <text:p>"99" =&gt; "Pre-treatment review.",</text:p>
          </table:table-cell>
        </table:table-row>
        <table:table-row table:style-name="ro2">
          <table:table-cell office:value-type="float" office:value="100" calcext:value-type="float">
            <text:p>100</text:p>
          </table:table-cell>
          <table:table-cell office:value-type="string" calcext:value-type="string">
            <text:p>Pre-certification penalty taken.</text:p>
            <text:p>Start: 01/01/1995</text:p>
          </table:table-cell>
          <table:table-cell table:formula="of:=FIND(&quot;Start&quot;; [.B78]; 1)-2" office:value-type="float" office:value="32" calcext:value-type="float">
            <text:p>32</text:p>
          </table:table-cell>
          <table:table-cell table:formula="of:=IFERROR(FIND(&quot;Note:&quot;;[.B78];1)-2 ;[.C78])" office:value-type="float" office:value="32" calcext:value-type="float">
            <text:p>32</text:p>
          </table:table-cell>
          <table:table-cell table:formula="of:=CONCATENATE([.$C$3]; [.A78]; [.$C$3]; &quot; =&gt; &quot;; [.$C$3]; LEFT([.B78];[.D78]); [.$C$3] ;&quot;,&quot;)" office:value-type="string" office:string-value="&quot;100&quot; =&gt; &quot;Pre-certification penalty taken.&quot;," calcext:value-type="string">
            <text:p>"100" =&gt; "Pre-certification penalty taken.",</text:p>
          </table:table-cell>
        </table:table-row>
        <table:table-row table:style-name="ro2">
          <table:table-cell office:value-type="float" office:value="101" calcext:value-type="float">
            <text:p>101</text:p>
          </table:table-cell>
          <table:table-cell office:value-type="string" calcext:value-type="string">
            <text:p>Claim was processed as adjustment to previous claim.</text:p>
            <text:p>Start: 01/01/1995</text:p>
          </table:table-cell>
          <table:table-cell table:formula="of:=FIND(&quot;Start&quot;; [.B79]; 1)-2" office:value-type="float" office:value="52" calcext:value-type="float">
            <text:p>52</text:p>
          </table:table-cell>
          <table:table-cell table:formula="of:=IFERROR(FIND(&quot;Note:&quot;;[.B79];1)-2 ;[.C79])" office:value-type="float" office:value="52" calcext:value-type="float">
            <text:p>52</text:p>
          </table:table-cell>
          <table:table-cell table:formula="of:=CONCATENATE([.$C$3]; [.A79]; [.$C$3]; &quot; =&gt; &quot;; [.$C$3]; LEFT([.B79];[.D79]); [.$C$3] ;&quot;,&quot;)" office:value-type="string" office:string-value="&quot;101&quot; =&gt; &quot;Claim was processed as adjustment to previous claim.&quot;," calcext:value-type="string">
            <text:p>"101" =&gt; "Claim was processed as adjustment to previous claim.",</text:p>
          </table:table-cell>
        </table:table-row>
        <table:table-row table:style-name="ro2">
          <table:table-cell office:value-type="float" office:value="102" calcext:value-type="float">
            <text:p>102</text:p>
          </table:table-cell>
          <table:table-cell office:value-type="string" calcext:value-type="string">
            <text:p>Newborn's charges processed on mother's claim.</text:p>
            <text:p>Start: 01/01/1995</text:p>
          </table:table-cell>
          <table:table-cell table:formula="of:=FIND(&quot;Start&quot;; [.B80]; 1)-2" office:value-type="float" office:value="46" calcext:value-type="float">
            <text:p>46</text:p>
          </table:table-cell>
          <table:table-cell table:formula="of:=IFERROR(FIND(&quot;Note:&quot;;[.B80];1)-2 ;[.C80])" office:value-type="float" office:value="46" calcext:value-type="float">
            <text:p>46</text:p>
          </table:table-cell>
          <table:table-cell table:formula="of:=CONCATENATE([.$C$3]; [.A80]; [.$C$3]; &quot; =&gt; &quot;; [.$C$3]; LEFT([.B80];[.D80]); [.$C$3] ;&quot;,&quot;)" office:value-type="string" office:string-value="&quot;102&quot; =&gt; &quot;Newborn's charges processed on mother's claim.&quot;," calcext:value-type="string">
            <text:p>"102" =&gt; "Newborn's charges processed on mother's claim.",</text:p>
          </table:table-cell>
        </table:table-row>
        <table:table-row table:style-name="ro2">
          <table:table-cell office:value-type="float" office:value="103" calcext:value-type="float">
            <text:p>103</text:p>
          </table:table-cell>
          <table:table-cell office:value-type="string" calcext:value-type="string">
            <text:p>Claim combined with other claim(s).</text:p>
            <text:p>Start: 01/01/1995</text:p>
          </table:table-cell>
          <table:table-cell table:formula="of:=FIND(&quot;Start&quot;; [.B81]; 1)-2" office:value-type="float" office:value="35" calcext:value-type="float">
            <text:p>35</text:p>
          </table:table-cell>
          <table:table-cell table:formula="of:=IFERROR(FIND(&quot;Note:&quot;;[.B81];1)-2 ;[.C81])" office:value-type="float" office:value="35" calcext:value-type="float">
            <text:p>35</text:p>
          </table:table-cell>
          <table:table-cell table:formula="of:=CONCATENATE([.$C$3]; [.A81]; [.$C$3]; &quot; =&gt; &quot;; [.$C$3]; LEFT([.B81];[.D81]); [.$C$3] ;&quot;,&quot;)" office:value-type="string" office:string-value="&quot;103&quot; =&gt; &quot;Claim combined with other claim(s).&quot;," calcext:value-type="string">
            <text:p>"103" =&gt; "Claim combined with other claim(s).",</text:p>
          </table:table-cell>
        </table:table-row>
        <table:table-row table:style-name="ro2">
          <table:table-cell office:value-type="float" office:value="104" calcext:value-type="float">
            <text:p>104</text:p>
          </table:table-cell>
          <table:table-cell office:value-type="string" calcext:value-type="string">
            <text:p>Processed according to plan provisions (Plan refers to provisions that exist between the Health Plan and the Consumer or Patient)</text:p>
            <text:p>Start: 01/01/1995 | Last Modified: 06/01/2008</text:p>
          </table:table-cell>
          <table:table-cell table:formula="of:=FIND(&quot;Start&quot;; [.B82]; 1)-2" office:value-type="float" office:value="129" calcext:value-type="float">
            <text:p>129</text:p>
          </table:table-cell>
          <table:table-cell table:formula="of:=IFERROR(FIND(&quot;Note:&quot;;[.B82];1)-2 ;[.C82])" office:value-type="float" office:value="129" calcext:value-type="float">
            <text:p>129</text:p>
          </table:table-cell>
          <table:table-cell table:formula="of:=CONCATENATE([.$C$3]; [.A82]; [.$C$3]; &quot; =&gt; &quot;; [.$C$3]; LEFT([.B82];[.D82]); [.$C$3] ;&quot;,&quot;)" office:value-type="string" office:string-value="&quot;104&quot; =&gt; &quot;Processed according to plan provisions (Plan refers to provisions that exist between the Health Plan and the Consumer or Patient)&quot;," calcext:value-type="string">
            <text:p>"104" =&gt; "Processed according to plan provisions (Plan refers to provisions that exist between the Health Plan and the Consumer or Patient)",</text:p>
          </table:table-cell>
        </table:table-row>
        <table:table-row table:style-name="ro2">
          <table:table-cell office:value-type="float" office:value="105" calcext:value-type="float">
            <text:p>105</text:p>
          </table:table-cell>
          <table:table-cell office:value-type="string" calcext:value-type="string">
            <text:p>Claim/line is capitated.</text:p>
            <text:p>Start: 01/01/1995</text:p>
          </table:table-cell>
          <table:table-cell table:formula="of:=FIND(&quot;Start&quot;; [.B83]; 1)-2" office:value-type="float" office:value="24" calcext:value-type="float">
            <text:p>24</text:p>
          </table:table-cell>
          <table:table-cell table:formula="of:=IFERROR(FIND(&quot;Note:&quot;;[.B83];1)-2 ;[.C83])" office:value-type="float" office:value="24" calcext:value-type="float">
            <text:p>24</text:p>
          </table:table-cell>
          <table:table-cell table:formula="of:=CONCATENATE([.$C$3]; [.A83]; [.$C$3]; &quot; =&gt; &quot;; [.$C$3]; LEFT([.B83];[.D83]); [.$C$3] ;&quot;,&quot;)" office:value-type="string" office:string-value="&quot;105&quot; =&gt; &quot;Claim/line is capitated.&quot;," calcext:value-type="string">
            <text:p>"105" =&gt; "Claim/line is capitated.",</text:p>
          </table:table-cell>
        </table:table-row>
        <table:table-row table:style-name="ro2">
          <table:table-cell office:value-type="float" office:value="106" calcext:value-type="float">
            <text:p>106</text:p>
          </table:table-cell>
          <table:table-cell office:value-type="string" calcext:value-type="string">
            <text:p>This amount is not entity's responsibility. Note: This code requires use of an Entity Code.</text:p>
            <text:p>Start: 01/01/1995 | Last Modified: 02/11/2010</text:p>
          </table:table-cell>
          <table:table-cell table:formula="of:=FIND(&quot;Start&quot;; [.B84]; 1)-2" office:value-type="float" office:value="91" calcext:value-type="float">
            <text:p>91</text:p>
          </table:table-cell>
          <table:table-cell table:formula="of:=IFERROR(FIND(&quot;Note:&quot;;[.B84];1)-2 ;[.C84])" office:value-type="float" office:value="43" calcext:value-type="float">
            <text:p>43</text:p>
          </table:table-cell>
          <table:table-cell table:formula="of:=CONCATENATE([.$C$3]; [.A84]; [.$C$3]; &quot; =&gt; &quot;; [.$C$3]; LEFT([.B84];[.D84]); [.$C$3] ;&quot;,&quot;)" office:value-type="string" office:string-value="&quot;106&quot; =&gt; &quot;This amount is not entity's responsibility.&quot;," calcext:value-type="string">
            <text:p>"106" =&gt; "This amount is not entity's responsibility.",</text:p>
          </table:table-cell>
        </table:table-row>
        <table:table-row table:style-name="ro2">
          <table:table-cell office:value-type="float" office:value="107" calcext:value-type="float">
            <text:p>107</text:p>
          </table:table-cell>
          <table:table-cell office:value-type="string" calcext:value-type="string">
            <text:p>Processed according to contract provisions (Contract refers to provisions that exist between the Health Plan and a Provider of Health Care Services)</text:p>
            <text:p>Start: 01/01/1995 | Last Modified: 06/01/2008</text:p>
          </table:table-cell>
          <table:table-cell table:formula="of:=FIND(&quot;Start&quot;; [.B85]; 1)-2" office:value-type="float" office:value="148" calcext:value-type="float">
            <text:p>148</text:p>
          </table:table-cell>
          <table:table-cell table:formula="of:=IFERROR(FIND(&quot;Note:&quot;;[.B85];1)-2 ;[.C85])" office:value-type="float" office:value="148" calcext:value-type="float">
            <text:p>148</text:p>
          </table:table-cell>
          <table:table-cell table:formula="of:=CONCATENATE([.$C$3]; [.A85]; [.$C$3]; &quot; =&gt; &quot;; [.$C$3]; LEFT([.B85];[.D85]); [.$C$3] ;&quot;,&quot;)" office:value-type="string" office:string-value="&quot;107&quot; =&gt; &quot;Processed according to contract provisions (Contract refers to provisions that exist between the Health Plan and a Provider of Health Care Services)&quot;," calcext:value-type="string">
            <text:p>"107" =&gt; "Processed according to contract provisions (Contract refers to provisions that exist between the Health Plan and a Provider of Health Care Services)",</text:p>
          </table:table-cell>
        </table:table-row>
        <table:table-row table:style-name="ro2">
          <table:table-cell office:value-type="float" office:value="109" calcext:value-type="float">
            <text:p>109</text:p>
          </table:table-cell>
          <table:table-cell office:value-type="string" calcext:value-type="string">
            <text:p>Entity not eligible. Note: This code requires use of an Entity Code.</text:p>
            <text:p>Start: 01/01/1995 | Last Modified: 02/11/2010</text:p>
          </table:table-cell>
          <table:table-cell table:formula="of:=FIND(&quot;Start&quot;; [.B86]; 1)-2" office:value-type="float" office:value="68" calcext:value-type="float">
            <text:p>68</text:p>
          </table:table-cell>
          <table:table-cell table:formula="of:=IFERROR(FIND(&quot;Note:&quot;;[.B86];1)-2 ;[.C86])" office:value-type="float" office:value="20" calcext:value-type="float">
            <text:p>20</text:p>
          </table:table-cell>
          <table:table-cell table:formula="of:=CONCATENATE([.$C$3]; [.A86]; [.$C$3]; &quot; =&gt; &quot;; [.$C$3]; LEFT([.B86];[.D86]); [.$C$3] ;&quot;,&quot;)" office:value-type="string" office:string-value="&quot;109&quot; =&gt; &quot;Entity not eligible.&quot;," calcext:value-type="string">
            <text:p>"109" =&gt; "Entity not eligible.",</text:p>
          </table:table-cell>
        </table:table-row>
        <table:table-row table:style-name="ro2">
          <table:table-cell office:value-type="float" office:value="110" calcext:value-type="float">
            <text:p>110</text:p>
          </table:table-cell>
          <table:table-cell office:value-type="string" calcext:value-type="string">
            <text:p>Claim requires pricing information.</text:p>
            <text:p>Start: 01/01/1995</text:p>
          </table:table-cell>
          <table:table-cell table:formula="of:=FIND(&quot;Start&quot;; [.B87]; 1)-2" office:value-type="float" office:value="35" calcext:value-type="float">
            <text:p>35</text:p>
          </table:table-cell>
          <table:table-cell table:formula="of:=IFERROR(FIND(&quot;Note:&quot;;[.B87];1)-2 ;[.C87])" office:value-type="float" office:value="35" calcext:value-type="float">
            <text:p>35</text:p>
          </table:table-cell>
          <table:table-cell table:formula="of:=CONCATENATE([.$C$3]; [.A87]; [.$C$3]; &quot; =&gt; &quot;; [.$C$3]; LEFT([.B87];[.D87]); [.$C$3] ;&quot;,&quot;)" office:value-type="string" office:string-value="&quot;110&quot; =&gt; &quot;Claim requires pricing information.&quot;," calcext:value-type="string">
            <text:p>"110" =&gt; "Claim requires pricing information.",</text:p>
          </table:table-cell>
        </table:table-row>
        <table:table-row table:style-name="ro2">
          <table:table-cell office:value-type="float" office:value="111" calcext:value-type="float">
            <text:p>111</text:p>
          </table:table-cell>
          <table:table-cell office:value-type="string" calcext:value-type="string">
            <text:p>At the policyholder's request these claims cannot be submitted electronically.</text:p>
            <text:p>Start: 01/01/1995</text:p>
          </table:table-cell>
          <table:table-cell table:formula="of:=FIND(&quot;Start&quot;; [.B88]; 1)-2" office:value-type="float" office:value="78" calcext:value-type="float">
            <text:p>78</text:p>
          </table:table-cell>
          <table:table-cell table:formula="of:=IFERROR(FIND(&quot;Note:&quot;;[.B88];1)-2 ;[.C88])" office:value-type="float" office:value="78" calcext:value-type="float">
            <text:p>78</text:p>
          </table:table-cell>
          <table:table-cell table:formula="of:=CONCATENATE([.$C$3]; [.A88]; [.$C$3]; &quot; =&gt; &quot;; [.$C$3]; LEFT([.B88];[.D88]); [.$C$3] ;&quot;,&quot;)" office:value-type="string" office:string-value="&quot;111&quot; =&gt; &quot;At the policyholder's request these claims cannot be submitted electronically.&quot;," calcext:value-type="string">
            <text:p>"111" =&gt; "At the policyholder's request these claims cannot be submitted electronically.",</text:p>
          </table:table-cell>
        </table:table-row>
        <table:table-row table:style-name="ro2">
          <table:table-cell office:value-type="float" office:value="114" calcext:value-type="float">
            <text:p>114</text:p>
          </table:table-cell>
          <table:table-cell office:value-type="string" calcext:value-type="string">
            <text:p>Claim/service should be processed by entity. Note: This code requires use of an Entity Code.</text:p>
            <text:p>Start: 01/01/1995 | Last Modified: 02/11/2010</text:p>
          </table:table-cell>
          <table:table-cell table:formula="of:=FIND(&quot;Start&quot;; [.B89]; 1)-2" office:value-type="float" office:value="92" calcext:value-type="float">
            <text:p>92</text:p>
          </table:table-cell>
          <table:table-cell table:formula="of:=IFERROR(FIND(&quot;Note:&quot;;[.B89];1)-2 ;[.C89])" office:value-type="float" office:value="44" calcext:value-type="float">
            <text:p>44</text:p>
          </table:table-cell>
          <table:table-cell table:formula="of:=CONCATENATE([.$C$3]; [.A89]; [.$C$3]; &quot; =&gt; &quot;; [.$C$3]; LEFT([.B89];[.D89]); [.$C$3] ;&quot;,&quot;)" office:value-type="string" office:string-value="&quot;114&quot; =&gt; &quot;Claim/service should be processed by entity.&quot;," calcext:value-type="string">
            <text:p>"114" =&gt; "Claim/service should be processed by entity.",</text:p>
          </table:table-cell>
        </table:table-row>
        <table:table-row table:style-name="ro2">
          <table:table-cell office:value-type="float" office:value="116" calcext:value-type="float">
            <text:p>116</text:p>
          </table:table-cell>
          <table:table-cell office:value-type="string" calcext:value-type="string">
            <text:p>Claim submitted to incorrect payer.</text:p>
            <text:p>Start: 01/01/1995</text:p>
          </table:table-cell>
          <table:table-cell table:formula="of:=FIND(&quot;Start&quot;; [.B90]; 1)-2" office:value-type="float" office:value="35" calcext:value-type="float">
            <text:p>35</text:p>
          </table:table-cell>
          <table:table-cell table:formula="of:=IFERROR(FIND(&quot;Note:&quot;;[.B90];1)-2 ;[.C90])" office:value-type="float" office:value="35" calcext:value-type="float">
            <text:p>35</text:p>
          </table:table-cell>
          <table:table-cell table:formula="of:=CONCATENATE([.$C$3]; [.A90]; [.$C$3]; &quot; =&gt; &quot;; [.$C$3]; LEFT([.B90];[.D90]); [.$C$3] ;&quot;,&quot;)" office:value-type="string" office:string-value="&quot;116&quot; =&gt; &quot;Claim submitted to incorrect payer.&quot;," calcext:value-type="string">
            <text:p>"116" =&gt; "Claim submitted to incorrect payer.",</text:p>
          </table:table-cell>
        </table:table-row>
        <table:table-row table:style-name="ro2">
          <table:table-cell office:value-type="float" office:value="117" calcext:value-type="float">
            <text:p>117</text:p>
          </table:table-cell>
          <table:table-cell office:value-type="string" calcext:value-type="string">
            <text:p>Claim requires signature-on-file indicator.</text:p>
            <text:p>Start: 01/01/1995</text:p>
          </table:table-cell>
          <table:table-cell table:formula="of:=FIND(&quot;Start&quot;; [.B91]; 1)-2" office:value-type="float" office:value="43" calcext:value-type="float">
            <text:p>43</text:p>
          </table:table-cell>
          <table:table-cell table:formula="of:=IFERROR(FIND(&quot;Note:&quot;;[.B91];1)-2 ;[.C91])" office:value-type="float" office:value="43" calcext:value-type="float">
            <text:p>43</text:p>
          </table:table-cell>
          <table:table-cell table:formula="of:=CONCATENATE([.$C$3]; [.A91]; [.$C$3]; &quot; =&gt; &quot;; [.$C$3]; LEFT([.B91];[.D91]); [.$C$3] ;&quot;,&quot;)" office:value-type="string" office:string-value="&quot;117&quot; =&gt; &quot;Claim requires signature-on-file indicator.&quot;," calcext:value-type="string">
            <text:p>"117" =&gt; "Claim requires signature-on-file indicator.",</text:p>
          </table:table-cell>
        </table:table-row>
        <table:table-row table:style-name="ro2">
          <table:table-cell office:value-type="float" office:value="121" calcext:value-type="float">
            <text:p>121</text:p>
          </table:table-cell>
          <table:table-cell office:value-type="string" calcext:value-type="string">
            <text:p>Service line number greater than maximum allowable for payer.</text:p>
            <text:p>Start: 01/01/1995</text:p>
          </table:table-cell>
          <table:table-cell table:formula="of:=FIND(&quot;Start&quot;; [.B92]; 1)-2" office:value-type="float" office:value="61" calcext:value-type="float">
            <text:p>61</text:p>
          </table:table-cell>
          <table:table-cell table:formula="of:=IFERROR(FIND(&quot;Note:&quot;;[.B92];1)-2 ;[.C92])" office:value-type="float" office:value="61" calcext:value-type="float">
            <text:p>61</text:p>
          </table:table-cell>
          <table:table-cell table:formula="of:=CONCATENATE([.$C$3]; [.A92]; [.$C$3]; &quot; =&gt; &quot;; [.$C$3]; LEFT([.B92];[.D92]); [.$C$3] ;&quot;,&quot;)" office:value-type="string" office:string-value="&quot;121&quot; =&gt; &quot;Service line number greater than maximum allowable for payer.&quot;," calcext:value-type="string">
            <text:p>"121" =&gt; "Service line number greater than maximum allowable for payer.",</text:p>
          </table:table-cell>
        </table:table-row>
        <table:table-row table:style-name="ro2">
          <table:table-cell office:value-type="float" office:value="123" calcext:value-type="float">
            <text:p>123</text:p>
          </table:table-cell>
          <table:table-cell office:value-type="string" calcext:value-type="string">
            <text:p>Additional information requested from entity. Note: This code requires use of an Entity Code.</text:p>
            <text:p>Start: 01/01/1995 | Last Modified: 02/11/2010</text:p>
          </table:table-cell>
          <table:table-cell table:formula="of:=FIND(&quot;Start&quot;; [.B93]; 1)-2" office:value-type="float" office:value="93" calcext:value-type="float">
            <text:p>93</text:p>
          </table:table-cell>
          <table:table-cell table:formula="of:=IFERROR(FIND(&quot;Note:&quot;;[.B93];1)-2 ;[.C93])" office:value-type="float" office:value="45" calcext:value-type="float">
            <text:p>45</text:p>
          </table:table-cell>
          <table:table-cell table:formula="of:=CONCATENATE([.$C$3]; [.A93]; [.$C$3]; &quot; =&gt; &quot;; [.$C$3]; LEFT([.B93];[.D93]); [.$C$3] ;&quot;,&quot;)" office:value-type="string" office:string-value="&quot;123&quot; =&gt; &quot;Additional information requested from entity.&quot;," calcext:value-type="string">
            <text:p>"123" =&gt; "Additional information requested from entity.",</text:p>
          </table:table-cell>
        </table:table-row>
        <table:table-row table:style-name="ro2">
          <table:table-cell office:value-type="float" office:value="124" calcext:value-type="float">
            <text:p>124</text:p>
          </table:table-cell>
          <table:table-cell office:value-type="string" calcext:value-type="string">
            <text:p>Entity's name, address, phone and id number. Note: This code requires use of an Entity Code.</text:p>
            <text:p>Start: 01/01/1995 | Last Modified: 02/11/2010</text:p>
          </table:table-cell>
          <table:table-cell table:formula="of:=FIND(&quot;Start&quot;; [.B94]; 1)-2" office:value-type="float" office:value="92" calcext:value-type="float">
            <text:p>92</text:p>
          </table:table-cell>
          <table:table-cell table:formula="of:=IFERROR(FIND(&quot;Note:&quot;;[.B94];1)-2 ;[.C94])" office:value-type="float" office:value="44" calcext:value-type="float">
            <text:p>44</text:p>
          </table:table-cell>
          <table:table-cell table:formula="of:=CONCATENATE([.$C$3]; [.A94]; [.$C$3]; &quot; =&gt; &quot;; [.$C$3]; LEFT([.B94];[.D94]); [.$C$3] ;&quot;,&quot;)" office:value-type="string" office:string-value="&quot;124&quot; =&gt; &quot;Entity's name, address, phone and id number.&quot;," calcext:value-type="string">
            <text:p>"124" =&gt; "Entity's name, address, phone and id number.",</text:p>
          </table:table-cell>
        </table:table-row>
        <table:table-row table:style-name="ro2">
          <table:table-cell office:value-type="float" office:value="125" calcext:value-type="float">
            <text:p>125</text:p>
          </table:table-cell>
          <table:table-cell office:value-type="string" calcext:value-type="string">
            <text:p>Entity's name. Note: This code requires use of an Entity Code.</text:p>
            <text:p>Start: 01/01/1995 | Last Modified: 02/11/2010</text:p>
          </table:table-cell>
          <table:table-cell table:formula="of:=FIND(&quot;Start&quot;; [.B95]; 1)-2" office:value-type="float" office:value="62" calcext:value-type="float">
            <text:p>62</text:p>
          </table:table-cell>
          <table:table-cell table:formula="of:=IFERROR(FIND(&quot;Note:&quot;;[.B95];1)-2 ;[.C95])" office:value-type="float" office:value="14" calcext:value-type="float">
            <text:p>14</text:p>
          </table:table-cell>
          <table:table-cell table:formula="of:=CONCATENATE([.$C$3]; [.A95]; [.$C$3]; &quot; =&gt; &quot;; [.$C$3]; LEFT([.B95];[.D95]); [.$C$3] ;&quot;,&quot;)" office:value-type="string" office:string-value="&quot;125&quot; =&gt; &quot;Entity's name.&quot;," calcext:value-type="string">
            <text:p>"125" =&gt; "Entity's name.",</text:p>
          </table:table-cell>
        </table:table-row>
        <table:table-row table:style-name="ro2">
          <table:table-cell office:value-type="float" office:value="126" calcext:value-type="float">
            <text:p>126</text:p>
          </table:table-cell>
          <table:table-cell office:value-type="string" calcext:value-type="string">
            <text:p>Entity's address. Note: This code requires use of an Entity Code.</text:p>
            <text:p>Start: 01/01/1995 | Last Modified: 02/11/2010</text:p>
          </table:table-cell>
          <table:table-cell table:formula="of:=FIND(&quot;Start&quot;; [.B96]; 1)-2" office:value-type="float" office:value="65" calcext:value-type="float">
            <text:p>65</text:p>
          </table:table-cell>
          <table:table-cell table:formula="of:=IFERROR(FIND(&quot;Note:&quot;;[.B96];1)-2 ;[.C96])" office:value-type="float" office:value="17" calcext:value-type="float">
            <text:p>17</text:p>
          </table:table-cell>
          <table:table-cell table:formula="of:=CONCATENATE([.$C$3]; [.A96]; [.$C$3]; &quot; =&gt; &quot;; [.$C$3]; LEFT([.B96];[.D96]); [.$C$3] ;&quot;,&quot;)" office:value-type="string" office:string-value="&quot;126&quot; =&gt; &quot;Entity's address.&quot;," calcext:value-type="string">
            <text:p>"126" =&gt; "Entity's address.",</text:p>
          </table:table-cell>
        </table:table-row>
        <table:table-row table:style-name="ro2">
          <table:table-cell office:value-type="float" office:value="127" calcext:value-type="float">
            <text:p>127</text:p>
          </table:table-cell>
          <table:table-cell office:value-type="string" calcext:value-type="string">
            <text:p>Entity's Communication Number. Note: This code requires use of an Entity Code.</text:p>
            <text:p>Start: 01/01/1995 | Last Modified: 06/06/2010</text:p>
          </table:table-cell>
          <table:table-cell table:formula="of:=FIND(&quot;Start&quot;; [.B97]; 1)-2" office:value-type="float" office:value="78" calcext:value-type="float">
            <text:p>78</text:p>
          </table:table-cell>
          <table:table-cell table:formula="of:=IFERROR(FIND(&quot;Note:&quot;;[.B97];1)-2 ;[.C97])" office:value-type="float" office:value="30" calcext:value-type="float">
            <text:p>30</text:p>
          </table:table-cell>
          <table:table-cell table:formula="of:=CONCATENATE([.$C$3]; [.A97]; [.$C$3]; &quot; =&gt; &quot;; [.$C$3]; LEFT([.B97];[.D97]); [.$C$3] ;&quot;,&quot;)" office:value-type="string" office:string-value="&quot;127&quot; =&gt; &quot;Entity's Communication Number.&quot;," calcext:value-type="string">
            <text:p>"127" =&gt; "Entity's Communication Number.",</text:p>
          </table:table-cell>
        </table:table-row>
        <table:table-row table:style-name="ro2">
          <table:table-cell office:value-type="float" office:value="128" calcext:value-type="float">
            <text:p>128</text:p>
          </table:table-cell>
          <table:table-cell office:value-type="string" calcext:value-type="string">
            <text:p>Entity's tax id. Note: This code requires use of an Entity Code.</text:p>
            <text:p>Start: 01/01/1995 | Last Modified: 02/11/2010</text:p>
          </table:table-cell>
          <table:table-cell table:formula="of:=FIND(&quot;Start&quot;; [.B98]; 1)-2" office:value-type="float" office:value="64" calcext:value-type="float">
            <text:p>64</text:p>
          </table:table-cell>
          <table:table-cell table:formula="of:=IFERROR(FIND(&quot;Note:&quot;;[.B98];1)-2 ;[.C98])" office:value-type="float" office:value="16" calcext:value-type="float">
            <text:p>16</text:p>
          </table:table-cell>
          <table:table-cell table:formula="of:=CONCATENATE([.$C$3]; [.A98]; [.$C$3]; &quot; =&gt; &quot;; [.$C$3]; LEFT([.B98];[.D98]); [.$C$3] ;&quot;,&quot;)" office:value-type="string" office:string-value="&quot;128&quot; =&gt; &quot;Entity's tax id.&quot;," calcext:value-type="string">
            <text:p>"128" =&gt; "Entity's tax id.",</text:p>
          </table:table-cell>
        </table:table-row>
        <table:table-row table:style-name="ro2">
          <table:table-cell office:value-type="float" office:value="129" calcext:value-type="float">
            <text:p>129</text:p>
          </table:table-cell>
          <table:table-cell office:value-type="string" calcext:value-type="string">
            <text:p>Entity's Blue Cross provider id. Note: This code requires use of an Entity Code.</text:p>
            <text:p>Start: 01/01/1995 | Last Modified: 02/11/2010</text:p>
          </table:table-cell>
          <table:table-cell table:formula="of:=FIND(&quot;Start&quot;; [.B99]; 1)-2" office:value-type="float" office:value="80" calcext:value-type="float">
            <text:p>80</text:p>
          </table:table-cell>
          <table:table-cell table:formula="of:=IFERROR(FIND(&quot;Note:&quot;;[.B99];1)-2 ;[.C99])" office:value-type="float" office:value="32" calcext:value-type="float">
            <text:p>32</text:p>
          </table:table-cell>
          <table:table-cell table:formula="of:=CONCATENATE([.$C$3]; [.A99]; [.$C$3]; &quot; =&gt; &quot;; [.$C$3]; LEFT([.B99];[.D99]); [.$C$3] ;&quot;,&quot;)" office:value-type="string" office:string-value="&quot;129&quot; =&gt; &quot;Entity's Blue Cross provider id.&quot;," calcext:value-type="string">
            <text:p>"129" =&gt; "Entity's Blue Cross provider id.",</text:p>
          </table:table-cell>
        </table:table-row>
        <table:table-row table:style-name="ro2">
          <table:table-cell office:value-type="float" office:value="130" calcext:value-type="float">
            <text:p>130</text:p>
          </table:table-cell>
          <table:table-cell office:value-type="string" calcext:value-type="string">
            <text:p>Entity's Blue Shield provider id. Note: This code requires use of an Entity Code.</text:p>
            <text:p>Start: 01/01/1995 | Last Modified: 02/11/2010</text:p>
          </table:table-cell>
          <table:table-cell table:formula="of:=FIND(&quot;Start&quot;; [.B100]; 1)-2" office:value-type="float" office:value="81" calcext:value-type="float">
            <text:p>81</text:p>
          </table:table-cell>
          <table:table-cell table:formula="of:=IFERROR(FIND(&quot;Note:&quot;;[.B100];1)-2 ;[.C100])" office:value-type="float" office:value="33" calcext:value-type="float">
            <text:p>33</text:p>
          </table:table-cell>
          <table:table-cell table:formula="of:=CONCATENATE([.$C$3]; [.A100]; [.$C$3]; &quot; =&gt; &quot;; [.$C$3]; LEFT([.B100];[.D100]); [.$C$3] ;&quot;,&quot;)" office:value-type="string" office:string-value="&quot;130&quot; =&gt; &quot;Entity's Blue Shield provider id.&quot;," calcext:value-type="string">
            <text:p>"130" =&gt; "Entity's Blue Shield provider id.",</text:p>
          </table:table-cell>
        </table:table-row>
        <table:table-row table:style-name="ro2">
          <table:table-cell office:value-type="float" office:value="131" calcext:value-type="float">
            <text:p>131</text:p>
          </table:table-cell>
          <table:table-cell office:value-type="string" calcext:value-type="string">
            <text:p>Entity's Medicare provider id. Note: This code requires use of an Entity Code.</text:p>
            <text:p>Start: 01/01/1995 | Last Modified: 02/11/2010</text:p>
          </table:table-cell>
          <table:table-cell table:formula="of:=FIND(&quot;Start&quot;; [.B101]; 1)-2" office:value-type="float" office:value="78" calcext:value-type="float">
            <text:p>78</text:p>
          </table:table-cell>
          <table:table-cell table:formula="of:=IFERROR(FIND(&quot;Note:&quot;;[.B101];1)-2 ;[.C101])" office:value-type="float" office:value="30" calcext:value-type="float">
            <text:p>30</text:p>
          </table:table-cell>
          <table:table-cell table:formula="of:=CONCATENATE([.$C$3]; [.A101]; [.$C$3]; &quot; =&gt; &quot;; [.$C$3]; LEFT([.B101];[.D101]); [.$C$3] ;&quot;,&quot;)" office:value-type="string" office:string-value="&quot;131&quot; =&gt; &quot;Entity's Medicare provider id.&quot;," calcext:value-type="string">
            <text:p>"131" =&gt; "Entity's Medicare provider id.",</text:p>
          </table:table-cell>
        </table:table-row>
        <table:table-row table:style-name="ro2">
          <table:table-cell office:value-type="float" office:value="132" calcext:value-type="float">
            <text:p>132</text:p>
          </table:table-cell>
          <table:table-cell office:value-type="string" calcext:value-type="string">
            <text:p>Entity's Medicaid provider id. Note: This code requires use of an Entity Code.</text:p>
            <text:p>Start: 01/01/1995 | Last Modified: 02/11/2010</text:p>
          </table:table-cell>
          <table:table-cell table:formula="of:=FIND(&quot;Start&quot;; [.B102]; 1)-2" office:value-type="float" office:value="78" calcext:value-type="float">
            <text:p>78</text:p>
          </table:table-cell>
          <table:table-cell table:formula="of:=IFERROR(FIND(&quot;Note:&quot;;[.B102];1)-2 ;[.C102])" office:value-type="float" office:value="30" calcext:value-type="float">
            <text:p>30</text:p>
          </table:table-cell>
          <table:table-cell table:formula="of:=CONCATENATE([.$C$3]; [.A102]; [.$C$3]; &quot; =&gt; &quot;; [.$C$3]; LEFT([.B102];[.D102]); [.$C$3] ;&quot;,&quot;)" office:value-type="string" office:string-value="&quot;132&quot; =&gt; &quot;Entity's Medicaid provider id.&quot;," calcext:value-type="string">
            <text:p>"132" =&gt; "Entity's Medicaid provider id.",</text:p>
          </table:table-cell>
        </table:table-row>
        <table:table-row table:style-name="ro2">
          <table:table-cell office:value-type="float" office:value="133" calcext:value-type="float">
            <text:p>133</text:p>
          </table:table-cell>
          <table:table-cell office:value-type="string" calcext:value-type="string">
            <text:p>Entity's UPIN. Note: This code requires use of an Entity Code.</text:p>
            <text:p>Start: 01/01/1995 | Last Modified: 02/11/2010</text:p>
          </table:table-cell>
          <table:table-cell table:formula="of:=FIND(&quot;Start&quot;; [.B103]; 1)-2" office:value-type="float" office:value="62" calcext:value-type="float">
            <text:p>62</text:p>
          </table:table-cell>
          <table:table-cell table:formula="of:=IFERROR(FIND(&quot;Note:&quot;;[.B103];1)-2 ;[.C103])" office:value-type="float" office:value="14" calcext:value-type="float">
            <text:p>14</text:p>
          </table:table-cell>
          <table:table-cell table:formula="of:=CONCATENATE([.$C$3]; [.A103]; [.$C$3]; &quot; =&gt; &quot;; [.$C$3]; LEFT([.B103];[.D103]); [.$C$3] ;&quot;,&quot;)" office:value-type="string" office:string-value="&quot;133&quot; =&gt; &quot;Entity's UPIN.&quot;," calcext:value-type="string">
            <text:p>"133" =&gt; "Entity's UPIN.",</text:p>
          </table:table-cell>
        </table:table-row>
        <table:table-row table:style-name="ro2">
          <table:table-cell office:value-type="float" office:value="134" calcext:value-type="float">
            <text:p>134</text:p>
          </table:table-cell>
          <table:table-cell office:value-type="string" calcext:value-type="string">
            <text:p>Entity's CHAMPUS provider id. Note: This code requires use of an Entity Code.</text:p>
            <text:p>Start: 01/01/1995 | Last Modified: 02/11/2010</text:p>
          </table:table-cell>
          <table:table-cell table:formula="of:=FIND(&quot;Start&quot;; [.B104]; 1)-2" office:value-type="float" office:value="77" calcext:value-type="float">
            <text:p>77</text:p>
          </table:table-cell>
          <table:table-cell table:formula="of:=IFERROR(FIND(&quot;Note:&quot;;[.B104];1)-2 ;[.C104])" office:value-type="float" office:value="29" calcext:value-type="float">
            <text:p>29</text:p>
          </table:table-cell>
          <table:table-cell table:formula="of:=CONCATENATE([.$C$3]; [.A104]; [.$C$3]; &quot; =&gt; &quot;; [.$C$3]; LEFT([.B104];[.D104]); [.$C$3] ;&quot;,&quot;)" office:value-type="string" office:string-value="&quot;134&quot; =&gt; &quot;Entity's CHAMPUS provider id.&quot;," calcext:value-type="string">
            <text:p>"134" =&gt; "Entity's CHAMPUS provider id.",</text:p>
          </table:table-cell>
        </table:table-row>
        <table:table-row table:style-name="ro2">
          <table:table-cell office:value-type="float" office:value="135" calcext:value-type="float">
            <text:p>135</text:p>
          </table:table-cell>
          <table:table-cell office:value-type="string" calcext:value-type="string">
            <text:p>Entity's commercial provider id. Note: This code requires use of an Entity Code.</text:p>
            <text:p>Start: 01/01/1995 | Last Modified: 02/11/2010</text:p>
          </table:table-cell>
          <table:table-cell table:formula="of:=FIND(&quot;Start&quot;; [.B105]; 1)-2" office:value-type="float" office:value="80" calcext:value-type="float">
            <text:p>80</text:p>
          </table:table-cell>
          <table:table-cell table:formula="of:=IFERROR(FIND(&quot;Note:&quot;;[.B105];1)-2 ;[.C105])" office:value-type="float" office:value="32" calcext:value-type="float">
            <text:p>32</text:p>
          </table:table-cell>
          <table:table-cell table:formula="of:=CONCATENATE([.$C$3]; [.A105]; [.$C$3]; &quot; =&gt; &quot;; [.$C$3]; LEFT([.B105];[.D105]); [.$C$3] ;&quot;,&quot;)" office:value-type="string" office:string-value="&quot;135&quot; =&gt; &quot;Entity's commercial provider id.&quot;," calcext:value-type="string">
            <text:p>"135" =&gt; "Entity's commercial provider id.",</text:p>
          </table:table-cell>
        </table:table-row>
        <table:table-row table:style-name="ro2">
          <table:table-cell office:value-type="float" office:value="136" calcext:value-type="float">
            <text:p>136</text:p>
          </table:table-cell>
          <table:table-cell office:value-type="string" calcext:value-type="string">
            <text:p>Entity's health industry id number. Note: This code requires use of an Entity Code.</text:p>
            <text:p>Start: 01/01/1995 | Last Modified: 02/11/2010</text:p>
          </table:table-cell>
          <table:table-cell table:formula="of:=FIND(&quot;Start&quot;; [.B106]; 1)-2" office:value-type="float" office:value="83" calcext:value-type="float">
            <text:p>83</text:p>
          </table:table-cell>
          <table:table-cell table:formula="of:=IFERROR(FIND(&quot;Note:&quot;;[.B106];1)-2 ;[.C106])" office:value-type="float" office:value="35" calcext:value-type="float">
            <text:p>35</text:p>
          </table:table-cell>
          <table:table-cell table:formula="of:=CONCATENATE([.$C$3]; [.A106]; [.$C$3]; &quot; =&gt; &quot;; [.$C$3]; LEFT([.B106];[.D106]); [.$C$3] ;&quot;,&quot;)" office:value-type="string" office:string-value="&quot;136&quot; =&gt; &quot;Entity's health industry id number.&quot;," calcext:value-type="string">
            <text:p>"136" =&gt; "Entity's health industry id number.",</text:p>
          </table:table-cell>
        </table:table-row>
        <table:table-row table:style-name="ro2">
          <table:table-cell office:value-type="float" office:value="137" calcext:value-type="float">
            <text:p>137</text:p>
          </table:table-cell>
          <table:table-cell office:value-type="string" calcext:value-type="string">
            <text:p>Entity's plan network id. Note: This code requires use of an Entity Code.</text:p>
            <text:p>Start: 01/01/1995 | Last Modified: 02/11/2010</text:p>
          </table:table-cell>
          <table:table-cell table:formula="of:=FIND(&quot;Start&quot;; [.B107]; 1)-2" office:value-type="float" office:value="73" calcext:value-type="float">
            <text:p>73</text:p>
          </table:table-cell>
          <table:table-cell table:formula="of:=IFERROR(FIND(&quot;Note:&quot;;[.B107];1)-2 ;[.C107])" office:value-type="float" office:value="25" calcext:value-type="float">
            <text:p>25</text:p>
          </table:table-cell>
          <table:table-cell table:formula="of:=CONCATENATE([.$C$3]; [.A107]; [.$C$3]; &quot; =&gt; &quot;; [.$C$3]; LEFT([.B107];[.D107]); [.$C$3] ;&quot;,&quot;)" office:value-type="string" office:string-value="&quot;137&quot; =&gt; &quot;Entity's plan network id.&quot;," calcext:value-type="string">
            <text:p>"137" =&gt; "Entity's plan network id.",</text:p>
          </table:table-cell>
        </table:table-row>
        <table:table-row table:style-name="ro2">
          <table:table-cell office:value-type="float" office:value="138" calcext:value-type="float">
            <text:p>138</text:p>
          </table:table-cell>
          <table:table-cell office:value-type="string" calcext:value-type="string">
            <text:p>Entity's site id . Note: This code requires use of an Entity Code.</text:p>
            <text:p>Start: 01/01/1995 | Last Modified: 02/11/2010</text:p>
          </table:table-cell>
          <table:table-cell table:formula="of:=FIND(&quot;Start&quot;; [.B108]; 1)-2" office:value-type="float" office:value="66" calcext:value-type="float">
            <text:p>66</text:p>
          </table:table-cell>
          <table:table-cell table:formula="of:=IFERROR(FIND(&quot;Note:&quot;;[.B108];1)-2 ;[.C108])" office:value-type="float" office:value="18" calcext:value-type="float">
            <text:p>18</text:p>
          </table:table-cell>
          <table:table-cell table:formula="of:=CONCATENATE([.$C$3]; [.A108]; [.$C$3]; &quot; =&gt; &quot;; [.$C$3]; LEFT([.B108];[.D108]); [.$C$3] ;&quot;,&quot;)" office:value-type="string" office:string-value="&quot;138&quot; =&gt; &quot;Entity's site id .&quot;," calcext:value-type="string">
            <text:p>"138" =&gt; "Entity's site id .",</text:p>
          </table:table-cell>
        </table:table-row>
        <table:table-row table:style-name="ro2">
          <table:table-cell office:value-type="float" office:value="139" calcext:value-type="float">
            <text:p>139</text:p>
          </table:table-cell>
          <table:table-cell office:value-type="string" calcext:value-type="string">
            <text:p>Entity's health maintenance provider id (HMO). Note: This code requires use of an Entity Code.</text:p>
            <text:p>Start: 01/01/1995 | Last Modified: 02/11/2010</text:p>
          </table:table-cell>
          <table:table-cell table:formula="of:=FIND(&quot;Start&quot;; [.B109]; 1)-2" office:value-type="float" office:value="94" calcext:value-type="float">
            <text:p>94</text:p>
          </table:table-cell>
          <table:table-cell table:formula="of:=IFERROR(FIND(&quot;Note:&quot;;[.B109];1)-2 ;[.C109])" office:value-type="float" office:value="46" calcext:value-type="float">
            <text:p>46</text:p>
          </table:table-cell>
          <table:table-cell table:formula="of:=CONCATENATE([.$C$3]; [.A109]; [.$C$3]; &quot; =&gt; &quot;; [.$C$3]; LEFT([.B109];[.D109]); [.$C$3] ;&quot;,&quot;)" office:value-type="string" office:string-value="&quot;139&quot; =&gt; &quot;Entity's health maintenance provider id (HMO).&quot;," calcext:value-type="string">
            <text:p>"139" =&gt; "Entity's health maintenance provider id (HMO).",</text:p>
          </table:table-cell>
        </table:table-row>
        <table:table-row table:style-name="ro2">
          <table:table-cell office:value-type="float" office:value="140" calcext:value-type="float">
            <text:p>140</text:p>
          </table:table-cell>
          <table:table-cell office:value-type="string" calcext:value-type="string">
            <text:p>Entity's preferred provider organization id (PPO). Note: This code requires use of an Entity Code.</text:p>
            <text:p>Start: 01/01/1995 | Last Modified: 02/11/2010</text:p>
          </table:table-cell>
          <table:table-cell table:formula="of:=FIND(&quot;Start&quot;; [.B110]; 1)-2" office:value-type="float" office:value="98" calcext:value-type="float">
            <text:p>98</text:p>
          </table:table-cell>
          <table:table-cell table:formula="of:=IFERROR(FIND(&quot;Note:&quot;;[.B110];1)-2 ;[.C110])" office:value-type="float" office:value="50" calcext:value-type="float">
            <text:p>50</text:p>
          </table:table-cell>
          <table:table-cell table:formula="of:=CONCATENATE([.$C$3]; [.A110]; [.$C$3]; &quot; =&gt; &quot;; [.$C$3]; LEFT([.B110];[.D110]); [.$C$3] ;&quot;,&quot;)" office:value-type="string" office:string-value="&quot;140&quot; =&gt; &quot;Entity's preferred provider organization id (PPO).&quot;," calcext:value-type="string">
            <text:p>"140" =&gt; "Entity's preferred provider organization id (PPO).",</text:p>
          </table:table-cell>
        </table:table-row>
        <table:table-row table:style-name="ro2">
          <table:table-cell office:value-type="float" office:value="141" calcext:value-type="float">
            <text:p>141</text:p>
          </table:table-cell>
          <table:table-cell office:value-type="string" calcext:value-type="string">
            <text:p>Entity's administrative services organization id (ASO). Note: This code requires use of an Entity Code.</text:p>
            <text:p>Start: 01/01/1995 | Last Modified: 02/11/2010</text:p>
          </table:table-cell>
          <table:table-cell table:formula="of:=FIND(&quot;Start&quot;; [.B111]; 1)-2" office:value-type="float" office:value="103" calcext:value-type="float">
            <text:p>103</text:p>
          </table:table-cell>
          <table:table-cell table:formula="of:=IFERROR(FIND(&quot;Note:&quot;;[.B111];1)-2 ;[.C111])" office:value-type="float" office:value="55" calcext:value-type="float">
            <text:p>55</text:p>
          </table:table-cell>
          <table:table-cell table:formula="of:=CONCATENATE([.$C$3]; [.A111]; [.$C$3]; &quot; =&gt; &quot;; [.$C$3]; LEFT([.B111];[.D111]); [.$C$3] ;&quot;,&quot;)" office:value-type="string" office:string-value="&quot;141&quot; =&gt; &quot;Entity's administrative services organization id (ASO).&quot;," calcext:value-type="string">
            <text:p>"141" =&gt; "Entity's administrative services organization id (ASO).",</text:p>
          </table:table-cell>
        </table:table-row>
        <table:table-row table:style-name="ro2">
          <table:table-cell office:value-type="float" office:value="142" calcext:value-type="float">
            <text:p>142</text:p>
          </table:table-cell>
          <table:table-cell office:value-type="string" calcext:value-type="string">
            <text:p>Entity's license/certification number. Note: This code requires use of an Entity Code.</text:p>
            <text:p>Start: 01/01/1995 | Last Modified: 02/11/2010</text:p>
          </table:table-cell>
          <table:table-cell table:formula="of:=FIND(&quot;Start&quot;; [.B112]; 1)-2" office:value-type="float" office:value="86" calcext:value-type="float">
            <text:p>86</text:p>
          </table:table-cell>
          <table:table-cell table:formula="of:=IFERROR(FIND(&quot;Note:&quot;;[.B112];1)-2 ;[.C112])" office:value-type="float" office:value="38" calcext:value-type="float">
            <text:p>38</text:p>
          </table:table-cell>
          <table:table-cell table:formula="of:=CONCATENATE([.$C$3]; [.A112]; [.$C$3]; &quot; =&gt; &quot;; [.$C$3]; LEFT([.B112];[.D112]); [.$C$3] ;&quot;,&quot;)" office:value-type="string" office:string-value="&quot;142&quot; =&gt; &quot;Entity's license/certification number.&quot;," calcext:value-type="string">
            <text:p>"142" =&gt; "Entity's license/certification number.",</text:p>
          </table:table-cell>
        </table:table-row>
        <table:table-row table:style-name="ro2">
          <table:table-cell office:value-type="float" office:value="143" calcext:value-type="float">
            <text:p>143</text:p>
          </table:table-cell>
          <table:table-cell office:value-type="string" calcext:value-type="string">
            <text:p>Entity's state license number. Note: This code requires use of an Entity Code.</text:p>
            <text:p>Start: 01/01/1995 | Last Modified: 02/11/2010</text:p>
          </table:table-cell>
          <table:table-cell table:formula="of:=FIND(&quot;Start&quot;; [.B113]; 1)-2" office:value-type="float" office:value="78" calcext:value-type="float">
            <text:p>78</text:p>
          </table:table-cell>
          <table:table-cell table:formula="of:=IFERROR(FIND(&quot;Note:&quot;;[.B113];1)-2 ;[.C113])" office:value-type="float" office:value="30" calcext:value-type="float">
            <text:p>30</text:p>
          </table:table-cell>
          <table:table-cell table:formula="of:=CONCATENATE([.$C$3]; [.A113]; [.$C$3]; &quot; =&gt; &quot;; [.$C$3]; LEFT([.B113];[.D113]); [.$C$3] ;&quot;,&quot;)" office:value-type="string" office:string-value="&quot;143&quot; =&gt; &quot;Entity's state license number.&quot;," calcext:value-type="string">
            <text:p>"143" =&gt; "Entity's state license number.",</text:p>
          </table:table-cell>
        </table:table-row>
        <table:table-row table:style-name="ro2">
          <table:table-cell office:value-type="float" office:value="144" calcext:value-type="float">
            <text:p>144</text:p>
          </table:table-cell>
          <table:table-cell office:value-type="string" calcext:value-type="string">
            <text:p>Entity's specialty license number. Note: This code requires use of an Entity Code.</text:p>
            <text:p>Start: 01/01/1995 | Last Modified: 02/11/2010</text:p>
          </table:table-cell>
          <table:table-cell table:formula="of:=FIND(&quot;Start&quot;; [.B114]; 1)-2" office:value-type="float" office:value="82" calcext:value-type="float">
            <text:p>82</text:p>
          </table:table-cell>
          <table:table-cell table:formula="of:=IFERROR(FIND(&quot;Note:&quot;;[.B114];1)-2 ;[.C114])" office:value-type="float" office:value="34" calcext:value-type="float">
            <text:p>34</text:p>
          </table:table-cell>
          <table:table-cell table:formula="of:=CONCATENATE([.$C$3]; [.A114]; [.$C$3]; &quot; =&gt; &quot;; [.$C$3]; LEFT([.B114];[.D114]); [.$C$3] ;&quot;,&quot;)" office:value-type="string" office:string-value="&quot;144&quot; =&gt; &quot;Entity's specialty license number.&quot;," calcext:value-type="string">
            <text:p>"144" =&gt; "Entity's specialty license number.",</text:p>
          </table:table-cell>
        </table:table-row>
        <table:table-row table:style-name="ro2">
          <table:table-cell office:value-type="float" office:value="145" calcext:value-type="float">
            <text:p>145</text:p>
          </table:table-cell>
          <table:table-cell office:value-type="string" calcext:value-type="string">
            <text:p>Entity's specialty/taxonomy code. Note: This code requires use of an Entity Code.</text:p>
            <text:p>Start: 01/01/1995 | Last Modified: 02/11/2010</text:p>
          </table:table-cell>
          <table:table-cell table:formula="of:=FIND(&quot;Start&quot;; [.B115]; 1)-2" office:value-type="float" office:value="81" calcext:value-type="float">
            <text:p>81</text:p>
          </table:table-cell>
          <table:table-cell table:formula="of:=IFERROR(FIND(&quot;Note:&quot;;[.B115];1)-2 ;[.C115])" office:value-type="float" office:value="33" calcext:value-type="float">
            <text:p>33</text:p>
          </table:table-cell>
          <table:table-cell table:formula="of:=CONCATENATE([.$C$3]; [.A115]; [.$C$3]; &quot; =&gt; &quot;; [.$C$3]; LEFT([.B115];[.D115]); [.$C$3] ;&quot;,&quot;)" office:value-type="string" office:string-value="&quot;145&quot; =&gt; &quot;Entity's specialty/taxonomy code.&quot;," calcext:value-type="string">
            <text:p>"145" =&gt; "Entity's specialty/taxonomy code.",</text:p>
          </table:table-cell>
        </table:table-row>
        <table:table-row table:style-name="ro2">
          <table:table-cell office:value-type="float" office:value="146" calcext:value-type="float">
            <text:p>146</text:p>
          </table:table-cell>
          <table:table-cell office:value-type="string" calcext:value-type="string">
            <text:p>Entity's anesthesia license number. Note: This code requires use of an Entity Code.</text:p>
            <text:p>Start: 01/01/1995 | Last Modified: 02/11/2010</text:p>
          </table:table-cell>
          <table:table-cell table:formula="of:=FIND(&quot;Start&quot;; [.B116]; 1)-2" office:value-type="float" office:value="83" calcext:value-type="float">
            <text:p>83</text:p>
          </table:table-cell>
          <table:table-cell table:formula="of:=IFERROR(FIND(&quot;Note:&quot;;[.B116];1)-2 ;[.C116])" office:value-type="float" office:value="35" calcext:value-type="float">
            <text:p>35</text:p>
          </table:table-cell>
          <table:table-cell table:formula="of:=CONCATENATE([.$C$3]; [.A116]; [.$C$3]; &quot; =&gt; &quot;; [.$C$3]; LEFT([.B116];[.D116]); [.$C$3] ;&quot;,&quot;)" office:value-type="string" office:string-value="&quot;146&quot; =&gt; &quot;Entity's anesthesia license number.&quot;," calcext:value-type="string">
            <text:p>"146" =&gt; "Entity's anesthesia license number.",</text:p>
          </table:table-cell>
        </table:table-row>
        <table:table-row table:style-name="ro2">
          <table:table-cell office:value-type="float" office:value="147" calcext:value-type="float">
            <text:p>147</text:p>
          </table:table-cell>
          <table:table-cell office:value-type="string" calcext:value-type="string">
            <text:p>Entity's qualification degree/designation (e.g. RN,PhD,MD). Note: This code requires use of an Entity Code.</text:p>
            <text:p>Start: 02/28/1997 | Last Modified: 02/11/2010</text:p>
          </table:table-cell>
          <table:table-cell table:formula="of:=FIND(&quot;Start&quot;; [.B117]; 1)-2" office:value-type="float" office:value="107" calcext:value-type="float">
            <text:p>107</text:p>
          </table:table-cell>
          <table:table-cell table:formula="of:=IFERROR(FIND(&quot;Note:&quot;;[.B117];1)-2 ;[.C117])" office:value-type="float" office:value="59" calcext:value-type="float">
            <text:p>59</text:p>
          </table:table-cell>
          <table:table-cell table:formula="of:=CONCATENATE([.$C$3]; [.A117]; [.$C$3]; &quot; =&gt; &quot;; [.$C$3]; LEFT([.B117];[.D117]); [.$C$3] ;&quot;,&quot;)" office:value-type="string" office:string-value="&quot;147&quot; =&gt; &quot;Entity's qualification degree/designation (e.g. RN,PhD,MD).&quot;," calcext:value-type="string">
            <text:p>"147" =&gt; "Entity's qualification degree/designation (e.g. RN,PhD,MD).",</text:p>
          </table:table-cell>
        </table:table-row>
        <table:table-row table:style-name="ro2">
          <table:table-cell office:value-type="float" office:value="148" calcext:value-type="float">
            <text:p>148</text:p>
          </table:table-cell>
          <table:table-cell office:value-type="string" calcext:value-type="string">
            <text:p>Entity's social security number. Note: This code requires use of an Entity Code.</text:p>
            <text:p>Start: 01/01/1995 | Last Modified: 02/11/2010</text:p>
          </table:table-cell>
          <table:table-cell table:formula="of:=FIND(&quot;Start&quot;; [.B118]; 1)-2" office:value-type="float" office:value="80" calcext:value-type="float">
            <text:p>80</text:p>
          </table:table-cell>
          <table:table-cell table:formula="of:=IFERROR(FIND(&quot;Note:&quot;;[.B118];1)-2 ;[.C118])" office:value-type="float" office:value="32" calcext:value-type="float">
            <text:p>32</text:p>
          </table:table-cell>
          <table:table-cell table:formula="of:=CONCATENATE([.$C$3]; [.A118]; [.$C$3]; &quot; =&gt; &quot;; [.$C$3]; LEFT([.B118];[.D118]); [.$C$3] ;&quot;,&quot;)" office:value-type="string" office:string-value="&quot;148&quot; =&gt; &quot;Entity's social security number.&quot;," calcext:value-type="string">
            <text:p>"148" =&gt; "Entity's social security number.",</text:p>
          </table:table-cell>
        </table:table-row>
        <table:table-row table:style-name="ro2">
          <table:table-cell office:value-type="float" office:value="149" calcext:value-type="float">
            <text:p>149</text:p>
          </table:table-cell>
          <table:table-cell office:value-type="string" calcext:value-type="string">
            <text:p>Entity's employer id. Note: This code requires use of an Entity Code.</text:p>
            <text:p>Start: 01/01/1995 | Last Modified: 02/11/2010</text:p>
          </table:table-cell>
          <table:table-cell table:formula="of:=FIND(&quot;Start&quot;; [.B119]; 1)-2" office:value-type="float" office:value="69" calcext:value-type="float">
            <text:p>69</text:p>
          </table:table-cell>
          <table:table-cell table:formula="of:=IFERROR(FIND(&quot;Note:&quot;;[.B119];1)-2 ;[.C119])" office:value-type="float" office:value="21" calcext:value-type="float">
            <text:p>21</text:p>
          </table:table-cell>
          <table:table-cell table:formula="of:=CONCATENATE([.$C$3]; [.A119]; [.$C$3]; &quot; =&gt; &quot;; [.$C$3]; LEFT([.B119];[.D119]); [.$C$3] ;&quot;,&quot;)" office:value-type="string" office:string-value="&quot;149&quot; =&gt; &quot;Entity's employer id.&quot;," calcext:value-type="string">
            <text:p>"149" =&gt; "Entity's employer id.",</text:p>
          </table:table-cell>
        </table:table-row>
        <table:table-row table:style-name="ro2">
          <table:table-cell office:value-type="float" office:value="150" calcext:value-type="float">
            <text:p>150</text:p>
          </table:table-cell>
          <table:table-cell office:value-type="string" calcext:value-type="string">
            <text:p>Entity's drug enforcement agency (DEA) number. Note: This code requires use of an Entity Code.</text:p>
            <text:p>Start: 01/01/1995 | Last Modified: 02/11/2010</text:p>
          </table:table-cell>
          <table:table-cell table:formula="of:=FIND(&quot;Start&quot;; [.B120]; 1)-2" office:value-type="float" office:value="94" calcext:value-type="float">
            <text:p>94</text:p>
          </table:table-cell>
          <table:table-cell table:formula="of:=IFERROR(FIND(&quot;Note:&quot;;[.B120];1)-2 ;[.C120])" office:value-type="float" office:value="46" calcext:value-type="float">
            <text:p>46</text:p>
          </table:table-cell>
          <table:table-cell table:formula="of:=CONCATENATE([.$C$3]; [.A120]; [.$C$3]; &quot; =&gt; &quot;; [.$C$3]; LEFT([.B120];[.D120]); [.$C$3] ;&quot;,&quot;)" office:value-type="string" office:string-value="&quot;150&quot; =&gt; &quot;Entity's drug enforcement agency (DEA) number.&quot;," calcext:value-type="string">
            <text:p>"150" =&gt; "Entity's drug enforcement agency (DEA) number.",</text:p>
          </table:table-cell>
        </table:table-row>
        <table:table-row table:style-name="ro2">
          <table:table-cell office:value-type="float" office:value="152" calcext:value-type="float">
            <text:p>152</text:p>
          </table:table-cell>
          <table:table-cell office:value-type="string" calcext:value-type="string">
            <text:p>Pharmacy processor number.</text:p>
            <text:p>Start: 01/01/1995</text:p>
          </table:table-cell>
          <table:table-cell table:formula="of:=FIND(&quot;Start&quot;; [.B121]; 1)-2" office:value-type="float" office:value="26" calcext:value-type="float">
            <text:p>26</text:p>
          </table:table-cell>
          <table:table-cell table:formula="of:=IFERROR(FIND(&quot;Note:&quot;;[.B121];1)-2 ;[.C121])" office:value-type="float" office:value="26" calcext:value-type="float">
            <text:p>26</text:p>
          </table:table-cell>
          <table:table-cell table:formula="of:=CONCATENATE([.$C$3]; [.A121]; [.$C$3]; &quot; =&gt; &quot;; [.$C$3]; LEFT([.B121];[.D121]); [.$C$3] ;&quot;,&quot;)" office:value-type="string" office:string-value="&quot;152&quot; =&gt; &quot;Pharmacy processor number.&quot;," calcext:value-type="string">
            <text:p>"152" =&gt; "Pharmacy processor number.",</text:p>
          </table:table-cell>
        </table:table-row>
        <table:table-row table:style-name="ro2">
          <table:table-cell office:value-type="float" office:value="153" calcext:value-type="float">
            <text:p>153</text:p>
          </table:table-cell>
          <table:table-cell office:value-type="string" calcext:value-type="string">
            <text:p>Entity's id number. Note: This code requires use of an Entity Code.</text:p>
            <text:p>Start: 01/01/1995 | Last Modified: 02/11/2010</text:p>
          </table:table-cell>
          <table:table-cell table:formula="of:=FIND(&quot;Start&quot;; [.B122]; 1)-2" office:value-type="float" office:value="67" calcext:value-type="float">
            <text:p>67</text:p>
          </table:table-cell>
          <table:table-cell table:formula="of:=IFERROR(FIND(&quot;Note:&quot;;[.B122];1)-2 ;[.C122])" office:value-type="float" office:value="19" calcext:value-type="float">
            <text:p>19</text:p>
          </table:table-cell>
          <table:table-cell table:formula="of:=CONCATENATE([.$C$3]; [.A122]; [.$C$3]; &quot; =&gt; &quot;; [.$C$3]; LEFT([.B122];[.D122]); [.$C$3] ;&quot;,&quot;)" office:value-type="string" office:string-value="&quot;153&quot; =&gt; &quot;Entity's id number.&quot;," calcext:value-type="string">
            <text:p>"153" =&gt; "Entity's id number.",</text:p>
          </table:table-cell>
        </table:table-row>
        <table:table-row table:style-name="ro2">
          <table:table-cell office:value-type="float" office:value="154" calcext:value-type="float">
            <text:p>154</text:p>
          </table:table-cell>
          <table:table-cell office:value-type="string" calcext:value-type="string">
            <text:p>Relationship of surgeon &amp; assistant surgeon.</text:p>
            <text:p>Start: 01/01/1995</text:p>
          </table:table-cell>
          <table:table-cell table:formula="of:=FIND(&quot;Start&quot;; [.B123]; 1)-2" office:value-type="float" office:value="44" calcext:value-type="float">
            <text:p>44</text:p>
          </table:table-cell>
          <table:table-cell table:formula="of:=IFERROR(FIND(&quot;Note:&quot;;[.B123];1)-2 ;[.C123])" office:value-type="float" office:value="44" calcext:value-type="float">
            <text:p>44</text:p>
          </table:table-cell>
          <table:table-cell table:formula="of:=CONCATENATE([.$C$3]; [.A123]; [.$C$3]; &quot; =&gt; &quot;; [.$C$3]; LEFT([.B123];[.D123]); [.$C$3] ;&quot;,&quot;)" office:value-type="string" office:string-value="&quot;154&quot; =&gt; &quot;Relationship of surgeon &amp; assistant surgeon.&quot;," calcext:value-type="string">
            <text:p>"154" =&gt; "Relationship of surgeon &amp; assistant surgeon.",</text:p>
          </table:table-cell>
        </table:table-row>
        <table:table-row table:style-name="ro2">
          <table:table-cell office:value-type="float" office:value="155" calcext:value-type="float">
            <text:p>155</text:p>
          </table:table-cell>
          <table:table-cell office:value-type="string" calcext:value-type="string">
            <text:p>Entity's relationship to patient. Note: This code requires use of an Entity Code.</text:p>
            <text:p>Start: 01/01/1995 | Last Modified: 02/11/2010</text:p>
          </table:table-cell>
          <table:table-cell table:formula="of:=FIND(&quot;Start&quot;; [.B124]; 1)-2" office:value-type="float" office:value="81" calcext:value-type="float">
            <text:p>81</text:p>
          </table:table-cell>
          <table:table-cell table:formula="of:=IFERROR(FIND(&quot;Note:&quot;;[.B124];1)-2 ;[.C124])" office:value-type="float" office:value="33" calcext:value-type="float">
            <text:p>33</text:p>
          </table:table-cell>
          <table:table-cell table:formula="of:=CONCATENATE([.$C$3]; [.A124]; [.$C$3]; &quot; =&gt; &quot;; [.$C$3]; LEFT([.B124];[.D124]); [.$C$3] ;&quot;,&quot;)" office:value-type="string" office:string-value="&quot;155&quot; =&gt; &quot;Entity's relationship to patient.&quot;," calcext:value-type="string">
            <text:p>"155" =&gt; "Entity's relationship to patient.",</text:p>
          </table:table-cell>
        </table:table-row>
        <table:table-row table:style-name="ro2">
          <table:table-cell office:value-type="float" office:value="156" calcext:value-type="float">
            <text:p>156</text:p>
          </table:table-cell>
          <table:table-cell office:value-type="string" calcext:value-type="string">
            <text:p>Patient relationship to subscriber</text:p>
            <text:p>Start: 01/01/1995</text:p>
          </table:table-cell>
          <table:table-cell table:formula="of:=FIND(&quot;Start&quot;; [.B125]; 1)-2" office:value-type="float" office:value="34" calcext:value-type="float">
            <text:p>34</text:p>
          </table:table-cell>
          <table:table-cell table:formula="of:=IFERROR(FIND(&quot;Note:&quot;;[.B125];1)-2 ;[.C125])" office:value-type="float" office:value="34" calcext:value-type="float">
            <text:p>34</text:p>
          </table:table-cell>
          <table:table-cell table:formula="of:=CONCATENATE([.$C$3]; [.A125]; [.$C$3]; &quot; =&gt; &quot;; [.$C$3]; LEFT([.B125];[.D125]); [.$C$3] ;&quot;,&quot;)" office:value-type="string" office:string-value="&quot;156&quot; =&gt; &quot;Patient relationship to subscriber&quot;," calcext:value-type="string">
            <text:p>"156" =&gt; "Patient relationship to subscriber",</text:p>
          </table:table-cell>
        </table:table-row>
        <table:table-row table:style-name="ro2">
          <table:table-cell office:value-type="float" office:value="157" calcext:value-type="float">
            <text:p>157</text:p>
          </table:table-cell>
          <table:table-cell office:value-type="string" calcext:value-type="string">
            <text:p>Entity's Gender. Note: This code requires use of an Entity Code.</text:p>
            <text:p>Start: 01/01/1995 | Last Modified: 02/11/2010</text:p>
          </table:table-cell>
          <table:table-cell table:formula="of:=FIND(&quot;Start&quot;; [.B126]; 1)-2" office:value-type="float" office:value="64" calcext:value-type="float">
            <text:p>64</text:p>
          </table:table-cell>
          <table:table-cell table:formula="of:=IFERROR(FIND(&quot;Note:&quot;;[.B126];1)-2 ;[.C126])" office:value-type="float" office:value="16" calcext:value-type="float">
            <text:p>16</text:p>
          </table:table-cell>
          <table:table-cell table:formula="of:=CONCATENATE([.$C$3]; [.A126]; [.$C$3]; &quot; =&gt; &quot;; [.$C$3]; LEFT([.B126];[.D126]); [.$C$3] ;&quot;,&quot;)" office:value-type="string" office:string-value="&quot;157&quot; =&gt; &quot;Entity's Gender.&quot;," calcext:value-type="string">
            <text:p>"157" =&gt; "Entity's Gender.",</text:p>
          </table:table-cell>
        </table:table-row>
        <table:table-row table:style-name="ro2">
          <table:table-cell office:value-type="float" office:value="158" calcext:value-type="float">
            <text:p>158</text:p>
          </table:table-cell>
          <table:table-cell office:value-type="string" calcext:value-type="string">
            <text:p>Entity's date of birth. Note: This code requires use of an Entity Code.</text:p>
            <text:p>Start: 01/01/1995 | Last Modified: 02/11/2010</text:p>
          </table:table-cell>
          <table:table-cell table:formula="of:=FIND(&quot;Start&quot;; [.B127]; 1)-2" office:value-type="float" office:value="71" calcext:value-type="float">
            <text:p>71</text:p>
          </table:table-cell>
          <table:table-cell table:formula="of:=IFERROR(FIND(&quot;Note:&quot;;[.B127];1)-2 ;[.C127])" office:value-type="float" office:value="23" calcext:value-type="float">
            <text:p>23</text:p>
          </table:table-cell>
          <table:table-cell table:formula="of:=CONCATENATE([.$C$3]; [.A127]; [.$C$3]; &quot; =&gt; &quot;; [.$C$3]; LEFT([.B127];[.D127]); [.$C$3] ;&quot;,&quot;)" office:value-type="string" office:string-value="&quot;158&quot; =&gt; &quot;Entity's date of birth.&quot;," calcext:value-type="string">
            <text:p>"158" =&gt; "Entity's date of birth.",</text:p>
          </table:table-cell>
        </table:table-row>
        <table:table-row table:style-name="ro2">
          <table:table-cell office:value-type="float" office:value="159" calcext:value-type="float">
            <text:p>159</text:p>
          </table:table-cell>
          <table:table-cell office:value-type="string" calcext:value-type="string">
            <text:p>Entity's date of death. Note: This code requires use of an Entity Code.</text:p>
            <text:p>Start: 01/01/1995 | Last Modified: 02/11/2010</text:p>
          </table:table-cell>
          <table:table-cell table:formula="of:=FIND(&quot;Start&quot;; [.B128]; 1)-2" office:value-type="float" office:value="71" calcext:value-type="float">
            <text:p>71</text:p>
          </table:table-cell>
          <table:table-cell table:formula="of:=IFERROR(FIND(&quot;Note:&quot;;[.B128];1)-2 ;[.C128])" office:value-type="float" office:value="23" calcext:value-type="float">
            <text:p>23</text:p>
          </table:table-cell>
          <table:table-cell table:formula="of:=CONCATENATE([.$C$3]; [.A128]; [.$C$3]; &quot; =&gt; &quot;; [.$C$3]; LEFT([.B128];[.D128]); [.$C$3] ;&quot;,&quot;)" office:value-type="string" office:string-value="&quot;159&quot; =&gt; &quot;Entity's date of death.&quot;," calcext:value-type="string">
            <text:p>"159" =&gt; "Entity's date of death.",</text:p>
          </table:table-cell>
        </table:table-row>
        <table:table-row table:style-name="ro2">
          <table:table-cell office:value-type="float" office:value="160" calcext:value-type="float">
            <text:p>160</text:p>
          </table:table-cell>
          <table:table-cell office:value-type="string" calcext:value-type="string">
            <text:p>Entity's marital status. Note: This code requires use of an Entity Code.</text:p>
            <text:p>Start: 01/01/1995 | Last Modified: 02/11/2010</text:p>
          </table:table-cell>
          <table:table-cell table:formula="of:=FIND(&quot;Start&quot;; [.B129]; 1)-2" office:value-type="float" office:value="72" calcext:value-type="float">
            <text:p>72</text:p>
          </table:table-cell>
          <table:table-cell table:formula="of:=IFERROR(FIND(&quot;Note:&quot;;[.B129];1)-2 ;[.C129])" office:value-type="float" office:value="24" calcext:value-type="float">
            <text:p>24</text:p>
          </table:table-cell>
          <table:table-cell table:formula="of:=CONCATENATE([.$C$3]; [.A129]; [.$C$3]; &quot; =&gt; &quot;; [.$C$3]; LEFT([.B129];[.D129]); [.$C$3] ;&quot;,&quot;)" office:value-type="string" office:string-value="&quot;160&quot; =&gt; &quot;Entity's marital status.&quot;," calcext:value-type="string">
            <text:p>"160" =&gt; "Entity's marital status.",</text:p>
          </table:table-cell>
        </table:table-row>
        <table:table-row table:style-name="ro2">
          <table:table-cell office:value-type="float" office:value="161" calcext:value-type="float">
            <text:p>161</text:p>
          </table:table-cell>
          <table:table-cell office:value-type="string" calcext:value-type="string">
            <text:p>Entity's employment status. Note: This code requires use of an Entity Code.</text:p>
            <text:p>Start: 01/01/1995 | Last Modified: 02/11/2010</text:p>
          </table:table-cell>
          <table:table-cell table:formula="of:=FIND(&quot;Start&quot;; [.B130]; 1)-2" office:value-type="float" office:value="75" calcext:value-type="float">
            <text:p>75</text:p>
          </table:table-cell>
          <table:table-cell table:formula="of:=IFERROR(FIND(&quot;Note:&quot;;[.B130];1)-2 ;[.C130])" office:value-type="float" office:value="27" calcext:value-type="float">
            <text:p>27</text:p>
          </table:table-cell>
          <table:table-cell table:formula="of:=CONCATENATE([.$C$3]; [.A130]; [.$C$3]; &quot; =&gt; &quot;; [.$C$3]; LEFT([.B130];[.D130]); [.$C$3] ;&quot;,&quot;)" office:value-type="string" office:string-value="&quot;161&quot; =&gt; &quot;Entity's employment status.&quot;," calcext:value-type="string">
            <text:p>"161" =&gt; "Entity's employment status.",</text:p>
          </table:table-cell>
        </table:table-row>
        <table:table-row table:style-name="ro2">
          <table:table-cell office:value-type="float" office:value="162" calcext:value-type="float">
            <text:p>162</text:p>
          </table:table-cell>
          <table:table-cell office:value-type="string" calcext:value-type="string">
            <text:p>Entity's health insurance claim number (HICN). Note: This code requires use of an Entity Code.</text:p>
            <text:p>Start: 01/01/1995 | Last Modified: 02/11/2010</text:p>
          </table:table-cell>
          <table:table-cell table:formula="of:=FIND(&quot;Start&quot;; [.B131]; 1)-2" office:value-type="float" office:value="94" calcext:value-type="float">
            <text:p>94</text:p>
          </table:table-cell>
          <table:table-cell table:formula="of:=IFERROR(FIND(&quot;Note:&quot;;[.B131];1)-2 ;[.C131])" office:value-type="float" office:value="46" calcext:value-type="float">
            <text:p>46</text:p>
          </table:table-cell>
          <table:table-cell table:formula="of:=CONCATENATE([.$C$3]; [.A131]; [.$C$3]; &quot; =&gt; &quot;; [.$C$3]; LEFT([.B131];[.D131]); [.$C$3] ;&quot;,&quot;)" office:value-type="string" office:string-value="&quot;162&quot; =&gt; &quot;Entity's health insurance claim number (HICN).&quot;," calcext:value-type="string">
            <text:p>"162" =&gt; "Entity's health insurance claim number (HICN).",</text:p>
          </table:table-cell>
        </table:table-row>
        <table:table-row table:style-name="ro2">
          <table:table-cell office:value-type="float" office:value="163" calcext:value-type="float">
            <text:p>163</text:p>
          </table:table-cell>
          <table:table-cell office:value-type="string" calcext:value-type="string">
            <text:p>Entity's policy number. Note: This code requires use of an Entity Code. This change effective 9/1/2016: Entity's policy/group number. Note: This code requires use of an Entity Code.</text:p>
            <text:p>Start: 01/01/1995 | Last Modified: 03/01/2016</text:p>
          </table:table-cell>
          <table:table-cell table:formula="of:=FIND(&quot;Start&quot;; [.B132]; 1)-2" office:value-type="float" office:value="181" calcext:value-type="float">
            <text:p>181</text:p>
          </table:table-cell>
          <table:table-cell table:formula="of:=IFERROR(FIND(&quot;Note:&quot;;[.B132];1)-2 ;[.C132])" office:value-type="float" office:value="23" calcext:value-type="float">
            <text:p>23</text:p>
          </table:table-cell>
          <table:table-cell table:formula="of:=CONCATENATE([.$C$3]; [.A132]; [.$C$3]; &quot; =&gt; &quot;; [.$C$3]; LEFT([.B132];[.D132]); [.$C$3] ;&quot;,&quot;)" office:value-type="string" office:string-value="&quot;163&quot; =&gt; &quot;Entity's policy number.&quot;," calcext:value-type="string">
            <text:p>"163" =&gt; "Entity's policy number.",</text:p>
          </table:table-cell>
        </table:table-row>
        <table:table-row table:style-name="ro2">
          <table:table-cell office:value-type="float" office:value="164" calcext:value-type="float">
            <text:p>164</text:p>
          </table:table-cell>
          <table:table-cell office:value-type="string" calcext:value-type="string">
            <text:p>Entity's contract/member number. Note: This code requires use of an Entity Code.</text:p>
            <text:p>Start: 01/01/1995 | Last Modified: 02/11/2010</text:p>
          </table:table-cell>
          <table:table-cell table:formula="of:=FIND(&quot;Start&quot;; [.B133]; 1)-2" office:value-type="float" office:value="80" calcext:value-type="float">
            <text:p>80</text:p>
          </table:table-cell>
          <table:table-cell table:formula="of:=IFERROR(FIND(&quot;Note:&quot;;[.B133];1)-2 ;[.C133])" office:value-type="float" office:value="32" calcext:value-type="float">
            <text:p>32</text:p>
          </table:table-cell>
          <table:table-cell table:formula="of:=CONCATENATE([.$C$3]; [.A133]; [.$C$3]; &quot; =&gt; &quot;; [.$C$3]; LEFT([.B133];[.D133]); [.$C$3] ;&quot;,&quot;)" office:value-type="string" office:string-value="&quot;164&quot; =&gt; &quot;Entity's contract/member number.&quot;," calcext:value-type="string">
            <text:p>"164" =&gt; "Entity's contract/member number.",</text:p>
          </table:table-cell>
        </table:table-row>
        <table:table-row table:style-name="ro2">
          <table:table-cell office:value-type="float" office:value="165" calcext:value-type="float">
            <text:p>165</text:p>
          </table:table-cell>
          <table:table-cell office:value-type="string" calcext:value-type="string">
            <text:p>Entity's employer name, address and phone. Note: This code requires use of an Entity Code.</text:p>
            <text:p>Start: 01/01/1995 | Last Modified: 02/11/2010</text:p>
          </table:table-cell>
          <table:table-cell table:formula="of:=FIND(&quot;Start&quot;; [.B134]; 1)-2" office:value-type="float" office:value="90" calcext:value-type="float">
            <text:p>90</text:p>
          </table:table-cell>
          <table:table-cell table:formula="of:=IFERROR(FIND(&quot;Note:&quot;;[.B134];1)-2 ;[.C134])" office:value-type="float" office:value="42" calcext:value-type="float">
            <text:p>42</text:p>
          </table:table-cell>
          <table:table-cell table:formula="of:=CONCATENATE([.$C$3]; [.A134]; [.$C$3]; &quot; =&gt; &quot;; [.$C$3]; LEFT([.B134];[.D134]); [.$C$3] ;&quot;,&quot;)" office:value-type="string" office:string-value="&quot;165&quot; =&gt; &quot;Entity's employer name, address and phone.&quot;," calcext:value-type="string">
            <text:p>"165" =&gt; "Entity's employer name, address and phone.",</text:p>
          </table:table-cell>
        </table:table-row>
        <table:table-row table:style-name="ro2">
          <table:table-cell office:value-type="float" office:value="166" calcext:value-type="float">
            <text:p>166</text:p>
          </table:table-cell>
          <table:table-cell office:value-type="string" calcext:value-type="string">
            <text:p>Entity's employer name. Note: This code requires use of an Entity Code.</text:p>
            <text:p>Start: 01/01/1995 | Last Modified: 02/11/2010</text:p>
          </table:table-cell>
          <table:table-cell table:formula="of:=FIND(&quot;Start&quot;; [.B135]; 1)-2" office:value-type="float" office:value="71" calcext:value-type="float">
            <text:p>71</text:p>
          </table:table-cell>
          <table:table-cell table:formula="of:=IFERROR(FIND(&quot;Note:&quot;;[.B135];1)-2 ;[.C135])" office:value-type="float" office:value="23" calcext:value-type="float">
            <text:p>23</text:p>
          </table:table-cell>
          <table:table-cell table:formula="of:=CONCATENATE([.$C$3]; [.A135]; [.$C$3]; &quot; =&gt; &quot;; [.$C$3]; LEFT([.B135];[.D135]); [.$C$3] ;&quot;,&quot;)" office:value-type="string" office:string-value="&quot;166&quot; =&gt; &quot;Entity's employer name.&quot;," calcext:value-type="string">
            <text:p>"166" =&gt; "Entity's employer name.",</text:p>
          </table:table-cell>
        </table:table-row>
        <table:table-row table:style-name="ro2">
          <table:table-cell office:value-type="float" office:value="167" calcext:value-type="float">
            <text:p>167</text:p>
          </table:table-cell>
          <table:table-cell office:value-type="string" calcext:value-type="string">
            <text:p>Entity's employer address. Note: This code requires use of an Entity Code.</text:p>
            <text:p>Start: 01/01/1995 | Last Modified: 02/11/2010</text:p>
          </table:table-cell>
          <table:table-cell table:formula="of:=FIND(&quot;Start&quot;; [.B136]; 1)-2" office:value-type="float" office:value="74" calcext:value-type="float">
            <text:p>74</text:p>
          </table:table-cell>
          <table:table-cell table:formula="of:=IFERROR(FIND(&quot;Note:&quot;;[.B136];1)-2 ;[.C136])" office:value-type="float" office:value="26" calcext:value-type="float">
            <text:p>26</text:p>
          </table:table-cell>
          <table:table-cell table:formula="of:=CONCATENATE([.$C$3]; [.A136]; [.$C$3]; &quot; =&gt; &quot;; [.$C$3]; LEFT([.B136];[.D136]); [.$C$3] ;&quot;,&quot;)" office:value-type="string" office:string-value="&quot;167&quot; =&gt; &quot;Entity's employer address.&quot;," calcext:value-type="string">
            <text:p>"167" =&gt; "Entity's employer address.",</text:p>
          </table:table-cell>
        </table:table-row>
        <table:table-row table:style-name="ro2">
          <table:table-cell office:value-type="float" office:value="168" calcext:value-type="float">
            <text:p>168</text:p>
          </table:table-cell>
          <table:table-cell office:value-type="string" calcext:value-type="string">
            <text:p>Entity's employer phone number. Note: This code requires use of an Entity Code.</text:p>
            <text:p>Start: 01/01/1995 | Last Modified: 02/11/2010</text:p>
          </table:table-cell>
          <table:table-cell table:formula="of:=FIND(&quot;Start&quot;; [.B137]; 1)-2" office:value-type="float" office:value="79" calcext:value-type="float">
            <text:p>79</text:p>
          </table:table-cell>
          <table:table-cell table:formula="of:=IFERROR(FIND(&quot;Note:&quot;;[.B137];1)-2 ;[.C137])" office:value-type="float" office:value="31" calcext:value-type="float">
            <text:p>31</text:p>
          </table:table-cell>
          <table:table-cell table:formula="of:=CONCATENATE([.$C$3]; [.A137]; [.$C$3]; &quot; =&gt; &quot;; [.$C$3]; LEFT([.B137];[.D137]); [.$C$3] ;&quot;,&quot;)" office:value-type="string" office:string-value="&quot;168&quot; =&gt; &quot;Entity's employer phone number.&quot;," calcext:value-type="string">
            <text:p>"168" =&gt; "Entity's employer phone number.",</text:p>
          </table:table-cell>
        </table:table-row>
        <table:table-row table:style-name="ro2">
          <table:table-cell office:value-type="float" office:value="170" calcext:value-type="float">
            <text:p>170</text:p>
          </table:table-cell>
          <table:table-cell office:value-type="string" calcext:value-type="string">
            <text:p>Entity's employee id. Note: This code requires use of an Entity Code.</text:p>
            <text:p>Start: 01/01/1995 | Last Modified: 02/11/2010</text:p>
          </table:table-cell>
          <table:table-cell table:formula="of:=FIND(&quot;Start&quot;; [.B138]; 1)-2" office:value-type="float" office:value="69" calcext:value-type="float">
            <text:p>69</text:p>
          </table:table-cell>
          <table:table-cell table:formula="of:=IFERROR(FIND(&quot;Note:&quot;;[.B138];1)-2 ;[.C138])" office:value-type="float" office:value="21" calcext:value-type="float">
            <text:p>21</text:p>
          </table:table-cell>
          <table:table-cell table:formula="of:=CONCATENATE([.$C$3]; [.A138]; [.$C$3]; &quot; =&gt; &quot;; [.$C$3]; LEFT([.B138];[.D138]); [.$C$3] ;&quot;,&quot;)" office:value-type="string" office:string-value="&quot;170&quot; =&gt; &quot;Entity's employee id.&quot;," calcext:value-type="string">
            <text:p>"170" =&gt; "Entity's employee id.",</text:p>
          </table:table-cell>
        </table:table-row>
        <table:table-row table:style-name="ro2">
          <table:table-cell office:value-type="float" office:value="171" calcext:value-type="float">
            <text:p>171</text:p>
          </table:table-cell>
          <table:table-cell office:value-type="string" calcext:value-type="string">
            <text:p>Other insurance coverage information (health, liability, auto, etc.).</text:p>
            <text:p>Start: 01/01/1995</text:p>
          </table:table-cell>
          <table:table-cell table:formula="of:=FIND(&quot;Start&quot;; [.B139]; 1)-2" office:value-type="float" office:value="69" calcext:value-type="float">
            <text:p>69</text:p>
          </table:table-cell>
          <table:table-cell table:formula="of:=IFERROR(FIND(&quot;Note:&quot;;[.B139];1)-2 ;[.C139])" office:value-type="float" office:value="69" calcext:value-type="float">
            <text:p>69</text:p>
          </table:table-cell>
          <table:table-cell table:formula="of:=CONCATENATE([.$C$3]; [.A139]; [.$C$3]; &quot; =&gt; &quot;; [.$C$3]; LEFT([.B139];[.D139]); [.$C$3] ;&quot;,&quot;)" office:value-type="string" office:string-value="&quot;171&quot; =&gt; &quot;Other insurance coverage information (health, liability, auto, etc.).&quot;," calcext:value-type="string">
            <text:p>"171" =&gt; "Other insurance coverage information (health, liability, auto, etc.).",</text:p>
          </table:table-cell>
        </table:table-row>
        <table:table-row table:style-name="ro2">
          <table:table-cell office:value-type="float" office:value="172" calcext:value-type="float">
            <text:p>172</text:p>
          </table:table-cell>
          <table:table-cell office:value-type="string" calcext:value-type="string">
            <text:p>Other employer name, address and telephone number.</text:p>
            <text:p>Start: 01/01/1995</text:p>
          </table:table-cell>
          <table:table-cell table:formula="of:=FIND(&quot;Start&quot;; [.B140]; 1)-2" office:value-type="float" office:value="50" calcext:value-type="float">
            <text:p>50</text:p>
          </table:table-cell>
          <table:table-cell table:formula="of:=IFERROR(FIND(&quot;Note:&quot;;[.B140];1)-2 ;[.C140])" office:value-type="float" office:value="50" calcext:value-type="float">
            <text:p>50</text:p>
          </table:table-cell>
          <table:table-cell table:formula="of:=CONCATENATE([.$C$3]; [.A140]; [.$C$3]; &quot; =&gt; &quot;; [.$C$3]; LEFT([.B140];[.D140]); [.$C$3] ;&quot;,&quot;)" office:value-type="string" office:string-value="&quot;172&quot; =&gt; &quot;Other employer name, address and telephone number.&quot;," calcext:value-type="string">
            <text:p>"172" =&gt; "Other employer name, address and telephone number.",</text:p>
          </table:table-cell>
        </table:table-row>
        <table:table-row table:style-name="ro2">
          <table:table-cell office:value-type="float" office:value="173" calcext:value-type="float">
            <text:p>173</text:p>
          </table:table-cell>
          <table:table-cell office:value-type="string" calcext:value-type="string">
            <text:p>Entity's name, address, phone, gender, DOB, marital status, employment status and relation to subscriber. Note: This code requires use of an Entity Code.</text:p>
            <text:p>Start: 01/01/1995 | Last Modified: 02/11/2010</text:p>
          </table:table-cell>
          <table:table-cell table:formula="of:=FIND(&quot;Start&quot;; [.B141]; 1)-2" office:value-type="float" office:value="153" calcext:value-type="float">
            <text:p>153</text:p>
          </table:table-cell>
          <table:table-cell table:formula="of:=IFERROR(FIND(&quot;Note:&quot;;[.B141];1)-2 ;[.C141])" office:value-type="float" office:value="105" calcext:value-type="float">
            <text:p>105</text:p>
          </table:table-cell>
          <table:table-cell table:formula="of:=CONCATENATE([.$C$3]; [.A141]; [.$C$3]; &quot; =&gt; &quot;; [.$C$3]; LEFT([.B141];[.D141]); [.$C$3] ;&quot;,&quot;)" office:value-type="string" office:string-value="&quot;173&quot; =&gt; &quot;Entity's name, address, phone, gender, DOB, marital status, employment status and relation to subscriber.&quot;," calcext:value-type="string">
            <text:p>"173" =&gt; "Entity's name, address, phone, gender, DOB, marital status, employment status and relation to subscriber.",</text:p>
          </table:table-cell>
        </table:table-row>
        <table:table-row table:style-name="ro2">
          <table:table-cell office:value-type="float" office:value="174" calcext:value-type="float">
            <text:p>174</text:p>
          </table:table-cell>
          <table:table-cell office:value-type="string" calcext:value-type="string">
            <text:p>Entity's student status. Note: This code requires use of an Entity Code.</text:p>
            <text:p>Start: 01/01/1995 | Last Modified: 02/11/2010</text:p>
          </table:table-cell>
          <table:table-cell table:formula="of:=FIND(&quot;Start&quot;; [.B142]; 1)-2" office:value-type="float" office:value="72" calcext:value-type="float">
            <text:p>72</text:p>
          </table:table-cell>
          <table:table-cell table:formula="of:=IFERROR(FIND(&quot;Note:&quot;;[.B142];1)-2 ;[.C142])" office:value-type="float" office:value="24" calcext:value-type="float">
            <text:p>24</text:p>
          </table:table-cell>
          <table:table-cell table:formula="of:=CONCATENATE([.$C$3]; [.A142]; [.$C$3]; &quot; =&gt; &quot;; [.$C$3]; LEFT([.B142];[.D142]); [.$C$3] ;&quot;,&quot;)" office:value-type="string" office:string-value="&quot;174&quot; =&gt; &quot;Entity's student status.&quot;," calcext:value-type="string">
            <text:p>"174" =&gt; "Entity's student status.",</text:p>
          </table:table-cell>
        </table:table-row>
        <table:table-row table:style-name="ro2">
          <table:table-cell office:value-type="float" office:value="175" calcext:value-type="float">
            <text:p>175</text:p>
          </table:table-cell>
          <table:table-cell office:value-type="string" calcext:value-type="string">
            <text:p>Entity's school name. Note: This code requires use of an Entity Code.</text:p>
            <text:p>Start: 01/01/1995 | Last Modified: 02/11/2010</text:p>
          </table:table-cell>
          <table:table-cell table:formula="of:=FIND(&quot;Start&quot;; [.B143]; 1)-2" office:value-type="float" office:value="69" calcext:value-type="float">
            <text:p>69</text:p>
          </table:table-cell>
          <table:table-cell table:formula="of:=IFERROR(FIND(&quot;Note:&quot;;[.B143];1)-2 ;[.C143])" office:value-type="float" office:value="21" calcext:value-type="float">
            <text:p>21</text:p>
          </table:table-cell>
          <table:table-cell table:formula="of:=CONCATENATE([.$C$3]; [.A143]; [.$C$3]; &quot; =&gt; &quot;; [.$C$3]; LEFT([.B143];[.D143]); [.$C$3] ;&quot;,&quot;)" office:value-type="string" office:string-value="&quot;175&quot; =&gt; &quot;Entity's school name.&quot;," calcext:value-type="string">
            <text:p>"175" =&gt; "Entity's school name.",</text:p>
          </table:table-cell>
        </table:table-row>
        <table:table-row table:style-name="ro2">
          <table:table-cell office:value-type="float" office:value="176" calcext:value-type="float">
            <text:p>176</text:p>
          </table:table-cell>
          <table:table-cell office:value-type="string" calcext:value-type="string">
            <text:p>Entity's school address. Note: This code requires use of an Entity Code.</text:p>
            <text:p>Start: 01/01/1995 | Last Modified: 02/11/2010</text:p>
          </table:table-cell>
          <table:table-cell table:formula="of:=FIND(&quot;Start&quot;; [.B144]; 1)-2" office:value-type="float" office:value="72" calcext:value-type="float">
            <text:p>72</text:p>
          </table:table-cell>
          <table:table-cell table:formula="of:=IFERROR(FIND(&quot;Note:&quot;;[.B144];1)-2 ;[.C144])" office:value-type="float" office:value="24" calcext:value-type="float">
            <text:p>24</text:p>
          </table:table-cell>
          <table:table-cell table:formula="of:=CONCATENATE([.$C$3]; [.A144]; [.$C$3]; &quot; =&gt; &quot;; [.$C$3]; LEFT([.B144];[.D144]); [.$C$3] ;&quot;,&quot;)" office:value-type="string" office:string-value="&quot;176&quot; =&gt; &quot;Entity's school address.&quot;," calcext:value-type="string">
            <text:p>"176" =&gt; "Entity's school address.",</text:p>
          </table:table-cell>
        </table:table-row>
        <table:table-row table:style-name="ro2">
          <table:table-cell office:value-type="float" office:value="177" calcext:value-type="float">
            <text:p>177</text:p>
          </table:table-cell>
          <table:table-cell office:value-type="string" calcext:value-type="string">
            <text:p>Transplant recipient's name, date of birth, gender, relationship to insured.</text:p>
            <text:p>Start: 01/01/1995 | Last Modified: 02/28/2000</text:p>
          </table:table-cell>
          <table:table-cell table:formula="of:=FIND(&quot;Start&quot;; [.B145]; 1)-2" office:value-type="float" office:value="76" calcext:value-type="float">
            <text:p>76</text:p>
          </table:table-cell>
          <table:table-cell table:formula="of:=IFERROR(FIND(&quot;Note:&quot;;[.B145];1)-2 ;[.C145])" office:value-type="float" office:value="76" calcext:value-type="float">
            <text:p>76</text:p>
          </table:table-cell>
          <table:table-cell table:formula="of:=CONCATENATE([.$C$3]; [.A145]; [.$C$3]; &quot; =&gt; &quot;; [.$C$3]; LEFT([.B145];[.D145]); [.$C$3] ;&quot;,&quot;)" office:value-type="string" office:string-value="&quot;177&quot; =&gt; &quot;Transplant recipient's name, date of birth, gender, relationship to insured.&quot;," calcext:value-type="string">
            <text:p>"177" =&gt; "Transplant recipient's name, date of birth, gender, relationship to insured.",</text:p>
          </table:table-cell>
        </table:table-row>
        <table:table-row table:style-name="ro2">
          <table:table-cell office:value-type="float" office:value="178" calcext:value-type="float">
            <text:p>178</text:p>
          </table:table-cell>
          <table:table-cell office:value-type="string" calcext:value-type="string">
            <text:p>Submitted charges.</text:p>
            <text:p>Start: 01/01/1995</text:p>
          </table:table-cell>
          <table:table-cell table:formula="of:=FIND(&quot;Start&quot;; [.B146]; 1)-2" office:value-type="float" office:value="18" calcext:value-type="float">
            <text:p>18</text:p>
          </table:table-cell>
          <table:table-cell table:formula="of:=IFERROR(FIND(&quot;Note:&quot;;[.B146];1)-2 ;[.C146])" office:value-type="float" office:value="18" calcext:value-type="float">
            <text:p>18</text:p>
          </table:table-cell>
          <table:table-cell table:formula="of:=CONCATENATE([.$C$3]; [.A146]; [.$C$3]; &quot; =&gt; &quot;; [.$C$3]; LEFT([.B146];[.D146]); [.$C$3] ;&quot;,&quot;)" office:value-type="string" office:string-value="&quot;178&quot; =&gt; &quot;Submitted charges.&quot;," calcext:value-type="string">
            <text:p>"178" =&gt; "Submitted charges.",</text:p>
          </table:table-cell>
        </table:table-row>
        <table:table-row table:style-name="ro2">
          <table:table-cell office:value-type="float" office:value="179" calcext:value-type="float">
            <text:p>179</text:p>
          </table:table-cell>
          <table:table-cell office:value-type="string" calcext:value-type="string">
            <text:p>Outside lab charges.</text:p>
            <text:p>Start: 01/01/1995</text:p>
          </table:table-cell>
          <table:table-cell table:formula="of:=FIND(&quot;Start&quot;; [.B147]; 1)-2" office:value-type="float" office:value="20" calcext:value-type="float">
            <text:p>20</text:p>
          </table:table-cell>
          <table:table-cell table:formula="of:=IFERROR(FIND(&quot;Note:&quot;;[.B147];1)-2 ;[.C147])" office:value-type="float" office:value="20" calcext:value-type="float">
            <text:p>20</text:p>
          </table:table-cell>
          <table:table-cell table:formula="of:=CONCATENATE([.$C$3]; [.A147]; [.$C$3]; &quot; =&gt; &quot;; [.$C$3]; LEFT([.B147];[.D147]); [.$C$3] ;&quot;,&quot;)" office:value-type="string" office:string-value="&quot;179&quot; =&gt; &quot;Outside lab charges.&quot;," calcext:value-type="string">
            <text:p>"179" =&gt; "Outside lab charges.",</text:p>
          </table:table-cell>
        </table:table-row>
        <table:table-row table:style-name="ro2">
          <table:table-cell office:value-type="float" office:value="180" calcext:value-type="float">
            <text:p>180</text:p>
          </table:table-cell>
          <table:table-cell office:value-type="string" calcext:value-type="string">
            <text:p>Hospital s semi-private room rate.</text:p>
            <text:p>Start: 01/01/1995</text:p>
          </table:table-cell>
          <table:table-cell table:formula="of:=FIND(&quot;Start&quot;; [.B148]; 1)-2" office:value-type="float" office:value="34" calcext:value-type="float">
            <text:p>34</text:p>
          </table:table-cell>
          <table:table-cell table:formula="of:=IFERROR(FIND(&quot;Note:&quot;;[.B148];1)-2 ;[.C148])" office:value-type="float" office:value="34" calcext:value-type="float">
            <text:p>34</text:p>
          </table:table-cell>
          <table:table-cell table:formula="of:=CONCATENATE([.$C$3]; [.A148]; [.$C$3]; &quot; =&gt; &quot;; [.$C$3]; LEFT([.B148];[.D148]); [.$C$3] ;&quot;,&quot;)" office:value-type="string" office:string-value="&quot;180&quot; =&gt; &quot;Hospital s semi-private room rate.&quot;," calcext:value-type="string">
            <text:p>"180" =&gt; "Hospital s semi-private room rate.",</text:p>
          </table:table-cell>
        </table:table-row>
        <table:table-row table:style-name="ro2">
          <table:table-cell office:value-type="float" office:value="181" calcext:value-type="float">
            <text:p>181</text:p>
          </table:table-cell>
          <table:table-cell office:value-type="string" calcext:value-type="string">
            <text:p>Hospital s room rate.</text:p>
            <text:p>Start: 01/01/1995</text:p>
          </table:table-cell>
          <table:table-cell table:formula="of:=FIND(&quot;Start&quot;; [.B149]; 1)-2" office:value-type="float" office:value="21" calcext:value-type="float">
            <text:p>21</text:p>
          </table:table-cell>
          <table:table-cell table:formula="of:=IFERROR(FIND(&quot;Note:&quot;;[.B149];1)-2 ;[.C149])" office:value-type="float" office:value="21" calcext:value-type="float">
            <text:p>21</text:p>
          </table:table-cell>
          <table:table-cell table:formula="of:=CONCATENATE([.$C$3]; [.A149]; [.$C$3]; &quot; =&gt; &quot;; [.$C$3]; LEFT([.B149];[.D149]); [.$C$3] ;&quot;,&quot;)" office:value-type="string" office:string-value="&quot;181&quot; =&gt; &quot;Hospital s room rate.&quot;," calcext:value-type="string">
            <text:p>"181" =&gt; "Hospital s room rate.",</text:p>
          </table:table-cell>
        </table:table-row>
        <table:table-row table:style-name="ro2">
          <table:table-cell office:value-type="float" office:value="182" calcext:value-type="float">
            <text:p>182</text:p>
          </table:table-cell>
          <table:table-cell office:value-type="string" calcext:value-type="string">
            <text:p>Allowable/paid from other entities coverage NOTE: This code requires the use of an entity code.</text:p>
            <text:p>Start: 01/01/1995 | Last Modified: 01/24/2010</text:p>
          </table:table-cell>
          <table:table-cell table:formula="of:=FIND(&quot;Start&quot;; [.B150]; 1)-2" office:value-type="float" office:value="95" calcext:value-type="float">
            <text:p>95</text:p>
          </table:table-cell>
          <table:table-cell table:formula="of:=IFERROR(FIND(&quot;Note:&quot;;[.B150];1)-2 ;[.C150])" office:value-type="float" office:value="95" calcext:value-type="float">
            <text:p>95</text:p>
          </table:table-cell>
          <table:table-cell table:formula="of:=CONCATENATE([.$C$3]; [.A150]; [.$C$3]; &quot; =&gt; &quot;; [.$C$3]; LEFT([.B150];[.D150]); [.$C$3] ;&quot;,&quot;)" office:value-type="string" office:string-value="&quot;182&quot; =&gt; &quot;Allowable/paid from other entities coverage NOTE: This code requires the use of an entity code.&quot;," calcext:value-type="string">
            <text:p>"182" =&gt; "Allowable/paid from other entities coverage NOTE: This code requires the use of an entity code.",</text:p>
          </table:table-cell>
        </table:table-row>
        <table:table-row table:style-name="ro2">
          <table:table-cell office:value-type="float" office:value="183" calcext:value-type="float">
            <text:p>183</text:p>
          </table:table-cell>
          <table:table-cell office:value-type="string" calcext:value-type="string">
            <text:p>Amount entity has paid. Note: This code requires use of an Entity Code.</text:p>
            <text:p>Start: 01/01/1995 | Last Modified: 02/11/2010</text:p>
          </table:table-cell>
          <table:table-cell table:formula="of:=FIND(&quot;Start&quot;; [.B151]; 1)-2" office:value-type="float" office:value="71" calcext:value-type="float">
            <text:p>71</text:p>
          </table:table-cell>
          <table:table-cell table:formula="of:=IFERROR(FIND(&quot;Note:&quot;;[.B151];1)-2 ;[.C151])" office:value-type="float" office:value="23" calcext:value-type="float">
            <text:p>23</text:p>
          </table:table-cell>
          <table:table-cell table:formula="of:=CONCATENATE([.$C$3]; [.A151]; [.$C$3]; &quot; =&gt; &quot;; [.$C$3]; LEFT([.B151];[.D151]); [.$C$3] ;&quot;,&quot;)" office:value-type="string" office:string-value="&quot;183&quot; =&gt; &quot;Amount entity has paid.&quot;," calcext:value-type="string">
            <text:p>"183" =&gt; "Amount entity has paid.",</text:p>
          </table:table-cell>
        </table:table-row>
        <table:table-row table:style-name="ro2">
          <table:table-cell office:value-type="float" office:value="184" calcext:value-type="float">
            <text:p>184</text:p>
          </table:table-cell>
          <table:table-cell office:value-type="string" calcext:value-type="string">
            <text:p>Purchase price for the rented durable medical equipment.</text:p>
            <text:p>Start: 01/01/1995</text:p>
          </table:table-cell>
          <table:table-cell table:formula="of:=FIND(&quot;Start&quot;; [.B152]; 1)-2" office:value-type="float" office:value="56" calcext:value-type="float">
            <text:p>56</text:p>
          </table:table-cell>
          <table:table-cell table:formula="of:=IFERROR(FIND(&quot;Note:&quot;;[.B152];1)-2 ;[.C152])" office:value-type="float" office:value="56" calcext:value-type="float">
            <text:p>56</text:p>
          </table:table-cell>
          <table:table-cell table:formula="of:=CONCATENATE([.$C$3]; [.A152]; [.$C$3]; &quot; =&gt; &quot;; [.$C$3]; LEFT([.B152];[.D152]); [.$C$3] ;&quot;,&quot;)" office:value-type="string" office:string-value="&quot;184&quot; =&gt; &quot;Purchase price for the rented durable medical equipment.&quot;," calcext:value-type="string">
            <text:p>"184" =&gt; "Purchase price for the rented durable medical equipment.",</text:p>
          </table:table-cell>
        </table:table-row>
        <table:table-row table:style-name="ro2">
          <table:table-cell office:value-type="float" office:value="185" calcext:value-type="float">
            <text:p>185</text:p>
          </table:table-cell>
          <table:table-cell office:value-type="string" calcext:value-type="string">
            <text:p>Rental price for durable medical equipment.</text:p>
            <text:p>Start: 01/01/1995</text:p>
          </table:table-cell>
          <table:table-cell table:formula="of:=FIND(&quot;Start&quot;; [.B153]; 1)-2" office:value-type="float" office:value="43" calcext:value-type="float">
            <text:p>43</text:p>
          </table:table-cell>
          <table:table-cell table:formula="of:=IFERROR(FIND(&quot;Note:&quot;;[.B153];1)-2 ;[.C153])" office:value-type="float" office:value="43" calcext:value-type="float">
            <text:p>43</text:p>
          </table:table-cell>
          <table:table-cell table:formula="of:=CONCATENATE([.$C$3]; [.A153]; [.$C$3]; &quot; =&gt; &quot;; [.$C$3]; LEFT([.B153];[.D153]); [.$C$3] ;&quot;,&quot;)" office:value-type="string" office:string-value="&quot;185&quot; =&gt; &quot;Rental price for durable medical equipment.&quot;," calcext:value-type="string">
            <text:p>"185" =&gt; "Rental price for durable medical equipment.",</text:p>
          </table:table-cell>
        </table:table-row>
        <table:table-row table:style-name="ro2">
          <table:table-cell office:value-type="float" office:value="186" calcext:value-type="float">
            <text:p>186</text:p>
          </table:table-cell>
          <table:table-cell office:value-type="string" calcext:value-type="string">
            <text:p>Purchase and rental price of durable medical equipment.</text:p>
            <text:p>Start: 01/01/1995</text:p>
          </table:table-cell>
          <table:table-cell table:formula="of:=FIND(&quot;Start&quot;; [.B154]; 1)-2" office:value-type="float" office:value="55" calcext:value-type="float">
            <text:p>55</text:p>
          </table:table-cell>
          <table:table-cell table:formula="of:=IFERROR(FIND(&quot;Note:&quot;;[.B154];1)-2 ;[.C154])" office:value-type="float" office:value="55" calcext:value-type="float">
            <text:p>55</text:p>
          </table:table-cell>
          <table:table-cell table:formula="of:=CONCATENATE([.$C$3]; [.A154]; [.$C$3]; &quot; =&gt; &quot;; [.$C$3]; LEFT([.B154];[.D154]); [.$C$3] ;&quot;,&quot;)" office:value-type="string" office:string-value="&quot;186&quot; =&gt; &quot;Purchase and rental price of durable medical equipment.&quot;," calcext:value-type="string">
            <text:p>"186" =&gt; "Purchase and rental price of durable medical equipment.",</text:p>
          </table:table-cell>
        </table:table-row>
        <table:table-row table:style-name="ro2">
          <table:table-cell office:value-type="float" office:value="187" calcext:value-type="float">
            <text:p>187</text:p>
          </table:table-cell>
          <table:table-cell office:value-type="string" calcext:value-type="string">
            <text:p>Date(s) of service.</text:p>
            <text:p>Start: 01/01/1995</text:p>
          </table:table-cell>
          <table:table-cell table:formula="of:=FIND(&quot;Start&quot;; [.B155]; 1)-2" office:value-type="float" office:value="19" calcext:value-type="float">
            <text:p>19</text:p>
          </table:table-cell>
          <table:table-cell table:formula="of:=IFERROR(FIND(&quot;Note:&quot;;[.B155];1)-2 ;[.C155])" office:value-type="float" office:value="19" calcext:value-type="float">
            <text:p>19</text:p>
          </table:table-cell>
          <table:table-cell table:formula="of:=CONCATENATE([.$C$3]; [.A155]; [.$C$3]; &quot; =&gt; &quot;; [.$C$3]; LEFT([.B155];[.D155]); [.$C$3] ;&quot;,&quot;)" office:value-type="string" office:string-value="&quot;187&quot; =&gt; &quot;Date(s) of service.&quot;," calcext:value-type="string">
            <text:p>"187" =&gt; "Date(s) of service.",</text:p>
          </table:table-cell>
        </table:table-row>
        <table:table-row table:style-name="ro2">
          <table:table-cell office:value-type="float" office:value="188" calcext:value-type="float">
            <text:p>188</text:p>
          </table:table-cell>
          <table:table-cell office:value-type="string" calcext:value-type="string">
            <text:p>Statement from-through dates.</text:p>
            <text:p>Start: 01/01/1995</text:p>
          </table:table-cell>
          <table:table-cell table:formula="of:=FIND(&quot;Start&quot;; [.B156]; 1)-2" office:value-type="float" office:value="29" calcext:value-type="float">
            <text:p>29</text:p>
          </table:table-cell>
          <table:table-cell table:formula="of:=IFERROR(FIND(&quot;Note:&quot;;[.B156];1)-2 ;[.C156])" office:value-type="float" office:value="29" calcext:value-type="float">
            <text:p>29</text:p>
          </table:table-cell>
          <table:table-cell table:formula="of:=CONCATENATE([.$C$3]; [.A156]; [.$C$3]; &quot; =&gt; &quot;; [.$C$3]; LEFT([.B156];[.D156]); [.$C$3] ;&quot;,&quot;)" office:value-type="string" office:string-value="&quot;188&quot; =&gt; &quot;Statement from-through dates.&quot;," calcext:value-type="string">
            <text:p>"188" =&gt; "Statement from-through dates.",</text:p>
          </table:table-cell>
        </table:table-row>
        <table:table-row table:style-name="ro2">
          <table:table-cell office:value-type="float" office:value="189" calcext:value-type="float">
            <text:p>189</text:p>
          </table:table-cell>
          <table:table-cell office:value-type="string" calcext:value-type="string">
            <text:p>Facility admission date</text:p>
            <text:p>Start: 01/01/1995 | Last Modified: 10/31/2006</text:p>
          </table:table-cell>
          <table:table-cell table:formula="of:=FIND(&quot;Start&quot;; [.B157]; 1)-2" office:value-type="float" office:value="23" calcext:value-type="float">
            <text:p>23</text:p>
          </table:table-cell>
          <table:table-cell table:formula="of:=IFERROR(FIND(&quot;Note:&quot;;[.B157];1)-2 ;[.C157])" office:value-type="float" office:value="23" calcext:value-type="float">
            <text:p>23</text:p>
          </table:table-cell>
          <table:table-cell table:formula="of:=CONCATENATE([.$C$3]; [.A157]; [.$C$3]; &quot; =&gt; &quot;; [.$C$3]; LEFT([.B157];[.D157]); [.$C$3] ;&quot;,&quot;)" office:value-type="string" office:string-value="&quot;189&quot; =&gt; &quot;Facility admission date&quot;," calcext:value-type="string">
            <text:p>"189" =&gt; "Facility admission date",</text:p>
          </table:table-cell>
        </table:table-row>
        <table:table-row table:style-name="ro2">
          <table:table-cell office:value-type="float" office:value="190" calcext:value-type="float">
            <text:p>190</text:p>
          </table:table-cell>
          <table:table-cell office:value-type="string" calcext:value-type="string">
            <text:p>Facility discharge date</text:p>
            <text:p>Start: 01/01/1995 | Last Modified: 10/31/2006</text:p>
          </table:table-cell>
          <table:table-cell table:formula="of:=FIND(&quot;Start&quot;; [.B158]; 1)-2" office:value-type="float" office:value="23" calcext:value-type="float">
            <text:p>23</text:p>
          </table:table-cell>
          <table:table-cell table:formula="of:=IFERROR(FIND(&quot;Note:&quot;;[.B158];1)-2 ;[.C158])" office:value-type="float" office:value="23" calcext:value-type="float">
            <text:p>23</text:p>
          </table:table-cell>
          <table:table-cell table:formula="of:=CONCATENATE([.$C$3]; [.A158]; [.$C$3]; &quot; =&gt; &quot;; [.$C$3]; LEFT([.B158];[.D158]); [.$C$3] ;&quot;,&quot;)" office:value-type="string" office:string-value="&quot;190&quot; =&gt; &quot;Facility discharge date&quot;," calcext:value-type="string">
            <text:p>"190" =&gt; "Facility discharge date",</text:p>
          </table:table-cell>
        </table:table-row>
        <table:table-row table:style-name="ro2">
          <table:table-cell office:value-type="float" office:value="191" calcext:value-type="float">
            <text:p>191</text:p>
          </table:table-cell>
          <table:table-cell office:value-type="string" calcext:value-type="string">
            <text:p>Date of Last Menstrual Period (LMP)</text:p>
            <text:p>Start: 02/28/1997</text:p>
          </table:table-cell>
          <table:table-cell table:formula="of:=FIND(&quot;Start&quot;; [.B159]; 1)-2" office:value-type="float" office:value="35" calcext:value-type="float">
            <text:p>35</text:p>
          </table:table-cell>
          <table:table-cell table:formula="of:=IFERROR(FIND(&quot;Note:&quot;;[.B159];1)-2 ;[.C159])" office:value-type="float" office:value="35" calcext:value-type="float">
            <text:p>35</text:p>
          </table:table-cell>
          <table:table-cell table:formula="of:=CONCATENATE([.$C$3]; [.A159]; [.$C$3]; &quot; =&gt; &quot;; [.$C$3]; LEFT([.B159];[.D159]); [.$C$3] ;&quot;,&quot;)" office:value-type="string" office:string-value="&quot;191&quot; =&gt; &quot;Date of Last Menstrual Period (LMP)&quot;," calcext:value-type="string">
            <text:p>"191" =&gt; "Date of Last Menstrual Period (LMP)",</text:p>
          </table:table-cell>
        </table:table-row>
        <table:table-row table:style-name="ro2">
          <table:table-cell office:value-type="float" office:value="192" calcext:value-type="float">
            <text:p>192</text:p>
          </table:table-cell>
          <table:table-cell office:value-type="string" calcext:value-type="string">
            <text:p>Date of first service for current series/symptom/illness.</text:p>
            <text:p>Start: 01/01/1995</text:p>
          </table:table-cell>
          <table:table-cell table:formula="of:=FIND(&quot;Start&quot;; [.B160]; 1)-2" office:value-type="float" office:value="57" calcext:value-type="float">
            <text:p>57</text:p>
          </table:table-cell>
          <table:table-cell table:formula="of:=IFERROR(FIND(&quot;Note:&quot;;[.B160];1)-2 ;[.C160])" office:value-type="float" office:value="57" calcext:value-type="float">
            <text:p>57</text:p>
          </table:table-cell>
          <table:table-cell table:formula="of:=CONCATENATE([.$C$3]; [.A160]; [.$C$3]; &quot; =&gt; &quot;; [.$C$3]; LEFT([.B160];[.D160]); [.$C$3] ;&quot;,&quot;)" office:value-type="string" office:string-value="&quot;192&quot; =&gt; &quot;Date of first service for current series/symptom/illness.&quot;," calcext:value-type="string">
            <text:p>"192" =&gt; "Date of first service for current series/symptom/illness.",</text:p>
          </table:table-cell>
        </table:table-row>
        <table:table-row table:style-name="ro2">
          <table:table-cell office:value-type="float" office:value="193" calcext:value-type="float">
            <text:p>193</text:p>
          </table:table-cell>
          <table:table-cell office:value-type="string" calcext:value-type="string">
            <text:p>First consultation/evaluation date.</text:p>
            <text:p>Start: 02/28/1997</text:p>
          </table:table-cell>
          <table:table-cell table:formula="of:=FIND(&quot;Start&quot;; [.B161]; 1)-2" office:value-type="float" office:value="35" calcext:value-type="float">
            <text:p>35</text:p>
          </table:table-cell>
          <table:table-cell table:formula="of:=IFERROR(FIND(&quot;Note:&quot;;[.B161];1)-2 ;[.C161])" office:value-type="float" office:value="35" calcext:value-type="float">
            <text:p>35</text:p>
          </table:table-cell>
          <table:table-cell table:formula="of:=CONCATENATE([.$C$3]; [.A161]; [.$C$3]; &quot; =&gt; &quot;; [.$C$3]; LEFT([.B161];[.D161]); [.$C$3] ;&quot;,&quot;)" office:value-type="string" office:string-value="&quot;193&quot; =&gt; &quot;First consultation/evaluation date.&quot;," calcext:value-type="string">
            <text:p>"193" =&gt; "First consultation/evaluation date.",</text:p>
          </table:table-cell>
        </table:table-row>
        <table:table-row table:style-name="ro2">
          <table:table-cell office:value-type="float" office:value="194" calcext:value-type="float">
            <text:p>194</text:p>
          </table:table-cell>
          <table:table-cell office:value-type="string" calcext:value-type="string">
            <text:p>Confinement dates.</text:p>
            <text:p>Start: 01/01/1995</text:p>
          </table:table-cell>
          <table:table-cell table:formula="of:=FIND(&quot;Start&quot;; [.B162]; 1)-2" office:value-type="float" office:value="18" calcext:value-type="float">
            <text:p>18</text:p>
          </table:table-cell>
          <table:table-cell table:formula="of:=IFERROR(FIND(&quot;Note:&quot;;[.B162];1)-2 ;[.C162])" office:value-type="float" office:value="18" calcext:value-type="float">
            <text:p>18</text:p>
          </table:table-cell>
          <table:table-cell table:formula="of:=CONCATENATE([.$C$3]; [.A162]; [.$C$3]; &quot; =&gt; &quot;; [.$C$3]; LEFT([.B162];[.D162]); [.$C$3] ;&quot;,&quot;)" office:value-type="string" office:string-value="&quot;194&quot; =&gt; &quot;Confinement dates.&quot;," calcext:value-type="string">
            <text:p>"194" =&gt; "Confinement dates.",</text:p>
          </table:table-cell>
        </table:table-row>
        <table:table-row table:style-name="ro2">
          <table:table-cell office:value-type="float" office:value="195" calcext:value-type="float">
            <text:p>195</text:p>
          </table:table-cell>
          <table:table-cell office:value-type="string" calcext:value-type="string">
            <text:p>Unable to work dates/Disability Dates.</text:p>
            <text:p>Start: 01/01/1995 | Last Modified: 09/20/2009</text:p>
          </table:table-cell>
          <table:table-cell table:formula="of:=FIND(&quot;Start&quot;; [.B163]; 1)-2" office:value-type="float" office:value="38" calcext:value-type="float">
            <text:p>38</text:p>
          </table:table-cell>
          <table:table-cell table:formula="of:=IFERROR(FIND(&quot;Note:&quot;;[.B163];1)-2 ;[.C163])" office:value-type="float" office:value="38" calcext:value-type="float">
            <text:p>38</text:p>
          </table:table-cell>
          <table:table-cell table:formula="of:=CONCATENATE([.$C$3]; [.A163]; [.$C$3]; &quot; =&gt; &quot;; [.$C$3]; LEFT([.B163];[.D163]); [.$C$3] ;&quot;,&quot;)" office:value-type="string" office:string-value="&quot;195&quot; =&gt; &quot;Unable to work dates/Disability Dates.&quot;," calcext:value-type="string">
            <text:p>"195" =&gt; "Unable to work dates/Disability Dates.",</text:p>
          </table:table-cell>
        </table:table-row>
        <table:table-row table:style-name="ro2">
          <table:table-cell office:value-type="float" office:value="196" calcext:value-type="float">
            <text:p>196</text:p>
          </table:table-cell>
          <table:table-cell office:value-type="string" calcext:value-type="string">
            <text:p>Return to work dates.</text:p>
            <text:p>Start: 01/01/1995</text:p>
          </table:table-cell>
          <table:table-cell table:formula="of:=FIND(&quot;Start&quot;; [.B164]; 1)-2" office:value-type="float" office:value="21" calcext:value-type="float">
            <text:p>21</text:p>
          </table:table-cell>
          <table:table-cell table:formula="of:=IFERROR(FIND(&quot;Note:&quot;;[.B164];1)-2 ;[.C164])" office:value-type="float" office:value="21" calcext:value-type="float">
            <text:p>21</text:p>
          </table:table-cell>
          <table:table-cell table:formula="of:=CONCATENATE([.$C$3]; [.A164]; [.$C$3]; &quot; =&gt; &quot;; [.$C$3]; LEFT([.B164];[.D164]); [.$C$3] ;&quot;,&quot;)" office:value-type="string" office:string-value="&quot;196&quot; =&gt; &quot;Return to work dates.&quot;," calcext:value-type="string">
            <text:p>"196" =&gt; "Return to work dates.",</text:p>
          </table:table-cell>
        </table:table-row>
        <table:table-row table:style-name="ro2">
          <table:table-cell office:value-type="float" office:value="197" calcext:value-type="float">
            <text:p>197</text:p>
          </table:table-cell>
          <table:table-cell office:value-type="string" calcext:value-type="string">
            <text:p>Effective coverage date(s).</text:p>
            <text:p>Start: 01/01/1995</text:p>
          </table:table-cell>
          <table:table-cell table:formula="of:=FIND(&quot;Start&quot;; [.B165]; 1)-2" office:value-type="float" office:value="27" calcext:value-type="float">
            <text:p>27</text:p>
          </table:table-cell>
          <table:table-cell table:formula="of:=IFERROR(FIND(&quot;Note:&quot;;[.B165];1)-2 ;[.C165])" office:value-type="float" office:value="27" calcext:value-type="float">
            <text:p>27</text:p>
          </table:table-cell>
          <table:table-cell table:formula="of:=CONCATENATE([.$C$3]; [.A165]; [.$C$3]; &quot; =&gt; &quot;; [.$C$3]; LEFT([.B165];[.D165]); [.$C$3] ;&quot;,&quot;)" office:value-type="string" office:string-value="&quot;197&quot; =&gt; &quot;Effective coverage date(s).&quot;," calcext:value-type="string">
            <text:p>"197" =&gt; "Effective coverage date(s).",</text:p>
          </table:table-cell>
        </table:table-row>
        <table:table-row table:style-name="ro2">
          <table:table-cell office:value-type="float" office:value="198" calcext:value-type="float">
            <text:p>198</text:p>
          </table:table-cell>
          <table:table-cell office:value-type="string" calcext:value-type="string">
            <text:p>Medicare effective date.</text:p>
            <text:p>Start: 01/01/1995</text:p>
          </table:table-cell>
          <table:table-cell table:formula="of:=FIND(&quot;Start&quot;; [.B166]; 1)-2" office:value-type="float" office:value="24" calcext:value-type="float">
            <text:p>24</text:p>
          </table:table-cell>
          <table:table-cell table:formula="of:=IFERROR(FIND(&quot;Note:&quot;;[.B166];1)-2 ;[.C166])" office:value-type="float" office:value="24" calcext:value-type="float">
            <text:p>24</text:p>
          </table:table-cell>
          <table:table-cell table:formula="of:=CONCATENATE([.$C$3]; [.A166]; [.$C$3]; &quot; =&gt; &quot;; [.$C$3]; LEFT([.B166];[.D166]); [.$C$3] ;&quot;,&quot;)" office:value-type="string" office:string-value="&quot;198&quot; =&gt; &quot;Medicare effective date.&quot;," calcext:value-type="string">
            <text:p>"198" =&gt; "Medicare effective date.",</text:p>
          </table:table-cell>
        </table:table-row>
        <table:table-row table:style-name="ro2">
          <table:table-cell office:value-type="float" office:value="199" calcext:value-type="float">
            <text:p>199</text:p>
          </table:table-cell>
          <table:table-cell office:value-type="string" calcext:value-type="string">
            <text:p>Date of conception and expected date of delivery.</text:p>
            <text:p>Start: 01/01/1995</text:p>
          </table:table-cell>
          <table:table-cell table:formula="of:=FIND(&quot;Start&quot;; [.B167]; 1)-2" office:value-type="float" office:value="49" calcext:value-type="float">
            <text:p>49</text:p>
          </table:table-cell>
          <table:table-cell table:formula="of:=IFERROR(FIND(&quot;Note:&quot;;[.B167];1)-2 ;[.C167])" office:value-type="float" office:value="49" calcext:value-type="float">
            <text:p>49</text:p>
          </table:table-cell>
          <table:table-cell table:formula="of:=CONCATENATE([.$C$3]; [.A167]; [.$C$3]; &quot; =&gt; &quot;; [.$C$3]; LEFT([.B167];[.D167]); [.$C$3] ;&quot;,&quot;)" office:value-type="string" office:string-value="&quot;199&quot; =&gt; &quot;Date of conception and expected date of delivery.&quot;," calcext:value-type="string">
            <text:p>"199" =&gt; "Date of conception and expected date of delivery.",</text:p>
          </table:table-cell>
        </table:table-row>
        <table:table-row table:style-name="ro2">
          <table:table-cell office:value-type="float" office:value="200" calcext:value-type="float">
            <text:p>200</text:p>
          </table:table-cell>
          <table:table-cell office:value-type="string" calcext:value-type="string">
            <text:p>Date of equipment return.</text:p>
            <text:p>Start: 01/01/1995</text:p>
          </table:table-cell>
          <table:table-cell table:formula="of:=FIND(&quot;Start&quot;; [.B168]; 1)-2" office:value-type="float" office:value="25" calcext:value-type="float">
            <text:p>25</text:p>
          </table:table-cell>
          <table:table-cell table:formula="of:=IFERROR(FIND(&quot;Note:&quot;;[.B168];1)-2 ;[.C168])" office:value-type="float" office:value="25" calcext:value-type="float">
            <text:p>25</text:p>
          </table:table-cell>
          <table:table-cell table:formula="of:=CONCATENATE([.$C$3]; [.A168]; [.$C$3]; &quot; =&gt; &quot;; [.$C$3]; LEFT([.B168];[.D168]); [.$C$3] ;&quot;,&quot;)" office:value-type="string" office:string-value="&quot;200&quot; =&gt; &quot;Date of equipment return.&quot;," calcext:value-type="string">
            <text:p>"200" =&gt; "Date of equipment return.",</text:p>
          </table:table-cell>
        </table:table-row>
        <table:table-row table:style-name="ro2">
          <table:table-cell office:value-type="float" office:value="201" calcext:value-type="float">
            <text:p>201</text:p>
          </table:table-cell>
          <table:table-cell office:value-type="string" calcext:value-type="string">
            <text:p>Date of dental appliance prior placement.</text:p>
            <text:p>Start: 01/01/1995</text:p>
          </table:table-cell>
          <table:table-cell table:formula="of:=FIND(&quot;Start&quot;; [.B169]; 1)-2" office:value-type="float" office:value="41" calcext:value-type="float">
            <text:p>41</text:p>
          </table:table-cell>
          <table:table-cell table:formula="of:=IFERROR(FIND(&quot;Note:&quot;;[.B169];1)-2 ;[.C169])" office:value-type="float" office:value="41" calcext:value-type="float">
            <text:p>41</text:p>
          </table:table-cell>
          <table:table-cell table:formula="of:=CONCATENATE([.$C$3]; [.A169]; [.$C$3]; &quot; =&gt; &quot;; [.$C$3]; LEFT([.B169];[.D169]); [.$C$3] ;&quot;,&quot;)" office:value-type="string" office:string-value="&quot;201&quot; =&gt; &quot;Date of dental appliance prior placement.&quot;," calcext:value-type="string">
            <text:p>"201" =&gt; "Date of dental appliance prior placement.",</text:p>
          </table:table-cell>
        </table:table-row>
        <table:table-row table:style-name="ro2">
          <table:table-cell office:value-type="float" office:value="202" calcext:value-type="float">
            <text:p>202</text:p>
          </table:table-cell>
          <table:table-cell office:value-type="string" calcext:value-type="string">
            <text:p>Date of dental prior replacement/reason for replacement.</text:p>
            <text:p>Start: 01/01/1995</text:p>
          </table:table-cell>
          <table:table-cell table:formula="of:=FIND(&quot;Start&quot;; [.B170]; 1)-2" office:value-type="float" office:value="56" calcext:value-type="float">
            <text:p>56</text:p>
          </table:table-cell>
          <table:table-cell table:formula="of:=IFERROR(FIND(&quot;Note:&quot;;[.B170];1)-2 ;[.C170])" office:value-type="float" office:value="56" calcext:value-type="float">
            <text:p>56</text:p>
          </table:table-cell>
          <table:table-cell table:formula="of:=CONCATENATE([.$C$3]; [.A170]; [.$C$3]; &quot; =&gt; &quot;; [.$C$3]; LEFT([.B170];[.D170]); [.$C$3] ;&quot;,&quot;)" office:value-type="string" office:string-value="&quot;202&quot; =&gt; &quot;Date of dental prior replacement/reason for replacement.&quot;," calcext:value-type="string">
            <text:p>"202" =&gt; "Date of dental prior replacement/reason for replacement.",</text:p>
          </table:table-cell>
        </table:table-row>
        <table:table-row table:style-name="ro2">
          <table:table-cell office:value-type="float" office:value="203" calcext:value-type="float">
            <text:p>203</text:p>
          </table:table-cell>
          <table:table-cell office:value-type="string" calcext:value-type="string">
            <text:p>Date of dental appliance placed.</text:p>
            <text:p>Start: 01/01/1995</text:p>
          </table:table-cell>
          <table:table-cell table:formula="of:=FIND(&quot;Start&quot;; [.B171]; 1)-2" office:value-type="float" office:value="32" calcext:value-type="float">
            <text:p>32</text:p>
          </table:table-cell>
          <table:table-cell table:formula="of:=IFERROR(FIND(&quot;Note:&quot;;[.B171];1)-2 ;[.C171])" office:value-type="float" office:value="32" calcext:value-type="float">
            <text:p>32</text:p>
          </table:table-cell>
          <table:table-cell table:formula="of:=CONCATENATE([.$C$3]; [.A171]; [.$C$3]; &quot; =&gt; &quot;; [.$C$3]; LEFT([.B171];[.D171]); [.$C$3] ;&quot;,&quot;)" office:value-type="string" office:string-value="&quot;203&quot; =&gt; &quot;Date of dental appliance placed.&quot;," calcext:value-type="string">
            <text:p>"203" =&gt; "Date of dental appliance placed.",</text:p>
          </table:table-cell>
        </table:table-row>
        <table:table-row table:style-name="ro2">
          <table:table-cell office:value-type="float" office:value="204" calcext:value-type="float">
            <text:p>204</text:p>
          </table:table-cell>
          <table:table-cell office:value-type="string" calcext:value-type="string">
            <text:p>Date dental canal(s) opened and date service completed.</text:p>
            <text:p>Start: 01/01/1995</text:p>
          </table:table-cell>
          <table:table-cell table:formula="of:=FIND(&quot;Start&quot;; [.B172]; 1)-2" office:value-type="float" office:value="55" calcext:value-type="float">
            <text:p>55</text:p>
          </table:table-cell>
          <table:table-cell table:formula="of:=IFERROR(FIND(&quot;Note:&quot;;[.B172];1)-2 ;[.C172])" office:value-type="float" office:value="55" calcext:value-type="float">
            <text:p>55</text:p>
          </table:table-cell>
          <table:table-cell table:formula="of:=CONCATENATE([.$C$3]; [.A172]; [.$C$3]; &quot; =&gt; &quot;; [.$C$3]; LEFT([.B172];[.D172]); [.$C$3] ;&quot;,&quot;)" office:value-type="string" office:string-value="&quot;204&quot; =&gt; &quot;Date dental canal(s) opened and date service completed.&quot;," calcext:value-type="string">
            <text:p>"204" =&gt; "Date dental canal(s) opened and date service completed.",</text:p>
          </table:table-cell>
        </table:table-row>
        <table:table-row table:style-name="ro2">
          <table:table-cell office:value-type="float" office:value="205" calcext:value-type="float">
            <text:p>205</text:p>
          </table:table-cell>
          <table:table-cell office:value-type="string" calcext:value-type="string">
            <text:p>Date(s) dental root canal therapy previously performed.</text:p>
            <text:p>Start: 01/01/1995</text:p>
          </table:table-cell>
          <table:table-cell table:formula="of:=FIND(&quot;Start&quot;; [.B173]; 1)-2" office:value-type="float" office:value="55" calcext:value-type="float">
            <text:p>55</text:p>
          </table:table-cell>
          <table:table-cell table:formula="of:=IFERROR(FIND(&quot;Note:&quot;;[.B173];1)-2 ;[.C173])" office:value-type="float" office:value="55" calcext:value-type="float">
            <text:p>55</text:p>
          </table:table-cell>
          <table:table-cell table:formula="of:=CONCATENATE([.$C$3]; [.A173]; [.$C$3]; &quot; =&gt; &quot;; [.$C$3]; LEFT([.B173];[.D173]); [.$C$3] ;&quot;,&quot;)" office:value-type="string" office:string-value="&quot;205&quot; =&gt; &quot;Date(s) dental root canal therapy previously performed.&quot;," calcext:value-type="string">
            <text:p>"205" =&gt; "Date(s) dental root canal therapy previously performed.",</text:p>
          </table:table-cell>
        </table:table-row>
        <table:table-row table:style-name="ro2">
          <table:table-cell office:value-type="float" office:value="206" calcext:value-type="float">
            <text:p>206</text:p>
          </table:table-cell>
          <table:table-cell office:value-type="string" calcext:value-type="string">
            <text:p>Most recent date of curettage, root planing, or periodontal surgery.</text:p>
            <text:p>Start: 01/01/1995</text:p>
          </table:table-cell>
          <table:table-cell table:formula="of:=FIND(&quot;Start&quot;; [.B174]; 1)-2" office:value-type="float" office:value="68" calcext:value-type="float">
            <text:p>68</text:p>
          </table:table-cell>
          <table:table-cell table:formula="of:=IFERROR(FIND(&quot;Note:&quot;;[.B174];1)-2 ;[.C174])" office:value-type="float" office:value="68" calcext:value-type="float">
            <text:p>68</text:p>
          </table:table-cell>
          <table:table-cell table:formula="of:=CONCATENATE([.$C$3]; [.A174]; [.$C$3]; &quot; =&gt; &quot;; [.$C$3]; LEFT([.B174];[.D174]); [.$C$3] ;&quot;,&quot;)" office:value-type="string" office:string-value="&quot;206&quot; =&gt; &quot;Most recent date of curettage, root planing, or periodontal surgery.&quot;," calcext:value-type="string">
            <text:p>"206" =&gt; "Most recent date of curettage, root planing, or periodontal surgery.",</text:p>
          </table:table-cell>
        </table:table-row>
        <table:table-row table:style-name="ro2">
          <table:table-cell office:value-type="float" office:value="207" calcext:value-type="float">
            <text:p>207</text:p>
          </table:table-cell>
          <table:table-cell office:value-type="string" calcext:value-type="string">
            <text:p>Dental impression and seating date.</text:p>
            <text:p>Start: 01/01/1995</text:p>
          </table:table-cell>
          <table:table-cell table:formula="of:=FIND(&quot;Start&quot;; [.B175]; 1)-2" office:value-type="float" office:value="35" calcext:value-type="float">
            <text:p>35</text:p>
          </table:table-cell>
          <table:table-cell table:formula="of:=IFERROR(FIND(&quot;Note:&quot;;[.B175];1)-2 ;[.C175])" office:value-type="float" office:value="35" calcext:value-type="float">
            <text:p>35</text:p>
          </table:table-cell>
          <table:table-cell table:formula="of:=CONCATENATE([.$C$3]; [.A175]; [.$C$3]; &quot; =&gt; &quot;; [.$C$3]; LEFT([.B175];[.D175]); [.$C$3] ;&quot;,&quot;)" office:value-type="string" office:string-value="&quot;207&quot; =&gt; &quot;Dental impression and seating date.&quot;," calcext:value-type="string">
            <text:p>"207" =&gt; "Dental impression and seating date.",</text:p>
          </table:table-cell>
        </table:table-row>
        <table:table-row table:style-name="ro2">
          <table:table-cell office:value-type="float" office:value="208" calcext:value-type="float">
            <text:p>208</text:p>
          </table:table-cell>
          <table:table-cell office:value-type="string" calcext:value-type="string">
            <text:p>Most recent date pacemaker was implanted.</text:p>
            <text:p>Start: 01/01/1995</text:p>
          </table:table-cell>
          <table:table-cell table:formula="of:=FIND(&quot;Start&quot;; [.B176]; 1)-2" office:value-type="float" office:value="41" calcext:value-type="float">
            <text:p>41</text:p>
          </table:table-cell>
          <table:table-cell table:formula="of:=IFERROR(FIND(&quot;Note:&quot;;[.B176];1)-2 ;[.C176])" office:value-type="float" office:value="41" calcext:value-type="float">
            <text:p>41</text:p>
          </table:table-cell>
          <table:table-cell table:formula="of:=CONCATENATE([.$C$3]; [.A176]; [.$C$3]; &quot; =&gt; &quot;; [.$C$3]; LEFT([.B176];[.D176]); [.$C$3] ;&quot;,&quot;)" office:value-type="string" office:string-value="&quot;208&quot; =&gt; &quot;Most recent date pacemaker was implanted.&quot;," calcext:value-type="string">
            <text:p>"208" =&gt; "Most recent date pacemaker was implanted.",</text:p>
          </table:table-cell>
        </table:table-row>
        <table:table-row table:style-name="ro2">
          <table:table-cell office:value-type="float" office:value="209" calcext:value-type="float">
            <text:p>209</text:p>
          </table:table-cell>
          <table:table-cell office:value-type="string" calcext:value-type="string">
            <text:p>Most recent pacemaker battery change date.</text:p>
            <text:p>Start: 01/01/1995</text:p>
          </table:table-cell>
          <table:table-cell table:formula="of:=FIND(&quot;Start&quot;; [.B177]; 1)-2" office:value-type="float" office:value="42" calcext:value-type="float">
            <text:p>42</text:p>
          </table:table-cell>
          <table:table-cell table:formula="of:=IFERROR(FIND(&quot;Note:&quot;;[.B177];1)-2 ;[.C177])" office:value-type="float" office:value="42" calcext:value-type="float">
            <text:p>42</text:p>
          </table:table-cell>
          <table:table-cell table:formula="of:=CONCATENATE([.$C$3]; [.A177]; [.$C$3]; &quot; =&gt; &quot;; [.$C$3]; LEFT([.B177];[.D177]); [.$C$3] ;&quot;,&quot;)" office:value-type="string" office:string-value="&quot;209&quot; =&gt; &quot;Most recent pacemaker battery change date.&quot;," calcext:value-type="string">
            <text:p>"209" =&gt; "Most recent pacemaker battery change date.",</text:p>
          </table:table-cell>
        </table:table-row>
        <table:table-row table:style-name="ro2">
          <table:table-cell office:value-type="float" office:value="210" calcext:value-type="float">
            <text:p>210</text:p>
          </table:table-cell>
          <table:table-cell office:value-type="string" calcext:value-type="string">
            <text:p>Date of the last x-ray.</text:p>
            <text:p>Start: 01/01/1995</text:p>
          </table:table-cell>
          <table:table-cell table:formula="of:=FIND(&quot;Start&quot;; [.B178]; 1)-2" office:value-type="float" office:value="23" calcext:value-type="float">
            <text:p>23</text:p>
          </table:table-cell>
          <table:table-cell table:formula="of:=IFERROR(FIND(&quot;Note:&quot;;[.B178];1)-2 ;[.C178])" office:value-type="float" office:value="23" calcext:value-type="float">
            <text:p>23</text:p>
          </table:table-cell>
          <table:table-cell table:formula="of:=CONCATENATE([.$C$3]; [.A178]; [.$C$3]; &quot; =&gt; &quot;; [.$C$3]; LEFT([.B178];[.D178]); [.$C$3] ;&quot;,&quot;)" office:value-type="string" office:string-value="&quot;210&quot; =&gt; &quot;Date of the last x-ray.&quot;," calcext:value-type="string">
            <text:p>"210" =&gt; "Date of the last x-ray.",</text:p>
          </table:table-cell>
        </table:table-row>
        <table:table-row table:style-name="ro2">
          <table:table-cell office:value-type="float" office:value="211" calcext:value-type="float">
            <text:p>211</text:p>
          </table:table-cell>
          <table:table-cell office:value-type="string" calcext:value-type="string">
            <text:p>Date(s) of dialysis training provided to patient.</text:p>
            <text:p>Start: 01/01/1995</text:p>
          </table:table-cell>
          <table:table-cell table:formula="of:=FIND(&quot;Start&quot;; [.B179]; 1)-2" office:value-type="float" office:value="49" calcext:value-type="float">
            <text:p>49</text:p>
          </table:table-cell>
          <table:table-cell table:formula="of:=IFERROR(FIND(&quot;Note:&quot;;[.B179];1)-2 ;[.C179])" office:value-type="float" office:value="49" calcext:value-type="float">
            <text:p>49</text:p>
          </table:table-cell>
          <table:table-cell table:formula="of:=CONCATENATE([.$C$3]; [.A179]; [.$C$3]; &quot; =&gt; &quot;; [.$C$3]; LEFT([.B179];[.D179]); [.$C$3] ;&quot;,&quot;)" office:value-type="string" office:string-value="&quot;211&quot; =&gt; &quot;Date(s) of dialysis training provided to patient.&quot;," calcext:value-type="string">
            <text:p>"211" =&gt; "Date(s) of dialysis training provided to patient.",</text:p>
          </table:table-cell>
        </table:table-row>
        <table:table-row table:style-name="ro2">
          <table:table-cell office:value-type="float" office:value="212" calcext:value-type="float">
            <text:p>212</text:p>
          </table:table-cell>
          <table:table-cell office:value-type="string" calcext:value-type="string">
            <text:p>Date of last routine dialysis.</text:p>
            <text:p>Start: 01/01/1995</text:p>
          </table:table-cell>
          <table:table-cell table:formula="of:=FIND(&quot;Start&quot;; [.B180]; 1)-2" office:value-type="float" office:value="30" calcext:value-type="float">
            <text:p>30</text:p>
          </table:table-cell>
          <table:table-cell table:formula="of:=IFERROR(FIND(&quot;Note:&quot;;[.B180];1)-2 ;[.C180])" office:value-type="float" office:value="30" calcext:value-type="float">
            <text:p>30</text:p>
          </table:table-cell>
          <table:table-cell table:formula="of:=CONCATENATE([.$C$3]; [.A180]; [.$C$3]; &quot; =&gt; &quot;; [.$C$3]; LEFT([.B180];[.D180]); [.$C$3] ;&quot;,&quot;)" office:value-type="string" office:string-value="&quot;212&quot; =&gt; &quot;Date of last routine dialysis.&quot;," calcext:value-type="string">
            <text:p>"212" =&gt; "Date of last routine dialysis.",</text:p>
          </table:table-cell>
        </table:table-row>
        <table:table-row table:style-name="ro2">
          <table:table-cell office:value-type="float" office:value="213" calcext:value-type="float">
            <text:p>213</text:p>
          </table:table-cell>
          <table:table-cell office:value-type="string" calcext:value-type="string">
            <text:p>Date of first routine dialysis.</text:p>
            <text:p>Start: 01/01/1995</text:p>
          </table:table-cell>
          <table:table-cell table:formula="of:=FIND(&quot;Start&quot;; [.B181]; 1)-2" office:value-type="float" office:value="31" calcext:value-type="float">
            <text:p>31</text:p>
          </table:table-cell>
          <table:table-cell table:formula="of:=IFERROR(FIND(&quot;Note:&quot;;[.B181];1)-2 ;[.C181])" office:value-type="float" office:value="31" calcext:value-type="float">
            <text:p>31</text:p>
          </table:table-cell>
          <table:table-cell table:formula="of:=CONCATENATE([.$C$3]; [.A181]; [.$C$3]; &quot; =&gt; &quot;; [.$C$3]; LEFT([.B181];[.D181]); [.$C$3] ;&quot;,&quot;)" office:value-type="string" office:string-value="&quot;213&quot; =&gt; &quot;Date of first routine dialysis.&quot;," calcext:value-type="string">
            <text:p>"213" =&gt; "Date of first routine dialysis.",</text:p>
          </table:table-cell>
        </table:table-row>
        <table:table-row table:style-name="ro2">
          <table:table-cell office:value-type="float" office:value="214" calcext:value-type="float">
            <text:p>214</text:p>
          </table:table-cell>
          <table:table-cell office:value-type="string" calcext:value-type="string">
            <text:p>Original date of prescription/orders/referral.</text:p>
            <text:p>Start: 02/28/1997</text:p>
          </table:table-cell>
          <table:table-cell table:formula="of:=FIND(&quot;Start&quot;; [.B182]; 1)-2" office:value-type="float" office:value="46" calcext:value-type="float">
            <text:p>46</text:p>
          </table:table-cell>
          <table:table-cell table:formula="of:=IFERROR(FIND(&quot;Note:&quot;;[.B182];1)-2 ;[.C182])" office:value-type="float" office:value="46" calcext:value-type="float">
            <text:p>46</text:p>
          </table:table-cell>
          <table:table-cell table:formula="of:=CONCATENATE([.$C$3]; [.A182]; [.$C$3]; &quot; =&gt; &quot;; [.$C$3]; LEFT([.B182];[.D182]); [.$C$3] ;&quot;,&quot;)" office:value-type="string" office:string-value="&quot;214&quot; =&gt; &quot;Original date of prescription/orders/referral.&quot;," calcext:value-type="string">
            <text:p>"214" =&gt; "Original date of prescription/orders/referral.",</text:p>
          </table:table-cell>
        </table:table-row>
        <table:table-row table:style-name="ro2">
          <table:table-cell office:value-type="float" office:value="215" calcext:value-type="float">
            <text:p>215</text:p>
          </table:table-cell>
          <table:table-cell office:value-type="string" calcext:value-type="string">
            <text:p>Date of tooth extraction/evolution.</text:p>
            <text:p>Start: 01/01/1995</text:p>
          </table:table-cell>
          <table:table-cell table:formula="of:=FIND(&quot;Start&quot;; [.B183]; 1)-2" office:value-type="float" office:value="35" calcext:value-type="float">
            <text:p>35</text:p>
          </table:table-cell>
          <table:table-cell table:formula="of:=IFERROR(FIND(&quot;Note:&quot;;[.B183];1)-2 ;[.C183])" office:value-type="float" office:value="35" calcext:value-type="float">
            <text:p>35</text:p>
          </table:table-cell>
          <table:table-cell table:formula="of:=CONCATENATE([.$C$3]; [.A183]; [.$C$3]; &quot; =&gt; &quot;; [.$C$3]; LEFT([.B183];[.D183]); [.$C$3] ;&quot;,&quot;)" office:value-type="string" office:string-value="&quot;215&quot; =&gt; &quot;Date of tooth extraction/evolution.&quot;," calcext:value-type="string">
            <text:p>"215" =&gt; "Date of tooth extraction/evolution.",</text:p>
          </table:table-cell>
        </table:table-row>
        <table:table-row table:style-name="ro2">
          <table:table-cell office:value-type="float" office:value="216" calcext:value-type="float">
            <text:p>216</text:p>
          </table:table-cell>
          <table:table-cell office:value-type="string" calcext:value-type="string">
            <text:p>Drug information.</text:p>
            <text:p>Start: 01/01/1995</text:p>
          </table:table-cell>
          <table:table-cell table:formula="of:=FIND(&quot;Start&quot;; [.B184]; 1)-2" office:value-type="float" office:value="17" calcext:value-type="float">
            <text:p>17</text:p>
          </table:table-cell>
          <table:table-cell table:formula="of:=IFERROR(FIND(&quot;Note:&quot;;[.B184];1)-2 ;[.C184])" office:value-type="float" office:value="17" calcext:value-type="float">
            <text:p>17</text:p>
          </table:table-cell>
          <table:table-cell table:formula="of:=CONCATENATE([.$C$3]; [.A184]; [.$C$3]; &quot; =&gt; &quot;; [.$C$3]; LEFT([.B184];[.D184]); [.$C$3] ;&quot;,&quot;)" office:value-type="string" office:string-value="&quot;216&quot; =&gt; &quot;Drug information.&quot;," calcext:value-type="string">
            <text:p>"216" =&gt; "Drug information.",</text:p>
          </table:table-cell>
        </table:table-row>
        <table:table-row table:style-name="ro2">
          <table:table-cell office:value-type="float" office:value="217" calcext:value-type="float">
            <text:p>217</text:p>
          </table:table-cell>
          <table:table-cell office:value-type="string" calcext:value-type="string">
            <text:p>Drug name, strength and dosage form.</text:p>
            <text:p>Start: 01/01/1995</text:p>
          </table:table-cell>
          <table:table-cell table:formula="of:=FIND(&quot;Start&quot;; [.B185]; 1)-2" office:value-type="float" office:value="36" calcext:value-type="float">
            <text:p>36</text:p>
          </table:table-cell>
          <table:table-cell table:formula="of:=IFERROR(FIND(&quot;Note:&quot;;[.B185];1)-2 ;[.C185])" office:value-type="float" office:value="36" calcext:value-type="float">
            <text:p>36</text:p>
          </table:table-cell>
          <table:table-cell table:formula="of:=CONCATENATE([.$C$3]; [.A185]; [.$C$3]; &quot; =&gt; &quot;; [.$C$3]; LEFT([.B185];[.D185]); [.$C$3] ;&quot;,&quot;)" office:value-type="string" office:string-value="&quot;217&quot; =&gt; &quot;Drug name, strength and dosage form.&quot;," calcext:value-type="string">
            <text:p>"217" =&gt; "Drug name, strength and dosage form.",</text:p>
          </table:table-cell>
        </table:table-row>
        <table:table-row table:style-name="ro2">
          <table:table-cell office:value-type="float" office:value="218" calcext:value-type="float">
            <text:p>218</text:p>
          </table:table-cell>
          <table:table-cell office:value-type="string" calcext:value-type="string">
            <text:p>NDC number.</text:p>
            <text:p>Start: 01/01/1995</text:p>
          </table:table-cell>
          <table:table-cell table:formula="of:=FIND(&quot;Start&quot;; [.B186]; 1)-2" office:value-type="float" office:value="11" calcext:value-type="float">
            <text:p>11</text:p>
          </table:table-cell>
          <table:table-cell table:formula="of:=IFERROR(FIND(&quot;Note:&quot;;[.B186];1)-2 ;[.C186])" office:value-type="float" office:value="11" calcext:value-type="float">
            <text:p>11</text:p>
          </table:table-cell>
          <table:table-cell table:formula="of:=CONCATENATE([.$C$3]; [.A186]; [.$C$3]; &quot; =&gt; &quot;; [.$C$3]; LEFT([.B186];[.D186]); [.$C$3] ;&quot;,&quot;)" office:value-type="string" office:string-value="&quot;218&quot; =&gt; &quot;NDC number.&quot;," calcext:value-type="string">
            <text:p>"218" =&gt; "NDC number.",</text:p>
          </table:table-cell>
        </table:table-row>
        <table:table-row table:style-name="ro2">
          <table:table-cell office:value-type="float" office:value="219" calcext:value-type="float">
            <text:p>219</text:p>
          </table:table-cell>
          <table:table-cell office:value-type="string" calcext:value-type="string">
            <text:p>Prescription number.</text:p>
            <text:p>Start: 01/01/1995</text:p>
          </table:table-cell>
          <table:table-cell table:formula="of:=FIND(&quot;Start&quot;; [.B187]; 1)-2" office:value-type="float" office:value="20" calcext:value-type="float">
            <text:p>20</text:p>
          </table:table-cell>
          <table:table-cell table:formula="of:=IFERROR(FIND(&quot;Note:&quot;;[.B187];1)-2 ;[.C187])" office:value-type="float" office:value="20" calcext:value-type="float">
            <text:p>20</text:p>
          </table:table-cell>
          <table:table-cell table:formula="of:=CONCATENATE([.$C$3]; [.A187]; [.$C$3]; &quot; =&gt; &quot;; [.$C$3]; LEFT([.B187];[.D187]); [.$C$3] ;&quot;,&quot;)" office:value-type="string" office:string-value="&quot;219&quot; =&gt; &quot;Prescription number.&quot;," calcext:value-type="string">
            <text:p>"219" =&gt; "Prescription number.",</text:p>
          </table:table-cell>
        </table:table-row>
        <table:table-row table:style-name="ro2">
          <table:table-cell office:value-type="float" office:value="222" calcext:value-type="float">
            <text:p>222</text:p>
          </table:table-cell>
          <table:table-cell office:value-type="string" calcext:value-type="string">
            <text:p>Drug dispensing units and average wholesale price (AWP).</text:p>
            <text:p>Start: 01/01/1995</text:p>
          </table:table-cell>
          <table:table-cell table:formula="of:=FIND(&quot;Start&quot;; [.B188]; 1)-2" office:value-type="float" office:value="56" calcext:value-type="float">
            <text:p>56</text:p>
          </table:table-cell>
          <table:table-cell table:formula="of:=IFERROR(FIND(&quot;Note:&quot;;[.B188];1)-2 ;[.C188])" office:value-type="float" office:value="56" calcext:value-type="float">
            <text:p>56</text:p>
          </table:table-cell>
          <table:table-cell table:formula="of:=CONCATENATE([.$C$3]; [.A188]; [.$C$3]; &quot; =&gt; &quot;; [.$C$3]; LEFT([.B188];[.D188]); [.$C$3] ;&quot;,&quot;)" office:value-type="string" office:string-value="&quot;222&quot; =&gt; &quot;Drug dispensing units and average wholesale price (AWP).&quot;," calcext:value-type="string">
            <text:p>"222" =&gt; "Drug dispensing units and average wholesale price (AWP).",</text:p>
          </table:table-cell>
        </table:table-row>
        <table:table-row table:style-name="ro2">
          <table:table-cell office:value-type="float" office:value="223" calcext:value-type="float">
            <text:p>223</text:p>
          </table:table-cell>
          <table:table-cell office:value-type="string" calcext:value-type="string">
            <text:p>Route of drug/myelogram administration.</text:p>
            <text:p>Start: 01/01/1995</text:p>
          </table:table-cell>
          <table:table-cell table:formula="of:=FIND(&quot;Start&quot;; [.B189]; 1)-2" office:value-type="float" office:value="39" calcext:value-type="float">
            <text:p>39</text:p>
          </table:table-cell>
          <table:table-cell table:formula="of:=IFERROR(FIND(&quot;Note:&quot;;[.B189];1)-2 ;[.C189])" office:value-type="float" office:value="39" calcext:value-type="float">
            <text:p>39</text:p>
          </table:table-cell>
          <table:table-cell table:formula="of:=CONCATENATE([.$C$3]; [.A189]; [.$C$3]; &quot; =&gt; &quot;; [.$C$3]; LEFT([.B189];[.D189]); [.$C$3] ;&quot;,&quot;)" office:value-type="string" office:string-value="&quot;223&quot; =&gt; &quot;Route of drug/myelogram administration.&quot;," calcext:value-type="string">
            <text:p>"223" =&gt; "Route of drug/myelogram administration.",</text:p>
          </table:table-cell>
        </table:table-row>
        <table:table-row table:style-name="ro2">
          <table:table-cell office:value-type="float" office:value="224" calcext:value-type="float">
            <text:p>224</text:p>
          </table:table-cell>
          <table:table-cell office:value-type="string" calcext:value-type="string">
            <text:p>Anatomical location for joint injection.</text:p>
            <text:p>Start: 01/01/1995</text:p>
          </table:table-cell>
          <table:table-cell table:formula="of:=FIND(&quot;Start&quot;; [.B190]; 1)-2" office:value-type="float" office:value="40" calcext:value-type="float">
            <text:p>40</text:p>
          </table:table-cell>
          <table:table-cell table:formula="of:=IFERROR(FIND(&quot;Note:&quot;;[.B190];1)-2 ;[.C190])" office:value-type="float" office:value="40" calcext:value-type="float">
            <text:p>40</text:p>
          </table:table-cell>
          <table:table-cell table:formula="of:=CONCATENATE([.$C$3]; [.A190]; [.$C$3]; &quot; =&gt; &quot;; [.$C$3]; LEFT([.B190];[.D190]); [.$C$3] ;&quot;,&quot;)" office:value-type="string" office:string-value="&quot;224&quot; =&gt; &quot;Anatomical location for joint injection.&quot;," calcext:value-type="string">
            <text:p>"224" =&gt; "Anatomical location for joint injection.",</text:p>
          </table:table-cell>
        </table:table-row>
        <table:table-row table:style-name="ro2">
          <table:table-cell office:value-type="float" office:value="225" calcext:value-type="float">
            <text:p>225</text:p>
          </table:table-cell>
          <table:table-cell office:value-type="string" calcext:value-type="string">
            <text:p>Anatomical location.</text:p>
            <text:p>Start: 01/01/1995</text:p>
          </table:table-cell>
          <table:table-cell table:formula="of:=FIND(&quot;Start&quot;; [.B191]; 1)-2" office:value-type="float" office:value="20" calcext:value-type="float">
            <text:p>20</text:p>
          </table:table-cell>
          <table:table-cell table:formula="of:=IFERROR(FIND(&quot;Note:&quot;;[.B191];1)-2 ;[.C191])" office:value-type="float" office:value="20" calcext:value-type="float">
            <text:p>20</text:p>
          </table:table-cell>
          <table:table-cell table:formula="of:=CONCATENATE([.$C$3]; [.A191]; [.$C$3]; &quot; =&gt; &quot;; [.$C$3]; LEFT([.B191];[.D191]); [.$C$3] ;&quot;,&quot;)" office:value-type="string" office:string-value="&quot;225&quot; =&gt; &quot;Anatomical location.&quot;," calcext:value-type="string">
            <text:p>"225" =&gt; "Anatomical location.",</text:p>
          </table:table-cell>
        </table:table-row>
        <table:table-row table:style-name="ro2">
          <table:table-cell office:value-type="float" office:value="226" calcext:value-type="float">
            <text:p>226</text:p>
          </table:table-cell>
          <table:table-cell office:value-type="string" calcext:value-type="string">
            <text:p>Joint injection site.</text:p>
            <text:p>Start: 01/01/1995</text:p>
          </table:table-cell>
          <table:table-cell table:formula="of:=FIND(&quot;Start&quot;; [.B192]; 1)-2" office:value-type="float" office:value="21" calcext:value-type="float">
            <text:p>21</text:p>
          </table:table-cell>
          <table:table-cell table:formula="of:=IFERROR(FIND(&quot;Note:&quot;;[.B192];1)-2 ;[.C192])" office:value-type="float" office:value="21" calcext:value-type="float">
            <text:p>21</text:p>
          </table:table-cell>
          <table:table-cell table:formula="of:=CONCATENATE([.$C$3]; [.A192]; [.$C$3]; &quot; =&gt; &quot;; [.$C$3]; LEFT([.B192];[.D192]); [.$C$3] ;&quot;,&quot;)" office:value-type="string" office:string-value="&quot;226&quot; =&gt; &quot;Joint injection site.&quot;," calcext:value-type="string">
            <text:p>"226" =&gt; "Joint injection site.",</text:p>
          </table:table-cell>
        </table:table-row>
        <table:table-row table:style-name="ro2">
          <table:table-cell office:value-type="float" office:value="227" calcext:value-type="float">
            <text:p>227</text:p>
          </table:table-cell>
          <table:table-cell office:value-type="string" calcext:value-type="string">
            <text:p>Hospital information.</text:p>
            <text:p>Start: 01/01/1995</text:p>
          </table:table-cell>
          <table:table-cell table:formula="of:=FIND(&quot;Start&quot;; [.B193]; 1)-2" office:value-type="float" office:value="21" calcext:value-type="float">
            <text:p>21</text:p>
          </table:table-cell>
          <table:table-cell table:formula="of:=IFERROR(FIND(&quot;Note:&quot;;[.B193];1)-2 ;[.C193])" office:value-type="float" office:value="21" calcext:value-type="float">
            <text:p>21</text:p>
          </table:table-cell>
          <table:table-cell table:formula="of:=CONCATENATE([.$C$3]; [.A193]; [.$C$3]; &quot; =&gt; &quot;; [.$C$3]; LEFT([.B193];[.D193]); [.$C$3] ;&quot;,&quot;)" office:value-type="string" office:string-value="&quot;227&quot; =&gt; &quot;Hospital information.&quot;," calcext:value-type="string">
            <text:p>"227" =&gt; "Hospital information.",</text:p>
          </table:table-cell>
        </table:table-row>
        <table:table-row table:style-name="ro2">
          <table:table-cell office:value-type="float" office:value="228" calcext:value-type="float">
            <text:p>228</text:p>
          </table:table-cell>
          <table:table-cell office:value-type="string" calcext:value-type="string">
            <text:p>Type of bill for UB claim</text:p>
            <text:p>Start: 01/01/1995 | Last Modified: 10/31/2006</text:p>
          </table:table-cell>
          <table:table-cell table:formula="of:=FIND(&quot;Start&quot;; [.B194]; 1)-2" office:value-type="float" office:value="25" calcext:value-type="float">
            <text:p>25</text:p>
          </table:table-cell>
          <table:table-cell table:formula="of:=IFERROR(FIND(&quot;Note:&quot;;[.B194];1)-2 ;[.C194])" office:value-type="float" office:value="25" calcext:value-type="float">
            <text:p>25</text:p>
          </table:table-cell>
          <table:table-cell table:formula="of:=CONCATENATE([.$C$3]; [.A194]; [.$C$3]; &quot; =&gt; &quot;; [.$C$3]; LEFT([.B194];[.D194]); [.$C$3] ;&quot;,&quot;)" office:value-type="string" office:string-value="&quot;228&quot; =&gt; &quot;Type of bill for UB claim&quot;," calcext:value-type="string">
            <text:p>"228" =&gt; "Type of bill for UB claim",</text:p>
          </table:table-cell>
        </table:table-row>
        <table:table-row table:style-name="ro2">
          <table:table-cell office:value-type="float" office:value="229" calcext:value-type="float">
            <text:p>229</text:p>
          </table:table-cell>
          <table:table-cell office:value-type="string" calcext:value-type="string">
            <text:p>Hospital admission source.</text:p>
            <text:p>Start: 01/01/1995</text:p>
          </table:table-cell>
          <table:table-cell table:formula="of:=FIND(&quot;Start&quot;; [.B195]; 1)-2" office:value-type="float" office:value="26" calcext:value-type="float">
            <text:p>26</text:p>
          </table:table-cell>
          <table:table-cell table:formula="of:=IFERROR(FIND(&quot;Note:&quot;;[.B195];1)-2 ;[.C195])" office:value-type="float" office:value="26" calcext:value-type="float">
            <text:p>26</text:p>
          </table:table-cell>
          <table:table-cell table:formula="of:=CONCATENATE([.$C$3]; [.A195]; [.$C$3]; &quot; =&gt; &quot;; [.$C$3]; LEFT([.B195];[.D195]); [.$C$3] ;&quot;,&quot;)" office:value-type="string" office:string-value="&quot;229&quot; =&gt; &quot;Hospital admission source.&quot;," calcext:value-type="string">
            <text:p>"229" =&gt; "Hospital admission source.",</text:p>
          </table:table-cell>
        </table:table-row>
        <table:table-row table:style-name="ro2">
          <table:table-cell office:value-type="float" office:value="230" calcext:value-type="float">
            <text:p>230</text:p>
          </table:table-cell>
          <table:table-cell office:value-type="string" calcext:value-type="string">
            <text:p>Hospital admission hour.</text:p>
            <text:p>Start: 01/01/1995</text:p>
          </table:table-cell>
          <table:table-cell table:formula="of:=FIND(&quot;Start&quot;; [.B196]; 1)-2" office:value-type="float" office:value="24" calcext:value-type="float">
            <text:p>24</text:p>
          </table:table-cell>
          <table:table-cell table:formula="of:=IFERROR(FIND(&quot;Note:&quot;;[.B196];1)-2 ;[.C196])" office:value-type="float" office:value="24" calcext:value-type="float">
            <text:p>24</text:p>
          </table:table-cell>
          <table:table-cell table:formula="of:=CONCATENATE([.$C$3]; [.A196]; [.$C$3]; &quot; =&gt; &quot;; [.$C$3]; LEFT([.B196];[.D196]); [.$C$3] ;&quot;,&quot;)" office:value-type="string" office:string-value="&quot;230&quot; =&gt; &quot;Hospital admission hour.&quot;," calcext:value-type="string">
            <text:p>"230" =&gt; "Hospital admission hour.",</text:p>
          </table:table-cell>
        </table:table-row>
        <table:table-row table:style-name="ro2">
          <table:table-cell office:value-type="float" office:value="231" calcext:value-type="float">
            <text:p>231</text:p>
          </table:table-cell>
          <table:table-cell office:value-type="string" calcext:value-type="string">
            <text:p>Hospital admission type.</text:p>
            <text:p>Start: 01/01/1995</text:p>
          </table:table-cell>
          <table:table-cell table:formula="of:=FIND(&quot;Start&quot;; [.B197]; 1)-2" office:value-type="float" office:value="24" calcext:value-type="float">
            <text:p>24</text:p>
          </table:table-cell>
          <table:table-cell table:formula="of:=IFERROR(FIND(&quot;Note:&quot;;[.B197];1)-2 ;[.C197])" office:value-type="float" office:value="24" calcext:value-type="float">
            <text:p>24</text:p>
          </table:table-cell>
          <table:table-cell table:formula="of:=CONCATENATE([.$C$3]; [.A197]; [.$C$3]; &quot; =&gt; &quot;; [.$C$3]; LEFT([.B197];[.D197]); [.$C$3] ;&quot;,&quot;)" office:value-type="string" office:string-value="&quot;231&quot; =&gt; &quot;Hospital admission type.&quot;," calcext:value-type="string">
            <text:p>"231" =&gt; "Hospital admission type.",</text:p>
          </table:table-cell>
        </table:table-row>
        <table:table-row table:style-name="ro2">
          <table:table-cell office:value-type="float" office:value="232" calcext:value-type="float">
            <text:p>232</text:p>
          </table:table-cell>
          <table:table-cell office:value-type="string" calcext:value-type="string">
            <text:p>Admitting diagnosis.</text:p>
            <text:p>Start: 01/01/1995</text:p>
          </table:table-cell>
          <table:table-cell table:formula="of:=FIND(&quot;Start&quot;; [.B198]; 1)-2" office:value-type="float" office:value="20" calcext:value-type="float">
            <text:p>20</text:p>
          </table:table-cell>
          <table:table-cell table:formula="of:=IFERROR(FIND(&quot;Note:&quot;;[.B198];1)-2 ;[.C198])" office:value-type="float" office:value="20" calcext:value-type="float">
            <text:p>20</text:p>
          </table:table-cell>
          <table:table-cell table:formula="of:=CONCATENATE([.$C$3]; [.A198]; [.$C$3]; &quot; =&gt; &quot;; [.$C$3]; LEFT([.B198];[.D198]); [.$C$3] ;&quot;,&quot;)" office:value-type="string" office:string-value="&quot;232&quot; =&gt; &quot;Admitting diagnosis.&quot;," calcext:value-type="string">
            <text:p>"232" =&gt; "Admitting diagnosis.",</text:p>
          </table:table-cell>
        </table:table-row>
        <table:table-row table:style-name="ro2">
          <table:table-cell office:value-type="float" office:value="233" calcext:value-type="float">
            <text:p>233</text:p>
          </table:table-cell>
          <table:table-cell office:value-type="string" calcext:value-type="string">
            <text:p>Hospital discharge hour.</text:p>
            <text:p>Start: 01/01/1995</text:p>
          </table:table-cell>
          <table:table-cell table:formula="of:=FIND(&quot;Start&quot;; [.B199]; 1)-2" office:value-type="float" office:value="24" calcext:value-type="float">
            <text:p>24</text:p>
          </table:table-cell>
          <table:table-cell table:formula="of:=IFERROR(FIND(&quot;Note:&quot;;[.B199];1)-2 ;[.C199])" office:value-type="float" office:value="24" calcext:value-type="float">
            <text:p>24</text:p>
          </table:table-cell>
          <table:table-cell table:formula="of:=CONCATENATE([.$C$3]; [.A199]; [.$C$3]; &quot; =&gt; &quot;; [.$C$3]; LEFT([.B199];[.D199]); [.$C$3] ;&quot;,&quot;)" office:value-type="string" office:string-value="&quot;233&quot; =&gt; &quot;Hospital discharge hour.&quot;," calcext:value-type="string">
            <text:p>"233" =&gt; "Hospital discharge hour.",</text:p>
          </table:table-cell>
        </table:table-row>
        <table:table-row table:style-name="ro2">
          <table:table-cell office:value-type="float" office:value="234" calcext:value-type="float">
            <text:p>234</text:p>
          </table:table-cell>
          <table:table-cell office:value-type="string" calcext:value-type="string">
            <text:p>Patient discharge status.</text:p>
            <text:p>Start: 01/01/1995</text:p>
          </table:table-cell>
          <table:table-cell table:formula="of:=FIND(&quot;Start&quot;; [.B200]; 1)-2" office:value-type="float" office:value="25" calcext:value-type="float">
            <text:p>25</text:p>
          </table:table-cell>
          <table:table-cell table:formula="of:=IFERROR(FIND(&quot;Note:&quot;;[.B200];1)-2 ;[.C200])" office:value-type="float" office:value="25" calcext:value-type="float">
            <text:p>25</text:p>
          </table:table-cell>
          <table:table-cell table:formula="of:=CONCATENATE([.$C$3]; [.A200]; [.$C$3]; &quot; =&gt; &quot;; [.$C$3]; LEFT([.B200];[.D200]); [.$C$3] ;&quot;,&quot;)" office:value-type="string" office:string-value="&quot;234&quot; =&gt; &quot;Patient discharge status.&quot;," calcext:value-type="string">
            <text:p>"234" =&gt; "Patient discharge status.",</text:p>
          </table:table-cell>
        </table:table-row>
        <table:table-row table:style-name="ro2">
          <table:table-cell office:value-type="float" office:value="235" calcext:value-type="float">
            <text:p>235</text:p>
          </table:table-cell>
          <table:table-cell office:value-type="string" calcext:value-type="string">
            <text:p>Units of blood furnished.</text:p>
            <text:p>Start: 01/01/1995</text:p>
          </table:table-cell>
          <table:table-cell table:formula="of:=FIND(&quot;Start&quot;; [.B201]; 1)-2" office:value-type="float" office:value="25" calcext:value-type="float">
            <text:p>25</text:p>
          </table:table-cell>
          <table:table-cell table:formula="of:=IFERROR(FIND(&quot;Note:&quot;;[.B201];1)-2 ;[.C201])" office:value-type="float" office:value="25" calcext:value-type="float">
            <text:p>25</text:p>
          </table:table-cell>
          <table:table-cell table:formula="of:=CONCATENATE([.$C$3]; [.A201]; [.$C$3]; &quot; =&gt; &quot;; [.$C$3]; LEFT([.B201];[.D201]); [.$C$3] ;&quot;,&quot;)" office:value-type="string" office:string-value="&quot;235&quot; =&gt; &quot;Units of blood furnished.&quot;," calcext:value-type="string">
            <text:p>"235" =&gt; "Units of blood furnished.",</text:p>
          </table:table-cell>
        </table:table-row>
        <table:table-row table:style-name="ro2">
          <table:table-cell office:value-type="float" office:value="236" calcext:value-type="float">
            <text:p>236</text:p>
          </table:table-cell>
          <table:table-cell office:value-type="string" calcext:value-type="string">
            <text:p>Units of blood replaced.</text:p>
            <text:p>Start: 01/01/1995</text:p>
          </table:table-cell>
          <table:table-cell table:formula="of:=FIND(&quot;Start&quot;; [.B202]; 1)-2" office:value-type="float" office:value="24" calcext:value-type="float">
            <text:p>24</text:p>
          </table:table-cell>
          <table:table-cell table:formula="of:=IFERROR(FIND(&quot;Note:&quot;;[.B202];1)-2 ;[.C202])" office:value-type="float" office:value="24" calcext:value-type="float">
            <text:p>24</text:p>
          </table:table-cell>
          <table:table-cell table:formula="of:=CONCATENATE([.$C$3]; [.A202]; [.$C$3]; &quot; =&gt; &quot;; [.$C$3]; LEFT([.B202];[.D202]); [.$C$3] ;&quot;,&quot;)" office:value-type="string" office:string-value="&quot;236&quot; =&gt; &quot;Units of blood replaced.&quot;," calcext:value-type="string">
            <text:p>"236" =&gt; "Units of blood replaced.",</text:p>
          </table:table-cell>
        </table:table-row>
        <table:table-row table:style-name="ro2">
          <table:table-cell office:value-type="float" office:value="237" calcext:value-type="float">
            <text:p>237</text:p>
          </table:table-cell>
          <table:table-cell office:value-type="string" calcext:value-type="string">
            <text:p>Units of deductible blood.</text:p>
            <text:p>Start: 01/01/1995</text:p>
          </table:table-cell>
          <table:table-cell table:formula="of:=FIND(&quot;Start&quot;; [.B203]; 1)-2" office:value-type="float" office:value="26" calcext:value-type="float">
            <text:p>26</text:p>
          </table:table-cell>
          <table:table-cell table:formula="of:=IFERROR(FIND(&quot;Note:&quot;;[.B203];1)-2 ;[.C203])" office:value-type="float" office:value="26" calcext:value-type="float">
            <text:p>26</text:p>
          </table:table-cell>
          <table:table-cell table:formula="of:=CONCATENATE([.$C$3]; [.A203]; [.$C$3]; &quot; =&gt; &quot;; [.$C$3]; LEFT([.B203];[.D203]); [.$C$3] ;&quot;,&quot;)" office:value-type="string" office:string-value="&quot;237&quot; =&gt; &quot;Units of deductible blood.&quot;," calcext:value-type="string">
            <text:p>"237" =&gt; "Units of deductible blood.",</text:p>
          </table:table-cell>
        </table:table-row>
        <table:table-row table:style-name="ro2">
          <table:table-cell office:value-type="float" office:value="238" calcext:value-type="float">
            <text:p>238</text:p>
          </table:table-cell>
          <table:table-cell office:value-type="string" calcext:value-type="string">
            <text:p>Separate claim for mother/baby charges.</text:p>
            <text:p>Start: 01/01/1995</text:p>
          </table:table-cell>
          <table:table-cell table:formula="of:=FIND(&quot;Start&quot;; [.B204]; 1)-2" office:value-type="float" office:value="39" calcext:value-type="float">
            <text:p>39</text:p>
          </table:table-cell>
          <table:table-cell table:formula="of:=IFERROR(FIND(&quot;Note:&quot;;[.B204];1)-2 ;[.C204])" office:value-type="float" office:value="39" calcext:value-type="float">
            <text:p>39</text:p>
          </table:table-cell>
          <table:table-cell table:formula="of:=CONCATENATE([.$C$3]; [.A204]; [.$C$3]; &quot; =&gt; &quot;; [.$C$3]; LEFT([.B204];[.D204]); [.$C$3] ;&quot;,&quot;)" office:value-type="string" office:string-value="&quot;238&quot; =&gt; &quot;Separate claim for mother/baby charges.&quot;," calcext:value-type="string">
            <text:p>"238" =&gt; "Separate claim for mother/baby charges.",</text:p>
          </table:table-cell>
        </table:table-row>
        <table:table-row table:style-name="ro2">
          <table:table-cell office:value-type="float" office:value="239" calcext:value-type="float">
            <text:p>239</text:p>
          </table:table-cell>
          <table:table-cell office:value-type="string" calcext:value-type="string">
            <text:p>Dental information.</text:p>
            <text:p>Start: 01/01/1995</text:p>
          </table:table-cell>
          <table:table-cell table:formula="of:=FIND(&quot;Start&quot;; [.B205]; 1)-2" office:value-type="float" office:value="19" calcext:value-type="float">
            <text:p>19</text:p>
          </table:table-cell>
          <table:table-cell table:formula="of:=IFERROR(FIND(&quot;Note:&quot;;[.B205];1)-2 ;[.C205])" office:value-type="float" office:value="19" calcext:value-type="float">
            <text:p>19</text:p>
          </table:table-cell>
          <table:table-cell table:formula="of:=CONCATENATE([.$C$3]; [.A205]; [.$C$3]; &quot; =&gt; &quot;; [.$C$3]; LEFT([.B205];[.D205]); [.$C$3] ;&quot;,&quot;)" office:value-type="string" office:string-value="&quot;239&quot; =&gt; &quot;Dental information.&quot;," calcext:value-type="string">
            <text:p>"239" =&gt; "Dental information.",</text:p>
          </table:table-cell>
        </table:table-row>
        <table:table-row table:style-name="ro2">
          <table:table-cell office:value-type="float" office:value="240" calcext:value-type="float">
            <text:p>240</text:p>
          </table:table-cell>
          <table:table-cell office:value-type="string" calcext:value-type="string">
            <text:p>Tooth surface(s) involved.</text:p>
            <text:p>Start: 01/01/1995</text:p>
          </table:table-cell>
          <table:table-cell table:formula="of:=FIND(&quot;Start&quot;; [.B206]; 1)-2" office:value-type="float" office:value="26" calcext:value-type="float">
            <text:p>26</text:p>
          </table:table-cell>
          <table:table-cell table:formula="of:=IFERROR(FIND(&quot;Note:&quot;;[.B206];1)-2 ;[.C206])" office:value-type="float" office:value="26" calcext:value-type="float">
            <text:p>26</text:p>
          </table:table-cell>
          <table:table-cell table:formula="of:=CONCATENATE([.$C$3]; [.A206]; [.$C$3]; &quot; =&gt; &quot;; [.$C$3]; LEFT([.B206];[.D206]); [.$C$3] ;&quot;,&quot;)" office:value-type="string" office:string-value="&quot;240&quot; =&gt; &quot;Tooth surface(s) involved.&quot;," calcext:value-type="string">
            <text:p>"240" =&gt; "Tooth surface(s) involved.",</text:p>
          </table:table-cell>
        </table:table-row>
        <table:table-row table:style-name="ro2">
          <table:table-cell office:value-type="float" office:value="241" calcext:value-type="float">
            <text:p>241</text:p>
          </table:table-cell>
          <table:table-cell office:value-type="string" calcext:value-type="string">
            <text:p>List of all missing teeth (upper and lower).</text:p>
            <text:p>Start: 01/01/1995</text:p>
          </table:table-cell>
          <table:table-cell table:formula="of:=FIND(&quot;Start&quot;; [.B207]; 1)-2" office:value-type="float" office:value="44" calcext:value-type="float">
            <text:p>44</text:p>
          </table:table-cell>
          <table:table-cell table:formula="of:=IFERROR(FIND(&quot;Note:&quot;;[.B207];1)-2 ;[.C207])" office:value-type="float" office:value="44" calcext:value-type="float">
            <text:p>44</text:p>
          </table:table-cell>
          <table:table-cell table:formula="of:=CONCATENATE([.$C$3]; [.A207]; [.$C$3]; &quot; =&gt; &quot;; [.$C$3]; LEFT([.B207];[.D207]); [.$C$3] ;&quot;,&quot;)" office:value-type="string" office:string-value="&quot;241&quot; =&gt; &quot;List of all missing teeth (upper and lower).&quot;," calcext:value-type="string">
            <text:p>"241" =&gt; "List of all missing teeth (upper and lower).",</text:p>
          </table:table-cell>
        </table:table-row>
        <table:table-row table:style-name="ro2">
          <table:table-cell office:value-type="float" office:value="242" calcext:value-type="float">
            <text:p>242</text:p>
          </table:table-cell>
          <table:table-cell office:value-type="string" calcext:value-type="string">
            <text:p>Tooth numbers, surfaces, and/or quadrants involved.</text:p>
            <text:p>Start: 01/01/1995</text:p>
          </table:table-cell>
          <table:table-cell table:formula="of:=FIND(&quot;Start&quot;; [.B208]; 1)-2" office:value-type="float" office:value="51" calcext:value-type="float">
            <text:p>51</text:p>
          </table:table-cell>
          <table:table-cell table:formula="of:=IFERROR(FIND(&quot;Note:&quot;;[.B208];1)-2 ;[.C208])" office:value-type="float" office:value="51" calcext:value-type="float">
            <text:p>51</text:p>
          </table:table-cell>
          <table:table-cell table:formula="of:=CONCATENATE([.$C$3]; [.A208]; [.$C$3]; &quot; =&gt; &quot;; [.$C$3]; LEFT([.B208];[.D208]); [.$C$3] ;&quot;,&quot;)" office:value-type="string" office:string-value="&quot;242&quot; =&gt; &quot;Tooth numbers, surfaces, and/or quadrants involved.&quot;," calcext:value-type="string">
            <text:p>"242" =&gt; "Tooth numbers, surfaces, and/or quadrants involved.",</text:p>
          </table:table-cell>
        </table:table-row>
        <table:table-row table:style-name="ro2">
          <table:table-cell office:value-type="float" office:value="243" calcext:value-type="float">
            <text:p>243</text:p>
          </table:table-cell>
          <table:table-cell office:value-type="string" calcext:value-type="string">
            <text:p>Months of dental treatment remaining.</text:p>
            <text:p>Start: 01/01/1995</text:p>
          </table:table-cell>
          <table:table-cell table:formula="of:=FIND(&quot;Start&quot;; [.B209]; 1)-2" office:value-type="float" office:value="37" calcext:value-type="float">
            <text:p>37</text:p>
          </table:table-cell>
          <table:table-cell table:formula="of:=IFERROR(FIND(&quot;Note:&quot;;[.B209];1)-2 ;[.C209])" office:value-type="float" office:value="37" calcext:value-type="float">
            <text:p>37</text:p>
          </table:table-cell>
          <table:table-cell table:formula="of:=CONCATENATE([.$C$3]; [.A209]; [.$C$3]; &quot; =&gt; &quot;; [.$C$3]; LEFT([.B209];[.D209]); [.$C$3] ;&quot;,&quot;)" office:value-type="string" office:string-value="&quot;243&quot; =&gt; &quot;Months of dental treatment remaining.&quot;," calcext:value-type="string">
            <text:p>"243" =&gt; "Months of dental treatment remaining.",</text:p>
          </table:table-cell>
        </table:table-row>
        <table:table-row table:style-name="ro2">
          <table:table-cell office:value-type="float" office:value="244" calcext:value-type="float">
            <text:p>244</text:p>
          </table:table-cell>
          <table:table-cell office:value-type="string" calcext:value-type="string">
            <text:p>Tooth number or letter.</text:p>
            <text:p>Start: 01/01/1995</text:p>
          </table:table-cell>
          <table:table-cell table:formula="of:=FIND(&quot;Start&quot;; [.B210]; 1)-2" office:value-type="float" office:value="23" calcext:value-type="float">
            <text:p>23</text:p>
          </table:table-cell>
          <table:table-cell table:formula="of:=IFERROR(FIND(&quot;Note:&quot;;[.B210];1)-2 ;[.C210])" office:value-type="float" office:value="23" calcext:value-type="float">
            <text:p>23</text:p>
          </table:table-cell>
          <table:table-cell table:formula="of:=CONCATENATE([.$C$3]; [.A210]; [.$C$3]; &quot; =&gt; &quot;; [.$C$3]; LEFT([.B210];[.D210]); [.$C$3] ;&quot;,&quot;)" office:value-type="string" office:string-value="&quot;244&quot; =&gt; &quot;Tooth number or letter.&quot;," calcext:value-type="string">
            <text:p>"244" =&gt; "Tooth number or letter.",</text:p>
          </table:table-cell>
        </table:table-row>
        <table:table-row table:style-name="ro2">
          <table:table-cell office:value-type="float" office:value="245" calcext:value-type="float">
            <text:p>245</text:p>
          </table:table-cell>
          <table:table-cell office:value-type="string" calcext:value-type="string">
            <text:p>Dental quadrant/arch.</text:p>
            <text:p>Start: 01/01/1995</text:p>
          </table:table-cell>
          <table:table-cell table:formula="of:=FIND(&quot;Start&quot;; [.B211]; 1)-2" office:value-type="float" office:value="21" calcext:value-type="float">
            <text:p>21</text:p>
          </table:table-cell>
          <table:table-cell table:formula="of:=IFERROR(FIND(&quot;Note:&quot;;[.B211];1)-2 ;[.C211])" office:value-type="float" office:value="21" calcext:value-type="float">
            <text:p>21</text:p>
          </table:table-cell>
          <table:table-cell table:formula="of:=CONCATENATE([.$C$3]; [.A211]; [.$C$3]; &quot; =&gt; &quot;; [.$C$3]; LEFT([.B211];[.D211]); [.$C$3] ;&quot;,&quot;)" office:value-type="string" office:string-value="&quot;245&quot; =&gt; &quot;Dental quadrant/arch.&quot;," calcext:value-type="string">
            <text:p>"245" =&gt; "Dental quadrant/arch.",</text:p>
          </table:table-cell>
        </table:table-row>
        <table:table-row table:style-name="ro2">
          <table:table-cell office:value-type="float" office:value="246" calcext:value-type="float">
            <text:p>246</text:p>
          </table:table-cell>
          <table:table-cell office:value-type="string" calcext:value-type="string">
            <text:p>Total orthodontic service fee, initial appliance fee, monthly fee, length of service.</text:p>
            <text:p>Start: 01/01/1995</text:p>
          </table:table-cell>
          <table:table-cell table:formula="of:=FIND(&quot;Start&quot;; [.B212]; 1)-2" office:value-type="float" office:value="85" calcext:value-type="float">
            <text:p>85</text:p>
          </table:table-cell>
          <table:table-cell table:formula="of:=IFERROR(FIND(&quot;Note:&quot;;[.B212];1)-2 ;[.C212])" office:value-type="float" office:value="85" calcext:value-type="float">
            <text:p>85</text:p>
          </table:table-cell>
          <table:table-cell table:formula="of:=CONCATENATE([.$C$3]; [.A212]; [.$C$3]; &quot; =&gt; &quot;; [.$C$3]; LEFT([.B212];[.D212]); [.$C$3] ;&quot;,&quot;)" office:value-type="string" office:string-value="&quot;246&quot; =&gt; &quot;Total orthodontic service fee, initial appliance fee, monthly fee, length of service.&quot;," calcext:value-type="string">
            <text:p>"246" =&gt; "Total orthodontic service fee, initial appliance fee, monthly fee, length of service.",</text:p>
          </table:table-cell>
        </table:table-row>
        <table:table-row table:style-name="ro2">
          <table:table-cell office:value-type="float" office:value="247" calcext:value-type="float">
            <text:p>247</text:p>
          </table:table-cell>
          <table:table-cell office:value-type="string" calcext:value-type="string">
            <text:p>Line information.</text:p>
            <text:p>Start: 01/01/1995</text:p>
          </table:table-cell>
          <table:table-cell table:formula="of:=FIND(&quot;Start&quot;; [.B213]; 1)-2" office:value-type="float" office:value="17" calcext:value-type="float">
            <text:p>17</text:p>
          </table:table-cell>
          <table:table-cell table:formula="of:=IFERROR(FIND(&quot;Note:&quot;;[.B213];1)-2 ;[.C213])" office:value-type="float" office:value="17" calcext:value-type="float">
            <text:p>17</text:p>
          </table:table-cell>
          <table:table-cell table:formula="of:=CONCATENATE([.$C$3]; [.A213]; [.$C$3]; &quot; =&gt; &quot;; [.$C$3]; LEFT([.B213];[.D213]); [.$C$3] ;&quot;,&quot;)" office:value-type="string" office:string-value="&quot;247&quot; =&gt; &quot;Line information.&quot;," calcext:value-type="string">
            <text:p>"247" =&gt; "Line information.",</text:p>
          </table:table-cell>
        </table:table-row>
        <table:table-row table:style-name="ro2">
          <table:table-cell office:value-type="float" office:value="249" calcext:value-type="float">
            <text:p>249</text:p>
          </table:table-cell>
          <table:table-cell office:value-type="string" calcext:value-type="string">
            <text:p>Place of service.</text:p>
            <text:p>Start: 01/01/1995</text:p>
          </table:table-cell>
          <table:table-cell table:formula="of:=FIND(&quot;Start&quot;; [.B214]; 1)-2" office:value-type="float" office:value="17" calcext:value-type="float">
            <text:p>17</text:p>
          </table:table-cell>
          <table:table-cell table:formula="of:=IFERROR(FIND(&quot;Note:&quot;;[.B214];1)-2 ;[.C214])" office:value-type="float" office:value="17" calcext:value-type="float">
            <text:p>17</text:p>
          </table:table-cell>
          <table:table-cell table:formula="of:=CONCATENATE([.$C$3]; [.A214]; [.$C$3]; &quot; =&gt; &quot;; [.$C$3]; LEFT([.B214];[.D214]); [.$C$3] ;&quot;,&quot;)" office:value-type="string" office:string-value="&quot;249&quot; =&gt; &quot;Place of service.&quot;," calcext:value-type="string">
            <text:p>"249" =&gt; "Place of service.",</text:p>
          </table:table-cell>
        </table:table-row>
        <table:table-row table:style-name="ro2">
          <table:table-cell office:value-type="float" office:value="250" calcext:value-type="float">
            <text:p>250</text:p>
          </table:table-cell>
          <table:table-cell office:value-type="string" calcext:value-type="string">
            <text:p>Type of service.</text:p>
            <text:p>Start: 01/01/1995</text:p>
          </table:table-cell>
          <table:table-cell table:formula="of:=FIND(&quot;Start&quot;; [.B215]; 1)-2" office:value-type="float" office:value="16" calcext:value-type="float">
            <text:p>16</text:p>
          </table:table-cell>
          <table:table-cell table:formula="of:=IFERROR(FIND(&quot;Note:&quot;;[.B215];1)-2 ;[.C215])" office:value-type="float" office:value="16" calcext:value-type="float">
            <text:p>16</text:p>
          </table:table-cell>
          <table:table-cell table:formula="of:=CONCATENATE([.$C$3]; [.A215]; [.$C$3]; &quot; =&gt; &quot;; [.$C$3]; LEFT([.B215];[.D215]); [.$C$3] ;&quot;,&quot;)" office:value-type="string" office:string-value="&quot;250&quot; =&gt; &quot;Type of service.&quot;," calcext:value-type="string">
            <text:p>"250" =&gt; "Type of service.",</text:p>
          </table:table-cell>
        </table:table-row>
        <table:table-row table:style-name="ro2">
          <table:table-cell office:value-type="float" office:value="251" calcext:value-type="float">
            <text:p>251</text:p>
          </table:table-cell>
          <table:table-cell office:value-type="string" calcext:value-type="string">
            <text:p>Total anesthesia minutes.</text:p>
            <text:p>Start: 01/01/1995</text:p>
          </table:table-cell>
          <table:table-cell table:formula="of:=FIND(&quot;Start&quot;; [.B216]; 1)-2" office:value-type="float" office:value="25" calcext:value-type="float">
            <text:p>25</text:p>
          </table:table-cell>
          <table:table-cell table:formula="of:=IFERROR(FIND(&quot;Note:&quot;;[.B216];1)-2 ;[.C216])" office:value-type="float" office:value="25" calcext:value-type="float">
            <text:p>25</text:p>
          </table:table-cell>
          <table:table-cell table:formula="of:=CONCATENATE([.$C$3]; [.A216]; [.$C$3]; &quot; =&gt; &quot;; [.$C$3]; LEFT([.B216];[.D216]); [.$C$3] ;&quot;,&quot;)" office:value-type="string" office:string-value="&quot;251&quot; =&gt; &quot;Total anesthesia minutes.&quot;," calcext:value-type="string">
            <text:p>"251" =&gt; "Total anesthesia minutes.",</text:p>
          </table:table-cell>
        </table:table-row>
        <table:table-row table:style-name="ro2">
          <table:table-cell office:value-type="float" office:value="252" calcext:value-type="float">
            <text:p>252</text:p>
          </table:table-cell>
          <table:table-cell office:value-type="string" calcext:value-type="string">
            <text:p>Entity's authorization/certification number. Note: This code requires the use of an Entity Code. This change effective 9/1/2016: Entity's prior authorization/certification number. Note: This code requires the use of an Entity Code.</text:p>
            <text:p>Start: 01/01/1995 | Last Modified: 03/01/2016</text:p>
          </table:table-cell>
          <table:table-cell table:formula="of:=FIND(&quot;Start&quot;; [.B217]; 1)-2" office:value-type="float" office:value="231" calcext:value-type="float">
            <text:p>231</text:p>
          </table:table-cell>
          <table:table-cell table:formula="of:=IFERROR(FIND(&quot;Note:&quot;;[.B217];1)-2 ;[.C217])" office:value-type="float" office:value="44" calcext:value-type="float">
            <text:p>44</text:p>
          </table:table-cell>
          <table:table-cell table:formula="of:=CONCATENATE([.$C$3]; [.A217]; [.$C$3]; &quot; =&gt; &quot;; [.$C$3]; LEFT([.B217];[.D217]); [.$C$3] ;&quot;,&quot;)" office:value-type="string" office:string-value="&quot;252&quot; =&gt; &quot;Entity's authorization/certification number.&quot;," calcext:value-type="string">
            <text:p>"252" =&gt; "Entity's authorization/certification number.",</text:p>
          </table:table-cell>
        </table:table-row>
        <table:table-row table:style-name="ro2">
          <table:table-cell office:value-type="float" office:value="254" calcext:value-type="float">
            <text:p>254</text:p>
          </table:table-cell>
          <table:table-cell office:value-type="string" calcext:value-type="string">
            <text:p>Principal diagnosis code.</text:p>
            <text:p>Start: 01/01/1995 | Last Modified: 01/30/2011</text:p>
          </table:table-cell>
          <table:table-cell table:formula="of:=FIND(&quot;Start&quot;; [.B218]; 1)-2" office:value-type="float" office:value="25" calcext:value-type="float">
            <text:p>25</text:p>
          </table:table-cell>
          <table:table-cell table:formula="of:=IFERROR(FIND(&quot;Note:&quot;;[.B218];1)-2 ;[.C218])" office:value-type="float" office:value="25" calcext:value-type="float">
            <text:p>25</text:p>
          </table:table-cell>
          <table:table-cell table:formula="of:=CONCATENATE([.$C$3]; [.A218]; [.$C$3]; &quot; =&gt; &quot;; [.$C$3]; LEFT([.B218];[.D218]); [.$C$3] ;&quot;,&quot;)" office:value-type="string" office:string-value="&quot;254&quot; =&gt; &quot;Principal diagnosis code.&quot;," calcext:value-type="string">
            <text:p>"254" =&gt; "Principal diagnosis code.",</text:p>
          </table:table-cell>
        </table:table-row>
        <table:table-row table:style-name="ro2">
          <table:table-cell office:value-type="float" office:value="255" calcext:value-type="float">
            <text:p>255</text:p>
          </table:table-cell>
          <table:table-cell office:value-type="string" calcext:value-type="string">
            <text:p>Diagnosis code.</text:p>
            <text:p>Start: 01/01/1995</text:p>
          </table:table-cell>
          <table:table-cell table:formula="of:=FIND(&quot;Start&quot;; [.B219]; 1)-2" office:value-type="float" office:value="15" calcext:value-type="float">
            <text:p>15</text:p>
          </table:table-cell>
          <table:table-cell table:formula="of:=IFERROR(FIND(&quot;Note:&quot;;[.B219];1)-2 ;[.C219])" office:value-type="float" office:value="15" calcext:value-type="float">
            <text:p>15</text:p>
          </table:table-cell>
          <table:table-cell table:formula="of:=CONCATENATE([.$C$3]; [.A219]; [.$C$3]; &quot; =&gt; &quot;; [.$C$3]; LEFT([.B219];[.D219]); [.$C$3] ;&quot;,&quot;)" office:value-type="string" office:string-value="&quot;255&quot; =&gt; &quot;Diagnosis code.&quot;," calcext:value-type="string">
            <text:p>"255" =&gt; "Diagnosis code.",</text:p>
          </table:table-cell>
        </table:table-row>
        <table:table-row table:style-name="ro2">
          <table:table-cell office:value-type="float" office:value="256" calcext:value-type="float">
            <text:p>256</text:p>
          </table:table-cell>
          <table:table-cell office:value-type="string" calcext:value-type="string">
            <text:p>DRG code(s).</text:p>
            <text:p>Start: 01/01/1995</text:p>
          </table:table-cell>
          <table:table-cell table:formula="of:=FIND(&quot;Start&quot;; [.B220]; 1)-2" office:value-type="float" office:value="12" calcext:value-type="float">
            <text:p>12</text:p>
          </table:table-cell>
          <table:table-cell table:formula="of:=IFERROR(FIND(&quot;Note:&quot;;[.B220];1)-2 ;[.C220])" office:value-type="float" office:value="12" calcext:value-type="float">
            <text:p>12</text:p>
          </table:table-cell>
          <table:table-cell table:formula="of:=CONCATENATE([.$C$3]; [.A220]; [.$C$3]; &quot; =&gt; &quot;; [.$C$3]; LEFT([.B220];[.D220]); [.$C$3] ;&quot;,&quot;)" office:value-type="string" office:string-value="&quot;256&quot; =&gt; &quot;DRG code(s).&quot;," calcext:value-type="string">
            <text:p>"256" =&gt; "DRG code(s).",</text:p>
          </table:table-cell>
        </table:table-row>
        <table:table-row table:style-name="ro2">
          <table:table-cell office:value-type="float" office:value="257" calcext:value-type="float">
            <text:p>257</text:p>
          </table:table-cell>
          <table:table-cell office:value-type="string" calcext:value-type="string">
            <text:p>ADSM-III-R code for services rendered.</text:p>
            <text:p>Start: 01/01/1995</text:p>
          </table:table-cell>
          <table:table-cell table:formula="of:=FIND(&quot;Start&quot;; [.B221]; 1)-2" office:value-type="float" office:value="38" calcext:value-type="float">
            <text:p>38</text:p>
          </table:table-cell>
          <table:table-cell table:formula="of:=IFERROR(FIND(&quot;Note:&quot;;[.B221];1)-2 ;[.C221])" office:value-type="float" office:value="38" calcext:value-type="float">
            <text:p>38</text:p>
          </table:table-cell>
          <table:table-cell table:formula="of:=CONCATENATE([.$C$3]; [.A221]; [.$C$3]; &quot; =&gt; &quot;; [.$C$3]; LEFT([.B221];[.D221]); [.$C$3] ;&quot;,&quot;)" office:value-type="string" office:string-value="&quot;257&quot; =&gt; &quot;ADSM-III-R code for services rendered.&quot;," calcext:value-type="string">
            <text:p>"257" =&gt; "ADSM-III-R code for services rendered.",</text:p>
          </table:table-cell>
        </table:table-row>
        <table:table-row table:style-name="ro2">
          <table:table-cell office:value-type="float" office:value="258" calcext:value-type="float">
            <text:p>258</text:p>
          </table:table-cell>
          <table:table-cell office:value-type="string" calcext:value-type="string">
            <text:p>Days/units for procedure/revenue code.</text:p>
            <text:p>Start: 01/01/1995</text:p>
          </table:table-cell>
          <table:table-cell table:formula="of:=FIND(&quot;Start&quot;; [.B222]; 1)-2" office:value-type="float" office:value="38" calcext:value-type="float">
            <text:p>38</text:p>
          </table:table-cell>
          <table:table-cell table:formula="of:=IFERROR(FIND(&quot;Note:&quot;;[.B222];1)-2 ;[.C222])" office:value-type="float" office:value="38" calcext:value-type="float">
            <text:p>38</text:p>
          </table:table-cell>
          <table:table-cell table:formula="of:=CONCATENATE([.$C$3]; [.A222]; [.$C$3]; &quot; =&gt; &quot;; [.$C$3]; LEFT([.B222];[.D222]); [.$C$3] ;&quot;,&quot;)" office:value-type="string" office:string-value="&quot;258&quot; =&gt; &quot;Days/units for procedure/revenue code.&quot;," calcext:value-type="string">
            <text:p>"258" =&gt; "Days/units for procedure/revenue code.",</text:p>
          </table:table-cell>
        </table:table-row>
        <table:table-row table:style-name="ro2">
          <table:table-cell office:value-type="float" office:value="259" calcext:value-type="float">
            <text:p>259</text:p>
          </table:table-cell>
          <table:table-cell office:value-type="string" calcext:value-type="string">
            <text:p>Frequency of service.</text:p>
            <text:p>Start: 01/01/1995</text:p>
          </table:table-cell>
          <table:table-cell table:formula="of:=FIND(&quot;Start&quot;; [.B223]; 1)-2" office:value-type="float" office:value="21" calcext:value-type="float">
            <text:p>21</text:p>
          </table:table-cell>
          <table:table-cell table:formula="of:=IFERROR(FIND(&quot;Note:&quot;;[.B223];1)-2 ;[.C223])" office:value-type="float" office:value="21" calcext:value-type="float">
            <text:p>21</text:p>
          </table:table-cell>
          <table:table-cell table:formula="of:=CONCATENATE([.$C$3]; [.A223]; [.$C$3]; &quot; =&gt; &quot;; [.$C$3]; LEFT([.B223];[.D223]); [.$C$3] ;&quot;,&quot;)" office:value-type="string" office:string-value="&quot;259&quot; =&gt; &quot;Frequency of service.&quot;," calcext:value-type="string">
            <text:p>"259" =&gt; "Frequency of service.",</text:p>
          </table:table-cell>
        </table:table-row>
        <table:table-row table:style-name="ro2">
          <table:table-cell office:value-type="float" office:value="260" calcext:value-type="float">
            <text:p>260</text:p>
          </table:table-cell>
          <table:table-cell office:value-type="string" calcext:value-type="string">
            <text:p>Length of medical necessity, including begin date.</text:p>
            <text:p>Start: 02/28/1997</text:p>
          </table:table-cell>
          <table:table-cell table:formula="of:=FIND(&quot;Start&quot;; [.B224]; 1)-2" office:value-type="float" office:value="50" calcext:value-type="float">
            <text:p>50</text:p>
          </table:table-cell>
          <table:table-cell table:formula="of:=IFERROR(FIND(&quot;Note:&quot;;[.B224];1)-2 ;[.C224])" office:value-type="float" office:value="50" calcext:value-type="float">
            <text:p>50</text:p>
          </table:table-cell>
          <table:table-cell table:formula="of:=CONCATENATE([.$C$3]; [.A224]; [.$C$3]; &quot; =&gt; &quot;; [.$C$3]; LEFT([.B224];[.D224]); [.$C$3] ;&quot;,&quot;)" office:value-type="string" office:string-value="&quot;260&quot; =&gt; &quot;Length of medical necessity, including begin date.&quot;," calcext:value-type="string">
            <text:p>"260" =&gt; "Length of medical necessity, including begin date.",</text:p>
          </table:table-cell>
        </table:table-row>
        <table:table-row table:style-name="ro2">
          <table:table-cell office:value-type="float" office:value="261" calcext:value-type="float">
            <text:p>261</text:p>
          </table:table-cell>
          <table:table-cell office:value-type="string" calcext:value-type="string">
            <text:p>Obesity measurements.</text:p>
            <text:p>Start: 01/01/1995</text:p>
          </table:table-cell>
          <table:table-cell table:formula="of:=FIND(&quot;Start&quot;; [.B225]; 1)-2" office:value-type="float" office:value="21" calcext:value-type="float">
            <text:p>21</text:p>
          </table:table-cell>
          <table:table-cell table:formula="of:=IFERROR(FIND(&quot;Note:&quot;;[.B225];1)-2 ;[.C225])" office:value-type="float" office:value="21" calcext:value-type="float">
            <text:p>21</text:p>
          </table:table-cell>
          <table:table-cell table:formula="of:=CONCATENATE([.$C$3]; [.A225]; [.$C$3]; &quot; =&gt; &quot;; [.$C$3]; LEFT([.B225];[.D225]); [.$C$3] ;&quot;,&quot;)" office:value-type="string" office:string-value="&quot;261&quot; =&gt; &quot;Obesity measurements.&quot;," calcext:value-type="string">
            <text:p>"261" =&gt; "Obesity measurements.",</text:p>
          </table:table-cell>
        </table:table-row>
        <table:table-row table:style-name="ro2">
          <table:table-cell office:value-type="float" office:value="262" calcext:value-type="float">
            <text:p>262</text:p>
          </table:table-cell>
          <table:table-cell office:value-type="string" calcext:value-type="string">
            <text:p>Type of surgery/service for which anesthesia was administered.</text:p>
            <text:p>Start: 01/01/1995</text:p>
          </table:table-cell>
          <table:table-cell table:formula="of:=FIND(&quot;Start&quot;; [.B226]; 1)-2" office:value-type="float" office:value="62" calcext:value-type="float">
            <text:p>62</text:p>
          </table:table-cell>
          <table:table-cell table:formula="of:=IFERROR(FIND(&quot;Note:&quot;;[.B226];1)-2 ;[.C226])" office:value-type="float" office:value="62" calcext:value-type="float">
            <text:p>62</text:p>
          </table:table-cell>
          <table:table-cell table:formula="of:=CONCATENATE([.$C$3]; [.A226]; [.$C$3]; &quot; =&gt; &quot;; [.$C$3]; LEFT([.B226];[.D226]); [.$C$3] ;&quot;,&quot;)" office:value-type="string" office:string-value="&quot;262&quot; =&gt; &quot;Type of surgery/service for which anesthesia was administered.&quot;," calcext:value-type="string">
            <text:p>"262" =&gt; "Type of surgery/service for which anesthesia was administered.",</text:p>
          </table:table-cell>
        </table:table-row>
        <table:table-row table:style-name="ro2">
          <table:table-cell office:value-type="float" office:value="263" calcext:value-type="float">
            <text:p>263</text:p>
          </table:table-cell>
          <table:table-cell office:value-type="string" calcext:value-type="string">
            <text:p>Length of time for services rendered.</text:p>
            <text:p>Start: 01/01/1995</text:p>
          </table:table-cell>
          <table:table-cell table:formula="of:=FIND(&quot;Start&quot;; [.B227]; 1)-2" office:value-type="float" office:value="37" calcext:value-type="float">
            <text:p>37</text:p>
          </table:table-cell>
          <table:table-cell table:formula="of:=IFERROR(FIND(&quot;Note:&quot;;[.B227];1)-2 ;[.C227])" office:value-type="float" office:value="37" calcext:value-type="float">
            <text:p>37</text:p>
          </table:table-cell>
          <table:table-cell table:formula="of:=CONCATENATE([.$C$3]; [.A227]; [.$C$3]; &quot; =&gt; &quot;; [.$C$3]; LEFT([.B227];[.D227]); [.$C$3] ;&quot;,&quot;)" office:value-type="string" office:string-value="&quot;263&quot; =&gt; &quot;Length of time for services rendered.&quot;," calcext:value-type="string">
            <text:p>"263" =&gt; "Length of time for services rendered.",</text:p>
          </table:table-cell>
        </table:table-row>
        <table:table-row table:style-name="ro2">
          <table:table-cell office:value-type="float" office:value="264" calcext:value-type="float">
            <text:p>264</text:p>
          </table:table-cell>
          <table:table-cell office:value-type="string" calcext:value-type="string">
            <text:p>Number of liters/minute &amp; total hours/day for respiratory support.</text:p>
            <text:p>Start: 01/01/1995</text:p>
          </table:table-cell>
          <table:table-cell table:formula="of:=FIND(&quot;Start&quot;; [.B228]; 1)-2" office:value-type="float" office:value="66" calcext:value-type="float">
            <text:p>66</text:p>
          </table:table-cell>
          <table:table-cell table:formula="of:=IFERROR(FIND(&quot;Note:&quot;;[.B228];1)-2 ;[.C228])" office:value-type="float" office:value="66" calcext:value-type="float">
            <text:p>66</text:p>
          </table:table-cell>
          <table:table-cell table:formula="of:=CONCATENATE([.$C$3]; [.A228]; [.$C$3]; &quot; =&gt; &quot;; [.$C$3]; LEFT([.B228];[.D228]); [.$C$3] ;&quot;,&quot;)" office:value-type="string" office:string-value="&quot;264&quot; =&gt; &quot;Number of liters/minute &amp; total hours/day for respiratory support.&quot;," calcext:value-type="string">
            <text:p>"264" =&gt; "Number of liters/minute &amp; total hours/day for respiratory support.",</text:p>
          </table:table-cell>
        </table:table-row>
        <table:table-row table:style-name="ro2">
          <table:table-cell office:value-type="float" office:value="265" calcext:value-type="float">
            <text:p>265</text:p>
          </table:table-cell>
          <table:table-cell office:value-type="string" calcext:value-type="string">
            <text:p>Number of lesions excised.</text:p>
            <text:p>Start: 01/01/1995</text:p>
          </table:table-cell>
          <table:table-cell table:formula="of:=FIND(&quot;Start&quot;; [.B229]; 1)-2" office:value-type="float" office:value="26" calcext:value-type="float">
            <text:p>26</text:p>
          </table:table-cell>
          <table:table-cell table:formula="of:=IFERROR(FIND(&quot;Note:&quot;;[.B229];1)-2 ;[.C229])" office:value-type="float" office:value="26" calcext:value-type="float">
            <text:p>26</text:p>
          </table:table-cell>
          <table:table-cell table:formula="of:=CONCATENATE([.$C$3]; [.A229]; [.$C$3]; &quot; =&gt; &quot;; [.$C$3]; LEFT([.B229];[.D229]); [.$C$3] ;&quot;,&quot;)" office:value-type="string" office:string-value="&quot;265&quot; =&gt; &quot;Number of lesions excised.&quot;," calcext:value-type="string">
            <text:p>"265" =&gt; "Number of lesions excised.",</text:p>
          </table:table-cell>
        </table:table-row>
        <table:table-row table:style-name="ro2">
          <table:table-cell office:value-type="float" office:value="266" calcext:value-type="float">
            <text:p>266</text:p>
          </table:table-cell>
          <table:table-cell office:value-type="string" calcext:value-type="string">
            <text:p>Facility point of origin and destination - ambulance.</text:p>
            <text:p>Start: 01/01/1995</text:p>
          </table:table-cell>
          <table:table-cell table:formula="of:=FIND(&quot;Start&quot;; [.B230]; 1)-2" office:value-type="float" office:value="53" calcext:value-type="float">
            <text:p>53</text:p>
          </table:table-cell>
          <table:table-cell table:formula="of:=IFERROR(FIND(&quot;Note:&quot;;[.B230];1)-2 ;[.C230])" office:value-type="float" office:value="53" calcext:value-type="float">
            <text:p>53</text:p>
          </table:table-cell>
          <table:table-cell table:formula="of:=CONCATENATE([.$C$3]; [.A230]; [.$C$3]; &quot; =&gt; &quot;; [.$C$3]; LEFT([.B230];[.D230]); [.$C$3] ;&quot;,&quot;)" office:value-type="string" office:string-value="&quot;266&quot; =&gt; &quot;Facility point of origin and destination - ambulance.&quot;," calcext:value-type="string">
            <text:p>"266" =&gt; "Facility point of origin and destination - ambulance.",</text:p>
          </table:table-cell>
        </table:table-row>
        <table:table-row table:style-name="ro2">
          <table:table-cell office:value-type="float" office:value="267" calcext:value-type="float">
            <text:p>267</text:p>
          </table:table-cell>
          <table:table-cell office:value-type="string" calcext:value-type="string">
            <text:p>Number of miles patient was transported.</text:p>
            <text:p>Start: 01/01/1995</text:p>
          </table:table-cell>
          <table:table-cell table:formula="of:=FIND(&quot;Start&quot;; [.B231]; 1)-2" office:value-type="float" office:value="40" calcext:value-type="float">
            <text:p>40</text:p>
          </table:table-cell>
          <table:table-cell table:formula="of:=IFERROR(FIND(&quot;Note:&quot;;[.B231];1)-2 ;[.C231])" office:value-type="float" office:value="40" calcext:value-type="float">
            <text:p>40</text:p>
          </table:table-cell>
          <table:table-cell table:formula="of:=CONCATENATE([.$C$3]; [.A231]; [.$C$3]; &quot; =&gt; &quot;; [.$C$3]; LEFT([.B231];[.D231]); [.$C$3] ;&quot;,&quot;)" office:value-type="string" office:string-value="&quot;267&quot; =&gt; &quot;Number of miles patient was transported.&quot;," calcext:value-type="string">
            <text:p>"267" =&gt; "Number of miles patient was transported.",</text:p>
          </table:table-cell>
        </table:table-row>
        <table:table-row table:style-name="ro2">
          <table:table-cell office:value-type="float" office:value="268" calcext:value-type="float">
            <text:p>268</text:p>
          </table:table-cell>
          <table:table-cell office:value-type="string" calcext:value-type="string">
            <text:p>Location of durable medical equipment use.</text:p>
            <text:p>Start: 01/01/1995</text:p>
          </table:table-cell>
          <table:table-cell table:formula="of:=FIND(&quot;Start&quot;; [.B232]; 1)-2" office:value-type="float" office:value="42" calcext:value-type="float">
            <text:p>42</text:p>
          </table:table-cell>
          <table:table-cell table:formula="of:=IFERROR(FIND(&quot;Note:&quot;;[.B232];1)-2 ;[.C232])" office:value-type="float" office:value="42" calcext:value-type="float">
            <text:p>42</text:p>
          </table:table-cell>
          <table:table-cell table:formula="of:=CONCATENATE([.$C$3]; [.A232]; [.$C$3]; &quot; =&gt; &quot;; [.$C$3]; LEFT([.B232];[.D232]); [.$C$3] ;&quot;,&quot;)" office:value-type="string" office:string-value="&quot;268&quot; =&gt; &quot;Location of durable medical equipment use.&quot;," calcext:value-type="string">
            <text:p>"268" =&gt; "Location of durable medical equipment use.",</text:p>
          </table:table-cell>
        </table:table-row>
        <table:table-row table:style-name="ro2">
          <table:table-cell office:value-type="float" office:value="269" calcext:value-type="float">
            <text:p>269</text:p>
          </table:table-cell>
          <table:table-cell office:value-type="string" calcext:value-type="string">
            <text:p>Length/size of laceration/tumor.</text:p>
            <text:p>Start: 01/01/1995</text:p>
          </table:table-cell>
          <table:table-cell table:formula="of:=FIND(&quot;Start&quot;; [.B233]; 1)-2" office:value-type="float" office:value="32" calcext:value-type="float">
            <text:p>32</text:p>
          </table:table-cell>
          <table:table-cell table:formula="of:=IFERROR(FIND(&quot;Note:&quot;;[.B233];1)-2 ;[.C233])" office:value-type="float" office:value="32" calcext:value-type="float">
            <text:p>32</text:p>
          </table:table-cell>
          <table:table-cell table:formula="of:=CONCATENATE([.$C$3]; [.A233]; [.$C$3]; &quot; =&gt; &quot;; [.$C$3]; LEFT([.B233];[.D233]); [.$C$3] ;&quot;,&quot;)" office:value-type="string" office:string-value="&quot;269&quot; =&gt; &quot;Length/size of laceration/tumor.&quot;," calcext:value-type="string">
            <text:p>"269" =&gt; "Length/size of laceration/tumor.",</text:p>
          </table:table-cell>
        </table:table-row>
        <table:table-row table:style-name="ro2">
          <table:table-cell office:value-type="float" office:value="270" calcext:value-type="float">
            <text:p>270</text:p>
          </table:table-cell>
          <table:table-cell office:value-type="string" calcext:value-type="string">
            <text:p>Subluxation location.</text:p>
            <text:p>Start: 01/01/1995</text:p>
          </table:table-cell>
          <table:table-cell table:formula="of:=FIND(&quot;Start&quot;; [.B234]; 1)-2" office:value-type="float" office:value="21" calcext:value-type="float">
            <text:p>21</text:p>
          </table:table-cell>
          <table:table-cell table:formula="of:=IFERROR(FIND(&quot;Note:&quot;;[.B234];1)-2 ;[.C234])" office:value-type="float" office:value="21" calcext:value-type="float">
            <text:p>21</text:p>
          </table:table-cell>
          <table:table-cell table:formula="of:=CONCATENATE([.$C$3]; [.A234]; [.$C$3]; &quot; =&gt; &quot;; [.$C$3]; LEFT([.B234];[.D234]); [.$C$3] ;&quot;,&quot;)" office:value-type="string" office:string-value="&quot;270&quot; =&gt; &quot;Subluxation location.&quot;," calcext:value-type="string">
            <text:p>"270" =&gt; "Subluxation location.",</text:p>
          </table:table-cell>
        </table:table-row>
        <table:table-row table:style-name="ro2">
          <table:table-cell office:value-type="float" office:value="271" calcext:value-type="float">
            <text:p>271</text:p>
          </table:table-cell>
          <table:table-cell office:value-type="string" calcext:value-type="string">
            <text:p>Number of spine segments.</text:p>
            <text:p>Start: 01/01/1995</text:p>
          </table:table-cell>
          <table:table-cell table:formula="of:=FIND(&quot;Start&quot;; [.B235]; 1)-2" office:value-type="float" office:value="25" calcext:value-type="float">
            <text:p>25</text:p>
          </table:table-cell>
          <table:table-cell table:formula="of:=IFERROR(FIND(&quot;Note:&quot;;[.B235];1)-2 ;[.C235])" office:value-type="float" office:value="25" calcext:value-type="float">
            <text:p>25</text:p>
          </table:table-cell>
          <table:table-cell table:formula="of:=CONCATENATE([.$C$3]; [.A235]; [.$C$3]; &quot; =&gt; &quot;; [.$C$3]; LEFT([.B235];[.D235]); [.$C$3] ;&quot;,&quot;)" office:value-type="string" office:string-value="&quot;271&quot; =&gt; &quot;Number of spine segments.&quot;," calcext:value-type="string">
            <text:p>"271" =&gt; "Number of spine segments.",</text:p>
          </table:table-cell>
        </table:table-row>
        <table:table-row table:style-name="ro2">
          <table:table-cell office:value-type="float" office:value="272" calcext:value-type="float">
            <text:p>272</text:p>
          </table:table-cell>
          <table:table-cell office:value-type="string" calcext:value-type="string">
            <text:p>Oxygen contents for oxygen system rental.</text:p>
            <text:p>Start: 01/01/1995</text:p>
          </table:table-cell>
          <table:table-cell table:formula="of:=FIND(&quot;Start&quot;; [.B236]; 1)-2" office:value-type="float" office:value="41" calcext:value-type="float">
            <text:p>41</text:p>
          </table:table-cell>
          <table:table-cell table:formula="of:=IFERROR(FIND(&quot;Note:&quot;;[.B236];1)-2 ;[.C236])" office:value-type="float" office:value="41" calcext:value-type="float">
            <text:p>41</text:p>
          </table:table-cell>
          <table:table-cell table:formula="of:=CONCATENATE([.$C$3]; [.A236]; [.$C$3]; &quot; =&gt; &quot;; [.$C$3]; LEFT([.B236];[.D236]); [.$C$3] ;&quot;,&quot;)" office:value-type="string" office:string-value="&quot;272&quot; =&gt; &quot;Oxygen contents for oxygen system rental.&quot;," calcext:value-type="string">
            <text:p>"272" =&gt; "Oxygen contents for oxygen system rental.",</text:p>
          </table:table-cell>
        </table:table-row>
        <table:table-row table:style-name="ro2">
          <table:table-cell office:value-type="float" office:value="273" calcext:value-type="float">
            <text:p>273</text:p>
          </table:table-cell>
          <table:table-cell office:value-type="string" calcext:value-type="string">
            <text:p>Weight.</text:p>
            <text:p>Start: 01/01/1995</text:p>
          </table:table-cell>
          <table:table-cell table:formula="of:=FIND(&quot;Start&quot;; [.B237]; 1)-2" office:value-type="float" office:value="7" calcext:value-type="float">
            <text:p>7</text:p>
          </table:table-cell>
          <table:table-cell table:formula="of:=IFERROR(FIND(&quot;Note:&quot;;[.B237];1)-2 ;[.C237])" office:value-type="float" office:value="7" calcext:value-type="float">
            <text:p>7</text:p>
          </table:table-cell>
          <table:table-cell table:formula="of:=CONCATENATE([.$C$3]; [.A237]; [.$C$3]; &quot; =&gt; &quot;; [.$C$3]; LEFT([.B237];[.D237]); [.$C$3] ;&quot;,&quot;)" office:value-type="string" office:string-value="&quot;273&quot; =&gt; &quot;Weight.&quot;," calcext:value-type="string">
            <text:p>"273" =&gt; "Weight.",</text:p>
          </table:table-cell>
        </table:table-row>
        <table:table-row table:style-name="ro2">
          <table:table-cell office:value-type="float" office:value="274" calcext:value-type="float">
            <text:p>274</text:p>
          </table:table-cell>
          <table:table-cell office:value-type="string" calcext:value-type="string">
            <text:p>Height.</text:p>
            <text:p>Start: 01/01/1995</text:p>
          </table:table-cell>
          <table:table-cell table:formula="of:=FIND(&quot;Start&quot;; [.B238]; 1)-2" office:value-type="float" office:value="7" calcext:value-type="float">
            <text:p>7</text:p>
          </table:table-cell>
          <table:table-cell table:formula="of:=IFERROR(FIND(&quot;Note:&quot;;[.B238];1)-2 ;[.C238])" office:value-type="float" office:value="7" calcext:value-type="float">
            <text:p>7</text:p>
          </table:table-cell>
          <table:table-cell table:formula="of:=CONCATENATE([.$C$3]; [.A238]; [.$C$3]; &quot; =&gt; &quot;; [.$C$3]; LEFT([.B238];[.D238]); [.$C$3] ;&quot;,&quot;)" office:value-type="string" office:string-value="&quot;274&quot; =&gt; &quot;Height.&quot;," calcext:value-type="string">
            <text:p>"274" =&gt; "Height.",</text:p>
          </table:table-cell>
        </table:table-row>
        <table:table-row table:style-name="ro2">
          <table:table-cell office:value-type="float" office:value="275" calcext:value-type="float">
            <text:p>275</text:p>
          </table:table-cell>
          <table:table-cell office:value-type="string" calcext:value-type="string">
            <text:p>Claim.</text:p>
            <text:p>Start: 01/01/1995</text:p>
          </table:table-cell>
          <table:table-cell table:formula="of:=FIND(&quot;Start&quot;; [.B239]; 1)-2" office:value-type="float" office:value="6" calcext:value-type="float">
            <text:p>6</text:p>
          </table:table-cell>
          <table:table-cell table:formula="of:=IFERROR(FIND(&quot;Note:&quot;;[.B239];1)-2 ;[.C239])" office:value-type="float" office:value="6" calcext:value-type="float">
            <text:p>6</text:p>
          </table:table-cell>
          <table:table-cell table:formula="of:=CONCATENATE([.$C$3]; [.A239]; [.$C$3]; &quot; =&gt; &quot;; [.$C$3]; LEFT([.B239];[.D239]); [.$C$3] ;&quot;,&quot;)" office:value-type="string" office:string-value="&quot;275&quot; =&gt; &quot;Claim.&quot;," calcext:value-type="string">
            <text:p>"275" =&gt; "Claim.",</text:p>
          </table:table-cell>
        </table:table-row>
        <table:table-row table:style-name="ro2">
          <table:table-cell office:value-type="float" office:value="276" calcext:value-type="float">
            <text:p>276</text:p>
          </table:table-cell>
          <table:table-cell office:value-type="string" calcext:value-type="string">
            <text:p>UB04/HCFA-1450/1500 claim form</text:p>
            <text:p>Start: 01/01/1995 | Last Modified: 10/31/2006</text:p>
          </table:table-cell>
          <table:table-cell table:formula="of:=FIND(&quot;Start&quot;; [.B240]; 1)-2" office:value-type="float" office:value="30" calcext:value-type="float">
            <text:p>30</text:p>
          </table:table-cell>
          <table:table-cell table:formula="of:=IFERROR(FIND(&quot;Note:&quot;;[.B240];1)-2 ;[.C240])" office:value-type="float" office:value="30" calcext:value-type="float">
            <text:p>30</text:p>
          </table:table-cell>
          <table:table-cell table:formula="of:=CONCATENATE([.$C$3]; [.A240]; [.$C$3]; &quot; =&gt; &quot;; [.$C$3]; LEFT([.B240];[.D240]); [.$C$3] ;&quot;,&quot;)" office:value-type="string" office:string-value="&quot;276&quot; =&gt; &quot;UB04/HCFA-1450/1500 claim form&quot;," calcext:value-type="string">
            <text:p>"276" =&gt; "UB04/HCFA-1450/1500 claim form",</text:p>
          </table:table-cell>
        </table:table-row>
        <table:table-row table:style-name="ro2">
          <table:table-cell office:value-type="float" office:value="277" calcext:value-type="float">
            <text:p>277</text:p>
          </table:table-cell>
          <table:table-cell office:value-type="string" calcext:value-type="string">
            <text:p>Paper claim.</text:p>
            <text:p>Start: 01/01/1995</text:p>
          </table:table-cell>
          <table:table-cell table:formula="of:=FIND(&quot;Start&quot;; [.B241]; 1)-2" office:value-type="float" office:value="12" calcext:value-type="float">
            <text:p>12</text:p>
          </table:table-cell>
          <table:table-cell table:formula="of:=IFERROR(FIND(&quot;Note:&quot;;[.B241];1)-2 ;[.C241])" office:value-type="float" office:value="12" calcext:value-type="float">
            <text:p>12</text:p>
          </table:table-cell>
          <table:table-cell table:formula="of:=CONCATENATE([.$C$3]; [.A241]; [.$C$3]; &quot; =&gt; &quot;; [.$C$3]; LEFT([.B241];[.D241]); [.$C$3] ;&quot;,&quot;)" office:value-type="string" office:string-value="&quot;277&quot; =&gt; &quot;Paper claim.&quot;," calcext:value-type="string">
            <text:p>"277" =&gt; "Paper claim.",</text:p>
          </table:table-cell>
        </table:table-row>
        <table:table-row table:style-name="ro2">
          <table:table-cell office:value-type="float" office:value="279" calcext:value-type="float">
            <text:p>279</text:p>
          </table:table-cell>
          <table:table-cell office:value-type="string" calcext:value-type="string">
            <text:p>Claim/service must be itemized</text:p>
            <text:p>Start: 01/01/1995 | Last Modified: 10/17/2010</text:p>
          </table:table-cell>
          <table:table-cell table:formula="of:=FIND(&quot;Start&quot;; [.B242]; 1)-2" office:value-type="float" office:value="30" calcext:value-type="float">
            <text:p>30</text:p>
          </table:table-cell>
          <table:table-cell table:formula="of:=IFERROR(FIND(&quot;Note:&quot;;[.B242];1)-2 ;[.C242])" office:value-type="float" office:value="30" calcext:value-type="float">
            <text:p>30</text:p>
          </table:table-cell>
          <table:table-cell table:formula="of:=CONCATENATE([.$C$3]; [.A242]; [.$C$3]; &quot; =&gt; &quot;; [.$C$3]; LEFT([.B242];[.D242]); [.$C$3] ;&quot;,&quot;)" office:value-type="string" office:string-value="&quot;279&quot; =&gt; &quot;Claim/service must be itemized&quot;," calcext:value-type="string">
            <text:p>"279" =&gt; "Claim/service must be itemized",</text:p>
          </table:table-cell>
        </table:table-row>
        <table:table-row table:style-name="ro2">
          <table:table-cell office:value-type="float" office:value="281" calcext:value-type="float">
            <text:p>281</text:p>
          </table:table-cell>
          <table:table-cell office:value-type="string" calcext:value-type="string">
            <text:p>Related confinement claim.</text:p>
            <text:p>Start: 01/01/1995</text:p>
          </table:table-cell>
          <table:table-cell table:formula="of:=FIND(&quot;Start&quot;; [.B243]; 1)-2" office:value-type="float" office:value="26" calcext:value-type="float">
            <text:p>26</text:p>
          </table:table-cell>
          <table:table-cell table:formula="of:=IFERROR(FIND(&quot;Note:&quot;;[.B243];1)-2 ;[.C243])" office:value-type="float" office:value="26" calcext:value-type="float">
            <text:p>26</text:p>
          </table:table-cell>
          <table:table-cell table:formula="of:=CONCATENATE([.$C$3]; [.A243]; [.$C$3]; &quot; =&gt; &quot;; [.$C$3]; LEFT([.B243];[.D243]); [.$C$3] ;&quot;,&quot;)" office:value-type="string" office:string-value="&quot;281&quot; =&gt; &quot;Related confinement claim.&quot;," calcext:value-type="string">
            <text:p>"281" =&gt; "Related confinement claim.",</text:p>
          </table:table-cell>
        </table:table-row>
        <table:table-row table:style-name="ro2">
          <table:table-cell office:value-type="float" office:value="282" calcext:value-type="float">
            <text:p>282</text:p>
          </table:table-cell>
          <table:table-cell office:value-type="string" calcext:value-type="string">
            <text:p>Copy of prescription.</text:p>
            <text:p>Start: 01/01/1995</text:p>
          </table:table-cell>
          <table:table-cell table:formula="of:=FIND(&quot;Start&quot;; [.B244]; 1)-2" office:value-type="float" office:value="21" calcext:value-type="float">
            <text:p>21</text:p>
          </table:table-cell>
          <table:table-cell table:formula="of:=IFERROR(FIND(&quot;Note:&quot;;[.B244];1)-2 ;[.C244])" office:value-type="float" office:value="21" calcext:value-type="float">
            <text:p>21</text:p>
          </table:table-cell>
          <table:table-cell table:formula="of:=CONCATENATE([.$C$3]; [.A244]; [.$C$3]; &quot; =&gt; &quot;; [.$C$3]; LEFT([.B244];[.D244]); [.$C$3] ;&quot;,&quot;)" office:value-type="string" office:string-value="&quot;282&quot; =&gt; &quot;Copy of prescription.&quot;," calcext:value-type="string">
            <text:p>"282" =&gt; "Copy of prescription.",</text:p>
          </table:table-cell>
        </table:table-row>
        <table:table-row table:style-name="ro2">
          <table:table-cell office:value-type="float" office:value="283" calcext:value-type="float">
            <text:p>283</text:p>
          </table:table-cell>
          <table:table-cell office:value-type="string" calcext:value-type="string">
            <text:p>Medicare entitlement information is required to determine primary coverage</text:p>
            <text:p>Start: 01/01/1995 | Last Modified: 01/27/2008</text:p>
          </table:table-cell>
          <table:table-cell table:formula="of:=FIND(&quot;Start&quot;; [.B245]; 1)-2" office:value-type="float" office:value="74" calcext:value-type="float">
            <text:p>74</text:p>
          </table:table-cell>
          <table:table-cell table:formula="of:=IFERROR(FIND(&quot;Note:&quot;;[.B245];1)-2 ;[.C245])" office:value-type="float" office:value="74" calcext:value-type="float">
            <text:p>74</text:p>
          </table:table-cell>
          <table:table-cell table:formula="of:=CONCATENATE([.$C$3]; [.A245]; [.$C$3]; &quot; =&gt; &quot;; [.$C$3]; LEFT([.B245];[.D245]); [.$C$3] ;&quot;,&quot;)" office:value-type="string" office:string-value="&quot;283&quot; =&gt; &quot;Medicare entitlement information is required to determine primary coverage&quot;," calcext:value-type="string">
            <text:p>"283" =&gt; "Medicare entitlement information is required to determine primary coverage",</text:p>
          </table:table-cell>
        </table:table-row>
        <table:table-row table:style-name="ro2">
          <table:table-cell office:value-type="float" office:value="284" calcext:value-type="float">
            <text:p>284</text:p>
          </table:table-cell>
          <table:table-cell office:value-type="string" calcext:value-type="string">
            <text:p>Copy of Medicare ID card.</text:p>
            <text:p>Start: 01/01/1995</text:p>
          </table:table-cell>
          <table:table-cell table:formula="of:=FIND(&quot;Start&quot;; [.B246]; 1)-2" office:value-type="float" office:value="25" calcext:value-type="float">
            <text:p>25</text:p>
          </table:table-cell>
          <table:table-cell table:formula="of:=IFERROR(FIND(&quot;Note:&quot;;[.B246];1)-2 ;[.C246])" office:value-type="float" office:value="25" calcext:value-type="float">
            <text:p>25</text:p>
          </table:table-cell>
          <table:table-cell table:formula="of:=CONCATENATE([.$C$3]; [.A246]; [.$C$3]; &quot; =&gt; &quot;; [.$C$3]; LEFT([.B246];[.D246]); [.$C$3] ;&quot;,&quot;)" office:value-type="string" office:string-value="&quot;284&quot; =&gt; &quot;Copy of Medicare ID card.&quot;," calcext:value-type="string">
            <text:p>"284" =&gt; "Copy of Medicare ID card.",</text:p>
          </table:table-cell>
        </table:table-row>
        <table:table-row table:style-name="ro2">
          <table:table-cell office:value-type="float" office:value="286" calcext:value-type="float">
            <text:p>286</text:p>
          </table:table-cell>
          <table:table-cell office:value-type="string" calcext:value-type="string">
            <text:p>Other payer's Explanation of Benefits/payment information.</text:p>
            <text:p>Start: 01/01/1995</text:p>
          </table:table-cell>
          <table:table-cell table:formula="of:=FIND(&quot;Start&quot;; [.B247]; 1)-2" office:value-type="float" office:value="58" calcext:value-type="float">
            <text:p>58</text:p>
          </table:table-cell>
          <table:table-cell table:formula="of:=IFERROR(FIND(&quot;Note:&quot;;[.B247];1)-2 ;[.C247])" office:value-type="float" office:value="58" calcext:value-type="float">
            <text:p>58</text:p>
          </table:table-cell>
          <table:table-cell table:formula="of:=CONCATENATE([.$C$3]; [.A247]; [.$C$3]; &quot; =&gt; &quot;; [.$C$3]; LEFT([.B247];[.D247]); [.$C$3] ;&quot;,&quot;)" office:value-type="string" office:string-value="&quot;286&quot; =&gt; &quot;Other payer's Explanation of Benefits/payment information.&quot;," calcext:value-type="string">
            <text:p>"286" =&gt; "Other payer's Explanation of Benefits/payment information.",</text:p>
          </table:table-cell>
        </table:table-row>
        <table:table-row table:style-name="ro2">
          <table:table-cell office:value-type="float" office:value="287" calcext:value-type="float">
            <text:p>287</text:p>
          </table:table-cell>
          <table:table-cell office:value-type="string" calcext:value-type="string">
            <text:p>Medical necessity for service.</text:p>
            <text:p>Start: 01/01/1995</text:p>
          </table:table-cell>
          <table:table-cell table:formula="of:=FIND(&quot;Start&quot;; [.B248]; 1)-2" office:value-type="float" office:value="30" calcext:value-type="float">
            <text:p>30</text:p>
          </table:table-cell>
          <table:table-cell table:formula="of:=IFERROR(FIND(&quot;Note:&quot;;[.B248];1)-2 ;[.C248])" office:value-type="float" office:value="30" calcext:value-type="float">
            <text:p>30</text:p>
          </table:table-cell>
          <table:table-cell table:formula="of:=CONCATENATE([.$C$3]; [.A248]; [.$C$3]; &quot; =&gt; &quot;; [.$C$3]; LEFT([.B248];[.D248]); [.$C$3] ;&quot;,&quot;)" office:value-type="string" office:string-value="&quot;287&quot; =&gt; &quot;Medical necessity for service.&quot;," calcext:value-type="string">
            <text:p>"287" =&gt; "Medical necessity for service.",</text:p>
          </table:table-cell>
        </table:table-row>
        <table:table-row table:style-name="ro2">
          <table:table-cell office:value-type="float" office:value="288" calcext:value-type="float">
            <text:p>288</text:p>
          </table:table-cell>
          <table:table-cell office:value-type="string" calcext:value-type="string">
            <text:p>Hospital late charges</text:p>
            <text:p>Start: 01/01/1995 | Last Modified: 10/17/2010</text:p>
          </table:table-cell>
          <table:table-cell table:formula="of:=FIND(&quot;Start&quot;; [.B249]; 1)-2" office:value-type="float" office:value="21" calcext:value-type="float">
            <text:p>21</text:p>
          </table:table-cell>
          <table:table-cell table:formula="of:=IFERROR(FIND(&quot;Note:&quot;;[.B249];1)-2 ;[.C249])" office:value-type="float" office:value="21" calcext:value-type="float">
            <text:p>21</text:p>
          </table:table-cell>
          <table:table-cell table:formula="of:=CONCATENATE([.$C$3]; [.A249]; [.$C$3]; &quot; =&gt; &quot;; [.$C$3]; LEFT([.B249];[.D249]); [.$C$3] ;&quot;,&quot;)" office:value-type="string" office:string-value="&quot;288&quot; =&gt; &quot;Hospital late charges&quot;," calcext:value-type="string">
            <text:p>"288" =&gt; "Hospital late charges",</text:p>
          </table:table-cell>
        </table:table-row>
        <table:table-row table:style-name="ro2">
          <table:table-cell office:value-type="float" office:value="290" calcext:value-type="float">
            <text:p>290</text:p>
          </table:table-cell>
          <table:table-cell office:value-type="string" calcext:value-type="string">
            <text:p>Pre-existing information.</text:p>
            <text:p>Start: 01/01/1995</text:p>
          </table:table-cell>
          <table:table-cell table:formula="of:=FIND(&quot;Start&quot;; [.B250]; 1)-2" office:value-type="float" office:value="25" calcext:value-type="float">
            <text:p>25</text:p>
          </table:table-cell>
          <table:table-cell table:formula="of:=IFERROR(FIND(&quot;Note:&quot;;[.B250];1)-2 ;[.C250])" office:value-type="float" office:value="25" calcext:value-type="float">
            <text:p>25</text:p>
          </table:table-cell>
          <table:table-cell table:formula="of:=CONCATENATE([.$C$3]; [.A250]; [.$C$3]; &quot; =&gt; &quot;; [.$C$3]; LEFT([.B250];[.D250]); [.$C$3] ;&quot;,&quot;)" office:value-type="string" office:string-value="&quot;290&quot; =&gt; &quot;Pre-existing information.&quot;," calcext:value-type="string">
            <text:p>"290" =&gt; "Pre-existing information.",</text:p>
          </table:table-cell>
        </table:table-row>
        <table:table-row table:style-name="ro2">
          <table:table-cell office:value-type="float" office:value="291" calcext:value-type="float">
            <text:p>291</text:p>
          </table:table-cell>
          <table:table-cell office:value-type="string" calcext:value-type="string">
            <text:p>Reason for termination of pregnancy.</text:p>
            <text:p>Start: 01/01/1995</text:p>
          </table:table-cell>
          <table:table-cell table:formula="of:=FIND(&quot;Start&quot;; [.B251]; 1)-2" office:value-type="float" office:value="36" calcext:value-type="float">
            <text:p>36</text:p>
          </table:table-cell>
          <table:table-cell table:formula="of:=IFERROR(FIND(&quot;Note:&quot;;[.B251];1)-2 ;[.C251])" office:value-type="float" office:value="36" calcext:value-type="float">
            <text:p>36</text:p>
          </table:table-cell>
          <table:table-cell table:formula="of:=CONCATENATE([.$C$3]; [.A251]; [.$C$3]; &quot; =&gt; &quot;; [.$C$3]; LEFT([.B251];[.D251]); [.$C$3] ;&quot;,&quot;)" office:value-type="string" office:string-value="&quot;291&quot; =&gt; &quot;Reason for termination of pregnancy.&quot;," calcext:value-type="string">
            <text:p>"291" =&gt; "Reason for termination of pregnancy.",</text:p>
          </table:table-cell>
        </table:table-row>
        <table:table-row table:style-name="ro2">
          <table:table-cell office:value-type="float" office:value="292" calcext:value-type="float">
            <text:p>292</text:p>
          </table:table-cell>
          <table:table-cell office:value-type="string" calcext:value-type="string">
            <text:p>Purpose of family conference/therapy.</text:p>
            <text:p>Start: 01/01/1995</text:p>
          </table:table-cell>
          <table:table-cell table:formula="of:=FIND(&quot;Start&quot;; [.B252]; 1)-2" office:value-type="float" office:value="37" calcext:value-type="float">
            <text:p>37</text:p>
          </table:table-cell>
          <table:table-cell table:formula="of:=IFERROR(FIND(&quot;Note:&quot;;[.B252];1)-2 ;[.C252])" office:value-type="float" office:value="37" calcext:value-type="float">
            <text:p>37</text:p>
          </table:table-cell>
          <table:table-cell table:formula="of:=CONCATENATE([.$C$3]; [.A252]; [.$C$3]; &quot; =&gt; &quot;; [.$C$3]; LEFT([.B252];[.D252]); [.$C$3] ;&quot;,&quot;)" office:value-type="string" office:string-value="&quot;292&quot; =&gt; &quot;Purpose of family conference/therapy.&quot;," calcext:value-type="string">
            <text:p>"292" =&gt; "Purpose of family conference/therapy.",</text:p>
          </table:table-cell>
        </table:table-row>
        <table:table-row table:style-name="ro2">
          <table:table-cell office:value-type="float" office:value="293" calcext:value-type="float">
            <text:p>293</text:p>
          </table:table-cell>
          <table:table-cell office:value-type="string" calcext:value-type="string">
            <text:p>Reason for physical therapy.</text:p>
            <text:p>Start: 01/01/1995</text:p>
          </table:table-cell>
          <table:table-cell table:formula="of:=FIND(&quot;Start&quot;; [.B253]; 1)-2" office:value-type="float" office:value="28" calcext:value-type="float">
            <text:p>28</text:p>
          </table:table-cell>
          <table:table-cell table:formula="of:=IFERROR(FIND(&quot;Note:&quot;;[.B253];1)-2 ;[.C253])" office:value-type="float" office:value="28" calcext:value-type="float">
            <text:p>28</text:p>
          </table:table-cell>
          <table:table-cell table:formula="of:=CONCATENATE([.$C$3]; [.A253]; [.$C$3]; &quot; =&gt; &quot;; [.$C$3]; LEFT([.B253];[.D253]); [.$C$3] ;&quot;,&quot;)" office:value-type="string" office:string-value="&quot;293&quot; =&gt; &quot;Reason for physical therapy.&quot;," calcext:value-type="string">
            <text:p>"293" =&gt; "Reason for physical therapy.",</text:p>
          </table:table-cell>
        </table:table-row>
        <table:table-row table:style-name="ro2">
          <table:table-cell office:value-type="float" office:value="294" calcext:value-type="float">
            <text:p>294</text:p>
          </table:table-cell>
          <table:table-cell office:value-type="string" calcext:value-type="string">
            <text:p>Supporting documentation. Note: At least one other status code is required to identify the supporting documentation.</text:p>
            <text:p>Start: 01/01/1995 | Last Modified: 10/17/2010</text:p>
          </table:table-cell>
          <table:table-cell table:formula="of:=FIND(&quot;Start&quot;; [.B254]; 1)-2" office:value-type="float" office:value="116" calcext:value-type="float">
            <text:p>116</text:p>
          </table:table-cell>
          <table:table-cell table:formula="of:=IFERROR(FIND(&quot;Note:&quot;;[.B254];1)-2 ;[.C254])" office:value-type="float" office:value="25" calcext:value-type="float">
            <text:p>25</text:p>
          </table:table-cell>
          <table:table-cell table:formula="of:=CONCATENATE([.$C$3]; [.A254]; [.$C$3]; &quot; =&gt; &quot;; [.$C$3]; LEFT([.B254];[.D254]); [.$C$3] ;&quot;,&quot;)" office:value-type="string" office:string-value="&quot;294&quot; =&gt; &quot;Supporting documentation.&quot;," calcext:value-type="string">
            <text:p>"294" =&gt; "Supporting documentation.",</text:p>
          </table:table-cell>
        </table:table-row>
        <table:table-row table:style-name="ro2">
          <table:table-cell office:value-type="float" office:value="295" calcext:value-type="float">
            <text:p>295</text:p>
          </table:table-cell>
          <table:table-cell office:value-type="string" calcext:value-type="string">
            <text:p>Attending physician report.</text:p>
            <text:p>Start: 01/01/1995</text:p>
          </table:table-cell>
          <table:table-cell table:formula="of:=FIND(&quot;Start&quot;; [.B255]; 1)-2" office:value-type="float" office:value="27" calcext:value-type="float">
            <text:p>27</text:p>
          </table:table-cell>
          <table:table-cell table:formula="of:=IFERROR(FIND(&quot;Note:&quot;;[.B255];1)-2 ;[.C255])" office:value-type="float" office:value="27" calcext:value-type="float">
            <text:p>27</text:p>
          </table:table-cell>
          <table:table-cell table:formula="of:=CONCATENATE([.$C$3]; [.A255]; [.$C$3]; &quot; =&gt; &quot;; [.$C$3]; LEFT([.B255];[.D255]); [.$C$3] ;&quot;,&quot;)" office:value-type="string" office:string-value="&quot;295&quot; =&gt; &quot;Attending physician report.&quot;," calcext:value-type="string">
            <text:p>"295" =&gt; "Attending physician report.",</text:p>
          </table:table-cell>
        </table:table-row>
        <table:table-row table:style-name="ro2">
          <table:table-cell office:value-type="float" office:value="296" calcext:value-type="float">
            <text:p>296</text:p>
          </table:table-cell>
          <table:table-cell office:value-type="string" calcext:value-type="string">
            <text:p>Nurse's notes.</text:p>
            <text:p>Start: 01/01/1995</text:p>
          </table:table-cell>
          <table:table-cell table:formula="of:=FIND(&quot;Start&quot;; [.B256]; 1)-2" office:value-type="float" office:value="14" calcext:value-type="float">
            <text:p>14</text:p>
          </table:table-cell>
          <table:table-cell table:formula="of:=IFERROR(FIND(&quot;Note:&quot;;[.B256];1)-2 ;[.C256])" office:value-type="float" office:value="14" calcext:value-type="float">
            <text:p>14</text:p>
          </table:table-cell>
          <table:table-cell table:formula="of:=CONCATENATE([.$C$3]; [.A256]; [.$C$3]; &quot; =&gt; &quot;; [.$C$3]; LEFT([.B256];[.D256]); [.$C$3] ;&quot;,&quot;)" office:value-type="string" office:string-value="&quot;296&quot; =&gt; &quot;Nurse's notes.&quot;," calcext:value-type="string">
            <text:p>"296" =&gt; "Nurse's notes.",</text:p>
          </table:table-cell>
        </table:table-row>
        <table:table-row table:style-name="ro2">
          <table:table-cell office:value-type="float" office:value="297" calcext:value-type="float">
            <text:p>297</text:p>
          </table:table-cell>
          <table:table-cell office:value-type="string" calcext:value-type="string">
            <text:p>Medical notes/report.</text:p>
            <text:p>Start: 02/28/1997</text:p>
          </table:table-cell>
          <table:table-cell table:formula="of:=FIND(&quot;Start&quot;; [.B257]; 1)-2" office:value-type="float" office:value="21" calcext:value-type="float">
            <text:p>21</text:p>
          </table:table-cell>
          <table:table-cell table:formula="of:=IFERROR(FIND(&quot;Note:&quot;;[.B257];1)-2 ;[.C257])" office:value-type="float" office:value="21" calcext:value-type="float">
            <text:p>21</text:p>
          </table:table-cell>
          <table:table-cell table:formula="of:=CONCATENATE([.$C$3]; [.A257]; [.$C$3]; &quot; =&gt; &quot;; [.$C$3]; LEFT([.B257];[.D257]); [.$C$3] ;&quot;,&quot;)" office:value-type="string" office:string-value="&quot;297&quot; =&gt; &quot;Medical notes/report.&quot;," calcext:value-type="string">
            <text:p>"297" =&gt; "Medical notes/report.",</text:p>
          </table:table-cell>
        </table:table-row>
        <table:table-row table:style-name="ro2">
          <table:table-cell office:value-type="float" office:value="298" calcext:value-type="float">
            <text:p>298</text:p>
          </table:table-cell>
          <table:table-cell office:value-type="string" calcext:value-type="string">
            <text:p>Operative report.</text:p>
            <text:p>Start: 01/01/1995</text:p>
          </table:table-cell>
          <table:table-cell table:formula="of:=FIND(&quot;Start&quot;; [.B258]; 1)-2" office:value-type="float" office:value="17" calcext:value-type="float">
            <text:p>17</text:p>
          </table:table-cell>
          <table:table-cell table:formula="of:=IFERROR(FIND(&quot;Note:&quot;;[.B258];1)-2 ;[.C258])" office:value-type="float" office:value="17" calcext:value-type="float">
            <text:p>17</text:p>
          </table:table-cell>
          <table:table-cell table:formula="of:=CONCATENATE([.$C$3]; [.A258]; [.$C$3]; &quot; =&gt; &quot;; [.$C$3]; LEFT([.B258];[.D258]); [.$C$3] ;&quot;,&quot;)" office:value-type="string" office:string-value="&quot;298&quot; =&gt; &quot;Operative report.&quot;," calcext:value-type="string">
            <text:p>"298" =&gt; "Operative report.",</text:p>
          </table:table-cell>
        </table:table-row>
        <table:table-row table:style-name="ro2">
          <table:table-cell office:value-type="float" office:value="299" calcext:value-type="float">
            <text:p>299</text:p>
          </table:table-cell>
          <table:table-cell office:value-type="string" calcext:value-type="string">
            <text:p>Emergency room notes/report.</text:p>
            <text:p>Start: 01/01/1995</text:p>
          </table:table-cell>
          <table:table-cell table:formula="of:=FIND(&quot;Start&quot;; [.B259]; 1)-2" office:value-type="float" office:value="28" calcext:value-type="float">
            <text:p>28</text:p>
          </table:table-cell>
          <table:table-cell table:formula="of:=IFERROR(FIND(&quot;Note:&quot;;[.B259];1)-2 ;[.C259])" office:value-type="float" office:value="28" calcext:value-type="float">
            <text:p>28</text:p>
          </table:table-cell>
          <table:table-cell table:formula="of:=CONCATENATE([.$C$3]; [.A259]; [.$C$3]; &quot; =&gt; &quot;; [.$C$3]; LEFT([.B259];[.D259]); [.$C$3] ;&quot;,&quot;)" office:value-type="string" office:string-value="&quot;299&quot; =&gt; &quot;Emergency room notes/report.&quot;," calcext:value-type="string">
            <text:p>"299" =&gt; "Emergency room notes/report.",</text:p>
          </table:table-cell>
        </table:table-row>
        <table:table-row table:style-name="ro2">
          <table:table-cell office:value-type="float" office:value="300" calcext:value-type="float">
            <text:p>300</text:p>
          </table:table-cell>
          <table:table-cell office:value-type="string" calcext:value-type="string">
            <text:p>Lab/test report/notes/results.</text:p>
            <text:p>Start: 02/28/1997</text:p>
          </table:table-cell>
          <table:table-cell table:formula="of:=FIND(&quot;Start&quot;; [.B260]; 1)-2" office:value-type="float" office:value="30" calcext:value-type="float">
            <text:p>30</text:p>
          </table:table-cell>
          <table:table-cell table:formula="of:=IFERROR(FIND(&quot;Note:&quot;;[.B260];1)-2 ;[.C260])" office:value-type="float" office:value="30" calcext:value-type="float">
            <text:p>30</text:p>
          </table:table-cell>
          <table:table-cell table:formula="of:=CONCATENATE([.$C$3]; [.A260]; [.$C$3]; &quot; =&gt; &quot;; [.$C$3]; LEFT([.B260];[.D260]); [.$C$3] ;&quot;,&quot;)" office:value-type="string" office:string-value="&quot;300&quot; =&gt; &quot;Lab/test report/notes/results.&quot;," calcext:value-type="string">
            <text:p>"300" =&gt; "Lab/test report/notes/results.",</text:p>
          </table:table-cell>
        </table:table-row>
        <table:table-row table:style-name="ro2">
          <table:table-cell office:value-type="float" office:value="301" calcext:value-type="float">
            <text:p>301</text:p>
          </table:table-cell>
          <table:table-cell office:value-type="string" calcext:value-type="string">
            <text:p>MRI report.</text:p>
            <text:p>Start: 01/01/1995</text:p>
          </table:table-cell>
          <table:table-cell table:formula="of:=FIND(&quot;Start&quot;; [.B261]; 1)-2" office:value-type="float" office:value="11" calcext:value-type="float">
            <text:p>11</text:p>
          </table:table-cell>
          <table:table-cell table:formula="of:=IFERROR(FIND(&quot;Note:&quot;;[.B261];1)-2 ;[.C261])" office:value-type="float" office:value="11" calcext:value-type="float">
            <text:p>11</text:p>
          </table:table-cell>
          <table:table-cell table:formula="of:=CONCATENATE([.$C$3]; [.A261]; [.$C$3]; &quot; =&gt; &quot;; [.$C$3]; LEFT([.B261];[.D261]); [.$C$3] ;&quot;,&quot;)" office:value-type="string" office:string-value="&quot;301&quot; =&gt; &quot;MRI report.&quot;," calcext:value-type="string">
            <text:p>"301" =&gt; "MRI report.",</text:p>
          </table:table-cell>
        </table:table-row>
        <table:table-row table:style-name="ro2">
          <table:table-cell office:value-type="float" office:value="305" calcext:value-type="float">
            <text:p>305</text:p>
          </table:table-cell>
          <table:table-cell office:value-type="string" calcext:value-type="string">
            <text:p>Radiology/x-ray reports and/or interpretation</text:p>
            <text:p>Start: 01/01/1995 | Last Modified: 01/30/2011</text:p>
          </table:table-cell>
          <table:table-cell table:formula="of:=FIND(&quot;Start&quot;; [.B262]; 1)-2" office:value-type="float" office:value="45" calcext:value-type="float">
            <text:p>45</text:p>
          </table:table-cell>
          <table:table-cell table:formula="of:=IFERROR(FIND(&quot;Note:&quot;;[.B262];1)-2 ;[.C262])" office:value-type="float" office:value="45" calcext:value-type="float">
            <text:p>45</text:p>
          </table:table-cell>
          <table:table-cell table:formula="of:=CONCATENATE([.$C$3]; [.A262]; [.$C$3]; &quot; =&gt; &quot;; [.$C$3]; LEFT([.B262];[.D262]); [.$C$3] ;&quot;,&quot;)" office:value-type="string" office:string-value="&quot;305&quot; =&gt; &quot;Radiology/x-ray reports and/or interpretation&quot;," calcext:value-type="string">
            <text:p>"305" =&gt; "Radiology/x-ray reports and/or interpretation",</text:p>
          </table:table-cell>
        </table:table-row>
        <table:table-row table:style-name="ro2">
          <table:table-cell office:value-type="float" office:value="306" calcext:value-type="float">
            <text:p>306</text:p>
          </table:table-cell>
          <table:table-cell office:value-type="string" calcext:value-type="string">
            <text:p>Detailed description of service.</text:p>
            <text:p>Start: 01/01/1995</text:p>
          </table:table-cell>
          <table:table-cell table:formula="of:=FIND(&quot;Start&quot;; [.B263]; 1)-2" office:value-type="float" office:value="32" calcext:value-type="float">
            <text:p>32</text:p>
          </table:table-cell>
          <table:table-cell table:formula="of:=IFERROR(FIND(&quot;Note:&quot;;[.B263];1)-2 ;[.C263])" office:value-type="float" office:value="32" calcext:value-type="float">
            <text:p>32</text:p>
          </table:table-cell>
          <table:table-cell table:formula="of:=CONCATENATE([.$C$3]; [.A263]; [.$C$3]; &quot; =&gt; &quot;; [.$C$3]; LEFT([.B263];[.D263]); [.$C$3] ;&quot;,&quot;)" office:value-type="string" office:string-value="&quot;306&quot; =&gt; &quot;Detailed description of service.&quot;," calcext:value-type="string">
            <text:p>"306" =&gt; "Detailed description of service.",</text:p>
          </table:table-cell>
        </table:table-row>
        <table:table-row table:style-name="ro2">
          <table:table-cell office:value-type="float" office:value="307" calcext:value-type="float">
            <text:p>307</text:p>
          </table:table-cell>
          <table:table-cell office:value-type="string" calcext:value-type="string">
            <text:p>Narrative with pocket depth chart.</text:p>
            <text:p>Start: 01/01/1995</text:p>
          </table:table-cell>
          <table:table-cell table:formula="of:=FIND(&quot;Start&quot;; [.B264]; 1)-2" office:value-type="float" office:value="34" calcext:value-type="float">
            <text:p>34</text:p>
          </table:table-cell>
          <table:table-cell table:formula="of:=IFERROR(FIND(&quot;Note:&quot;;[.B264];1)-2 ;[.C264])" office:value-type="float" office:value="34" calcext:value-type="float">
            <text:p>34</text:p>
          </table:table-cell>
          <table:table-cell table:formula="of:=CONCATENATE([.$C$3]; [.A264]; [.$C$3]; &quot; =&gt; &quot;; [.$C$3]; LEFT([.B264];[.D264]); [.$C$3] ;&quot;,&quot;)" office:value-type="string" office:string-value="&quot;307&quot; =&gt; &quot;Narrative with pocket depth chart.&quot;," calcext:value-type="string">
            <text:p>"307" =&gt; "Narrative with pocket depth chart.",</text:p>
          </table:table-cell>
        </table:table-row>
        <table:table-row table:style-name="ro2">
          <table:table-cell office:value-type="float" office:value="308" calcext:value-type="float">
            <text:p>308</text:p>
          </table:table-cell>
          <table:table-cell office:value-type="string" calcext:value-type="string">
            <text:p>Discharge summary.</text:p>
            <text:p>Start: 01/01/1995</text:p>
          </table:table-cell>
          <table:table-cell table:formula="of:=FIND(&quot;Start&quot;; [.B265]; 1)-2" office:value-type="float" office:value="18" calcext:value-type="float">
            <text:p>18</text:p>
          </table:table-cell>
          <table:table-cell table:formula="of:=IFERROR(FIND(&quot;Note:&quot;;[.B265];1)-2 ;[.C265])" office:value-type="float" office:value="18" calcext:value-type="float">
            <text:p>18</text:p>
          </table:table-cell>
          <table:table-cell table:formula="of:=CONCATENATE([.$C$3]; [.A265]; [.$C$3]; &quot; =&gt; &quot;; [.$C$3]; LEFT([.B265];[.D265]); [.$C$3] ;&quot;,&quot;)" office:value-type="string" office:string-value="&quot;308&quot; =&gt; &quot;Discharge summary.&quot;," calcext:value-type="string">
            <text:p>"308" =&gt; "Discharge summary.",</text:p>
          </table:table-cell>
        </table:table-row>
        <table:table-row table:style-name="ro2">
          <table:table-cell office:value-type="float" office:value="310" calcext:value-type="float">
            <text:p>310</text:p>
          </table:table-cell>
          <table:table-cell office:value-type="string" calcext:value-type="string">
            <text:p>Progress notes for the six months prior to statement date.</text:p>
            <text:p>Start: 01/01/1995</text:p>
          </table:table-cell>
          <table:table-cell table:formula="of:=FIND(&quot;Start&quot;; [.B266]; 1)-2" office:value-type="float" office:value="58" calcext:value-type="float">
            <text:p>58</text:p>
          </table:table-cell>
          <table:table-cell table:formula="of:=IFERROR(FIND(&quot;Note:&quot;;[.B266];1)-2 ;[.C266])" office:value-type="float" office:value="58" calcext:value-type="float">
            <text:p>58</text:p>
          </table:table-cell>
          <table:table-cell table:formula="of:=CONCATENATE([.$C$3]; [.A266]; [.$C$3]; &quot; =&gt; &quot;; [.$C$3]; LEFT([.B266];[.D266]); [.$C$3] ;&quot;,&quot;)" office:value-type="string" office:string-value="&quot;310&quot; =&gt; &quot;Progress notes for the six months prior to statement date.&quot;," calcext:value-type="string">
            <text:p>"310" =&gt; "Progress notes for the six months prior to statement date.",</text:p>
          </table:table-cell>
        </table:table-row>
        <table:table-row table:style-name="ro2">
          <table:table-cell office:value-type="float" office:value="311" calcext:value-type="float">
            <text:p>311</text:p>
          </table:table-cell>
          <table:table-cell office:value-type="string" calcext:value-type="string">
            <text:p>Pathology notes/report.</text:p>
            <text:p>Start: 01/01/1995</text:p>
          </table:table-cell>
          <table:table-cell table:formula="of:=FIND(&quot;Start&quot;; [.B267]; 1)-2" office:value-type="float" office:value="23" calcext:value-type="float">
            <text:p>23</text:p>
          </table:table-cell>
          <table:table-cell table:formula="of:=IFERROR(FIND(&quot;Note:&quot;;[.B267];1)-2 ;[.C267])" office:value-type="float" office:value="23" calcext:value-type="float">
            <text:p>23</text:p>
          </table:table-cell>
          <table:table-cell table:formula="of:=CONCATENATE([.$C$3]; [.A267]; [.$C$3]; &quot; =&gt; &quot;; [.$C$3]; LEFT([.B267];[.D267]); [.$C$3] ;&quot;,&quot;)" office:value-type="string" office:string-value="&quot;311&quot; =&gt; &quot;Pathology notes/report.&quot;," calcext:value-type="string">
            <text:p>"311" =&gt; "Pathology notes/report.",</text:p>
          </table:table-cell>
        </table:table-row>
        <table:table-row table:style-name="ro2">
          <table:table-cell office:value-type="float" office:value="312" calcext:value-type="float">
            <text:p>312</text:p>
          </table:table-cell>
          <table:table-cell office:value-type="string" calcext:value-type="string">
            <text:p>Dental charting.</text:p>
            <text:p>Start: 01/01/1995</text:p>
          </table:table-cell>
          <table:table-cell table:formula="of:=FIND(&quot;Start&quot;; [.B268]; 1)-2" office:value-type="float" office:value="16" calcext:value-type="float">
            <text:p>16</text:p>
          </table:table-cell>
          <table:table-cell table:formula="of:=IFERROR(FIND(&quot;Note:&quot;;[.B268];1)-2 ;[.C268])" office:value-type="float" office:value="16" calcext:value-type="float">
            <text:p>16</text:p>
          </table:table-cell>
          <table:table-cell table:formula="of:=CONCATENATE([.$C$3]; [.A268]; [.$C$3]; &quot; =&gt; &quot;; [.$C$3]; LEFT([.B268];[.D268]); [.$C$3] ;&quot;,&quot;)" office:value-type="string" office:string-value="&quot;312&quot; =&gt; &quot;Dental charting.&quot;," calcext:value-type="string">
            <text:p>"312" =&gt; "Dental charting.",</text:p>
          </table:table-cell>
        </table:table-row>
        <table:table-row table:style-name="ro2">
          <table:table-cell office:value-type="float" office:value="313" calcext:value-type="float">
            <text:p>313</text:p>
          </table:table-cell>
          <table:table-cell office:value-type="string" calcext:value-type="string">
            <text:p>Bridgework information.</text:p>
            <text:p>Start: 01/01/1995</text:p>
          </table:table-cell>
          <table:table-cell table:formula="of:=FIND(&quot;Start&quot;; [.B269]; 1)-2" office:value-type="float" office:value="23" calcext:value-type="float">
            <text:p>23</text:p>
          </table:table-cell>
          <table:table-cell table:formula="of:=IFERROR(FIND(&quot;Note:&quot;;[.B269];1)-2 ;[.C269])" office:value-type="float" office:value="23" calcext:value-type="float">
            <text:p>23</text:p>
          </table:table-cell>
          <table:table-cell table:formula="of:=CONCATENATE([.$C$3]; [.A269]; [.$C$3]; &quot; =&gt; &quot;; [.$C$3]; LEFT([.B269];[.D269]); [.$C$3] ;&quot;,&quot;)" office:value-type="string" office:string-value="&quot;313&quot; =&gt; &quot;Bridgework information.&quot;," calcext:value-type="string">
            <text:p>"313" =&gt; "Bridgework information.",</text:p>
          </table:table-cell>
        </table:table-row>
        <table:table-row table:style-name="ro2">
          <table:table-cell office:value-type="float" office:value="314" calcext:value-type="float">
            <text:p>314</text:p>
          </table:table-cell>
          <table:table-cell office:value-type="string" calcext:value-type="string">
            <text:p>Dental records for this service.</text:p>
            <text:p>Start: 01/01/1995</text:p>
          </table:table-cell>
          <table:table-cell table:formula="of:=FIND(&quot;Start&quot;; [.B270]; 1)-2" office:value-type="float" office:value="32" calcext:value-type="float">
            <text:p>32</text:p>
          </table:table-cell>
          <table:table-cell table:formula="of:=IFERROR(FIND(&quot;Note:&quot;;[.B270];1)-2 ;[.C270])" office:value-type="float" office:value="32" calcext:value-type="float">
            <text:p>32</text:p>
          </table:table-cell>
          <table:table-cell table:formula="of:=CONCATENATE([.$C$3]; [.A270]; [.$C$3]; &quot; =&gt; &quot;; [.$C$3]; LEFT([.B270];[.D270]); [.$C$3] ;&quot;,&quot;)" office:value-type="string" office:string-value="&quot;314&quot; =&gt; &quot;Dental records for this service.&quot;," calcext:value-type="string">
            <text:p>"314" =&gt; "Dental records for this service.",</text:p>
          </table:table-cell>
        </table:table-row>
        <table:table-row table:style-name="ro2">
          <table:table-cell office:value-type="float" office:value="315" calcext:value-type="float">
            <text:p>315</text:p>
          </table:table-cell>
          <table:table-cell office:value-type="string" calcext:value-type="string">
            <text:p>Past perio treatment history.</text:p>
            <text:p>Start: 01/01/1995</text:p>
          </table:table-cell>
          <table:table-cell table:formula="of:=FIND(&quot;Start&quot;; [.B271]; 1)-2" office:value-type="float" office:value="29" calcext:value-type="float">
            <text:p>29</text:p>
          </table:table-cell>
          <table:table-cell table:formula="of:=IFERROR(FIND(&quot;Note:&quot;;[.B271];1)-2 ;[.C271])" office:value-type="float" office:value="29" calcext:value-type="float">
            <text:p>29</text:p>
          </table:table-cell>
          <table:table-cell table:formula="of:=CONCATENATE([.$C$3]; [.A271]; [.$C$3]; &quot; =&gt; &quot;; [.$C$3]; LEFT([.B271];[.D271]); [.$C$3] ;&quot;,&quot;)" office:value-type="string" office:string-value="&quot;315&quot; =&gt; &quot;Past perio treatment history.&quot;," calcext:value-type="string">
            <text:p>"315" =&gt; "Past perio treatment history.",</text:p>
          </table:table-cell>
        </table:table-row>
        <table:table-row table:style-name="ro2">
          <table:table-cell office:value-type="float" office:value="316" calcext:value-type="float">
            <text:p>316</text:p>
          </table:table-cell>
          <table:table-cell office:value-type="string" calcext:value-type="string">
            <text:p>Complete medical history.</text:p>
            <text:p>Start: 01/01/1995</text:p>
          </table:table-cell>
          <table:table-cell table:formula="of:=FIND(&quot;Start&quot;; [.B272]; 1)-2" office:value-type="float" office:value="25" calcext:value-type="float">
            <text:p>25</text:p>
          </table:table-cell>
          <table:table-cell table:formula="of:=IFERROR(FIND(&quot;Note:&quot;;[.B272];1)-2 ;[.C272])" office:value-type="float" office:value="25" calcext:value-type="float">
            <text:p>25</text:p>
          </table:table-cell>
          <table:table-cell table:formula="of:=CONCATENATE([.$C$3]; [.A272]; [.$C$3]; &quot; =&gt; &quot;; [.$C$3]; LEFT([.B272];[.D272]); [.$C$3] ;&quot;,&quot;)" office:value-type="string" office:string-value="&quot;316&quot; =&gt; &quot;Complete medical history.&quot;," calcext:value-type="string">
            <text:p>"316" =&gt; "Complete medical history.",</text:p>
          </table:table-cell>
        </table:table-row>
        <table:table-row table:style-name="ro2">
          <table:table-cell office:value-type="float" office:value="318" calcext:value-type="float">
            <text:p>318</text:p>
          </table:table-cell>
          <table:table-cell office:value-type="string" calcext:value-type="string">
            <text:p>X-rays/radiology films</text:p>
            <text:p>Start: 01/01/1995 | Last Modified: 10/17/2010</text:p>
          </table:table-cell>
          <table:table-cell table:formula="of:=FIND(&quot;Start&quot;; [.B273]; 1)-2" office:value-type="float" office:value="22" calcext:value-type="float">
            <text:p>22</text:p>
          </table:table-cell>
          <table:table-cell table:formula="of:=IFERROR(FIND(&quot;Note:&quot;;[.B273];1)-2 ;[.C273])" office:value-type="float" office:value="22" calcext:value-type="float">
            <text:p>22</text:p>
          </table:table-cell>
          <table:table-cell table:formula="of:=CONCATENATE([.$C$3]; [.A273]; [.$C$3]; &quot; =&gt; &quot;; [.$C$3]; LEFT([.B273];[.D273]); [.$C$3] ;&quot;,&quot;)" office:value-type="string" office:string-value="&quot;318&quot; =&gt; &quot;X-rays/radiology films&quot;," calcext:value-type="string">
            <text:p>"318" =&gt; "X-rays/radiology films",</text:p>
          </table:table-cell>
        </table:table-row>
        <table:table-row table:style-name="ro2">
          <table:table-cell office:value-type="float" office:value="319" calcext:value-type="float">
            <text:p>319</text:p>
          </table:table-cell>
          <table:table-cell office:value-type="string" calcext:value-type="string">
            <text:p>Pre/post-operative x-rays/photographs.</text:p>
            <text:p>Start: 02/28/1997</text:p>
          </table:table-cell>
          <table:table-cell table:formula="of:=FIND(&quot;Start&quot;; [.B274]; 1)-2" office:value-type="float" office:value="38" calcext:value-type="float">
            <text:p>38</text:p>
          </table:table-cell>
          <table:table-cell table:formula="of:=IFERROR(FIND(&quot;Note:&quot;;[.B274];1)-2 ;[.C274])" office:value-type="float" office:value="38" calcext:value-type="float">
            <text:p>38</text:p>
          </table:table-cell>
          <table:table-cell table:formula="of:=CONCATENATE([.$C$3]; [.A274]; [.$C$3]; &quot; =&gt; &quot;; [.$C$3]; LEFT([.B274];[.D274]); [.$C$3] ;&quot;,&quot;)" office:value-type="string" office:string-value="&quot;319&quot; =&gt; &quot;Pre/post-operative x-rays/photographs.&quot;," calcext:value-type="string">
            <text:p>"319" =&gt; "Pre/post-operative x-rays/photographs.",</text:p>
          </table:table-cell>
        </table:table-row>
        <table:table-row table:style-name="ro2">
          <table:table-cell office:value-type="float" office:value="320" calcext:value-type="float">
            <text:p>320</text:p>
          </table:table-cell>
          <table:table-cell office:value-type="string" calcext:value-type="string">
            <text:p>Study models.</text:p>
            <text:p>Start: 01/01/1995</text:p>
          </table:table-cell>
          <table:table-cell table:formula="of:=FIND(&quot;Start&quot;; [.B275]; 1)-2" office:value-type="float" office:value="13" calcext:value-type="float">
            <text:p>13</text:p>
          </table:table-cell>
          <table:table-cell table:formula="of:=IFERROR(FIND(&quot;Note:&quot;;[.B275];1)-2 ;[.C275])" office:value-type="float" office:value="13" calcext:value-type="float">
            <text:p>13</text:p>
          </table:table-cell>
          <table:table-cell table:formula="of:=CONCATENATE([.$C$3]; [.A275]; [.$C$3]; &quot; =&gt; &quot;; [.$C$3]; LEFT([.B275];[.D275]); [.$C$3] ;&quot;,&quot;)" office:value-type="string" office:string-value="&quot;320&quot; =&gt; &quot;Study models.&quot;," calcext:value-type="string">
            <text:p>"320" =&gt; "Study models.",</text:p>
          </table:table-cell>
        </table:table-row>
        <table:table-row table:style-name="ro2">
          <table:table-cell office:value-type="float" office:value="322" calcext:value-type="float">
            <text:p>322</text:p>
          </table:table-cell>
          <table:table-cell office:value-type="string" calcext:value-type="string">
            <text:p>Recent Full Mouth X-rays</text:p>
            <text:p>Start: 01/01/1995 | Last Modified: 10/17/2010</text:p>
          </table:table-cell>
          <table:table-cell table:formula="of:=FIND(&quot;Start&quot;; [.B276]; 1)-2" office:value-type="float" office:value="24" calcext:value-type="float">
            <text:p>24</text:p>
          </table:table-cell>
          <table:table-cell table:formula="of:=IFERROR(FIND(&quot;Note:&quot;;[.B276];1)-2 ;[.C276])" office:value-type="float" office:value="24" calcext:value-type="float">
            <text:p>24</text:p>
          </table:table-cell>
          <table:table-cell table:formula="of:=CONCATENATE([.$C$3]; [.A276]; [.$C$3]; &quot; =&gt; &quot;; [.$C$3]; LEFT([.B276];[.D276]); [.$C$3] ;&quot;,&quot;)" office:value-type="string" office:string-value="&quot;322&quot; =&gt; &quot;Recent Full Mouth X-rays&quot;," calcext:value-type="string">
            <text:p>"322" =&gt; "Recent Full Mouth X-rays",</text:p>
          </table:table-cell>
        </table:table-row>
        <table:table-row table:style-name="ro2">
          <table:table-cell office:value-type="float" office:value="323" calcext:value-type="float">
            <text:p>323</text:p>
          </table:table-cell>
          <table:table-cell office:value-type="string" calcext:value-type="string">
            <text:p>Study models, x-rays, and/or narrative.</text:p>
            <text:p>Start: 01/01/1995</text:p>
          </table:table-cell>
          <table:table-cell table:formula="of:=FIND(&quot;Start&quot;; [.B277]; 1)-2" office:value-type="float" office:value="39" calcext:value-type="float">
            <text:p>39</text:p>
          </table:table-cell>
          <table:table-cell table:formula="of:=IFERROR(FIND(&quot;Note:&quot;;[.B277];1)-2 ;[.C277])" office:value-type="float" office:value="39" calcext:value-type="float">
            <text:p>39</text:p>
          </table:table-cell>
          <table:table-cell table:formula="of:=CONCATENATE([.$C$3]; [.A277]; [.$C$3]; &quot; =&gt; &quot;; [.$C$3]; LEFT([.B277];[.D277]); [.$C$3] ;&quot;,&quot;)" office:value-type="string" office:string-value="&quot;323&quot; =&gt; &quot;Study models, x-rays, and/or narrative.&quot;," calcext:value-type="string">
            <text:p>"323" =&gt; "Study models, x-rays, and/or narrative.",</text:p>
          </table:table-cell>
        </table:table-row>
        <table:table-row table:style-name="ro2">
          <table:table-cell office:value-type="float" office:value="324" calcext:value-type="float">
            <text:p>324</text:p>
          </table:table-cell>
          <table:table-cell office:value-type="string" calcext:value-type="string">
            <text:p>Recent x-ray of treatment area and/or narrative.</text:p>
            <text:p>Start: 01/01/1995</text:p>
          </table:table-cell>
          <table:table-cell table:formula="of:=FIND(&quot;Start&quot;; [.B278]; 1)-2" office:value-type="float" office:value="48" calcext:value-type="float">
            <text:p>48</text:p>
          </table:table-cell>
          <table:table-cell table:formula="of:=IFERROR(FIND(&quot;Note:&quot;;[.B278];1)-2 ;[.C278])" office:value-type="float" office:value="48" calcext:value-type="float">
            <text:p>48</text:p>
          </table:table-cell>
          <table:table-cell table:formula="of:=CONCATENATE([.$C$3]; [.A278]; [.$C$3]; &quot; =&gt; &quot;; [.$C$3]; LEFT([.B278];[.D278]); [.$C$3] ;&quot;,&quot;)" office:value-type="string" office:string-value="&quot;324&quot; =&gt; &quot;Recent x-ray of treatment area and/or narrative.&quot;," calcext:value-type="string">
            <text:p>"324" =&gt; "Recent x-ray of treatment area and/or narrative.",</text:p>
          </table:table-cell>
        </table:table-row>
        <table:table-row table:style-name="ro2">
          <table:table-cell office:value-type="float" office:value="325" calcext:value-type="float">
            <text:p>325</text:p>
          </table:table-cell>
          <table:table-cell office:value-type="string" calcext:value-type="string">
            <text:p>Recent fm x-rays and/or narrative.</text:p>
            <text:p>Start: 01/01/1995</text:p>
          </table:table-cell>
          <table:table-cell table:formula="of:=FIND(&quot;Start&quot;; [.B279]; 1)-2" office:value-type="float" office:value="34" calcext:value-type="float">
            <text:p>34</text:p>
          </table:table-cell>
          <table:table-cell table:formula="of:=IFERROR(FIND(&quot;Note:&quot;;[.B279];1)-2 ;[.C279])" office:value-type="float" office:value="34" calcext:value-type="float">
            <text:p>34</text:p>
          </table:table-cell>
          <table:table-cell table:formula="of:=CONCATENATE([.$C$3]; [.A279]; [.$C$3]; &quot; =&gt; &quot;; [.$C$3]; LEFT([.B279];[.D279]); [.$C$3] ;&quot;,&quot;)" office:value-type="string" office:string-value="&quot;325&quot; =&gt; &quot;Recent fm x-rays and/or narrative.&quot;," calcext:value-type="string">
            <text:p>"325" =&gt; "Recent fm x-rays and/or narrative.",</text:p>
          </table:table-cell>
        </table:table-row>
        <table:table-row table:style-name="ro2">
          <table:table-cell office:value-type="float" office:value="326" calcext:value-type="float">
            <text:p>326</text:p>
          </table:table-cell>
          <table:table-cell office:value-type="string" calcext:value-type="string">
            <text:p>Copy of transplant acquisition invoice.</text:p>
            <text:p>Start: 01/01/1995</text:p>
          </table:table-cell>
          <table:table-cell table:formula="of:=FIND(&quot;Start&quot;; [.B280]; 1)-2" office:value-type="float" office:value="39" calcext:value-type="float">
            <text:p>39</text:p>
          </table:table-cell>
          <table:table-cell table:formula="of:=IFERROR(FIND(&quot;Note:&quot;;[.B280];1)-2 ;[.C280])" office:value-type="float" office:value="39" calcext:value-type="float">
            <text:p>39</text:p>
          </table:table-cell>
          <table:table-cell table:formula="of:=CONCATENATE([.$C$3]; [.A280]; [.$C$3]; &quot; =&gt; &quot;; [.$C$3]; LEFT([.B280];[.D280]); [.$C$3] ;&quot;,&quot;)" office:value-type="string" office:string-value="&quot;326&quot; =&gt; &quot;Copy of transplant acquisition invoice.&quot;," calcext:value-type="string">
            <text:p>"326" =&gt; "Copy of transplant acquisition invoice.",</text:p>
          </table:table-cell>
        </table:table-row>
        <table:table-row table:style-name="ro2">
          <table:table-cell office:value-type="float" office:value="327" calcext:value-type="float">
            <text:p>327</text:p>
          </table:table-cell>
          <table:table-cell office:value-type="string" calcext:value-type="string">
            <text:p>Periodontal case type diagnosis and recent pocket depth chart with narrative.</text:p>
            <text:p>Start: 01/01/1995</text:p>
          </table:table-cell>
          <table:table-cell table:formula="of:=FIND(&quot;Start&quot;; [.B281]; 1)-2" office:value-type="float" office:value="77" calcext:value-type="float">
            <text:p>77</text:p>
          </table:table-cell>
          <table:table-cell table:formula="of:=IFERROR(FIND(&quot;Note:&quot;;[.B281];1)-2 ;[.C281])" office:value-type="float" office:value="77" calcext:value-type="float">
            <text:p>77</text:p>
          </table:table-cell>
          <table:table-cell table:formula="of:=CONCATENATE([.$C$3]; [.A281]; [.$C$3]; &quot; =&gt; &quot;; [.$C$3]; LEFT([.B281];[.D281]); [.$C$3] ;&quot;,&quot;)" office:value-type="string" office:string-value="&quot;327&quot; =&gt; &quot;Periodontal case type diagnosis and recent pocket depth chart with narrative.&quot;," calcext:value-type="string">
            <text:p>"327" =&gt; "Periodontal case type diagnosis and recent pocket depth chart with narrative.",</text:p>
          </table:table-cell>
        </table:table-row>
        <table:table-row table:style-name="ro2">
          <table:table-cell office:value-type="float" office:value="329" calcext:value-type="float">
            <text:p>329</text:p>
          </table:table-cell>
          <table:table-cell office:value-type="string" calcext:value-type="string">
            <text:p>Exercise notes.</text:p>
            <text:p>Start: 01/01/1995</text:p>
          </table:table-cell>
          <table:table-cell table:formula="of:=FIND(&quot;Start&quot;; [.B282]; 1)-2" office:value-type="float" office:value="15" calcext:value-type="float">
            <text:p>15</text:p>
          </table:table-cell>
          <table:table-cell table:formula="of:=IFERROR(FIND(&quot;Note:&quot;;[.B282];1)-2 ;[.C282])" office:value-type="float" office:value="15" calcext:value-type="float">
            <text:p>15</text:p>
          </table:table-cell>
          <table:table-cell table:formula="of:=CONCATENATE([.$C$3]; [.A282]; [.$C$3]; &quot; =&gt; &quot;; [.$C$3]; LEFT([.B282];[.D282]); [.$C$3] ;&quot;,&quot;)" office:value-type="string" office:string-value="&quot;329&quot; =&gt; &quot;Exercise notes.&quot;," calcext:value-type="string">
            <text:p>"329" =&gt; "Exercise notes.",</text:p>
          </table:table-cell>
        </table:table-row>
        <table:table-row table:style-name="ro2">
          <table:table-cell office:value-type="float" office:value="330" calcext:value-type="float">
            <text:p>330</text:p>
          </table:table-cell>
          <table:table-cell office:value-type="string" calcext:value-type="string">
            <text:p>Occupational notes.</text:p>
            <text:p>Start: 01/01/1995</text:p>
          </table:table-cell>
          <table:table-cell table:formula="of:=FIND(&quot;Start&quot;; [.B283]; 1)-2" office:value-type="float" office:value="19" calcext:value-type="float">
            <text:p>19</text:p>
          </table:table-cell>
          <table:table-cell table:formula="of:=IFERROR(FIND(&quot;Note:&quot;;[.B283];1)-2 ;[.C283])" office:value-type="float" office:value="19" calcext:value-type="float">
            <text:p>19</text:p>
          </table:table-cell>
          <table:table-cell table:formula="of:=CONCATENATE([.$C$3]; [.A283]; [.$C$3]; &quot; =&gt; &quot;; [.$C$3]; LEFT([.B283];[.D283]); [.$C$3] ;&quot;,&quot;)" office:value-type="string" office:string-value="&quot;330&quot; =&gt; &quot;Occupational notes.&quot;," calcext:value-type="string">
            <text:p>"330" =&gt; "Occupational notes.",</text:p>
          </table:table-cell>
        </table:table-row>
        <table:table-row table:style-name="ro2">
          <table:table-cell office:value-type="float" office:value="331" calcext:value-type="float">
            <text:p>331</text:p>
          </table:table-cell>
          <table:table-cell office:value-type="string" calcext:value-type="string">
            <text:p>History and physical.</text:p>
            <text:p>Start: 01/01/1995 | Last Modified: 08/01/2007</text:p>
          </table:table-cell>
          <table:table-cell table:formula="of:=FIND(&quot;Start&quot;; [.B284]; 1)-2" office:value-type="float" office:value="21" calcext:value-type="float">
            <text:p>21</text:p>
          </table:table-cell>
          <table:table-cell table:formula="of:=IFERROR(FIND(&quot;Note:&quot;;[.B284];1)-2 ;[.C284])" office:value-type="float" office:value="21" calcext:value-type="float">
            <text:p>21</text:p>
          </table:table-cell>
          <table:table-cell table:formula="of:=CONCATENATE([.$C$3]; [.A284]; [.$C$3]; &quot; =&gt; &quot;; [.$C$3]; LEFT([.B284];[.D284]); [.$C$3] ;&quot;,&quot;)" office:value-type="string" office:string-value="&quot;331&quot; =&gt; &quot;History and physical.&quot;," calcext:value-type="string">
            <text:p>"331" =&gt; "History and physical.",</text:p>
          </table:table-cell>
        </table:table-row>
        <table:table-row table:style-name="ro2">
          <table:table-cell office:value-type="float" office:value="333" calcext:value-type="float">
            <text:p>333</text:p>
          </table:table-cell>
          <table:table-cell office:value-type="string" calcext:value-type="string">
            <text:p>Patient release of information authorization.</text:p>
            <text:p>Start: 01/01/1995</text:p>
          </table:table-cell>
          <table:table-cell table:formula="of:=FIND(&quot;Start&quot;; [.B285]; 1)-2" office:value-type="float" office:value="45" calcext:value-type="float">
            <text:p>45</text:p>
          </table:table-cell>
          <table:table-cell table:formula="of:=IFERROR(FIND(&quot;Note:&quot;;[.B285];1)-2 ;[.C285])" office:value-type="float" office:value="45" calcext:value-type="float">
            <text:p>45</text:p>
          </table:table-cell>
          <table:table-cell table:formula="of:=CONCATENATE([.$C$3]; [.A285]; [.$C$3]; &quot; =&gt; &quot;; [.$C$3]; LEFT([.B285];[.D285]); [.$C$3] ;&quot;,&quot;)" office:value-type="string" office:string-value="&quot;333&quot; =&gt; &quot;Patient release of information authorization.&quot;," calcext:value-type="string">
            <text:p>"333" =&gt; "Patient release of information authorization.",</text:p>
          </table:table-cell>
        </table:table-row>
        <table:table-row table:style-name="ro2">
          <table:table-cell office:value-type="float" office:value="334" calcext:value-type="float">
            <text:p>334</text:p>
          </table:table-cell>
          <table:table-cell office:value-type="string" calcext:value-type="string">
            <text:p>Oxygen certification.</text:p>
            <text:p>Start: 01/01/1995</text:p>
          </table:table-cell>
          <table:table-cell table:formula="of:=FIND(&quot;Start&quot;; [.B286]; 1)-2" office:value-type="float" office:value="21" calcext:value-type="float">
            <text:p>21</text:p>
          </table:table-cell>
          <table:table-cell table:formula="of:=IFERROR(FIND(&quot;Note:&quot;;[.B286];1)-2 ;[.C286])" office:value-type="float" office:value="21" calcext:value-type="float">
            <text:p>21</text:p>
          </table:table-cell>
          <table:table-cell table:formula="of:=CONCATENATE([.$C$3]; [.A286]; [.$C$3]; &quot; =&gt; &quot;; [.$C$3]; LEFT([.B286];[.D286]); [.$C$3] ;&quot;,&quot;)" office:value-type="string" office:string-value="&quot;334&quot; =&gt; &quot;Oxygen certification.&quot;," calcext:value-type="string">
            <text:p>"334" =&gt; "Oxygen certification.",</text:p>
          </table:table-cell>
        </table:table-row>
        <table:table-row table:style-name="ro2">
          <table:table-cell office:value-type="float" office:value="335" calcext:value-type="float">
            <text:p>335</text:p>
          </table:table-cell>
          <table:table-cell office:value-type="string" calcext:value-type="string">
            <text:p>Durable medical equipment certification.</text:p>
            <text:p>Start: 01/01/1995</text:p>
          </table:table-cell>
          <table:table-cell table:formula="of:=FIND(&quot;Start&quot;; [.B287]; 1)-2" office:value-type="float" office:value="40" calcext:value-type="float">
            <text:p>40</text:p>
          </table:table-cell>
          <table:table-cell table:formula="of:=IFERROR(FIND(&quot;Note:&quot;;[.B287];1)-2 ;[.C287])" office:value-type="float" office:value="40" calcext:value-type="float">
            <text:p>40</text:p>
          </table:table-cell>
          <table:table-cell table:formula="of:=CONCATENATE([.$C$3]; [.A287]; [.$C$3]; &quot; =&gt; &quot;; [.$C$3]; LEFT([.B287];[.D287]); [.$C$3] ;&quot;,&quot;)" office:value-type="string" office:string-value="&quot;335&quot; =&gt; &quot;Durable medical equipment certification.&quot;," calcext:value-type="string">
            <text:p>"335" =&gt; "Durable medical equipment certification.",</text:p>
          </table:table-cell>
        </table:table-row>
        <table:table-row table:style-name="ro2">
          <table:table-cell office:value-type="float" office:value="336" calcext:value-type="float">
            <text:p>336</text:p>
          </table:table-cell>
          <table:table-cell office:value-type="string" calcext:value-type="string">
            <text:p>Chiropractic certification.</text:p>
            <text:p>Start: 01/01/1995</text:p>
          </table:table-cell>
          <table:table-cell table:formula="of:=FIND(&quot;Start&quot;; [.B288]; 1)-2" office:value-type="float" office:value="27" calcext:value-type="float">
            <text:p>27</text:p>
          </table:table-cell>
          <table:table-cell table:formula="of:=IFERROR(FIND(&quot;Note:&quot;;[.B288];1)-2 ;[.C288])" office:value-type="float" office:value="27" calcext:value-type="float">
            <text:p>27</text:p>
          </table:table-cell>
          <table:table-cell table:formula="of:=CONCATENATE([.$C$3]; [.A288]; [.$C$3]; &quot; =&gt; &quot;; [.$C$3]; LEFT([.B288];[.D288]); [.$C$3] ;&quot;,&quot;)" office:value-type="string" office:string-value="&quot;336&quot; =&gt; &quot;Chiropractic certification.&quot;," calcext:value-type="string">
            <text:p>"336" =&gt; "Chiropractic certification.",</text:p>
          </table:table-cell>
        </table:table-row>
        <table:table-row table:style-name="ro2">
          <table:table-cell office:value-type="float" office:value="337" calcext:value-type="float">
            <text:p>337</text:p>
          </table:table-cell>
          <table:table-cell office:value-type="string" calcext:value-type="string">
            <text:p>Ambulance certification/documentation.</text:p>
            <text:p>Start: 01/01/1995</text:p>
          </table:table-cell>
          <table:table-cell table:formula="of:=FIND(&quot;Start&quot;; [.B289]; 1)-2" office:value-type="float" office:value="38" calcext:value-type="float">
            <text:p>38</text:p>
          </table:table-cell>
          <table:table-cell table:formula="of:=IFERROR(FIND(&quot;Note:&quot;;[.B289];1)-2 ;[.C289])" office:value-type="float" office:value="38" calcext:value-type="float">
            <text:p>38</text:p>
          </table:table-cell>
          <table:table-cell table:formula="of:=CONCATENATE([.$C$3]; [.A289]; [.$C$3]; &quot; =&gt; &quot;; [.$C$3]; LEFT([.B289];[.D289]); [.$C$3] ;&quot;,&quot;)" office:value-type="string" office:string-value="&quot;337&quot; =&gt; &quot;Ambulance certification/documentation.&quot;," calcext:value-type="string">
            <text:p>"337" =&gt; "Ambulance certification/documentation.",</text:p>
          </table:table-cell>
        </table:table-row>
        <table:table-row table:style-name="ro2">
          <table:table-cell office:value-type="float" office:value="339" calcext:value-type="float">
            <text:p>339</text:p>
          </table:table-cell>
          <table:table-cell office:value-type="string" calcext:value-type="string">
            <text:p>Enteral/parenteral certification.</text:p>
            <text:p>Start: 01/01/1995</text:p>
          </table:table-cell>
          <table:table-cell table:formula="of:=FIND(&quot;Start&quot;; [.B290]; 1)-2" office:value-type="float" office:value="33" calcext:value-type="float">
            <text:p>33</text:p>
          </table:table-cell>
          <table:table-cell table:formula="of:=IFERROR(FIND(&quot;Note:&quot;;[.B290];1)-2 ;[.C290])" office:value-type="float" office:value="33" calcext:value-type="float">
            <text:p>33</text:p>
          </table:table-cell>
          <table:table-cell table:formula="of:=CONCATENATE([.$C$3]; [.A290]; [.$C$3]; &quot; =&gt; &quot;; [.$C$3]; LEFT([.B290];[.D290]); [.$C$3] ;&quot;,&quot;)" office:value-type="string" office:string-value="&quot;339&quot; =&gt; &quot;Enteral/parenteral certification.&quot;," calcext:value-type="string">
            <text:p>"339" =&gt; "Enteral/parenteral certification.",</text:p>
          </table:table-cell>
        </table:table-row>
        <table:table-row table:style-name="ro2">
          <table:table-cell office:value-type="float" office:value="340" calcext:value-type="float">
            <text:p>340</text:p>
          </table:table-cell>
          <table:table-cell office:value-type="string" calcext:value-type="string">
            <text:p>Pacemaker certification.</text:p>
            <text:p>Start: 01/01/1995</text:p>
          </table:table-cell>
          <table:table-cell table:formula="of:=FIND(&quot;Start&quot;; [.B291]; 1)-2" office:value-type="float" office:value="24" calcext:value-type="float">
            <text:p>24</text:p>
          </table:table-cell>
          <table:table-cell table:formula="of:=IFERROR(FIND(&quot;Note:&quot;;[.B291];1)-2 ;[.C291])" office:value-type="float" office:value="24" calcext:value-type="float">
            <text:p>24</text:p>
          </table:table-cell>
          <table:table-cell table:formula="of:=CONCATENATE([.$C$3]; [.A291]; [.$C$3]; &quot; =&gt; &quot;; [.$C$3]; LEFT([.B291];[.D291]); [.$C$3] ;&quot;,&quot;)" office:value-type="string" office:string-value="&quot;340&quot; =&gt; &quot;Pacemaker certification.&quot;," calcext:value-type="string">
            <text:p>"340" =&gt; "Pacemaker certification.",</text:p>
          </table:table-cell>
        </table:table-row>
        <table:table-row table:style-name="ro2">
          <table:table-cell office:value-type="float" office:value="341" calcext:value-type="float">
            <text:p>341</text:p>
          </table:table-cell>
          <table:table-cell office:value-type="string" calcext:value-type="string">
            <text:p>Private duty nursing certification.</text:p>
            <text:p>Start: 01/01/1995</text:p>
          </table:table-cell>
          <table:table-cell table:formula="of:=FIND(&quot;Start&quot;; [.B292]; 1)-2" office:value-type="float" office:value="35" calcext:value-type="float">
            <text:p>35</text:p>
          </table:table-cell>
          <table:table-cell table:formula="of:=IFERROR(FIND(&quot;Note:&quot;;[.B292];1)-2 ;[.C292])" office:value-type="float" office:value="35" calcext:value-type="float">
            <text:p>35</text:p>
          </table:table-cell>
          <table:table-cell table:formula="of:=CONCATENATE([.$C$3]; [.A292]; [.$C$3]; &quot; =&gt; &quot;; [.$C$3]; LEFT([.B292];[.D292]); [.$C$3] ;&quot;,&quot;)" office:value-type="string" office:string-value="&quot;341&quot; =&gt; &quot;Private duty nursing certification.&quot;," calcext:value-type="string">
            <text:p>"341" =&gt; "Private duty nursing certification.",</text:p>
          </table:table-cell>
        </table:table-row>
        <table:table-row table:style-name="ro2">
          <table:table-cell office:value-type="float" office:value="342" calcext:value-type="float">
            <text:p>342</text:p>
          </table:table-cell>
          <table:table-cell office:value-type="string" calcext:value-type="string">
            <text:p>Podiatric certification.</text:p>
            <text:p>Start: 01/01/1995</text:p>
          </table:table-cell>
          <table:table-cell table:formula="of:=FIND(&quot;Start&quot;; [.B293]; 1)-2" office:value-type="float" office:value="24" calcext:value-type="float">
            <text:p>24</text:p>
          </table:table-cell>
          <table:table-cell table:formula="of:=IFERROR(FIND(&quot;Note:&quot;;[.B293];1)-2 ;[.C293])" office:value-type="float" office:value="24" calcext:value-type="float">
            <text:p>24</text:p>
          </table:table-cell>
          <table:table-cell table:formula="of:=CONCATENATE([.$C$3]; [.A293]; [.$C$3]; &quot; =&gt; &quot;; [.$C$3]; LEFT([.B293];[.D293]); [.$C$3] ;&quot;,&quot;)" office:value-type="string" office:string-value="&quot;342&quot; =&gt; &quot;Podiatric certification.&quot;," calcext:value-type="string">
            <text:p>"342" =&gt; "Podiatric certification.",</text:p>
          </table:table-cell>
        </table:table-row>
        <table:table-row table:style-name="ro2">
          <table:table-cell office:value-type="float" office:value="343" calcext:value-type="float">
            <text:p>343</text:p>
          </table:table-cell>
          <table:table-cell office:value-type="string" calcext:value-type="string">
            <text:p>Documentation that facility is state licensed and Medicare approved as a surgical facility.</text:p>
            <text:p>Start: 01/01/1995</text:p>
          </table:table-cell>
          <table:table-cell table:formula="of:=FIND(&quot;Start&quot;; [.B294]; 1)-2" office:value-type="float" office:value="91" calcext:value-type="float">
            <text:p>91</text:p>
          </table:table-cell>
          <table:table-cell table:formula="of:=IFERROR(FIND(&quot;Note:&quot;;[.B294];1)-2 ;[.C294])" office:value-type="float" office:value="91" calcext:value-type="float">
            <text:p>91</text:p>
          </table:table-cell>
          <table:table-cell table:formula="of:=CONCATENATE([.$C$3]; [.A294]; [.$C$3]; &quot; =&gt; &quot;; [.$C$3]; LEFT([.B294];[.D294]); [.$C$3] ;&quot;,&quot;)" office:value-type="string" office:string-value="&quot;343&quot; =&gt; &quot;Documentation that facility is state licensed and Medicare approved as a surgical facility.&quot;," calcext:value-type="string">
            <text:p>"343" =&gt; "Documentation that facility is state licensed and Medicare approved as a surgical facility.",</text:p>
          </table:table-cell>
        </table:table-row>
        <table:table-row table:style-name="ro2">
          <table:table-cell office:value-type="float" office:value="344" calcext:value-type="float">
            <text:p>344</text:p>
          </table:table-cell>
          <table:table-cell office:value-type="string" calcext:value-type="string">
            <text:p>Documentation that provider of physical therapy is Medicare Part B approved.</text:p>
            <text:p>Start: 01/01/1995</text:p>
          </table:table-cell>
          <table:table-cell table:formula="of:=FIND(&quot;Start&quot;; [.B295]; 1)-2" office:value-type="float" office:value="76" calcext:value-type="float">
            <text:p>76</text:p>
          </table:table-cell>
          <table:table-cell table:formula="of:=IFERROR(FIND(&quot;Note:&quot;;[.B295];1)-2 ;[.C295])" office:value-type="float" office:value="76" calcext:value-type="float">
            <text:p>76</text:p>
          </table:table-cell>
          <table:table-cell table:formula="of:=CONCATENATE([.$C$3]; [.A295]; [.$C$3]; &quot; =&gt; &quot;; [.$C$3]; LEFT([.B295];[.D295]); [.$C$3] ;&quot;,&quot;)" office:value-type="string" office:string-value="&quot;344&quot; =&gt; &quot;Documentation that provider of physical therapy is Medicare Part B approved.&quot;," calcext:value-type="string">
            <text:p>"344" =&gt; "Documentation that provider of physical therapy is Medicare Part B approved.",</text:p>
          </table:table-cell>
        </table:table-row>
        <table:table-row table:style-name="ro2">
          <table:table-cell office:value-type="float" office:value="345" calcext:value-type="float">
            <text:p>345</text:p>
          </table:table-cell>
          <table:table-cell office:value-type="string" calcext:value-type="string">
            <text:p>Treatment plan for service/diagnosis</text:p>
            <text:p>Start: 01/01/1995</text:p>
          </table:table-cell>
          <table:table-cell table:formula="of:=FIND(&quot;Start&quot;; [.B296]; 1)-2" office:value-type="float" office:value="36" calcext:value-type="float">
            <text:p>36</text:p>
          </table:table-cell>
          <table:table-cell table:formula="of:=IFERROR(FIND(&quot;Note:&quot;;[.B296];1)-2 ;[.C296])" office:value-type="float" office:value="36" calcext:value-type="float">
            <text:p>36</text:p>
          </table:table-cell>
          <table:table-cell table:formula="of:=CONCATENATE([.$C$3]; [.A296]; [.$C$3]; &quot; =&gt; &quot;; [.$C$3]; LEFT([.B296];[.D296]); [.$C$3] ;&quot;,&quot;)" office:value-type="string" office:string-value="&quot;345&quot; =&gt; &quot;Treatment plan for service/diagnosis&quot;," calcext:value-type="string">
            <text:p>"345" =&gt; "Treatment plan for service/diagnosis",</text:p>
          </table:table-cell>
        </table:table-row>
        <table:table-row table:style-name="ro2">
          <table:table-cell office:value-type="float" office:value="346" calcext:value-type="float">
            <text:p>346</text:p>
          </table:table-cell>
          <table:table-cell office:value-type="string" calcext:value-type="string">
            <text:p>Proposed treatment plan for next 6 months.</text:p>
            <text:p>Start: 01/01/1995</text:p>
          </table:table-cell>
          <table:table-cell table:formula="of:=FIND(&quot;Start&quot;; [.B297]; 1)-2" office:value-type="float" office:value="42" calcext:value-type="float">
            <text:p>42</text:p>
          </table:table-cell>
          <table:table-cell table:formula="of:=IFERROR(FIND(&quot;Note:&quot;;[.B297];1)-2 ;[.C297])" office:value-type="float" office:value="42" calcext:value-type="float">
            <text:p>42</text:p>
          </table:table-cell>
          <table:table-cell table:formula="of:=CONCATENATE([.$C$3]; [.A297]; [.$C$3]; &quot; =&gt; &quot;; [.$C$3]; LEFT([.B297];[.D297]); [.$C$3] ;&quot;,&quot;)" office:value-type="string" office:string-value="&quot;346&quot; =&gt; &quot;Proposed treatment plan for next 6 months.&quot;," calcext:value-type="string">
            <text:p>"346" =&gt; "Proposed treatment plan for next 6 months.",</text:p>
          </table:table-cell>
        </table:table-row>
        <table:table-row table:style-name="ro2">
          <table:table-cell office:value-type="float" office:value="352" calcext:value-type="float">
            <text:p>352</text:p>
          </table:table-cell>
          <table:table-cell office:value-type="string" calcext:value-type="string">
            <text:p>Duration of treatment plan.</text:p>
            <text:p>Start: 01/01/1995</text:p>
          </table:table-cell>
          <table:table-cell table:formula="of:=FIND(&quot;Start&quot;; [.B298]; 1)-2" office:value-type="float" office:value="27" calcext:value-type="float">
            <text:p>27</text:p>
          </table:table-cell>
          <table:table-cell table:formula="of:=IFERROR(FIND(&quot;Note:&quot;;[.B298];1)-2 ;[.C298])" office:value-type="float" office:value="27" calcext:value-type="float">
            <text:p>27</text:p>
          </table:table-cell>
          <table:table-cell table:formula="of:=CONCATENATE([.$C$3]; [.A298]; [.$C$3]; &quot; =&gt; &quot;; [.$C$3]; LEFT([.B298];[.D298]); [.$C$3] ;&quot;,&quot;)" office:value-type="string" office:string-value="&quot;352&quot; =&gt; &quot;Duration of treatment plan.&quot;," calcext:value-type="string">
            <text:p>"352" =&gt; "Duration of treatment plan.",</text:p>
          </table:table-cell>
        </table:table-row>
        <table:table-row table:style-name="ro2">
          <table:table-cell office:value-type="float" office:value="353" calcext:value-type="float">
            <text:p>353</text:p>
          </table:table-cell>
          <table:table-cell office:value-type="string" calcext:value-type="string">
            <text:p>Orthodontics treatment plan.</text:p>
            <text:p>Start: 01/01/1995</text:p>
          </table:table-cell>
          <table:table-cell table:formula="of:=FIND(&quot;Start&quot;; [.B299]; 1)-2" office:value-type="float" office:value="28" calcext:value-type="float">
            <text:p>28</text:p>
          </table:table-cell>
          <table:table-cell table:formula="of:=IFERROR(FIND(&quot;Note:&quot;;[.B299];1)-2 ;[.C299])" office:value-type="float" office:value="28" calcext:value-type="float">
            <text:p>28</text:p>
          </table:table-cell>
          <table:table-cell table:formula="of:=CONCATENATE([.$C$3]; [.A299]; [.$C$3]; &quot; =&gt; &quot;; [.$C$3]; LEFT([.B299];[.D299]); [.$C$3] ;&quot;,&quot;)" office:value-type="string" office:string-value="&quot;353&quot; =&gt; &quot;Orthodontics treatment plan.&quot;," calcext:value-type="string">
            <text:p>"353" =&gt; "Orthodontics treatment plan.",</text:p>
          </table:table-cell>
        </table:table-row>
        <table:table-row table:style-name="ro2">
          <table:table-cell office:value-type="float" office:value="354" calcext:value-type="float">
            <text:p>354</text:p>
          </table:table-cell>
          <table:table-cell office:value-type="string" calcext:value-type="string">
            <text:p>Treatment plan for replacement of remaining missing teeth.</text:p>
            <text:p>Start: 01/01/1995</text:p>
          </table:table-cell>
          <table:table-cell table:formula="of:=FIND(&quot;Start&quot;; [.B300]; 1)-2" office:value-type="float" office:value="58" calcext:value-type="float">
            <text:p>58</text:p>
          </table:table-cell>
          <table:table-cell table:formula="of:=IFERROR(FIND(&quot;Note:&quot;;[.B300];1)-2 ;[.C300])" office:value-type="float" office:value="58" calcext:value-type="float">
            <text:p>58</text:p>
          </table:table-cell>
          <table:table-cell table:formula="of:=CONCATENATE([.$C$3]; [.A300]; [.$C$3]; &quot; =&gt; &quot;; [.$C$3]; LEFT([.B300];[.D300]); [.$C$3] ;&quot;,&quot;)" office:value-type="string" office:string-value="&quot;354&quot; =&gt; &quot;Treatment plan for replacement of remaining missing teeth.&quot;," calcext:value-type="string">
            <text:p>"354" =&gt; "Treatment plan for replacement of remaining missing teeth.",</text:p>
          </table:table-cell>
        </table:table-row>
        <table:table-row table:style-name="ro2">
          <table:table-cell office:value-type="float" office:value="360" calcext:value-type="float">
            <text:p>360</text:p>
          </table:table-cell>
          <table:table-cell office:value-type="string" calcext:value-type="string">
            <text:p>Benefits Assignment Certification Indicator</text:p>
            <text:p>Start: 01/01/1995 | Last Modified: 10/17/2010</text:p>
          </table:table-cell>
          <table:table-cell table:formula="of:=FIND(&quot;Start&quot;; [.B301]; 1)-2" office:value-type="float" office:value="43" calcext:value-type="float">
            <text:p>43</text:p>
          </table:table-cell>
          <table:table-cell table:formula="of:=IFERROR(FIND(&quot;Note:&quot;;[.B301];1)-2 ;[.C301])" office:value-type="float" office:value="43" calcext:value-type="float">
            <text:p>43</text:p>
          </table:table-cell>
          <table:table-cell table:formula="of:=CONCATENATE([.$C$3]; [.A301]; [.$C$3]; &quot; =&gt; &quot;; [.$C$3]; LEFT([.B301];[.D301]); [.$C$3] ;&quot;,&quot;)" office:value-type="string" office:string-value="&quot;360&quot; =&gt; &quot;Benefits Assignment Certification Indicator&quot;," calcext:value-type="string">
            <text:p>"360" =&gt; "Benefits Assignment Certification Indicator",</text:p>
          </table:table-cell>
        </table:table-row>
        <table:table-row table:style-name="ro2">
          <table:table-cell office:value-type="float" office:value="363" calcext:value-type="float">
            <text:p>363</text:p>
          </table:table-cell>
          <table:table-cell office:value-type="string" calcext:value-type="string">
            <text:p>Possible Workers' Compensation</text:p>
            <text:p>Start: 01/01/1995 | Last Modified: 10/17/2010</text:p>
          </table:table-cell>
          <table:table-cell table:formula="of:=FIND(&quot;Start&quot;; [.B302]; 1)-2" office:value-type="float" office:value="30" calcext:value-type="float">
            <text:p>30</text:p>
          </table:table-cell>
          <table:table-cell table:formula="of:=IFERROR(FIND(&quot;Note:&quot;;[.B302];1)-2 ;[.C302])" office:value-type="float" office:value="30" calcext:value-type="float">
            <text:p>30</text:p>
          </table:table-cell>
          <table:table-cell table:formula="of:=CONCATENATE([.$C$3]; [.A302]; [.$C$3]; &quot; =&gt; &quot;; [.$C$3]; LEFT([.B302];[.D302]); [.$C$3] ;&quot;,&quot;)" office:value-type="string" office:string-value="&quot;363&quot; =&gt; &quot;Possible Workers' Compensation&quot;," calcext:value-type="string">
            <text:p>"363" =&gt; "Possible Workers' Compensation",</text:p>
          </table:table-cell>
        </table:table-row>
        <table:table-row table:style-name="ro2">
          <table:table-cell office:value-type="float" office:value="364" calcext:value-type="float">
            <text:p>364</text:p>
          </table:table-cell>
          <table:table-cell office:value-type="string" calcext:value-type="string">
            <text:p>Is accident/illness/condition employment related?</text:p>
            <text:p>Start: 01/01/1995</text:p>
          </table:table-cell>
          <table:table-cell table:formula="of:=FIND(&quot;Start&quot;; [.B303]; 1)-2" office:value-type="float" office:value="49" calcext:value-type="float">
            <text:p>49</text:p>
          </table:table-cell>
          <table:table-cell table:formula="of:=IFERROR(FIND(&quot;Note:&quot;;[.B303];1)-2 ;[.C303])" office:value-type="float" office:value="49" calcext:value-type="float">
            <text:p>49</text:p>
          </table:table-cell>
          <table:table-cell table:formula="of:=CONCATENATE([.$C$3]; [.A303]; [.$C$3]; &quot; =&gt; &quot;; [.$C$3]; LEFT([.B303];[.D303]); [.$C$3] ;&quot;,&quot;)" office:value-type="string" office:string-value="&quot;364&quot; =&gt; &quot;Is accident/illness/condition employment related?&quot;," calcext:value-type="string">
            <text:p>"364" =&gt; "Is accident/illness/condition employment related?",</text:p>
          </table:table-cell>
        </table:table-row>
        <table:table-row table:style-name="ro2">
          <table:table-cell office:value-type="float" office:value="365" calcext:value-type="float">
            <text:p>365</text:p>
          </table:table-cell>
          <table:table-cell office:value-type="string" calcext:value-type="string">
            <text:p>Is service the result of an accident?</text:p>
            <text:p>Start: 01/01/1995</text:p>
          </table:table-cell>
          <table:table-cell table:formula="of:=FIND(&quot;Start&quot;; [.B304]; 1)-2" office:value-type="float" office:value="37" calcext:value-type="float">
            <text:p>37</text:p>
          </table:table-cell>
          <table:table-cell table:formula="of:=IFERROR(FIND(&quot;Note:&quot;;[.B304];1)-2 ;[.C304])" office:value-type="float" office:value="37" calcext:value-type="float">
            <text:p>37</text:p>
          </table:table-cell>
          <table:table-cell table:formula="of:=CONCATENATE([.$C$3]; [.A304]; [.$C$3]; &quot; =&gt; &quot;; [.$C$3]; LEFT([.B304];[.D304]); [.$C$3] ;&quot;,&quot;)" office:value-type="string" office:string-value="&quot;365&quot; =&gt; &quot;Is service the result of an accident?&quot;," calcext:value-type="string">
            <text:p>"365" =&gt; "Is service the result of an accident?",</text:p>
          </table:table-cell>
        </table:table-row>
        <table:table-row table:style-name="ro2">
          <table:table-cell office:value-type="float" office:value="366" calcext:value-type="float">
            <text:p>366</text:p>
          </table:table-cell>
          <table:table-cell office:value-type="string" calcext:value-type="string">
            <text:p>Is injury due to auto accident?</text:p>
            <text:p>Start: 01/01/1995</text:p>
          </table:table-cell>
          <table:table-cell table:formula="of:=FIND(&quot;Start&quot;; [.B305]; 1)-2" office:value-type="float" office:value="31" calcext:value-type="float">
            <text:p>31</text:p>
          </table:table-cell>
          <table:table-cell table:formula="of:=IFERROR(FIND(&quot;Note:&quot;;[.B305];1)-2 ;[.C305])" office:value-type="float" office:value="31" calcext:value-type="float">
            <text:p>31</text:p>
          </table:table-cell>
          <table:table-cell table:formula="of:=CONCATENATE([.$C$3]; [.A305]; [.$C$3]; &quot; =&gt; &quot;; [.$C$3]; LEFT([.B305];[.D305]); [.$C$3] ;&quot;,&quot;)" office:value-type="string" office:string-value="&quot;366&quot; =&gt; &quot;Is injury due to auto accident?&quot;," calcext:value-type="string">
            <text:p>"366" =&gt; "Is injury due to auto accident?",</text:p>
          </table:table-cell>
        </table:table-row>
        <table:table-row table:style-name="ro2">
          <table:table-cell office:value-type="float" office:value="374" calcext:value-type="float">
            <text:p>374</text:p>
          </table:table-cell>
          <table:table-cell office:value-type="string" calcext:value-type="string">
            <text:p>Is prescribed lenses a result of cataract surgery?</text:p>
            <text:p>Start: 01/01/1995</text:p>
          </table:table-cell>
          <table:table-cell table:formula="of:=FIND(&quot;Start&quot;; [.B306]; 1)-2" office:value-type="float" office:value="50" calcext:value-type="float">
            <text:p>50</text:p>
          </table:table-cell>
          <table:table-cell table:formula="of:=IFERROR(FIND(&quot;Note:&quot;;[.B306];1)-2 ;[.C306])" office:value-type="float" office:value="50" calcext:value-type="float">
            <text:p>50</text:p>
          </table:table-cell>
          <table:table-cell table:formula="of:=CONCATENATE([.$C$3]; [.A306]; [.$C$3]; &quot; =&gt; &quot;; [.$C$3]; LEFT([.B306];[.D306]); [.$C$3] ;&quot;,&quot;)" office:value-type="string" office:string-value="&quot;374&quot; =&gt; &quot;Is prescribed lenses a result of cataract surgery?&quot;," calcext:value-type="string">
            <text:p>"374" =&gt; "Is prescribed lenses a result of cataract surgery?",</text:p>
          </table:table-cell>
        </table:table-row>
        <table:table-row table:style-name="ro2">
          <table:table-cell office:value-type="float" office:value="375" calcext:value-type="float">
            <text:p>375</text:p>
          </table:table-cell>
          <table:table-cell office:value-type="string" calcext:value-type="string">
            <text:p>Was refraction performed?</text:p>
            <text:p>Start: 01/01/1995</text:p>
          </table:table-cell>
          <table:table-cell table:formula="of:=FIND(&quot;Start&quot;; [.B307]; 1)-2" office:value-type="float" office:value="25" calcext:value-type="float">
            <text:p>25</text:p>
          </table:table-cell>
          <table:table-cell table:formula="of:=IFERROR(FIND(&quot;Note:&quot;;[.B307];1)-2 ;[.C307])" office:value-type="float" office:value="25" calcext:value-type="float">
            <text:p>25</text:p>
          </table:table-cell>
          <table:table-cell table:formula="of:=CONCATENATE([.$C$3]; [.A307]; [.$C$3]; &quot; =&gt; &quot;; [.$C$3]; LEFT([.B307];[.D307]); [.$C$3] ;&quot;,&quot;)" office:value-type="string" office:string-value="&quot;375&quot; =&gt; &quot;Was refraction performed?&quot;," calcext:value-type="string">
            <text:p>"375" =&gt; "Was refraction performed?",</text:p>
          </table:table-cell>
        </table:table-row>
        <table:table-row table:style-name="ro2">
          <table:table-cell office:value-type="float" office:value="380" calcext:value-type="float">
            <text:p>380</text:p>
          </table:table-cell>
          <table:table-cell office:value-type="string" calcext:value-type="string">
            <text:p>CRNA supervision/medical direction.</text:p>
            <text:p>Start: 01/01/1995 | Last Modified: 10/17/2010</text:p>
          </table:table-cell>
          <table:table-cell table:formula="of:=FIND(&quot;Start&quot;; [.B308]; 1)-2" office:value-type="float" office:value="35" calcext:value-type="float">
            <text:p>35</text:p>
          </table:table-cell>
          <table:table-cell table:formula="of:=IFERROR(FIND(&quot;Note:&quot;;[.B308];1)-2 ;[.C308])" office:value-type="float" office:value="35" calcext:value-type="float">
            <text:p>35</text:p>
          </table:table-cell>
          <table:table-cell table:formula="of:=CONCATENATE([.$C$3]; [.A308]; [.$C$3]; &quot; =&gt; &quot;; [.$C$3]; LEFT([.B308];[.D308]); [.$C$3] ;&quot;,&quot;)" office:value-type="string" office:string-value="&quot;380&quot; =&gt; &quot;CRNA supervision/medical direction.&quot;," calcext:value-type="string">
            <text:p>"380" =&gt; "CRNA supervision/medical direction.",</text:p>
          </table:table-cell>
        </table:table-row>
        <table:table-row table:style-name="ro2">
          <table:table-cell office:value-type="float" office:value="382" calcext:value-type="float">
            <text:p>382</text:p>
          </table:table-cell>
          <table:table-cell office:value-type="string" calcext:value-type="string">
            <text:p>Did provider authorize generic or brand name dispensing?</text:p>
            <text:p>Start: 01/01/1995</text:p>
          </table:table-cell>
          <table:table-cell table:formula="of:=FIND(&quot;Start&quot;; [.B309]; 1)-2" office:value-type="float" office:value="56" calcext:value-type="float">
            <text:p>56</text:p>
          </table:table-cell>
          <table:table-cell table:formula="of:=IFERROR(FIND(&quot;Note:&quot;;[.B309];1)-2 ;[.C309])" office:value-type="float" office:value="56" calcext:value-type="float">
            <text:p>56</text:p>
          </table:table-cell>
          <table:table-cell table:formula="of:=CONCATENATE([.$C$3]; [.A309]; [.$C$3]; &quot; =&gt; &quot;; [.$C$3]; LEFT([.B309];[.D309]); [.$C$3] ;&quot;,&quot;)" office:value-type="string" office:string-value="&quot;382&quot; =&gt; &quot;Did provider authorize generic or brand name dispensing?&quot;," calcext:value-type="string">
            <text:p>"382" =&gt; "Did provider authorize generic or brand name dispensing?",</text:p>
          </table:table-cell>
        </table:table-row>
        <table:table-row table:style-name="ro2">
          <table:table-cell office:value-type="float" office:value="383" calcext:value-type="float">
            <text:p>383</text:p>
          </table:table-cell>
          <table:table-cell office:value-type="string" calcext:value-type="string">
            <text:p>Nerve block use (surgery vs. pain management)</text:p>
            <text:p>Start: 01/01/1995 | Last Modified: 10/17/2010</text:p>
          </table:table-cell>
          <table:table-cell table:formula="of:=FIND(&quot;Start&quot;; [.B310]; 1)-2" office:value-type="float" office:value="45" calcext:value-type="float">
            <text:p>45</text:p>
          </table:table-cell>
          <table:table-cell table:formula="of:=IFERROR(FIND(&quot;Note:&quot;;[.B310];1)-2 ;[.C310])" office:value-type="float" office:value="45" calcext:value-type="float">
            <text:p>45</text:p>
          </table:table-cell>
          <table:table-cell table:formula="of:=CONCATENATE([.$C$3]; [.A310]; [.$C$3]; &quot; =&gt; &quot;; [.$C$3]; LEFT([.B310];[.D310]); [.$C$3] ;&quot;,&quot;)" office:value-type="string" office:string-value="&quot;383&quot; =&gt; &quot;Nerve block use (surgery vs. pain management)&quot;," calcext:value-type="string">
            <text:p>"383" =&gt; "Nerve block use (surgery vs. pain management)",</text:p>
          </table:table-cell>
        </table:table-row>
        <table:table-row table:style-name="ro2">
          <table:table-cell office:value-type="float" office:value="384" calcext:value-type="float">
            <text:p>384</text:p>
          </table:table-cell>
          <table:table-cell office:value-type="string" calcext:value-type="string">
            <text:p>Is prosthesis/crown/inlay placement an initial placement or a replacement?</text:p>
            <text:p>Start: 01/01/1995</text:p>
          </table:table-cell>
          <table:table-cell table:formula="of:=FIND(&quot;Start&quot;; [.B311]; 1)-2" office:value-type="float" office:value="74" calcext:value-type="float">
            <text:p>74</text:p>
          </table:table-cell>
          <table:table-cell table:formula="of:=IFERROR(FIND(&quot;Note:&quot;;[.B311];1)-2 ;[.C311])" office:value-type="float" office:value="74" calcext:value-type="float">
            <text:p>74</text:p>
          </table:table-cell>
          <table:table-cell table:formula="of:=CONCATENATE([.$C$3]; [.A311]; [.$C$3]; &quot; =&gt; &quot;; [.$C$3]; LEFT([.B311];[.D311]); [.$C$3] ;&quot;,&quot;)" office:value-type="string" office:string-value="&quot;384&quot; =&gt; &quot;Is prosthesis/crown/inlay placement an initial placement or a replacement?&quot;," calcext:value-type="string">
            <text:p>"384" =&gt; "Is prosthesis/crown/inlay placement an initial placement or a replacement?",</text:p>
          </table:table-cell>
        </table:table-row>
        <table:table-row table:style-name="ro2">
          <table:table-cell office:value-type="float" office:value="385" calcext:value-type="float">
            <text:p>385</text:p>
          </table:table-cell>
          <table:table-cell office:value-type="string" calcext:value-type="string">
            <text:p>Is appliance upper or lower arch &amp; is appliance fixed or removable?</text:p>
            <text:p>Start: 01/01/1995</text:p>
          </table:table-cell>
          <table:table-cell table:formula="of:=FIND(&quot;Start&quot;; [.B312]; 1)-2" office:value-type="float" office:value="67" calcext:value-type="float">
            <text:p>67</text:p>
          </table:table-cell>
          <table:table-cell table:formula="of:=IFERROR(FIND(&quot;Note:&quot;;[.B312];1)-2 ;[.C312])" office:value-type="float" office:value="67" calcext:value-type="float">
            <text:p>67</text:p>
          </table:table-cell>
          <table:table-cell table:formula="of:=CONCATENATE([.$C$3]; [.A312]; [.$C$3]; &quot; =&gt; &quot;; [.$C$3]; LEFT([.B312];[.D312]); [.$C$3] ;&quot;,&quot;)" office:value-type="string" office:string-value="&quot;385&quot; =&gt; &quot;Is appliance upper or lower arch &amp; is appliance fixed or removable?&quot;," calcext:value-type="string">
            <text:p>"385" =&gt; "Is appliance upper or lower arch &amp; is appliance fixed or removable?",</text:p>
          </table:table-cell>
        </table:table-row>
        <table:table-row table:style-name="ro2">
          <table:table-cell office:value-type="float" office:value="386" calcext:value-type="float">
            <text:p>386</text:p>
          </table:table-cell>
          <table:table-cell office:value-type="string" calcext:value-type="string">
            <text:p>Orthodontic Treatment/Purpose Indicator</text:p>
            <text:p>Start: 01/01/1995 | Last Modified: 10/17/2010</text:p>
          </table:table-cell>
          <table:table-cell table:formula="of:=FIND(&quot;Start&quot;; [.B313]; 1)-2" office:value-type="float" office:value="39" calcext:value-type="float">
            <text:p>39</text:p>
          </table:table-cell>
          <table:table-cell table:formula="of:=IFERROR(FIND(&quot;Note:&quot;;[.B313];1)-2 ;[.C313])" office:value-type="float" office:value="39" calcext:value-type="float">
            <text:p>39</text:p>
          </table:table-cell>
          <table:table-cell table:formula="of:=CONCATENATE([.$C$3]; [.A313]; [.$C$3]; &quot; =&gt; &quot;; [.$C$3]; LEFT([.B313];[.D313]); [.$C$3] ;&quot;,&quot;)" office:value-type="string" office:string-value="&quot;386&quot; =&gt; &quot;Orthodontic Treatment/Purpose Indicator&quot;," calcext:value-type="string">
            <text:p>"386" =&gt; "Orthodontic Treatment/Purpose Indicator",</text:p>
          </table:table-cell>
        </table:table-row>
        <table:table-row table:style-name="ro2">
          <table:table-cell office:value-type="float" office:value="387" calcext:value-type="float">
            <text:p>387</text:p>
          </table:table-cell>
          <table:table-cell office:value-type="string" calcext:value-type="string">
            <text:p>Date patient last examined by entity. Note: This code requires use of an Entity Code.</text:p>
            <text:p>Start: 02/28/1997 | Last Modified: 02/11/2010</text:p>
          </table:table-cell>
          <table:table-cell table:formula="of:=FIND(&quot;Start&quot;; [.B314]; 1)-2" office:value-type="float" office:value="85" calcext:value-type="float">
            <text:p>85</text:p>
          </table:table-cell>
          <table:table-cell table:formula="of:=IFERROR(FIND(&quot;Note:&quot;;[.B314];1)-2 ;[.C314])" office:value-type="float" office:value="37" calcext:value-type="float">
            <text:p>37</text:p>
          </table:table-cell>
          <table:table-cell table:formula="of:=CONCATENATE([.$C$3]; [.A314]; [.$C$3]; &quot; =&gt; &quot;; [.$C$3]; LEFT([.B314];[.D314]); [.$C$3] ;&quot;,&quot;)" office:value-type="string" office:string-value="&quot;387&quot; =&gt; &quot;Date patient last examined by entity.&quot;," calcext:value-type="string">
            <text:p>"387" =&gt; "Date patient last examined by entity.",</text:p>
          </table:table-cell>
        </table:table-row>
        <table:table-row table:style-name="ro2">
          <table:table-cell office:value-type="float" office:value="388" calcext:value-type="float">
            <text:p>388</text:p>
          </table:table-cell>
          <table:table-cell office:value-type="string" calcext:value-type="string">
            <text:p>Date post-operative care assumed</text:p>
            <text:p>Start: 02/28/1997</text:p>
          </table:table-cell>
          <table:table-cell table:formula="of:=FIND(&quot;Start&quot;; [.B315]; 1)-2" office:value-type="float" office:value="32" calcext:value-type="float">
            <text:p>32</text:p>
          </table:table-cell>
          <table:table-cell table:formula="of:=IFERROR(FIND(&quot;Note:&quot;;[.B315];1)-2 ;[.C315])" office:value-type="float" office:value="32" calcext:value-type="float">
            <text:p>32</text:p>
          </table:table-cell>
          <table:table-cell table:formula="of:=CONCATENATE([.$C$3]; [.A315]; [.$C$3]; &quot; =&gt; &quot;; [.$C$3]; LEFT([.B315];[.D315]); [.$C$3] ;&quot;,&quot;)" office:value-type="string" office:string-value="&quot;388&quot; =&gt; &quot;Date post-operative care assumed&quot;," calcext:value-type="string">
            <text:p>"388" =&gt; "Date post-operative care assumed",</text:p>
          </table:table-cell>
        </table:table-row>
        <table:table-row table:style-name="ro2">
          <table:table-cell office:value-type="float" office:value="389" calcext:value-type="float">
            <text:p>389</text:p>
          </table:table-cell>
          <table:table-cell office:value-type="string" calcext:value-type="string">
            <text:p>Date post-operative care relinquished</text:p>
            <text:p>Start: 02/28/1997</text:p>
          </table:table-cell>
          <table:table-cell table:formula="of:=FIND(&quot;Start&quot;; [.B316]; 1)-2" office:value-type="float" office:value="37" calcext:value-type="float">
            <text:p>37</text:p>
          </table:table-cell>
          <table:table-cell table:formula="of:=IFERROR(FIND(&quot;Note:&quot;;[.B316];1)-2 ;[.C316])" office:value-type="float" office:value="37" calcext:value-type="float">
            <text:p>37</text:p>
          </table:table-cell>
          <table:table-cell table:formula="of:=CONCATENATE([.$C$3]; [.A316]; [.$C$3]; &quot; =&gt; &quot;; [.$C$3]; LEFT([.B316];[.D316]); [.$C$3] ;&quot;,&quot;)" office:value-type="string" office:string-value="&quot;389&quot; =&gt; &quot;Date post-operative care relinquished&quot;," calcext:value-type="string">
            <text:p>"389" =&gt; "Date post-operative care relinquished",</text:p>
          </table:table-cell>
        </table:table-row>
        <table:table-row table:style-name="ro2">
          <table:table-cell office:value-type="float" office:value="390" calcext:value-type="float">
            <text:p>390</text:p>
          </table:table-cell>
          <table:table-cell office:value-type="string" calcext:value-type="string">
            <text:p>Date of most recent medical event necessitating service(s)</text:p>
            <text:p>Start: 02/28/1997</text:p>
          </table:table-cell>
          <table:table-cell table:formula="of:=FIND(&quot;Start&quot;; [.B317]; 1)-2" office:value-type="float" office:value="58" calcext:value-type="float">
            <text:p>58</text:p>
          </table:table-cell>
          <table:table-cell table:formula="of:=IFERROR(FIND(&quot;Note:&quot;;[.B317];1)-2 ;[.C317])" office:value-type="float" office:value="58" calcext:value-type="float">
            <text:p>58</text:p>
          </table:table-cell>
          <table:table-cell table:formula="of:=CONCATENATE([.$C$3]; [.A317]; [.$C$3]; &quot; =&gt; &quot;; [.$C$3]; LEFT([.B317];[.D317]); [.$C$3] ;&quot;,&quot;)" office:value-type="string" office:string-value="&quot;390&quot; =&gt; &quot;Date of most recent medical event necessitating service(s)&quot;," calcext:value-type="string">
            <text:p>"390" =&gt; "Date of most recent medical event necessitating service(s)",</text:p>
          </table:table-cell>
        </table:table-row>
        <table:table-row table:style-name="ro2">
          <table:table-cell office:value-type="float" office:value="391" calcext:value-type="float">
            <text:p>391</text:p>
          </table:table-cell>
          <table:table-cell office:value-type="string" calcext:value-type="string">
            <text:p>Date(s) dialysis conducted</text:p>
            <text:p>Start: 02/28/1997</text:p>
          </table:table-cell>
          <table:table-cell table:formula="of:=FIND(&quot;Start&quot;; [.B318]; 1)-2" office:value-type="float" office:value="26" calcext:value-type="float">
            <text:p>26</text:p>
          </table:table-cell>
          <table:table-cell table:formula="of:=IFERROR(FIND(&quot;Note:&quot;;[.B318];1)-2 ;[.C318])" office:value-type="float" office:value="26" calcext:value-type="float">
            <text:p>26</text:p>
          </table:table-cell>
          <table:table-cell table:formula="of:=CONCATENATE([.$C$3]; [.A318]; [.$C$3]; &quot; =&gt; &quot;; [.$C$3]; LEFT([.B318];[.D318]); [.$C$3] ;&quot;,&quot;)" office:value-type="string" office:string-value="&quot;391&quot; =&gt; &quot;Date(s) dialysis conducted&quot;," calcext:value-type="string">
            <text:p>"391" =&gt; "Date(s) dialysis conducted",</text:p>
          </table:table-cell>
        </table:table-row>
        <table:table-row table:style-name="ro2">
          <table:table-cell office:value-type="float" office:value="394" calcext:value-type="float">
            <text:p>394</text:p>
          </table:table-cell>
          <table:table-cell office:value-type="string" calcext:value-type="string">
            <text:p>Date(s) of most recent hospitalization related to service</text:p>
            <text:p>Start: 02/28/1997</text:p>
          </table:table-cell>
          <table:table-cell table:formula="of:=FIND(&quot;Start&quot;; [.B319]; 1)-2" office:value-type="float" office:value="57" calcext:value-type="float">
            <text:p>57</text:p>
          </table:table-cell>
          <table:table-cell table:formula="of:=IFERROR(FIND(&quot;Note:&quot;;[.B319];1)-2 ;[.C319])" office:value-type="float" office:value="57" calcext:value-type="float">
            <text:p>57</text:p>
          </table:table-cell>
          <table:table-cell table:formula="of:=CONCATENATE([.$C$3]; [.A319]; [.$C$3]; &quot; =&gt; &quot;; [.$C$3]; LEFT([.B319];[.D319]); [.$C$3] ;&quot;,&quot;)" office:value-type="string" office:string-value="&quot;394&quot; =&gt; &quot;Date(s) of most recent hospitalization related to service&quot;," calcext:value-type="string">
            <text:p>"394" =&gt; "Date(s) of most recent hospitalization related to service",</text:p>
          </table:table-cell>
        </table:table-row>
        <table:table-row table:style-name="ro2">
          <table:table-cell office:value-type="float" office:value="395" calcext:value-type="float">
            <text:p>395</text:p>
          </table:table-cell>
          <table:table-cell office:value-type="string" calcext:value-type="string">
            <text:p>Date entity signed certification/recertification Note: This code requires use of an Entity Code.</text:p>
            <text:p>Start: 02/28/1997 | Last Modified: 02/11/2010</text:p>
          </table:table-cell>
          <table:table-cell table:formula="of:=FIND(&quot;Start&quot;; [.B320]; 1)-2" office:value-type="float" office:value="96" calcext:value-type="float">
            <text:p>96</text:p>
          </table:table-cell>
          <table:table-cell table:formula="of:=IFERROR(FIND(&quot;Note:&quot;;[.B320];1)-2 ;[.C320])" office:value-type="float" office:value="48" calcext:value-type="float">
            <text:p>48</text:p>
          </table:table-cell>
          <table:table-cell table:formula="of:=CONCATENATE([.$C$3]; [.A320]; [.$C$3]; &quot; =&gt; &quot;; [.$C$3]; LEFT([.B320];[.D320]); [.$C$3] ;&quot;,&quot;)" office:value-type="string" office:string-value="&quot;395&quot; =&gt; &quot;Date entity signed certification/recertification&quot;," calcext:value-type="string">
            <text:p>"395" =&gt; "Date entity signed certification/recertification",</text:p>
          </table:table-cell>
        </table:table-row>
        <table:table-row table:style-name="ro2">
          <table:table-cell office:value-type="float" office:value="396" calcext:value-type="float">
            <text:p>396</text:p>
          </table:table-cell>
          <table:table-cell office:value-type="string" calcext:value-type="string">
            <text:p>Date home dialysis began</text:p>
            <text:p>Start: 02/28/1997</text:p>
          </table:table-cell>
          <table:table-cell table:formula="of:=FIND(&quot;Start&quot;; [.B321]; 1)-2" office:value-type="float" office:value="24" calcext:value-type="float">
            <text:p>24</text:p>
          </table:table-cell>
          <table:table-cell table:formula="of:=IFERROR(FIND(&quot;Note:&quot;;[.B321];1)-2 ;[.C321])" office:value-type="float" office:value="24" calcext:value-type="float">
            <text:p>24</text:p>
          </table:table-cell>
          <table:table-cell table:formula="of:=CONCATENATE([.$C$3]; [.A321]; [.$C$3]; &quot; =&gt; &quot;; [.$C$3]; LEFT([.B321];[.D321]); [.$C$3] ;&quot;,&quot;)" office:value-type="string" office:string-value="&quot;396&quot; =&gt; &quot;Date home dialysis began&quot;," calcext:value-type="string">
            <text:p>"396" =&gt; "Date home dialysis began",</text:p>
          </table:table-cell>
        </table:table-row>
        <table:table-row table:style-name="ro2">
          <table:table-cell office:value-type="float" office:value="397" calcext:value-type="float">
            <text:p>397</text:p>
          </table:table-cell>
          <table:table-cell office:value-type="string" calcext:value-type="string">
            <text:p>Date of onset/exacerbation of illness/condition</text:p>
            <text:p>Start: 02/28/1997</text:p>
          </table:table-cell>
          <table:table-cell table:formula="of:=FIND(&quot;Start&quot;; [.B322]; 1)-2" office:value-type="float" office:value="47" calcext:value-type="float">
            <text:p>47</text:p>
          </table:table-cell>
          <table:table-cell table:formula="of:=IFERROR(FIND(&quot;Note:&quot;;[.B322];1)-2 ;[.C322])" office:value-type="float" office:value="47" calcext:value-type="float">
            <text:p>47</text:p>
          </table:table-cell>
          <table:table-cell table:formula="of:=CONCATENATE([.$C$3]; [.A322]; [.$C$3]; &quot; =&gt; &quot;; [.$C$3]; LEFT([.B322];[.D322]); [.$C$3] ;&quot;,&quot;)" office:value-type="string" office:string-value="&quot;397&quot; =&gt; &quot;Date of onset/exacerbation of illness/condition&quot;," calcext:value-type="string">
            <text:p>"397" =&gt; "Date of onset/exacerbation of illness/condition",</text:p>
          </table:table-cell>
        </table:table-row>
        <table:table-row table:style-name="ro2">
          <table:table-cell office:value-type="float" office:value="398" calcext:value-type="float">
            <text:p>398</text:p>
          </table:table-cell>
          <table:table-cell office:value-type="string" calcext:value-type="string">
            <text:p>Visual field test results</text:p>
            <text:p>Start: 02/28/1997</text:p>
          </table:table-cell>
          <table:table-cell table:formula="of:=FIND(&quot;Start&quot;; [.B323]; 1)-2" office:value-type="float" office:value="25" calcext:value-type="float">
            <text:p>25</text:p>
          </table:table-cell>
          <table:table-cell table:formula="of:=IFERROR(FIND(&quot;Note:&quot;;[.B323];1)-2 ;[.C323])" office:value-type="float" office:value="25" calcext:value-type="float">
            <text:p>25</text:p>
          </table:table-cell>
          <table:table-cell table:formula="of:=CONCATENATE([.$C$3]; [.A323]; [.$C$3]; &quot; =&gt; &quot;; [.$C$3]; LEFT([.B323];[.D323]); [.$C$3] ;&quot;,&quot;)" office:value-type="string" office:string-value="&quot;398&quot; =&gt; &quot;Visual field test results&quot;," calcext:value-type="string">
            <text:p>"398" =&gt; "Visual field test results",</text:p>
          </table:table-cell>
        </table:table-row>
        <table:table-row table:style-name="ro2">
          <table:table-cell office:value-type="float" office:value="400" calcext:value-type="float">
            <text:p>400</text:p>
          </table:table-cell>
          <table:table-cell office:value-type="string" calcext:value-type="string">
            <text:p>Claim is out of balance</text:p>
            <text:p>Start: 02/28/1997</text:p>
          </table:table-cell>
          <table:table-cell table:formula="of:=FIND(&quot;Start&quot;; [.B324]; 1)-2" office:value-type="float" office:value="23" calcext:value-type="float">
            <text:p>23</text:p>
          </table:table-cell>
          <table:table-cell table:formula="of:=IFERROR(FIND(&quot;Note:&quot;;[.B324];1)-2 ;[.C324])" office:value-type="float" office:value="23" calcext:value-type="float">
            <text:p>23</text:p>
          </table:table-cell>
          <table:table-cell table:formula="of:=CONCATENATE([.$C$3]; [.A324]; [.$C$3]; &quot; =&gt; &quot;; [.$C$3]; LEFT([.B324];[.D324]); [.$C$3] ;&quot;,&quot;)" office:value-type="string" office:string-value="&quot;400&quot; =&gt; &quot;Claim is out of balance&quot;," calcext:value-type="string">
            <text:p>"400" =&gt; "Claim is out of balance",</text:p>
          </table:table-cell>
        </table:table-row>
        <table:table-row table:style-name="ro2">
          <table:table-cell office:value-type="float" office:value="401" calcext:value-type="float">
            <text:p>401</text:p>
          </table:table-cell>
          <table:table-cell office:value-type="string" calcext:value-type="string">
            <text:p>Source of payment is not valid</text:p>
            <text:p>Start: 02/28/1997</text:p>
          </table:table-cell>
          <table:table-cell table:formula="of:=FIND(&quot;Start&quot;; [.B325]; 1)-2" office:value-type="float" office:value="30" calcext:value-type="float">
            <text:p>30</text:p>
          </table:table-cell>
          <table:table-cell table:formula="of:=IFERROR(FIND(&quot;Note:&quot;;[.B325];1)-2 ;[.C325])" office:value-type="float" office:value="30" calcext:value-type="float">
            <text:p>30</text:p>
          </table:table-cell>
          <table:table-cell table:formula="of:=CONCATENATE([.$C$3]; [.A325]; [.$C$3]; &quot; =&gt; &quot;; [.$C$3]; LEFT([.B325];[.D325]); [.$C$3] ;&quot;,&quot;)" office:value-type="string" office:string-value="&quot;401&quot; =&gt; &quot;Source of payment is not valid&quot;," calcext:value-type="string">
            <text:p>"401" =&gt; "Source of payment is not valid",</text:p>
          </table:table-cell>
        </table:table-row>
        <table:table-row table:style-name="ro2">
          <table:table-cell office:value-type="float" office:value="402" calcext:value-type="float">
            <text:p>402</text:p>
          </table:table-cell>
          <table:table-cell office:value-type="string" calcext:value-type="string">
            <text:p>Amount must be greater than zero. Note: At least one other status code is required to identify which amount element is in error.</text:p>
            <text:p>Start: 02/28/1997 | Last Modified: 09/20/2009</text:p>
          </table:table-cell>
          <table:table-cell table:formula="of:=FIND(&quot;Start&quot;; [.B326]; 1)-2" office:value-type="float" office:value="128" calcext:value-type="float">
            <text:p>128</text:p>
          </table:table-cell>
          <table:table-cell table:formula="of:=IFERROR(FIND(&quot;Note:&quot;;[.B326];1)-2 ;[.C326])" office:value-type="float" office:value="33" calcext:value-type="float">
            <text:p>33</text:p>
          </table:table-cell>
          <table:table-cell table:formula="of:=CONCATENATE([.$C$3]; [.A326]; [.$C$3]; &quot; =&gt; &quot;; [.$C$3]; LEFT([.B326];[.D326]); [.$C$3] ;&quot;,&quot;)" office:value-type="string" office:string-value="&quot;402&quot; =&gt; &quot;Amount must be greater than zero.&quot;," calcext:value-type="string">
            <text:p>"402" =&gt; "Amount must be greater than zero.",</text:p>
          </table:table-cell>
        </table:table-row>
        <table:table-row table:style-name="ro2">
          <table:table-cell office:value-type="float" office:value="403" calcext:value-type="float">
            <text:p>403</text:p>
          </table:table-cell>
          <table:table-cell office:value-type="string" calcext:value-type="string">
            <text:p>Entity referral notes/orders/prescription</text:p>
            <text:p>Start: 02/28/1997</text:p>
          </table:table-cell>
          <table:table-cell table:formula="of:=FIND(&quot;Start&quot;; [.B327]; 1)-2" office:value-type="float" office:value="41" calcext:value-type="float">
            <text:p>41</text:p>
          </table:table-cell>
          <table:table-cell table:formula="of:=IFERROR(FIND(&quot;Note:&quot;;[.B327];1)-2 ;[.C327])" office:value-type="float" office:value="41" calcext:value-type="float">
            <text:p>41</text:p>
          </table:table-cell>
          <table:table-cell table:formula="of:=CONCATENATE([.$C$3]; [.A327]; [.$C$3]; &quot; =&gt; &quot;; [.$C$3]; LEFT([.B327];[.D327]); [.$C$3] ;&quot;,&quot;)" office:value-type="string" office:string-value="&quot;403&quot; =&gt; &quot;Entity referral notes/orders/prescription&quot;," calcext:value-type="string">
            <text:p>"403" =&gt; "Entity referral notes/orders/prescription",</text:p>
          </table:table-cell>
        </table:table-row>
        <table:table-row table:style-name="ro2">
          <table:table-cell office:value-type="float" office:value="406" calcext:value-type="float">
            <text:p>406</text:p>
          </table:table-cell>
          <table:table-cell office:value-type="string" calcext:value-type="string">
            <text:p>Brief medical history as related to service(s)</text:p>
            <text:p>Start: 02/28/1997</text:p>
          </table:table-cell>
          <table:table-cell table:formula="of:=FIND(&quot;Start&quot;; [.B328]; 1)-2" office:value-type="float" office:value="46" calcext:value-type="float">
            <text:p>46</text:p>
          </table:table-cell>
          <table:table-cell table:formula="of:=IFERROR(FIND(&quot;Note:&quot;;[.B328];1)-2 ;[.C328])" office:value-type="float" office:value="46" calcext:value-type="float">
            <text:p>46</text:p>
          </table:table-cell>
          <table:table-cell table:formula="of:=CONCATENATE([.$C$3]; [.A328]; [.$C$3]; &quot; =&gt; &quot;; [.$C$3]; LEFT([.B328];[.D328]); [.$C$3] ;&quot;,&quot;)" office:value-type="string" office:string-value="&quot;406&quot; =&gt; &quot;Brief medical history as related to service(s)&quot;," calcext:value-type="string">
            <text:p>"406" =&gt; "Brief medical history as related to service(s)",</text:p>
          </table:table-cell>
        </table:table-row>
        <table:table-row table:style-name="ro2">
          <table:table-cell office:value-type="float" office:value="407" calcext:value-type="float">
            <text:p>407</text:p>
          </table:table-cell>
          <table:table-cell office:value-type="string" calcext:value-type="string">
            <text:p>Complications/mitigating circumstances</text:p>
            <text:p>Start: 02/28/1997</text:p>
          </table:table-cell>
          <table:table-cell table:formula="of:=FIND(&quot;Start&quot;; [.B329]; 1)-2" office:value-type="float" office:value="38" calcext:value-type="float">
            <text:p>38</text:p>
          </table:table-cell>
          <table:table-cell table:formula="of:=IFERROR(FIND(&quot;Note:&quot;;[.B329];1)-2 ;[.C329])" office:value-type="float" office:value="38" calcext:value-type="float">
            <text:p>38</text:p>
          </table:table-cell>
          <table:table-cell table:formula="of:=CONCATENATE([.$C$3]; [.A329]; [.$C$3]; &quot; =&gt; &quot;; [.$C$3]; LEFT([.B329];[.D329]); [.$C$3] ;&quot;,&quot;)" office:value-type="string" office:string-value="&quot;407&quot; =&gt; &quot;Complications/mitigating circumstances&quot;," calcext:value-type="string">
            <text:p>"407" =&gt; "Complications/mitigating circumstances",</text:p>
          </table:table-cell>
        </table:table-row>
        <table:table-row table:style-name="ro2">
          <table:table-cell office:value-type="float" office:value="408" calcext:value-type="float">
            <text:p>408</text:p>
          </table:table-cell>
          <table:table-cell office:value-type="string" calcext:value-type="string">
            <text:p>Initial certification</text:p>
            <text:p>Start: 02/28/1997</text:p>
          </table:table-cell>
          <table:table-cell table:formula="of:=FIND(&quot;Start&quot;; [.B330]; 1)-2" office:value-type="float" office:value="21" calcext:value-type="float">
            <text:p>21</text:p>
          </table:table-cell>
          <table:table-cell table:formula="of:=IFERROR(FIND(&quot;Note:&quot;;[.B330];1)-2 ;[.C330])" office:value-type="float" office:value="21" calcext:value-type="float">
            <text:p>21</text:p>
          </table:table-cell>
          <table:table-cell table:formula="of:=CONCATENATE([.$C$3]; [.A330]; [.$C$3]; &quot; =&gt; &quot;; [.$C$3]; LEFT([.B330];[.D330]); [.$C$3] ;&quot;,&quot;)" office:value-type="string" office:string-value="&quot;408&quot; =&gt; &quot;Initial certification&quot;," calcext:value-type="string">
            <text:p>"408" =&gt; "Initial certification",</text:p>
          </table:table-cell>
        </table:table-row>
        <table:table-row table:style-name="ro2">
          <table:table-cell office:value-type="float" office:value="409" calcext:value-type="float">
            <text:p>409</text:p>
          </table:table-cell>
          <table:table-cell office:value-type="string" calcext:value-type="string">
            <text:p>Medication logs/records (including medication therapy)</text:p>
            <text:p>Start: 02/28/1997</text:p>
          </table:table-cell>
          <table:table-cell table:formula="of:=FIND(&quot;Start&quot;; [.B331]; 1)-2" office:value-type="float" office:value="54" calcext:value-type="float">
            <text:p>54</text:p>
          </table:table-cell>
          <table:table-cell table:formula="of:=IFERROR(FIND(&quot;Note:&quot;;[.B331];1)-2 ;[.C331])" office:value-type="float" office:value="54" calcext:value-type="float">
            <text:p>54</text:p>
          </table:table-cell>
          <table:table-cell table:formula="of:=CONCATENATE([.$C$3]; [.A331]; [.$C$3]; &quot; =&gt; &quot;; [.$C$3]; LEFT([.B331];[.D331]); [.$C$3] ;&quot;,&quot;)" office:value-type="string" office:string-value="&quot;409&quot; =&gt; &quot;Medication logs/records (including medication therapy)&quot;," calcext:value-type="string">
            <text:p>"409" =&gt; "Medication logs/records (including medication therapy)",</text:p>
          </table:table-cell>
        </table:table-row>
        <table:table-row table:style-name="ro2">
          <table:table-cell office:value-type="float" office:value="414" calcext:value-type="float">
            <text:p>414</text:p>
          </table:table-cell>
          <table:table-cell office:value-type="string" calcext:value-type="string">
            <text:p>Necessity for concurrent care (more than one physician treating the patient)</text:p>
            <text:p>Start: 02/28/1997 | Last Modified: 10/17/2010</text:p>
          </table:table-cell>
          <table:table-cell table:formula="of:=FIND(&quot;Start&quot;; [.B332]; 1)-2" office:value-type="float" office:value="76" calcext:value-type="float">
            <text:p>76</text:p>
          </table:table-cell>
          <table:table-cell table:formula="of:=IFERROR(FIND(&quot;Note:&quot;;[.B332];1)-2 ;[.C332])" office:value-type="float" office:value="76" calcext:value-type="float">
            <text:p>76</text:p>
          </table:table-cell>
          <table:table-cell table:formula="of:=CONCATENATE([.$C$3]; [.A332]; [.$C$3]; &quot; =&gt; &quot;; [.$C$3]; LEFT([.B332];[.D332]); [.$C$3] ;&quot;,&quot;)" office:value-type="string" office:string-value="&quot;414&quot; =&gt; &quot;Necessity for concurrent care (more than one physician treating the patient)&quot;," calcext:value-type="string">
            <text:p>"414" =&gt; "Necessity for concurrent care (more than one physician treating the patient)",</text:p>
          </table:table-cell>
        </table:table-row>
        <table:table-row table:style-name="ro2">
          <table:table-cell office:value-type="float" office:value="417" calcext:value-type="float">
            <text:p>417</text:p>
          </table:table-cell>
          <table:table-cell office:value-type="string" calcext:value-type="string">
            <text:p>Prior testing, including result(s) and date(s) as related to service(s)</text:p>
            <text:p>Start: 02/28/1997</text:p>
          </table:table-cell>
          <table:table-cell table:formula="of:=FIND(&quot;Start&quot;; [.B333]; 1)-2" office:value-type="float" office:value="71" calcext:value-type="float">
            <text:p>71</text:p>
          </table:table-cell>
          <table:table-cell table:formula="of:=IFERROR(FIND(&quot;Note:&quot;;[.B333];1)-2 ;[.C333])" office:value-type="float" office:value="71" calcext:value-type="float">
            <text:p>71</text:p>
          </table:table-cell>
          <table:table-cell table:formula="of:=CONCATENATE([.$C$3]; [.A333]; [.$C$3]; &quot; =&gt; &quot;; [.$C$3]; LEFT([.B333];[.D333]); [.$C$3] ;&quot;,&quot;)" office:value-type="string" office:string-value="&quot;417&quot; =&gt; &quot;Prior testing, including result(s) and date(s) as related to service(s)&quot;," calcext:value-type="string">
            <text:p>"417" =&gt; "Prior testing, including result(s) and date(s) as related to service(s)",</text:p>
          </table:table-cell>
        </table:table-row>
        <table:table-row table:style-name="ro2">
          <table:table-cell office:value-type="float" office:value="419" calcext:value-type="float">
            <text:p>419</text:p>
          </table:table-cell>
          <table:table-cell office:value-type="string" calcext:value-type="string">
            <text:p>Individual test(s) comprising the panel and the charges for each test</text:p>
            <text:p>Start: 02/28/1997</text:p>
          </table:table-cell>
          <table:table-cell table:formula="of:=FIND(&quot;Start&quot;; [.B334]; 1)-2" office:value-type="float" office:value="69" calcext:value-type="float">
            <text:p>69</text:p>
          </table:table-cell>
          <table:table-cell table:formula="of:=IFERROR(FIND(&quot;Note:&quot;;[.B334];1)-2 ;[.C334])" office:value-type="float" office:value="69" calcext:value-type="float">
            <text:p>69</text:p>
          </table:table-cell>
          <table:table-cell table:formula="of:=CONCATENATE([.$C$3]; [.A334]; [.$C$3]; &quot; =&gt; &quot;; [.$C$3]; LEFT([.B334];[.D334]); [.$C$3] ;&quot;,&quot;)" office:value-type="string" office:string-value="&quot;419&quot; =&gt; &quot;Individual test(s) comprising the panel and the charges for each test&quot;," calcext:value-type="string">
            <text:p>"419" =&gt; "Individual test(s) comprising the panel and the charges for each test",</text:p>
          </table:table-cell>
        </table:table-row>
        <table:table-row table:style-name="ro2">
          <table:table-cell office:value-type="float" office:value="420" calcext:value-type="float">
            <text:p>420</text:p>
          </table:table-cell>
          <table:table-cell office:value-type="string" calcext:value-type="string">
            <text:p>Name, dosage and medical justification of contrast material used for radiology procedure</text:p>
            <text:p>Start: 02/28/1997</text:p>
          </table:table-cell>
          <table:table-cell table:formula="of:=FIND(&quot;Start&quot;; [.B335]; 1)-2" office:value-type="float" office:value="88" calcext:value-type="float">
            <text:p>88</text:p>
          </table:table-cell>
          <table:table-cell table:formula="of:=IFERROR(FIND(&quot;Note:&quot;;[.B335];1)-2 ;[.C335])" office:value-type="float" office:value="88" calcext:value-type="float">
            <text:p>88</text:p>
          </table:table-cell>
          <table:table-cell table:formula="of:=CONCATENATE([.$C$3]; [.A335]; [.$C$3]; &quot; =&gt; &quot;; [.$C$3]; LEFT([.B335];[.D335]); [.$C$3] ;&quot;,&quot;)" office:value-type="string" office:string-value="&quot;420&quot; =&gt; &quot;Name, dosage and medical justification of contrast material used for radiology procedure&quot;," calcext:value-type="string">
            <text:p>"420" =&gt; "Name, dosage and medical justification of contrast material used for radiology procedure",</text:p>
          </table:table-cell>
        </table:table-row>
        <table:table-row table:style-name="ro2">
          <table:table-cell office:value-type="float" office:value="428" calcext:value-type="float">
            <text:p>428</text:p>
          </table:table-cell>
          <table:table-cell office:value-type="string" calcext:value-type="string">
            <text:p>Reason for transport by ambulance</text:p>
            <text:p>Start: 02/28/1997</text:p>
          </table:table-cell>
          <table:table-cell table:formula="of:=FIND(&quot;Start&quot;; [.B336]; 1)-2" office:value-type="float" office:value="33" calcext:value-type="float">
            <text:p>33</text:p>
          </table:table-cell>
          <table:table-cell table:formula="of:=IFERROR(FIND(&quot;Note:&quot;;[.B336];1)-2 ;[.C336])" office:value-type="float" office:value="33" calcext:value-type="float">
            <text:p>33</text:p>
          </table:table-cell>
          <table:table-cell table:formula="of:=CONCATENATE([.$C$3]; [.A336]; [.$C$3]; &quot; =&gt; &quot;; [.$C$3]; LEFT([.B336];[.D336]); [.$C$3] ;&quot;,&quot;)" office:value-type="string" office:string-value="&quot;428&quot; =&gt; &quot;Reason for transport by ambulance&quot;," calcext:value-type="string">
            <text:p>"428" =&gt; "Reason for transport by ambulance",</text:p>
          </table:table-cell>
        </table:table-row>
        <table:table-row table:style-name="ro2">
          <table:table-cell office:value-type="float" office:value="430" calcext:value-type="float">
            <text:p>430</text:p>
          </table:table-cell>
          <table:table-cell office:value-type="string" calcext:value-type="string">
            <text:p>Nearest appropriate facility</text:p>
            <text:p>Start: 02/28/1997</text:p>
          </table:table-cell>
          <table:table-cell table:formula="of:=FIND(&quot;Start&quot;; [.B337]; 1)-2" office:value-type="float" office:value="28" calcext:value-type="float">
            <text:p>28</text:p>
          </table:table-cell>
          <table:table-cell table:formula="of:=IFERROR(FIND(&quot;Note:&quot;;[.B337];1)-2 ;[.C337])" office:value-type="float" office:value="28" calcext:value-type="float">
            <text:p>28</text:p>
          </table:table-cell>
          <table:table-cell table:formula="of:=CONCATENATE([.$C$3]; [.A337]; [.$C$3]; &quot; =&gt; &quot;; [.$C$3]; LEFT([.B337];[.D337]); [.$C$3] ;&quot;,&quot;)" office:value-type="string" office:string-value="&quot;430&quot; =&gt; &quot;Nearest appropriate facility&quot;," calcext:value-type="string">
            <text:p>"430" =&gt; "Nearest appropriate facility",</text:p>
          </table:table-cell>
        </table:table-row>
        <table:table-row table:style-name="ro2">
          <table:table-cell office:value-type="float" office:value="431" calcext:value-type="float">
            <text:p>431</text:p>
          </table:table-cell>
          <table:table-cell office:value-type="string" calcext:value-type="string">
            <text:p>Patient's condition/functional status at time of service.</text:p>
            <text:p>Start: 02/28/1997 | Last Modified: 10/17/2010</text:p>
          </table:table-cell>
          <table:table-cell table:formula="of:=FIND(&quot;Start&quot;; [.B338]; 1)-2" office:value-type="float" office:value="57" calcext:value-type="float">
            <text:p>57</text:p>
          </table:table-cell>
          <table:table-cell table:formula="of:=IFERROR(FIND(&quot;Note:&quot;;[.B338];1)-2 ;[.C338])" office:value-type="float" office:value="57" calcext:value-type="float">
            <text:p>57</text:p>
          </table:table-cell>
          <table:table-cell table:formula="of:=CONCATENATE([.$C$3]; [.A338]; [.$C$3]; &quot; =&gt; &quot;; [.$C$3]; LEFT([.B338];[.D338]); [.$C$3] ;&quot;,&quot;)" office:value-type="string" office:string-value="&quot;431&quot; =&gt; &quot;Patient's condition/functional status at time of service.&quot;," calcext:value-type="string">
            <text:p>"431" =&gt; "Patient's condition/functional status at time of service.",</text:p>
          </table:table-cell>
        </table:table-row>
        <table:table-row table:style-name="ro2">
          <table:table-cell office:value-type="float" office:value="432" calcext:value-type="float">
            <text:p>432</text:p>
          </table:table-cell>
          <table:table-cell office:value-type="string" calcext:value-type="string">
            <text:p>Date benefits exhausted</text:p>
            <text:p>Start: 02/28/1997</text:p>
          </table:table-cell>
          <table:table-cell table:formula="of:=FIND(&quot;Start&quot;; [.B339]; 1)-2" office:value-type="float" office:value="23" calcext:value-type="float">
            <text:p>23</text:p>
          </table:table-cell>
          <table:table-cell table:formula="of:=IFERROR(FIND(&quot;Note:&quot;;[.B339];1)-2 ;[.C339])" office:value-type="float" office:value="23" calcext:value-type="float">
            <text:p>23</text:p>
          </table:table-cell>
          <table:table-cell table:formula="of:=CONCATENATE([.$C$3]; [.A339]; [.$C$3]; &quot; =&gt; &quot;; [.$C$3]; LEFT([.B339];[.D339]); [.$C$3] ;&quot;,&quot;)" office:value-type="string" office:string-value="&quot;432&quot; =&gt; &quot;Date benefits exhausted&quot;," calcext:value-type="string">
            <text:p>"432" =&gt; "Date benefits exhausted",</text:p>
          </table:table-cell>
        </table:table-row>
        <table:table-row table:style-name="ro2">
          <table:table-cell office:value-type="float" office:value="433" calcext:value-type="float">
            <text:p>433</text:p>
          </table:table-cell>
          <table:table-cell office:value-type="string" calcext:value-type="string">
            <text:p>Copy of patient revocation of hospice benefits</text:p>
            <text:p>Start: 02/28/1997</text:p>
          </table:table-cell>
          <table:table-cell table:formula="of:=FIND(&quot;Start&quot;; [.B340]; 1)-2" office:value-type="float" office:value="46" calcext:value-type="float">
            <text:p>46</text:p>
          </table:table-cell>
          <table:table-cell table:formula="of:=IFERROR(FIND(&quot;Note:&quot;;[.B340];1)-2 ;[.C340])" office:value-type="float" office:value="46" calcext:value-type="float">
            <text:p>46</text:p>
          </table:table-cell>
          <table:table-cell table:formula="of:=CONCATENATE([.$C$3]; [.A340]; [.$C$3]; &quot; =&gt; &quot;; [.$C$3]; LEFT([.B340];[.D340]); [.$C$3] ;&quot;,&quot;)" office:value-type="string" office:string-value="&quot;433&quot; =&gt; &quot;Copy of patient revocation of hospice benefits&quot;," calcext:value-type="string">
            <text:p>"433" =&gt; "Copy of patient revocation of hospice benefits",</text:p>
          </table:table-cell>
        </table:table-row>
        <table:table-row table:style-name="ro2">
          <table:table-cell office:value-type="float" office:value="434" calcext:value-type="float">
            <text:p>434</text:p>
          </table:table-cell>
          <table:table-cell office:value-type="string" calcext:value-type="string">
            <text:p>Reasons for more than one transfer per entitlement period</text:p>
            <text:p>Start: 02/28/1997</text:p>
          </table:table-cell>
          <table:table-cell table:formula="of:=FIND(&quot;Start&quot;; [.B341]; 1)-2" office:value-type="float" office:value="57" calcext:value-type="float">
            <text:p>57</text:p>
          </table:table-cell>
          <table:table-cell table:formula="of:=IFERROR(FIND(&quot;Note:&quot;;[.B341];1)-2 ;[.C341])" office:value-type="float" office:value="57" calcext:value-type="float">
            <text:p>57</text:p>
          </table:table-cell>
          <table:table-cell table:formula="of:=CONCATENATE([.$C$3]; [.A341]; [.$C$3]; &quot; =&gt; &quot;; [.$C$3]; LEFT([.B341];[.D341]); [.$C$3] ;&quot;,&quot;)" office:value-type="string" office:string-value="&quot;434&quot; =&gt; &quot;Reasons for more than one transfer per entitlement period&quot;," calcext:value-type="string">
            <text:p>"434" =&gt; "Reasons for more than one transfer per entitlement period",</text:p>
          </table:table-cell>
        </table:table-row>
        <table:table-row table:style-name="ro2">
          <table:table-cell office:value-type="float" office:value="435" calcext:value-type="float">
            <text:p>435</text:p>
          </table:table-cell>
          <table:table-cell office:value-type="string" calcext:value-type="string">
            <text:p>Notice of Admission</text:p>
            <text:p>Start: 02/28/1997</text:p>
          </table:table-cell>
          <table:table-cell table:formula="of:=FIND(&quot;Start&quot;; [.B342]; 1)-2" office:value-type="float" office:value="19" calcext:value-type="float">
            <text:p>19</text:p>
          </table:table-cell>
          <table:table-cell table:formula="of:=IFERROR(FIND(&quot;Note:&quot;;[.B342];1)-2 ;[.C342])" office:value-type="float" office:value="19" calcext:value-type="float">
            <text:p>19</text:p>
          </table:table-cell>
          <table:table-cell table:formula="of:=CONCATENATE([.$C$3]; [.A342]; [.$C$3]; &quot; =&gt; &quot;; [.$C$3]; LEFT([.B342];[.D342]); [.$C$3] ;&quot;,&quot;)" office:value-type="string" office:string-value="&quot;435&quot; =&gt; &quot;Notice of Admission&quot;," calcext:value-type="string">
            <text:p>"435" =&gt; "Notice of Admission",</text:p>
          </table:table-cell>
        </table:table-row>
        <table:table-row table:style-name="ro2">
          <table:table-cell office:value-type="float" office:value="441" calcext:value-type="float">
            <text:p>441</text:p>
          </table:table-cell>
          <table:table-cell office:value-type="string" calcext:value-type="string">
            <text:p>Entity professional qualification for service(s)</text:p>
            <text:p>Start: 02/28/1997</text:p>
          </table:table-cell>
          <table:table-cell table:formula="of:=FIND(&quot;Start&quot;; [.B343]; 1)-2" office:value-type="float" office:value="48" calcext:value-type="float">
            <text:p>48</text:p>
          </table:table-cell>
          <table:table-cell table:formula="of:=IFERROR(FIND(&quot;Note:&quot;;[.B343];1)-2 ;[.C343])" office:value-type="float" office:value="48" calcext:value-type="float">
            <text:p>48</text:p>
          </table:table-cell>
          <table:table-cell table:formula="of:=CONCATENATE([.$C$3]; [.A343]; [.$C$3]; &quot; =&gt; &quot;; [.$C$3]; LEFT([.B343];[.D343]); [.$C$3] ;&quot;,&quot;)" office:value-type="string" office:string-value="&quot;441&quot; =&gt; &quot;Entity professional qualification for service(s)&quot;," calcext:value-type="string">
            <text:p>"441" =&gt; "Entity professional qualification for service(s)",</text:p>
          </table:table-cell>
        </table:table-row>
        <table:table-row table:style-name="ro2">
          <table:table-cell office:value-type="float" office:value="442" calcext:value-type="float">
            <text:p>442</text:p>
          </table:table-cell>
          <table:table-cell office:value-type="string" calcext:value-type="string">
            <text:p>Modalities of service</text:p>
            <text:p>Start: 02/28/1997</text:p>
          </table:table-cell>
          <table:table-cell table:formula="of:=FIND(&quot;Start&quot;; [.B344]; 1)-2" office:value-type="float" office:value="21" calcext:value-type="float">
            <text:p>21</text:p>
          </table:table-cell>
          <table:table-cell table:formula="of:=IFERROR(FIND(&quot;Note:&quot;;[.B344];1)-2 ;[.C344])" office:value-type="float" office:value="21" calcext:value-type="float">
            <text:p>21</text:p>
          </table:table-cell>
          <table:table-cell table:formula="of:=CONCATENATE([.$C$3]; [.A344]; [.$C$3]; &quot; =&gt; &quot;; [.$C$3]; LEFT([.B344];[.D344]); [.$C$3] ;&quot;,&quot;)" office:value-type="string" office:string-value="&quot;442&quot; =&gt; &quot;Modalities of service&quot;," calcext:value-type="string">
            <text:p>"442" =&gt; "Modalities of service",</text:p>
          </table:table-cell>
        </table:table-row>
        <table:table-row table:style-name="ro2">
          <table:table-cell office:value-type="float" office:value="443" calcext:value-type="float">
            <text:p>443</text:p>
          </table:table-cell>
          <table:table-cell office:value-type="string" calcext:value-type="string">
            <text:p>Initial evaluation report</text:p>
            <text:p>Start: 02/28/1997</text:p>
          </table:table-cell>
          <table:table-cell table:formula="of:=FIND(&quot;Start&quot;; [.B345]; 1)-2" office:value-type="float" office:value="25" calcext:value-type="float">
            <text:p>25</text:p>
          </table:table-cell>
          <table:table-cell table:formula="of:=IFERROR(FIND(&quot;Note:&quot;;[.B345];1)-2 ;[.C345])" office:value-type="float" office:value="25" calcext:value-type="float">
            <text:p>25</text:p>
          </table:table-cell>
          <table:table-cell table:formula="of:=CONCATENATE([.$C$3]; [.A345]; [.$C$3]; &quot; =&gt; &quot;; [.$C$3]; LEFT([.B345];[.D345]); [.$C$3] ;&quot;,&quot;)" office:value-type="string" office:string-value="&quot;443&quot; =&gt; &quot;Initial evaluation report&quot;," calcext:value-type="string">
            <text:p>"443" =&gt; "Initial evaluation report",</text:p>
          </table:table-cell>
        </table:table-row>
        <table:table-row table:style-name="ro2">
          <table:table-cell office:value-type="float" office:value="449" calcext:value-type="float">
            <text:p>449</text:p>
          </table:table-cell>
          <table:table-cell office:value-type="string" calcext:value-type="string">
            <text:p>Projected date to discontinue service(s)</text:p>
            <text:p>Start: 02/28/1997</text:p>
          </table:table-cell>
          <table:table-cell table:formula="of:=FIND(&quot;Start&quot;; [.B346]; 1)-2" office:value-type="float" office:value="40" calcext:value-type="float">
            <text:p>40</text:p>
          </table:table-cell>
          <table:table-cell table:formula="of:=IFERROR(FIND(&quot;Note:&quot;;[.B346];1)-2 ;[.C346])" office:value-type="float" office:value="40" calcext:value-type="float">
            <text:p>40</text:p>
          </table:table-cell>
          <table:table-cell table:formula="of:=CONCATENATE([.$C$3]; [.A346]; [.$C$3]; &quot; =&gt; &quot;; [.$C$3]; LEFT([.B346];[.D346]); [.$C$3] ;&quot;,&quot;)" office:value-type="string" office:string-value="&quot;449&quot; =&gt; &quot;Projected date to discontinue service(s)&quot;," calcext:value-type="string">
            <text:p>"449" =&gt; "Projected date to discontinue service(s)",</text:p>
          </table:table-cell>
        </table:table-row>
        <table:table-row table:style-name="ro2">
          <table:table-cell office:value-type="float" office:value="450" calcext:value-type="float">
            <text:p>450</text:p>
          </table:table-cell>
          <table:table-cell office:value-type="string" calcext:value-type="string">
            <text:p>Awaiting spend down determination</text:p>
            <text:p>Start: 02/28/1997</text:p>
          </table:table-cell>
          <table:table-cell table:formula="of:=FIND(&quot;Start&quot;; [.B347]; 1)-2" office:value-type="float" office:value="33" calcext:value-type="float">
            <text:p>33</text:p>
          </table:table-cell>
          <table:table-cell table:formula="of:=IFERROR(FIND(&quot;Note:&quot;;[.B347];1)-2 ;[.C347])" office:value-type="float" office:value="33" calcext:value-type="float">
            <text:p>33</text:p>
          </table:table-cell>
          <table:table-cell table:formula="of:=CONCATENATE([.$C$3]; [.A347]; [.$C$3]; &quot; =&gt; &quot;; [.$C$3]; LEFT([.B347];[.D347]); [.$C$3] ;&quot;,&quot;)" office:value-type="string" office:string-value="&quot;450&quot; =&gt; &quot;Awaiting spend down determination&quot;," calcext:value-type="string">
            <text:p>"450" =&gt; "Awaiting spend down determination",</text:p>
          </table:table-cell>
        </table:table-row>
        <table:table-row table:style-name="ro2">
          <table:table-cell office:value-type="float" office:value="451" calcext:value-type="float">
            <text:p>451</text:p>
          </table:table-cell>
          <table:table-cell office:value-type="string" calcext:value-type="string">
            <text:p>Preoperative and post-operative diagnosis</text:p>
            <text:p>Start: 02/28/1997</text:p>
          </table:table-cell>
          <table:table-cell table:formula="of:=FIND(&quot;Start&quot;; [.B348]; 1)-2" office:value-type="float" office:value="41" calcext:value-type="float">
            <text:p>41</text:p>
          </table:table-cell>
          <table:table-cell table:formula="of:=IFERROR(FIND(&quot;Note:&quot;;[.B348];1)-2 ;[.C348])" office:value-type="float" office:value="41" calcext:value-type="float">
            <text:p>41</text:p>
          </table:table-cell>
          <table:table-cell table:formula="of:=CONCATENATE([.$C$3]; [.A348]; [.$C$3]; &quot; =&gt; &quot;; [.$C$3]; LEFT([.B348];[.D348]); [.$C$3] ;&quot;,&quot;)" office:value-type="string" office:string-value="&quot;451&quot; =&gt; &quot;Preoperative and post-operative diagnosis&quot;," calcext:value-type="string">
            <text:p>"451" =&gt; "Preoperative and post-operative diagnosis",</text:p>
          </table:table-cell>
        </table:table-row>
        <table:table-row table:style-name="ro2">
          <table:table-cell office:value-type="float" office:value="452" calcext:value-type="float">
            <text:p>452</text:p>
          </table:table-cell>
          <table:table-cell office:value-type="string" calcext:value-type="string">
            <text:p>Total visits in total number of hours/day and total number of hours/week</text:p>
            <text:p>Start: 02/28/1997</text:p>
          </table:table-cell>
          <table:table-cell table:formula="of:=FIND(&quot;Start&quot;; [.B349]; 1)-2" office:value-type="float" office:value="72" calcext:value-type="float">
            <text:p>72</text:p>
          </table:table-cell>
          <table:table-cell table:formula="of:=IFERROR(FIND(&quot;Note:&quot;;[.B349];1)-2 ;[.C349])" office:value-type="float" office:value="72" calcext:value-type="float">
            <text:p>72</text:p>
          </table:table-cell>
          <table:table-cell table:formula="of:=CONCATENATE([.$C$3]; [.A349]; [.$C$3]; &quot; =&gt; &quot;; [.$C$3]; LEFT([.B349];[.D349]); [.$C$3] ;&quot;,&quot;)" office:value-type="string" office:string-value="&quot;452&quot; =&gt; &quot;Total visits in total number of hours/day and total number of hours/week&quot;," calcext:value-type="string">
            <text:p>"452" =&gt; "Total visits in total number of hours/day and total number of hours/week",</text:p>
          </table:table-cell>
        </table:table-row>
        <table:table-row table:style-name="ro2">
          <table:table-cell office:value-type="float" office:value="453" calcext:value-type="float">
            <text:p>453</text:p>
          </table:table-cell>
          <table:table-cell office:value-type="string" calcext:value-type="string">
            <text:p>Procedure Code Modifier(s) for Service(s) Rendered</text:p>
            <text:p>Start: 02/28/1997</text:p>
          </table:table-cell>
          <table:table-cell table:formula="of:=FIND(&quot;Start&quot;; [.B350]; 1)-2" office:value-type="float" office:value="50" calcext:value-type="float">
            <text:p>50</text:p>
          </table:table-cell>
          <table:table-cell table:formula="of:=IFERROR(FIND(&quot;Note:&quot;;[.B350];1)-2 ;[.C350])" office:value-type="float" office:value="50" calcext:value-type="float">
            <text:p>50</text:p>
          </table:table-cell>
          <table:table-cell table:formula="of:=CONCATENATE([.$C$3]; [.A350]; [.$C$3]; &quot; =&gt; &quot;; [.$C$3]; LEFT([.B350];[.D350]); [.$C$3] ;&quot;,&quot;)" office:value-type="string" office:string-value="&quot;453&quot; =&gt; &quot;Procedure Code Modifier(s) for Service(s) Rendered&quot;," calcext:value-type="string">
            <text:p>"453" =&gt; "Procedure Code Modifier(s) for Service(s) Rendered",</text:p>
          </table:table-cell>
        </table:table-row>
        <table:table-row table:style-name="ro2">
          <table:table-cell office:value-type="float" office:value="454" calcext:value-type="float">
            <text:p>454</text:p>
          </table:table-cell>
          <table:table-cell office:value-type="string" calcext:value-type="string">
            <text:p>Procedure code for services rendered.</text:p>
            <text:p>Start: 02/28/1997</text:p>
          </table:table-cell>
          <table:table-cell table:formula="of:=FIND(&quot;Start&quot;; [.B351]; 1)-2" office:value-type="float" office:value="37" calcext:value-type="float">
            <text:p>37</text:p>
          </table:table-cell>
          <table:table-cell table:formula="of:=IFERROR(FIND(&quot;Note:&quot;;[.B351];1)-2 ;[.C351])" office:value-type="float" office:value="37" calcext:value-type="float">
            <text:p>37</text:p>
          </table:table-cell>
          <table:table-cell table:formula="of:=CONCATENATE([.$C$3]; [.A351]; [.$C$3]; &quot; =&gt; &quot;; [.$C$3]; LEFT([.B351];[.D351]); [.$C$3] ;&quot;,&quot;)" office:value-type="string" office:string-value="&quot;454&quot; =&gt; &quot;Procedure code for services rendered.&quot;," calcext:value-type="string">
            <text:p>"454" =&gt; "Procedure code for services rendered.",</text:p>
          </table:table-cell>
        </table:table-row>
        <table:table-row table:style-name="ro2">
          <table:table-cell office:value-type="float" office:value="455" calcext:value-type="float">
            <text:p>455</text:p>
          </table:table-cell>
          <table:table-cell office:value-type="string" calcext:value-type="string">
            <text:p>Revenue code for services rendered.</text:p>
            <text:p>Start: 02/28/1997</text:p>
          </table:table-cell>
          <table:table-cell table:formula="of:=FIND(&quot;Start&quot;; [.B352]; 1)-2" office:value-type="float" office:value="35" calcext:value-type="float">
            <text:p>35</text:p>
          </table:table-cell>
          <table:table-cell table:formula="of:=IFERROR(FIND(&quot;Note:&quot;;[.B352];1)-2 ;[.C352])" office:value-type="float" office:value="35" calcext:value-type="float">
            <text:p>35</text:p>
          </table:table-cell>
          <table:table-cell table:formula="of:=CONCATENATE([.$C$3]; [.A352]; [.$C$3]; &quot; =&gt; &quot;; [.$C$3]; LEFT([.B352];[.D352]); [.$C$3] ;&quot;,&quot;)" office:value-type="string" office:string-value="&quot;455&quot; =&gt; &quot;Revenue code for services rendered.&quot;," calcext:value-type="string">
            <text:p>"455" =&gt; "Revenue code for services rendered.",</text:p>
          </table:table-cell>
        </table:table-row>
        <table:table-row table:style-name="ro2">
          <table:table-cell office:value-type="float" office:value="456" calcext:value-type="float">
            <text:p>456</text:p>
          </table:table-cell>
          <table:table-cell office:value-type="string" calcext:value-type="string">
            <text:p>Covered Day(s)</text:p>
            <text:p>Start: 02/28/1997</text:p>
          </table:table-cell>
          <table:table-cell table:formula="of:=FIND(&quot;Start&quot;; [.B353]; 1)-2" office:value-type="float" office:value="14" calcext:value-type="float">
            <text:p>14</text:p>
          </table:table-cell>
          <table:table-cell table:formula="of:=IFERROR(FIND(&quot;Note:&quot;;[.B353];1)-2 ;[.C353])" office:value-type="float" office:value="14" calcext:value-type="float">
            <text:p>14</text:p>
          </table:table-cell>
          <table:table-cell table:formula="of:=CONCATENATE([.$C$3]; [.A353]; [.$C$3]; &quot; =&gt; &quot;; [.$C$3]; LEFT([.B353];[.D353]); [.$C$3] ;&quot;,&quot;)" office:value-type="string" office:string-value="&quot;456&quot; =&gt; &quot;Covered Day(s)&quot;," calcext:value-type="string">
            <text:p>"456" =&gt; "Covered Day(s)",</text:p>
          </table:table-cell>
        </table:table-row>
        <table:table-row table:style-name="ro2">
          <table:table-cell office:value-type="float" office:value="457" calcext:value-type="float">
            <text:p>457</text:p>
          </table:table-cell>
          <table:table-cell office:value-type="string" calcext:value-type="string">
            <text:p>Non-Covered Day(s)</text:p>
            <text:p>Start: 02/28/1997</text:p>
          </table:table-cell>
          <table:table-cell table:formula="of:=FIND(&quot;Start&quot;; [.B354]; 1)-2" office:value-type="float" office:value="18" calcext:value-type="float">
            <text:p>18</text:p>
          </table:table-cell>
          <table:table-cell table:formula="of:=IFERROR(FIND(&quot;Note:&quot;;[.B354];1)-2 ;[.C354])" office:value-type="float" office:value="18" calcext:value-type="float">
            <text:p>18</text:p>
          </table:table-cell>
          <table:table-cell table:formula="of:=CONCATENATE([.$C$3]; [.A354]; [.$C$3]; &quot; =&gt; &quot;; [.$C$3]; LEFT([.B354];[.D354]); [.$C$3] ;&quot;,&quot;)" office:value-type="string" office:string-value="&quot;457&quot; =&gt; &quot;Non-Covered Day(s)&quot;," calcext:value-type="string">
            <text:p>"457" =&gt; "Non-Covered Day(s)",</text:p>
          </table:table-cell>
        </table:table-row>
        <table:table-row table:style-name="ro2">
          <table:table-cell office:value-type="float" office:value="458" calcext:value-type="float">
            <text:p>458</text:p>
          </table:table-cell>
          <table:table-cell office:value-type="string" calcext:value-type="string">
            <text:p>Coinsurance Day(s)</text:p>
            <text:p>Start: 02/28/1997</text:p>
          </table:table-cell>
          <table:table-cell table:formula="of:=FIND(&quot;Start&quot;; [.B355]; 1)-2" office:value-type="float" office:value="18" calcext:value-type="float">
            <text:p>18</text:p>
          </table:table-cell>
          <table:table-cell table:formula="of:=IFERROR(FIND(&quot;Note:&quot;;[.B355];1)-2 ;[.C355])" office:value-type="float" office:value="18" calcext:value-type="float">
            <text:p>18</text:p>
          </table:table-cell>
          <table:table-cell table:formula="of:=CONCATENATE([.$C$3]; [.A355]; [.$C$3]; &quot; =&gt; &quot;; [.$C$3]; LEFT([.B355];[.D355]); [.$C$3] ;&quot;,&quot;)" office:value-type="string" office:string-value="&quot;458&quot; =&gt; &quot;Coinsurance Day(s)&quot;," calcext:value-type="string">
            <text:p>"458" =&gt; "Coinsurance Day(s)",</text:p>
          </table:table-cell>
        </table:table-row>
        <table:table-row table:style-name="ro2">
          <table:table-cell office:value-type="float" office:value="459" calcext:value-type="float">
            <text:p>459</text:p>
          </table:table-cell>
          <table:table-cell office:value-type="string" calcext:value-type="string">
            <text:p>Lifetime Reserve Day(s)</text:p>
            <text:p>Start: 02/28/1997</text:p>
          </table:table-cell>
          <table:table-cell table:formula="of:=FIND(&quot;Start&quot;; [.B356]; 1)-2" office:value-type="float" office:value="23" calcext:value-type="float">
            <text:p>23</text:p>
          </table:table-cell>
          <table:table-cell table:formula="of:=IFERROR(FIND(&quot;Note:&quot;;[.B356];1)-2 ;[.C356])" office:value-type="float" office:value="23" calcext:value-type="float">
            <text:p>23</text:p>
          </table:table-cell>
          <table:table-cell table:formula="of:=CONCATENATE([.$C$3]; [.A356]; [.$C$3]; &quot; =&gt; &quot;; [.$C$3]; LEFT([.B356];[.D356]); [.$C$3] ;&quot;,&quot;)" office:value-type="string" office:string-value="&quot;459&quot; =&gt; &quot;Lifetime Reserve Day(s)&quot;," calcext:value-type="string">
            <text:p>"459" =&gt; "Lifetime Reserve Day(s)",</text:p>
          </table:table-cell>
        </table:table-row>
        <table:table-row table:style-name="ro2">
          <table:table-cell office:value-type="float" office:value="460" calcext:value-type="float">
            <text:p>460</text:p>
          </table:table-cell>
          <table:table-cell office:value-type="string" calcext:value-type="string">
            <text:p>NUBC Condition Code(s)</text:p>
            <text:p>Start: 02/28/1997</text:p>
          </table:table-cell>
          <table:table-cell table:formula="of:=FIND(&quot;Start&quot;; [.B357]; 1)-2" office:value-type="float" office:value="22" calcext:value-type="float">
            <text:p>22</text:p>
          </table:table-cell>
          <table:table-cell table:formula="of:=IFERROR(FIND(&quot;Note:&quot;;[.B357];1)-2 ;[.C357])" office:value-type="float" office:value="22" calcext:value-type="float">
            <text:p>22</text:p>
          </table:table-cell>
          <table:table-cell table:formula="of:=CONCATENATE([.$C$3]; [.A357]; [.$C$3]; &quot; =&gt; &quot;; [.$C$3]; LEFT([.B357];[.D357]); [.$C$3] ;&quot;,&quot;)" office:value-type="string" office:string-value="&quot;460&quot; =&gt; &quot;NUBC Condition Code(s)&quot;," calcext:value-type="string">
            <text:p>"460" =&gt; "NUBC Condition Code(s)",</text:p>
          </table:table-cell>
        </table:table-row>
        <table:table-row table:style-name="ro2">
          <table:table-cell office:value-type="float" office:value="464" calcext:value-type="float">
            <text:p>464</text:p>
          </table:table-cell>
          <table:table-cell office:value-type="string" calcext:value-type="string">
            <text:p>Payer Assigned Claim Control Number</text:p>
            <text:p>Start: 02/28/1997 | Last Modified: 10/31/2004</text:p>
          </table:table-cell>
          <table:table-cell table:formula="of:=FIND(&quot;Start&quot;; [.B358]; 1)-2" office:value-type="float" office:value="35" calcext:value-type="float">
            <text:p>35</text:p>
          </table:table-cell>
          <table:table-cell table:formula="of:=IFERROR(FIND(&quot;Note:&quot;;[.B358];1)-2 ;[.C358])" office:value-type="float" office:value="35" calcext:value-type="float">
            <text:p>35</text:p>
          </table:table-cell>
          <table:table-cell table:formula="of:=CONCATENATE([.$C$3]; [.A358]; [.$C$3]; &quot; =&gt; &quot;; [.$C$3]; LEFT([.B358];[.D358]); [.$C$3] ;&quot;,&quot;)" office:value-type="string" office:string-value="&quot;464&quot; =&gt; &quot;Payer Assigned Claim Control Number&quot;," calcext:value-type="string">
            <text:p>"464" =&gt; "Payer Assigned Claim Control Number",</text:p>
          </table:table-cell>
        </table:table-row>
        <table:table-row table:style-name="ro2">
          <table:table-cell office:value-type="float" office:value="465" calcext:value-type="float">
            <text:p>465</text:p>
          </table:table-cell>
          <table:table-cell office:value-type="string" calcext:value-type="string">
            <text:p>Principal Procedure Code for Service(s) Rendered</text:p>
            <text:p>Start: 02/28/1997</text:p>
          </table:table-cell>
          <table:table-cell table:formula="of:=FIND(&quot;Start&quot;; [.B359]; 1)-2" office:value-type="float" office:value="48" calcext:value-type="float">
            <text:p>48</text:p>
          </table:table-cell>
          <table:table-cell table:formula="of:=IFERROR(FIND(&quot;Note:&quot;;[.B359];1)-2 ;[.C359])" office:value-type="float" office:value="48" calcext:value-type="float">
            <text:p>48</text:p>
          </table:table-cell>
          <table:table-cell table:formula="of:=CONCATENATE([.$C$3]; [.A359]; [.$C$3]; &quot; =&gt; &quot;; [.$C$3]; LEFT([.B359];[.D359]); [.$C$3] ;&quot;,&quot;)" office:value-type="string" office:string-value="&quot;465&quot; =&gt; &quot;Principal Procedure Code for Service(s) Rendered&quot;," calcext:value-type="string">
            <text:p>"465" =&gt; "Principal Procedure Code for Service(s) Rendered",</text:p>
          </table:table-cell>
        </table:table-row>
        <table:table-row table:style-name="ro2">
          <table:table-cell office:value-type="float" office:value="466" calcext:value-type="float">
            <text:p>466</text:p>
          </table:table-cell>
          <table:table-cell office:value-type="string" calcext:value-type="string">
            <text:p>Entity's Original Signature. Note: This code requires use of an Entity Code.</text:p>
            <text:p>Start: 02/28/1997 | Last Modified: 01/30/2011</text:p>
          </table:table-cell>
          <table:table-cell table:formula="of:=FIND(&quot;Start&quot;; [.B360]; 1)-2" office:value-type="float" office:value="76" calcext:value-type="float">
            <text:p>76</text:p>
          </table:table-cell>
          <table:table-cell table:formula="of:=IFERROR(FIND(&quot;Note:&quot;;[.B360];1)-2 ;[.C360])" office:value-type="float" office:value="28" calcext:value-type="float">
            <text:p>28</text:p>
          </table:table-cell>
          <table:table-cell table:formula="of:=CONCATENATE([.$C$3]; [.A360]; [.$C$3]; &quot; =&gt; &quot;; [.$C$3]; LEFT([.B360];[.D360]); [.$C$3] ;&quot;,&quot;)" office:value-type="string" office:string-value="&quot;466&quot; =&gt; &quot;Entity's Original Signature.&quot;," calcext:value-type="string">
            <text:p>"466" =&gt; "Entity's Original Signature.",</text:p>
          </table:table-cell>
        </table:table-row>
        <table:table-row table:style-name="ro2">
          <table:table-cell office:value-type="float" office:value="467" calcext:value-type="float">
            <text:p>467</text:p>
          </table:table-cell>
          <table:table-cell office:value-type="string" calcext:value-type="string">
            <text:p>Entity Signature Date. Note: This code requires use of an Entity Code.</text:p>
            <text:p>Start: 02/28/1997 | Last Modified: 02/11/2010</text:p>
          </table:table-cell>
          <table:table-cell table:formula="of:=FIND(&quot;Start&quot;; [.B361]; 1)-2" office:value-type="float" office:value="70" calcext:value-type="float">
            <text:p>70</text:p>
          </table:table-cell>
          <table:table-cell table:formula="of:=IFERROR(FIND(&quot;Note:&quot;;[.B361];1)-2 ;[.C361])" office:value-type="float" office:value="22" calcext:value-type="float">
            <text:p>22</text:p>
          </table:table-cell>
          <table:table-cell table:formula="of:=CONCATENATE([.$C$3]; [.A361]; [.$C$3]; &quot; =&gt; &quot;; [.$C$3]; LEFT([.B361];[.D361]); [.$C$3] ;&quot;,&quot;)" office:value-type="string" office:string-value="&quot;467&quot; =&gt; &quot;Entity Signature Date.&quot;," calcext:value-type="string">
            <text:p>"467" =&gt; "Entity Signature Date.",</text:p>
          </table:table-cell>
        </table:table-row>
        <table:table-row table:style-name="ro2">
          <table:table-cell office:value-type="float" office:value="468" calcext:value-type="float">
            <text:p>468</text:p>
          </table:table-cell>
          <table:table-cell office:value-type="string" calcext:value-type="string">
            <text:p>Patient Signature Source</text:p>
            <text:p>Start: 02/28/1997</text:p>
          </table:table-cell>
          <table:table-cell table:formula="of:=FIND(&quot;Start&quot;; [.B362]; 1)-2" office:value-type="float" office:value="24" calcext:value-type="float">
            <text:p>24</text:p>
          </table:table-cell>
          <table:table-cell table:formula="of:=IFERROR(FIND(&quot;Note:&quot;;[.B362];1)-2 ;[.C362])" office:value-type="float" office:value="24" calcext:value-type="float">
            <text:p>24</text:p>
          </table:table-cell>
          <table:table-cell table:formula="of:=CONCATENATE([.$C$3]; [.A362]; [.$C$3]; &quot; =&gt; &quot;; [.$C$3]; LEFT([.B362];[.D362]); [.$C$3] ;&quot;,&quot;)" office:value-type="string" office:string-value="&quot;468&quot; =&gt; &quot;Patient Signature Source&quot;," calcext:value-type="string">
            <text:p>"468" =&gt; "Patient Signature Source",</text:p>
          </table:table-cell>
        </table:table-row>
        <table:table-row table:style-name="ro2">
          <table:table-cell office:value-type="float" office:value="469" calcext:value-type="float">
            <text:p>469</text:p>
          </table:table-cell>
          <table:table-cell office:value-type="string" calcext:value-type="string">
            <text:p>Purchase Service Charge</text:p>
            <text:p>Start: 02/28/1997</text:p>
          </table:table-cell>
          <table:table-cell table:formula="of:=FIND(&quot;Start&quot;; [.B363]; 1)-2" office:value-type="float" office:value="23" calcext:value-type="float">
            <text:p>23</text:p>
          </table:table-cell>
          <table:table-cell table:formula="of:=IFERROR(FIND(&quot;Note:&quot;;[.B363];1)-2 ;[.C363])" office:value-type="float" office:value="23" calcext:value-type="float">
            <text:p>23</text:p>
          </table:table-cell>
          <table:table-cell table:formula="of:=CONCATENATE([.$C$3]; [.A363]; [.$C$3]; &quot; =&gt; &quot;; [.$C$3]; LEFT([.B363];[.D363]); [.$C$3] ;&quot;,&quot;)" office:value-type="string" office:string-value="&quot;469&quot; =&gt; &quot;Purchase Service Charge&quot;," calcext:value-type="string">
            <text:p>"469" =&gt; "Purchase Service Charge",</text:p>
          </table:table-cell>
        </table:table-row>
        <table:table-row table:style-name="ro2">
          <table:table-cell office:value-type="float" office:value="470" calcext:value-type="float">
            <text:p>470</text:p>
          </table:table-cell>
          <table:table-cell office:value-type="string" calcext:value-type="string">
            <text:p>Was service purchased from another entity? Note: This code requires use of an Entity Code.</text:p>
            <text:p>Start: 02/28/1997 | Last Modified: 02/11/2010</text:p>
          </table:table-cell>
          <table:table-cell table:formula="of:=FIND(&quot;Start&quot;; [.B364]; 1)-2" office:value-type="float" office:value="90" calcext:value-type="float">
            <text:p>90</text:p>
          </table:table-cell>
          <table:table-cell table:formula="of:=IFERROR(FIND(&quot;Note:&quot;;[.B364];1)-2 ;[.C364])" office:value-type="float" office:value="42" calcext:value-type="float">
            <text:p>42</text:p>
          </table:table-cell>
          <table:table-cell table:formula="of:=CONCATENATE([.$C$3]; [.A364]; [.$C$3]; &quot; =&gt; &quot;; [.$C$3]; LEFT([.B364];[.D364]); [.$C$3] ;&quot;,&quot;)" office:value-type="string" office:string-value="&quot;470&quot; =&gt; &quot;Was service purchased from another entity?&quot;," calcext:value-type="string">
            <text:p>"470" =&gt; "Was service purchased from another entity?",</text:p>
          </table:table-cell>
        </table:table-row>
        <table:table-row table:style-name="ro2">
          <table:table-cell office:value-type="float" office:value="471" calcext:value-type="float">
            <text:p>471</text:p>
          </table:table-cell>
          <table:table-cell office:value-type="string" calcext:value-type="string">
            <text:p>Were services related to an emergency?</text:p>
            <text:p>Start: 02/28/1997</text:p>
          </table:table-cell>
          <table:table-cell table:formula="of:=FIND(&quot;Start&quot;; [.B365]; 1)-2" office:value-type="float" office:value="38" calcext:value-type="float">
            <text:p>38</text:p>
          </table:table-cell>
          <table:table-cell table:formula="of:=IFERROR(FIND(&quot;Note:&quot;;[.B365];1)-2 ;[.C365])" office:value-type="float" office:value="38" calcext:value-type="float">
            <text:p>38</text:p>
          </table:table-cell>
          <table:table-cell table:formula="of:=CONCATENATE([.$C$3]; [.A365]; [.$C$3]; &quot; =&gt; &quot;; [.$C$3]; LEFT([.B365];[.D365]); [.$C$3] ;&quot;,&quot;)" office:value-type="string" office:string-value="&quot;471&quot; =&gt; &quot;Were services related to an emergency?&quot;," calcext:value-type="string">
            <text:p>"471" =&gt; "Were services related to an emergency?",</text:p>
          </table:table-cell>
        </table:table-row>
        <table:table-row table:style-name="ro2">
          <table:table-cell office:value-type="float" office:value="472" calcext:value-type="float">
            <text:p>472</text:p>
          </table:table-cell>
          <table:table-cell office:value-type="string" calcext:value-type="string">
            <text:p>Ambulance Run Sheet</text:p>
            <text:p>Start: 02/28/1997</text:p>
          </table:table-cell>
          <table:table-cell table:formula="of:=FIND(&quot;Start&quot;; [.B366]; 1)-2" office:value-type="float" office:value="19" calcext:value-type="float">
            <text:p>19</text:p>
          </table:table-cell>
          <table:table-cell table:formula="of:=IFERROR(FIND(&quot;Note:&quot;;[.B366];1)-2 ;[.C366])" office:value-type="float" office:value="19" calcext:value-type="float">
            <text:p>19</text:p>
          </table:table-cell>
          <table:table-cell table:formula="of:=CONCATENATE([.$C$3]; [.A366]; [.$C$3]; &quot; =&gt; &quot;; [.$C$3]; LEFT([.B366];[.D366]); [.$C$3] ;&quot;,&quot;)" office:value-type="string" office:string-value="&quot;472&quot; =&gt; &quot;Ambulance Run Sheet&quot;," calcext:value-type="string">
            <text:p>"472" =&gt; "Ambulance Run Sheet",</text:p>
          </table:table-cell>
        </table:table-row>
        <table:table-row table:style-name="ro2">
          <table:table-cell office:value-type="float" office:value="473" calcext:value-type="float">
            <text:p>473</text:p>
          </table:table-cell>
          <table:table-cell office:value-type="string" calcext:value-type="string">
            <text:p>Missing or invalid lab indicator</text:p>
            <text:p>Start: 06/30/1998</text:p>
          </table:table-cell>
          <table:table-cell table:formula="of:=FIND(&quot;Start&quot;; [.B367]; 1)-2" office:value-type="float" office:value="32" calcext:value-type="float">
            <text:p>32</text:p>
          </table:table-cell>
          <table:table-cell table:formula="of:=IFERROR(FIND(&quot;Note:&quot;;[.B367];1)-2 ;[.C367])" office:value-type="float" office:value="32" calcext:value-type="float">
            <text:p>32</text:p>
          </table:table-cell>
          <table:table-cell table:formula="of:=CONCATENATE([.$C$3]; [.A367]; [.$C$3]; &quot; =&gt; &quot;; [.$C$3]; LEFT([.B367];[.D367]); [.$C$3] ;&quot;,&quot;)" office:value-type="string" office:string-value="&quot;473&quot; =&gt; &quot;Missing or invalid lab indicator&quot;," calcext:value-type="string">
            <text:p>"473" =&gt; "Missing or invalid lab indicator",</text:p>
          </table:table-cell>
        </table:table-row>
        <table:table-row table:style-name="ro2">
          <table:table-cell office:value-type="float" office:value="474" calcext:value-type="float">
            <text:p>474</text:p>
          </table:table-cell>
          <table:table-cell office:value-type="string" calcext:value-type="string">
            <text:p>Procedure code and patient gender mismatch</text:p>
            <text:p>Start: 06/30/1998 | Last Modified: 02/29/2000</text:p>
          </table:table-cell>
          <table:table-cell table:formula="of:=FIND(&quot;Start&quot;; [.B368]; 1)-2" office:value-type="float" office:value="42" calcext:value-type="float">
            <text:p>42</text:p>
          </table:table-cell>
          <table:table-cell table:formula="of:=IFERROR(FIND(&quot;Note:&quot;;[.B368];1)-2 ;[.C368])" office:value-type="float" office:value="42" calcext:value-type="float">
            <text:p>42</text:p>
          </table:table-cell>
          <table:table-cell table:formula="of:=CONCATENATE([.$C$3]; [.A368]; [.$C$3]; &quot; =&gt; &quot;; [.$C$3]; LEFT([.B368];[.D368]); [.$C$3] ;&quot;,&quot;)" office:value-type="string" office:string-value="&quot;474&quot; =&gt; &quot;Procedure code and patient gender mismatch&quot;," calcext:value-type="string">
            <text:p>"474" =&gt; "Procedure code and patient gender mismatch",</text:p>
          </table:table-cell>
        </table:table-row>
        <table:table-row table:style-name="ro2">
          <table:table-cell office:value-type="float" office:value="475" calcext:value-type="float">
            <text:p>475</text:p>
          </table:table-cell>
          <table:table-cell office:value-type="string" calcext:value-type="string">
            <text:p>Procedure code not valid for patient age</text:p>
            <text:p>Start: 06/30/1998 | Last Modified: 02/29/2000</text:p>
          </table:table-cell>
          <table:table-cell table:formula="of:=FIND(&quot;Start&quot;; [.B369]; 1)-2" office:value-type="float" office:value="40" calcext:value-type="float">
            <text:p>40</text:p>
          </table:table-cell>
          <table:table-cell table:formula="of:=IFERROR(FIND(&quot;Note:&quot;;[.B369];1)-2 ;[.C369])" office:value-type="float" office:value="40" calcext:value-type="float">
            <text:p>40</text:p>
          </table:table-cell>
          <table:table-cell table:formula="of:=CONCATENATE([.$C$3]; [.A369]; [.$C$3]; &quot; =&gt; &quot;; [.$C$3]; LEFT([.B369];[.D369]); [.$C$3] ;&quot;,&quot;)" office:value-type="string" office:string-value="&quot;475&quot; =&gt; &quot;Procedure code not valid for patient age&quot;," calcext:value-type="string">
            <text:p>"475" =&gt; "Procedure code not valid for patient age",</text:p>
          </table:table-cell>
        </table:table-row>
        <table:table-row table:style-name="ro2">
          <table:table-cell office:value-type="float" office:value="476" calcext:value-type="float">
            <text:p>476</text:p>
          </table:table-cell>
          <table:table-cell office:value-type="string" calcext:value-type="string">
            <text:p>Missing or invalid units of service</text:p>
            <text:p>Start: 06/30/1998</text:p>
          </table:table-cell>
          <table:table-cell table:formula="of:=FIND(&quot;Start&quot;; [.B370]; 1)-2" office:value-type="float" office:value="35" calcext:value-type="float">
            <text:p>35</text:p>
          </table:table-cell>
          <table:table-cell table:formula="of:=IFERROR(FIND(&quot;Note:&quot;;[.B370];1)-2 ;[.C370])" office:value-type="float" office:value="35" calcext:value-type="float">
            <text:p>35</text:p>
          </table:table-cell>
          <table:table-cell table:formula="of:=CONCATENATE([.$C$3]; [.A370]; [.$C$3]; &quot; =&gt; &quot;; [.$C$3]; LEFT([.B370];[.D370]); [.$C$3] ;&quot;,&quot;)" office:value-type="string" office:string-value="&quot;476&quot; =&gt; &quot;Missing or invalid units of service&quot;," calcext:value-type="string">
            <text:p>"476" =&gt; "Missing or invalid units of service",</text:p>
          </table:table-cell>
        </table:table-row>
        <table:table-row table:style-name="ro2">
          <table:table-cell office:value-type="float" office:value="477" calcext:value-type="float">
            <text:p>477</text:p>
          </table:table-cell>
          <table:table-cell office:value-type="string" calcext:value-type="string">
            <text:p>Diagnosis code pointer is missing or invalid</text:p>
            <text:p>Start: 06/30/1998</text:p>
          </table:table-cell>
          <table:table-cell table:formula="of:=FIND(&quot;Start&quot;; [.B371]; 1)-2" office:value-type="float" office:value="44" calcext:value-type="float">
            <text:p>44</text:p>
          </table:table-cell>
          <table:table-cell table:formula="of:=IFERROR(FIND(&quot;Note:&quot;;[.B371];1)-2 ;[.C371])" office:value-type="float" office:value="44" calcext:value-type="float">
            <text:p>44</text:p>
          </table:table-cell>
          <table:table-cell table:formula="of:=CONCATENATE([.$C$3]; [.A371]; [.$C$3]; &quot; =&gt; &quot;; [.$C$3]; LEFT([.B371];[.D371]); [.$C$3] ;&quot;,&quot;)" office:value-type="string" office:string-value="&quot;477&quot; =&gt; &quot;Diagnosis code pointer is missing or invalid&quot;," calcext:value-type="string">
            <text:p>"477" =&gt; "Diagnosis code pointer is missing or invalid",</text:p>
          </table:table-cell>
        </table:table-row>
        <table:table-row table:style-name="ro2">
          <table:table-cell office:value-type="float" office:value="478" calcext:value-type="float">
            <text:p>478</text:p>
          </table:table-cell>
          <table:table-cell office:value-type="string" calcext:value-type="string">
            <text:p>Claim submitter's identifier</text:p>
            <text:p>Start: 06/30/1998 | Last Modified: 01/24/2010</text:p>
          </table:table-cell>
          <table:table-cell table:formula="of:=FIND(&quot;Start&quot;; [.B372]; 1)-2" office:value-type="float" office:value="28" calcext:value-type="float">
            <text:p>28</text:p>
          </table:table-cell>
          <table:table-cell table:formula="of:=IFERROR(FIND(&quot;Note:&quot;;[.B372];1)-2 ;[.C372])" office:value-type="float" office:value="28" calcext:value-type="float">
            <text:p>28</text:p>
          </table:table-cell>
          <table:table-cell table:formula="of:=CONCATENATE([.$C$3]; [.A372]; [.$C$3]; &quot; =&gt; &quot;; [.$C$3]; LEFT([.B372];[.D372]); [.$C$3] ;&quot;,&quot;)" office:value-type="string" office:string-value="&quot;478&quot; =&gt; &quot;Claim submitter's identifier&quot;," calcext:value-type="string">
            <text:p>"478" =&gt; "Claim submitter's identifier",</text:p>
          </table:table-cell>
        </table:table-row>
        <table:table-row table:style-name="ro2">
          <table:table-cell office:value-type="float" office:value="479" calcext:value-type="float">
            <text:p>479</text:p>
          </table:table-cell>
          <table:table-cell office:value-type="string" calcext:value-type="string">
            <text:p>Other Carrier payer ID is missing or invalid</text:p>
            <text:p>Start: 06/30/1998</text:p>
          </table:table-cell>
          <table:table-cell table:formula="of:=FIND(&quot;Start&quot;; [.B373]; 1)-2" office:value-type="float" office:value="44" calcext:value-type="float">
            <text:p>44</text:p>
          </table:table-cell>
          <table:table-cell table:formula="of:=IFERROR(FIND(&quot;Note:&quot;;[.B373];1)-2 ;[.C373])" office:value-type="float" office:value="44" calcext:value-type="float">
            <text:p>44</text:p>
          </table:table-cell>
          <table:table-cell table:formula="of:=CONCATENATE([.$C$3]; [.A373]; [.$C$3]; &quot; =&gt; &quot;; [.$C$3]; LEFT([.B373];[.D373]); [.$C$3] ;&quot;,&quot;)" office:value-type="string" office:string-value="&quot;479&quot; =&gt; &quot;Other Carrier payer ID is missing or invalid&quot;," calcext:value-type="string">
            <text:p>"479" =&gt; "Other Carrier payer ID is missing or invalid",</text:p>
          </table:table-cell>
        </table:table-row>
        <table:table-row table:style-name="ro2">
          <table:table-cell office:value-type="float" office:value="480" calcext:value-type="float">
            <text:p>480</text:p>
          </table:table-cell>
          <table:table-cell office:value-type="string" calcext:value-type="string">
            <text:p>Entity's claim filing indicator. Note: This code requires use of an Entity Code.</text:p>
            <text:p>Start: 06/30/1998 | Last Modified: 06/06/2010</text:p>
          </table:table-cell>
          <table:table-cell table:formula="of:=FIND(&quot;Start&quot;; [.B374]; 1)-2" office:value-type="float" office:value="80" calcext:value-type="float">
            <text:p>80</text:p>
          </table:table-cell>
          <table:table-cell table:formula="of:=IFERROR(FIND(&quot;Note:&quot;;[.B374];1)-2 ;[.C374])" office:value-type="float" office:value="32" calcext:value-type="float">
            <text:p>32</text:p>
          </table:table-cell>
          <table:table-cell table:formula="of:=CONCATENATE([.$C$3]; [.A374]; [.$C$3]; &quot; =&gt; &quot;; [.$C$3]; LEFT([.B374];[.D374]); [.$C$3] ;&quot;,&quot;)" office:value-type="string" office:string-value="&quot;480&quot; =&gt; &quot;Entity's claim filing indicator.&quot;," calcext:value-type="string">
            <text:p>"480" =&gt; "Entity's claim filing indicator.",</text:p>
          </table:table-cell>
        </table:table-row>
        <table:table-row table:style-name="ro2">
          <table:table-cell office:value-type="float" office:value="481" calcext:value-type="float">
            <text:p>481</text:p>
          </table:table-cell>
          <table:table-cell office:value-type="string" calcext:value-type="string">
            <text:p>Claim/submission format is invalid.</text:p>
            <text:p>Start: 10/31/1998</text:p>
          </table:table-cell>
          <table:table-cell table:formula="of:=FIND(&quot;Start&quot;; [.B375]; 1)-2" office:value-type="float" office:value="35" calcext:value-type="float">
            <text:p>35</text:p>
          </table:table-cell>
          <table:table-cell table:formula="of:=IFERROR(FIND(&quot;Note:&quot;;[.B375];1)-2 ;[.C375])" office:value-type="float" office:value="35" calcext:value-type="float">
            <text:p>35</text:p>
          </table:table-cell>
          <table:table-cell table:formula="of:=CONCATENATE([.$C$3]; [.A375]; [.$C$3]; &quot; =&gt; &quot;; [.$C$3]; LEFT([.B375];[.D375]); [.$C$3] ;&quot;,&quot;)" office:value-type="string" office:string-value="&quot;481&quot; =&gt; &quot;Claim/submission format is invalid.&quot;," calcext:value-type="string">
            <text:p>"481" =&gt; "Claim/submission format is invalid.",</text:p>
          </table:table-cell>
        </table:table-row>
        <table:table-row table:style-name="ro2">
          <table:table-cell office:value-type="float" office:value="483" calcext:value-type="float">
            <text:p>483</text:p>
          </table:table-cell>
          <table:table-cell office:value-type="string" calcext:value-type="string">
            <text:p>Maximum coverage amount met or exceeded for benefit period.</text:p>
            <text:p>Start: 06/30/1999</text:p>
          </table:table-cell>
          <table:table-cell table:formula="of:=FIND(&quot;Start&quot;; [.B376]; 1)-2" office:value-type="float" office:value="59" calcext:value-type="float">
            <text:p>59</text:p>
          </table:table-cell>
          <table:table-cell table:formula="of:=IFERROR(FIND(&quot;Note:&quot;;[.B376];1)-2 ;[.C376])" office:value-type="float" office:value="59" calcext:value-type="float">
            <text:p>59</text:p>
          </table:table-cell>
          <table:table-cell table:formula="of:=CONCATENATE([.$C$3]; [.A376]; [.$C$3]; &quot; =&gt; &quot;; [.$C$3]; LEFT([.B376];[.D376]); [.$C$3] ;&quot;,&quot;)" office:value-type="string" office:string-value="&quot;483&quot; =&gt; &quot;Maximum coverage amount met or exceeded for benefit period.&quot;," calcext:value-type="string">
            <text:p>"483" =&gt; "Maximum coverage amount met or exceeded for benefit period.",</text:p>
          </table:table-cell>
        </table:table-row>
        <table:table-row table:style-name="ro2">
          <table:table-cell office:value-type="float" office:value="484" calcext:value-type="float">
            <text:p>484</text:p>
          </table:table-cell>
          <table:table-cell office:value-type="string" calcext:value-type="string">
            <text:p>Business Application Currently Not Available</text:p>
            <text:p>Start: 02/29/2000</text:p>
          </table:table-cell>
          <table:table-cell table:formula="of:=FIND(&quot;Start&quot;; [.B377]; 1)-2" office:value-type="float" office:value="44" calcext:value-type="float">
            <text:p>44</text:p>
          </table:table-cell>
          <table:table-cell table:formula="of:=IFERROR(FIND(&quot;Note:&quot;;[.B377];1)-2 ;[.C377])" office:value-type="float" office:value="44" calcext:value-type="float">
            <text:p>44</text:p>
          </table:table-cell>
          <table:table-cell table:formula="of:=CONCATENATE([.$C$3]; [.A377]; [.$C$3]; &quot; =&gt; &quot;; [.$C$3]; LEFT([.B377];[.D377]); [.$C$3] ;&quot;,&quot;)" office:value-type="string" office:string-value="&quot;484&quot; =&gt; &quot;Business Application Currently Not Available&quot;," calcext:value-type="string">
            <text:p>"484" =&gt; "Business Application Currently Not Available",</text:p>
          </table:table-cell>
        </table:table-row>
        <table:table-row table:style-name="ro2">
          <table:table-cell office:value-type="float" office:value="485" calcext:value-type="float">
            <text:p>485</text:p>
          </table:table-cell>
          <table:table-cell office:value-type="string" calcext:value-type="string">
            <text:p>More information available than can be returned in real time mode. Narrow your current search criteria.</text:p>
            <text:p>Start: 02/28/2001</text:p>
          </table:table-cell>
          <table:table-cell table:formula="of:=FIND(&quot;Start&quot;; [.B378]; 1)-2" office:value-type="float" office:value="103" calcext:value-type="float">
            <text:p>103</text:p>
          </table:table-cell>
          <table:table-cell table:formula="of:=IFERROR(FIND(&quot;Note:&quot;;[.B378];1)-2 ;[.C378])" office:value-type="float" office:value="103" calcext:value-type="float">
            <text:p>103</text:p>
          </table:table-cell>
          <table:table-cell table:formula="of:=CONCATENATE([.$C$3]; [.A378]; [.$C$3]; &quot; =&gt; &quot;; [.$C$3]; LEFT([.B378];[.D378]); [.$C$3] ;&quot;,&quot;)" office:value-type="string" office:string-value="&quot;485&quot; =&gt; &quot;More information available than can be returned in real time mode. Narrow your current search criteria.&quot;," calcext:value-type="string">
            <text:p>"485" =&gt; "More information available than can be returned in real time mode. Narrow your current search criteria.",</text:p>
          </table:table-cell>
        </table:table-row>
        <table:table-row table:style-name="ro2">
          <table:table-cell office:value-type="float" office:value="486" calcext:value-type="float">
            <text:p>486</text:p>
          </table:table-cell>
          <table:table-cell office:value-type="string" calcext:value-type="string">
            <text:p>Principal Procedure Date</text:p>
            <text:p>Start: 10/31/2001 | Last Modified: 07/01/2009</text:p>
          </table:table-cell>
          <table:table-cell table:formula="of:=FIND(&quot;Start&quot;; [.B379]; 1)-2" office:value-type="float" office:value="24" calcext:value-type="float">
            <text:p>24</text:p>
          </table:table-cell>
          <table:table-cell table:formula="of:=IFERROR(FIND(&quot;Note:&quot;;[.B379];1)-2 ;[.C379])" office:value-type="float" office:value="24" calcext:value-type="float">
            <text:p>24</text:p>
          </table:table-cell>
          <table:table-cell table:formula="of:=CONCATENATE([.$C$3]; [.A379]; [.$C$3]; &quot; =&gt; &quot;; [.$C$3]; LEFT([.B379];[.D379]); [.$C$3] ;&quot;,&quot;)" office:value-type="string" office:string-value="&quot;486&quot; =&gt; &quot;Principal Procedure Date&quot;," calcext:value-type="string">
            <text:p>"486" =&gt; "Principal Procedure Date",</text:p>
          </table:table-cell>
        </table:table-row>
        <table:table-row table:style-name="ro2">
          <table:table-cell office:value-type="float" office:value="487" calcext:value-type="float">
            <text:p>487</text:p>
          </table:table-cell>
          <table:table-cell office:value-type="string" calcext:value-type="string">
            <text:p>Claim not found, claim should have been submitted to/through 'entity'. Note: This code requires use of an Entity Code.</text:p>
            <text:p>Start: 02/28/2002 | Last Modified: 02/11/2010</text:p>
          </table:table-cell>
          <table:table-cell table:formula="of:=FIND(&quot;Start&quot;; [.B380]; 1)-2" office:value-type="float" office:value="118" calcext:value-type="float">
            <text:p>118</text:p>
          </table:table-cell>
          <table:table-cell table:formula="of:=IFERROR(FIND(&quot;Note:&quot;;[.B380];1)-2 ;[.C380])" office:value-type="float" office:value="70" calcext:value-type="float">
            <text:p>70</text:p>
          </table:table-cell>
          <table:table-cell table:formula="of:=CONCATENATE([.$C$3]; [.A380]; [.$C$3]; &quot; =&gt; &quot;; [.$C$3]; LEFT([.B380];[.D380]); [.$C$3] ;&quot;,&quot;)" office:value-type="string" office:string-value="&quot;487&quot; =&gt; &quot;Claim not found, claim should have been submitted to/through 'entity'.&quot;," calcext:value-type="string">
            <text:p>"487" =&gt; "Claim not found, claim should have been submitted to/through 'entity'.",</text:p>
          </table:table-cell>
        </table:table-row>
        <table:table-row table:style-name="ro2">
          <table:table-cell office:value-type="float" office:value="488" calcext:value-type="float">
            <text:p>488</text:p>
          </table:table-cell>
          <table:table-cell office:value-type="string" calcext:value-type="string">
            <text:p>Diagnosis code(s) for the services rendered.</text:p>
            <text:p>Start: 06/30/2002</text:p>
          </table:table-cell>
          <table:table-cell table:formula="of:=FIND(&quot;Start&quot;; [.B381]; 1)-2" office:value-type="float" office:value="44" calcext:value-type="float">
            <text:p>44</text:p>
          </table:table-cell>
          <table:table-cell table:formula="of:=IFERROR(FIND(&quot;Note:&quot;;[.B381];1)-2 ;[.C381])" office:value-type="float" office:value="44" calcext:value-type="float">
            <text:p>44</text:p>
          </table:table-cell>
          <table:table-cell table:formula="of:=CONCATENATE([.$C$3]; [.A381]; [.$C$3]; &quot; =&gt; &quot;; [.$C$3]; LEFT([.B381];[.D381]); [.$C$3] ;&quot;,&quot;)" office:value-type="string" office:string-value="&quot;488&quot; =&gt; &quot;Diagnosis code(s) for the services rendered.&quot;," calcext:value-type="string">
            <text:p>"488" =&gt; "Diagnosis code(s) for the services rendered.",</text:p>
          </table:table-cell>
        </table:table-row>
        <table:table-row table:style-name="ro2">
          <table:table-cell office:value-type="float" office:value="489" calcext:value-type="float">
            <text:p>489</text:p>
          </table:table-cell>
          <table:table-cell office:value-type="string" calcext:value-type="string">
            <text:p>Attachment Control Number</text:p>
            <text:p>Start: 10/31/2002</text:p>
          </table:table-cell>
          <table:table-cell table:formula="of:=FIND(&quot;Start&quot;; [.B382]; 1)-2" office:value-type="float" office:value="25" calcext:value-type="float">
            <text:p>25</text:p>
          </table:table-cell>
          <table:table-cell table:formula="of:=IFERROR(FIND(&quot;Note:&quot;;[.B382];1)-2 ;[.C382])" office:value-type="float" office:value="25" calcext:value-type="float">
            <text:p>25</text:p>
          </table:table-cell>
          <table:table-cell table:formula="of:=CONCATENATE([.$C$3]; [.A382]; [.$C$3]; &quot; =&gt; &quot;; [.$C$3]; LEFT([.B382];[.D382]); [.$C$3] ;&quot;,&quot;)" office:value-type="string" office:string-value="&quot;489&quot; =&gt; &quot;Attachment Control Number&quot;," calcext:value-type="string">
            <text:p>"489" =&gt; "Attachment Control Number",</text:p>
          </table:table-cell>
        </table:table-row>
        <table:table-row table:style-name="ro2">
          <table:table-cell office:value-type="float" office:value="490" calcext:value-type="float">
            <text:p>490</text:p>
          </table:table-cell>
          <table:table-cell office:value-type="string" calcext:value-type="string">
            <text:p>Other Procedure Code for Service(s) Rendered</text:p>
            <text:p>Start: 02/28/2003</text:p>
          </table:table-cell>
          <table:table-cell table:formula="of:=FIND(&quot;Start&quot;; [.B383]; 1)-2" office:value-type="float" office:value="44" calcext:value-type="float">
            <text:p>44</text:p>
          </table:table-cell>
          <table:table-cell table:formula="of:=IFERROR(FIND(&quot;Note:&quot;;[.B383];1)-2 ;[.C383])" office:value-type="float" office:value="44" calcext:value-type="float">
            <text:p>44</text:p>
          </table:table-cell>
          <table:table-cell table:formula="of:=CONCATENATE([.$C$3]; [.A383]; [.$C$3]; &quot; =&gt; &quot;; [.$C$3]; LEFT([.B383];[.D383]); [.$C$3] ;&quot;,&quot;)" office:value-type="string" office:string-value="&quot;490&quot; =&gt; &quot;Other Procedure Code for Service(s) Rendered&quot;," calcext:value-type="string">
            <text:p>"490" =&gt; "Other Procedure Code for Service(s) Rendered",</text:p>
          </table:table-cell>
        </table:table-row>
        <table:table-row table:style-name="ro2">
          <table:table-cell office:value-type="float" office:value="491" calcext:value-type="float">
            <text:p>491</text:p>
          </table:table-cell>
          <table:table-cell office:value-type="string" calcext:value-type="string">
            <text:p>Entity not eligible for encounter submission. Note: This code requires use of an Entity Code.</text:p>
            <text:p>Start: 02/28/2003 | Last Modified: 02/11/2010</text:p>
          </table:table-cell>
          <table:table-cell table:formula="of:=FIND(&quot;Start&quot;; [.B384]; 1)-2" office:value-type="float" office:value="93" calcext:value-type="float">
            <text:p>93</text:p>
          </table:table-cell>
          <table:table-cell table:formula="of:=IFERROR(FIND(&quot;Note:&quot;;[.B384];1)-2 ;[.C384])" office:value-type="float" office:value="45" calcext:value-type="float">
            <text:p>45</text:p>
          </table:table-cell>
          <table:table-cell table:formula="of:=CONCATENATE([.$C$3]; [.A384]; [.$C$3]; &quot; =&gt; &quot;; [.$C$3]; LEFT([.B384];[.D384]); [.$C$3] ;&quot;,&quot;)" office:value-type="string" office:string-value="&quot;491&quot; =&gt; &quot;Entity not eligible for encounter submission.&quot;," calcext:value-type="string">
            <text:p>"491" =&gt; "Entity not eligible for encounter submission.",</text:p>
          </table:table-cell>
        </table:table-row>
        <table:table-row table:style-name="ro2">
          <table:table-cell office:value-type="float" office:value="492" calcext:value-type="float">
            <text:p>492</text:p>
          </table:table-cell>
          <table:table-cell office:value-type="string" calcext:value-type="string">
            <text:p>Other Procedure Date</text:p>
            <text:p>Start: 02/28/2003</text:p>
          </table:table-cell>
          <table:table-cell table:formula="of:=FIND(&quot;Start&quot;; [.B385]; 1)-2" office:value-type="float" office:value="20" calcext:value-type="float">
            <text:p>20</text:p>
          </table:table-cell>
          <table:table-cell table:formula="of:=IFERROR(FIND(&quot;Note:&quot;;[.B385];1)-2 ;[.C385])" office:value-type="float" office:value="20" calcext:value-type="float">
            <text:p>20</text:p>
          </table:table-cell>
          <table:table-cell table:formula="of:=CONCATENATE([.$C$3]; [.A385]; [.$C$3]; &quot; =&gt; &quot;; [.$C$3]; LEFT([.B385];[.D385]); [.$C$3] ;&quot;,&quot;)" office:value-type="string" office:string-value="&quot;492&quot; =&gt; &quot;Other Procedure Date&quot;," calcext:value-type="string">
            <text:p>"492" =&gt; "Other Procedure Date",</text:p>
          </table:table-cell>
        </table:table-row>
        <table:table-row table:style-name="ro2">
          <table:table-cell office:value-type="float" office:value="493" calcext:value-type="float">
            <text:p>493</text:p>
          </table:table-cell>
          <table:table-cell office:value-type="string" calcext:value-type="string">
            <text:p>Version/Release/Industry ID code not currently supported by information holder</text:p>
            <text:p>Start: 02/28/2003</text:p>
          </table:table-cell>
          <table:table-cell table:formula="of:=FIND(&quot;Start&quot;; [.B386]; 1)-2" office:value-type="float" office:value="78" calcext:value-type="float">
            <text:p>78</text:p>
          </table:table-cell>
          <table:table-cell table:formula="of:=IFERROR(FIND(&quot;Note:&quot;;[.B386];1)-2 ;[.C386])" office:value-type="float" office:value="78" calcext:value-type="float">
            <text:p>78</text:p>
          </table:table-cell>
          <table:table-cell table:formula="of:=CONCATENATE([.$C$3]; [.A386]; [.$C$3]; &quot; =&gt; &quot;; [.$C$3]; LEFT([.B386];[.D386]); [.$C$3] ;&quot;,&quot;)" office:value-type="string" office:string-value="&quot;493&quot; =&gt; &quot;Version/Release/Industry ID code not currently supported by information holder&quot;," calcext:value-type="string">
            <text:p>"493" =&gt; "Version/Release/Industry ID code not currently supported by information holder",</text:p>
          </table:table-cell>
        </table:table-row>
        <table:table-row table:style-name="ro2">
          <table:table-cell office:value-type="float" office:value="494" calcext:value-type="float">
            <text:p>494</text:p>
          </table:table-cell>
          <table:table-cell office:value-type="string" calcext:value-type="string">
            <text:p>Real-Time requests not supported by the information holder, resubmit as batch request</text:p>
            <text:p>Start: 02/28/2003</text:p>
          </table:table-cell>
          <table:table-cell table:formula="of:=FIND(&quot;Start&quot;; [.B387]; 1)-2" office:value-type="float" office:value="85" calcext:value-type="float">
            <text:p>85</text:p>
          </table:table-cell>
          <table:table-cell table:formula="of:=IFERROR(FIND(&quot;Note:&quot;;[.B387];1)-2 ;[.C387])" office:value-type="float" office:value="85" calcext:value-type="float">
            <text:p>85</text:p>
          </table:table-cell>
          <table:table-cell table:formula="of:=CONCATENATE([.$C$3]; [.A387]; [.$C$3]; &quot; =&gt; &quot;; [.$C$3]; LEFT([.B387];[.D387]); [.$C$3] ;&quot;,&quot;)" office:value-type="string" office:string-value="&quot;494&quot; =&gt; &quot;Real-Time requests not supported by the information holder, resubmit as batch request&quot;," calcext:value-type="string">
            <text:p>"494" =&gt; "Real-Time requests not supported by the information holder, resubmit as batch request",</text:p>
          </table:table-cell>
        </table:table-row>
        <table:table-row table:style-name="ro2">
          <table:table-cell office:value-type="float" office:value="495" calcext:value-type="float">
            <text:p>495</text:p>
          </table:table-cell>
          <table:table-cell office:value-type="string" calcext:value-type="string">
            <text:p>Requests for re-adjudication must reference the newly assigned payer claim control number for this previously adjusted claim. Correct the payer claim control number and re-submit.</text:p>
            <text:p>Start: 10/31/2003</text:p>
          </table:table-cell>
          <table:table-cell table:formula="of:=FIND(&quot;Start&quot;; [.B388]; 1)-2" office:value-type="float" office:value="179" calcext:value-type="float">
            <text:p>179</text:p>
          </table:table-cell>
          <table:table-cell table:formula="of:=IFERROR(FIND(&quot;Note:&quot;;[.B388];1)-2 ;[.C388])" office:value-type="float" office:value="179" calcext:value-type="float">
            <text:p>179</text:p>
          </table:table-cell>
          <table:table-cell table:formula="of:=CONCATENATE([.$C$3]; [.A388]; [.$C$3]; &quot; =&gt; &quot;; [.$C$3]; LEFT([.B388];[.D388]); [.$C$3] ;&quot;,&quot;)" office:value-type="string" office:string-value="&quot;495&quot; =&gt; &quot;Requests for re-adjudication must reference the newly assigned payer claim control number for this previously adjusted claim. Correct the payer claim control number and re-submit.&quot;," calcext:value-type="string">
            <text:p>"495" =&gt; "Requests for re-adjudication must reference the newly assigned payer claim control number for this previously adjusted claim. Correct the payer claim control number and re-submit.",</text:p>
          </table:table-cell>
        </table:table-row>
        <table:table-row table:style-name="ro2">
          <table:table-cell office:value-type="float" office:value="496" calcext:value-type="float">
            <text:p>496</text:p>
          </table:table-cell>
          <table:table-cell office:value-type="string" calcext:value-type="string">
            <text:p>Submitter not approved for electronic claim submissions on behalf of this entity. Note: This code requires use of an Entity Code.</text:p>
            <text:p>Start: 02/29/2004 | Last Modified: 02/11/2010</text:p>
          </table:table-cell>
          <table:table-cell table:formula="of:=FIND(&quot;Start&quot;; [.B389]; 1)-2" office:value-type="float" office:value="129" calcext:value-type="float">
            <text:p>129</text:p>
          </table:table-cell>
          <table:table-cell table:formula="of:=IFERROR(FIND(&quot;Note:&quot;;[.B389];1)-2 ;[.C389])" office:value-type="float" office:value="81" calcext:value-type="float">
            <text:p>81</text:p>
          </table:table-cell>
          <table:table-cell table:formula="of:=CONCATENATE([.$C$3]; [.A389]; [.$C$3]; &quot; =&gt; &quot;; [.$C$3]; LEFT([.B389];[.D389]); [.$C$3] ;&quot;,&quot;)" office:value-type="string" office:string-value="&quot;496&quot; =&gt; &quot;Submitter not approved for electronic claim submissions on behalf of this entity.&quot;," calcext:value-type="string">
            <text:p>"496" =&gt; "Submitter not approved for electronic claim submissions on behalf of this entity.",</text:p>
          </table:table-cell>
        </table:table-row>
        <table:table-row table:style-name="ro2">
          <table:table-cell office:value-type="float" office:value="497" calcext:value-type="float">
            <text:p>497</text:p>
          </table:table-cell>
          <table:table-cell office:value-type="string" calcext:value-type="string">
            <text:p>Sales tax not paid</text:p>
            <text:p>Start: 06/30/2004</text:p>
          </table:table-cell>
          <table:table-cell table:formula="of:=FIND(&quot;Start&quot;; [.B390]; 1)-2" office:value-type="float" office:value="18" calcext:value-type="float">
            <text:p>18</text:p>
          </table:table-cell>
          <table:table-cell table:formula="of:=IFERROR(FIND(&quot;Note:&quot;;[.B390];1)-2 ;[.C390])" office:value-type="float" office:value="18" calcext:value-type="float">
            <text:p>18</text:p>
          </table:table-cell>
          <table:table-cell table:formula="of:=CONCATENATE([.$C$3]; [.A390]; [.$C$3]; &quot; =&gt; &quot;; [.$C$3]; LEFT([.B390];[.D390]); [.$C$3] ;&quot;,&quot;)" office:value-type="string" office:string-value="&quot;497&quot; =&gt; &quot;Sales tax not paid&quot;," calcext:value-type="string">
            <text:p>"497" =&gt; "Sales tax not paid",</text:p>
          </table:table-cell>
        </table:table-row>
        <table:table-row table:style-name="ro2">
          <table:table-cell office:value-type="float" office:value="498" calcext:value-type="float">
            <text:p>498</text:p>
          </table:table-cell>
          <table:table-cell office:value-type="string" calcext:value-type="string">
            <text:p>Maximum leave days exhausted</text:p>
            <text:p>Start: 06/30/2004</text:p>
          </table:table-cell>
          <table:table-cell table:formula="of:=FIND(&quot;Start&quot;; [.B391]; 1)-2" office:value-type="float" office:value="28" calcext:value-type="float">
            <text:p>28</text:p>
          </table:table-cell>
          <table:table-cell table:formula="of:=IFERROR(FIND(&quot;Note:&quot;;[.B391];1)-2 ;[.C391])" office:value-type="float" office:value="28" calcext:value-type="float">
            <text:p>28</text:p>
          </table:table-cell>
          <table:table-cell table:formula="of:=CONCATENATE([.$C$3]; [.A391]; [.$C$3]; &quot; =&gt; &quot;; [.$C$3]; LEFT([.B391];[.D391]); [.$C$3] ;&quot;,&quot;)" office:value-type="string" office:string-value="&quot;498&quot; =&gt; &quot;Maximum leave days exhausted&quot;," calcext:value-type="string">
            <text:p>"498" =&gt; "Maximum leave days exhausted",</text:p>
          </table:table-cell>
        </table:table-row>
        <table:table-row table:style-name="ro2">
          <table:table-cell office:value-type="float" office:value="499" calcext:value-type="float">
            <text:p>499</text:p>
          </table:table-cell>
          <table:table-cell office:value-type="string" calcext:value-type="string">
            <text:p>No rate on file with the payer for this service for this entity Note: This code requires use of an Entity Code.</text:p>
            <text:p>Start: 06/30/2004 | Last Modified: 02/11/2010</text:p>
          </table:table-cell>
          <table:table-cell table:formula="of:=FIND(&quot;Start&quot;; [.B392]; 1)-2" office:value-type="float" office:value="111" calcext:value-type="float">
            <text:p>111</text:p>
          </table:table-cell>
          <table:table-cell table:formula="of:=IFERROR(FIND(&quot;Note:&quot;;[.B392];1)-2 ;[.C392])" office:value-type="float" office:value="63" calcext:value-type="float">
            <text:p>63</text:p>
          </table:table-cell>
          <table:table-cell table:formula="of:=CONCATENATE([.$C$3]; [.A392]; [.$C$3]; &quot; =&gt; &quot;; [.$C$3]; LEFT([.B392];[.D392]); [.$C$3] ;&quot;,&quot;)" office:value-type="string" office:string-value="&quot;499&quot; =&gt; &quot;No rate on file with the payer for this service for this entity&quot;," calcext:value-type="string">
            <text:p>"499" =&gt; "No rate on file with the payer for this service for this entity",</text:p>
          </table:table-cell>
        </table:table-row>
        <table:table-row table:style-name="ro2">
          <table:table-cell office:value-type="float" office:value="500" calcext:value-type="float">
            <text:p>500</text:p>
          </table:table-cell>
          <table:table-cell office:value-type="string" calcext:value-type="string">
            <text:p>Entity's Postal/Zip Code. Note: This code requires use of an Entity Code.</text:p>
            <text:p>Start: 06/30/2004 | Last Modified: 02/11/2010</text:p>
          </table:table-cell>
          <table:table-cell table:formula="of:=FIND(&quot;Start&quot;; [.B393]; 1)-2" office:value-type="float" office:value="73" calcext:value-type="float">
            <text:p>73</text:p>
          </table:table-cell>
          <table:table-cell table:formula="of:=IFERROR(FIND(&quot;Note:&quot;;[.B393];1)-2 ;[.C393])" office:value-type="float" office:value="25" calcext:value-type="float">
            <text:p>25</text:p>
          </table:table-cell>
          <table:table-cell table:formula="of:=CONCATENATE([.$C$3]; [.A393]; [.$C$3]; &quot; =&gt; &quot;; [.$C$3]; LEFT([.B393];[.D393]); [.$C$3] ;&quot;,&quot;)" office:value-type="string" office:string-value="&quot;500&quot; =&gt; &quot;Entity's Postal/Zip Code.&quot;," calcext:value-type="string">
            <text:p>"500" =&gt; "Entity's Postal/Zip Code.",</text:p>
          </table:table-cell>
        </table:table-row>
        <table:table-row table:style-name="ro2">
          <table:table-cell office:value-type="float" office:value="501" calcext:value-type="float">
            <text:p>501</text:p>
          </table:table-cell>
          <table:table-cell office:value-type="string" calcext:value-type="string">
            <text:p>Entity's State/Province. Note: This code requires use of an Entity Code.</text:p>
            <text:p>Start: 06/30/2004 | Last Modified: 02/11/2010</text:p>
          </table:table-cell>
          <table:table-cell table:formula="of:=FIND(&quot;Start&quot;; [.B394]; 1)-2" office:value-type="float" office:value="72" calcext:value-type="float">
            <text:p>72</text:p>
          </table:table-cell>
          <table:table-cell table:formula="of:=IFERROR(FIND(&quot;Note:&quot;;[.B394];1)-2 ;[.C394])" office:value-type="float" office:value="24" calcext:value-type="float">
            <text:p>24</text:p>
          </table:table-cell>
          <table:table-cell table:formula="of:=CONCATENATE([.$C$3]; [.A394]; [.$C$3]; &quot; =&gt; &quot;; [.$C$3]; LEFT([.B394];[.D394]); [.$C$3] ;&quot;,&quot;)" office:value-type="string" office:string-value="&quot;501&quot; =&gt; &quot;Entity's State/Province.&quot;," calcext:value-type="string">
            <text:p>"501" =&gt; "Entity's State/Province.",</text:p>
          </table:table-cell>
        </table:table-row>
        <table:table-row table:style-name="ro2">
          <table:table-cell office:value-type="float" office:value="502" calcext:value-type="float">
            <text:p>502</text:p>
          </table:table-cell>
          <table:table-cell office:value-type="string" calcext:value-type="string">
            <text:p>Entity's City. Note: This code requires use of an Entity Code.</text:p>
            <text:p>Start: 06/30/2004 | Last Modified: 02/11/2010</text:p>
          </table:table-cell>
          <table:table-cell table:formula="of:=FIND(&quot;Start&quot;; [.B395]; 1)-2" office:value-type="float" office:value="62" calcext:value-type="float">
            <text:p>62</text:p>
          </table:table-cell>
          <table:table-cell table:formula="of:=IFERROR(FIND(&quot;Note:&quot;;[.B395];1)-2 ;[.C395])" office:value-type="float" office:value="14" calcext:value-type="float">
            <text:p>14</text:p>
          </table:table-cell>
          <table:table-cell table:formula="of:=CONCATENATE([.$C$3]; [.A395]; [.$C$3]; &quot; =&gt; &quot;; [.$C$3]; LEFT([.B395];[.D395]); [.$C$3] ;&quot;,&quot;)" office:value-type="string" office:string-value="&quot;502&quot; =&gt; &quot;Entity's City.&quot;," calcext:value-type="string">
            <text:p>"502" =&gt; "Entity's City.",</text:p>
          </table:table-cell>
        </table:table-row>
        <table:table-row table:style-name="ro2">
          <table:table-cell office:value-type="float" office:value="503" calcext:value-type="float">
            <text:p>503</text:p>
          </table:table-cell>
          <table:table-cell office:value-type="string" calcext:value-type="string">
            <text:p>Entity's Street Address. Note: This code requires use of an Entity Code.</text:p>
            <text:p>Start: 06/30/2004 | Last Modified: 02/11/2010</text:p>
          </table:table-cell>
          <table:table-cell table:formula="of:=FIND(&quot;Start&quot;; [.B396]; 1)-2" office:value-type="float" office:value="72" calcext:value-type="float">
            <text:p>72</text:p>
          </table:table-cell>
          <table:table-cell table:formula="of:=IFERROR(FIND(&quot;Note:&quot;;[.B396];1)-2 ;[.C396])" office:value-type="float" office:value="24" calcext:value-type="float">
            <text:p>24</text:p>
          </table:table-cell>
          <table:table-cell table:formula="of:=CONCATENATE([.$C$3]; [.A396]; [.$C$3]; &quot; =&gt; &quot;; [.$C$3]; LEFT([.B396];[.D396]); [.$C$3] ;&quot;,&quot;)" office:value-type="string" office:string-value="&quot;503&quot; =&gt; &quot;Entity's Street Address.&quot;," calcext:value-type="string">
            <text:p>"503" =&gt; "Entity's Street Address.",</text:p>
          </table:table-cell>
        </table:table-row>
        <table:table-row table:style-name="ro2">
          <table:table-cell office:value-type="float" office:value="504" calcext:value-type="float">
            <text:p>504</text:p>
          </table:table-cell>
          <table:table-cell office:value-type="string" calcext:value-type="string">
            <text:p>Entity's Last Name. Note: This code requires use of an Entity Code.</text:p>
            <text:p>Start: 06/30/2004 | Last Modified: 02/11/2010</text:p>
          </table:table-cell>
          <table:table-cell table:formula="of:=FIND(&quot;Start&quot;; [.B397]; 1)-2" office:value-type="float" office:value="67" calcext:value-type="float">
            <text:p>67</text:p>
          </table:table-cell>
          <table:table-cell table:formula="of:=IFERROR(FIND(&quot;Note:&quot;;[.B397];1)-2 ;[.C397])" office:value-type="float" office:value="19" calcext:value-type="float">
            <text:p>19</text:p>
          </table:table-cell>
          <table:table-cell table:formula="of:=CONCATENATE([.$C$3]; [.A397]; [.$C$3]; &quot; =&gt; &quot;; [.$C$3]; LEFT([.B397];[.D397]); [.$C$3] ;&quot;,&quot;)" office:value-type="string" office:string-value="&quot;504&quot; =&gt; &quot;Entity's Last Name.&quot;," calcext:value-type="string">
            <text:p>"504" =&gt; "Entity's Last Name.",</text:p>
          </table:table-cell>
        </table:table-row>
        <table:table-row table:style-name="ro2">
          <table:table-cell office:value-type="float" office:value="505" calcext:value-type="float">
            <text:p>505</text:p>
          </table:table-cell>
          <table:table-cell office:value-type="string" calcext:value-type="string">
            <text:p>Entity's First Name. Note: This code requires use of an Entity Code.</text:p>
            <text:p>Start: 06/30/2004 | Last Modified: 02/11/2010</text:p>
          </table:table-cell>
          <table:table-cell table:formula="of:=FIND(&quot;Start&quot;; [.B398]; 1)-2" office:value-type="float" office:value="68" calcext:value-type="float">
            <text:p>68</text:p>
          </table:table-cell>
          <table:table-cell table:formula="of:=IFERROR(FIND(&quot;Note:&quot;;[.B398];1)-2 ;[.C398])" office:value-type="float" office:value="20" calcext:value-type="float">
            <text:p>20</text:p>
          </table:table-cell>
          <table:table-cell table:formula="of:=CONCATENATE([.$C$3]; [.A398]; [.$C$3]; &quot; =&gt; &quot;; [.$C$3]; LEFT([.B398];[.D398]); [.$C$3] ;&quot;,&quot;)" office:value-type="string" office:string-value="&quot;505&quot; =&gt; &quot;Entity's First Name.&quot;," calcext:value-type="string">
            <text:p>"505" =&gt; "Entity's First Name.",</text:p>
          </table:table-cell>
        </table:table-row>
        <table:table-row table:style-name="ro2">
          <table:table-cell office:value-type="float" office:value="506" calcext:value-type="float">
            <text:p>506</text:p>
          </table:table-cell>
          <table:table-cell office:value-type="string" calcext:value-type="string">
            <text:p>Entity is changing processor/clearinghouse. This claim must be submitted to the new processor/clearinghouse. Note: This code requires use of an Entity Code.</text:p>
            <text:p>Start: 06/30/2004 | Last Modified: 02/11/2010</text:p>
          </table:table-cell>
          <table:table-cell table:formula="of:=FIND(&quot;Start&quot;; [.B399]; 1)-2" office:value-type="float" office:value="156" calcext:value-type="float">
            <text:p>156</text:p>
          </table:table-cell>
          <table:table-cell table:formula="of:=IFERROR(FIND(&quot;Note:&quot;;[.B399];1)-2 ;[.C399])" office:value-type="float" office:value="108" calcext:value-type="float">
            <text:p>108</text:p>
          </table:table-cell>
          <table:table-cell table:formula="of:=CONCATENATE([.$C$3]; [.A399]; [.$C$3]; &quot; =&gt; &quot;; [.$C$3]; LEFT([.B399];[.D399]); [.$C$3] ;&quot;,&quot;)" office:value-type="string" office:string-value="&quot;506&quot; =&gt; &quot;Entity is changing processor/clearinghouse. This claim must be submitted to the new processor/clearinghouse.&quot;," calcext:value-type="string">
            <text:p>"506" =&gt; "Entity is changing processor/clearinghouse. This claim must be submitted to the new processor/clearinghouse.",</text:p>
          </table:table-cell>
        </table:table-row>
        <table:table-row table:style-name="ro2">
          <table:table-cell office:value-type="float" office:value="507" calcext:value-type="float">
            <text:p>507</text:p>
          </table:table-cell>
          <table:table-cell office:value-type="string" calcext:value-type="string">
            <text:p>HCPCS</text:p>
            <text:p>Start: 10/31/2004</text:p>
          </table:table-cell>
          <table:table-cell table:formula="of:=FIND(&quot;Start&quot;; [.B400]; 1)-2" office:value-type="float" office:value="5" calcext:value-type="float">
            <text:p>5</text:p>
          </table:table-cell>
          <table:table-cell table:formula="of:=IFERROR(FIND(&quot;Note:&quot;;[.B400];1)-2 ;[.C400])" office:value-type="float" office:value="5" calcext:value-type="float">
            <text:p>5</text:p>
          </table:table-cell>
          <table:table-cell table:formula="of:=CONCATENATE([.$C$3]; [.A400]; [.$C$3]; &quot; =&gt; &quot;; [.$C$3]; LEFT([.B400];[.D400]); [.$C$3] ;&quot;,&quot;)" office:value-type="string" office:string-value="&quot;507&quot; =&gt; &quot;HCPCS&quot;," calcext:value-type="string">
            <text:p>"507" =&gt; "HCPCS",</text:p>
          </table:table-cell>
        </table:table-row>
        <table:table-row table:style-name="ro2">
          <table:table-cell office:value-type="float" office:value="508" calcext:value-type="float">
            <text:p>508</text:p>
          </table:table-cell>
          <table:table-cell office:value-type="string" calcext:value-type="string">
            <text:p>ICD9 NOTE: At least one other status code is required to identify the related procedure code or diagnosis code.</text:p>
            <text:p>Start: 10/31/2004 | Last Modified: 07/01/2009</text:p>
          </table:table-cell>
          <table:table-cell table:formula="of:=FIND(&quot;Start&quot;; [.B401]; 1)-2" office:value-type="float" office:value="111" calcext:value-type="float">
            <text:p>111</text:p>
          </table:table-cell>
          <table:table-cell table:formula="of:=IFERROR(FIND(&quot;Note:&quot;;[.B401];1)-2 ;[.C401])" office:value-type="float" office:value="111" calcext:value-type="float">
            <text:p>111</text:p>
          </table:table-cell>
          <table:table-cell table:formula="of:=CONCATENATE([.$C$3]; [.A401]; [.$C$3]; &quot; =&gt; &quot;; [.$C$3]; LEFT([.B401];[.D401]); [.$C$3] ;&quot;,&quot;)" office:value-type="string" office:string-value="&quot;508&quot; =&gt; &quot;ICD9 NOTE: At least one other status code is required to identify the related procedure code or diagnosis code.&quot;," calcext:value-type="string">
            <text:p>"508" =&gt; "ICD9 NOTE: At least one other status code is required to identify the related procedure code or diagnosis code.",</text:p>
          </table:table-cell>
        </table:table-row>
        <table:table-row table:style-name="ro2">
          <table:table-cell office:value-type="float" office:value="509" calcext:value-type="float">
            <text:p>509</text:p>
          </table:table-cell>
          <table:table-cell office:value-type="string" calcext:value-type="string">
            <text:p>External Cause of Injury Code.</text:p>
            <text:p>Start: 10/31/2004 | Last Modified: 03/01/2016</text:p>
          </table:table-cell>
          <table:table-cell table:formula="of:=FIND(&quot;Start&quot;; [.B402]; 1)-2" office:value-type="float" office:value="30" calcext:value-type="float">
            <text:p>30</text:p>
          </table:table-cell>
          <table:table-cell table:formula="of:=IFERROR(FIND(&quot;Note:&quot;;[.B402];1)-2 ;[.C402])" office:value-type="float" office:value="30" calcext:value-type="float">
            <text:p>30</text:p>
          </table:table-cell>
          <table:table-cell table:formula="of:=CONCATENATE([.$C$3]; [.A402]; [.$C$3]; &quot; =&gt; &quot;; [.$C$3]; LEFT([.B402];[.D402]); [.$C$3] ;&quot;,&quot;)" office:value-type="string" office:string-value="&quot;509&quot; =&gt; &quot;External Cause of Injury Code.&quot;," calcext:value-type="string">
            <text:p>"509" =&gt; "External Cause of Injury Code.",</text:p>
          </table:table-cell>
        </table:table-row>
        <table:table-row table:style-name="ro2">
          <table:table-cell office:value-type="float" office:value="510" calcext:value-type="float">
            <text:p>510</text:p>
          </table:table-cell>
          <table:table-cell office:value-type="string" calcext:value-type="string">
            <text:p>Future date. Note: At least one other status code is required to identify the data element in error.</text:p>
            <text:p>Start: 10/31/2004 | Last Modified: 09/20/2009</text:p>
          </table:table-cell>
          <table:table-cell table:formula="of:=FIND(&quot;Start&quot;; [.B403]; 1)-2" office:value-type="float" office:value="100" calcext:value-type="float">
            <text:p>100</text:p>
          </table:table-cell>
          <table:table-cell table:formula="of:=IFERROR(FIND(&quot;Note:&quot;;[.B403];1)-2 ;[.C403])" office:value-type="float" office:value="12" calcext:value-type="float">
            <text:p>12</text:p>
          </table:table-cell>
          <table:table-cell table:formula="of:=CONCATENATE([.$C$3]; [.A403]; [.$C$3]; &quot; =&gt; &quot;; [.$C$3]; LEFT([.B403];[.D403]); [.$C$3] ;&quot;,&quot;)" office:value-type="string" office:string-value="&quot;510&quot; =&gt; &quot;Future date.&quot;," calcext:value-type="string">
            <text:p>"510" =&gt; "Future date.",</text:p>
          </table:table-cell>
        </table:table-row>
        <table:table-row table:style-name="ro2">
          <table:table-cell office:value-type="float" office:value="511" calcext:value-type="float">
            <text:p>511</text:p>
          </table:table-cell>
          <table:table-cell office:value-type="string" calcext:value-type="string">
            <text:p>Invalid character. Note: At least one other status code is required to identify the data element in error.</text:p>
            <text:p>Start: 10/31/2004 | Last Modified: 09/20/2009</text:p>
          </table:table-cell>
          <table:table-cell table:formula="of:=FIND(&quot;Start&quot;; [.B404]; 1)-2" office:value-type="float" office:value="106" calcext:value-type="float">
            <text:p>106</text:p>
          </table:table-cell>
          <table:table-cell table:formula="of:=IFERROR(FIND(&quot;Note:&quot;;[.B404];1)-2 ;[.C404])" office:value-type="float" office:value="18" calcext:value-type="float">
            <text:p>18</text:p>
          </table:table-cell>
          <table:table-cell table:formula="of:=CONCATENATE([.$C$3]; [.A404]; [.$C$3]; &quot; =&gt; &quot;; [.$C$3]; LEFT([.B404];[.D404]); [.$C$3] ;&quot;,&quot;)" office:value-type="string" office:string-value="&quot;511&quot; =&gt; &quot;Invalid character.&quot;," calcext:value-type="string">
            <text:p>"511" =&gt; "Invalid character.",</text:p>
          </table:table-cell>
        </table:table-row>
        <table:table-row table:style-name="ro2">
          <table:table-cell office:value-type="float" office:value="512" calcext:value-type="float">
            <text:p>512</text:p>
          </table:table-cell>
          <table:table-cell office:value-type="string" calcext:value-type="string">
            <text:p>Length invalid for receiver's application system. Note: At least one other status code is required to identify the data element in error.</text:p>
            <text:p>Start: 10/31/2004 | Last Modified: 09/20/2009</text:p>
          </table:table-cell>
          <table:table-cell table:formula="of:=FIND(&quot;Start&quot;; [.B405]; 1)-2" office:value-type="float" office:value="137" calcext:value-type="float">
            <text:p>137</text:p>
          </table:table-cell>
          <table:table-cell table:formula="of:=IFERROR(FIND(&quot;Note:&quot;;[.B405];1)-2 ;[.C405])" office:value-type="float" office:value="49" calcext:value-type="float">
            <text:p>49</text:p>
          </table:table-cell>
          <table:table-cell table:formula="of:=CONCATENATE([.$C$3]; [.A405]; [.$C$3]; &quot; =&gt; &quot;; [.$C$3]; LEFT([.B405];[.D405]); [.$C$3] ;&quot;,&quot;)" office:value-type="string" office:string-value="&quot;512&quot; =&gt; &quot;Length invalid for receiver's application system.&quot;," calcext:value-type="string">
            <text:p>"512" =&gt; "Length invalid for receiver's application system.",</text:p>
          </table:table-cell>
        </table:table-row>
        <table:table-row table:style-name="ro2">
          <table:table-cell office:value-type="float" office:value="513" calcext:value-type="float">
            <text:p>513</text:p>
          </table:table-cell>
          <table:table-cell office:value-type="string" calcext:value-type="string">
            <text:p>HIPPS Rate Code for services Rendered</text:p>
            <text:p>Start: 10/31/2004</text:p>
          </table:table-cell>
          <table:table-cell table:formula="of:=FIND(&quot;Start&quot;; [.B406]; 1)-2" office:value-type="float" office:value="37" calcext:value-type="float">
            <text:p>37</text:p>
          </table:table-cell>
          <table:table-cell table:formula="of:=IFERROR(FIND(&quot;Note:&quot;;[.B406];1)-2 ;[.C406])" office:value-type="float" office:value="37" calcext:value-type="float">
            <text:p>37</text:p>
          </table:table-cell>
          <table:table-cell table:formula="of:=CONCATENATE([.$C$3]; [.A406]; [.$C$3]; &quot; =&gt; &quot;; [.$C$3]; LEFT([.B406];[.D406]); [.$C$3] ;&quot;,&quot;)" office:value-type="string" office:string-value="&quot;513&quot; =&gt; &quot;HIPPS Rate Code for services Rendered&quot;," calcext:value-type="string">
            <text:p>"513" =&gt; "HIPPS Rate Code for services Rendered",</text:p>
          </table:table-cell>
        </table:table-row>
        <table:table-row table:style-name="ro2">
          <table:table-cell office:value-type="float" office:value="514" calcext:value-type="float">
            <text:p>514</text:p>
          </table:table-cell>
          <table:table-cell office:value-type="string" calcext:value-type="string">
            <text:p>Entity's Middle Name Note: This code requires use of an Entity Code.</text:p>
            <text:p>Start: 10/31/2004 | Last Modified: 01/30/2011</text:p>
          </table:table-cell>
          <table:table-cell table:formula="of:=FIND(&quot;Start&quot;; [.B407]; 1)-2" office:value-type="float" office:value="68" calcext:value-type="float">
            <text:p>68</text:p>
          </table:table-cell>
          <table:table-cell table:formula="of:=IFERROR(FIND(&quot;Note:&quot;;[.B407];1)-2 ;[.C407])" office:value-type="float" office:value="20" calcext:value-type="float">
            <text:p>20</text:p>
          </table:table-cell>
          <table:table-cell table:formula="of:=CONCATENATE([.$C$3]; [.A407]; [.$C$3]; &quot; =&gt; &quot;; [.$C$3]; LEFT([.B407];[.D407]); [.$C$3] ;&quot;,&quot;)" office:value-type="string" office:string-value="&quot;514&quot; =&gt; &quot;Entity's Middle Name&quot;," calcext:value-type="string">
            <text:p>"514" =&gt; "Entity's Middle Name",</text:p>
          </table:table-cell>
        </table:table-row>
        <table:table-row table:style-name="ro2">
          <table:table-cell office:value-type="float" office:value="515" calcext:value-type="float">
            <text:p>515</text:p>
          </table:table-cell>
          <table:table-cell office:value-type="string" calcext:value-type="string">
            <text:p>Managed Care review</text:p>
            <text:p>Start: 10/31/2004</text:p>
          </table:table-cell>
          <table:table-cell table:formula="of:=FIND(&quot;Start&quot;; [.B408]; 1)-2" office:value-type="float" office:value="19" calcext:value-type="float">
            <text:p>19</text:p>
          </table:table-cell>
          <table:table-cell table:formula="of:=IFERROR(FIND(&quot;Note:&quot;;[.B408];1)-2 ;[.C408])" office:value-type="float" office:value="19" calcext:value-type="float">
            <text:p>19</text:p>
          </table:table-cell>
          <table:table-cell table:formula="of:=CONCATENATE([.$C$3]; [.A408]; [.$C$3]; &quot; =&gt; &quot;; [.$C$3]; LEFT([.B408];[.D408]); [.$C$3] ;&quot;,&quot;)" office:value-type="string" office:string-value="&quot;515&quot; =&gt; &quot;Managed Care review&quot;," calcext:value-type="string">
            <text:p>"515" =&gt; "Managed Care review",</text:p>
          </table:table-cell>
        </table:table-row>
        <table:table-row table:style-name="ro2">
          <table:table-cell office:value-type="float" office:value="516" calcext:value-type="float">
            <text:p>516</text:p>
          </table:table-cell>
          <table:table-cell office:value-type="string" calcext:value-type="string">
            <text:p>Other Entity's Adjudication or Payment/Remittance Date. Note: An Entity code is required to identify the Other Payer Entity, i.e. primary, secondary.</text:p>
            <text:p>Start: 10/31/2004 | Last Modified: 11/29/2009</text:p>
          </table:table-cell>
          <table:table-cell table:formula="of:=FIND(&quot;Start&quot;; [.B409]; 1)-2" office:value-type="float" office:value="149" calcext:value-type="float">
            <text:p>149</text:p>
          </table:table-cell>
          <table:table-cell table:formula="of:=IFERROR(FIND(&quot;Note:&quot;;[.B409];1)-2 ;[.C409])" office:value-type="float" office:value="55" calcext:value-type="float">
            <text:p>55</text:p>
          </table:table-cell>
          <table:table-cell table:formula="of:=CONCATENATE([.$C$3]; [.A409]; [.$C$3]; &quot; =&gt; &quot;; [.$C$3]; LEFT([.B409];[.D409]); [.$C$3] ;&quot;,&quot;)" office:value-type="string" office:string-value="&quot;516&quot; =&gt; &quot;Other Entity's Adjudication or Payment/Remittance Date.&quot;," calcext:value-type="string">
            <text:p>"516" =&gt; "Other Entity's Adjudication or Payment/Remittance Date.",</text:p>
          </table:table-cell>
        </table:table-row>
        <table:table-row table:style-name="ro2">
          <table:table-cell office:value-type="float" office:value="517" calcext:value-type="float">
            <text:p>517</text:p>
          </table:table-cell>
          <table:table-cell office:value-type="string" calcext:value-type="string">
            <text:p>Adjusted Repriced Claim Reference Number</text:p>
            <text:p>Start: 10/31/2004</text:p>
          </table:table-cell>
          <table:table-cell table:formula="of:=FIND(&quot;Start&quot;; [.B410]; 1)-2" office:value-type="float" office:value="40" calcext:value-type="float">
            <text:p>40</text:p>
          </table:table-cell>
          <table:table-cell table:formula="of:=IFERROR(FIND(&quot;Note:&quot;;[.B410];1)-2 ;[.C410])" office:value-type="float" office:value="40" calcext:value-type="float">
            <text:p>40</text:p>
          </table:table-cell>
          <table:table-cell table:formula="of:=CONCATENATE([.$C$3]; [.A410]; [.$C$3]; &quot; =&gt; &quot;; [.$C$3]; LEFT([.B410];[.D410]); [.$C$3] ;&quot;,&quot;)" office:value-type="string" office:string-value="&quot;517&quot; =&gt; &quot;Adjusted Repriced Claim Reference Number&quot;," calcext:value-type="string">
            <text:p>"517" =&gt; "Adjusted Repriced Claim Reference Number",</text:p>
          </table:table-cell>
        </table:table-row>
        <table:table-row table:style-name="ro2">
          <table:table-cell office:value-type="float" office:value="518" calcext:value-type="float">
            <text:p>518</text:p>
          </table:table-cell>
          <table:table-cell office:value-type="string" calcext:value-type="string">
            <text:p>Adjusted Repriced Line item Reference Number</text:p>
            <text:p>Start: 10/31/2004</text:p>
          </table:table-cell>
          <table:table-cell table:formula="of:=FIND(&quot;Start&quot;; [.B411]; 1)-2" office:value-type="float" office:value="44" calcext:value-type="float">
            <text:p>44</text:p>
          </table:table-cell>
          <table:table-cell table:formula="of:=IFERROR(FIND(&quot;Note:&quot;;[.B411];1)-2 ;[.C411])" office:value-type="float" office:value="44" calcext:value-type="float">
            <text:p>44</text:p>
          </table:table-cell>
          <table:table-cell table:formula="of:=CONCATENATE([.$C$3]; [.A411]; [.$C$3]; &quot; =&gt; &quot;; [.$C$3]; LEFT([.B411];[.D411]); [.$C$3] ;&quot;,&quot;)" office:value-type="string" office:string-value="&quot;518&quot; =&gt; &quot;Adjusted Repriced Line item Reference Number&quot;," calcext:value-type="string">
            <text:p>"518" =&gt; "Adjusted Repriced Line item Reference Number",</text:p>
          </table:table-cell>
        </table:table-row>
        <table:table-row table:style-name="ro2">
          <table:table-cell office:value-type="float" office:value="519" calcext:value-type="float">
            <text:p>519</text:p>
          </table:table-cell>
          <table:table-cell office:value-type="string" calcext:value-type="string">
            <text:p>Adjustment Amount</text:p>
            <text:p>Start: 10/31/2004</text:p>
          </table:table-cell>
          <table:table-cell table:formula="of:=FIND(&quot;Start&quot;; [.B412]; 1)-2" office:value-type="float" office:value="17" calcext:value-type="float">
            <text:p>17</text:p>
          </table:table-cell>
          <table:table-cell table:formula="of:=IFERROR(FIND(&quot;Note:&quot;;[.B412];1)-2 ;[.C412])" office:value-type="float" office:value="17" calcext:value-type="float">
            <text:p>17</text:p>
          </table:table-cell>
          <table:table-cell table:formula="of:=CONCATENATE([.$C$3]; [.A412]; [.$C$3]; &quot; =&gt; &quot;; [.$C$3]; LEFT([.B412];[.D412]); [.$C$3] ;&quot;,&quot;)" office:value-type="string" office:string-value="&quot;519&quot; =&gt; &quot;Adjustment Amount&quot;," calcext:value-type="string">
            <text:p>"519" =&gt; "Adjustment Amount",</text:p>
          </table:table-cell>
        </table:table-row>
        <table:table-row table:style-name="ro2">
          <table:table-cell office:value-type="float" office:value="520" calcext:value-type="float">
            <text:p>520</text:p>
          </table:table-cell>
          <table:table-cell office:value-type="string" calcext:value-type="string">
            <text:p>Adjustment Quantity</text:p>
            <text:p>Start: 10/31/2004</text:p>
          </table:table-cell>
          <table:table-cell table:formula="of:=FIND(&quot;Start&quot;; [.B413]; 1)-2" office:value-type="float" office:value="19" calcext:value-type="float">
            <text:p>19</text:p>
          </table:table-cell>
          <table:table-cell table:formula="of:=IFERROR(FIND(&quot;Note:&quot;;[.B413];1)-2 ;[.C413])" office:value-type="float" office:value="19" calcext:value-type="float">
            <text:p>19</text:p>
          </table:table-cell>
          <table:table-cell table:formula="of:=CONCATENATE([.$C$3]; [.A413]; [.$C$3]; &quot; =&gt; &quot;; [.$C$3]; LEFT([.B413];[.D413]); [.$C$3] ;&quot;,&quot;)" office:value-type="string" office:string-value="&quot;520&quot; =&gt; &quot;Adjustment Quantity&quot;," calcext:value-type="string">
            <text:p>"520" =&gt; "Adjustment Quantity",</text:p>
          </table:table-cell>
        </table:table-row>
        <table:table-row table:style-name="ro2">
          <table:table-cell office:value-type="float" office:value="521" calcext:value-type="float">
            <text:p>521</text:p>
          </table:table-cell>
          <table:table-cell office:value-type="string" calcext:value-type="string">
            <text:p>Adjustment Reason Code</text:p>
            <text:p>Start: 10/31/2004</text:p>
          </table:table-cell>
          <table:table-cell table:formula="of:=FIND(&quot;Start&quot;; [.B414]; 1)-2" office:value-type="float" office:value="22" calcext:value-type="float">
            <text:p>22</text:p>
          </table:table-cell>
          <table:table-cell table:formula="of:=IFERROR(FIND(&quot;Note:&quot;;[.B414];1)-2 ;[.C414])" office:value-type="float" office:value="22" calcext:value-type="float">
            <text:p>22</text:p>
          </table:table-cell>
          <table:table-cell table:formula="of:=CONCATENATE([.$C$3]; [.A414]; [.$C$3]; &quot; =&gt; &quot;; [.$C$3]; LEFT([.B414];[.D414]); [.$C$3] ;&quot;,&quot;)" office:value-type="string" office:string-value="&quot;521&quot; =&gt; &quot;Adjustment Reason Code&quot;," calcext:value-type="string">
            <text:p>"521" =&gt; "Adjustment Reason Code",</text:p>
          </table:table-cell>
        </table:table-row>
        <table:table-row table:style-name="ro2">
          <table:table-cell office:value-type="float" office:value="522" calcext:value-type="float">
            <text:p>522</text:p>
          </table:table-cell>
          <table:table-cell office:value-type="string" calcext:value-type="string">
            <text:p>Anesthesia Modifying Units</text:p>
            <text:p>Start: 10/31/2004</text:p>
          </table:table-cell>
          <table:table-cell table:formula="of:=FIND(&quot;Start&quot;; [.B415]; 1)-2" office:value-type="float" office:value="26" calcext:value-type="float">
            <text:p>26</text:p>
          </table:table-cell>
          <table:table-cell table:formula="of:=IFERROR(FIND(&quot;Note:&quot;;[.B415];1)-2 ;[.C415])" office:value-type="float" office:value="26" calcext:value-type="float">
            <text:p>26</text:p>
          </table:table-cell>
          <table:table-cell table:formula="of:=CONCATENATE([.$C$3]; [.A415]; [.$C$3]; &quot; =&gt; &quot;; [.$C$3]; LEFT([.B415];[.D415]); [.$C$3] ;&quot;,&quot;)" office:value-type="string" office:string-value="&quot;522&quot; =&gt; &quot;Anesthesia Modifying Units&quot;," calcext:value-type="string">
            <text:p>"522" =&gt; "Anesthesia Modifying Units",</text:p>
          </table:table-cell>
        </table:table-row>
        <table:table-row table:style-name="ro2">
          <table:table-cell office:value-type="float" office:value="523" calcext:value-type="float">
            <text:p>523</text:p>
          </table:table-cell>
          <table:table-cell office:value-type="string" calcext:value-type="string">
            <text:p>Anesthesia Unit Count</text:p>
            <text:p>Start: 10/31/2004</text:p>
          </table:table-cell>
          <table:table-cell table:formula="of:=FIND(&quot;Start&quot;; [.B416]; 1)-2" office:value-type="float" office:value="21" calcext:value-type="float">
            <text:p>21</text:p>
          </table:table-cell>
          <table:table-cell table:formula="of:=IFERROR(FIND(&quot;Note:&quot;;[.B416];1)-2 ;[.C416])" office:value-type="float" office:value="21" calcext:value-type="float">
            <text:p>21</text:p>
          </table:table-cell>
          <table:table-cell table:formula="of:=CONCATENATE([.$C$3]; [.A416]; [.$C$3]; &quot; =&gt; &quot;; [.$C$3]; LEFT([.B416];[.D416]); [.$C$3] ;&quot;,&quot;)" office:value-type="string" office:string-value="&quot;523&quot; =&gt; &quot;Anesthesia Unit Count&quot;," calcext:value-type="string">
            <text:p>"523" =&gt; "Anesthesia Unit Count",</text:p>
          </table:table-cell>
        </table:table-row>
        <table:table-row table:style-name="ro2">
          <table:table-cell office:value-type="float" office:value="524" calcext:value-type="float">
            <text:p>524</text:p>
          </table:table-cell>
          <table:table-cell office:value-type="string" calcext:value-type="string">
            <text:p>Arterial Blood Gas Quantity</text:p>
            <text:p>Start: 10/31/2004</text:p>
          </table:table-cell>
          <table:table-cell table:formula="of:=FIND(&quot;Start&quot;; [.B417]; 1)-2" office:value-type="float" office:value="27" calcext:value-type="float">
            <text:p>27</text:p>
          </table:table-cell>
          <table:table-cell table:formula="of:=IFERROR(FIND(&quot;Note:&quot;;[.B417];1)-2 ;[.C417])" office:value-type="float" office:value="27" calcext:value-type="float">
            <text:p>27</text:p>
          </table:table-cell>
          <table:table-cell table:formula="of:=CONCATENATE([.$C$3]; [.A417]; [.$C$3]; &quot; =&gt; &quot;; [.$C$3]; LEFT([.B417];[.D417]); [.$C$3] ;&quot;,&quot;)" office:value-type="string" office:string-value="&quot;524&quot; =&gt; &quot;Arterial Blood Gas Quantity&quot;," calcext:value-type="string">
            <text:p>"524" =&gt; "Arterial Blood Gas Quantity",</text:p>
          </table:table-cell>
        </table:table-row>
        <table:table-row table:style-name="ro2">
          <table:table-cell office:value-type="float" office:value="525" calcext:value-type="float">
            <text:p>525</text:p>
          </table:table-cell>
          <table:table-cell office:value-type="string" calcext:value-type="string">
            <text:p>Begin Therapy Date</text:p>
            <text:p>Start: 10/31/2004</text:p>
          </table:table-cell>
          <table:table-cell table:formula="of:=FIND(&quot;Start&quot;; [.B418]; 1)-2" office:value-type="float" office:value="18" calcext:value-type="float">
            <text:p>18</text:p>
          </table:table-cell>
          <table:table-cell table:formula="of:=IFERROR(FIND(&quot;Note:&quot;;[.B418];1)-2 ;[.C418])" office:value-type="float" office:value="18" calcext:value-type="float">
            <text:p>18</text:p>
          </table:table-cell>
          <table:table-cell table:formula="of:=CONCATENATE([.$C$3]; [.A418]; [.$C$3]; &quot; =&gt; &quot;; [.$C$3]; LEFT([.B418];[.D418]); [.$C$3] ;&quot;,&quot;)" office:value-type="string" office:string-value="&quot;525&quot; =&gt; &quot;Begin Therapy Date&quot;," calcext:value-type="string">
            <text:p>"525" =&gt; "Begin Therapy Date",</text:p>
          </table:table-cell>
        </table:table-row>
        <table:table-row table:style-name="ro2">
          <table:table-cell office:value-type="float" office:value="526" calcext:value-type="float">
            <text:p>526</text:p>
          </table:table-cell>
          <table:table-cell office:value-type="string" calcext:value-type="string">
            <text:p>Bundled or Unbundled Line Number</text:p>
            <text:p>Start: 10/31/2004</text:p>
          </table:table-cell>
          <table:table-cell table:formula="of:=FIND(&quot;Start&quot;; [.B419]; 1)-2" office:value-type="float" office:value="32" calcext:value-type="float">
            <text:p>32</text:p>
          </table:table-cell>
          <table:table-cell table:formula="of:=IFERROR(FIND(&quot;Note:&quot;;[.B419];1)-2 ;[.C419])" office:value-type="float" office:value="32" calcext:value-type="float">
            <text:p>32</text:p>
          </table:table-cell>
          <table:table-cell table:formula="of:=CONCATENATE([.$C$3]; [.A419]; [.$C$3]; &quot; =&gt; &quot;; [.$C$3]; LEFT([.B419];[.D419]); [.$C$3] ;&quot;,&quot;)" office:value-type="string" office:string-value="&quot;526&quot; =&gt; &quot;Bundled or Unbundled Line Number&quot;," calcext:value-type="string">
            <text:p>"526" =&gt; "Bundled or Unbundled Line Number",</text:p>
          </table:table-cell>
        </table:table-row>
        <table:table-row table:style-name="ro2">
          <table:table-cell office:value-type="float" office:value="527" calcext:value-type="float">
            <text:p>527</text:p>
          </table:table-cell>
          <table:table-cell office:value-type="string" calcext:value-type="string">
            <text:p>Certification Condition Indicator</text:p>
            <text:p>Start: 10/31/2004</text:p>
          </table:table-cell>
          <table:table-cell table:formula="of:=FIND(&quot;Start&quot;; [.B420]; 1)-2" office:value-type="float" office:value="33" calcext:value-type="float">
            <text:p>33</text:p>
          </table:table-cell>
          <table:table-cell table:formula="of:=IFERROR(FIND(&quot;Note:&quot;;[.B420];1)-2 ;[.C420])" office:value-type="float" office:value="33" calcext:value-type="float">
            <text:p>33</text:p>
          </table:table-cell>
          <table:table-cell table:formula="of:=CONCATENATE([.$C$3]; [.A420]; [.$C$3]; &quot; =&gt; &quot;; [.$C$3]; LEFT([.B420];[.D420]); [.$C$3] ;&quot;,&quot;)" office:value-type="string" office:string-value="&quot;527&quot; =&gt; &quot;Certification Condition Indicator&quot;," calcext:value-type="string">
            <text:p>"527" =&gt; "Certification Condition Indicator",</text:p>
          </table:table-cell>
        </table:table-row>
        <table:table-row table:style-name="ro2">
          <table:table-cell office:value-type="float" office:value="528" calcext:value-type="float">
            <text:p>528</text:p>
          </table:table-cell>
          <table:table-cell office:value-type="string" calcext:value-type="string">
            <text:p>Certification Period Projected Visit Count</text:p>
            <text:p>Start: 10/31/2004</text:p>
          </table:table-cell>
          <table:table-cell table:formula="of:=FIND(&quot;Start&quot;; [.B421]; 1)-2" office:value-type="float" office:value="42" calcext:value-type="float">
            <text:p>42</text:p>
          </table:table-cell>
          <table:table-cell table:formula="of:=IFERROR(FIND(&quot;Note:&quot;;[.B421];1)-2 ;[.C421])" office:value-type="float" office:value="42" calcext:value-type="float">
            <text:p>42</text:p>
          </table:table-cell>
          <table:table-cell table:formula="of:=CONCATENATE([.$C$3]; [.A421]; [.$C$3]; &quot; =&gt; &quot;; [.$C$3]; LEFT([.B421];[.D421]); [.$C$3] ;&quot;,&quot;)" office:value-type="string" office:string-value="&quot;528&quot; =&gt; &quot;Certification Period Projected Visit Count&quot;," calcext:value-type="string">
            <text:p>"528" =&gt; "Certification Period Projected Visit Count",</text:p>
          </table:table-cell>
        </table:table-row>
        <table:table-row table:style-name="ro2">
          <table:table-cell office:value-type="float" office:value="529" calcext:value-type="float">
            <text:p>529</text:p>
          </table:table-cell>
          <table:table-cell office:value-type="string" calcext:value-type="string">
            <text:p>Certification Revision Date</text:p>
            <text:p>Start: 10/31/2004</text:p>
          </table:table-cell>
          <table:table-cell table:formula="of:=FIND(&quot;Start&quot;; [.B422]; 1)-2" office:value-type="float" office:value="27" calcext:value-type="float">
            <text:p>27</text:p>
          </table:table-cell>
          <table:table-cell table:formula="of:=IFERROR(FIND(&quot;Note:&quot;;[.B422];1)-2 ;[.C422])" office:value-type="float" office:value="27" calcext:value-type="float">
            <text:p>27</text:p>
          </table:table-cell>
          <table:table-cell table:formula="of:=CONCATENATE([.$C$3]; [.A422]; [.$C$3]; &quot; =&gt; &quot;; [.$C$3]; LEFT([.B422];[.D422]); [.$C$3] ;&quot;,&quot;)" office:value-type="string" office:string-value="&quot;529&quot; =&gt; &quot;Certification Revision Date&quot;," calcext:value-type="string">
            <text:p>"529" =&gt; "Certification Revision Date",</text:p>
          </table:table-cell>
        </table:table-row>
        <table:table-row table:style-name="ro2">
          <table:table-cell office:value-type="float" office:value="530" calcext:value-type="float">
            <text:p>530</text:p>
          </table:table-cell>
          <table:table-cell office:value-type="string" calcext:value-type="string">
            <text:p>Claim Adjustment Indicator</text:p>
            <text:p>Start: 10/31/2004</text:p>
          </table:table-cell>
          <table:table-cell table:formula="of:=FIND(&quot;Start&quot;; [.B423]; 1)-2" office:value-type="float" office:value="26" calcext:value-type="float">
            <text:p>26</text:p>
          </table:table-cell>
          <table:table-cell table:formula="of:=IFERROR(FIND(&quot;Note:&quot;;[.B423];1)-2 ;[.C423])" office:value-type="float" office:value="26" calcext:value-type="float">
            <text:p>26</text:p>
          </table:table-cell>
          <table:table-cell table:formula="of:=CONCATENATE([.$C$3]; [.A423]; [.$C$3]; &quot; =&gt; &quot;; [.$C$3]; LEFT([.B423];[.D423]); [.$C$3] ;&quot;,&quot;)" office:value-type="string" office:string-value="&quot;530&quot; =&gt; &quot;Claim Adjustment Indicator&quot;," calcext:value-type="string">
            <text:p>"530" =&gt; "Claim Adjustment Indicator",</text:p>
          </table:table-cell>
        </table:table-row>
        <table:table-row table:style-name="ro2">
          <table:table-cell office:value-type="float" office:value="531" calcext:value-type="float">
            <text:p>531</text:p>
          </table:table-cell>
          <table:table-cell office:value-type="string" calcext:value-type="string">
            <text:p>Claim Disproportinate Share Amount</text:p>
            <text:p>Start: 10/31/2004</text:p>
          </table:table-cell>
          <table:table-cell table:formula="of:=FIND(&quot;Start&quot;; [.B424]; 1)-2" office:value-type="float" office:value="34" calcext:value-type="float">
            <text:p>34</text:p>
          </table:table-cell>
          <table:table-cell table:formula="of:=IFERROR(FIND(&quot;Note:&quot;;[.B424];1)-2 ;[.C424])" office:value-type="float" office:value="34" calcext:value-type="float">
            <text:p>34</text:p>
          </table:table-cell>
          <table:table-cell table:formula="of:=CONCATENATE([.$C$3]; [.A424]; [.$C$3]; &quot; =&gt; &quot;; [.$C$3]; LEFT([.B424];[.D424]); [.$C$3] ;&quot;,&quot;)" office:value-type="string" office:string-value="&quot;531&quot; =&gt; &quot;Claim Disproportinate Share Amount&quot;," calcext:value-type="string">
            <text:p>"531" =&gt; "Claim Disproportinate Share Amount",</text:p>
          </table:table-cell>
        </table:table-row>
        <table:table-row table:style-name="ro2">
          <table:table-cell office:value-type="float" office:value="532" calcext:value-type="float">
            <text:p>532</text:p>
          </table:table-cell>
          <table:table-cell office:value-type="string" calcext:value-type="string">
            <text:p>Claim DRG Amount</text:p>
            <text:p>Start: 10/31/2004</text:p>
          </table:table-cell>
          <table:table-cell table:formula="of:=FIND(&quot;Start&quot;; [.B425]; 1)-2" office:value-type="float" office:value="16" calcext:value-type="float">
            <text:p>16</text:p>
          </table:table-cell>
          <table:table-cell table:formula="of:=IFERROR(FIND(&quot;Note:&quot;;[.B425];1)-2 ;[.C425])" office:value-type="float" office:value="16" calcext:value-type="float">
            <text:p>16</text:p>
          </table:table-cell>
          <table:table-cell table:formula="of:=CONCATENATE([.$C$3]; [.A425]; [.$C$3]; &quot; =&gt; &quot;; [.$C$3]; LEFT([.B425];[.D425]); [.$C$3] ;&quot;,&quot;)" office:value-type="string" office:string-value="&quot;532&quot; =&gt; &quot;Claim DRG Amount&quot;," calcext:value-type="string">
            <text:p>"532" =&gt; "Claim DRG Amount",</text:p>
          </table:table-cell>
        </table:table-row>
        <table:table-row table:style-name="ro2">
          <table:table-cell office:value-type="float" office:value="533" calcext:value-type="float">
            <text:p>533</text:p>
          </table:table-cell>
          <table:table-cell office:value-type="string" calcext:value-type="string">
            <text:p>Claim DRG Outlier Amount</text:p>
            <text:p>Start: 10/31/2004</text:p>
          </table:table-cell>
          <table:table-cell table:formula="of:=FIND(&quot;Start&quot;; [.B426]; 1)-2" office:value-type="float" office:value="24" calcext:value-type="float">
            <text:p>24</text:p>
          </table:table-cell>
          <table:table-cell table:formula="of:=IFERROR(FIND(&quot;Note:&quot;;[.B426];1)-2 ;[.C426])" office:value-type="float" office:value="24" calcext:value-type="float">
            <text:p>24</text:p>
          </table:table-cell>
          <table:table-cell table:formula="of:=CONCATENATE([.$C$3]; [.A426]; [.$C$3]; &quot; =&gt; &quot;; [.$C$3]; LEFT([.B426];[.D426]); [.$C$3] ;&quot;,&quot;)" office:value-type="string" office:string-value="&quot;533&quot; =&gt; &quot;Claim DRG Outlier Amount&quot;," calcext:value-type="string">
            <text:p>"533" =&gt; "Claim DRG Outlier Amount",</text:p>
          </table:table-cell>
        </table:table-row>
        <table:table-row table:style-name="ro2">
          <table:table-cell office:value-type="float" office:value="534" calcext:value-type="float">
            <text:p>534</text:p>
          </table:table-cell>
          <table:table-cell office:value-type="string" calcext:value-type="string">
            <text:p>Claim ESRD Payment Amount</text:p>
            <text:p>Start: 10/31/2004</text:p>
          </table:table-cell>
          <table:table-cell table:formula="of:=FIND(&quot;Start&quot;; [.B427]; 1)-2" office:value-type="float" office:value="25" calcext:value-type="float">
            <text:p>25</text:p>
          </table:table-cell>
          <table:table-cell table:formula="of:=IFERROR(FIND(&quot;Note:&quot;;[.B427];1)-2 ;[.C427])" office:value-type="float" office:value="25" calcext:value-type="float">
            <text:p>25</text:p>
          </table:table-cell>
          <table:table-cell table:formula="of:=CONCATENATE([.$C$3]; [.A427]; [.$C$3]; &quot; =&gt; &quot;; [.$C$3]; LEFT([.B427];[.D427]); [.$C$3] ;&quot;,&quot;)" office:value-type="string" office:string-value="&quot;534&quot; =&gt; &quot;Claim ESRD Payment Amount&quot;," calcext:value-type="string">
            <text:p>"534" =&gt; "Claim ESRD Payment Amount",</text:p>
          </table:table-cell>
        </table:table-row>
        <table:table-row table:style-name="ro2">
          <table:table-cell office:value-type="float" office:value="535" calcext:value-type="float">
            <text:p>535</text:p>
          </table:table-cell>
          <table:table-cell office:value-type="string" calcext:value-type="string">
            <text:p>Claim Frequency Code</text:p>
            <text:p>Start: 10/31/2004</text:p>
          </table:table-cell>
          <table:table-cell table:formula="of:=FIND(&quot;Start&quot;; [.B428]; 1)-2" office:value-type="float" office:value="20" calcext:value-type="float">
            <text:p>20</text:p>
          </table:table-cell>
          <table:table-cell table:formula="of:=IFERROR(FIND(&quot;Note:&quot;;[.B428];1)-2 ;[.C428])" office:value-type="float" office:value="20" calcext:value-type="float">
            <text:p>20</text:p>
          </table:table-cell>
          <table:table-cell table:formula="of:=CONCATENATE([.$C$3]; [.A428]; [.$C$3]; &quot; =&gt; &quot;; [.$C$3]; LEFT([.B428];[.D428]); [.$C$3] ;&quot;,&quot;)" office:value-type="string" office:string-value="&quot;535&quot; =&gt; &quot;Claim Frequency Code&quot;," calcext:value-type="string">
            <text:p>"535" =&gt; "Claim Frequency Code",</text:p>
          </table:table-cell>
        </table:table-row>
        <table:table-row table:style-name="ro2">
          <table:table-cell office:value-type="float" office:value="536" calcext:value-type="float">
            <text:p>536</text:p>
          </table:table-cell>
          <table:table-cell office:value-type="string" calcext:value-type="string">
            <text:p>Claim Indirect Teaching Amount</text:p>
            <text:p>Start: 10/31/2004</text:p>
          </table:table-cell>
          <table:table-cell table:formula="of:=FIND(&quot;Start&quot;; [.B429]; 1)-2" office:value-type="float" office:value="30" calcext:value-type="float">
            <text:p>30</text:p>
          </table:table-cell>
          <table:table-cell table:formula="of:=IFERROR(FIND(&quot;Note:&quot;;[.B429];1)-2 ;[.C429])" office:value-type="float" office:value="30" calcext:value-type="float">
            <text:p>30</text:p>
          </table:table-cell>
          <table:table-cell table:formula="of:=CONCATENATE([.$C$3]; [.A429]; [.$C$3]; &quot; =&gt; &quot;; [.$C$3]; LEFT([.B429];[.D429]); [.$C$3] ;&quot;,&quot;)" office:value-type="string" office:string-value="&quot;536&quot; =&gt; &quot;Claim Indirect Teaching Amount&quot;," calcext:value-type="string">
            <text:p>"536" =&gt; "Claim Indirect Teaching Amount",</text:p>
          </table:table-cell>
        </table:table-row>
        <table:table-row table:style-name="ro2">
          <table:table-cell office:value-type="float" office:value="537" calcext:value-type="float">
            <text:p>537</text:p>
          </table:table-cell>
          <table:table-cell office:value-type="string" calcext:value-type="string">
            <text:p>Claim MSP Pass-through Amount</text:p>
            <text:p>Start: 10/31/2004</text:p>
          </table:table-cell>
          <table:table-cell table:formula="of:=FIND(&quot;Start&quot;; [.B430]; 1)-2" office:value-type="float" office:value="29" calcext:value-type="float">
            <text:p>29</text:p>
          </table:table-cell>
          <table:table-cell table:formula="of:=IFERROR(FIND(&quot;Note:&quot;;[.B430];1)-2 ;[.C430])" office:value-type="float" office:value="29" calcext:value-type="float">
            <text:p>29</text:p>
          </table:table-cell>
          <table:table-cell table:formula="of:=CONCATENATE([.$C$3]; [.A430]; [.$C$3]; &quot; =&gt; &quot;; [.$C$3]; LEFT([.B430];[.D430]); [.$C$3] ;&quot;,&quot;)" office:value-type="string" office:string-value="&quot;537&quot; =&gt; &quot;Claim MSP Pass-through Amount&quot;," calcext:value-type="string">
            <text:p>"537" =&gt; "Claim MSP Pass-through Amount",</text:p>
          </table:table-cell>
        </table:table-row>
        <table:table-row table:style-name="ro2">
          <table:table-cell office:value-type="float" office:value="538" calcext:value-type="float">
            <text:p>538</text:p>
          </table:table-cell>
          <table:table-cell office:value-type="string" calcext:value-type="string">
            <text:p>Claim or Encounter Identifier</text:p>
            <text:p>Start: 10/31/2004</text:p>
          </table:table-cell>
          <table:table-cell table:formula="of:=FIND(&quot;Start&quot;; [.B431]; 1)-2" office:value-type="float" office:value="29" calcext:value-type="float">
            <text:p>29</text:p>
          </table:table-cell>
          <table:table-cell table:formula="of:=IFERROR(FIND(&quot;Note:&quot;;[.B431];1)-2 ;[.C431])" office:value-type="float" office:value="29" calcext:value-type="float">
            <text:p>29</text:p>
          </table:table-cell>
          <table:table-cell table:formula="of:=CONCATENATE([.$C$3]; [.A431]; [.$C$3]; &quot; =&gt; &quot;; [.$C$3]; LEFT([.B431];[.D431]); [.$C$3] ;&quot;,&quot;)" office:value-type="string" office:string-value="&quot;538&quot; =&gt; &quot;Claim or Encounter Identifier&quot;," calcext:value-type="string">
            <text:p>"538" =&gt; "Claim or Encounter Identifier",</text:p>
          </table:table-cell>
        </table:table-row>
        <table:table-row table:style-name="ro2">
          <table:table-cell office:value-type="float" office:value="539" calcext:value-type="float">
            <text:p>539</text:p>
          </table:table-cell>
          <table:table-cell office:value-type="string" calcext:value-type="string">
            <text:p>Claim PPS Capital Amount</text:p>
            <text:p>Start: 10/31/2004</text:p>
          </table:table-cell>
          <table:table-cell table:formula="of:=FIND(&quot;Start&quot;; [.B432]; 1)-2" office:value-type="float" office:value="24" calcext:value-type="float">
            <text:p>24</text:p>
          </table:table-cell>
          <table:table-cell table:formula="of:=IFERROR(FIND(&quot;Note:&quot;;[.B432];1)-2 ;[.C432])" office:value-type="float" office:value="24" calcext:value-type="float">
            <text:p>24</text:p>
          </table:table-cell>
          <table:table-cell table:formula="of:=CONCATENATE([.$C$3]; [.A432]; [.$C$3]; &quot; =&gt; &quot;; [.$C$3]; LEFT([.B432];[.D432]); [.$C$3] ;&quot;,&quot;)" office:value-type="string" office:string-value="&quot;539&quot; =&gt; &quot;Claim PPS Capital Amount&quot;," calcext:value-type="string">
            <text:p>"539" =&gt; "Claim PPS Capital Amount",</text:p>
          </table:table-cell>
        </table:table-row>
        <table:table-row table:style-name="ro2">
          <table:table-cell office:value-type="float" office:value="540" calcext:value-type="float">
            <text:p>540</text:p>
          </table:table-cell>
          <table:table-cell office:value-type="string" calcext:value-type="string">
            <text:p>Claim PPS Capital Outlier Amount</text:p>
            <text:p>Start: 10/31/2004</text:p>
          </table:table-cell>
          <table:table-cell table:formula="of:=FIND(&quot;Start&quot;; [.B433]; 1)-2" office:value-type="float" office:value="32" calcext:value-type="float">
            <text:p>32</text:p>
          </table:table-cell>
          <table:table-cell table:formula="of:=IFERROR(FIND(&quot;Note:&quot;;[.B433];1)-2 ;[.C433])" office:value-type="float" office:value="32" calcext:value-type="float">
            <text:p>32</text:p>
          </table:table-cell>
          <table:table-cell table:formula="of:=CONCATENATE([.$C$3]; [.A433]; [.$C$3]; &quot; =&gt; &quot;; [.$C$3]; LEFT([.B433];[.D433]); [.$C$3] ;&quot;,&quot;)" office:value-type="string" office:string-value="&quot;540&quot; =&gt; &quot;Claim PPS Capital Outlier Amount&quot;," calcext:value-type="string">
            <text:p>"540" =&gt; "Claim PPS Capital Outlier Amount",</text:p>
          </table:table-cell>
        </table:table-row>
        <table:table-row table:style-name="ro2">
          <table:table-cell office:value-type="float" office:value="541" calcext:value-type="float">
            <text:p>541</text:p>
          </table:table-cell>
          <table:table-cell office:value-type="string" calcext:value-type="string">
            <text:p>Claim Submission Reason Code</text:p>
            <text:p>Start: 10/31/2004</text:p>
          </table:table-cell>
          <table:table-cell table:formula="of:=FIND(&quot;Start&quot;; [.B434]; 1)-2" office:value-type="float" office:value="28" calcext:value-type="float">
            <text:p>28</text:p>
          </table:table-cell>
          <table:table-cell table:formula="of:=IFERROR(FIND(&quot;Note:&quot;;[.B434];1)-2 ;[.C434])" office:value-type="float" office:value="28" calcext:value-type="float">
            <text:p>28</text:p>
          </table:table-cell>
          <table:table-cell table:formula="of:=CONCATENATE([.$C$3]; [.A434]; [.$C$3]; &quot; =&gt; &quot;; [.$C$3]; LEFT([.B434];[.D434]); [.$C$3] ;&quot;,&quot;)" office:value-type="string" office:string-value="&quot;541&quot; =&gt; &quot;Claim Submission Reason Code&quot;," calcext:value-type="string">
            <text:p>"541" =&gt; "Claim Submission Reason Code",</text:p>
          </table:table-cell>
        </table:table-row>
        <table:table-row table:style-name="ro2">
          <table:table-cell office:value-type="float" office:value="542" calcext:value-type="float">
            <text:p>542</text:p>
          </table:table-cell>
          <table:table-cell office:value-type="string" calcext:value-type="string">
            <text:p>Claim Total Denied Charge Amount</text:p>
            <text:p>Start: 10/31/2004</text:p>
          </table:table-cell>
          <table:table-cell table:formula="of:=FIND(&quot;Start&quot;; [.B435]; 1)-2" office:value-type="float" office:value="32" calcext:value-type="float">
            <text:p>32</text:p>
          </table:table-cell>
          <table:table-cell table:formula="of:=IFERROR(FIND(&quot;Note:&quot;;[.B435];1)-2 ;[.C435])" office:value-type="float" office:value="32" calcext:value-type="float">
            <text:p>32</text:p>
          </table:table-cell>
          <table:table-cell table:formula="of:=CONCATENATE([.$C$3]; [.A435]; [.$C$3]; &quot; =&gt; &quot;; [.$C$3]; LEFT([.B435];[.D435]); [.$C$3] ;&quot;,&quot;)" office:value-type="string" office:string-value="&quot;542&quot; =&gt; &quot;Claim Total Denied Charge Amount&quot;," calcext:value-type="string">
            <text:p>"542" =&gt; "Claim Total Denied Charge Amount",</text:p>
          </table:table-cell>
        </table:table-row>
        <table:table-row table:style-name="ro2">
          <table:table-cell office:value-type="float" office:value="543" calcext:value-type="float">
            <text:p>543</text:p>
          </table:table-cell>
          <table:table-cell office:value-type="string" calcext:value-type="string">
            <text:p>Clearinghouse or Value Added Network Trace</text:p>
            <text:p>Start: 10/31/2004</text:p>
          </table:table-cell>
          <table:table-cell table:formula="of:=FIND(&quot;Start&quot;; [.B436]; 1)-2" office:value-type="float" office:value="42" calcext:value-type="float">
            <text:p>42</text:p>
          </table:table-cell>
          <table:table-cell table:formula="of:=IFERROR(FIND(&quot;Note:&quot;;[.B436];1)-2 ;[.C436])" office:value-type="float" office:value="42" calcext:value-type="float">
            <text:p>42</text:p>
          </table:table-cell>
          <table:table-cell table:formula="of:=CONCATENATE([.$C$3]; [.A436]; [.$C$3]; &quot; =&gt; &quot;; [.$C$3]; LEFT([.B436];[.D436]); [.$C$3] ;&quot;,&quot;)" office:value-type="string" office:string-value="&quot;543&quot; =&gt; &quot;Clearinghouse or Value Added Network Trace&quot;," calcext:value-type="string">
            <text:p>"543" =&gt; "Clearinghouse or Value Added Network Trace",</text:p>
          </table:table-cell>
        </table:table-row>
        <table:table-row table:style-name="ro2">
          <table:table-cell office:value-type="float" office:value="544" calcext:value-type="float">
            <text:p>544</text:p>
          </table:table-cell>
          <table:table-cell office:value-type="string" calcext:value-type="string">
            <text:p>Clinical Laboratory Improvement Amendment</text:p>
            <text:p>Start: 10/31/2004</text:p>
          </table:table-cell>
          <table:table-cell table:formula="of:=FIND(&quot;Start&quot;; [.B437]; 1)-2" office:value-type="float" office:value="41" calcext:value-type="float">
            <text:p>41</text:p>
          </table:table-cell>
          <table:table-cell table:formula="of:=IFERROR(FIND(&quot;Note:&quot;;[.B437];1)-2 ;[.C437])" office:value-type="float" office:value="41" calcext:value-type="float">
            <text:p>41</text:p>
          </table:table-cell>
          <table:table-cell table:formula="of:=CONCATENATE([.$C$3]; [.A437]; [.$C$3]; &quot; =&gt; &quot;; [.$C$3]; LEFT([.B437];[.D437]); [.$C$3] ;&quot;,&quot;)" office:value-type="string" office:string-value="&quot;544&quot; =&gt; &quot;Clinical Laboratory Improvement Amendment&quot;," calcext:value-type="string">
            <text:p>"544" =&gt; "Clinical Laboratory Improvement Amendment",</text:p>
          </table:table-cell>
        </table:table-row>
        <table:table-row table:style-name="ro2">
          <table:table-cell office:value-type="float" office:value="545" calcext:value-type="float">
            <text:p>545</text:p>
          </table:table-cell>
          <table:table-cell office:value-type="string" calcext:value-type="string">
            <text:p>Contract Amount</text:p>
            <text:p>Start: 10/31/2004</text:p>
          </table:table-cell>
          <table:table-cell table:formula="of:=FIND(&quot;Start&quot;; [.B438]; 1)-2" office:value-type="float" office:value="15" calcext:value-type="float">
            <text:p>15</text:p>
          </table:table-cell>
          <table:table-cell table:formula="of:=IFERROR(FIND(&quot;Note:&quot;;[.B438];1)-2 ;[.C438])" office:value-type="float" office:value="15" calcext:value-type="float">
            <text:p>15</text:p>
          </table:table-cell>
          <table:table-cell table:formula="of:=CONCATENATE([.$C$3]; [.A438]; [.$C$3]; &quot; =&gt; &quot;; [.$C$3]; LEFT([.B438];[.D438]); [.$C$3] ;&quot;,&quot;)" office:value-type="string" office:string-value="&quot;545&quot; =&gt; &quot;Contract Amount&quot;," calcext:value-type="string">
            <text:p>"545" =&gt; "Contract Amount",</text:p>
          </table:table-cell>
        </table:table-row>
        <table:table-row table:style-name="ro2">
          <table:table-cell office:value-type="float" office:value="546" calcext:value-type="float">
            <text:p>546</text:p>
          </table:table-cell>
          <table:table-cell office:value-type="string" calcext:value-type="string">
            <text:p>Contract Code</text:p>
            <text:p>Start: 10/31/2004</text:p>
          </table:table-cell>
          <table:table-cell table:formula="of:=FIND(&quot;Start&quot;; [.B439]; 1)-2" office:value-type="float" office:value="13" calcext:value-type="float">
            <text:p>13</text:p>
          </table:table-cell>
          <table:table-cell table:formula="of:=IFERROR(FIND(&quot;Note:&quot;;[.B439];1)-2 ;[.C439])" office:value-type="float" office:value="13" calcext:value-type="float">
            <text:p>13</text:p>
          </table:table-cell>
          <table:table-cell table:formula="of:=CONCATENATE([.$C$3]; [.A439]; [.$C$3]; &quot; =&gt; &quot;; [.$C$3]; LEFT([.B439];[.D439]); [.$C$3] ;&quot;,&quot;)" office:value-type="string" office:string-value="&quot;546&quot; =&gt; &quot;Contract Code&quot;," calcext:value-type="string">
            <text:p>"546" =&gt; "Contract Code",</text:p>
          </table:table-cell>
        </table:table-row>
        <table:table-row table:style-name="ro2">
          <table:table-cell office:value-type="float" office:value="547" calcext:value-type="float">
            <text:p>547</text:p>
          </table:table-cell>
          <table:table-cell office:value-type="string" calcext:value-type="string">
            <text:p>Contract Percentage</text:p>
            <text:p>Start: 10/31/2004</text:p>
          </table:table-cell>
          <table:table-cell table:formula="of:=FIND(&quot;Start&quot;; [.B440]; 1)-2" office:value-type="float" office:value="19" calcext:value-type="float">
            <text:p>19</text:p>
          </table:table-cell>
          <table:table-cell table:formula="of:=IFERROR(FIND(&quot;Note:&quot;;[.B440];1)-2 ;[.C440])" office:value-type="float" office:value="19" calcext:value-type="float">
            <text:p>19</text:p>
          </table:table-cell>
          <table:table-cell table:formula="of:=CONCATENATE([.$C$3]; [.A440]; [.$C$3]; &quot; =&gt; &quot;; [.$C$3]; LEFT([.B440];[.D440]); [.$C$3] ;&quot;,&quot;)" office:value-type="string" office:string-value="&quot;547&quot; =&gt; &quot;Contract Percentage&quot;," calcext:value-type="string">
            <text:p>"547" =&gt; "Contract Percentage",</text:p>
          </table:table-cell>
        </table:table-row>
        <table:table-row table:style-name="ro2">
          <table:table-cell office:value-type="float" office:value="548" calcext:value-type="float">
            <text:p>548</text:p>
          </table:table-cell>
          <table:table-cell office:value-type="string" calcext:value-type="string">
            <text:p>Contract Type Code</text:p>
            <text:p>Start: 10/31/2004</text:p>
          </table:table-cell>
          <table:table-cell table:formula="of:=FIND(&quot;Start&quot;; [.B441]; 1)-2" office:value-type="float" office:value="18" calcext:value-type="float">
            <text:p>18</text:p>
          </table:table-cell>
          <table:table-cell table:formula="of:=IFERROR(FIND(&quot;Note:&quot;;[.B441];1)-2 ;[.C441])" office:value-type="float" office:value="18" calcext:value-type="float">
            <text:p>18</text:p>
          </table:table-cell>
          <table:table-cell table:formula="of:=CONCATENATE([.$C$3]; [.A441]; [.$C$3]; &quot; =&gt; &quot;; [.$C$3]; LEFT([.B441];[.D441]); [.$C$3] ;&quot;,&quot;)" office:value-type="string" office:string-value="&quot;548&quot; =&gt; &quot;Contract Type Code&quot;," calcext:value-type="string">
            <text:p>"548" =&gt; "Contract Type Code",</text:p>
          </table:table-cell>
        </table:table-row>
        <table:table-row table:style-name="ro2">
          <table:table-cell office:value-type="float" office:value="549" calcext:value-type="float">
            <text:p>549</text:p>
          </table:table-cell>
          <table:table-cell office:value-type="string" calcext:value-type="string">
            <text:p>Contract Version Identifier</text:p>
            <text:p>Start: 10/31/2004</text:p>
          </table:table-cell>
          <table:table-cell table:formula="of:=FIND(&quot;Start&quot;; [.B442]; 1)-2" office:value-type="float" office:value="27" calcext:value-type="float">
            <text:p>27</text:p>
          </table:table-cell>
          <table:table-cell table:formula="of:=IFERROR(FIND(&quot;Note:&quot;;[.B442];1)-2 ;[.C442])" office:value-type="float" office:value="27" calcext:value-type="float">
            <text:p>27</text:p>
          </table:table-cell>
          <table:table-cell table:formula="of:=CONCATENATE([.$C$3]; [.A442]; [.$C$3]; &quot; =&gt; &quot;; [.$C$3]; LEFT([.B442];[.D442]); [.$C$3] ;&quot;,&quot;)" office:value-type="string" office:string-value="&quot;549&quot; =&gt; &quot;Contract Version Identifier&quot;," calcext:value-type="string">
            <text:p>"549" =&gt; "Contract Version Identifier",</text:p>
          </table:table-cell>
        </table:table-row>
        <table:table-row table:style-name="ro2">
          <table:table-cell office:value-type="float" office:value="550" calcext:value-type="float">
            <text:p>550</text:p>
          </table:table-cell>
          <table:table-cell office:value-type="string" calcext:value-type="string">
            <text:p>Coordination of Benefits Code</text:p>
            <text:p>Start: 10/31/2004</text:p>
          </table:table-cell>
          <table:table-cell table:formula="of:=FIND(&quot;Start&quot;; [.B443]; 1)-2" office:value-type="float" office:value="29" calcext:value-type="float">
            <text:p>29</text:p>
          </table:table-cell>
          <table:table-cell table:formula="of:=IFERROR(FIND(&quot;Note:&quot;;[.B443];1)-2 ;[.C443])" office:value-type="float" office:value="29" calcext:value-type="float">
            <text:p>29</text:p>
          </table:table-cell>
          <table:table-cell table:formula="of:=CONCATENATE([.$C$3]; [.A443]; [.$C$3]; &quot; =&gt; &quot;; [.$C$3]; LEFT([.B443];[.D443]); [.$C$3] ;&quot;,&quot;)" office:value-type="string" office:string-value="&quot;550&quot; =&gt; &quot;Coordination of Benefits Code&quot;," calcext:value-type="string">
            <text:p>"550" =&gt; "Coordination of Benefits Code",</text:p>
          </table:table-cell>
        </table:table-row>
        <table:table-row table:style-name="ro2">
          <table:table-cell office:value-type="float" office:value="551" calcext:value-type="float">
            <text:p>551</text:p>
          </table:table-cell>
          <table:table-cell office:value-type="string" calcext:value-type="string">
            <text:p>Coordination of Benefits Total Submitted Charge</text:p>
            <text:p>Start: 10/31/2004</text:p>
          </table:table-cell>
          <table:table-cell table:formula="of:=FIND(&quot;Start&quot;; [.B444]; 1)-2" office:value-type="float" office:value="47" calcext:value-type="float">
            <text:p>47</text:p>
          </table:table-cell>
          <table:table-cell table:formula="of:=IFERROR(FIND(&quot;Note:&quot;;[.B444];1)-2 ;[.C444])" office:value-type="float" office:value="47" calcext:value-type="float">
            <text:p>47</text:p>
          </table:table-cell>
          <table:table-cell table:formula="of:=CONCATENATE([.$C$3]; [.A444]; [.$C$3]; &quot; =&gt; &quot;; [.$C$3]; LEFT([.B444];[.D444]); [.$C$3] ;&quot;,&quot;)" office:value-type="string" office:string-value="&quot;551&quot; =&gt; &quot;Coordination of Benefits Total Submitted Charge&quot;," calcext:value-type="string">
            <text:p>"551" =&gt; "Coordination of Benefits Total Submitted Charge",</text:p>
          </table:table-cell>
        </table:table-row>
        <table:table-row table:style-name="ro2">
          <table:table-cell office:value-type="float" office:value="552" calcext:value-type="float">
            <text:p>552</text:p>
          </table:table-cell>
          <table:table-cell office:value-type="string" calcext:value-type="string">
            <text:p>Cost Report Day Count</text:p>
            <text:p>Start: 10/31/2004</text:p>
          </table:table-cell>
          <table:table-cell table:formula="of:=FIND(&quot;Start&quot;; [.B445]; 1)-2" office:value-type="float" office:value="21" calcext:value-type="float">
            <text:p>21</text:p>
          </table:table-cell>
          <table:table-cell table:formula="of:=IFERROR(FIND(&quot;Note:&quot;;[.B445];1)-2 ;[.C445])" office:value-type="float" office:value="21" calcext:value-type="float">
            <text:p>21</text:p>
          </table:table-cell>
          <table:table-cell table:formula="of:=CONCATENATE([.$C$3]; [.A445]; [.$C$3]; &quot; =&gt; &quot;; [.$C$3]; LEFT([.B445];[.D445]); [.$C$3] ;&quot;,&quot;)" office:value-type="string" office:string-value="&quot;552&quot; =&gt; &quot;Cost Report Day Count&quot;," calcext:value-type="string">
            <text:p>"552" =&gt; "Cost Report Day Count",</text:p>
          </table:table-cell>
        </table:table-row>
        <table:table-row table:style-name="ro2">
          <table:table-cell office:value-type="float" office:value="553" calcext:value-type="float">
            <text:p>553</text:p>
          </table:table-cell>
          <table:table-cell office:value-type="string" calcext:value-type="string">
            <text:p>Covered Amount</text:p>
            <text:p>Start: 10/31/2004</text:p>
          </table:table-cell>
          <table:table-cell table:formula="of:=FIND(&quot;Start&quot;; [.B446]; 1)-2" office:value-type="float" office:value="14" calcext:value-type="float">
            <text:p>14</text:p>
          </table:table-cell>
          <table:table-cell table:formula="of:=IFERROR(FIND(&quot;Note:&quot;;[.B446];1)-2 ;[.C446])" office:value-type="float" office:value="14" calcext:value-type="float">
            <text:p>14</text:p>
          </table:table-cell>
          <table:table-cell table:formula="of:=CONCATENATE([.$C$3]; [.A446]; [.$C$3]; &quot; =&gt; &quot;; [.$C$3]; LEFT([.B446];[.D446]); [.$C$3] ;&quot;,&quot;)" office:value-type="string" office:string-value="&quot;553&quot; =&gt; &quot;Covered Amount&quot;," calcext:value-type="string">
            <text:p>"553" =&gt; "Covered Amount",</text:p>
          </table:table-cell>
        </table:table-row>
        <table:table-row table:style-name="ro2">
          <table:table-cell office:value-type="float" office:value="554" calcext:value-type="float">
            <text:p>554</text:p>
          </table:table-cell>
          <table:table-cell office:value-type="string" calcext:value-type="string">
            <text:p>Date Claim Paid</text:p>
            <text:p>Start: 10/31/2004</text:p>
          </table:table-cell>
          <table:table-cell table:formula="of:=FIND(&quot;Start&quot;; [.B447]; 1)-2" office:value-type="float" office:value="15" calcext:value-type="float">
            <text:p>15</text:p>
          </table:table-cell>
          <table:table-cell table:formula="of:=IFERROR(FIND(&quot;Note:&quot;;[.B447];1)-2 ;[.C447])" office:value-type="float" office:value="15" calcext:value-type="float">
            <text:p>15</text:p>
          </table:table-cell>
          <table:table-cell table:formula="of:=CONCATENATE([.$C$3]; [.A447]; [.$C$3]; &quot; =&gt; &quot;; [.$C$3]; LEFT([.B447];[.D447]); [.$C$3] ;&quot;,&quot;)" office:value-type="string" office:string-value="&quot;554&quot; =&gt; &quot;Date Claim Paid&quot;," calcext:value-type="string">
            <text:p>"554" =&gt; "Date Claim Paid",</text:p>
          </table:table-cell>
        </table:table-row>
        <table:table-row table:style-name="ro2">
          <table:table-cell office:value-type="float" office:value="555" calcext:value-type="float">
            <text:p>555</text:p>
          </table:table-cell>
          <table:table-cell office:value-type="string" calcext:value-type="string">
            <text:p>Delay Reason Code</text:p>
            <text:p>Start: 10/31/2004</text:p>
          </table:table-cell>
          <table:table-cell table:formula="of:=FIND(&quot;Start&quot;; [.B448]; 1)-2" office:value-type="float" office:value="17" calcext:value-type="float">
            <text:p>17</text:p>
          </table:table-cell>
          <table:table-cell table:formula="of:=IFERROR(FIND(&quot;Note:&quot;;[.B448];1)-2 ;[.C448])" office:value-type="float" office:value="17" calcext:value-type="float">
            <text:p>17</text:p>
          </table:table-cell>
          <table:table-cell table:formula="of:=CONCATENATE([.$C$3]; [.A448]; [.$C$3]; &quot; =&gt; &quot;; [.$C$3]; LEFT([.B448];[.D448]); [.$C$3] ;&quot;,&quot;)" office:value-type="string" office:string-value="&quot;555&quot; =&gt; &quot;Delay Reason Code&quot;," calcext:value-type="string">
            <text:p>"555" =&gt; "Delay Reason Code",</text:p>
          </table:table-cell>
        </table:table-row>
        <table:table-row table:style-name="ro2">
          <table:table-cell office:value-type="float" office:value="556" calcext:value-type="float">
            <text:p>556</text:p>
          </table:table-cell>
          <table:table-cell office:value-type="string" calcext:value-type="string">
            <text:p>Demonstration Project Identifier</text:p>
            <text:p>Start: 10/31/2004</text:p>
          </table:table-cell>
          <table:table-cell table:formula="of:=FIND(&quot;Start&quot;; [.B449]; 1)-2" office:value-type="float" office:value="32" calcext:value-type="float">
            <text:p>32</text:p>
          </table:table-cell>
          <table:table-cell table:formula="of:=IFERROR(FIND(&quot;Note:&quot;;[.B449];1)-2 ;[.C449])" office:value-type="float" office:value="32" calcext:value-type="float">
            <text:p>32</text:p>
          </table:table-cell>
          <table:table-cell table:formula="of:=CONCATENATE([.$C$3]; [.A449]; [.$C$3]; &quot; =&gt; &quot;; [.$C$3]; LEFT([.B449];[.D449]); [.$C$3] ;&quot;,&quot;)" office:value-type="string" office:string-value="&quot;556&quot; =&gt; &quot;Demonstration Project Identifier&quot;," calcext:value-type="string">
            <text:p>"556" =&gt; "Demonstration Project Identifier",</text:p>
          </table:table-cell>
        </table:table-row>
        <table:table-row table:style-name="ro2">
          <table:table-cell office:value-type="float" office:value="557" calcext:value-type="float">
            <text:p>557</text:p>
          </table:table-cell>
          <table:table-cell office:value-type="string" calcext:value-type="string">
            <text:p>Diagnosis Date</text:p>
            <text:p>Start: 10/31/2004</text:p>
          </table:table-cell>
          <table:table-cell table:formula="of:=FIND(&quot;Start&quot;; [.B450]; 1)-2" office:value-type="float" office:value="14" calcext:value-type="float">
            <text:p>14</text:p>
          </table:table-cell>
          <table:table-cell table:formula="of:=IFERROR(FIND(&quot;Note:&quot;;[.B450];1)-2 ;[.C450])" office:value-type="float" office:value="14" calcext:value-type="float">
            <text:p>14</text:p>
          </table:table-cell>
          <table:table-cell table:formula="of:=CONCATENATE([.$C$3]; [.A450]; [.$C$3]; &quot; =&gt; &quot;; [.$C$3]; LEFT([.B450];[.D450]); [.$C$3] ;&quot;,&quot;)" office:value-type="string" office:string-value="&quot;557&quot; =&gt; &quot;Diagnosis Date&quot;," calcext:value-type="string">
            <text:p>"557" =&gt; "Diagnosis Date",</text:p>
          </table:table-cell>
        </table:table-row>
        <table:table-row table:style-name="ro2">
          <table:table-cell office:value-type="float" office:value="558" calcext:value-type="float">
            <text:p>558</text:p>
          </table:table-cell>
          <table:table-cell office:value-type="string" calcext:value-type="string">
            <text:p>Discount Amount</text:p>
            <text:p>Start: 10/31/2004</text:p>
          </table:table-cell>
          <table:table-cell table:formula="of:=FIND(&quot;Start&quot;; [.B451]; 1)-2" office:value-type="float" office:value="15" calcext:value-type="float">
            <text:p>15</text:p>
          </table:table-cell>
          <table:table-cell table:formula="of:=IFERROR(FIND(&quot;Note:&quot;;[.B451];1)-2 ;[.C451])" office:value-type="float" office:value="15" calcext:value-type="float">
            <text:p>15</text:p>
          </table:table-cell>
          <table:table-cell table:formula="of:=CONCATENATE([.$C$3]; [.A451]; [.$C$3]; &quot; =&gt; &quot;; [.$C$3]; LEFT([.B451];[.D451]); [.$C$3] ;&quot;,&quot;)" office:value-type="string" office:string-value="&quot;558&quot; =&gt; &quot;Discount Amount&quot;," calcext:value-type="string">
            <text:p>"558" =&gt; "Discount Amount",</text:p>
          </table:table-cell>
        </table:table-row>
        <table:table-row table:style-name="ro2">
          <table:table-cell office:value-type="float" office:value="559" calcext:value-type="float">
            <text:p>559</text:p>
          </table:table-cell>
          <table:table-cell office:value-type="string" calcext:value-type="string">
            <text:p>Document Control Identifier</text:p>
            <text:p>Start: 10/31/2004</text:p>
          </table:table-cell>
          <table:table-cell table:formula="of:=FIND(&quot;Start&quot;; [.B452]; 1)-2" office:value-type="float" office:value="27" calcext:value-type="float">
            <text:p>27</text:p>
          </table:table-cell>
          <table:table-cell table:formula="of:=IFERROR(FIND(&quot;Note:&quot;;[.B452];1)-2 ;[.C452])" office:value-type="float" office:value="27" calcext:value-type="float">
            <text:p>27</text:p>
          </table:table-cell>
          <table:table-cell table:formula="of:=CONCATENATE([.$C$3]; [.A452]; [.$C$3]; &quot; =&gt; &quot;; [.$C$3]; LEFT([.B452];[.D452]); [.$C$3] ;&quot;,&quot;)" office:value-type="string" office:string-value="&quot;559&quot; =&gt; &quot;Document Control Identifier&quot;," calcext:value-type="string">
            <text:p>"559" =&gt; "Document Control Identifier",</text:p>
          </table:table-cell>
        </table:table-row>
        <table:table-row table:style-name="ro2">
          <table:table-cell office:value-type="float" office:value="560" calcext:value-type="float">
            <text:p>560</text:p>
          </table:table-cell>
          <table:table-cell office:value-type="string" calcext:value-type="string">
            <text:p>Entity's Additional/Secondary Identifier. Note: This code requires use of an Entity Code.</text:p>
            <text:p>Start: 10/31/2004 | Last Modified: 02/11/2010</text:p>
          </table:table-cell>
          <table:table-cell table:formula="of:=FIND(&quot;Start&quot;; [.B453]; 1)-2" office:value-type="float" office:value="89" calcext:value-type="float">
            <text:p>89</text:p>
          </table:table-cell>
          <table:table-cell table:formula="of:=IFERROR(FIND(&quot;Note:&quot;;[.B453];1)-2 ;[.C453])" office:value-type="float" office:value="41" calcext:value-type="float">
            <text:p>41</text:p>
          </table:table-cell>
          <table:table-cell table:formula="of:=CONCATENATE([.$C$3]; [.A453]; [.$C$3]; &quot; =&gt; &quot;; [.$C$3]; LEFT([.B453];[.D453]); [.$C$3] ;&quot;,&quot;)" office:value-type="string" office:string-value="&quot;560&quot; =&gt; &quot;Entity's Additional/Secondary Identifier.&quot;," calcext:value-type="string">
            <text:p>"560" =&gt; "Entity's Additional/Secondary Identifier.",</text:p>
          </table:table-cell>
        </table:table-row>
        <table:table-row table:style-name="ro2">
          <table:table-cell office:value-type="float" office:value="561" calcext:value-type="float">
            <text:p>561</text:p>
          </table:table-cell>
          <table:table-cell office:value-type="string" calcext:value-type="string">
            <text:p>Entity's Contact Name. Note: This code requires use of an Entity Code.</text:p>
            <text:p>Start: 10/31/2004 | Last Modified: 02/11/2010</text:p>
          </table:table-cell>
          <table:table-cell table:formula="of:=FIND(&quot;Start&quot;; [.B454]; 1)-2" office:value-type="float" office:value="70" calcext:value-type="float">
            <text:p>70</text:p>
          </table:table-cell>
          <table:table-cell table:formula="of:=IFERROR(FIND(&quot;Note:&quot;;[.B454];1)-2 ;[.C454])" office:value-type="float" office:value="22" calcext:value-type="float">
            <text:p>22</text:p>
          </table:table-cell>
          <table:table-cell table:formula="of:=CONCATENATE([.$C$3]; [.A454]; [.$C$3]; &quot; =&gt; &quot;; [.$C$3]; LEFT([.B454];[.D454]); [.$C$3] ;&quot;,&quot;)" office:value-type="string" office:string-value="&quot;561&quot; =&gt; &quot;Entity's Contact Name.&quot;," calcext:value-type="string">
            <text:p>"561" =&gt; "Entity's Contact Name.",</text:p>
          </table:table-cell>
        </table:table-row>
        <table:table-row table:style-name="ro2">
          <table:table-cell office:value-type="float" office:value="562" calcext:value-type="float">
            <text:p>562</text:p>
          </table:table-cell>
          <table:table-cell office:value-type="string" calcext:value-type="string">
            <text:p>Entity's National Provider Identifier (NPI). Note: This code requires use of an Entity Code.</text:p>
            <text:p>Start: 10/31/2004 | Last Modified: 02/11/2010</text:p>
          </table:table-cell>
          <table:table-cell table:formula="of:=FIND(&quot;Start&quot;; [.B455]; 1)-2" office:value-type="float" office:value="92" calcext:value-type="float">
            <text:p>92</text:p>
          </table:table-cell>
          <table:table-cell table:formula="of:=IFERROR(FIND(&quot;Note:&quot;;[.B455];1)-2 ;[.C455])" office:value-type="float" office:value="44" calcext:value-type="float">
            <text:p>44</text:p>
          </table:table-cell>
          <table:table-cell table:formula="of:=CONCATENATE([.$C$3]; [.A455]; [.$C$3]; &quot; =&gt; &quot;; [.$C$3]; LEFT([.B455];[.D455]); [.$C$3] ;&quot;,&quot;)" office:value-type="string" office:string-value="&quot;562&quot; =&gt; &quot;Entity's National Provider Identifier (NPI).&quot;," calcext:value-type="string">
            <text:p>"562" =&gt; "Entity's National Provider Identifier (NPI).",</text:p>
          </table:table-cell>
        </table:table-row>
        <table:table-row table:style-name="ro2">
          <table:table-cell office:value-type="float" office:value="563" calcext:value-type="float">
            <text:p>563</text:p>
          </table:table-cell>
          <table:table-cell office:value-type="string" calcext:value-type="string">
            <text:p>Entity's Tax Amount. Note: This code requires use of an Entity Code.</text:p>
            <text:p>Start: 10/31/2004 | Last Modified: 02/11/2010</text:p>
          </table:table-cell>
          <table:table-cell table:formula="of:=FIND(&quot;Start&quot;; [.B456]; 1)-2" office:value-type="float" office:value="68" calcext:value-type="float">
            <text:p>68</text:p>
          </table:table-cell>
          <table:table-cell table:formula="of:=IFERROR(FIND(&quot;Note:&quot;;[.B456];1)-2 ;[.C456])" office:value-type="float" office:value="20" calcext:value-type="float">
            <text:p>20</text:p>
          </table:table-cell>
          <table:table-cell table:formula="of:=CONCATENATE([.$C$3]; [.A456]; [.$C$3]; &quot; =&gt; &quot;; [.$C$3]; LEFT([.B456];[.D456]); [.$C$3] ;&quot;,&quot;)" office:value-type="string" office:string-value="&quot;563&quot; =&gt; &quot;Entity's Tax Amount.&quot;," calcext:value-type="string">
            <text:p>"563" =&gt; "Entity's Tax Amount.",</text:p>
          </table:table-cell>
        </table:table-row>
        <table:table-row table:style-name="ro2">
          <table:table-cell office:value-type="float" office:value="564" calcext:value-type="float">
            <text:p>564</text:p>
          </table:table-cell>
          <table:table-cell office:value-type="string" calcext:value-type="string">
            <text:p>EPSDT Indicator</text:p>
            <text:p>Start: 10/31/2004</text:p>
          </table:table-cell>
          <table:table-cell table:formula="of:=FIND(&quot;Start&quot;; [.B457]; 1)-2" office:value-type="float" office:value="15" calcext:value-type="float">
            <text:p>15</text:p>
          </table:table-cell>
          <table:table-cell table:formula="of:=IFERROR(FIND(&quot;Note:&quot;;[.B457];1)-2 ;[.C457])" office:value-type="float" office:value="15" calcext:value-type="float">
            <text:p>15</text:p>
          </table:table-cell>
          <table:table-cell table:formula="of:=CONCATENATE([.$C$3]; [.A457]; [.$C$3]; &quot; =&gt; &quot;; [.$C$3]; LEFT([.B457];[.D457]); [.$C$3] ;&quot;,&quot;)" office:value-type="string" office:string-value="&quot;564&quot; =&gt; &quot;EPSDT Indicator&quot;," calcext:value-type="string">
            <text:p>"564" =&gt; "EPSDT Indicator",</text:p>
          </table:table-cell>
        </table:table-row>
        <table:table-row table:style-name="ro2">
          <table:table-cell office:value-type="float" office:value="565" calcext:value-type="float">
            <text:p>565</text:p>
          </table:table-cell>
          <table:table-cell office:value-type="string" calcext:value-type="string">
            <text:p>Estimated Claim Due Amount</text:p>
            <text:p>Start: 10/31/2004</text:p>
          </table:table-cell>
          <table:table-cell table:formula="of:=FIND(&quot;Start&quot;; [.B458]; 1)-2" office:value-type="float" office:value="26" calcext:value-type="float">
            <text:p>26</text:p>
          </table:table-cell>
          <table:table-cell table:formula="of:=IFERROR(FIND(&quot;Note:&quot;;[.B458];1)-2 ;[.C458])" office:value-type="float" office:value="26" calcext:value-type="float">
            <text:p>26</text:p>
          </table:table-cell>
          <table:table-cell table:formula="of:=CONCATENATE([.$C$3]; [.A458]; [.$C$3]; &quot; =&gt; &quot;; [.$C$3]; LEFT([.B458];[.D458]); [.$C$3] ;&quot;,&quot;)" office:value-type="string" office:string-value="&quot;565&quot; =&gt; &quot;Estimated Claim Due Amount&quot;," calcext:value-type="string">
            <text:p>"565" =&gt; "Estimated Claim Due Amount",</text:p>
          </table:table-cell>
        </table:table-row>
        <table:table-row table:style-name="ro2">
          <table:table-cell office:value-type="float" office:value="566" calcext:value-type="float">
            <text:p>566</text:p>
          </table:table-cell>
          <table:table-cell office:value-type="string" calcext:value-type="string">
            <text:p>Exception Code</text:p>
            <text:p>Start: 10/31/2004</text:p>
          </table:table-cell>
          <table:table-cell table:formula="of:=FIND(&quot;Start&quot;; [.B459]; 1)-2" office:value-type="float" office:value="14" calcext:value-type="float">
            <text:p>14</text:p>
          </table:table-cell>
          <table:table-cell table:formula="of:=IFERROR(FIND(&quot;Note:&quot;;[.B459];1)-2 ;[.C459])" office:value-type="float" office:value="14" calcext:value-type="float">
            <text:p>14</text:p>
          </table:table-cell>
          <table:table-cell table:formula="of:=CONCATENATE([.$C$3]; [.A459]; [.$C$3]; &quot; =&gt; &quot;; [.$C$3]; LEFT([.B459];[.D459]); [.$C$3] ;&quot;,&quot;)" office:value-type="string" office:string-value="&quot;566&quot; =&gt; &quot;Exception Code&quot;," calcext:value-type="string">
            <text:p>"566" =&gt; "Exception Code",</text:p>
          </table:table-cell>
        </table:table-row>
        <table:table-row table:style-name="ro2">
          <table:table-cell office:value-type="float" office:value="567" calcext:value-type="float">
            <text:p>567</text:p>
          </table:table-cell>
          <table:table-cell office:value-type="string" calcext:value-type="string">
            <text:p>Facility Code Qualifier</text:p>
            <text:p>Start: 10/31/2004</text:p>
          </table:table-cell>
          <table:table-cell table:formula="of:=FIND(&quot;Start&quot;; [.B460]; 1)-2" office:value-type="float" office:value="23" calcext:value-type="float">
            <text:p>23</text:p>
          </table:table-cell>
          <table:table-cell table:formula="of:=IFERROR(FIND(&quot;Note:&quot;;[.B460];1)-2 ;[.C460])" office:value-type="float" office:value="23" calcext:value-type="float">
            <text:p>23</text:p>
          </table:table-cell>
          <table:table-cell table:formula="of:=CONCATENATE([.$C$3]; [.A460]; [.$C$3]; &quot; =&gt; &quot;; [.$C$3]; LEFT([.B460];[.D460]); [.$C$3] ;&quot;,&quot;)" office:value-type="string" office:string-value="&quot;567&quot; =&gt; &quot;Facility Code Qualifier&quot;," calcext:value-type="string">
            <text:p>"567" =&gt; "Facility Code Qualifier",</text:p>
          </table:table-cell>
        </table:table-row>
        <table:table-row table:style-name="ro2">
          <table:table-cell office:value-type="float" office:value="568" calcext:value-type="float">
            <text:p>568</text:p>
          </table:table-cell>
          <table:table-cell office:value-type="string" calcext:value-type="string">
            <text:p>Family Planning Indicator</text:p>
            <text:p>Start: 10/31/2004</text:p>
          </table:table-cell>
          <table:table-cell table:formula="of:=FIND(&quot;Start&quot;; [.B461]; 1)-2" office:value-type="float" office:value="25" calcext:value-type="float">
            <text:p>25</text:p>
          </table:table-cell>
          <table:table-cell table:formula="of:=IFERROR(FIND(&quot;Note:&quot;;[.B461];1)-2 ;[.C461])" office:value-type="float" office:value="25" calcext:value-type="float">
            <text:p>25</text:p>
          </table:table-cell>
          <table:table-cell table:formula="of:=CONCATENATE([.$C$3]; [.A461]; [.$C$3]; &quot; =&gt; &quot;; [.$C$3]; LEFT([.B461];[.D461]); [.$C$3] ;&quot;,&quot;)" office:value-type="string" office:string-value="&quot;568&quot; =&gt; &quot;Family Planning Indicator&quot;," calcext:value-type="string">
            <text:p>"568" =&gt; "Family Planning Indicator",</text:p>
          </table:table-cell>
        </table:table-row>
        <table:table-row table:style-name="ro2">
          <table:table-cell office:value-type="float" office:value="569" calcext:value-type="float">
            <text:p>569</text:p>
          </table:table-cell>
          <table:table-cell office:value-type="string" calcext:value-type="string">
            <text:p>Fixed Format Information</text:p>
            <text:p>Start: 10/31/2004</text:p>
          </table:table-cell>
          <table:table-cell table:formula="of:=FIND(&quot;Start&quot;; [.B462]; 1)-2" office:value-type="float" office:value="24" calcext:value-type="float">
            <text:p>24</text:p>
          </table:table-cell>
          <table:table-cell table:formula="of:=IFERROR(FIND(&quot;Note:&quot;;[.B462];1)-2 ;[.C462])" office:value-type="float" office:value="24" calcext:value-type="float">
            <text:p>24</text:p>
          </table:table-cell>
          <table:table-cell table:formula="of:=CONCATENATE([.$C$3]; [.A462]; [.$C$3]; &quot; =&gt; &quot;; [.$C$3]; LEFT([.B462];[.D462]); [.$C$3] ;&quot;,&quot;)" office:value-type="string" office:string-value="&quot;569&quot; =&gt; &quot;Fixed Format Information&quot;," calcext:value-type="string">
            <text:p>"569" =&gt; "Fixed Format Information",</text:p>
          </table:table-cell>
        </table:table-row>
        <table:table-row table:style-name="ro2">
          <table:table-cell office:value-type="float" office:value="571" calcext:value-type="float">
            <text:p>571</text:p>
          </table:table-cell>
          <table:table-cell office:value-type="string" calcext:value-type="string">
            <text:p>Frequency Count</text:p>
            <text:p>Start: 10/31/2004</text:p>
          </table:table-cell>
          <table:table-cell table:formula="of:=FIND(&quot;Start&quot;; [.B463]; 1)-2" office:value-type="float" office:value="15" calcext:value-type="float">
            <text:p>15</text:p>
          </table:table-cell>
          <table:table-cell table:formula="of:=IFERROR(FIND(&quot;Note:&quot;;[.B463];1)-2 ;[.C463])" office:value-type="float" office:value="15" calcext:value-type="float">
            <text:p>15</text:p>
          </table:table-cell>
          <table:table-cell table:formula="of:=CONCATENATE([.$C$3]; [.A463]; [.$C$3]; &quot; =&gt; &quot;; [.$C$3]; LEFT([.B463];[.D463]); [.$C$3] ;&quot;,&quot;)" office:value-type="string" office:string-value="&quot;571&quot; =&gt; &quot;Frequency Count&quot;," calcext:value-type="string">
            <text:p>"571" =&gt; "Frequency Count",</text:p>
          </table:table-cell>
        </table:table-row>
        <table:table-row table:style-name="ro2">
          <table:table-cell office:value-type="float" office:value="572" calcext:value-type="float">
            <text:p>572</text:p>
          </table:table-cell>
          <table:table-cell office:value-type="string" calcext:value-type="string">
            <text:p>Frequency Period</text:p>
            <text:p>Start: 10/31/2004</text:p>
          </table:table-cell>
          <table:table-cell table:formula="of:=FIND(&quot;Start&quot;; [.B464]; 1)-2" office:value-type="float" office:value="16" calcext:value-type="float">
            <text:p>16</text:p>
          </table:table-cell>
          <table:table-cell table:formula="of:=IFERROR(FIND(&quot;Note:&quot;;[.B464];1)-2 ;[.C464])" office:value-type="float" office:value="16" calcext:value-type="float">
            <text:p>16</text:p>
          </table:table-cell>
          <table:table-cell table:formula="of:=CONCATENATE([.$C$3]; [.A464]; [.$C$3]; &quot; =&gt; &quot;; [.$C$3]; LEFT([.B464];[.D464]); [.$C$3] ;&quot;,&quot;)" office:value-type="string" office:string-value="&quot;572&quot; =&gt; &quot;Frequency Period&quot;," calcext:value-type="string">
            <text:p>"572" =&gt; "Frequency Period",</text:p>
          </table:table-cell>
        </table:table-row>
        <table:table-row table:style-name="ro2">
          <table:table-cell office:value-type="float" office:value="573" calcext:value-type="float">
            <text:p>573</text:p>
          </table:table-cell>
          <table:table-cell office:value-type="string" calcext:value-type="string">
            <text:p>Functional Limitation Code</text:p>
            <text:p>Start: 10/31/2004</text:p>
          </table:table-cell>
          <table:table-cell table:formula="of:=FIND(&quot;Start&quot;; [.B465]; 1)-2" office:value-type="float" office:value="26" calcext:value-type="float">
            <text:p>26</text:p>
          </table:table-cell>
          <table:table-cell table:formula="of:=IFERROR(FIND(&quot;Note:&quot;;[.B465];1)-2 ;[.C465])" office:value-type="float" office:value="26" calcext:value-type="float">
            <text:p>26</text:p>
          </table:table-cell>
          <table:table-cell table:formula="of:=CONCATENATE([.$C$3]; [.A465]; [.$C$3]; &quot; =&gt; &quot;; [.$C$3]; LEFT([.B465];[.D465]); [.$C$3] ;&quot;,&quot;)" office:value-type="string" office:string-value="&quot;573&quot; =&gt; &quot;Functional Limitation Code&quot;," calcext:value-type="string">
            <text:p>"573" =&gt; "Functional Limitation Code",</text:p>
          </table:table-cell>
        </table:table-row>
        <table:table-row table:style-name="ro2">
          <table:table-cell office:value-type="float" office:value="574" calcext:value-type="float">
            <text:p>574</text:p>
          </table:table-cell>
          <table:table-cell office:value-type="string" calcext:value-type="string">
            <text:p>HCPCS Payable Amount Home Health</text:p>
            <text:p>Start: 10/31/2004</text:p>
          </table:table-cell>
          <table:table-cell table:formula="of:=FIND(&quot;Start&quot;; [.B466]; 1)-2" office:value-type="float" office:value="32" calcext:value-type="float">
            <text:p>32</text:p>
          </table:table-cell>
          <table:table-cell table:formula="of:=IFERROR(FIND(&quot;Note:&quot;;[.B466];1)-2 ;[.C466])" office:value-type="float" office:value="32" calcext:value-type="float">
            <text:p>32</text:p>
          </table:table-cell>
          <table:table-cell table:formula="of:=CONCATENATE([.$C$3]; [.A466]; [.$C$3]; &quot; =&gt; &quot;; [.$C$3]; LEFT([.B466];[.D466]); [.$C$3] ;&quot;,&quot;)" office:value-type="string" office:string-value="&quot;574&quot; =&gt; &quot;HCPCS Payable Amount Home Health&quot;," calcext:value-type="string">
            <text:p>"574" =&gt; "HCPCS Payable Amount Home Health",</text:p>
          </table:table-cell>
        </table:table-row>
        <table:table-row table:style-name="ro2">
          <table:table-cell office:value-type="float" office:value="575" calcext:value-type="float">
            <text:p>575</text:p>
          </table:table-cell>
          <table:table-cell office:value-type="string" calcext:value-type="string">
            <text:p>Homebound Indicator</text:p>
            <text:p>Start: 10/31/2004</text:p>
          </table:table-cell>
          <table:table-cell table:formula="of:=FIND(&quot;Start&quot;; [.B467]; 1)-2" office:value-type="float" office:value="19" calcext:value-type="float">
            <text:p>19</text:p>
          </table:table-cell>
          <table:table-cell table:formula="of:=IFERROR(FIND(&quot;Note:&quot;;[.B467];1)-2 ;[.C467])" office:value-type="float" office:value="19" calcext:value-type="float">
            <text:p>19</text:p>
          </table:table-cell>
          <table:table-cell table:formula="of:=CONCATENATE([.$C$3]; [.A467]; [.$C$3]; &quot; =&gt; &quot;; [.$C$3]; LEFT([.B467];[.D467]); [.$C$3] ;&quot;,&quot;)" office:value-type="string" office:string-value="&quot;575&quot; =&gt; &quot;Homebound Indicator&quot;," calcext:value-type="string">
            <text:p>"575" =&gt; "Homebound Indicator",</text:p>
          </table:table-cell>
        </table:table-row>
        <table:table-row table:style-name="ro2">
          <table:table-cell office:value-type="float" office:value="576" calcext:value-type="float">
            <text:p>576</text:p>
          </table:table-cell>
          <table:table-cell office:value-type="string" calcext:value-type="string">
            <text:p>Immunization Batch Number</text:p>
            <text:p>Start: 10/31/2004</text:p>
          </table:table-cell>
          <table:table-cell table:formula="of:=FIND(&quot;Start&quot;; [.B468]; 1)-2" office:value-type="float" office:value="25" calcext:value-type="float">
            <text:p>25</text:p>
          </table:table-cell>
          <table:table-cell table:formula="of:=IFERROR(FIND(&quot;Note:&quot;;[.B468];1)-2 ;[.C468])" office:value-type="float" office:value="25" calcext:value-type="float">
            <text:p>25</text:p>
          </table:table-cell>
          <table:table-cell table:formula="of:=CONCATENATE([.$C$3]; [.A468]; [.$C$3]; &quot; =&gt; &quot;; [.$C$3]; LEFT([.B468];[.D468]); [.$C$3] ;&quot;,&quot;)" office:value-type="string" office:string-value="&quot;576&quot; =&gt; &quot;Immunization Batch Number&quot;," calcext:value-type="string">
            <text:p>"576" =&gt; "Immunization Batch Number",</text:p>
          </table:table-cell>
        </table:table-row>
        <table:table-row table:style-name="ro2">
          <table:table-cell office:value-type="float" office:value="577" calcext:value-type="float">
            <text:p>577</text:p>
          </table:table-cell>
          <table:table-cell office:value-type="string" calcext:value-type="string">
            <text:p>Industry Code</text:p>
            <text:p>Start: 10/31/2004</text:p>
          </table:table-cell>
          <table:table-cell table:formula="of:=FIND(&quot;Start&quot;; [.B469]; 1)-2" office:value-type="float" office:value="13" calcext:value-type="float">
            <text:p>13</text:p>
          </table:table-cell>
          <table:table-cell table:formula="of:=IFERROR(FIND(&quot;Note:&quot;;[.B469];1)-2 ;[.C469])" office:value-type="float" office:value="13" calcext:value-type="float">
            <text:p>13</text:p>
          </table:table-cell>
          <table:table-cell table:formula="of:=CONCATENATE([.$C$3]; [.A469]; [.$C$3]; &quot; =&gt; &quot;; [.$C$3]; LEFT([.B469];[.D469]); [.$C$3] ;&quot;,&quot;)" office:value-type="string" office:string-value="&quot;577&quot; =&gt; &quot;Industry Code&quot;," calcext:value-type="string">
            <text:p>"577" =&gt; "Industry Code",</text:p>
          </table:table-cell>
        </table:table-row>
        <table:table-row table:style-name="ro2">
          <table:table-cell office:value-type="float" office:value="578" calcext:value-type="float">
            <text:p>578</text:p>
          </table:table-cell>
          <table:table-cell office:value-type="string" calcext:value-type="string">
            <text:p>Insurance Type Code</text:p>
            <text:p>Start: 10/31/2004</text:p>
          </table:table-cell>
          <table:table-cell table:formula="of:=FIND(&quot;Start&quot;; [.B470]; 1)-2" office:value-type="float" office:value="19" calcext:value-type="float">
            <text:p>19</text:p>
          </table:table-cell>
          <table:table-cell table:formula="of:=IFERROR(FIND(&quot;Note:&quot;;[.B470];1)-2 ;[.C470])" office:value-type="float" office:value="19" calcext:value-type="float">
            <text:p>19</text:p>
          </table:table-cell>
          <table:table-cell table:formula="of:=CONCATENATE([.$C$3]; [.A470]; [.$C$3]; &quot; =&gt; &quot;; [.$C$3]; LEFT([.B470];[.D470]); [.$C$3] ;&quot;,&quot;)" office:value-type="string" office:string-value="&quot;578&quot; =&gt; &quot;Insurance Type Code&quot;," calcext:value-type="string">
            <text:p>"578" =&gt; "Insurance Type Code",</text:p>
          </table:table-cell>
        </table:table-row>
        <table:table-row table:style-name="ro2">
          <table:table-cell office:value-type="float" office:value="579" calcext:value-type="float">
            <text:p>579</text:p>
          </table:table-cell>
          <table:table-cell office:value-type="string" calcext:value-type="string">
            <text:p>Investigational Device Exemption Identifier</text:p>
            <text:p>Start: 10/31/2004</text:p>
          </table:table-cell>
          <table:table-cell table:formula="of:=FIND(&quot;Start&quot;; [.B471]; 1)-2" office:value-type="float" office:value="43" calcext:value-type="float">
            <text:p>43</text:p>
          </table:table-cell>
          <table:table-cell table:formula="of:=IFERROR(FIND(&quot;Note:&quot;;[.B471];1)-2 ;[.C471])" office:value-type="float" office:value="43" calcext:value-type="float">
            <text:p>43</text:p>
          </table:table-cell>
          <table:table-cell table:formula="of:=CONCATENATE([.$C$3]; [.A471]; [.$C$3]; &quot; =&gt; &quot;; [.$C$3]; LEFT([.B471];[.D471]); [.$C$3] ;&quot;,&quot;)" office:value-type="string" office:string-value="&quot;579&quot; =&gt; &quot;Investigational Device Exemption Identifier&quot;," calcext:value-type="string">
            <text:p>"579" =&gt; "Investigational Device Exemption Identifier",</text:p>
          </table:table-cell>
        </table:table-row>
        <table:table-row table:style-name="ro2">
          <table:table-cell office:value-type="float" office:value="580" calcext:value-type="float">
            <text:p>580</text:p>
          </table:table-cell>
          <table:table-cell office:value-type="string" calcext:value-type="string">
            <text:p>Last Certification Date</text:p>
            <text:p>Start: 10/31/2004</text:p>
          </table:table-cell>
          <table:table-cell table:formula="of:=FIND(&quot;Start&quot;; [.B472]; 1)-2" office:value-type="float" office:value="23" calcext:value-type="float">
            <text:p>23</text:p>
          </table:table-cell>
          <table:table-cell table:formula="of:=IFERROR(FIND(&quot;Note:&quot;;[.B472];1)-2 ;[.C472])" office:value-type="float" office:value="23" calcext:value-type="float">
            <text:p>23</text:p>
          </table:table-cell>
          <table:table-cell table:formula="of:=CONCATENATE([.$C$3]; [.A472]; [.$C$3]; &quot; =&gt; &quot;; [.$C$3]; LEFT([.B472];[.D472]); [.$C$3] ;&quot;,&quot;)" office:value-type="string" office:string-value="&quot;580&quot; =&gt; &quot;Last Certification Date&quot;," calcext:value-type="string">
            <text:p>"580" =&gt; "Last Certification Date",</text:p>
          </table:table-cell>
        </table:table-row>
        <table:table-row table:style-name="ro2">
          <table:table-cell office:value-type="float" office:value="581" calcext:value-type="float">
            <text:p>581</text:p>
          </table:table-cell>
          <table:table-cell office:value-type="string" calcext:value-type="string">
            <text:p>Last Worked Date</text:p>
            <text:p>Start: 10/31/2004</text:p>
          </table:table-cell>
          <table:table-cell table:formula="of:=FIND(&quot;Start&quot;; [.B473]; 1)-2" office:value-type="float" office:value="16" calcext:value-type="float">
            <text:p>16</text:p>
          </table:table-cell>
          <table:table-cell table:formula="of:=IFERROR(FIND(&quot;Note:&quot;;[.B473];1)-2 ;[.C473])" office:value-type="float" office:value="16" calcext:value-type="float">
            <text:p>16</text:p>
          </table:table-cell>
          <table:table-cell table:formula="of:=CONCATENATE([.$C$3]; [.A473]; [.$C$3]; &quot; =&gt; &quot;; [.$C$3]; LEFT([.B473];[.D473]); [.$C$3] ;&quot;,&quot;)" office:value-type="string" office:string-value="&quot;581&quot; =&gt; &quot;Last Worked Date&quot;," calcext:value-type="string">
            <text:p>"581" =&gt; "Last Worked Date",</text:p>
          </table:table-cell>
        </table:table-row>
        <table:table-row table:style-name="ro2">
          <table:table-cell office:value-type="float" office:value="582" calcext:value-type="float">
            <text:p>582</text:p>
          </table:table-cell>
          <table:table-cell office:value-type="string" calcext:value-type="string">
            <text:p>Lifetime Psychiatric Days Count</text:p>
            <text:p>Start: 10/31/2004</text:p>
          </table:table-cell>
          <table:table-cell table:formula="of:=FIND(&quot;Start&quot;; [.B474]; 1)-2" office:value-type="float" office:value="31" calcext:value-type="float">
            <text:p>31</text:p>
          </table:table-cell>
          <table:table-cell table:formula="of:=IFERROR(FIND(&quot;Note:&quot;;[.B474];1)-2 ;[.C474])" office:value-type="float" office:value="31" calcext:value-type="float">
            <text:p>31</text:p>
          </table:table-cell>
          <table:table-cell table:formula="of:=CONCATENATE([.$C$3]; [.A474]; [.$C$3]; &quot; =&gt; &quot;; [.$C$3]; LEFT([.B474];[.D474]); [.$C$3] ;&quot;,&quot;)" office:value-type="string" office:string-value="&quot;582&quot; =&gt; &quot;Lifetime Psychiatric Days Count&quot;," calcext:value-type="string">
            <text:p>"582" =&gt; "Lifetime Psychiatric Days Count",</text:p>
          </table:table-cell>
        </table:table-row>
        <table:table-row table:style-name="ro2">
          <table:table-cell office:value-type="float" office:value="583" calcext:value-type="float">
            <text:p>583</text:p>
          </table:table-cell>
          <table:table-cell office:value-type="string" calcext:value-type="string">
            <text:p>Line Item Charge Amount</text:p>
            <text:p>Start: 10/31/2004</text:p>
          </table:table-cell>
          <table:table-cell table:formula="of:=FIND(&quot;Start&quot;; [.B475]; 1)-2" office:value-type="float" office:value="23" calcext:value-type="float">
            <text:p>23</text:p>
          </table:table-cell>
          <table:table-cell table:formula="of:=IFERROR(FIND(&quot;Note:&quot;;[.B475];1)-2 ;[.C475])" office:value-type="float" office:value="23" calcext:value-type="float">
            <text:p>23</text:p>
          </table:table-cell>
          <table:table-cell table:formula="of:=CONCATENATE([.$C$3]; [.A475]; [.$C$3]; &quot; =&gt; &quot;; [.$C$3]; LEFT([.B475];[.D475]); [.$C$3] ;&quot;,&quot;)" office:value-type="string" office:string-value="&quot;583&quot; =&gt; &quot;Line Item Charge Amount&quot;," calcext:value-type="string">
            <text:p>"583" =&gt; "Line Item Charge Amount",</text:p>
          </table:table-cell>
        </table:table-row>
        <table:table-row table:style-name="ro2">
          <table:table-cell office:value-type="float" office:value="584" calcext:value-type="float">
            <text:p>584</text:p>
          </table:table-cell>
          <table:table-cell office:value-type="string" calcext:value-type="string">
            <text:p>Line Item Control Number</text:p>
            <text:p>Start: 10/31/2004</text:p>
          </table:table-cell>
          <table:table-cell table:formula="of:=FIND(&quot;Start&quot;; [.B476]; 1)-2" office:value-type="float" office:value="24" calcext:value-type="float">
            <text:p>24</text:p>
          </table:table-cell>
          <table:table-cell table:formula="of:=IFERROR(FIND(&quot;Note:&quot;;[.B476];1)-2 ;[.C476])" office:value-type="float" office:value="24" calcext:value-type="float">
            <text:p>24</text:p>
          </table:table-cell>
          <table:table-cell table:formula="of:=CONCATENATE([.$C$3]; [.A476]; [.$C$3]; &quot; =&gt; &quot;; [.$C$3]; LEFT([.B476];[.D476]); [.$C$3] ;&quot;,&quot;)" office:value-type="string" office:string-value="&quot;584&quot; =&gt; &quot;Line Item Control Number&quot;," calcext:value-type="string">
            <text:p>"584" =&gt; "Line Item Control Number",</text:p>
          </table:table-cell>
        </table:table-row>
        <table:table-row table:style-name="ro2">
          <table:table-cell office:value-type="float" office:value="585" calcext:value-type="float">
            <text:p>585</text:p>
          </table:table-cell>
          <table:table-cell office:value-type="string" calcext:value-type="string">
            <text:p>Denied Charge or Non-covered Charge</text:p>
            <text:p>Start: 10/31/2004 | Last Modified: 07/09/2007</text:p>
          </table:table-cell>
          <table:table-cell table:formula="of:=FIND(&quot;Start&quot;; [.B477]; 1)-2" office:value-type="float" office:value="35" calcext:value-type="float">
            <text:p>35</text:p>
          </table:table-cell>
          <table:table-cell table:formula="of:=IFERROR(FIND(&quot;Note:&quot;;[.B477];1)-2 ;[.C477])" office:value-type="float" office:value="35" calcext:value-type="float">
            <text:p>35</text:p>
          </table:table-cell>
          <table:table-cell table:formula="of:=CONCATENATE([.$C$3]; [.A477]; [.$C$3]; &quot; =&gt; &quot;; [.$C$3]; LEFT([.B477];[.D477]); [.$C$3] ;&quot;,&quot;)" office:value-type="string" office:string-value="&quot;585&quot; =&gt; &quot;Denied Charge or Non-covered Charge&quot;," calcext:value-type="string">
            <text:p>"585" =&gt; "Denied Charge or Non-covered Charge",</text:p>
          </table:table-cell>
        </table:table-row>
        <table:table-row table:style-name="ro2">
          <table:table-cell office:value-type="float" office:value="586" calcext:value-type="float">
            <text:p>586</text:p>
          </table:table-cell>
          <table:table-cell office:value-type="string" calcext:value-type="string">
            <text:p>Line Note Text</text:p>
            <text:p>Start: 10/31/2004</text:p>
          </table:table-cell>
          <table:table-cell table:formula="of:=FIND(&quot;Start&quot;; [.B478]; 1)-2" office:value-type="float" office:value="14" calcext:value-type="float">
            <text:p>14</text:p>
          </table:table-cell>
          <table:table-cell table:formula="of:=IFERROR(FIND(&quot;Note:&quot;;[.B478];1)-2 ;[.C478])" office:value-type="float" office:value="14" calcext:value-type="float">
            <text:p>14</text:p>
          </table:table-cell>
          <table:table-cell table:formula="of:=CONCATENATE([.$C$3]; [.A478]; [.$C$3]; &quot; =&gt; &quot;; [.$C$3]; LEFT([.B478];[.D478]); [.$C$3] ;&quot;,&quot;)" office:value-type="string" office:string-value="&quot;586&quot; =&gt; &quot;Line Note Text&quot;," calcext:value-type="string">
            <text:p>"586" =&gt; "Line Note Text",</text:p>
          </table:table-cell>
        </table:table-row>
        <table:table-row table:style-name="ro2">
          <table:table-cell office:value-type="float" office:value="587" calcext:value-type="float">
            <text:p>587</text:p>
          </table:table-cell>
          <table:table-cell office:value-type="string" calcext:value-type="string">
            <text:p>Measurement Reference Identification Code</text:p>
            <text:p>Start: 10/31/2004</text:p>
          </table:table-cell>
          <table:table-cell table:formula="of:=FIND(&quot;Start&quot;; [.B479]; 1)-2" office:value-type="float" office:value="41" calcext:value-type="float">
            <text:p>41</text:p>
          </table:table-cell>
          <table:table-cell table:formula="of:=IFERROR(FIND(&quot;Note:&quot;;[.B479];1)-2 ;[.C479])" office:value-type="float" office:value="41" calcext:value-type="float">
            <text:p>41</text:p>
          </table:table-cell>
          <table:table-cell table:formula="of:=CONCATENATE([.$C$3]; [.A479]; [.$C$3]; &quot; =&gt; &quot;; [.$C$3]; LEFT([.B479];[.D479]); [.$C$3] ;&quot;,&quot;)" office:value-type="string" office:string-value="&quot;587&quot; =&gt; &quot;Measurement Reference Identification Code&quot;," calcext:value-type="string">
            <text:p>"587" =&gt; "Measurement Reference Identification Code",</text:p>
          </table:table-cell>
        </table:table-row>
        <table:table-row table:style-name="ro2">
          <table:table-cell office:value-type="float" office:value="588" calcext:value-type="float">
            <text:p>588</text:p>
          </table:table-cell>
          <table:table-cell office:value-type="string" calcext:value-type="string">
            <text:p>Medical Record Number</text:p>
            <text:p>Start: 10/31/2004</text:p>
          </table:table-cell>
          <table:table-cell table:formula="of:=FIND(&quot;Start&quot;; [.B480]; 1)-2" office:value-type="float" office:value="21" calcext:value-type="float">
            <text:p>21</text:p>
          </table:table-cell>
          <table:table-cell table:formula="of:=IFERROR(FIND(&quot;Note:&quot;;[.B480];1)-2 ;[.C480])" office:value-type="float" office:value="21" calcext:value-type="float">
            <text:p>21</text:p>
          </table:table-cell>
          <table:table-cell table:formula="of:=CONCATENATE([.$C$3]; [.A480]; [.$C$3]; &quot; =&gt; &quot;; [.$C$3]; LEFT([.B480];[.D480]); [.$C$3] ;&quot;,&quot;)" office:value-type="string" office:string-value="&quot;588&quot; =&gt; &quot;Medical Record Number&quot;," calcext:value-type="string">
            <text:p>"588" =&gt; "Medical Record Number",</text:p>
          </table:table-cell>
        </table:table-row>
        <table:table-row table:style-name="ro2">
          <table:table-cell office:value-type="float" office:value="589" calcext:value-type="float">
            <text:p>589</text:p>
          </table:table-cell>
          <table:table-cell office:value-type="string" calcext:value-type="string">
            <text:p>Provider Accept Assignment Code</text:p>
            <text:p>Start: 10/31/2004 | Last Modified: 10/17/2010</text:p>
          </table:table-cell>
          <table:table-cell table:formula="of:=FIND(&quot;Start&quot;; [.B481]; 1)-2" office:value-type="float" office:value="31" calcext:value-type="float">
            <text:p>31</text:p>
          </table:table-cell>
          <table:table-cell table:formula="of:=IFERROR(FIND(&quot;Note:&quot;;[.B481];1)-2 ;[.C481])" office:value-type="float" office:value="31" calcext:value-type="float">
            <text:p>31</text:p>
          </table:table-cell>
          <table:table-cell table:formula="of:=CONCATENATE([.$C$3]; [.A481]; [.$C$3]; &quot; =&gt; &quot;; [.$C$3]; LEFT([.B481];[.D481]); [.$C$3] ;&quot;,&quot;)" office:value-type="string" office:string-value="&quot;589&quot; =&gt; &quot;Provider Accept Assignment Code&quot;," calcext:value-type="string">
            <text:p>"589" =&gt; "Provider Accept Assignment Code",</text:p>
          </table:table-cell>
        </table:table-row>
        <table:table-row table:style-name="ro2">
          <table:table-cell office:value-type="float" office:value="590" calcext:value-type="float">
            <text:p>590</text:p>
          </table:table-cell>
          <table:table-cell office:value-type="string" calcext:value-type="string">
            <text:p>Medicare Coverage Indicator</text:p>
            <text:p>Start: 10/31/2004</text:p>
          </table:table-cell>
          <table:table-cell table:formula="of:=FIND(&quot;Start&quot;; [.B482]; 1)-2" office:value-type="float" office:value="27" calcext:value-type="float">
            <text:p>27</text:p>
          </table:table-cell>
          <table:table-cell table:formula="of:=IFERROR(FIND(&quot;Note:&quot;;[.B482];1)-2 ;[.C482])" office:value-type="float" office:value="27" calcext:value-type="float">
            <text:p>27</text:p>
          </table:table-cell>
          <table:table-cell table:formula="of:=CONCATENATE([.$C$3]; [.A482]; [.$C$3]; &quot; =&gt; &quot;; [.$C$3]; LEFT([.B482];[.D482]); [.$C$3] ;&quot;,&quot;)" office:value-type="string" office:string-value="&quot;590&quot; =&gt; &quot;Medicare Coverage Indicator&quot;," calcext:value-type="string">
            <text:p>"590" =&gt; "Medicare Coverage Indicator",</text:p>
          </table:table-cell>
        </table:table-row>
        <table:table-row table:style-name="ro2">
          <table:table-cell office:value-type="float" office:value="591" calcext:value-type="float">
            <text:p>591</text:p>
          </table:table-cell>
          <table:table-cell office:value-type="string" calcext:value-type="string">
            <text:p>Medicare Paid at 100% Amount</text:p>
            <text:p>Start: 10/31/2004</text:p>
          </table:table-cell>
          <table:table-cell table:formula="of:=FIND(&quot;Start&quot;; [.B483]; 1)-2" office:value-type="float" office:value="28" calcext:value-type="float">
            <text:p>28</text:p>
          </table:table-cell>
          <table:table-cell table:formula="of:=IFERROR(FIND(&quot;Note:&quot;;[.B483];1)-2 ;[.C483])" office:value-type="float" office:value="28" calcext:value-type="float">
            <text:p>28</text:p>
          </table:table-cell>
          <table:table-cell table:formula="of:=CONCATENATE([.$C$3]; [.A483]; [.$C$3]; &quot; =&gt; &quot;; [.$C$3]; LEFT([.B483];[.D483]); [.$C$3] ;&quot;,&quot;)" office:value-type="string" office:string-value="&quot;591&quot; =&gt; &quot;Medicare Paid at 100% Amount&quot;," calcext:value-type="string">
            <text:p>"591" =&gt; "Medicare Paid at 100% Amount",</text:p>
          </table:table-cell>
        </table:table-row>
        <table:table-row table:style-name="ro2">
          <table:table-cell office:value-type="float" office:value="592" calcext:value-type="float">
            <text:p>592</text:p>
          </table:table-cell>
          <table:table-cell office:value-type="string" calcext:value-type="string">
            <text:p>Medicare Paid at 80% Amount</text:p>
            <text:p>Start: 10/31/2004</text:p>
          </table:table-cell>
          <table:table-cell table:formula="of:=FIND(&quot;Start&quot;; [.B484]; 1)-2" office:value-type="float" office:value="27" calcext:value-type="float">
            <text:p>27</text:p>
          </table:table-cell>
          <table:table-cell table:formula="of:=IFERROR(FIND(&quot;Note:&quot;;[.B484];1)-2 ;[.C484])" office:value-type="float" office:value="27" calcext:value-type="float">
            <text:p>27</text:p>
          </table:table-cell>
          <table:table-cell table:formula="of:=CONCATENATE([.$C$3]; [.A484]; [.$C$3]; &quot; =&gt; &quot;; [.$C$3]; LEFT([.B484];[.D484]); [.$C$3] ;&quot;,&quot;)" office:value-type="string" office:string-value="&quot;592&quot; =&gt; &quot;Medicare Paid at 80% Amount&quot;," calcext:value-type="string">
            <text:p>"592" =&gt; "Medicare Paid at 80% Amount",</text:p>
          </table:table-cell>
        </table:table-row>
        <table:table-row table:style-name="ro2">
          <table:table-cell office:value-type="float" office:value="593" calcext:value-type="float">
            <text:p>593</text:p>
          </table:table-cell>
          <table:table-cell office:value-type="string" calcext:value-type="string">
            <text:p>Medicare Section 4081 Indicator</text:p>
            <text:p>Start: 10/31/2004</text:p>
          </table:table-cell>
          <table:table-cell table:formula="of:=FIND(&quot;Start&quot;; [.B485]; 1)-2" office:value-type="float" office:value="31" calcext:value-type="float">
            <text:p>31</text:p>
          </table:table-cell>
          <table:table-cell table:formula="of:=IFERROR(FIND(&quot;Note:&quot;;[.B485];1)-2 ;[.C485])" office:value-type="float" office:value="31" calcext:value-type="float">
            <text:p>31</text:p>
          </table:table-cell>
          <table:table-cell table:formula="of:=CONCATENATE([.$C$3]; [.A485]; [.$C$3]; &quot; =&gt; &quot;; [.$C$3]; LEFT([.B485];[.D485]); [.$C$3] ;&quot;,&quot;)" office:value-type="string" office:string-value="&quot;593&quot; =&gt; &quot;Medicare Section 4081 Indicator&quot;," calcext:value-type="string">
            <text:p>"593" =&gt; "Medicare Section 4081 Indicator",</text:p>
          </table:table-cell>
        </table:table-row>
        <table:table-row table:style-name="ro2">
          <table:table-cell office:value-type="float" office:value="594" calcext:value-type="float">
            <text:p>594</text:p>
          </table:table-cell>
          <table:table-cell office:value-type="string" calcext:value-type="string">
            <text:p>Mental Status Code</text:p>
            <text:p>Start: 10/31/2004</text:p>
          </table:table-cell>
          <table:table-cell table:formula="of:=FIND(&quot;Start&quot;; [.B486]; 1)-2" office:value-type="float" office:value="18" calcext:value-type="float">
            <text:p>18</text:p>
          </table:table-cell>
          <table:table-cell table:formula="of:=IFERROR(FIND(&quot;Note:&quot;;[.B486];1)-2 ;[.C486])" office:value-type="float" office:value="18" calcext:value-type="float">
            <text:p>18</text:p>
          </table:table-cell>
          <table:table-cell table:formula="of:=CONCATENATE([.$C$3]; [.A486]; [.$C$3]; &quot; =&gt; &quot;; [.$C$3]; LEFT([.B486];[.D486]); [.$C$3] ;&quot;,&quot;)" office:value-type="string" office:string-value="&quot;594&quot; =&gt; &quot;Mental Status Code&quot;," calcext:value-type="string">
            <text:p>"594" =&gt; "Mental Status Code",</text:p>
          </table:table-cell>
        </table:table-row>
        <table:table-row table:style-name="ro2">
          <table:table-cell office:value-type="float" office:value="595" calcext:value-type="float">
            <text:p>595</text:p>
          </table:table-cell>
          <table:table-cell office:value-type="string" calcext:value-type="string">
            <text:p>Monthly Treatment Count</text:p>
            <text:p>Start: 10/31/2004</text:p>
          </table:table-cell>
          <table:table-cell table:formula="of:=FIND(&quot;Start&quot;; [.B487]; 1)-2" office:value-type="float" office:value="23" calcext:value-type="float">
            <text:p>23</text:p>
          </table:table-cell>
          <table:table-cell table:formula="of:=IFERROR(FIND(&quot;Note:&quot;;[.B487];1)-2 ;[.C487])" office:value-type="float" office:value="23" calcext:value-type="float">
            <text:p>23</text:p>
          </table:table-cell>
          <table:table-cell table:formula="of:=CONCATENATE([.$C$3]; [.A487]; [.$C$3]; &quot; =&gt; &quot;; [.$C$3]; LEFT([.B487];[.D487]); [.$C$3] ;&quot;,&quot;)" office:value-type="string" office:string-value="&quot;595&quot; =&gt; &quot;Monthly Treatment Count&quot;," calcext:value-type="string">
            <text:p>"595" =&gt; "Monthly Treatment Count",</text:p>
          </table:table-cell>
        </table:table-row>
        <table:table-row table:style-name="ro2">
          <table:table-cell office:value-type="float" office:value="596" calcext:value-type="float">
            <text:p>596</text:p>
          </table:table-cell>
          <table:table-cell office:value-type="string" calcext:value-type="string">
            <text:p>Non-covered Charge Amount</text:p>
            <text:p>Start: 10/31/2004</text:p>
          </table:table-cell>
          <table:table-cell table:formula="of:=FIND(&quot;Start&quot;; [.B488]; 1)-2" office:value-type="float" office:value="25" calcext:value-type="float">
            <text:p>25</text:p>
          </table:table-cell>
          <table:table-cell table:formula="of:=IFERROR(FIND(&quot;Note:&quot;;[.B488];1)-2 ;[.C488])" office:value-type="float" office:value="25" calcext:value-type="float">
            <text:p>25</text:p>
          </table:table-cell>
          <table:table-cell table:formula="of:=CONCATENATE([.$C$3]; [.A488]; [.$C$3]; &quot; =&gt; &quot;; [.$C$3]; LEFT([.B488];[.D488]); [.$C$3] ;&quot;,&quot;)" office:value-type="string" office:string-value="&quot;596&quot; =&gt; &quot;Non-covered Charge Amount&quot;," calcext:value-type="string">
            <text:p>"596" =&gt; "Non-covered Charge Amount",</text:p>
          </table:table-cell>
        </table:table-row>
        <table:table-row table:style-name="ro2">
          <table:table-cell office:value-type="float" office:value="597" calcext:value-type="float">
            <text:p>597</text:p>
          </table:table-cell>
          <table:table-cell office:value-type="string" calcext:value-type="string">
            <text:p>Non-payable Professional Component Amount</text:p>
            <text:p>Start: 10/31/2004</text:p>
          </table:table-cell>
          <table:table-cell table:formula="of:=FIND(&quot;Start&quot;; [.B489]; 1)-2" office:value-type="float" office:value="41" calcext:value-type="float">
            <text:p>41</text:p>
          </table:table-cell>
          <table:table-cell table:formula="of:=IFERROR(FIND(&quot;Note:&quot;;[.B489];1)-2 ;[.C489])" office:value-type="float" office:value="41" calcext:value-type="float">
            <text:p>41</text:p>
          </table:table-cell>
          <table:table-cell table:formula="of:=CONCATENATE([.$C$3]; [.A489]; [.$C$3]; &quot; =&gt; &quot;; [.$C$3]; LEFT([.B489];[.D489]); [.$C$3] ;&quot;,&quot;)" office:value-type="string" office:string-value="&quot;597&quot; =&gt; &quot;Non-payable Professional Component Amount&quot;," calcext:value-type="string">
            <text:p>"597" =&gt; "Non-payable Professional Component Amount",</text:p>
          </table:table-cell>
        </table:table-row>
        <table:table-row table:style-name="ro2">
          <table:table-cell office:value-type="float" office:value="598" calcext:value-type="float">
            <text:p>598</text:p>
          </table:table-cell>
          <table:table-cell office:value-type="string" calcext:value-type="string">
            <text:p>Non-payable Professional Component Billed Amount</text:p>
            <text:p>Start: 10/31/2004</text:p>
          </table:table-cell>
          <table:table-cell table:formula="of:=FIND(&quot;Start&quot;; [.B490]; 1)-2" office:value-type="float" office:value="48" calcext:value-type="float">
            <text:p>48</text:p>
          </table:table-cell>
          <table:table-cell table:formula="of:=IFERROR(FIND(&quot;Note:&quot;;[.B490];1)-2 ;[.C490])" office:value-type="float" office:value="48" calcext:value-type="float">
            <text:p>48</text:p>
          </table:table-cell>
          <table:table-cell table:formula="of:=CONCATENATE([.$C$3]; [.A490]; [.$C$3]; &quot; =&gt; &quot;; [.$C$3]; LEFT([.B490];[.D490]); [.$C$3] ;&quot;,&quot;)" office:value-type="string" office:string-value="&quot;598&quot; =&gt; &quot;Non-payable Professional Component Billed Amount&quot;," calcext:value-type="string">
            <text:p>"598" =&gt; "Non-payable Professional Component Billed Amount",</text:p>
          </table:table-cell>
        </table:table-row>
        <table:table-row table:style-name="ro2">
          <table:table-cell office:value-type="float" office:value="599" calcext:value-type="float">
            <text:p>599</text:p>
          </table:table-cell>
          <table:table-cell office:value-type="string" calcext:value-type="string">
            <text:p>Note Reference Code</text:p>
            <text:p>Start: 10/31/2004</text:p>
          </table:table-cell>
          <table:table-cell table:formula="of:=FIND(&quot;Start&quot;; [.B491]; 1)-2" office:value-type="float" office:value="19" calcext:value-type="float">
            <text:p>19</text:p>
          </table:table-cell>
          <table:table-cell table:formula="of:=IFERROR(FIND(&quot;Note:&quot;;[.B491];1)-2 ;[.C491])" office:value-type="float" office:value="19" calcext:value-type="float">
            <text:p>19</text:p>
          </table:table-cell>
          <table:table-cell table:formula="of:=CONCATENATE([.$C$3]; [.A491]; [.$C$3]; &quot; =&gt; &quot;; [.$C$3]; LEFT([.B491];[.D491]); [.$C$3] ;&quot;,&quot;)" office:value-type="string" office:string-value="&quot;599&quot; =&gt; &quot;Note Reference Code&quot;," calcext:value-type="string">
            <text:p>"599" =&gt; "Note Reference Code",</text:p>
          </table:table-cell>
        </table:table-row>
        <table:table-row table:style-name="ro2">
          <table:table-cell office:value-type="float" office:value="600" calcext:value-type="float">
            <text:p>600</text:p>
          </table:table-cell>
          <table:table-cell office:value-type="string" calcext:value-type="string">
            <text:p>Oxygen Saturation Qty</text:p>
            <text:p>Start: 10/31/2004</text:p>
          </table:table-cell>
          <table:table-cell table:formula="of:=FIND(&quot;Start&quot;; [.B492]; 1)-2" office:value-type="float" office:value="21" calcext:value-type="float">
            <text:p>21</text:p>
          </table:table-cell>
          <table:table-cell table:formula="of:=IFERROR(FIND(&quot;Note:&quot;;[.B492];1)-2 ;[.C492])" office:value-type="float" office:value="21" calcext:value-type="float">
            <text:p>21</text:p>
          </table:table-cell>
          <table:table-cell table:formula="of:=CONCATENATE([.$C$3]; [.A492]; [.$C$3]; &quot; =&gt; &quot;; [.$C$3]; LEFT([.B492];[.D492]); [.$C$3] ;&quot;,&quot;)" office:value-type="string" office:string-value="&quot;600&quot; =&gt; &quot;Oxygen Saturation Qty&quot;," calcext:value-type="string">
            <text:p>"600" =&gt; "Oxygen Saturation Qty",</text:p>
          </table:table-cell>
        </table:table-row>
        <table:table-row table:style-name="ro2">
          <table:table-cell office:value-type="float" office:value="601" calcext:value-type="float">
            <text:p>601</text:p>
          </table:table-cell>
          <table:table-cell office:value-type="string" calcext:value-type="string">
            <text:p>Oxygen Test Condition Code</text:p>
            <text:p>Start: 10/31/2004</text:p>
          </table:table-cell>
          <table:table-cell table:formula="of:=FIND(&quot;Start&quot;; [.B493]; 1)-2" office:value-type="float" office:value="26" calcext:value-type="float">
            <text:p>26</text:p>
          </table:table-cell>
          <table:table-cell table:formula="of:=IFERROR(FIND(&quot;Note:&quot;;[.B493];1)-2 ;[.C493])" office:value-type="float" office:value="26" calcext:value-type="float">
            <text:p>26</text:p>
          </table:table-cell>
          <table:table-cell table:formula="of:=CONCATENATE([.$C$3]; [.A493]; [.$C$3]; &quot; =&gt; &quot;; [.$C$3]; LEFT([.B493];[.D493]); [.$C$3] ;&quot;,&quot;)" office:value-type="string" office:string-value="&quot;601&quot; =&gt; &quot;Oxygen Test Condition Code&quot;," calcext:value-type="string">
            <text:p>"601" =&gt; "Oxygen Test Condition Code",</text:p>
          </table:table-cell>
        </table:table-row>
        <table:table-row table:style-name="ro2">
          <table:table-cell office:value-type="float" office:value="602" calcext:value-type="float">
            <text:p>602</text:p>
          </table:table-cell>
          <table:table-cell office:value-type="string" calcext:value-type="string">
            <text:p>Oxygen Test Date</text:p>
            <text:p>Start: 10/31/2004</text:p>
          </table:table-cell>
          <table:table-cell table:formula="of:=FIND(&quot;Start&quot;; [.B494]; 1)-2" office:value-type="float" office:value="16" calcext:value-type="float">
            <text:p>16</text:p>
          </table:table-cell>
          <table:table-cell table:formula="of:=IFERROR(FIND(&quot;Note:&quot;;[.B494];1)-2 ;[.C494])" office:value-type="float" office:value="16" calcext:value-type="float">
            <text:p>16</text:p>
          </table:table-cell>
          <table:table-cell table:formula="of:=CONCATENATE([.$C$3]; [.A494]; [.$C$3]; &quot; =&gt; &quot;; [.$C$3]; LEFT([.B494];[.D494]); [.$C$3] ;&quot;,&quot;)" office:value-type="string" office:string-value="&quot;602&quot; =&gt; &quot;Oxygen Test Date&quot;," calcext:value-type="string">
            <text:p>"602" =&gt; "Oxygen Test Date",</text:p>
          </table:table-cell>
        </table:table-row>
        <table:table-row table:style-name="ro2">
          <table:table-cell office:value-type="float" office:value="603" calcext:value-type="float">
            <text:p>603</text:p>
          </table:table-cell>
          <table:table-cell office:value-type="string" calcext:value-type="string">
            <text:p>Old Capital Amount</text:p>
            <text:p>Start: 10/31/2004</text:p>
          </table:table-cell>
          <table:table-cell table:formula="of:=FIND(&quot;Start&quot;; [.B495]; 1)-2" office:value-type="float" office:value="18" calcext:value-type="float">
            <text:p>18</text:p>
          </table:table-cell>
          <table:table-cell table:formula="of:=IFERROR(FIND(&quot;Note:&quot;;[.B495];1)-2 ;[.C495])" office:value-type="float" office:value="18" calcext:value-type="float">
            <text:p>18</text:p>
          </table:table-cell>
          <table:table-cell table:formula="of:=CONCATENATE([.$C$3]; [.A495]; [.$C$3]; &quot; =&gt; &quot;; [.$C$3]; LEFT([.B495];[.D495]); [.$C$3] ;&quot;,&quot;)" office:value-type="string" office:string-value="&quot;603&quot; =&gt; &quot;Old Capital Amount&quot;," calcext:value-type="string">
            <text:p>"603" =&gt; "Old Capital Amount",</text:p>
          </table:table-cell>
        </table:table-row>
        <table:table-row table:style-name="ro2">
          <table:table-cell office:value-type="float" office:value="604" calcext:value-type="float">
            <text:p>604</text:p>
          </table:table-cell>
          <table:table-cell office:value-type="string" calcext:value-type="string">
            <text:p>Originator Application Transaction Identifier</text:p>
            <text:p>Start: 10/31/2004</text:p>
          </table:table-cell>
          <table:table-cell table:formula="of:=FIND(&quot;Start&quot;; [.B496]; 1)-2" office:value-type="float" office:value="45" calcext:value-type="float">
            <text:p>45</text:p>
          </table:table-cell>
          <table:table-cell table:formula="of:=IFERROR(FIND(&quot;Note:&quot;;[.B496];1)-2 ;[.C496])" office:value-type="float" office:value="45" calcext:value-type="float">
            <text:p>45</text:p>
          </table:table-cell>
          <table:table-cell table:formula="of:=CONCATENATE([.$C$3]; [.A496]; [.$C$3]; &quot; =&gt; &quot;; [.$C$3]; LEFT([.B496];[.D496]); [.$C$3] ;&quot;,&quot;)" office:value-type="string" office:string-value="&quot;604&quot; =&gt; &quot;Originator Application Transaction Identifier&quot;," calcext:value-type="string">
            <text:p>"604" =&gt; "Originator Application Transaction Identifier",</text:p>
          </table:table-cell>
        </table:table-row>
        <table:table-row table:style-name="ro2">
          <table:table-cell office:value-type="float" office:value="605" calcext:value-type="float">
            <text:p>605</text:p>
          </table:table-cell>
          <table:table-cell office:value-type="string" calcext:value-type="string">
            <text:p>Orthodontic Treatment Months Count</text:p>
            <text:p>Start: 10/31/2004</text:p>
          </table:table-cell>
          <table:table-cell table:formula="of:=FIND(&quot;Start&quot;; [.B497]; 1)-2" office:value-type="float" office:value="34" calcext:value-type="float">
            <text:p>34</text:p>
          </table:table-cell>
          <table:table-cell table:formula="of:=IFERROR(FIND(&quot;Note:&quot;;[.B497];1)-2 ;[.C497])" office:value-type="float" office:value="34" calcext:value-type="float">
            <text:p>34</text:p>
          </table:table-cell>
          <table:table-cell table:formula="of:=CONCATENATE([.$C$3]; [.A497]; [.$C$3]; &quot; =&gt; &quot;; [.$C$3]; LEFT([.B497];[.D497]); [.$C$3] ;&quot;,&quot;)" office:value-type="string" office:string-value="&quot;605&quot; =&gt; &quot;Orthodontic Treatment Months Count&quot;," calcext:value-type="string">
            <text:p>"605" =&gt; "Orthodontic Treatment Months Count",</text:p>
          </table:table-cell>
        </table:table-row>
        <table:table-row table:style-name="ro2">
          <table:table-cell office:value-type="float" office:value="606" calcext:value-type="float">
            <text:p>606</text:p>
          </table:table-cell>
          <table:table-cell office:value-type="string" calcext:value-type="string">
            <text:p>Paid From Part A Medicare Trust Fund Amount</text:p>
            <text:p>Start: 10/31/2004</text:p>
          </table:table-cell>
          <table:table-cell table:formula="of:=FIND(&quot;Start&quot;; [.B498]; 1)-2" office:value-type="float" office:value="43" calcext:value-type="float">
            <text:p>43</text:p>
          </table:table-cell>
          <table:table-cell table:formula="of:=IFERROR(FIND(&quot;Note:&quot;;[.B498];1)-2 ;[.C498])" office:value-type="float" office:value="43" calcext:value-type="float">
            <text:p>43</text:p>
          </table:table-cell>
          <table:table-cell table:formula="of:=CONCATENATE([.$C$3]; [.A498]; [.$C$3]; &quot; =&gt; &quot;; [.$C$3]; LEFT([.B498];[.D498]); [.$C$3] ;&quot;,&quot;)" office:value-type="string" office:string-value="&quot;606&quot; =&gt; &quot;Paid From Part A Medicare Trust Fund Amount&quot;," calcext:value-type="string">
            <text:p>"606" =&gt; "Paid From Part A Medicare Trust Fund Amount",</text:p>
          </table:table-cell>
        </table:table-row>
        <table:table-row table:style-name="ro2">
          <table:table-cell office:value-type="float" office:value="607" calcext:value-type="float">
            <text:p>607</text:p>
          </table:table-cell>
          <table:table-cell office:value-type="string" calcext:value-type="string">
            <text:p>Paid From Part B Medicare Trust Fund Amount</text:p>
            <text:p>Start: 10/31/2004</text:p>
          </table:table-cell>
          <table:table-cell table:formula="of:=FIND(&quot;Start&quot;; [.B499]; 1)-2" office:value-type="float" office:value="43" calcext:value-type="float">
            <text:p>43</text:p>
          </table:table-cell>
          <table:table-cell table:formula="of:=IFERROR(FIND(&quot;Note:&quot;;[.B499];1)-2 ;[.C499])" office:value-type="float" office:value="43" calcext:value-type="float">
            <text:p>43</text:p>
          </table:table-cell>
          <table:table-cell table:formula="of:=CONCATENATE([.$C$3]; [.A499]; [.$C$3]; &quot; =&gt; &quot;; [.$C$3]; LEFT([.B499];[.D499]); [.$C$3] ;&quot;,&quot;)" office:value-type="string" office:string-value="&quot;607&quot; =&gt; &quot;Paid From Part B Medicare Trust Fund Amount&quot;," calcext:value-type="string">
            <text:p>"607" =&gt; "Paid From Part B Medicare Trust Fund Amount",</text:p>
          </table:table-cell>
        </table:table-row>
        <table:table-row table:style-name="ro2">
          <table:table-cell office:value-type="float" office:value="608" calcext:value-type="float">
            <text:p>608</text:p>
          </table:table-cell>
          <table:table-cell office:value-type="string" calcext:value-type="string">
            <text:p>Paid Service Unit Count</text:p>
            <text:p>Start: 10/31/2004</text:p>
          </table:table-cell>
          <table:table-cell table:formula="of:=FIND(&quot;Start&quot;; [.B500]; 1)-2" office:value-type="float" office:value="23" calcext:value-type="float">
            <text:p>23</text:p>
          </table:table-cell>
          <table:table-cell table:formula="of:=IFERROR(FIND(&quot;Note:&quot;;[.B500];1)-2 ;[.C500])" office:value-type="float" office:value="23" calcext:value-type="float">
            <text:p>23</text:p>
          </table:table-cell>
          <table:table-cell table:formula="of:=CONCATENATE([.$C$3]; [.A500]; [.$C$3]; &quot; =&gt; &quot;; [.$C$3]; LEFT([.B500];[.D500]); [.$C$3] ;&quot;,&quot;)" office:value-type="string" office:string-value="&quot;608&quot; =&gt; &quot;Paid Service Unit Count&quot;," calcext:value-type="string">
            <text:p>"608" =&gt; "Paid Service Unit Count",</text:p>
          </table:table-cell>
        </table:table-row>
        <table:table-row table:style-name="ro2">
          <table:table-cell office:value-type="float" office:value="609" calcext:value-type="float">
            <text:p>609</text:p>
          </table:table-cell>
          <table:table-cell office:value-type="string" calcext:value-type="string">
            <text:p>Participation Agreement</text:p>
            <text:p>Start: 10/31/2004</text:p>
          </table:table-cell>
          <table:table-cell table:formula="of:=FIND(&quot;Start&quot;; [.B501]; 1)-2" office:value-type="float" office:value="23" calcext:value-type="float">
            <text:p>23</text:p>
          </table:table-cell>
          <table:table-cell table:formula="of:=IFERROR(FIND(&quot;Note:&quot;;[.B501];1)-2 ;[.C501])" office:value-type="float" office:value="23" calcext:value-type="float">
            <text:p>23</text:p>
          </table:table-cell>
          <table:table-cell table:formula="of:=CONCATENATE([.$C$3]; [.A501]; [.$C$3]; &quot; =&gt; &quot;; [.$C$3]; LEFT([.B501];[.D501]); [.$C$3] ;&quot;,&quot;)" office:value-type="string" office:string-value="&quot;609&quot; =&gt; &quot;Participation Agreement&quot;," calcext:value-type="string">
            <text:p>"609" =&gt; "Participation Agreement",</text:p>
          </table:table-cell>
        </table:table-row>
        <table:table-row table:style-name="ro2">
          <table:table-cell office:value-type="float" office:value="610" calcext:value-type="float">
            <text:p>610</text:p>
          </table:table-cell>
          <table:table-cell office:value-type="string" calcext:value-type="string">
            <text:p>Patient Discharge Facility Type Code</text:p>
            <text:p>Start: 10/31/2004</text:p>
          </table:table-cell>
          <table:table-cell table:formula="of:=FIND(&quot;Start&quot;; [.B502]; 1)-2" office:value-type="float" office:value="36" calcext:value-type="float">
            <text:p>36</text:p>
          </table:table-cell>
          <table:table-cell table:formula="of:=IFERROR(FIND(&quot;Note:&quot;;[.B502];1)-2 ;[.C502])" office:value-type="float" office:value="36" calcext:value-type="float">
            <text:p>36</text:p>
          </table:table-cell>
          <table:table-cell table:formula="of:=CONCATENATE([.$C$3]; [.A502]; [.$C$3]; &quot; =&gt; &quot;; [.$C$3]; LEFT([.B502];[.D502]); [.$C$3] ;&quot;,&quot;)" office:value-type="string" office:string-value="&quot;610&quot; =&gt; &quot;Patient Discharge Facility Type Code&quot;," calcext:value-type="string">
            <text:p>"610" =&gt; "Patient Discharge Facility Type Code",</text:p>
          </table:table-cell>
        </table:table-row>
        <table:table-row table:style-name="ro2">
          <table:table-cell office:value-type="float" office:value="611" calcext:value-type="float">
            <text:p>611</text:p>
          </table:table-cell>
          <table:table-cell office:value-type="string" calcext:value-type="string">
            <text:p>Peer Review Authorization Number</text:p>
            <text:p>Start: 10/31/2004</text:p>
          </table:table-cell>
          <table:table-cell table:formula="of:=FIND(&quot;Start&quot;; [.B503]; 1)-2" office:value-type="float" office:value="32" calcext:value-type="float">
            <text:p>32</text:p>
          </table:table-cell>
          <table:table-cell table:formula="of:=IFERROR(FIND(&quot;Note:&quot;;[.B503];1)-2 ;[.C503])" office:value-type="float" office:value="32" calcext:value-type="float">
            <text:p>32</text:p>
          </table:table-cell>
          <table:table-cell table:formula="of:=CONCATENATE([.$C$3]; [.A503]; [.$C$3]; &quot; =&gt; &quot;; [.$C$3]; LEFT([.B503];[.D503]); [.$C$3] ;&quot;,&quot;)" office:value-type="string" office:string-value="&quot;611&quot; =&gt; &quot;Peer Review Authorization Number&quot;," calcext:value-type="string">
            <text:p>"611" =&gt; "Peer Review Authorization Number",</text:p>
          </table:table-cell>
        </table:table-row>
        <table:table-row table:style-name="ro2">
          <table:table-cell office:value-type="float" office:value="612" calcext:value-type="float">
            <text:p>612</text:p>
          </table:table-cell>
          <table:table-cell office:value-type="string" calcext:value-type="string">
            <text:p>Per Day Limit Amount</text:p>
            <text:p>Start: 10/31/2004</text:p>
          </table:table-cell>
          <table:table-cell table:formula="of:=FIND(&quot;Start&quot;; [.B504]; 1)-2" office:value-type="float" office:value="20" calcext:value-type="float">
            <text:p>20</text:p>
          </table:table-cell>
          <table:table-cell table:formula="of:=IFERROR(FIND(&quot;Note:&quot;;[.B504];1)-2 ;[.C504])" office:value-type="float" office:value="20" calcext:value-type="float">
            <text:p>20</text:p>
          </table:table-cell>
          <table:table-cell table:formula="of:=CONCATENATE([.$C$3]; [.A504]; [.$C$3]; &quot; =&gt; &quot;; [.$C$3]; LEFT([.B504];[.D504]); [.$C$3] ;&quot;,&quot;)" office:value-type="string" office:string-value="&quot;612&quot; =&gt; &quot;Per Day Limit Amount&quot;," calcext:value-type="string">
            <text:p>"612" =&gt; "Per Day Limit Amount",</text:p>
          </table:table-cell>
        </table:table-row>
        <table:table-row table:style-name="ro2">
          <table:table-cell office:value-type="float" office:value="613" calcext:value-type="float">
            <text:p>613</text:p>
          </table:table-cell>
          <table:table-cell office:value-type="string" calcext:value-type="string">
            <text:p>Physician Contact Date</text:p>
            <text:p>Start: 10/31/2004</text:p>
          </table:table-cell>
          <table:table-cell table:formula="of:=FIND(&quot;Start&quot;; [.B505]; 1)-2" office:value-type="float" office:value="22" calcext:value-type="float">
            <text:p>22</text:p>
          </table:table-cell>
          <table:table-cell table:formula="of:=IFERROR(FIND(&quot;Note:&quot;;[.B505];1)-2 ;[.C505])" office:value-type="float" office:value="22" calcext:value-type="float">
            <text:p>22</text:p>
          </table:table-cell>
          <table:table-cell table:formula="of:=CONCATENATE([.$C$3]; [.A505]; [.$C$3]; &quot; =&gt; &quot;; [.$C$3]; LEFT([.B505];[.D505]); [.$C$3] ;&quot;,&quot;)" office:value-type="string" office:string-value="&quot;613&quot; =&gt; &quot;Physician Contact Date&quot;," calcext:value-type="string">
            <text:p>"613" =&gt; "Physician Contact Date",</text:p>
          </table:table-cell>
        </table:table-row>
        <table:table-row table:style-name="ro2">
          <table:table-cell office:value-type="float" office:value="614" calcext:value-type="float">
            <text:p>614</text:p>
          </table:table-cell>
          <table:table-cell office:value-type="string" calcext:value-type="string">
            <text:p>Physician Order Date</text:p>
            <text:p>Start: 10/31/2004</text:p>
          </table:table-cell>
          <table:table-cell table:formula="of:=FIND(&quot;Start&quot;; [.B506]; 1)-2" office:value-type="float" office:value="20" calcext:value-type="float">
            <text:p>20</text:p>
          </table:table-cell>
          <table:table-cell table:formula="of:=IFERROR(FIND(&quot;Note:&quot;;[.B506];1)-2 ;[.C506])" office:value-type="float" office:value="20" calcext:value-type="float">
            <text:p>20</text:p>
          </table:table-cell>
          <table:table-cell table:formula="of:=CONCATENATE([.$C$3]; [.A506]; [.$C$3]; &quot; =&gt; &quot;; [.$C$3]; LEFT([.B506];[.D506]); [.$C$3] ;&quot;,&quot;)" office:value-type="string" office:string-value="&quot;614&quot; =&gt; &quot;Physician Order Date&quot;," calcext:value-type="string">
            <text:p>"614" =&gt; "Physician Order Date",</text:p>
          </table:table-cell>
        </table:table-row>
        <table:table-row table:style-name="ro2">
          <table:table-cell office:value-type="float" office:value="615" calcext:value-type="float">
            <text:p>615</text:p>
          </table:table-cell>
          <table:table-cell office:value-type="string" calcext:value-type="string">
            <text:p>Policy Compliance Code</text:p>
            <text:p>Start: 10/31/2004</text:p>
          </table:table-cell>
          <table:table-cell table:formula="of:=FIND(&quot;Start&quot;; [.B507]; 1)-2" office:value-type="float" office:value="22" calcext:value-type="float">
            <text:p>22</text:p>
          </table:table-cell>
          <table:table-cell table:formula="of:=IFERROR(FIND(&quot;Note:&quot;;[.B507];1)-2 ;[.C507])" office:value-type="float" office:value="22" calcext:value-type="float">
            <text:p>22</text:p>
          </table:table-cell>
          <table:table-cell table:formula="of:=CONCATENATE([.$C$3]; [.A507]; [.$C$3]; &quot; =&gt; &quot;; [.$C$3]; LEFT([.B507];[.D507]); [.$C$3] ;&quot;,&quot;)" office:value-type="string" office:string-value="&quot;615&quot; =&gt; &quot;Policy Compliance Code&quot;," calcext:value-type="string">
            <text:p>"615" =&gt; "Policy Compliance Code",</text:p>
          </table:table-cell>
        </table:table-row>
        <table:table-row table:style-name="ro2">
          <table:table-cell office:value-type="float" office:value="616" calcext:value-type="float">
            <text:p>616</text:p>
          </table:table-cell>
          <table:table-cell office:value-type="string" calcext:value-type="string">
            <text:p>Policy Name</text:p>
            <text:p>Start: 10/31/2004</text:p>
          </table:table-cell>
          <table:table-cell table:formula="of:=FIND(&quot;Start&quot;; [.B508]; 1)-2" office:value-type="float" office:value="11" calcext:value-type="float">
            <text:p>11</text:p>
          </table:table-cell>
          <table:table-cell table:formula="of:=IFERROR(FIND(&quot;Note:&quot;;[.B508];1)-2 ;[.C508])" office:value-type="float" office:value="11" calcext:value-type="float">
            <text:p>11</text:p>
          </table:table-cell>
          <table:table-cell table:formula="of:=CONCATENATE([.$C$3]; [.A508]; [.$C$3]; &quot; =&gt; &quot;; [.$C$3]; LEFT([.B508];[.D508]); [.$C$3] ;&quot;,&quot;)" office:value-type="string" office:string-value="&quot;616&quot; =&gt; &quot;Policy Name&quot;," calcext:value-type="string">
            <text:p>"616" =&gt; "Policy Name",</text:p>
          </table:table-cell>
        </table:table-row>
        <table:table-row table:style-name="ro2">
          <table:table-cell office:value-type="float" office:value="617" calcext:value-type="float">
            <text:p>617</text:p>
          </table:table-cell>
          <table:table-cell office:value-type="string" calcext:value-type="string">
            <text:p>Postage Claimed Amount</text:p>
            <text:p>Start: 10/31/2004</text:p>
          </table:table-cell>
          <table:table-cell table:formula="of:=FIND(&quot;Start&quot;; [.B509]; 1)-2" office:value-type="float" office:value="22" calcext:value-type="float">
            <text:p>22</text:p>
          </table:table-cell>
          <table:table-cell table:formula="of:=IFERROR(FIND(&quot;Note:&quot;;[.B509];1)-2 ;[.C509])" office:value-type="float" office:value="22" calcext:value-type="float">
            <text:p>22</text:p>
          </table:table-cell>
          <table:table-cell table:formula="of:=CONCATENATE([.$C$3]; [.A509]; [.$C$3]; &quot; =&gt; &quot;; [.$C$3]; LEFT([.B509];[.D509]); [.$C$3] ;&quot;,&quot;)" office:value-type="string" office:string-value="&quot;617&quot; =&gt; &quot;Postage Claimed Amount&quot;," calcext:value-type="string">
            <text:p>"617" =&gt; "Postage Claimed Amount",</text:p>
          </table:table-cell>
        </table:table-row>
        <table:table-row table:style-name="ro2">
          <table:table-cell office:value-type="float" office:value="618" calcext:value-type="float">
            <text:p>618</text:p>
          </table:table-cell>
          <table:table-cell office:value-type="string" calcext:value-type="string">
            <text:p>PPS-Capital DSH DRG Amount</text:p>
            <text:p>Start: 10/31/2004</text:p>
          </table:table-cell>
          <table:table-cell table:formula="of:=FIND(&quot;Start&quot;; [.B510]; 1)-2" office:value-type="float" office:value="26" calcext:value-type="float">
            <text:p>26</text:p>
          </table:table-cell>
          <table:table-cell table:formula="of:=IFERROR(FIND(&quot;Note:&quot;;[.B510];1)-2 ;[.C510])" office:value-type="float" office:value="26" calcext:value-type="float">
            <text:p>26</text:p>
          </table:table-cell>
          <table:table-cell table:formula="of:=CONCATENATE([.$C$3]; [.A510]; [.$C$3]; &quot; =&gt; &quot;; [.$C$3]; LEFT([.B510];[.D510]); [.$C$3] ;&quot;,&quot;)" office:value-type="string" office:string-value="&quot;618&quot; =&gt; &quot;PPS-Capital DSH DRG Amount&quot;," calcext:value-type="string">
            <text:p>"618" =&gt; "PPS-Capital DSH DRG Amount",</text:p>
          </table:table-cell>
        </table:table-row>
        <table:table-row table:style-name="ro2">
          <table:table-cell office:value-type="float" office:value="619" calcext:value-type="float">
            <text:p>619</text:p>
          </table:table-cell>
          <table:table-cell office:value-type="string" calcext:value-type="string">
            <text:p>PPS-Capital Exception Amount</text:p>
            <text:p>Start: 10/31/2004</text:p>
          </table:table-cell>
          <table:table-cell table:formula="of:=FIND(&quot;Start&quot;; [.B511]; 1)-2" office:value-type="float" office:value="28" calcext:value-type="float">
            <text:p>28</text:p>
          </table:table-cell>
          <table:table-cell table:formula="of:=IFERROR(FIND(&quot;Note:&quot;;[.B511];1)-2 ;[.C511])" office:value-type="float" office:value="28" calcext:value-type="float">
            <text:p>28</text:p>
          </table:table-cell>
          <table:table-cell table:formula="of:=CONCATENATE([.$C$3]; [.A511]; [.$C$3]; &quot; =&gt; &quot;; [.$C$3]; LEFT([.B511];[.D511]); [.$C$3] ;&quot;,&quot;)" office:value-type="string" office:string-value="&quot;619&quot; =&gt; &quot;PPS-Capital Exception Amount&quot;," calcext:value-type="string">
            <text:p>"619" =&gt; "PPS-Capital Exception Amount",</text:p>
          </table:table-cell>
        </table:table-row>
        <table:table-row table:style-name="ro2">
          <table:table-cell office:value-type="float" office:value="620" calcext:value-type="float">
            <text:p>620</text:p>
          </table:table-cell>
          <table:table-cell office:value-type="string" calcext:value-type="string">
            <text:p>PPS-Capital FSP DRG Amount</text:p>
            <text:p>Start: 10/31/2004</text:p>
          </table:table-cell>
          <table:table-cell table:formula="of:=FIND(&quot;Start&quot;; [.B512]; 1)-2" office:value-type="float" office:value="26" calcext:value-type="float">
            <text:p>26</text:p>
          </table:table-cell>
          <table:table-cell table:formula="of:=IFERROR(FIND(&quot;Note:&quot;;[.B512];1)-2 ;[.C512])" office:value-type="float" office:value="26" calcext:value-type="float">
            <text:p>26</text:p>
          </table:table-cell>
          <table:table-cell table:formula="of:=CONCATENATE([.$C$3]; [.A512]; [.$C$3]; &quot; =&gt; &quot;; [.$C$3]; LEFT([.B512];[.D512]); [.$C$3] ;&quot;,&quot;)" office:value-type="string" office:string-value="&quot;620&quot; =&gt; &quot;PPS-Capital FSP DRG Amount&quot;," calcext:value-type="string">
            <text:p>"620" =&gt; "PPS-Capital FSP DRG Amount",</text:p>
          </table:table-cell>
        </table:table-row>
        <table:table-row table:style-name="ro2">
          <table:table-cell office:value-type="float" office:value="621" calcext:value-type="float">
            <text:p>621</text:p>
          </table:table-cell>
          <table:table-cell office:value-type="string" calcext:value-type="string">
            <text:p>PPS-Capital HSP DRG Amount</text:p>
            <text:p>Start: 10/31/2004</text:p>
          </table:table-cell>
          <table:table-cell table:formula="of:=FIND(&quot;Start&quot;; [.B513]; 1)-2" office:value-type="float" office:value="26" calcext:value-type="float">
            <text:p>26</text:p>
          </table:table-cell>
          <table:table-cell table:formula="of:=IFERROR(FIND(&quot;Note:&quot;;[.B513];1)-2 ;[.C513])" office:value-type="float" office:value="26" calcext:value-type="float">
            <text:p>26</text:p>
          </table:table-cell>
          <table:table-cell table:formula="of:=CONCATENATE([.$C$3]; [.A513]; [.$C$3]; &quot; =&gt; &quot;; [.$C$3]; LEFT([.B513];[.D513]); [.$C$3] ;&quot;,&quot;)" office:value-type="string" office:string-value="&quot;621&quot; =&gt; &quot;PPS-Capital HSP DRG Amount&quot;," calcext:value-type="string">
            <text:p>"621" =&gt; "PPS-Capital HSP DRG Amount",</text:p>
          </table:table-cell>
        </table:table-row>
        <table:table-row table:style-name="ro2">
          <table:table-cell office:value-type="float" office:value="622" calcext:value-type="float">
            <text:p>622</text:p>
          </table:table-cell>
          <table:table-cell office:value-type="string" calcext:value-type="string">
            <text:p>PPS-Capital IME Amount</text:p>
            <text:p>Start: 10/31/2004</text:p>
          </table:table-cell>
          <table:table-cell table:formula="of:=FIND(&quot;Start&quot;; [.B514]; 1)-2" office:value-type="float" office:value="22" calcext:value-type="float">
            <text:p>22</text:p>
          </table:table-cell>
          <table:table-cell table:formula="of:=IFERROR(FIND(&quot;Note:&quot;;[.B514];1)-2 ;[.C514])" office:value-type="float" office:value="22" calcext:value-type="float">
            <text:p>22</text:p>
          </table:table-cell>
          <table:table-cell table:formula="of:=CONCATENATE([.$C$3]; [.A514]; [.$C$3]; &quot; =&gt; &quot;; [.$C$3]; LEFT([.B514];[.D514]); [.$C$3] ;&quot;,&quot;)" office:value-type="string" office:string-value="&quot;622&quot; =&gt; &quot;PPS-Capital IME Amount&quot;," calcext:value-type="string">
            <text:p>"622" =&gt; "PPS-Capital IME Amount",</text:p>
          </table:table-cell>
        </table:table-row>
        <table:table-row table:style-name="ro2">
          <table:table-cell office:value-type="float" office:value="623" calcext:value-type="float">
            <text:p>623</text:p>
          </table:table-cell>
          <table:table-cell office:value-type="string" calcext:value-type="string">
            <text:p>PPS-Operating Federal Specific DRG Amount</text:p>
            <text:p>Start: 10/31/2004</text:p>
          </table:table-cell>
          <table:table-cell table:formula="of:=FIND(&quot;Start&quot;; [.B515]; 1)-2" office:value-type="float" office:value="41" calcext:value-type="float">
            <text:p>41</text:p>
          </table:table-cell>
          <table:table-cell table:formula="of:=IFERROR(FIND(&quot;Note:&quot;;[.B515];1)-2 ;[.C515])" office:value-type="float" office:value="41" calcext:value-type="float">
            <text:p>41</text:p>
          </table:table-cell>
          <table:table-cell table:formula="of:=CONCATENATE([.$C$3]; [.A515]; [.$C$3]; &quot; =&gt; &quot;; [.$C$3]; LEFT([.B515];[.D515]); [.$C$3] ;&quot;,&quot;)" office:value-type="string" office:string-value="&quot;623&quot; =&gt; &quot;PPS-Operating Federal Specific DRG Amount&quot;," calcext:value-type="string">
            <text:p>"623" =&gt; "PPS-Operating Federal Specific DRG Amount",</text:p>
          </table:table-cell>
        </table:table-row>
        <table:table-row table:style-name="ro2">
          <table:table-cell office:value-type="float" office:value="624" calcext:value-type="float">
            <text:p>624</text:p>
          </table:table-cell>
          <table:table-cell office:value-type="string" calcext:value-type="string">
            <text:p>PPS-Operating Hospital Specific DRG Amount</text:p>
            <text:p>Start: 10/31/2004</text:p>
          </table:table-cell>
          <table:table-cell table:formula="of:=FIND(&quot;Start&quot;; [.B516]; 1)-2" office:value-type="float" office:value="42" calcext:value-type="float">
            <text:p>42</text:p>
          </table:table-cell>
          <table:table-cell table:formula="of:=IFERROR(FIND(&quot;Note:&quot;;[.B516];1)-2 ;[.C516])" office:value-type="float" office:value="42" calcext:value-type="float">
            <text:p>42</text:p>
          </table:table-cell>
          <table:table-cell table:formula="of:=CONCATENATE([.$C$3]; [.A516]; [.$C$3]; &quot; =&gt; &quot;; [.$C$3]; LEFT([.B516];[.D516]); [.$C$3] ;&quot;,&quot;)" office:value-type="string" office:string-value="&quot;624&quot; =&gt; &quot;PPS-Operating Hospital Specific DRG Amount&quot;," calcext:value-type="string">
            <text:p>"624" =&gt; "PPS-Operating Hospital Specific DRG Amount",</text:p>
          </table:table-cell>
        </table:table-row>
        <table:table-row table:style-name="ro2">
          <table:table-cell office:value-type="float" office:value="625" calcext:value-type="float">
            <text:p>625</text:p>
          </table:table-cell>
          <table:table-cell office:value-type="string" calcext:value-type="string">
            <text:p>Predetermination of Benefits Identifier</text:p>
            <text:p>Start: 10/31/2004</text:p>
          </table:table-cell>
          <table:table-cell table:formula="of:=FIND(&quot;Start&quot;; [.B517]; 1)-2" office:value-type="float" office:value="39" calcext:value-type="float">
            <text:p>39</text:p>
          </table:table-cell>
          <table:table-cell table:formula="of:=IFERROR(FIND(&quot;Note:&quot;;[.B517];1)-2 ;[.C517])" office:value-type="float" office:value="39" calcext:value-type="float">
            <text:p>39</text:p>
          </table:table-cell>
          <table:table-cell table:formula="of:=CONCATENATE([.$C$3]; [.A517]; [.$C$3]; &quot; =&gt; &quot;; [.$C$3]; LEFT([.B517];[.D517]); [.$C$3] ;&quot;,&quot;)" office:value-type="string" office:string-value="&quot;625&quot; =&gt; &quot;Predetermination of Benefits Identifier&quot;," calcext:value-type="string">
            <text:p>"625" =&gt; "Predetermination of Benefits Identifier",</text:p>
          </table:table-cell>
        </table:table-row>
        <table:table-row table:style-name="ro2">
          <table:table-cell office:value-type="float" office:value="626" calcext:value-type="float">
            <text:p>626</text:p>
          </table:table-cell>
          <table:table-cell office:value-type="string" calcext:value-type="string">
            <text:p>Pregnancy Indicator</text:p>
            <text:p>Start: 10/31/2004</text:p>
          </table:table-cell>
          <table:table-cell table:formula="of:=FIND(&quot;Start&quot;; [.B518]; 1)-2" office:value-type="float" office:value="19" calcext:value-type="float">
            <text:p>19</text:p>
          </table:table-cell>
          <table:table-cell table:formula="of:=IFERROR(FIND(&quot;Note:&quot;;[.B518];1)-2 ;[.C518])" office:value-type="float" office:value="19" calcext:value-type="float">
            <text:p>19</text:p>
          </table:table-cell>
          <table:table-cell table:formula="of:=CONCATENATE([.$C$3]; [.A518]; [.$C$3]; &quot; =&gt; &quot;; [.$C$3]; LEFT([.B518];[.D518]); [.$C$3] ;&quot;,&quot;)" office:value-type="string" office:string-value="&quot;626&quot; =&gt; &quot;Pregnancy Indicator&quot;," calcext:value-type="string">
            <text:p>"626" =&gt; "Pregnancy Indicator",</text:p>
          </table:table-cell>
        </table:table-row>
        <table:table-row table:style-name="ro2">
          <table:table-cell office:value-type="float" office:value="627" calcext:value-type="float">
            <text:p>627</text:p>
          </table:table-cell>
          <table:table-cell office:value-type="string" calcext:value-type="string">
            <text:p>Pre-Tax Claim Amount</text:p>
            <text:p>Start: 10/31/2004</text:p>
          </table:table-cell>
          <table:table-cell table:formula="of:=FIND(&quot;Start&quot;; [.B519]; 1)-2" office:value-type="float" office:value="20" calcext:value-type="float">
            <text:p>20</text:p>
          </table:table-cell>
          <table:table-cell table:formula="of:=IFERROR(FIND(&quot;Note:&quot;;[.B519];1)-2 ;[.C519])" office:value-type="float" office:value="20" calcext:value-type="float">
            <text:p>20</text:p>
          </table:table-cell>
          <table:table-cell table:formula="of:=CONCATENATE([.$C$3]; [.A519]; [.$C$3]; &quot; =&gt; &quot;; [.$C$3]; LEFT([.B519];[.D519]); [.$C$3] ;&quot;,&quot;)" office:value-type="string" office:string-value="&quot;627&quot; =&gt; &quot;Pre-Tax Claim Amount&quot;," calcext:value-type="string">
            <text:p>"627" =&gt; "Pre-Tax Claim Amount",</text:p>
          </table:table-cell>
        </table:table-row>
        <table:table-row table:style-name="ro2">
          <table:table-cell office:value-type="float" office:value="628" calcext:value-type="float">
            <text:p>628</text:p>
          </table:table-cell>
          <table:table-cell office:value-type="string" calcext:value-type="string">
            <text:p>Pricing Methodology</text:p>
            <text:p>Start: 10/31/2004</text:p>
          </table:table-cell>
          <table:table-cell table:formula="of:=FIND(&quot;Start&quot;; [.B520]; 1)-2" office:value-type="float" office:value="19" calcext:value-type="float">
            <text:p>19</text:p>
          </table:table-cell>
          <table:table-cell table:formula="of:=IFERROR(FIND(&quot;Note:&quot;;[.B520];1)-2 ;[.C520])" office:value-type="float" office:value="19" calcext:value-type="float">
            <text:p>19</text:p>
          </table:table-cell>
          <table:table-cell table:formula="of:=CONCATENATE([.$C$3]; [.A520]; [.$C$3]; &quot; =&gt; &quot;; [.$C$3]; LEFT([.B520];[.D520]); [.$C$3] ;&quot;,&quot;)" office:value-type="string" office:string-value="&quot;628&quot; =&gt; &quot;Pricing Methodology&quot;," calcext:value-type="string">
            <text:p>"628" =&gt; "Pricing Methodology",</text:p>
          </table:table-cell>
        </table:table-row>
        <table:table-row table:style-name="ro2">
          <table:table-cell office:value-type="float" office:value="629" calcext:value-type="float">
            <text:p>629</text:p>
          </table:table-cell>
          <table:table-cell office:value-type="string" calcext:value-type="string">
            <text:p>Property Casualty Claim Number</text:p>
            <text:p>Start: 10/31/2004</text:p>
          </table:table-cell>
          <table:table-cell table:formula="of:=FIND(&quot;Start&quot;; [.B521]; 1)-2" office:value-type="float" office:value="30" calcext:value-type="float">
            <text:p>30</text:p>
          </table:table-cell>
          <table:table-cell table:formula="of:=IFERROR(FIND(&quot;Note:&quot;;[.B521];1)-2 ;[.C521])" office:value-type="float" office:value="30" calcext:value-type="float">
            <text:p>30</text:p>
          </table:table-cell>
          <table:table-cell table:formula="of:=CONCATENATE([.$C$3]; [.A521]; [.$C$3]; &quot; =&gt; &quot;; [.$C$3]; LEFT([.B521];[.D521]); [.$C$3] ;&quot;,&quot;)" office:value-type="string" office:string-value="&quot;629&quot; =&gt; &quot;Property Casualty Claim Number&quot;," calcext:value-type="string">
            <text:p>"629" =&gt; "Property Casualty Claim Number",</text:p>
          </table:table-cell>
        </table:table-row>
        <table:table-row table:style-name="ro2">
          <table:table-cell office:value-type="float" office:value="630" calcext:value-type="float">
            <text:p>630</text:p>
          </table:table-cell>
          <table:table-cell office:value-type="string" calcext:value-type="string">
            <text:p>Referring CLIA Number</text:p>
            <text:p>Start: 10/31/2004</text:p>
          </table:table-cell>
          <table:table-cell table:formula="of:=FIND(&quot;Start&quot;; [.B522]; 1)-2" office:value-type="float" office:value="21" calcext:value-type="float">
            <text:p>21</text:p>
          </table:table-cell>
          <table:table-cell table:formula="of:=IFERROR(FIND(&quot;Note:&quot;;[.B522];1)-2 ;[.C522])" office:value-type="float" office:value="21" calcext:value-type="float">
            <text:p>21</text:p>
          </table:table-cell>
          <table:table-cell table:formula="of:=CONCATENATE([.$C$3]; [.A522]; [.$C$3]; &quot; =&gt; &quot;; [.$C$3]; LEFT([.B522];[.D522]); [.$C$3] ;&quot;,&quot;)" office:value-type="string" office:string-value="&quot;630&quot; =&gt; &quot;Referring CLIA Number&quot;," calcext:value-type="string">
            <text:p>"630" =&gt; "Referring CLIA Number",</text:p>
          </table:table-cell>
        </table:table-row>
        <table:table-row table:style-name="ro2">
          <table:table-cell office:value-type="float" office:value="631" calcext:value-type="float">
            <text:p>631</text:p>
          </table:table-cell>
          <table:table-cell office:value-type="string" calcext:value-type="string">
            <text:p>Reimbursement Rate</text:p>
            <text:p>Start: 10/31/2004</text:p>
          </table:table-cell>
          <table:table-cell table:formula="of:=FIND(&quot;Start&quot;; [.B523]; 1)-2" office:value-type="float" office:value="18" calcext:value-type="float">
            <text:p>18</text:p>
          </table:table-cell>
          <table:table-cell table:formula="of:=IFERROR(FIND(&quot;Note:&quot;;[.B523];1)-2 ;[.C523])" office:value-type="float" office:value="18" calcext:value-type="float">
            <text:p>18</text:p>
          </table:table-cell>
          <table:table-cell table:formula="of:=CONCATENATE([.$C$3]; [.A523]; [.$C$3]; &quot; =&gt; &quot;; [.$C$3]; LEFT([.B523];[.D523]); [.$C$3] ;&quot;,&quot;)" office:value-type="string" office:string-value="&quot;631&quot; =&gt; &quot;Reimbursement Rate&quot;," calcext:value-type="string">
            <text:p>"631" =&gt; "Reimbursement Rate",</text:p>
          </table:table-cell>
        </table:table-row>
        <table:table-row table:style-name="ro2">
          <table:table-cell office:value-type="float" office:value="632" calcext:value-type="float">
            <text:p>632</text:p>
          </table:table-cell>
          <table:table-cell office:value-type="string" calcext:value-type="string">
            <text:p>Reject Reason Code</text:p>
            <text:p>Start: 10/31/2004</text:p>
          </table:table-cell>
          <table:table-cell table:formula="of:=FIND(&quot;Start&quot;; [.B524]; 1)-2" office:value-type="float" office:value="18" calcext:value-type="float">
            <text:p>18</text:p>
          </table:table-cell>
          <table:table-cell table:formula="of:=IFERROR(FIND(&quot;Note:&quot;;[.B524];1)-2 ;[.C524])" office:value-type="float" office:value="18" calcext:value-type="float">
            <text:p>18</text:p>
          </table:table-cell>
          <table:table-cell table:formula="of:=CONCATENATE([.$C$3]; [.A524]; [.$C$3]; &quot; =&gt; &quot;; [.$C$3]; LEFT([.B524];[.D524]); [.$C$3] ;&quot;,&quot;)" office:value-type="string" office:string-value="&quot;632&quot; =&gt; &quot;Reject Reason Code&quot;," calcext:value-type="string">
            <text:p>"632" =&gt; "Reject Reason Code",</text:p>
          </table:table-cell>
        </table:table-row>
        <table:table-row table:style-name="ro2">
          <table:table-cell office:value-type="float" office:value="633" calcext:value-type="float">
            <text:p>633</text:p>
          </table:table-cell>
          <table:table-cell office:value-type="string" calcext:value-type="string">
            <text:p>Related Causes Code (Accident, auto accident, employment)</text:p>
            <text:p>Start: 10/31/2004 | Last Modified: 10/17/2010</text:p>
          </table:table-cell>
          <table:table-cell table:formula="of:=FIND(&quot;Start&quot;; [.B525]; 1)-2" office:value-type="float" office:value="57" calcext:value-type="float">
            <text:p>57</text:p>
          </table:table-cell>
          <table:table-cell table:formula="of:=IFERROR(FIND(&quot;Note:&quot;;[.B525];1)-2 ;[.C525])" office:value-type="float" office:value="57" calcext:value-type="float">
            <text:p>57</text:p>
          </table:table-cell>
          <table:table-cell table:formula="of:=CONCATENATE([.$C$3]; [.A525]; [.$C$3]; &quot; =&gt; &quot;; [.$C$3]; LEFT([.B525];[.D525]); [.$C$3] ;&quot;,&quot;)" office:value-type="string" office:string-value="&quot;633&quot; =&gt; &quot;Related Causes Code (Accident, auto accident, employment)&quot;," calcext:value-type="string">
            <text:p>"633" =&gt; "Related Causes Code (Accident, auto accident, employment)",</text:p>
          </table:table-cell>
        </table:table-row>
        <table:table-row table:style-name="ro2">
          <table:table-cell office:value-type="float" office:value="634" calcext:value-type="float">
            <text:p>634</text:p>
          </table:table-cell>
          <table:table-cell office:value-type="string" calcext:value-type="string">
            <text:p>Remark Code</text:p>
            <text:p>Start: 10/31/2004</text:p>
          </table:table-cell>
          <table:table-cell table:formula="of:=FIND(&quot;Start&quot;; [.B526]; 1)-2" office:value-type="float" office:value="11" calcext:value-type="float">
            <text:p>11</text:p>
          </table:table-cell>
          <table:table-cell table:formula="of:=IFERROR(FIND(&quot;Note:&quot;;[.B526];1)-2 ;[.C526])" office:value-type="float" office:value="11" calcext:value-type="float">
            <text:p>11</text:p>
          </table:table-cell>
          <table:table-cell table:formula="of:=CONCATENATE([.$C$3]; [.A526]; [.$C$3]; &quot; =&gt; &quot;; [.$C$3]; LEFT([.B526];[.D526]); [.$C$3] ;&quot;,&quot;)" office:value-type="string" office:string-value="&quot;634&quot; =&gt; &quot;Remark Code&quot;," calcext:value-type="string">
            <text:p>"634" =&gt; "Remark Code",</text:p>
          </table:table-cell>
        </table:table-row>
        <table:table-row table:style-name="ro2">
          <table:table-cell office:value-type="float" office:value="635" calcext:value-type="float">
            <text:p>635</text:p>
          </table:table-cell>
          <table:table-cell office:value-type="string" calcext:value-type="string">
            <text:p>Repriced Ambulatory Patient Group Code</text:p>
            <text:p>Start: 10/31/2004</text:p>
          </table:table-cell>
          <table:table-cell table:formula="of:=FIND(&quot;Start&quot;; [.B527]; 1)-2" office:value-type="float" office:value="38" calcext:value-type="float">
            <text:p>38</text:p>
          </table:table-cell>
          <table:table-cell table:formula="of:=IFERROR(FIND(&quot;Note:&quot;;[.B527];1)-2 ;[.C527])" office:value-type="float" office:value="38" calcext:value-type="float">
            <text:p>38</text:p>
          </table:table-cell>
          <table:table-cell table:formula="of:=CONCATENATE([.$C$3]; [.A527]; [.$C$3]; &quot; =&gt; &quot;; [.$C$3]; LEFT([.B527];[.D527]); [.$C$3] ;&quot;,&quot;)" office:value-type="string" office:string-value="&quot;635&quot; =&gt; &quot;Repriced Ambulatory Patient Group Code&quot;," calcext:value-type="string">
            <text:p>"635" =&gt; "Repriced Ambulatory Patient Group Code",</text:p>
          </table:table-cell>
        </table:table-row>
        <table:table-row table:style-name="ro2">
          <table:table-cell office:value-type="float" office:value="636" calcext:value-type="float">
            <text:p>636</text:p>
          </table:table-cell>
          <table:table-cell office:value-type="string" calcext:value-type="string">
            <text:p>Repriced Line Item Reference Number</text:p>
            <text:p>Start: 10/31/2004</text:p>
          </table:table-cell>
          <table:table-cell table:formula="of:=FIND(&quot;Start&quot;; [.B528]; 1)-2" office:value-type="float" office:value="35" calcext:value-type="float">
            <text:p>35</text:p>
          </table:table-cell>
          <table:table-cell table:formula="of:=IFERROR(FIND(&quot;Note:&quot;;[.B528];1)-2 ;[.C528])" office:value-type="float" office:value="35" calcext:value-type="float">
            <text:p>35</text:p>
          </table:table-cell>
          <table:table-cell table:formula="of:=CONCATENATE([.$C$3]; [.A528]; [.$C$3]; &quot; =&gt; &quot;; [.$C$3]; LEFT([.B528];[.D528]); [.$C$3] ;&quot;,&quot;)" office:value-type="string" office:string-value="&quot;636&quot; =&gt; &quot;Repriced Line Item Reference Number&quot;," calcext:value-type="string">
            <text:p>"636" =&gt; "Repriced Line Item Reference Number",</text:p>
          </table:table-cell>
        </table:table-row>
        <table:table-row table:style-name="ro2">
          <table:table-cell office:value-type="float" office:value="637" calcext:value-type="float">
            <text:p>637</text:p>
          </table:table-cell>
          <table:table-cell office:value-type="string" calcext:value-type="string">
            <text:p>Repriced Saving Amount</text:p>
            <text:p>Start: 10/31/2004</text:p>
          </table:table-cell>
          <table:table-cell table:formula="of:=FIND(&quot;Start&quot;; [.B529]; 1)-2" office:value-type="float" office:value="22" calcext:value-type="float">
            <text:p>22</text:p>
          </table:table-cell>
          <table:table-cell table:formula="of:=IFERROR(FIND(&quot;Note:&quot;;[.B529];1)-2 ;[.C529])" office:value-type="float" office:value="22" calcext:value-type="float">
            <text:p>22</text:p>
          </table:table-cell>
          <table:table-cell table:formula="of:=CONCATENATE([.$C$3]; [.A529]; [.$C$3]; &quot; =&gt; &quot;; [.$C$3]; LEFT([.B529];[.D529]); [.$C$3] ;&quot;,&quot;)" office:value-type="string" office:string-value="&quot;637&quot; =&gt; &quot;Repriced Saving Amount&quot;," calcext:value-type="string">
            <text:p>"637" =&gt; "Repriced Saving Amount",</text:p>
          </table:table-cell>
        </table:table-row>
        <table:table-row table:style-name="ro2">
          <table:table-cell office:value-type="float" office:value="638" calcext:value-type="float">
            <text:p>638</text:p>
          </table:table-cell>
          <table:table-cell office:value-type="string" calcext:value-type="string">
            <text:p>Repricing Per Diem or Flat Rate Amount</text:p>
            <text:p>Start: 10/31/2004</text:p>
          </table:table-cell>
          <table:table-cell table:formula="of:=FIND(&quot;Start&quot;; [.B530]; 1)-2" office:value-type="float" office:value="38" calcext:value-type="float">
            <text:p>38</text:p>
          </table:table-cell>
          <table:table-cell table:formula="of:=IFERROR(FIND(&quot;Note:&quot;;[.B530];1)-2 ;[.C530])" office:value-type="float" office:value="38" calcext:value-type="float">
            <text:p>38</text:p>
          </table:table-cell>
          <table:table-cell table:formula="of:=CONCATENATE([.$C$3]; [.A530]; [.$C$3]; &quot; =&gt; &quot;; [.$C$3]; LEFT([.B530];[.D530]); [.$C$3] ;&quot;,&quot;)" office:value-type="string" office:string-value="&quot;638&quot; =&gt; &quot;Repricing Per Diem or Flat Rate Amount&quot;," calcext:value-type="string">
            <text:p>"638" =&gt; "Repricing Per Diem or Flat Rate Amount",</text:p>
          </table:table-cell>
        </table:table-row>
        <table:table-row table:style-name="ro2">
          <table:table-cell office:value-type="float" office:value="639" calcext:value-type="float">
            <text:p>639</text:p>
          </table:table-cell>
          <table:table-cell office:value-type="string" calcext:value-type="string">
            <text:p>Responsibility Amount</text:p>
            <text:p>Start: 10/31/2004</text:p>
          </table:table-cell>
          <table:table-cell table:formula="of:=FIND(&quot;Start&quot;; [.B531]; 1)-2" office:value-type="float" office:value="21" calcext:value-type="float">
            <text:p>21</text:p>
          </table:table-cell>
          <table:table-cell table:formula="of:=IFERROR(FIND(&quot;Note:&quot;;[.B531];1)-2 ;[.C531])" office:value-type="float" office:value="21" calcext:value-type="float">
            <text:p>21</text:p>
          </table:table-cell>
          <table:table-cell table:formula="of:=CONCATENATE([.$C$3]; [.A531]; [.$C$3]; &quot; =&gt; &quot;; [.$C$3]; LEFT([.B531];[.D531]); [.$C$3] ;&quot;,&quot;)" office:value-type="string" office:string-value="&quot;639&quot; =&gt; &quot;Responsibility Amount&quot;," calcext:value-type="string">
            <text:p>"639" =&gt; "Responsibility Amount",</text:p>
          </table:table-cell>
        </table:table-row>
        <table:table-row table:style-name="ro2">
          <table:table-cell office:value-type="float" office:value="640" calcext:value-type="float">
            <text:p>640</text:p>
          </table:table-cell>
          <table:table-cell office:value-type="string" calcext:value-type="string">
            <text:p>Sales Tax Amount</text:p>
            <text:p>Start: 10/31/2004</text:p>
          </table:table-cell>
          <table:table-cell table:formula="of:=FIND(&quot;Start&quot;; [.B532]; 1)-2" office:value-type="float" office:value="16" calcext:value-type="float">
            <text:p>16</text:p>
          </table:table-cell>
          <table:table-cell table:formula="of:=IFERROR(FIND(&quot;Note:&quot;;[.B532];1)-2 ;[.C532])" office:value-type="float" office:value="16" calcext:value-type="float">
            <text:p>16</text:p>
          </table:table-cell>
          <table:table-cell table:formula="of:=CONCATENATE([.$C$3]; [.A532]; [.$C$3]; &quot; =&gt; &quot;; [.$C$3]; LEFT([.B532];[.D532]); [.$C$3] ;&quot;,&quot;)" office:value-type="string" office:string-value="&quot;640&quot; =&gt; &quot;Sales Tax Amount&quot;," calcext:value-type="string">
            <text:p>"640" =&gt; "Sales Tax Amount",</text:p>
          </table:table-cell>
        </table:table-row>
        <table:table-row table:style-name="ro2">
          <table:table-cell office:value-type="float" office:value="642" calcext:value-type="float">
            <text:p>642</text:p>
          </table:table-cell>
          <table:table-cell office:value-type="string" calcext:value-type="string">
            <text:p>Service Authorization Exception Code</text:p>
            <text:p>Start: 10/31/2004</text:p>
          </table:table-cell>
          <table:table-cell table:formula="of:=FIND(&quot;Start&quot;; [.B533]; 1)-2" office:value-type="float" office:value="36" calcext:value-type="float">
            <text:p>36</text:p>
          </table:table-cell>
          <table:table-cell table:formula="of:=IFERROR(FIND(&quot;Note:&quot;;[.B533];1)-2 ;[.C533])" office:value-type="float" office:value="36" calcext:value-type="float">
            <text:p>36</text:p>
          </table:table-cell>
          <table:table-cell table:formula="of:=CONCATENATE([.$C$3]; [.A533]; [.$C$3]; &quot; =&gt; &quot;; [.$C$3]; LEFT([.B533];[.D533]); [.$C$3] ;&quot;,&quot;)" office:value-type="string" office:string-value="&quot;642&quot; =&gt; &quot;Service Authorization Exception Code&quot;," calcext:value-type="string">
            <text:p>"642" =&gt; "Service Authorization Exception Code",</text:p>
          </table:table-cell>
        </table:table-row>
        <table:table-row table:style-name="ro2">
          <table:table-cell office:value-type="float" office:value="643" calcext:value-type="float">
            <text:p>643</text:p>
          </table:table-cell>
          <table:table-cell office:value-type="string" calcext:value-type="string">
            <text:p>Service Line Paid Amount</text:p>
            <text:p>Start: 10/31/2004</text:p>
          </table:table-cell>
          <table:table-cell table:formula="of:=FIND(&quot;Start&quot;; [.B534]; 1)-2" office:value-type="float" office:value="24" calcext:value-type="float">
            <text:p>24</text:p>
          </table:table-cell>
          <table:table-cell table:formula="of:=IFERROR(FIND(&quot;Note:&quot;;[.B534];1)-2 ;[.C534])" office:value-type="float" office:value="24" calcext:value-type="float">
            <text:p>24</text:p>
          </table:table-cell>
          <table:table-cell table:formula="of:=CONCATENATE([.$C$3]; [.A534]; [.$C$3]; &quot; =&gt; &quot;; [.$C$3]; LEFT([.B534];[.D534]); [.$C$3] ;&quot;,&quot;)" office:value-type="string" office:string-value="&quot;643&quot; =&gt; &quot;Service Line Paid Amount&quot;," calcext:value-type="string">
            <text:p>"643" =&gt; "Service Line Paid Amount",</text:p>
          </table:table-cell>
        </table:table-row>
        <table:table-row table:style-name="ro2">
          <table:table-cell office:value-type="float" office:value="644" calcext:value-type="float">
            <text:p>644</text:p>
          </table:table-cell>
          <table:table-cell office:value-type="string" calcext:value-type="string">
            <text:p>Service Line Rate</text:p>
            <text:p>Start: 10/31/2004</text:p>
          </table:table-cell>
          <table:table-cell table:formula="of:=FIND(&quot;Start&quot;; [.B535]; 1)-2" office:value-type="float" office:value="17" calcext:value-type="float">
            <text:p>17</text:p>
          </table:table-cell>
          <table:table-cell table:formula="of:=IFERROR(FIND(&quot;Note:&quot;;[.B535];1)-2 ;[.C535])" office:value-type="float" office:value="17" calcext:value-type="float">
            <text:p>17</text:p>
          </table:table-cell>
          <table:table-cell table:formula="of:=CONCATENATE([.$C$3]; [.A535]; [.$C$3]; &quot; =&gt; &quot;; [.$C$3]; LEFT([.B535];[.D535]); [.$C$3] ;&quot;,&quot;)" office:value-type="string" office:string-value="&quot;644&quot; =&gt; &quot;Service Line Rate&quot;," calcext:value-type="string">
            <text:p>"644" =&gt; "Service Line Rate",</text:p>
          </table:table-cell>
        </table:table-row>
        <table:table-row table:style-name="ro2">
          <table:table-cell office:value-type="float" office:value="645" calcext:value-type="float">
            <text:p>645</text:p>
          </table:table-cell>
          <table:table-cell office:value-type="string" calcext:value-type="string">
            <text:p>Service Tax Amount</text:p>
            <text:p>Start: 10/31/2004</text:p>
          </table:table-cell>
          <table:table-cell table:formula="of:=FIND(&quot;Start&quot;; [.B536]; 1)-2" office:value-type="float" office:value="18" calcext:value-type="float">
            <text:p>18</text:p>
          </table:table-cell>
          <table:table-cell table:formula="of:=IFERROR(FIND(&quot;Note:&quot;;[.B536];1)-2 ;[.C536])" office:value-type="float" office:value="18" calcext:value-type="float">
            <text:p>18</text:p>
          </table:table-cell>
          <table:table-cell table:formula="of:=CONCATENATE([.$C$3]; [.A536]; [.$C$3]; &quot; =&gt; &quot;; [.$C$3]; LEFT([.B536];[.D536]); [.$C$3] ;&quot;,&quot;)" office:value-type="string" office:string-value="&quot;645&quot; =&gt; &quot;Service Tax Amount&quot;," calcext:value-type="string">
            <text:p>"645" =&gt; "Service Tax Amount",</text:p>
          </table:table-cell>
        </table:table-row>
        <table:table-row table:style-name="ro2">
          <table:table-cell office:value-type="float" office:value="646" calcext:value-type="float">
            <text:p>646</text:p>
          </table:table-cell>
          <table:table-cell office:value-type="string" calcext:value-type="string">
            <text:p>Ship, Delivery or Calendar Pattern Code</text:p>
            <text:p>Start: 10/31/2004</text:p>
          </table:table-cell>
          <table:table-cell table:formula="of:=FIND(&quot;Start&quot;; [.B537]; 1)-2" office:value-type="float" office:value="39" calcext:value-type="float">
            <text:p>39</text:p>
          </table:table-cell>
          <table:table-cell table:formula="of:=IFERROR(FIND(&quot;Note:&quot;;[.B537];1)-2 ;[.C537])" office:value-type="float" office:value="39" calcext:value-type="float">
            <text:p>39</text:p>
          </table:table-cell>
          <table:table-cell table:formula="of:=CONCATENATE([.$C$3]; [.A537]; [.$C$3]; &quot; =&gt; &quot;; [.$C$3]; LEFT([.B537];[.D537]); [.$C$3] ;&quot;,&quot;)" office:value-type="string" office:string-value="&quot;646&quot; =&gt; &quot;Ship, Delivery or Calendar Pattern Code&quot;," calcext:value-type="string">
            <text:p>"646" =&gt; "Ship, Delivery or Calendar Pattern Code",</text:p>
          </table:table-cell>
        </table:table-row>
        <table:table-row table:style-name="ro2">
          <table:table-cell office:value-type="float" office:value="647" calcext:value-type="float">
            <text:p>647</text:p>
          </table:table-cell>
          <table:table-cell office:value-type="string" calcext:value-type="string">
            <text:p>Shipped Date</text:p>
            <text:p>Start: 10/31/2004</text:p>
          </table:table-cell>
          <table:table-cell table:formula="of:=FIND(&quot;Start&quot;; [.B538]; 1)-2" office:value-type="float" office:value="12" calcext:value-type="float">
            <text:p>12</text:p>
          </table:table-cell>
          <table:table-cell table:formula="of:=IFERROR(FIND(&quot;Note:&quot;;[.B538];1)-2 ;[.C538])" office:value-type="float" office:value="12" calcext:value-type="float">
            <text:p>12</text:p>
          </table:table-cell>
          <table:table-cell table:formula="of:=CONCATENATE([.$C$3]; [.A538]; [.$C$3]; &quot; =&gt; &quot;; [.$C$3]; LEFT([.B538];[.D538]); [.$C$3] ;&quot;,&quot;)" office:value-type="string" office:string-value="&quot;647&quot; =&gt; &quot;Shipped Date&quot;," calcext:value-type="string">
            <text:p>"647" =&gt; "Shipped Date",</text:p>
          </table:table-cell>
        </table:table-row>
        <table:table-row table:style-name="ro2">
          <table:table-cell office:value-type="float" office:value="648" calcext:value-type="float">
            <text:p>648</text:p>
          </table:table-cell>
          <table:table-cell office:value-type="string" calcext:value-type="string">
            <text:p>Similar Illness or Symptom Date</text:p>
            <text:p>Start: 10/31/2004</text:p>
          </table:table-cell>
          <table:table-cell table:formula="of:=FIND(&quot;Start&quot;; [.B539]; 1)-2" office:value-type="float" office:value="31" calcext:value-type="float">
            <text:p>31</text:p>
          </table:table-cell>
          <table:table-cell table:formula="of:=IFERROR(FIND(&quot;Note:&quot;;[.B539];1)-2 ;[.C539])" office:value-type="float" office:value="31" calcext:value-type="float">
            <text:p>31</text:p>
          </table:table-cell>
          <table:table-cell table:formula="of:=CONCATENATE([.$C$3]; [.A539]; [.$C$3]; &quot; =&gt; &quot;; [.$C$3]; LEFT([.B539];[.D539]); [.$C$3] ;&quot;,&quot;)" office:value-type="string" office:string-value="&quot;648&quot; =&gt; &quot;Similar Illness or Symptom Date&quot;," calcext:value-type="string">
            <text:p>"648" =&gt; "Similar Illness or Symptom Date",</text:p>
          </table:table-cell>
        </table:table-row>
        <table:table-row table:style-name="ro2">
          <table:table-cell office:value-type="float" office:value="649" calcext:value-type="float">
            <text:p>649</text:p>
          </table:table-cell>
          <table:table-cell office:value-type="string" calcext:value-type="string">
            <text:p>Skilled Nursing Facility Indicator</text:p>
            <text:p>Start: 10/31/2004</text:p>
          </table:table-cell>
          <table:table-cell table:formula="of:=FIND(&quot;Start&quot;; [.B540]; 1)-2" office:value-type="float" office:value="34" calcext:value-type="float">
            <text:p>34</text:p>
          </table:table-cell>
          <table:table-cell table:formula="of:=IFERROR(FIND(&quot;Note:&quot;;[.B540];1)-2 ;[.C540])" office:value-type="float" office:value="34" calcext:value-type="float">
            <text:p>34</text:p>
          </table:table-cell>
          <table:table-cell table:formula="of:=CONCATENATE([.$C$3]; [.A540]; [.$C$3]; &quot; =&gt; &quot;; [.$C$3]; LEFT([.B540];[.D540]); [.$C$3] ;&quot;,&quot;)" office:value-type="string" office:string-value="&quot;649&quot; =&gt; &quot;Skilled Nursing Facility Indicator&quot;," calcext:value-type="string">
            <text:p>"649" =&gt; "Skilled Nursing Facility Indicator",</text:p>
          </table:table-cell>
        </table:table-row>
        <table:table-row table:style-name="ro2">
          <table:table-cell office:value-type="float" office:value="650" calcext:value-type="float">
            <text:p>650</text:p>
          </table:table-cell>
          <table:table-cell office:value-type="string" calcext:value-type="string">
            <text:p>Special Program Indicator</text:p>
            <text:p>Start: 10/31/2004</text:p>
          </table:table-cell>
          <table:table-cell table:formula="of:=FIND(&quot;Start&quot;; [.B541]; 1)-2" office:value-type="float" office:value="25" calcext:value-type="float">
            <text:p>25</text:p>
          </table:table-cell>
          <table:table-cell table:formula="of:=IFERROR(FIND(&quot;Note:&quot;;[.B541];1)-2 ;[.C541])" office:value-type="float" office:value="25" calcext:value-type="float">
            <text:p>25</text:p>
          </table:table-cell>
          <table:table-cell table:formula="of:=CONCATENATE([.$C$3]; [.A541]; [.$C$3]; &quot; =&gt; &quot;; [.$C$3]; LEFT([.B541];[.D541]); [.$C$3] ;&quot;,&quot;)" office:value-type="string" office:string-value="&quot;650&quot; =&gt; &quot;Special Program Indicator&quot;," calcext:value-type="string">
            <text:p>"650" =&gt; "Special Program Indicator",</text:p>
          </table:table-cell>
        </table:table-row>
        <table:table-row table:style-name="ro2">
          <table:table-cell office:value-type="float" office:value="651" calcext:value-type="float">
            <text:p>651</text:p>
          </table:table-cell>
          <table:table-cell office:value-type="string" calcext:value-type="string">
            <text:p>State Industrial Accident Provider Number</text:p>
            <text:p>Start: 10/31/2004</text:p>
          </table:table-cell>
          <table:table-cell table:formula="of:=FIND(&quot;Start&quot;; [.B542]; 1)-2" office:value-type="float" office:value="41" calcext:value-type="float">
            <text:p>41</text:p>
          </table:table-cell>
          <table:table-cell table:formula="of:=IFERROR(FIND(&quot;Note:&quot;;[.B542];1)-2 ;[.C542])" office:value-type="float" office:value="41" calcext:value-type="float">
            <text:p>41</text:p>
          </table:table-cell>
          <table:table-cell table:formula="of:=CONCATENATE([.$C$3]; [.A542]; [.$C$3]; &quot; =&gt; &quot;; [.$C$3]; LEFT([.B542];[.D542]); [.$C$3] ;&quot;,&quot;)" office:value-type="string" office:string-value="&quot;651&quot; =&gt; &quot;State Industrial Accident Provider Number&quot;," calcext:value-type="string">
            <text:p>"651" =&gt; "State Industrial Accident Provider Number",</text:p>
          </table:table-cell>
        </table:table-row>
        <table:table-row table:style-name="ro2">
          <table:table-cell office:value-type="float" office:value="652" calcext:value-type="float">
            <text:p>652</text:p>
          </table:table-cell>
          <table:table-cell office:value-type="string" calcext:value-type="string">
            <text:p>Terms Discount Percentage</text:p>
            <text:p>Start: 10/31/2004</text:p>
          </table:table-cell>
          <table:table-cell table:formula="of:=FIND(&quot;Start&quot;; [.B543]; 1)-2" office:value-type="float" office:value="25" calcext:value-type="float">
            <text:p>25</text:p>
          </table:table-cell>
          <table:table-cell table:formula="of:=IFERROR(FIND(&quot;Note:&quot;;[.B543];1)-2 ;[.C543])" office:value-type="float" office:value="25" calcext:value-type="float">
            <text:p>25</text:p>
          </table:table-cell>
          <table:table-cell table:formula="of:=CONCATENATE([.$C$3]; [.A543]; [.$C$3]; &quot; =&gt; &quot;; [.$C$3]; LEFT([.B543];[.D543]); [.$C$3] ;&quot;,&quot;)" office:value-type="string" office:string-value="&quot;652&quot; =&gt; &quot;Terms Discount Percentage&quot;," calcext:value-type="string">
            <text:p>"652" =&gt; "Terms Discount Percentage",</text:p>
          </table:table-cell>
        </table:table-row>
        <table:table-row table:style-name="ro2">
          <table:table-cell office:value-type="float" office:value="653" calcext:value-type="float">
            <text:p>653</text:p>
          </table:table-cell>
          <table:table-cell office:value-type="string" calcext:value-type="string">
            <text:p>Test Performed Date</text:p>
            <text:p>Start: 10/31/2004</text:p>
          </table:table-cell>
          <table:table-cell table:formula="of:=FIND(&quot;Start&quot;; [.B544]; 1)-2" office:value-type="float" office:value="19" calcext:value-type="float">
            <text:p>19</text:p>
          </table:table-cell>
          <table:table-cell table:formula="of:=IFERROR(FIND(&quot;Note:&quot;;[.B544];1)-2 ;[.C544])" office:value-type="float" office:value="19" calcext:value-type="float">
            <text:p>19</text:p>
          </table:table-cell>
          <table:table-cell table:formula="of:=CONCATENATE([.$C$3]; [.A544]; [.$C$3]; &quot; =&gt; &quot;; [.$C$3]; LEFT([.B544];[.D544]); [.$C$3] ;&quot;,&quot;)" office:value-type="string" office:string-value="&quot;653&quot; =&gt; &quot;Test Performed Date&quot;," calcext:value-type="string">
            <text:p>"653" =&gt; "Test Performed Date",</text:p>
          </table:table-cell>
        </table:table-row>
        <table:table-row table:style-name="ro2">
          <table:table-cell office:value-type="float" office:value="654" calcext:value-type="float">
            <text:p>654</text:p>
          </table:table-cell>
          <table:table-cell office:value-type="string" calcext:value-type="string">
            <text:p>Total Denied Charge Amount</text:p>
            <text:p>Start: 10/31/2004</text:p>
          </table:table-cell>
          <table:table-cell table:formula="of:=FIND(&quot;Start&quot;; [.B545]; 1)-2" office:value-type="float" office:value="26" calcext:value-type="float">
            <text:p>26</text:p>
          </table:table-cell>
          <table:table-cell table:formula="of:=IFERROR(FIND(&quot;Note:&quot;;[.B545];1)-2 ;[.C545])" office:value-type="float" office:value="26" calcext:value-type="float">
            <text:p>26</text:p>
          </table:table-cell>
          <table:table-cell table:formula="of:=CONCATENATE([.$C$3]; [.A545]; [.$C$3]; &quot; =&gt; &quot;; [.$C$3]; LEFT([.B545];[.D545]); [.$C$3] ;&quot;,&quot;)" office:value-type="string" office:string-value="&quot;654&quot; =&gt; &quot;Total Denied Charge Amount&quot;," calcext:value-type="string">
            <text:p>"654" =&gt; "Total Denied Charge Amount",</text:p>
          </table:table-cell>
        </table:table-row>
        <table:table-row table:style-name="ro2">
          <table:table-cell office:value-type="float" office:value="655" calcext:value-type="float">
            <text:p>655</text:p>
          </table:table-cell>
          <table:table-cell office:value-type="string" calcext:value-type="string">
            <text:p>Total Medicare Paid Amount</text:p>
            <text:p>Start: 10/31/2004</text:p>
          </table:table-cell>
          <table:table-cell table:formula="of:=FIND(&quot;Start&quot;; [.B546]; 1)-2" office:value-type="float" office:value="26" calcext:value-type="float">
            <text:p>26</text:p>
          </table:table-cell>
          <table:table-cell table:formula="of:=IFERROR(FIND(&quot;Note:&quot;;[.B546];1)-2 ;[.C546])" office:value-type="float" office:value="26" calcext:value-type="float">
            <text:p>26</text:p>
          </table:table-cell>
          <table:table-cell table:formula="of:=CONCATENATE([.$C$3]; [.A546]; [.$C$3]; &quot; =&gt; &quot;; [.$C$3]; LEFT([.B546];[.D546]); [.$C$3] ;&quot;,&quot;)" office:value-type="string" office:string-value="&quot;655&quot; =&gt; &quot;Total Medicare Paid Amount&quot;," calcext:value-type="string">
            <text:p>"655" =&gt; "Total Medicare Paid Amount",</text:p>
          </table:table-cell>
        </table:table-row>
        <table:table-row table:style-name="ro2">
          <table:table-cell office:value-type="float" office:value="656" calcext:value-type="float">
            <text:p>656</text:p>
          </table:table-cell>
          <table:table-cell office:value-type="string" calcext:value-type="string">
            <text:p>Total Visits Projected This Certification Count</text:p>
            <text:p>Start: 10/31/2004</text:p>
          </table:table-cell>
          <table:table-cell table:formula="of:=FIND(&quot;Start&quot;; [.B547]; 1)-2" office:value-type="float" office:value="47" calcext:value-type="float">
            <text:p>47</text:p>
          </table:table-cell>
          <table:table-cell table:formula="of:=IFERROR(FIND(&quot;Note:&quot;;[.B547];1)-2 ;[.C547])" office:value-type="float" office:value="47" calcext:value-type="float">
            <text:p>47</text:p>
          </table:table-cell>
          <table:table-cell table:formula="of:=CONCATENATE([.$C$3]; [.A547]; [.$C$3]; &quot; =&gt; &quot;; [.$C$3]; LEFT([.B547];[.D547]); [.$C$3] ;&quot;,&quot;)" office:value-type="string" office:string-value="&quot;656&quot; =&gt; &quot;Total Visits Projected This Certification Count&quot;," calcext:value-type="string">
            <text:p>"656" =&gt; "Total Visits Projected This Certification Count",</text:p>
          </table:table-cell>
        </table:table-row>
        <table:table-row table:style-name="ro2">
          <table:table-cell office:value-type="float" office:value="657" calcext:value-type="float">
            <text:p>657</text:p>
          </table:table-cell>
          <table:table-cell office:value-type="string" calcext:value-type="string">
            <text:p>Total Visits Rendered Count</text:p>
            <text:p>Start: 10/31/2004</text:p>
          </table:table-cell>
          <table:table-cell table:formula="of:=FIND(&quot;Start&quot;; [.B548]; 1)-2" office:value-type="float" office:value="27" calcext:value-type="float">
            <text:p>27</text:p>
          </table:table-cell>
          <table:table-cell table:formula="of:=IFERROR(FIND(&quot;Note:&quot;;[.B548];1)-2 ;[.C548])" office:value-type="float" office:value="27" calcext:value-type="float">
            <text:p>27</text:p>
          </table:table-cell>
          <table:table-cell table:formula="of:=CONCATENATE([.$C$3]; [.A548]; [.$C$3]; &quot; =&gt; &quot;; [.$C$3]; LEFT([.B548];[.D548]); [.$C$3] ;&quot;,&quot;)" office:value-type="string" office:string-value="&quot;657&quot; =&gt; &quot;Total Visits Rendered Count&quot;," calcext:value-type="string">
            <text:p>"657" =&gt; "Total Visits Rendered Count",</text:p>
          </table:table-cell>
        </table:table-row>
        <table:table-row table:style-name="ro2">
          <table:table-cell office:value-type="float" office:value="658" calcext:value-type="float">
            <text:p>658</text:p>
          </table:table-cell>
          <table:table-cell office:value-type="string" calcext:value-type="string">
            <text:p>Treatment Code</text:p>
            <text:p>Start: 10/31/2004</text:p>
          </table:table-cell>
          <table:table-cell table:formula="of:=FIND(&quot;Start&quot;; [.B549]; 1)-2" office:value-type="float" office:value="14" calcext:value-type="float">
            <text:p>14</text:p>
          </table:table-cell>
          <table:table-cell table:formula="of:=IFERROR(FIND(&quot;Note:&quot;;[.B549];1)-2 ;[.C549])" office:value-type="float" office:value="14" calcext:value-type="float">
            <text:p>14</text:p>
          </table:table-cell>
          <table:table-cell table:formula="of:=CONCATENATE([.$C$3]; [.A549]; [.$C$3]; &quot; =&gt; &quot;; [.$C$3]; LEFT([.B549];[.D549]); [.$C$3] ;&quot;,&quot;)" office:value-type="string" office:string-value="&quot;658&quot; =&gt; &quot;Treatment Code&quot;," calcext:value-type="string">
            <text:p>"658" =&gt; "Treatment Code",</text:p>
          </table:table-cell>
        </table:table-row>
        <table:table-row table:style-name="ro2">
          <table:table-cell office:value-type="float" office:value="659" calcext:value-type="float">
            <text:p>659</text:p>
          </table:table-cell>
          <table:table-cell office:value-type="string" calcext:value-type="string">
            <text:p>Unit or Basis for Measurement Code</text:p>
            <text:p>Start: 10/31/2004</text:p>
          </table:table-cell>
          <table:table-cell table:formula="of:=FIND(&quot;Start&quot;; [.B550]; 1)-2" office:value-type="float" office:value="34" calcext:value-type="float">
            <text:p>34</text:p>
          </table:table-cell>
          <table:table-cell table:formula="of:=IFERROR(FIND(&quot;Note:&quot;;[.B550];1)-2 ;[.C550])" office:value-type="float" office:value="34" calcext:value-type="float">
            <text:p>34</text:p>
          </table:table-cell>
          <table:table-cell table:formula="of:=CONCATENATE([.$C$3]; [.A550]; [.$C$3]; &quot; =&gt; &quot;; [.$C$3]; LEFT([.B550];[.D550]); [.$C$3] ;&quot;,&quot;)" office:value-type="string" office:string-value="&quot;659&quot; =&gt; &quot;Unit or Basis for Measurement Code&quot;," calcext:value-type="string">
            <text:p>"659" =&gt; "Unit or Basis for Measurement Code",</text:p>
          </table:table-cell>
        </table:table-row>
        <table:table-row table:style-name="ro2">
          <table:table-cell office:value-type="float" office:value="660" calcext:value-type="float">
            <text:p>660</text:p>
          </table:table-cell>
          <table:table-cell office:value-type="string" calcext:value-type="string">
            <text:p>Universal Product Number</text:p>
            <text:p>Start: 10/31/2004</text:p>
          </table:table-cell>
          <table:table-cell table:formula="of:=FIND(&quot;Start&quot;; [.B551]; 1)-2" office:value-type="float" office:value="24" calcext:value-type="float">
            <text:p>24</text:p>
          </table:table-cell>
          <table:table-cell table:formula="of:=IFERROR(FIND(&quot;Note:&quot;;[.B551];1)-2 ;[.C551])" office:value-type="float" office:value="24" calcext:value-type="float">
            <text:p>24</text:p>
          </table:table-cell>
          <table:table-cell table:formula="of:=CONCATENATE([.$C$3]; [.A551]; [.$C$3]; &quot; =&gt; &quot;; [.$C$3]; LEFT([.B551];[.D551]); [.$C$3] ;&quot;,&quot;)" office:value-type="string" office:string-value="&quot;660&quot; =&gt; &quot;Universal Product Number&quot;," calcext:value-type="string">
            <text:p>"660" =&gt; "Universal Product Number",</text:p>
          </table:table-cell>
        </table:table-row>
        <table:table-row table:style-name="ro2">
          <table:table-cell office:value-type="float" office:value="661" calcext:value-type="float">
            <text:p>661</text:p>
          </table:table-cell>
          <table:table-cell office:value-type="string" calcext:value-type="string">
            <text:p>Visits Prior to Recertification Date Count CR702</text:p>
            <text:p>Start: 10/31/2004</text:p>
          </table:table-cell>
          <table:table-cell table:formula="of:=FIND(&quot;Start&quot;; [.B552]; 1)-2" office:value-type="float" office:value="48" calcext:value-type="float">
            <text:p>48</text:p>
          </table:table-cell>
          <table:table-cell table:formula="of:=IFERROR(FIND(&quot;Note:&quot;;[.B552];1)-2 ;[.C552])" office:value-type="float" office:value="48" calcext:value-type="float">
            <text:p>48</text:p>
          </table:table-cell>
          <table:table-cell table:formula="of:=CONCATENATE([.$C$3]; [.A552]; [.$C$3]; &quot; =&gt; &quot;; [.$C$3]; LEFT([.B552];[.D552]); [.$C$3] ;&quot;,&quot;)" office:value-type="string" office:string-value="&quot;661&quot; =&gt; &quot;Visits Prior to Recertification Date Count CR702&quot;," calcext:value-type="string">
            <text:p>"661" =&gt; "Visits Prior to Recertification Date Count CR702",</text:p>
          </table:table-cell>
        </table:table-row>
        <table:table-row table:style-name="ro2">
          <table:table-cell office:value-type="float" office:value="662" calcext:value-type="float">
            <text:p>662</text:p>
          </table:table-cell>
          <table:table-cell office:value-type="string" calcext:value-type="string">
            <text:p>X-ray Availability Indicator</text:p>
            <text:p>Start: 10/31/2004</text:p>
          </table:table-cell>
          <table:table-cell table:formula="of:=FIND(&quot;Start&quot;; [.B553]; 1)-2" office:value-type="float" office:value="28" calcext:value-type="float">
            <text:p>28</text:p>
          </table:table-cell>
          <table:table-cell table:formula="of:=IFERROR(FIND(&quot;Note:&quot;;[.B553];1)-2 ;[.C553])" office:value-type="float" office:value="28" calcext:value-type="float">
            <text:p>28</text:p>
          </table:table-cell>
          <table:table-cell table:formula="of:=CONCATENATE([.$C$3]; [.A553]; [.$C$3]; &quot; =&gt; &quot;; [.$C$3]; LEFT([.B553];[.D553]); [.$C$3] ;&quot;,&quot;)" office:value-type="string" office:string-value="&quot;662&quot; =&gt; &quot;X-ray Availability Indicator&quot;," calcext:value-type="string">
            <text:p>"662" =&gt; "X-ray Availability Indicator",</text:p>
          </table:table-cell>
        </table:table-row>
        <table:table-row table:style-name="ro2">
          <table:table-cell office:value-type="float" office:value="663" calcext:value-type="float">
            <text:p>663</text:p>
          </table:table-cell>
          <table:table-cell office:value-type="string" calcext:value-type="string">
            <text:p>Entity's Group Name. Note: This code requires use of an Entity Code.</text:p>
            <text:p>Start: 10/31/2004 | Last Modified: 02/11/2010</text:p>
          </table:table-cell>
          <table:table-cell table:formula="of:=FIND(&quot;Start&quot;; [.B554]; 1)-2" office:value-type="float" office:value="68" calcext:value-type="float">
            <text:p>68</text:p>
          </table:table-cell>
          <table:table-cell table:formula="of:=IFERROR(FIND(&quot;Note:&quot;;[.B554];1)-2 ;[.C554])" office:value-type="float" office:value="20" calcext:value-type="float">
            <text:p>20</text:p>
          </table:table-cell>
          <table:table-cell table:formula="of:=CONCATENATE([.$C$3]; [.A554]; [.$C$3]; &quot; =&gt; &quot;; [.$C$3]; LEFT([.B554];[.D554]); [.$C$3] ;&quot;,&quot;)" office:value-type="string" office:string-value="&quot;663&quot; =&gt; &quot;Entity's Group Name.&quot;," calcext:value-type="string">
            <text:p>"663" =&gt; "Entity's Group Name.",</text:p>
          </table:table-cell>
        </table:table-row>
        <table:table-row table:style-name="ro2">
          <table:table-cell office:value-type="float" office:value="664" calcext:value-type="float">
            <text:p>664</text:p>
          </table:table-cell>
          <table:table-cell office:value-type="string" calcext:value-type="string">
            <text:p>Orthodontic Banding Date</text:p>
            <text:p>Start: 10/31/2004</text:p>
          </table:table-cell>
          <table:table-cell table:formula="of:=FIND(&quot;Start&quot;; [.B555]; 1)-2" office:value-type="float" office:value="24" calcext:value-type="float">
            <text:p>24</text:p>
          </table:table-cell>
          <table:table-cell table:formula="of:=IFERROR(FIND(&quot;Note:&quot;;[.B555];1)-2 ;[.C555])" office:value-type="float" office:value="24" calcext:value-type="float">
            <text:p>24</text:p>
          </table:table-cell>
          <table:table-cell table:formula="of:=CONCATENATE([.$C$3]; [.A555]; [.$C$3]; &quot; =&gt; &quot;; [.$C$3]; LEFT([.B555];[.D555]); [.$C$3] ;&quot;,&quot;)" office:value-type="string" office:string-value="&quot;664&quot; =&gt; &quot;Orthodontic Banding Date&quot;," calcext:value-type="string">
            <text:p>"664" =&gt; "Orthodontic Banding Date",</text:p>
          </table:table-cell>
        </table:table-row>
        <table:table-row table:style-name="ro2">
          <table:table-cell office:value-type="float" office:value="665" calcext:value-type="float">
            <text:p>665</text:p>
          </table:table-cell>
          <table:table-cell office:value-type="string" calcext:value-type="string">
            <text:p>Surgery Date</text:p>
            <text:p>Start: 10/31/2004</text:p>
          </table:table-cell>
          <table:table-cell table:formula="of:=FIND(&quot;Start&quot;; [.B556]; 1)-2" office:value-type="float" office:value="12" calcext:value-type="float">
            <text:p>12</text:p>
          </table:table-cell>
          <table:table-cell table:formula="of:=IFERROR(FIND(&quot;Note:&quot;;[.B556];1)-2 ;[.C556])" office:value-type="float" office:value="12" calcext:value-type="float">
            <text:p>12</text:p>
          </table:table-cell>
          <table:table-cell table:formula="of:=CONCATENATE([.$C$3]; [.A556]; [.$C$3]; &quot; =&gt; &quot;; [.$C$3]; LEFT([.B556];[.D556]); [.$C$3] ;&quot;,&quot;)" office:value-type="string" office:string-value="&quot;665&quot; =&gt; &quot;Surgery Date&quot;," calcext:value-type="string">
            <text:p>"665" =&gt; "Surgery Date",</text:p>
          </table:table-cell>
        </table:table-row>
        <table:table-row table:style-name="ro2">
          <table:table-cell office:value-type="float" office:value="666" calcext:value-type="float">
            <text:p>666</text:p>
          </table:table-cell>
          <table:table-cell office:value-type="string" calcext:value-type="string">
            <text:p>Surgical Procedure Code</text:p>
            <text:p>Start: 10/31/2004</text:p>
          </table:table-cell>
          <table:table-cell table:formula="of:=FIND(&quot;Start&quot;; [.B557]; 1)-2" office:value-type="float" office:value="23" calcext:value-type="float">
            <text:p>23</text:p>
          </table:table-cell>
          <table:table-cell table:formula="of:=IFERROR(FIND(&quot;Note:&quot;;[.B557];1)-2 ;[.C557])" office:value-type="float" office:value="23" calcext:value-type="float">
            <text:p>23</text:p>
          </table:table-cell>
          <table:table-cell table:formula="of:=CONCATENATE([.$C$3]; [.A557]; [.$C$3]; &quot; =&gt; &quot;; [.$C$3]; LEFT([.B557];[.D557]); [.$C$3] ;&quot;,&quot;)" office:value-type="string" office:string-value="&quot;666&quot; =&gt; &quot;Surgical Procedure Code&quot;," calcext:value-type="string">
            <text:p>"666" =&gt; "Surgical Procedure Code",</text:p>
          </table:table-cell>
        </table:table-row>
        <table:table-row table:style-name="ro2">
          <table:table-cell office:value-type="float" office:value="667" calcext:value-type="float">
            <text:p>667</text:p>
          </table:table-cell>
          <table:table-cell office:value-type="string" calcext:value-type="string">
            <text:p>Real-Time requests not supported by the information holder, do not resubmit</text:p>
            <text:p>Start: 02/28/2005</text:p>
          </table:table-cell>
          <table:table-cell table:formula="of:=FIND(&quot;Start&quot;; [.B558]; 1)-2" office:value-type="float" office:value="75" calcext:value-type="float">
            <text:p>75</text:p>
          </table:table-cell>
          <table:table-cell table:formula="of:=IFERROR(FIND(&quot;Note:&quot;;[.B558];1)-2 ;[.C558])" office:value-type="float" office:value="75" calcext:value-type="float">
            <text:p>75</text:p>
          </table:table-cell>
          <table:table-cell table:formula="of:=CONCATENATE([.$C$3]; [.A558]; [.$C$3]; &quot; =&gt; &quot;; [.$C$3]; LEFT([.B558];[.D558]); [.$C$3] ;&quot;,&quot;)" office:value-type="string" office:string-value="&quot;667&quot; =&gt; &quot;Real-Time requests not supported by the information holder, do not resubmit&quot;," calcext:value-type="string">
            <text:p>"667" =&gt; "Real-Time requests not supported by the information holder, do not resubmit",</text:p>
          </table:table-cell>
        </table:table-row>
        <table:table-row table:style-name="ro2">
          <table:table-cell office:value-type="float" office:value="668" calcext:value-type="float">
            <text:p>668</text:p>
          </table:table-cell>
          <table:table-cell office:value-type="string" calcext:value-type="string">
            <text:p>Missing Endodontics treatment history and prognosis</text:p>
            <text:p>Start: 06/30/2005</text:p>
          </table:table-cell>
          <table:table-cell table:formula="of:=FIND(&quot;Start&quot;; [.B559]; 1)-2" office:value-type="float" office:value="51" calcext:value-type="float">
            <text:p>51</text:p>
          </table:table-cell>
          <table:table-cell table:formula="of:=IFERROR(FIND(&quot;Note:&quot;;[.B559];1)-2 ;[.C559])" office:value-type="float" office:value="51" calcext:value-type="float">
            <text:p>51</text:p>
          </table:table-cell>
          <table:table-cell table:formula="of:=CONCATENATE([.$C$3]; [.A559]; [.$C$3]; &quot; =&gt; &quot;; [.$C$3]; LEFT([.B559];[.D559]); [.$C$3] ;&quot;,&quot;)" office:value-type="string" office:string-value="&quot;668&quot; =&gt; &quot;Missing Endodontics treatment history and prognosis&quot;," calcext:value-type="string">
            <text:p>"668" =&gt; "Missing Endodontics treatment history and prognosis",</text:p>
          </table:table-cell>
        </table:table-row>
        <table:table-row table:style-name="ro2">
          <table:table-cell office:value-type="float" office:value="669" calcext:value-type="float">
            <text:p>669</text:p>
          </table:table-cell>
          <table:table-cell office:value-type="string" calcext:value-type="string">
            <text:p>Dental service narrative needed.</text:p>
            <text:p>Start: 10/31/2005</text:p>
          </table:table-cell>
          <table:table-cell table:formula="of:=FIND(&quot;Start&quot;; [.B560]; 1)-2" office:value-type="float" office:value="32" calcext:value-type="float">
            <text:p>32</text:p>
          </table:table-cell>
          <table:table-cell table:formula="of:=IFERROR(FIND(&quot;Note:&quot;;[.B560];1)-2 ;[.C560])" office:value-type="float" office:value="32" calcext:value-type="float">
            <text:p>32</text:p>
          </table:table-cell>
          <table:table-cell table:formula="of:=CONCATENATE([.$C$3]; [.A560]; [.$C$3]; &quot; =&gt; &quot;; [.$C$3]; LEFT([.B560];[.D560]); [.$C$3] ;&quot;,&quot;)" office:value-type="string" office:string-value="&quot;669&quot; =&gt; &quot;Dental service narrative needed.&quot;," calcext:value-type="string">
            <text:p>"669" =&gt; "Dental service narrative needed.",</text:p>
          </table:table-cell>
        </table:table-row>
        <table:table-row table:style-name="ro2">
          <table:table-cell office:value-type="float" office:value="670" calcext:value-type="float">
            <text:p>670</text:p>
          </table:table-cell>
          <table:table-cell office:value-type="string" calcext:value-type="string">
            <text:p>Funds applied from a consumer spending account such as consumer directed/driven health plan (CDHP), Health savings account (H S A) and or other similar accounts</text:p>
            <text:p>Start: 06/30/2006 | Last Modified: 02/28/2007</text:p>
          </table:table-cell>
          <table:table-cell table:formula="of:=FIND(&quot;Start&quot;; [.B561]; 1)-2" office:value-type="float" office:value="160" calcext:value-type="float">
            <text:p>160</text:p>
          </table:table-cell>
          <table:table-cell table:formula="of:=IFERROR(FIND(&quot;Note:&quot;;[.B561];1)-2 ;[.C561])" office:value-type="float" office:value="160" calcext:value-type="float">
            <text:p>160</text:p>
          </table:table-cell>
          <table:table-cell table:formula="of:=CONCATENATE([.$C$3]; [.A561]; [.$C$3]; &quot; =&gt; &quot;; [.$C$3]; LEFT([.B561];[.D561]); [.$C$3] ;&quot;,&quot;)" office:value-type="string" office:string-value="&quot;670&quot; =&gt; &quot;Funds applied from a consumer spending account such as consumer directed/driven health plan (CDHP), Health savings account (H S A) and or other similar accounts&quot;," calcext:value-type="string">
            <text:p>"670" =&gt; "Funds applied from a consumer spending account such as consumer directed/driven health plan (CDHP), Health savings account (H S A) and or other similar accounts",</text:p>
          </table:table-cell>
        </table:table-row>
        <table:table-row table:style-name="ro2">
          <table:table-cell office:value-type="float" office:value="671" calcext:value-type="float">
            <text:p>671</text:p>
          </table:table-cell>
          <table:table-cell office:value-type="string" calcext:value-type="string">
            <text:p>Funds may be available from a consumer spending account such as consumer directed/driven health plan (CDHP), Health savings account (H S A) and or other similar accounts</text:p>
            <text:p>Start: 06/30/2006 | Last Modified: 02/28/2007</text:p>
          </table:table-cell>
          <table:table-cell table:formula="of:=FIND(&quot;Start&quot;; [.B562]; 1)-2" office:value-type="float" office:value="169" calcext:value-type="float">
            <text:p>169</text:p>
          </table:table-cell>
          <table:table-cell table:formula="of:=IFERROR(FIND(&quot;Note:&quot;;[.B562];1)-2 ;[.C562])" office:value-type="float" office:value="169" calcext:value-type="float">
            <text:p>169</text:p>
          </table:table-cell>
          <table:table-cell table:formula="of:=CONCATENATE([.$C$3]; [.A562]; [.$C$3]; &quot; =&gt; &quot;; [.$C$3]; LEFT([.B562];[.D562]); [.$C$3] ;&quot;,&quot;)" office:value-type="string" office:string-value="&quot;671&quot; =&gt; &quot;Funds may be available from a consumer spending account such as consumer directed/driven health plan (CDHP), Health savings account (H S A) and or other similar accounts&quot;," calcext:value-type="string">
            <text:p>"671" =&gt; "Funds may be available from a consumer spending account such as consumer directed/driven health plan (CDHP), Health savings account (H S A) and or other similar accounts",</text:p>
          </table:table-cell>
        </table:table-row>
        <table:table-row table:style-name="ro2">
          <table:table-cell office:value-type="float" office:value="672" calcext:value-type="float">
            <text:p>672</text:p>
          </table:table-cell>
          <table:table-cell office:value-type="string" calcext:value-type="string">
            <text:p>Other Payer's payment information is out of balance</text:p>
            <text:p>Start: 10/31/2006</text:p>
          </table:table-cell>
          <table:table-cell table:formula="of:=FIND(&quot;Start&quot;; [.B563]; 1)-2" office:value-type="float" office:value="51" calcext:value-type="float">
            <text:p>51</text:p>
          </table:table-cell>
          <table:table-cell table:formula="of:=IFERROR(FIND(&quot;Note:&quot;;[.B563];1)-2 ;[.C563])" office:value-type="float" office:value="51" calcext:value-type="float">
            <text:p>51</text:p>
          </table:table-cell>
          <table:table-cell table:formula="of:=CONCATENATE([.$C$3]; [.A563]; [.$C$3]; &quot; =&gt; &quot;; [.$C$3]; LEFT([.B563];[.D563]); [.$C$3] ;&quot;,&quot;)" office:value-type="string" office:string-value="&quot;672&quot; =&gt; &quot;Other Payer's payment information is out of balance&quot;," calcext:value-type="string">
            <text:p>"672" =&gt; "Other Payer's payment information is out of balance",</text:p>
          </table:table-cell>
        </table:table-row>
        <table:table-row table:style-name="ro2">
          <table:table-cell office:value-type="float" office:value="673" calcext:value-type="float">
            <text:p>673</text:p>
          </table:table-cell>
          <table:table-cell office:value-type="string" calcext:value-type="string">
            <text:p>Patient Reason for Visit</text:p>
            <text:p>Start: 10/31/2006</text:p>
          </table:table-cell>
          <table:table-cell table:formula="of:=FIND(&quot;Start&quot;; [.B564]; 1)-2" office:value-type="float" office:value="24" calcext:value-type="float">
            <text:p>24</text:p>
          </table:table-cell>
          <table:table-cell table:formula="of:=IFERROR(FIND(&quot;Note:&quot;;[.B564];1)-2 ;[.C564])" office:value-type="float" office:value="24" calcext:value-type="float">
            <text:p>24</text:p>
          </table:table-cell>
          <table:table-cell table:formula="of:=CONCATENATE([.$C$3]; [.A564]; [.$C$3]; &quot; =&gt; &quot;; [.$C$3]; LEFT([.B564];[.D564]); [.$C$3] ;&quot;,&quot;)" office:value-type="string" office:string-value="&quot;673&quot; =&gt; &quot;Patient Reason for Visit&quot;," calcext:value-type="string">
            <text:p>"673" =&gt; "Patient Reason for Visit",</text:p>
          </table:table-cell>
        </table:table-row>
        <table:table-row table:style-name="ro2">
          <table:table-cell office:value-type="float" office:value="674" calcext:value-type="float">
            <text:p>674</text:p>
          </table:table-cell>
          <table:table-cell office:value-type="string" calcext:value-type="string">
            <text:p>Authorization exceeded</text:p>
            <text:p>Start: 10/31/2006</text:p>
          </table:table-cell>
          <table:table-cell table:formula="of:=FIND(&quot;Start&quot;; [.B565]; 1)-2" office:value-type="float" office:value="22" calcext:value-type="float">
            <text:p>22</text:p>
          </table:table-cell>
          <table:table-cell table:formula="of:=IFERROR(FIND(&quot;Note:&quot;;[.B565];1)-2 ;[.C565])" office:value-type="float" office:value="22" calcext:value-type="float">
            <text:p>22</text:p>
          </table:table-cell>
          <table:table-cell table:formula="of:=CONCATENATE([.$C$3]; [.A565]; [.$C$3]; &quot; =&gt; &quot;; [.$C$3]; LEFT([.B565];[.D565]); [.$C$3] ;&quot;,&quot;)" office:value-type="string" office:string-value="&quot;674&quot; =&gt; &quot;Authorization exceeded&quot;," calcext:value-type="string">
            <text:p>"674" =&gt; "Authorization exceeded",</text:p>
          </table:table-cell>
        </table:table-row>
        <table:table-row table:style-name="ro2">
          <table:table-cell office:value-type="float" office:value="675" calcext:value-type="float">
            <text:p>675</text:p>
          </table:table-cell>
          <table:table-cell office:value-type="string" calcext:value-type="string">
            <text:p>Facility admission through discharge dates</text:p>
            <text:p>Start: 10/31/2006</text:p>
          </table:table-cell>
          <table:table-cell table:formula="of:=FIND(&quot;Start&quot;; [.B566]; 1)-2" office:value-type="float" office:value="42" calcext:value-type="float">
            <text:p>42</text:p>
          </table:table-cell>
          <table:table-cell table:formula="of:=IFERROR(FIND(&quot;Note:&quot;;[.B566];1)-2 ;[.C566])" office:value-type="float" office:value="42" calcext:value-type="float">
            <text:p>42</text:p>
          </table:table-cell>
          <table:table-cell table:formula="of:=CONCATENATE([.$C$3]; [.A566]; [.$C$3]; &quot; =&gt; &quot;; [.$C$3]; LEFT([.B566];[.D566]); [.$C$3] ;&quot;,&quot;)" office:value-type="string" office:string-value="&quot;675&quot; =&gt; &quot;Facility admission through discharge dates&quot;," calcext:value-type="string">
            <text:p>"675" =&gt; "Facility admission through discharge dates",</text:p>
          </table:table-cell>
        </table:table-row>
        <table:table-row table:style-name="ro2">
          <table:table-cell office:value-type="float" office:value="676" calcext:value-type="float">
            <text:p>676</text:p>
          </table:table-cell>
          <table:table-cell office:value-type="string" calcext:value-type="string">
            <text:p>Entity possibly compensated by facility. Note: This code requires use of an Entity Code.</text:p>
            <text:p>Start: 10/31/2006 | Last Modified: 02/11/2010</text:p>
          </table:table-cell>
          <table:table-cell table:formula="of:=FIND(&quot;Start&quot;; [.B567]; 1)-2" office:value-type="float" office:value="88" calcext:value-type="float">
            <text:p>88</text:p>
          </table:table-cell>
          <table:table-cell table:formula="of:=IFERROR(FIND(&quot;Note:&quot;;[.B567];1)-2 ;[.C567])" office:value-type="float" office:value="40" calcext:value-type="float">
            <text:p>40</text:p>
          </table:table-cell>
          <table:table-cell table:formula="of:=CONCATENATE([.$C$3]; [.A567]; [.$C$3]; &quot; =&gt; &quot;; [.$C$3]; LEFT([.B567];[.D567]); [.$C$3] ;&quot;,&quot;)" office:value-type="string" office:string-value="&quot;676&quot; =&gt; &quot;Entity possibly compensated by facility.&quot;," calcext:value-type="string">
            <text:p>"676" =&gt; "Entity possibly compensated by facility.",</text:p>
          </table:table-cell>
        </table:table-row>
        <table:table-row table:style-name="ro2">
          <table:table-cell office:value-type="float" office:value="677" calcext:value-type="float">
            <text:p>677</text:p>
          </table:table-cell>
          <table:table-cell office:value-type="string" calcext:value-type="string">
            <text:p>Entity not affiliated. Note: This code requires use of an Entity Code.</text:p>
            <text:p>Start: 10/31/2006 | Last Modified: 02/11/2010</text:p>
          </table:table-cell>
          <table:table-cell table:formula="of:=FIND(&quot;Start&quot;; [.B568]; 1)-2" office:value-type="float" office:value="70" calcext:value-type="float">
            <text:p>70</text:p>
          </table:table-cell>
          <table:table-cell table:formula="of:=IFERROR(FIND(&quot;Note:&quot;;[.B568];1)-2 ;[.C568])" office:value-type="float" office:value="22" calcext:value-type="float">
            <text:p>22</text:p>
          </table:table-cell>
          <table:table-cell table:formula="of:=CONCATENATE([.$C$3]; [.A568]; [.$C$3]; &quot; =&gt; &quot;; [.$C$3]; LEFT([.B568];[.D568]); [.$C$3] ;&quot;,&quot;)" office:value-type="string" office:string-value="&quot;677&quot; =&gt; &quot;Entity not affiliated.&quot;," calcext:value-type="string">
            <text:p>"677" =&gt; "Entity not affiliated.",</text:p>
          </table:table-cell>
        </table:table-row>
        <table:table-row table:style-name="ro2">
          <table:table-cell office:value-type="float" office:value="678" calcext:value-type="float">
            <text:p>678</text:p>
          </table:table-cell>
          <table:table-cell office:value-type="string" calcext:value-type="string">
            <text:p>Revenue code and patient gender mismatch</text:p>
            <text:p>Start: 10/31/2006</text:p>
          </table:table-cell>
          <table:table-cell table:formula="of:=FIND(&quot;Start&quot;; [.B569]; 1)-2" office:value-type="float" office:value="40" calcext:value-type="float">
            <text:p>40</text:p>
          </table:table-cell>
          <table:table-cell table:formula="of:=IFERROR(FIND(&quot;Note:&quot;;[.B569];1)-2 ;[.C569])" office:value-type="float" office:value="40" calcext:value-type="float">
            <text:p>40</text:p>
          </table:table-cell>
          <table:table-cell table:formula="of:=CONCATENATE([.$C$3]; [.A569]; [.$C$3]; &quot; =&gt; &quot;; [.$C$3]; LEFT([.B569];[.D569]); [.$C$3] ;&quot;,&quot;)" office:value-type="string" office:string-value="&quot;678&quot; =&gt; &quot;Revenue code and patient gender mismatch&quot;," calcext:value-type="string">
            <text:p>"678" =&gt; "Revenue code and patient gender mismatch",</text:p>
          </table:table-cell>
        </table:table-row>
        <table:table-row table:style-name="ro2">
          <table:table-cell office:value-type="float" office:value="679" calcext:value-type="float">
            <text:p>679</text:p>
          </table:table-cell>
          <table:table-cell office:value-type="string" calcext:value-type="string">
            <text:p>Submit newborn services on mother's claim</text:p>
            <text:p>Start: 10/31/2006</text:p>
          </table:table-cell>
          <table:table-cell table:formula="of:=FIND(&quot;Start&quot;; [.B570]; 1)-2" office:value-type="float" office:value="41" calcext:value-type="float">
            <text:p>41</text:p>
          </table:table-cell>
          <table:table-cell table:formula="of:=IFERROR(FIND(&quot;Note:&quot;;[.B570];1)-2 ;[.C570])" office:value-type="float" office:value="41" calcext:value-type="float">
            <text:p>41</text:p>
          </table:table-cell>
          <table:table-cell table:formula="of:=CONCATENATE([.$C$3]; [.A570]; [.$C$3]; &quot; =&gt; &quot;; [.$C$3]; LEFT([.B570];[.D570]); [.$C$3] ;&quot;,&quot;)" office:value-type="string" office:string-value="&quot;679&quot; =&gt; &quot;Submit newborn services on mother's claim&quot;," calcext:value-type="string">
            <text:p>"679" =&gt; "Submit newborn services on mother's claim",</text:p>
          </table:table-cell>
        </table:table-row>
        <table:table-row table:style-name="ro2">
          <table:table-cell office:value-type="float" office:value="680" calcext:value-type="float">
            <text:p>680</text:p>
          </table:table-cell>
          <table:table-cell office:value-type="string" calcext:value-type="string">
            <text:p>Entity's Country. Note: This code requires use of an Entity Code.</text:p>
            <text:p>Start: 10/31/2006 | Last Modified: 02/11/2010</text:p>
          </table:table-cell>
          <table:table-cell table:formula="of:=FIND(&quot;Start&quot;; [.B571]; 1)-2" office:value-type="float" office:value="65" calcext:value-type="float">
            <text:p>65</text:p>
          </table:table-cell>
          <table:table-cell table:formula="of:=IFERROR(FIND(&quot;Note:&quot;;[.B571];1)-2 ;[.C571])" office:value-type="float" office:value="17" calcext:value-type="float">
            <text:p>17</text:p>
          </table:table-cell>
          <table:table-cell table:formula="of:=CONCATENATE([.$C$3]; [.A571]; [.$C$3]; &quot; =&gt; &quot;; [.$C$3]; LEFT([.B571];[.D571]); [.$C$3] ;&quot;,&quot;)" office:value-type="string" office:string-value="&quot;680&quot; =&gt; &quot;Entity's Country.&quot;," calcext:value-type="string">
            <text:p>"680" =&gt; "Entity's Country.",</text:p>
          </table:table-cell>
        </table:table-row>
        <table:table-row table:style-name="ro2">
          <table:table-cell office:value-type="float" office:value="681" calcext:value-type="float">
            <text:p>681</text:p>
          </table:table-cell>
          <table:table-cell office:value-type="string" calcext:value-type="string">
            <text:p>Claim currency not supported</text:p>
            <text:p>Start: 10/31/2006</text:p>
          </table:table-cell>
          <table:table-cell table:formula="of:=FIND(&quot;Start&quot;; [.B572]; 1)-2" office:value-type="float" office:value="28" calcext:value-type="float">
            <text:p>28</text:p>
          </table:table-cell>
          <table:table-cell table:formula="of:=IFERROR(FIND(&quot;Note:&quot;;[.B572];1)-2 ;[.C572])" office:value-type="float" office:value="28" calcext:value-type="float">
            <text:p>28</text:p>
          </table:table-cell>
          <table:table-cell table:formula="of:=CONCATENATE([.$C$3]; [.A572]; [.$C$3]; &quot; =&gt; &quot;; [.$C$3]; LEFT([.B572];[.D572]); [.$C$3] ;&quot;,&quot;)" office:value-type="string" office:string-value="&quot;681&quot; =&gt; &quot;Claim currency not supported&quot;," calcext:value-type="string">
            <text:p>"681" =&gt; "Claim currency not supported",</text:p>
          </table:table-cell>
        </table:table-row>
        <table:table-row table:style-name="ro2">
          <table:table-cell office:value-type="float" office:value="682" calcext:value-type="float">
            <text:p>682</text:p>
          </table:table-cell>
          <table:table-cell office:value-type="string" calcext:value-type="string">
            <text:p>Cosmetic procedure</text:p>
            <text:p>Start: 02/28/2007</text:p>
          </table:table-cell>
          <table:table-cell table:formula="of:=FIND(&quot;Start&quot;; [.B573]; 1)-2" office:value-type="float" office:value="18" calcext:value-type="float">
            <text:p>18</text:p>
          </table:table-cell>
          <table:table-cell table:formula="of:=IFERROR(FIND(&quot;Note:&quot;;[.B573];1)-2 ;[.C573])" office:value-type="float" office:value="18" calcext:value-type="float">
            <text:p>18</text:p>
          </table:table-cell>
          <table:table-cell table:formula="of:=CONCATENATE([.$C$3]; [.A573]; [.$C$3]; &quot; =&gt; &quot;; [.$C$3]; LEFT([.B573];[.D573]); [.$C$3] ;&quot;,&quot;)" office:value-type="string" office:string-value="&quot;682&quot; =&gt; &quot;Cosmetic procedure&quot;," calcext:value-type="string">
            <text:p>"682" =&gt; "Cosmetic procedure",</text:p>
          </table:table-cell>
        </table:table-row>
        <table:table-row table:style-name="ro2">
          <table:table-cell office:value-type="float" office:value="683" calcext:value-type="float">
            <text:p>683</text:p>
          </table:table-cell>
          <table:table-cell office:value-type="string" calcext:value-type="string">
            <text:p>Awaiting Associated Hospital Claims</text:p>
            <text:p>Start: 02/28/2007</text:p>
          </table:table-cell>
          <table:table-cell table:formula="of:=FIND(&quot;Start&quot;; [.B574]; 1)-2" office:value-type="float" office:value="35" calcext:value-type="float">
            <text:p>35</text:p>
          </table:table-cell>
          <table:table-cell table:formula="of:=IFERROR(FIND(&quot;Note:&quot;;[.B574];1)-2 ;[.C574])" office:value-type="float" office:value="35" calcext:value-type="float">
            <text:p>35</text:p>
          </table:table-cell>
          <table:table-cell table:formula="of:=CONCATENATE([.$C$3]; [.A574]; [.$C$3]; &quot; =&gt; &quot;; [.$C$3]; LEFT([.B574];[.D574]); [.$C$3] ;&quot;,&quot;)" office:value-type="string" office:string-value="&quot;683&quot; =&gt; &quot;Awaiting Associated Hospital Claims&quot;," calcext:value-type="string">
            <text:p>"683" =&gt; "Awaiting Associated Hospital Claims",</text:p>
          </table:table-cell>
        </table:table-row>
        <table:table-row table:style-name="ro2">
          <table:table-cell office:value-type="float" office:value="684" calcext:value-type="float">
            <text:p>684</text:p>
          </table:table-cell>
          <table:table-cell office:value-type="string" calcext:value-type="string">
            <text:p>Rejected. Syntax error noted for this claim/service/inquiry. See Functional or Implementation Acknowledgement for details. (Note: Only for use to reject claims or status requests in transactions that were 'accepted with errors' on a 997 or 999 Acknowledgement.)</text:p>
            <text:p>Start: 11/05/2007</text:p>
          </table:table-cell>
          <table:table-cell table:formula="of:=FIND(&quot;Start&quot;; [.B575]; 1)-2" office:value-type="float" office:value="261" calcext:value-type="float">
            <text:p>261</text:p>
          </table:table-cell>
          <table:table-cell table:formula="of:=IFERROR(FIND(&quot;Note:&quot;;[.B575];1)-2 ;[.C575])" office:value-type="float" office:value="123" calcext:value-type="float">
            <text:p>123</text:p>
          </table:table-cell>
          <table:table-cell table:formula="of:=CONCATENATE([.$C$3]; [.A575]; [.$C$3]; &quot; =&gt; &quot;; [.$C$3]; LEFT([.B575];[.D575]); [.$C$3] ;&quot;,&quot;)" office:value-type="string" office:string-value="&quot;684&quot; =&gt; &quot;Rejected. Syntax error noted for this claim/service/inquiry. See Functional or Implementation Acknowledgement for details. &quot;," calcext:value-type="string">
            <text:p>"684" =&gt; "Rejected. Syntax error noted for this claim/service/inquiry. See Functional or Implementation Acknowledgement for details. ",</text:p>
          </table:table-cell>
        </table:table-row>
        <table:table-row table:style-name="ro2">
          <table:table-cell office:value-type="float" office:value="685" calcext:value-type="float">
            <text:p>685</text:p>
          </table:table-cell>
          <table:table-cell office:value-type="string" calcext:value-type="string">
            <text:p>Claim could not complete adjudication in real time. Claim will continue processing in a batch mode. Do not resubmit.</text:p>
            <text:p>Start: 01/27/2008</text:p>
          </table:table-cell>
          <table:table-cell table:formula="of:=FIND(&quot;Start&quot;; [.B576]; 1)-2" office:value-type="float" office:value="116" calcext:value-type="float">
            <text:p>116</text:p>
          </table:table-cell>
          <table:table-cell table:formula="of:=IFERROR(FIND(&quot;Note:&quot;;[.B576];1)-2 ;[.C576])" office:value-type="float" office:value="116" calcext:value-type="float">
            <text:p>116</text:p>
          </table:table-cell>
          <table:table-cell table:formula="of:=CONCATENATE([.$C$3]; [.A576]; [.$C$3]; &quot; =&gt; &quot;; [.$C$3]; LEFT([.B576];[.D576]); [.$C$3] ;&quot;,&quot;)" office:value-type="string" office:string-value="&quot;685&quot; =&gt; &quot;Claim could not complete adjudication in real time. Claim will continue processing in a batch mode. Do not resubmit.&quot;," calcext:value-type="string">
            <text:p>"685" =&gt; "Claim could not complete adjudication in real time. Claim will continue processing in a batch mode. Do not resubmit.",</text:p>
          </table:table-cell>
        </table:table-row>
        <table:table-row table:style-name="ro2">
          <table:table-cell office:value-type="float" office:value="686" calcext:value-type="float">
            <text:p>686</text:p>
          </table:table-cell>
          <table:table-cell office:value-type="string" calcext:value-type="string">
            <text:p>The claim/ encounter has completed the adjudication cycle and the entire claim has been voided</text:p>
            <text:p>Start: 01/27/2008</text:p>
          </table:table-cell>
          <table:table-cell table:formula="of:=FIND(&quot;Start&quot;; [.B577]; 1)-2" office:value-type="float" office:value="94" calcext:value-type="float">
            <text:p>94</text:p>
          </table:table-cell>
          <table:table-cell table:formula="of:=IFERROR(FIND(&quot;Note:&quot;;[.B577];1)-2 ;[.C577])" office:value-type="float" office:value="94" calcext:value-type="float">
            <text:p>94</text:p>
          </table:table-cell>
          <table:table-cell table:formula="of:=CONCATENATE([.$C$3]; [.A577]; [.$C$3]; &quot; =&gt; &quot;; [.$C$3]; LEFT([.B577];[.D577]); [.$C$3] ;&quot;,&quot;)" office:value-type="string" office:string-value="&quot;686&quot; =&gt; &quot;The claim/ encounter has completed the adjudication cycle and the entire claim has been voided&quot;," calcext:value-type="string">
            <text:p>"686" =&gt; "The claim/ encounter has completed the adjudication cycle and the entire claim has been voided",</text:p>
          </table:table-cell>
        </table:table-row>
        <table:table-row table:style-name="ro2">
          <table:table-cell office:value-type="float" office:value="687" calcext:value-type="float">
            <text:p>687</text:p>
          </table:table-cell>
          <table:table-cell office:value-type="string" calcext:value-type="string">
            <text:p>Claim estimation can not be completed in real time. Do not resubmit.</text:p>
            <text:p>Start: 01/27/2008</text:p>
          </table:table-cell>
          <table:table-cell table:formula="of:=FIND(&quot;Start&quot;; [.B578]; 1)-2" office:value-type="float" office:value="68" calcext:value-type="float">
            <text:p>68</text:p>
          </table:table-cell>
          <table:table-cell table:formula="of:=IFERROR(FIND(&quot;Note:&quot;;[.B578];1)-2 ;[.C578])" office:value-type="float" office:value="68" calcext:value-type="float">
            <text:p>68</text:p>
          </table:table-cell>
          <table:table-cell table:formula="of:=CONCATENATE([.$C$3]; [.A578]; [.$C$3]; &quot; =&gt; &quot;; [.$C$3]; LEFT([.B578];[.D578]); [.$C$3] ;&quot;,&quot;)" office:value-type="string" office:string-value="&quot;687&quot; =&gt; &quot;Claim estimation can not be completed in real time. Do not resubmit.&quot;," calcext:value-type="string">
            <text:p>"687" =&gt; "Claim estimation can not be completed in real time. Do not resubmit.",</text:p>
          </table:table-cell>
        </table:table-row>
        <table:table-row table:style-name="ro2">
          <table:table-cell office:value-type="float" office:value="688" calcext:value-type="float">
            <text:p>688</text:p>
          </table:table-cell>
          <table:table-cell office:value-type="string" calcext:value-type="string">
            <text:p>Present on Admission Indicator for reported diagnosis code(s).</text:p>
            <text:p>Start: 01/27/2008</text:p>
          </table:table-cell>
          <table:table-cell table:formula="of:=FIND(&quot;Start&quot;; [.B579]; 1)-2" office:value-type="float" office:value="62" calcext:value-type="float">
            <text:p>62</text:p>
          </table:table-cell>
          <table:table-cell table:formula="of:=IFERROR(FIND(&quot;Note:&quot;;[.B579];1)-2 ;[.C579])" office:value-type="float" office:value="62" calcext:value-type="float">
            <text:p>62</text:p>
          </table:table-cell>
          <table:table-cell table:formula="of:=CONCATENATE([.$C$3]; [.A579]; [.$C$3]; &quot; =&gt; &quot;; [.$C$3]; LEFT([.B579];[.D579]); [.$C$3] ;&quot;,&quot;)" office:value-type="string" office:string-value="&quot;688&quot; =&gt; &quot;Present on Admission Indicator for reported diagnosis code(s).&quot;," calcext:value-type="string">
            <text:p>"688" =&gt; "Present on Admission Indicator for reported diagnosis code(s).",</text:p>
          </table:table-cell>
        </table:table-row>
        <table:table-row table:style-name="ro2">
          <table:table-cell office:value-type="float" office:value="689" calcext:value-type="float">
            <text:p>689</text:p>
          </table:table-cell>
          <table:table-cell office:value-type="string" calcext:value-type="string">
            <text:p>Entity was unable to respond within the expected time frame. Note: This code requires use of an Entity Code.</text:p>
            <text:p>Start: 06/01/2008 | Last Modified: 02/11/2010</text:p>
          </table:table-cell>
          <table:table-cell table:formula="of:=FIND(&quot;Start&quot;; [.B580]; 1)-2" office:value-type="float" office:value="108" calcext:value-type="float">
            <text:p>108</text:p>
          </table:table-cell>
          <table:table-cell table:formula="of:=IFERROR(FIND(&quot;Note:&quot;;[.B580];1)-2 ;[.C580])" office:value-type="float" office:value="60" calcext:value-type="float">
            <text:p>60</text:p>
          </table:table-cell>
          <table:table-cell table:formula="of:=CONCATENATE([.$C$3]; [.A580]; [.$C$3]; &quot; =&gt; &quot;; [.$C$3]; LEFT([.B580];[.D580]); [.$C$3] ;&quot;,&quot;)" office:value-type="string" office:string-value="&quot;689&quot; =&gt; &quot;Entity was unable to respond within the expected time frame.&quot;," calcext:value-type="string">
            <text:p>"689" =&gt; "Entity was unable to respond within the expected time frame.",</text:p>
          </table:table-cell>
        </table:table-row>
        <table:table-row table:style-name="ro2">
          <table:table-cell office:value-type="float" office:value="690" calcext:value-type="float">
            <text:p>690</text:p>
          </table:table-cell>
          <table:table-cell office:value-type="string" calcext:value-type="string">
            <text:p>Multiple claims or estimate requests cannot be processed in real time.</text:p>
            <text:p>Start: 06/01/2008</text:p>
          </table:table-cell>
          <table:table-cell table:formula="of:=FIND(&quot;Start&quot;; [.B581]; 1)-2" office:value-type="float" office:value="70" calcext:value-type="float">
            <text:p>70</text:p>
          </table:table-cell>
          <table:table-cell table:formula="of:=IFERROR(FIND(&quot;Note:&quot;;[.B581];1)-2 ;[.C581])" office:value-type="float" office:value="70" calcext:value-type="float">
            <text:p>70</text:p>
          </table:table-cell>
          <table:table-cell table:formula="of:=CONCATENATE([.$C$3]; [.A581]; [.$C$3]; &quot; =&gt; &quot;; [.$C$3]; LEFT([.B581];[.D581]); [.$C$3] ;&quot;,&quot;)" office:value-type="string" office:string-value="&quot;690&quot; =&gt; &quot;Multiple claims or estimate requests cannot be processed in real time.&quot;," calcext:value-type="string">
            <text:p>"690" =&gt; "Multiple claims or estimate requests cannot be processed in real time.",</text:p>
          </table:table-cell>
        </table:table-row>
        <table:table-row table:style-name="ro2">
          <table:table-cell office:value-type="float" office:value="691" calcext:value-type="float">
            <text:p>691</text:p>
          </table:table-cell>
          <table:table-cell office:value-type="string" calcext:value-type="string">
            <text:p>Multiple claim status requests cannot be processed in real time.</text:p>
            <text:p>Start: 06/01/2008</text:p>
          </table:table-cell>
          <table:table-cell table:formula="of:=FIND(&quot;Start&quot;; [.B582]; 1)-2" office:value-type="float" office:value="64" calcext:value-type="float">
            <text:p>64</text:p>
          </table:table-cell>
          <table:table-cell table:formula="of:=IFERROR(FIND(&quot;Note:&quot;;[.B582];1)-2 ;[.C582])" office:value-type="float" office:value="64" calcext:value-type="float">
            <text:p>64</text:p>
          </table:table-cell>
          <table:table-cell table:formula="of:=CONCATENATE([.$C$3]; [.A582]; [.$C$3]; &quot; =&gt; &quot;; [.$C$3]; LEFT([.B582];[.D582]); [.$C$3] ;&quot;,&quot;)" office:value-type="string" office:string-value="&quot;691&quot; =&gt; &quot;Multiple claim status requests cannot be processed in real time.&quot;," calcext:value-type="string">
            <text:p>"691" =&gt; "Multiple claim status requests cannot be processed in real time.",</text:p>
          </table:table-cell>
        </table:table-row>
        <table:table-row table:style-name="ro2">
          <table:table-cell office:value-type="float" office:value="692" calcext:value-type="float">
            <text:p>692</text:p>
          </table:table-cell>
          <table:table-cell office:value-type="string" calcext:value-type="string">
            <text:p>Contracted funding agreement-Subscriber is employed by the provider of services</text:p>
            <text:p>Start: 09/21/2008</text:p>
          </table:table-cell>
          <table:table-cell table:formula="of:=FIND(&quot;Start&quot;; [.B583]; 1)-2" office:value-type="float" office:value="79" calcext:value-type="float">
            <text:p>79</text:p>
          </table:table-cell>
          <table:table-cell table:formula="of:=IFERROR(FIND(&quot;Note:&quot;;[.B583];1)-2 ;[.C583])" office:value-type="float" office:value="79" calcext:value-type="float">
            <text:p>79</text:p>
          </table:table-cell>
          <table:table-cell table:formula="of:=CONCATENATE([.$C$3]; [.A583]; [.$C$3]; &quot; =&gt; &quot;; [.$C$3]; LEFT([.B583];[.D583]); [.$C$3] ;&quot;,&quot;)" office:value-type="string" office:string-value="&quot;692&quot; =&gt; &quot;Contracted funding agreement-Subscriber is employed by the provider of services&quot;," calcext:value-type="string">
            <text:p>"692" =&gt; "Contracted funding agreement-Subscriber is employed by the provider of services",</text:p>
          </table:table-cell>
        </table:table-row>
        <table:table-row table:style-name="ro2">
          <table:table-cell office:value-type="float" office:value="693" calcext:value-type="float">
            <text:p>693</text:p>
          </table:table-cell>
          <table:table-cell office:value-type="string" calcext:value-type="string">
            <text:p>Amount must be greater than or equal to zero. Note: At least one other status code is required to identify which amount element is in error.</text:p>
            <text:p>Start: 01/25/2009</text:p>
          </table:table-cell>
          <table:table-cell table:formula="of:=FIND(&quot;Start&quot;; [.B584]; 1)-2" office:value-type="float" office:value="140" calcext:value-type="float">
            <text:p>140</text:p>
          </table:table-cell>
          <table:table-cell table:formula="of:=IFERROR(FIND(&quot;Note:&quot;;[.B584];1)-2 ;[.C584])" office:value-type="float" office:value="45" calcext:value-type="float">
            <text:p>45</text:p>
          </table:table-cell>
          <table:table-cell table:formula="of:=CONCATENATE([.$C$3]; [.A584]; [.$C$3]; &quot; =&gt; &quot;; [.$C$3]; LEFT([.B584];[.D584]); [.$C$3] ;&quot;,&quot;)" office:value-type="string" office:string-value="&quot;693&quot; =&gt; &quot;Amount must be greater than or equal to zero.&quot;," calcext:value-type="string">
            <text:p>"693" =&gt; "Amount must be greater than or equal to zero.",</text:p>
          </table:table-cell>
        </table:table-row>
        <table:table-row table:style-name="ro2">
          <table:table-cell office:value-type="float" office:value="694" calcext:value-type="float">
            <text:p>694</text:p>
          </table:table-cell>
          <table:table-cell office:value-type="string" calcext:value-type="string">
            <text:p>Amount must not be equal to zero. Note: At least one other status code is required to identify which amount element is in error.</text:p>
            <text:p>Start: 01/25/2009</text:p>
          </table:table-cell>
          <table:table-cell table:formula="of:=FIND(&quot;Start&quot;; [.B585]; 1)-2" office:value-type="float" office:value="128" calcext:value-type="float">
            <text:p>128</text:p>
          </table:table-cell>
          <table:table-cell table:formula="of:=IFERROR(FIND(&quot;Note:&quot;;[.B585];1)-2 ;[.C585])" office:value-type="float" office:value="33" calcext:value-type="float">
            <text:p>33</text:p>
          </table:table-cell>
          <table:table-cell table:formula="of:=CONCATENATE([.$C$3]; [.A585]; [.$C$3]; &quot; =&gt; &quot;; [.$C$3]; LEFT([.B585];[.D585]); [.$C$3] ;&quot;,&quot;)" office:value-type="string" office:string-value="&quot;694&quot; =&gt; &quot;Amount must not be equal to zero.&quot;," calcext:value-type="string">
            <text:p>"694" =&gt; "Amount must not be equal to zero.",</text:p>
          </table:table-cell>
        </table:table-row>
        <table:table-row table:style-name="ro2">
          <table:table-cell office:value-type="float" office:value="695" calcext:value-type="float">
            <text:p>695</text:p>
          </table:table-cell>
          <table:table-cell office:value-type="string" calcext:value-type="string">
            <text:p>Entity's Country Subdivision Code. Note: This code requires use of an Entity Code.</text:p>
            <text:p>Start: 01/25/2009 | Last Modified: 02/11/2010</text:p>
          </table:table-cell>
          <table:table-cell table:formula="of:=FIND(&quot;Start&quot;; [.B586]; 1)-2" office:value-type="float" office:value="82" calcext:value-type="float">
            <text:p>82</text:p>
          </table:table-cell>
          <table:table-cell table:formula="of:=IFERROR(FIND(&quot;Note:&quot;;[.B586];1)-2 ;[.C586])" office:value-type="float" office:value="34" calcext:value-type="float">
            <text:p>34</text:p>
          </table:table-cell>
          <table:table-cell table:formula="of:=CONCATENATE([.$C$3]; [.A586]; [.$C$3]; &quot; =&gt; &quot;; [.$C$3]; LEFT([.B586];[.D586]); [.$C$3] ;&quot;,&quot;)" office:value-type="string" office:string-value="&quot;695&quot; =&gt; &quot;Entity's Country Subdivision Code.&quot;," calcext:value-type="string">
            <text:p>"695" =&gt; "Entity's Country Subdivision Code.",</text:p>
          </table:table-cell>
        </table:table-row>
        <table:table-row table:style-name="ro2">
          <table:table-cell office:value-type="float" office:value="696" calcext:value-type="float">
            <text:p>696</text:p>
          </table:table-cell>
          <table:table-cell office:value-type="string" calcext:value-type="string">
            <text:p>Claim Adjustment Group Code.</text:p>
            <text:p>Start: 01/25/2009</text:p>
          </table:table-cell>
          <table:table-cell table:formula="of:=FIND(&quot;Start&quot;; [.B587]; 1)-2" office:value-type="float" office:value="28" calcext:value-type="float">
            <text:p>28</text:p>
          </table:table-cell>
          <table:table-cell table:formula="of:=IFERROR(FIND(&quot;Note:&quot;;[.B587];1)-2 ;[.C587])" office:value-type="float" office:value="28" calcext:value-type="float">
            <text:p>28</text:p>
          </table:table-cell>
          <table:table-cell table:formula="of:=CONCATENATE([.$C$3]; [.A587]; [.$C$3]; &quot; =&gt; &quot;; [.$C$3]; LEFT([.B587];[.D587]); [.$C$3] ;&quot;,&quot;)" office:value-type="string" office:string-value="&quot;696&quot; =&gt; &quot;Claim Adjustment Group Code.&quot;," calcext:value-type="string">
            <text:p>"696" =&gt; "Claim Adjustment Group Code.",</text:p>
          </table:table-cell>
        </table:table-row>
        <table:table-row table:style-name="ro2">
          <table:table-cell office:value-type="float" office:value="697" calcext:value-type="float">
            <text:p>697</text:p>
          </table:table-cell>
          <table:table-cell office:value-type="string" calcext:value-type="string">
            <text:p>Invalid Decimal Precision. Note: At least one other status code is required to identify the data element in error.</text:p>
            <text:p>Start: 07/01/2009</text:p>
          </table:table-cell>
          <table:table-cell table:formula="of:=FIND(&quot;Start&quot;; [.B588]; 1)-2" office:value-type="float" office:value="114" calcext:value-type="float">
            <text:p>114</text:p>
          </table:table-cell>
          <table:table-cell table:formula="of:=IFERROR(FIND(&quot;Note:&quot;;[.B588];1)-2 ;[.C588])" office:value-type="float" office:value="26" calcext:value-type="float">
            <text:p>26</text:p>
          </table:table-cell>
          <table:table-cell table:formula="of:=CONCATENATE([.$C$3]; [.A588]; [.$C$3]; &quot; =&gt; &quot;; [.$C$3]; LEFT([.B588];[.D588]); [.$C$3] ;&quot;,&quot;)" office:value-type="string" office:string-value="&quot;697&quot; =&gt; &quot;Invalid Decimal Precision.&quot;," calcext:value-type="string">
            <text:p>"697" =&gt; "Invalid Decimal Precision.",</text:p>
          </table:table-cell>
        </table:table-row>
        <table:table-row table:style-name="ro2">
          <table:table-cell office:value-type="float" office:value="698" calcext:value-type="float">
            <text:p>698</text:p>
          </table:table-cell>
          <table:table-cell office:value-type="string" calcext:value-type="string">
            <text:p>Form Type Identification</text:p>
            <text:p>Start: 07/01/2009</text:p>
          </table:table-cell>
          <table:table-cell table:formula="of:=FIND(&quot;Start&quot;; [.B589]; 1)-2" office:value-type="float" office:value="24" calcext:value-type="float">
            <text:p>24</text:p>
          </table:table-cell>
          <table:table-cell table:formula="of:=IFERROR(FIND(&quot;Note:&quot;;[.B589];1)-2 ;[.C589])" office:value-type="float" office:value="24" calcext:value-type="float">
            <text:p>24</text:p>
          </table:table-cell>
          <table:table-cell table:formula="of:=CONCATENATE([.$C$3]; [.A589]; [.$C$3]; &quot; =&gt; &quot;; [.$C$3]; LEFT([.B589];[.D589]); [.$C$3] ;&quot;,&quot;)" office:value-type="string" office:string-value="&quot;698&quot; =&gt; &quot;Form Type Identification&quot;," calcext:value-type="string">
            <text:p>"698" =&gt; "Form Type Identification",</text:p>
          </table:table-cell>
        </table:table-row>
        <table:table-row table:style-name="ro2">
          <table:table-cell office:value-type="float" office:value="699" calcext:value-type="float">
            <text:p>699</text:p>
          </table:table-cell>
          <table:table-cell office:value-type="string" calcext:value-type="string">
            <text:p>Question/Response from Supporting Documentation Form</text:p>
            <text:p>Start: 07/01/2009</text:p>
          </table:table-cell>
          <table:table-cell table:formula="of:=FIND(&quot;Start&quot;; [.B590]; 1)-2" office:value-type="float" office:value="52" calcext:value-type="float">
            <text:p>52</text:p>
          </table:table-cell>
          <table:table-cell table:formula="of:=IFERROR(FIND(&quot;Note:&quot;;[.B590];1)-2 ;[.C590])" office:value-type="float" office:value="52" calcext:value-type="float">
            <text:p>52</text:p>
          </table:table-cell>
          <table:table-cell table:formula="of:=CONCATENATE([.$C$3]; [.A590]; [.$C$3]; &quot; =&gt; &quot;; [.$C$3]; LEFT([.B590];[.D590]); [.$C$3] ;&quot;,&quot;)" office:value-type="string" office:string-value="&quot;699&quot; =&gt; &quot;Question/Response from Supporting Documentation Form&quot;," calcext:value-type="string">
            <text:p>"699" =&gt; "Question/Response from Supporting Documentation Form",</text:p>
          </table:table-cell>
        </table:table-row>
        <table:table-row table:style-name="ro2">
          <table:table-cell office:value-type="float" office:value="700" calcext:value-type="float">
            <text:p>700</text:p>
          </table:table-cell>
          <table:table-cell office:value-type="string" calcext:value-type="string">
            <text:p>ICD10. Note: At least one other status code is required to identify the related procedure code or diagnosis code.</text:p>
            <text:p>Start: 07/01/2009</text:p>
          </table:table-cell>
          <table:table-cell table:formula="of:=FIND(&quot;Start&quot;; [.B591]; 1)-2" office:value-type="float" office:value="113" calcext:value-type="float">
            <text:p>113</text:p>
          </table:table-cell>
          <table:table-cell table:formula="of:=IFERROR(FIND(&quot;Note:&quot;;[.B591];1)-2 ;[.C591])" office:value-type="float" office:value="6" calcext:value-type="float">
            <text:p>6</text:p>
          </table:table-cell>
          <table:table-cell table:formula="of:=CONCATENATE([.$C$3]; [.A591]; [.$C$3]; &quot; =&gt; &quot;; [.$C$3]; LEFT([.B591];[.D591]); [.$C$3] ;&quot;,&quot;)" office:value-type="string" office:string-value="&quot;700&quot; =&gt; &quot;ICD10.&quot;," calcext:value-type="string">
            <text:p>"700" =&gt; "ICD10.",</text:p>
          </table:table-cell>
        </table:table-row>
        <table:table-row table:style-name="ro2">
          <table:table-cell office:value-type="float" office:value="701" calcext:value-type="float">
            <text:p>701</text:p>
          </table:table-cell>
          <table:table-cell office:value-type="string" calcext:value-type="string">
            <text:p>Initial Treatment Date</text:p>
            <text:p>Start: 07/01/2009</text:p>
          </table:table-cell>
          <table:table-cell table:formula="of:=FIND(&quot;Start&quot;; [.B592]; 1)-2" office:value-type="float" office:value="22" calcext:value-type="float">
            <text:p>22</text:p>
          </table:table-cell>
          <table:table-cell table:formula="of:=IFERROR(FIND(&quot;Note:&quot;;[.B592];1)-2 ;[.C592])" office:value-type="float" office:value="22" calcext:value-type="float">
            <text:p>22</text:p>
          </table:table-cell>
          <table:table-cell table:formula="of:=CONCATENATE([.$C$3]; [.A592]; [.$C$3]; &quot; =&gt; &quot;; [.$C$3]; LEFT([.B592];[.D592]); [.$C$3] ;&quot;,&quot;)" office:value-type="string" office:string-value="&quot;701&quot; =&gt; &quot;Initial Treatment Date&quot;," calcext:value-type="string">
            <text:p>"701" =&gt; "Initial Treatment Date",</text:p>
          </table:table-cell>
        </table:table-row>
        <table:table-row table:style-name="ro2">
          <table:table-cell office:value-type="float" office:value="702" calcext:value-type="float">
            <text:p>702</text:p>
          </table:table-cell>
          <table:table-cell office:value-type="string" calcext:value-type="string">
            <text:p>Repriced Claim Reference Number</text:p>
            <text:p>Start: 11/01/2009</text:p>
          </table:table-cell>
          <table:table-cell table:formula="of:=FIND(&quot;Start&quot;; [.B593]; 1)-2" office:value-type="float" office:value="31" calcext:value-type="float">
            <text:p>31</text:p>
          </table:table-cell>
          <table:table-cell table:formula="of:=IFERROR(FIND(&quot;Note:&quot;;[.B593];1)-2 ;[.C593])" office:value-type="float" office:value="31" calcext:value-type="float">
            <text:p>31</text:p>
          </table:table-cell>
          <table:table-cell table:formula="of:=CONCATENATE([.$C$3]; [.A593]; [.$C$3]; &quot; =&gt; &quot;; [.$C$3]; LEFT([.B593];[.D593]); [.$C$3] ;&quot;,&quot;)" office:value-type="string" office:string-value="&quot;702&quot; =&gt; &quot;Repriced Claim Reference Number&quot;," calcext:value-type="string">
            <text:p>"702" =&gt; "Repriced Claim Reference Number",</text:p>
          </table:table-cell>
        </table:table-row>
        <table:table-row table:style-name="ro2">
          <table:table-cell office:value-type="float" office:value="703" calcext:value-type="float">
            <text:p>703</text:p>
          </table:table-cell>
          <table:table-cell office:value-type="string" calcext:value-type="string">
            <text:p>Advanced Billing Concepts (ABC) code</text:p>
            <text:p>Start: 01/24/2010</text:p>
          </table:table-cell>
          <table:table-cell table:formula="of:=FIND(&quot;Start&quot;; [.B594]; 1)-2" office:value-type="float" office:value="36" calcext:value-type="float">
            <text:p>36</text:p>
          </table:table-cell>
          <table:table-cell table:formula="of:=IFERROR(FIND(&quot;Note:&quot;;[.B594];1)-2 ;[.C594])" office:value-type="float" office:value="36" calcext:value-type="float">
            <text:p>36</text:p>
          </table:table-cell>
          <table:table-cell table:formula="of:=CONCATENATE([.$C$3]; [.A594]; [.$C$3]; &quot; =&gt; &quot;; [.$C$3]; LEFT([.B594];[.D594]); [.$C$3] ;&quot;,&quot;)" office:value-type="string" office:string-value="&quot;703&quot; =&gt; &quot;Advanced Billing Concepts (ABC) code&quot;," calcext:value-type="string">
            <text:p>"703" =&gt; "Advanced Billing Concepts (ABC) code",</text:p>
          </table:table-cell>
        </table:table-row>
        <table:table-row table:style-name="ro2">
          <table:table-cell office:value-type="float" office:value="704" calcext:value-type="float">
            <text:p>704</text:p>
          </table:table-cell>
          <table:table-cell office:value-type="string" calcext:value-type="string">
            <text:p>Claim Note Text</text:p>
            <text:p>Start: 01/24/2010</text:p>
          </table:table-cell>
          <table:table-cell table:formula="of:=FIND(&quot;Start&quot;; [.B595]; 1)-2" office:value-type="float" office:value="15" calcext:value-type="float">
            <text:p>15</text:p>
          </table:table-cell>
          <table:table-cell table:formula="of:=IFERROR(FIND(&quot;Note:&quot;;[.B595];1)-2 ;[.C595])" office:value-type="float" office:value="15" calcext:value-type="float">
            <text:p>15</text:p>
          </table:table-cell>
          <table:table-cell table:formula="of:=CONCATENATE([.$C$3]; [.A595]; [.$C$3]; &quot; =&gt; &quot;; [.$C$3]; LEFT([.B595];[.D595]); [.$C$3] ;&quot;,&quot;)" office:value-type="string" office:string-value="&quot;704&quot; =&gt; &quot;Claim Note Text&quot;," calcext:value-type="string">
            <text:p>"704" =&gt; "Claim Note Text",</text:p>
          </table:table-cell>
        </table:table-row>
        <table:table-row table:style-name="ro2">
          <table:table-cell office:value-type="float" office:value="705" calcext:value-type="float">
            <text:p>705</text:p>
          </table:table-cell>
          <table:table-cell office:value-type="string" calcext:value-type="string">
            <text:p>Repriced Allowed Amount</text:p>
            <text:p>Start: 01/24/2010</text:p>
          </table:table-cell>
          <table:table-cell table:formula="of:=FIND(&quot;Start&quot;; [.B596]; 1)-2" office:value-type="float" office:value="23" calcext:value-type="float">
            <text:p>23</text:p>
          </table:table-cell>
          <table:table-cell table:formula="of:=IFERROR(FIND(&quot;Note:&quot;;[.B596];1)-2 ;[.C596])" office:value-type="float" office:value="23" calcext:value-type="float">
            <text:p>23</text:p>
          </table:table-cell>
          <table:table-cell table:formula="of:=CONCATENATE([.$C$3]; [.A596]; [.$C$3]; &quot; =&gt; &quot;; [.$C$3]; LEFT([.B596];[.D596]); [.$C$3] ;&quot;,&quot;)" office:value-type="string" office:string-value="&quot;705&quot; =&gt; &quot;Repriced Allowed Amount&quot;," calcext:value-type="string">
            <text:p>"705" =&gt; "Repriced Allowed Amount",</text:p>
          </table:table-cell>
        </table:table-row>
        <table:table-row table:style-name="ro2">
          <table:table-cell office:value-type="float" office:value="706" calcext:value-type="float">
            <text:p>706</text:p>
          </table:table-cell>
          <table:table-cell office:value-type="string" calcext:value-type="string">
            <text:p>Repriced Approved Amount</text:p>
            <text:p>Start: 01/24/2010</text:p>
          </table:table-cell>
          <table:table-cell table:formula="of:=FIND(&quot;Start&quot;; [.B597]; 1)-2" office:value-type="float" office:value="24" calcext:value-type="float">
            <text:p>24</text:p>
          </table:table-cell>
          <table:table-cell table:formula="of:=IFERROR(FIND(&quot;Note:&quot;;[.B597];1)-2 ;[.C597])" office:value-type="float" office:value="24" calcext:value-type="float">
            <text:p>24</text:p>
          </table:table-cell>
          <table:table-cell table:formula="of:=CONCATENATE([.$C$3]; [.A597]; [.$C$3]; &quot; =&gt; &quot;; [.$C$3]; LEFT([.B597];[.D597]); [.$C$3] ;&quot;,&quot;)" office:value-type="string" office:string-value="&quot;706&quot; =&gt; &quot;Repriced Approved Amount&quot;," calcext:value-type="string">
            <text:p>"706" =&gt; "Repriced Approved Amount",</text:p>
          </table:table-cell>
        </table:table-row>
        <table:table-row table:style-name="ro2">
          <table:table-cell office:value-type="float" office:value="707" calcext:value-type="float">
            <text:p>707</text:p>
          </table:table-cell>
          <table:table-cell office:value-type="string" calcext:value-type="string">
            <text:p>Repriced Approved Ambulatory Patient Group Amount</text:p>
            <text:p>Start: 01/24/2010</text:p>
          </table:table-cell>
          <table:table-cell table:formula="of:=FIND(&quot;Start&quot;; [.B598]; 1)-2" office:value-type="float" office:value="49" calcext:value-type="float">
            <text:p>49</text:p>
          </table:table-cell>
          <table:table-cell table:formula="of:=IFERROR(FIND(&quot;Note:&quot;;[.B598];1)-2 ;[.C598])" office:value-type="float" office:value="49" calcext:value-type="float">
            <text:p>49</text:p>
          </table:table-cell>
          <table:table-cell table:formula="of:=CONCATENATE([.$C$3]; [.A598]; [.$C$3]; &quot; =&gt; &quot;; [.$C$3]; LEFT([.B598];[.D598]); [.$C$3] ;&quot;,&quot;)" office:value-type="string" office:string-value="&quot;707&quot; =&gt; &quot;Repriced Approved Ambulatory Patient Group Amount&quot;," calcext:value-type="string">
            <text:p>"707" =&gt; "Repriced Approved Ambulatory Patient Group Amount",</text:p>
          </table:table-cell>
        </table:table-row>
        <table:table-row table:style-name="ro2">
          <table:table-cell office:value-type="float" office:value="708" calcext:value-type="float">
            <text:p>708</text:p>
          </table:table-cell>
          <table:table-cell office:value-type="string" calcext:value-type="string">
            <text:p>Repriced Approved Revenue Code</text:p>
            <text:p>Start: 01/24/2010</text:p>
          </table:table-cell>
          <table:table-cell table:formula="of:=FIND(&quot;Start&quot;; [.B599]; 1)-2" office:value-type="float" office:value="30" calcext:value-type="float">
            <text:p>30</text:p>
          </table:table-cell>
          <table:table-cell table:formula="of:=IFERROR(FIND(&quot;Note:&quot;;[.B599];1)-2 ;[.C599])" office:value-type="float" office:value="30" calcext:value-type="float">
            <text:p>30</text:p>
          </table:table-cell>
          <table:table-cell table:formula="of:=CONCATENATE([.$C$3]; [.A599]; [.$C$3]; &quot; =&gt; &quot;; [.$C$3]; LEFT([.B599];[.D599]); [.$C$3] ;&quot;,&quot;)" office:value-type="string" office:string-value="&quot;708&quot; =&gt; &quot;Repriced Approved Revenue Code&quot;," calcext:value-type="string">
            <text:p>"708" =&gt; "Repriced Approved Revenue Code",</text:p>
          </table:table-cell>
        </table:table-row>
        <table:table-row table:style-name="ro2">
          <table:table-cell office:value-type="float" office:value="709" calcext:value-type="float">
            <text:p>709</text:p>
          </table:table-cell>
          <table:table-cell office:value-type="string" calcext:value-type="string">
            <text:p>Repriced Approved Service Unit Count</text:p>
            <text:p>Start: 01/24/2010</text:p>
          </table:table-cell>
          <table:table-cell table:formula="of:=FIND(&quot;Start&quot;; [.B600]; 1)-2" office:value-type="float" office:value="36" calcext:value-type="float">
            <text:p>36</text:p>
          </table:table-cell>
          <table:table-cell table:formula="of:=IFERROR(FIND(&quot;Note:&quot;;[.B600];1)-2 ;[.C600])" office:value-type="float" office:value="36" calcext:value-type="float">
            <text:p>36</text:p>
          </table:table-cell>
          <table:table-cell table:formula="of:=CONCATENATE([.$C$3]; [.A600]; [.$C$3]; &quot; =&gt; &quot;; [.$C$3]; LEFT([.B600];[.D600]); [.$C$3] ;&quot;,&quot;)" office:value-type="string" office:string-value="&quot;709&quot; =&gt; &quot;Repriced Approved Service Unit Count&quot;," calcext:value-type="string">
            <text:p>"709" =&gt; "Repriced Approved Service Unit Count",</text:p>
          </table:table-cell>
        </table:table-row>
        <table:table-row table:style-name="ro2">
          <table:table-cell office:value-type="float" office:value="710" calcext:value-type="float">
            <text:p>710</text:p>
          </table:table-cell>
          <table:table-cell office:value-type="string" calcext:value-type="string">
            <text:p>Line Adjudication Information. Note: At least one other status code is required to identify the data element in error.</text:p>
            <text:p>Start: 01/24/2010</text:p>
          </table:table-cell>
          <table:table-cell table:formula="of:=FIND(&quot;Start&quot;; [.B601]; 1)-2" office:value-type="float" office:value="118" calcext:value-type="float">
            <text:p>118</text:p>
          </table:table-cell>
          <table:table-cell table:formula="of:=IFERROR(FIND(&quot;Note:&quot;;[.B601];1)-2 ;[.C601])" office:value-type="float" office:value="30" calcext:value-type="float">
            <text:p>30</text:p>
          </table:table-cell>
          <table:table-cell table:formula="of:=CONCATENATE([.$C$3]; [.A601]; [.$C$3]; &quot; =&gt; &quot;; [.$C$3]; LEFT([.B601];[.D601]); [.$C$3] ;&quot;,&quot;)" office:value-type="string" office:string-value="&quot;710&quot; =&gt; &quot;Line Adjudication Information.&quot;," calcext:value-type="string">
            <text:p>"710" =&gt; "Line Adjudication Information.",</text:p>
          </table:table-cell>
        </table:table-row>
        <table:table-row table:style-name="ro2">
          <table:table-cell office:value-type="float" office:value="711" calcext:value-type="float">
            <text:p>711</text:p>
          </table:table-cell>
          <table:table-cell office:value-type="string" calcext:value-type="string">
            <text:p>Stretcher purpose</text:p>
            <text:p>Start: 01/24/2010</text:p>
          </table:table-cell>
          <table:table-cell table:formula="of:=FIND(&quot;Start&quot;; [.B602]; 1)-2" office:value-type="float" office:value="17" calcext:value-type="float">
            <text:p>17</text:p>
          </table:table-cell>
          <table:table-cell table:formula="of:=IFERROR(FIND(&quot;Note:&quot;;[.B602];1)-2 ;[.C602])" office:value-type="float" office:value="17" calcext:value-type="float">
            <text:p>17</text:p>
          </table:table-cell>
          <table:table-cell table:formula="of:=CONCATENATE([.$C$3]; [.A602]; [.$C$3]; &quot; =&gt; &quot;; [.$C$3]; LEFT([.B602];[.D602]); [.$C$3] ;&quot;,&quot;)" office:value-type="string" office:string-value="&quot;711&quot; =&gt; &quot;Stretcher purpose&quot;," calcext:value-type="string">
            <text:p>"711" =&gt; "Stretcher purpose",</text:p>
          </table:table-cell>
        </table:table-row>
        <table:table-row table:style-name="ro2">
          <table:table-cell office:value-type="float" office:value="712" calcext:value-type="float">
            <text:p>712</text:p>
          </table:table-cell>
          <table:table-cell office:value-type="string" calcext:value-type="string">
            <text:p>Obstetric Additional Units</text:p>
            <text:p>Start: 01/24/2010</text:p>
          </table:table-cell>
          <table:table-cell table:formula="of:=FIND(&quot;Start&quot;; [.B603]; 1)-2" office:value-type="float" office:value="26" calcext:value-type="float">
            <text:p>26</text:p>
          </table:table-cell>
          <table:table-cell table:formula="of:=IFERROR(FIND(&quot;Note:&quot;;[.B603];1)-2 ;[.C603])" office:value-type="float" office:value="26" calcext:value-type="float">
            <text:p>26</text:p>
          </table:table-cell>
          <table:table-cell table:formula="of:=CONCATENATE([.$C$3]; [.A603]; [.$C$3]; &quot; =&gt; &quot;; [.$C$3]; LEFT([.B603];[.D603]); [.$C$3] ;&quot;,&quot;)" office:value-type="string" office:string-value="&quot;712&quot; =&gt; &quot;Obstetric Additional Units&quot;," calcext:value-type="string">
            <text:p>"712" =&gt; "Obstetric Additional Units",</text:p>
          </table:table-cell>
        </table:table-row>
        <table:table-row table:style-name="ro2">
          <table:table-cell office:value-type="float" office:value="713" calcext:value-type="float">
            <text:p>713</text:p>
          </table:table-cell>
          <table:table-cell office:value-type="string" calcext:value-type="string">
            <text:p>Patient Condition Description</text:p>
            <text:p>Start: 01/24/2010</text:p>
          </table:table-cell>
          <table:table-cell table:formula="of:=FIND(&quot;Start&quot;; [.B604]; 1)-2" office:value-type="float" office:value="29" calcext:value-type="float">
            <text:p>29</text:p>
          </table:table-cell>
          <table:table-cell table:formula="of:=IFERROR(FIND(&quot;Note:&quot;;[.B604];1)-2 ;[.C604])" office:value-type="float" office:value="29" calcext:value-type="float">
            <text:p>29</text:p>
          </table:table-cell>
          <table:table-cell table:formula="of:=CONCATENATE([.$C$3]; [.A604]; [.$C$3]; &quot; =&gt; &quot;; [.$C$3]; LEFT([.B604];[.D604]); [.$C$3] ;&quot;,&quot;)" office:value-type="string" office:string-value="&quot;713&quot; =&gt; &quot;Patient Condition Description&quot;," calcext:value-type="string">
            <text:p>"713" =&gt; "Patient Condition Description",</text:p>
          </table:table-cell>
        </table:table-row>
        <table:table-row table:style-name="ro2">
          <table:table-cell office:value-type="float" office:value="714" calcext:value-type="float">
            <text:p>714</text:p>
          </table:table-cell>
          <table:table-cell office:value-type="string" calcext:value-type="string">
            <text:p>Care Plan Oversight Number</text:p>
            <text:p>Start: 01/24/2010</text:p>
          </table:table-cell>
          <table:table-cell table:formula="of:=FIND(&quot;Start&quot;; [.B605]; 1)-2" office:value-type="float" office:value="26" calcext:value-type="float">
            <text:p>26</text:p>
          </table:table-cell>
          <table:table-cell table:formula="of:=IFERROR(FIND(&quot;Note:&quot;;[.B605];1)-2 ;[.C605])" office:value-type="float" office:value="26" calcext:value-type="float">
            <text:p>26</text:p>
          </table:table-cell>
          <table:table-cell table:formula="of:=CONCATENATE([.$C$3]; [.A605]; [.$C$3]; &quot; =&gt; &quot;; [.$C$3]; LEFT([.B605];[.D605]); [.$C$3] ;&quot;,&quot;)" office:value-type="string" office:string-value="&quot;714&quot; =&gt; &quot;Care Plan Oversight Number&quot;," calcext:value-type="string">
            <text:p>"714" =&gt; "Care Plan Oversight Number",</text:p>
          </table:table-cell>
        </table:table-row>
        <table:table-row table:style-name="ro2">
          <table:table-cell office:value-type="float" office:value="715" calcext:value-type="float">
            <text:p>715</text:p>
          </table:table-cell>
          <table:table-cell office:value-type="string" calcext:value-type="string">
            <text:p>Acute Manifestation Date</text:p>
            <text:p>Start: 01/24/2010</text:p>
          </table:table-cell>
          <table:table-cell table:formula="of:=FIND(&quot;Start&quot;; [.B606]; 1)-2" office:value-type="float" office:value="24" calcext:value-type="float">
            <text:p>24</text:p>
          </table:table-cell>
          <table:table-cell table:formula="of:=IFERROR(FIND(&quot;Note:&quot;;[.B606];1)-2 ;[.C606])" office:value-type="float" office:value="24" calcext:value-type="float">
            <text:p>24</text:p>
          </table:table-cell>
          <table:table-cell table:formula="of:=CONCATENATE([.$C$3]; [.A606]; [.$C$3]; &quot; =&gt; &quot;; [.$C$3]; LEFT([.B606];[.D606]); [.$C$3] ;&quot;,&quot;)" office:value-type="string" office:string-value="&quot;715&quot; =&gt; &quot;Acute Manifestation Date&quot;," calcext:value-type="string">
            <text:p>"715" =&gt; "Acute Manifestation Date",</text:p>
          </table:table-cell>
        </table:table-row>
        <table:table-row table:style-name="ro2">
          <table:table-cell office:value-type="float" office:value="716" calcext:value-type="float">
            <text:p>716</text:p>
          </table:table-cell>
          <table:table-cell office:value-type="string" calcext:value-type="string">
            <text:p>Repriced Approved DRG Code</text:p>
            <text:p>Start: 01/24/2010</text:p>
          </table:table-cell>
          <table:table-cell table:formula="of:=FIND(&quot;Start&quot;; [.B607]; 1)-2" office:value-type="float" office:value="26" calcext:value-type="float">
            <text:p>26</text:p>
          </table:table-cell>
          <table:table-cell table:formula="of:=IFERROR(FIND(&quot;Note:&quot;;[.B607];1)-2 ;[.C607])" office:value-type="float" office:value="26" calcext:value-type="float">
            <text:p>26</text:p>
          </table:table-cell>
          <table:table-cell table:formula="of:=CONCATENATE([.$C$3]; [.A607]; [.$C$3]; &quot; =&gt; &quot;; [.$C$3]; LEFT([.B607];[.D607]); [.$C$3] ;&quot;,&quot;)" office:value-type="string" office:string-value="&quot;716&quot; =&gt; &quot;Repriced Approved DRG Code&quot;," calcext:value-type="string">
            <text:p>"716" =&gt; "Repriced Approved DRG Code",</text:p>
          </table:table-cell>
        </table:table-row>
        <table:table-row table:style-name="ro2">
          <table:table-cell office:value-type="float" office:value="717" calcext:value-type="float">
            <text:p>717</text:p>
          </table:table-cell>
          <table:table-cell office:value-type="string" calcext:value-type="string">
            <text:p>This claim has been split for processing.</text:p>
            <text:p>Start: 01/24/2010</text:p>
          </table:table-cell>
          <table:table-cell table:formula="of:=FIND(&quot;Start&quot;; [.B608]; 1)-2" office:value-type="float" office:value="41" calcext:value-type="float">
            <text:p>41</text:p>
          </table:table-cell>
          <table:table-cell table:formula="of:=IFERROR(FIND(&quot;Note:&quot;;[.B608];1)-2 ;[.C608])" office:value-type="float" office:value="41" calcext:value-type="float">
            <text:p>41</text:p>
          </table:table-cell>
          <table:table-cell table:formula="of:=CONCATENATE([.$C$3]; [.A608]; [.$C$3]; &quot; =&gt; &quot;; [.$C$3]; LEFT([.B608];[.D608]); [.$C$3] ;&quot;,&quot;)" office:value-type="string" office:string-value="&quot;717&quot; =&gt; &quot;This claim has been split for processing.&quot;," calcext:value-type="string">
            <text:p>"717" =&gt; "This claim has been split for processing.",</text:p>
          </table:table-cell>
        </table:table-row>
        <table:table-row table:style-name="ro2">
          <table:table-cell office:value-type="float" office:value="718" calcext:value-type="float">
            <text:p>718</text:p>
          </table:table-cell>
          <table:table-cell office:value-type="string" calcext:value-type="string">
            <text:p>Claim/service not submitted within the required timeframe (timely filing).</text:p>
            <text:p>Start: 01/24/2010</text:p>
          </table:table-cell>
          <table:table-cell table:formula="of:=FIND(&quot;Start&quot;; [.B609]; 1)-2" office:value-type="float" office:value="74" calcext:value-type="float">
            <text:p>74</text:p>
          </table:table-cell>
          <table:table-cell table:formula="of:=IFERROR(FIND(&quot;Note:&quot;;[.B609];1)-2 ;[.C609])" office:value-type="float" office:value="74" calcext:value-type="float">
            <text:p>74</text:p>
          </table:table-cell>
          <table:table-cell table:formula="of:=CONCATENATE([.$C$3]; [.A609]; [.$C$3]; &quot; =&gt; &quot;; [.$C$3]; LEFT([.B609];[.D609]); [.$C$3] ;&quot;,&quot;)" office:value-type="string" office:string-value="&quot;718&quot; =&gt; &quot;Claim/service not submitted within the required timeframe (timely filing).&quot;," calcext:value-type="string">
            <text:p>"718" =&gt; "Claim/service not submitted within the required timeframe (timely filing).",</text:p>
          </table:table-cell>
        </table:table-row>
        <table:table-row table:style-name="ro2">
          <table:table-cell office:value-type="float" office:value="719" calcext:value-type="float">
            <text:p>719</text:p>
          </table:table-cell>
          <table:table-cell office:value-type="string" calcext:value-type="string">
            <text:p>NUBC Occurrence Code(s)</text:p>
            <text:p>Start: 01/24/2010</text:p>
          </table:table-cell>
          <table:table-cell table:formula="of:=FIND(&quot;Start&quot;; [.B610]; 1)-2" office:value-type="float" office:value="23" calcext:value-type="float">
            <text:p>23</text:p>
          </table:table-cell>
          <table:table-cell table:formula="of:=IFERROR(FIND(&quot;Note:&quot;;[.B610];1)-2 ;[.C610])" office:value-type="float" office:value="23" calcext:value-type="float">
            <text:p>23</text:p>
          </table:table-cell>
          <table:table-cell table:formula="of:=CONCATENATE([.$C$3]; [.A610]; [.$C$3]; &quot; =&gt; &quot;; [.$C$3]; LEFT([.B610];[.D610]); [.$C$3] ;&quot;,&quot;)" office:value-type="string" office:string-value="&quot;719&quot; =&gt; &quot;NUBC Occurrence Code(s)&quot;," calcext:value-type="string">
            <text:p>"719" =&gt; "NUBC Occurrence Code(s)",</text:p>
          </table:table-cell>
        </table:table-row>
        <table:table-row table:style-name="ro2">
          <table:table-cell office:value-type="float" office:value="720" calcext:value-type="float">
            <text:p>720</text:p>
          </table:table-cell>
          <table:table-cell office:value-type="string" calcext:value-type="string">
            <text:p>NUBC Occurrence Code Date(s)</text:p>
            <text:p>Start: 01/24/2010</text:p>
          </table:table-cell>
          <table:table-cell table:formula="of:=FIND(&quot;Start&quot;; [.B611]; 1)-2" office:value-type="float" office:value="28" calcext:value-type="float">
            <text:p>28</text:p>
          </table:table-cell>
          <table:table-cell table:formula="of:=IFERROR(FIND(&quot;Note:&quot;;[.B611];1)-2 ;[.C611])" office:value-type="float" office:value="28" calcext:value-type="float">
            <text:p>28</text:p>
          </table:table-cell>
          <table:table-cell table:formula="of:=CONCATENATE([.$C$3]; [.A611]; [.$C$3]; &quot; =&gt; &quot;; [.$C$3]; LEFT([.B611];[.D611]); [.$C$3] ;&quot;,&quot;)" office:value-type="string" office:string-value="&quot;720&quot; =&gt; &quot;NUBC Occurrence Code Date(s)&quot;," calcext:value-type="string">
            <text:p>"720" =&gt; "NUBC Occurrence Code Date(s)",</text:p>
          </table:table-cell>
        </table:table-row>
        <table:table-row table:style-name="ro2">
          <table:table-cell office:value-type="float" office:value="721" calcext:value-type="float">
            <text:p>721</text:p>
          </table:table-cell>
          <table:table-cell office:value-type="string" calcext:value-type="string">
            <text:p>NUBC Occurrence Span Code(s)</text:p>
            <text:p>Start: 01/24/2010</text:p>
          </table:table-cell>
          <table:table-cell table:formula="of:=FIND(&quot;Start&quot;; [.B612]; 1)-2" office:value-type="float" office:value="28" calcext:value-type="float">
            <text:p>28</text:p>
          </table:table-cell>
          <table:table-cell table:formula="of:=IFERROR(FIND(&quot;Note:&quot;;[.B612];1)-2 ;[.C612])" office:value-type="float" office:value="28" calcext:value-type="float">
            <text:p>28</text:p>
          </table:table-cell>
          <table:table-cell table:formula="of:=CONCATENATE([.$C$3]; [.A612]; [.$C$3]; &quot; =&gt; &quot;; [.$C$3]; LEFT([.B612];[.D612]); [.$C$3] ;&quot;,&quot;)" office:value-type="string" office:string-value="&quot;721&quot; =&gt; &quot;NUBC Occurrence Span Code(s)&quot;," calcext:value-type="string">
            <text:p>"721" =&gt; "NUBC Occurrence Span Code(s)",</text:p>
          </table:table-cell>
        </table:table-row>
        <table:table-row table:style-name="ro2">
          <table:table-cell office:value-type="float" office:value="722" calcext:value-type="float">
            <text:p>722</text:p>
          </table:table-cell>
          <table:table-cell office:value-type="string" calcext:value-type="string">
            <text:p>NUBC Occurrence Span Code Date(s)</text:p>
            <text:p>Start: 01/24/2010</text:p>
          </table:table-cell>
          <table:table-cell table:formula="of:=FIND(&quot;Start&quot;; [.B613]; 1)-2" office:value-type="float" office:value="33" calcext:value-type="float">
            <text:p>33</text:p>
          </table:table-cell>
          <table:table-cell table:formula="of:=IFERROR(FIND(&quot;Note:&quot;;[.B613];1)-2 ;[.C613])" office:value-type="float" office:value="33" calcext:value-type="float">
            <text:p>33</text:p>
          </table:table-cell>
          <table:table-cell table:formula="of:=CONCATENATE([.$C$3]; [.A613]; [.$C$3]; &quot; =&gt; &quot;; [.$C$3]; LEFT([.B613];[.D613]); [.$C$3] ;&quot;,&quot;)" office:value-type="string" office:string-value="&quot;722&quot; =&gt; &quot;NUBC Occurrence Span Code Date(s)&quot;," calcext:value-type="string">
            <text:p>"722" =&gt; "NUBC Occurrence Span Code Date(s)",</text:p>
          </table:table-cell>
        </table:table-row>
        <table:table-row table:style-name="ro2">
          <table:table-cell office:value-type="float" office:value="723" calcext:value-type="float">
            <text:p>723</text:p>
          </table:table-cell>
          <table:table-cell office:value-type="string" calcext:value-type="string">
            <text:p>Drug days supply</text:p>
            <text:p>Start: 01/24/2010</text:p>
          </table:table-cell>
          <table:table-cell table:formula="of:=FIND(&quot;Start&quot;; [.B614]; 1)-2" office:value-type="float" office:value="16" calcext:value-type="float">
            <text:p>16</text:p>
          </table:table-cell>
          <table:table-cell table:formula="of:=IFERROR(FIND(&quot;Note:&quot;;[.B614];1)-2 ;[.C614])" office:value-type="float" office:value="16" calcext:value-type="float">
            <text:p>16</text:p>
          </table:table-cell>
          <table:table-cell table:formula="of:=CONCATENATE([.$C$3]; [.A614]; [.$C$3]; &quot; =&gt; &quot;; [.$C$3]; LEFT([.B614];[.D614]); [.$C$3] ;&quot;,&quot;)" office:value-type="string" office:string-value="&quot;723&quot; =&gt; &quot;Drug days supply&quot;," calcext:value-type="string">
            <text:p>"723" =&gt; "Drug days supply",</text:p>
          </table:table-cell>
        </table:table-row>
        <table:table-row table:style-name="ro2">
          <table:table-cell office:value-type="float" office:value="724" calcext:value-type="float">
            <text:p>724</text:p>
          </table:table-cell>
          <table:table-cell office:value-type="string" calcext:value-type="string">
            <text:p>Drug dosage</text:p>
            <text:p>Start: 01/24/2010</text:p>
          </table:table-cell>
          <table:table-cell table:formula="of:=FIND(&quot;Start&quot;; [.B615]; 1)-2" office:value-type="float" office:value="11" calcext:value-type="float">
            <text:p>11</text:p>
          </table:table-cell>
          <table:table-cell table:formula="of:=IFERROR(FIND(&quot;Note:&quot;;[.B615];1)-2 ;[.C615])" office:value-type="float" office:value="11" calcext:value-type="float">
            <text:p>11</text:p>
          </table:table-cell>
          <table:table-cell table:formula="of:=CONCATENATE([.$C$3]; [.A615]; [.$C$3]; &quot; =&gt; &quot;; [.$C$3]; LEFT([.B615];[.D615]); [.$C$3] ;&quot;,&quot;)" office:value-type="string" office:string-value="&quot;724&quot; =&gt; &quot;Drug dosage&quot;," calcext:value-type="string">
            <text:p>"724" =&gt; "Drug dosage",</text:p>
          </table:table-cell>
        </table:table-row>
        <table:table-row table:style-name="ro2">
          <table:table-cell office:value-type="float" office:value="725" calcext:value-type="float">
            <text:p>725</text:p>
          </table:table-cell>
          <table:table-cell office:value-type="string" calcext:value-type="string">
            <text:p>NUBC Value Code(s)</text:p>
            <text:p>Start: 01/24/2010</text:p>
          </table:table-cell>
          <table:table-cell table:formula="of:=FIND(&quot;Start&quot;; [.B616]; 1)-2" office:value-type="float" office:value="18" calcext:value-type="float">
            <text:p>18</text:p>
          </table:table-cell>
          <table:table-cell table:formula="of:=IFERROR(FIND(&quot;Note:&quot;;[.B616];1)-2 ;[.C616])" office:value-type="float" office:value="18" calcext:value-type="float">
            <text:p>18</text:p>
          </table:table-cell>
          <table:table-cell table:formula="of:=CONCATENATE([.$C$3]; [.A616]; [.$C$3]; &quot; =&gt; &quot;; [.$C$3]; LEFT([.B616];[.D616]); [.$C$3] ;&quot;,&quot;)" office:value-type="string" office:string-value="&quot;725&quot; =&gt; &quot;NUBC Value Code(s)&quot;," calcext:value-type="string">
            <text:p>"725" =&gt; "NUBC Value Code(s)",</text:p>
          </table:table-cell>
        </table:table-row>
        <table:table-row table:style-name="ro2">
          <table:table-cell office:value-type="float" office:value="726" calcext:value-type="float">
            <text:p>726</text:p>
          </table:table-cell>
          <table:table-cell office:value-type="string" calcext:value-type="string">
            <text:p>NUBC Value Code Amount(s)</text:p>
            <text:p>Start: 01/24/2010</text:p>
          </table:table-cell>
          <table:table-cell table:formula="of:=FIND(&quot;Start&quot;; [.B617]; 1)-2" office:value-type="float" office:value="25" calcext:value-type="float">
            <text:p>25</text:p>
          </table:table-cell>
          <table:table-cell table:formula="of:=IFERROR(FIND(&quot;Note:&quot;;[.B617];1)-2 ;[.C617])" office:value-type="float" office:value="25" calcext:value-type="float">
            <text:p>25</text:p>
          </table:table-cell>
          <table:table-cell table:formula="of:=CONCATENATE([.$C$3]; [.A617]; [.$C$3]; &quot; =&gt; &quot;; [.$C$3]; LEFT([.B617];[.D617]); [.$C$3] ;&quot;,&quot;)" office:value-type="string" office:string-value="&quot;726&quot; =&gt; &quot;NUBC Value Code Amount(s)&quot;," calcext:value-type="string">
            <text:p>"726" =&gt; "NUBC Value Code Amount(s)",</text:p>
          </table:table-cell>
        </table:table-row>
        <table:table-row table:style-name="ro2">
          <table:table-cell office:value-type="float" office:value="727" calcext:value-type="float">
            <text:p>727</text:p>
          </table:table-cell>
          <table:table-cell office:value-type="string" calcext:value-type="string">
            <text:p>Accident date</text:p>
            <text:p>Start: 01/24/2010</text:p>
          </table:table-cell>
          <table:table-cell table:formula="of:=FIND(&quot;Start&quot;; [.B618]; 1)-2" office:value-type="float" office:value="13" calcext:value-type="float">
            <text:p>13</text:p>
          </table:table-cell>
          <table:table-cell table:formula="of:=IFERROR(FIND(&quot;Note:&quot;;[.B618];1)-2 ;[.C618])" office:value-type="float" office:value="13" calcext:value-type="float">
            <text:p>13</text:p>
          </table:table-cell>
          <table:table-cell table:formula="of:=CONCATENATE([.$C$3]; [.A618]; [.$C$3]; &quot; =&gt; &quot;; [.$C$3]; LEFT([.B618];[.D618]); [.$C$3] ;&quot;,&quot;)" office:value-type="string" office:string-value="&quot;727&quot; =&gt; &quot;Accident date&quot;," calcext:value-type="string">
            <text:p>"727" =&gt; "Accident date",</text:p>
          </table:table-cell>
        </table:table-row>
        <table:table-row table:style-name="ro2">
          <table:table-cell office:value-type="float" office:value="728" calcext:value-type="float">
            <text:p>728</text:p>
          </table:table-cell>
          <table:table-cell office:value-type="string" calcext:value-type="string">
            <text:p>Accident state</text:p>
            <text:p>Start: 01/24/2010</text:p>
          </table:table-cell>
          <table:table-cell table:formula="of:=FIND(&quot;Start&quot;; [.B619]; 1)-2" office:value-type="float" office:value="14" calcext:value-type="float">
            <text:p>14</text:p>
          </table:table-cell>
          <table:table-cell table:formula="of:=IFERROR(FIND(&quot;Note:&quot;;[.B619];1)-2 ;[.C619])" office:value-type="float" office:value="14" calcext:value-type="float">
            <text:p>14</text:p>
          </table:table-cell>
          <table:table-cell table:formula="of:=CONCATENATE([.$C$3]; [.A619]; [.$C$3]; &quot; =&gt; &quot;; [.$C$3]; LEFT([.B619];[.D619]); [.$C$3] ;&quot;,&quot;)" office:value-type="string" office:string-value="&quot;728&quot; =&gt; &quot;Accident state&quot;," calcext:value-type="string">
            <text:p>"728" =&gt; "Accident state",</text:p>
          </table:table-cell>
        </table:table-row>
        <table:table-row table:style-name="ro2">
          <table:table-cell office:value-type="float" office:value="729" calcext:value-type="float">
            <text:p>729</text:p>
          </table:table-cell>
          <table:table-cell office:value-type="string" calcext:value-type="string">
            <text:p>Accident description</text:p>
            <text:p>Start: 01/24/2010</text:p>
          </table:table-cell>
          <table:table-cell table:formula="of:=FIND(&quot;Start&quot;; [.B620]; 1)-2" office:value-type="float" office:value="20" calcext:value-type="float">
            <text:p>20</text:p>
          </table:table-cell>
          <table:table-cell table:formula="of:=IFERROR(FIND(&quot;Note:&quot;;[.B620];1)-2 ;[.C620])" office:value-type="float" office:value="20" calcext:value-type="float">
            <text:p>20</text:p>
          </table:table-cell>
          <table:table-cell table:formula="of:=CONCATENATE([.$C$3]; [.A620]; [.$C$3]; &quot; =&gt; &quot;; [.$C$3]; LEFT([.B620];[.D620]); [.$C$3] ;&quot;,&quot;)" office:value-type="string" office:string-value="&quot;729&quot; =&gt; &quot;Accident description&quot;," calcext:value-type="string">
            <text:p>"729" =&gt; "Accident description",</text:p>
          </table:table-cell>
        </table:table-row>
        <table:table-row table:style-name="ro2">
          <table:table-cell office:value-type="float" office:value="730" calcext:value-type="float">
            <text:p>730</text:p>
          </table:table-cell>
          <table:table-cell office:value-type="string" calcext:value-type="string">
            <text:p>Accident cause</text:p>
            <text:p>Start: 01/24/2010</text:p>
          </table:table-cell>
          <table:table-cell table:formula="of:=FIND(&quot;Start&quot;; [.B621]; 1)-2" office:value-type="float" office:value="14" calcext:value-type="float">
            <text:p>14</text:p>
          </table:table-cell>
          <table:table-cell table:formula="of:=IFERROR(FIND(&quot;Note:&quot;;[.B621];1)-2 ;[.C621])" office:value-type="float" office:value="14" calcext:value-type="float">
            <text:p>14</text:p>
          </table:table-cell>
          <table:table-cell table:formula="of:=CONCATENATE([.$C$3]; [.A621]; [.$C$3]; &quot; =&gt; &quot;; [.$C$3]; LEFT([.B621];[.D621]); [.$C$3] ;&quot;,&quot;)" office:value-type="string" office:string-value="&quot;730&quot; =&gt; &quot;Accident cause&quot;," calcext:value-type="string">
            <text:p>"730" =&gt; "Accident cause",</text:p>
          </table:table-cell>
        </table:table-row>
        <table:table-row table:style-name="ro2">
          <table:table-cell office:value-type="float" office:value="731" calcext:value-type="float">
            <text:p>731</text:p>
          </table:table-cell>
          <table:table-cell office:value-type="string" calcext:value-type="string">
            <text:p>Measurement value/test result</text:p>
            <text:p>Start: 01/24/2010</text:p>
          </table:table-cell>
          <table:table-cell table:formula="of:=FIND(&quot;Start&quot;; [.B622]; 1)-2" office:value-type="float" office:value="29" calcext:value-type="float">
            <text:p>29</text:p>
          </table:table-cell>
          <table:table-cell table:formula="of:=IFERROR(FIND(&quot;Note:&quot;;[.B622];1)-2 ;[.C622])" office:value-type="float" office:value="29" calcext:value-type="float">
            <text:p>29</text:p>
          </table:table-cell>
          <table:table-cell table:formula="of:=CONCATENATE([.$C$3]; [.A622]; [.$C$3]; &quot; =&gt; &quot;; [.$C$3]; LEFT([.B622];[.D622]); [.$C$3] ;&quot;,&quot;)" office:value-type="string" office:string-value="&quot;731&quot; =&gt; &quot;Measurement value/test result&quot;," calcext:value-type="string">
            <text:p>"731" =&gt; "Measurement value/test result",</text:p>
          </table:table-cell>
        </table:table-row>
        <table:table-row table:style-name="ro2">
          <table:table-cell office:value-type="float" office:value="732" calcext:value-type="float">
            <text:p>732</text:p>
          </table:table-cell>
          <table:table-cell office:value-type="string" calcext:value-type="string">
            <text:p>Information submitted inconsistent with billing guidelines. Note: At least one other status code is required to identify the inconsistent information.</text:p>
            <text:p>Start: 01/24/2010</text:p>
          </table:table-cell>
          <table:table-cell table:formula="of:=FIND(&quot;Start&quot;; [.B623]; 1)-2" office:value-type="float" office:value="150" calcext:value-type="float">
            <text:p>150</text:p>
          </table:table-cell>
          <table:table-cell table:formula="of:=IFERROR(FIND(&quot;Note:&quot;;[.B623];1)-2 ;[.C623])" office:value-type="float" office:value="59" calcext:value-type="float">
            <text:p>59</text:p>
          </table:table-cell>
          <table:table-cell table:formula="of:=CONCATENATE([.$C$3]; [.A623]; [.$C$3]; &quot; =&gt; &quot;; [.$C$3]; LEFT([.B623];[.D623]); [.$C$3] ;&quot;,&quot;)" office:value-type="string" office:string-value="&quot;732&quot; =&gt; &quot;Information submitted inconsistent with billing guidelines.&quot;," calcext:value-type="string">
            <text:p>"732" =&gt; "Information submitted inconsistent with billing guidelines.",</text:p>
          </table:table-cell>
        </table:table-row>
        <table:table-row table:style-name="ro2">
          <table:table-cell office:value-type="float" office:value="733" calcext:value-type="float">
            <text:p>733</text:p>
          </table:table-cell>
          <table:table-cell office:value-type="string" calcext:value-type="string">
            <text:p>Prefix for entity's contract/member number.</text:p>
            <text:p>Start: 01/24/2010</text:p>
          </table:table-cell>
          <table:table-cell table:formula="of:=FIND(&quot;Start&quot;; [.B624]; 1)-2" office:value-type="float" office:value="43" calcext:value-type="float">
            <text:p>43</text:p>
          </table:table-cell>
          <table:table-cell table:formula="of:=IFERROR(FIND(&quot;Note:&quot;;[.B624];1)-2 ;[.C624])" office:value-type="float" office:value="43" calcext:value-type="float">
            <text:p>43</text:p>
          </table:table-cell>
          <table:table-cell table:formula="of:=CONCATENATE([.$C$3]; [.A624]; [.$C$3]; &quot; =&gt; &quot;; [.$C$3]; LEFT([.B624];[.D624]); [.$C$3] ;&quot;,&quot;)" office:value-type="string" office:string-value="&quot;733&quot; =&gt; &quot;Prefix for entity's contract/member number.&quot;," calcext:value-type="string">
            <text:p>"733" =&gt; "Prefix for entity's contract/member number.",</text:p>
          </table:table-cell>
        </table:table-row>
        <table:table-row table:style-name="ro2">
          <table:table-cell office:value-type="float" office:value="734" calcext:value-type="float">
            <text:p>734</text:p>
          </table:table-cell>
          <table:table-cell office:value-type="string" calcext:value-type="string">
            <text:p>Verifying premium payment</text:p>
            <text:p>Start: 06/06/2010</text:p>
          </table:table-cell>
          <table:table-cell table:formula="of:=FIND(&quot;Start&quot;; [.B625]; 1)-2" office:value-type="float" office:value="25" calcext:value-type="float">
            <text:p>25</text:p>
          </table:table-cell>
          <table:table-cell table:formula="of:=IFERROR(FIND(&quot;Note:&quot;;[.B625];1)-2 ;[.C625])" office:value-type="float" office:value="25" calcext:value-type="float">
            <text:p>25</text:p>
          </table:table-cell>
          <table:table-cell table:formula="of:=CONCATENATE([.$C$3]; [.A625]; [.$C$3]; &quot; =&gt; &quot;; [.$C$3]; LEFT([.B625];[.D625]); [.$C$3] ;&quot;,&quot;)" office:value-type="string" office:string-value="&quot;734&quot; =&gt; &quot;Verifying premium payment&quot;," calcext:value-type="string">
            <text:p>"734" =&gt; "Verifying premium payment",</text:p>
          </table:table-cell>
        </table:table-row>
        <table:table-row table:style-name="ro2">
          <table:table-cell office:value-type="float" office:value="735" calcext:value-type="float">
            <text:p>735</text:p>
          </table:table-cell>
          <table:table-cell office:value-type="string" calcext:value-type="string">
            <text:p>This service/claim is included in the allowance for another service or claim.</text:p>
            <text:p>Start: 06/06/2010</text:p>
          </table:table-cell>
          <table:table-cell table:formula="of:=FIND(&quot;Start&quot;; [.B626]; 1)-2" office:value-type="float" office:value="77" calcext:value-type="float">
            <text:p>77</text:p>
          </table:table-cell>
          <table:table-cell table:formula="of:=IFERROR(FIND(&quot;Note:&quot;;[.B626];1)-2 ;[.C626])" office:value-type="float" office:value="77" calcext:value-type="float">
            <text:p>77</text:p>
          </table:table-cell>
          <table:table-cell table:formula="of:=CONCATENATE([.$C$3]; [.A626]; [.$C$3]; &quot; =&gt; &quot;; [.$C$3]; LEFT([.B626];[.D626]); [.$C$3] ;&quot;,&quot;)" office:value-type="string" office:string-value="&quot;735&quot; =&gt; &quot;This service/claim is included in the allowance for another service or claim.&quot;," calcext:value-type="string">
            <text:p>"735" =&gt; "This service/claim is included in the allowance for another service or claim.",</text:p>
          </table:table-cell>
        </table:table-row>
        <table:table-row table:style-name="ro2">
          <table:table-cell office:value-type="float" office:value="736" calcext:value-type="float">
            <text:p>736</text:p>
          </table:table-cell>
          <table:table-cell office:value-type="string" calcext:value-type="string">
            <text:p>A related or qualifying service/claim has not been received/adjudicated.</text:p>
            <text:p>Start: 06/06/2010</text:p>
          </table:table-cell>
          <table:table-cell table:formula="of:=FIND(&quot;Start&quot;; [.B627]; 1)-2" office:value-type="float" office:value="72" calcext:value-type="float">
            <text:p>72</text:p>
          </table:table-cell>
          <table:table-cell table:formula="of:=IFERROR(FIND(&quot;Note:&quot;;[.B627];1)-2 ;[.C627])" office:value-type="float" office:value="72" calcext:value-type="float">
            <text:p>72</text:p>
          </table:table-cell>
          <table:table-cell table:formula="of:=CONCATENATE([.$C$3]; [.A627]; [.$C$3]; &quot; =&gt; &quot;; [.$C$3]; LEFT([.B627];[.D627]); [.$C$3] ;&quot;,&quot;)" office:value-type="string" office:string-value="&quot;736&quot; =&gt; &quot;A related or qualifying service/claim has not been received/adjudicated.&quot;," calcext:value-type="string">
            <text:p>"736" =&gt; "A related or qualifying service/claim has not been received/adjudicated.",</text:p>
          </table:table-cell>
        </table:table-row>
        <table:table-row table:style-name="ro2">
          <table:table-cell office:value-type="float" office:value="737" calcext:value-type="float">
            <text:p>737</text:p>
          </table:table-cell>
          <table:table-cell office:value-type="string" calcext:value-type="string">
            <text:p>Current Dental Terminology (CDT) Code</text:p>
            <text:p>Start: 06/06/2010</text:p>
          </table:table-cell>
          <table:table-cell table:formula="of:=FIND(&quot;Start&quot;; [.B628]; 1)-2" office:value-type="float" office:value="37" calcext:value-type="float">
            <text:p>37</text:p>
          </table:table-cell>
          <table:table-cell table:formula="of:=IFERROR(FIND(&quot;Note:&quot;;[.B628];1)-2 ;[.C628])" office:value-type="float" office:value="37" calcext:value-type="float">
            <text:p>37</text:p>
          </table:table-cell>
          <table:table-cell table:formula="of:=CONCATENATE([.$C$3]; [.A628]; [.$C$3]; &quot; =&gt; &quot;; [.$C$3]; LEFT([.B628];[.D628]); [.$C$3] ;&quot;,&quot;)" office:value-type="string" office:string-value="&quot;737&quot; =&gt; &quot;Current Dental Terminology (CDT) Code&quot;," calcext:value-type="string">
            <text:p>"737" =&gt; "Current Dental Terminology (CDT) Code",</text:p>
          </table:table-cell>
        </table:table-row>
        <table:table-row table:style-name="ro2">
          <table:table-cell office:value-type="float" office:value="738" calcext:value-type="float">
            <text:p>738</text:p>
          </table:table-cell>
          <table:table-cell office:value-type="string" calcext:value-type="string">
            <text:p>Home Infusion EDI Coalition (HEIC) Product/Service Code</text:p>
            <text:p>Start: 06/06/2010</text:p>
          </table:table-cell>
          <table:table-cell table:formula="of:=FIND(&quot;Start&quot;; [.B629]; 1)-2" office:value-type="float" office:value="55" calcext:value-type="float">
            <text:p>55</text:p>
          </table:table-cell>
          <table:table-cell table:formula="of:=IFERROR(FIND(&quot;Note:&quot;;[.B629];1)-2 ;[.C629])" office:value-type="float" office:value="55" calcext:value-type="float">
            <text:p>55</text:p>
          </table:table-cell>
          <table:table-cell table:formula="of:=CONCATENATE([.$C$3]; [.A629]; [.$C$3]; &quot; =&gt; &quot;; [.$C$3]; LEFT([.B629];[.D629]); [.$C$3] ;&quot;,&quot;)" office:value-type="string" office:string-value="&quot;738&quot; =&gt; &quot;Home Infusion EDI Coalition (HEIC) Product/Service Code&quot;," calcext:value-type="string">
            <text:p>"738" =&gt; "Home Infusion EDI Coalition (HEIC) Product/Service Code",</text:p>
          </table:table-cell>
        </table:table-row>
        <table:table-row table:style-name="ro2">
          <table:table-cell office:value-type="float" office:value="739" calcext:value-type="float">
            <text:p>739</text:p>
          </table:table-cell>
          <table:table-cell office:value-type="string" calcext:value-type="string">
            <text:p>Jurisdiction Specific Procedure or Supply Code</text:p>
            <text:p>Start: 06/06/2010</text:p>
          </table:table-cell>
          <table:table-cell table:formula="of:=FIND(&quot;Start&quot;; [.B630]; 1)-2" office:value-type="float" office:value="46" calcext:value-type="float">
            <text:p>46</text:p>
          </table:table-cell>
          <table:table-cell table:formula="of:=IFERROR(FIND(&quot;Note:&quot;;[.B630];1)-2 ;[.C630])" office:value-type="float" office:value="46" calcext:value-type="float">
            <text:p>46</text:p>
          </table:table-cell>
          <table:table-cell table:formula="of:=CONCATENATE([.$C$3]; [.A630]; [.$C$3]; &quot; =&gt; &quot;; [.$C$3]; LEFT([.B630];[.D630]); [.$C$3] ;&quot;,&quot;)" office:value-type="string" office:string-value="&quot;739&quot; =&gt; &quot;Jurisdiction Specific Procedure or Supply Code&quot;," calcext:value-type="string">
            <text:p>"739" =&gt; "Jurisdiction Specific Procedure or Supply Code",</text:p>
          </table:table-cell>
        </table:table-row>
        <table:table-row table:style-name="ro2">
          <table:table-cell office:value-type="float" office:value="740" calcext:value-type="float">
            <text:p>740</text:p>
          </table:table-cell>
          <table:table-cell office:value-type="string" calcext:value-type="string">
            <text:p>Drop-Off Location</text:p>
            <text:p>Start: 06/06/2010</text:p>
          </table:table-cell>
          <table:table-cell table:formula="of:=FIND(&quot;Start&quot;; [.B631]; 1)-2" office:value-type="float" office:value="17" calcext:value-type="float">
            <text:p>17</text:p>
          </table:table-cell>
          <table:table-cell table:formula="of:=IFERROR(FIND(&quot;Note:&quot;;[.B631];1)-2 ;[.C631])" office:value-type="float" office:value="17" calcext:value-type="float">
            <text:p>17</text:p>
          </table:table-cell>
          <table:table-cell table:formula="of:=CONCATENATE([.$C$3]; [.A631]; [.$C$3]; &quot; =&gt; &quot;; [.$C$3]; LEFT([.B631];[.D631]); [.$C$3] ;&quot;,&quot;)" office:value-type="string" office:string-value="&quot;740&quot; =&gt; &quot;Drop-Off Location&quot;," calcext:value-type="string">
            <text:p>"740" =&gt; "Drop-Off Location",</text:p>
          </table:table-cell>
        </table:table-row>
        <table:table-row table:style-name="ro2">
          <table:table-cell office:value-type="float" office:value="741" calcext:value-type="float">
            <text:p>741</text:p>
          </table:table-cell>
          <table:table-cell office:value-type="string" calcext:value-type="string">
            <text:p>Entity must be a person. Note: This code requires use of an Entity Code.</text:p>
            <text:p>Start: 06/06/2010</text:p>
          </table:table-cell>
          <table:table-cell table:formula="of:=FIND(&quot;Start&quot;; [.B632]; 1)-2" office:value-type="float" office:value="72" calcext:value-type="float">
            <text:p>72</text:p>
          </table:table-cell>
          <table:table-cell table:formula="of:=IFERROR(FIND(&quot;Note:&quot;;[.B632];1)-2 ;[.C632])" office:value-type="float" office:value="24" calcext:value-type="float">
            <text:p>24</text:p>
          </table:table-cell>
          <table:table-cell table:formula="of:=CONCATENATE([.$C$3]; [.A632]; [.$C$3]; &quot; =&gt; &quot;; [.$C$3]; LEFT([.B632];[.D632]); [.$C$3] ;&quot;,&quot;)" office:value-type="string" office:string-value="&quot;741&quot; =&gt; &quot;Entity must be a person.&quot;," calcext:value-type="string">
            <text:p>"741" =&gt; "Entity must be a person.",</text:p>
          </table:table-cell>
        </table:table-row>
        <table:table-row table:style-name="ro2">
          <table:table-cell office:value-type="float" office:value="742" calcext:value-type="float">
            <text:p>742</text:p>
          </table:table-cell>
          <table:table-cell office:value-type="string" calcext:value-type="string">
            <text:p>Payer Responsibility Sequence Number Code</text:p>
            <text:p>Start: 06/06/2010</text:p>
          </table:table-cell>
          <table:table-cell table:formula="of:=FIND(&quot;Start&quot;; [.B633]; 1)-2" office:value-type="float" office:value="41" calcext:value-type="float">
            <text:p>41</text:p>
          </table:table-cell>
          <table:table-cell table:formula="of:=IFERROR(FIND(&quot;Note:&quot;;[.B633];1)-2 ;[.C633])" office:value-type="float" office:value="41" calcext:value-type="float">
            <text:p>41</text:p>
          </table:table-cell>
          <table:table-cell table:formula="of:=CONCATENATE([.$C$3]; [.A633]; [.$C$3]; &quot; =&gt; &quot;; [.$C$3]; LEFT([.B633];[.D633]); [.$C$3] ;&quot;,&quot;)" office:value-type="string" office:string-value="&quot;742&quot; =&gt; &quot;Payer Responsibility Sequence Number Code&quot;," calcext:value-type="string">
            <text:p>"742" =&gt; "Payer Responsibility Sequence Number Code",</text:p>
          </table:table-cell>
        </table:table-row>
        <table:table-row table:style-name="ro2">
          <table:table-cell office:value-type="float" office:value="743" calcext:value-type="float">
            <text:p>743</text:p>
          </table:table-cell>
          <table:table-cell office:value-type="string" calcext:value-type="string">
            <text:p>Entity’s credential/enrollment information. Note: This code requires use of an Entity Code.</text:p>
            <text:p>Start: 10/17/2010</text:p>
          </table:table-cell>
          <table:table-cell table:formula="of:=FIND(&quot;Start&quot;; [.B634]; 1)-2" office:value-type="float" office:value="91" calcext:value-type="float">
            <text:p>91</text:p>
          </table:table-cell>
          <table:table-cell table:formula="of:=IFERROR(FIND(&quot;Note:&quot;;[.B634];1)-2 ;[.C634])" office:value-type="float" office:value="43" calcext:value-type="float">
            <text:p>43</text:p>
          </table:table-cell>
          <table:table-cell table:formula="of:=CONCATENATE([.$C$3]; [.A634]; [.$C$3]; &quot; =&gt; &quot;; [.$C$3]; LEFT([.B634];[.D634]); [.$C$3] ;&quot;,&quot;)" office:value-type="string" office:string-value="&quot;743&quot; =&gt; &quot;Entity’s credential/enrollment information.&quot;," calcext:value-type="string">
            <text:p>"743" =&gt; "Entity’s credential/enrollment information.",</text:p>
          </table:table-cell>
        </table:table-row>
        <table:table-row table:style-name="ro2">
          <table:table-cell office:value-type="float" office:value="744" calcext:value-type="float">
            <text:p>744</text:p>
          </table:table-cell>
          <table:table-cell office:value-type="string" calcext:value-type="string">
            <text:p>Services/charges related to the treatment of a hospital-acquired condition or preventable medical error.</text:p>
            <text:p>Start: 10/17/2010</text:p>
          </table:table-cell>
          <table:table-cell table:formula="of:=FIND(&quot;Start&quot;; [.B635]; 1)-2" office:value-type="float" office:value="104" calcext:value-type="float">
            <text:p>104</text:p>
          </table:table-cell>
          <table:table-cell table:formula="of:=IFERROR(FIND(&quot;Note:&quot;;[.B635];1)-2 ;[.C635])" office:value-type="float" office:value="104" calcext:value-type="float">
            <text:p>104</text:p>
          </table:table-cell>
          <table:table-cell table:formula="of:=CONCATENATE([.$C$3]; [.A635]; [.$C$3]; &quot; =&gt; &quot;; [.$C$3]; LEFT([.B635];[.D635]); [.$C$3] ;&quot;,&quot;)" office:value-type="string" office:string-value="&quot;744&quot; =&gt; &quot;Services/charges related to the treatment of a hospital-acquired condition or preventable medical error.&quot;," calcext:value-type="string">
            <text:p>"744" =&gt; "Services/charges related to the treatment of a hospital-acquired condition or preventable medical error.",</text:p>
          </table:table-cell>
        </table:table-row>
        <table:table-row table:style-name="ro2">
          <table:table-cell office:value-type="float" office:value="745" calcext:value-type="float">
            <text:p>745</text:p>
          </table:table-cell>
          <table:table-cell office:value-type="string" calcext:value-type="string">
            <text:p>Identifier Qualifier Note: At least one other status code is required to identify the specific identifier qualifier in error.</text:p>
            <text:p>Start: 10/17/2010</text:p>
          </table:table-cell>
          <table:table-cell table:formula="of:=FIND(&quot;Start&quot;; [.B636]; 1)-2" office:value-type="float" office:value="125" calcext:value-type="float">
            <text:p>125</text:p>
          </table:table-cell>
          <table:table-cell table:formula="of:=IFERROR(FIND(&quot;Note:&quot;;[.B636];1)-2 ;[.C636])" office:value-type="float" office:value="20" calcext:value-type="float">
            <text:p>20</text:p>
          </table:table-cell>
          <table:table-cell table:formula="of:=CONCATENATE([.$C$3]; [.A636]; [.$C$3]; &quot; =&gt; &quot;; [.$C$3]; LEFT([.B636];[.D636]); [.$C$3] ;&quot;,&quot;)" office:value-type="string" office:string-value="&quot;745&quot; =&gt; &quot;Identifier Qualifier&quot;," calcext:value-type="string">
            <text:p>"745" =&gt; "Identifier Qualifier",</text:p>
          </table:table-cell>
        </table:table-row>
        <table:table-row table:style-name="ro2">
          <table:table-cell office:value-type="float" office:value="746" calcext:value-type="float">
            <text:p>746</text:p>
          </table:table-cell>
          <table:table-cell office:value-type="string" calcext:value-type="string">
            <text:p>Duplicate Submission Note: use only at the information receiver level in the Health Care Claim Acknowledgement transaction.</text:p>
            <text:p>Start: 10/17/2010</text:p>
          </table:table-cell>
          <table:table-cell table:formula="of:=FIND(&quot;Start&quot;; [.B637]; 1)-2" office:value-type="float" office:value="123" calcext:value-type="float">
            <text:p>123</text:p>
          </table:table-cell>
          <table:table-cell table:formula="of:=IFERROR(FIND(&quot;Note:&quot;;[.B637];1)-2 ;[.C637])" office:value-type="float" office:value="20" calcext:value-type="float">
            <text:p>20</text:p>
          </table:table-cell>
          <table:table-cell table:formula="of:=CONCATENATE([.$C$3]; [.A637]; [.$C$3]; &quot; =&gt; &quot;; [.$C$3]; LEFT([.B637];[.D637]); [.$C$3] ;&quot;,&quot;)" office:value-type="string" office:string-value="&quot;746&quot; =&gt; &quot;Duplicate Submission&quot;," calcext:value-type="string">
            <text:p>"746" =&gt; "Duplicate Submission",</text:p>
          </table:table-cell>
        </table:table-row>
        <table:table-row table:style-name="ro2">
          <table:table-cell office:value-type="float" office:value="747" calcext:value-type="float">
            <text:p>747</text:p>
          </table:table-cell>
          <table:table-cell office:value-type="string" calcext:value-type="string">
            <text:p>Hospice Employee Indicator</text:p>
            <text:p>Start: 10/17/2010</text:p>
          </table:table-cell>
          <table:table-cell table:formula="of:=FIND(&quot;Start&quot;; [.B638]; 1)-2" office:value-type="float" office:value="26" calcext:value-type="float">
            <text:p>26</text:p>
          </table:table-cell>
          <table:table-cell table:formula="of:=IFERROR(FIND(&quot;Note:&quot;;[.B638];1)-2 ;[.C638])" office:value-type="float" office:value="26" calcext:value-type="float">
            <text:p>26</text:p>
          </table:table-cell>
          <table:table-cell table:formula="of:=CONCATENATE([.$C$3]; [.A638]; [.$C$3]; &quot; =&gt; &quot;; [.$C$3]; LEFT([.B638];[.D638]); [.$C$3] ;&quot;,&quot;)" office:value-type="string" office:string-value="&quot;747&quot; =&gt; &quot;Hospice Employee Indicator&quot;," calcext:value-type="string">
            <text:p>"747" =&gt; "Hospice Employee Indicator",</text:p>
          </table:table-cell>
        </table:table-row>
        <table:table-row table:style-name="ro2">
          <table:table-cell office:value-type="float" office:value="748" calcext:value-type="float">
            <text:p>748</text:p>
          </table:table-cell>
          <table:table-cell office:value-type="string" calcext:value-type="string">
            <text:p>Corrected Data Note: Requires a second status code to identify the corrected data.</text:p>
            <text:p>Start: 10/17/2010</text:p>
          </table:table-cell>
          <table:table-cell table:formula="of:=FIND(&quot;Start&quot;; [.B639]; 1)-2" office:value-type="float" office:value="82" calcext:value-type="float">
            <text:p>82</text:p>
          </table:table-cell>
          <table:table-cell table:formula="of:=IFERROR(FIND(&quot;Note:&quot;;[.B639];1)-2 ;[.C639])" office:value-type="float" office:value="14" calcext:value-type="float">
            <text:p>14</text:p>
          </table:table-cell>
          <table:table-cell table:formula="of:=CONCATENATE([.$C$3]; [.A639]; [.$C$3]; &quot; =&gt; &quot;; [.$C$3]; LEFT([.B639];[.D639]); [.$C$3] ;&quot;,&quot;)" office:value-type="string" office:string-value="&quot;748&quot; =&gt; &quot;Corrected Data&quot;," calcext:value-type="string">
            <text:p>"748" =&gt; "Corrected Data",</text:p>
          </table:table-cell>
        </table:table-row>
        <table:table-row table:style-name="ro2">
          <table:table-cell office:value-type="float" office:value="749" calcext:value-type="float">
            <text:p>749</text:p>
          </table:table-cell>
          <table:table-cell office:value-type="string" calcext:value-type="string">
            <text:p>Date of Injury/Illness</text:p>
            <text:p>Start: 10/17/2010</text:p>
          </table:table-cell>
          <table:table-cell table:formula="of:=FIND(&quot;Start&quot;; [.B640]; 1)-2" office:value-type="float" office:value="22" calcext:value-type="float">
            <text:p>22</text:p>
          </table:table-cell>
          <table:table-cell table:formula="of:=IFERROR(FIND(&quot;Note:&quot;;[.B640];1)-2 ;[.C640])" office:value-type="float" office:value="22" calcext:value-type="float">
            <text:p>22</text:p>
          </table:table-cell>
          <table:table-cell table:formula="of:=CONCATENATE([.$C$3]; [.A640]; [.$C$3]; &quot; =&gt; &quot;; [.$C$3]; LEFT([.B640];[.D640]); [.$C$3] ;&quot;,&quot;)" office:value-type="string" office:string-value="&quot;749&quot; =&gt; &quot;Date of Injury/Illness&quot;," calcext:value-type="string">
            <text:p>"749" =&gt; "Date of Injury/Illness",</text:p>
          </table:table-cell>
        </table:table-row>
        <table:table-row table:style-name="ro2">
          <table:table-cell office:value-type="float" office:value="750" calcext:value-type="float">
            <text:p>750</text:p>
          </table:table-cell>
          <table:table-cell office:value-type="string" calcext:value-type="string">
            <text:p>Auto Accident State or Province Code</text:p>
            <text:p>Start: 10/17/2010 | Last Modified: 01/30/2011</text:p>
          </table:table-cell>
          <table:table-cell table:formula="of:=FIND(&quot;Start&quot;; [.B641]; 1)-2" office:value-type="float" office:value="36" calcext:value-type="float">
            <text:p>36</text:p>
          </table:table-cell>
          <table:table-cell table:formula="of:=IFERROR(FIND(&quot;Note:&quot;;[.B641];1)-2 ;[.C641])" office:value-type="float" office:value="36" calcext:value-type="float">
            <text:p>36</text:p>
          </table:table-cell>
          <table:table-cell table:formula="of:=CONCATENATE([.$C$3]; [.A641]; [.$C$3]; &quot; =&gt; &quot;; [.$C$3]; LEFT([.B641];[.D641]); [.$C$3] ;&quot;,&quot;)" office:value-type="string" office:string-value="&quot;750&quot; =&gt; &quot;Auto Accident State or Province Code&quot;," calcext:value-type="string">
            <text:p>"750" =&gt; "Auto Accident State or Province Code",</text:p>
          </table:table-cell>
        </table:table-row>
        <table:table-row table:style-name="ro2">
          <table:table-cell office:value-type="float" office:value="751" calcext:value-type="float">
            <text:p>751</text:p>
          </table:table-cell>
          <table:table-cell office:value-type="string" calcext:value-type="string">
            <text:p>Ambulance Pick-up State or Province Code</text:p>
            <text:p>Start: 10/17/2010 | Last Modified: 01/30/2011</text:p>
          </table:table-cell>
          <table:table-cell table:formula="of:=FIND(&quot;Start&quot;; [.B642]; 1)-2" office:value-type="float" office:value="40" calcext:value-type="float">
            <text:p>40</text:p>
          </table:table-cell>
          <table:table-cell table:formula="of:=IFERROR(FIND(&quot;Note:&quot;;[.B642];1)-2 ;[.C642])" office:value-type="float" office:value="40" calcext:value-type="float">
            <text:p>40</text:p>
          </table:table-cell>
          <table:table-cell table:formula="of:=CONCATENATE([.$C$3]; [.A642]; [.$C$3]; &quot; =&gt; &quot;; [.$C$3]; LEFT([.B642];[.D642]); [.$C$3] ;&quot;,&quot;)" office:value-type="string" office:string-value="&quot;751&quot; =&gt; &quot;Ambulance Pick-up State or Province Code&quot;," calcext:value-type="string">
            <text:p>"751" =&gt; "Ambulance Pick-up State or Province Code",</text:p>
          </table:table-cell>
        </table:table-row>
        <table:table-row table:style-name="ro2">
          <table:table-cell office:value-type="float" office:value="752" calcext:value-type="float">
            <text:p>752</text:p>
          </table:table-cell>
          <table:table-cell office:value-type="string" calcext:value-type="string">
            <text:p>Ambulance Drop-off State or Province Code</text:p>
            <text:p>Start: 10/17/2010 | Last Modified: 01/30/2011</text:p>
          </table:table-cell>
          <table:table-cell table:formula="of:=FIND(&quot;Start&quot;; [.B643]; 1)-2" office:value-type="float" office:value="41" calcext:value-type="float">
            <text:p>41</text:p>
          </table:table-cell>
          <table:table-cell table:formula="of:=IFERROR(FIND(&quot;Note:&quot;;[.B643];1)-2 ;[.C643])" office:value-type="float" office:value="41" calcext:value-type="float">
            <text:p>41</text:p>
          </table:table-cell>
          <table:table-cell table:formula="of:=CONCATENATE([.$C$3]; [.A643]; [.$C$3]; &quot; =&gt; &quot;; [.$C$3]; LEFT([.B643];[.D643]); [.$C$3] ;&quot;,&quot;)" office:value-type="string" office:string-value="&quot;752&quot; =&gt; &quot;Ambulance Drop-off State or Province Code&quot;," calcext:value-type="string">
            <text:p>"752" =&gt; "Ambulance Drop-off State or Province Code",</text:p>
          </table:table-cell>
        </table:table-row>
        <table:table-row table:style-name="ro2">
          <table:table-cell office:value-type="float" office:value="753" calcext:value-type="float">
            <text:p>753</text:p>
          </table:table-cell>
          <table:table-cell office:value-type="string" calcext:value-type="string">
            <text:p>Co-pay status code.</text:p>
            <text:p>Start: 01/30/2011</text:p>
          </table:table-cell>
          <table:table-cell table:formula="of:=FIND(&quot;Start&quot;; [.B644]; 1)-2" office:value-type="float" office:value="19" calcext:value-type="float">
            <text:p>19</text:p>
          </table:table-cell>
          <table:table-cell table:formula="of:=IFERROR(FIND(&quot;Note:&quot;;[.B644];1)-2 ;[.C644])" office:value-type="float" office:value="19" calcext:value-type="float">
            <text:p>19</text:p>
          </table:table-cell>
          <table:table-cell table:formula="of:=CONCATENATE([.$C$3]; [.A644]; [.$C$3]; &quot; =&gt; &quot;; [.$C$3]; LEFT([.B644];[.D644]); [.$C$3] ;&quot;,&quot;)" office:value-type="string" office:string-value="&quot;753&quot; =&gt; &quot;Co-pay status code.&quot;," calcext:value-type="string">
            <text:p>"753" =&gt; "Co-pay status code.",</text:p>
          </table:table-cell>
        </table:table-row>
        <table:table-row table:style-name="ro2">
          <table:table-cell office:value-type="float" office:value="754" calcext:value-type="float">
            <text:p>754</text:p>
          </table:table-cell>
          <table:table-cell office:value-type="string" calcext:value-type="string">
            <text:p>Entity Name Suffix. Note: This code requires the use of an Entity Code.</text:p>
            <text:p>Start: 01/30/2011</text:p>
          </table:table-cell>
          <table:table-cell table:formula="of:=FIND(&quot;Start&quot;; [.B645]; 1)-2" office:value-type="float" office:value="71" calcext:value-type="float">
            <text:p>71</text:p>
          </table:table-cell>
          <table:table-cell table:formula="of:=IFERROR(FIND(&quot;Note:&quot;;[.B645];1)-2 ;[.C645])" office:value-type="float" office:value="19" calcext:value-type="float">
            <text:p>19</text:p>
          </table:table-cell>
          <table:table-cell table:formula="of:=CONCATENATE([.$C$3]; [.A645]; [.$C$3]; &quot; =&gt; &quot;; [.$C$3]; LEFT([.B645];[.D645]); [.$C$3] ;&quot;,&quot;)" office:value-type="string" office:string-value="&quot;754&quot; =&gt; &quot;Entity Name Suffix.&quot;," calcext:value-type="string">
            <text:p>"754" =&gt; "Entity Name Suffix.",</text:p>
          </table:table-cell>
        </table:table-row>
        <table:table-row table:style-name="ro2">
          <table:table-cell office:value-type="float" office:value="755" calcext:value-type="float">
            <text:p>755</text:p>
          </table:table-cell>
          <table:table-cell office:value-type="string" calcext:value-type="string">
            <text:p>Entity's primary identifier. Note: This code requires the use of an Entity Code.</text:p>
            <text:p>Start: 01/30/2011</text:p>
          </table:table-cell>
          <table:table-cell table:formula="of:=FIND(&quot;Start&quot;; [.B646]; 1)-2" office:value-type="float" office:value="80" calcext:value-type="float">
            <text:p>80</text:p>
          </table:table-cell>
          <table:table-cell table:formula="of:=IFERROR(FIND(&quot;Note:&quot;;[.B646];1)-2 ;[.C646])" office:value-type="float" office:value="28" calcext:value-type="float">
            <text:p>28</text:p>
          </table:table-cell>
          <table:table-cell table:formula="of:=CONCATENATE([.$C$3]; [.A646]; [.$C$3]; &quot; =&gt; &quot;; [.$C$3]; LEFT([.B646];[.D646]); [.$C$3] ;&quot;,&quot;)" office:value-type="string" office:string-value="&quot;755&quot; =&gt; &quot;Entity's primary identifier.&quot;," calcext:value-type="string">
            <text:p>"755" =&gt; "Entity's primary identifier.",</text:p>
          </table:table-cell>
        </table:table-row>
        <table:table-row table:style-name="ro2">
          <table:table-cell office:value-type="float" office:value="756" calcext:value-type="float">
            <text:p>756</text:p>
          </table:table-cell>
          <table:table-cell office:value-type="string" calcext:value-type="string">
            <text:p>Entity's Received Date. Note: This code requires the use of an Entity Code.</text:p>
            <text:p>Start: 01/30/2011</text:p>
          </table:table-cell>
          <table:table-cell table:formula="of:=FIND(&quot;Start&quot;; [.B647]; 1)-2" office:value-type="float" office:value="75" calcext:value-type="float">
            <text:p>75</text:p>
          </table:table-cell>
          <table:table-cell table:formula="of:=IFERROR(FIND(&quot;Note:&quot;;[.B647];1)-2 ;[.C647])" office:value-type="float" office:value="23" calcext:value-type="float">
            <text:p>23</text:p>
          </table:table-cell>
          <table:table-cell table:formula="of:=CONCATENATE([.$C$3]; [.A647]; [.$C$3]; &quot; =&gt; &quot;; [.$C$3]; LEFT([.B647];[.D647]); [.$C$3] ;&quot;,&quot;)" office:value-type="string" office:string-value="&quot;756&quot; =&gt; &quot;Entity's Received Date.&quot;," calcext:value-type="string">
            <text:p>"756" =&gt; "Entity's Received Date.",</text:p>
          </table:table-cell>
        </table:table-row>
        <table:table-row table:style-name="ro2">
          <table:table-cell office:value-type="float" office:value="757" calcext:value-type="float">
            <text:p>757</text:p>
          </table:table-cell>
          <table:table-cell office:value-type="string" calcext:value-type="string">
            <text:p>Last seen date.</text:p>
            <text:p>Start: 01/30/2011</text:p>
          </table:table-cell>
          <table:table-cell table:formula="of:=FIND(&quot;Start&quot;; [.B648]; 1)-2" office:value-type="float" office:value="15" calcext:value-type="float">
            <text:p>15</text:p>
          </table:table-cell>
          <table:table-cell table:formula="of:=IFERROR(FIND(&quot;Note:&quot;;[.B648];1)-2 ;[.C648])" office:value-type="float" office:value="15" calcext:value-type="float">
            <text:p>15</text:p>
          </table:table-cell>
          <table:table-cell table:formula="of:=CONCATENATE([.$C$3]; [.A648]; [.$C$3]; &quot; =&gt; &quot;; [.$C$3]; LEFT([.B648];[.D648]); [.$C$3] ;&quot;,&quot;)" office:value-type="string" office:string-value="&quot;757&quot; =&gt; &quot;Last seen date.&quot;," calcext:value-type="string">
            <text:p>"757" =&gt; "Last seen date.",</text:p>
          </table:table-cell>
        </table:table-row>
        <table:table-row table:style-name="ro2">
          <table:table-cell office:value-type="float" office:value="758" calcext:value-type="float">
            <text:p>758</text:p>
          </table:table-cell>
          <table:table-cell office:value-type="string" calcext:value-type="string">
            <text:p>Repriced approved HCPCS code.</text:p>
            <text:p>Start: 01/30/2011</text:p>
          </table:table-cell>
          <table:table-cell table:formula="of:=FIND(&quot;Start&quot;; [.B649]; 1)-2" office:value-type="float" office:value="29" calcext:value-type="float">
            <text:p>29</text:p>
          </table:table-cell>
          <table:table-cell table:formula="of:=IFERROR(FIND(&quot;Note:&quot;;[.B649];1)-2 ;[.C649])" office:value-type="float" office:value="29" calcext:value-type="float">
            <text:p>29</text:p>
          </table:table-cell>
          <table:table-cell table:formula="of:=CONCATENATE([.$C$3]; [.A649]; [.$C$3]; &quot; =&gt; &quot;; [.$C$3]; LEFT([.B649];[.D649]); [.$C$3] ;&quot;,&quot;)" office:value-type="string" office:string-value="&quot;758&quot; =&gt; &quot;Repriced approved HCPCS code.&quot;," calcext:value-type="string">
            <text:p>"758" =&gt; "Repriced approved HCPCS code.",</text:p>
          </table:table-cell>
        </table:table-row>
        <table:table-row table:style-name="ro2">
          <table:table-cell office:value-type="float" office:value="759" calcext:value-type="float">
            <text:p>759</text:p>
          </table:table-cell>
          <table:table-cell office:value-type="string" calcext:value-type="string">
            <text:p>Round trip purpose description.</text:p>
            <text:p>Start: 01/30/2011</text:p>
          </table:table-cell>
          <table:table-cell table:formula="of:=FIND(&quot;Start&quot;; [.B650]; 1)-2" office:value-type="float" office:value="31" calcext:value-type="float">
            <text:p>31</text:p>
          </table:table-cell>
          <table:table-cell table:formula="of:=IFERROR(FIND(&quot;Note:&quot;;[.B650];1)-2 ;[.C650])" office:value-type="float" office:value="31" calcext:value-type="float">
            <text:p>31</text:p>
          </table:table-cell>
          <table:table-cell table:formula="of:=CONCATENATE([.$C$3]; [.A650]; [.$C$3]; &quot; =&gt; &quot;; [.$C$3]; LEFT([.B650];[.D650]); [.$C$3] ;&quot;,&quot;)" office:value-type="string" office:string-value="&quot;759&quot; =&gt; &quot;Round trip purpose description.&quot;," calcext:value-type="string">
            <text:p>"759" =&gt; "Round trip purpose description.",</text:p>
          </table:table-cell>
        </table:table-row>
        <table:table-row table:style-name="ro2">
          <table:table-cell office:value-type="float" office:value="760" calcext:value-type="float">
            <text:p>760</text:p>
          </table:table-cell>
          <table:table-cell office:value-type="string" calcext:value-type="string">
            <text:p>Tooth status code.</text:p>
            <text:p>Start: 01/30/2011</text:p>
          </table:table-cell>
          <table:table-cell table:formula="of:=FIND(&quot;Start&quot;; [.B651]; 1)-2" office:value-type="float" office:value="18" calcext:value-type="float">
            <text:p>18</text:p>
          </table:table-cell>
          <table:table-cell table:formula="of:=IFERROR(FIND(&quot;Note:&quot;;[.B651];1)-2 ;[.C651])" office:value-type="float" office:value="18" calcext:value-type="float">
            <text:p>18</text:p>
          </table:table-cell>
          <table:table-cell table:formula="of:=CONCATENATE([.$C$3]; [.A651]; [.$C$3]; &quot; =&gt; &quot;; [.$C$3]; LEFT([.B651];[.D651]); [.$C$3] ;&quot;,&quot;)" office:value-type="string" office:string-value="&quot;760&quot; =&gt; &quot;Tooth status code.&quot;," calcext:value-type="string">
            <text:p>"760" =&gt; "Tooth status code.",</text:p>
          </table:table-cell>
        </table:table-row>
        <table:table-row table:style-name="ro2">
          <table:table-cell office:value-type="float" office:value="761" calcext:value-type="float">
            <text:p>761</text:p>
          </table:table-cell>
          <table:table-cell office:value-type="string" calcext:value-type="string">
            <text:p>Entity's referral number. Note: This code requires the use of an Entity Code.</text:p>
            <text:p>Start: 01/30/2011</text:p>
          </table:table-cell>
          <table:table-cell table:formula="of:=FIND(&quot;Start&quot;; [.B652]; 1)-2" office:value-type="float" office:value="77" calcext:value-type="float">
            <text:p>77</text:p>
          </table:table-cell>
          <table:table-cell table:formula="of:=IFERROR(FIND(&quot;Note:&quot;;[.B652];1)-2 ;[.C652])" office:value-type="float" office:value="25" calcext:value-type="float">
            <text:p>25</text:p>
          </table:table-cell>
          <table:table-cell table:formula="of:=CONCATENATE([.$C$3]; [.A652]; [.$C$3]; &quot; =&gt; &quot;; [.$C$3]; LEFT([.B652];[.D652]); [.$C$3] ;&quot;,&quot;)" office:value-type="string" office:string-value="&quot;761&quot; =&gt; &quot;Entity's referral number.&quot;," calcext:value-type="string">
            <text:p>"761" =&gt; "Entity's referral number.",</text:p>
          </table:table-cell>
        </table:table-row>
        <table:table-row table:style-name="ro2">
          <table:table-cell office:value-type="float" office:value="762" calcext:value-type="float">
            <text:p>762</text:p>
          </table:table-cell>
          <table:table-cell office:value-type="string" calcext:value-type="string">
            <text:p>Locum Tenens Provider Identifier. Code must be used with Entity Code 82 - Rendering Provider</text:p>
            <text:p>Start: 01/20/2013</text:p>
          </table:table-cell>
          <table:table-cell table:formula="of:=FIND(&quot;Start&quot;; [.B653]; 1)-2" office:value-type="float" office:value="92" calcext:value-type="float">
            <text:p>92</text:p>
          </table:table-cell>
          <table:table-cell table:formula="of:=IFERROR(FIND(&quot;Note:&quot;;[.B653];1)-2 ;[.C653])" office:value-type="float" office:value="92" calcext:value-type="float">
            <text:p>92</text:p>
          </table:table-cell>
          <table:table-cell table:formula="of:=CONCATENATE([.$C$3]; [.A653]; [.$C$3]; &quot; =&gt; &quot;; [.$C$3]; LEFT([.B653];[.D653]); [.$C$3] ;&quot;,&quot;)" office:value-type="string" office:string-value="&quot;762&quot; =&gt; &quot;Locum Tenens Provider Identifier. Code must be used with Entity Code 82 - Rendering Provider&quot;," calcext:value-type="string">
            <text:p>"762" =&gt; "Locum Tenens Provider Identifier. Code must be used with Entity Code 82 - Rendering Provider",</text:p>
          </table:table-cell>
        </table:table-row>
        <table:table-row table:style-name="ro2">
          <table:table-cell office:value-type="float" office:value="763" calcext:value-type="float">
            <text:p>763</text:p>
          </table:table-cell>
          <table:table-cell office:value-type="string" calcext:value-type="string">
            <text:p>Ambulance Pickup ZipCode</text:p>
            <text:p>Start: 01/20/2013</text:p>
          </table:table-cell>
          <table:table-cell table:formula="of:=FIND(&quot;Start&quot;; [.B654]; 1)-2" office:value-type="float" office:value="24" calcext:value-type="float">
            <text:p>24</text:p>
          </table:table-cell>
          <table:table-cell table:formula="of:=IFERROR(FIND(&quot;Note:&quot;;[.B654];1)-2 ;[.C654])" office:value-type="float" office:value="24" calcext:value-type="float">
            <text:p>24</text:p>
          </table:table-cell>
          <table:table-cell table:formula="of:=CONCATENATE([.$C$3]; [.A654]; [.$C$3]; &quot; =&gt; &quot;; [.$C$3]; LEFT([.B654];[.D654]); [.$C$3] ;&quot;,&quot;)" office:value-type="string" office:string-value="&quot;763&quot; =&gt; &quot;Ambulance Pickup ZipCode&quot;," calcext:value-type="string">
            <text:p>"763" =&gt; "Ambulance Pickup ZipCode",</text:p>
          </table:table-cell>
        </table:table-row>
        <table:table-row table:style-name="ro2">
          <table:table-cell office:value-type="float" office:value="764" calcext:value-type="float">
            <text:p>764</text:p>
          </table:table-cell>
          <table:table-cell office:value-type="string" calcext:value-type="string">
            <text:p>Professional charges are non covered.</text:p>
            <text:p>Start: 06/02/2013</text:p>
          </table:table-cell>
          <table:table-cell table:formula="of:=FIND(&quot;Start&quot;; [.B655]; 1)-2" office:value-type="float" office:value="37" calcext:value-type="float">
            <text:p>37</text:p>
          </table:table-cell>
          <table:table-cell table:formula="of:=IFERROR(FIND(&quot;Note:&quot;;[.B655];1)-2 ;[.C655])" office:value-type="float" office:value="37" calcext:value-type="float">
            <text:p>37</text:p>
          </table:table-cell>
          <table:table-cell table:formula="of:=CONCATENATE([.$C$3]; [.A655]; [.$C$3]; &quot; =&gt; &quot;; [.$C$3]; LEFT([.B655];[.D655]); [.$C$3] ;&quot;,&quot;)" office:value-type="string" office:string-value="&quot;764&quot; =&gt; &quot;Professional charges are non covered.&quot;," calcext:value-type="string">
            <text:p>"764" =&gt; "Professional charges are non covered.",</text:p>
          </table:table-cell>
        </table:table-row>
        <table:table-row table:style-name="ro2">
          <table:table-cell office:value-type="float" office:value="765" calcext:value-type="float">
            <text:p>765</text:p>
          </table:table-cell>
          <table:table-cell office:value-type="string" calcext:value-type="string">
            <text:p>Institutional charges are non covered.</text:p>
            <text:p>Start: 06/02/2013</text:p>
          </table:table-cell>
          <table:table-cell table:formula="of:=FIND(&quot;Start&quot;; [.B656]; 1)-2" office:value-type="float" office:value="38" calcext:value-type="float">
            <text:p>38</text:p>
          </table:table-cell>
          <table:table-cell table:formula="of:=IFERROR(FIND(&quot;Note:&quot;;[.B656];1)-2 ;[.C656])" office:value-type="float" office:value="38" calcext:value-type="float">
            <text:p>38</text:p>
          </table:table-cell>
          <table:table-cell table:formula="of:=CONCATENATE([.$C$3]; [.A656]; [.$C$3]; &quot; =&gt; &quot;; [.$C$3]; LEFT([.B656];[.D656]); [.$C$3] ;&quot;,&quot;)" office:value-type="string" office:string-value="&quot;765&quot; =&gt; &quot;Institutional charges are non covered.&quot;," calcext:value-type="string">
            <text:p>"765" =&gt; "Institutional charges are non covered.",</text:p>
          </table:table-cell>
        </table:table-row>
        <table:table-row table:style-name="ro2">
          <table:table-cell office:value-type="float" office:value="766" calcext:value-type="float">
            <text:p>766</text:p>
          </table:table-cell>
          <table:table-cell office:value-type="string" calcext:value-type="string">
            <text:p>Services were performed during a Health Insurance Exchange (HIX) premium payment grace period.</text:p>
            <text:p>Start: 11/01/2013</text:p>
          </table:table-cell>
          <table:table-cell table:formula="of:=FIND(&quot;Start&quot;; [.B657]; 1)-2" office:value-type="float" office:value="94" calcext:value-type="float">
            <text:p>94</text:p>
          </table:table-cell>
          <table:table-cell table:formula="of:=IFERROR(FIND(&quot;Note:&quot;;[.B657];1)-2 ;[.C657])" office:value-type="float" office:value="94" calcext:value-type="float">
            <text:p>94</text:p>
          </table:table-cell>
          <table:table-cell table:formula="of:=CONCATENATE([.$C$3]; [.A657]; [.$C$3]; &quot; =&gt; &quot;; [.$C$3]; LEFT([.B657];[.D657]); [.$C$3] ;&quot;,&quot;)" office:value-type="string" office:string-value="&quot;766&quot; =&gt; &quot;Services were performed during a Health Insurance Exchange (HIX) premium payment grace period.&quot;," calcext:value-type="string">
            <text:p>"766" =&gt; "Services were performed during a Health Insurance Exchange (HIX) premium payment grace period.",</text:p>
          </table:table-cell>
        </table:table-row>
        <table:table-row table:style-name="ro2">
          <table:table-cell office:value-type="float" office:value="767" calcext:value-type="float">
            <text:p>767</text:p>
          </table:table-cell>
          <table:table-cell office:value-type="string" calcext:value-type="string">
            <text:p>Qualifications for emergent/urgent care</text:p>
            <text:p>Start: 01/26/2014</text:p>
          </table:table-cell>
          <table:table-cell table:formula="of:=FIND(&quot;Start&quot;; [.B658]; 1)-2" office:value-type="float" office:value="39" calcext:value-type="float">
            <text:p>39</text:p>
          </table:table-cell>
          <table:table-cell table:formula="of:=IFERROR(FIND(&quot;Note:&quot;;[.B658];1)-2 ;[.C658])" office:value-type="float" office:value="39" calcext:value-type="float">
            <text:p>39</text:p>
          </table:table-cell>
          <table:table-cell table:formula="of:=CONCATENATE([.$C$3]; [.A658]; [.$C$3]; &quot; =&gt; &quot;; [.$C$3]; LEFT([.B658];[.D658]); [.$C$3] ;&quot;,&quot;)" office:value-type="string" office:string-value="&quot;767&quot; =&gt; &quot;Qualifications for emergent/urgent care&quot;," calcext:value-type="string">
            <text:p>"767" =&gt; "Qualifications for emergent/urgent care",</text:p>
          </table:table-cell>
        </table:table-row>
        <table:table-row table:style-name="ro2">
          <table:table-cell office:value-type="float" office:value="768" calcext:value-type="float">
            <text:p>768</text:p>
          </table:table-cell>
          <table:table-cell office:value-type="string" calcext:value-type="string">
            <text:p>Service date outside the accidental injury coverage period.</text:p>
            <text:p>Start: 01/26/2014</text:p>
          </table:table-cell>
          <table:table-cell table:formula="of:=FIND(&quot;Start&quot;; [.B659]; 1)-2" office:value-type="float" office:value="59" calcext:value-type="float">
            <text:p>59</text:p>
          </table:table-cell>
          <table:table-cell table:formula="of:=IFERROR(FIND(&quot;Note:&quot;;[.B659];1)-2 ;[.C659])" office:value-type="float" office:value="59" calcext:value-type="float">
            <text:p>59</text:p>
          </table:table-cell>
          <table:table-cell table:formula="of:=CONCATENATE([.$C$3]; [.A659]; [.$C$3]; &quot; =&gt; &quot;; [.$C$3]; LEFT([.B659];[.D659]); [.$C$3] ;&quot;,&quot;)" office:value-type="string" office:string-value="&quot;768&quot; =&gt; &quot;Service date outside the accidental injury coverage period.&quot;," calcext:value-type="string">
            <text:p>"768" =&gt; "Service date outside the accidental injury coverage period.",</text:p>
          </table:table-cell>
        </table:table-row>
        <table:table-row table:style-name="ro2">
          <table:table-cell office:value-type="float" office:value="769" calcext:value-type="float">
            <text:p>769</text:p>
          </table:table-cell>
          <table:table-cell office:value-type="string" calcext:value-type="string">
            <text:p>DME Repair or Maintenance</text:p>
            <text:p>Start: 06/01/2014</text:p>
          </table:table-cell>
          <table:table-cell table:formula="of:=FIND(&quot;Start&quot;; [.B660]; 1)-2" office:value-type="float" office:value="25" calcext:value-type="float">
            <text:p>25</text:p>
          </table:table-cell>
          <table:table-cell table:formula="of:=IFERROR(FIND(&quot;Note:&quot;;[.B660];1)-2 ;[.C660])" office:value-type="float" office:value="25" calcext:value-type="float">
            <text:p>25</text:p>
          </table:table-cell>
          <table:table-cell table:formula="of:=CONCATENATE([.$C$3]; [.A660]; [.$C$3]; &quot; =&gt; &quot;; [.$C$3]; LEFT([.B660];[.D660]); [.$C$3] ;&quot;,&quot;)" office:value-type="string" office:string-value="&quot;769&quot; =&gt; &quot;DME Repair or Maintenance&quot;," calcext:value-type="string">
            <text:p>"769" =&gt; "DME Repair or Maintenance",</text:p>
          </table:table-cell>
        </table:table-row>
        <table:table-row table:style-name="ro2">
          <table:table-cell office:value-type="float" office:value="770" calcext:value-type="float">
            <text:p>770</text:p>
          </table:table-cell>
          <table:table-cell office:value-type="string" calcext:value-type="string">
            <text:p>Duplicate of a claim processed or in process as a crossover/coordination of benefits claim.</text:p>
            <text:p>Start: 09/28/2014</text:p>
          </table:table-cell>
          <table:table-cell table:formula="of:=FIND(&quot;Start&quot;; [.B661]; 1)-2" office:value-type="float" office:value="91" calcext:value-type="float">
            <text:p>91</text:p>
          </table:table-cell>
          <table:table-cell table:formula="of:=IFERROR(FIND(&quot;Note:&quot;;[.B661];1)-2 ;[.C661])" office:value-type="float" office:value="91" calcext:value-type="float">
            <text:p>91</text:p>
          </table:table-cell>
          <table:table-cell table:formula="of:=CONCATENATE([.$C$3]; [.A661]; [.$C$3]; &quot; =&gt; &quot;; [.$C$3]; LEFT([.B661];[.D661]); [.$C$3] ;&quot;,&quot;)" office:value-type="string" office:string-value="&quot;770&quot; =&gt; &quot;Duplicate of a claim processed or in process as a crossover/coordination of benefits claim.&quot;," calcext:value-type="string">
            <text:p>"770" =&gt; "Duplicate of a claim processed or in process as a crossover/coordination of benefits claim.",</text:p>
          </table:table-cell>
        </table:table-row>
        <table:table-row table:style-name="ro2">
          <table:table-cell office:value-type="float" office:value="771" calcext:value-type="float">
            <text:p>771</text:p>
          </table:table-cell>
          <table:table-cell office:value-type="string" calcext:value-type="string">
            <text:p>Claim submitted prematurely. Please resubmit after crossover/payer to payer COB allotted waiting period.</text:p>
            <text:p>Start: 09/28/2014</text:p>
          </table:table-cell>
          <table:table-cell table:formula="of:=FIND(&quot;Start&quot;; [.B662]; 1)-2" office:value-type="float" office:value="104" calcext:value-type="float">
            <text:p>104</text:p>
          </table:table-cell>
          <table:table-cell table:formula="of:=IFERROR(FIND(&quot;Note:&quot;;[.B662];1)-2 ;[.C662])" office:value-type="float" office:value="104" calcext:value-type="float">
            <text:p>104</text:p>
          </table:table-cell>
          <table:table-cell table:formula="of:=CONCATENATE([.$C$3]; [.A662]; [.$C$3]; &quot; =&gt; &quot;; [.$C$3]; LEFT([.B662];[.D662]); [.$C$3] ;&quot;,&quot;)" office:value-type="string" office:string-value="&quot;771&quot; =&gt; &quot;Claim submitted prematurely. Please resubmit after crossover/payer to payer COB allotted waiting period.&quot;," calcext:value-type="string">
            <text:p>"771" =&gt; "Claim submitted prematurely. Please resubmit after crossover/payer to payer COB allotted waiting period.",</text:p>
          </table:table-cell>
        </table:table-row>
        <table:table-row table:style-name="ro2">
          <table:table-cell office:value-type="float" office:value="772" calcext:value-type="float">
            <text:p>772</text:p>
          </table:table-cell>
          <table:table-cell office:value-type="string" calcext:value-type="string">
            <text:p>The greatest level of diagnosis code specificity is required.</text:p>
            <text:p>Start: 03/01/2016</text:p>
          </table:table-cell>
          <table:table-cell table:formula="of:=FIND(&quot;Start&quot;; [.B663]; 1)-2" office:value-type="float" office:value="61" calcext:value-type="float">
            <text:p>61</text:p>
          </table:table-cell>
          <table:table-cell table:formula="of:=IFERROR(FIND(&quot;Note:&quot;;[.B663];1)-2 ;[.C663])" office:value-type="float" office:value="61" calcext:value-type="float">
            <text:p>61</text:p>
          </table:table-cell>
          <table:table-cell table:formula="of:=CONCATENATE([.$C$3]; [.A663]; [.$C$3]; &quot; =&gt; &quot;; [.$C$3]; LEFT([.B663];[.D663]); [.$C$3] ;&quot;,&quot;)" office:value-type="string" office:string-value="&quot;772&quot; =&gt; &quot;The greatest level of diagnosis code specificity is required.&quot;," calcext:value-type="string">
            <text:p>"772" =&gt; "The greatest level of diagnosis code specificity is required.",</text:p>
          </table:table-cell>
        </table:table-row>
        <table:table-row table:style-name="ro2" table:number-rows-repeated="2">
          <table:table-cell table:style-name="Default" table:number-columns-repeated="2"/>
          <table:table-cell/>
          <table:table-cell table:style-name="Default"/>
          <table:table-cell/>
        </table:table-row>
        <table:table-row table:style-name="ro2">
          <table:table-cell table:style-name="Default" table:number-columns-repeated="2"/>
          <table:table-cell/>
          <table:table-cell table:style-name="Default"/>
          <table:table-cell/>
        </table:table-row>
      </table:table>
      <table:table table:name="Service_Type_Codes" table:style-name="ta1">
        <table:table-column table:style-name="co1" table:default-cell-style-name="ce1"/>
        <table:table-column table:style-name="co6" table:default-cell-style-name="ce1"/>
        <table:table-column table:style-name="co1" table:number-columns-repeated="3" table:default-cell-style-name="Default"/>
        <table:table-row table:style-name="ro4">
          <table:table-cell table:style-name="Default"/>
          <table:table-cell table:style-name="ce2" office:value-type="string" calcext:value-type="string">
            <text:p>Health Care Services Type Codes • ASC X12 External Code Source 958 <text:s text:c="2"/>LAST UPDATED 3/1/2016</text:p>
          </table:table-cell>
          <table:table-cell table:number-columns-repeated="3"/>
        </table:table-row>
        <table:table-row table:style-name="ro3">
          <table:table-cell table:style-name="Default" table:number-columns-repeated="2"/>
          <table:table-cell table:number-columns-repeated="3"/>
        </table:table-row>
        <table:table-row table:style-name="ro3">
          <table:table-cell table:style-name="Default"/>
          <table:table-cell table:style-name="ce3" office:value-type="string" calcext:value-type="string">
            <text:p>Quote character 34</text:p>
          </table:table-cell>
          <table:table-cell table:style-name="ce4" table:formula="of:=CHAR(34)" office:value-type="string" office:string-value="&quot;" calcext:value-type="string">
            <text:p>"</text:p>
          </table:table-cell>
          <table:table-cell/>
          <table:table-cell office:value-type="string" calcext:value-type="string">
            <text:p>CHAR(34)</text:p>
          </table:table-cell>
        </table:table-row>
        <table:table-row table:style-name="ro3">
          <table:table-cell table:style-name="Default"/>
          <table:table-cell table:style-name="ce3" office:value-type="string" calcext:value-type="string">
            <text:p>Format formula is</text:p>
          </table:table-cell>
          <table:table-cell table:style-name="ce4"/>
          <table:table-cell/>
          <table:table-cell office:value-type="string" calcext:value-type="string">
            <text:p>CONCATENATE($C$3, A8, $C$3, " =&gt; ", $C$3, LEFT(B8,C8), $C$3 ,",")</text:p>
          </table:table-cell>
        </table:table-row>
        <table:table-row table:style-name="ro3">
          <table:table-cell table:style-name="Default"/>
          <table:table-cell table:style-name="ce3" office:value-type="string" calcext:value-type="string">
            <text:p>Position of code text is</text:p>
          </table:table-cell>
          <table:table-cell table:style-name="ce4"/>
          <table:table-cell/>
          <table:table-cell office:value-type="string" calcext:value-type="string">
            <text:p>FIND("Start", B7, 1)-2</text:p>
          </table:table-cell>
        </table:table-row>
        <table:table-row table:style-name="ro3" table:number-rows-repeated="2">
          <table:table-cell table:style-name="Default" table:number-columns-repeated="2"/>
          <table:table-cell table:number-columns-repeated="3"/>
        </table:table-row>
        <table:table-row table:style-name="ro5">
          <table:table-cell office:value-type="float" office:value="1" calcext:value-type="float">
            <text:p>1</text:p>
          </table:table-cell>
          <table:table-cell office:value-type="string" calcext:value-type="string">
            <text:p>Medical Care</text:p>
            <text:p>Start: 09/20/2009</text:p>
          </table:table-cell>
          <table:table-cell table:formula="of:=FIND(&quot;Start&quot;; [.B8]; 1)-2" office:value-type="float" office:value="12" calcext:value-type="float">
            <text:p>12</text:p>
          </table:table-cell>
          <table:table-cell/>
          <table:table-cell table:formula="of:=CONCATENATE([.$C$3]; [.A8]; [.$C$3]; &quot; =&gt; &quot;; [.$C$3]; LEFT([.B8];[.C8]); [.$C$3] ;&quot;,&quot;)" office:value-type="string" office:string-value="&quot;1&quot; =&gt; &quot;Medical Care&quot;," calcext:value-type="string">
            <text:p>"1" =&gt; "Medical Care",</text:p>
          </table:table-cell>
        </table:table-row>
        <table:table-row table:style-name="ro5">
          <table:table-cell office:value-type="float" office:value="2" calcext:value-type="float">
            <text:p>2</text:p>
          </table:table-cell>
          <table:table-cell office:value-type="string" calcext:value-type="string">
            <text:p>Surgical</text:p>
            <text:p>Start: 09/20/2009</text:p>
          </table:table-cell>
          <table:table-cell table:formula="of:=FIND(&quot;Start&quot;; [.B9]; 1)-2" office:value-type="float" office:value="8" calcext:value-type="float">
            <text:p>8</text:p>
          </table:table-cell>
          <table:table-cell/>
          <table:table-cell table:formula="of:=CONCATENATE([.$C$3]; [.A9]; [.$C$3]; &quot; =&gt; &quot;; [.$C$3]; LEFT([.B9];[.C9]); [.$C$3] ;&quot;,&quot;)" office:value-type="string" office:string-value="&quot;2&quot; =&gt; &quot;Surgical&quot;," calcext:value-type="string">
            <text:p>"2" =&gt; "Surgical",</text:p>
          </table:table-cell>
        </table:table-row>
        <table:table-row table:style-name="ro5">
          <table:table-cell office:value-type="float" office:value="3" calcext:value-type="float">
            <text:p>3</text:p>
          </table:table-cell>
          <table:table-cell office:value-type="string" calcext:value-type="string">
            <text:p>Consultation</text:p>
            <text:p>Start: 09/20/2009</text:p>
          </table:table-cell>
          <table:table-cell table:formula="of:=FIND(&quot;Start&quot;; [.B10]; 1)-2" office:value-type="float" office:value="12" calcext:value-type="float">
            <text:p>12</text:p>
          </table:table-cell>
          <table:table-cell/>
          <table:table-cell table:formula="of:=CONCATENATE([.$C$3]; [.A10]; [.$C$3]; &quot; =&gt; &quot;; [.$C$3]; LEFT([.B10];[.C10]); [.$C$3] ;&quot;,&quot;)" office:value-type="string" office:string-value="&quot;3&quot; =&gt; &quot;Consultation&quot;," calcext:value-type="string">
            <text:p>"3" =&gt; "Consultation",</text:p>
          </table:table-cell>
        </table:table-row>
        <table:table-row table:style-name="ro5">
          <table:table-cell office:value-type="float" office:value="4" calcext:value-type="float">
            <text:p>4</text:p>
          </table:table-cell>
          <table:table-cell office:value-type="string" calcext:value-type="string">
            <text:p>Diagnostic X-Ray</text:p>
            <text:p>Start: 09/20/2009</text:p>
          </table:table-cell>
          <table:table-cell table:formula="of:=FIND(&quot;Start&quot;; [.B11]; 1)-2" office:value-type="float" office:value="16" calcext:value-type="float">
            <text:p>16</text:p>
          </table:table-cell>
          <table:table-cell/>
          <table:table-cell table:formula="of:=CONCATENATE([.$C$3]; [.A11]; [.$C$3]; &quot; =&gt; &quot;; [.$C$3]; LEFT([.B11];[.C11]); [.$C$3] ;&quot;,&quot;)" office:value-type="string" office:string-value="&quot;4&quot; =&gt; &quot;Diagnostic X-Ray&quot;," calcext:value-type="string">
            <text:p>"4" =&gt; "Diagnostic X-Ray",</text:p>
          </table:table-cell>
        </table:table-row>
        <table:table-row table:style-name="ro5">
          <table:table-cell office:value-type="float" office:value="5" calcext:value-type="float">
            <text:p>5</text:p>
          </table:table-cell>
          <table:table-cell office:value-type="string" calcext:value-type="string">
            <text:p>Diagnostic Lab</text:p>
            <text:p>Start: 09/20/2009</text:p>
          </table:table-cell>
          <table:table-cell table:formula="of:=FIND(&quot;Start&quot;; [.B12]; 1)-2" office:value-type="float" office:value="14" calcext:value-type="float">
            <text:p>14</text:p>
          </table:table-cell>
          <table:table-cell/>
          <table:table-cell table:formula="of:=CONCATENATE([.$C$3]; [.A12]; [.$C$3]; &quot; =&gt; &quot;; [.$C$3]; LEFT([.B12];[.C12]); [.$C$3] ;&quot;,&quot;)" office:value-type="string" office:string-value="&quot;5&quot; =&gt; &quot;Diagnostic Lab&quot;," calcext:value-type="string">
            <text:p>"5" =&gt; "Diagnostic Lab",</text:p>
          </table:table-cell>
        </table:table-row>
        <table:table-row table:style-name="ro5">
          <table:table-cell office:value-type="float" office:value="6" calcext:value-type="float">
            <text:p>6</text:p>
          </table:table-cell>
          <table:table-cell office:value-type="string" calcext:value-type="string">
            <text:p>Radiation Therapy</text:p>
            <text:p>Start: 09/20/2009</text:p>
          </table:table-cell>
          <table:table-cell table:formula="of:=FIND(&quot;Start&quot;; [.B13]; 1)-2" office:value-type="float" office:value="17" calcext:value-type="float">
            <text:p>17</text:p>
          </table:table-cell>
          <table:table-cell/>
          <table:table-cell table:formula="of:=CONCATENATE([.$C$3]; [.A13]; [.$C$3]; &quot; =&gt; &quot;; [.$C$3]; LEFT([.B13];[.C13]); [.$C$3] ;&quot;,&quot;)" office:value-type="string" office:string-value="&quot;6&quot; =&gt; &quot;Radiation Therapy&quot;," calcext:value-type="string">
            <text:p>"6" =&gt; "Radiation Therapy",</text:p>
          </table:table-cell>
        </table:table-row>
        <table:table-row table:style-name="ro5">
          <table:table-cell office:value-type="float" office:value="7" calcext:value-type="float">
            <text:p>7</text:p>
          </table:table-cell>
          <table:table-cell office:value-type="string" calcext:value-type="string">
            <text:p>Anesthesia</text:p>
            <text:p>Start: 09/20/2009</text:p>
          </table:table-cell>
          <table:table-cell table:formula="of:=FIND(&quot;Start&quot;; [.B14]; 1)-2" office:value-type="float" office:value="10" calcext:value-type="float">
            <text:p>10</text:p>
          </table:table-cell>
          <table:table-cell/>
          <table:table-cell table:formula="of:=CONCATENATE([.$C$3]; [.A14]; [.$C$3]; &quot; =&gt; &quot;; [.$C$3]; LEFT([.B14];[.C14]); [.$C$3] ;&quot;,&quot;)" office:value-type="string" office:string-value="&quot;7&quot; =&gt; &quot;Anesthesia&quot;," calcext:value-type="string">
            <text:p>"7" =&gt; "Anesthesia",</text:p>
          </table:table-cell>
        </table:table-row>
        <table:table-row table:style-name="ro5">
          <table:table-cell office:value-type="float" office:value="8" calcext:value-type="float">
            <text:p>8</text:p>
          </table:table-cell>
          <table:table-cell office:value-type="string" calcext:value-type="string">
            <text:p>Surgical Assistance</text:p>
            <text:p>Start: 09/20/2009</text:p>
          </table:table-cell>
          <table:table-cell table:formula="of:=FIND(&quot;Start&quot;; [.B15]; 1)-2" office:value-type="float" office:value="19" calcext:value-type="float">
            <text:p>19</text:p>
          </table:table-cell>
          <table:table-cell/>
          <table:table-cell table:formula="of:=CONCATENATE([.$C$3]; [.A15]; [.$C$3]; &quot; =&gt; &quot;; [.$C$3]; LEFT([.B15];[.C15]); [.$C$3] ;&quot;,&quot;)" office:value-type="string" office:string-value="&quot;8&quot; =&gt; &quot;Surgical Assistance&quot;," calcext:value-type="string">
            <text:p>"8" =&gt; "Surgical Assistance",</text:p>
          </table:table-cell>
        </table:table-row>
        <table:table-row table:style-name="ro5">
          <table:table-cell office:value-type="float" office:value="10" calcext:value-type="float">
            <text:p>10</text:p>
          </table:table-cell>
          <table:table-cell office:value-type="string" calcext:value-type="string">
            <text:p>Blood</text:p>
            <text:p>Start: 09/20/2009</text:p>
          </table:table-cell>
          <table:table-cell table:formula="of:=FIND(&quot;Start&quot;; [.B16]; 1)-2" office:value-type="float" office:value="5" calcext:value-type="float">
            <text:p>5</text:p>
          </table:table-cell>
          <table:table-cell/>
          <table:table-cell table:formula="of:=CONCATENATE([.$C$3]; [.A16]; [.$C$3]; &quot; =&gt; &quot;; [.$C$3]; LEFT([.B16];[.C16]); [.$C$3] ;&quot;,&quot;)" office:value-type="string" office:string-value="&quot;10&quot; =&gt; &quot;Blood&quot;," calcext:value-type="string">
            <text:p>"10" =&gt; "Blood",</text:p>
          </table:table-cell>
        </table:table-row>
        <table:table-row table:style-name="ro5">
          <table:table-cell office:value-type="float" office:value="11" calcext:value-type="float">
            <text:p>11</text:p>
          </table:table-cell>
          <table:table-cell office:value-type="string" calcext:value-type="string">
            <text:p>Durable Medical Equipment Used</text:p>
            <text:p>Start: 09/20/2009</text:p>
          </table:table-cell>
          <table:table-cell table:formula="of:=FIND(&quot;Start&quot;; [.B17]; 1)-2" office:value-type="float" office:value="30" calcext:value-type="float">
            <text:p>30</text:p>
          </table:table-cell>
          <table:table-cell/>
          <table:table-cell table:formula="of:=CONCATENATE([.$C$3]; [.A17]; [.$C$3]; &quot; =&gt; &quot;; [.$C$3]; LEFT([.B17];[.C17]); [.$C$3] ;&quot;,&quot;)" office:value-type="string" office:string-value="&quot;11&quot; =&gt; &quot;Durable Medical Equipment Used&quot;," calcext:value-type="string">
            <text:p>"11" =&gt; "Durable Medical Equipment Used",</text:p>
          </table:table-cell>
        </table:table-row>
        <table:table-row table:style-name="ro5">
          <table:table-cell office:value-type="float" office:value="12" calcext:value-type="float">
            <text:p>12</text:p>
          </table:table-cell>
          <table:table-cell office:value-type="string" calcext:value-type="string">
            <text:p>Durable Medical Equipment Purchased</text:p>
            <text:p>Start: 09/20/2009</text:p>
          </table:table-cell>
          <table:table-cell table:formula="of:=FIND(&quot;Start&quot;; [.B18]; 1)-2" office:value-type="float" office:value="35" calcext:value-type="float">
            <text:p>35</text:p>
          </table:table-cell>
          <table:table-cell/>
          <table:table-cell table:formula="of:=CONCATENATE([.$C$3]; [.A18]; [.$C$3]; &quot; =&gt; &quot;; [.$C$3]; LEFT([.B18];[.C18]); [.$C$3] ;&quot;,&quot;)" office:value-type="string" office:string-value="&quot;12&quot; =&gt; &quot;Durable Medical Equipment Purchased&quot;," calcext:value-type="string">
            <text:p>"12" =&gt; "Durable Medical Equipment Purchased",</text:p>
          </table:table-cell>
        </table:table-row>
        <table:table-row table:style-name="ro5">
          <table:table-cell office:value-type="float" office:value="14" calcext:value-type="float">
            <text:p>14</text:p>
          </table:table-cell>
          <table:table-cell office:value-type="string" calcext:value-type="string">
            <text:p>Renal Supplies</text:p>
            <text:p>Start: 09/20/2009</text:p>
          </table:table-cell>
          <table:table-cell table:formula="of:=FIND(&quot;Start&quot;; [.B19]; 1)-2" office:value-type="float" office:value="14" calcext:value-type="float">
            <text:p>14</text:p>
          </table:table-cell>
          <table:table-cell/>
          <table:table-cell table:formula="of:=CONCATENATE([.$C$3]; [.A19]; [.$C$3]; &quot; =&gt; &quot;; [.$C$3]; LEFT([.B19];[.C19]); [.$C$3] ;&quot;,&quot;)" office:value-type="string" office:string-value="&quot;14&quot; =&gt; &quot;Renal Supplies&quot;," calcext:value-type="string">
            <text:p>"14" =&gt; "Renal Supplies",</text:p>
          </table:table-cell>
        </table:table-row>
        <table:table-row table:style-name="ro5">
          <table:table-cell office:value-type="float" office:value="17" calcext:value-type="float">
            <text:p>17</text:p>
          </table:table-cell>
          <table:table-cell office:value-type="string" calcext:value-type="string">
            <text:p>Pre-Admission Testing</text:p>
            <text:p>Start: 09/20/2009</text:p>
          </table:table-cell>
          <table:table-cell table:formula="of:=FIND(&quot;Start&quot;; [.B20]; 1)-2" office:value-type="float" office:value="21" calcext:value-type="float">
            <text:p>21</text:p>
          </table:table-cell>
          <table:table-cell/>
          <table:table-cell table:formula="of:=CONCATENATE([.$C$3]; [.A20]; [.$C$3]; &quot; =&gt; &quot;; [.$C$3]; LEFT([.B20];[.C20]); [.$C$3] ;&quot;,&quot;)" office:value-type="string" office:string-value="&quot;17&quot; =&gt; &quot;Pre-Admission Testing&quot;," calcext:value-type="string">
            <text:p>"17" =&gt; "Pre-Admission Testing",</text:p>
          </table:table-cell>
        </table:table-row>
        <table:table-row table:style-name="ro5">
          <table:table-cell office:value-type="float" office:value="18" calcext:value-type="float">
            <text:p>18</text:p>
          </table:table-cell>
          <table:table-cell office:value-type="string" calcext:value-type="string">
            <text:p>Durable Medical Equipment Rental</text:p>
            <text:p>Start: 09/20/2009</text:p>
          </table:table-cell>
          <table:table-cell table:formula="of:=FIND(&quot;Start&quot;; [.B21]; 1)-2" office:value-type="float" office:value="32" calcext:value-type="float">
            <text:p>32</text:p>
          </table:table-cell>
          <table:table-cell/>
          <table:table-cell table:formula="of:=CONCATENATE([.$C$3]; [.A21]; [.$C$3]; &quot; =&gt; &quot;; [.$C$3]; LEFT([.B21];[.C21]); [.$C$3] ;&quot;,&quot;)" office:value-type="string" office:string-value="&quot;18&quot; =&gt; &quot;Durable Medical Equipment Rental&quot;," calcext:value-type="string">
            <text:p>"18" =&gt; "Durable Medical Equipment Rental",</text:p>
          </table:table-cell>
        </table:table-row>
        <table:table-row table:style-name="ro5">
          <table:table-cell office:value-type="float" office:value="19" calcext:value-type="float">
            <text:p>19</text:p>
          </table:table-cell>
          <table:table-cell office:value-type="string" calcext:value-type="string">
            <text:p>Pneumonia Vaccine</text:p>
            <text:p>Start: 09/20/2009</text:p>
          </table:table-cell>
          <table:table-cell table:formula="of:=FIND(&quot;Start&quot;; [.B22]; 1)-2" office:value-type="float" office:value="17" calcext:value-type="float">
            <text:p>17</text:p>
          </table:table-cell>
          <table:table-cell/>
          <table:table-cell table:formula="of:=CONCATENATE([.$C$3]; [.A22]; [.$C$3]; &quot; =&gt; &quot;; [.$C$3]; LEFT([.B22];[.C22]); [.$C$3] ;&quot;,&quot;)" office:value-type="string" office:string-value="&quot;19&quot; =&gt; &quot;Pneumonia Vaccine&quot;," calcext:value-type="string">
            <text:p>"19" =&gt; "Pneumonia Vaccine",</text:p>
          </table:table-cell>
        </table:table-row>
        <table:table-row table:style-name="ro5">
          <table:table-cell office:value-type="float" office:value="20" calcext:value-type="float">
            <text:p>20</text:p>
          </table:table-cell>
          <table:table-cell office:value-type="string" calcext:value-type="string">
            <text:p>Second Surgical Opinion</text:p>
            <text:p>Start: 09/20/2009</text:p>
          </table:table-cell>
          <table:table-cell table:formula="of:=FIND(&quot;Start&quot;; [.B23]; 1)-2" office:value-type="float" office:value="23" calcext:value-type="float">
            <text:p>23</text:p>
          </table:table-cell>
          <table:table-cell/>
          <table:table-cell table:formula="of:=CONCATENATE([.$C$3]; [.A23]; [.$C$3]; &quot; =&gt; &quot;; [.$C$3]; LEFT([.B23];[.C23]); [.$C$3] ;&quot;,&quot;)" office:value-type="string" office:string-value="&quot;20&quot; =&gt; &quot;Second Surgical Opinion&quot;," calcext:value-type="string">
            <text:p>"20" =&gt; "Second Surgical Opinion",</text:p>
          </table:table-cell>
        </table:table-row>
        <table:table-row table:style-name="ro5">
          <table:table-cell office:value-type="float" office:value="21" calcext:value-type="float">
            <text:p>21</text:p>
          </table:table-cell>
          <table:table-cell office:value-type="string" calcext:value-type="string">
            <text:p>Third Surgical Opinion</text:p>
            <text:p>Start: 09/20/2009</text:p>
          </table:table-cell>
          <table:table-cell table:formula="of:=FIND(&quot;Start&quot;; [.B24]; 1)-2" office:value-type="float" office:value="22" calcext:value-type="float">
            <text:p>22</text:p>
          </table:table-cell>
          <table:table-cell/>
          <table:table-cell table:formula="of:=CONCATENATE([.$C$3]; [.A24]; [.$C$3]; &quot; =&gt; &quot;; [.$C$3]; LEFT([.B24];[.C24]); [.$C$3] ;&quot;,&quot;)" office:value-type="string" office:string-value="&quot;21&quot; =&gt; &quot;Third Surgical Opinion&quot;," calcext:value-type="string">
            <text:p>"21" =&gt; "Third Surgical Opinion",</text:p>
          </table:table-cell>
        </table:table-row>
        <table:table-row table:style-name="ro5">
          <table:table-cell office:value-type="float" office:value="22" calcext:value-type="float">
            <text:p>22</text:p>
          </table:table-cell>
          <table:table-cell office:value-type="string" calcext:value-type="string">
            <text:p>Social Work</text:p>
            <text:p>Start: 09/20/2009</text:p>
          </table:table-cell>
          <table:table-cell table:formula="of:=FIND(&quot;Start&quot;; [.B25]; 1)-2" office:value-type="float" office:value="11" calcext:value-type="float">
            <text:p>11</text:p>
          </table:table-cell>
          <table:table-cell/>
          <table:table-cell table:formula="of:=CONCATENATE([.$C$3]; [.A25]; [.$C$3]; &quot; =&gt; &quot;; [.$C$3]; LEFT([.B25];[.C25]); [.$C$3] ;&quot;,&quot;)" office:value-type="string" office:string-value="&quot;22&quot; =&gt; &quot;Social Work&quot;," calcext:value-type="string">
            <text:p>"22" =&gt; "Social Work",</text:p>
          </table:table-cell>
        </table:table-row>
        <table:table-row table:style-name="ro5">
          <table:table-cell office:value-type="float" office:value="23" calcext:value-type="float">
            <text:p>23</text:p>
          </table:table-cell>
          <table:table-cell office:value-type="string" calcext:value-type="string">
            <text:p>Diagnostic Dental</text:p>
            <text:p>Start: 09/20/2009</text:p>
          </table:table-cell>
          <table:table-cell table:formula="of:=FIND(&quot;Start&quot;; [.B26]; 1)-2" office:value-type="float" office:value="17" calcext:value-type="float">
            <text:p>17</text:p>
          </table:table-cell>
          <table:table-cell/>
          <table:table-cell table:formula="of:=CONCATENATE([.$C$3]; [.A26]; [.$C$3]; &quot; =&gt; &quot;; [.$C$3]; LEFT([.B26];[.C26]); [.$C$3] ;&quot;,&quot;)" office:value-type="string" office:string-value="&quot;23&quot; =&gt; &quot;Diagnostic Dental&quot;," calcext:value-type="string">
            <text:p>"23" =&gt; "Diagnostic Dental",</text:p>
          </table:table-cell>
        </table:table-row>
        <table:table-row table:style-name="ro5">
          <table:table-cell office:value-type="float" office:value="24" calcext:value-type="float">
            <text:p>24</text:p>
          </table:table-cell>
          <table:table-cell office:value-type="string" calcext:value-type="string">
            <text:p>Periodontics</text:p>
            <text:p>Start: 09/20/2009</text:p>
          </table:table-cell>
          <table:table-cell table:formula="of:=FIND(&quot;Start&quot;; [.B27]; 1)-2" office:value-type="float" office:value="12" calcext:value-type="float">
            <text:p>12</text:p>
          </table:table-cell>
          <table:table-cell/>
          <table:table-cell table:formula="of:=CONCATENATE([.$C$3]; [.A27]; [.$C$3]; &quot; =&gt; &quot;; [.$C$3]; LEFT([.B27];[.C27]); [.$C$3] ;&quot;,&quot;)" office:value-type="string" office:string-value="&quot;24&quot; =&gt; &quot;Periodontics&quot;," calcext:value-type="string">
            <text:p>"24" =&gt; "Periodontics",</text:p>
          </table:table-cell>
        </table:table-row>
        <table:table-row table:style-name="ro5">
          <table:table-cell office:value-type="float" office:value="25" calcext:value-type="float">
            <text:p>25</text:p>
          </table:table-cell>
          <table:table-cell office:value-type="string" calcext:value-type="string">
            <text:p>Restorative</text:p>
            <text:p>Start: 09/20/2009</text:p>
          </table:table-cell>
          <table:table-cell table:formula="of:=FIND(&quot;Start&quot;; [.B28]; 1)-2" office:value-type="float" office:value="11" calcext:value-type="float">
            <text:p>11</text:p>
          </table:table-cell>
          <table:table-cell/>
          <table:table-cell table:formula="of:=CONCATENATE([.$C$3]; [.A28]; [.$C$3]; &quot; =&gt; &quot;; [.$C$3]; LEFT([.B28];[.C28]); [.$C$3] ;&quot;,&quot;)" office:value-type="string" office:string-value="&quot;25&quot; =&gt; &quot;Restorative&quot;," calcext:value-type="string">
            <text:p>"25" =&gt; "Restorative",</text:p>
          </table:table-cell>
        </table:table-row>
        <table:table-row table:style-name="ro5">
          <table:table-cell office:value-type="float" office:value="26" calcext:value-type="float">
            <text:p>26</text:p>
          </table:table-cell>
          <table:table-cell office:value-type="string" calcext:value-type="string">
            <text:p>Endodontics</text:p>
            <text:p>Start: 09/20/2009</text:p>
          </table:table-cell>
          <table:table-cell table:formula="of:=FIND(&quot;Start&quot;; [.B29]; 1)-2" office:value-type="float" office:value="11" calcext:value-type="float">
            <text:p>11</text:p>
          </table:table-cell>
          <table:table-cell/>
          <table:table-cell table:formula="of:=CONCATENATE([.$C$3]; [.A29]; [.$C$3]; &quot; =&gt; &quot;; [.$C$3]; LEFT([.B29];[.C29]); [.$C$3] ;&quot;,&quot;)" office:value-type="string" office:string-value="&quot;26&quot; =&gt; &quot;Endodontics&quot;," calcext:value-type="string">
            <text:p>"26" =&gt; "Endodontics",</text:p>
          </table:table-cell>
        </table:table-row>
        <table:table-row table:style-name="ro5">
          <table:table-cell office:value-type="float" office:value="27" calcext:value-type="float">
            <text:p>27</text:p>
          </table:table-cell>
          <table:table-cell office:value-type="string" calcext:value-type="string">
            <text:p>Maxillofacial Prosthetics</text:p>
            <text:p>Start: 09/20/2009</text:p>
          </table:table-cell>
          <table:table-cell table:formula="of:=FIND(&quot;Start&quot;; [.B30]; 1)-2" office:value-type="float" office:value="25" calcext:value-type="float">
            <text:p>25</text:p>
          </table:table-cell>
          <table:table-cell/>
          <table:table-cell table:formula="of:=CONCATENATE([.$C$3]; [.A30]; [.$C$3]; &quot; =&gt; &quot;; [.$C$3]; LEFT([.B30];[.C30]); [.$C$3] ;&quot;,&quot;)" office:value-type="string" office:string-value="&quot;27&quot; =&gt; &quot;Maxillofacial Prosthetics&quot;," calcext:value-type="string">
            <text:p>"27" =&gt; "Maxillofacial Prosthetics",</text:p>
          </table:table-cell>
        </table:table-row>
        <table:table-row table:style-name="ro5">
          <table:table-cell office:value-type="float" office:value="28" calcext:value-type="float">
            <text:p>28</text:p>
          </table:table-cell>
          <table:table-cell office:value-type="string" calcext:value-type="string">
            <text:p>Adjunctive Dental Services</text:p>
            <text:p>Start: 09/20/2009</text:p>
          </table:table-cell>
          <table:table-cell table:formula="of:=FIND(&quot;Start&quot;; [.B31]; 1)-2" office:value-type="float" office:value="26" calcext:value-type="float">
            <text:p>26</text:p>
          </table:table-cell>
          <table:table-cell/>
          <table:table-cell table:formula="of:=CONCATENATE([.$C$3]; [.A31]; [.$C$3]; &quot; =&gt; &quot;; [.$C$3]; LEFT([.B31];[.C31]); [.$C$3] ;&quot;,&quot;)" office:value-type="string" office:string-value="&quot;28&quot; =&gt; &quot;Adjunctive Dental Services&quot;," calcext:value-type="string">
            <text:p>"28" =&gt; "Adjunctive Dental Services",</text:p>
          </table:table-cell>
        </table:table-row>
        <table:table-row table:style-name="ro5">
          <table:table-cell office:value-type="float" office:value="30" calcext:value-type="float">
            <text:p>30</text:p>
          </table:table-cell>
          <table:table-cell office:value-type="string" calcext:value-type="string">
            <text:p>Health Benefit Plan Coverage</text:p>
            <text:p>Start: 09/20/2009</text:p>
          </table:table-cell>
          <table:table-cell table:formula="of:=FIND(&quot;Start&quot;; [.B32]; 1)-2" office:value-type="float" office:value="28" calcext:value-type="float">
            <text:p>28</text:p>
          </table:table-cell>
          <table:table-cell/>
          <table:table-cell table:formula="of:=CONCATENATE([.$C$3]; [.A32]; [.$C$3]; &quot; =&gt; &quot;; [.$C$3]; LEFT([.B32];[.C32]); [.$C$3] ;&quot;,&quot;)" office:value-type="string" office:string-value="&quot;30&quot; =&gt; &quot;Health Benefit Plan Coverage&quot;," calcext:value-type="string">
            <text:p>"30" =&gt; "Health Benefit Plan Coverage",</text:p>
          </table:table-cell>
        </table:table-row>
        <table:table-row table:style-name="ro5">
          <table:table-cell office:value-type="float" office:value="32" calcext:value-type="float">
            <text:p>32</text:p>
          </table:table-cell>
          <table:table-cell office:value-type="string" calcext:value-type="string">
            <text:p>Plan Waiting Period</text:p>
            <text:p>Start: 09/20/2009</text:p>
          </table:table-cell>
          <table:table-cell table:formula="of:=FIND(&quot;Start&quot;; [.B33]; 1)-2" office:value-type="float" office:value="19" calcext:value-type="float">
            <text:p>19</text:p>
          </table:table-cell>
          <table:table-cell/>
          <table:table-cell table:formula="of:=CONCATENATE([.$C$3]; [.A33]; [.$C$3]; &quot; =&gt; &quot;; [.$C$3]; LEFT([.B33];[.C33]); [.$C$3] ;&quot;,&quot;)" office:value-type="string" office:string-value="&quot;32&quot; =&gt; &quot;Plan Waiting Period&quot;," calcext:value-type="string">
            <text:p>"32" =&gt; "Plan Waiting Period",</text:p>
          </table:table-cell>
        </table:table-row>
        <table:table-row table:style-name="ro5">
          <table:table-cell office:value-type="float" office:value="33" calcext:value-type="float">
            <text:p>33</text:p>
          </table:table-cell>
          <table:table-cell office:value-type="string" calcext:value-type="string">
            <text:p>Chiropractic</text:p>
            <text:p>Start: 09/20/2009</text:p>
          </table:table-cell>
          <table:table-cell table:formula="of:=FIND(&quot;Start&quot;; [.B34]; 1)-2" office:value-type="float" office:value="12" calcext:value-type="float">
            <text:p>12</text:p>
          </table:table-cell>
          <table:table-cell/>
          <table:table-cell table:formula="of:=CONCATENATE([.$C$3]; [.A34]; [.$C$3]; &quot; =&gt; &quot;; [.$C$3]; LEFT([.B34];[.C34]); [.$C$3] ;&quot;,&quot;)" office:value-type="string" office:string-value="&quot;33&quot; =&gt; &quot;Chiropractic&quot;," calcext:value-type="string">
            <text:p>"33" =&gt; "Chiropractic",</text:p>
          </table:table-cell>
        </table:table-row>
        <table:table-row table:style-name="ro5">
          <table:table-cell office:value-type="float" office:value="34" calcext:value-type="float">
            <text:p>34</text:p>
          </table:table-cell>
          <table:table-cell office:value-type="string" calcext:value-type="string">
            <text:p>Chiropractic Modality</text:p>
            <text:p>Start: 09/20/2009</text:p>
          </table:table-cell>
          <table:table-cell table:formula="of:=FIND(&quot;Start&quot;; [.B35]; 1)-2" office:value-type="float" office:value="21" calcext:value-type="float">
            <text:p>21</text:p>
          </table:table-cell>
          <table:table-cell/>
          <table:table-cell table:formula="of:=CONCATENATE([.$C$3]; [.A35]; [.$C$3]; &quot; =&gt; &quot;; [.$C$3]; LEFT([.B35];[.C35]); [.$C$3] ;&quot;,&quot;)" office:value-type="string" office:string-value="&quot;34&quot; =&gt; &quot;Chiropractic Modality&quot;," calcext:value-type="string">
            <text:p>"34" =&gt; "Chiropractic Modality",</text:p>
          </table:table-cell>
        </table:table-row>
        <table:table-row table:style-name="ro5">
          <table:table-cell office:value-type="float" office:value="35" calcext:value-type="float">
            <text:p>35</text:p>
          </table:table-cell>
          <table:table-cell office:value-type="string" calcext:value-type="string">
            <text:p>Dental Care</text:p>
            <text:p>Start: 09/20/2009</text:p>
          </table:table-cell>
          <table:table-cell table:formula="of:=FIND(&quot;Start&quot;; [.B36]; 1)-2" office:value-type="float" office:value="11" calcext:value-type="float">
            <text:p>11</text:p>
          </table:table-cell>
          <table:table-cell/>
          <table:table-cell table:formula="of:=CONCATENATE([.$C$3]; [.A36]; [.$C$3]; &quot; =&gt; &quot;; [.$C$3]; LEFT([.B36];[.C36]); [.$C$3] ;&quot;,&quot;)" office:value-type="string" office:string-value="&quot;35&quot; =&gt; &quot;Dental Care&quot;," calcext:value-type="string">
            <text:p>"35" =&gt; "Dental Care",</text:p>
          </table:table-cell>
        </table:table-row>
        <table:table-row table:style-name="ro5">
          <table:table-cell office:value-type="float" office:value="36" calcext:value-type="float">
            <text:p>36</text:p>
          </table:table-cell>
          <table:table-cell office:value-type="string" calcext:value-type="string">
            <text:p>Dental Crowns</text:p>
            <text:p>Start: 09/20/2009</text:p>
          </table:table-cell>
          <table:table-cell table:formula="of:=FIND(&quot;Start&quot;; [.B37]; 1)-2" office:value-type="float" office:value="13" calcext:value-type="float">
            <text:p>13</text:p>
          </table:table-cell>
          <table:table-cell/>
          <table:table-cell table:formula="of:=CONCATENATE([.$C$3]; [.A37]; [.$C$3]; &quot; =&gt; &quot;; [.$C$3]; LEFT([.B37];[.C37]); [.$C$3] ;&quot;,&quot;)" office:value-type="string" office:string-value="&quot;36&quot; =&gt; &quot;Dental Crowns&quot;," calcext:value-type="string">
            <text:p>"36" =&gt; "Dental Crowns",</text:p>
          </table:table-cell>
        </table:table-row>
        <table:table-row table:style-name="ro5">
          <table:table-cell office:value-type="float" office:value="37" calcext:value-type="float">
            <text:p>37</text:p>
          </table:table-cell>
          <table:table-cell office:value-type="string" calcext:value-type="string">
            <text:p>Dental Accident</text:p>
            <text:p>Start: 09/20/2009</text:p>
          </table:table-cell>
          <table:table-cell table:formula="of:=FIND(&quot;Start&quot;; [.B38]; 1)-2" office:value-type="float" office:value="15" calcext:value-type="float">
            <text:p>15</text:p>
          </table:table-cell>
          <table:table-cell/>
          <table:table-cell table:formula="of:=CONCATENATE([.$C$3]; [.A38]; [.$C$3]; &quot; =&gt; &quot;; [.$C$3]; LEFT([.B38];[.C38]); [.$C$3] ;&quot;,&quot;)" office:value-type="string" office:string-value="&quot;37&quot; =&gt; &quot;Dental Accident&quot;," calcext:value-type="string">
            <text:p>"37" =&gt; "Dental Accident",</text:p>
          </table:table-cell>
        </table:table-row>
        <table:table-row table:style-name="ro5">
          <table:table-cell office:value-type="float" office:value="38" calcext:value-type="float">
            <text:p>38</text:p>
          </table:table-cell>
          <table:table-cell office:value-type="string" calcext:value-type="string">
            <text:p>Orthodontics</text:p>
            <text:p>Start: 09/20/2009</text:p>
          </table:table-cell>
          <table:table-cell table:formula="of:=FIND(&quot;Start&quot;; [.B39]; 1)-2" office:value-type="float" office:value="12" calcext:value-type="float">
            <text:p>12</text:p>
          </table:table-cell>
          <table:table-cell/>
          <table:table-cell table:formula="of:=CONCATENATE([.$C$3]; [.A39]; [.$C$3]; &quot; =&gt; &quot;; [.$C$3]; LEFT([.B39];[.C39]); [.$C$3] ;&quot;,&quot;)" office:value-type="string" office:string-value="&quot;38&quot; =&gt; &quot;Orthodontics&quot;," calcext:value-type="string">
            <text:p>"38" =&gt; "Orthodontics",</text:p>
          </table:table-cell>
        </table:table-row>
        <table:table-row table:style-name="ro5">
          <table:table-cell office:value-type="float" office:value="39" calcext:value-type="float">
            <text:p>39</text:p>
          </table:table-cell>
          <table:table-cell office:value-type="string" calcext:value-type="string">
            <text:p>Prosthodontics</text:p>
            <text:p>Start: 09/20/2009</text:p>
          </table:table-cell>
          <table:table-cell table:formula="of:=FIND(&quot;Start&quot;; [.B40]; 1)-2" office:value-type="float" office:value="14" calcext:value-type="float">
            <text:p>14</text:p>
          </table:table-cell>
          <table:table-cell/>
          <table:table-cell table:formula="of:=CONCATENATE([.$C$3]; [.A40]; [.$C$3]; &quot; =&gt; &quot;; [.$C$3]; LEFT([.B40];[.C40]); [.$C$3] ;&quot;,&quot;)" office:value-type="string" office:string-value="&quot;39&quot; =&gt; &quot;Prosthodontics&quot;," calcext:value-type="string">
            <text:p>"39" =&gt; "Prosthodontics",</text:p>
          </table:table-cell>
        </table:table-row>
        <table:table-row table:style-name="ro5">
          <table:table-cell office:value-type="float" office:value="40" calcext:value-type="float">
            <text:p>40</text:p>
          </table:table-cell>
          <table:table-cell office:value-type="string" calcext:value-type="string">
            <text:p>Oral Surgery</text:p>
            <text:p>Start: 09/20/2009</text:p>
          </table:table-cell>
          <table:table-cell table:formula="of:=FIND(&quot;Start&quot;; [.B41]; 1)-2" office:value-type="float" office:value="12" calcext:value-type="float">
            <text:p>12</text:p>
          </table:table-cell>
          <table:table-cell/>
          <table:table-cell table:formula="of:=CONCATENATE([.$C$3]; [.A41]; [.$C$3]; &quot; =&gt; &quot;; [.$C$3]; LEFT([.B41];[.C41]); [.$C$3] ;&quot;,&quot;)" office:value-type="string" office:string-value="&quot;40&quot; =&gt; &quot;Oral Surgery&quot;," calcext:value-type="string">
            <text:p>"40" =&gt; "Oral Surgery",</text:p>
          </table:table-cell>
        </table:table-row>
        <table:table-row table:style-name="ro5">
          <table:table-cell office:value-type="float" office:value="41" calcext:value-type="float">
            <text:p>41</text:p>
          </table:table-cell>
          <table:table-cell office:value-type="string" calcext:value-type="string">
            <text:p>Preventive Dental</text:p>
            <text:p>Start: 09/20/2009 | Last Modified: 01/24/2010</text:p>
          </table:table-cell>
          <table:table-cell table:formula="of:=FIND(&quot;Start&quot;; [.B42]; 1)-2" office:value-type="float" office:value="17" calcext:value-type="float">
            <text:p>17</text:p>
          </table:table-cell>
          <table:table-cell/>
          <table:table-cell table:formula="of:=CONCATENATE([.$C$3]; [.A42]; [.$C$3]; &quot; =&gt; &quot;; [.$C$3]; LEFT([.B42];[.C42]); [.$C$3] ;&quot;,&quot;)" office:value-type="string" office:string-value="&quot;41&quot; =&gt; &quot;Preventive Dental&quot;," calcext:value-type="string">
            <text:p>"41" =&gt; "Preventive Dental",</text:p>
          </table:table-cell>
        </table:table-row>
        <table:table-row table:style-name="ro5">
          <table:table-cell office:value-type="float" office:value="42" calcext:value-type="float">
            <text:p>42</text:p>
          </table:table-cell>
          <table:table-cell office:value-type="string" calcext:value-type="string">
            <text:p>Home Health Care</text:p>
            <text:p>Start: 09/20/2009</text:p>
          </table:table-cell>
          <table:table-cell table:formula="of:=FIND(&quot;Start&quot;; [.B43]; 1)-2" office:value-type="float" office:value="16" calcext:value-type="float">
            <text:p>16</text:p>
          </table:table-cell>
          <table:table-cell/>
          <table:table-cell table:formula="of:=CONCATENATE([.$C$3]; [.A43]; [.$C$3]; &quot; =&gt; &quot;; [.$C$3]; LEFT([.B43];[.C43]); [.$C$3] ;&quot;,&quot;)" office:value-type="string" office:string-value="&quot;42&quot; =&gt; &quot;Home Health Care&quot;," calcext:value-type="string">
            <text:p>"42" =&gt; "Home Health Care",</text:p>
          </table:table-cell>
        </table:table-row>
        <table:table-row table:style-name="ro5">
          <table:table-cell office:value-type="float" office:value="43" calcext:value-type="float">
            <text:p>43</text:p>
          </table:table-cell>
          <table:table-cell office:value-type="string" calcext:value-type="string">
            <text:p>Home Health Prescriptions</text:p>
            <text:p>Start: 09/20/2009</text:p>
          </table:table-cell>
          <table:table-cell table:formula="of:=FIND(&quot;Start&quot;; [.B44]; 1)-2" office:value-type="float" office:value="25" calcext:value-type="float">
            <text:p>25</text:p>
          </table:table-cell>
          <table:table-cell/>
          <table:table-cell table:formula="of:=CONCATENATE([.$C$3]; [.A44]; [.$C$3]; &quot; =&gt; &quot;; [.$C$3]; LEFT([.B44];[.C44]); [.$C$3] ;&quot;,&quot;)" office:value-type="string" office:string-value="&quot;43&quot; =&gt; &quot;Home Health Prescriptions&quot;," calcext:value-type="string">
            <text:p>"43" =&gt; "Home Health Prescriptions",</text:p>
          </table:table-cell>
        </table:table-row>
        <table:table-row table:style-name="ro5">
          <table:table-cell office:value-type="float" office:value="45" calcext:value-type="float">
            <text:p>45</text:p>
          </table:table-cell>
          <table:table-cell office:value-type="string" calcext:value-type="string">
            <text:p>Hospice</text:p>
            <text:p>Start: 09/20/2009</text:p>
          </table:table-cell>
          <table:table-cell table:formula="of:=FIND(&quot;Start&quot;; [.B45]; 1)-2" office:value-type="float" office:value="7" calcext:value-type="float">
            <text:p>7</text:p>
          </table:table-cell>
          <table:table-cell/>
          <table:table-cell table:formula="of:=CONCATENATE([.$C$3]; [.A45]; [.$C$3]; &quot; =&gt; &quot;; [.$C$3]; LEFT([.B45];[.C45]); [.$C$3] ;&quot;,&quot;)" office:value-type="string" office:string-value="&quot;45&quot; =&gt; &quot;Hospice&quot;," calcext:value-type="string">
            <text:p>"45" =&gt; "Hospice",</text:p>
          </table:table-cell>
        </table:table-row>
        <table:table-row table:style-name="ro5">
          <table:table-cell office:value-type="float" office:value="46" calcext:value-type="float">
            <text:p>46</text:p>
          </table:table-cell>
          <table:table-cell office:value-type="string" calcext:value-type="string">
            <text:p>Respite Care</text:p>
            <text:p>Start: 09/20/2009</text:p>
          </table:table-cell>
          <table:table-cell table:formula="of:=FIND(&quot;Start&quot;; [.B46]; 1)-2" office:value-type="float" office:value="12" calcext:value-type="float">
            <text:p>12</text:p>
          </table:table-cell>
          <table:table-cell/>
          <table:table-cell table:formula="of:=CONCATENATE([.$C$3]; [.A46]; [.$C$3]; &quot; =&gt; &quot;; [.$C$3]; LEFT([.B46];[.C46]); [.$C$3] ;&quot;,&quot;)" office:value-type="string" office:string-value="&quot;46&quot; =&gt; &quot;Respite Care&quot;," calcext:value-type="string">
            <text:p>"46" =&gt; "Respite Care",</text:p>
          </table:table-cell>
        </table:table-row>
        <table:table-row table:style-name="ro5">
          <table:table-cell office:value-type="float" office:value="47" calcext:value-type="float">
            <text:p>47</text:p>
          </table:table-cell>
          <table:table-cell office:value-type="string" calcext:value-type="string">
            <text:p>Hospitalization</text:p>
            <text:p>Start: 09/20/2009</text:p>
          </table:table-cell>
          <table:table-cell table:formula="of:=FIND(&quot;Start&quot;; [.B47]; 1)-2" office:value-type="float" office:value="15" calcext:value-type="float">
            <text:p>15</text:p>
          </table:table-cell>
          <table:table-cell/>
          <table:table-cell table:formula="of:=CONCATENATE([.$C$3]; [.A47]; [.$C$3]; &quot; =&gt; &quot;; [.$C$3]; LEFT([.B47];[.C47]); [.$C$3] ;&quot;,&quot;)" office:value-type="string" office:string-value="&quot;47&quot; =&gt; &quot;Hospitalization&quot;," calcext:value-type="string">
            <text:p>"47" =&gt; "Hospitalization",</text:p>
          </table:table-cell>
        </table:table-row>
        <table:table-row table:style-name="ro5">
          <table:table-cell office:value-type="float" office:value="49" calcext:value-type="float">
            <text:p>49</text:p>
          </table:table-cell>
          <table:table-cell office:value-type="string" calcext:value-type="string">
            <text:p>Hospital - Room and Board</text:p>
            <text:p>Start: 09/20/2009</text:p>
          </table:table-cell>
          <table:table-cell table:formula="of:=FIND(&quot;Start&quot;; [.B48]; 1)-2" office:value-type="float" office:value="25" calcext:value-type="float">
            <text:p>25</text:p>
          </table:table-cell>
          <table:table-cell/>
          <table:table-cell table:formula="of:=CONCATENATE([.$C$3]; [.A48]; [.$C$3]; &quot; =&gt; &quot;; [.$C$3]; LEFT([.B48];[.C48]); [.$C$3] ;&quot;,&quot;)" office:value-type="string" office:string-value="&quot;49&quot; =&gt; &quot;Hospital - Room and Board&quot;," calcext:value-type="string">
            <text:p>"49" =&gt; "Hospital - Room and Board",</text:p>
          </table:table-cell>
        </table:table-row>
        <table:table-row table:style-name="ro5">
          <table:table-cell office:value-type="float" office:value="54" calcext:value-type="float">
            <text:p>54</text:p>
          </table:table-cell>
          <table:table-cell office:value-type="string" calcext:value-type="string">
            <text:p>Long Term Care</text:p>
            <text:p>Start: 09/20/2009</text:p>
          </table:table-cell>
          <table:table-cell table:formula="of:=FIND(&quot;Start&quot;; [.B49]; 1)-2" office:value-type="float" office:value="14" calcext:value-type="float">
            <text:p>14</text:p>
          </table:table-cell>
          <table:table-cell/>
          <table:table-cell table:formula="of:=CONCATENATE([.$C$3]; [.A49]; [.$C$3]; &quot; =&gt; &quot;; [.$C$3]; LEFT([.B49];[.C49]); [.$C$3] ;&quot;,&quot;)" office:value-type="string" office:string-value="&quot;54&quot; =&gt; &quot;Long Term Care&quot;," calcext:value-type="string">
            <text:p>"54" =&gt; "Long Term Care",</text:p>
          </table:table-cell>
        </table:table-row>
        <table:table-row table:style-name="ro5">
          <table:table-cell office:value-type="float" office:value="55" calcext:value-type="float">
            <text:p>55</text:p>
          </table:table-cell>
          <table:table-cell office:value-type="string" calcext:value-type="string">
            <text:p>Major Medical</text:p>
            <text:p>Start: 09/20/2009</text:p>
          </table:table-cell>
          <table:table-cell table:formula="of:=FIND(&quot;Start&quot;; [.B50]; 1)-2" office:value-type="float" office:value="13" calcext:value-type="float">
            <text:p>13</text:p>
          </table:table-cell>
          <table:table-cell/>
          <table:table-cell table:formula="of:=CONCATENATE([.$C$3]; [.A50]; [.$C$3]; &quot; =&gt; &quot;; [.$C$3]; LEFT([.B50];[.C50]); [.$C$3] ;&quot;,&quot;)" office:value-type="string" office:string-value="&quot;55&quot; =&gt; &quot;Major Medical&quot;," calcext:value-type="string">
            <text:p>"55" =&gt; "Major Medical",</text:p>
          </table:table-cell>
        </table:table-row>
        <table:table-row table:style-name="ro5">
          <table:table-cell office:value-type="float" office:value="56" calcext:value-type="float">
            <text:p>56</text:p>
          </table:table-cell>
          <table:table-cell office:value-type="string" calcext:value-type="string">
            <text:p>Medically Related Transportation</text:p>
            <text:p>Start: 09/20/2009</text:p>
          </table:table-cell>
          <table:table-cell table:formula="of:=FIND(&quot;Start&quot;; [.B51]; 1)-2" office:value-type="float" office:value="32" calcext:value-type="float">
            <text:p>32</text:p>
          </table:table-cell>
          <table:table-cell/>
          <table:table-cell table:formula="of:=CONCATENATE([.$C$3]; [.A51]; [.$C$3]; &quot; =&gt; &quot;; [.$C$3]; LEFT([.B51];[.C51]); [.$C$3] ;&quot;,&quot;)" office:value-type="string" office:string-value="&quot;56&quot; =&gt; &quot;Medically Related Transportation&quot;," calcext:value-type="string">
            <text:p>"56" =&gt; "Medically Related Transportation",</text:p>
          </table:table-cell>
        </table:table-row>
        <table:table-row table:style-name="ro5">
          <table:table-cell office:value-type="float" office:value="60" calcext:value-type="float">
            <text:p>60</text:p>
          </table:table-cell>
          <table:table-cell office:value-type="string" calcext:value-type="string">
            <text:p>General Benefits</text:p>
            <text:p>Start: 09/20/2009</text:p>
          </table:table-cell>
          <table:table-cell table:formula="of:=FIND(&quot;Start&quot;; [.B52]; 1)-2" office:value-type="float" office:value="16" calcext:value-type="float">
            <text:p>16</text:p>
          </table:table-cell>
          <table:table-cell/>
          <table:table-cell table:formula="of:=CONCATENATE([.$C$3]; [.A52]; [.$C$3]; &quot; =&gt; &quot;; [.$C$3]; LEFT([.B52];[.C52]); [.$C$3] ;&quot;,&quot;)" office:value-type="string" office:string-value="&quot;60&quot; =&gt; &quot;General Benefits&quot;," calcext:value-type="string">
            <text:p>"60" =&gt; "General Benefits",</text:p>
          </table:table-cell>
        </table:table-row>
        <table:table-row table:style-name="ro5">
          <table:table-cell office:value-type="float" office:value="61" calcext:value-type="float">
            <text:p>61</text:p>
          </table:table-cell>
          <table:table-cell office:value-type="string" calcext:value-type="string">
            <text:p>In-vitro Fertilization</text:p>
            <text:p>Start: 09/20/2009</text:p>
          </table:table-cell>
          <table:table-cell table:formula="of:=FIND(&quot;Start&quot;; [.B53]; 1)-2" office:value-type="float" office:value="22" calcext:value-type="float">
            <text:p>22</text:p>
          </table:table-cell>
          <table:table-cell/>
          <table:table-cell table:formula="of:=CONCATENATE([.$C$3]; [.A53]; [.$C$3]; &quot; =&gt; &quot;; [.$C$3]; LEFT([.B53];[.C53]); [.$C$3] ;&quot;,&quot;)" office:value-type="string" office:string-value="&quot;61&quot; =&gt; &quot;In-vitro Fertilization&quot;," calcext:value-type="string">
            <text:p>"61" =&gt; "In-vitro Fertilization",</text:p>
          </table:table-cell>
        </table:table-row>
        <table:table-row table:style-name="ro5">
          <table:table-cell office:value-type="float" office:value="62" calcext:value-type="float">
            <text:p>62</text:p>
          </table:table-cell>
          <table:table-cell office:value-type="string" calcext:value-type="string">
            <text:p>MRI Scan</text:p>
            <text:p>Start: 09/20/2009</text:p>
          </table:table-cell>
          <table:table-cell table:formula="of:=FIND(&quot;Start&quot;; [.B54]; 1)-2" office:value-type="float" office:value="8" calcext:value-type="float">
            <text:p>8</text:p>
          </table:table-cell>
          <table:table-cell/>
          <table:table-cell table:formula="of:=CONCATENATE([.$C$3]; [.A54]; [.$C$3]; &quot; =&gt; &quot;; [.$C$3]; LEFT([.B54];[.C54]); [.$C$3] ;&quot;,&quot;)" office:value-type="string" office:string-value="&quot;62&quot; =&gt; &quot;MRI Scan&quot;," calcext:value-type="string">
            <text:p>"62" =&gt; "MRI Scan",</text:p>
          </table:table-cell>
        </table:table-row>
        <table:table-row table:style-name="ro5">
          <table:table-cell office:value-type="float" office:value="63" calcext:value-type="float">
            <text:p>63</text:p>
          </table:table-cell>
          <table:table-cell office:value-type="string" calcext:value-type="string">
            <text:p>Donor Procedures</text:p>
            <text:p>Start: 09/20/2009</text:p>
          </table:table-cell>
          <table:table-cell table:formula="of:=FIND(&quot;Start&quot;; [.B55]; 1)-2" office:value-type="float" office:value="16" calcext:value-type="float">
            <text:p>16</text:p>
          </table:table-cell>
          <table:table-cell/>
          <table:table-cell table:formula="of:=CONCATENATE([.$C$3]; [.A55]; [.$C$3]; &quot; =&gt; &quot;; [.$C$3]; LEFT([.B55];[.C55]); [.$C$3] ;&quot;,&quot;)" office:value-type="string" office:string-value="&quot;63&quot; =&gt; &quot;Donor Procedures&quot;," calcext:value-type="string">
            <text:p>"63" =&gt; "Donor Procedures",</text:p>
          </table:table-cell>
        </table:table-row>
        <table:table-row table:style-name="ro5">
          <table:table-cell office:value-type="float" office:value="64" calcext:value-type="float">
            <text:p>64</text:p>
          </table:table-cell>
          <table:table-cell office:value-type="string" calcext:value-type="string">
            <text:p>Acupuncture</text:p>
            <text:p>Start: 09/20/2009</text:p>
          </table:table-cell>
          <table:table-cell table:formula="of:=FIND(&quot;Start&quot;; [.B56]; 1)-2" office:value-type="float" office:value="11" calcext:value-type="float">
            <text:p>11</text:p>
          </table:table-cell>
          <table:table-cell/>
          <table:table-cell table:formula="of:=CONCATENATE([.$C$3]; [.A56]; [.$C$3]; &quot; =&gt; &quot;; [.$C$3]; LEFT([.B56];[.C56]); [.$C$3] ;&quot;,&quot;)" office:value-type="string" office:string-value="&quot;64&quot; =&gt; &quot;Acupuncture&quot;," calcext:value-type="string">
            <text:p>"64" =&gt; "Acupuncture",</text:p>
          </table:table-cell>
        </table:table-row>
        <table:table-row table:style-name="ro5">
          <table:table-cell office:value-type="float" office:value="65" calcext:value-type="float">
            <text:p>65</text:p>
          </table:table-cell>
          <table:table-cell office:value-type="string" calcext:value-type="string">
            <text:p>Newborn Care</text:p>
            <text:p>Start: 09/20/2009</text:p>
          </table:table-cell>
          <table:table-cell table:formula="of:=FIND(&quot;Start&quot;; [.B57]; 1)-2" office:value-type="float" office:value="12" calcext:value-type="float">
            <text:p>12</text:p>
          </table:table-cell>
          <table:table-cell/>
          <table:table-cell table:formula="of:=CONCATENATE([.$C$3]; [.A57]; [.$C$3]; &quot; =&gt; &quot;; [.$C$3]; LEFT([.B57];[.C57]); [.$C$3] ;&quot;,&quot;)" office:value-type="string" office:string-value="&quot;65&quot; =&gt; &quot;Newborn Care&quot;," calcext:value-type="string">
            <text:p>"65" =&gt; "Newborn Care",</text:p>
          </table:table-cell>
        </table:table-row>
        <table:table-row table:style-name="ro5">
          <table:table-cell office:value-type="float" office:value="66" calcext:value-type="float">
            <text:p>66</text:p>
          </table:table-cell>
          <table:table-cell office:value-type="string" calcext:value-type="string">
            <text:p>Pathology</text:p>
            <text:p>Start: 09/20/2009</text:p>
          </table:table-cell>
          <table:table-cell table:formula="of:=FIND(&quot;Start&quot;; [.B58]; 1)-2" office:value-type="float" office:value="9" calcext:value-type="float">
            <text:p>9</text:p>
          </table:table-cell>
          <table:table-cell/>
          <table:table-cell table:formula="of:=CONCATENATE([.$C$3]; [.A58]; [.$C$3]; &quot; =&gt; &quot;; [.$C$3]; LEFT([.B58];[.C58]); [.$C$3] ;&quot;,&quot;)" office:value-type="string" office:string-value="&quot;66&quot; =&gt; &quot;Pathology&quot;," calcext:value-type="string">
            <text:p>"66" =&gt; "Pathology",</text:p>
          </table:table-cell>
        </table:table-row>
        <table:table-row table:style-name="ro5">
          <table:table-cell office:value-type="float" office:value="67" calcext:value-type="float">
            <text:p>67</text:p>
          </table:table-cell>
          <table:table-cell office:value-type="string" calcext:value-type="string">
            <text:p>Smoking Cessation</text:p>
            <text:p>Start: 09/20/2009</text:p>
          </table:table-cell>
          <table:table-cell table:formula="of:=FIND(&quot;Start&quot;; [.B59]; 1)-2" office:value-type="float" office:value="17" calcext:value-type="float">
            <text:p>17</text:p>
          </table:table-cell>
          <table:table-cell/>
          <table:table-cell table:formula="of:=CONCATENATE([.$C$3]; [.A59]; [.$C$3]; &quot; =&gt; &quot;; [.$C$3]; LEFT([.B59];[.C59]); [.$C$3] ;&quot;,&quot;)" office:value-type="string" office:string-value="&quot;67&quot; =&gt; &quot;Smoking Cessation&quot;," calcext:value-type="string">
            <text:p>"67" =&gt; "Smoking Cessation",</text:p>
          </table:table-cell>
        </table:table-row>
        <table:table-row table:style-name="ro5">
          <table:table-cell office:value-type="float" office:value="68" calcext:value-type="float">
            <text:p>68</text:p>
          </table:table-cell>
          <table:table-cell office:value-type="string" calcext:value-type="string">
            <text:p>Well Baby Care</text:p>
            <text:p>Start: 09/20/2009</text:p>
          </table:table-cell>
          <table:table-cell table:formula="of:=FIND(&quot;Start&quot;; [.B60]; 1)-2" office:value-type="float" office:value="14" calcext:value-type="float">
            <text:p>14</text:p>
          </table:table-cell>
          <table:table-cell/>
          <table:table-cell table:formula="of:=CONCATENATE([.$C$3]; [.A60]; [.$C$3]; &quot; =&gt; &quot;; [.$C$3]; LEFT([.B60];[.C60]); [.$C$3] ;&quot;,&quot;)" office:value-type="string" office:string-value="&quot;68&quot; =&gt; &quot;Well Baby Care&quot;," calcext:value-type="string">
            <text:p>"68" =&gt; "Well Baby Care",</text:p>
          </table:table-cell>
        </table:table-row>
        <table:table-row table:style-name="ro5">
          <table:table-cell office:value-type="float" office:value="69" calcext:value-type="float">
            <text:p>69</text:p>
          </table:table-cell>
          <table:table-cell office:value-type="string" calcext:value-type="string">
            <text:p>Maternity</text:p>
            <text:p>Start: 09/20/2009</text:p>
          </table:table-cell>
          <table:table-cell table:formula="of:=FIND(&quot;Start&quot;; [.B61]; 1)-2" office:value-type="float" office:value="9" calcext:value-type="float">
            <text:p>9</text:p>
          </table:table-cell>
          <table:table-cell/>
          <table:table-cell table:formula="of:=CONCATENATE([.$C$3]; [.A61]; [.$C$3]; &quot; =&gt; &quot;; [.$C$3]; LEFT([.B61];[.C61]); [.$C$3] ;&quot;,&quot;)" office:value-type="string" office:string-value="&quot;69&quot; =&gt; &quot;Maternity&quot;," calcext:value-type="string">
            <text:p>"69" =&gt; "Maternity",</text:p>
          </table:table-cell>
        </table:table-row>
        <table:table-row table:style-name="ro5">
          <table:table-cell office:value-type="float" office:value="70" calcext:value-type="float">
            <text:p>70</text:p>
          </table:table-cell>
          <table:table-cell office:value-type="string" calcext:value-type="string">
            <text:p>Transplants</text:p>
            <text:p>Start: 09/20/2009</text:p>
          </table:table-cell>
          <table:table-cell table:formula="of:=FIND(&quot;Start&quot;; [.B62]; 1)-2" office:value-type="float" office:value="11" calcext:value-type="float">
            <text:p>11</text:p>
          </table:table-cell>
          <table:table-cell/>
          <table:table-cell table:formula="of:=CONCATENATE([.$C$3]; [.A62]; [.$C$3]; &quot; =&gt; &quot;; [.$C$3]; LEFT([.B62];[.C62]); [.$C$3] ;&quot;,&quot;)" office:value-type="string" office:string-value="&quot;70&quot; =&gt; &quot;Transplants&quot;," calcext:value-type="string">
            <text:p>"70" =&gt; "Transplants",</text:p>
          </table:table-cell>
        </table:table-row>
        <table:table-row table:style-name="ro5">
          <table:table-cell office:value-type="float" office:value="71" calcext:value-type="float">
            <text:p>71</text:p>
          </table:table-cell>
          <table:table-cell office:value-type="string" calcext:value-type="string">
            <text:p>Audiology</text:p>
            <text:p>Start: 09/20/2009</text:p>
          </table:table-cell>
          <table:table-cell table:formula="of:=FIND(&quot;Start&quot;; [.B63]; 1)-2" office:value-type="float" office:value="9" calcext:value-type="float">
            <text:p>9</text:p>
          </table:table-cell>
          <table:table-cell/>
          <table:table-cell table:formula="of:=CONCATENATE([.$C$3]; [.A63]; [.$C$3]; &quot; =&gt; &quot;; [.$C$3]; LEFT([.B63];[.C63]); [.$C$3] ;&quot;,&quot;)" office:value-type="string" office:string-value="&quot;71&quot; =&gt; &quot;Audiology&quot;," calcext:value-type="string">
            <text:p>"71" =&gt; "Audiology",</text:p>
          </table:table-cell>
        </table:table-row>
        <table:table-row table:style-name="ro5">
          <table:table-cell office:value-type="float" office:value="72" calcext:value-type="float">
            <text:p>72</text:p>
          </table:table-cell>
          <table:table-cell office:value-type="string" calcext:value-type="string">
            <text:p>Inhalation Therapy</text:p>
            <text:p>Start: 09/20/2009</text:p>
          </table:table-cell>
          <table:table-cell table:formula="of:=FIND(&quot;Start&quot;; [.B64]; 1)-2" office:value-type="float" office:value="18" calcext:value-type="float">
            <text:p>18</text:p>
          </table:table-cell>
          <table:table-cell/>
          <table:table-cell table:formula="of:=CONCATENATE([.$C$3]; [.A64]; [.$C$3]; &quot; =&gt; &quot;; [.$C$3]; LEFT([.B64];[.C64]); [.$C$3] ;&quot;,&quot;)" office:value-type="string" office:string-value="&quot;72&quot; =&gt; &quot;Inhalation Therapy&quot;," calcext:value-type="string">
            <text:p>"72" =&gt; "Inhalation Therapy",</text:p>
          </table:table-cell>
        </table:table-row>
        <table:table-row table:style-name="ro5">
          <table:table-cell office:value-type="float" office:value="73" calcext:value-type="float">
            <text:p>73</text:p>
          </table:table-cell>
          <table:table-cell office:value-type="string" calcext:value-type="string">
            <text:p>Diagnostic Medical</text:p>
            <text:p>Start: 09/20/2009</text:p>
          </table:table-cell>
          <table:table-cell table:formula="of:=FIND(&quot;Start&quot;; [.B65]; 1)-2" office:value-type="float" office:value="18" calcext:value-type="float">
            <text:p>18</text:p>
          </table:table-cell>
          <table:table-cell/>
          <table:table-cell table:formula="of:=CONCATENATE([.$C$3]; [.A65]; [.$C$3]; &quot; =&gt; &quot;; [.$C$3]; LEFT([.B65];[.C65]); [.$C$3] ;&quot;,&quot;)" office:value-type="string" office:string-value="&quot;73&quot; =&gt; &quot;Diagnostic Medical&quot;," calcext:value-type="string">
            <text:p>"73" =&gt; "Diagnostic Medical",</text:p>
          </table:table-cell>
        </table:table-row>
        <table:table-row table:style-name="ro5">
          <table:table-cell office:value-type="float" office:value="74" calcext:value-type="float">
            <text:p>74</text:p>
          </table:table-cell>
          <table:table-cell office:value-type="string" calcext:value-type="string">
            <text:p>Private Duty Nursing</text:p>
            <text:p>Start: 09/20/2009</text:p>
          </table:table-cell>
          <table:table-cell table:formula="of:=FIND(&quot;Start&quot;; [.B66]; 1)-2" office:value-type="float" office:value="20" calcext:value-type="float">
            <text:p>20</text:p>
          </table:table-cell>
          <table:table-cell/>
          <table:table-cell table:formula="of:=CONCATENATE([.$C$3]; [.A66]; [.$C$3]; &quot; =&gt; &quot;; [.$C$3]; LEFT([.B66];[.C66]); [.$C$3] ;&quot;,&quot;)" office:value-type="string" office:string-value="&quot;74&quot; =&gt; &quot;Private Duty Nursing&quot;," calcext:value-type="string">
            <text:p>"74" =&gt; "Private Duty Nursing",</text:p>
          </table:table-cell>
        </table:table-row>
        <table:table-row table:style-name="ro5">
          <table:table-cell office:value-type="float" office:value="75" calcext:value-type="float">
            <text:p>75</text:p>
          </table:table-cell>
          <table:table-cell office:value-type="string" calcext:value-type="string">
            <text:p>Prosthetic Device</text:p>
            <text:p>Start: 09/20/2009</text:p>
          </table:table-cell>
          <table:table-cell table:formula="of:=FIND(&quot;Start&quot;; [.B67]; 1)-2" office:value-type="float" office:value="17" calcext:value-type="float">
            <text:p>17</text:p>
          </table:table-cell>
          <table:table-cell/>
          <table:table-cell table:formula="of:=CONCATENATE([.$C$3]; [.A67]; [.$C$3]; &quot; =&gt; &quot;; [.$C$3]; LEFT([.B67];[.C67]); [.$C$3] ;&quot;,&quot;)" office:value-type="string" office:string-value="&quot;75&quot; =&gt; &quot;Prosthetic Device&quot;," calcext:value-type="string">
            <text:p>"75" =&gt; "Prosthetic Device",</text:p>
          </table:table-cell>
        </table:table-row>
        <table:table-row table:style-name="ro5">
          <table:table-cell office:value-type="float" office:value="76" calcext:value-type="float">
            <text:p>76</text:p>
          </table:table-cell>
          <table:table-cell office:value-type="string" calcext:value-type="string">
            <text:p>Dialysis</text:p>
            <text:p>Start: 09/20/2009</text:p>
          </table:table-cell>
          <table:table-cell table:formula="of:=FIND(&quot;Start&quot;; [.B68]; 1)-2" office:value-type="float" office:value="8" calcext:value-type="float">
            <text:p>8</text:p>
          </table:table-cell>
          <table:table-cell/>
          <table:table-cell table:formula="of:=CONCATENATE([.$C$3]; [.A68]; [.$C$3]; &quot; =&gt; &quot;; [.$C$3]; LEFT([.B68];[.C68]); [.$C$3] ;&quot;,&quot;)" office:value-type="string" office:string-value="&quot;76&quot; =&gt; &quot;Dialysis&quot;," calcext:value-type="string">
            <text:p>"76" =&gt; "Dialysis",</text:p>
          </table:table-cell>
        </table:table-row>
        <table:table-row table:style-name="ro5">
          <table:table-cell office:value-type="float" office:value="77" calcext:value-type="float">
            <text:p>77</text:p>
          </table:table-cell>
          <table:table-cell office:value-type="string" calcext:value-type="string">
            <text:p>Otology</text:p>
            <text:p>Start: 09/20/2009</text:p>
          </table:table-cell>
          <table:table-cell table:formula="of:=FIND(&quot;Start&quot;; [.B69]; 1)-2" office:value-type="float" office:value="7" calcext:value-type="float">
            <text:p>7</text:p>
          </table:table-cell>
          <table:table-cell/>
          <table:table-cell table:formula="of:=CONCATENATE([.$C$3]; [.A69]; [.$C$3]; &quot; =&gt; &quot;; [.$C$3]; LEFT([.B69];[.C69]); [.$C$3] ;&quot;,&quot;)" office:value-type="string" office:string-value="&quot;77&quot; =&gt; &quot;Otology&quot;," calcext:value-type="string">
            <text:p>"77" =&gt; "Otology",</text:p>
          </table:table-cell>
        </table:table-row>
        <table:table-row table:style-name="ro5">
          <table:table-cell office:value-type="float" office:value="78" calcext:value-type="float">
            <text:p>78</text:p>
          </table:table-cell>
          <table:table-cell office:value-type="string" calcext:value-type="string">
            <text:p>Chemotherapy</text:p>
            <text:p>Start: 09/20/2009</text:p>
          </table:table-cell>
          <table:table-cell table:formula="of:=FIND(&quot;Start&quot;; [.B70]; 1)-2" office:value-type="float" office:value="12" calcext:value-type="float">
            <text:p>12</text:p>
          </table:table-cell>
          <table:table-cell/>
          <table:table-cell table:formula="of:=CONCATENATE([.$C$3]; [.A70]; [.$C$3]; &quot; =&gt; &quot;; [.$C$3]; LEFT([.B70];[.C70]); [.$C$3] ;&quot;,&quot;)" office:value-type="string" office:string-value="&quot;78&quot; =&gt; &quot;Chemotherapy&quot;," calcext:value-type="string">
            <text:p>"78" =&gt; "Chemotherapy",</text:p>
          </table:table-cell>
        </table:table-row>
        <table:table-row table:style-name="ro5">
          <table:table-cell office:value-type="float" office:value="79" calcext:value-type="float">
            <text:p>79</text:p>
          </table:table-cell>
          <table:table-cell office:value-type="string" calcext:value-type="string">
            <text:p>Allergy Testing</text:p>
            <text:p>Start: 09/20/2009</text:p>
          </table:table-cell>
          <table:table-cell table:formula="of:=FIND(&quot;Start&quot;; [.B71]; 1)-2" office:value-type="float" office:value="15" calcext:value-type="float">
            <text:p>15</text:p>
          </table:table-cell>
          <table:table-cell/>
          <table:table-cell table:formula="of:=CONCATENATE([.$C$3]; [.A71]; [.$C$3]; &quot; =&gt; &quot;; [.$C$3]; LEFT([.B71];[.C71]); [.$C$3] ;&quot;,&quot;)" office:value-type="string" office:string-value="&quot;79&quot; =&gt; &quot;Allergy Testing&quot;," calcext:value-type="string">
            <text:p>"79" =&gt; "Allergy Testing",</text:p>
          </table:table-cell>
        </table:table-row>
        <table:table-row table:style-name="ro5">
          <table:table-cell office:value-type="float" office:value="80" calcext:value-type="float">
            <text:p>80</text:p>
          </table:table-cell>
          <table:table-cell office:value-type="string" calcext:value-type="string">
            <text:p>Immunizations</text:p>
            <text:p>Start: 09/20/2009</text:p>
          </table:table-cell>
          <table:table-cell table:formula="of:=FIND(&quot;Start&quot;; [.B72]; 1)-2" office:value-type="float" office:value="13" calcext:value-type="float">
            <text:p>13</text:p>
          </table:table-cell>
          <table:table-cell/>
          <table:table-cell table:formula="of:=CONCATENATE([.$C$3]; [.A72]; [.$C$3]; &quot; =&gt; &quot;; [.$C$3]; LEFT([.B72];[.C72]); [.$C$3] ;&quot;,&quot;)" office:value-type="string" office:string-value="&quot;80&quot; =&gt; &quot;Immunizations&quot;," calcext:value-type="string">
            <text:p>"80" =&gt; "Immunizations",</text:p>
          </table:table-cell>
        </table:table-row>
        <table:table-row table:style-name="ro5">
          <table:table-cell office:value-type="float" office:value="81" calcext:value-type="float">
            <text:p>81</text:p>
          </table:table-cell>
          <table:table-cell office:value-type="string" calcext:value-type="string">
            <text:p>Routine Physical</text:p>
            <text:p>Start: 09/20/2009</text:p>
          </table:table-cell>
          <table:table-cell table:formula="of:=FIND(&quot;Start&quot;; [.B73]; 1)-2" office:value-type="float" office:value="16" calcext:value-type="float">
            <text:p>16</text:p>
          </table:table-cell>
          <table:table-cell/>
          <table:table-cell table:formula="of:=CONCATENATE([.$C$3]; [.A73]; [.$C$3]; &quot; =&gt; &quot;; [.$C$3]; LEFT([.B73];[.C73]); [.$C$3] ;&quot;,&quot;)" office:value-type="string" office:string-value="&quot;81&quot; =&gt; &quot;Routine Physical&quot;," calcext:value-type="string">
            <text:p>"81" =&gt; "Routine Physical",</text:p>
          </table:table-cell>
        </table:table-row>
        <table:table-row table:style-name="ro5">
          <table:table-cell office:value-type="float" office:value="82" calcext:value-type="float">
            <text:p>82</text:p>
          </table:table-cell>
          <table:table-cell office:value-type="string" calcext:value-type="string">
            <text:p>Family Planning</text:p>
            <text:p>Start: 09/20/2009</text:p>
          </table:table-cell>
          <table:table-cell table:formula="of:=FIND(&quot;Start&quot;; [.B74]; 1)-2" office:value-type="float" office:value="15" calcext:value-type="float">
            <text:p>15</text:p>
          </table:table-cell>
          <table:table-cell/>
          <table:table-cell table:formula="of:=CONCATENATE([.$C$3]; [.A74]; [.$C$3]; &quot; =&gt; &quot;; [.$C$3]; LEFT([.B74];[.C74]); [.$C$3] ;&quot;,&quot;)" office:value-type="string" office:string-value="&quot;82&quot; =&gt; &quot;Family Planning&quot;," calcext:value-type="string">
            <text:p>"82" =&gt; "Family Planning",</text:p>
          </table:table-cell>
        </table:table-row>
        <table:table-row table:style-name="ro5">
          <table:table-cell office:value-type="float" office:value="83" calcext:value-type="float">
            <text:p>83</text:p>
          </table:table-cell>
          <table:table-cell office:value-type="string" calcext:value-type="string">
            <text:p>Infertility</text:p>
            <text:p>Start: 09/20/2009</text:p>
          </table:table-cell>
          <table:table-cell table:formula="of:=FIND(&quot;Start&quot;; [.B75]; 1)-2" office:value-type="float" office:value="11" calcext:value-type="float">
            <text:p>11</text:p>
          </table:table-cell>
          <table:table-cell/>
          <table:table-cell table:formula="of:=CONCATENATE([.$C$3]; [.A75]; [.$C$3]; &quot; =&gt; &quot;; [.$C$3]; LEFT([.B75];[.C75]); [.$C$3] ;&quot;,&quot;)" office:value-type="string" office:string-value="&quot;83&quot; =&gt; &quot;Infertility&quot;," calcext:value-type="string">
            <text:p>"83" =&gt; "Infertility",</text:p>
          </table:table-cell>
        </table:table-row>
        <table:table-row table:style-name="ro5">
          <table:table-cell office:value-type="float" office:value="84" calcext:value-type="float">
            <text:p>84</text:p>
          </table:table-cell>
          <table:table-cell office:value-type="string" calcext:value-type="string">
            <text:p>Abortion</text:p>
            <text:p>Start: 09/20/2009</text:p>
          </table:table-cell>
          <table:table-cell table:formula="of:=FIND(&quot;Start&quot;; [.B76]; 1)-2" office:value-type="float" office:value="8" calcext:value-type="float">
            <text:p>8</text:p>
          </table:table-cell>
          <table:table-cell/>
          <table:table-cell table:formula="of:=CONCATENATE([.$C$3]; [.A76]; [.$C$3]; &quot; =&gt; &quot;; [.$C$3]; LEFT([.B76];[.C76]); [.$C$3] ;&quot;,&quot;)" office:value-type="string" office:string-value="&quot;84&quot; =&gt; &quot;Abortion&quot;," calcext:value-type="string">
            <text:p>"84" =&gt; "Abortion",</text:p>
          </table:table-cell>
        </table:table-row>
        <table:table-row table:style-name="ro5">
          <table:table-cell office:value-type="float" office:value="85" calcext:value-type="float">
            <text:p>85</text:p>
          </table:table-cell>
          <table:table-cell office:value-type="string" calcext:value-type="string">
            <text:p>HIV - AIDS Treatment</text:p>
            <text:p>Start: 09/20/2009</text:p>
          </table:table-cell>
          <table:table-cell table:formula="of:=FIND(&quot;Start&quot;; [.B77]; 1)-2" office:value-type="float" office:value="20" calcext:value-type="float">
            <text:p>20</text:p>
          </table:table-cell>
          <table:table-cell/>
          <table:table-cell table:formula="of:=CONCATENATE([.$C$3]; [.A77]; [.$C$3]; &quot; =&gt; &quot;; [.$C$3]; LEFT([.B77];[.C77]); [.$C$3] ;&quot;,&quot;)" office:value-type="string" office:string-value="&quot;85&quot; =&gt; &quot;HIV - AIDS Treatment&quot;," calcext:value-type="string">
            <text:p>"85" =&gt; "HIV - AIDS Treatment",</text:p>
          </table:table-cell>
        </table:table-row>
        <table:table-row table:style-name="ro5">
          <table:table-cell office:value-type="float" office:value="86" calcext:value-type="float">
            <text:p>86</text:p>
          </table:table-cell>
          <table:table-cell office:value-type="string" calcext:value-type="string">
            <text:p>Emergency Services</text:p>
            <text:p>Start: 09/20/2009</text:p>
          </table:table-cell>
          <table:table-cell table:formula="of:=FIND(&quot;Start&quot;; [.B78]; 1)-2" office:value-type="float" office:value="18" calcext:value-type="float">
            <text:p>18</text:p>
          </table:table-cell>
          <table:table-cell/>
          <table:table-cell table:formula="of:=CONCATENATE([.$C$3]; [.A78]; [.$C$3]; &quot; =&gt; &quot;; [.$C$3]; LEFT([.B78];[.C78]); [.$C$3] ;&quot;,&quot;)" office:value-type="string" office:string-value="&quot;86&quot; =&gt; &quot;Emergency Services&quot;," calcext:value-type="string">
            <text:p>"86" =&gt; "Emergency Services",</text:p>
          </table:table-cell>
        </table:table-row>
        <table:table-row table:style-name="ro5">
          <table:table-cell office:value-type="float" office:value="87" calcext:value-type="float">
            <text:p>87</text:p>
          </table:table-cell>
          <table:table-cell office:value-type="string" calcext:value-type="string">
            <text:p>Cancer Treatment</text:p>
            <text:p>Start: 09/20/2009</text:p>
          </table:table-cell>
          <table:table-cell table:formula="of:=FIND(&quot;Start&quot;; [.B79]; 1)-2" office:value-type="float" office:value="16" calcext:value-type="float">
            <text:p>16</text:p>
          </table:table-cell>
          <table:table-cell/>
          <table:table-cell table:formula="of:=CONCATENATE([.$C$3]; [.A79]; [.$C$3]; &quot; =&gt; &quot;; [.$C$3]; LEFT([.B79];[.C79]); [.$C$3] ;&quot;,&quot;)" office:value-type="string" office:string-value="&quot;87&quot; =&gt; &quot;Cancer Treatment&quot;," calcext:value-type="string">
            <text:p>"87" =&gt; "Cancer Treatment",</text:p>
          </table:table-cell>
        </table:table-row>
        <table:table-row table:style-name="ro5">
          <table:table-cell office:value-type="float" office:value="88" calcext:value-type="float">
            <text:p>88</text:p>
          </table:table-cell>
          <table:table-cell office:value-type="string" calcext:value-type="string">
            <text:p>Pharmacy</text:p>
            <text:p>Start: 09/20/2009</text:p>
          </table:table-cell>
          <table:table-cell table:formula="of:=FIND(&quot;Start&quot;; [.B80]; 1)-2" office:value-type="float" office:value="8" calcext:value-type="float">
            <text:p>8</text:p>
          </table:table-cell>
          <table:table-cell/>
          <table:table-cell table:formula="of:=CONCATENATE([.$C$3]; [.A80]; [.$C$3]; &quot; =&gt; &quot;; [.$C$3]; LEFT([.B80];[.C80]); [.$C$3] ;&quot;,&quot;)" office:value-type="string" office:string-value="&quot;88&quot; =&gt; &quot;Pharmacy&quot;," calcext:value-type="string">
            <text:p>"88" =&gt; "Pharmacy",</text:p>
          </table:table-cell>
        </table:table-row>
        <table:table-row table:style-name="ro5">
          <table:table-cell office:value-type="float" office:value="89" calcext:value-type="float">
            <text:p>89</text:p>
          </table:table-cell>
          <table:table-cell office:value-type="string" calcext:value-type="string">
            <text:p>Free Standing Prescription Drug</text:p>
            <text:p>Start: 09/20/2009</text:p>
          </table:table-cell>
          <table:table-cell table:formula="of:=FIND(&quot;Start&quot;; [.B81]; 1)-2" office:value-type="float" office:value="31" calcext:value-type="float">
            <text:p>31</text:p>
          </table:table-cell>
          <table:table-cell/>
          <table:table-cell table:formula="of:=CONCATENATE([.$C$3]; [.A81]; [.$C$3]; &quot; =&gt; &quot;; [.$C$3]; LEFT([.B81];[.C81]); [.$C$3] ;&quot;,&quot;)" office:value-type="string" office:string-value="&quot;89&quot; =&gt; &quot;Free Standing Prescription Drug&quot;," calcext:value-type="string">
            <text:p>"89" =&gt; "Free Standing Prescription Drug",</text:p>
          </table:table-cell>
        </table:table-row>
        <table:table-row table:style-name="ro5">
          <table:table-cell office:value-type="float" office:value="90" calcext:value-type="float">
            <text:p>90</text:p>
          </table:table-cell>
          <table:table-cell office:value-type="string" calcext:value-type="string">
            <text:p>Mail Order Prescription Drug</text:p>
            <text:p>Start: 09/20/2009</text:p>
          </table:table-cell>
          <table:table-cell table:formula="of:=FIND(&quot;Start&quot;; [.B82]; 1)-2" office:value-type="float" office:value="28" calcext:value-type="float">
            <text:p>28</text:p>
          </table:table-cell>
          <table:table-cell/>
          <table:table-cell table:formula="of:=CONCATENATE([.$C$3]; [.A82]; [.$C$3]; &quot; =&gt; &quot;; [.$C$3]; LEFT([.B82];[.C82]); [.$C$3] ;&quot;,&quot;)" office:value-type="string" office:string-value="&quot;90&quot; =&gt; &quot;Mail Order Prescription Drug&quot;," calcext:value-type="string">
            <text:p>"90" =&gt; "Mail Order Prescription Drug",</text:p>
          </table:table-cell>
        </table:table-row>
        <table:table-row table:style-name="ro5">
          <table:table-cell office:value-type="float" office:value="91" calcext:value-type="float">
            <text:p>91</text:p>
          </table:table-cell>
          <table:table-cell office:value-type="string" calcext:value-type="string">
            <text:p>Brand Name Prescription Drug</text:p>
            <text:p>Start: 09/20/2009</text:p>
          </table:table-cell>
          <table:table-cell table:formula="of:=FIND(&quot;Start&quot;; [.B83]; 1)-2" office:value-type="float" office:value="28" calcext:value-type="float">
            <text:p>28</text:p>
          </table:table-cell>
          <table:table-cell/>
          <table:table-cell table:formula="of:=CONCATENATE([.$C$3]; [.A83]; [.$C$3]; &quot; =&gt; &quot;; [.$C$3]; LEFT([.B83];[.C83]); [.$C$3] ;&quot;,&quot;)" office:value-type="string" office:string-value="&quot;91&quot; =&gt; &quot;Brand Name Prescription Drug&quot;," calcext:value-type="string">
            <text:p>"91" =&gt; "Brand Name Prescription Drug",</text:p>
          </table:table-cell>
        </table:table-row>
        <table:table-row table:style-name="ro5">
          <table:table-cell office:value-type="float" office:value="92" calcext:value-type="float">
            <text:p>92</text:p>
          </table:table-cell>
          <table:table-cell office:value-type="string" calcext:value-type="string">
            <text:p>Generic Prescription Drug</text:p>
            <text:p>Start: 09/20/2009</text:p>
          </table:table-cell>
          <table:table-cell table:formula="of:=FIND(&quot;Start&quot;; [.B84]; 1)-2" office:value-type="float" office:value="25" calcext:value-type="float">
            <text:p>25</text:p>
          </table:table-cell>
          <table:table-cell/>
          <table:table-cell table:formula="of:=CONCATENATE([.$C$3]; [.A84]; [.$C$3]; &quot; =&gt; &quot;; [.$C$3]; LEFT([.B84];[.C84]); [.$C$3] ;&quot;,&quot;)" office:value-type="string" office:string-value="&quot;92&quot; =&gt; &quot;Generic Prescription Drug&quot;," calcext:value-type="string">
            <text:p>"92" =&gt; "Generic Prescription Drug",</text:p>
          </table:table-cell>
        </table:table-row>
        <table:table-row table:style-name="ro5">
          <table:table-cell office:value-type="float" office:value="93" calcext:value-type="float">
            <text:p>93</text:p>
          </table:table-cell>
          <table:table-cell office:value-type="string" calcext:value-type="string">
            <text:p>Podiatry</text:p>
            <text:p>Start: 09/20/2009</text:p>
          </table:table-cell>
          <table:table-cell table:formula="of:=FIND(&quot;Start&quot;; [.B85]; 1)-2" office:value-type="float" office:value="8" calcext:value-type="float">
            <text:p>8</text:p>
          </table:table-cell>
          <table:table-cell/>
          <table:table-cell table:formula="of:=CONCATENATE([.$C$3]; [.A85]; [.$C$3]; &quot; =&gt; &quot;; [.$C$3]; LEFT([.B85];[.C85]); [.$C$3] ;&quot;,&quot;)" office:value-type="string" office:string-value="&quot;93&quot; =&gt; &quot;Podiatry&quot;," calcext:value-type="string">
            <text:p>"93" =&gt; "Podiatry",</text:p>
          </table:table-cell>
        </table:table-row>
        <table:table-row table:style-name="ro5">
          <table:table-cell office:value-type="string" calcext:value-type="string">
            <text:p>A4</text:p>
          </table:table-cell>
          <table:table-cell office:value-type="string" calcext:value-type="string">
            <text:p>Psychiatric</text:p>
            <text:p>Start: 09/20/2009</text:p>
          </table:table-cell>
          <table:table-cell table:formula="of:=FIND(&quot;Start&quot;; [.B86]; 1)-2" office:value-type="float" office:value="11" calcext:value-type="float">
            <text:p>11</text:p>
          </table:table-cell>
          <table:table-cell/>
          <table:table-cell table:formula="of:=CONCATENATE([.$C$3]; [.A86]; [.$C$3]; &quot; =&gt; &quot;; [.$C$3]; LEFT([.B86];[.C86]); [.$C$3] ;&quot;,&quot;)" office:value-type="string" office:string-value="&quot;A4&quot; =&gt; &quot;Psychiatric&quot;," calcext:value-type="string">
            <text:p>"A4" =&gt; "Psychiatric",</text:p>
          </table:table-cell>
        </table:table-row>
        <table:table-row table:style-name="ro5">
          <table:table-cell office:value-type="string" calcext:value-type="string">
            <text:p>A6</text:p>
          </table:table-cell>
          <table:table-cell office:value-type="string" calcext:value-type="string">
            <text:p>Psychotherapy</text:p>
            <text:p>Start: 09/20/2009</text:p>
          </table:table-cell>
          <table:table-cell table:formula="of:=FIND(&quot;Start&quot;; [.B87]; 1)-2" office:value-type="float" office:value="13" calcext:value-type="float">
            <text:p>13</text:p>
          </table:table-cell>
          <table:table-cell/>
          <table:table-cell table:formula="of:=CONCATENATE([.$C$3]; [.A87]; [.$C$3]; &quot; =&gt; &quot;; [.$C$3]; LEFT([.B87];[.C87]); [.$C$3] ;&quot;,&quot;)" office:value-type="string" office:string-value="&quot;A6&quot; =&gt; &quot;Psychotherapy&quot;," calcext:value-type="string">
            <text:p>"A6" =&gt; "Psychotherapy",</text:p>
          </table:table-cell>
        </table:table-row>
        <table:table-row table:style-name="ro5">
          <table:table-cell office:value-type="string" calcext:value-type="string">
            <text:p>A7</text:p>
          </table:table-cell>
          <table:table-cell office:value-type="string" calcext:value-type="string">
            <text:p>Psychiatric - Inpatient</text:p>
            <text:p>Start: 09/20/2009</text:p>
          </table:table-cell>
          <table:table-cell table:formula="of:=FIND(&quot;Start&quot;; [.B88]; 1)-2" office:value-type="float" office:value="23" calcext:value-type="float">
            <text:p>23</text:p>
          </table:table-cell>
          <table:table-cell/>
          <table:table-cell table:formula="of:=CONCATENATE([.$C$3]; [.A88]; [.$C$3]; &quot; =&gt; &quot;; [.$C$3]; LEFT([.B88];[.C88]); [.$C$3] ;&quot;,&quot;)" office:value-type="string" office:string-value="&quot;A7&quot; =&gt; &quot;Psychiatric - Inpatient&quot;," calcext:value-type="string">
            <text:p>"A7" =&gt; "Psychiatric - Inpatient",</text:p>
          </table:table-cell>
        </table:table-row>
        <table:table-row table:style-name="ro5">
          <table:table-cell office:value-type="string" calcext:value-type="string">
            <text:p>A8</text:p>
          </table:table-cell>
          <table:table-cell office:value-type="string" calcext:value-type="string">
            <text:p>Psychiatric - Outpatient</text:p>
            <text:p>Start: 09/20/2009</text:p>
          </table:table-cell>
          <table:table-cell table:formula="of:=FIND(&quot;Start&quot;; [.B89]; 1)-2" office:value-type="float" office:value="24" calcext:value-type="float">
            <text:p>24</text:p>
          </table:table-cell>
          <table:table-cell/>
          <table:table-cell table:formula="of:=CONCATENATE([.$C$3]; [.A89]; [.$C$3]; &quot; =&gt; &quot;; [.$C$3]; LEFT([.B89];[.C89]); [.$C$3] ;&quot;,&quot;)" office:value-type="string" office:string-value="&quot;A8&quot; =&gt; &quot;Psychiatric - Outpatient&quot;," calcext:value-type="string">
            <text:p>"A8" =&gt; "Psychiatric - Outpatient",</text:p>
          </table:table-cell>
        </table:table-row>
        <table:table-row table:style-name="ro5">
          <table:table-cell office:value-type="string" calcext:value-type="string">
            <text:p>A9</text:p>
          </table:table-cell>
          <table:table-cell office:value-type="string" calcext:value-type="string">
            <text:p>Rehabilitation</text:p>
            <text:p>Start: 09/20/2009</text:p>
          </table:table-cell>
          <table:table-cell table:formula="of:=FIND(&quot;Start&quot;; [.B90]; 1)-2" office:value-type="float" office:value="14" calcext:value-type="float">
            <text:p>14</text:p>
          </table:table-cell>
          <table:table-cell/>
          <table:table-cell table:formula="of:=CONCATENATE([.$C$3]; [.A90]; [.$C$3]; &quot; =&gt; &quot;; [.$C$3]; LEFT([.B90];[.C90]); [.$C$3] ;&quot;,&quot;)" office:value-type="string" office:string-value="&quot;A9&quot; =&gt; &quot;Rehabilitation&quot;," calcext:value-type="string">
            <text:p>"A9" =&gt; "Rehabilitation",</text:p>
          </table:table-cell>
        </table:table-row>
        <table:table-row table:style-name="ro5">
          <table:table-cell office:value-type="string" calcext:value-type="string">
            <text:p>AB</text:p>
          </table:table-cell>
          <table:table-cell office:value-type="string" calcext:value-type="string">
            <text:p>Rehabilitation - Inpatient</text:p>
            <text:p>Start: 09/20/2009</text:p>
          </table:table-cell>
          <table:table-cell table:formula="of:=FIND(&quot;Start&quot;; [.B91]; 1)-2" office:value-type="float" office:value="26" calcext:value-type="float">
            <text:p>26</text:p>
          </table:table-cell>
          <table:table-cell/>
          <table:table-cell table:formula="of:=CONCATENATE([.$C$3]; [.A91]; [.$C$3]; &quot; =&gt; &quot;; [.$C$3]; LEFT([.B91];[.C91]); [.$C$3] ;&quot;,&quot;)" office:value-type="string" office:string-value="&quot;AB&quot; =&gt; &quot;Rehabilitation - Inpatient&quot;," calcext:value-type="string">
            <text:p>"AB" =&gt; "Rehabilitation - Inpatient",</text:p>
          </table:table-cell>
        </table:table-row>
        <table:table-row table:style-name="ro5">
          <table:table-cell office:value-type="string" calcext:value-type="string">
            <text:p>AC</text:p>
          </table:table-cell>
          <table:table-cell office:value-type="string" calcext:value-type="string">
            <text:p>Rehabilitation - Outpatient</text:p>
            <text:p>Start: 09/20/2009</text:p>
          </table:table-cell>
          <table:table-cell table:formula="of:=FIND(&quot;Start&quot;; [.B92]; 1)-2" office:value-type="float" office:value="27" calcext:value-type="float">
            <text:p>27</text:p>
          </table:table-cell>
          <table:table-cell/>
          <table:table-cell table:formula="of:=CONCATENATE([.$C$3]; [.A92]; [.$C$3]; &quot; =&gt; &quot;; [.$C$3]; LEFT([.B92];[.C92]); [.$C$3] ;&quot;,&quot;)" office:value-type="string" office:string-value="&quot;AC&quot; =&gt; &quot;Rehabilitation - Outpatient&quot;," calcext:value-type="string">
            <text:p>"AC" =&gt; "Rehabilitation - Outpatient",</text:p>
          </table:table-cell>
        </table:table-row>
        <table:table-row table:style-name="ro5">
          <table:table-cell office:value-type="string" calcext:value-type="string">
            <text:p>AD</text:p>
          </table:table-cell>
          <table:table-cell office:value-type="string" calcext:value-type="string">
            <text:p>Occupational Therapy</text:p>
            <text:p>Start: 09/20/2009</text:p>
          </table:table-cell>
          <table:table-cell table:formula="of:=FIND(&quot;Start&quot;; [.B93]; 1)-2" office:value-type="float" office:value="20" calcext:value-type="float">
            <text:p>20</text:p>
          </table:table-cell>
          <table:table-cell/>
          <table:table-cell table:formula="of:=CONCATENATE([.$C$3]; [.A93]; [.$C$3]; &quot; =&gt; &quot;; [.$C$3]; LEFT([.B93];[.C93]); [.$C$3] ;&quot;,&quot;)" office:value-type="string" office:string-value="&quot;AD&quot; =&gt; &quot;Occupational Therapy&quot;," calcext:value-type="string">
            <text:p>"AD" =&gt; "Occupational Therapy",</text:p>
          </table:table-cell>
        </table:table-row>
        <table:table-row table:style-name="ro5">
          <table:table-cell office:value-type="string" calcext:value-type="string">
            <text:p>AE</text:p>
          </table:table-cell>
          <table:table-cell office:value-type="string" calcext:value-type="string">
            <text:p>Physical Medicine</text:p>
            <text:p>Start: 09/20/2009</text:p>
          </table:table-cell>
          <table:table-cell table:formula="of:=FIND(&quot;Start&quot;; [.B94]; 1)-2" office:value-type="float" office:value="17" calcext:value-type="float">
            <text:p>17</text:p>
          </table:table-cell>
          <table:table-cell/>
          <table:table-cell table:formula="of:=CONCATENATE([.$C$3]; [.A94]; [.$C$3]; &quot; =&gt; &quot;; [.$C$3]; LEFT([.B94];[.C94]); [.$C$3] ;&quot;,&quot;)" office:value-type="string" office:string-value="&quot;AE&quot; =&gt; &quot;Physical Medicine&quot;," calcext:value-type="string">
            <text:p>"AE" =&gt; "Physical Medicine",</text:p>
          </table:table-cell>
        </table:table-row>
        <table:table-row table:style-name="ro5">
          <table:table-cell office:value-type="string" calcext:value-type="string">
            <text:p>AF</text:p>
          </table:table-cell>
          <table:table-cell office:value-type="string" calcext:value-type="string">
            <text:p>Speech Therapy</text:p>
            <text:p>Start: 09/20/2009</text:p>
          </table:table-cell>
          <table:table-cell table:formula="of:=FIND(&quot;Start&quot;; [.B95]; 1)-2" office:value-type="float" office:value="14" calcext:value-type="float">
            <text:p>14</text:p>
          </table:table-cell>
          <table:table-cell/>
          <table:table-cell table:formula="of:=CONCATENATE([.$C$3]; [.A95]; [.$C$3]; &quot; =&gt; &quot;; [.$C$3]; LEFT([.B95];[.C95]); [.$C$3] ;&quot;,&quot;)" office:value-type="string" office:string-value="&quot;AF&quot; =&gt; &quot;Speech Therapy&quot;," calcext:value-type="string">
            <text:p>"AF" =&gt; "Speech Therapy",</text:p>
          </table:table-cell>
        </table:table-row>
        <table:table-row table:style-name="ro5">
          <table:table-cell office:value-type="string" calcext:value-type="string">
            <text:p>AG</text:p>
          </table:table-cell>
          <table:table-cell office:value-type="string" calcext:value-type="string">
            <text:p>Skilled Nursing Care</text:p>
            <text:p>Start: 09/20/2009</text:p>
          </table:table-cell>
          <table:table-cell table:formula="of:=FIND(&quot;Start&quot;; [.B96]; 1)-2" office:value-type="float" office:value="20" calcext:value-type="float">
            <text:p>20</text:p>
          </table:table-cell>
          <table:table-cell/>
          <table:table-cell table:formula="of:=CONCATENATE([.$C$3]; [.A96]; [.$C$3]; &quot; =&gt; &quot;; [.$C$3]; LEFT([.B96];[.C96]); [.$C$3] ;&quot;,&quot;)" office:value-type="string" office:string-value="&quot;AG&quot; =&gt; &quot;Skilled Nursing Care&quot;," calcext:value-type="string">
            <text:p>"AG" =&gt; "Skilled Nursing Care",</text:p>
          </table:table-cell>
        </table:table-row>
        <table:table-row table:style-name="ro5">
          <table:table-cell office:value-type="string" calcext:value-type="string">
            <text:p>AI</text:p>
          </table:table-cell>
          <table:table-cell office:value-type="string" calcext:value-type="string">
            <text:p>Substance Abuse</text:p>
            <text:p>Start: 09/20/2009</text:p>
          </table:table-cell>
          <table:table-cell table:formula="of:=FIND(&quot;Start&quot;; [.B97]; 1)-2" office:value-type="float" office:value="15" calcext:value-type="float">
            <text:p>15</text:p>
          </table:table-cell>
          <table:table-cell/>
          <table:table-cell table:formula="of:=CONCATENATE([.$C$3]; [.A97]; [.$C$3]; &quot; =&gt; &quot;; [.$C$3]; LEFT([.B97];[.C97]); [.$C$3] ;&quot;,&quot;)" office:value-type="string" office:string-value="&quot;AI&quot; =&gt; &quot;Substance Abuse&quot;," calcext:value-type="string">
            <text:p>"AI" =&gt; "Substance Abuse",</text:p>
          </table:table-cell>
        </table:table-row>
        <table:table-row table:style-name="ro5">
          <table:table-cell office:value-type="string" calcext:value-type="string">
            <text:p>AJ</text:p>
          </table:table-cell>
          <table:table-cell office:value-type="string" calcext:value-type="string">
            <text:p>Alcoholism Treatment</text:p>
            <text:p>Start: 09/20/2009</text:p>
          </table:table-cell>
          <table:table-cell table:formula="of:=FIND(&quot;Start&quot;; [.B98]; 1)-2" office:value-type="float" office:value="20" calcext:value-type="float">
            <text:p>20</text:p>
          </table:table-cell>
          <table:table-cell/>
          <table:table-cell table:formula="of:=CONCATENATE([.$C$3]; [.A98]; [.$C$3]; &quot; =&gt; &quot;; [.$C$3]; LEFT([.B98];[.C98]); [.$C$3] ;&quot;,&quot;)" office:value-type="string" office:string-value="&quot;AJ&quot; =&gt; &quot;Alcoholism Treatment&quot;," calcext:value-type="string">
            <text:p>"AJ" =&gt; "Alcoholism Treatment",</text:p>
          </table:table-cell>
        </table:table-row>
        <table:table-row table:style-name="ro5">
          <table:table-cell office:value-type="string" calcext:value-type="string">
            <text:p>AK</text:p>
          </table:table-cell>
          <table:table-cell office:value-type="string" calcext:value-type="string">
            <text:p>Drug Addiction</text:p>
            <text:p>Start: 09/20/2009</text:p>
          </table:table-cell>
          <table:table-cell table:formula="of:=FIND(&quot;Start&quot;; [.B99]; 1)-2" office:value-type="float" office:value="14" calcext:value-type="float">
            <text:p>14</text:p>
          </table:table-cell>
          <table:table-cell/>
          <table:table-cell table:formula="of:=CONCATENATE([.$C$3]; [.A99]; [.$C$3]; &quot; =&gt; &quot;; [.$C$3]; LEFT([.B99];[.C99]); [.$C$3] ;&quot;,&quot;)" office:value-type="string" office:string-value="&quot;AK&quot; =&gt; &quot;Drug Addiction&quot;," calcext:value-type="string">
            <text:p>"AK" =&gt; "Drug Addiction",</text:p>
          </table:table-cell>
        </table:table-row>
        <table:table-row table:style-name="ro5">
          <table:table-cell office:value-type="string" calcext:value-type="string">
            <text:p>AL</text:p>
          </table:table-cell>
          <table:table-cell office:value-type="string" calcext:value-type="string">
            <text:p>Optometry</text:p>
            <text:p>Start: 09/20/2009</text:p>
          </table:table-cell>
          <table:table-cell table:formula="of:=FIND(&quot;Start&quot;; [.B100]; 1)-2" office:value-type="float" office:value="9" calcext:value-type="float">
            <text:p>9</text:p>
          </table:table-cell>
          <table:table-cell/>
          <table:table-cell table:formula="of:=CONCATENATE([.$C$3]; [.A100]; [.$C$3]; &quot; =&gt; &quot;; [.$C$3]; LEFT([.B100];[.C100]); [.$C$3] ;&quot;,&quot;)" office:value-type="string" office:string-value="&quot;AL&quot; =&gt; &quot;Optometry&quot;," calcext:value-type="string">
            <text:p>"AL" =&gt; "Optometry",</text:p>
          </table:table-cell>
        </table:table-row>
        <table:table-row table:style-name="ro5">
          <table:table-cell office:value-type="string" calcext:value-type="string">
            <text:p>AM</text:p>
          </table:table-cell>
          <table:table-cell office:value-type="string" calcext:value-type="string">
            <text:p>Frames</text:p>
            <text:p>Start: 09/20/2009</text:p>
          </table:table-cell>
          <table:table-cell table:formula="of:=FIND(&quot;Start&quot;; [.B101]; 1)-2" office:value-type="float" office:value="6" calcext:value-type="float">
            <text:p>6</text:p>
          </table:table-cell>
          <table:table-cell/>
          <table:table-cell table:formula="of:=CONCATENATE([.$C$3]; [.A101]; [.$C$3]; &quot; =&gt; &quot;; [.$C$3]; LEFT([.B101];[.C101]); [.$C$3] ;&quot;,&quot;)" office:value-type="string" office:string-value="&quot;AM&quot; =&gt; &quot;Frames&quot;," calcext:value-type="string">
            <text:p>"AM" =&gt; "Frames",</text:p>
          </table:table-cell>
        </table:table-row>
        <table:table-row table:style-name="ro5">
          <table:table-cell office:value-type="string" calcext:value-type="string">
            <text:p>AO</text:p>
          </table:table-cell>
          <table:table-cell office:value-type="string" calcext:value-type="string">
            <text:p>Lenses</text:p>
            <text:p>Start: 09/20/2009</text:p>
          </table:table-cell>
          <table:table-cell table:formula="of:=FIND(&quot;Start&quot;; [.B102]; 1)-2" office:value-type="float" office:value="6" calcext:value-type="float">
            <text:p>6</text:p>
          </table:table-cell>
          <table:table-cell/>
          <table:table-cell table:formula="of:=CONCATENATE([.$C$3]; [.A102]; [.$C$3]; &quot; =&gt; &quot;; [.$C$3]; LEFT([.B102];[.C102]); [.$C$3] ;&quot;,&quot;)" office:value-type="string" office:string-value="&quot;AO&quot; =&gt; &quot;Lenses&quot;," calcext:value-type="string">
            <text:p>"AO" =&gt; "Lenses",</text:p>
          </table:table-cell>
        </table:table-row>
        <table:table-row table:style-name="ro5">
          <table:table-cell office:value-type="string" calcext:value-type="string">
            <text:p>AP</text:p>
          </table:table-cell>
          <table:table-cell office:value-type="string" calcext:value-type="string">
            <text:p>Routine Eye Exam</text:p>
            <text:p>Start: 09/20/2009</text:p>
          </table:table-cell>
          <table:table-cell table:formula="of:=FIND(&quot;Start&quot;; [.B103]; 1)-2" office:value-type="float" office:value="16" calcext:value-type="float">
            <text:p>16</text:p>
          </table:table-cell>
          <table:table-cell/>
          <table:table-cell table:formula="of:=CONCATENATE([.$C$3]; [.A103]; [.$C$3]; &quot; =&gt; &quot;; [.$C$3]; LEFT([.B103];[.C103]); [.$C$3] ;&quot;,&quot;)" office:value-type="string" office:string-value="&quot;AP&quot; =&gt; &quot;Routine Eye Exam&quot;," calcext:value-type="string">
            <text:p>"AP" =&gt; "Routine Eye Exam",</text:p>
          </table:table-cell>
        </table:table-row>
        <table:table-row table:style-name="ro5">
          <table:table-cell office:value-type="string" calcext:value-type="string">
            <text:p>AQ</text:p>
          </table:table-cell>
          <table:table-cell office:value-type="string" calcext:value-type="string">
            <text:p>Nonmedically Necessary Physical (These physicals are required by other entities e.g., insurance application, pilot license, employment or school)</text:p>
            <text:p>Start: 09/20/2009</text:p>
          </table:table-cell>
          <table:table-cell table:formula="of:=FIND(&quot;Start&quot;; [.B104]; 1)-2" office:value-type="float" office:value="145" calcext:value-type="float">
            <text:p>145</text:p>
          </table:table-cell>
          <table:table-cell/>
          <table:table-cell table:formula="of:=CONCATENATE([.$C$3]; [.A104]; [.$C$3]; &quot; =&gt; &quot;; [.$C$3]; LEFT([.B104];[.C104]); [.$C$3] ;&quot;,&quot;)" office:value-type="string" office:string-value="&quot;AQ&quot; =&gt; &quot;Nonmedically Necessary Physical (These physicals are required by other entities e.g., insurance application, pilot license, employment or school)&quot;," calcext:value-type="string">
            <text:p>"AQ" =&gt; "Nonmedically Necessary Physical (These physicals are required by other entities e.g., insurance application, pilot license, employment or school)",</text:p>
          </table:table-cell>
        </table:table-row>
        <table:table-row table:style-name="ro5">
          <table:table-cell office:value-type="string" calcext:value-type="string">
            <text:p>AR</text:p>
          </table:table-cell>
          <table:table-cell office:value-type="string" calcext:value-type="string">
            <text:p>Experimental Drug Therapy</text:p>
            <text:p>Start: 09/20/2009</text:p>
          </table:table-cell>
          <table:table-cell table:formula="of:=FIND(&quot;Start&quot;; [.B105]; 1)-2" office:value-type="float" office:value="25" calcext:value-type="float">
            <text:p>25</text:p>
          </table:table-cell>
          <table:table-cell/>
          <table:table-cell table:formula="of:=CONCATENATE([.$C$3]; [.A105]; [.$C$3]; &quot; =&gt; &quot;; [.$C$3]; LEFT([.B105];[.C105]); [.$C$3] ;&quot;,&quot;)" office:value-type="string" office:string-value="&quot;AR&quot; =&gt; &quot;Experimental Drug Therapy&quot;," calcext:value-type="string">
            <text:p>"AR" =&gt; "Experimental Drug Therapy",</text:p>
          </table:table-cell>
        </table:table-row>
        <table:table-row table:style-name="ro5">
          <table:table-cell office:value-type="string" calcext:value-type="string">
            <text:p>B1</text:p>
          </table:table-cell>
          <table:table-cell office:value-type="string" calcext:value-type="string">
            <text:p>Burn Care</text:p>
            <text:p>Start: 09/20/2009</text:p>
          </table:table-cell>
          <table:table-cell table:formula="of:=FIND(&quot;Start&quot;; [.B106]; 1)-2" office:value-type="float" office:value="9" calcext:value-type="float">
            <text:p>9</text:p>
          </table:table-cell>
          <table:table-cell/>
          <table:table-cell table:formula="of:=CONCATENATE([.$C$3]; [.A106]; [.$C$3]; &quot; =&gt; &quot;; [.$C$3]; LEFT([.B106];[.C106]); [.$C$3] ;&quot;,&quot;)" office:value-type="string" office:string-value="&quot;B1&quot; =&gt; &quot;Burn Care&quot;," calcext:value-type="string">
            <text:p>"B1" =&gt; "Burn Care",</text:p>
          </table:table-cell>
        </table:table-row>
        <table:table-row table:style-name="ro5">
          <table:table-cell office:value-type="string" calcext:value-type="string">
            <text:p>B2</text:p>
          </table:table-cell>
          <table:table-cell office:value-type="string" calcext:value-type="string">
            <text:p>Brand Name Prescription Drug - Formulary</text:p>
            <text:p>Start: 09/20/2009</text:p>
          </table:table-cell>
          <table:table-cell table:formula="of:=FIND(&quot;Start&quot;; [.B107]; 1)-2" office:value-type="float" office:value="40" calcext:value-type="float">
            <text:p>40</text:p>
          </table:table-cell>
          <table:table-cell/>
          <table:table-cell table:formula="of:=CONCATENATE([.$C$3]; [.A107]; [.$C$3]; &quot; =&gt; &quot;; [.$C$3]; LEFT([.B107];[.C107]); [.$C$3] ;&quot;,&quot;)" office:value-type="string" office:string-value="&quot;B2&quot; =&gt; &quot;Brand Name Prescription Drug - Formulary&quot;," calcext:value-type="string">
            <text:p>"B2" =&gt; "Brand Name Prescription Drug - Formulary",</text:p>
          </table:table-cell>
        </table:table-row>
        <table:table-row table:style-name="ro5">
          <table:table-cell office:value-type="string" calcext:value-type="string">
            <text:p>B3</text:p>
          </table:table-cell>
          <table:table-cell office:value-type="string" calcext:value-type="string">
            <text:p>Brand Name Prescription Drug - Non-Formulary</text:p>
            <text:p>Start: 09/20/2009</text:p>
          </table:table-cell>
          <table:table-cell table:formula="of:=FIND(&quot;Start&quot;; [.B108]; 1)-2" office:value-type="float" office:value="44" calcext:value-type="float">
            <text:p>44</text:p>
          </table:table-cell>
          <table:table-cell/>
          <table:table-cell table:formula="of:=CONCATENATE([.$C$3]; [.A108]; [.$C$3]; &quot; =&gt; &quot;; [.$C$3]; LEFT([.B108];[.C108]); [.$C$3] ;&quot;,&quot;)" office:value-type="string" office:string-value="&quot;B3&quot; =&gt; &quot;Brand Name Prescription Drug - Non-Formulary&quot;," calcext:value-type="string">
            <text:p>"B3" =&gt; "Brand Name Prescription Drug - Non-Formulary",</text:p>
          </table:table-cell>
        </table:table-row>
        <table:table-row table:style-name="ro5">
          <table:table-cell office:value-type="string" calcext:value-type="string">
            <text:p>BA</text:p>
          </table:table-cell>
          <table:table-cell office:value-type="string" calcext:value-type="string">
            <text:p>Independent Medical Evaluation</text:p>
            <text:p>Start: 09/20/2009</text:p>
          </table:table-cell>
          <table:table-cell table:formula="of:=FIND(&quot;Start&quot;; [.B109]; 1)-2" office:value-type="float" office:value="30" calcext:value-type="float">
            <text:p>30</text:p>
          </table:table-cell>
          <table:table-cell/>
          <table:table-cell table:formula="of:=CONCATENATE([.$C$3]; [.A109]; [.$C$3]; &quot; =&gt; &quot;; [.$C$3]; LEFT([.B109];[.C109]); [.$C$3] ;&quot;,&quot;)" office:value-type="string" office:string-value="&quot;BA&quot; =&gt; &quot;Independent Medical Evaluation&quot;," calcext:value-type="string">
            <text:p>"BA" =&gt; "Independent Medical Evaluation",</text:p>
          </table:table-cell>
        </table:table-row>
        <table:table-row table:style-name="ro5">
          <table:table-cell office:value-type="string" calcext:value-type="string">
            <text:p>BB</text:p>
          </table:table-cell>
          <table:table-cell office:value-type="string" calcext:value-type="string">
            <text:p>Psychiatric Treatment Partial Hospitalization</text:p>
            <text:p>Start: 09/20/2009</text:p>
          </table:table-cell>
          <table:table-cell table:formula="of:=FIND(&quot;Start&quot;; [.B110]; 1)-2" office:value-type="float" office:value="45" calcext:value-type="float">
            <text:p>45</text:p>
          </table:table-cell>
          <table:table-cell/>
          <table:table-cell table:formula="of:=CONCATENATE([.$C$3]; [.A110]; [.$C$3]; &quot; =&gt; &quot;; [.$C$3]; LEFT([.B110];[.C110]); [.$C$3] ;&quot;,&quot;)" office:value-type="string" office:string-value="&quot;BB&quot; =&gt; &quot;Psychiatric Treatment Partial Hospitalization&quot;," calcext:value-type="string">
            <text:p>"BB" =&gt; "Psychiatric Treatment Partial Hospitalization",</text:p>
          </table:table-cell>
        </table:table-row>
        <table:table-row table:style-name="ro5">
          <table:table-cell office:value-type="string" calcext:value-type="string">
            <text:p>BC</text:p>
          </table:table-cell>
          <table:table-cell office:value-type="string" calcext:value-type="string">
            <text:p>Day Care (Psychiatric)</text:p>
            <text:p>Start: 09/20/2009</text:p>
          </table:table-cell>
          <table:table-cell table:formula="of:=FIND(&quot;Start&quot;; [.B111]; 1)-2" office:value-type="float" office:value="22" calcext:value-type="float">
            <text:p>22</text:p>
          </table:table-cell>
          <table:table-cell/>
          <table:table-cell table:formula="of:=CONCATENATE([.$C$3]; [.A111]; [.$C$3]; &quot; =&gt; &quot;; [.$C$3]; LEFT([.B111];[.C111]); [.$C$3] ;&quot;,&quot;)" office:value-type="string" office:string-value="&quot;BC&quot; =&gt; &quot;Day Care (Psychiatric)&quot;," calcext:value-type="string">
            <text:p>"BC" =&gt; "Day Care (Psychiatric)",</text:p>
          </table:table-cell>
        </table:table-row>
        <table:table-row table:style-name="ro5">
          <table:table-cell office:value-type="string" calcext:value-type="string">
            <text:p>BD</text:p>
          </table:table-cell>
          <table:table-cell office:value-type="string" calcext:value-type="string">
            <text:p>Cognitive Therapy</text:p>
            <text:p>Start: 09/20/2009</text:p>
          </table:table-cell>
          <table:table-cell table:formula="of:=FIND(&quot;Start&quot;; [.B112]; 1)-2" office:value-type="float" office:value="17" calcext:value-type="float">
            <text:p>17</text:p>
          </table:table-cell>
          <table:table-cell/>
          <table:table-cell table:formula="of:=CONCATENATE([.$C$3]; [.A112]; [.$C$3]; &quot; =&gt; &quot;; [.$C$3]; LEFT([.B112];[.C112]); [.$C$3] ;&quot;,&quot;)" office:value-type="string" office:string-value="&quot;BD&quot; =&gt; &quot;Cognitive Therapy&quot;," calcext:value-type="string">
            <text:p>"BD" =&gt; "Cognitive Therapy",</text:p>
          </table:table-cell>
        </table:table-row>
        <table:table-row table:style-name="ro5">
          <table:table-cell office:value-type="string" calcext:value-type="string">
            <text:p>BE</text:p>
          </table:table-cell>
          <table:table-cell office:value-type="string" calcext:value-type="string">
            <text:p>Massage Therapy</text:p>
            <text:p>Start: 09/20/2009</text:p>
          </table:table-cell>
          <table:table-cell table:formula="of:=FIND(&quot;Start&quot;; [.B113]; 1)-2" office:value-type="float" office:value="15" calcext:value-type="float">
            <text:p>15</text:p>
          </table:table-cell>
          <table:table-cell/>
          <table:table-cell table:formula="of:=CONCATENATE([.$C$3]; [.A113]; [.$C$3]; &quot; =&gt; &quot;; [.$C$3]; LEFT([.B113];[.C113]); [.$C$3] ;&quot;,&quot;)" office:value-type="string" office:string-value="&quot;BE&quot; =&gt; &quot;Massage Therapy&quot;," calcext:value-type="string">
            <text:p>"BE" =&gt; "Massage Therapy",</text:p>
          </table:table-cell>
        </table:table-row>
        <table:table-row table:style-name="ro5">
          <table:table-cell office:value-type="string" calcext:value-type="string">
            <text:p>BF</text:p>
          </table:table-cell>
          <table:table-cell office:value-type="string" calcext:value-type="string">
            <text:p>Pulmonary Rehabilitation</text:p>
            <text:p>Start: 09/20/2009</text:p>
          </table:table-cell>
          <table:table-cell table:formula="of:=FIND(&quot;Start&quot;; [.B114]; 1)-2" office:value-type="float" office:value="24" calcext:value-type="float">
            <text:p>24</text:p>
          </table:table-cell>
          <table:table-cell/>
          <table:table-cell table:formula="of:=CONCATENATE([.$C$3]; [.A114]; [.$C$3]; &quot; =&gt; &quot;; [.$C$3]; LEFT([.B114];[.C114]); [.$C$3] ;&quot;,&quot;)" office:value-type="string" office:string-value="&quot;BF&quot; =&gt; &quot;Pulmonary Rehabilitation&quot;," calcext:value-type="string">
            <text:p>"BF" =&gt; "Pulmonary Rehabilitation",</text:p>
          </table:table-cell>
        </table:table-row>
        <table:table-row table:style-name="ro5">
          <table:table-cell office:value-type="string" calcext:value-type="string">
            <text:p>BG</text:p>
          </table:table-cell>
          <table:table-cell office:value-type="string" calcext:value-type="string">
            <text:p>Cardiac Rehabilitation</text:p>
            <text:p>Start: 09/20/2009</text:p>
          </table:table-cell>
          <table:table-cell table:formula="of:=FIND(&quot;Start&quot;; [.B115]; 1)-2" office:value-type="float" office:value="22" calcext:value-type="float">
            <text:p>22</text:p>
          </table:table-cell>
          <table:table-cell/>
          <table:table-cell table:formula="of:=CONCATENATE([.$C$3]; [.A115]; [.$C$3]; &quot; =&gt; &quot;; [.$C$3]; LEFT([.B115];[.C115]); [.$C$3] ;&quot;,&quot;)" office:value-type="string" office:string-value="&quot;BG&quot; =&gt; &quot;Cardiac Rehabilitation&quot;," calcext:value-type="string">
            <text:p>"BG" =&gt; "Cardiac Rehabilitation",</text:p>
          </table:table-cell>
        </table:table-row>
        <table:table-row table:style-name="ro5">
          <table:table-cell office:value-type="string" calcext:value-type="string">
            <text:p>BH</text:p>
          </table:table-cell>
          <table:table-cell office:value-type="string" calcext:value-type="string">
            <text:p>Pediatric</text:p>
            <text:p>Start: 09/20/2009</text:p>
          </table:table-cell>
          <table:table-cell table:formula="of:=FIND(&quot;Start&quot;; [.B116]; 1)-2" office:value-type="float" office:value="9" calcext:value-type="float">
            <text:p>9</text:p>
          </table:table-cell>
          <table:table-cell/>
          <table:table-cell table:formula="of:=CONCATENATE([.$C$3]; [.A116]; [.$C$3]; &quot; =&gt; &quot;; [.$C$3]; LEFT([.B116];[.C116]); [.$C$3] ;&quot;,&quot;)" office:value-type="string" office:string-value="&quot;BH&quot; =&gt; &quot;Pediatric&quot;," calcext:value-type="string">
            <text:p>"BH" =&gt; "Pediatric",</text:p>
          </table:table-cell>
        </table:table-row>
        <table:table-row table:style-name="ro5">
          <table:table-cell office:value-type="string" calcext:value-type="string">
            <text:p>BI</text:p>
          </table:table-cell>
          <table:table-cell office:value-type="string" calcext:value-type="string">
            <text:p>Nursery Room and Board</text:p>
            <text:p>Start: 09/20/2009</text:p>
          </table:table-cell>
          <table:table-cell table:formula="of:=FIND(&quot;Start&quot;; [.B117]; 1)-2" office:value-type="float" office:value="22" calcext:value-type="float">
            <text:p>22</text:p>
          </table:table-cell>
          <table:table-cell/>
          <table:table-cell table:formula="of:=CONCATENATE([.$C$3]; [.A117]; [.$C$3]; &quot; =&gt; &quot;; [.$C$3]; LEFT([.B117];[.C117]); [.$C$3] ;&quot;,&quot;)" office:value-type="string" office:string-value="&quot;BI&quot; =&gt; &quot;Nursery Room and Board&quot;," calcext:value-type="string">
            <text:p>"BI" =&gt; "Nursery Room and Board",</text:p>
          </table:table-cell>
        </table:table-row>
        <table:table-row table:style-name="ro5">
          <table:table-cell office:value-type="string" calcext:value-type="string">
            <text:p>BK</text:p>
          </table:table-cell>
          <table:table-cell office:value-type="string" calcext:value-type="string">
            <text:p>Orthopedic</text:p>
            <text:p>Start: 09/20/2009</text:p>
          </table:table-cell>
          <table:table-cell table:formula="of:=FIND(&quot;Start&quot;; [.B118]; 1)-2" office:value-type="float" office:value="10" calcext:value-type="float">
            <text:p>10</text:p>
          </table:table-cell>
          <table:table-cell/>
          <table:table-cell table:formula="of:=CONCATENATE([.$C$3]; [.A118]; [.$C$3]; &quot; =&gt; &quot;; [.$C$3]; LEFT([.B118];[.C118]); [.$C$3] ;&quot;,&quot;)" office:value-type="string" office:string-value="&quot;BK&quot; =&gt; &quot;Orthopedic&quot;," calcext:value-type="string">
            <text:p>"BK" =&gt; "Orthopedic",</text:p>
          </table:table-cell>
        </table:table-row>
        <table:table-row table:style-name="ro5">
          <table:table-cell office:value-type="string" calcext:value-type="string">
            <text:p>BL</text:p>
          </table:table-cell>
          <table:table-cell office:value-type="string" calcext:value-type="string">
            <text:p>Cardiac</text:p>
            <text:p>Start: 09/20/2009</text:p>
          </table:table-cell>
          <table:table-cell table:formula="of:=FIND(&quot;Start&quot;; [.B119]; 1)-2" office:value-type="float" office:value="7" calcext:value-type="float">
            <text:p>7</text:p>
          </table:table-cell>
          <table:table-cell/>
          <table:table-cell table:formula="of:=CONCATENATE([.$C$3]; [.A119]; [.$C$3]; &quot; =&gt; &quot;; [.$C$3]; LEFT([.B119];[.C119]); [.$C$3] ;&quot;,&quot;)" office:value-type="string" office:string-value="&quot;BL&quot; =&gt; &quot;Cardiac&quot;," calcext:value-type="string">
            <text:p>"BL" =&gt; "Cardiac",</text:p>
          </table:table-cell>
        </table:table-row>
        <table:table-row table:style-name="ro5">
          <table:table-cell office:value-type="string" calcext:value-type="string">
            <text:p>BM</text:p>
          </table:table-cell>
          <table:table-cell office:value-type="string" calcext:value-type="string">
            <text:p>Lymphatic</text:p>
            <text:p>Start: 09/20/2009</text:p>
          </table:table-cell>
          <table:table-cell table:formula="of:=FIND(&quot;Start&quot;; [.B120]; 1)-2" office:value-type="float" office:value="9" calcext:value-type="float">
            <text:p>9</text:p>
          </table:table-cell>
          <table:table-cell/>
          <table:table-cell table:formula="of:=CONCATENATE([.$C$3]; [.A120]; [.$C$3]; &quot; =&gt; &quot;; [.$C$3]; LEFT([.B120];[.C120]); [.$C$3] ;&quot;,&quot;)" office:value-type="string" office:string-value="&quot;BM&quot; =&gt; &quot;Lymphatic&quot;," calcext:value-type="string">
            <text:p>"BM" =&gt; "Lymphatic",</text:p>
          </table:table-cell>
        </table:table-row>
        <table:table-row table:style-name="ro5">
          <table:table-cell office:value-type="string" calcext:value-type="string">
            <text:p>BN</text:p>
          </table:table-cell>
          <table:table-cell office:value-type="string" calcext:value-type="string">
            <text:p>Gastrointestinal</text:p>
            <text:p>Start: 09/20/2009</text:p>
          </table:table-cell>
          <table:table-cell table:formula="of:=FIND(&quot;Start&quot;; [.B121]; 1)-2" office:value-type="float" office:value="16" calcext:value-type="float">
            <text:p>16</text:p>
          </table:table-cell>
          <table:table-cell/>
          <table:table-cell table:formula="of:=CONCATENATE([.$C$3]; [.A121]; [.$C$3]; &quot; =&gt; &quot;; [.$C$3]; LEFT([.B121];[.C121]); [.$C$3] ;&quot;,&quot;)" office:value-type="string" office:string-value="&quot;BN&quot; =&gt; &quot;Gastrointestinal&quot;," calcext:value-type="string">
            <text:p>"BN" =&gt; "Gastrointestinal",</text:p>
          </table:table-cell>
        </table:table-row>
        <table:table-row table:style-name="ro5">
          <table:table-cell office:value-type="string" calcext:value-type="string">
            <text:p>BP</text:p>
          </table:table-cell>
          <table:table-cell office:value-type="string" calcext:value-type="string">
            <text:p>Endocrine</text:p>
            <text:p>Start: 09/20/2009</text:p>
          </table:table-cell>
          <table:table-cell table:formula="of:=FIND(&quot;Start&quot;; [.B122]; 1)-2" office:value-type="float" office:value="9" calcext:value-type="float">
            <text:p>9</text:p>
          </table:table-cell>
          <table:table-cell/>
          <table:table-cell table:formula="of:=CONCATENATE([.$C$3]; [.A122]; [.$C$3]; &quot; =&gt; &quot;; [.$C$3]; LEFT([.B122];[.C122]); [.$C$3] ;&quot;,&quot;)" office:value-type="string" office:string-value="&quot;BP&quot; =&gt; &quot;Endocrine&quot;," calcext:value-type="string">
            <text:p>"BP" =&gt; "Endocrine",</text:p>
          </table:table-cell>
        </table:table-row>
        <table:table-row table:style-name="ro5">
          <table:table-cell office:value-type="string" calcext:value-type="string">
            <text:p>BQ</text:p>
          </table:table-cell>
          <table:table-cell office:value-type="string" calcext:value-type="string">
            <text:p>Neurology</text:p>
            <text:p>Start: 09/20/2009</text:p>
          </table:table-cell>
          <table:table-cell table:formula="of:=FIND(&quot;Start&quot;; [.B123]; 1)-2" office:value-type="float" office:value="9" calcext:value-type="float">
            <text:p>9</text:p>
          </table:table-cell>
          <table:table-cell/>
          <table:table-cell table:formula="of:=CONCATENATE([.$C$3]; [.A123]; [.$C$3]; &quot; =&gt; &quot;; [.$C$3]; LEFT([.B123];[.C123]); [.$C$3] ;&quot;,&quot;)" office:value-type="string" office:string-value="&quot;BQ&quot; =&gt; &quot;Neurology&quot;," calcext:value-type="string">
            <text:p>"BQ" =&gt; "Neurology",</text:p>
          </table:table-cell>
        </table:table-row>
        <table:table-row table:style-name="ro5">
          <table:table-cell office:value-type="string" calcext:value-type="string">
            <text:p>BT</text:p>
          </table:table-cell>
          <table:table-cell office:value-type="string" calcext:value-type="string">
            <text:p>Gynecological</text:p>
            <text:p>Start: 09/20/2009</text:p>
          </table:table-cell>
          <table:table-cell table:formula="of:=FIND(&quot;Start&quot;; [.B124]; 1)-2" office:value-type="float" office:value="13" calcext:value-type="float">
            <text:p>13</text:p>
          </table:table-cell>
          <table:table-cell/>
          <table:table-cell table:formula="of:=CONCATENATE([.$C$3]; [.A124]; [.$C$3]; &quot; =&gt; &quot;; [.$C$3]; LEFT([.B124];[.C124]); [.$C$3] ;&quot;,&quot;)" office:value-type="string" office:string-value="&quot;BT&quot; =&gt; &quot;Gynecological&quot;," calcext:value-type="string">
            <text:p>"BT" =&gt; "Gynecological",</text:p>
          </table:table-cell>
        </table:table-row>
        <table:table-row table:style-name="ro5">
          <table:table-cell office:value-type="string" calcext:value-type="string">
            <text:p>BU</text:p>
          </table:table-cell>
          <table:table-cell office:value-type="string" calcext:value-type="string">
            <text:p>Obstetrical</text:p>
            <text:p>Start: 09/20/2009</text:p>
          </table:table-cell>
          <table:table-cell table:formula="of:=FIND(&quot;Start&quot;; [.B125]; 1)-2" office:value-type="float" office:value="11" calcext:value-type="float">
            <text:p>11</text:p>
          </table:table-cell>
          <table:table-cell/>
          <table:table-cell table:formula="of:=CONCATENATE([.$C$3]; [.A125]; [.$C$3]; &quot; =&gt; &quot;; [.$C$3]; LEFT([.B125];[.C125]); [.$C$3] ;&quot;,&quot;)" office:value-type="string" office:string-value="&quot;BU&quot; =&gt; &quot;Obstetrical&quot;," calcext:value-type="string">
            <text:p>"BU" =&gt; "Obstetrical",</text:p>
          </table:table-cell>
        </table:table-row>
        <table:table-row table:style-name="ro5">
          <table:table-cell office:value-type="string" calcext:value-type="string">
            <text:p>BV</text:p>
          </table:table-cell>
          <table:table-cell office:value-type="string" calcext:value-type="string">
            <text:p>Obstetrical/Gynecological</text:p>
            <text:p>Start: 09/20/2009</text:p>
          </table:table-cell>
          <table:table-cell table:formula="of:=FIND(&quot;Start&quot;; [.B126]; 1)-2" office:value-type="float" office:value="25" calcext:value-type="float">
            <text:p>25</text:p>
          </table:table-cell>
          <table:table-cell/>
          <table:table-cell table:formula="of:=CONCATENATE([.$C$3]; [.A126]; [.$C$3]; &quot; =&gt; &quot;; [.$C$3]; LEFT([.B126];[.C126]); [.$C$3] ;&quot;,&quot;)" office:value-type="string" office:string-value="&quot;BV&quot; =&gt; &quot;Obstetrical/Gynecological&quot;," calcext:value-type="string">
            <text:p>"BV" =&gt; "Obstetrical/Gynecological",</text:p>
          </table:table-cell>
        </table:table-row>
        <table:table-row table:style-name="ro5">
          <table:table-cell office:value-type="string" calcext:value-type="string">
            <text:p>BW</text:p>
          </table:table-cell>
          <table:table-cell office:value-type="string" calcext:value-type="string">
            <text:p>Mail Order Prescription Drug: Brand Name</text:p>
            <text:p>Start: 09/20/2009</text:p>
          </table:table-cell>
          <table:table-cell table:formula="of:=FIND(&quot;Start&quot;; [.B127]; 1)-2" office:value-type="float" office:value="40" calcext:value-type="float">
            <text:p>40</text:p>
          </table:table-cell>
          <table:table-cell/>
          <table:table-cell table:formula="of:=CONCATENATE([.$C$3]; [.A127]; [.$C$3]; &quot; =&gt; &quot;; [.$C$3]; LEFT([.B127];[.C127]); [.$C$3] ;&quot;,&quot;)" office:value-type="string" office:string-value="&quot;BW&quot; =&gt; &quot;Mail Order Prescription Drug: Brand Name&quot;," calcext:value-type="string">
            <text:p>"BW" =&gt; "Mail Order Prescription Drug: Brand Name",</text:p>
          </table:table-cell>
        </table:table-row>
        <table:table-row table:style-name="ro5">
          <table:table-cell office:value-type="string" calcext:value-type="string">
            <text:p>BX</text:p>
          </table:table-cell>
          <table:table-cell office:value-type="string" calcext:value-type="string">
            <text:p>Mail Order Prescription Drug: Generic</text:p>
            <text:p>Start: 09/20/2009</text:p>
          </table:table-cell>
          <table:table-cell table:formula="of:=FIND(&quot;Start&quot;; [.B128]; 1)-2" office:value-type="float" office:value="37" calcext:value-type="float">
            <text:p>37</text:p>
          </table:table-cell>
          <table:table-cell/>
          <table:table-cell table:formula="of:=CONCATENATE([.$C$3]; [.A128]; [.$C$3]; &quot; =&gt; &quot;; [.$C$3]; LEFT([.B128];[.C128]); [.$C$3] ;&quot;,&quot;)" office:value-type="string" office:string-value="&quot;BX&quot; =&gt; &quot;Mail Order Prescription Drug: Generic&quot;," calcext:value-type="string">
            <text:p>"BX" =&gt; "Mail Order Prescription Drug: Generic",</text:p>
          </table:table-cell>
        </table:table-row>
        <table:table-row table:style-name="ro5">
          <table:table-cell office:value-type="string" calcext:value-type="string">
            <text:p>BY</text:p>
          </table:table-cell>
          <table:table-cell office:value-type="string" calcext:value-type="string">
            <text:p>Physician Visit - Sick</text:p>
            <text:p>Start: 09/20/2009</text:p>
          </table:table-cell>
          <table:table-cell table:formula="of:=FIND(&quot;Start&quot;; [.B129]; 1)-2" office:value-type="float" office:value="22" calcext:value-type="float">
            <text:p>22</text:p>
          </table:table-cell>
          <table:table-cell/>
          <table:table-cell table:formula="of:=CONCATENATE([.$C$3]; [.A129]; [.$C$3]; &quot; =&gt; &quot;; [.$C$3]; LEFT([.B129];[.C129]); [.$C$3] ;&quot;,&quot;)" office:value-type="string" office:string-value="&quot;BY&quot; =&gt; &quot;Physician Visit - Sick&quot;," calcext:value-type="string">
            <text:p>"BY" =&gt; "Physician Visit - Sick",</text:p>
          </table:table-cell>
        </table:table-row>
        <table:table-row table:style-name="ro5">
          <table:table-cell office:value-type="string" calcext:value-type="string">
            <text:p>BZ</text:p>
          </table:table-cell>
          <table:table-cell office:value-type="string" calcext:value-type="string">
            <text:p>Physician Visit - Well</text:p>
            <text:p>Start: 09/20/2009</text:p>
          </table:table-cell>
          <table:table-cell table:formula="of:=FIND(&quot;Start&quot;; [.B130]; 1)-2" office:value-type="float" office:value="22" calcext:value-type="float">
            <text:p>22</text:p>
          </table:table-cell>
          <table:table-cell/>
          <table:table-cell table:formula="of:=CONCATENATE([.$C$3]; [.A130]; [.$C$3]; &quot; =&gt; &quot;; [.$C$3]; LEFT([.B130];[.C130]); [.$C$3] ;&quot;,&quot;)" office:value-type="string" office:string-value="&quot;BZ&quot; =&gt; &quot;Physician Visit - Well&quot;," calcext:value-type="string">
            <text:p>"BZ" =&gt; "Physician Visit - Well",</text:p>
          </table:table-cell>
        </table:table-row>
        <table:table-row table:style-name="ro5">
          <table:table-cell office:value-type="string" calcext:value-type="string">
            <text:p>C1</text:p>
          </table:table-cell>
          <table:table-cell office:value-type="string" calcext:value-type="string">
            <text:p>Coronary Care</text:p>
            <text:p>Start: 09/20/2009</text:p>
          </table:table-cell>
          <table:table-cell table:formula="of:=FIND(&quot;Start&quot;; [.B131]; 1)-2" office:value-type="float" office:value="13" calcext:value-type="float">
            <text:p>13</text:p>
          </table:table-cell>
          <table:table-cell/>
          <table:table-cell table:formula="of:=CONCATENATE([.$C$3]; [.A131]; [.$C$3]; &quot; =&gt; &quot;; [.$C$3]; LEFT([.B131];[.C131]); [.$C$3] ;&quot;,&quot;)" office:value-type="string" office:string-value="&quot;C1&quot; =&gt; &quot;Coronary Care&quot;," calcext:value-type="string">
            <text:p>"C1" =&gt; "Coronary Care",</text:p>
          </table:table-cell>
        </table:table-row>
        <table:table-row table:style-name="ro5">
          <table:table-cell office:value-type="string" calcext:value-type="string">
            <text:p>CK</text:p>
          </table:table-cell>
          <table:table-cell office:value-type="string" calcext:value-type="string">
            <text:p>Screening X-ray</text:p>
            <text:p>Start: 09/20/2009</text:p>
          </table:table-cell>
          <table:table-cell table:formula="of:=FIND(&quot;Start&quot;; [.B132]; 1)-2" office:value-type="float" office:value="15" calcext:value-type="float">
            <text:p>15</text:p>
          </table:table-cell>
          <table:table-cell/>
          <table:table-cell table:formula="of:=CONCATENATE([.$C$3]; [.A132]; [.$C$3]; &quot; =&gt; &quot;; [.$C$3]; LEFT([.B132];[.C132]); [.$C$3] ;&quot;,&quot;)" office:value-type="string" office:string-value="&quot;CK&quot; =&gt; &quot;Screening X-ray&quot;," calcext:value-type="string">
            <text:p>"CK" =&gt; "Screening X-ray",</text:p>
          </table:table-cell>
        </table:table-row>
        <table:table-row table:style-name="ro5">
          <table:table-cell office:value-type="string" calcext:value-type="string">
            <text:p>CL</text:p>
          </table:table-cell>
          <table:table-cell office:value-type="string" calcext:value-type="string">
            <text:p>Screening laboratory</text:p>
            <text:p>Start: 09/20/2009</text:p>
          </table:table-cell>
          <table:table-cell table:formula="of:=FIND(&quot;Start&quot;; [.B133]; 1)-2" office:value-type="float" office:value="20" calcext:value-type="float">
            <text:p>20</text:p>
          </table:table-cell>
          <table:table-cell/>
          <table:table-cell table:formula="of:=CONCATENATE([.$C$3]; [.A133]; [.$C$3]; &quot; =&gt; &quot;; [.$C$3]; LEFT([.B133];[.C133]); [.$C$3] ;&quot;,&quot;)" office:value-type="string" office:string-value="&quot;CL&quot; =&gt; &quot;Screening laboratory&quot;," calcext:value-type="string">
            <text:p>"CL" =&gt; "Screening laboratory",</text:p>
          </table:table-cell>
        </table:table-row>
        <table:table-row table:style-name="ro5">
          <table:table-cell office:value-type="string" calcext:value-type="string">
            <text:p>CM</text:p>
          </table:table-cell>
          <table:table-cell office:value-type="string" calcext:value-type="string">
            <text:p>Mammogram, High Risk Patient</text:p>
            <text:p>Start: 09/20/2009</text:p>
          </table:table-cell>
          <table:table-cell table:formula="of:=FIND(&quot;Start&quot;; [.B134]; 1)-2" office:value-type="float" office:value="28" calcext:value-type="float">
            <text:p>28</text:p>
          </table:table-cell>
          <table:table-cell/>
          <table:table-cell table:formula="of:=CONCATENATE([.$C$3]; [.A134]; [.$C$3]; &quot; =&gt; &quot;; [.$C$3]; LEFT([.B134];[.C134]); [.$C$3] ;&quot;,&quot;)" office:value-type="string" office:string-value="&quot;CM&quot; =&gt; &quot;Mammogram, High Risk Patient&quot;," calcext:value-type="string">
            <text:p>"CM" =&gt; "Mammogram, High Risk Patient",</text:p>
          </table:table-cell>
        </table:table-row>
        <table:table-row table:style-name="ro5">
          <table:table-cell office:value-type="string" calcext:value-type="string">
            <text:p>CN</text:p>
          </table:table-cell>
          <table:table-cell office:value-type="string" calcext:value-type="string">
            <text:p>Mammogram, Low Risk Patient</text:p>
            <text:p>Start: 09/20/2009</text:p>
          </table:table-cell>
          <table:table-cell table:formula="of:=FIND(&quot;Start&quot;; [.B135]; 1)-2" office:value-type="float" office:value="27" calcext:value-type="float">
            <text:p>27</text:p>
          </table:table-cell>
          <table:table-cell/>
          <table:table-cell table:formula="of:=CONCATENATE([.$C$3]; [.A135]; [.$C$3]; &quot; =&gt; &quot;; [.$C$3]; LEFT([.B135];[.C135]); [.$C$3] ;&quot;,&quot;)" office:value-type="string" office:string-value="&quot;CN&quot; =&gt; &quot;Mammogram, Low Risk Patient&quot;," calcext:value-type="string">
            <text:p>"CN" =&gt; "Mammogram, Low Risk Patient",</text:p>
          </table:table-cell>
        </table:table-row>
        <table:table-row table:style-name="ro5">
          <table:table-cell office:value-type="string" calcext:value-type="string">
            <text:p>CO</text:p>
          </table:table-cell>
          <table:table-cell office:value-type="string" calcext:value-type="string">
            <text:p>Flu Vaccination</text:p>
            <text:p>Start: 09/20/2009</text:p>
          </table:table-cell>
          <table:table-cell table:formula="of:=FIND(&quot;Start&quot;; [.B136]; 1)-2" office:value-type="float" office:value="15" calcext:value-type="float">
            <text:p>15</text:p>
          </table:table-cell>
          <table:table-cell/>
          <table:table-cell table:formula="of:=CONCATENATE([.$C$3]; [.A136]; [.$C$3]; &quot; =&gt; &quot;; [.$C$3]; LEFT([.B136];[.C136]); [.$C$3] ;&quot;,&quot;)" office:value-type="string" office:string-value="&quot;CO&quot; =&gt; &quot;Flu Vaccination&quot;," calcext:value-type="string">
            <text:p>"CO" =&gt; "Flu Vaccination",</text:p>
          </table:table-cell>
        </table:table-row>
        <table:table-row table:style-name="ro5">
          <table:table-cell office:value-type="string" calcext:value-type="string">
            <text:p>CP</text:p>
          </table:table-cell>
          <table:table-cell office:value-type="string" calcext:value-type="string">
            <text:p>Eyewear Accessories</text:p>
            <text:p>Start: 09/20/2009</text:p>
          </table:table-cell>
          <table:table-cell table:formula="of:=FIND(&quot;Start&quot;; [.B137]; 1)-2" office:value-type="float" office:value="19" calcext:value-type="float">
            <text:p>19</text:p>
          </table:table-cell>
          <table:table-cell/>
          <table:table-cell table:formula="of:=CONCATENATE([.$C$3]; [.A137]; [.$C$3]; &quot; =&gt; &quot;; [.$C$3]; LEFT([.B137];[.C137]); [.$C$3] ;&quot;,&quot;)" office:value-type="string" office:string-value="&quot;CP&quot; =&gt; &quot;Eyewear Accessories&quot;," calcext:value-type="string">
            <text:p>"CP" =&gt; "Eyewear Accessories",</text:p>
          </table:table-cell>
        </table:table-row>
        <table:table-row table:style-name="ro5">
          <table:table-cell office:value-type="string" calcext:value-type="string">
            <text:p>CQ</text:p>
          </table:table-cell>
          <table:table-cell office:value-type="string" calcext:value-type="string">
            <text:p>Case Management</text:p>
            <text:p>Start: 09/20/2009</text:p>
          </table:table-cell>
          <table:table-cell table:formula="of:=FIND(&quot;Start&quot;; [.B138]; 1)-2" office:value-type="float" office:value="15" calcext:value-type="float">
            <text:p>15</text:p>
          </table:table-cell>
          <table:table-cell/>
          <table:table-cell table:formula="of:=CONCATENATE([.$C$3]; [.A138]; [.$C$3]; &quot; =&gt; &quot;; [.$C$3]; LEFT([.B138];[.C138]); [.$C$3] ;&quot;,&quot;)" office:value-type="string" office:string-value="&quot;CQ&quot; =&gt; &quot;Case Management&quot;," calcext:value-type="string">
            <text:p>"CQ" =&gt; "Case Management",</text:p>
          </table:table-cell>
        </table:table-row>
        <table:table-row table:style-name="ro5">
          <table:table-cell office:value-type="string" calcext:value-type="string">
            <text:p>DG</text:p>
          </table:table-cell>
          <table:table-cell office:value-type="string" calcext:value-type="string">
            <text:p>Dermatology</text:p>
            <text:p>Start: 09/20/2009</text:p>
          </table:table-cell>
          <table:table-cell table:formula="of:=FIND(&quot;Start&quot;; [.B139]; 1)-2" office:value-type="float" office:value="11" calcext:value-type="float">
            <text:p>11</text:p>
          </table:table-cell>
          <table:table-cell/>
          <table:table-cell table:formula="of:=CONCATENATE([.$C$3]; [.A139]; [.$C$3]; &quot; =&gt; &quot;; [.$C$3]; LEFT([.B139];[.C139]); [.$C$3] ;&quot;,&quot;)" office:value-type="string" office:string-value="&quot;DG&quot; =&gt; &quot;Dermatology&quot;," calcext:value-type="string">
            <text:p>"DG" =&gt; "Dermatology",</text:p>
          </table:table-cell>
        </table:table-row>
        <table:table-row table:style-name="ro5">
          <table:table-cell office:value-type="string" calcext:value-type="string">
            <text:p>DM</text:p>
          </table:table-cell>
          <table:table-cell office:value-type="string" calcext:value-type="string">
            <text:p>Durable Medical Equipment</text:p>
            <text:p>Start: 09/20/2009</text:p>
          </table:table-cell>
          <table:table-cell table:formula="of:=FIND(&quot;Start&quot;; [.B140]; 1)-2" office:value-type="float" office:value="25" calcext:value-type="float">
            <text:p>25</text:p>
          </table:table-cell>
          <table:table-cell/>
          <table:table-cell table:formula="of:=CONCATENATE([.$C$3]; [.A140]; [.$C$3]; &quot; =&gt; &quot;; [.$C$3]; LEFT([.B140];[.C140]); [.$C$3] ;&quot;,&quot;)" office:value-type="string" office:string-value="&quot;DM&quot; =&gt; &quot;Durable Medical Equipment&quot;," calcext:value-type="string">
            <text:p>"DM" =&gt; "Durable Medical Equipment",</text:p>
          </table:table-cell>
        </table:table-row>
        <table:table-row table:style-name="ro5">
          <table:table-cell office:value-type="string" calcext:value-type="string">
            <text:p>DS</text:p>
          </table:table-cell>
          <table:table-cell office:value-type="string" calcext:value-type="string">
            <text:p>Diabetic Supplies</text:p>
            <text:p>Start: 09/20/2009</text:p>
          </table:table-cell>
          <table:table-cell table:formula="of:=FIND(&quot;Start&quot;; [.B141]; 1)-2" office:value-type="float" office:value="17" calcext:value-type="float">
            <text:p>17</text:p>
          </table:table-cell>
          <table:table-cell/>
          <table:table-cell table:formula="of:=CONCATENATE([.$C$3]; [.A141]; [.$C$3]; &quot; =&gt; &quot;; [.$C$3]; LEFT([.B141];[.C141]); [.$C$3] ;&quot;,&quot;)" office:value-type="string" office:string-value="&quot;DS&quot; =&gt; &quot;Diabetic Supplies&quot;," calcext:value-type="string">
            <text:p>"DS" =&gt; "Diabetic Supplies",</text:p>
          </table:table-cell>
        </table:table-row>
        <table:table-row table:style-name="ro5">
          <table:table-cell office:value-type="string" calcext:value-type="string">
            <text:p>E0</text:p>
          </table:table-cell>
          <table:table-cell office:value-type="string" calcext:value-type="string">
            <text:p>Allied Behavioral Analysis Therapy</text:p>
            <text:p>Start: 09/20/2009</text:p>
          </table:table-cell>
          <table:table-cell table:formula="of:=FIND(&quot;Start&quot;; [.B142]; 1)-2" office:value-type="float" office:value="34" calcext:value-type="float">
            <text:p>34</text:p>
          </table:table-cell>
          <table:table-cell/>
          <table:table-cell table:formula="of:=CONCATENATE([.$C$3]; [.A142]; [.$C$3]; &quot; =&gt; &quot;; [.$C$3]; LEFT([.B142];[.C142]); [.$C$3] ;&quot;,&quot;)" office:value-type="string" office:string-value="&quot;E0&quot; =&gt; &quot;Allied Behavioral Analysis Therapy&quot;," calcext:value-type="string">
            <text:p>"E0" =&gt; "Allied Behavioral Analysis Therapy",</text:p>
          </table:table-cell>
        </table:table-row>
        <table:table-row table:style-name="ro5">
          <table:table-cell office:value-type="string" calcext:value-type="string">
            <text:p>E1</text:p>
          </table:table-cell>
          <table:table-cell office:value-type="string" calcext:value-type="string">
            <text:p>Non-Medical Equipment (non DME)</text:p>
            <text:p>Start: 09/20/2009</text:p>
          </table:table-cell>
          <table:table-cell table:formula="of:=FIND(&quot;Start&quot;; [.B143]; 1)-2" office:value-type="float" office:value="31" calcext:value-type="float">
            <text:p>31</text:p>
          </table:table-cell>
          <table:table-cell/>
          <table:table-cell table:formula="of:=CONCATENATE([.$C$3]; [.A143]; [.$C$3]; &quot; =&gt; &quot;; [.$C$3]; LEFT([.B143];[.C143]); [.$C$3] ;&quot;,&quot;)" office:value-type="string" office:string-value="&quot;E1&quot; =&gt; &quot;Non-Medical Equipment (non DME)&quot;," calcext:value-type="string">
            <text:p>"E1" =&gt; "Non-Medical Equipment (non DME)",</text:p>
          </table:table-cell>
        </table:table-row>
        <table:table-row table:style-name="ro5">
          <table:table-cell office:value-type="string" calcext:value-type="string">
            <text:p>E2</text:p>
          </table:table-cell>
          <table:table-cell office:value-type="string" calcext:value-type="string">
            <text:p>Psychiatric Emergency</text:p>
            <text:p>Start: 09/20/2009</text:p>
          </table:table-cell>
          <table:table-cell table:formula="of:=FIND(&quot;Start&quot;; [.B144]; 1)-2" office:value-type="float" office:value="21" calcext:value-type="float">
            <text:p>21</text:p>
          </table:table-cell>
          <table:table-cell/>
          <table:table-cell table:formula="of:=CONCATENATE([.$C$3]; [.A144]; [.$C$3]; &quot; =&gt; &quot;; [.$C$3]; LEFT([.B144];[.C144]); [.$C$3] ;&quot;,&quot;)" office:value-type="string" office:string-value="&quot;E2&quot; =&gt; &quot;Psychiatric Emergency&quot;," calcext:value-type="string">
            <text:p>"E2" =&gt; "Psychiatric Emergency",</text:p>
          </table:table-cell>
        </table:table-row>
        <table:table-row table:style-name="ro5">
          <table:table-cell office:value-type="string" calcext:value-type="string">
            <text:p>E3</text:p>
          </table:table-cell>
          <table:table-cell office:value-type="string" calcext:value-type="string">
            <text:p>Step Down Unit</text:p>
            <text:p>Start: 09/20/2009</text:p>
          </table:table-cell>
          <table:table-cell table:formula="of:=FIND(&quot;Start&quot;; [.B145]; 1)-2" office:value-type="float" office:value="14" calcext:value-type="float">
            <text:p>14</text:p>
          </table:table-cell>
          <table:table-cell/>
          <table:table-cell table:formula="of:=CONCATENATE([.$C$3]; [.A145]; [.$C$3]; &quot; =&gt; &quot;; [.$C$3]; LEFT([.B145];[.C145]); [.$C$3] ;&quot;,&quot;)" office:value-type="string" office:string-value="&quot;E3&quot; =&gt; &quot;Step Down Unit&quot;," calcext:value-type="string">
            <text:p>"E3" =&gt; "Step Down Unit",</text:p>
          </table:table-cell>
        </table:table-row>
        <table:table-row table:style-name="ro5">
          <table:table-cell office:value-type="string" calcext:value-type="string">
            <text:p>E4</text:p>
          </table:table-cell>
          <table:table-cell office:value-type="string" calcext:value-type="string">
            <text:p>Skilled Nursing Facility Head Level of Care</text:p>
            <text:p>Start: 09/20/2009</text:p>
          </table:table-cell>
          <table:table-cell table:formula="of:=FIND(&quot;Start&quot;; [.B146]; 1)-2" office:value-type="float" office:value="43" calcext:value-type="float">
            <text:p>43</text:p>
          </table:table-cell>
          <table:table-cell/>
          <table:table-cell table:formula="of:=CONCATENATE([.$C$3]; [.A146]; [.$C$3]; &quot; =&gt; &quot;; [.$C$3]; LEFT([.B146];[.C146]); [.$C$3] ;&quot;,&quot;)" office:value-type="string" office:string-value="&quot;E4&quot; =&gt; &quot;Skilled Nursing Facility Head Level of Care&quot;," calcext:value-type="string">
            <text:p>"E4" =&gt; "Skilled Nursing Facility Head Level of Care",</text:p>
          </table:table-cell>
        </table:table-row>
        <table:table-row table:style-name="ro5">
          <table:table-cell office:value-type="string" calcext:value-type="string">
            <text:p>E5</text:p>
          </table:table-cell>
          <table:table-cell office:value-type="string" calcext:value-type="string">
            <text:p>Skilled Nursing Facility Ventilator Level of Care</text:p>
            <text:p>Start: 09/20/2009</text:p>
          </table:table-cell>
          <table:table-cell table:formula="of:=FIND(&quot;Start&quot;; [.B147]; 1)-2" office:value-type="float" office:value="49" calcext:value-type="float">
            <text:p>49</text:p>
          </table:table-cell>
          <table:table-cell/>
          <table:table-cell table:formula="of:=CONCATENATE([.$C$3]; [.A147]; [.$C$3]; &quot; =&gt; &quot;; [.$C$3]; LEFT([.B147];[.C147]); [.$C$3] ;&quot;,&quot;)" office:value-type="string" office:string-value="&quot;E5&quot; =&gt; &quot;Skilled Nursing Facility Ventilator Level of Care&quot;," calcext:value-type="string">
            <text:p>"E5" =&gt; "Skilled Nursing Facility Ventilator Level of Care",</text:p>
          </table:table-cell>
        </table:table-row>
        <table:table-row table:style-name="ro5">
          <table:table-cell office:value-type="string" calcext:value-type="string">
            <text:p>E6</text:p>
          </table:table-cell>
          <table:table-cell office:value-type="string" calcext:value-type="string">
            <text:p>Level of Care 1</text:p>
            <text:p>Start: 09/20/2009</text:p>
          </table:table-cell>
          <table:table-cell table:formula="of:=FIND(&quot;Start&quot;; [.B148]; 1)-2" office:value-type="float" office:value="15" calcext:value-type="float">
            <text:p>15</text:p>
          </table:table-cell>
          <table:table-cell/>
          <table:table-cell table:formula="of:=CONCATENATE([.$C$3]; [.A148]; [.$C$3]; &quot; =&gt; &quot;; [.$C$3]; LEFT([.B148];[.C148]); [.$C$3] ;&quot;,&quot;)" office:value-type="string" office:string-value="&quot;E6&quot; =&gt; &quot;Level of Care 1&quot;," calcext:value-type="string">
            <text:p>"E6" =&gt; "Level of Care 1",</text:p>
          </table:table-cell>
        </table:table-row>
        <table:table-row table:style-name="ro5">
          <table:table-cell office:value-type="string" calcext:value-type="string">
            <text:p>E7</text:p>
          </table:table-cell>
          <table:table-cell office:value-type="string" calcext:value-type="string">
            <text:p>Level of Care 2</text:p>
            <text:p>Start: 09/20/2009</text:p>
          </table:table-cell>
          <table:table-cell table:formula="of:=FIND(&quot;Start&quot;; [.B149]; 1)-2" office:value-type="float" office:value="15" calcext:value-type="float">
            <text:p>15</text:p>
          </table:table-cell>
          <table:table-cell/>
          <table:table-cell table:formula="of:=CONCATENATE([.$C$3]; [.A149]; [.$C$3]; &quot; =&gt; &quot;; [.$C$3]; LEFT([.B149];[.C149]); [.$C$3] ;&quot;,&quot;)" office:value-type="string" office:string-value="&quot;E7&quot; =&gt; &quot;Level of Care 2&quot;," calcext:value-type="string">
            <text:p>"E7" =&gt; "Level of Care 2",</text:p>
          </table:table-cell>
        </table:table-row>
        <table:table-row table:style-name="ro5">
          <table:table-cell office:value-type="string" calcext:value-type="string">
            <text:p>E8</text:p>
          </table:table-cell>
          <table:table-cell office:value-type="string" calcext:value-type="string">
            <text:p>Level of Care 3</text:p>
            <text:p>Start: 09/20/2009</text:p>
          </table:table-cell>
          <table:table-cell table:formula="of:=FIND(&quot;Start&quot;; [.B150]; 1)-2" office:value-type="float" office:value="15" calcext:value-type="float">
            <text:p>15</text:p>
          </table:table-cell>
          <table:table-cell/>
          <table:table-cell table:formula="of:=CONCATENATE([.$C$3]; [.A150]; [.$C$3]; &quot; =&gt; &quot;; [.$C$3]; LEFT([.B150];[.C150]); [.$C$3] ;&quot;,&quot;)" office:value-type="string" office:string-value="&quot;E8&quot; =&gt; &quot;Level of Care 3&quot;," calcext:value-type="string">
            <text:p>"E8" =&gt; "Level of Care 3",</text:p>
          </table:table-cell>
        </table:table-row>
        <table:table-row table:style-name="ro5">
          <table:table-cell office:value-type="string" calcext:value-type="string">
            <text:p>E9</text:p>
          </table:table-cell>
          <table:table-cell office:value-type="string" calcext:value-type="string">
            <text:p>Level of Care 4</text:p>
            <text:p>Start: 09/20/2009</text:p>
          </table:table-cell>
          <table:table-cell table:formula="of:=FIND(&quot;Start&quot;; [.B151]; 1)-2" office:value-type="float" office:value="15" calcext:value-type="float">
            <text:p>15</text:p>
          </table:table-cell>
          <table:table-cell/>
          <table:table-cell table:formula="of:=CONCATENATE([.$C$3]; [.A151]; [.$C$3]; &quot; =&gt; &quot;; [.$C$3]; LEFT([.B151];[.C151]); [.$C$3] ;&quot;,&quot;)" office:value-type="string" office:string-value="&quot;E9&quot; =&gt; &quot;Level of Care 4&quot;," calcext:value-type="string">
            <text:p>"E9" =&gt; "Level of Care 4",</text:p>
          </table:table-cell>
        </table:table-row>
        <table:table-row table:style-name="ro5">
          <table:table-cell office:value-type="string" calcext:value-type="string">
            <text:p>E10</text:p>
          </table:table-cell>
          <table:table-cell office:value-type="string" calcext:value-type="string">
            <text:p>Radiographs</text:p>
            <text:p>Start: 01/24/2010</text:p>
          </table:table-cell>
          <table:table-cell table:formula="of:=FIND(&quot;Start&quot;; [.B152]; 1)-2" office:value-type="float" office:value="11" calcext:value-type="float">
            <text:p>11</text:p>
          </table:table-cell>
          <table:table-cell/>
          <table:table-cell table:formula="of:=CONCATENATE([.$C$3]; [.A152]; [.$C$3]; &quot; =&gt; &quot;; [.$C$3]; LEFT([.B152];[.C152]); [.$C$3] ;&quot;,&quot;)" office:value-type="string" office:string-value="&quot;E10&quot; =&gt; &quot;Radiographs&quot;," calcext:value-type="string">
            <text:p>"E10" =&gt; "Radiographs",</text:p>
          </table:table-cell>
        </table:table-row>
        <table:table-row table:style-name="ro5">
          <table:table-cell office:value-type="string" calcext:value-type="string">
            <text:p>E11</text:p>
          </table:table-cell>
          <table:table-cell office:value-type="string" calcext:value-type="string">
            <text:p>Diagnostic Imaging</text:p>
            <text:p>Start: 01/24/2010</text:p>
          </table:table-cell>
          <table:table-cell table:formula="of:=FIND(&quot;Start&quot;; [.B153]; 1)-2" office:value-type="float" office:value="18" calcext:value-type="float">
            <text:p>18</text:p>
          </table:table-cell>
          <table:table-cell/>
          <table:table-cell table:formula="of:=CONCATENATE([.$C$3]; [.A153]; [.$C$3]; &quot; =&gt; &quot;; [.$C$3]; LEFT([.B153];[.C153]); [.$C$3] ;&quot;,&quot;)" office:value-type="string" office:string-value="&quot;E11&quot; =&gt; &quot;Diagnostic Imaging&quot;," calcext:value-type="string">
            <text:p>"E11" =&gt; "Diagnostic Imaging",</text:p>
          </table:table-cell>
        </table:table-row>
        <table:table-row table:style-name="ro5">
          <table:table-cell office:value-type="string" calcext:value-type="string">
            <text:p>E12</text:p>
          </table:table-cell>
          <table:table-cell office:value-type="string" calcext:value-type="string">
            <text:p>Basic Restorative - Dental</text:p>
            <text:p>Start: 01/24/2010</text:p>
          </table:table-cell>
          <table:table-cell table:formula="of:=FIND(&quot;Start&quot;; [.B154]; 1)-2" office:value-type="float" office:value="26" calcext:value-type="float">
            <text:p>26</text:p>
          </table:table-cell>
          <table:table-cell/>
          <table:table-cell table:formula="of:=CONCATENATE([.$C$3]; [.A154]; [.$C$3]; &quot; =&gt; &quot;; [.$C$3]; LEFT([.B154];[.C154]); [.$C$3] ;&quot;,&quot;)" office:value-type="string" office:string-value="&quot;E12&quot; =&gt; &quot;Basic Restorative - Dental&quot;," calcext:value-type="string">
            <text:p>"E12" =&gt; "Basic Restorative - Dental",</text:p>
          </table:table-cell>
        </table:table-row>
        <table:table-row table:style-name="ro5">
          <table:table-cell office:value-type="string" calcext:value-type="string">
            <text:p>E13</text:p>
          </table:table-cell>
          <table:table-cell office:value-type="string" calcext:value-type="string">
            <text:p>Major Restorative - Dental</text:p>
            <text:p>Start: 01/24/2010</text:p>
          </table:table-cell>
          <table:table-cell table:formula="of:=FIND(&quot;Start&quot;; [.B155]; 1)-2" office:value-type="float" office:value="26" calcext:value-type="float">
            <text:p>26</text:p>
          </table:table-cell>
          <table:table-cell/>
          <table:table-cell table:formula="of:=CONCATENATE([.$C$3]; [.A155]; [.$C$3]; &quot; =&gt; &quot;; [.$C$3]; LEFT([.B155];[.C155]); [.$C$3] ;&quot;,&quot;)" office:value-type="string" office:string-value="&quot;E13&quot; =&gt; &quot;Major Restorative - Dental&quot;," calcext:value-type="string">
            <text:p>"E13" =&gt; "Major Restorative - Dental",</text:p>
          </table:table-cell>
        </table:table-row>
        <table:table-row table:style-name="ro5">
          <table:table-cell office:value-type="string" calcext:value-type="string">
            <text:p>E14</text:p>
          </table:table-cell>
          <table:table-cell office:value-type="string" calcext:value-type="string">
            <text:p>Fixed Prosthodontics</text:p>
            <text:p>Start: 01/24/2010</text:p>
          </table:table-cell>
          <table:table-cell table:formula="of:=FIND(&quot;Start&quot;; [.B156]; 1)-2" office:value-type="float" office:value="20" calcext:value-type="float">
            <text:p>20</text:p>
          </table:table-cell>
          <table:table-cell/>
          <table:table-cell table:formula="of:=CONCATENATE([.$C$3]; [.A156]; [.$C$3]; &quot; =&gt; &quot;; [.$C$3]; LEFT([.B156];[.C156]); [.$C$3] ;&quot;,&quot;)" office:value-type="string" office:string-value="&quot;E14&quot; =&gt; &quot;Fixed Prosthodontics&quot;," calcext:value-type="string">
            <text:p>"E14" =&gt; "Fixed Prosthodontics",</text:p>
          </table:table-cell>
        </table:table-row>
        <table:table-row table:style-name="ro5">
          <table:table-cell office:value-type="string" calcext:value-type="string">
            <text:p>E15</text:p>
          </table:table-cell>
          <table:table-cell office:value-type="string" calcext:value-type="string">
            <text:p>Removable Prosthodontics</text:p>
            <text:p>Start: 01/24/2010</text:p>
          </table:table-cell>
          <table:table-cell table:formula="of:=FIND(&quot;Start&quot;; [.B157]; 1)-2" office:value-type="float" office:value="24" calcext:value-type="float">
            <text:p>24</text:p>
          </table:table-cell>
          <table:table-cell/>
          <table:table-cell table:formula="of:=CONCATENATE([.$C$3]; [.A157]; [.$C$3]; &quot; =&gt; &quot;; [.$C$3]; LEFT([.B157];[.C157]); [.$C$3] ;&quot;,&quot;)" office:value-type="string" office:string-value="&quot;E15&quot; =&gt; &quot;Removable Prosthodontics&quot;," calcext:value-type="string">
            <text:p>"E15" =&gt; "Removable Prosthodontics",</text:p>
          </table:table-cell>
        </table:table-row>
        <table:table-row table:style-name="ro5">
          <table:table-cell office:value-type="string" calcext:value-type="string">
            <text:p>E16</text:p>
          </table:table-cell>
          <table:table-cell office:value-type="string" calcext:value-type="string">
            <text:p>Intraoral Images - Complete Series</text:p>
            <text:p>Start: 01/24/2010</text:p>
          </table:table-cell>
          <table:table-cell table:formula="of:=FIND(&quot;Start&quot;; [.B158]; 1)-2" office:value-type="float" office:value="34" calcext:value-type="float">
            <text:p>34</text:p>
          </table:table-cell>
          <table:table-cell/>
          <table:table-cell table:formula="of:=CONCATENATE([.$C$3]; [.A158]; [.$C$3]; &quot; =&gt; &quot;; [.$C$3]; LEFT([.B158];[.C158]); [.$C$3] ;&quot;,&quot;)" office:value-type="string" office:string-value="&quot;E16&quot; =&gt; &quot;Intraoral Images - Complete Series&quot;," calcext:value-type="string">
            <text:p>"E16" =&gt; "Intraoral Images - Complete Series",</text:p>
          </table:table-cell>
        </table:table-row>
        <table:table-row table:style-name="ro5">
          <table:table-cell office:value-type="string" calcext:value-type="string">
            <text:p>E17</text:p>
          </table:table-cell>
          <table:table-cell office:value-type="string" calcext:value-type="string">
            <text:p>Oral Evaluation</text:p>
            <text:p>Start: 01/24/2010</text:p>
          </table:table-cell>
          <table:table-cell table:formula="of:=FIND(&quot;Start&quot;; [.B159]; 1)-2" office:value-type="float" office:value="15" calcext:value-type="float">
            <text:p>15</text:p>
          </table:table-cell>
          <table:table-cell/>
          <table:table-cell table:formula="of:=CONCATENATE([.$C$3]; [.A159]; [.$C$3]; &quot; =&gt; &quot;; [.$C$3]; LEFT([.B159];[.C159]); [.$C$3] ;&quot;,&quot;)" office:value-type="string" office:string-value="&quot;E17&quot; =&gt; &quot;Oral Evaluation&quot;," calcext:value-type="string">
            <text:p>"E17" =&gt; "Oral Evaluation",</text:p>
          </table:table-cell>
        </table:table-row>
        <table:table-row table:style-name="ro5">
          <table:table-cell office:value-type="string" calcext:value-type="string">
            <text:p>E18</text:p>
          </table:table-cell>
          <table:table-cell office:value-type="string" calcext:value-type="string">
            <text:p>Dental Prophylaxis</text:p>
            <text:p>Start: 01/24/2010</text:p>
          </table:table-cell>
          <table:table-cell table:formula="of:=FIND(&quot;Start&quot;; [.B160]; 1)-2" office:value-type="float" office:value="18" calcext:value-type="float">
            <text:p>18</text:p>
          </table:table-cell>
          <table:table-cell/>
          <table:table-cell table:formula="of:=CONCATENATE([.$C$3]; [.A160]; [.$C$3]; &quot; =&gt; &quot;; [.$C$3]; LEFT([.B160];[.C160]); [.$C$3] ;&quot;,&quot;)" office:value-type="string" office:string-value="&quot;E18&quot; =&gt; &quot;Dental Prophylaxis&quot;," calcext:value-type="string">
            <text:p>"E18" =&gt; "Dental Prophylaxis",</text:p>
          </table:table-cell>
        </table:table-row>
        <table:table-row table:style-name="ro5">
          <table:table-cell office:value-type="string" calcext:value-type="string">
            <text:p>E19</text:p>
          </table:table-cell>
          <table:table-cell office:value-type="string" calcext:value-type="string">
            <text:p>Panoramic Images</text:p>
            <text:p>Start: 01/24/2010</text:p>
          </table:table-cell>
          <table:table-cell table:formula="of:=FIND(&quot;Start&quot;; [.B161]; 1)-2" office:value-type="float" office:value="16" calcext:value-type="float">
            <text:p>16</text:p>
          </table:table-cell>
          <table:table-cell/>
          <table:table-cell table:formula="of:=CONCATENATE([.$C$3]; [.A161]; [.$C$3]; &quot; =&gt; &quot;; [.$C$3]; LEFT([.B161];[.C161]); [.$C$3] ;&quot;,&quot;)" office:value-type="string" office:string-value="&quot;E19&quot; =&gt; &quot;Panoramic Images&quot;," calcext:value-type="string">
            <text:p>"E19" =&gt; "Panoramic Images",</text:p>
          </table:table-cell>
        </table:table-row>
        <table:table-row table:style-name="ro5">
          <table:table-cell office:value-type="string" calcext:value-type="string">
            <text:p>E20</text:p>
          </table:table-cell>
          <table:table-cell office:value-type="string" calcext:value-type="string">
            <text:p>Sealants</text:p>
            <text:p>Start: 01/24/2010</text:p>
          </table:table-cell>
          <table:table-cell table:formula="of:=FIND(&quot;Start&quot;; [.B162]; 1)-2" office:value-type="float" office:value="8" calcext:value-type="float">
            <text:p>8</text:p>
          </table:table-cell>
          <table:table-cell/>
          <table:table-cell table:formula="of:=CONCATENATE([.$C$3]; [.A162]; [.$C$3]; &quot; =&gt; &quot;; [.$C$3]; LEFT([.B162];[.C162]); [.$C$3] ;&quot;,&quot;)" office:value-type="string" office:string-value="&quot;E20&quot; =&gt; &quot;Sealants&quot;," calcext:value-type="string">
            <text:p>"E20" =&gt; "Sealants",</text:p>
          </table:table-cell>
        </table:table-row>
        <table:table-row table:style-name="ro5">
          <table:table-cell office:value-type="string" calcext:value-type="string">
            <text:p>E21</text:p>
          </table:table-cell>
          <table:table-cell office:value-type="string" calcext:value-type="string">
            <text:p>Flouride Treatments</text:p>
            <text:p>Start: 01/24/2010</text:p>
          </table:table-cell>
          <table:table-cell table:formula="of:=FIND(&quot;Start&quot;; [.B163]; 1)-2" office:value-type="float" office:value="19" calcext:value-type="float">
            <text:p>19</text:p>
          </table:table-cell>
          <table:table-cell/>
          <table:table-cell table:formula="of:=CONCATENATE([.$C$3]; [.A163]; [.$C$3]; &quot; =&gt; &quot;; [.$C$3]; LEFT([.B163];[.C163]); [.$C$3] ;&quot;,&quot;)" office:value-type="string" office:string-value="&quot;E21&quot; =&gt; &quot;Flouride Treatments&quot;," calcext:value-type="string">
            <text:p>"E21" =&gt; "Flouride Treatments",</text:p>
          </table:table-cell>
        </table:table-row>
        <table:table-row table:style-name="ro5">
          <table:table-cell office:value-type="string" calcext:value-type="string">
            <text:p>E22</text:p>
          </table:table-cell>
          <table:table-cell office:value-type="string" calcext:value-type="string">
            <text:p>Dental Implants</text:p>
            <text:p>Start: 01/24/2010</text:p>
          </table:table-cell>
          <table:table-cell table:formula="of:=FIND(&quot;Start&quot;; [.B164]; 1)-2" office:value-type="float" office:value="15" calcext:value-type="float">
            <text:p>15</text:p>
          </table:table-cell>
          <table:table-cell/>
          <table:table-cell table:formula="of:=CONCATENATE([.$C$3]; [.A164]; [.$C$3]; &quot; =&gt; &quot;; [.$C$3]; LEFT([.B164];[.C164]); [.$C$3] ;&quot;,&quot;)" office:value-type="string" office:string-value="&quot;E22&quot; =&gt; &quot;Dental Implants&quot;," calcext:value-type="string">
            <text:p>"E22" =&gt; "Dental Implants",</text:p>
          </table:table-cell>
        </table:table-row>
        <table:table-row table:style-name="ro5">
          <table:table-cell office:value-type="string" calcext:value-type="string">
            <text:p>E23</text:p>
          </table:table-cell>
          <table:table-cell office:value-type="string" calcext:value-type="string">
            <text:p>Temporomandibular Joint Dysfunction</text:p>
            <text:p>Start: 01/24/2010</text:p>
          </table:table-cell>
          <table:table-cell table:formula="of:=FIND(&quot;Start&quot;; [.B165]; 1)-2" office:value-type="float" office:value="35" calcext:value-type="float">
            <text:p>35</text:p>
          </table:table-cell>
          <table:table-cell/>
          <table:table-cell table:formula="of:=CONCATENATE([.$C$3]; [.A165]; [.$C$3]; &quot; =&gt; &quot;; [.$C$3]; LEFT([.B165];[.C165]); [.$C$3] ;&quot;,&quot;)" office:value-type="string" office:string-value="&quot;E23&quot; =&gt; &quot;Temporomandibular Joint Dysfunction&quot;," calcext:value-type="string">
            <text:p>"E23" =&gt; "Temporomandibular Joint Dysfunction",</text:p>
          </table:table-cell>
        </table:table-row>
        <table:table-row table:style-name="ro5">
          <table:table-cell office:value-type="string" calcext:value-type="string">
            <text:p>E24</text:p>
          </table:table-cell>
          <table:table-cell office:value-type="string" calcext:value-type="string">
            <text:p>Retail Pharmacy Prescription Drug</text:p>
            <text:p>Start: 06/06/2010</text:p>
          </table:table-cell>
          <table:table-cell table:formula="of:=FIND(&quot;Start&quot;; [.B166]; 1)-2" office:value-type="float" office:value="33" calcext:value-type="float">
            <text:p>33</text:p>
          </table:table-cell>
          <table:table-cell/>
          <table:table-cell table:formula="of:=CONCATENATE([.$C$3]; [.A166]; [.$C$3]; &quot; =&gt; &quot;; [.$C$3]; LEFT([.B166];[.C166]); [.$C$3] ;&quot;,&quot;)" office:value-type="string" office:string-value="&quot;E24&quot; =&gt; &quot;Retail Pharmacy Prescription Drug&quot;," calcext:value-type="string">
            <text:p>"E24" =&gt; "Retail Pharmacy Prescription Drug",</text:p>
          </table:table-cell>
        </table:table-row>
        <table:table-row table:style-name="ro5">
          <table:table-cell office:value-type="string" calcext:value-type="string">
            <text:p>E25</text:p>
          </table:table-cell>
          <table:table-cell office:value-type="string" calcext:value-type="string">
            <text:p>Long Term Care Pharmacy</text:p>
            <text:p>Start: 06/06/2010</text:p>
          </table:table-cell>
          <table:table-cell table:formula="of:=FIND(&quot;Start&quot;; [.B167]; 1)-2" office:value-type="float" office:value="23" calcext:value-type="float">
            <text:p>23</text:p>
          </table:table-cell>
          <table:table-cell/>
          <table:table-cell table:formula="of:=CONCATENATE([.$C$3]; [.A167]; [.$C$3]; &quot; =&gt; &quot;; [.$C$3]; LEFT([.B167];[.C167]); [.$C$3] ;&quot;,&quot;)" office:value-type="string" office:string-value="&quot;E25&quot; =&gt; &quot;Long Term Care Pharmacy&quot;," calcext:value-type="string">
            <text:p>"E25" =&gt; "Long Term Care Pharmacy",</text:p>
          </table:table-cell>
        </table:table-row>
        <table:table-row table:style-name="ro5">
          <table:table-cell office:value-type="string" calcext:value-type="string">
            <text:p>E26</text:p>
          </table:table-cell>
          <table:table-cell office:value-type="string" calcext:value-type="string">
            <text:p>Comprehensive Medication Therapy Management Review</text:p>
            <text:p>Start: 06/05/2011</text:p>
          </table:table-cell>
          <table:table-cell table:formula="of:=FIND(&quot;Start&quot;; [.B168]; 1)-2" office:value-type="float" office:value="50" calcext:value-type="float">
            <text:p>50</text:p>
          </table:table-cell>
          <table:table-cell/>
          <table:table-cell table:formula="of:=CONCATENATE([.$C$3]; [.A168]; [.$C$3]; &quot; =&gt; &quot;; [.$C$3]; LEFT([.B168];[.C168]); [.$C$3] ;&quot;,&quot;)" office:value-type="string" office:string-value="&quot;E26&quot; =&gt; &quot;Comprehensive Medication Therapy Management Review&quot;," calcext:value-type="string">
            <text:p>"E26" =&gt; "Comprehensive Medication Therapy Management Review",</text:p>
          </table:table-cell>
        </table:table-row>
        <table:table-row table:style-name="ro5">
          <table:table-cell office:value-type="string" calcext:value-type="string">
            <text:p>E27</text:p>
          </table:table-cell>
          <table:table-cell office:value-type="string" calcext:value-type="string">
            <text:p>Targeted Medication Therapy Management Review</text:p>
            <text:p>Start: 06/05/2011</text:p>
          </table:table-cell>
          <table:table-cell table:formula="of:=FIND(&quot;Start&quot;; [.B169]; 1)-2" office:value-type="float" office:value="45" calcext:value-type="float">
            <text:p>45</text:p>
          </table:table-cell>
          <table:table-cell/>
          <table:table-cell table:formula="of:=CONCATENATE([.$C$3]; [.A169]; [.$C$3]; &quot; =&gt; &quot;; [.$C$3]; LEFT([.B169];[.C169]); [.$C$3] ;&quot;,&quot;)" office:value-type="string" office:string-value="&quot;E27&quot; =&gt; &quot;Targeted Medication Therapy Management Review&quot;," calcext:value-type="string">
            <text:p>"E27" =&gt; "Targeted Medication Therapy Management Review",</text:p>
          </table:table-cell>
        </table:table-row>
        <table:table-row table:style-name="ro5">
          <table:table-cell office:value-type="string" calcext:value-type="string">
            <text:p>E28</text:p>
          </table:table-cell>
          <table:table-cell office:value-type="string" calcext:value-type="string">
            <text:p>Dietary/Nutritional Services</text:p>
            <text:p>Start: 01/29/2012</text:p>
          </table:table-cell>
          <table:table-cell table:formula="of:=FIND(&quot;Start&quot;; [.B170]; 1)-2" office:value-type="float" office:value="28" calcext:value-type="float">
            <text:p>28</text:p>
          </table:table-cell>
          <table:table-cell/>
          <table:table-cell table:formula="of:=CONCATENATE([.$C$3]; [.A170]; [.$C$3]; &quot; =&gt; &quot;; [.$C$3]; LEFT([.B170];[.C170]); [.$C$3] ;&quot;,&quot;)" office:value-type="string" office:string-value="&quot;E28&quot; =&gt; &quot;Dietary/Nutritional Services&quot;," calcext:value-type="string">
            <text:p>"E28" =&gt; "Dietary/Nutritional Services",</text:p>
          </table:table-cell>
        </table:table-row>
        <table:table-row table:style-name="ro5">
          <table:table-cell office:value-type="string" calcext:value-type="string">
            <text:p>E29</text:p>
          </table:table-cell>
          <table:table-cell office:value-type="string" calcext:value-type="string">
            <text:p>Technical Cardiac Rehabilitation Services Component</text:p>
            <text:p>Start: 09/30/2012</text:p>
          </table:table-cell>
          <table:table-cell table:formula="of:=FIND(&quot;Start&quot;; [.B171]; 1)-2" office:value-type="float" office:value="51" calcext:value-type="float">
            <text:p>51</text:p>
          </table:table-cell>
          <table:table-cell/>
          <table:table-cell table:formula="of:=CONCATENATE([.$C$3]; [.A171]; [.$C$3]; &quot; =&gt; &quot;; [.$C$3]; LEFT([.B171];[.C171]); [.$C$3] ;&quot;,&quot;)" office:value-type="string" office:string-value="&quot;E29&quot; =&gt; &quot;Technical Cardiac Rehabilitation Services Component&quot;," calcext:value-type="string">
            <text:p>"E29" =&gt; "Technical Cardiac Rehabilitation Services Component",</text:p>
          </table:table-cell>
        </table:table-row>
        <table:table-row table:style-name="ro5">
          <table:table-cell office:value-type="string" calcext:value-type="string">
            <text:p>E30</text:p>
          </table:table-cell>
          <table:table-cell office:value-type="string" calcext:value-type="string">
            <text:p>Professional Cardiac Rehabilitation Services Component</text:p>
            <text:p>Start: 09/30/2012</text:p>
          </table:table-cell>
          <table:table-cell table:formula="of:=FIND(&quot;Start&quot;; [.B172]; 1)-2" office:value-type="float" office:value="54" calcext:value-type="float">
            <text:p>54</text:p>
          </table:table-cell>
          <table:table-cell/>
          <table:table-cell table:formula="of:=CONCATENATE([.$C$3]; [.A172]; [.$C$3]; &quot; =&gt; &quot;; [.$C$3]; LEFT([.B172];[.C172]); [.$C$3] ;&quot;,&quot;)" office:value-type="string" office:string-value="&quot;E30&quot; =&gt; &quot;Professional Cardiac Rehabilitation Services Component&quot;," calcext:value-type="string">
            <text:p>"E30" =&gt; "Professional Cardiac Rehabilitation Services Component",</text:p>
          </table:table-cell>
        </table:table-row>
        <table:table-row table:style-name="ro5">
          <table:table-cell office:value-type="string" calcext:value-type="string">
            <text:p>E31</text:p>
          </table:table-cell>
          <table:table-cell office:value-type="string" calcext:value-type="string">
            <text:p>Professional Intensive Cardiac Rehabilitation Services Component</text:p>
            <text:p>Start: 09/30/2012</text:p>
          </table:table-cell>
          <table:table-cell table:formula="of:=FIND(&quot;Start&quot;; [.B173]; 1)-2" office:value-type="float" office:value="64" calcext:value-type="float">
            <text:p>64</text:p>
          </table:table-cell>
          <table:table-cell/>
          <table:table-cell table:formula="of:=CONCATENATE([.$C$3]; [.A173]; [.$C$3]; &quot; =&gt; &quot;; [.$C$3]; LEFT([.B173];[.C173]); [.$C$3] ;&quot;,&quot;)" office:value-type="string" office:string-value="&quot;E31&quot; =&gt; &quot;Professional Intensive Cardiac Rehabilitation Services Component&quot;," calcext:value-type="string">
            <text:p>"E31" =&gt; "Professional Intensive Cardiac Rehabilitation Services Component",</text:p>
          </table:table-cell>
        </table:table-row>
        <table:table-row table:style-name="ro5">
          <table:table-cell office:value-type="string" calcext:value-type="string">
            <text:p>E32</text:p>
          </table:table-cell>
          <table:table-cell office:value-type="string" calcext:value-type="string">
            <text:p>Intensive Cardiac Rehabilitation - Technical Component</text:p>
            <text:p>Start: 06/02/2013</text:p>
          </table:table-cell>
          <table:table-cell table:formula="of:=FIND(&quot;Start&quot;; [.B174]; 1)-2" office:value-type="float" office:value="54" calcext:value-type="float">
            <text:p>54</text:p>
          </table:table-cell>
          <table:table-cell/>
          <table:table-cell table:formula="of:=CONCATENATE([.$C$3]; [.A174]; [.$C$3]; &quot; =&gt; &quot;; [.$C$3]; LEFT([.B174];[.C174]); [.$C$3] ;&quot;,&quot;)" office:value-type="string" office:string-value="&quot;E32&quot; =&gt; &quot;Intensive Cardiac Rehabilitation - Technical Component&quot;," calcext:value-type="string">
            <text:p>"E32" =&gt; "Intensive Cardiac Rehabilitation - Technical Component",</text:p>
          </table:table-cell>
        </table:table-row>
        <table:table-row table:style-name="ro5">
          <table:table-cell office:value-type="string" calcext:value-type="string">
            <text:p>E33</text:p>
          </table:table-cell>
          <table:table-cell office:value-type="string" calcext:value-type="string">
            <text:p>Intensive Cardiac Rehabilitation</text:p>
            <text:p>Start: 06/02/2013</text:p>
          </table:table-cell>
          <table:table-cell table:formula="of:=FIND(&quot;Start&quot;; [.B175]; 1)-2" office:value-type="float" office:value="32" calcext:value-type="float">
            <text:p>32</text:p>
          </table:table-cell>
          <table:table-cell/>
          <table:table-cell table:formula="of:=CONCATENATE([.$C$3]; [.A175]; [.$C$3]; &quot; =&gt; &quot;; [.$C$3]; LEFT([.B175];[.C175]); [.$C$3] ;&quot;,&quot;)" office:value-type="string" office:string-value="&quot;E33&quot; =&gt; &quot;Intensive Cardiac Rehabilitation&quot;," calcext:value-type="string">
            <text:p>"E33" =&gt; "Intensive Cardiac Rehabilitation",</text:p>
          </table:table-cell>
        </table:table-row>
        <table:table-row table:style-name="ro5">
          <table:table-cell office:value-type="string" calcext:value-type="string">
            <text:p>E34</text:p>
          </table:table-cell>
          <table:table-cell office:value-type="string" calcext:value-type="string">
            <text:p>Pulmonary Rehabilitation - Technical Component</text:p>
            <text:p>Start: 06/02/2013</text:p>
          </table:table-cell>
          <table:table-cell table:formula="of:=FIND(&quot;Start&quot;; [.B176]; 1)-2" office:value-type="float" office:value="46" calcext:value-type="float">
            <text:p>46</text:p>
          </table:table-cell>
          <table:table-cell/>
          <table:table-cell table:formula="of:=CONCATENATE([.$C$3]; [.A176]; [.$C$3]; &quot; =&gt; &quot;; [.$C$3]; LEFT([.B176];[.C176]); [.$C$3] ;&quot;,&quot;)" office:value-type="string" office:string-value="&quot;E34&quot; =&gt; &quot;Pulmonary Rehabilitation - Technical Component&quot;," calcext:value-type="string">
            <text:p>"E34" =&gt; "Pulmonary Rehabilitation - Technical Component",</text:p>
          </table:table-cell>
        </table:table-row>
        <table:table-row table:style-name="ro5">
          <table:table-cell office:value-type="string" calcext:value-type="string">
            <text:p>E35</text:p>
          </table:table-cell>
          <table:table-cell office:value-type="string" calcext:value-type="string">
            <text:p>Pulmonary Rehabilitation - Professional Component</text:p>
            <text:p>Start: 06/02/2013</text:p>
          </table:table-cell>
          <table:table-cell table:formula="of:=FIND(&quot;Start&quot;; [.B177]; 1)-2" office:value-type="float" office:value="49" calcext:value-type="float">
            <text:p>49</text:p>
          </table:table-cell>
          <table:table-cell/>
          <table:table-cell table:formula="of:=CONCATENATE([.$C$3]; [.A177]; [.$C$3]; &quot; =&gt; &quot;; [.$C$3]; LEFT([.B177];[.C177]); [.$C$3] ;&quot;,&quot;)" office:value-type="string" office:string-value="&quot;E35&quot; =&gt; &quot;Pulmonary Rehabilitation - Professional Component&quot;," calcext:value-type="string">
            <text:p>"E35" =&gt; "Pulmonary Rehabilitation - Professional Component",</text:p>
          </table:table-cell>
        </table:table-row>
        <table:table-row table:style-name="ro5">
          <table:table-cell office:value-type="string" calcext:value-type="string">
            <text:p>E36</text:p>
          </table:table-cell>
          <table:table-cell office:value-type="string" calcext:value-type="string">
            <text:p>Convenience Care</text:p>
            <text:p>Start: 06/02/2013</text:p>
          </table:table-cell>
          <table:table-cell table:formula="of:=FIND(&quot;Start&quot;; [.B178]; 1)-2" office:value-type="float" office:value="16" calcext:value-type="float">
            <text:p>16</text:p>
          </table:table-cell>
          <table:table-cell/>
          <table:table-cell table:formula="of:=CONCATENATE([.$C$3]; [.A178]; [.$C$3]; &quot; =&gt; &quot;; [.$C$3]; LEFT([.B178];[.C178]); [.$C$3] ;&quot;,&quot;)" office:value-type="string" office:string-value="&quot;E36&quot; =&gt; &quot;Convenience Care&quot;," calcext:value-type="string">
            <text:p>"E36" =&gt; "Convenience Care",</text:p>
          </table:table-cell>
        </table:table-row>
        <table:table-row table:style-name="ro5">
          <table:table-cell office:value-type="string" calcext:value-type="string">
            <text:p>E37</text:p>
          </table:table-cell>
          <table:table-cell office:value-type="string" calcext:value-type="string">
            <text:p>Telemedicine</text:p>
            <text:p>Start: 07/01/2015</text:p>
            <text:p>Notes: Services performed that are related to telemedicine; not a place of service.</text:p>
          </table:table-cell>
          <table:table-cell table:formula="of:=FIND(&quot;Start&quot;; [.B179]; 1)-2" office:value-type="float" office:value="12" calcext:value-type="float">
            <text:p>12</text:p>
          </table:table-cell>
          <table:table-cell/>
          <table:table-cell table:formula="of:=CONCATENATE([.$C$3]; [.A179]; [.$C$3]; &quot; =&gt; &quot;; [.$C$3]; LEFT([.B179];[.C179]); [.$C$3] ;&quot;,&quot;)" office:value-type="string" office:string-value="&quot;E37&quot; =&gt; &quot;Telemedicine&quot;," calcext:value-type="string">
            <text:p>"E37" =&gt; "Telemedicine",</text:p>
          </table:table-cell>
        </table:table-row>
        <table:table-row table:style-name="ro5">
          <table:table-cell office:value-type="string" calcext:value-type="string">
            <text:p>E38</text:p>
          </table:table-cell>
          <table:table-cell office:value-type="string" calcext:value-type="string">
            <text:p>Pharmacist Services</text:p>
            <text:p>Start: 07/01/2015</text:p>
          </table:table-cell>
          <table:table-cell table:formula="of:=FIND(&quot;Start&quot;; [.B180]; 1)-2" office:value-type="float" office:value="19" calcext:value-type="float">
            <text:p>19</text:p>
          </table:table-cell>
          <table:table-cell/>
          <table:table-cell table:formula="of:=CONCATENATE([.$C$3]; [.A180]; [.$C$3]; &quot; =&gt; &quot;; [.$C$3]; LEFT([.B180];[.C180]); [.$C$3] ;&quot;,&quot;)" office:value-type="string" office:string-value="&quot;E38&quot; =&gt; &quot;Pharmacist Services&quot;," calcext:value-type="string">
            <text:p>"E38" =&gt; "Pharmacist Services",</text:p>
          </table:table-cell>
        </table:table-row>
        <table:table-row table:style-name="ro5">
          <table:table-cell office:value-type="string" calcext:value-type="string">
            <text:p>E39</text:p>
          </table:table-cell>
          <table:table-cell office:value-type="string" calcext:value-type="string">
            <text:p>Diabetic Education</text:p>
            <text:p>Start: 03/01/2016</text:p>
          </table:table-cell>
          <table:table-cell table:formula="of:=FIND(&quot;Start&quot;; [.B181]; 1)-2" office:value-type="float" office:value="18" calcext:value-type="float">
            <text:p>18</text:p>
          </table:table-cell>
          <table:table-cell/>
          <table:table-cell table:formula="of:=CONCATENATE([.$C$3]; [.A181]; [.$C$3]; &quot; =&gt; &quot;; [.$C$3]; LEFT([.B181];[.C181]); [.$C$3] ;&quot;,&quot;)" office:value-type="string" office:string-value="&quot;E39&quot; =&gt; &quot;Diabetic Education&quot;," calcext:value-type="string">
            <text:p>"E39" =&gt; "Diabetic Education",</text:p>
          </table:table-cell>
        </table:table-row>
        <table:table-row table:style-name="ro5">
          <table:table-cell office:value-type="string" calcext:value-type="string">
            <text:p>EA</text:p>
          </table:table-cell>
          <table:table-cell office:value-type="string" calcext:value-type="string">
            <text:p>Preventive Services</text:p>
            <text:p>Start: 09/20/2009</text:p>
          </table:table-cell>
          <table:table-cell table:formula="of:=FIND(&quot;Start&quot;; [.B182]; 1)-2" office:value-type="float" office:value="19" calcext:value-type="float">
            <text:p>19</text:p>
          </table:table-cell>
          <table:table-cell/>
          <table:table-cell table:formula="of:=CONCATENATE([.$C$3]; [.A182]; [.$C$3]; &quot; =&gt; &quot;; [.$C$3]; LEFT([.B182];[.C182]); [.$C$3] ;&quot;,&quot;)" office:value-type="string" office:string-value="&quot;EA&quot; =&gt; &quot;Preventive Services&quot;," calcext:value-type="string">
            <text:p>"EA" =&gt; "Preventive Services",</text:p>
          </table:table-cell>
        </table:table-row>
        <table:table-row table:style-name="ro5">
          <table:table-cell office:value-type="string" calcext:value-type="string">
            <text:p>EB</text:p>
          </table:table-cell>
          <table:table-cell office:value-type="string" calcext:value-type="string">
            <text:p>Specialty Pharmacy</text:p>
            <text:p>Start: 09/20/2009</text:p>
          </table:table-cell>
          <table:table-cell table:formula="of:=FIND(&quot;Start&quot;; [.B183]; 1)-2" office:value-type="float" office:value="18" calcext:value-type="float">
            <text:p>18</text:p>
          </table:table-cell>
          <table:table-cell/>
          <table:table-cell table:formula="of:=CONCATENATE([.$C$3]; [.A183]; [.$C$3]; &quot; =&gt; &quot;; [.$C$3]; LEFT([.B183];[.C183]); [.$C$3] ;&quot;,&quot;)" office:value-type="string" office:string-value="&quot;EB&quot; =&gt; &quot;Specialty Pharmacy&quot;," calcext:value-type="string">
            <text:p>"EB" =&gt; "Specialty Pharmacy",</text:p>
          </table:table-cell>
        </table:table-row>
        <table:table-row table:style-name="ro5">
          <table:table-cell office:value-type="string" calcext:value-type="string">
            <text:p>EC</text:p>
          </table:table-cell>
          <table:table-cell office:value-type="string" calcext:value-type="string">
            <text:p>Durable Medical Equipment New</text:p>
            <text:p>Start: 09/20/2009</text:p>
          </table:table-cell>
          <table:table-cell table:formula="of:=FIND(&quot;Start&quot;; [.B184]; 1)-2" office:value-type="float" office:value="29" calcext:value-type="float">
            <text:p>29</text:p>
          </table:table-cell>
          <table:table-cell/>
          <table:table-cell table:formula="of:=CONCATENATE([.$C$3]; [.A184]; [.$C$3]; &quot; =&gt; &quot;; [.$C$3]; LEFT([.B184];[.C184]); [.$C$3] ;&quot;,&quot;)" office:value-type="string" office:string-value="&quot;EC&quot; =&gt; &quot;Durable Medical Equipment New&quot;," calcext:value-type="string">
            <text:p>"EC" =&gt; "Durable Medical Equipment New",</text:p>
          </table:table-cell>
        </table:table-row>
        <table:table-row table:style-name="ro5">
          <table:table-cell office:value-type="string" calcext:value-type="string">
            <text:p>ED</text:p>
          </table:table-cell>
          <table:table-cell office:value-type="string" calcext:value-type="string">
            <text:p>CAT Scan</text:p>
            <text:p>Start: 09/20/2009</text:p>
          </table:table-cell>
          <table:table-cell table:formula="of:=FIND(&quot;Start&quot;; [.B185]; 1)-2" office:value-type="float" office:value="8" calcext:value-type="float">
            <text:p>8</text:p>
          </table:table-cell>
          <table:table-cell/>
          <table:table-cell table:formula="of:=CONCATENATE([.$C$3]; [.A185]; [.$C$3]; &quot; =&gt; &quot;; [.$C$3]; LEFT([.B185];[.C185]); [.$C$3] ;&quot;,&quot;)" office:value-type="string" office:string-value="&quot;ED&quot; =&gt; &quot;CAT Scan&quot;," calcext:value-type="string">
            <text:p>"ED" =&gt; "CAT Scan",</text:p>
          </table:table-cell>
        </table:table-row>
        <table:table-row table:style-name="ro5">
          <table:table-cell office:value-type="string" calcext:value-type="string">
            <text:p>EE</text:p>
          </table:table-cell>
          <table:table-cell office:value-type="string" calcext:value-type="string">
            <text:p>Ophthalmology</text:p>
            <text:p>Start: 09/20/2009</text:p>
          </table:table-cell>
          <table:table-cell table:formula="of:=FIND(&quot;Start&quot;; [.B186]; 1)-2" office:value-type="float" office:value="13" calcext:value-type="float">
            <text:p>13</text:p>
          </table:table-cell>
          <table:table-cell/>
          <table:table-cell table:formula="of:=CONCATENATE([.$C$3]; [.A186]; [.$C$3]; &quot; =&gt; &quot;; [.$C$3]; LEFT([.B186];[.C186]); [.$C$3] ;&quot;,&quot;)" office:value-type="string" office:string-value="&quot;EE&quot; =&gt; &quot;Ophthalmology&quot;," calcext:value-type="string">
            <text:p>"EE" =&gt; "Ophthalmology",</text:p>
          </table:table-cell>
        </table:table-row>
        <table:table-row table:style-name="ro5">
          <table:table-cell office:value-type="string" calcext:value-type="string">
            <text:p>EF</text:p>
          </table:table-cell>
          <table:table-cell office:value-type="string" calcext:value-type="string">
            <text:p>Contact Lenses</text:p>
            <text:p>Start: 09/20/2009</text:p>
          </table:table-cell>
          <table:table-cell table:formula="of:=FIND(&quot;Start&quot;; [.B187]; 1)-2" office:value-type="float" office:value="14" calcext:value-type="float">
            <text:p>14</text:p>
          </table:table-cell>
          <table:table-cell/>
          <table:table-cell table:formula="of:=CONCATENATE([.$C$3]; [.A187]; [.$C$3]; &quot; =&gt; &quot;; [.$C$3]; LEFT([.B187];[.C187]); [.$C$3] ;&quot;,&quot;)" office:value-type="string" office:string-value="&quot;EF&quot; =&gt; &quot;Contact Lenses&quot;," calcext:value-type="string">
            <text:p>"EF" =&gt; "Contact Lenses",</text:p>
          </table:table-cell>
        </table:table-row>
        <table:table-row table:style-name="ro5">
          <table:table-cell office:value-type="string" calcext:value-type="string">
            <text:p>F1</text:p>
          </table:table-cell>
          <table:table-cell office:value-type="string" calcext:value-type="string">
            <text:p>Medical Coverage</text:p>
            <text:p>Start: 11/01/2015</text:p>
          </table:table-cell>
          <table:table-cell table:formula="of:=FIND(&quot;Start&quot;; [.B188]; 1)-2" office:value-type="float" office:value="16" calcext:value-type="float">
            <text:p>16</text:p>
          </table:table-cell>
          <table:table-cell/>
          <table:table-cell table:formula="of:=CONCATENATE([.$C$3]; [.A188]; [.$C$3]; &quot; =&gt; &quot;; [.$C$3]; LEFT([.B188];[.C188]); [.$C$3] ;&quot;,&quot;)" office:value-type="string" office:string-value="&quot;F1&quot; =&gt; &quot;Medical Coverage&quot;," calcext:value-type="string">
            <text:p>"F1" =&gt; "Medical Coverage",</text:p>
          </table:table-cell>
        </table:table-row>
        <table:table-row table:style-name="ro5">
          <table:table-cell office:value-type="string" calcext:value-type="string">
            <text:p>F2</text:p>
          </table:table-cell>
          <table:table-cell office:value-type="string" calcext:value-type="string">
            <text:p>Social Work Coverage</text:p>
            <text:p>Start: 11/01/2015</text:p>
          </table:table-cell>
          <table:table-cell table:formula="of:=FIND(&quot;Start&quot;; [.B189]; 1)-2" office:value-type="float" office:value="20" calcext:value-type="float">
            <text:p>20</text:p>
          </table:table-cell>
          <table:table-cell/>
          <table:table-cell table:formula="of:=CONCATENATE([.$C$3]; [.A189]; [.$C$3]; &quot; =&gt; &quot;; [.$C$3]; LEFT([.B189];[.C189]); [.$C$3] ;&quot;,&quot;)" office:value-type="string" office:string-value="&quot;F2&quot; =&gt; &quot;Social Work Coverage&quot;," calcext:value-type="string">
            <text:p>"F2" =&gt; "Social Work Coverage",</text:p>
          </table:table-cell>
        </table:table-row>
        <table:table-row table:style-name="ro5">
          <table:table-cell office:value-type="string" calcext:value-type="string">
            <text:p>F3</text:p>
          </table:table-cell>
          <table:table-cell office:value-type="string" calcext:value-type="string">
            <text:p>Dental Coverage</text:p>
            <text:p>Start: 11/01/2015</text:p>
          </table:table-cell>
          <table:table-cell table:formula="of:=FIND(&quot;Start&quot;; [.B190]; 1)-2" office:value-type="float" office:value="15" calcext:value-type="float">
            <text:p>15</text:p>
          </table:table-cell>
          <table:table-cell/>
          <table:table-cell table:formula="of:=CONCATENATE([.$C$3]; [.A190]; [.$C$3]; &quot; =&gt; &quot;; [.$C$3]; LEFT([.B190];[.C190]); [.$C$3] ;&quot;,&quot;)" office:value-type="string" office:string-value="&quot;F3&quot; =&gt; &quot;Dental Coverage&quot;," calcext:value-type="string">
            <text:p>"F3" =&gt; "Dental Coverage",</text:p>
          </table:table-cell>
        </table:table-row>
        <table:table-row table:style-name="ro5">
          <table:table-cell office:value-type="string" calcext:value-type="string">
            <text:p>F4</text:p>
          </table:table-cell>
          <table:table-cell office:value-type="string" calcext:value-type="string">
            <text:p>Hearing Coverage</text:p>
            <text:p>Start: 11/01/2015</text:p>
          </table:table-cell>
          <table:table-cell table:formula="of:=FIND(&quot;Start&quot;; [.B191]; 1)-2" office:value-type="float" office:value="16" calcext:value-type="float">
            <text:p>16</text:p>
          </table:table-cell>
          <table:table-cell/>
          <table:table-cell table:formula="of:=CONCATENATE([.$C$3]; [.A191]; [.$C$3]; &quot; =&gt; &quot;; [.$C$3]; LEFT([.B191];[.C191]); [.$C$3] ;&quot;,&quot;)" office:value-type="string" office:string-value="&quot;F4&quot; =&gt; &quot;Hearing Coverage&quot;," calcext:value-type="string">
            <text:p>"F4" =&gt; "Hearing Coverage",</text:p>
          </table:table-cell>
        </table:table-row>
        <table:table-row table:style-name="ro5">
          <table:table-cell office:value-type="string" calcext:value-type="string">
            <text:p>F5</text:p>
          </table:table-cell>
          <table:table-cell office:value-type="string" calcext:value-type="string">
            <text:p>Prescription Drug Coverage</text:p>
            <text:p>Start: 11/01/2015</text:p>
          </table:table-cell>
          <table:table-cell table:formula="of:=FIND(&quot;Start&quot;; [.B192]; 1)-2" office:value-type="float" office:value="26" calcext:value-type="float">
            <text:p>26</text:p>
          </table:table-cell>
          <table:table-cell/>
          <table:table-cell table:formula="of:=CONCATENATE([.$C$3]; [.A192]; [.$C$3]; &quot; =&gt; &quot;; [.$C$3]; LEFT([.B192];[.C192]); [.$C$3] ;&quot;,&quot;)" office:value-type="string" office:string-value="&quot;F5&quot; =&gt; &quot;Prescription Drug Coverage&quot;," calcext:value-type="string">
            <text:p>"F5" =&gt; "Prescription Drug Coverage",</text:p>
          </table:table-cell>
        </table:table-row>
        <table:table-row table:style-name="ro5">
          <table:table-cell office:value-type="string" calcext:value-type="string">
            <text:p>F6</text:p>
          </table:table-cell>
          <table:table-cell office:value-type="string" calcext:value-type="string">
            <text:p>Vision Coverage</text:p>
            <text:p>Start: 11/01/2015</text:p>
          </table:table-cell>
          <table:table-cell table:formula="of:=FIND(&quot;Start&quot;; [.B193]; 1)-2" office:value-type="float" office:value="15" calcext:value-type="float">
            <text:p>15</text:p>
          </table:table-cell>
          <table:table-cell/>
          <table:table-cell table:formula="of:=CONCATENATE([.$C$3]; [.A193]; [.$C$3]; &quot; =&gt; &quot;; [.$C$3]; LEFT([.B193];[.C193]); [.$C$3] ;&quot;,&quot;)" office:value-type="string" office:string-value="&quot;F6&quot; =&gt; &quot;Vision Coverage&quot;," calcext:value-type="string">
            <text:p>"F6" =&gt; "Vision Coverage",</text:p>
          </table:table-cell>
        </table:table-row>
        <table:table-row table:style-name="ro5">
          <table:table-cell office:value-type="string" calcext:value-type="string">
            <text:p>F7</text:p>
          </table:table-cell>
          <table:table-cell office:value-type="string" calcext:value-type="string">
            <text:p>Orthodontia Coverage</text:p>
            <text:p>Start: 11/01/2015</text:p>
          </table:table-cell>
          <table:table-cell table:formula="of:=FIND(&quot;Start&quot;; [.B194]; 1)-2" office:value-type="float" office:value="20" calcext:value-type="float">
            <text:p>20</text:p>
          </table:table-cell>
          <table:table-cell/>
          <table:table-cell table:formula="of:=CONCATENATE([.$C$3]; [.A194]; [.$C$3]; &quot; =&gt; &quot;; [.$C$3]; LEFT([.B194];[.C194]); [.$C$3] ;&quot;,&quot;)" office:value-type="string" office:string-value="&quot;F7&quot; =&gt; &quot;Orthodontia Coverage&quot;," calcext:value-type="string">
            <text:p>"F7" =&gt; "Orthodontia Coverage",</text:p>
          </table:table-cell>
        </table:table-row>
        <table:table-row table:style-name="ro5">
          <table:table-cell office:value-type="string" calcext:value-type="string">
            <text:p>F8</text:p>
          </table:table-cell>
          <table:table-cell office:value-type="string" calcext:value-type="string">
            <text:p>Mental Health Coverage</text:p>
            <text:p>Start: 11/01/2015</text:p>
          </table:table-cell>
          <table:table-cell table:formula="of:=FIND(&quot;Start&quot;; [.B195]; 1)-2" office:value-type="float" office:value="22" calcext:value-type="float">
            <text:p>22</text:p>
          </table:table-cell>
          <table:table-cell/>
          <table:table-cell table:formula="of:=CONCATENATE([.$C$3]; [.A195]; [.$C$3]; &quot; =&gt; &quot;; [.$C$3]; LEFT([.B195];[.C195]); [.$C$3] ;&quot;,&quot;)" office:value-type="string" office:string-value="&quot;F8&quot; =&gt; &quot;Mental Health Coverage&quot;," calcext:value-type="string">
            <text:p>"F8" =&gt; "Mental Health Coverage",</text:p>
          </table:table-cell>
        </table:table-row>
        <table:table-row table:style-name="ro5">
          <table:table-cell office:value-type="string" calcext:value-type="string">
            <text:p>GF</text:p>
          </table:table-cell>
          <table:table-cell office:value-type="string" calcext:value-type="string">
            <text:p>Generic Prescription Drug - Formulary</text:p>
            <text:p>Start: 09/20/2009</text:p>
          </table:table-cell>
          <table:table-cell table:formula="of:=FIND(&quot;Start&quot;; [.B196]; 1)-2" office:value-type="float" office:value="37" calcext:value-type="float">
            <text:p>37</text:p>
          </table:table-cell>
          <table:table-cell/>
          <table:table-cell table:formula="of:=CONCATENATE([.$C$3]; [.A196]; [.$C$3]; &quot; =&gt; &quot;; [.$C$3]; LEFT([.B196];[.C196]); [.$C$3] ;&quot;,&quot;)" office:value-type="string" office:string-value="&quot;GF&quot; =&gt; &quot;Generic Prescription Drug - Formulary&quot;," calcext:value-type="string">
            <text:p>"GF" =&gt; "Generic Prescription Drug - Formulary",</text:p>
          </table:table-cell>
        </table:table-row>
        <table:table-row table:style-name="ro5">
          <table:table-cell office:value-type="string" calcext:value-type="string">
            <text:p>GN</text:p>
          </table:table-cell>
          <table:table-cell office:value-type="string" calcext:value-type="string">
            <text:p>Generic Prescription Drug - Non-Formulary</text:p>
            <text:p>Start: 09/20/2009</text:p>
          </table:table-cell>
          <table:table-cell table:formula="of:=FIND(&quot;Start&quot;; [.B197]; 1)-2" office:value-type="float" office:value="41" calcext:value-type="float">
            <text:p>41</text:p>
          </table:table-cell>
          <table:table-cell/>
          <table:table-cell table:formula="of:=CONCATENATE([.$C$3]; [.A197]; [.$C$3]; &quot; =&gt; &quot;; [.$C$3]; LEFT([.B197];[.C197]); [.$C$3] ;&quot;,&quot;)" office:value-type="string" office:string-value="&quot;GN&quot; =&gt; &quot;Generic Prescription Drug - Non-Formulary&quot;," calcext:value-type="string">
            <text:p>"GN" =&gt; "Generic Prescription Drug - Non-Formulary",</text:p>
          </table:table-cell>
        </table:table-row>
        <table:table-row table:style-name="ro5">
          <table:table-cell office:value-type="string" calcext:value-type="string">
            <text:p>GY</text:p>
          </table:table-cell>
          <table:table-cell office:value-type="string" calcext:value-type="string">
            <text:p>Allergy</text:p>
            <text:p>Start: 09/20/2009</text:p>
          </table:table-cell>
          <table:table-cell table:formula="of:=FIND(&quot;Start&quot;; [.B198]; 1)-2" office:value-type="float" office:value="7" calcext:value-type="float">
            <text:p>7</text:p>
          </table:table-cell>
          <table:table-cell/>
          <table:table-cell table:formula="of:=CONCATENATE([.$C$3]; [.A198]; [.$C$3]; &quot; =&gt; &quot;; [.$C$3]; LEFT([.B198];[.C198]); [.$C$3] ;&quot;,&quot;)" office:value-type="string" office:string-value="&quot;GY&quot; =&gt; &quot;Allergy&quot;," calcext:value-type="string">
            <text:p>"GY" =&gt; "Allergy",</text:p>
          </table:table-cell>
        </table:table-row>
        <table:table-row table:style-name="ro5">
          <table:table-cell office:value-type="string" calcext:value-type="string">
            <text:p>IC</text:p>
          </table:table-cell>
          <table:table-cell office:value-type="string" calcext:value-type="string">
            <text:p>Intensive Care</text:p>
            <text:p>Start: 09/20/2009</text:p>
          </table:table-cell>
          <table:table-cell table:formula="of:=FIND(&quot;Start&quot;; [.B199]; 1)-2" office:value-type="float" office:value="14" calcext:value-type="float">
            <text:p>14</text:p>
          </table:table-cell>
          <table:table-cell/>
          <table:table-cell table:formula="of:=CONCATENATE([.$C$3]; [.A199]; [.$C$3]; &quot; =&gt; &quot;; [.$C$3]; LEFT([.B199];[.C199]); [.$C$3] ;&quot;,&quot;)" office:value-type="string" office:string-value="&quot;IC&quot; =&gt; &quot;Intensive Care&quot;," calcext:value-type="string">
            <text:p>"IC" =&gt; "Intensive Care",</text:p>
          </table:table-cell>
        </table:table-row>
        <table:table-row table:style-name="ro5">
          <table:table-cell office:value-type="string" calcext:value-type="string">
            <text:p>MH</text:p>
          </table:table-cell>
          <table:table-cell office:value-type="string" calcext:value-type="string">
            <text:p>Mental Health</text:p>
            <text:p>Start: 09/20/2009</text:p>
          </table:table-cell>
          <table:table-cell table:formula="of:=FIND(&quot;Start&quot;; [.B200]; 1)-2" office:value-type="float" office:value="13" calcext:value-type="float">
            <text:p>13</text:p>
          </table:table-cell>
          <table:table-cell/>
          <table:table-cell table:formula="of:=CONCATENATE([.$C$3]; [.A200]; [.$C$3]; &quot; =&gt; &quot;; [.$C$3]; LEFT([.B200];[.C200]); [.$C$3] ;&quot;,&quot;)" office:value-type="string" office:string-value="&quot;MH&quot; =&gt; &quot;Mental Health&quot;," calcext:value-type="string">
            <text:p>"MH" =&gt; "Mental Health",</text:p>
          </table:table-cell>
        </table:table-row>
        <table:table-row table:style-name="ro5">
          <table:table-cell office:value-type="string" calcext:value-type="string">
            <text:p>NI</text:p>
          </table:table-cell>
          <table:table-cell office:value-type="string" calcext:value-type="string">
            <text:p>Neonatal Intensive Care</text:p>
            <text:p>Start: 09/20/2009</text:p>
          </table:table-cell>
          <table:table-cell table:formula="of:=FIND(&quot;Start&quot;; [.B201]; 1)-2" office:value-type="float" office:value="23" calcext:value-type="float">
            <text:p>23</text:p>
          </table:table-cell>
          <table:table-cell/>
          <table:table-cell table:formula="of:=CONCATENATE([.$C$3]; [.A201]; [.$C$3]; &quot; =&gt; &quot;; [.$C$3]; LEFT([.B201];[.C201]); [.$C$3] ;&quot;,&quot;)" office:value-type="string" office:string-value="&quot;NI&quot; =&gt; &quot;Neonatal Intensive Care&quot;," calcext:value-type="string">
            <text:p>"NI" =&gt; "Neonatal Intensive Care",</text:p>
          </table:table-cell>
        </table:table-row>
        <table:table-row table:style-name="ro5">
          <table:table-cell office:value-type="string" calcext:value-type="string">
            <text:p>ON</text:p>
          </table:table-cell>
          <table:table-cell office:value-type="string" calcext:value-type="string">
            <text:p>Oncology</text:p>
            <text:p>Start: 09/20/2009</text:p>
          </table:table-cell>
          <table:table-cell table:formula="of:=FIND(&quot;Start&quot;; [.B202]; 1)-2" office:value-type="float" office:value="8" calcext:value-type="float">
            <text:p>8</text:p>
          </table:table-cell>
          <table:table-cell/>
          <table:table-cell table:formula="of:=CONCATENATE([.$C$3]; [.A202]; [.$C$3]; &quot; =&gt; &quot;; [.$C$3]; LEFT([.B202];[.C202]); [.$C$3] ;&quot;,&quot;)" office:value-type="string" office:string-value="&quot;ON&quot; =&gt; &quot;Oncology&quot;," calcext:value-type="string">
            <text:p>"ON" =&gt; "Oncology",</text:p>
          </table:table-cell>
        </table:table-row>
        <table:table-row table:style-name="ro5">
          <table:table-cell office:value-type="string" calcext:value-type="string">
            <text:p>PE</text:p>
          </table:table-cell>
          <table:table-cell office:value-type="string" calcext:value-type="string">
            <text:p>Positron Emission Tomography (PET) Scan</text:p>
            <text:p>Start: 09/20/2009</text:p>
          </table:table-cell>
          <table:table-cell table:formula="of:=FIND(&quot;Start&quot;; [.B203]; 1)-2" office:value-type="float" office:value="39" calcext:value-type="float">
            <text:p>39</text:p>
          </table:table-cell>
          <table:table-cell/>
          <table:table-cell table:formula="of:=CONCATENATE([.$C$3]; [.A203]; [.$C$3]; &quot; =&gt; &quot;; [.$C$3]; LEFT([.B203];[.C203]); [.$C$3] ;&quot;,&quot;)" office:value-type="string" office:string-value="&quot;PE&quot; =&gt; &quot;Positron Emission Tomography (PET) Scan&quot;," calcext:value-type="string">
            <text:p>"PE" =&gt; "Positron Emission Tomography (PET) Scan",</text:p>
          </table:table-cell>
        </table:table-row>
        <table:table-row table:style-name="ro5">
          <table:table-cell office:value-type="string" calcext:value-type="string">
            <text:p>PT</text:p>
          </table:table-cell>
          <table:table-cell office:value-type="string" calcext:value-type="string">
            <text:p>Physical Therapy</text:p>
            <text:p>Start: 09/20/2009</text:p>
          </table:table-cell>
          <table:table-cell table:formula="of:=FIND(&quot;Start&quot;; [.B204]; 1)-2" office:value-type="float" office:value="16" calcext:value-type="float">
            <text:p>16</text:p>
          </table:table-cell>
          <table:table-cell/>
          <table:table-cell table:formula="of:=CONCATENATE([.$C$3]; [.A204]; [.$C$3]; &quot; =&gt; &quot;; [.$C$3]; LEFT([.B204];[.C204]); [.$C$3] ;&quot;,&quot;)" office:value-type="string" office:string-value="&quot;PT&quot; =&gt; &quot;Physical Therapy&quot;," calcext:value-type="string">
            <text:p>"PT" =&gt; "Physical Therapy",</text:p>
          </table:table-cell>
        </table:table-row>
        <table:table-row table:style-name="ro5">
          <table:table-cell office:value-type="string" calcext:value-type="string">
            <text:p>PU</text:p>
          </table:table-cell>
          <table:table-cell office:value-type="string" calcext:value-type="string">
            <text:p>Pulmonary</text:p>
            <text:p>Start: 09/20/2009</text:p>
          </table:table-cell>
          <table:table-cell table:formula="of:=FIND(&quot;Start&quot;; [.B205]; 1)-2" office:value-type="float" office:value="9" calcext:value-type="float">
            <text:p>9</text:p>
          </table:table-cell>
          <table:table-cell/>
          <table:table-cell table:formula="of:=CONCATENATE([.$C$3]; [.A205]; [.$C$3]; &quot; =&gt; &quot;; [.$C$3]; LEFT([.B205];[.C205]); [.$C$3] ;&quot;,&quot;)" office:value-type="string" office:string-value="&quot;PU&quot; =&gt; &quot;Pulmonary&quot;," calcext:value-type="string">
            <text:p>"PU" =&gt; "Pulmonary",</text:p>
          </table:table-cell>
        </table:table-row>
        <table:table-row table:style-name="ro5">
          <table:table-cell office:value-type="string" calcext:value-type="string">
            <text:p>RN</text:p>
          </table:table-cell>
          <table:table-cell office:value-type="string" calcext:value-type="string">
            <text:p>Renal</text:p>
            <text:p>Start: 09/20/2009</text:p>
          </table:table-cell>
          <table:table-cell table:formula="of:=FIND(&quot;Start&quot;; [.B206]; 1)-2" office:value-type="float" office:value="5" calcext:value-type="float">
            <text:p>5</text:p>
          </table:table-cell>
          <table:table-cell/>
          <table:table-cell table:formula="of:=CONCATENATE([.$C$3]; [.A206]; [.$C$3]; &quot; =&gt; &quot;; [.$C$3]; LEFT([.B206];[.C206]); [.$C$3] ;&quot;,&quot;)" office:value-type="string" office:string-value="&quot;RN&quot; =&gt; &quot;Renal&quot;," calcext:value-type="string">
            <text:p>"RN" =&gt; "Renal",</text:p>
          </table:table-cell>
        </table:table-row>
        <table:table-row table:style-name="ro5">
          <table:table-cell office:value-type="string" calcext:value-type="string">
            <text:p>RT</text:p>
          </table:table-cell>
          <table:table-cell office:value-type="string" calcext:value-type="string">
            <text:p>Residential Psychiatric Treatment</text:p>
            <text:p>Start: 09/20/2009</text:p>
          </table:table-cell>
          <table:table-cell table:formula="of:=FIND(&quot;Start&quot;; [.B207]; 1)-2" office:value-type="float" office:value="33" calcext:value-type="float">
            <text:p>33</text:p>
          </table:table-cell>
          <table:table-cell/>
          <table:table-cell table:formula="of:=CONCATENATE([.$C$3]; [.A207]; [.$C$3]; &quot; =&gt; &quot;; [.$C$3]; LEFT([.B207];[.C207]); [.$C$3] ;&quot;,&quot;)" office:value-type="string" office:string-value="&quot;RT&quot; =&gt; &quot;Residential Psychiatric Treatment&quot;," calcext:value-type="string">
            <text:p>"RT" =&gt; "Residential Psychiatric Treatment",</text:p>
          </table:table-cell>
        </table:table-row>
        <table:table-row table:style-name="ro5">
          <table:table-cell office:value-type="string" calcext:value-type="string">
            <text:p>SMH</text:p>
          </table:table-cell>
          <table:table-cell office:value-type="string" calcext:value-type="string">
            <text:p>Serious Mental Health</text:p>
            <text:p>Start: 01/30/2011</text:p>
          </table:table-cell>
          <table:table-cell table:formula="of:=FIND(&quot;Start&quot;; [.B208]; 1)-2" office:value-type="float" office:value="21" calcext:value-type="float">
            <text:p>21</text:p>
          </table:table-cell>
          <table:table-cell/>
          <table:table-cell table:formula="of:=CONCATENATE([.$C$3]; [.A208]; [.$C$3]; &quot; =&gt; &quot;; [.$C$3]; LEFT([.B208];[.C208]); [.$C$3] ;&quot;,&quot;)" office:value-type="string" office:string-value="&quot;SMH&quot; =&gt; &quot;Serious Mental Health&quot;," calcext:value-type="string">
            <text:p>"SMH" =&gt; "Serious Mental Health",</text:p>
          </table:table-cell>
        </table:table-row>
        <table:table-row table:style-name="ro5">
          <table:table-cell office:value-type="string" calcext:value-type="string">
            <text:p>TC</text:p>
          </table:table-cell>
          <table:table-cell office:value-type="string" calcext:value-type="string">
            <text:p>Transitional Care</text:p>
            <text:p>Start: 09/20/2009</text:p>
          </table:table-cell>
          <table:table-cell table:formula="of:=FIND(&quot;Start&quot;; [.B209]; 1)-2" office:value-type="float" office:value="17" calcext:value-type="float">
            <text:p>17</text:p>
          </table:table-cell>
          <table:table-cell/>
          <table:table-cell table:formula="of:=CONCATENATE([.$C$3]; [.A209]; [.$C$3]; &quot; =&gt; &quot;; [.$C$3]; LEFT([.B209];[.C209]); [.$C$3] ;&quot;,&quot;)" office:value-type="string" office:string-value="&quot;TC&quot; =&gt; &quot;Transitional Care&quot;," calcext:value-type="string">
            <text:p>"TC" =&gt; "Transitional Care",</text:p>
          </table:table-cell>
        </table:table-row>
        <table:table-row table:style-name="ro5">
          <table:table-cell office:value-type="string" calcext:value-type="string">
            <text:p>TN</text:p>
          </table:table-cell>
          <table:table-cell office:value-type="string" calcext:value-type="string">
            <text:p>Transitional Nursery Care</text:p>
            <text:p>Start: 09/20/2009</text:p>
          </table:table-cell>
          <table:table-cell table:formula="of:=FIND(&quot;Start&quot;; [.B210]; 1)-2" office:value-type="float" office:value="25" calcext:value-type="float">
            <text:p>25</text:p>
          </table:table-cell>
          <table:table-cell/>
          <table:table-cell table:formula="of:=CONCATENATE([.$C$3]; [.A210]; [.$C$3]; &quot; =&gt; &quot;; [.$C$3]; LEFT([.B210];[.C210]); [.$C$3] ;&quot;,&quot;)" office:value-type="string" office:string-value="&quot;TN&quot; =&gt; &quot;Transitional Nursery Care&quot;," calcext:value-type="string">
            <text:p>"TN" =&gt; "Transitional Nursery Care",</text:p>
          </table:table-cell>
        </table:table-row>
        <table:table-row table:style-name="ro5">
          <table:table-cell office:value-type="string" calcext:value-type="string">
            <text:p>UC</text:p>
          </table:table-cell>
          <table:table-cell office:value-type="string" calcext:value-type="string">
            <text:p>Urgent Care</text:p>
            <text:p>Start: 09/20/2009</text:p>
          </table:table-cell>
          <table:table-cell table:formula="of:=FIND(&quot;Start&quot;; [.B211]; 1)-2" office:value-type="float" office:value="11" calcext:value-type="float">
            <text:p>11</text:p>
          </table:table-cell>
          <table:table-cell/>
          <table:table-cell table:formula="of:=CONCATENATE([.$C$3]; [.A211]; [.$C$3]; &quot; =&gt; &quot;; [.$C$3]; LEFT([.B211];[.C211]); [.$C$3] ;&quot;,&quot;)" office:value-type="string" office:string-value="&quot;UC&quot; =&gt; &quot;Urgent Care&quot;," calcext:value-type="string">
            <text:p>"UC" =&gt; "Urgent Care",</text:p>
          </table:table-cell>
        </table:table-row>
      </table:table>
      <table:table table:name="CARC" table:style-name="ta1">
        <table:table-column table:style-name="co7" table:default-cell-style-name="Default"/>
        <table:table-column table:style-name="co8" table:default-cell-style-name="Default"/>
        <table:table-column table:style-name="co1" table:number-columns-repeated="3" table:default-cell-style-name="Default"/>
        <table:table-row table:style-name="ro6">
          <table:table-cell table:number-columns-repeated="2"/>
          <table:table-cell table:style-name="ce5" office:value-type="string" calcext:value-type="string">
            <text:p>Quote character 34</text:p>
          </table:table-cell>
          <table:table-cell table:style-name="ce5"/>
          <table:table-cell table:formula="of:=CHAR(34)" office:value-type="string" office:string-value="&quot;" calcext:value-type="string">
            <text:p>"</text:p>
          </table:table-cell>
        </table:table-row>
        <table:table-row table:style-name="ro6">
          <table:table-cell table:style-name="ce4" office:value-type="string" calcext:value-type="string">
            <text:p>Code (downloaded)</text:p>
          </table:table-cell>
          <table:table-cell table:style-name="ce4" office:value-type="string" calcext:value-type="string">
            <text:p>Text (downloaded)</text:p>
          </table:table-cell>
          <table:table-cell table:style-name="ce4" office:value-type="string" calcext:value-type="string">
            <text:p>Trim 'Start: …</text:p>
          </table:table-cell>
          <table:table-cell table:style-name="ce4" office:value-type="string" calcext:value-type="string">
            <text:p>Trim 'Note: …</text:p>
          </table:table-cell>
          <table:table-cell table:style-name="ce4" office:value-type="string" calcext:value-type="string">
            <text:p>Copy to code list</text:p>
          </table:table-cell>
        </table:table-row>
        <table:table-row table:style-name="ro6">
          <table:table-cell office:value-type="float" office:value="1" calcext:value-type="float">
            <text:p>1</text:p>
          </table:table-cell>
          <table:table-cell table:style-name="ce1" office:value-type="string" calcext:value-type="string">
            <text:p>Deductible Amount</text:p>
            <text:p>Start: 01/01/1995</text:p>
          </table:table-cell>
          <table:table-cell table:formula="of:=FIND(&quot;Start&quot;; [.B3]; 1)-2" office:value-type="float" office:value="17" calcext:value-type="float">
            <text:p>17</text:p>
          </table:table-cell>
          <table:table-cell table:style-name="ce6" table:formula="of:=IFERROR(FIND(&quot;Note:&quot;;[.B3];1)-2 ;[.C3])" office:value-type="float" office:value="17" calcext:value-type="float">
            <text:p>17</text:p>
          </table:table-cell>
          <table:table-cell table:formula="of:=CONCATENATE([.$E$1];[.A3];[.$E$1];&quot;=&gt;&quot;;[.$E$1];LEFT([.B3]; [.D3]);[.$E$1];&quot;,&quot;)" office:value-type="string" office:string-value="&quot;1&quot;=&gt;&quot;Deductible Amount&quot;," calcext:value-type="string">
            <text:p>"1"=&gt;"Deductible Amount",</text:p>
          </table:table-cell>
        </table:table-row>
        <table:table-row table:style-name="ro6">
          <table:table-cell table:style-name="ce1" office:value-type="float" office:value="2" calcext:value-type="float">
            <text:p>2</text:p>
          </table:table-cell>
          <table:table-cell table:style-name="ce1" office:value-type="string" calcext:value-type="string">
            <text:p>Coinsurance Amount</text:p>
            <text:p>Start: 01/01/1995</text:p>
          </table:table-cell>
          <table:table-cell table:formula="of:=FIND(&quot;Start&quot;; [.B4]; 1)-2" office:value-type="float" office:value="18" calcext:value-type="float">
            <text:p>18</text:p>
          </table:table-cell>
          <table:table-cell table:style-name="ce6" table:formula="of:=IFERROR(FIND(&quot;Note:&quot;;[.B4];1)-2 ;[.C4])" office:value-type="float" office:value="18" calcext:value-type="float">
            <text:p>18</text:p>
          </table:table-cell>
          <table:table-cell table:formula="of:=CONCATENATE([.$E$1];[.A4];[.$E$1];&quot;=&gt;&quot;;[.$E$1];LEFT([.B4]; [.D4]);[.$E$1];&quot;,&quot;)" office:value-type="string" office:string-value="&quot;2&quot;=&gt;&quot;Coinsurance Amount&quot;," calcext:value-type="string">
            <text:p>"2"=&gt;"Coinsurance Amount",</text:p>
          </table:table-cell>
        </table:table-row>
        <table:table-row table:style-name="ro6">
          <table:table-cell table:style-name="ce1" office:value-type="float" office:value="3" calcext:value-type="float">
            <text:p>3</text:p>
          </table:table-cell>
          <table:table-cell table:style-name="ce1" office:value-type="string" calcext:value-type="string">
            <text:p>Co-payment Amount</text:p>
            <text:p>Start: 01/01/1995</text:p>
          </table:table-cell>
          <table:table-cell table:formula="of:=FIND(&quot;Start&quot;; [.B5]; 1)-2" office:value-type="float" office:value="17" calcext:value-type="float">
            <text:p>17</text:p>
          </table:table-cell>
          <table:table-cell table:style-name="ce6" table:formula="of:=IFERROR(FIND(&quot;Note:&quot;;[.B5];1)-2 ;[.C5])" office:value-type="float" office:value="17" calcext:value-type="float">
            <text:p>17</text:p>
          </table:table-cell>
          <table:table-cell table:formula="of:=CONCATENATE([.$E$1];[.A5];[.$E$1];&quot;=&gt;&quot;;[.$E$1];LEFT([.B5]; [.D5]);[.$E$1];&quot;,&quot;)" office:value-type="string" office:string-value="&quot;3&quot;=&gt;&quot;Co-payment Amount&quot;," calcext:value-type="string">
            <text:p>"3"=&gt;"Co-payment Amount",</text:p>
          </table:table-cell>
        </table:table-row>
        <table:table-row table:style-name="ro6">
          <table:table-cell table:style-name="ce1" office:value-type="float" office:value="4" calcext:value-type="float">
            <text:p>4</text:p>
          </table:table-cell>
          <table:table-cell table:style-name="ce1" office:value-type="string" calcext:value-type="string">
            <text:p>The procedure code is inconsistent with the modifier used or a required modifier is missing. Note: Refer to the 835 Healthcare Policy Identification Segment (loop 2110 Service Payment Information REF), if present.</text:p>
            <text:p>Start: 01/01/1995 | Last Modified: 09/20/2009</text:p>
          </table:table-cell>
          <table:table-cell table:formula="of:=FIND(&quot;Start&quot;; [.B6]; 1)-2" office:value-type="float" office:value="213" calcext:value-type="float">
            <text:p>213</text:p>
          </table:table-cell>
          <table:table-cell table:style-name="ce6" table:formula="of:=IFERROR(FIND(&quot;Note:&quot;;[.B6];1)-2 ;[.C6])" office:value-type="float" office:value="92" calcext:value-type="float">
            <text:p>92</text:p>
          </table:table-cell>
          <table:table-cell table:formula="of:=CONCATENATE([.$E$1];[.A6];[.$E$1];&quot;=&gt;&quot;;[.$E$1];LEFT([.B6]; [.D6]);[.$E$1];&quot;,&quot;)" office:value-type="string" office:string-value="&quot;4&quot;=&gt;&quot;The procedure code is inconsistent with the modifier used or a required modifier is missing.&quot;," calcext:value-type="string">
            <text:p>"4"=&gt;"The procedure code is inconsistent with the modifier used or a required modifier is missing.",</text:p>
          </table:table-cell>
        </table:table-row>
        <table:table-row table:style-name="ro6">
          <table:table-cell table:style-name="ce1" office:value-type="float" office:value="5" calcext:value-type="float">
            <text:p>5</text:p>
          </table:table-cell>
          <table:table-cell table:style-name="ce1" office:value-type="string" calcext:value-type="string">
            <text:p>The procedure code/bill type is inconsistent with the place of service. Note: Refer to the 835 Healthcare Policy Identification Segment (loop 2110 Service Payment Information REF), if present.</text:p>
            <text:p>Start: 01/01/1995 | Last Modified: 09/20/2009</text:p>
          </table:table-cell>
          <table:table-cell table:formula="of:=FIND(&quot;Start&quot;; [.B7]; 1)-2" office:value-type="float" office:value="192" calcext:value-type="float">
            <text:p>192</text:p>
          </table:table-cell>
          <table:table-cell table:style-name="ce6" table:formula="of:=IFERROR(FIND(&quot;Note:&quot;;[.B7];1)-2 ;[.C7])" office:value-type="float" office:value="71" calcext:value-type="float">
            <text:p>71</text:p>
          </table:table-cell>
          <table:table-cell table:formula="of:=CONCATENATE([.$E$1];[.A7];[.$E$1];&quot;=&gt;&quot;;[.$E$1];LEFT([.B7]; [.D7]);[.$E$1];&quot;,&quot;)" office:value-type="string" office:string-value="&quot;5&quot;=&gt;&quot;The procedure code/bill type is inconsistent with the place of service.&quot;," calcext:value-type="string">
            <text:p>"5"=&gt;"The procedure code/bill type is inconsistent with the place of service.",</text:p>
          </table:table-cell>
        </table:table-row>
        <table:table-row table:style-name="ro6">
          <table:table-cell table:style-name="ce1" office:value-type="float" office:value="6" calcext:value-type="float">
            <text:p>6</text:p>
          </table:table-cell>
          <table:table-cell table:style-name="ce1" office:value-type="string" calcext:value-type="string">
            <text:p>The procedure/revenue code is inconsistent with the patient's age. Note: Refer to the 835 Healthcare Policy Identification Segment (loop 2110 Service Payment Information REF), if present.</text:p>
            <text:p>Start: 01/01/1995 | Last Modified: 09/20/2009</text:p>
          </table:table-cell>
          <table:table-cell table:formula="of:=FIND(&quot;Start&quot;; [.B8]; 1)-2" office:value-type="float" office:value="187" calcext:value-type="float">
            <text:p>187</text:p>
          </table:table-cell>
          <table:table-cell table:style-name="ce6" table:formula="of:=IFERROR(FIND(&quot;Note:&quot;;[.B8];1)-2 ;[.C8])" office:value-type="float" office:value="66" calcext:value-type="float">
            <text:p>66</text:p>
          </table:table-cell>
          <table:table-cell table:formula="of:=CONCATENATE([.$E$1];[.A8];[.$E$1];&quot;=&gt;&quot;;[.$E$1];LEFT([.B8]; [.D8]);[.$E$1];&quot;,&quot;)" office:value-type="string" office:string-value="&quot;6&quot;=&gt;&quot;The procedure/revenue code is inconsistent with the patient's age.&quot;," calcext:value-type="string">
            <text:p>"6"=&gt;"The procedure/revenue code is inconsistent with the patient's age.",</text:p>
          </table:table-cell>
        </table:table-row>
        <table:table-row table:style-name="ro6">
          <table:table-cell table:style-name="ce1" office:value-type="float" office:value="7" calcext:value-type="float">
            <text:p>7</text:p>
          </table:table-cell>
          <table:table-cell table:style-name="ce1" office:value-type="string" calcext:value-type="string">
            <text:p>The procedure/revenue code is inconsistent with the patient's gender. Note: Refer to the 835 Healthcare Policy Identification Segment (loop 2110 Service Payment Information REF), if present.</text:p>
            <text:p>Start: 01/01/1995 | Last Modified: 09/20/2009</text:p>
          </table:table-cell>
          <table:table-cell table:formula="of:=FIND(&quot;Start&quot;; [.B9]; 1)-2" office:value-type="float" office:value="190" calcext:value-type="float">
            <text:p>190</text:p>
          </table:table-cell>
          <table:table-cell table:style-name="ce6" table:formula="of:=IFERROR(FIND(&quot;Note:&quot;;[.B9];1)-2 ;[.C9])" office:value-type="float" office:value="69" calcext:value-type="float">
            <text:p>69</text:p>
          </table:table-cell>
          <table:table-cell table:formula="of:=CONCATENATE([.$E$1];[.A9];[.$E$1];&quot;=&gt;&quot;;[.$E$1];LEFT([.B9]; [.D9]);[.$E$1];&quot;,&quot;)" office:value-type="string" office:string-value="&quot;7&quot;=&gt;&quot;The procedure/revenue code is inconsistent with the patient's gender.&quot;," calcext:value-type="string">
            <text:p>"7"=&gt;"The procedure/revenue code is inconsistent with the patient's gender.",</text:p>
          </table:table-cell>
        </table:table-row>
        <table:table-row table:style-name="ro6">
          <table:table-cell table:style-name="ce1" office:value-type="float" office:value="8" calcext:value-type="float">
            <text:p>8</text:p>
          </table:table-cell>
          <table:table-cell table:style-name="ce1" office:value-type="string" calcext:value-type="string">
            <text:p>The procedure code is inconsistent with the provider type/specialty (taxonomy). Note: Refer to the 835 Healthcare Policy Identification Segment (loop 2110 Service Payment Information REF), if present.</text:p>
            <text:p>Start: 01/01/1995 | Last Modified: 09/20/2009</text:p>
          </table:table-cell>
          <table:table-cell table:formula="of:=FIND(&quot;Start&quot;; [.B10]; 1)-2" office:value-type="float" office:value="200" calcext:value-type="float">
            <text:p>200</text:p>
          </table:table-cell>
          <table:table-cell table:style-name="ce6" table:formula="of:=IFERROR(FIND(&quot;Note:&quot;;[.B10];1)-2 ;[.C10])" office:value-type="float" office:value="79" calcext:value-type="float">
            <text:p>79</text:p>
          </table:table-cell>
          <table:table-cell table:formula="of:=CONCATENATE([.$E$1];[.A10];[.$E$1];&quot;=&gt;&quot;;[.$E$1];LEFT([.B10]; [.D10]);[.$E$1];&quot;,&quot;)" office:value-type="string" office:string-value="&quot;8&quot;=&gt;&quot;The procedure code is inconsistent with the provider type/specialty (taxonomy).&quot;," calcext:value-type="string">
            <text:p>"8"=&gt;"The procedure code is inconsistent with the provider type/specialty (taxonomy).",</text:p>
          </table:table-cell>
        </table:table-row>
        <table:table-row table:style-name="ro6">
          <table:table-cell table:style-name="ce1" office:value-type="float" office:value="9" calcext:value-type="float">
            <text:p>9</text:p>
          </table:table-cell>
          <table:table-cell table:style-name="ce1" office:value-type="string" calcext:value-type="string">
            <text:p>The diagnosis is inconsistent with the patient's age. Note: Refer to the 835 Healthcare Policy Identification Segment (loop 2110 Service Payment Information REF), if present.</text:p>
            <text:p>Start: 01/01/1995 | Last Modified: 09/20/2009</text:p>
          </table:table-cell>
          <table:table-cell table:formula="of:=FIND(&quot;Start&quot;; [.B11]; 1)-2" office:value-type="float" office:value="174" calcext:value-type="float">
            <text:p>174</text:p>
          </table:table-cell>
          <table:table-cell table:style-name="ce6" table:formula="of:=IFERROR(FIND(&quot;Note:&quot;;[.B11];1)-2 ;[.C11])" office:value-type="float" office:value="53" calcext:value-type="float">
            <text:p>53</text:p>
          </table:table-cell>
          <table:table-cell table:formula="of:=CONCATENATE([.$E$1];[.A11];[.$E$1];&quot;=&gt;&quot;;[.$E$1];LEFT([.B11]; [.D11]);[.$E$1];&quot;,&quot;)" office:value-type="string" office:string-value="&quot;9&quot;=&gt;&quot;The diagnosis is inconsistent with the patient's age.&quot;," calcext:value-type="string">
            <text:p>"9"=&gt;"The diagnosis is inconsistent with the patient's age.",</text:p>
          </table:table-cell>
        </table:table-row>
        <table:table-row table:style-name="ro6">
          <table:table-cell table:style-name="ce1" office:value-type="float" office:value="10" calcext:value-type="float">
            <text:p>10</text:p>
          </table:table-cell>
          <table:table-cell table:style-name="ce1" office:value-type="string" calcext:value-type="string">
            <text:p>The diagnosis is inconsistent with the patient's gender. Note: Refer to the 835 Healthcare Policy Identification Segment (loop 2110 Service Payment Information REF), if present.</text:p>
            <text:p>Start: 01/01/1995 | Last Modified: 09/20/2009</text:p>
          </table:table-cell>
          <table:table-cell table:formula="of:=FIND(&quot;Start&quot;; [.B12]; 1)-2" office:value-type="float" office:value="177" calcext:value-type="float">
            <text:p>177</text:p>
          </table:table-cell>
          <table:table-cell table:style-name="ce6" table:formula="of:=IFERROR(FIND(&quot;Note:&quot;;[.B12];1)-2 ;[.C12])" office:value-type="float" office:value="56" calcext:value-type="float">
            <text:p>56</text:p>
          </table:table-cell>
          <table:table-cell table:formula="of:=CONCATENATE([.$E$1];[.A12];[.$E$1];&quot;=&gt;&quot;;[.$E$1];LEFT([.B12]; [.D12]);[.$E$1];&quot;,&quot;)" office:value-type="string" office:string-value="&quot;10&quot;=&gt;&quot;The diagnosis is inconsistent with the patient's gender.&quot;," calcext:value-type="string">
            <text:p>"10"=&gt;"The diagnosis is inconsistent with the patient's gender.",</text:p>
          </table:table-cell>
        </table:table-row>
        <table:table-row table:style-name="ro6">
          <table:table-cell table:style-name="ce1" office:value-type="float" office:value="11" calcext:value-type="float">
            <text:p>11</text:p>
          </table:table-cell>
          <table:table-cell table:style-name="ce1" office:value-type="string" calcext:value-type="string">
            <text:p>The diagnosis is inconsistent with the procedure. Note: Refer to the 835 Healthcare Policy Identification Segment (loop 2110 Service Payment Information REF), if present.</text:p>
            <text:p>Start: 01/01/1995 | Last Modified: 09/20/2009</text:p>
          </table:table-cell>
          <table:table-cell table:formula="of:=FIND(&quot;Start&quot;; [.B13]; 1)-2" office:value-type="float" office:value="170" calcext:value-type="float">
            <text:p>170</text:p>
          </table:table-cell>
          <table:table-cell table:style-name="ce6" table:formula="of:=IFERROR(FIND(&quot;Note:&quot;;[.B13];1)-2 ;[.C13])" office:value-type="float" office:value="49" calcext:value-type="float">
            <text:p>49</text:p>
          </table:table-cell>
          <table:table-cell table:formula="of:=CONCATENATE([.$E$1];[.A13];[.$E$1];&quot;=&gt;&quot;;[.$E$1];LEFT([.B13]; [.D13]);[.$E$1];&quot;,&quot;)" office:value-type="string" office:string-value="&quot;11&quot;=&gt;&quot;The diagnosis is inconsistent with the procedure.&quot;," calcext:value-type="string">
            <text:p>"11"=&gt;"The diagnosis is inconsistent with the procedure.",</text:p>
          </table:table-cell>
        </table:table-row>
        <table:table-row table:style-name="ro6">
          <table:table-cell table:style-name="ce1" office:value-type="float" office:value="12" calcext:value-type="float">
            <text:p>12</text:p>
          </table:table-cell>
          <table:table-cell table:style-name="ce1" office:value-type="string" calcext:value-type="string">
            <text:p>The diagnosis is inconsistent with the provider type. Note: Refer to the 835 Healthcare Policy Identification Segment (loop 2110 Service Payment Information REF), if present.</text:p>
            <text:p>Start: 01/01/1995 | Last Modified: 09/20/2009</text:p>
          </table:table-cell>
          <table:table-cell table:formula="of:=FIND(&quot;Start&quot;; [.B14]; 1)-2" office:value-type="float" office:value="174" calcext:value-type="float">
            <text:p>174</text:p>
          </table:table-cell>
          <table:table-cell table:style-name="ce6" table:formula="of:=IFERROR(FIND(&quot;Note:&quot;;[.B14];1)-2 ;[.C14])" office:value-type="float" office:value="53" calcext:value-type="float">
            <text:p>53</text:p>
          </table:table-cell>
          <table:table-cell table:formula="of:=CONCATENATE([.$E$1];[.A14];[.$E$1];&quot;=&gt;&quot;;[.$E$1];LEFT([.B14]; [.D14]);[.$E$1];&quot;,&quot;)" office:value-type="string" office:string-value="&quot;12&quot;=&gt;&quot;The diagnosis is inconsistent with the provider type.&quot;," calcext:value-type="string">
            <text:p>"12"=&gt;"The diagnosis is inconsistent with the provider type.",</text:p>
          </table:table-cell>
        </table:table-row>
        <table:table-row table:style-name="ro6">
          <table:table-cell table:style-name="ce1" office:value-type="float" office:value="13" calcext:value-type="float">
            <text:p>13</text:p>
          </table:table-cell>
          <table:table-cell table:style-name="ce1" office:value-type="string" calcext:value-type="string">
            <text:p>The date of death precedes the date of service.</text:p>
            <text:p>Start: 01/01/1995</text:p>
          </table:table-cell>
          <table:table-cell table:formula="of:=FIND(&quot;Start&quot;; [.B15]; 1)-2" office:value-type="float" office:value="47" calcext:value-type="float">
            <text:p>47</text:p>
          </table:table-cell>
          <table:table-cell table:style-name="ce6" table:formula="of:=IFERROR(FIND(&quot;Note:&quot;;[.B15];1)-2 ;[.C15])" office:value-type="float" office:value="47" calcext:value-type="float">
            <text:p>47</text:p>
          </table:table-cell>
          <table:table-cell table:formula="of:=CONCATENATE([.$E$1];[.A15];[.$E$1];&quot;=&gt;&quot;;[.$E$1];LEFT([.B15]; [.D15]);[.$E$1];&quot;,&quot;)" office:value-type="string" office:string-value="&quot;13&quot;=&gt;&quot;The date of death precedes the date of service.&quot;," calcext:value-type="string">
            <text:p>"13"=&gt;"The date of death precedes the date of service.",</text:p>
          </table:table-cell>
        </table:table-row>
        <table:table-row table:style-name="ro6">
          <table:table-cell table:style-name="ce1" office:value-type="float" office:value="14" calcext:value-type="float">
            <text:p>14</text:p>
          </table:table-cell>
          <table:table-cell table:style-name="ce1" office:value-type="string" calcext:value-type="string">
            <text:p>The date of birth follows the date of service.</text:p>
            <text:p>Start: 01/01/1995</text:p>
          </table:table-cell>
          <table:table-cell table:formula="of:=FIND(&quot;Start&quot;; [.B16]; 1)-2" office:value-type="float" office:value="46" calcext:value-type="float">
            <text:p>46</text:p>
          </table:table-cell>
          <table:table-cell table:style-name="ce6" table:formula="of:=IFERROR(FIND(&quot;Note:&quot;;[.B16];1)-2 ;[.C16])" office:value-type="float" office:value="46" calcext:value-type="float">
            <text:p>46</text:p>
          </table:table-cell>
          <table:table-cell table:formula="of:=CONCATENATE([.$E$1];[.A16];[.$E$1];&quot;=&gt;&quot;;[.$E$1];LEFT([.B16]; [.D16]);[.$E$1];&quot;,&quot;)" office:value-type="string" office:string-value="&quot;14&quot;=&gt;&quot;The date of birth follows the date of service.&quot;," calcext:value-type="string">
            <text:p>"14"=&gt;"The date of birth follows the date of service.",</text:p>
          </table:table-cell>
        </table:table-row>
        <table:table-row table:style-name="ro6">
          <table:table-cell table:style-name="ce1" office:value-type="float" office:value="15" calcext:value-type="float">
            <text:p>15</text:p>
          </table:table-cell>
          <table:table-cell table:style-name="ce1" office:value-type="string" calcext:value-type="string">
            <text:p>The authorization number is missing, invalid, or does not apply to the billed services or provider.</text:p>
            <text:p>Start: 01/01/1995 | Last Modified: 09/30/2007</text:p>
          </table:table-cell>
          <table:table-cell table:formula="of:=FIND(&quot;Start&quot;; [.B17]; 1)-2" office:value-type="float" office:value="99" calcext:value-type="float">
            <text:p>99</text:p>
          </table:table-cell>
          <table:table-cell table:style-name="ce6" table:formula="of:=IFERROR(FIND(&quot;Note:&quot;;[.B17];1)-2 ;[.C17])" office:value-type="float" office:value="99" calcext:value-type="float">
            <text:p>99</text:p>
          </table:table-cell>
          <table:table-cell table:formula="of:=CONCATENATE([.$E$1];[.A17];[.$E$1];&quot;=&gt;&quot;;[.$E$1];LEFT([.B17]; [.D17]);[.$E$1];&quot;,&quot;)" office:value-type="string" office:string-value="&quot;15&quot;=&gt;&quot;The authorization number is missing, invalid, or does not apply to the billed services or provider.&quot;," calcext:value-type="string">
            <text:p>"15"=&gt;"The authorization number is missing, invalid, or does not apply to the billed services or provider.",</text:p>
          </table:table-cell>
        </table:table-row>
        <table:table-row table:style-name="ro6">
          <table:table-cell table:style-name="ce1" office:value-type="float" office:value="16" calcext:value-type="float">
            <text:p>16</text:p>
          </table:table-cell>
          <table:table-cell table:style-name="ce1" office:value-type="string" calcext:value-type="string">
            <text:p>Claim/service lacks information or has submission/billing error(s) which is needed for adjudication. Do not use this code for claims attachment(s)/other documentation. At least one Remark Code must be provided (may be comprised of either the NCPDP Reject Reason Code, or Remittance Advice Remark Code that is not an ALERT.) Note: Refer to the 835 Healthcare Policy Identification Segment (loop 2110 Service Payment Information REF), if present.</text:p>
            <text:p>Start: 01/01/1995 | Last Modified: 11/01/2013</text:p>
          </table:table-cell>
          <table:table-cell table:formula="of:=FIND(&quot;Start&quot;; [.B18]; 1)-2" office:value-type="float" office:value="444" calcext:value-type="float">
            <text:p>444</text:p>
          </table:table-cell>
          <table:table-cell table:style-name="ce6" table:formula="of:=IFERROR(FIND(&quot;Note:&quot;;[.B18];1)-2 ;[.C18])" office:value-type="float" office:value="323" calcext:value-type="float">
            <text:p>323</text:p>
          </table:table-cell>
          <table:table-cell table:formula="of:=CONCATENATE([.$E$1];[.A18];[.$E$1];&quot;=&gt;&quot;;[.$E$1];LEFT([.B18]; [.D18]);[.$E$1];&quot;,&quot;)" office:value-type="string" office:string-value="&quot;16&quot;=&gt;&quot;Claim/service lacks information or has submission/billing error(s) which is needed for adjudication. Do not use this code for claims attachment(s)/other documentation. At least one Remark Code must be provided (may be comprised of either the NCPDP Reject Reason Code, or Remittance Advice Remark Code that is not an ALERT.)&quot;," calcext:value-type="string">
            <text:p>"16"=&gt;"Claim/service lacks information or has submission/billing error(s) which is needed for adjudication. Do not use this code for claims attachment(s)/other documentation.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18" calcext:value-type="float">
            <text:p>18</text:p>
          </table:table-cell>
          <table:table-cell table:style-name="ce1" office:value-type="string" calcext:value-type="string">
            <text:p>Exact duplicate claim/service (Use only with Group Code OA except where state workers' compensation regulations requires CO)</text:p>
            <text:p>Start: 01/01/1995 | Last Modified: 06/02/2013</text:p>
          </table:table-cell>
          <table:table-cell table:formula="of:=FIND(&quot;Start&quot;; [.B19]; 1)-2" office:value-type="float" office:value="124" calcext:value-type="float">
            <text:p>124</text:p>
          </table:table-cell>
          <table:table-cell table:style-name="ce6" table:formula="of:=IFERROR(FIND(&quot;Note:&quot;;[.B19];1)-2 ;[.C19])" office:value-type="float" office:value="124" calcext:value-type="float">
            <text:p>124</text:p>
          </table:table-cell>
          <table:table-cell table:formula="of:=CONCATENATE([.$E$1];[.A19];[.$E$1];&quot;=&gt;&quot;;[.$E$1];LEFT([.B19]; [.D19]);[.$E$1];&quot;,&quot;)" office:value-type="string" office:string-value="&quot;18&quot;=&gt;&quot;Exact duplicate claim/service (Use only with Group Code OA except where state workers' compensation regulations requires CO)&quot;," calcext:value-type="string">
            <text:p>"18"=&gt;"Exact duplicate claim/service (Use only with Group Code OA except where state workers' compensation regulations requires CO)",</text:p>
          </table:table-cell>
        </table:table-row>
        <table:table-row table:style-name="ro6">
          <table:table-cell table:style-name="ce1" office:value-type="float" office:value="19" calcext:value-type="float">
            <text:p>19</text:p>
          </table:table-cell>
          <table:table-cell table:style-name="ce1" office:value-type="string" calcext:value-type="string">
            <text:p>This is a work-related injury/illness and thus the liability of the Worker's Compensation Carrier.</text:p>
            <text:p>Start: 01/01/1995 | Last Modified: 09/30/2007</text:p>
          </table:table-cell>
          <table:table-cell table:formula="of:=FIND(&quot;Start&quot;; [.B20]; 1)-2" office:value-type="float" office:value="98" calcext:value-type="float">
            <text:p>98</text:p>
          </table:table-cell>
          <table:table-cell table:style-name="ce6" table:formula="of:=IFERROR(FIND(&quot;Note:&quot;;[.B20];1)-2 ;[.C20])" office:value-type="float" office:value="98" calcext:value-type="float">
            <text:p>98</text:p>
          </table:table-cell>
          <table:table-cell table:formula="of:=CONCATENATE([.$E$1];[.A20];[.$E$1];&quot;=&gt;&quot;;[.$E$1];LEFT([.B20]; [.D20]);[.$E$1];&quot;,&quot;)" office:value-type="string" office:string-value="&quot;19&quot;=&gt;&quot;This is a work-related injury/illness and thus the liability of the Worker's Compensation Carrier.&quot;," calcext:value-type="string">
            <text:p>"19"=&gt;"This is a work-related injury/illness and thus the liability of the Worker's Compensation Carrier.",</text:p>
          </table:table-cell>
        </table:table-row>
        <table:table-row table:style-name="ro6">
          <table:table-cell table:style-name="ce1" office:value-type="float" office:value="20" calcext:value-type="float">
            <text:p>20</text:p>
          </table:table-cell>
          <table:table-cell table:style-name="ce1" office:value-type="string" calcext:value-type="string">
            <text:p>This injury/illness is covered by the liability carrier.</text:p>
            <text:p>Start: 01/01/1995 | Last Modified: 09/30/2007</text:p>
          </table:table-cell>
          <table:table-cell table:formula="of:=FIND(&quot;Start&quot;; [.B21]; 1)-2" office:value-type="float" office:value="56" calcext:value-type="float">
            <text:p>56</text:p>
          </table:table-cell>
          <table:table-cell table:style-name="ce6" table:formula="of:=IFERROR(FIND(&quot;Note:&quot;;[.B21];1)-2 ;[.C21])" office:value-type="float" office:value="56" calcext:value-type="float">
            <text:p>56</text:p>
          </table:table-cell>
          <table:table-cell table:formula="of:=CONCATENATE([.$E$1];[.A21];[.$E$1];&quot;=&gt;&quot;;[.$E$1];LEFT([.B21]; [.D21]);[.$E$1];&quot;,&quot;)" office:value-type="string" office:string-value="&quot;20&quot;=&gt;&quot;This injury/illness is covered by the liability carrier.&quot;," calcext:value-type="string">
            <text:p>"20"=&gt;"This injury/illness is covered by the liability carrier.",</text:p>
          </table:table-cell>
        </table:table-row>
        <table:table-row table:style-name="ro6">
          <table:table-cell table:style-name="ce1" office:value-type="float" office:value="21" calcext:value-type="float">
            <text:p>21</text:p>
          </table:table-cell>
          <table:table-cell table:style-name="ce1" office:value-type="string" calcext:value-type="string">
            <text:p>This injury/illness is the liability of the no-fault carrier.</text:p>
            <text:p>Start: 01/01/1995 | Last Modified: 09/30/2007</text:p>
          </table:table-cell>
          <table:table-cell table:formula="of:=FIND(&quot;Start&quot;; [.B22]; 1)-2" office:value-type="float" office:value="61" calcext:value-type="float">
            <text:p>61</text:p>
          </table:table-cell>
          <table:table-cell table:style-name="ce6" table:formula="of:=IFERROR(FIND(&quot;Note:&quot;;[.B22];1)-2 ;[.C22])" office:value-type="float" office:value="61" calcext:value-type="float">
            <text:p>61</text:p>
          </table:table-cell>
          <table:table-cell table:formula="of:=CONCATENATE([.$E$1];[.A22];[.$E$1];&quot;=&gt;&quot;;[.$E$1];LEFT([.B22]; [.D22]);[.$E$1];&quot;,&quot;)" office:value-type="string" office:string-value="&quot;21&quot;=&gt;&quot;This injury/illness is the liability of the no-fault carrier.&quot;," calcext:value-type="string">
            <text:p>"21"=&gt;"This injury/illness is the liability of the no-fault carrier.",</text:p>
          </table:table-cell>
        </table:table-row>
        <table:table-row table:style-name="ro6">
          <table:table-cell table:style-name="ce1" office:value-type="float" office:value="22" calcext:value-type="float">
            <text:p>22</text:p>
          </table:table-cell>
          <table:table-cell table:style-name="ce1" office:value-type="string" calcext:value-type="string">
            <text:p>This care may be covered by another payer per coordination of benefits.</text:p>
            <text:p>Start: 01/01/1995 | Last Modified: 09/30/2007</text:p>
          </table:table-cell>
          <table:table-cell table:formula="of:=FIND(&quot;Start&quot;; [.B23]; 1)-2" office:value-type="float" office:value="71" calcext:value-type="float">
            <text:p>71</text:p>
          </table:table-cell>
          <table:table-cell table:style-name="ce6" table:formula="of:=IFERROR(FIND(&quot;Note:&quot;;[.B23];1)-2 ;[.C23])" office:value-type="float" office:value="71" calcext:value-type="float">
            <text:p>71</text:p>
          </table:table-cell>
          <table:table-cell table:formula="of:=CONCATENATE([.$E$1];[.A23];[.$E$1];&quot;=&gt;&quot;;[.$E$1];LEFT([.B23]; [.D23]);[.$E$1];&quot;,&quot;)" office:value-type="string" office:string-value="&quot;22&quot;=&gt;&quot;This care may be covered by another payer per coordination of benefits.&quot;," calcext:value-type="string">
            <text:p>"22"=&gt;"This care may be covered by another payer per coordination of benefits.",</text:p>
          </table:table-cell>
        </table:table-row>
        <table:table-row table:style-name="ro6">
          <table:table-cell table:style-name="ce1" office:value-type="float" office:value="23" calcext:value-type="float">
            <text:p>23</text:p>
          </table:table-cell>
          <table:table-cell table:style-name="ce1" office:value-type="string" calcext:value-type="string">
            <text:p>The impact of prior payer(s) adjudication including payments and/or adjustments. (Use only with Group Code OA)</text:p>
            <text:p>Start: 01/01/1995 | Last Modified: 09/30/2012</text:p>
          </table:table-cell>
          <table:table-cell table:formula="of:=FIND(&quot;Start&quot;; [.B24]; 1)-2" office:value-type="float" office:value="110" calcext:value-type="float">
            <text:p>110</text:p>
          </table:table-cell>
          <table:table-cell table:style-name="ce6" table:formula="of:=IFERROR(FIND(&quot;Note:&quot;;[.B24];1)-2 ;[.C24])" office:value-type="float" office:value="110" calcext:value-type="float">
            <text:p>110</text:p>
          </table:table-cell>
          <table:table-cell table:formula="of:=CONCATENATE([.$E$1];[.A24];[.$E$1];&quot;=&gt;&quot;;[.$E$1];LEFT([.B24]; [.D24]);[.$E$1];&quot;,&quot;)" office:value-type="string" office:string-value="&quot;23&quot;=&gt;&quot;The impact of prior payer(s) adjudication including payments and/or adjustments. (Use only with Group Code OA)&quot;," calcext:value-type="string">
            <text:p>"23"=&gt;"The impact of prior payer(s) adjudication including payments and/or adjustments. (Use only with Group Code OA)",</text:p>
          </table:table-cell>
        </table:table-row>
        <table:table-row table:style-name="ro6">
          <table:table-cell table:style-name="ce1" office:value-type="float" office:value="24" calcext:value-type="float">
            <text:p>24</text:p>
          </table:table-cell>
          <table:table-cell table:style-name="ce1" office:value-type="string" calcext:value-type="string">
            <text:p>Charges are covered under a capitation agreement/managed care plan.</text:p>
            <text:p>Start: 01/01/1995 | Last Modified: 09/30/2007</text:p>
          </table:table-cell>
          <table:table-cell table:formula="of:=FIND(&quot;Start&quot;; [.B25]; 1)-2" office:value-type="float" office:value="67" calcext:value-type="float">
            <text:p>67</text:p>
          </table:table-cell>
          <table:table-cell table:style-name="ce6" table:formula="of:=IFERROR(FIND(&quot;Note:&quot;;[.B25];1)-2 ;[.C25])" office:value-type="float" office:value="67" calcext:value-type="float">
            <text:p>67</text:p>
          </table:table-cell>
          <table:table-cell table:formula="of:=CONCATENATE([.$E$1];[.A25];[.$E$1];&quot;=&gt;&quot;;[.$E$1];LEFT([.B25]; [.D25]);[.$E$1];&quot;,&quot;)" office:value-type="string" office:string-value="&quot;24&quot;=&gt;&quot;Charges are covered under a capitation agreement/managed care plan.&quot;," calcext:value-type="string">
            <text:p>"24"=&gt;"Charges are covered under a capitation agreement/managed care plan.",</text:p>
          </table:table-cell>
        </table:table-row>
        <table:table-row table:style-name="ro6">
          <table:table-cell table:style-name="ce1" office:value-type="float" office:value="26" calcext:value-type="float">
            <text:p>26</text:p>
          </table:table-cell>
          <table:table-cell table:style-name="ce1" office:value-type="string" calcext:value-type="string">
            <text:p>Expenses incurred prior to coverage.</text:p>
            <text:p>Start: 01/01/1995</text:p>
          </table:table-cell>
          <table:table-cell table:formula="of:=FIND(&quot;Start&quot;; [.B26]; 1)-2" office:value-type="float" office:value="36" calcext:value-type="float">
            <text:p>36</text:p>
          </table:table-cell>
          <table:table-cell table:style-name="ce6" table:formula="of:=IFERROR(FIND(&quot;Note:&quot;;[.B26];1)-2 ;[.C26])" office:value-type="float" office:value="36" calcext:value-type="float">
            <text:p>36</text:p>
          </table:table-cell>
          <table:table-cell table:formula="of:=CONCATENATE([.$E$1];[.A26];[.$E$1];&quot;=&gt;&quot;;[.$E$1];LEFT([.B26]; [.D26]);[.$E$1];&quot;,&quot;)" office:value-type="string" office:string-value="&quot;26&quot;=&gt;&quot;Expenses incurred prior to coverage.&quot;," calcext:value-type="string">
            <text:p>"26"=&gt;"Expenses incurred prior to coverage.",</text:p>
          </table:table-cell>
        </table:table-row>
        <table:table-row table:style-name="ro6">
          <table:table-cell table:style-name="ce1" office:value-type="float" office:value="27" calcext:value-type="float">
            <text:p>27</text:p>
          </table:table-cell>
          <table:table-cell table:style-name="ce1" office:value-type="string" calcext:value-type="string">
            <text:p>Expenses incurred after coverage terminated.</text:p>
            <text:p>Start: 01/01/1995</text:p>
          </table:table-cell>
          <table:table-cell table:formula="of:=FIND(&quot;Start&quot;; [.B27]; 1)-2" office:value-type="float" office:value="44" calcext:value-type="float">
            <text:p>44</text:p>
          </table:table-cell>
          <table:table-cell table:style-name="ce6" table:formula="of:=IFERROR(FIND(&quot;Note:&quot;;[.B27];1)-2 ;[.C27])" office:value-type="float" office:value="44" calcext:value-type="float">
            <text:p>44</text:p>
          </table:table-cell>
          <table:table-cell table:formula="of:=CONCATENATE([.$E$1];[.A27];[.$E$1];&quot;=&gt;&quot;;[.$E$1];LEFT([.B27]; [.D27]);[.$E$1];&quot;,&quot;)" office:value-type="string" office:string-value="&quot;27&quot;=&gt;&quot;Expenses incurred after coverage terminated.&quot;," calcext:value-type="string">
            <text:p>"27"=&gt;"Expenses incurred after coverage terminated.",</text:p>
          </table:table-cell>
        </table:table-row>
        <table:table-row table:style-name="ro6">
          <table:table-cell table:style-name="ce1" office:value-type="float" office:value="29" calcext:value-type="float">
            <text:p>29</text:p>
          </table:table-cell>
          <table:table-cell table:style-name="ce1" office:value-type="string" calcext:value-type="string">
            <text:p>The time limit for filing has expired.</text:p>
            <text:p>Start: 01/01/1995</text:p>
          </table:table-cell>
          <table:table-cell table:formula="of:=FIND(&quot;Start&quot;; [.B28]; 1)-2" office:value-type="float" office:value="38" calcext:value-type="float">
            <text:p>38</text:p>
          </table:table-cell>
          <table:table-cell table:style-name="ce6" table:formula="of:=IFERROR(FIND(&quot;Note:&quot;;[.B28];1)-2 ;[.C28])" office:value-type="float" office:value="38" calcext:value-type="float">
            <text:p>38</text:p>
          </table:table-cell>
          <table:table-cell table:formula="of:=CONCATENATE([.$E$1];[.A28];[.$E$1];&quot;=&gt;&quot;;[.$E$1];LEFT([.B28]; [.D28]);[.$E$1];&quot;,&quot;)" office:value-type="string" office:string-value="&quot;29&quot;=&gt;&quot;The time limit for filing has expired.&quot;," calcext:value-type="string">
            <text:p>"29"=&gt;"The time limit for filing has expired.",</text:p>
          </table:table-cell>
        </table:table-row>
        <table:table-row table:style-name="ro6">
          <table:table-cell table:style-name="ce1" office:value-type="float" office:value="31" calcext:value-type="float">
            <text:p>31</text:p>
          </table:table-cell>
          <table:table-cell table:style-name="ce1" office:value-type="string" calcext:value-type="string">
            <text:p>Patient cannot be identified as our insured.</text:p>
            <text:p>Start: 01/01/1995 | Last Modified: 09/30/2007</text:p>
          </table:table-cell>
          <table:table-cell table:formula="of:=FIND(&quot;Start&quot;; [.B29]; 1)-2" office:value-type="float" office:value="44" calcext:value-type="float">
            <text:p>44</text:p>
          </table:table-cell>
          <table:table-cell table:style-name="ce6" table:formula="of:=IFERROR(FIND(&quot;Note:&quot;;[.B29];1)-2 ;[.C29])" office:value-type="float" office:value="44" calcext:value-type="float">
            <text:p>44</text:p>
          </table:table-cell>
          <table:table-cell table:formula="of:=CONCATENATE([.$E$1];[.A29];[.$E$1];&quot;=&gt;&quot;;[.$E$1];LEFT([.B29]; [.D29]);[.$E$1];&quot;,&quot;)" office:value-type="string" office:string-value="&quot;31&quot;=&gt;&quot;Patient cannot be identified as our insured.&quot;," calcext:value-type="string">
            <text:p>"31"=&gt;"Patient cannot be identified as our insured.",</text:p>
          </table:table-cell>
        </table:table-row>
        <table:table-row table:style-name="ro6">
          <table:table-cell table:style-name="ce1" office:value-type="float" office:value="32" calcext:value-type="float">
            <text:p>32</text:p>
          </table:table-cell>
          <table:table-cell table:style-name="ce1" office:value-type="string" calcext:value-type="string">
            <text:p>Our records indicate that this dependent is not an eligible dependent as defined.</text:p>
            <text:p>Start: 01/01/1995</text:p>
          </table:table-cell>
          <table:table-cell table:formula="of:=FIND(&quot;Start&quot;; [.B30]; 1)-2" office:value-type="float" office:value="81" calcext:value-type="float">
            <text:p>81</text:p>
          </table:table-cell>
          <table:table-cell table:style-name="ce6" table:formula="of:=IFERROR(FIND(&quot;Note:&quot;;[.B30];1)-2 ;[.C30])" office:value-type="float" office:value="81" calcext:value-type="float">
            <text:p>81</text:p>
          </table:table-cell>
          <table:table-cell table:formula="of:=CONCATENATE([.$E$1];[.A30];[.$E$1];&quot;=&gt;&quot;;[.$E$1];LEFT([.B30]; [.D30]);[.$E$1];&quot;,&quot;)" office:value-type="string" office:string-value="&quot;32&quot;=&gt;&quot;Our records indicate that this dependent is not an eligible dependent as defined.&quot;," calcext:value-type="string">
            <text:p>"32"=&gt;"Our records indicate that this dependent is not an eligible dependent as defined.",</text:p>
          </table:table-cell>
        </table:table-row>
        <table:table-row table:style-name="ro6">
          <table:table-cell table:style-name="ce1" office:value-type="float" office:value="33" calcext:value-type="float">
            <text:p>33</text:p>
          </table:table-cell>
          <table:table-cell table:style-name="ce1" office:value-type="string" calcext:value-type="string">
            <text:p>Insured has no dependent coverage.</text:p>
            <text:p>Start: 01/01/1995 | Last Modified: 09/30/2007</text:p>
          </table:table-cell>
          <table:table-cell table:formula="of:=FIND(&quot;Start&quot;; [.B31]; 1)-2" office:value-type="float" office:value="34" calcext:value-type="float">
            <text:p>34</text:p>
          </table:table-cell>
          <table:table-cell table:style-name="ce6" table:formula="of:=IFERROR(FIND(&quot;Note:&quot;;[.B31];1)-2 ;[.C31])" office:value-type="float" office:value="34" calcext:value-type="float">
            <text:p>34</text:p>
          </table:table-cell>
          <table:table-cell table:formula="of:=CONCATENATE([.$E$1];[.A31];[.$E$1];&quot;=&gt;&quot;;[.$E$1];LEFT([.B31]; [.D31]);[.$E$1];&quot;,&quot;)" office:value-type="string" office:string-value="&quot;33&quot;=&gt;&quot;Insured has no dependent coverage.&quot;," calcext:value-type="string">
            <text:p>"33"=&gt;"Insured has no dependent coverage.",</text:p>
          </table:table-cell>
        </table:table-row>
        <table:table-row table:style-name="ro6">
          <table:table-cell table:style-name="ce1" office:value-type="float" office:value="34" calcext:value-type="float">
            <text:p>34</text:p>
          </table:table-cell>
          <table:table-cell table:style-name="ce1" office:value-type="string" calcext:value-type="string">
            <text:p>Insured has no coverage for newborns.</text:p>
            <text:p>Start: 01/01/1995 | Last Modified: 09/30/2007</text:p>
          </table:table-cell>
          <table:table-cell table:formula="of:=FIND(&quot;Start&quot;; [.B32]; 1)-2" office:value-type="float" office:value="37" calcext:value-type="float">
            <text:p>37</text:p>
          </table:table-cell>
          <table:table-cell table:style-name="ce6" table:formula="of:=IFERROR(FIND(&quot;Note:&quot;;[.B32];1)-2 ;[.C32])" office:value-type="float" office:value="37" calcext:value-type="float">
            <text:p>37</text:p>
          </table:table-cell>
          <table:table-cell table:formula="of:=CONCATENATE([.$E$1];[.A32];[.$E$1];&quot;=&gt;&quot;;[.$E$1];LEFT([.B32]; [.D32]);[.$E$1];&quot;,&quot;)" office:value-type="string" office:string-value="&quot;34&quot;=&gt;&quot;Insured has no coverage for newborns.&quot;," calcext:value-type="string">
            <text:p>"34"=&gt;"Insured has no coverage for newborns.",</text:p>
          </table:table-cell>
        </table:table-row>
        <table:table-row table:style-name="ro6">
          <table:table-cell table:style-name="ce1" office:value-type="float" office:value="35" calcext:value-type="float">
            <text:p>35</text:p>
          </table:table-cell>
          <table:table-cell table:style-name="ce1" office:value-type="string" calcext:value-type="string">
            <text:p>Lifetime benefit maximum has been reached.</text:p>
            <text:p>Start: 01/01/1995 | Last Modified: 10/31/2002</text:p>
          </table:table-cell>
          <table:table-cell table:formula="of:=FIND(&quot;Start&quot;; [.B33]; 1)-2" office:value-type="float" office:value="42" calcext:value-type="float">
            <text:p>42</text:p>
          </table:table-cell>
          <table:table-cell table:style-name="ce6" table:formula="of:=IFERROR(FIND(&quot;Note:&quot;;[.B33];1)-2 ;[.C33])" office:value-type="float" office:value="42" calcext:value-type="float">
            <text:p>42</text:p>
          </table:table-cell>
          <table:table-cell table:formula="of:=CONCATENATE([.$E$1];[.A33];[.$E$1];&quot;=&gt;&quot;;[.$E$1];LEFT([.B33]; [.D33]);[.$E$1];&quot;,&quot;)" office:value-type="string" office:string-value="&quot;35&quot;=&gt;&quot;Lifetime benefit maximum has been reached.&quot;," calcext:value-type="string">
            <text:p>"35"=&gt;"Lifetime benefit maximum has been reached.",</text:p>
          </table:table-cell>
        </table:table-row>
        <table:table-row table:style-name="ro6">
          <table:table-cell table:style-name="ce1" office:value-type="float" office:value="39" calcext:value-type="float">
            <text:p>39</text:p>
          </table:table-cell>
          <table:table-cell table:style-name="ce1" office:value-type="string" calcext:value-type="string">
            <text:p>Services denied at the time authorization/pre-certification was requested.</text:p>
            <text:p>Start: 01/01/1995</text:p>
          </table:table-cell>
          <table:table-cell table:formula="of:=FIND(&quot;Start&quot;; [.B34]; 1)-2" office:value-type="float" office:value="74" calcext:value-type="float">
            <text:p>74</text:p>
          </table:table-cell>
          <table:table-cell table:style-name="ce6" table:formula="of:=IFERROR(FIND(&quot;Note:&quot;;[.B34];1)-2 ;[.C34])" office:value-type="float" office:value="74" calcext:value-type="float">
            <text:p>74</text:p>
          </table:table-cell>
          <table:table-cell table:formula="of:=CONCATENATE([.$E$1];[.A34];[.$E$1];&quot;=&gt;&quot;;[.$E$1];LEFT([.B34]; [.D34]);[.$E$1];&quot;,&quot;)" office:value-type="string" office:string-value="&quot;39&quot;=&gt;&quot;Services denied at the time authorization/pre-certification was requested.&quot;," calcext:value-type="string">
            <text:p>"39"=&gt;"Services denied at the time authorization/pre-certification was requested.",</text:p>
          </table:table-cell>
        </table:table-row>
        <table:table-row table:style-name="ro6">
          <table:table-cell table:style-name="ce1" office:value-type="float" office:value="40" calcext:value-type="float">
            <text:p>40</text:p>
          </table:table-cell>
          <table:table-cell table:style-name="ce1" office:value-type="string" calcext:value-type="string">
            <text:p>Charges do not meet qualifications for emergent/urgent care. Note: Refer to the 835 Healthcare Policy Identification Segment (loop 2110 Service Payment Information REF), if present.</text:p>
            <text:p>Start: 01/01/1995 | Last Modified: 09/20/2009</text:p>
          </table:table-cell>
          <table:table-cell table:formula="of:=FIND(&quot;Start&quot;; [.B35]; 1)-2" office:value-type="float" office:value="181" calcext:value-type="float">
            <text:p>181</text:p>
          </table:table-cell>
          <table:table-cell table:style-name="ce6" table:formula="of:=IFERROR(FIND(&quot;Note:&quot;;[.B35];1)-2 ;[.C35])" office:value-type="float" office:value="60" calcext:value-type="float">
            <text:p>60</text:p>
          </table:table-cell>
          <table:table-cell table:formula="of:=CONCATENATE([.$E$1];[.A35];[.$E$1];&quot;=&gt;&quot;;[.$E$1];LEFT([.B35]; [.D35]);[.$E$1];&quot;,&quot;)" office:value-type="string" office:string-value="&quot;40&quot;=&gt;&quot;Charges do not meet qualifications for emergent/urgent care.&quot;," calcext:value-type="string">
            <text:p>"40"=&gt;"Charges do not meet qualifications for emergent/urgent care.",</text:p>
          </table:table-cell>
        </table:table-row>
        <table:table-row table:style-name="ro6">
          <table:table-cell table:style-name="ce1" office:value-type="float" office:value="44" calcext:value-type="float">
            <text:p>44</text:p>
          </table:table-cell>
          <table:table-cell table:style-name="ce1" office:value-type="string" calcext:value-type="string">
            <text:p>Prompt-pay discount.</text:p>
            <text:p>Start: 01/01/1995</text:p>
          </table:table-cell>
          <table:table-cell table:formula="of:=FIND(&quot;Start&quot;; [.B36]; 1)-2" office:value-type="float" office:value="20" calcext:value-type="float">
            <text:p>20</text:p>
          </table:table-cell>
          <table:table-cell table:style-name="ce6" table:formula="of:=IFERROR(FIND(&quot;Note:&quot;;[.B36];1)-2 ;[.C36])" office:value-type="float" office:value="20" calcext:value-type="float">
            <text:p>20</text:p>
          </table:table-cell>
          <table:table-cell table:formula="of:=CONCATENATE([.$E$1];[.A36];[.$E$1];&quot;=&gt;&quot;;[.$E$1];LEFT([.B36]; [.D36]);[.$E$1];&quot;,&quot;)" office:value-type="string" office:string-value="&quot;44&quot;=&gt;&quot;Prompt-pay discount.&quot;," calcext:value-type="string">
            <text:p>"44"=&gt;"Prompt-pay discount.",</text:p>
          </table:table-cell>
        </table:table-row>
        <table:table-row table:style-name="ro6">
          <table:table-cell table:style-name="ce1" office:value-type="float" office:value="45" calcext:value-type="float">
            <text:p>45</text:p>
          </table:table-cell>
          <table:table-cell table:style-name="ce1" office:value-type="string" calcext:value-type="string">
            <text:p>Charge exceeds fee schedule/maximum allowable or contracted/legislated fee arrangement. Note: This adjustment amount cannot equal the total service or claim charge amount; and must not duplicate provider adjustment amounts (payments and contractual reductions) that have resulted from prior payer(s) adjudication. (Use only with Group Codes PR or CO depending upon liability)</text:p>
            <text:p>Start: 01/01/1995 | Last Modified: 11/01/2015</text:p>
          </table:table-cell>
          <table:table-cell table:formula="of:=FIND(&quot;Start&quot;; [.B37]; 1)-2" office:value-type="float" office:value="375" calcext:value-type="float">
            <text:p>375</text:p>
          </table:table-cell>
          <table:table-cell table:style-name="ce6" table:formula="of:=IFERROR(FIND(&quot;Note:&quot;;[.B37];1)-2 ;[.C37])" office:value-type="float" office:value="87" calcext:value-type="float">
            <text:p>87</text:p>
          </table:table-cell>
          <table:table-cell table:formula="of:=CONCATENATE([.$E$1];[.A37];[.$E$1];&quot;=&gt;&quot;;[.$E$1];LEFT([.B37]; [.D37]);[.$E$1];&quot;,&quot;)" office:value-type="string" office:string-value="&quot;45&quot;=&gt;&quot;Charge exceeds fee schedule/maximum allowable or contracted/legislated fee arrangement.&quot;," calcext:value-type="string">
            <text:p>"45"=&gt;"Charge exceeds fee schedule/maximum allowable or contracted/legislated fee arrangement.",</text:p>
          </table:table-cell>
        </table:table-row>
        <table:table-row table:style-name="ro6">
          <table:table-cell table:style-name="ce1" office:value-type="float" office:value="49" calcext:value-type="float">
            <text:p>49</text:p>
          </table:table-cell>
          <table:table-cell table:style-name="ce1" office:value-type="string" calcext:value-type="string">
            <text:p>This is a non-covered service because it is a routine/preventive exam or a diagnostic/screening procedure done in conjunction with a routine/preventive exam. Note: Refer to the 835 Healthcare Policy Identification Segment (loop 2110 Service Payment Information REF), if present.</text:p>
            <text:p>Start: 01/01/1995 | Last Modified: 11/01/2013</text:p>
          </table:table-cell>
          <table:table-cell table:formula="of:=FIND(&quot;Start&quot;; [.B38]; 1)-2" office:value-type="float" office:value="278" calcext:value-type="float">
            <text:p>278</text:p>
          </table:table-cell>
          <table:table-cell table:style-name="ce6" table:formula="of:=IFERROR(FIND(&quot;Note:&quot;;[.B38];1)-2 ;[.C38])" office:value-type="float" office:value="157" calcext:value-type="float">
            <text:p>157</text:p>
          </table:table-cell>
          <table:table-cell table:formula="of:=CONCATENATE([.$E$1];[.A38];[.$E$1];&quot;=&gt;&quot;;[.$E$1];LEFT([.B38]; [.D38]);[.$E$1];&quot;,&quot;)" office:value-type="string" office:string-value="&quot;49&quot;=&gt;&quot;This is a non-covered service because it is a routine/preventive exam or a diagnostic/screening procedure done in conjunction with a routine/preventive exam.&quot;," calcext:value-type="string">
            <text:p>"49"=&gt;"This is a non-covered service because it is a routine/preventive exam or a diagnostic/screening procedure done in conjunction with a routine/preventive exam.",</text:p>
          </table:table-cell>
        </table:table-row>
        <table:table-row table:style-name="ro6">
          <table:table-cell table:style-name="ce1" office:value-type="float" office:value="50" calcext:value-type="float">
            <text:p>50</text:p>
          </table:table-cell>
          <table:table-cell table:style-name="ce1" office:value-type="string" calcext:value-type="string">
            <text:p>These are non-covered services because this is not deemed a 'medical necessity' by the payer. Note: Refer to the 835 Healthcare Policy Identification Segment (loop 2110 Service Payment Information REF), if present.</text:p>
            <text:p>Start: 01/01/1995 | Last Modified: 09/20/2009</text:p>
          </table:table-cell>
          <table:table-cell table:formula="of:=FIND(&quot;Start&quot;; [.B39]; 1)-2" office:value-type="float" office:value="214" calcext:value-type="float">
            <text:p>214</text:p>
          </table:table-cell>
          <table:table-cell table:style-name="ce6" table:formula="of:=IFERROR(FIND(&quot;Note:&quot;;[.B39];1)-2 ;[.C39])" office:value-type="float" office:value="93" calcext:value-type="float">
            <text:p>93</text:p>
          </table:table-cell>
          <table:table-cell table:formula="of:=CONCATENATE([.$E$1];[.A39];[.$E$1];&quot;=&gt;&quot;;[.$E$1];LEFT([.B39]; [.D39]);[.$E$1];&quot;,&quot;)" office:value-type="string" office:string-value="&quot;50&quot;=&gt;&quot;These are non-covered services because this is not deemed a 'medical necessity' by the payer.&quot;," calcext:value-type="string">
            <text:p>"50"=&gt;"These are non-covered services because this is not deemed a 'medical necessity' by the payer.",</text:p>
          </table:table-cell>
        </table:table-row>
        <table:table-row table:style-name="ro6">
          <table:table-cell table:style-name="ce1" office:value-type="float" office:value="51" calcext:value-type="float">
            <text:p>51</text:p>
          </table:table-cell>
          <table:table-cell table:style-name="ce1" office:value-type="string" calcext:value-type="string">
            <text:p>These are non-covered services because this is a pre-existing condition. Note: Refer to the 835 Healthcare Policy Identification Segment (loop 2110 Service Payment Information REF), if present.</text:p>
            <text:p>Start: 01/01/1995 | Last Modified: 09/20/2009</text:p>
          </table:table-cell>
          <table:table-cell table:formula="of:=FIND(&quot;Start&quot;; [.B40]; 1)-2" office:value-type="float" office:value="193" calcext:value-type="float">
            <text:p>193</text:p>
          </table:table-cell>
          <table:table-cell table:style-name="ce6" table:formula="of:=IFERROR(FIND(&quot;Note:&quot;;[.B40];1)-2 ;[.C40])" office:value-type="float" office:value="72" calcext:value-type="float">
            <text:p>72</text:p>
          </table:table-cell>
          <table:table-cell table:formula="of:=CONCATENATE([.$E$1];[.A40];[.$E$1];&quot;=&gt;&quot;;[.$E$1];LEFT([.B40]; [.D40]);[.$E$1];&quot;,&quot;)" office:value-type="string" office:string-value="&quot;51&quot;=&gt;&quot;These are non-covered services because this is a pre-existing condition.&quot;," calcext:value-type="string">
            <text:p>"51"=&gt;"These are non-covered services because this is a pre-existing condition.",</text:p>
          </table:table-cell>
        </table:table-row>
        <table:table-row table:style-name="ro6">
          <table:table-cell table:style-name="ce1" office:value-type="float" office:value="53" calcext:value-type="float">
            <text:p>53</text:p>
          </table:table-cell>
          <table:table-cell table:style-name="ce1" office:value-type="string" calcext:value-type="string">
            <text:p>Services by an immediate relative or a member of the same household are not covered.</text:p>
            <text:p>Start: 01/01/1995</text:p>
          </table:table-cell>
          <table:table-cell table:formula="of:=FIND(&quot;Start&quot;; [.B41]; 1)-2" office:value-type="float" office:value="84" calcext:value-type="float">
            <text:p>84</text:p>
          </table:table-cell>
          <table:table-cell table:style-name="ce6" table:formula="of:=IFERROR(FIND(&quot;Note:&quot;;[.B41];1)-2 ;[.C41])" office:value-type="float" office:value="84" calcext:value-type="float">
            <text:p>84</text:p>
          </table:table-cell>
          <table:table-cell table:formula="of:=CONCATENATE([.$E$1];[.A41];[.$E$1];&quot;=&gt;&quot;;[.$E$1];LEFT([.B41]; [.D41]);[.$E$1];&quot;,&quot;)" office:value-type="string" office:string-value="&quot;53&quot;=&gt;&quot;Services by an immediate relative or a member of the same household are not covered.&quot;," calcext:value-type="string">
            <text:p>"53"=&gt;"Services by an immediate relative or a member of the same household are not covered.",</text:p>
          </table:table-cell>
        </table:table-row>
        <table:table-row table:style-name="ro6">
          <table:table-cell table:style-name="ce1" office:value-type="float" office:value="54" calcext:value-type="float">
            <text:p>54</text:p>
          </table:table-cell>
          <table:table-cell table:style-name="ce1" office:value-type="string" calcext:value-type="string">
            <text:p>Multiple physicians/assistants are not covered in this case. Note: Refer to the 835 Healthcare Policy Identification Segment (loop 2110 Service Payment Information REF), if present.</text:p>
            <text:p>Start: 01/01/1995 | Last Modified: 09/20/2009</text:p>
          </table:table-cell>
          <table:table-cell table:formula="of:=FIND(&quot;Start&quot;; [.B42]; 1)-2" office:value-type="float" office:value="181" calcext:value-type="float">
            <text:p>181</text:p>
          </table:table-cell>
          <table:table-cell table:style-name="ce6" table:formula="of:=IFERROR(FIND(&quot;Note:&quot;;[.B42];1)-2 ;[.C42])" office:value-type="float" office:value="60" calcext:value-type="float">
            <text:p>60</text:p>
          </table:table-cell>
          <table:table-cell table:formula="of:=CONCATENATE([.$E$1];[.A42];[.$E$1];&quot;=&gt;&quot;;[.$E$1];LEFT([.B42]; [.D42]);[.$E$1];&quot;,&quot;)" office:value-type="string" office:string-value="&quot;54&quot;=&gt;&quot;Multiple physicians/assistants are not covered in this case.&quot;," calcext:value-type="string">
            <text:p>"54"=&gt;"Multiple physicians/assistants are not covered in this case.",</text:p>
          </table:table-cell>
        </table:table-row>
        <table:table-row table:style-name="ro6">
          <table:table-cell table:style-name="ce1" office:value-type="float" office:value="55" calcext:value-type="float">
            <text:p>55</text:p>
          </table:table-cell>
          <table:table-cell table:style-name="ce1" office:value-type="string" calcext:value-type="string">
            <text:p>Procedure/treatment/drug is deemed experimental/investigational by the payer. Note: Refer to the 835 Healthcare Policy Identification Segment (loop 2110 Service Payment Information REF), if present.</text:p>
            <text:p>Start: 01/01/1995 | Last Modified: 04/01/2015</text:p>
          </table:table-cell>
          <table:table-cell table:formula="of:=FIND(&quot;Start&quot;; [.B43]; 1)-2" office:value-type="float" office:value="198" calcext:value-type="float">
            <text:p>198</text:p>
          </table:table-cell>
          <table:table-cell table:style-name="ce6" table:formula="of:=IFERROR(FIND(&quot;Note:&quot;;[.B43];1)-2 ;[.C43])" office:value-type="float" office:value="77" calcext:value-type="float">
            <text:p>77</text:p>
          </table:table-cell>
          <table:table-cell table:formula="of:=CONCATENATE([.$E$1];[.A43];[.$E$1];&quot;=&gt;&quot;;[.$E$1];LEFT([.B43]; [.D43]);[.$E$1];&quot;,&quot;)" office:value-type="string" office:string-value="&quot;55&quot;=&gt;&quot;Procedure/treatment/drug is deemed experimental/investigational by the payer.&quot;," calcext:value-type="string">
            <text:p>"55"=&gt;"Procedure/treatment/drug is deemed experimental/investigational by the payer.",</text:p>
          </table:table-cell>
        </table:table-row>
        <table:table-row table:style-name="ro6">
          <table:table-cell table:style-name="ce1" office:value-type="float" office:value="56" calcext:value-type="float">
            <text:p>56</text:p>
          </table:table-cell>
          <table:table-cell table:style-name="ce1" office:value-type="string" calcext:value-type="string">
            <text:p>Procedure/treatment has not been deemed 'proven to be effective' by the payer. Note: Refer to the 835 Healthcare Policy Identification Segment (loop 2110 Service Payment Information REF), if present.</text:p>
            <text:p>Start: 01/01/1995 | Last Modified: 09/20/2009</text:p>
          </table:table-cell>
          <table:table-cell table:formula="of:=FIND(&quot;Start&quot;; [.B44]; 1)-2" office:value-type="float" office:value="199" calcext:value-type="float">
            <text:p>199</text:p>
          </table:table-cell>
          <table:table-cell table:style-name="ce6" table:formula="of:=IFERROR(FIND(&quot;Note:&quot;;[.B44];1)-2 ;[.C44])" office:value-type="float" office:value="78" calcext:value-type="float">
            <text:p>78</text:p>
          </table:table-cell>
          <table:table-cell table:formula="of:=CONCATENATE([.$E$1];[.A44];[.$E$1];&quot;=&gt;&quot;;[.$E$1];LEFT([.B44]; [.D44]);[.$E$1];&quot;,&quot;)" office:value-type="string" office:string-value="&quot;56&quot;=&gt;&quot;Procedure/treatment has not been deemed 'proven to be effective' by the payer.&quot;," calcext:value-type="string">
            <text:p>"56"=&gt;"Procedure/treatment has not been deemed 'proven to be effective' by the payer.",</text:p>
          </table:table-cell>
        </table:table-row>
        <table:table-row table:style-name="ro6">
          <table:table-cell table:style-name="ce1" office:value-type="float" office:value="58" calcext:value-type="float">
            <text:p>58</text:p>
          </table:table-cell>
          <table:table-cell table:style-name="ce1" office:value-type="string" calcext:value-type="string">
            <text:p>Treatment was deemed by the payer to have been rendered in an inappropriate or invalid place of service. Note: Refer to the 835 Healthcare Policy Identification Segment (loop 2110 Service Payment Information REF), if present.</text:p>
            <text:p>Start: 01/01/1995 | Last Modified: 09/20/2009</text:p>
          </table:table-cell>
          <table:table-cell table:formula="of:=FIND(&quot;Start&quot;; [.B45]; 1)-2" office:value-type="float" office:value="225" calcext:value-type="float">
            <text:p>225</text:p>
          </table:table-cell>
          <table:table-cell table:style-name="ce6" table:formula="of:=IFERROR(FIND(&quot;Note:&quot;;[.B45];1)-2 ;[.C45])" office:value-type="float" office:value="104" calcext:value-type="float">
            <text:p>104</text:p>
          </table:table-cell>
          <table:table-cell table:formula="of:=CONCATENATE([.$E$1];[.A45];[.$E$1];&quot;=&gt;&quot;;[.$E$1];LEFT([.B45]; [.D45]);[.$E$1];&quot;,&quot;)" office:value-type="string" office:string-value="&quot;58&quot;=&gt;&quot;Treatment was deemed by the payer to have been rendered in an inappropriate or invalid place of service.&quot;," calcext:value-type="string">
            <text:p>"58"=&gt;"Treatment was deemed by the payer to have been rendered in an inappropriate or invalid place of service.",</text:p>
          </table:table-cell>
        </table:table-row>
        <table:table-row table:style-name="ro6">
          <table:table-cell table:style-name="ce1" office:value-type="float" office:value="59" calcext:value-type="float">
            <text:p>59</text:p>
          </table:table-cell>
          <table:table-cell table:style-name="ce1" office:value-type="string" calcext:value-type="string">
            <text:p>Processed based on multiple or concurrent procedure rules. (For example multiple surgery or diagnostic imaging, concurrent anesthesia.) Note: Refer to the 835 Healthcare Policy Identification Segment (loop 2110 Service Payment Information REF), if present.</text:p>
            <text:p>Start: 01/01/1995 | Last Modified: 09/20/2009</text:p>
          </table:table-cell>
          <table:table-cell table:formula="of:=FIND(&quot;Start&quot;; [.B46]; 1)-2" office:value-type="float" office:value="256" calcext:value-type="float">
            <text:p>256</text:p>
          </table:table-cell>
          <table:table-cell table:style-name="ce6" table:formula="of:=IFERROR(FIND(&quot;Note:&quot;;[.B46];1)-2 ;[.C46])" office:value-type="float" office:value="135" calcext:value-type="float">
            <text:p>135</text:p>
          </table:table-cell>
          <table:table-cell table:formula="of:=CONCATENATE([.$E$1];[.A46];[.$E$1];&quot;=&gt;&quot;;[.$E$1];LEFT([.B46]; [.D46]);[.$E$1];&quot;,&quot;)" office:value-type="string" office:string-value="&quot;59&quot;=&gt;&quot;Processed based on multiple or concurrent procedure rules. (For example multiple surgery or diagnostic imaging, concurrent anesthesia.)&quot;," calcext:value-type="string">
            <text:p>"59"=&gt;"Processed based on multiple or concurrent procedure rules. (For example multiple surgery or diagnostic imaging, concurrent anesthesia.)",</text:p>
          </table:table-cell>
        </table:table-row>
        <table:table-row table:style-name="ro6">
          <table:table-cell table:style-name="ce1" office:value-type="float" office:value="60" calcext:value-type="float">
            <text:p>60</text:p>
          </table:table-cell>
          <table:table-cell table:style-name="ce1" office:value-type="string" calcext:value-type="string">
            <text:p>Charges for outpatient services are not covered when performed within a period of time prior to or after inpatient services.</text:p>
            <text:p>Start: 01/01/1995 | Last Modified: 06/01/2008</text:p>
          </table:table-cell>
          <table:table-cell table:formula="of:=FIND(&quot;Start&quot;; [.B47]; 1)-2" office:value-type="float" office:value="124" calcext:value-type="float">
            <text:p>124</text:p>
          </table:table-cell>
          <table:table-cell table:style-name="ce6" table:formula="of:=IFERROR(FIND(&quot;Note:&quot;;[.B47];1)-2 ;[.C47])" office:value-type="float" office:value="124" calcext:value-type="float">
            <text:p>124</text:p>
          </table:table-cell>
          <table:table-cell table:formula="of:=CONCATENATE([.$E$1];[.A47];[.$E$1];&quot;=&gt;&quot;;[.$E$1];LEFT([.B47]; [.D47]);[.$E$1];&quot;,&quot;)" office:value-type="string" office:string-value="&quot;60&quot;=&gt;&quot;Charges for outpatient services are not covered when performed within a period of time prior to or after inpatient services.&quot;," calcext:value-type="string">
            <text:p>"60"=&gt;"Charges for outpatient services are not covered when performed within a period of time prior to or after inpatient services.",</text:p>
          </table:table-cell>
        </table:table-row>
        <table:table-row table:style-name="ro6">
          <table:table-cell table:style-name="ce1" office:value-type="float" office:value="61" calcext:value-type="float">
            <text:p>61</text:p>
          </table:table-cell>
          <table:table-cell table:style-name="ce1" office:value-type="string" calcext:value-type="string">
            <text:p>Penalty for failure to obtain second surgical opinion. Note: Refer to the 835 Healthcare Policy Identification Segment (loop 2110 Service Payment Information REF), if present.</text:p>
            <text:p>Start: 01/01/1995 | Last Modified: 09/20/2009</text:p>
          </table:table-cell>
          <table:table-cell table:formula="of:=FIND(&quot;Start&quot;; [.B48]; 1)-2" office:value-type="float" office:value="175" calcext:value-type="float">
            <text:p>175</text:p>
          </table:table-cell>
          <table:table-cell table:style-name="ce6" table:formula="of:=IFERROR(FIND(&quot;Note:&quot;;[.B48];1)-2 ;[.C48])" office:value-type="float" office:value="54" calcext:value-type="float">
            <text:p>54</text:p>
          </table:table-cell>
          <table:table-cell table:formula="of:=CONCATENATE([.$E$1];[.A48];[.$E$1];&quot;=&gt;&quot;;[.$E$1];LEFT([.B48]; [.D48]);[.$E$1];&quot;,&quot;)" office:value-type="string" office:string-value="&quot;61&quot;=&gt;&quot;Penalty for failure to obtain second surgical opinion.&quot;," calcext:value-type="string">
            <text:p>"61"=&gt;"Penalty for failure to obtain second surgical opinion.",</text:p>
          </table:table-cell>
        </table:table-row>
        <table:table-row table:style-name="ro6">
          <table:table-cell table:style-name="ce1" office:value-type="float" office:value="66" calcext:value-type="float">
            <text:p>66</text:p>
          </table:table-cell>
          <table:table-cell table:style-name="ce1" office:value-type="string" calcext:value-type="string">
            <text:p>Blood Deductible.</text:p>
            <text:p>Start: 01/01/1995</text:p>
          </table:table-cell>
          <table:table-cell table:formula="of:=FIND(&quot;Start&quot;; [.B49]; 1)-2" office:value-type="float" office:value="17" calcext:value-type="float">
            <text:p>17</text:p>
          </table:table-cell>
          <table:table-cell table:style-name="ce6" table:formula="of:=IFERROR(FIND(&quot;Note:&quot;;[.B49];1)-2 ;[.C49])" office:value-type="float" office:value="17" calcext:value-type="float">
            <text:p>17</text:p>
          </table:table-cell>
          <table:table-cell table:formula="of:=CONCATENATE([.$E$1];[.A49];[.$E$1];&quot;=&gt;&quot;;[.$E$1];LEFT([.B49]; [.D49]);[.$E$1];&quot;,&quot;)" office:value-type="string" office:string-value="&quot;66&quot;=&gt;&quot;Blood Deductible.&quot;," calcext:value-type="string">
            <text:p>"66"=&gt;"Blood Deductible.",</text:p>
          </table:table-cell>
        </table:table-row>
        <table:table-row table:style-name="ro6">
          <table:table-cell table:style-name="ce1" office:value-type="float" office:value="69" calcext:value-type="float">
            <text:p>69</text:p>
          </table:table-cell>
          <table:table-cell table:style-name="ce1" office:value-type="string" calcext:value-type="string">
            <text:p>Day outlier amount.</text:p>
            <text:p>Start: 01/01/1995</text:p>
          </table:table-cell>
          <table:table-cell table:formula="of:=FIND(&quot;Start&quot;; [.B50]; 1)-2" office:value-type="float" office:value="19" calcext:value-type="float">
            <text:p>19</text:p>
          </table:table-cell>
          <table:table-cell table:style-name="ce6" table:formula="of:=IFERROR(FIND(&quot;Note:&quot;;[.B50];1)-2 ;[.C50])" office:value-type="float" office:value="19" calcext:value-type="float">
            <text:p>19</text:p>
          </table:table-cell>
          <table:table-cell table:formula="of:=CONCATENATE([.$E$1];[.A50];[.$E$1];&quot;=&gt;&quot;;[.$E$1];LEFT([.B50]; [.D50]);[.$E$1];&quot;,&quot;)" office:value-type="string" office:string-value="&quot;69&quot;=&gt;&quot;Day outlier amount.&quot;," calcext:value-type="string">
            <text:p>"69"=&gt;"Day outlier amount.",</text:p>
          </table:table-cell>
        </table:table-row>
        <table:table-row table:style-name="ro6">
          <table:table-cell table:style-name="ce1" office:value-type="float" office:value="70" calcext:value-type="float">
            <text:p>70</text:p>
          </table:table-cell>
          <table:table-cell table:style-name="ce1" office:value-type="string" calcext:value-type="string">
            <text:p>Cost outlier - Adjustment to compensate for additional costs.</text:p>
            <text:p>Start: 01/01/1995 | Last Modified: 06/30/2001</text:p>
          </table:table-cell>
          <table:table-cell table:formula="of:=FIND(&quot;Start&quot;; [.B51]; 1)-2" office:value-type="float" office:value="61" calcext:value-type="float">
            <text:p>61</text:p>
          </table:table-cell>
          <table:table-cell table:style-name="ce6" table:formula="of:=IFERROR(FIND(&quot;Note:&quot;;[.B51];1)-2 ;[.C51])" office:value-type="float" office:value="61" calcext:value-type="float">
            <text:p>61</text:p>
          </table:table-cell>
          <table:table-cell table:formula="of:=CONCATENATE([.$E$1];[.A51];[.$E$1];&quot;=&gt;&quot;;[.$E$1];LEFT([.B51]; [.D51]);[.$E$1];&quot;,&quot;)" office:value-type="string" office:string-value="&quot;70&quot;=&gt;&quot;Cost outlier - Adjustment to compensate for additional costs.&quot;," calcext:value-type="string">
            <text:p>"70"=&gt;"Cost outlier - Adjustment to compensate for additional costs.",</text:p>
          </table:table-cell>
        </table:table-row>
        <table:table-row table:style-name="ro6">
          <table:table-cell table:style-name="ce1" office:value-type="float" office:value="74" calcext:value-type="float">
            <text:p>74</text:p>
          </table:table-cell>
          <table:table-cell table:style-name="ce1" office:value-type="string" calcext:value-type="string">
            <text:p>Indirect Medical Education Adjustment.</text:p>
            <text:p>Start: 01/01/1995</text:p>
          </table:table-cell>
          <table:table-cell table:formula="of:=FIND(&quot;Start&quot;; [.B52]; 1)-2" office:value-type="float" office:value="38" calcext:value-type="float">
            <text:p>38</text:p>
          </table:table-cell>
          <table:table-cell table:style-name="ce6" table:formula="of:=IFERROR(FIND(&quot;Note:&quot;;[.B52];1)-2 ;[.C52])" office:value-type="float" office:value="38" calcext:value-type="float">
            <text:p>38</text:p>
          </table:table-cell>
          <table:table-cell table:formula="of:=CONCATENATE([.$E$1];[.A52];[.$E$1];&quot;=&gt;&quot;;[.$E$1];LEFT([.B52]; [.D52]);[.$E$1];&quot;,&quot;)" office:value-type="string" office:string-value="&quot;74&quot;=&gt;&quot;Indirect Medical Education Adjustment.&quot;," calcext:value-type="string">
            <text:p>"74"=&gt;"Indirect Medical Education Adjustment.",</text:p>
          </table:table-cell>
        </table:table-row>
        <table:table-row table:style-name="ro6">
          <table:table-cell table:style-name="ce1" office:value-type="float" office:value="75" calcext:value-type="float">
            <text:p>75</text:p>
          </table:table-cell>
          <table:table-cell table:style-name="ce1" office:value-type="string" calcext:value-type="string">
            <text:p>Direct Medical Education Adjustment.</text:p>
            <text:p>Start: 01/01/1995</text:p>
          </table:table-cell>
          <table:table-cell table:formula="of:=FIND(&quot;Start&quot;; [.B53]; 1)-2" office:value-type="float" office:value="36" calcext:value-type="float">
            <text:p>36</text:p>
          </table:table-cell>
          <table:table-cell table:style-name="ce6" table:formula="of:=IFERROR(FIND(&quot;Note:&quot;;[.B53];1)-2 ;[.C53])" office:value-type="float" office:value="36" calcext:value-type="float">
            <text:p>36</text:p>
          </table:table-cell>
          <table:table-cell table:formula="of:=CONCATENATE([.$E$1];[.A53];[.$E$1];&quot;=&gt;&quot;;[.$E$1];LEFT([.B53]; [.D53]);[.$E$1];&quot;,&quot;)" office:value-type="string" office:string-value="&quot;75&quot;=&gt;&quot;Direct Medical Education Adjustment.&quot;," calcext:value-type="string">
            <text:p>"75"=&gt;"Direct Medical Education Adjustment.",</text:p>
          </table:table-cell>
        </table:table-row>
        <table:table-row table:style-name="ro6">
          <table:table-cell table:style-name="ce1" office:value-type="float" office:value="76" calcext:value-type="float">
            <text:p>76</text:p>
          </table:table-cell>
          <table:table-cell table:style-name="ce1" office:value-type="string" calcext:value-type="string">
            <text:p>Disproportionate Share Adjustment.</text:p>
            <text:p>Start: 01/01/1995</text:p>
          </table:table-cell>
          <table:table-cell table:formula="of:=FIND(&quot;Start&quot;; [.B54]; 1)-2" office:value-type="float" office:value="34" calcext:value-type="float">
            <text:p>34</text:p>
          </table:table-cell>
          <table:table-cell table:style-name="ce6" table:formula="of:=IFERROR(FIND(&quot;Note:&quot;;[.B54];1)-2 ;[.C54])" office:value-type="float" office:value="34" calcext:value-type="float">
            <text:p>34</text:p>
          </table:table-cell>
          <table:table-cell table:formula="of:=CONCATENATE([.$E$1];[.A54];[.$E$1];&quot;=&gt;&quot;;[.$E$1];LEFT([.B54]; [.D54]);[.$E$1];&quot;,&quot;)" office:value-type="string" office:string-value="&quot;76&quot;=&gt;&quot;Disproportionate Share Adjustment.&quot;," calcext:value-type="string">
            <text:p>"76"=&gt;"Disproportionate Share Adjustment.",</text:p>
          </table:table-cell>
        </table:table-row>
        <table:table-row table:style-name="ro6">
          <table:table-cell table:style-name="ce1" office:value-type="float" office:value="78" calcext:value-type="float">
            <text:p>78</text:p>
          </table:table-cell>
          <table:table-cell table:style-name="ce1" office:value-type="string" calcext:value-type="string">
            <text:p>Non-Covered days/Room charge adjustment.</text:p>
            <text:p>Start: 01/01/1995</text:p>
          </table:table-cell>
          <table:table-cell table:formula="of:=FIND(&quot;Start&quot;; [.B55]; 1)-2" office:value-type="float" office:value="40" calcext:value-type="float">
            <text:p>40</text:p>
          </table:table-cell>
          <table:table-cell table:style-name="ce6" table:formula="of:=IFERROR(FIND(&quot;Note:&quot;;[.B55];1)-2 ;[.C55])" office:value-type="float" office:value="40" calcext:value-type="float">
            <text:p>40</text:p>
          </table:table-cell>
          <table:table-cell table:formula="of:=CONCATENATE([.$E$1];[.A55];[.$E$1];&quot;=&gt;&quot;;[.$E$1];LEFT([.B55]; [.D55]);[.$E$1];&quot;,&quot;)" office:value-type="string" office:string-value="&quot;78&quot;=&gt;&quot;Non-Covered days/Room charge adjustment.&quot;," calcext:value-type="string">
            <text:p>"78"=&gt;"Non-Covered days/Room charge adjustment.",</text:p>
          </table:table-cell>
        </table:table-row>
        <table:table-row table:style-name="ro6">
          <table:table-cell table:style-name="ce1" office:value-type="float" office:value="85" calcext:value-type="float">
            <text:p>85</text:p>
          </table:table-cell>
          <table:table-cell table:style-name="ce1" office:value-type="string" calcext:value-type="string">
            <text:p>Patient Interest Adjustment (Use Only Group code PR)</text:p>
            <text:p>Start: 01/01/1995 | Last Modified: 07/09/2007</text:p>
            <text:p>Notes: Only use when the payment of interest is the responsibility of the patient.</text:p>
          </table:table-cell>
          <table:table-cell table:formula="of:=FIND(&quot;Start&quot;; [.B56]; 1)-2" office:value-type="float" office:value="52" calcext:value-type="float">
            <text:p>52</text:p>
          </table:table-cell>
          <table:table-cell table:style-name="ce6" table:formula="of:=IFERROR(FIND(&quot;Note:&quot;;[.B56];1)-2 ;[.C56])" office:value-type="float" office:value="52" calcext:value-type="float">
            <text:p>52</text:p>
          </table:table-cell>
          <table:table-cell table:formula="of:=CONCATENATE([.$E$1];[.A56];[.$E$1];&quot;=&gt;&quot;;[.$E$1];LEFT([.B56]; [.D56]);[.$E$1];&quot;,&quot;)" office:value-type="string" office:string-value="&quot;85&quot;=&gt;&quot;Patient Interest Adjustment (Use Only Group code PR)&quot;," calcext:value-type="string">
            <text:p>"85"=&gt;"Patient Interest Adjustment (Use Only Group code PR)",</text:p>
          </table:table-cell>
        </table:table-row>
        <table:table-row table:style-name="ro6">
          <table:table-cell table:style-name="ce1" office:value-type="float" office:value="89" calcext:value-type="float">
            <text:p>89</text:p>
          </table:table-cell>
          <table:table-cell table:style-name="ce1" office:value-type="string" calcext:value-type="string">
            <text:p>Professional fees removed from charges.</text:p>
            <text:p>Start: 01/01/1995</text:p>
          </table:table-cell>
          <table:table-cell table:formula="of:=FIND(&quot;Start&quot;; [.B57]; 1)-2" office:value-type="float" office:value="39" calcext:value-type="float">
            <text:p>39</text:p>
          </table:table-cell>
          <table:table-cell table:style-name="ce6" table:formula="of:=IFERROR(FIND(&quot;Note:&quot;;[.B57];1)-2 ;[.C57])" office:value-type="float" office:value="39" calcext:value-type="float">
            <text:p>39</text:p>
          </table:table-cell>
          <table:table-cell table:formula="of:=CONCATENATE([.$E$1];[.A57];[.$E$1];&quot;=&gt;&quot;;[.$E$1];LEFT([.B57]; [.D57]);[.$E$1];&quot;,&quot;)" office:value-type="string" office:string-value="&quot;89&quot;=&gt;&quot;Professional fees removed from charges.&quot;," calcext:value-type="string">
            <text:p>"89"=&gt;"Professional fees removed from charges.",</text:p>
          </table:table-cell>
        </table:table-row>
        <table:table-row table:style-name="ro6">
          <table:table-cell table:style-name="ce1" office:value-type="float" office:value="90" calcext:value-type="float">
            <text:p>90</text:p>
          </table:table-cell>
          <table:table-cell table:style-name="ce1" office:value-type="string" calcext:value-type="string">
            <text:p>Ingredient cost adjustment. Note: To be used for pharmaceuticals only.</text:p>
            <text:p>Start: 01/01/1995 | Last Modified: 07/01/2009</text:p>
          </table:table-cell>
          <table:table-cell table:formula="of:=FIND(&quot;Start&quot;; [.B58]; 1)-2" office:value-type="float" office:value="70" calcext:value-type="float">
            <text:p>70</text:p>
          </table:table-cell>
          <table:table-cell table:style-name="ce6" table:formula="of:=IFERROR(FIND(&quot;Note:&quot;;[.B58];1)-2 ;[.C58])" office:value-type="float" office:value="27" calcext:value-type="float">
            <text:p>27</text:p>
          </table:table-cell>
          <table:table-cell table:formula="of:=CONCATENATE([.$E$1];[.A58];[.$E$1];&quot;=&gt;&quot;;[.$E$1];LEFT([.B58]; [.D58]);[.$E$1];&quot;,&quot;)" office:value-type="string" office:string-value="&quot;90&quot;=&gt;&quot;Ingredient cost adjustment.&quot;," calcext:value-type="string">
            <text:p>"90"=&gt;"Ingredient cost adjustment.",</text:p>
          </table:table-cell>
        </table:table-row>
        <table:table-row table:style-name="ro6">
          <table:table-cell table:style-name="ce1" office:value-type="float" office:value="91" calcext:value-type="float">
            <text:p>91</text:p>
          </table:table-cell>
          <table:table-cell table:style-name="ce1" office:value-type="string" calcext:value-type="string">
            <text:p>Dispensing fee adjustment.</text:p>
            <text:p>Start: 01/01/1995</text:p>
          </table:table-cell>
          <table:table-cell table:formula="of:=FIND(&quot;Start&quot;; [.B59]; 1)-2" office:value-type="float" office:value="26" calcext:value-type="float">
            <text:p>26</text:p>
          </table:table-cell>
          <table:table-cell table:style-name="ce6" table:formula="of:=IFERROR(FIND(&quot;Note:&quot;;[.B59];1)-2 ;[.C59])" office:value-type="float" office:value="26" calcext:value-type="float">
            <text:p>26</text:p>
          </table:table-cell>
          <table:table-cell table:formula="of:=CONCATENATE([.$E$1];[.A59];[.$E$1];&quot;=&gt;&quot;;[.$E$1];LEFT([.B59]; [.D59]);[.$E$1];&quot;,&quot;)" office:value-type="string" office:string-value="&quot;91&quot;=&gt;&quot;Dispensing fee adjustment.&quot;," calcext:value-type="string">
            <text:p>"91"=&gt;"Dispensing fee adjustment.",</text:p>
          </table:table-cell>
        </table:table-row>
        <table:table-row table:style-name="ro6">
          <table:table-cell table:style-name="ce1" office:value-type="float" office:value="94" calcext:value-type="float">
            <text:p>94</text:p>
          </table:table-cell>
          <table:table-cell table:style-name="ce1" office:value-type="string" calcext:value-type="string">
            <text:p>Processed in Excess of charges.</text:p>
            <text:p>Start: 01/01/1995</text:p>
          </table:table-cell>
          <table:table-cell table:formula="of:=FIND(&quot;Start&quot;; [.B60]; 1)-2" office:value-type="float" office:value="31" calcext:value-type="float">
            <text:p>31</text:p>
          </table:table-cell>
          <table:table-cell table:style-name="ce6" table:formula="of:=IFERROR(FIND(&quot;Note:&quot;;[.B60];1)-2 ;[.C60])" office:value-type="float" office:value="31" calcext:value-type="float">
            <text:p>31</text:p>
          </table:table-cell>
          <table:table-cell table:formula="of:=CONCATENATE([.$E$1];[.A60];[.$E$1];&quot;=&gt;&quot;;[.$E$1];LEFT([.B60]; [.D60]);[.$E$1];&quot;,&quot;)" office:value-type="string" office:string-value="&quot;94&quot;=&gt;&quot;Processed in Excess of charges.&quot;," calcext:value-type="string">
            <text:p>"94"=&gt;"Processed in Excess of charges.",</text:p>
          </table:table-cell>
        </table:table-row>
        <table:table-row table:style-name="ro6">
          <table:table-cell table:style-name="ce1" office:value-type="float" office:value="95" calcext:value-type="float">
            <text:p>95</text:p>
          </table:table-cell>
          <table:table-cell table:style-name="ce1" office:value-type="string" calcext:value-type="string">
            <text:p>Plan procedures not followed.</text:p>
            <text:p>Start: 01/01/1995 | Last Modified: 09/30/2007</text:p>
          </table:table-cell>
          <table:table-cell table:formula="of:=FIND(&quot;Start&quot;; [.B61]; 1)-2" office:value-type="float" office:value="29" calcext:value-type="float">
            <text:p>29</text:p>
          </table:table-cell>
          <table:table-cell table:style-name="ce6" table:formula="of:=IFERROR(FIND(&quot;Note:&quot;;[.B61];1)-2 ;[.C61])" office:value-type="float" office:value="29" calcext:value-type="float">
            <text:p>29</text:p>
          </table:table-cell>
          <table:table-cell table:formula="of:=CONCATENATE([.$E$1];[.A61];[.$E$1];&quot;=&gt;&quot;;[.$E$1];LEFT([.B61]; [.D61]);[.$E$1];&quot;,&quot;)" office:value-type="string" office:string-value="&quot;95&quot;=&gt;&quot;Plan procedures not followed.&quot;," calcext:value-type="string">
            <text:p>"95"=&gt;"Plan procedures not followed.",</text:p>
          </table:table-cell>
        </table:table-row>
        <table:table-row table:style-name="ro6">
          <table:table-cell table:style-name="ce1" office:value-type="float" office:value="96" calcext:value-type="float">
            <text:p>96</text:p>
          </table:table-cell>
          <table:table-cell table:style-name="ce1" office:value-type="string" calcext:value-type="string">
            <text:p>Non-covered charge(s). At least one Remark Code must be provided (may be comprised of either the NCPDP Reject Reason Code, or Remittance Advice Remark Code that is not an ALERT.) Note: Refer to the 835 Healthcare Policy Identification Segment (loop 2110 Service Payment Information REF), if present.</text:p>
            <text:p>Start: 01/01/1995 | Last Modified: 09/20/2009</text:p>
          </table:table-cell>
          <table:table-cell table:formula="of:=FIND(&quot;Start&quot;; [.B62]; 1)-2" office:value-type="float" office:value="299" calcext:value-type="float">
            <text:p>299</text:p>
          </table:table-cell>
          <table:table-cell table:style-name="ce6" table:formula="of:=IFERROR(FIND(&quot;Note:&quot;;[.B62];1)-2 ;[.C62])" office:value-type="float" office:value="178" calcext:value-type="float">
            <text:p>178</text:p>
          </table:table-cell>
          <table:table-cell table:formula="of:=CONCATENATE([.$E$1];[.A62];[.$E$1];&quot;=&gt;&quot;;[.$E$1];LEFT([.B62]; [.D62]);[.$E$1];&quot;,&quot;)" office:value-type="string" office:string-value="&quot;96&quot;=&gt;&quot;Non-covered charge(s). At least one Remark Code must be provided (may be comprised of either the NCPDP Reject Reason Code, or Remittance Advice Remark Code that is not an ALERT.)&quot;," calcext:value-type="string">
            <text:p>"96"=&gt;"Non-covered charge(s).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97" calcext:value-type="float">
            <text:p>97</text:p>
          </table:table-cell>
          <table:table-cell table:style-name="ce1" office:value-type="string" calcext:value-type="string">
            <text:p>The benefit for this service is included in the payment/allowance for another service/procedure that has already been adjudicated. Note: Refer to the 835 Healthcare Policy Identification Segment (loop 2110 Service Payment Information REF), if present.</text:p>
            <text:p>Start: 01/01/1995 | Last Modified: 09/20/2009</text:p>
          </table:table-cell>
          <table:table-cell table:formula="of:=FIND(&quot;Start&quot;; [.B63]; 1)-2" office:value-type="float" office:value="251" calcext:value-type="float">
            <text:p>251</text:p>
          </table:table-cell>
          <table:table-cell table:style-name="ce6" table:formula="of:=IFERROR(FIND(&quot;Note:&quot;;[.B63];1)-2 ;[.C63])" office:value-type="float" office:value="130" calcext:value-type="float">
            <text:p>130</text:p>
          </table:table-cell>
          <table:table-cell table:formula="of:=CONCATENATE([.$E$1];[.A63];[.$E$1];&quot;=&gt;&quot;;[.$E$1];LEFT([.B63]; [.D63]);[.$E$1];&quot;,&quot;)" office:value-type="string" office:string-value="&quot;97&quot;=&gt;&quot;The benefit for this service is included in the payment/allowance for another service/procedure that has already been adjudicated.&quot;," calcext:value-type="string">
            <text:p>"97"=&gt;"The benefit for this service is included in the payment/allowance for another service/procedure that has already been adjudicated.",</text:p>
          </table:table-cell>
        </table:table-row>
        <table:table-row table:style-name="ro6">
          <table:table-cell table:style-name="ce1" office:value-type="float" office:value="100" calcext:value-type="float">
            <text:p>100</text:p>
          </table:table-cell>
          <table:table-cell table:style-name="ce1" office:value-type="string" calcext:value-type="string">
            <text:p>Payment made to patient/insured/responsible party/employer.</text:p>
            <text:p>Start: 01/01/1995 | Last Modified: 01/27/2008</text:p>
          </table:table-cell>
          <table:table-cell table:formula="of:=FIND(&quot;Start&quot;; [.B64]; 1)-2" office:value-type="float" office:value="59" calcext:value-type="float">
            <text:p>59</text:p>
          </table:table-cell>
          <table:table-cell table:style-name="ce6" table:formula="of:=IFERROR(FIND(&quot;Note:&quot;;[.B64];1)-2 ;[.C64])" office:value-type="float" office:value="59" calcext:value-type="float">
            <text:p>59</text:p>
          </table:table-cell>
          <table:table-cell table:formula="of:=CONCATENATE([.$E$1];[.A64];[.$E$1];&quot;=&gt;&quot;;[.$E$1];LEFT([.B64]; [.D64]);[.$E$1];&quot;,&quot;)" office:value-type="string" office:string-value="&quot;100&quot;=&gt;&quot;Payment made to patient/insured/responsible party/employer.&quot;," calcext:value-type="string">
            <text:p>"100"=&gt;"Payment made to patient/insured/responsible party/employer.",</text:p>
          </table:table-cell>
        </table:table-row>
        <table:table-row table:style-name="ro6">
          <table:table-cell table:style-name="ce1" office:value-type="float" office:value="101" calcext:value-type="float">
            <text:p>101</text:p>
          </table:table-cell>
          <table:table-cell table:style-name="ce1" office:value-type="string" calcext:value-type="string">
            <text:p>Predetermination: anticipated payment upon completion of services or claim adjudication.</text:p>
            <text:p>Start: 01/01/1995 | Last Modified: 02/28/1999</text:p>
          </table:table-cell>
          <table:table-cell table:formula="of:=FIND(&quot;Start&quot;; [.B65]; 1)-2" office:value-type="float" office:value="88" calcext:value-type="float">
            <text:p>88</text:p>
          </table:table-cell>
          <table:table-cell table:style-name="ce6" table:formula="of:=IFERROR(FIND(&quot;Note:&quot;;[.B65];1)-2 ;[.C65])" office:value-type="float" office:value="88" calcext:value-type="float">
            <text:p>88</text:p>
          </table:table-cell>
          <table:table-cell table:formula="of:=CONCATENATE([.$E$1];[.A65];[.$E$1];&quot;=&gt;&quot;;[.$E$1];LEFT([.B65]; [.D65]);[.$E$1];&quot;,&quot;)" office:value-type="string" office:string-value="&quot;101&quot;=&gt;&quot;Predetermination: anticipated payment upon completion of services or claim adjudication.&quot;," calcext:value-type="string">
            <text:p>"101"=&gt;"Predetermination: anticipated payment upon completion of services or claim adjudication.",</text:p>
          </table:table-cell>
        </table:table-row>
        <table:table-row table:style-name="ro6">
          <table:table-cell table:style-name="ce1" office:value-type="float" office:value="102" calcext:value-type="float">
            <text:p>102</text:p>
          </table:table-cell>
          <table:table-cell table:style-name="ce1" office:value-type="string" calcext:value-type="string">
            <text:p>Major Medical Adjustment.</text:p>
            <text:p>Start: 01/01/1995</text:p>
          </table:table-cell>
          <table:table-cell table:formula="of:=FIND(&quot;Start&quot;; [.B66]; 1)-2" office:value-type="float" office:value="25" calcext:value-type="float">
            <text:p>25</text:p>
          </table:table-cell>
          <table:table-cell table:style-name="ce6" table:formula="of:=IFERROR(FIND(&quot;Note:&quot;;[.B66];1)-2 ;[.C66])" office:value-type="float" office:value="25" calcext:value-type="float">
            <text:p>25</text:p>
          </table:table-cell>
          <table:table-cell table:formula="of:=CONCATENATE([.$E$1];[.A66];[.$E$1];&quot;=&gt;&quot;;[.$E$1];LEFT([.B66]; [.D66]);[.$E$1];&quot;,&quot;)" office:value-type="string" office:string-value="&quot;102&quot;=&gt;&quot;Major Medical Adjustment.&quot;," calcext:value-type="string">
            <text:p>"102"=&gt;"Major Medical Adjustment.",</text:p>
          </table:table-cell>
        </table:table-row>
        <table:table-row table:style-name="ro6">
          <table:table-cell table:style-name="ce1" office:value-type="float" office:value="103" calcext:value-type="float">
            <text:p>103</text:p>
          </table:table-cell>
          <table:table-cell table:style-name="ce1" office:value-type="string" calcext:value-type="string">
            <text:p>Provider promotional discount (e.g., Senior citizen discount).</text:p>
            <text:p>Start: 01/01/1995 | Last Modified: 06/30/2001</text:p>
          </table:table-cell>
          <table:table-cell table:formula="of:=FIND(&quot;Start&quot;; [.B67]; 1)-2" office:value-type="float" office:value="62" calcext:value-type="float">
            <text:p>62</text:p>
          </table:table-cell>
          <table:table-cell table:style-name="ce6" table:formula="of:=IFERROR(FIND(&quot;Note:&quot;;[.B67];1)-2 ;[.C67])" office:value-type="float" office:value="62" calcext:value-type="float">
            <text:p>62</text:p>
          </table:table-cell>
          <table:table-cell table:formula="of:=CONCATENATE([.$E$1];[.A67];[.$E$1];&quot;=&gt;&quot;;[.$E$1];LEFT([.B67]; [.D67]);[.$E$1];&quot;,&quot;)" office:value-type="string" office:string-value="&quot;103&quot;=&gt;&quot;Provider promotional discount (e.g., Senior citizen discount).&quot;," calcext:value-type="string">
            <text:p>"103"=&gt;"Provider promotional discount (e.g., Senior citizen discount).",</text:p>
          </table:table-cell>
        </table:table-row>
        <table:table-row table:style-name="ro6">
          <table:table-cell table:style-name="ce1" office:value-type="float" office:value="104" calcext:value-type="float">
            <text:p>104</text:p>
          </table:table-cell>
          <table:table-cell table:style-name="ce1" office:value-type="string" calcext:value-type="string">
            <text:p>Managed care withholding.</text:p>
            <text:p>Start: 01/01/1995</text:p>
          </table:table-cell>
          <table:table-cell table:formula="of:=FIND(&quot;Start&quot;; [.B68]; 1)-2" office:value-type="float" office:value="25" calcext:value-type="float">
            <text:p>25</text:p>
          </table:table-cell>
          <table:table-cell table:style-name="ce6" table:formula="of:=IFERROR(FIND(&quot;Note:&quot;;[.B68];1)-2 ;[.C68])" office:value-type="float" office:value="25" calcext:value-type="float">
            <text:p>25</text:p>
          </table:table-cell>
          <table:table-cell table:formula="of:=CONCATENATE([.$E$1];[.A68];[.$E$1];&quot;=&gt;&quot;;[.$E$1];LEFT([.B68]; [.D68]);[.$E$1];&quot;,&quot;)" office:value-type="string" office:string-value="&quot;104&quot;=&gt;&quot;Managed care withholding.&quot;," calcext:value-type="string">
            <text:p>"104"=&gt;"Managed care withholding.",</text:p>
          </table:table-cell>
        </table:table-row>
        <table:table-row table:style-name="ro6">
          <table:table-cell table:style-name="ce1" office:value-type="float" office:value="105" calcext:value-type="float">
            <text:p>105</text:p>
          </table:table-cell>
          <table:table-cell table:style-name="ce1" office:value-type="string" calcext:value-type="string">
            <text:p>Tax withholding.</text:p>
            <text:p>Start: 01/01/1995</text:p>
          </table:table-cell>
          <table:table-cell table:formula="of:=FIND(&quot;Start&quot;; [.B69]; 1)-2" office:value-type="float" office:value="16" calcext:value-type="float">
            <text:p>16</text:p>
          </table:table-cell>
          <table:table-cell table:style-name="ce6" table:formula="of:=IFERROR(FIND(&quot;Note:&quot;;[.B69];1)-2 ;[.C69])" office:value-type="float" office:value="16" calcext:value-type="float">
            <text:p>16</text:p>
          </table:table-cell>
          <table:table-cell table:formula="of:=CONCATENATE([.$E$1];[.A69];[.$E$1];&quot;=&gt;&quot;;[.$E$1];LEFT([.B69]; [.D69]);[.$E$1];&quot;,&quot;)" office:value-type="string" office:string-value="&quot;105&quot;=&gt;&quot;Tax withholding.&quot;," calcext:value-type="string">
            <text:p>"105"=&gt;"Tax withholding.",</text:p>
          </table:table-cell>
        </table:table-row>
        <table:table-row table:style-name="ro6">
          <table:table-cell table:style-name="ce1" office:value-type="float" office:value="106" calcext:value-type="float">
            <text:p>106</text:p>
          </table:table-cell>
          <table:table-cell table:style-name="ce1" office:value-type="string" calcext:value-type="string">
            <text:p>Patient payment option/election not in effect.</text:p>
            <text:p>Start: 01/01/1995</text:p>
          </table:table-cell>
          <table:table-cell table:formula="of:=FIND(&quot;Start&quot;; [.B70]; 1)-2" office:value-type="float" office:value="46" calcext:value-type="float">
            <text:p>46</text:p>
          </table:table-cell>
          <table:table-cell table:style-name="ce6" table:formula="of:=IFERROR(FIND(&quot;Note:&quot;;[.B70];1)-2 ;[.C70])" office:value-type="float" office:value="46" calcext:value-type="float">
            <text:p>46</text:p>
          </table:table-cell>
          <table:table-cell table:formula="of:=CONCATENATE([.$E$1];[.A70];[.$E$1];&quot;=&gt;&quot;;[.$E$1];LEFT([.B70]; [.D70]);[.$E$1];&quot;,&quot;)" office:value-type="string" office:string-value="&quot;106&quot;=&gt;&quot;Patient payment option/election not in effect.&quot;," calcext:value-type="string">
            <text:p>"106"=&gt;"Patient payment option/election not in effect.",</text:p>
          </table:table-cell>
        </table:table-row>
        <table:table-row table:style-name="ro6">
          <table:table-cell table:style-name="ce1" office:value-type="float" office:value="107" calcext:value-type="float">
            <text:p>107</text:p>
          </table:table-cell>
          <table:table-cell table:style-name="ce1" office:value-type="string" calcext:value-type="string">
            <text:p>The related or qualifying claim/service was not identified on this claim. Note: Refer to the 835 Healthcare Policy Identification Segment (loop 2110 Service Payment Information REF), if present.</text:p>
            <text:p>Start: 01/01/1995 | Last Modified: 09/20/2009</text:p>
          </table:table-cell>
          <table:table-cell table:formula="of:=FIND(&quot;Start&quot;; [.B71]; 1)-2" office:value-type="float" office:value="194" calcext:value-type="float">
            <text:p>194</text:p>
          </table:table-cell>
          <table:table-cell table:style-name="ce6" table:formula="of:=IFERROR(FIND(&quot;Note:&quot;;[.B71];1)-2 ;[.C71])" office:value-type="float" office:value="73" calcext:value-type="float">
            <text:p>73</text:p>
          </table:table-cell>
          <table:table-cell table:formula="of:=CONCATENATE([.$E$1];[.A71];[.$E$1];&quot;=&gt;&quot;;[.$E$1];LEFT([.B71]; [.D71]);[.$E$1];&quot;,&quot;)" office:value-type="string" office:string-value="&quot;107&quot;=&gt;&quot;The related or qualifying claim/service was not identified on this claim.&quot;," calcext:value-type="string">
            <text:p>"107"=&gt;"The related or qualifying claim/service was not identified on this claim.",</text:p>
          </table:table-cell>
        </table:table-row>
        <table:table-row table:style-name="ro6">
          <table:table-cell table:style-name="ce1" office:value-type="float" office:value="108" calcext:value-type="float">
            <text:p>108</text:p>
          </table:table-cell>
          <table:table-cell table:style-name="ce1" office:value-type="string" calcext:value-type="string">
            <text:p>Rent/purchase guidelines were not met. Note: Refer to the 835 Healthcare Policy Identification Segment (loop 2110 Service Payment Information REF), if present.</text:p>
            <text:p>Start: 01/01/1995 | Last Modified: 09/20/2009</text:p>
          </table:table-cell>
          <table:table-cell table:formula="of:=FIND(&quot;Start&quot;; [.B72]; 1)-2" office:value-type="float" office:value="159" calcext:value-type="float">
            <text:p>159</text:p>
          </table:table-cell>
          <table:table-cell table:style-name="ce6" table:formula="of:=IFERROR(FIND(&quot;Note:&quot;;[.B72];1)-2 ;[.C72])" office:value-type="float" office:value="38" calcext:value-type="float">
            <text:p>38</text:p>
          </table:table-cell>
          <table:table-cell table:formula="of:=CONCATENATE([.$E$1];[.A72];[.$E$1];&quot;=&gt;&quot;;[.$E$1];LEFT([.B72]; [.D72]);[.$E$1];&quot;,&quot;)" office:value-type="string" office:string-value="&quot;108&quot;=&gt;&quot;Rent/purchase guidelines were not met.&quot;," calcext:value-type="string">
            <text:p>"108"=&gt;"Rent/purchase guidelines were not met.",</text:p>
          </table:table-cell>
        </table:table-row>
        <table:table-row table:style-name="ro6">
          <table:table-cell table:style-name="ce1" office:value-type="float" office:value="109" calcext:value-type="float">
            <text:p>109</text:p>
          </table:table-cell>
          <table:table-cell table:style-name="ce1" office:value-type="string" calcext:value-type="string">
            <text:p>Claim/service not covered by this payer/contractor. You must send the claim/service to the correct payer/contractor.</text:p>
            <text:p>Start: 01/01/1995 | Last Modified: 01/29/2012</text:p>
          </table:table-cell>
          <table:table-cell table:formula="of:=FIND(&quot;Start&quot;; [.B73]; 1)-2" office:value-type="float" office:value="116" calcext:value-type="float">
            <text:p>116</text:p>
          </table:table-cell>
          <table:table-cell table:style-name="ce6" table:formula="of:=IFERROR(FIND(&quot;Note:&quot;;[.B73];1)-2 ;[.C73])" office:value-type="float" office:value="116" calcext:value-type="float">
            <text:p>116</text:p>
          </table:table-cell>
          <table:table-cell table:formula="of:=CONCATENATE([.$E$1];[.A73];[.$E$1];&quot;=&gt;&quot;;[.$E$1];LEFT([.B73]; [.D73]);[.$E$1];&quot;,&quot;)" office:value-type="string" office:string-value="&quot;109&quot;=&gt;&quot;Claim/service not covered by this payer/contractor. You must send the claim/service to the correct payer/contractor.&quot;," calcext:value-type="string">
            <text:p>"109"=&gt;"Claim/service not covered by this payer/contractor. You must send the claim/service to the correct payer/contractor.",</text:p>
          </table:table-cell>
        </table:table-row>
        <table:table-row table:style-name="ro6">
          <table:table-cell table:style-name="ce1" office:value-type="float" office:value="110" calcext:value-type="float">
            <text:p>110</text:p>
          </table:table-cell>
          <table:table-cell table:style-name="ce1" office:value-type="string" calcext:value-type="string">
            <text:p>Billing date predates service date.</text:p>
            <text:p>Start: 01/01/1995</text:p>
          </table:table-cell>
          <table:table-cell table:formula="of:=FIND(&quot;Start&quot;; [.B74]; 1)-2" office:value-type="float" office:value="35" calcext:value-type="float">
            <text:p>35</text:p>
          </table:table-cell>
          <table:table-cell table:style-name="ce6" table:formula="of:=IFERROR(FIND(&quot;Note:&quot;;[.B74];1)-2 ;[.C74])" office:value-type="float" office:value="35" calcext:value-type="float">
            <text:p>35</text:p>
          </table:table-cell>
          <table:table-cell table:formula="of:=CONCATENATE([.$E$1];[.A74];[.$E$1];&quot;=&gt;&quot;;[.$E$1];LEFT([.B74]; [.D74]);[.$E$1];&quot;,&quot;)" office:value-type="string" office:string-value="&quot;110&quot;=&gt;&quot;Billing date predates service date.&quot;," calcext:value-type="string">
            <text:p>"110"=&gt;"Billing date predates service date.",</text:p>
          </table:table-cell>
        </table:table-row>
        <table:table-row table:style-name="ro6">
          <table:table-cell table:style-name="ce1" office:value-type="float" office:value="111" calcext:value-type="float">
            <text:p>111</text:p>
          </table:table-cell>
          <table:table-cell table:style-name="ce1" office:value-type="string" calcext:value-type="string">
            <text:p>Not covered unless the provider accepts assignment.</text:p>
            <text:p>Start: 01/01/1995</text:p>
          </table:table-cell>
          <table:table-cell table:formula="of:=FIND(&quot;Start&quot;; [.B75]; 1)-2" office:value-type="float" office:value="51" calcext:value-type="float">
            <text:p>51</text:p>
          </table:table-cell>
          <table:table-cell table:style-name="ce6" table:formula="of:=IFERROR(FIND(&quot;Note:&quot;;[.B75];1)-2 ;[.C75])" office:value-type="float" office:value="51" calcext:value-type="float">
            <text:p>51</text:p>
          </table:table-cell>
          <table:table-cell table:formula="of:=CONCATENATE([.$E$1];[.A75];[.$E$1];&quot;=&gt;&quot;;[.$E$1];LEFT([.B75]; [.D75]);[.$E$1];&quot;,&quot;)" office:value-type="string" office:string-value="&quot;111&quot;=&gt;&quot;Not covered unless the provider accepts assignment.&quot;," calcext:value-type="string">
            <text:p>"111"=&gt;"Not covered unless the provider accepts assignment.",</text:p>
          </table:table-cell>
        </table:table-row>
        <table:table-row table:style-name="ro6">
          <table:table-cell table:style-name="ce1" office:value-type="float" office:value="112" calcext:value-type="float">
            <text:p>112</text:p>
          </table:table-cell>
          <table:table-cell table:style-name="ce1" office:value-type="string" calcext:value-type="string">
            <text:p>Service not furnished directly to the patient and/or not documented.</text:p>
            <text:p>Start: 01/01/1995 | Last Modified: 09/30/2007</text:p>
          </table:table-cell>
          <table:table-cell table:formula="of:=FIND(&quot;Start&quot;; [.B76]; 1)-2" office:value-type="float" office:value="68" calcext:value-type="float">
            <text:p>68</text:p>
          </table:table-cell>
          <table:table-cell table:style-name="ce6" table:formula="of:=IFERROR(FIND(&quot;Note:&quot;;[.B76];1)-2 ;[.C76])" office:value-type="float" office:value="68" calcext:value-type="float">
            <text:p>68</text:p>
          </table:table-cell>
          <table:table-cell table:formula="of:=CONCATENATE([.$E$1];[.A76];[.$E$1];&quot;=&gt;&quot;;[.$E$1];LEFT([.B76]; [.D76]);[.$E$1];&quot;,&quot;)" office:value-type="string" office:string-value="&quot;112&quot;=&gt;&quot;Service not furnished directly to the patient and/or not documented.&quot;," calcext:value-type="string">
            <text:p>"112"=&gt;"Service not furnished directly to the patient and/or not documented.",</text:p>
          </table:table-cell>
        </table:table-row>
        <table:table-row table:style-name="ro6">
          <table:table-cell table:style-name="ce1" office:value-type="float" office:value="114" calcext:value-type="float">
            <text:p>114</text:p>
          </table:table-cell>
          <table:table-cell table:style-name="ce1" office:value-type="string" calcext:value-type="string">
            <text:p>Procedure/product not approved by the Food and Drug Administration.</text:p>
            <text:p>Start: 01/01/1995</text:p>
          </table:table-cell>
          <table:table-cell table:formula="of:=FIND(&quot;Start&quot;; [.B77]; 1)-2" office:value-type="float" office:value="67" calcext:value-type="float">
            <text:p>67</text:p>
          </table:table-cell>
          <table:table-cell table:style-name="ce6" table:formula="of:=IFERROR(FIND(&quot;Note:&quot;;[.B77];1)-2 ;[.C77])" office:value-type="float" office:value="67" calcext:value-type="float">
            <text:p>67</text:p>
          </table:table-cell>
          <table:table-cell table:formula="of:=CONCATENATE([.$E$1];[.A77];[.$E$1];&quot;=&gt;&quot;;[.$E$1];LEFT([.B77]; [.D77]);[.$E$1];&quot;,&quot;)" office:value-type="string" office:string-value="&quot;114&quot;=&gt;&quot;Procedure/product not approved by the Food and Drug Administration.&quot;," calcext:value-type="string">
            <text:p>"114"=&gt;"Procedure/product not approved by the Food and Drug Administration.",</text:p>
          </table:table-cell>
        </table:table-row>
        <table:table-row table:style-name="ro6">
          <table:table-cell table:style-name="ce1" office:value-type="float" office:value="115" calcext:value-type="float">
            <text:p>115</text:p>
          </table:table-cell>
          <table:table-cell table:style-name="ce1" office:value-type="string" calcext:value-type="string">
            <text:p>Procedure postponed, canceled, or delayed.</text:p>
            <text:p>Start: 01/01/1995 | Last Modified: 09/30/2007</text:p>
          </table:table-cell>
          <table:table-cell table:formula="of:=FIND(&quot;Start&quot;; [.B78]; 1)-2" office:value-type="float" office:value="42" calcext:value-type="float">
            <text:p>42</text:p>
          </table:table-cell>
          <table:table-cell table:style-name="ce6" table:formula="of:=IFERROR(FIND(&quot;Note:&quot;;[.B78];1)-2 ;[.C78])" office:value-type="float" office:value="42" calcext:value-type="float">
            <text:p>42</text:p>
          </table:table-cell>
          <table:table-cell table:formula="of:=CONCATENATE([.$E$1];[.A78];[.$E$1];&quot;=&gt;&quot;;[.$E$1];LEFT([.B78]; [.D78]);[.$E$1];&quot;,&quot;)" office:value-type="string" office:string-value="&quot;115&quot;=&gt;&quot;Procedure postponed, canceled, or delayed.&quot;," calcext:value-type="string">
            <text:p>"115"=&gt;"Procedure postponed, canceled, or delayed.",</text:p>
          </table:table-cell>
        </table:table-row>
        <table:table-row table:style-name="ro6">
          <table:table-cell table:style-name="ce1" office:value-type="float" office:value="116" calcext:value-type="float">
            <text:p>116</text:p>
          </table:table-cell>
          <table:table-cell table:style-name="ce1" office:value-type="string" calcext:value-type="string">
            <text:p>The advance indemnification notice signed by the patient did not comply with requirements.</text:p>
            <text:p>Start: 01/01/1995 | Last Modified: 09/30/2007</text:p>
          </table:table-cell>
          <table:table-cell table:formula="of:=FIND(&quot;Start&quot;; [.B79]; 1)-2" office:value-type="float" office:value="90" calcext:value-type="float">
            <text:p>90</text:p>
          </table:table-cell>
          <table:table-cell table:style-name="ce6" table:formula="of:=IFERROR(FIND(&quot;Note:&quot;;[.B79];1)-2 ;[.C79])" office:value-type="float" office:value="90" calcext:value-type="float">
            <text:p>90</text:p>
          </table:table-cell>
          <table:table-cell table:formula="of:=CONCATENATE([.$E$1];[.A79];[.$E$1];&quot;=&gt;&quot;;[.$E$1];LEFT([.B79]; [.D79]);[.$E$1];&quot;,&quot;)" office:value-type="string" office:string-value="&quot;116&quot;=&gt;&quot;The advance indemnification notice signed by the patient did not comply with requirements.&quot;," calcext:value-type="string">
            <text:p>"116"=&gt;"The advance indemnification notice signed by the patient did not comply with requirements.",</text:p>
          </table:table-cell>
        </table:table-row>
        <table:table-row table:style-name="ro6">
          <table:table-cell table:style-name="ce1" office:value-type="float" office:value="117" calcext:value-type="float">
            <text:p>117</text:p>
          </table:table-cell>
          <table:table-cell table:style-name="ce1" office:value-type="string" calcext:value-type="string">
            <text:p>Transportation is only covered to the closest facility that can provide the necessary care.</text:p>
            <text:p>Start: 01/01/1995 | Last Modified: 09/30/2007</text:p>
          </table:table-cell>
          <table:table-cell table:formula="of:=FIND(&quot;Start&quot;; [.B80]; 1)-2" office:value-type="float" office:value="91" calcext:value-type="float">
            <text:p>91</text:p>
          </table:table-cell>
          <table:table-cell table:style-name="ce6" table:formula="of:=IFERROR(FIND(&quot;Note:&quot;;[.B80];1)-2 ;[.C80])" office:value-type="float" office:value="91" calcext:value-type="float">
            <text:p>91</text:p>
          </table:table-cell>
          <table:table-cell table:formula="of:=CONCATENATE([.$E$1];[.A80];[.$E$1];&quot;=&gt;&quot;;[.$E$1];LEFT([.B80]; [.D80]);[.$E$1];&quot;,&quot;)" office:value-type="string" office:string-value="&quot;117&quot;=&gt;&quot;Transportation is only covered to the closest facility that can provide the necessary care.&quot;," calcext:value-type="string">
            <text:p>"117"=&gt;"Transportation is only covered to the closest facility that can provide the necessary care.",</text:p>
          </table:table-cell>
        </table:table-row>
        <table:table-row table:style-name="ro6">
          <table:table-cell table:style-name="ce1" office:value-type="float" office:value="118" calcext:value-type="float">
            <text:p>118</text:p>
          </table:table-cell>
          <table:table-cell table:style-name="ce1" office:value-type="string" calcext:value-type="string">
            <text:p>ESRD network support adjustment.</text:p>
            <text:p>Start: 01/01/1995 | Last Modified: 09/30/2007</text:p>
          </table:table-cell>
          <table:table-cell table:formula="of:=FIND(&quot;Start&quot;; [.B81]; 1)-2" office:value-type="float" office:value="32" calcext:value-type="float">
            <text:p>32</text:p>
          </table:table-cell>
          <table:table-cell table:style-name="ce6" table:formula="of:=IFERROR(FIND(&quot;Note:&quot;;[.B81];1)-2 ;[.C81])" office:value-type="float" office:value="32" calcext:value-type="float">
            <text:p>32</text:p>
          </table:table-cell>
          <table:table-cell table:formula="of:=CONCATENATE([.$E$1];[.A81];[.$E$1];&quot;=&gt;&quot;;[.$E$1];LEFT([.B81]; [.D81]);[.$E$1];&quot;,&quot;)" office:value-type="string" office:string-value="&quot;118&quot;=&gt;&quot;ESRD network support adjustment.&quot;," calcext:value-type="string">
            <text:p>"118"=&gt;"ESRD network support adjustment.",</text:p>
          </table:table-cell>
        </table:table-row>
        <table:table-row table:style-name="ro6">
          <table:table-cell table:style-name="ce1" office:value-type="float" office:value="119" calcext:value-type="float">
            <text:p>119</text:p>
          </table:table-cell>
          <table:table-cell table:style-name="ce1" office:value-type="string" calcext:value-type="string">
            <text:p>Benefit maximum for this time period or occurrence has been reached.</text:p>
            <text:p>Start: 01/01/1995 | Last Modified: 02/29/2004</text:p>
          </table:table-cell>
          <table:table-cell table:formula="of:=FIND(&quot;Start&quot;; [.B82]; 1)-2" office:value-type="float" office:value="68" calcext:value-type="float">
            <text:p>68</text:p>
          </table:table-cell>
          <table:table-cell table:style-name="ce6" table:formula="of:=IFERROR(FIND(&quot;Note:&quot;;[.B82];1)-2 ;[.C82])" office:value-type="float" office:value="68" calcext:value-type="float">
            <text:p>68</text:p>
          </table:table-cell>
          <table:table-cell table:formula="of:=CONCATENATE([.$E$1];[.A82];[.$E$1];&quot;=&gt;&quot;;[.$E$1];LEFT([.B82]; [.D82]);[.$E$1];&quot;,&quot;)" office:value-type="string" office:string-value="&quot;119&quot;=&gt;&quot;Benefit maximum for this time period or occurrence has been reached.&quot;," calcext:value-type="string">
            <text:p>"119"=&gt;"Benefit maximum for this time period or occurrence has been reached.",</text:p>
          </table:table-cell>
        </table:table-row>
        <table:table-row table:style-name="ro6">
          <table:table-cell table:style-name="ce1" office:value-type="float" office:value="121" calcext:value-type="float">
            <text:p>121</text:p>
          </table:table-cell>
          <table:table-cell table:style-name="ce1" office:value-type="string" calcext:value-type="string">
            <text:p>Indemnification adjustment - compensation for outstanding member responsibility.</text:p>
            <text:p>Start: 01/01/1995 | Last Modified: 09/30/2007</text:p>
          </table:table-cell>
          <table:table-cell table:formula="of:=FIND(&quot;Start&quot;; [.B83]; 1)-2" office:value-type="float" office:value="80" calcext:value-type="float">
            <text:p>80</text:p>
          </table:table-cell>
          <table:table-cell table:style-name="ce6" table:formula="of:=IFERROR(FIND(&quot;Note:&quot;;[.B83];1)-2 ;[.C83])" office:value-type="float" office:value="80" calcext:value-type="float">
            <text:p>80</text:p>
          </table:table-cell>
          <table:table-cell table:formula="of:=CONCATENATE([.$E$1];[.A83];[.$E$1];&quot;=&gt;&quot;;[.$E$1];LEFT([.B83]; [.D83]);[.$E$1];&quot;,&quot;)" office:value-type="string" office:string-value="&quot;121&quot;=&gt;&quot;Indemnification adjustment - compensation for outstanding member responsibility.&quot;," calcext:value-type="string">
            <text:p>"121"=&gt;"Indemnification adjustment - compensation for outstanding member responsibility.",</text:p>
          </table:table-cell>
        </table:table-row>
        <table:table-row table:style-name="ro6">
          <table:table-cell table:style-name="ce1" office:value-type="float" office:value="122" calcext:value-type="float">
            <text:p>122</text:p>
          </table:table-cell>
          <table:table-cell table:style-name="ce1" office:value-type="string" calcext:value-type="string">
            <text:p>Psychiatric reduction.</text:p>
            <text:p>Start: 01/01/1995</text:p>
          </table:table-cell>
          <table:table-cell table:formula="of:=FIND(&quot;Start&quot;; [.B84]; 1)-2" office:value-type="float" office:value="22" calcext:value-type="float">
            <text:p>22</text:p>
          </table:table-cell>
          <table:table-cell table:style-name="ce6" table:formula="of:=IFERROR(FIND(&quot;Note:&quot;;[.B84];1)-2 ;[.C84])" office:value-type="float" office:value="22" calcext:value-type="float">
            <text:p>22</text:p>
          </table:table-cell>
          <table:table-cell table:formula="of:=CONCATENATE([.$E$1];[.A84];[.$E$1];&quot;=&gt;&quot;;[.$E$1];LEFT([.B84]; [.D84]);[.$E$1];&quot;,&quot;)" office:value-type="string" office:string-value="&quot;122&quot;=&gt;&quot;Psychiatric reduction.&quot;," calcext:value-type="string">
            <text:p>"122"=&gt;"Psychiatric reduction.",</text:p>
          </table:table-cell>
        </table:table-row>
        <table:table-row table:style-name="ro6">
          <table:table-cell table:style-name="ce1" office:value-type="float" office:value="128" calcext:value-type="float">
            <text:p>128</text:p>
          </table:table-cell>
          <table:table-cell table:style-name="ce1" office:value-type="string" calcext:value-type="string">
            <text:p>Newborn's services are covered in the mother's Allowance.</text:p>
            <text:p>Start: 02/28/1997</text:p>
          </table:table-cell>
          <table:table-cell table:formula="of:=FIND(&quot;Start&quot;; [.B85]; 1)-2" office:value-type="float" office:value="57" calcext:value-type="float">
            <text:p>57</text:p>
          </table:table-cell>
          <table:table-cell table:style-name="ce6" table:formula="of:=IFERROR(FIND(&quot;Note:&quot;;[.B85];1)-2 ;[.C85])" office:value-type="float" office:value="57" calcext:value-type="float">
            <text:p>57</text:p>
          </table:table-cell>
          <table:table-cell table:formula="of:=CONCATENATE([.$E$1];[.A85];[.$E$1];&quot;=&gt;&quot;;[.$E$1];LEFT([.B85]; [.D85]);[.$E$1];&quot;,&quot;)" office:value-type="string" office:string-value="&quot;128&quot;=&gt;&quot;Newborn's services are covered in the mother's Allowance.&quot;," calcext:value-type="string">
            <text:p>"128"=&gt;"Newborn's services are covered in the mother's Allowance.",</text:p>
          </table:table-cell>
        </table:table-row>
        <table:table-row table:style-name="ro6">
          <table:table-cell table:style-name="ce1" office:value-type="float" office:value="129" calcext:value-type="float">
            <text:p>129</text:p>
          </table:table-cell>
          <table:table-cell table:style-name="ce1" office:value-type="string" calcext:value-type="string">
            <text:p>Prior processing information appears incorrect. At least one Remark Code must be provided (may be comprised of either the NCPDP Reject Reason Code, or Remittance Advice Remark Code that is not an ALERT.)</text:p>
            <text:p>Start: 02/28/1997 | Last Modified: 01/30/2011</text:p>
          </table:table-cell>
          <table:table-cell table:formula="of:=FIND(&quot;Start&quot;; [.B86]; 1)-2" office:value-type="float" office:value="203" calcext:value-type="float">
            <text:p>203</text:p>
          </table:table-cell>
          <table:table-cell table:style-name="ce6" table:formula="of:=IFERROR(FIND(&quot;Note:&quot;;[.B86];1)-2 ;[.C86])" office:value-type="float" office:value="203" calcext:value-type="float">
            <text:p>203</text:p>
          </table:table-cell>
          <table:table-cell table:formula="of:=CONCATENATE([.$E$1];[.A86];[.$E$1];&quot;=&gt;&quot;;[.$E$1];LEFT([.B86]; [.D86]);[.$E$1];&quot;,&quot;)" office:value-type="string" office:string-value="&quot;129&quot;=&gt;&quot;Prior processing information appears incorrect. At least one Remark Code must be provided (may be comprised of either the NCPDP Reject Reason Code, or Remittance Advice Remark Code that is not an ALERT.)&quot;," calcext:value-type="string">
            <text:p>"129"=&gt;"Prior processing information appears incorrect.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130" calcext:value-type="float">
            <text:p>130</text:p>
          </table:table-cell>
          <table:table-cell table:style-name="ce1" office:value-type="string" calcext:value-type="string">
            <text:p>Claim submission fee.</text:p>
            <text:p>Start: 02/28/1997 | Last Modified: 06/30/2001</text:p>
          </table:table-cell>
          <table:table-cell table:formula="of:=FIND(&quot;Start&quot;; [.B87]; 1)-2" office:value-type="float" office:value="21" calcext:value-type="float">
            <text:p>21</text:p>
          </table:table-cell>
          <table:table-cell table:style-name="ce6" table:formula="of:=IFERROR(FIND(&quot;Note:&quot;;[.B87];1)-2 ;[.C87])" office:value-type="float" office:value="21" calcext:value-type="float">
            <text:p>21</text:p>
          </table:table-cell>
          <table:table-cell table:formula="of:=CONCATENATE([.$E$1];[.A87];[.$E$1];&quot;=&gt;&quot;;[.$E$1];LEFT([.B87]; [.D87]);[.$E$1];&quot;,&quot;)" office:value-type="string" office:string-value="&quot;130&quot;=&gt;&quot;Claim submission fee.&quot;," calcext:value-type="string">
            <text:p>"130"=&gt;"Claim submission fee.",</text:p>
          </table:table-cell>
        </table:table-row>
        <table:table-row table:style-name="ro6">
          <table:table-cell table:style-name="ce1" office:value-type="float" office:value="131" calcext:value-type="float">
            <text:p>131</text:p>
          </table:table-cell>
          <table:table-cell table:style-name="ce1" office:value-type="string" calcext:value-type="string">
            <text:p>Claim specific negotiated discount.</text:p>
            <text:p>Start: 02/28/1997</text:p>
          </table:table-cell>
          <table:table-cell table:formula="of:=FIND(&quot;Start&quot;; [.B88]; 1)-2" office:value-type="float" office:value="35" calcext:value-type="float">
            <text:p>35</text:p>
          </table:table-cell>
          <table:table-cell table:style-name="ce6" table:formula="of:=IFERROR(FIND(&quot;Note:&quot;;[.B88];1)-2 ;[.C88])" office:value-type="float" office:value="35" calcext:value-type="float">
            <text:p>35</text:p>
          </table:table-cell>
          <table:table-cell table:formula="of:=CONCATENATE([.$E$1];[.A88];[.$E$1];&quot;=&gt;&quot;;[.$E$1];LEFT([.B88]; [.D88]);[.$E$1];&quot;,&quot;)" office:value-type="string" office:string-value="&quot;131&quot;=&gt;&quot;Claim specific negotiated discount.&quot;," calcext:value-type="string">
            <text:p>"131"=&gt;"Claim specific negotiated discount.",</text:p>
          </table:table-cell>
        </table:table-row>
        <table:table-row table:style-name="ro6">
          <table:table-cell table:style-name="ce1" office:value-type="float" office:value="132" calcext:value-type="float">
            <text:p>132</text:p>
          </table:table-cell>
          <table:table-cell table:style-name="ce1" office:value-type="string" calcext:value-type="string">
            <text:p>Prearranged demonstration project adjustment.</text:p>
            <text:p>Start: 02/28/1997</text:p>
          </table:table-cell>
          <table:table-cell table:formula="of:=FIND(&quot;Start&quot;; [.B89]; 1)-2" office:value-type="float" office:value="45" calcext:value-type="float">
            <text:p>45</text:p>
          </table:table-cell>
          <table:table-cell table:style-name="ce6" table:formula="of:=IFERROR(FIND(&quot;Note:&quot;;[.B89];1)-2 ;[.C89])" office:value-type="float" office:value="45" calcext:value-type="float">
            <text:p>45</text:p>
          </table:table-cell>
          <table:table-cell table:formula="of:=CONCATENATE([.$E$1];[.A89];[.$E$1];&quot;=&gt;&quot;;[.$E$1];LEFT([.B89]; [.D89]);[.$E$1];&quot;,&quot;)" office:value-type="string" office:string-value="&quot;132&quot;=&gt;&quot;Prearranged demonstration project adjustment.&quot;," calcext:value-type="string">
            <text:p>"132"=&gt;"Prearranged demonstration project adjustment.",</text:p>
          </table:table-cell>
        </table:table-row>
        <table:table-row table:style-name="ro6">
          <table:table-cell table:style-name="ce1" office:value-type="float" office:value="133" calcext:value-type="float">
            <text:p>133</text:p>
          </table:table-cell>
          <table:table-cell table:style-name="ce1" office:value-type="string" calcext:value-type="string">
            <text:p>The disposition of this service line is pending further review. (Use only with Group Code OA). Note: Use of this code requires a reversal and correction when the service line is finalized (use only in Loop 2110 CAS segment of the 835 or Loop 2430 of the 837).</text:p>
            <text:p>Start: 07/01/2014 | Last Modified: 03/01/2015</text:p>
          </table:table-cell>
          <table:table-cell table:formula="of:=FIND(&quot;Start&quot;; [.B90]; 1)-2" office:value-type="float" office:value="259" calcext:value-type="float">
            <text:p>259</text:p>
          </table:table-cell>
          <table:table-cell table:style-name="ce6" table:formula="of:=IFERROR(FIND(&quot;Note:&quot;;[.B90];1)-2 ;[.C90])" office:value-type="float" office:value="94" calcext:value-type="float">
            <text:p>94</text:p>
          </table:table-cell>
          <table:table-cell table:formula="of:=CONCATENATE([.$E$1];[.A90];[.$E$1];&quot;=&gt;&quot;;[.$E$1];LEFT([.B90]; [.D90]);[.$E$1];&quot;,&quot;)" office:value-type="string" office:string-value="&quot;133&quot;=&gt;&quot;The disposition of this service line is pending further review. (Use only with Group Code OA).&quot;," calcext:value-type="string">
            <text:p>"133"=&gt;"The disposition of this service line is pending further review. (Use only with Group Code OA).",</text:p>
          </table:table-cell>
        </table:table-row>
        <table:table-row table:style-name="ro6">
          <table:table-cell table:style-name="ce1" office:value-type="float" office:value="134" calcext:value-type="float">
            <text:p>134</text:p>
          </table:table-cell>
          <table:table-cell table:style-name="ce1" office:value-type="string" calcext:value-type="string">
            <text:p>Technical fees removed from charges.</text:p>
            <text:p>Start: 10/31/1998</text:p>
          </table:table-cell>
          <table:table-cell table:formula="of:=FIND(&quot;Start&quot;; [.B91]; 1)-2" office:value-type="float" office:value="36" calcext:value-type="float">
            <text:p>36</text:p>
          </table:table-cell>
          <table:table-cell table:style-name="ce6" table:formula="of:=IFERROR(FIND(&quot;Note:&quot;;[.B91];1)-2 ;[.C91])" office:value-type="float" office:value="36" calcext:value-type="float">
            <text:p>36</text:p>
          </table:table-cell>
          <table:table-cell table:formula="of:=CONCATENATE([.$E$1];[.A91];[.$E$1];&quot;=&gt;&quot;;[.$E$1];LEFT([.B91]; [.D91]);[.$E$1];&quot;,&quot;)" office:value-type="string" office:string-value="&quot;134&quot;=&gt;&quot;Technical fees removed from charges.&quot;," calcext:value-type="string">
            <text:p>"134"=&gt;"Technical fees removed from charges.",</text:p>
          </table:table-cell>
        </table:table-row>
        <table:table-row table:style-name="ro6">
          <table:table-cell table:style-name="ce1" office:value-type="float" office:value="135" calcext:value-type="float">
            <text:p>135</text:p>
          </table:table-cell>
          <table:table-cell table:style-name="ce1" office:value-type="string" calcext:value-type="string">
            <text:p>Interim bills cannot be processed.</text:p>
            <text:p>Start: 10/31/1998 | Last Modified: 09/30/2007</text:p>
          </table:table-cell>
          <table:table-cell table:formula="of:=FIND(&quot;Start&quot;; [.B92]; 1)-2" office:value-type="float" office:value="34" calcext:value-type="float">
            <text:p>34</text:p>
          </table:table-cell>
          <table:table-cell table:style-name="ce6" table:formula="of:=IFERROR(FIND(&quot;Note:&quot;;[.B92];1)-2 ;[.C92])" office:value-type="float" office:value="34" calcext:value-type="float">
            <text:p>34</text:p>
          </table:table-cell>
          <table:table-cell table:formula="of:=CONCATENATE([.$E$1];[.A92];[.$E$1];&quot;=&gt;&quot;;[.$E$1];LEFT([.B92]; [.D92]);[.$E$1];&quot;,&quot;)" office:value-type="string" office:string-value="&quot;135&quot;=&gt;&quot;Interim bills cannot be processed.&quot;," calcext:value-type="string">
            <text:p>"135"=&gt;"Interim bills cannot be processed.",</text:p>
          </table:table-cell>
        </table:table-row>
        <table:table-row table:style-name="ro6">
          <table:table-cell table:style-name="ce1" office:value-type="float" office:value="136" calcext:value-type="float">
            <text:p>136</text:p>
          </table:table-cell>
          <table:table-cell table:style-name="ce1" office:value-type="string" calcext:value-type="string">
            <text:p>Failure to follow prior payer's coverage rules. (Use only with Group Code OA)</text:p>
            <text:p>Start: 10/31/1998 | Last Modified: 07/01/2013</text:p>
          </table:table-cell>
          <table:table-cell table:formula="of:=FIND(&quot;Start&quot;; [.B93]; 1)-2" office:value-type="float" office:value="77" calcext:value-type="float">
            <text:p>77</text:p>
          </table:table-cell>
          <table:table-cell table:style-name="ce6" table:formula="of:=IFERROR(FIND(&quot;Note:&quot;;[.B93];1)-2 ;[.C93])" office:value-type="float" office:value="77" calcext:value-type="float">
            <text:p>77</text:p>
          </table:table-cell>
          <table:table-cell table:formula="of:=CONCATENATE([.$E$1];[.A93];[.$E$1];&quot;=&gt;&quot;;[.$E$1];LEFT([.B93]; [.D93]);[.$E$1];&quot;,&quot;)" office:value-type="string" office:string-value="&quot;136&quot;=&gt;&quot;Failure to follow prior payer's coverage rules. (Use only with Group Code OA)&quot;," calcext:value-type="string">
            <text:p>"136"=&gt;"Failure to follow prior payer's coverage rules. (Use only with Group Code OA)",</text:p>
          </table:table-cell>
        </table:table-row>
        <table:table-row table:style-name="ro6">
          <table:table-cell table:style-name="ce1" office:value-type="float" office:value="137" calcext:value-type="float">
            <text:p>137</text:p>
          </table:table-cell>
          <table:table-cell table:style-name="ce1" office:value-type="string" calcext:value-type="string">
            <text:p>Regulatory Surcharges, Assessments, Allowances or Health Related Taxes.</text:p>
            <text:p>Start: 02/28/1999 | Last Modified: 09/30/2007</text:p>
          </table:table-cell>
          <table:table-cell table:formula="of:=FIND(&quot;Start&quot;; [.B94]; 1)-2" office:value-type="float" office:value="71" calcext:value-type="float">
            <text:p>71</text:p>
          </table:table-cell>
          <table:table-cell table:style-name="ce6" table:formula="of:=IFERROR(FIND(&quot;Note:&quot;;[.B94];1)-2 ;[.C94])" office:value-type="float" office:value="71" calcext:value-type="float">
            <text:p>71</text:p>
          </table:table-cell>
          <table:table-cell table:formula="of:=CONCATENATE([.$E$1];[.A94];[.$E$1];&quot;=&gt;&quot;;[.$E$1];LEFT([.B94]; [.D94]);[.$E$1];&quot;,&quot;)" office:value-type="string" office:string-value="&quot;137&quot;=&gt;&quot;Regulatory Surcharges, Assessments, Allowances or Health Related Taxes.&quot;," calcext:value-type="string">
            <text:p>"137"=&gt;"Regulatory Surcharges, Assessments, Allowances or Health Related Taxes.",</text:p>
          </table:table-cell>
        </table:table-row>
        <table:table-row table:style-name="ro6">
          <table:table-cell table:style-name="ce1" office:value-type="float" office:value="138" calcext:value-type="float">
            <text:p>138</text:p>
          </table:table-cell>
          <table:table-cell table:style-name="ce1" office:value-type="string" calcext:value-type="string">
            <text:p>Appeal procedures not followed or time limits not met.</text:p>
            <text:p>Start: 06/30/1999 | Last Modified: 09/30/2007</text:p>
          </table:table-cell>
          <table:table-cell table:formula="of:=FIND(&quot;Start&quot;; [.B95]; 1)-2" office:value-type="float" office:value="54" calcext:value-type="float">
            <text:p>54</text:p>
          </table:table-cell>
          <table:table-cell table:style-name="ce6" table:formula="of:=IFERROR(FIND(&quot;Note:&quot;;[.B95];1)-2 ;[.C95])" office:value-type="float" office:value="54" calcext:value-type="float">
            <text:p>54</text:p>
          </table:table-cell>
          <table:table-cell table:formula="of:=CONCATENATE([.$E$1];[.A95];[.$E$1];&quot;=&gt;&quot;;[.$E$1];LEFT([.B95]; [.D95]);[.$E$1];&quot;,&quot;)" office:value-type="string" office:string-value="&quot;138&quot;=&gt;&quot;Appeal procedures not followed or time limits not met.&quot;," calcext:value-type="string">
            <text:p>"138"=&gt;"Appeal procedures not followed or time limits not met.",</text:p>
          </table:table-cell>
        </table:table-row>
        <table:table-row table:style-name="ro6">
          <table:table-cell table:style-name="ce1" office:value-type="float" office:value="139" calcext:value-type="float">
            <text:p>139</text:p>
          </table:table-cell>
          <table:table-cell table:style-name="ce1" office:value-type="string" calcext:value-type="string">
            <text:p>Contracted funding agreement - Subscriber is employed by the provider of services.</text:p>
            <text:p>Start: 06/30/1999</text:p>
          </table:table-cell>
          <table:table-cell table:formula="of:=FIND(&quot;Start&quot;; [.B96]; 1)-2" office:value-type="float" office:value="82" calcext:value-type="float">
            <text:p>82</text:p>
          </table:table-cell>
          <table:table-cell table:style-name="ce6" table:formula="of:=IFERROR(FIND(&quot;Note:&quot;;[.B96];1)-2 ;[.C96])" office:value-type="float" office:value="82" calcext:value-type="float">
            <text:p>82</text:p>
          </table:table-cell>
          <table:table-cell table:formula="of:=CONCATENATE([.$E$1];[.A96];[.$E$1];&quot;=&gt;&quot;;[.$E$1];LEFT([.B96]; [.D96]);[.$E$1];&quot;,&quot;)" office:value-type="string" office:string-value="&quot;139&quot;=&gt;&quot;Contracted funding agreement - Subscriber is employed by the provider of services.&quot;," calcext:value-type="string">
            <text:p>"139"=&gt;"Contracted funding agreement - Subscriber is employed by the provider of services.",</text:p>
          </table:table-cell>
        </table:table-row>
        <table:table-row table:style-name="ro6">
          <table:table-cell table:style-name="ce1" office:value-type="float" office:value="140" calcext:value-type="float">
            <text:p>140</text:p>
          </table:table-cell>
          <table:table-cell table:style-name="ce1" office:value-type="string" calcext:value-type="string">
            <text:p>Patient/Insured health identification number and name do not match.</text:p>
            <text:p>Start: 06/30/1999</text:p>
          </table:table-cell>
          <table:table-cell table:formula="of:=FIND(&quot;Start&quot;; [.B97]; 1)-2" office:value-type="float" office:value="67" calcext:value-type="float">
            <text:p>67</text:p>
          </table:table-cell>
          <table:table-cell table:style-name="ce6" table:formula="of:=IFERROR(FIND(&quot;Note:&quot;;[.B97];1)-2 ;[.C97])" office:value-type="float" office:value="67" calcext:value-type="float">
            <text:p>67</text:p>
          </table:table-cell>
          <table:table-cell table:formula="of:=CONCATENATE([.$E$1];[.A97];[.$E$1];&quot;=&gt;&quot;;[.$E$1];LEFT([.B97]; [.D97]);[.$E$1];&quot;,&quot;)" office:value-type="string" office:string-value="&quot;140&quot;=&gt;&quot;Patient/Insured health identification number and name do not match.&quot;," calcext:value-type="string">
            <text:p>"140"=&gt;"Patient/Insured health identification number and name do not match.",</text:p>
          </table:table-cell>
        </table:table-row>
        <table:table-row table:style-name="ro6">
          <table:table-cell table:style-name="ce1" office:value-type="float" office:value="142" calcext:value-type="float">
            <text:p>142</text:p>
          </table:table-cell>
          <table:table-cell table:style-name="ce1" office:value-type="string" calcext:value-type="string">
            <text:p>Monthly Medicaid patient liability amount.</text:p>
            <text:p>Start: 06/30/2000 | Last Modified: 09/30/2007</text:p>
          </table:table-cell>
          <table:table-cell table:formula="of:=FIND(&quot;Start&quot;; [.B98]; 1)-2" office:value-type="float" office:value="42" calcext:value-type="float">
            <text:p>42</text:p>
          </table:table-cell>
          <table:table-cell table:style-name="ce6" table:formula="of:=IFERROR(FIND(&quot;Note:&quot;;[.B98];1)-2 ;[.C98])" office:value-type="float" office:value="42" calcext:value-type="float">
            <text:p>42</text:p>
          </table:table-cell>
          <table:table-cell table:formula="of:=CONCATENATE([.$E$1];[.A98];[.$E$1];&quot;=&gt;&quot;;[.$E$1];LEFT([.B98]; [.D98]);[.$E$1];&quot;,&quot;)" office:value-type="string" office:string-value="&quot;142&quot;=&gt;&quot;Monthly Medicaid patient liability amount.&quot;," calcext:value-type="string">
            <text:p>"142"=&gt;"Monthly Medicaid patient liability amount.",</text:p>
          </table:table-cell>
        </table:table-row>
        <table:table-row table:style-name="ro6">
          <table:table-cell table:style-name="ce1" office:value-type="float" office:value="143" calcext:value-type="float">
            <text:p>143</text:p>
          </table:table-cell>
          <table:table-cell table:style-name="ce1" office:value-type="string" calcext:value-type="string">
            <text:p>Portion of payment deferred.</text:p>
            <text:p>Start: 02/28/2001</text:p>
          </table:table-cell>
          <table:table-cell table:formula="of:=FIND(&quot;Start&quot;; [.B99]; 1)-2" office:value-type="float" office:value="28" calcext:value-type="float">
            <text:p>28</text:p>
          </table:table-cell>
          <table:table-cell table:style-name="ce6" table:formula="of:=IFERROR(FIND(&quot;Note:&quot;;[.B99];1)-2 ;[.C99])" office:value-type="float" office:value="28" calcext:value-type="float">
            <text:p>28</text:p>
          </table:table-cell>
          <table:table-cell table:formula="of:=CONCATENATE([.$E$1];[.A99];[.$E$1];&quot;=&gt;&quot;;[.$E$1];LEFT([.B99]; [.D99]);[.$E$1];&quot;,&quot;)" office:value-type="string" office:string-value="&quot;143&quot;=&gt;&quot;Portion of payment deferred.&quot;," calcext:value-type="string">
            <text:p>"143"=&gt;"Portion of payment deferred.",</text:p>
          </table:table-cell>
        </table:table-row>
        <table:table-row table:style-name="ro6">
          <table:table-cell table:style-name="ce1" office:value-type="float" office:value="144" calcext:value-type="float">
            <text:p>144</text:p>
          </table:table-cell>
          <table:table-cell table:style-name="ce1" office:value-type="string" calcext:value-type="string">
            <text:p>Incentive adjustment, e.g. preferred product/service.</text:p>
            <text:p>Start: 06/30/2001</text:p>
          </table:table-cell>
          <table:table-cell table:formula="of:=FIND(&quot;Start&quot;; [.B100]; 1)-2" office:value-type="float" office:value="53" calcext:value-type="float">
            <text:p>53</text:p>
          </table:table-cell>
          <table:table-cell table:style-name="ce6" table:formula="of:=IFERROR(FIND(&quot;Note:&quot;;[.B100];1)-2 ;[.C100])" office:value-type="float" office:value="53" calcext:value-type="float">
            <text:p>53</text:p>
          </table:table-cell>
          <table:table-cell table:formula="of:=CONCATENATE([.$E$1];[.A100];[.$E$1];&quot;=&gt;&quot;;[.$E$1];LEFT([.B100]; [.D100]);[.$E$1];&quot;,&quot;)" office:value-type="string" office:string-value="&quot;144&quot;=&gt;&quot;Incentive adjustment, e.g. preferred product/service.&quot;," calcext:value-type="string">
            <text:p>"144"=&gt;"Incentive adjustment, e.g. preferred product/service.",</text:p>
          </table:table-cell>
        </table:table-row>
        <table:table-row table:style-name="ro6">
          <table:table-cell table:style-name="ce1" office:value-type="float" office:value="146" calcext:value-type="float">
            <text:p>146</text:p>
          </table:table-cell>
          <table:table-cell table:style-name="ce1" office:value-type="string" calcext:value-type="string">
            <text:p>Diagnosis was invalid for the date(s) of service reported.</text:p>
            <text:p>Start: 06/30/2002 | Last Modified: 09/30/2007</text:p>
          </table:table-cell>
          <table:table-cell table:formula="of:=FIND(&quot;Start&quot;; [.B101]; 1)-2" office:value-type="float" office:value="58" calcext:value-type="float">
            <text:p>58</text:p>
          </table:table-cell>
          <table:table-cell table:style-name="ce6" table:formula="of:=IFERROR(FIND(&quot;Note:&quot;;[.B101];1)-2 ;[.C101])" office:value-type="float" office:value="58" calcext:value-type="float">
            <text:p>58</text:p>
          </table:table-cell>
          <table:table-cell table:formula="of:=CONCATENATE([.$E$1];[.A101];[.$E$1];&quot;=&gt;&quot;;[.$E$1];LEFT([.B101]; [.D101]);[.$E$1];&quot;,&quot;)" office:value-type="string" office:string-value="&quot;146&quot;=&gt;&quot;Diagnosis was invalid for the date(s) of service reported.&quot;," calcext:value-type="string">
            <text:p>"146"=&gt;"Diagnosis was invalid for the date(s) of service reported.",</text:p>
          </table:table-cell>
        </table:table-row>
        <table:table-row table:style-name="ro6">
          <table:table-cell table:style-name="ce1" office:value-type="float" office:value="147" calcext:value-type="float">
            <text:p>147</text:p>
          </table:table-cell>
          <table:table-cell table:style-name="ce1" office:value-type="string" calcext:value-type="string">
            <text:p>Provider contracted/negotiated rate expired or not on file.</text:p>
            <text:p>Start: 06/30/2002</text:p>
          </table:table-cell>
          <table:table-cell table:formula="of:=FIND(&quot;Start&quot;; [.B102]; 1)-2" office:value-type="float" office:value="59" calcext:value-type="float">
            <text:p>59</text:p>
          </table:table-cell>
          <table:table-cell table:style-name="ce6" table:formula="of:=IFERROR(FIND(&quot;Note:&quot;;[.B102];1)-2 ;[.C102])" office:value-type="float" office:value="59" calcext:value-type="float">
            <text:p>59</text:p>
          </table:table-cell>
          <table:table-cell table:formula="of:=CONCATENATE([.$E$1];[.A102];[.$E$1];&quot;=&gt;&quot;;[.$E$1];LEFT([.B102]; [.D102]);[.$E$1];&quot;,&quot;)" office:value-type="string" office:string-value="&quot;147&quot;=&gt;&quot;Provider contracted/negotiated rate expired or not on file.&quot;," calcext:value-type="string">
            <text:p>"147"=&gt;"Provider contracted/negotiated rate expired or not on file.",</text:p>
          </table:table-cell>
        </table:table-row>
        <table:table-row table:style-name="ro6">
          <table:table-cell table:style-name="ce1" office:value-type="float" office:value="148" calcext:value-type="float">
            <text:p>148</text:p>
          </table:table-cell>
          <table:table-cell table:style-name="ce1" office:value-type="string" calcext:value-type="string">
            <text:p>Information from another provider was not provided or was insufficient/incomplete. At least one Remark Code must be provided (may be comprised of either the NCPDP Reject Reason Code, or Remittance Advice Remark Code that is not an ALERT.)</text:p>
            <text:p>Start: 06/30/2002 | Last Modified: 09/20/2009</text:p>
          </table:table-cell>
          <table:table-cell table:formula="of:=FIND(&quot;Start&quot;; [.B103]; 1)-2" office:value-type="float" office:value="238" calcext:value-type="float">
            <text:p>238</text:p>
          </table:table-cell>
          <table:table-cell table:style-name="ce6" table:formula="of:=IFERROR(FIND(&quot;Note:&quot;;[.B103];1)-2 ;[.C103])" office:value-type="float" office:value="238" calcext:value-type="float">
            <text:p>238</text:p>
          </table:table-cell>
          <table:table-cell table:formula="of:=CONCATENATE([.$E$1];[.A103];[.$E$1];&quot;=&gt;&quot;;[.$E$1];LEFT([.B103]; [.D103]);[.$E$1];&quot;,&quot;)" office:value-type="string" office:string-value="&quot;148&quot;=&gt;&quot;Information from another provider was not provided or was insufficient/incomplete. At least one Remark Code must be provided (may be comprised of either the NCPDP Reject Reason Code, or Remittance Advice Remark Code that is not an ALERT.)&quot;," calcext:value-type="string">
            <text:p>"148"=&gt;"Information from another provider was not provided or was insufficient/incomplete.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149" calcext:value-type="float">
            <text:p>149</text:p>
          </table:table-cell>
          <table:table-cell table:style-name="ce1" office:value-type="string" calcext:value-type="string">
            <text:p>Lifetime benefit maximum has been reached for this service/benefit category.</text:p>
            <text:p>Start: 10/31/2002</text:p>
          </table:table-cell>
          <table:table-cell table:formula="of:=FIND(&quot;Start&quot;; [.B104]; 1)-2" office:value-type="float" office:value="76" calcext:value-type="float">
            <text:p>76</text:p>
          </table:table-cell>
          <table:table-cell table:style-name="ce6" table:formula="of:=IFERROR(FIND(&quot;Note:&quot;;[.B104];1)-2 ;[.C104])" office:value-type="float" office:value="76" calcext:value-type="float">
            <text:p>76</text:p>
          </table:table-cell>
          <table:table-cell table:formula="of:=CONCATENATE([.$E$1];[.A104];[.$E$1];&quot;=&gt;&quot;;[.$E$1];LEFT([.B104]; [.D104]);[.$E$1];&quot;,&quot;)" office:value-type="string" office:string-value="&quot;149&quot;=&gt;&quot;Lifetime benefit maximum has been reached for this service/benefit category.&quot;," calcext:value-type="string">
            <text:p>"149"=&gt;"Lifetime benefit maximum has been reached for this service/benefit category.",</text:p>
          </table:table-cell>
        </table:table-row>
        <table:table-row table:style-name="ro6">
          <table:table-cell table:style-name="ce1" office:value-type="float" office:value="150" calcext:value-type="float">
            <text:p>150</text:p>
          </table:table-cell>
          <table:table-cell table:style-name="ce1" office:value-type="string" calcext:value-type="string">
            <text:p>Payer deems the information submitted does not support this level of service.</text:p>
            <text:p>Start: 10/31/2002 | Last Modified: 09/30/2007</text:p>
          </table:table-cell>
          <table:table-cell table:formula="of:=FIND(&quot;Start&quot;; [.B105]; 1)-2" office:value-type="float" office:value="77" calcext:value-type="float">
            <text:p>77</text:p>
          </table:table-cell>
          <table:table-cell table:style-name="ce6" table:formula="of:=IFERROR(FIND(&quot;Note:&quot;;[.B105];1)-2 ;[.C105])" office:value-type="float" office:value="77" calcext:value-type="float">
            <text:p>77</text:p>
          </table:table-cell>
          <table:table-cell table:formula="of:=CONCATENATE([.$E$1];[.A105];[.$E$1];&quot;=&gt;&quot;;[.$E$1];LEFT([.B105]; [.D105]);[.$E$1];&quot;,&quot;)" office:value-type="string" office:string-value="&quot;150&quot;=&gt;&quot;Payer deems the information submitted does not support this level of service.&quot;," calcext:value-type="string">
            <text:p>"150"=&gt;"Payer deems the information submitted does not support this level of service.",</text:p>
          </table:table-cell>
        </table:table-row>
        <table:table-row table:style-name="ro6">
          <table:table-cell table:style-name="ce1" office:value-type="float" office:value="151" calcext:value-type="float">
            <text:p>151</text:p>
          </table:table-cell>
          <table:table-cell table:style-name="ce1" office:value-type="string" calcext:value-type="string">
            <text:p>Payment adjusted because the payer deems the information submitted does not support this many/frequency of services.</text:p>
            <text:p>Start: 10/31/2002 | Last Modified: 01/27/2008</text:p>
          </table:table-cell>
          <table:table-cell table:formula="of:=FIND(&quot;Start&quot;; [.B106]; 1)-2" office:value-type="float" office:value="116" calcext:value-type="float">
            <text:p>116</text:p>
          </table:table-cell>
          <table:table-cell table:style-name="ce6" table:formula="of:=IFERROR(FIND(&quot;Note:&quot;;[.B106];1)-2 ;[.C106])" office:value-type="float" office:value="116" calcext:value-type="float">
            <text:p>116</text:p>
          </table:table-cell>
          <table:table-cell table:formula="of:=CONCATENATE([.$E$1];[.A106];[.$E$1];&quot;=&gt;&quot;;[.$E$1];LEFT([.B106]; [.D106]);[.$E$1];&quot;,&quot;)" office:value-type="string" office:string-value="&quot;151&quot;=&gt;&quot;Payment adjusted because the payer deems the information submitted does not support this many/frequency of services.&quot;," calcext:value-type="string">
            <text:p>"151"=&gt;"Payment adjusted because the payer deems the information submitted does not support this many/frequency of services.",</text:p>
          </table:table-cell>
        </table:table-row>
        <table:table-row table:style-name="ro6">
          <table:table-cell table:style-name="ce1" office:value-type="float" office:value="152" calcext:value-type="float">
            <text:p>152</text:p>
          </table:table-cell>
          <table:table-cell table:style-name="ce1" office:value-type="string" calcext:value-type="string">
            <text:p>Payer deems the information submitted does not support this length of service. Note: Refer to the 835 Healthcare Policy Identification Segment (loop 2110 Service Payment Information REF), if present.</text:p>
            <text:p>Start: 10/31/2002 | Last Modified: 09/20/2009</text:p>
          </table:table-cell>
          <table:table-cell table:formula="of:=FIND(&quot;Start&quot;; [.B107]; 1)-2" office:value-type="float" office:value="199" calcext:value-type="float">
            <text:p>199</text:p>
          </table:table-cell>
          <table:table-cell table:style-name="ce6" table:formula="of:=IFERROR(FIND(&quot;Note:&quot;;[.B107];1)-2 ;[.C107])" office:value-type="float" office:value="78" calcext:value-type="float">
            <text:p>78</text:p>
          </table:table-cell>
          <table:table-cell table:formula="of:=CONCATENATE([.$E$1];[.A107];[.$E$1];&quot;=&gt;&quot;;[.$E$1];LEFT([.B107]; [.D107]);[.$E$1];&quot;,&quot;)" office:value-type="string" office:string-value="&quot;152&quot;=&gt;&quot;Payer deems the information submitted does not support this length of service.&quot;," calcext:value-type="string">
            <text:p>"152"=&gt;"Payer deems the information submitted does not support this length of service.",</text:p>
          </table:table-cell>
        </table:table-row>
        <table:table-row table:style-name="ro6">
          <table:table-cell table:style-name="ce1" office:value-type="float" office:value="153" calcext:value-type="float">
            <text:p>153</text:p>
          </table:table-cell>
          <table:table-cell table:style-name="ce1" office:value-type="string" calcext:value-type="string">
            <text:p>Payer deems the information submitted does not support this dosage.</text:p>
            <text:p>Start: 10/31/2002 | Last Modified: 09/30/2007</text:p>
          </table:table-cell>
          <table:table-cell table:formula="of:=FIND(&quot;Start&quot;; [.B108]; 1)-2" office:value-type="float" office:value="67" calcext:value-type="float">
            <text:p>67</text:p>
          </table:table-cell>
          <table:table-cell table:style-name="ce6" table:formula="of:=IFERROR(FIND(&quot;Note:&quot;;[.B108];1)-2 ;[.C108])" office:value-type="float" office:value="67" calcext:value-type="float">
            <text:p>67</text:p>
          </table:table-cell>
          <table:table-cell table:formula="of:=CONCATENATE([.$E$1];[.A108];[.$E$1];&quot;=&gt;&quot;;[.$E$1];LEFT([.B108]; [.D108]);[.$E$1];&quot;,&quot;)" office:value-type="string" office:string-value="&quot;153&quot;=&gt;&quot;Payer deems the information submitted does not support this dosage.&quot;," calcext:value-type="string">
            <text:p>"153"=&gt;"Payer deems the information submitted does not support this dosage.",</text:p>
          </table:table-cell>
        </table:table-row>
        <table:table-row table:style-name="ro6">
          <table:table-cell table:style-name="ce1" office:value-type="float" office:value="154" calcext:value-type="float">
            <text:p>154</text:p>
          </table:table-cell>
          <table:table-cell table:style-name="ce1" office:value-type="string" calcext:value-type="string">
            <text:p>Payer deems the information submitted does not support this day's supply.</text:p>
            <text:p>Start: 10/31/2002 | Last Modified: 09/30/2007</text:p>
          </table:table-cell>
          <table:table-cell table:formula="of:=FIND(&quot;Start&quot;; [.B109]; 1)-2" office:value-type="float" office:value="73" calcext:value-type="float">
            <text:p>73</text:p>
          </table:table-cell>
          <table:table-cell table:style-name="ce6" table:formula="of:=IFERROR(FIND(&quot;Note:&quot;;[.B109];1)-2 ;[.C109])" office:value-type="float" office:value="73" calcext:value-type="float">
            <text:p>73</text:p>
          </table:table-cell>
          <table:table-cell table:formula="of:=CONCATENATE([.$E$1];[.A109];[.$E$1];&quot;=&gt;&quot;;[.$E$1];LEFT([.B109]; [.D109]);[.$E$1];&quot;,&quot;)" office:value-type="string" office:string-value="&quot;154&quot;=&gt;&quot;Payer deems the information submitted does not support this day's supply.&quot;," calcext:value-type="string">
            <text:p>"154"=&gt;"Payer deems the information submitted does not support this day's supply.",</text:p>
          </table:table-cell>
        </table:table-row>
        <table:table-row table:style-name="ro6">
          <table:table-cell table:style-name="ce1" office:value-type="float" office:value="155" calcext:value-type="float">
            <text:p>155</text:p>
          </table:table-cell>
          <table:table-cell table:style-name="ce1" office:value-type="string" calcext:value-type="string">
            <text:p>Patient refused the service/procedure.</text:p>
            <text:p>Start: 06/30/2003 | Last Modified: 09/30/2007</text:p>
          </table:table-cell>
          <table:table-cell table:formula="of:=FIND(&quot;Start&quot;; [.B110]; 1)-2" office:value-type="float" office:value="38" calcext:value-type="float">
            <text:p>38</text:p>
          </table:table-cell>
          <table:table-cell table:style-name="ce6" table:formula="of:=IFERROR(FIND(&quot;Note:&quot;;[.B110];1)-2 ;[.C110])" office:value-type="float" office:value="38" calcext:value-type="float">
            <text:p>38</text:p>
          </table:table-cell>
          <table:table-cell table:formula="of:=CONCATENATE([.$E$1];[.A110];[.$E$1];&quot;=&gt;&quot;;[.$E$1];LEFT([.B110]; [.D110]);[.$E$1];&quot;,&quot;)" office:value-type="string" office:string-value="&quot;155&quot;=&gt;&quot;Patient refused the service/procedure.&quot;," calcext:value-type="string">
            <text:p>"155"=&gt;"Patient refused the service/procedure.",</text:p>
          </table:table-cell>
        </table:table-row>
        <table:table-row table:style-name="ro6">
          <table:table-cell table:style-name="ce1" office:value-type="float" office:value="157" calcext:value-type="float">
            <text:p>157</text:p>
          </table:table-cell>
          <table:table-cell table:style-name="ce1" office:value-type="string" calcext:value-type="string">
            <text:p>Service/procedure was provided as a result of an act of war.</text:p>
            <text:p>Start: 09/30/2003 | Last Modified: 09/30/2007</text:p>
          </table:table-cell>
          <table:table-cell table:formula="of:=FIND(&quot;Start&quot;; [.B111]; 1)-2" office:value-type="float" office:value="60" calcext:value-type="float">
            <text:p>60</text:p>
          </table:table-cell>
          <table:table-cell table:style-name="ce6" table:formula="of:=IFERROR(FIND(&quot;Note:&quot;;[.B111];1)-2 ;[.C111])" office:value-type="float" office:value="60" calcext:value-type="float">
            <text:p>60</text:p>
          </table:table-cell>
          <table:table-cell table:formula="of:=CONCATENATE([.$E$1];[.A111];[.$E$1];&quot;=&gt;&quot;;[.$E$1];LEFT([.B111]; [.D111]);[.$E$1];&quot;,&quot;)" office:value-type="string" office:string-value="&quot;157&quot;=&gt;&quot;Service/procedure was provided as a result of an act of war.&quot;," calcext:value-type="string">
            <text:p>"157"=&gt;"Service/procedure was provided as a result of an act of war.",</text:p>
          </table:table-cell>
        </table:table-row>
        <table:table-row table:style-name="ro6">
          <table:table-cell table:style-name="ce1" office:value-type="float" office:value="158" calcext:value-type="float">
            <text:p>158</text:p>
          </table:table-cell>
          <table:table-cell table:style-name="ce1" office:value-type="string" calcext:value-type="string">
            <text:p>Service/procedure was provided outside of the United States.</text:p>
            <text:p>Start: 09/30/2003 | Last Modified: 09/30/2007</text:p>
          </table:table-cell>
          <table:table-cell table:formula="of:=FIND(&quot;Start&quot;; [.B112]; 1)-2" office:value-type="float" office:value="60" calcext:value-type="float">
            <text:p>60</text:p>
          </table:table-cell>
          <table:table-cell table:style-name="ce6" table:formula="of:=IFERROR(FIND(&quot;Note:&quot;;[.B112];1)-2 ;[.C112])" office:value-type="float" office:value="60" calcext:value-type="float">
            <text:p>60</text:p>
          </table:table-cell>
          <table:table-cell table:formula="of:=CONCATENATE([.$E$1];[.A112];[.$E$1];&quot;=&gt;&quot;;[.$E$1];LEFT([.B112]; [.D112]);[.$E$1];&quot;,&quot;)" office:value-type="string" office:string-value="&quot;158&quot;=&gt;&quot;Service/procedure was provided outside of the United States.&quot;," calcext:value-type="string">
            <text:p>"158"=&gt;"Service/procedure was provided outside of the United States.",</text:p>
          </table:table-cell>
        </table:table-row>
        <table:table-row table:style-name="ro6">
          <table:table-cell table:style-name="ce1" office:value-type="float" office:value="159" calcext:value-type="float">
            <text:p>159</text:p>
          </table:table-cell>
          <table:table-cell table:style-name="ce1" office:value-type="string" calcext:value-type="string">
            <text:p>Service/procedure was provided as a result of terrorism.</text:p>
            <text:p>Start: 09/30/2003 | Last Modified: 09/30/2007</text:p>
          </table:table-cell>
          <table:table-cell table:formula="of:=FIND(&quot;Start&quot;; [.B113]; 1)-2" office:value-type="float" office:value="56" calcext:value-type="float">
            <text:p>56</text:p>
          </table:table-cell>
          <table:table-cell table:style-name="ce6" table:formula="of:=IFERROR(FIND(&quot;Note:&quot;;[.B113];1)-2 ;[.C113])" office:value-type="float" office:value="56" calcext:value-type="float">
            <text:p>56</text:p>
          </table:table-cell>
          <table:table-cell table:formula="of:=CONCATENATE([.$E$1];[.A113];[.$E$1];&quot;=&gt;&quot;;[.$E$1];LEFT([.B113]; [.D113]);[.$E$1];&quot;,&quot;)" office:value-type="string" office:string-value="&quot;159&quot;=&gt;&quot;Service/procedure was provided as a result of terrorism.&quot;," calcext:value-type="string">
            <text:p>"159"=&gt;"Service/procedure was provided as a result of terrorism.",</text:p>
          </table:table-cell>
        </table:table-row>
        <table:table-row table:style-name="ro6">
          <table:table-cell table:style-name="ce1" office:value-type="float" office:value="160" calcext:value-type="float">
            <text:p>160</text:p>
          </table:table-cell>
          <table:table-cell table:style-name="ce1" office:value-type="string" calcext:value-type="string">
            <text:p>Injury/illness was the result of an activity that is a benefit exclusion.</text:p>
            <text:p>Start: 09/30/2003 | Last Modified: 09/30/2007</text:p>
          </table:table-cell>
          <table:table-cell table:formula="of:=FIND(&quot;Start&quot;; [.B114]; 1)-2" office:value-type="float" office:value="73" calcext:value-type="float">
            <text:p>73</text:p>
          </table:table-cell>
          <table:table-cell table:style-name="ce6" table:formula="of:=IFERROR(FIND(&quot;Note:&quot;;[.B114];1)-2 ;[.C114])" office:value-type="float" office:value="73" calcext:value-type="float">
            <text:p>73</text:p>
          </table:table-cell>
          <table:table-cell table:formula="of:=CONCATENATE([.$E$1];[.A114];[.$E$1];&quot;=&gt;&quot;;[.$E$1];LEFT([.B114]; [.D114]);[.$E$1];&quot;,&quot;)" office:value-type="string" office:string-value="&quot;160&quot;=&gt;&quot;Injury/illness was the result of an activity that is a benefit exclusion.&quot;," calcext:value-type="string">
            <text:p>"160"=&gt;"Injury/illness was the result of an activity that is a benefit exclusion.",</text:p>
          </table:table-cell>
        </table:table-row>
        <table:table-row table:style-name="ro6">
          <table:table-cell table:style-name="ce1" office:value-type="float" office:value="161" calcext:value-type="float">
            <text:p>161</text:p>
          </table:table-cell>
          <table:table-cell table:style-name="ce1" office:value-type="string" calcext:value-type="string">
            <text:p>Provider performance bonus</text:p>
            <text:p>Start: 02/29/2004</text:p>
          </table:table-cell>
          <table:table-cell table:formula="of:=FIND(&quot;Start&quot;; [.B115]; 1)-2" office:value-type="float" office:value="26" calcext:value-type="float">
            <text:p>26</text:p>
          </table:table-cell>
          <table:table-cell table:style-name="ce6" table:formula="of:=IFERROR(FIND(&quot;Note:&quot;;[.B115];1)-2 ;[.C115])" office:value-type="float" office:value="26" calcext:value-type="float">
            <text:p>26</text:p>
          </table:table-cell>
          <table:table-cell table:formula="of:=CONCATENATE([.$E$1];[.A115];[.$E$1];&quot;=&gt;&quot;;[.$E$1];LEFT([.B115]; [.D115]);[.$E$1];&quot;,&quot;)" office:value-type="string" office:string-value="&quot;161&quot;=&gt;&quot;Provider performance bonus&quot;," calcext:value-type="string">
            <text:p>"161"=&gt;"Provider performance bonus",</text:p>
          </table:table-cell>
        </table:table-row>
        <table:table-row table:style-name="ro6">
          <table:table-cell table:style-name="ce1" office:value-type="float" office:value="163" calcext:value-type="float">
            <text:p>163</text:p>
          </table:table-cell>
          <table:table-cell table:style-name="ce1" office:value-type="string" calcext:value-type="string">
            <text:p>Attachment/other documentation referenced on the claim was not received.</text:p>
            <text:p>Start: 06/30/2004 | Last Modified: 06/02/2013</text:p>
          </table:table-cell>
          <table:table-cell table:formula="of:=FIND(&quot;Start&quot;; [.B116]; 1)-2" office:value-type="float" office:value="72" calcext:value-type="float">
            <text:p>72</text:p>
          </table:table-cell>
          <table:table-cell table:style-name="ce6" table:formula="of:=IFERROR(FIND(&quot;Note:&quot;;[.B116];1)-2 ;[.C116])" office:value-type="float" office:value="72" calcext:value-type="float">
            <text:p>72</text:p>
          </table:table-cell>
          <table:table-cell table:formula="of:=CONCATENATE([.$E$1];[.A116];[.$E$1];&quot;=&gt;&quot;;[.$E$1];LEFT([.B116]; [.D116]);[.$E$1];&quot;,&quot;)" office:value-type="string" office:string-value="&quot;163&quot;=&gt;&quot;Attachment/other documentation referenced on the claim was not received.&quot;," calcext:value-type="string">
            <text:p>"163"=&gt;"Attachment/other documentation referenced on the claim was not received.",</text:p>
          </table:table-cell>
        </table:table-row>
        <table:table-row table:style-name="ro6">
          <table:table-cell table:style-name="ce1" office:value-type="float" office:value="164" calcext:value-type="float">
            <text:p>164</text:p>
          </table:table-cell>
          <table:table-cell table:style-name="ce1" office:value-type="string" calcext:value-type="string">
            <text:p>Attachment/other documentation referenced on the claim was not received in a timely fashion.</text:p>
            <text:p>Start: 06/30/2004 | Last Modified: 06/02/2013</text:p>
          </table:table-cell>
          <table:table-cell table:formula="of:=FIND(&quot;Start&quot;; [.B117]; 1)-2" office:value-type="float" office:value="92" calcext:value-type="float">
            <text:p>92</text:p>
          </table:table-cell>
          <table:table-cell table:style-name="ce6" table:formula="of:=IFERROR(FIND(&quot;Note:&quot;;[.B117];1)-2 ;[.C117])" office:value-type="float" office:value="92" calcext:value-type="float">
            <text:p>92</text:p>
          </table:table-cell>
          <table:table-cell table:formula="of:=CONCATENATE([.$E$1];[.A117];[.$E$1];&quot;=&gt;&quot;;[.$E$1];LEFT([.B117]; [.D117]);[.$E$1];&quot;,&quot;)" office:value-type="string" office:string-value="&quot;164&quot;=&gt;&quot;Attachment/other documentation referenced on the claim was not received in a timely fashion.&quot;," calcext:value-type="string">
            <text:p>"164"=&gt;"Attachment/other documentation referenced on the claim was not received in a timely fashion.",</text:p>
          </table:table-cell>
        </table:table-row>
        <table:table-row table:style-name="ro6">
          <table:table-cell table:style-name="ce1" office:value-type="float" office:value="165" calcext:value-type="float">
            <text:p>165</text:p>
          </table:table-cell>
          <table:table-cell table:style-name="ce1" office:value-type="string" calcext:value-type="string">
            <text:p>Referral absent or exceeded.</text:p>
            <text:p>Start: 10/31/2004 | Last Modified: 09/30/2007</text:p>
          </table:table-cell>
          <table:table-cell table:formula="of:=FIND(&quot;Start&quot;; [.B118]; 1)-2" office:value-type="float" office:value="28" calcext:value-type="float">
            <text:p>28</text:p>
          </table:table-cell>
          <table:table-cell table:style-name="ce6" table:formula="of:=IFERROR(FIND(&quot;Note:&quot;;[.B118];1)-2 ;[.C118])" office:value-type="float" office:value="28" calcext:value-type="float">
            <text:p>28</text:p>
          </table:table-cell>
          <table:table-cell table:formula="of:=CONCATENATE([.$E$1];[.A118];[.$E$1];&quot;=&gt;&quot;;[.$E$1];LEFT([.B118]; [.D118]);[.$E$1];&quot;,&quot;)" office:value-type="string" office:string-value="&quot;165&quot;=&gt;&quot;Referral absent or exceeded.&quot;," calcext:value-type="string">
            <text:p>"165"=&gt;"Referral absent or exceeded.",</text:p>
          </table:table-cell>
        </table:table-row>
        <table:table-row table:style-name="ro6">
          <table:table-cell table:style-name="ce1" office:value-type="float" office:value="166" calcext:value-type="float">
            <text:p>166</text:p>
          </table:table-cell>
          <table:table-cell table:style-name="ce1" office:value-type="string" calcext:value-type="string">
            <text:p>These services were submitted after this payers responsibility for processing claims under this plan ended.</text:p>
            <text:p>Start: 02/28/2005</text:p>
          </table:table-cell>
          <table:table-cell table:formula="of:=FIND(&quot;Start&quot;; [.B119]; 1)-2" office:value-type="float" office:value="107" calcext:value-type="float">
            <text:p>107</text:p>
          </table:table-cell>
          <table:table-cell table:style-name="ce6" table:formula="of:=IFERROR(FIND(&quot;Note:&quot;;[.B119];1)-2 ;[.C119])" office:value-type="float" office:value="107" calcext:value-type="float">
            <text:p>107</text:p>
          </table:table-cell>
          <table:table-cell table:formula="of:=CONCATENATE([.$E$1];[.A119];[.$E$1];&quot;=&gt;&quot;;[.$E$1];LEFT([.B119]; [.D119]);[.$E$1];&quot;,&quot;)" office:value-type="string" office:string-value="&quot;166&quot;=&gt;&quot;These services were submitted after this payers responsibility for processing claims under this plan ended.&quot;," calcext:value-type="string">
            <text:p>"166"=&gt;"These services were submitted after this payers responsibility for processing claims under this plan ended.",</text:p>
          </table:table-cell>
        </table:table-row>
        <table:table-row table:style-name="ro6">
          <table:table-cell table:style-name="ce1" office:value-type="float" office:value="167" calcext:value-type="float">
            <text:p>167</text:p>
          </table:table-cell>
          <table:table-cell table:style-name="ce1" office:value-type="string" calcext:value-type="string">
            <text:p>This (these) diagnosis(es) is (are) not covered. Note: Refer to the 835 Healthcare Policy Identification Segment (loop 2110 Service Payment Information REF), if present.</text:p>
            <text:p>Start: 06/30/2005 | Last Modified: 09/20/2009</text:p>
          </table:table-cell>
          <table:table-cell table:formula="of:=FIND(&quot;Start&quot;; [.B120]; 1)-2" office:value-type="float" office:value="169" calcext:value-type="float">
            <text:p>169</text:p>
          </table:table-cell>
          <table:table-cell table:style-name="ce6" table:formula="of:=IFERROR(FIND(&quot;Note:&quot;;[.B120];1)-2 ;[.C120])" office:value-type="float" office:value="48" calcext:value-type="float">
            <text:p>48</text:p>
          </table:table-cell>
          <table:table-cell table:formula="of:=CONCATENATE([.$E$1];[.A120];[.$E$1];&quot;=&gt;&quot;;[.$E$1];LEFT([.B120]; [.D120]);[.$E$1];&quot;,&quot;)" office:value-type="string" office:string-value="&quot;167&quot;=&gt;&quot;This (these) diagnosis(es) is (are) not covered.&quot;," calcext:value-type="string">
            <text:p>"167"=&gt;"This (these) diagnosis(es) is (are) not covered.",</text:p>
          </table:table-cell>
        </table:table-row>
        <table:table-row table:style-name="ro6">
          <table:table-cell table:style-name="ce1" office:value-type="float" office:value="168" calcext:value-type="float">
            <text:p>168</text:p>
          </table:table-cell>
          <table:table-cell table:style-name="ce1" office:value-type="string" calcext:value-type="string">
            <text:p>Service(s) have been considered under the patient's medical plan. Benefits are not available under this dental plan.</text:p>
            <text:p>Start: 06/30/2005 | Last Modified: 09/30/2007</text:p>
          </table:table-cell>
          <table:table-cell table:formula="of:=FIND(&quot;Start&quot;; [.B121]; 1)-2" office:value-type="float" office:value="116" calcext:value-type="float">
            <text:p>116</text:p>
          </table:table-cell>
          <table:table-cell table:style-name="ce6" table:formula="of:=IFERROR(FIND(&quot;Note:&quot;;[.B121];1)-2 ;[.C121])" office:value-type="float" office:value="116" calcext:value-type="float">
            <text:p>116</text:p>
          </table:table-cell>
          <table:table-cell table:formula="of:=CONCATENATE([.$E$1];[.A121];[.$E$1];&quot;=&gt;&quot;;[.$E$1];LEFT([.B121]; [.D121]);[.$E$1];&quot;,&quot;)" office:value-type="string" office:string-value="&quot;168&quot;=&gt;&quot;Service(s) have been considered under the patient's medical plan. Benefits are not available under this dental plan.&quot;," calcext:value-type="string">
            <text:p>"168"=&gt;"Service(s) have been considered under the patient's medical plan. Benefits are not available under this dental plan.",</text:p>
          </table:table-cell>
        </table:table-row>
        <table:table-row table:style-name="ro6">
          <table:table-cell table:style-name="ce1" office:value-type="float" office:value="169" calcext:value-type="float">
            <text:p>169</text:p>
          </table:table-cell>
          <table:table-cell table:style-name="ce1" office:value-type="string" calcext:value-type="string">
            <text:p>Alternate benefit has been provided.</text:p>
            <text:p>Start: 06/30/2005 | Last Modified: 09/30/2007</text:p>
          </table:table-cell>
          <table:table-cell table:formula="of:=FIND(&quot;Start&quot;; [.B122]; 1)-2" office:value-type="float" office:value="36" calcext:value-type="float">
            <text:p>36</text:p>
          </table:table-cell>
          <table:table-cell table:style-name="ce6" table:formula="of:=IFERROR(FIND(&quot;Note:&quot;;[.B122];1)-2 ;[.C122])" office:value-type="float" office:value="36" calcext:value-type="float">
            <text:p>36</text:p>
          </table:table-cell>
          <table:table-cell table:formula="of:=CONCATENATE([.$E$1];[.A122];[.$E$1];&quot;=&gt;&quot;;[.$E$1];LEFT([.B122]; [.D122]);[.$E$1];&quot;,&quot;)" office:value-type="string" office:string-value="&quot;169&quot;=&gt;&quot;Alternate benefit has been provided.&quot;," calcext:value-type="string">
            <text:p>"169"=&gt;"Alternate benefit has been provided.",</text:p>
          </table:table-cell>
        </table:table-row>
        <table:table-row table:style-name="ro6">
          <table:table-cell table:style-name="ce1" office:value-type="float" office:value="170" calcext:value-type="float">
            <text:p>170</text:p>
          </table:table-cell>
          <table:table-cell table:style-name="ce1" office:value-type="string" calcext:value-type="string">
            <text:p>Payment is denied when performed/billed by this type of provider. Note: Refer to the 835 Healthcare Policy Identification Segment (loop 2110 Service Payment Information REF), if present.</text:p>
            <text:p>Start: 06/30/2005 | Last Modified: 09/20/2009</text:p>
          </table:table-cell>
          <table:table-cell table:formula="of:=FIND(&quot;Start&quot;; [.B123]; 1)-2" office:value-type="float" office:value="186" calcext:value-type="float">
            <text:p>186</text:p>
          </table:table-cell>
          <table:table-cell table:style-name="ce6" table:formula="of:=IFERROR(FIND(&quot;Note:&quot;;[.B123];1)-2 ;[.C123])" office:value-type="float" office:value="65" calcext:value-type="float">
            <text:p>65</text:p>
          </table:table-cell>
          <table:table-cell table:formula="of:=CONCATENATE([.$E$1];[.A123];[.$E$1];&quot;=&gt;&quot;;[.$E$1];LEFT([.B123]; [.D123]);[.$E$1];&quot;,&quot;)" office:value-type="string" office:string-value="&quot;170&quot;=&gt;&quot;Payment is denied when performed/billed by this type of provider.&quot;," calcext:value-type="string">
            <text:p>"170"=&gt;"Payment is denied when performed/billed by this type of provider.",</text:p>
          </table:table-cell>
        </table:table-row>
        <table:table-row table:style-name="ro6">
          <table:table-cell table:style-name="ce1" office:value-type="float" office:value="171" calcext:value-type="float">
            <text:p>171</text:p>
          </table:table-cell>
          <table:table-cell table:style-name="ce1" office:value-type="string" calcext:value-type="string">
            <text:p>Payment is denied when performed/billed by this type of provider in this type of facility. Note: Refer to the 835 Healthcare Policy Identification Segment (loop 2110 Service Payment Information REF), if present.</text:p>
            <text:p>Start: 06/30/2005 | Last Modified: 09/20/2009</text:p>
          </table:table-cell>
          <table:table-cell table:formula="of:=FIND(&quot;Start&quot;; [.B124]; 1)-2" office:value-type="float" office:value="211" calcext:value-type="float">
            <text:p>211</text:p>
          </table:table-cell>
          <table:table-cell table:style-name="ce6" table:formula="of:=IFERROR(FIND(&quot;Note:&quot;;[.B124];1)-2 ;[.C124])" office:value-type="float" office:value="90" calcext:value-type="float">
            <text:p>90</text:p>
          </table:table-cell>
          <table:table-cell table:formula="of:=CONCATENATE([.$E$1];[.A124];[.$E$1];&quot;=&gt;&quot;;[.$E$1];LEFT([.B124]; [.D124]);[.$E$1];&quot;,&quot;)" office:value-type="string" office:string-value="&quot;171&quot;=&gt;&quot;Payment is denied when performed/billed by this type of provider in this type of facility.&quot;," calcext:value-type="string">
            <text:p>"171"=&gt;"Payment is denied when performed/billed by this type of provider in this type of facility.",</text:p>
          </table:table-cell>
        </table:table-row>
        <table:table-row table:style-name="ro6">
          <table:table-cell table:style-name="ce1" office:value-type="float" office:value="172" calcext:value-type="float">
            <text:p>172</text:p>
          </table:table-cell>
          <table:table-cell table:style-name="ce1" office:value-type="string" calcext:value-type="string">
            <text:p>Payment is adjusted when performed/billed by a provider of this specialty. Note: Refer to the 835 Healthcare Policy Identification Segment (loop 2110 Service Payment Information REF), if present.</text:p>
            <text:p>Start: 06/30/2005 | Last Modified: 09/20/2009</text:p>
          </table:table-cell>
          <table:table-cell table:formula="of:=FIND(&quot;Start&quot;; [.B125]; 1)-2" office:value-type="float" office:value="195" calcext:value-type="float">
            <text:p>195</text:p>
          </table:table-cell>
          <table:table-cell table:style-name="ce6" table:formula="of:=IFERROR(FIND(&quot;Note:&quot;;[.B125];1)-2 ;[.C125])" office:value-type="float" office:value="74" calcext:value-type="float">
            <text:p>74</text:p>
          </table:table-cell>
          <table:table-cell table:formula="of:=CONCATENATE([.$E$1];[.A125];[.$E$1];&quot;=&gt;&quot;;[.$E$1];LEFT([.B125]; [.D125]);[.$E$1];&quot;,&quot;)" office:value-type="string" office:string-value="&quot;172&quot;=&gt;&quot;Payment is adjusted when performed/billed by a provider of this specialty.&quot;," calcext:value-type="string">
            <text:p>"172"=&gt;"Payment is adjusted when performed/billed by a provider of this specialty.",</text:p>
          </table:table-cell>
        </table:table-row>
        <table:table-row table:style-name="ro6">
          <table:table-cell table:style-name="ce1" office:value-type="float" office:value="173" calcext:value-type="float">
            <text:p>173</text:p>
          </table:table-cell>
          <table:table-cell table:style-name="ce1" office:value-type="string" calcext:value-type="string">
            <text:p>Service/equipment was not prescribed by a physician.</text:p>
            <text:p>Start: 06/30/2005 | Last Modified: 07/01/2013</text:p>
          </table:table-cell>
          <table:table-cell table:formula="of:=FIND(&quot;Start&quot;; [.B126]; 1)-2" office:value-type="float" office:value="52" calcext:value-type="float">
            <text:p>52</text:p>
          </table:table-cell>
          <table:table-cell table:style-name="ce6" table:formula="of:=IFERROR(FIND(&quot;Note:&quot;;[.B126];1)-2 ;[.C126])" office:value-type="float" office:value="52" calcext:value-type="float">
            <text:p>52</text:p>
          </table:table-cell>
          <table:table-cell table:formula="of:=CONCATENATE([.$E$1];[.A126];[.$E$1];&quot;=&gt;&quot;;[.$E$1];LEFT([.B126]; [.D126]);[.$E$1];&quot;,&quot;)" office:value-type="string" office:string-value="&quot;173&quot;=&gt;&quot;Service/equipment was not prescribed by a physician.&quot;," calcext:value-type="string">
            <text:p>"173"=&gt;"Service/equipment was not prescribed by a physician.",</text:p>
          </table:table-cell>
        </table:table-row>
        <table:table-row table:style-name="ro6">
          <table:table-cell table:style-name="ce1" office:value-type="float" office:value="174" calcext:value-type="float">
            <text:p>174</text:p>
          </table:table-cell>
          <table:table-cell table:style-name="ce1" office:value-type="string" calcext:value-type="string">
            <text:p>Service was not prescribed prior to delivery.</text:p>
            <text:p>Start: 06/30/2005 | Last Modified: 09/30/2007</text:p>
          </table:table-cell>
          <table:table-cell table:formula="of:=FIND(&quot;Start&quot;; [.B127]; 1)-2" office:value-type="float" office:value="45" calcext:value-type="float">
            <text:p>45</text:p>
          </table:table-cell>
          <table:table-cell table:style-name="ce6" table:formula="of:=IFERROR(FIND(&quot;Note:&quot;;[.B127];1)-2 ;[.C127])" office:value-type="float" office:value="45" calcext:value-type="float">
            <text:p>45</text:p>
          </table:table-cell>
          <table:table-cell table:formula="of:=CONCATENATE([.$E$1];[.A127];[.$E$1];&quot;=&gt;&quot;;[.$E$1];LEFT([.B127]; [.D127]);[.$E$1];&quot;,&quot;)" office:value-type="string" office:string-value="&quot;174&quot;=&gt;&quot;Service was not prescribed prior to delivery.&quot;," calcext:value-type="string">
            <text:p>"174"=&gt;"Service was not prescribed prior to delivery.",</text:p>
          </table:table-cell>
        </table:table-row>
        <table:table-row table:style-name="ro6">
          <table:table-cell table:style-name="ce1" office:value-type="float" office:value="175" calcext:value-type="float">
            <text:p>175</text:p>
          </table:table-cell>
          <table:table-cell table:style-name="ce1" office:value-type="string" calcext:value-type="string">
            <text:p>Prescription is incomplete.</text:p>
            <text:p>Start: 06/30/2005 | Last Modified: 09/30/2007</text:p>
          </table:table-cell>
          <table:table-cell table:formula="of:=FIND(&quot;Start&quot;; [.B128]; 1)-2" office:value-type="float" office:value="27" calcext:value-type="float">
            <text:p>27</text:p>
          </table:table-cell>
          <table:table-cell table:style-name="ce6" table:formula="of:=IFERROR(FIND(&quot;Note:&quot;;[.B128];1)-2 ;[.C128])" office:value-type="float" office:value="27" calcext:value-type="float">
            <text:p>27</text:p>
          </table:table-cell>
          <table:table-cell table:formula="of:=CONCATENATE([.$E$1];[.A128];[.$E$1];&quot;=&gt;&quot;;[.$E$1];LEFT([.B128]; [.D128]);[.$E$1];&quot;,&quot;)" office:value-type="string" office:string-value="&quot;175&quot;=&gt;&quot;Prescription is incomplete.&quot;," calcext:value-type="string">
            <text:p>"175"=&gt;"Prescription is incomplete.",</text:p>
          </table:table-cell>
        </table:table-row>
        <table:table-row table:style-name="ro6">
          <table:table-cell table:style-name="ce1" office:value-type="float" office:value="176" calcext:value-type="float">
            <text:p>176</text:p>
          </table:table-cell>
          <table:table-cell table:style-name="ce1" office:value-type="string" calcext:value-type="string">
            <text:p>Prescription is not current.</text:p>
            <text:p>Start: 06/30/2005 | Last Modified: 09/30/2007</text:p>
          </table:table-cell>
          <table:table-cell table:formula="of:=FIND(&quot;Start&quot;; [.B129]; 1)-2" office:value-type="float" office:value="28" calcext:value-type="float">
            <text:p>28</text:p>
          </table:table-cell>
          <table:table-cell table:style-name="ce6" table:formula="of:=IFERROR(FIND(&quot;Note:&quot;;[.B129];1)-2 ;[.C129])" office:value-type="float" office:value="28" calcext:value-type="float">
            <text:p>28</text:p>
          </table:table-cell>
          <table:table-cell table:formula="of:=CONCATENATE([.$E$1];[.A129];[.$E$1];&quot;=&gt;&quot;;[.$E$1];LEFT([.B129]; [.D129]);[.$E$1];&quot;,&quot;)" office:value-type="string" office:string-value="&quot;176&quot;=&gt;&quot;Prescription is not current.&quot;," calcext:value-type="string">
            <text:p>"176"=&gt;"Prescription is not current.",</text:p>
          </table:table-cell>
        </table:table-row>
        <table:table-row table:style-name="ro6">
          <table:table-cell table:style-name="ce1" office:value-type="float" office:value="177" calcext:value-type="float">
            <text:p>177</text:p>
          </table:table-cell>
          <table:table-cell table:style-name="ce1" office:value-type="string" calcext:value-type="string">
            <text:p>Patient has not met the required eligibility requirements.</text:p>
            <text:p>Start: 06/30/2005 | Last Modified: 09/30/2007</text:p>
          </table:table-cell>
          <table:table-cell table:formula="of:=FIND(&quot;Start&quot;; [.B130]; 1)-2" office:value-type="float" office:value="58" calcext:value-type="float">
            <text:p>58</text:p>
          </table:table-cell>
          <table:table-cell table:style-name="ce6" table:formula="of:=IFERROR(FIND(&quot;Note:&quot;;[.B130];1)-2 ;[.C130])" office:value-type="float" office:value="58" calcext:value-type="float">
            <text:p>58</text:p>
          </table:table-cell>
          <table:table-cell table:formula="of:=CONCATENATE([.$E$1];[.A130];[.$E$1];&quot;=&gt;&quot;;[.$E$1];LEFT([.B130]; [.D130]);[.$E$1];&quot;,&quot;)" office:value-type="string" office:string-value="&quot;177&quot;=&gt;&quot;Patient has not met the required eligibility requirements.&quot;," calcext:value-type="string">
            <text:p>"177"=&gt;"Patient has not met the required eligibility requirements.",</text:p>
          </table:table-cell>
        </table:table-row>
        <table:table-row table:style-name="ro6">
          <table:table-cell table:style-name="ce1" office:value-type="float" office:value="178" calcext:value-type="float">
            <text:p>178</text:p>
          </table:table-cell>
          <table:table-cell table:style-name="ce1" office:value-type="string" calcext:value-type="string">
            <text:p>Patient has not met the required spend down requirements.</text:p>
            <text:p>Start: 06/30/2005 | Last Modified: 09/30/2007</text:p>
          </table:table-cell>
          <table:table-cell table:formula="of:=FIND(&quot;Start&quot;; [.B131]; 1)-2" office:value-type="float" office:value="57" calcext:value-type="float">
            <text:p>57</text:p>
          </table:table-cell>
          <table:table-cell table:style-name="ce6" table:formula="of:=IFERROR(FIND(&quot;Note:&quot;;[.B131];1)-2 ;[.C131])" office:value-type="float" office:value="57" calcext:value-type="float">
            <text:p>57</text:p>
          </table:table-cell>
          <table:table-cell table:formula="of:=CONCATENATE([.$E$1];[.A131];[.$E$1];&quot;=&gt;&quot;;[.$E$1];LEFT([.B131]; [.D131]);[.$E$1];&quot;,&quot;)" office:value-type="string" office:string-value="&quot;178&quot;=&gt;&quot;Patient has not met the required spend down requirements.&quot;," calcext:value-type="string">
            <text:p>"178"=&gt;"Patient has not met the required spend down requirements.",</text:p>
          </table:table-cell>
        </table:table-row>
        <table:table-row table:style-name="ro6">
          <table:table-cell table:style-name="ce1" office:value-type="float" office:value="179" calcext:value-type="float">
            <text:p>179</text:p>
          </table:table-cell>
          <table:table-cell table:style-name="ce1" office:value-type="string" calcext:value-type="string">
            <text:p>Patient has not met the required waiting requirements. Note: Refer to the 835 Healthcare Policy Identification Segment (loop 2110 Service Payment Information REF), if present.</text:p>
            <text:p>Start: 06/30/2005 | Last Modified: 09/20/2009</text:p>
          </table:table-cell>
          <table:table-cell table:formula="of:=FIND(&quot;Start&quot;; [.B132]; 1)-2" office:value-type="float" office:value="175" calcext:value-type="float">
            <text:p>175</text:p>
          </table:table-cell>
          <table:table-cell table:style-name="ce6" table:formula="of:=IFERROR(FIND(&quot;Note:&quot;;[.B132];1)-2 ;[.C132])" office:value-type="float" office:value="54" calcext:value-type="float">
            <text:p>54</text:p>
          </table:table-cell>
          <table:table-cell table:formula="of:=CONCATENATE([.$E$1];[.A132];[.$E$1];&quot;=&gt;&quot;;[.$E$1];LEFT([.B132]; [.D132]);[.$E$1];&quot;,&quot;)" office:value-type="string" office:string-value="&quot;179&quot;=&gt;&quot;Patient has not met the required waiting requirements.&quot;," calcext:value-type="string">
            <text:p>"179"=&gt;"Patient has not met the required waiting requirements.",</text:p>
          </table:table-cell>
        </table:table-row>
        <table:table-row table:style-name="ro6">
          <table:table-cell table:style-name="ce1" office:value-type="float" office:value="180" calcext:value-type="float">
            <text:p>180</text:p>
          </table:table-cell>
          <table:table-cell table:style-name="ce1" office:value-type="string" calcext:value-type="string">
            <text:p>Patient has not met the required residency requirements.</text:p>
            <text:p>Start: 06/30/2005 | Last Modified: 09/30/2007</text:p>
          </table:table-cell>
          <table:table-cell table:formula="of:=FIND(&quot;Start&quot;; [.B133]; 1)-2" office:value-type="float" office:value="56" calcext:value-type="float">
            <text:p>56</text:p>
          </table:table-cell>
          <table:table-cell table:style-name="ce6" table:formula="of:=IFERROR(FIND(&quot;Note:&quot;;[.B133];1)-2 ;[.C133])" office:value-type="float" office:value="56" calcext:value-type="float">
            <text:p>56</text:p>
          </table:table-cell>
          <table:table-cell table:formula="of:=CONCATENATE([.$E$1];[.A133];[.$E$1];&quot;=&gt;&quot;;[.$E$1];LEFT([.B133]; [.D133]);[.$E$1];&quot;,&quot;)" office:value-type="string" office:string-value="&quot;180&quot;=&gt;&quot;Patient has not met the required residency requirements.&quot;," calcext:value-type="string">
            <text:p>"180"=&gt;"Patient has not met the required residency requirements.",</text:p>
          </table:table-cell>
        </table:table-row>
        <table:table-row table:style-name="ro6">
          <table:table-cell table:style-name="ce1" office:value-type="float" office:value="181" calcext:value-type="float">
            <text:p>181</text:p>
          </table:table-cell>
          <table:table-cell table:style-name="ce1" office:value-type="string" calcext:value-type="string">
            <text:p>Procedure code was invalid on the date of service.</text:p>
            <text:p>Start: 06/30/2005 | Last Modified: 09/30/2007</text:p>
          </table:table-cell>
          <table:table-cell table:formula="of:=FIND(&quot;Start&quot;; [.B134]; 1)-2" office:value-type="float" office:value="50" calcext:value-type="float">
            <text:p>50</text:p>
          </table:table-cell>
          <table:table-cell table:style-name="ce6" table:formula="of:=IFERROR(FIND(&quot;Note:&quot;;[.B134];1)-2 ;[.C134])" office:value-type="float" office:value="50" calcext:value-type="float">
            <text:p>50</text:p>
          </table:table-cell>
          <table:table-cell table:formula="of:=CONCATENATE([.$E$1];[.A134];[.$E$1];&quot;=&gt;&quot;;[.$E$1];LEFT([.B134]; [.D134]);[.$E$1];&quot;,&quot;)" office:value-type="string" office:string-value="&quot;181&quot;=&gt;&quot;Procedure code was invalid on the date of service.&quot;," calcext:value-type="string">
            <text:p>"181"=&gt;"Procedure code was invalid on the date of service.",</text:p>
          </table:table-cell>
        </table:table-row>
        <table:table-row table:style-name="ro6">
          <table:table-cell table:style-name="ce1" office:value-type="float" office:value="182" calcext:value-type="float">
            <text:p>182</text:p>
          </table:table-cell>
          <table:table-cell table:style-name="ce1" office:value-type="string" calcext:value-type="string">
            <text:p>Procedure modifier was invalid on the date of service.</text:p>
            <text:p>Start: 06/30/2005 | Last Modified: 09/30/2007</text:p>
          </table:table-cell>
          <table:table-cell table:formula="of:=FIND(&quot;Start&quot;; [.B135]; 1)-2" office:value-type="float" office:value="54" calcext:value-type="float">
            <text:p>54</text:p>
          </table:table-cell>
          <table:table-cell table:style-name="ce6" table:formula="of:=IFERROR(FIND(&quot;Note:&quot;;[.B135];1)-2 ;[.C135])" office:value-type="float" office:value="54" calcext:value-type="float">
            <text:p>54</text:p>
          </table:table-cell>
          <table:table-cell table:formula="of:=CONCATENATE([.$E$1];[.A135];[.$E$1];&quot;=&gt;&quot;;[.$E$1];LEFT([.B135]; [.D135]);[.$E$1];&quot;,&quot;)" office:value-type="string" office:string-value="&quot;182&quot;=&gt;&quot;Procedure modifier was invalid on the date of service.&quot;," calcext:value-type="string">
            <text:p>"182"=&gt;"Procedure modifier was invalid on the date of service.",</text:p>
          </table:table-cell>
        </table:table-row>
        <table:table-row table:style-name="ro6">
          <table:table-cell table:style-name="ce1" office:value-type="float" office:value="183" calcext:value-type="float">
            <text:p>183</text:p>
          </table:table-cell>
          <table:table-cell table:style-name="ce1" office:value-type="string" calcext:value-type="string">
            <text:p>The referring provider is not eligible to refer the service billed. Note: Refer to the 835 Healthcare Policy Identification Segment (loop 2110 Service Payment Information REF), if present.</text:p>
            <text:p>Start: 06/30/2005 | Last Modified: 09/20/2009</text:p>
          </table:table-cell>
          <table:table-cell table:formula="of:=FIND(&quot;Start&quot;; [.B136]; 1)-2" office:value-type="float" office:value="188" calcext:value-type="float">
            <text:p>188</text:p>
          </table:table-cell>
          <table:table-cell table:style-name="ce6" table:formula="of:=IFERROR(FIND(&quot;Note:&quot;;[.B136];1)-2 ;[.C136])" office:value-type="float" office:value="67" calcext:value-type="float">
            <text:p>67</text:p>
          </table:table-cell>
          <table:table-cell table:formula="of:=CONCATENATE([.$E$1];[.A136];[.$E$1];&quot;=&gt;&quot;;[.$E$1];LEFT([.B136]; [.D136]);[.$E$1];&quot;,&quot;)" office:value-type="string" office:string-value="&quot;183&quot;=&gt;&quot;The referring provider is not eligible to refer the service billed.&quot;," calcext:value-type="string">
            <text:p>"183"=&gt;"The referring provider is not eligible to refer the service billed.",</text:p>
          </table:table-cell>
        </table:table-row>
        <table:table-row table:style-name="ro6">
          <table:table-cell table:style-name="ce1" office:value-type="float" office:value="184" calcext:value-type="float">
            <text:p>184</text:p>
          </table:table-cell>
          <table:table-cell table:style-name="ce1" office:value-type="string" calcext:value-type="string">
            <text:p>The prescribing/ordering provider is not eligible to prescribe/order the service billed. Note: Refer to the 835 Healthcare Policy Identification Segment (loop 2110 Service Payment Information REF), if present.</text:p>
            <text:p>Start: 06/30/2005 | Last Modified: 09/20/2009</text:p>
          </table:table-cell>
          <table:table-cell table:formula="of:=FIND(&quot;Start&quot;; [.B137]; 1)-2" office:value-type="float" office:value="209" calcext:value-type="float">
            <text:p>209</text:p>
          </table:table-cell>
          <table:table-cell table:style-name="ce6" table:formula="of:=IFERROR(FIND(&quot;Note:&quot;;[.B137];1)-2 ;[.C137])" office:value-type="float" office:value="88" calcext:value-type="float">
            <text:p>88</text:p>
          </table:table-cell>
          <table:table-cell table:formula="of:=CONCATENATE([.$E$1];[.A137];[.$E$1];&quot;=&gt;&quot;;[.$E$1];LEFT([.B137]; [.D137]);[.$E$1];&quot;,&quot;)" office:value-type="string" office:string-value="&quot;184&quot;=&gt;&quot;The prescribing/ordering provider is not eligible to prescribe/order the service billed.&quot;," calcext:value-type="string">
            <text:p>"184"=&gt;"The prescribing/ordering provider is not eligible to prescribe/order the service billed.",</text:p>
          </table:table-cell>
        </table:table-row>
        <table:table-row table:style-name="ro6">
          <table:table-cell table:style-name="ce1" office:value-type="float" office:value="185" calcext:value-type="float">
            <text:p>185</text:p>
          </table:table-cell>
          <table:table-cell table:style-name="ce1" office:value-type="string" calcext:value-type="string">
            <text:p>The rendering provider is not eligible to perform the service billed. Note: Refer to the 835 Healthcare Policy Identification Segment (loop 2110 Service Payment Information REF), if present.</text:p>
            <text:p>Start: 06/30/2005 | Last Modified: 09/20/2009</text:p>
          </table:table-cell>
          <table:table-cell table:formula="of:=FIND(&quot;Start&quot;; [.B138]; 1)-2" office:value-type="float" office:value="190" calcext:value-type="float">
            <text:p>190</text:p>
          </table:table-cell>
          <table:table-cell table:style-name="ce6" table:formula="of:=IFERROR(FIND(&quot;Note:&quot;;[.B138];1)-2 ;[.C138])" office:value-type="float" office:value="69" calcext:value-type="float">
            <text:p>69</text:p>
          </table:table-cell>
          <table:table-cell table:formula="of:=CONCATENATE([.$E$1];[.A138];[.$E$1];&quot;=&gt;&quot;;[.$E$1];LEFT([.B138]; [.D138]);[.$E$1];&quot;,&quot;)" office:value-type="string" office:string-value="&quot;185&quot;=&gt;&quot;The rendering provider is not eligible to perform the service billed.&quot;," calcext:value-type="string">
            <text:p>"185"=&gt;"The rendering provider is not eligible to perform the service billed.",</text:p>
          </table:table-cell>
        </table:table-row>
        <table:table-row table:style-name="ro6">
          <table:table-cell table:style-name="ce1" office:value-type="float" office:value="186" calcext:value-type="float">
            <text:p>186</text:p>
          </table:table-cell>
          <table:table-cell table:style-name="ce1" office:value-type="string" calcext:value-type="string">
            <text:p>Level of care change adjustment.</text:p>
            <text:p>Start: 06/30/2005 | Last Modified: 09/30/2007</text:p>
          </table:table-cell>
          <table:table-cell table:formula="of:=FIND(&quot;Start&quot;; [.B139]; 1)-2" office:value-type="float" office:value="32" calcext:value-type="float">
            <text:p>32</text:p>
          </table:table-cell>
          <table:table-cell table:style-name="ce6" table:formula="of:=IFERROR(FIND(&quot;Note:&quot;;[.B139];1)-2 ;[.C139])" office:value-type="float" office:value="32" calcext:value-type="float">
            <text:p>32</text:p>
          </table:table-cell>
          <table:table-cell table:formula="of:=CONCATENATE([.$E$1];[.A139];[.$E$1];&quot;=&gt;&quot;;[.$E$1];LEFT([.B139]; [.D139]);[.$E$1];&quot;,&quot;)" office:value-type="string" office:string-value="&quot;186&quot;=&gt;&quot;Level of care change adjustment.&quot;," calcext:value-type="string">
            <text:p>"186"=&gt;"Level of care change adjustment.",</text:p>
          </table:table-cell>
        </table:table-row>
        <table:table-row table:style-name="ro6">
          <table:table-cell table:style-name="ce1" office:value-type="float" office:value="187" calcext:value-type="float">
            <text:p>187</text:p>
          </table:table-cell>
          <table:table-cell table:style-name="ce1" office:value-type="string" calcext:value-type="string">
            <text:p>Consumer Spending Account payments (includes but is not limited to Flexible Spending Account, Health Savings Account, Health Reimbursement Account, etc.)</text:p>
            <text:p>Start: 06/30/2005 | Last Modified: 01/25/2009</text:p>
          </table:table-cell>
          <table:table-cell table:formula="of:=FIND(&quot;Start&quot;; [.B140]; 1)-2" office:value-type="float" office:value="153" calcext:value-type="float">
            <text:p>153</text:p>
          </table:table-cell>
          <table:table-cell table:style-name="ce6" table:formula="of:=IFERROR(FIND(&quot;Note:&quot;;[.B140];1)-2 ;[.C140])" office:value-type="float" office:value="153" calcext:value-type="float">
            <text:p>153</text:p>
          </table:table-cell>
          <table:table-cell table:formula="of:=CONCATENATE([.$E$1];[.A140];[.$E$1];&quot;=&gt;&quot;;[.$E$1];LEFT([.B140]; [.D140]);[.$E$1];&quot;,&quot;)" office:value-type="string" office:string-value="&quot;187&quot;=&gt;&quot;Consumer Spending Account payments (includes but is not limited to Flexible Spending Account, Health Savings Account, Health Reimbursement Account, etc.)&quot;," calcext:value-type="string">
            <text:p>"187"=&gt;"Consumer Spending Account payments (includes but is not limited to Flexible Spending Account, Health Savings Account, Health Reimbursement Account, etc.)",</text:p>
          </table:table-cell>
        </table:table-row>
        <table:table-row table:style-name="ro6">
          <table:table-cell table:style-name="ce1" office:value-type="float" office:value="188" calcext:value-type="float">
            <text:p>188</text:p>
          </table:table-cell>
          <table:table-cell table:style-name="ce1" office:value-type="string" calcext:value-type="string">
            <text:p>This product/procedure is only covered when used according to FDA recommendations.</text:p>
            <text:p>Start: 06/30/2005</text:p>
          </table:table-cell>
          <table:table-cell table:formula="of:=FIND(&quot;Start&quot;; [.B141]; 1)-2" office:value-type="float" office:value="82" calcext:value-type="float">
            <text:p>82</text:p>
          </table:table-cell>
          <table:table-cell table:style-name="ce6" table:formula="of:=IFERROR(FIND(&quot;Note:&quot;;[.B141];1)-2 ;[.C141])" office:value-type="float" office:value="82" calcext:value-type="float">
            <text:p>82</text:p>
          </table:table-cell>
          <table:table-cell table:formula="of:=CONCATENATE([.$E$1];[.A141];[.$E$1];&quot;=&gt;&quot;;[.$E$1];LEFT([.B141]; [.D141]);[.$E$1];&quot;,&quot;)" office:value-type="string" office:string-value="&quot;188&quot;=&gt;&quot;This product/procedure is only covered when used according to FDA recommendations.&quot;," calcext:value-type="string">
            <text:p>"188"=&gt;"This product/procedure is only covered when used according to FDA recommendations.",</text:p>
          </table:table-cell>
        </table:table-row>
        <table:table-row table:style-name="ro6">
          <table:table-cell table:style-name="ce1" office:value-type="float" office:value="189" calcext:value-type="float">
            <text:p>189</text:p>
          </table:table-cell>
          <table:table-cell table:style-name="ce1" office:value-type="string" calcext:value-type="string">
            <text:p>'Not otherwise classified' or 'unlisted' procedure code (CPT/HCPCS) was billed when there is a specific procedure code for this procedure/service</text:p>
            <text:p>Start: 06/30/2005</text:p>
          </table:table-cell>
          <table:table-cell table:formula="of:=FIND(&quot;Start&quot;; [.B142]; 1)-2" office:value-type="float" office:value="145" calcext:value-type="float">
            <text:p>145</text:p>
          </table:table-cell>
          <table:table-cell table:style-name="ce6" table:formula="of:=IFERROR(FIND(&quot;Note:&quot;;[.B142];1)-2 ;[.C142])" office:value-type="float" office:value="145" calcext:value-type="float">
            <text:p>145</text:p>
          </table:table-cell>
          <table:table-cell table:formula="of:=CONCATENATE([.$E$1];[.A142];[.$E$1];&quot;=&gt;&quot;;[.$E$1];LEFT([.B142]; [.D142]);[.$E$1];&quot;,&quot;)" office:value-type="string" office:string-value="&quot;189&quot;=&gt;&quot;'Not otherwise classified' or 'unlisted' procedure code (CPT/HCPCS) was billed when there is a specific procedure code for this procedure/service&quot;," calcext:value-type="string">
            <text:p>"189"=&gt;"'Not otherwise classified' or 'unlisted' procedure code (CPT/HCPCS) was billed when there is a specific procedure code for this procedure/service",</text:p>
          </table:table-cell>
        </table:table-row>
        <table:table-row table:style-name="ro6">
          <table:table-cell table:style-name="ce1" office:value-type="float" office:value="190" calcext:value-type="float">
            <text:p>190</text:p>
          </table:table-cell>
          <table:table-cell table:style-name="ce1" office:value-type="string" calcext:value-type="string">
            <text:p>Payment is included in the allowance for a Skilled Nursing Facility (SNF) qualified stay.</text:p>
            <text:p>Start: 10/31/2005</text:p>
          </table:table-cell>
          <table:table-cell table:formula="of:=FIND(&quot;Start&quot;; [.B143]; 1)-2" office:value-type="float" office:value="89" calcext:value-type="float">
            <text:p>89</text:p>
          </table:table-cell>
          <table:table-cell table:style-name="ce6" table:formula="of:=IFERROR(FIND(&quot;Note:&quot;;[.B143];1)-2 ;[.C143])" office:value-type="float" office:value="89" calcext:value-type="float">
            <text:p>89</text:p>
          </table:table-cell>
          <table:table-cell table:formula="of:=CONCATENATE([.$E$1];[.A143];[.$E$1];&quot;=&gt;&quot;;[.$E$1];LEFT([.B143]; [.D143]);[.$E$1];&quot;,&quot;)" office:value-type="string" office:string-value="&quot;190&quot;=&gt;&quot;Payment is included in the allowance for a Skilled Nursing Facility (SNF) qualified stay.&quot;," calcext:value-type="string">
            <text:p>"190"=&gt;"Payment is included in the allowance for a Skilled Nursing Facility (SNF) qualified stay.",</text:p>
          </table:table-cell>
        </table:table-row>
        <table:table-row table:style-name="ro6">
          <table:table-cell table:style-name="ce1" office:value-type="float" office:value="192" calcext:value-type="float">
            <text:p>192</text:p>
          </table:table-cell>
          <table:table-cell table:style-name="ce1" office:value-type="string" calcext:value-type="string">
            <text:p>Non standard adjustment code from paper remittance. Note: This code is to be used by providers/payers providing Coordination of Benefits information to another payer in the 837 transaction only. This code is only used when the non-standard code cannot be reasonably mapped to an existing Claims Adjustment Reason Code, specifically Deductible, Coinsurance and Co-payment.</text:p>
            <text:p>Start: 10/31/2005 | Last Modified: 09/30/2007</text:p>
          </table:table-cell>
          <table:table-cell table:formula="of:=FIND(&quot;Start&quot;; [.B144]; 1)-2" office:value-type="float" office:value="371" calcext:value-type="float">
            <text:p>371</text:p>
          </table:table-cell>
          <table:table-cell table:style-name="ce6" table:formula="of:=IFERROR(FIND(&quot;Note:&quot;;[.B144];1)-2 ;[.C144])" office:value-type="float" office:value="51" calcext:value-type="float">
            <text:p>51</text:p>
          </table:table-cell>
          <table:table-cell table:formula="of:=CONCATENATE([.$E$1];[.A144];[.$E$1];&quot;=&gt;&quot;;[.$E$1];LEFT([.B144]; [.D144]);[.$E$1];&quot;,&quot;)" office:value-type="string" office:string-value="&quot;192&quot;=&gt;&quot;Non standard adjustment code from paper remittance.&quot;," calcext:value-type="string">
            <text:p>"192"=&gt;"Non standard adjustment code from paper remittance.",</text:p>
          </table:table-cell>
        </table:table-row>
        <table:table-row table:style-name="ro6">
          <table:table-cell table:style-name="ce1" office:value-type="float" office:value="193" calcext:value-type="float">
            <text:p>193</text:p>
          </table:table-cell>
          <table:table-cell table:style-name="ce1" office:value-type="string" calcext:value-type="string">
            <text:p>Original payment decision is being maintained. Upon review, it was determined that this claim was processed properly.</text:p>
            <text:p>Start: 02/28/2006 | Last Modified: 01/27/2008</text:p>
          </table:table-cell>
          <table:table-cell table:formula="of:=FIND(&quot;Start&quot;; [.B145]; 1)-2" office:value-type="float" office:value="117" calcext:value-type="float">
            <text:p>117</text:p>
          </table:table-cell>
          <table:table-cell table:style-name="ce6" table:formula="of:=IFERROR(FIND(&quot;Note:&quot;;[.B145];1)-2 ;[.C145])" office:value-type="float" office:value="117" calcext:value-type="float">
            <text:p>117</text:p>
          </table:table-cell>
          <table:table-cell table:formula="of:=CONCATENATE([.$E$1];[.A145];[.$E$1];&quot;=&gt;&quot;;[.$E$1];LEFT([.B145]; [.D145]);[.$E$1];&quot;,&quot;)" office:value-type="string" office:string-value="&quot;193&quot;=&gt;&quot;Original payment decision is being maintained. Upon review, it was determined that this claim was processed properly.&quot;," calcext:value-type="string">
            <text:p>"193"=&gt;"Original payment decision is being maintained. Upon review, it was determined that this claim was processed properly.",</text:p>
          </table:table-cell>
        </table:table-row>
        <table:table-row table:style-name="ro6">
          <table:table-cell table:style-name="ce1" office:value-type="float" office:value="194" calcext:value-type="float">
            <text:p>194</text:p>
          </table:table-cell>
          <table:table-cell table:style-name="ce1" office:value-type="string" calcext:value-type="string">
            <text:p>Anesthesia performed by the operating physician, the assistant surgeon or the attending physician.</text:p>
            <text:p>Start: 02/28/2006 | Last Modified: 09/30/2007</text:p>
          </table:table-cell>
          <table:table-cell table:formula="of:=FIND(&quot;Start&quot;; [.B146]; 1)-2" office:value-type="float" office:value="98" calcext:value-type="float">
            <text:p>98</text:p>
          </table:table-cell>
          <table:table-cell table:style-name="ce6" table:formula="of:=IFERROR(FIND(&quot;Note:&quot;;[.B146];1)-2 ;[.C146])" office:value-type="float" office:value="98" calcext:value-type="float">
            <text:p>98</text:p>
          </table:table-cell>
          <table:table-cell table:formula="of:=CONCATENATE([.$E$1];[.A146];[.$E$1];&quot;=&gt;&quot;;[.$E$1];LEFT([.B146]; [.D146]);[.$E$1];&quot;,&quot;)" office:value-type="string" office:string-value="&quot;194&quot;=&gt;&quot;Anesthesia performed by the operating physician, the assistant surgeon or the attending physician.&quot;," calcext:value-type="string">
            <text:p>"194"=&gt;"Anesthesia performed by the operating physician, the assistant surgeon or the attending physician.",</text:p>
          </table:table-cell>
        </table:table-row>
        <table:table-row table:style-name="ro6">
          <table:table-cell table:style-name="ce1" office:value-type="float" office:value="195" calcext:value-type="float">
            <text:p>195</text:p>
          </table:table-cell>
          <table:table-cell table:style-name="ce1" office:value-type="string" calcext:value-type="string">
            <text:p>Refund issued to an erroneous priority payer for this claim/service.</text:p>
            <text:p>Start: 02/28/2006 | Last Modified: 09/30/2007</text:p>
          </table:table-cell>
          <table:table-cell table:formula="of:=FIND(&quot;Start&quot;; [.B147]; 1)-2" office:value-type="float" office:value="68" calcext:value-type="float">
            <text:p>68</text:p>
          </table:table-cell>
          <table:table-cell table:style-name="ce6" table:formula="of:=IFERROR(FIND(&quot;Note:&quot;;[.B147];1)-2 ;[.C147])" office:value-type="float" office:value="68" calcext:value-type="float">
            <text:p>68</text:p>
          </table:table-cell>
          <table:table-cell table:formula="of:=CONCATENATE([.$E$1];[.A147];[.$E$1];&quot;=&gt;&quot;;[.$E$1];LEFT([.B147]; [.D147]);[.$E$1];&quot;,&quot;)" office:value-type="string" office:string-value="&quot;195&quot;=&gt;&quot;Refund issued to an erroneous priority payer for this claim/service.&quot;," calcext:value-type="string">
            <text:p>"195"=&gt;"Refund issued to an erroneous priority payer for this claim/service.",</text:p>
          </table:table-cell>
        </table:table-row>
        <table:table-row table:style-name="ro6">
          <table:table-cell table:style-name="ce1" office:value-type="float" office:value="197" calcext:value-type="float">
            <text:p>197</text:p>
          </table:table-cell>
          <table:table-cell table:style-name="ce1" office:value-type="string" calcext:value-type="string">
            <text:p>Precertification/authorization/notification absent.</text:p>
            <text:p>Start: 10/31/2006 | Last Modified: 09/30/2007</text:p>
          </table:table-cell>
          <table:table-cell table:formula="of:=FIND(&quot;Start&quot;; [.B148]; 1)-2" office:value-type="float" office:value="51" calcext:value-type="float">
            <text:p>51</text:p>
          </table:table-cell>
          <table:table-cell table:style-name="ce6" table:formula="of:=IFERROR(FIND(&quot;Note:&quot;;[.B148];1)-2 ;[.C148])" office:value-type="float" office:value="51" calcext:value-type="float">
            <text:p>51</text:p>
          </table:table-cell>
          <table:table-cell table:formula="of:=CONCATENATE([.$E$1];[.A148];[.$E$1];&quot;=&gt;&quot;;[.$E$1];LEFT([.B148]; [.D148]);[.$E$1];&quot;,&quot;)" office:value-type="string" office:string-value="&quot;197&quot;=&gt;&quot;Precertification/authorization/notification absent.&quot;," calcext:value-type="string">
            <text:p>"197"=&gt;"Precertification/authorization/notification absent.",</text:p>
          </table:table-cell>
        </table:table-row>
        <table:table-row table:style-name="ro6">
          <table:table-cell table:style-name="ce1" office:value-type="float" office:value="198" calcext:value-type="float">
            <text:p>198</text:p>
          </table:table-cell>
          <table:table-cell table:style-name="ce1" office:value-type="string" calcext:value-type="string">
            <text:p>Precertification/authorization exceeded.</text:p>
            <text:p>Start: 10/31/2006 | Last Modified: 09/30/2007</text:p>
          </table:table-cell>
          <table:table-cell table:formula="of:=FIND(&quot;Start&quot;; [.B149]; 1)-2" office:value-type="float" office:value="40" calcext:value-type="float">
            <text:p>40</text:p>
          </table:table-cell>
          <table:table-cell table:style-name="ce6" table:formula="of:=IFERROR(FIND(&quot;Note:&quot;;[.B149];1)-2 ;[.C149])" office:value-type="float" office:value="40" calcext:value-type="float">
            <text:p>40</text:p>
          </table:table-cell>
          <table:table-cell table:formula="of:=CONCATENATE([.$E$1];[.A149];[.$E$1];&quot;=&gt;&quot;;[.$E$1];LEFT([.B149]; [.D149]);[.$E$1];&quot;,&quot;)" office:value-type="string" office:string-value="&quot;198&quot;=&gt;&quot;Precertification/authorization exceeded.&quot;," calcext:value-type="string">
            <text:p>"198"=&gt;"Precertification/authorization exceeded.",</text:p>
          </table:table-cell>
        </table:table-row>
        <table:table-row table:style-name="ro6">
          <table:table-cell table:style-name="ce1" office:value-type="float" office:value="199" calcext:value-type="float">
            <text:p>199</text:p>
          </table:table-cell>
          <table:table-cell table:style-name="ce1" office:value-type="string" calcext:value-type="string">
            <text:p>Revenue code and Procedure code do not match.</text:p>
            <text:p>Start: 10/31/2006</text:p>
          </table:table-cell>
          <table:table-cell table:formula="of:=FIND(&quot;Start&quot;; [.B150]; 1)-2" office:value-type="float" office:value="45" calcext:value-type="float">
            <text:p>45</text:p>
          </table:table-cell>
          <table:table-cell table:style-name="ce6" table:formula="of:=IFERROR(FIND(&quot;Note:&quot;;[.B150];1)-2 ;[.C150])" office:value-type="float" office:value="45" calcext:value-type="float">
            <text:p>45</text:p>
          </table:table-cell>
          <table:table-cell table:formula="of:=CONCATENATE([.$E$1];[.A150];[.$E$1];&quot;=&gt;&quot;;[.$E$1];LEFT([.B150]; [.D150]);[.$E$1];&quot;,&quot;)" office:value-type="string" office:string-value="&quot;199&quot;=&gt;&quot;Revenue code and Procedure code do not match.&quot;," calcext:value-type="string">
            <text:p>"199"=&gt;"Revenue code and Procedure code do not match.",</text:p>
          </table:table-cell>
        </table:table-row>
        <table:table-row table:style-name="ro6">
          <table:table-cell table:style-name="ce1" office:value-type="float" office:value="200" calcext:value-type="float">
            <text:p>200</text:p>
          </table:table-cell>
          <table:table-cell table:style-name="ce1" office:value-type="string" calcext:value-type="string">
            <text:p>Expenses incurred during lapse in coverage</text:p>
            <text:p>Start: 10/31/2006</text:p>
          </table:table-cell>
          <table:table-cell table:formula="of:=FIND(&quot;Start&quot;; [.B151]; 1)-2" office:value-type="float" office:value="42" calcext:value-type="float">
            <text:p>42</text:p>
          </table:table-cell>
          <table:table-cell table:style-name="ce6" table:formula="of:=IFERROR(FIND(&quot;Note:&quot;;[.B151];1)-2 ;[.C151])" office:value-type="float" office:value="42" calcext:value-type="float">
            <text:p>42</text:p>
          </table:table-cell>
          <table:table-cell table:formula="of:=CONCATENATE([.$E$1];[.A151];[.$E$1];&quot;=&gt;&quot;;[.$E$1];LEFT([.B151]; [.D151]);[.$E$1];&quot;,&quot;)" office:value-type="string" office:string-value="&quot;200&quot;=&gt;&quot;Expenses incurred during lapse in coverage&quot;," calcext:value-type="string">
            <text:p>"200"=&gt;"Expenses incurred during lapse in coverage",</text:p>
          </table:table-cell>
        </table:table-row>
        <table:table-row table:style-name="ro6">
          <table:table-cell table:style-name="ce1" office:value-type="float" office:value="201" calcext:value-type="float">
            <text:p>201</text:p>
          </table:table-cell>
          <table:table-cell table:style-name="ce1" office:value-type="string" calcext:value-type="string">
            <text:p>Patient is responsible for amount of this claim/service through 'set aside arrangement' or other agreement. (Use only with Group Code PR) At least one Remark Code must be provided (may be comprised of either the NCPDP Reject Reason Code, or Remittance Advice Remark Code that is not an ALERT.)</text:p>
            <text:p>Start: 10/31/2006 | Last Modified: 09/28/2014</text:p>
            <text:p>Notes: Not for use by Workers' Compensation payers; use code P3 instead.</text:p>
          </table:table-cell>
          <table:table-cell table:formula="of:=FIND(&quot;Start&quot;; [.B152]; 1)-2" office:value-type="float" office:value="293" calcext:value-type="float">
            <text:p>293</text:p>
          </table:table-cell>
          <table:table-cell table:style-name="ce6" table:formula="of:=IFERROR(FIND(&quot;Note:&quot;;[.B152];1)-2 ;[.C152])" office:value-type="float" office:value="293" calcext:value-type="float">
            <text:p>293</text:p>
          </table:table-cell>
          <table:table-cell table:formula="of:=CONCATENATE([.$E$1];[.A152];[.$E$1];&quot;=&gt;&quot;;[.$E$1];LEFT([.B152]; [.D152]);[.$E$1];&quot;,&quot;)" office:value-type="string" office:string-value="&quot;201&quot;=&gt;&quot;Patient is responsible for amount of this claim/service through 'set aside arrangement' or other agreement. (Use only with Group Code PR) At least one Remark Code must be provided (may be comprised of either the NCPDP Reject Reason Code, or Remittance Advice Remark Code that is not an ALERT.)&quot;," calcext:value-type="string">
            <text:p>"201"=&gt;"Patient is responsible for amount of this claim/service through 'set aside arrangement' or other agreement. (Use only with Group Code PR)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202" calcext:value-type="float">
            <text:p>202</text:p>
          </table:table-cell>
          <table:table-cell table:style-name="ce1" office:value-type="string" calcext:value-type="string">
            <text:p>Non-covered personal comfort or convenience services.</text:p>
            <text:p>Start: 02/28/2007 | Last Modified: 09/30/2007</text:p>
          </table:table-cell>
          <table:table-cell table:formula="of:=FIND(&quot;Start&quot;; [.B153]; 1)-2" office:value-type="float" office:value="53" calcext:value-type="float">
            <text:p>53</text:p>
          </table:table-cell>
          <table:table-cell table:style-name="ce6" table:formula="of:=IFERROR(FIND(&quot;Note:&quot;;[.B153];1)-2 ;[.C153])" office:value-type="float" office:value="53" calcext:value-type="float">
            <text:p>53</text:p>
          </table:table-cell>
          <table:table-cell table:formula="of:=CONCATENATE([.$E$1];[.A153];[.$E$1];&quot;=&gt;&quot;;[.$E$1];LEFT([.B153]; [.D153]);[.$E$1];&quot;,&quot;)" office:value-type="string" office:string-value="&quot;202&quot;=&gt;&quot;Non-covered personal comfort or convenience services.&quot;," calcext:value-type="string">
            <text:p>"202"=&gt;"Non-covered personal comfort or convenience services.",</text:p>
          </table:table-cell>
        </table:table-row>
        <table:table-row table:style-name="ro6">
          <table:table-cell table:style-name="ce1" office:value-type="float" office:value="203" calcext:value-type="float">
            <text:p>203</text:p>
          </table:table-cell>
          <table:table-cell table:style-name="ce1" office:value-type="string" calcext:value-type="string">
            <text:p>Discontinued or reduced service.</text:p>
            <text:p>Start: 02/28/2007 | Last Modified: 09/30/2007</text:p>
          </table:table-cell>
          <table:table-cell table:formula="of:=FIND(&quot;Start&quot;; [.B154]; 1)-2" office:value-type="float" office:value="32" calcext:value-type="float">
            <text:p>32</text:p>
          </table:table-cell>
          <table:table-cell table:style-name="ce6" table:formula="of:=IFERROR(FIND(&quot;Note:&quot;;[.B154];1)-2 ;[.C154])" office:value-type="float" office:value="32" calcext:value-type="float">
            <text:p>32</text:p>
          </table:table-cell>
          <table:table-cell table:formula="of:=CONCATENATE([.$E$1];[.A154];[.$E$1];&quot;=&gt;&quot;;[.$E$1];LEFT([.B154]; [.D154]);[.$E$1];&quot;,&quot;)" office:value-type="string" office:string-value="&quot;203&quot;=&gt;&quot;Discontinued or reduced service.&quot;," calcext:value-type="string">
            <text:p>"203"=&gt;"Discontinued or reduced service.",</text:p>
          </table:table-cell>
        </table:table-row>
        <table:table-row table:style-name="ro6">
          <table:table-cell table:style-name="ce1" office:value-type="float" office:value="204" calcext:value-type="float">
            <text:p>204</text:p>
          </table:table-cell>
          <table:table-cell table:style-name="ce1" office:value-type="string" calcext:value-type="string">
            <text:p>This service/equipment/drug is not covered under the patient’s current benefit plan</text:p>
            <text:p>Start: 02/28/2007</text:p>
          </table:table-cell>
          <table:table-cell table:formula="of:=FIND(&quot;Start&quot;; [.B155]; 1)-2" office:value-type="float" office:value="83" calcext:value-type="float">
            <text:p>83</text:p>
          </table:table-cell>
          <table:table-cell table:style-name="ce6" table:formula="of:=IFERROR(FIND(&quot;Note:&quot;;[.B155];1)-2 ;[.C155])" office:value-type="float" office:value="83" calcext:value-type="float">
            <text:p>83</text:p>
          </table:table-cell>
          <table:table-cell table:formula="of:=CONCATENATE([.$E$1];[.A155];[.$E$1];&quot;=&gt;&quot;;[.$E$1];LEFT([.B155]; [.D155]);[.$E$1];&quot;,&quot;)" office:value-type="string" office:string-value="&quot;204&quot;=&gt;&quot;This service/equipment/drug is not covered under the patient’s current benefit plan&quot;," calcext:value-type="string">
            <text:p>"204"=&gt;"This service/equipment/drug is not covered under the patient’s current benefit plan",</text:p>
          </table:table-cell>
        </table:table-row>
        <table:table-row table:style-name="ro6">
          <table:table-cell table:style-name="ce1" office:value-type="float" office:value="205" calcext:value-type="float">
            <text:p>205</text:p>
          </table:table-cell>
          <table:table-cell table:style-name="ce1" office:value-type="string" calcext:value-type="string">
            <text:p>Pharmacy discount card processing fee</text:p>
            <text:p>Start: 07/09/2007</text:p>
          </table:table-cell>
          <table:table-cell table:formula="of:=FIND(&quot;Start&quot;; [.B156]; 1)-2" office:value-type="float" office:value="37" calcext:value-type="float">
            <text:p>37</text:p>
          </table:table-cell>
          <table:table-cell table:style-name="ce6" table:formula="of:=IFERROR(FIND(&quot;Note:&quot;;[.B156];1)-2 ;[.C156])" office:value-type="float" office:value="37" calcext:value-type="float">
            <text:p>37</text:p>
          </table:table-cell>
          <table:table-cell table:formula="of:=CONCATENATE([.$E$1];[.A156];[.$E$1];&quot;=&gt;&quot;;[.$E$1];LEFT([.B156]; [.D156]);[.$E$1];&quot;,&quot;)" office:value-type="string" office:string-value="&quot;205&quot;=&gt;&quot;Pharmacy discount card processing fee&quot;," calcext:value-type="string">
            <text:p>"205"=&gt;"Pharmacy discount card processing fee",</text:p>
          </table:table-cell>
        </table:table-row>
        <table:table-row table:style-name="ro6">
          <table:table-cell table:style-name="ce1" office:value-type="float" office:value="206" calcext:value-type="float">
            <text:p>206</text:p>
          </table:table-cell>
          <table:table-cell table:style-name="ce1" office:value-type="string" calcext:value-type="string">
            <text:p>National Provider Identifier - missing.</text:p>
            <text:p>Start: 07/09/2007 | Last Modified: 09/30/2007</text:p>
          </table:table-cell>
          <table:table-cell table:formula="of:=FIND(&quot;Start&quot;; [.B157]; 1)-2" office:value-type="float" office:value="39" calcext:value-type="float">
            <text:p>39</text:p>
          </table:table-cell>
          <table:table-cell table:style-name="ce6" table:formula="of:=IFERROR(FIND(&quot;Note:&quot;;[.B157];1)-2 ;[.C157])" office:value-type="float" office:value="39" calcext:value-type="float">
            <text:p>39</text:p>
          </table:table-cell>
          <table:table-cell table:formula="of:=CONCATENATE([.$E$1];[.A157];[.$E$1];&quot;=&gt;&quot;;[.$E$1];LEFT([.B157]; [.D157]);[.$E$1];&quot;,&quot;)" office:value-type="string" office:string-value="&quot;206&quot;=&gt;&quot;National Provider Identifier - missing.&quot;," calcext:value-type="string">
            <text:p>"206"=&gt;"National Provider Identifier - missing.",</text:p>
          </table:table-cell>
        </table:table-row>
        <table:table-row table:style-name="ro6">
          <table:table-cell table:style-name="ce1" office:value-type="float" office:value="207" calcext:value-type="float">
            <text:p>207</text:p>
          </table:table-cell>
          <table:table-cell table:style-name="ce1" office:value-type="string" calcext:value-type="string">
            <text:p>National Provider identifier - Invalid format</text:p>
            <text:p>Start: 07/09/2007 | Last Modified: 06/01/2008</text:p>
          </table:table-cell>
          <table:table-cell table:formula="of:=FIND(&quot;Start&quot;; [.B158]; 1)-2" office:value-type="float" office:value="45" calcext:value-type="float">
            <text:p>45</text:p>
          </table:table-cell>
          <table:table-cell table:style-name="ce6" table:formula="of:=IFERROR(FIND(&quot;Note:&quot;;[.B158];1)-2 ;[.C158])" office:value-type="float" office:value="45" calcext:value-type="float">
            <text:p>45</text:p>
          </table:table-cell>
          <table:table-cell table:formula="of:=CONCATENATE([.$E$1];[.A158];[.$E$1];&quot;=&gt;&quot;;[.$E$1];LEFT([.B158]; [.D158]);[.$E$1];&quot;,&quot;)" office:value-type="string" office:string-value="&quot;207&quot;=&gt;&quot;National Provider identifier - Invalid format&quot;," calcext:value-type="string">
            <text:p>"207"=&gt;"National Provider identifier - Invalid format",</text:p>
          </table:table-cell>
        </table:table-row>
        <table:table-row table:style-name="ro6">
          <table:table-cell table:style-name="ce1" office:value-type="float" office:value="208" calcext:value-type="float">
            <text:p>208</text:p>
          </table:table-cell>
          <table:table-cell table:style-name="ce1" office:value-type="string" calcext:value-type="string">
            <text:p>National Provider Identifier - Not matched.</text:p>
            <text:p>Start: 07/09/2007 | Last Modified: 09/30/2007</text:p>
          </table:table-cell>
          <table:table-cell table:formula="of:=FIND(&quot;Start&quot;; [.B159]; 1)-2" office:value-type="float" office:value="43" calcext:value-type="float">
            <text:p>43</text:p>
          </table:table-cell>
          <table:table-cell table:style-name="ce6" table:formula="of:=IFERROR(FIND(&quot;Note:&quot;;[.B159];1)-2 ;[.C159])" office:value-type="float" office:value="43" calcext:value-type="float">
            <text:p>43</text:p>
          </table:table-cell>
          <table:table-cell table:formula="of:=CONCATENATE([.$E$1];[.A159];[.$E$1];&quot;=&gt;&quot;;[.$E$1];LEFT([.B159]; [.D159]);[.$E$1];&quot;,&quot;)" office:value-type="string" office:string-value="&quot;208&quot;=&gt;&quot;National Provider Identifier - Not matched.&quot;," calcext:value-type="string">
            <text:p>"208"=&gt;"National Provider Identifier - Not matched.",</text:p>
          </table:table-cell>
        </table:table-row>
        <table:table-row table:style-name="ro6">
          <table:table-cell table:style-name="ce1" office:value-type="float" office:value="209" calcext:value-type="float">
            <text:p>209</text:p>
          </table:table-cell>
          <table:table-cell table:style-name="ce1" office:value-type="string" calcext:value-type="string">
            <text:p>Per regulatory or other agreement. The provider cannot collect this amount from the patient. However, this amount may be billed to subsequent payer. Refund to patient if collected. (Use only with Group code OA)</text:p>
            <text:p>Start: 07/09/2007 | Last Modified: 07/01/2013</text:p>
          </table:table-cell>
          <table:table-cell table:formula="of:=FIND(&quot;Start&quot;; [.B160]; 1)-2" office:value-type="float" office:value="210" calcext:value-type="float">
            <text:p>210</text:p>
          </table:table-cell>
          <table:table-cell table:style-name="ce6" table:formula="of:=IFERROR(FIND(&quot;Note:&quot;;[.B160];1)-2 ;[.C160])" office:value-type="float" office:value="210" calcext:value-type="float">
            <text:p>210</text:p>
          </table:table-cell>
          <table:table-cell table:formula="of:=CONCATENATE([.$E$1];[.A160];[.$E$1];&quot;=&gt;&quot;;[.$E$1];LEFT([.B160]; [.D160]);[.$E$1];&quot;,&quot;)" office:value-type="string" office:string-value="&quot;209&quot;=&gt;&quot;Per regulatory or other agreement. The provider cannot collect this amount from the patient. However, this amount may be billed to subsequent payer. Refund to patient if collected. (Use only with Group code OA)&quot;," calcext:value-type="string">
            <text:p>"209"=&gt;"Per regulatory or other agreement. The provider cannot collect this amount from the patient. However, this amount may be billed to subsequent payer. Refund to patient if collected. (Use only with Group code OA)",</text:p>
          </table:table-cell>
        </table:table-row>
        <table:table-row table:style-name="ro6">
          <table:table-cell table:style-name="ce1" office:value-type="float" office:value="210" calcext:value-type="float">
            <text:p>210</text:p>
          </table:table-cell>
          <table:table-cell table:style-name="ce1" office:value-type="string" calcext:value-type="string">
            <text:p>Payment adjusted because pre-certification/authorization not received in a timely fashion</text:p>
            <text:p>Start: 07/09/2007</text:p>
          </table:table-cell>
          <table:table-cell table:formula="of:=FIND(&quot;Start&quot;; [.B161]; 1)-2" office:value-type="float" office:value="89" calcext:value-type="float">
            <text:p>89</text:p>
          </table:table-cell>
          <table:table-cell table:style-name="ce6" table:formula="of:=IFERROR(FIND(&quot;Note:&quot;;[.B161];1)-2 ;[.C161])" office:value-type="float" office:value="89" calcext:value-type="float">
            <text:p>89</text:p>
          </table:table-cell>
          <table:table-cell table:formula="of:=CONCATENATE([.$E$1];[.A161];[.$E$1];&quot;=&gt;&quot;;[.$E$1];LEFT([.B161]; [.D161]);[.$E$1];&quot;,&quot;)" office:value-type="string" office:string-value="&quot;210&quot;=&gt;&quot;Payment adjusted because pre-certification/authorization not received in a timely fashion&quot;," calcext:value-type="string">
            <text:p>"210"=&gt;"Payment adjusted because pre-certification/authorization not received in a timely fashion",</text:p>
          </table:table-cell>
        </table:table-row>
        <table:table-row table:style-name="ro6">
          <table:table-cell table:style-name="ce1" office:value-type="float" office:value="211" calcext:value-type="float">
            <text:p>211</text:p>
          </table:table-cell>
          <table:table-cell table:style-name="ce1" office:value-type="string" calcext:value-type="string">
            <text:p>National Drug Codes (NDC) not eligible for rebate, are not covered.</text:p>
            <text:p>Start: 07/09/2007</text:p>
          </table:table-cell>
          <table:table-cell table:formula="of:=FIND(&quot;Start&quot;; [.B162]; 1)-2" office:value-type="float" office:value="67" calcext:value-type="float">
            <text:p>67</text:p>
          </table:table-cell>
          <table:table-cell table:style-name="ce6" table:formula="of:=IFERROR(FIND(&quot;Note:&quot;;[.B162];1)-2 ;[.C162])" office:value-type="float" office:value="67" calcext:value-type="float">
            <text:p>67</text:p>
          </table:table-cell>
          <table:table-cell table:formula="of:=CONCATENATE([.$E$1];[.A162];[.$E$1];&quot;=&gt;&quot;;[.$E$1];LEFT([.B162]; [.D162]);[.$E$1];&quot;,&quot;)" office:value-type="string" office:string-value="&quot;211&quot;=&gt;&quot;National Drug Codes (NDC) not eligible for rebate, are not covered.&quot;," calcext:value-type="string">
            <text:p>"211"=&gt;"National Drug Codes (NDC) not eligible for rebate, are not covered.",</text:p>
          </table:table-cell>
        </table:table-row>
        <table:table-row table:style-name="ro6">
          <table:table-cell table:style-name="ce1" office:value-type="float" office:value="212" calcext:value-type="float">
            <text:p>212</text:p>
          </table:table-cell>
          <table:table-cell table:style-name="ce1" office:value-type="string" calcext:value-type="string">
            <text:p>Administrative surcharges are not covered</text:p>
            <text:p>Start: 11/05/2007</text:p>
          </table:table-cell>
          <table:table-cell table:formula="of:=FIND(&quot;Start&quot;; [.B163]; 1)-2" office:value-type="float" office:value="41" calcext:value-type="float">
            <text:p>41</text:p>
          </table:table-cell>
          <table:table-cell table:style-name="ce6" table:formula="of:=IFERROR(FIND(&quot;Note:&quot;;[.B163];1)-2 ;[.C163])" office:value-type="float" office:value="41" calcext:value-type="float">
            <text:p>41</text:p>
          </table:table-cell>
          <table:table-cell table:formula="of:=CONCATENATE([.$E$1];[.A163];[.$E$1];&quot;=&gt;&quot;;[.$E$1];LEFT([.B163]; [.D163]);[.$E$1];&quot;,&quot;)" office:value-type="string" office:string-value="&quot;212&quot;=&gt;&quot;Administrative surcharges are not covered&quot;," calcext:value-type="string">
            <text:p>"212"=&gt;"Administrative surcharges are not covered",</text:p>
          </table:table-cell>
        </table:table-row>
        <table:table-row table:style-name="ro6">
          <table:table-cell table:style-name="ce1" office:value-type="float" office:value="213" calcext:value-type="float">
            <text:p>213</text:p>
          </table:table-cell>
          <table:table-cell table:style-name="ce1" office:value-type="string" calcext:value-type="string">
            <text:p>Non-compliance with the physician self referral prohibition legislation or payer policy.</text:p>
            <text:p>Start: 01/27/2008</text:p>
          </table:table-cell>
          <table:table-cell table:formula="of:=FIND(&quot;Start&quot;; [.B164]; 1)-2" office:value-type="float" office:value="88" calcext:value-type="float">
            <text:p>88</text:p>
          </table:table-cell>
          <table:table-cell table:style-name="ce6" table:formula="of:=IFERROR(FIND(&quot;Note:&quot;;[.B164];1)-2 ;[.C164])" office:value-type="float" office:value="88" calcext:value-type="float">
            <text:p>88</text:p>
          </table:table-cell>
          <table:table-cell table:formula="of:=CONCATENATE([.$E$1];[.A164];[.$E$1];&quot;=&gt;&quot;;[.$E$1];LEFT([.B164]; [.D164]);[.$E$1];&quot;,&quot;)" office:value-type="string" office:string-value="&quot;213&quot;=&gt;&quot;Non-compliance with the physician self referral prohibition legislation or payer policy.&quot;," calcext:value-type="string">
            <text:p>"213"=&gt;"Non-compliance with the physician self referral prohibition legislation or payer policy.",</text:p>
          </table:table-cell>
        </table:table-row>
        <table:table-row table:style-name="ro6">
          <table:table-cell table:style-name="ce1" office:value-type="float" office:value="215" calcext:value-type="float">
            <text:p>215</text:p>
          </table:table-cell>
          <table:table-cell table:style-name="ce1" office:value-type="string" calcext:value-type="string">
            <text:p>Based on subrogation of a third party settlement</text:p>
            <text:p>Start: 01/27/2008</text:p>
          </table:table-cell>
          <table:table-cell table:formula="of:=FIND(&quot;Start&quot;; [.B165]; 1)-2" office:value-type="float" office:value="48" calcext:value-type="float">
            <text:p>48</text:p>
          </table:table-cell>
          <table:table-cell table:style-name="ce6" table:formula="of:=IFERROR(FIND(&quot;Note:&quot;;[.B165];1)-2 ;[.C165])" office:value-type="float" office:value="48" calcext:value-type="float">
            <text:p>48</text:p>
          </table:table-cell>
          <table:table-cell table:formula="of:=CONCATENATE([.$E$1];[.A165];[.$E$1];&quot;=&gt;&quot;;[.$E$1];LEFT([.B165]; [.D165]);[.$E$1];&quot;,&quot;)" office:value-type="string" office:string-value="&quot;215&quot;=&gt;&quot;Based on subrogation of a third party settlement&quot;," calcext:value-type="string">
            <text:p>"215"=&gt;"Based on subrogation of a third party settlement",</text:p>
          </table:table-cell>
        </table:table-row>
        <table:table-row table:style-name="ro6">
          <table:table-cell table:style-name="ce1" office:value-type="float" office:value="216" calcext:value-type="float">
            <text:p>216</text:p>
          </table:table-cell>
          <table:table-cell table:style-name="ce1" office:value-type="string" calcext:value-type="string">
            <text:p>Based on the findings of a review organization</text:p>
            <text:p>Start: 01/27/2008</text:p>
          </table:table-cell>
          <table:table-cell table:formula="of:=FIND(&quot;Start&quot;; [.B166]; 1)-2" office:value-type="float" office:value="46" calcext:value-type="float">
            <text:p>46</text:p>
          </table:table-cell>
          <table:table-cell table:style-name="ce6" table:formula="of:=IFERROR(FIND(&quot;Note:&quot;;[.B166];1)-2 ;[.C166])" office:value-type="float" office:value="46" calcext:value-type="float">
            <text:p>46</text:p>
          </table:table-cell>
          <table:table-cell table:formula="of:=CONCATENATE([.$E$1];[.A166];[.$E$1];&quot;=&gt;&quot;;[.$E$1];LEFT([.B166]; [.D166]);[.$E$1];&quot;,&quot;)" office:value-type="string" office:string-value="&quot;216&quot;=&gt;&quot;Based on the findings of a review organization&quot;," calcext:value-type="string">
            <text:p>"216"=&gt;"Based on the findings of a review organization",</text:p>
          </table:table-cell>
        </table:table-row>
        <table:table-row table:style-name="ro6">
          <table:table-cell table:style-name="ce1" office:value-type="float" office:value="219" calcext:value-type="float">
            <text:p>219</text:p>
          </table:table-cell>
          <table:table-cell table:style-name="ce1" office:value-type="string" calcext:value-type="string">
            <text:p>Based on extent of injury. Note: If adjustment is at the Claim Level, the payer must send and the provider should refer to the 835 Insurance Policy Number Segment (Loop 2100 Other Claim Related Information REF qualifier 'IG') for the jurisdictional regulation. If adjustment is at the Line Level, the payer must send and the provider should refer to the 835 Healthcare Policy Identification Segment (loop 2110 Service Payment information REF).</text:p>
            <text:p>Start: 01/27/2008 | Last Modified: 10/17/2010</text:p>
          </table:table-cell>
          <table:table-cell table:formula="of:=FIND(&quot;Start&quot;; [.B167]; 1)-2" office:value-type="float" office:value="443" calcext:value-type="float">
            <text:p>443</text:p>
          </table:table-cell>
          <table:table-cell table:style-name="ce6" table:formula="of:=IFERROR(FIND(&quot;Note:&quot;;[.B167];1)-2 ;[.C167])" office:value-type="float" office:value="26" calcext:value-type="float">
            <text:p>26</text:p>
          </table:table-cell>
          <table:table-cell table:formula="of:=CONCATENATE([.$E$1];[.A167];[.$E$1];&quot;=&gt;&quot;;[.$E$1];LEFT([.B167]; [.D167]);[.$E$1];&quot;,&quot;)" office:value-type="string" office:string-value="&quot;219&quot;=&gt;&quot;Based on extent of injury.&quot;," calcext:value-type="string">
            <text:p>"219"=&gt;"Based on extent of injury.",</text:p>
          </table:table-cell>
        </table:table-row>
        <table:table-row table:style-name="ro6">
          <table:table-cell table:style-name="ce1" office:value-type="float" office:value="222" calcext:value-type="float">
            <text:p>222</text:p>
          </table:table-cell>
          <table:table-cell table:style-name="ce1" office:value-type="string" calcext:value-type="string">
            <text:p>Exceeds the contracted maximum number of hours/days/units by this provider for this period. This is not patient specific. Note: Refer to the 835 Healthcare Policy Identification Segment (loop 2110 Service Payment Information REF), if present.</text:p>
            <text:p>Start: 06/01/2008 | Last Modified: 09/20/2009</text:p>
          </table:table-cell>
          <table:table-cell table:formula="of:=FIND(&quot;Start&quot;; [.B168]; 1)-2" office:value-type="float" office:value="242" calcext:value-type="float">
            <text:p>242</text:p>
          </table:table-cell>
          <table:table-cell table:style-name="ce6" table:formula="of:=IFERROR(FIND(&quot;Note:&quot;;[.B168];1)-2 ;[.C168])" office:value-type="float" office:value="121" calcext:value-type="float">
            <text:p>121</text:p>
          </table:table-cell>
          <table:table-cell table:formula="of:=CONCATENATE([.$E$1];[.A168];[.$E$1];&quot;=&gt;&quot;;[.$E$1];LEFT([.B168]; [.D168]);[.$E$1];&quot;,&quot;)" office:value-type="string" office:string-value="&quot;222&quot;=&gt;&quot;Exceeds the contracted maximum number of hours/days/units by this provider for this period. This is not patient specific.&quot;," calcext:value-type="string">
            <text:p>"222"=&gt;"Exceeds the contracted maximum number of hours/days/units by this provider for this period. This is not patient specific.",</text:p>
          </table:table-cell>
        </table:table-row>
        <table:table-row table:style-name="ro6">
          <table:table-cell table:style-name="ce1" office:value-type="float" office:value="223" calcext:value-type="float">
            <text:p>223</text:p>
          </table:table-cell>
          <table:table-cell table:style-name="ce1" office:value-type="string" calcext:value-type="string">
            <text:p>Adjustment code for mandated federal, state or local law/regulation that is not already covered by another code and is mandated before a new code can be created.</text:p>
            <text:p>Start: 06/01/2008</text:p>
          </table:table-cell>
          <table:table-cell table:formula="of:=FIND(&quot;Start&quot;; [.B169]; 1)-2" office:value-type="float" office:value="161" calcext:value-type="float">
            <text:p>161</text:p>
          </table:table-cell>
          <table:table-cell table:style-name="ce6" table:formula="of:=IFERROR(FIND(&quot;Note:&quot;;[.B169];1)-2 ;[.C169])" office:value-type="float" office:value="161" calcext:value-type="float">
            <text:p>161</text:p>
          </table:table-cell>
          <table:table-cell table:formula="of:=CONCATENATE([.$E$1];[.A169];[.$E$1];&quot;=&gt;&quot;;[.$E$1];LEFT([.B169]; [.D169]);[.$E$1];&quot;,&quot;)" office:value-type="string" office:string-value="&quot;223&quot;=&gt;&quot;Adjustment code for mandated federal, state or local law/regulation that is not already covered by another code and is mandated before a new code can be created.&quot;," calcext:value-type="string">
            <text:p>"223"=&gt;"Adjustment code for mandated federal, state or local law/regulation that is not already covered by another code and is mandated before a new code can be created.",</text:p>
          </table:table-cell>
        </table:table-row>
        <table:table-row table:style-name="ro6">
          <table:table-cell table:style-name="ce1" office:value-type="float" office:value="224" calcext:value-type="float">
            <text:p>224</text:p>
          </table:table-cell>
          <table:table-cell table:style-name="ce1" office:value-type="string" calcext:value-type="string">
            <text:p>Patient identification compromised by identity theft. Identity verification required for processing this and future claims.</text:p>
            <text:p>Start: 06/01/2008</text:p>
          </table:table-cell>
          <table:table-cell table:formula="of:=FIND(&quot;Start&quot;; [.B170]; 1)-2" office:value-type="float" office:value="123" calcext:value-type="float">
            <text:p>123</text:p>
          </table:table-cell>
          <table:table-cell table:style-name="ce6" table:formula="of:=IFERROR(FIND(&quot;Note:&quot;;[.B170];1)-2 ;[.C170])" office:value-type="float" office:value="123" calcext:value-type="float">
            <text:p>123</text:p>
          </table:table-cell>
          <table:table-cell table:formula="of:=CONCATENATE([.$E$1];[.A170];[.$E$1];&quot;=&gt;&quot;;[.$E$1];LEFT([.B170]; [.D170]);[.$E$1];&quot;,&quot;)" office:value-type="string" office:string-value="&quot;224&quot;=&gt;&quot;Patient identification compromised by identity theft. Identity verification required for processing this and future claims.&quot;," calcext:value-type="string">
            <text:p>"224"=&gt;"Patient identification compromised by identity theft. Identity verification required for processing this and future claims.",</text:p>
          </table:table-cell>
        </table:table-row>
        <table:table-row table:style-name="ro6">
          <table:table-cell table:style-name="ce1" office:value-type="float" office:value="225" calcext:value-type="float">
            <text:p>225</text:p>
          </table:table-cell>
          <table:table-cell table:style-name="ce1" office:value-type="string" calcext:value-type="string">
            <text:p>Penalty or Interest Payment by Payer (Only used for plan to plan encounter reporting within the 837)</text:p>
            <text:p>Start: 06/01/2008</text:p>
          </table:table-cell>
          <table:table-cell table:formula="of:=FIND(&quot;Start&quot;; [.B171]; 1)-2" office:value-type="float" office:value="100" calcext:value-type="float">
            <text:p>100</text:p>
          </table:table-cell>
          <table:table-cell table:style-name="ce6" table:formula="of:=IFERROR(FIND(&quot;Note:&quot;;[.B171];1)-2 ;[.C171])" office:value-type="float" office:value="100" calcext:value-type="float">
            <text:p>100</text:p>
          </table:table-cell>
          <table:table-cell table:formula="of:=CONCATENATE([.$E$1];[.A171];[.$E$1];&quot;=&gt;&quot;;[.$E$1];LEFT([.B171]; [.D171]);[.$E$1];&quot;,&quot;)" office:value-type="string" office:string-value="&quot;225&quot;=&gt;&quot;Penalty or Interest Payment by Payer (Only used for plan to plan encounter reporting within the 837)&quot;," calcext:value-type="string">
            <text:p>"225"=&gt;"Penalty or Interest Payment by Payer (Only used for plan to plan encounter reporting within the 837)",</text:p>
          </table:table-cell>
        </table:table-row>
        <table:table-row table:style-name="ro6">
          <table:table-cell table:style-name="ce1" office:value-type="float" office:value="226" calcext:value-type="float">
            <text:p>226</text:p>
          </table:table-cell>
          <table:table-cell table:style-name="ce1" office:value-type="string" calcext:value-type="string">
            <text:p>Information requested from the Billing/Rendering Provider was not provided or not provided timely or was insufficient/incomplete. At least one Remark Code must be provided (may be comprised of either the NCPDP Reject Reason Code, or Remittance Advice Remark Code that is not an ALERT.)</text:p>
            <text:p>Start: 09/21/2008 | Last Modified: 07/01/2013</text:p>
          </table:table-cell>
          <table:table-cell table:formula="of:=FIND(&quot;Start&quot;; [.B172]; 1)-2" office:value-type="float" office:value="285" calcext:value-type="float">
            <text:p>285</text:p>
          </table:table-cell>
          <table:table-cell table:style-name="ce6" table:formula="of:=IFERROR(FIND(&quot;Note:&quot;;[.B172];1)-2 ;[.C172])" office:value-type="float" office:value="285" calcext:value-type="float">
            <text:p>285</text:p>
          </table:table-cell>
          <table:table-cell table:formula="of:=CONCATENATE([.$E$1];[.A172];[.$E$1];&quot;=&gt;&quot;;[.$E$1];LEFT([.B172]; [.D172]);[.$E$1];&quot;,&quot;)" office:value-type="string" office:string-value="&quot;226&quot;=&gt;&quot;Information requested from the Billing/Rendering Provider was not provided or not provided timely or was insufficient/incomplete. At least one Remark Code must be provided (may be comprised of either the NCPDP Reject Reason Code, or Remittance Advice Remark Code that is not an ALERT.)&quot;," calcext:value-type="string">
            <text:p>"226"=&gt;"Information requested from the Billing/Rendering Provider was not provided or not provided timely or was insufficient/incomplete.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227" calcext:value-type="float">
            <text:p>227</text:p>
          </table:table-cell>
          <table:table-cell table:style-name="ce1" office:value-type="string" calcext:value-type="string">
            <text:p>Information requested from the patient/insured/responsible party was not provided or was insufficient/incomplete. At least one Remark Code must be provided (may be comprised of either the NCPDP Reject Reason Code, or Remittance Advice Remark Code that is not an ALERT.)</text:p>
            <text:p>Start: 09/21/2008 | Last Modified: 09/20/2009</text:p>
          </table:table-cell>
          <table:table-cell table:formula="of:=FIND(&quot;Start&quot;; [.B173]; 1)-2" office:value-type="float" office:value="269" calcext:value-type="float">
            <text:p>269</text:p>
          </table:table-cell>
          <table:table-cell table:style-name="ce6" table:formula="of:=IFERROR(FIND(&quot;Note:&quot;;[.B173];1)-2 ;[.C173])" office:value-type="float" office:value="269" calcext:value-type="float">
            <text:p>269</text:p>
          </table:table-cell>
          <table:table-cell table:formula="of:=CONCATENATE([.$E$1];[.A173];[.$E$1];&quot;=&gt;&quot;;[.$E$1];LEFT([.B173]; [.D173]);[.$E$1];&quot;,&quot;)" office:value-type="string" office:string-value="&quot;227&quot;=&gt;&quot;Information requested from the patient/insured/responsible party was not provided or was insufficient/incomplete. At least one Remark Code must be provided (may be comprised of either the NCPDP Reject Reason Code, or Remittance Advice Remark Code that is not an ALERT.)&quot;," calcext:value-type="string">
            <text:p>"227"=&gt;"Information requested from the patient/insured/responsible party was not provided or was insufficient/incomplete.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228" calcext:value-type="float">
            <text:p>228</text:p>
          </table:table-cell>
          <table:table-cell table:style-name="ce1" office:value-type="string" calcext:value-type="string">
            <text:p>Denied for failure of this provider, another provider or the subscriber to supply requested information to a previous payer for their adjudication</text:p>
            <text:p>Start: 09/21/2008</text:p>
          </table:table-cell>
          <table:table-cell table:formula="of:=FIND(&quot;Start&quot;; [.B174]; 1)-2" office:value-type="float" office:value="146" calcext:value-type="float">
            <text:p>146</text:p>
          </table:table-cell>
          <table:table-cell table:style-name="ce6" table:formula="of:=IFERROR(FIND(&quot;Note:&quot;;[.B174];1)-2 ;[.C174])" office:value-type="float" office:value="146" calcext:value-type="float">
            <text:p>146</text:p>
          </table:table-cell>
          <table:table-cell table:formula="of:=CONCATENATE([.$E$1];[.A174];[.$E$1];&quot;=&gt;&quot;;[.$E$1];LEFT([.B174]; [.D174]);[.$E$1];&quot;,&quot;)" office:value-type="string" office:string-value="&quot;228&quot;=&gt;&quot;Denied for failure of this provider, another provider or the subscriber to supply requested information to a previous payer for their adjudication&quot;," calcext:value-type="string">
            <text:p>"228"=&gt;"Denied for failure of this provider, another provider or the subscriber to supply requested information to a previous payer for their adjudication",</text:p>
          </table:table-cell>
        </table:table-row>
        <table:table-row table:style-name="ro6">
          <table:table-cell table:style-name="ce1" office:value-type="float" office:value="229" calcext:value-type="float">
            <text:p>229</text:p>
          </table:table-cell>
          <table:table-cell table:style-name="ce1" office:value-type="string" calcext:value-type="string">
            <text:p>Partial charge amount not considered by Medicare due to the initial claim Type of Bill being 12X. Note: This code can only be used in the 837 transaction to convey Coordination of Benefits information when the secondary payer's cost avoidance policy allows providers to bypass claim submission to a prior payer. (Use only with Group Code PR)</text:p>
            <text:p>Start: 01/25/2009 | Last Modified: 07/01/2013</text:p>
          </table:table-cell>
          <table:table-cell table:formula="of:=FIND(&quot;Start&quot;; [.B175]; 1)-2" office:value-type="float" office:value="341" calcext:value-type="float">
            <text:p>341</text:p>
          </table:table-cell>
          <table:table-cell table:style-name="ce6" table:formula="of:=IFERROR(FIND(&quot;Note:&quot;;[.B175];1)-2 ;[.C175])" office:value-type="float" office:value="97" calcext:value-type="float">
            <text:p>97</text:p>
          </table:table-cell>
          <table:table-cell table:formula="of:=CONCATENATE([.$E$1];[.A175];[.$E$1];&quot;=&gt;&quot;;[.$E$1];LEFT([.B175]; [.D175]);[.$E$1];&quot;,&quot;)" office:value-type="string" office:string-value="&quot;229&quot;=&gt;&quot;Partial charge amount not considered by Medicare due to the initial claim Type of Bill being 12X.&quot;," calcext:value-type="string">
            <text:p>"229"=&gt;"Partial charge amount not considered by Medicare due to the initial claim Type of Bill being 12X.",</text:p>
          </table:table-cell>
        </table:table-row>
        <table:table-row table:style-name="ro6">
          <table:table-cell table:style-name="ce1" office:value-type="float" office:value="231" calcext:value-type="float">
            <text:p>231</text:p>
          </table:table-cell>
          <table:table-cell table:style-name="ce1" office:value-type="string" calcext:value-type="string">
            <text:p>Mutually exclusive procedures cannot be done in the same day/setting. Note: Refer to the 835 Healthcare Policy Identification Segment (loop 2110 Service Payment Information REF), if present.</text:p>
            <text:p>Start: 07/01/2009 | Last Modified: 09/20/2009</text:p>
          </table:table-cell>
          <table:table-cell table:formula="of:=FIND(&quot;Start&quot;; [.B176]; 1)-2" office:value-type="float" office:value="190" calcext:value-type="float">
            <text:p>190</text:p>
          </table:table-cell>
          <table:table-cell table:style-name="ce6" table:formula="of:=IFERROR(FIND(&quot;Note:&quot;;[.B176];1)-2 ;[.C176])" office:value-type="float" office:value="69" calcext:value-type="float">
            <text:p>69</text:p>
          </table:table-cell>
          <table:table-cell table:formula="of:=CONCATENATE([.$E$1];[.A176];[.$E$1];&quot;=&gt;&quot;;[.$E$1];LEFT([.B176]; [.D176]);[.$E$1];&quot;,&quot;)" office:value-type="string" office:string-value="&quot;231&quot;=&gt;&quot;Mutually exclusive procedures cannot be done in the same day/setting.&quot;," calcext:value-type="string">
            <text:p>"231"=&gt;"Mutually exclusive procedures cannot be done in the same day/setting.",</text:p>
          </table:table-cell>
        </table:table-row>
        <table:table-row table:style-name="ro6">
          <table:table-cell table:style-name="ce1" office:value-type="float" office:value="232" calcext:value-type="float">
            <text:p>232</text:p>
          </table:table-cell>
          <table:table-cell table:style-name="ce1" office:value-type="string" calcext:value-type="string">
            <text:p>Institutional Transfer Amount. Note - Applies to institutional claims only and explains the DRG amount difference when the patient care crosses multiple institutions.</text:p>
            <text:p>Start: 11/01/2009</text:p>
          </table:table-cell>
          <table:table-cell table:formula="of:=FIND(&quot;Start&quot;; [.B177]; 1)-2" office:value-type="float" office:value="166" calcext:value-type="float">
            <text:p>166</text:p>
          </table:table-cell>
          <table:table-cell table:style-name="ce6" table:formula="of:=IFERROR(FIND(&quot;Note:&quot;;[.B177];1)-2 ;[.C177])" office:value-type="float" office:value="166" calcext:value-type="float">
            <text:p>166</text:p>
          </table:table-cell>
          <table:table-cell table:formula="of:=CONCATENATE([.$E$1];[.A177];[.$E$1];&quot;=&gt;&quot;;[.$E$1];LEFT([.B177]; [.D177]);[.$E$1];&quot;,&quot;)" office:value-type="string" office:string-value="&quot;232&quot;=&gt;&quot;Institutional Transfer Amount. Note - Applies to institutional claims only and explains the DRG amount difference when the patient care crosses multiple institutions.&quot;," calcext:value-type="string">
            <text:p>"232"=&gt;"Institutional Transfer Amount. Note - Applies to institutional claims only and explains the DRG amount difference when the patient care crosses multiple institutions.",</text:p>
          </table:table-cell>
        </table:table-row>
        <table:table-row table:style-name="ro6">
          <table:table-cell table:style-name="ce1" office:value-type="float" office:value="233" calcext:value-type="float">
            <text:p>233</text:p>
          </table:table-cell>
          <table:table-cell table:style-name="ce1" office:value-type="string" calcext:value-type="string">
            <text:p>Services/charges related to the treatment of a hospital-acquired condition or preventable medical error.</text:p>
            <text:p>Start: 01/24/2010</text:p>
          </table:table-cell>
          <table:table-cell table:formula="of:=FIND(&quot;Start&quot;; [.B178]; 1)-2" office:value-type="float" office:value="104" calcext:value-type="float">
            <text:p>104</text:p>
          </table:table-cell>
          <table:table-cell table:style-name="ce6" table:formula="of:=IFERROR(FIND(&quot;Note:&quot;;[.B178];1)-2 ;[.C178])" office:value-type="float" office:value="104" calcext:value-type="float">
            <text:p>104</text:p>
          </table:table-cell>
          <table:table-cell table:formula="of:=CONCATENATE([.$E$1];[.A178];[.$E$1];&quot;=&gt;&quot;;[.$E$1];LEFT([.B178]; [.D178]);[.$E$1];&quot;,&quot;)" office:value-type="string" office:string-value="&quot;233&quot;=&gt;&quot;Services/charges related to the treatment of a hospital-acquired condition or preventable medical error.&quot;," calcext:value-type="string">
            <text:p>"233"=&gt;"Services/charges related to the treatment of a hospital-acquired condition or preventable medical error.",</text:p>
          </table:table-cell>
        </table:table-row>
        <table:table-row table:style-name="ro6">
          <table:table-cell table:style-name="ce1" office:value-type="float" office:value="234" calcext:value-type="float">
            <text:p>234</text:p>
          </table:table-cell>
          <table:table-cell table:style-name="ce1" office:value-type="string" calcext:value-type="string">
            <text:p>This procedure is not paid separately. At least one Remark Code must be provided (may be comprised of either the NCPDP Reject Reason Code, or Remittance Advice Remark Code that is not an ALERT.)</text:p>
            <text:p>Start: 01/24/2010</text:p>
          </table:table-cell>
          <table:table-cell table:formula="of:=FIND(&quot;Start&quot;; [.B179]; 1)-2" office:value-type="float" office:value="194" calcext:value-type="float">
            <text:p>194</text:p>
          </table:table-cell>
          <table:table-cell table:style-name="ce6" table:formula="of:=IFERROR(FIND(&quot;Note:&quot;;[.B179];1)-2 ;[.C179])" office:value-type="float" office:value="194" calcext:value-type="float">
            <text:p>194</text:p>
          </table:table-cell>
          <table:table-cell table:formula="of:=CONCATENATE([.$E$1];[.A179];[.$E$1];&quot;=&gt;&quot;;[.$E$1];LEFT([.B179]; [.D179]);[.$E$1];&quot;,&quot;)" office:value-type="string" office:string-value="&quot;234&quot;=&gt;&quot;This procedure is not paid separately. At least one Remark Code must be provided (may be comprised of either the NCPDP Reject Reason Code, or Remittance Advice Remark Code that is not an ALERT.)&quot;," calcext:value-type="string">
            <text:p>"234"=&gt;"This procedure is not paid separately.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235" calcext:value-type="float">
            <text:p>235</text:p>
          </table:table-cell>
          <table:table-cell table:style-name="ce1" office:value-type="string" calcext:value-type="string">
            <text:p>Sales Tax</text:p>
            <text:p>Start: 06/06/2010</text:p>
          </table:table-cell>
          <table:table-cell table:formula="of:=FIND(&quot;Start&quot;; [.B180]; 1)-2" office:value-type="float" office:value="9" calcext:value-type="float">
            <text:p>9</text:p>
          </table:table-cell>
          <table:table-cell table:style-name="ce6" table:formula="of:=IFERROR(FIND(&quot;Note:&quot;;[.B180];1)-2 ;[.C180])" office:value-type="float" office:value="9" calcext:value-type="float">
            <text:p>9</text:p>
          </table:table-cell>
          <table:table-cell table:formula="of:=CONCATENATE([.$E$1];[.A180];[.$E$1];&quot;=&gt;&quot;;[.$E$1];LEFT([.B180]; [.D180]);[.$E$1];&quot;,&quot;)" office:value-type="string" office:string-value="&quot;235&quot;=&gt;&quot;Sales Tax&quot;," calcext:value-type="string">
            <text:p>"235"=&gt;"Sales Tax",</text:p>
          </table:table-cell>
        </table:table-row>
        <table:table-row table:style-name="ro6">
          <table:table-cell table:style-name="ce1" office:value-type="float" office:value="236" calcext:value-type="float">
            <text:p>236</text:p>
          </table:table-cell>
          <table:table-cell table:style-name="ce1" office:value-type="string" calcext:value-type="string">
            <text:p>This procedure or procedure/modifier combination is not compatible with another procedure or procedure/modifier combination provided on the same day according to the National Correct Coding Initiative or workers compensation state regulations/ fee schedule requirements.</text:p>
            <text:p>Start: 01/30/2011 | Last Modified: 07/01/2013</text:p>
          </table:table-cell>
          <table:table-cell table:formula="of:=FIND(&quot;Start&quot;; [.B181]; 1)-2" office:value-type="float" office:value="270" calcext:value-type="float">
            <text:p>270</text:p>
          </table:table-cell>
          <table:table-cell table:style-name="ce6" table:formula="of:=IFERROR(FIND(&quot;Note:&quot;;[.B181];1)-2 ;[.C181])" office:value-type="float" office:value="270" calcext:value-type="float">
            <text:p>270</text:p>
          </table:table-cell>
          <table:table-cell table:formula="of:=CONCATENATE([.$E$1];[.A181];[.$E$1];&quot;=&gt;&quot;;[.$E$1];LEFT([.B181]; [.D181]);[.$E$1];&quot;,&quot;)" office:value-type="string" office:string-value="&quot;236&quot;=&gt;&quot;This procedure or procedure/modifier combination is not compatible with another procedure or procedure/modifier combination provided on the same day according to the National Correct Coding Initiative or workers compensation state regulations/ fee schedule requirements.&quot;," calcext:value-type="string">
            <text:p>"236"=&gt;"This procedure or procedure/modifier combination is not compatible with another procedure or procedure/modifier combination provided on the same day according to the National Correct Coding Initiative or workers compensation state regulations/ fee schedule requirements.",</text:p>
          </table:table-cell>
        </table:table-row>
        <table:table-row table:style-name="ro6">
          <table:table-cell table:style-name="ce1" office:value-type="float" office:value="237" calcext:value-type="float">
            <text:p>237</text:p>
          </table:table-cell>
          <table:table-cell table:style-name="ce1" office:value-type="string" calcext:value-type="string">
            <text:p>Legislated/Regulatory Penalty. At least one Remark Code must be provided (may be comprised of either the NCPDP Reject Reason Code, or Remittance Advice Remark Code that is not an ALERT.)</text:p>
            <text:p>Start: 06/05/2011</text:p>
          </table:table-cell>
          <table:table-cell table:formula="of:=FIND(&quot;Start&quot;; [.B182]; 1)-2" office:value-type="float" office:value="186" calcext:value-type="float">
            <text:p>186</text:p>
          </table:table-cell>
          <table:table-cell table:style-name="ce6" table:formula="of:=IFERROR(FIND(&quot;Note:&quot;;[.B182];1)-2 ;[.C182])" office:value-type="float" office:value="186" calcext:value-type="float">
            <text:p>186</text:p>
          </table:table-cell>
          <table:table-cell table:formula="of:=CONCATENATE([.$E$1];[.A182];[.$E$1];&quot;=&gt;&quot;;[.$E$1];LEFT([.B182]; [.D182]);[.$E$1];&quot;,&quot;)" office:value-type="string" office:string-value="&quot;237&quot;=&gt;&quot;Legislated/Regulatory Penalty. At least one Remark Code must be provided (may be comprised of either the NCPDP Reject Reason Code, or Remittance Advice Remark Code that is not an ALERT.)&quot;," calcext:value-type="string">
            <text:p>"237"=&gt;"Legislated/Regulatory Penalty.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238" calcext:value-type="float">
            <text:p>238</text:p>
          </table:table-cell>
          <table:table-cell table:style-name="ce1" office:value-type="string" calcext:value-type="string">
            <text:p>Claim spans eligible and ineligible periods of coverage, this is the reduction for the ineligible period. (Use only with Group Code PR)</text:p>
            <text:p>Start: 03/01/2012 | Last Modified: 07/01/2013</text:p>
          </table:table-cell>
          <table:table-cell table:formula="of:=FIND(&quot;Start&quot;; [.B183]; 1)-2" office:value-type="float" office:value="135" calcext:value-type="float">
            <text:p>135</text:p>
          </table:table-cell>
          <table:table-cell table:style-name="ce6" table:formula="of:=IFERROR(FIND(&quot;Note:&quot;;[.B183];1)-2 ;[.C183])" office:value-type="float" office:value="135" calcext:value-type="float">
            <text:p>135</text:p>
          </table:table-cell>
          <table:table-cell table:formula="of:=CONCATENATE([.$E$1];[.A183];[.$E$1];&quot;=&gt;&quot;;[.$E$1];LEFT([.B183]; [.D183]);[.$E$1];&quot;,&quot;)" office:value-type="string" office:string-value="&quot;238&quot;=&gt;&quot;Claim spans eligible and ineligible periods of coverage, this is the reduction for the ineligible period. (Use only with Group Code PR)&quot;," calcext:value-type="string">
            <text:p>"238"=&gt;"Claim spans eligible and ineligible periods of coverage, this is the reduction for the ineligible period. (Use only with Group Code PR)",</text:p>
          </table:table-cell>
        </table:table-row>
        <table:table-row table:style-name="ro6">
          <table:table-cell table:style-name="ce1" office:value-type="float" office:value="239" calcext:value-type="float">
            <text:p>239</text:p>
          </table:table-cell>
          <table:table-cell table:style-name="ce1" office:value-type="string" calcext:value-type="string">
            <text:p>Claim spans eligible and ineligible periods of coverage. Rebill separate claims.</text:p>
            <text:p>Start: 03/01/2012 | Last Modified: 01/29/2012</text:p>
          </table:table-cell>
          <table:table-cell table:formula="of:=FIND(&quot;Start&quot;; [.B184]; 1)-2" office:value-type="float" office:value="80" calcext:value-type="float">
            <text:p>80</text:p>
          </table:table-cell>
          <table:table-cell table:style-name="ce6" table:formula="of:=IFERROR(FIND(&quot;Note:&quot;;[.B184];1)-2 ;[.C184])" office:value-type="float" office:value="80" calcext:value-type="float">
            <text:p>80</text:p>
          </table:table-cell>
          <table:table-cell table:formula="of:=CONCATENATE([.$E$1];[.A184];[.$E$1];&quot;=&gt;&quot;;[.$E$1];LEFT([.B184]; [.D184]);[.$E$1];&quot;,&quot;)" office:value-type="string" office:string-value="&quot;239&quot;=&gt;&quot;Claim spans eligible and ineligible periods of coverage. Rebill separate claims.&quot;," calcext:value-type="string">
            <text:p>"239"=&gt;"Claim spans eligible and ineligible periods of coverage. Rebill separate claims.",</text:p>
          </table:table-cell>
        </table:table-row>
        <table:table-row table:style-name="ro6">
          <table:table-cell table:style-name="ce1" office:value-type="float" office:value="240" calcext:value-type="float">
            <text:p>240</text:p>
          </table:table-cell>
          <table:table-cell table:style-name="ce1" office:value-type="string" calcext:value-type="string">
            <text:p>The diagnosis is inconsistent with the patient's birth weight. Note: Refer to the 835 Healthcare Policy Identification Segment (loop 2110 Service Payment Information REF), if present.</text:p>
            <text:p>Start: 06/03/2012</text:p>
          </table:table-cell>
          <table:table-cell table:formula="of:=FIND(&quot;Start&quot;; [.B185]; 1)-2" office:value-type="float" office:value="183" calcext:value-type="float">
            <text:p>183</text:p>
          </table:table-cell>
          <table:table-cell table:style-name="ce6" table:formula="of:=IFERROR(FIND(&quot;Note:&quot;;[.B185];1)-2 ;[.C185])" office:value-type="float" office:value="62" calcext:value-type="float">
            <text:p>62</text:p>
          </table:table-cell>
          <table:table-cell table:formula="of:=CONCATENATE([.$E$1];[.A185];[.$E$1];&quot;=&gt;&quot;;[.$E$1];LEFT([.B185]; [.D185]);[.$E$1];&quot;,&quot;)" office:value-type="string" office:string-value="&quot;240&quot;=&gt;&quot;The diagnosis is inconsistent with the patient's birth weight.&quot;," calcext:value-type="string">
            <text:p>"240"=&gt;"The diagnosis is inconsistent with the patient's birth weight.",</text:p>
          </table:table-cell>
        </table:table-row>
        <table:table-row table:style-name="ro6">
          <table:table-cell table:style-name="ce1" office:value-type="float" office:value="241" calcext:value-type="float">
            <text:p>241</text:p>
          </table:table-cell>
          <table:table-cell table:style-name="ce1" office:value-type="string" calcext:value-type="string">
            <text:p>Low Income Subsidy (LIS) Co-payment Amount</text:p>
            <text:p>Start: 06/03/2012</text:p>
          </table:table-cell>
          <table:table-cell table:formula="of:=FIND(&quot;Start&quot;; [.B186]; 1)-2" office:value-type="float" office:value="42" calcext:value-type="float">
            <text:p>42</text:p>
          </table:table-cell>
          <table:table-cell table:style-name="ce6" table:formula="of:=IFERROR(FIND(&quot;Note:&quot;;[.B186];1)-2 ;[.C186])" office:value-type="float" office:value="42" calcext:value-type="float">
            <text:p>42</text:p>
          </table:table-cell>
          <table:table-cell table:formula="of:=CONCATENATE([.$E$1];[.A186];[.$E$1];&quot;=&gt;&quot;;[.$E$1];LEFT([.B186]; [.D186]);[.$E$1];&quot;,&quot;)" office:value-type="string" office:string-value="&quot;241&quot;=&gt;&quot;Low Income Subsidy (LIS) Co-payment Amount&quot;," calcext:value-type="string">
            <text:p>"241"=&gt;"Low Income Subsidy (LIS) Co-payment Amount",</text:p>
          </table:table-cell>
        </table:table-row>
        <table:table-row table:style-name="ro6">
          <table:table-cell table:style-name="ce1" office:value-type="float" office:value="242" calcext:value-type="float">
            <text:p>242</text:p>
          </table:table-cell>
          <table:table-cell table:style-name="ce1" office:value-type="string" calcext:value-type="string">
            <text:p>Services not provided by network/primary care providers.</text:p>
            <text:p>Start: 06/03/2012 | Last Modified: 06/02/2013</text:p>
            <text:p>Notes: This code replaces deactivated code 38</text:p>
          </table:table-cell>
          <table:table-cell table:formula="of:=FIND(&quot;Start&quot;; [.B187]; 1)-2" office:value-type="float" office:value="56" calcext:value-type="float">
            <text:p>56</text:p>
          </table:table-cell>
          <table:table-cell table:style-name="ce6" table:formula="of:=IFERROR(FIND(&quot;Note:&quot;;[.B187];1)-2 ;[.C187])" office:value-type="float" office:value="56" calcext:value-type="float">
            <text:p>56</text:p>
          </table:table-cell>
          <table:table-cell table:formula="of:=CONCATENATE([.$E$1];[.A187];[.$E$1];&quot;=&gt;&quot;;[.$E$1];LEFT([.B187]; [.D187]);[.$E$1];&quot;,&quot;)" office:value-type="string" office:string-value="&quot;242&quot;=&gt;&quot;Services not provided by network/primary care providers.&quot;," calcext:value-type="string">
            <text:p>"242"=&gt;"Services not provided by network/primary care providers.",</text:p>
          </table:table-cell>
        </table:table-row>
        <table:table-row table:style-name="ro6">
          <table:table-cell table:style-name="ce1" office:value-type="float" office:value="243" calcext:value-type="float">
            <text:p>243</text:p>
          </table:table-cell>
          <table:table-cell table:style-name="ce1" office:value-type="string" calcext:value-type="string">
            <text:p>Services not authorized by network/primary care providers.</text:p>
            <text:p>Start: 06/03/2012 | Last Modified: 06/02/2013</text:p>
            <text:p>Notes: This code replaces deactivated code 38</text:p>
          </table:table-cell>
          <table:table-cell table:formula="of:=FIND(&quot;Start&quot;; [.B188]; 1)-2" office:value-type="float" office:value="58" calcext:value-type="float">
            <text:p>58</text:p>
          </table:table-cell>
          <table:table-cell table:style-name="ce6" table:formula="of:=IFERROR(FIND(&quot;Note:&quot;;[.B188];1)-2 ;[.C188])" office:value-type="float" office:value="58" calcext:value-type="float">
            <text:p>58</text:p>
          </table:table-cell>
          <table:table-cell table:formula="of:=CONCATENATE([.$E$1];[.A188];[.$E$1];&quot;=&gt;&quot;;[.$E$1];LEFT([.B188]; [.D188]);[.$E$1];&quot;,&quot;)" office:value-type="string" office:string-value="&quot;243&quot;=&gt;&quot;Services not authorized by network/primary care providers.&quot;," calcext:value-type="string">
            <text:p>"243"=&gt;"Services not authorized by network/primary care providers.",</text:p>
          </table:table-cell>
        </table:table-row>
        <table:table-row table:style-name="ro6">
          <table:table-cell table:style-name="ce1" office:value-type="float" office:value="245" calcext:value-type="float">
            <text:p>245</text:p>
          </table:table-cell>
          <table:table-cell table:style-name="ce1" office:value-type="string" calcext:value-type="string">
            <text:p>Provider performance program withhold.</text:p>
            <text:p>Start: 09/30/2012</text:p>
          </table:table-cell>
          <table:table-cell table:formula="of:=FIND(&quot;Start&quot;; [.B189]; 1)-2" office:value-type="float" office:value="38" calcext:value-type="float">
            <text:p>38</text:p>
          </table:table-cell>
          <table:table-cell table:style-name="ce6" table:formula="of:=IFERROR(FIND(&quot;Note:&quot;;[.B189];1)-2 ;[.C189])" office:value-type="float" office:value="38" calcext:value-type="float">
            <text:p>38</text:p>
          </table:table-cell>
          <table:table-cell table:formula="of:=CONCATENATE([.$E$1];[.A189];[.$E$1];&quot;=&gt;&quot;;[.$E$1];LEFT([.B189]; [.D189]);[.$E$1];&quot;,&quot;)" office:value-type="string" office:string-value="&quot;245&quot;=&gt;&quot;Provider performance program withhold.&quot;," calcext:value-type="string">
            <text:p>"245"=&gt;"Provider performance program withhold.",</text:p>
          </table:table-cell>
        </table:table-row>
        <table:table-row table:style-name="ro6">
          <table:table-cell table:style-name="ce1" office:value-type="float" office:value="246" calcext:value-type="float">
            <text:p>246</text:p>
          </table:table-cell>
          <table:table-cell table:style-name="ce1" office:value-type="string" calcext:value-type="string">
            <text:p>This non-payable code is for required reporting only.</text:p>
            <text:p>Start: 09/30/2012</text:p>
          </table:table-cell>
          <table:table-cell table:formula="of:=FIND(&quot;Start&quot;; [.B190]; 1)-2" office:value-type="float" office:value="53" calcext:value-type="float">
            <text:p>53</text:p>
          </table:table-cell>
          <table:table-cell table:style-name="ce6" table:formula="of:=IFERROR(FIND(&quot;Note:&quot;;[.B190];1)-2 ;[.C190])" office:value-type="float" office:value="53" calcext:value-type="float">
            <text:p>53</text:p>
          </table:table-cell>
          <table:table-cell table:formula="of:=CONCATENATE([.$E$1];[.A190];[.$E$1];&quot;=&gt;&quot;;[.$E$1];LEFT([.B190]; [.D190]);[.$E$1];&quot;,&quot;)" office:value-type="string" office:string-value="&quot;246&quot;=&gt;&quot;This non-payable code is for required reporting only.&quot;," calcext:value-type="string">
            <text:p>"246"=&gt;"This non-payable code is for required reporting only.",</text:p>
          </table:table-cell>
        </table:table-row>
        <table:table-row table:style-name="ro6">
          <table:table-cell table:style-name="ce1" office:value-type="float" office:value="247" calcext:value-type="float">
            <text:p>247</text:p>
          </table:table-cell>
          <table:table-cell table:style-name="ce1" office:value-type="string" calcext:value-type="string">
            <text:p>Deductible for Professional service rendered in an Institutional setting and billed on an Institutional claim.</text:p>
            <text:p>Start: 09/30/2012</text:p>
            <text:p>Notes: For Medicare Bundled Payment use only, under the Patient Protection and Affordable Care Act (PPACA).</text:p>
          </table:table-cell>
          <table:table-cell table:formula="of:=FIND(&quot;Start&quot;; [.B191]; 1)-2" office:value-type="float" office:value="110" calcext:value-type="float">
            <text:p>110</text:p>
          </table:table-cell>
          <table:table-cell table:style-name="ce6" table:formula="of:=IFERROR(FIND(&quot;Note:&quot;;[.B191];1)-2 ;[.C191])" office:value-type="float" office:value="110" calcext:value-type="float">
            <text:p>110</text:p>
          </table:table-cell>
          <table:table-cell table:formula="of:=CONCATENATE([.$E$1];[.A191];[.$E$1];&quot;=&gt;&quot;;[.$E$1];LEFT([.B191]; [.D191]);[.$E$1];&quot;,&quot;)" office:value-type="string" office:string-value="&quot;247&quot;=&gt;&quot;Deductible for Professional service rendered in an Institutional setting and billed on an Institutional claim.&quot;," calcext:value-type="string">
            <text:p>"247"=&gt;"Deductible for Professional service rendered in an Institutional setting and billed on an Institutional claim.",</text:p>
          </table:table-cell>
        </table:table-row>
        <table:table-row table:style-name="ro6">
          <table:table-cell table:style-name="ce1" office:value-type="float" office:value="248" calcext:value-type="float">
            <text:p>248</text:p>
          </table:table-cell>
          <table:table-cell table:style-name="ce1" office:value-type="string" calcext:value-type="string">
            <text:p>Coinsurance for Professional service rendered in an Institutional setting and billed on an Institutional claim.</text:p>
            <text:p>Start: 09/30/2012</text:p>
            <text:p>Notes: For Medicare Bundled Payment use only, under the Patient Protection and Affordable Care Act (PPACA).</text:p>
          </table:table-cell>
          <table:table-cell table:formula="of:=FIND(&quot;Start&quot;; [.B192]; 1)-2" office:value-type="float" office:value="111" calcext:value-type="float">
            <text:p>111</text:p>
          </table:table-cell>
          <table:table-cell table:style-name="ce6" table:formula="of:=IFERROR(FIND(&quot;Note:&quot;;[.B192];1)-2 ;[.C192])" office:value-type="float" office:value="111" calcext:value-type="float">
            <text:p>111</text:p>
          </table:table-cell>
          <table:table-cell table:formula="of:=CONCATENATE([.$E$1];[.A192];[.$E$1];&quot;=&gt;&quot;;[.$E$1];LEFT([.B192]; [.D192]);[.$E$1];&quot;,&quot;)" office:value-type="string" office:string-value="&quot;248&quot;=&gt;&quot;Coinsurance for Professional service rendered in an Institutional setting and billed on an Institutional claim.&quot;," calcext:value-type="string">
            <text:p>"248"=&gt;"Coinsurance for Professional service rendered in an Institutional setting and billed on an Institutional claim.",</text:p>
          </table:table-cell>
        </table:table-row>
        <table:table-row table:style-name="ro6">
          <table:table-cell table:style-name="ce1" office:value-type="float" office:value="249" calcext:value-type="float">
            <text:p>249</text:p>
          </table:table-cell>
          <table:table-cell table:style-name="ce1" office:value-type="string" calcext:value-type="string">
            <text:p>This claim has been identified as a readmission. (Use only with Group Code CO)</text:p>
            <text:p>Start: 09/30/2012</text:p>
          </table:table-cell>
          <table:table-cell table:formula="of:=FIND(&quot;Start&quot;; [.B193]; 1)-2" office:value-type="float" office:value="78" calcext:value-type="float">
            <text:p>78</text:p>
          </table:table-cell>
          <table:table-cell table:style-name="ce6" table:formula="of:=IFERROR(FIND(&quot;Note:&quot;;[.B193];1)-2 ;[.C193])" office:value-type="float" office:value="78" calcext:value-type="float">
            <text:p>78</text:p>
          </table:table-cell>
          <table:table-cell table:formula="of:=CONCATENATE([.$E$1];[.A193];[.$E$1];&quot;=&gt;&quot;;[.$E$1];LEFT([.B193]; [.D193]);[.$E$1];&quot;,&quot;)" office:value-type="string" office:string-value="&quot;249&quot;=&gt;&quot;This claim has been identified as a readmission. (Use only with Group Code CO)&quot;," calcext:value-type="string">
            <text:p>"249"=&gt;"This claim has been identified as a readmission. (Use only with Group Code CO)",</text:p>
          </table:table-cell>
        </table:table-row>
        <table:table-row table:style-name="ro6">
          <table:table-cell table:style-name="ce1" office:value-type="float" office:value="250" calcext:value-type="float">
            <text:p>250</text:p>
          </table:table-cell>
          <table:table-cell table:style-name="ce1" office:value-type="string" calcext:value-type="string">
            <text:p>The attachment/other documentation that was received was the incorrect attachment/document. The expected attachment/document is still missing. At least one Remark Code must be provided (may be comprised of either the NCPDP Reject Reason Code, or Remittance Advice Remark Code that is not an ALERT).</text:p>
            <text:p>Start: 09/30/2012 | Last Modified: 06/01/2014</text:p>
          </table:table-cell>
          <table:table-cell table:formula="of:=FIND(&quot;Start&quot;; [.B194]; 1)-2" office:value-type="float" office:value="298" calcext:value-type="float">
            <text:p>298</text:p>
          </table:table-cell>
          <table:table-cell table:style-name="ce6" table:formula="of:=IFERROR(FIND(&quot;Note:&quot;;[.B194];1)-2 ;[.C194])" office:value-type="float" office:value="298" calcext:value-type="float">
            <text:p>298</text:p>
          </table:table-cell>
          <table:table-cell table:formula="of:=CONCATENATE([.$E$1];[.A194];[.$E$1];&quot;=&gt;&quot;;[.$E$1];LEFT([.B194]; [.D194]);[.$E$1];&quot;,&quot;)" office:value-type="string" office:string-value="&quot;250&quot;=&gt;&quot;The attachment/other documentation that was received was the incorrect attachment/document. The expected attachment/document is still missing. At least one Remark Code must be provided (may be comprised of either the NCPDP Reject Reason Code, or Remittance Advice Remark Code that is not an ALERT).&quot;," calcext:value-type="string">
            <text:p>"250"=&gt;"The attachment/other documentation that was received was the incorrect attachment/document. The expected attachment/document is still missing.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251" calcext:value-type="float">
            <text:p>251</text:p>
          </table:table-cell>
          <table:table-cell table:style-name="ce1" office:value-type="string" calcext:value-type="string">
            <text:p>The attachment/other documentation that was received was incomplete or deficient. The necessary information is still needed to process the claim. At least one Remark Code must be provided (may be comprised of either the NCPDP Reject Reason Code, or Remittance Advice Remark Code that is not an ALERT).</text:p>
            <text:p>Start: 09/30/2012 | Last Modified: 06/01/2014</text:p>
          </table:table-cell>
          <table:table-cell table:formula="of:=FIND(&quot;Start&quot;; [.B195]; 1)-2" office:value-type="float" office:value="301" calcext:value-type="float">
            <text:p>301</text:p>
          </table:table-cell>
          <table:table-cell table:style-name="ce6" table:formula="of:=IFERROR(FIND(&quot;Note:&quot;;[.B195];1)-2 ;[.C195])" office:value-type="float" office:value="301" calcext:value-type="float">
            <text:p>301</text:p>
          </table:table-cell>
          <table:table-cell table:formula="of:=CONCATENATE([.$E$1];[.A195];[.$E$1];&quot;=&gt;&quot;;[.$E$1];LEFT([.B195]; [.D195]);[.$E$1];&quot;,&quot;)" office:value-type="string" office:string-value="&quot;251&quot;=&gt;&quot;The attachment/other documentation that was received was incomplete or deficient. The necessary information is still needed to process the claim. At least one Remark Code must be provided (may be comprised of either the NCPDP Reject Reason Code, or Remittance Advice Remark Code that is not an ALERT).&quot;," calcext:value-type="string">
            <text:p>"251"=&gt;"The attachment/other documentation that was received was incomplete or deficient. The necessary information is still needed to process the claim.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252" calcext:value-type="float">
            <text:p>252</text:p>
          </table:table-cell>
          <table:table-cell table:style-name="ce1" office:value-type="string" calcext:value-type="string">
            <text:p>An attachment/other documentation is required to adjudicate this claim/service. At least one Remark Code must be provided (may be comprised of either the NCPDP Reject Reason Code, or Remittance Advice Remark Code that is not an ALERT).</text:p>
            <text:p>Start: 09/30/2012 | Last Modified: 06/02/2013</text:p>
          </table:table-cell>
          <table:table-cell table:formula="of:=FIND(&quot;Start&quot;; [.B196]; 1)-2" office:value-type="float" office:value="235" calcext:value-type="float">
            <text:p>235</text:p>
          </table:table-cell>
          <table:table-cell table:style-name="ce6" table:formula="of:=IFERROR(FIND(&quot;Note:&quot;;[.B196];1)-2 ;[.C196])" office:value-type="float" office:value="235" calcext:value-type="float">
            <text:p>235</text:p>
          </table:table-cell>
          <table:table-cell table:formula="of:=CONCATENATE([.$E$1];[.A196];[.$E$1];&quot;=&gt;&quot;;[.$E$1];LEFT([.B196]; [.D196]);[.$E$1];&quot;,&quot;)" office:value-type="string" office:string-value="&quot;252&quot;=&gt;&quot;An attachment/other documentation is required to adjudicate this claim/service. At least one Remark Code must be provided (may be comprised of either the NCPDP Reject Reason Code, or Remittance Advice Remark Code that is not an ALERT).&quot;," calcext:value-type="string">
            <text:p>"252"=&gt;"An attachment/other documentation is required to adjudicate this claim/service.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253" calcext:value-type="float">
            <text:p>253</text:p>
          </table:table-cell>
          <table:table-cell table:style-name="ce1" office:value-type="string" calcext:value-type="string">
            <text:p>Sequestration - reduction in federal payment</text:p>
            <text:p>Start: 06/02/2013 | Last Modified: 11/01/2013</text:p>
          </table:table-cell>
          <table:table-cell table:formula="of:=FIND(&quot;Start&quot;; [.B197]; 1)-2" office:value-type="float" office:value="44" calcext:value-type="float">
            <text:p>44</text:p>
          </table:table-cell>
          <table:table-cell table:style-name="ce6" table:formula="of:=IFERROR(FIND(&quot;Note:&quot;;[.B197];1)-2 ;[.C197])" office:value-type="float" office:value="44" calcext:value-type="float">
            <text:p>44</text:p>
          </table:table-cell>
          <table:table-cell table:formula="of:=CONCATENATE([.$E$1];[.A197];[.$E$1];&quot;=&gt;&quot;;[.$E$1];LEFT([.B197]; [.D197]);[.$E$1];&quot;,&quot;)" office:value-type="string" office:string-value="&quot;253&quot;=&gt;&quot;Sequestration - reduction in federal payment&quot;," calcext:value-type="string">
            <text:p>"253"=&gt;"Sequestration - reduction in federal payment",</text:p>
          </table:table-cell>
        </table:table-row>
        <table:table-row table:style-name="ro6">
          <table:table-cell table:style-name="ce1" office:value-type="float" office:value="254" calcext:value-type="float">
            <text:p>254</text:p>
          </table:table-cell>
          <table:table-cell table:style-name="ce1" office:value-type="string" calcext:value-type="string">
            <text:p>Claim received by the dental plan, but benefits not available under this plan. Submit these services to the patient's medical plan for further consideration.</text:p>
            <text:p>Start: 06/02/2013</text:p>
          </table:table-cell>
          <table:table-cell table:formula="of:=FIND(&quot;Start&quot;; [.B198]; 1)-2" office:value-type="float" office:value="157" calcext:value-type="float">
            <text:p>157</text:p>
          </table:table-cell>
          <table:table-cell table:style-name="ce6" table:formula="of:=IFERROR(FIND(&quot;Note:&quot;;[.B198];1)-2 ;[.C198])" office:value-type="float" office:value="157" calcext:value-type="float">
            <text:p>157</text:p>
          </table:table-cell>
          <table:table-cell table:formula="of:=CONCATENATE([.$E$1];[.A198];[.$E$1];&quot;=&gt;&quot;;[.$E$1];LEFT([.B198]; [.D198]);[.$E$1];&quot;,&quot;)" office:value-type="string" office:string-value="&quot;254&quot;=&gt;&quot;Claim received by the dental plan, but benefits not available under this plan. Submit these services to the patient's medical plan for further consideration.&quot;," calcext:value-type="string">
            <text:p>"254"=&gt;"Claim received by the dental plan, but benefits not available under this plan. Submit these services to the patient's medical plan for further consideration.",</text:p>
          </table:table-cell>
        </table:table-row>
        <table:table-row table:style-name="ro6">
          <table:table-cell table:style-name="ce1" office:value-type="float" office:value="256" calcext:value-type="float">
            <text:p>256</text:p>
          </table:table-cell>
          <table:table-cell table:style-name="ce1" office:value-type="string" calcext:value-type="string">
            <text:p>Service not payable per managed care contract.</text:p>
            <text:p>Start: 06/02/2013</text:p>
          </table:table-cell>
          <table:table-cell table:formula="of:=FIND(&quot;Start&quot;; [.B199]; 1)-2" office:value-type="float" office:value="46" calcext:value-type="float">
            <text:p>46</text:p>
          </table:table-cell>
          <table:table-cell table:style-name="ce6" table:formula="of:=IFERROR(FIND(&quot;Note:&quot;;[.B199];1)-2 ;[.C199])" office:value-type="float" office:value="46" calcext:value-type="float">
            <text:p>46</text:p>
          </table:table-cell>
          <table:table-cell table:formula="of:=CONCATENATE([.$E$1];[.A199];[.$E$1];&quot;=&gt;&quot;;[.$E$1];LEFT([.B199]; [.D199]);[.$E$1];&quot;,&quot;)" office:value-type="string" office:string-value="&quot;256&quot;=&gt;&quot;Service not payable per managed care contract.&quot;," calcext:value-type="string">
            <text:p>"256"=&gt;"Service not payable per managed care contract.",</text:p>
          </table:table-cell>
        </table:table-row>
        <table:table-row table:style-name="ro6">
          <table:table-cell table:style-name="ce1" office:value-type="float" office:value="257" calcext:value-type="float">
            <text:p>257</text:p>
          </table:table-cell>
          <table:table-cell table:style-name="ce1" office:value-type="string" calcext:value-type="string">
            <text:p>The disposition of the claim/service is undetermined during the premium payment grace period, per Health Insurance Exchange requirements. This claim/service will be reversed and corrected when the grace period ends (due to premium payment or lack of premium payment). (Use only with Group Code OA)</text:p>
            <text:p>Start: 11/01/2013 | Last Modified: 06/01/2014</text:p>
            <text:p>Notes: To be used after the first month of the grace period.</text:p>
          </table:table-cell>
          <table:table-cell table:formula="of:=FIND(&quot;Start&quot;; [.B200]; 1)-2" office:value-type="float" office:value="297" calcext:value-type="float">
            <text:p>297</text:p>
          </table:table-cell>
          <table:table-cell table:style-name="ce6" table:formula="of:=IFERROR(FIND(&quot;Note:&quot;;[.B200];1)-2 ;[.C200])" office:value-type="float" office:value="297" calcext:value-type="float">
            <text:p>297</text:p>
          </table:table-cell>
          <table:table-cell table:formula="of:=CONCATENATE([.$E$1];[.A200];[.$E$1];&quot;=&gt;&quot;;[.$E$1];LEFT([.B200]; [.D200]);[.$E$1];&quot;,&quot;)" office:value-type="string" office:string-value="&quot;257&quot;=&gt;&quot;The disposition of the claim/service is undetermined during the premium payment grace period, per Health Insurance Exchange requirements. This claim/service will be reversed and corrected when the grace period ends (due to premium payment or lack of premium payment). (Use only with Group Code OA)&quot;," calcext:value-type="string">
            <text:p>"257"=&gt;"The disposition of the claim/service is undetermined during the premium payment grace period, per Health Insurance Exchange requirements. This claim/service will be reversed and corrected when the grace period ends (due to premium payment or lack of premium payment). (Use only with Group Code OA)",</text:p>
          </table:table-cell>
        </table:table-row>
        <table:table-row table:style-name="ro6">
          <table:table-cell table:style-name="ce1" office:value-type="float" office:value="258" calcext:value-type="float">
            <text:p>258</text:p>
          </table:table-cell>
          <table:table-cell table:style-name="ce1" office:value-type="string" calcext:value-type="string">
            <text:p>Claim/service not covered when patient is in custody/incarcerated. Applicable federal, state or local authority may cover the claim/service.</text:p>
            <text:p>Start: 11/01/2013</text:p>
          </table:table-cell>
          <table:table-cell table:formula="of:=FIND(&quot;Start&quot;; [.B201]; 1)-2" office:value-type="float" office:value="140" calcext:value-type="float">
            <text:p>140</text:p>
          </table:table-cell>
          <table:table-cell table:style-name="ce6" table:formula="of:=IFERROR(FIND(&quot;Note:&quot;;[.B201];1)-2 ;[.C201])" office:value-type="float" office:value="140" calcext:value-type="float">
            <text:p>140</text:p>
          </table:table-cell>
          <table:table-cell table:formula="of:=CONCATENATE([.$E$1];[.A201];[.$E$1];&quot;=&gt;&quot;;[.$E$1];LEFT([.B201]; [.D201]);[.$E$1];&quot;,&quot;)" office:value-type="string" office:string-value="&quot;258&quot;=&gt;&quot;Claim/service not covered when patient is in custody/incarcerated. Applicable federal, state or local authority may cover the claim/service.&quot;," calcext:value-type="string">
            <text:p>"258"=&gt;"Claim/service not covered when patient is in custody/incarcerated. Applicable federal, state or local authority may cover the claim/service.",</text:p>
          </table:table-cell>
        </table:table-row>
        <table:table-row table:style-name="ro6">
          <table:table-cell table:style-name="ce1" office:value-type="float" office:value="259" calcext:value-type="float">
            <text:p>259</text:p>
          </table:table-cell>
          <table:table-cell table:style-name="ce1" office:value-type="string" calcext:value-type="string">
            <text:p>Additional payment for Dental/Vision service utilization.</text:p>
            <text:p>Start: 01/26/2014</text:p>
          </table:table-cell>
          <table:table-cell table:formula="of:=FIND(&quot;Start&quot;; [.B202]; 1)-2" office:value-type="float" office:value="57" calcext:value-type="float">
            <text:p>57</text:p>
          </table:table-cell>
          <table:table-cell table:style-name="ce6" table:formula="of:=IFERROR(FIND(&quot;Note:&quot;;[.B202];1)-2 ;[.C202])" office:value-type="float" office:value="57" calcext:value-type="float">
            <text:p>57</text:p>
          </table:table-cell>
          <table:table-cell table:formula="of:=CONCATENATE([.$E$1];[.A202];[.$E$1];&quot;=&gt;&quot;;[.$E$1];LEFT([.B202]; [.D202]);[.$E$1];&quot;,&quot;)" office:value-type="string" office:string-value="&quot;259&quot;=&gt;&quot;Additional payment for Dental/Vision service utilization.&quot;," calcext:value-type="string">
            <text:p>"259"=&gt;"Additional payment for Dental/Vision service utilization.",</text:p>
          </table:table-cell>
        </table:table-row>
        <table:table-row table:style-name="ro6">
          <table:table-cell table:style-name="ce1" office:value-type="float" office:value="260" calcext:value-type="float">
            <text:p>260</text:p>
          </table:table-cell>
          <table:table-cell table:style-name="ce1" office:value-type="string" calcext:value-type="string">
            <text:p>Processed under Medicaid ACA Enhanced Fee Schedule</text:p>
            <text:p>Start: 01/26/2014</text:p>
          </table:table-cell>
          <table:table-cell table:formula="of:=FIND(&quot;Start&quot;; [.B203]; 1)-2" office:value-type="float" office:value="50" calcext:value-type="float">
            <text:p>50</text:p>
          </table:table-cell>
          <table:table-cell table:style-name="ce6" table:formula="of:=IFERROR(FIND(&quot;Note:&quot;;[.B203];1)-2 ;[.C203])" office:value-type="float" office:value="50" calcext:value-type="float">
            <text:p>50</text:p>
          </table:table-cell>
          <table:table-cell table:formula="of:=CONCATENATE([.$E$1];[.A203];[.$E$1];&quot;=&gt;&quot;;[.$E$1];LEFT([.B203]; [.D203]);[.$E$1];&quot;,&quot;)" office:value-type="string" office:string-value="&quot;260&quot;=&gt;&quot;Processed under Medicaid ACA Enhanced Fee Schedule&quot;," calcext:value-type="string">
            <text:p>"260"=&gt;"Processed under Medicaid ACA Enhanced Fee Schedule",</text:p>
          </table:table-cell>
        </table:table-row>
        <table:table-row table:style-name="ro6">
          <table:table-cell table:style-name="ce1" office:value-type="float" office:value="261" calcext:value-type="float">
            <text:p>261</text:p>
          </table:table-cell>
          <table:table-cell table:style-name="ce1" office:value-type="string" calcext:value-type="string">
            <text:p>The procedure or service is inconsistent with the patient's history.</text:p>
            <text:p>Start: 06/01/2014</text:p>
          </table:table-cell>
          <table:table-cell table:formula="of:=FIND(&quot;Start&quot;; [.B204]; 1)-2" office:value-type="float" office:value="68" calcext:value-type="float">
            <text:p>68</text:p>
          </table:table-cell>
          <table:table-cell table:style-name="ce6" table:formula="of:=IFERROR(FIND(&quot;Note:&quot;;[.B204];1)-2 ;[.C204])" office:value-type="float" office:value="68" calcext:value-type="float">
            <text:p>68</text:p>
          </table:table-cell>
          <table:table-cell table:formula="of:=CONCATENATE([.$E$1];[.A204];[.$E$1];&quot;=&gt;&quot;;[.$E$1];LEFT([.B204]; [.D204]);[.$E$1];&quot;,&quot;)" office:value-type="string" office:string-value="&quot;261&quot;=&gt;&quot;The procedure or service is inconsistent with the patient's history.&quot;," calcext:value-type="string">
            <text:p>"261"=&gt;"The procedure or service is inconsistent with the patient's history.",</text:p>
          </table:table-cell>
        </table:table-row>
        <table:table-row table:style-name="ro6">
          <table:table-cell table:style-name="ce1" office:value-type="float" office:value="262" calcext:value-type="float">
            <text:p>262</text:p>
          </table:table-cell>
          <table:table-cell table:style-name="ce1" office:value-type="string" calcext:value-type="string">
            <text:p>Adjustment for delivery cost. Note: To be used for pharmaceuticals only.</text:p>
            <text:p>Start: 11/01/2014</text:p>
          </table:table-cell>
          <table:table-cell table:formula="of:=FIND(&quot;Start&quot;; [.B205]; 1)-2" office:value-type="float" office:value="72" calcext:value-type="float">
            <text:p>72</text:p>
          </table:table-cell>
          <table:table-cell table:style-name="ce6" table:formula="of:=IFERROR(FIND(&quot;Note:&quot;;[.B205];1)-2 ;[.C205])" office:value-type="float" office:value="29" calcext:value-type="float">
            <text:p>29</text:p>
          </table:table-cell>
          <table:table-cell table:formula="of:=CONCATENATE([.$E$1];[.A205];[.$E$1];&quot;=&gt;&quot;;[.$E$1];LEFT([.B205]; [.D205]);[.$E$1];&quot;,&quot;)" office:value-type="string" office:string-value="&quot;262&quot;=&gt;&quot;Adjustment for delivery cost.&quot;," calcext:value-type="string">
            <text:p>"262"=&gt;"Adjustment for delivery cost.",</text:p>
          </table:table-cell>
        </table:table-row>
        <table:table-row table:style-name="ro6">
          <table:table-cell table:style-name="ce1" office:value-type="float" office:value="263" calcext:value-type="float">
            <text:p>263</text:p>
          </table:table-cell>
          <table:table-cell table:style-name="ce1" office:value-type="string" calcext:value-type="string">
            <text:p>Adjustment for shipping cost. Note: To be used for pharmaceuticals only.</text:p>
            <text:p>Start: 11/01/2014</text:p>
          </table:table-cell>
          <table:table-cell table:formula="of:=FIND(&quot;Start&quot;; [.B206]; 1)-2" office:value-type="float" office:value="72" calcext:value-type="float">
            <text:p>72</text:p>
          </table:table-cell>
          <table:table-cell table:style-name="ce6" table:formula="of:=IFERROR(FIND(&quot;Note:&quot;;[.B206];1)-2 ;[.C206])" office:value-type="float" office:value="29" calcext:value-type="float">
            <text:p>29</text:p>
          </table:table-cell>
          <table:table-cell table:formula="of:=CONCATENATE([.$E$1];[.A206];[.$E$1];&quot;=&gt;&quot;;[.$E$1];LEFT([.B206]; [.D206]);[.$E$1];&quot;,&quot;)" office:value-type="string" office:string-value="&quot;263&quot;=&gt;&quot;Adjustment for shipping cost.&quot;," calcext:value-type="string">
            <text:p>"263"=&gt;"Adjustment for shipping cost.",</text:p>
          </table:table-cell>
        </table:table-row>
        <table:table-row table:style-name="ro6">
          <table:table-cell table:style-name="ce1" office:value-type="float" office:value="264" calcext:value-type="float">
            <text:p>264</text:p>
          </table:table-cell>
          <table:table-cell table:style-name="ce1" office:value-type="string" calcext:value-type="string">
            <text:p>Adjustment for postage cost. Note: To be used for pharmaceuticals only.</text:p>
            <text:p>Start: 11/01/2014</text:p>
          </table:table-cell>
          <table:table-cell table:formula="of:=FIND(&quot;Start&quot;; [.B207]; 1)-2" office:value-type="float" office:value="71" calcext:value-type="float">
            <text:p>71</text:p>
          </table:table-cell>
          <table:table-cell table:style-name="ce6" table:formula="of:=IFERROR(FIND(&quot;Note:&quot;;[.B207];1)-2 ;[.C207])" office:value-type="float" office:value="28" calcext:value-type="float">
            <text:p>28</text:p>
          </table:table-cell>
          <table:table-cell table:formula="of:=CONCATENATE([.$E$1];[.A207];[.$E$1];&quot;=&gt;&quot;;[.$E$1];LEFT([.B207]; [.D207]);[.$E$1];&quot;,&quot;)" office:value-type="string" office:string-value="&quot;264&quot;=&gt;&quot;Adjustment for postage cost.&quot;," calcext:value-type="string">
            <text:p>"264"=&gt;"Adjustment for postage cost.",</text:p>
          </table:table-cell>
        </table:table-row>
        <table:table-row table:style-name="ro6">
          <table:table-cell table:style-name="ce1" office:value-type="float" office:value="265" calcext:value-type="float">
            <text:p>265</text:p>
          </table:table-cell>
          <table:table-cell table:style-name="ce1" office:value-type="string" calcext:value-type="string">
            <text:p>Adjustment for administrative cost. Note: To be used for pharmaceuticals only.</text:p>
            <text:p>Start: 11/01/2014</text:p>
          </table:table-cell>
          <table:table-cell table:formula="of:=FIND(&quot;Start&quot;; [.B208]; 1)-2" office:value-type="float" office:value="78" calcext:value-type="float">
            <text:p>78</text:p>
          </table:table-cell>
          <table:table-cell table:style-name="ce6" table:formula="of:=IFERROR(FIND(&quot;Note:&quot;;[.B208];1)-2 ;[.C208])" office:value-type="float" office:value="35" calcext:value-type="float">
            <text:p>35</text:p>
          </table:table-cell>
          <table:table-cell table:formula="of:=CONCATENATE([.$E$1];[.A208];[.$E$1];&quot;=&gt;&quot;;[.$E$1];LEFT([.B208]; [.D208]);[.$E$1];&quot;,&quot;)" office:value-type="string" office:string-value="&quot;265&quot;=&gt;&quot;Adjustment for administrative cost.&quot;," calcext:value-type="string">
            <text:p>"265"=&gt;"Adjustment for administrative cost.",</text:p>
          </table:table-cell>
        </table:table-row>
        <table:table-row table:style-name="ro6">
          <table:table-cell table:style-name="ce1" office:value-type="float" office:value="266" calcext:value-type="float">
            <text:p>266</text:p>
          </table:table-cell>
          <table:table-cell table:style-name="ce1" office:value-type="string" calcext:value-type="string">
            <text:p>Adjustment for compound preparation cost. Note: To be used for pharmaceuticals only.</text:p>
            <text:p>Start: 11/01/2014</text:p>
          </table:table-cell>
          <table:table-cell table:formula="of:=FIND(&quot;Start&quot;; [.B209]; 1)-2" office:value-type="float" office:value="84" calcext:value-type="float">
            <text:p>84</text:p>
          </table:table-cell>
          <table:table-cell table:style-name="ce6" table:formula="of:=IFERROR(FIND(&quot;Note:&quot;;[.B209];1)-2 ;[.C209])" office:value-type="float" office:value="41" calcext:value-type="float">
            <text:p>41</text:p>
          </table:table-cell>
          <table:table-cell table:formula="of:=CONCATENATE([.$E$1];[.A209];[.$E$1];&quot;=&gt;&quot;;[.$E$1];LEFT([.B209]; [.D209]);[.$E$1];&quot;,&quot;)" office:value-type="string" office:string-value="&quot;266&quot;=&gt;&quot;Adjustment for compound preparation cost.&quot;," calcext:value-type="string">
            <text:p>"266"=&gt;"Adjustment for compound preparation cost.",</text:p>
          </table:table-cell>
        </table:table-row>
        <table:table-row table:style-name="ro6">
          <table:table-cell table:style-name="ce1" office:value-type="float" office:value="267" calcext:value-type="float">
            <text:p>267</text:p>
          </table:table-cell>
          <table:table-cell table:style-name="ce1" office:value-type="string" calcext:value-type="string">
            <text:p>Claim/service spans multiple months. At least one Remark Code must be provided (may be comprised of either the NCPDP Reject Reason Code, or Remittance Advice Remark Code that is not an ALERT.)</text:p>
            <text:p>Start: 11/01/2014 | Last Modified: 04/01/2015</text:p>
          </table:table-cell>
          <table:table-cell table:formula="of:=FIND(&quot;Start&quot;; [.B210]; 1)-2" office:value-type="float" office:value="192" calcext:value-type="float">
            <text:p>192</text:p>
          </table:table-cell>
          <table:table-cell table:style-name="ce6" table:formula="of:=IFERROR(FIND(&quot;Note:&quot;;[.B210];1)-2 ;[.C210])" office:value-type="float" office:value="192" calcext:value-type="float">
            <text:p>192</text:p>
          </table:table-cell>
          <table:table-cell table:formula="of:=CONCATENATE([.$E$1];[.A210];[.$E$1];&quot;=&gt;&quot;;[.$E$1];LEFT([.B210]; [.D210]);[.$E$1];&quot;,&quot;)" office:value-type="string" office:string-value="&quot;267&quot;=&gt;&quot;Claim/service spans multiple months. At least one Remark Code must be provided (may be comprised of either the NCPDP Reject Reason Code, or Remittance Advice Remark Code that is not an ALERT.)&quot;," calcext:value-type="string">
            <text:p>"267"=&gt;"Claim/service spans multiple months. At least one Remark Code must be provided (may be comprised of either the NCPDP Reject Reason Code, or Remittance Advice Remark Code that is not an ALERT.)",</text:p>
          </table:table-cell>
        </table:table-row>
        <table:table-row table:style-name="ro6">
          <table:table-cell table:style-name="ce1" office:value-type="float" office:value="268" calcext:value-type="float">
            <text:p>268</text:p>
          </table:table-cell>
          <table:table-cell table:style-name="ce1" office:value-type="string" calcext:value-type="string">
            <text:p>The Claim spans two calendar years. Please resubmit one claim per calendar year.</text:p>
            <text:p>Start: 11/01/2014</text:p>
          </table:table-cell>
          <table:table-cell table:formula="of:=FIND(&quot;Start&quot;; [.B211]; 1)-2" office:value-type="float" office:value="80" calcext:value-type="float">
            <text:p>80</text:p>
          </table:table-cell>
          <table:table-cell table:style-name="ce6" table:formula="of:=IFERROR(FIND(&quot;Note:&quot;;[.B211];1)-2 ;[.C211])" office:value-type="float" office:value="80" calcext:value-type="float">
            <text:p>80</text:p>
          </table:table-cell>
          <table:table-cell table:formula="of:=CONCATENATE([.$E$1];[.A211];[.$E$1];&quot;=&gt;&quot;;[.$E$1];LEFT([.B211]; [.D211]);[.$E$1];&quot;,&quot;)" office:value-type="string" office:string-value="&quot;268&quot;=&gt;&quot;The Claim spans two calendar years. Please resubmit one claim per calendar year.&quot;," calcext:value-type="string">
            <text:p>"268"=&gt;"The Claim spans two calendar years. Please resubmit one claim per calendar year.",</text:p>
          </table:table-cell>
        </table:table-row>
        <table:table-row table:style-name="ro6">
          <table:table-cell table:style-name="ce1" office:value-type="float" office:value="269" calcext:value-type="float">
            <text:p>269</text:p>
          </table:table-cell>
          <table:table-cell table:style-name="ce1" office:value-type="string" calcext:value-type="string">
            <text:p>Anesthesia not covered for this service/procedure. Note: Refer to the 835 Healthcare Policy Identification Segment (loop 2110 Service Payment Information REF), if present.</text:p>
            <text:p>Start: 03/01/2015</text:p>
          </table:table-cell>
          <table:table-cell table:formula="of:=FIND(&quot;Start&quot;; [.B212]; 1)-2" office:value-type="float" office:value="171" calcext:value-type="float">
            <text:p>171</text:p>
          </table:table-cell>
          <table:table-cell table:style-name="ce6" table:formula="of:=IFERROR(FIND(&quot;Note:&quot;;[.B212];1)-2 ;[.C212])" office:value-type="float" office:value="50" calcext:value-type="float">
            <text:p>50</text:p>
          </table:table-cell>
          <table:table-cell table:formula="of:=CONCATENATE([.$E$1];[.A212];[.$E$1];&quot;=&gt;&quot;;[.$E$1];LEFT([.B212]; [.D212]);[.$E$1];&quot;,&quot;)" office:value-type="string" office:string-value="&quot;269&quot;=&gt;&quot;Anesthesia not covered for this service/procedure.&quot;," calcext:value-type="string">
            <text:p>"269"=&gt;"Anesthesia not covered for this service/procedure.",</text:p>
          </table:table-cell>
        </table:table-row>
        <table:table-row table:style-name="ro6">
          <table:table-cell table:style-name="ce1" office:value-type="float" office:value="270" calcext:value-type="float">
            <text:p>270</text:p>
          </table:table-cell>
          <table:table-cell table:style-name="ce1" office:value-type="string" calcext:value-type="string">
            <text:p>Claim received by the medical plan, but benefits not available under this plan. Submit these services to the patient’s dental plan for further consideration.</text:p>
            <text:p>Start: 07/01/2015</text:p>
          </table:table-cell>
          <table:table-cell table:formula="of:=FIND(&quot;Start&quot;; [.B213]; 1)-2" office:value-type="float" office:value="157" calcext:value-type="float">
            <text:p>157</text:p>
          </table:table-cell>
          <table:table-cell table:style-name="ce6" table:formula="of:=IFERROR(FIND(&quot;Note:&quot;;[.B213];1)-2 ;[.C213])" office:value-type="float" office:value="157" calcext:value-type="float">
            <text:p>157</text:p>
          </table:table-cell>
          <table:table-cell table:formula="of:=CONCATENATE([.$E$1];[.A213];[.$E$1];&quot;=&gt;&quot;;[.$E$1];LEFT([.B213]; [.D213]);[.$E$1];&quot;,&quot;)" office:value-type="string" office:string-value="&quot;270&quot;=&gt;&quot;Claim received by the medical plan, but benefits not available under this plan. Submit these services to the patient’s dental plan for further consideration.&quot;," calcext:value-type="string">
            <text:p>"270"=&gt;"Claim received by the medical plan, but benefits not available under this plan. Submit these services to the patient’s dental plan for further consideration.",</text:p>
          </table:table-cell>
        </table:table-row>
        <table:table-row table:style-name="ro6">
          <table:table-cell table:style-name="ce1" office:value-type="float" office:value="271" calcext:value-type="float">
            <text:p>271</text:p>
          </table:table-cell>
          <table:table-cell table:style-name="ce1" office:value-type="string" calcext:value-type="string">
            <text:p>Prior contractual reductions related to a current periodic payment as part of a contractual payment schedule when deferred amounts have been previously reported. (Use only with group code OA)</text:p>
            <text:p>Start: 11/01/2015</text:p>
          </table:table-cell>
          <table:table-cell table:formula="of:=FIND(&quot;Start&quot;; [.B214]; 1)-2" office:value-type="float" office:value="191" calcext:value-type="float">
            <text:p>191</text:p>
          </table:table-cell>
          <table:table-cell table:style-name="ce6" table:formula="of:=IFERROR(FIND(&quot;Note:&quot;;[.B214];1)-2 ;[.C214])" office:value-type="float" office:value="191" calcext:value-type="float">
            <text:p>191</text:p>
          </table:table-cell>
          <table:table-cell table:formula="of:=CONCATENATE([.$E$1];[.A214];[.$E$1];&quot;=&gt;&quot;;[.$E$1];LEFT([.B214]; [.D214]);[.$E$1];&quot;,&quot;)" office:value-type="string" office:string-value="&quot;271&quot;=&gt;&quot;Prior contractual reductions related to a current periodic payment as part of a contractual payment schedule when deferred amounts have been previously reported. (Use only with group code OA)&quot;," calcext:value-type="string">
            <text:p>"271"=&gt;"Prior contractual reductions related to a current periodic payment as part of a contractual payment schedule when deferred amounts have been previously reported. (Use only with group code OA)",</text:p>
          </table:table-cell>
        </table:table-row>
        <table:table-row table:style-name="ro6">
          <table:table-cell table:style-name="ce1" office:value-type="float" office:value="272" calcext:value-type="float">
            <text:p>272</text:p>
          </table:table-cell>
          <table:table-cell table:style-name="ce1" office:value-type="string" calcext:value-type="string">
            <text:p>Coverage/program guidelines were not met.</text:p>
            <text:p>Start: 11/01/2015</text:p>
          </table:table-cell>
          <table:table-cell table:formula="of:=FIND(&quot;Start&quot;; [.B215]; 1)-2" office:value-type="float" office:value="41" calcext:value-type="float">
            <text:p>41</text:p>
          </table:table-cell>
          <table:table-cell table:style-name="ce6" table:formula="of:=IFERROR(FIND(&quot;Note:&quot;;[.B215];1)-2 ;[.C215])" office:value-type="float" office:value="41" calcext:value-type="float">
            <text:p>41</text:p>
          </table:table-cell>
          <table:table-cell table:formula="of:=CONCATENATE([.$E$1];[.A215];[.$E$1];&quot;=&gt;&quot;;[.$E$1];LEFT([.B215]; [.D215]);[.$E$1];&quot;,&quot;)" office:value-type="string" office:string-value="&quot;272&quot;=&gt;&quot;Coverage/program guidelines were not met.&quot;," calcext:value-type="string">
            <text:p>"272"=&gt;"Coverage/program guidelines were not met.",</text:p>
          </table:table-cell>
        </table:table-row>
        <table:table-row table:style-name="ro6">
          <table:table-cell table:style-name="ce1" office:value-type="float" office:value="273" calcext:value-type="float">
            <text:p>273</text:p>
          </table:table-cell>
          <table:table-cell table:style-name="ce1" office:value-type="string" calcext:value-type="string">
            <text:p>Coverage/program guidelines were exceeded.</text:p>
            <text:p>Start: 11/01/2015</text:p>
          </table:table-cell>
          <table:table-cell table:formula="of:=FIND(&quot;Start&quot;; [.B216]; 1)-2" office:value-type="float" office:value="42" calcext:value-type="float">
            <text:p>42</text:p>
          </table:table-cell>
          <table:table-cell table:style-name="ce6" table:formula="of:=IFERROR(FIND(&quot;Note:&quot;;[.B216];1)-2 ;[.C216])" office:value-type="float" office:value="42" calcext:value-type="float">
            <text:p>42</text:p>
          </table:table-cell>
          <table:table-cell table:formula="of:=CONCATENATE([.$E$1];[.A216];[.$E$1];&quot;=&gt;&quot;;[.$E$1];LEFT([.B216]; [.D216]);[.$E$1];&quot;,&quot;)" office:value-type="string" office:string-value="&quot;273&quot;=&gt;&quot;Coverage/program guidelines were exceeded.&quot;," calcext:value-type="string">
            <text:p>"273"=&gt;"Coverage/program guidelines were exceeded.",</text:p>
          </table:table-cell>
        </table:table-row>
        <table:table-row table:style-name="ro6">
          <table:table-cell table:style-name="ce1" office:value-type="float" office:value="274" calcext:value-type="float">
            <text:p>274</text:p>
          </table:table-cell>
          <table:table-cell table:style-name="ce1" office:value-type="string" calcext:value-type="string">
            <text:p>Fee/Service not payable per patient Care Coordination arrangement.</text:p>
            <text:p>Start: 11/01/2015</text:p>
          </table:table-cell>
          <table:table-cell table:formula="of:=FIND(&quot;Start&quot;; [.B217]; 1)-2" office:value-type="float" office:value="66" calcext:value-type="float">
            <text:p>66</text:p>
          </table:table-cell>
          <table:table-cell table:style-name="ce6" table:formula="of:=IFERROR(FIND(&quot;Note:&quot;;[.B217];1)-2 ;[.C217])" office:value-type="float" office:value="66" calcext:value-type="float">
            <text:p>66</text:p>
          </table:table-cell>
          <table:table-cell table:formula="of:=CONCATENATE([.$E$1];[.A217];[.$E$1];&quot;=&gt;&quot;;[.$E$1];LEFT([.B217]; [.D217]);[.$E$1];&quot;,&quot;)" office:value-type="string" office:string-value="&quot;274&quot;=&gt;&quot;Fee/Service not payable per patient Care Coordination arrangement.&quot;," calcext:value-type="string">
            <text:p>"274"=&gt;"Fee/Service not payable per patient Care Coordination arrangement.",</text:p>
          </table:table-cell>
        </table:table-row>
        <table:table-row table:style-name="ro6">
          <table:table-cell table:style-name="ce1" office:value-type="float" office:value="275" calcext:value-type="float">
            <text:p>275</text:p>
          </table:table-cell>
          <table:table-cell table:style-name="ce1" office:value-type="string" calcext:value-type="string">
            <text:p>Prior payer's (or payers') patient responsibility (deductible, coinsurance, co-payment) not covered. (Use only with Group Code PR)</text:p>
            <text:p>Start: 11/01/2015</text:p>
          </table:table-cell>
          <table:table-cell table:formula="of:=FIND(&quot;Start&quot;; [.B218]; 1)-2" office:value-type="float" office:value="130" calcext:value-type="float">
            <text:p>130</text:p>
          </table:table-cell>
          <table:table-cell table:style-name="ce6" table:formula="of:=IFERROR(FIND(&quot;Note:&quot;;[.B218];1)-2 ;[.C218])" office:value-type="float" office:value="130" calcext:value-type="float">
            <text:p>130</text:p>
          </table:table-cell>
          <table:table-cell table:formula="of:=CONCATENATE([.$E$1];[.A218];[.$E$1];&quot;=&gt;&quot;;[.$E$1];LEFT([.B218]; [.D218]);[.$E$1];&quot;,&quot;)" office:value-type="string" office:string-value="&quot;275&quot;=&gt;&quot;Prior payer's (or payers') patient responsibility (deductible, coinsurance, co-payment) not covered. (Use only with Group Code PR)&quot;," calcext:value-type="string">
            <text:p>"275"=&gt;"Prior payer's (or payers') patient responsibility (deductible, coinsurance, co-payment) not covered. (Use only with Group Code PR)",</text:p>
          </table:table-cell>
        </table:table-row>
        <table:table-row table:style-name="ro6">
          <table:table-cell table:style-name="ce1" office:value-type="float" office:value="276" calcext:value-type="float">
            <text:p>276</text:p>
          </table:table-cell>
          <table:table-cell table:style-name="ce1" office:value-type="string" calcext:value-type="string">
            <text:p>Services denied by the prior payer(s) are not covered by this payer.</text:p>
            <text:p>Start: 11/01/2015</text:p>
          </table:table-cell>
          <table:table-cell table:formula="of:=FIND(&quot;Start&quot;; [.B219]; 1)-2" office:value-type="float" office:value="68" calcext:value-type="float">
            <text:p>68</text:p>
          </table:table-cell>
          <table:table-cell table:style-name="ce6" table:formula="of:=IFERROR(FIND(&quot;Note:&quot;;[.B219];1)-2 ;[.C219])" office:value-type="float" office:value="68" calcext:value-type="float">
            <text:p>68</text:p>
          </table:table-cell>
          <table:table-cell table:formula="of:=CONCATENATE([.$E$1];[.A219];[.$E$1];&quot;=&gt;&quot;;[.$E$1];LEFT([.B219]; [.D219]);[.$E$1];&quot;,&quot;)" office:value-type="string" office:string-value="&quot;276&quot;=&gt;&quot;Services denied by the prior payer(s) are not covered by this payer.&quot;," calcext:value-type="string">
            <text:p>"276"=&gt;"Services denied by the prior payer(s) are not covered by this payer.",</text:p>
          </table:table-cell>
        </table:table-row>
        <table:table-row table:style-name="ro6">
          <table:table-cell table:style-name="ce1" office:value-type="float" office:value="277" calcext:value-type="float">
            <text:p>277</text:p>
          </table:table-cell>
          <table:table-cell table:style-name="ce1" office:value-type="string" calcext:value-type="string">
            <text:p>The disposition of the claim/service is undetermined during the premium payment grace period, per Health Insurance SHOP Exchange requirements. This claim/service will be reversed and corrected when the grace period ends (due to premium payment or lack of premium payment). (Use only with Group Code OA)</text:p>
            <text:p>Start: 11/01/2015</text:p>
            <text:p>Notes: To be used during 31 day SHOP grace period.</text:p>
          </table:table-cell>
          <table:table-cell table:formula="of:=FIND(&quot;Start&quot;; [.B220]; 1)-2" office:value-type="float" office:value="302" calcext:value-type="float">
            <text:p>302</text:p>
          </table:table-cell>
          <table:table-cell table:style-name="ce6" table:formula="of:=IFERROR(FIND(&quot;Note:&quot;;[.B220];1)-2 ;[.C220])" office:value-type="float" office:value="302" calcext:value-type="float">
            <text:p>302</text:p>
          </table:table-cell>
          <table:table-cell table:formula="of:=CONCATENATE([.$E$1];[.A220];[.$E$1];&quot;=&gt;&quot;;[.$E$1];LEFT([.B220]; [.D220]);[.$E$1];&quot;,&quot;)" office:value-type="string" office:string-value="&quot;277&quot;=&gt;&quot;The disposition of the claim/service is undetermined during the premium payment grace period, per Health Insurance SHOP Exchange requirements. This claim/service will be reversed and corrected when the grace period ends (due to premium payment or lack of premium payment). (Use only with Group Code OA)&quot;," calcext:value-type="string">
            <text:p>"277"=&gt;"The disposition of the claim/service is undetermined during the premium payment grace period, per Health Insurance SHOP Exchange requirements. This claim/service will be reversed and corrected when the grace period ends (due to premium payment or lack of premium payment). (Use only with Group Code OA)",</text:p>
          </table:table-cell>
        </table:table-row>
        <table:table-row table:style-name="ro6">
          <table:table-cell table:style-name="ce1" office:value-type="string" calcext:value-type="string">
            <text:p>A0</text:p>
          </table:table-cell>
          <table:table-cell table:style-name="ce1" office:value-type="string" calcext:value-type="string">
            <text:p>Patient refund amount.</text:p>
            <text:p>Start: 01/01/1995</text:p>
          </table:table-cell>
          <table:table-cell table:formula="of:=FIND(&quot;Start&quot;; [.B221]; 1)-2" office:value-type="float" office:value="22" calcext:value-type="float">
            <text:p>22</text:p>
          </table:table-cell>
          <table:table-cell table:style-name="ce6" table:formula="of:=IFERROR(FIND(&quot;Note:&quot;;[.B221];1)-2 ;[.C221])" office:value-type="float" office:value="22" calcext:value-type="float">
            <text:p>22</text:p>
          </table:table-cell>
          <table:table-cell table:formula="of:=CONCATENATE([.$E$1];[.A221];[.$E$1];&quot;=&gt;&quot;;[.$E$1];LEFT([.B221]; [.D221]);[.$E$1];&quot;,&quot;)" office:value-type="string" office:string-value="&quot;A0&quot;=&gt;&quot;Patient refund amount.&quot;," calcext:value-type="string">
            <text:p>"A0"=&gt;"Patient refund amount.",</text:p>
          </table:table-cell>
        </table:table-row>
        <table:table-row table:style-name="ro6">
          <table:table-cell table:style-name="ce1" office:value-type="string" calcext:value-type="string">
            <text:p>A1</text:p>
          </table:table-cell>
          <table:table-cell table:style-name="ce1" office:value-type="string" calcext:value-type="string">
            <text:p>Claim/Service denied. At least one Remark Code must be provided (may be comprised of either the NCPDP Reject Reason Code, or Remittance Advice Remark Code that is not an ALERT.)</text:p>
            <text:p>Start: 01/01/1995 | Last Modified: 09/20/2009</text:p>
          </table:table-cell>
          <table:table-cell table:formula="of:=FIND(&quot;Start&quot;; [.B222]; 1)-2" office:value-type="float" office:value="177" calcext:value-type="float">
            <text:p>177</text:p>
          </table:table-cell>
          <table:table-cell table:style-name="ce6" table:formula="of:=IFERROR(FIND(&quot;Note:&quot;;[.B222];1)-2 ;[.C222])" office:value-type="float" office:value="177" calcext:value-type="float">
            <text:p>177</text:p>
          </table:table-cell>
          <table:table-cell table:formula="of:=CONCATENATE([.$E$1];[.A222];[.$E$1];&quot;=&gt;&quot;;[.$E$1];LEFT([.B222]; [.D222]);[.$E$1];&quot;,&quot;)" office:value-type="string" office:string-value="&quot;A1&quot;=&gt;&quot;Claim/Service denied. At least one Remark Code must be provided (may be comprised of either the NCPDP Reject Reason Code, or Remittance Advice Remark Code that is not an ALERT.)&quot;," calcext:value-type="string">
            <text:p>"A1"=&gt;"Claim/Service denied. At least one Remark Code must be provided (may be comprised of either the NCPDP Reject Reason Code, or Remittance Advice Remark Code that is not an ALERT.)",</text:p>
          </table:table-cell>
        </table:table-row>
        <table:table-row table:style-name="ro6">
          <table:table-cell table:style-name="ce1" office:value-type="string" calcext:value-type="string">
            <text:p>A5</text:p>
          </table:table-cell>
          <table:table-cell table:style-name="ce1" office:value-type="string" calcext:value-type="string">
            <text:p>Medicare Claim PPS Capital Cost Outlier Amount.</text:p>
            <text:p>Start: 01/01/1995</text:p>
          </table:table-cell>
          <table:table-cell table:formula="of:=FIND(&quot;Start&quot;; [.B223]; 1)-2" office:value-type="float" office:value="47" calcext:value-type="float">
            <text:p>47</text:p>
          </table:table-cell>
          <table:table-cell table:style-name="ce6" table:formula="of:=IFERROR(FIND(&quot;Note:&quot;;[.B223];1)-2 ;[.C223])" office:value-type="float" office:value="47" calcext:value-type="float">
            <text:p>47</text:p>
          </table:table-cell>
          <table:table-cell table:formula="of:=CONCATENATE([.$E$1];[.A223];[.$E$1];&quot;=&gt;&quot;;[.$E$1];LEFT([.B223]; [.D223]);[.$E$1];&quot;,&quot;)" office:value-type="string" office:string-value="&quot;A5&quot;=&gt;&quot;Medicare Claim PPS Capital Cost Outlier Amount.&quot;," calcext:value-type="string">
            <text:p>"A5"=&gt;"Medicare Claim PPS Capital Cost Outlier Amount.",</text:p>
          </table:table-cell>
        </table:table-row>
        <table:table-row table:style-name="ro6">
          <table:table-cell table:style-name="ce1" office:value-type="string" calcext:value-type="string">
            <text:p>A6</text:p>
          </table:table-cell>
          <table:table-cell table:style-name="ce1" office:value-type="string" calcext:value-type="string">
            <text:p>Prior hospitalization or 30 day transfer requirement not met.</text:p>
            <text:p>Start: 01/01/1995</text:p>
          </table:table-cell>
          <table:table-cell table:formula="of:=FIND(&quot;Start&quot;; [.B224]; 1)-2" office:value-type="float" office:value="61" calcext:value-type="float">
            <text:p>61</text:p>
          </table:table-cell>
          <table:table-cell table:style-name="ce6" table:formula="of:=IFERROR(FIND(&quot;Note:&quot;;[.B224];1)-2 ;[.C224])" office:value-type="float" office:value="61" calcext:value-type="float">
            <text:p>61</text:p>
          </table:table-cell>
          <table:table-cell table:formula="of:=CONCATENATE([.$E$1];[.A224];[.$E$1];&quot;=&gt;&quot;;[.$E$1];LEFT([.B224]; [.D224]);[.$E$1];&quot;,&quot;)" office:value-type="string" office:string-value="&quot;A6&quot;=&gt;&quot;Prior hospitalization or 30 day transfer requirement not met.&quot;," calcext:value-type="string">
            <text:p>"A6"=&gt;"Prior hospitalization or 30 day transfer requirement not met.",</text:p>
          </table:table-cell>
        </table:table-row>
        <table:table-row table:style-name="ro6">
          <table:table-cell table:style-name="ce1" office:value-type="string" calcext:value-type="string">
            <text:p>A8</text:p>
          </table:table-cell>
          <table:table-cell table:style-name="ce1" office:value-type="string" calcext:value-type="string">
            <text:p>Ungroupable DRG.</text:p>
            <text:p>Start: 01/01/1995 | Last Modified: 09/30/2007</text:p>
          </table:table-cell>
          <table:table-cell table:formula="of:=FIND(&quot;Start&quot;; [.B225]; 1)-2" office:value-type="float" office:value="16" calcext:value-type="float">
            <text:p>16</text:p>
          </table:table-cell>
          <table:table-cell table:style-name="ce6" table:formula="of:=IFERROR(FIND(&quot;Note:&quot;;[.B225];1)-2 ;[.C225])" office:value-type="float" office:value="16" calcext:value-type="float">
            <text:p>16</text:p>
          </table:table-cell>
          <table:table-cell table:formula="of:=CONCATENATE([.$E$1];[.A225];[.$E$1];&quot;=&gt;&quot;;[.$E$1];LEFT([.B225]; [.D225]);[.$E$1];&quot;,&quot;)" office:value-type="string" office:string-value="&quot;A8&quot;=&gt;&quot;Ungroupable DRG.&quot;," calcext:value-type="string">
            <text:p>"A8"=&gt;"Ungroupable DRG.",</text:p>
          </table:table-cell>
        </table:table-row>
        <table:table-row table:style-name="ro6">
          <table:table-cell table:style-name="ce1" office:value-type="string" calcext:value-type="string">
            <text:p>B1</text:p>
          </table:table-cell>
          <table:table-cell table:style-name="ce1" office:value-type="string" calcext:value-type="string">
            <text:p>Non-covered visits.</text:p>
            <text:p>Start: 01/01/1995</text:p>
          </table:table-cell>
          <table:table-cell table:formula="of:=FIND(&quot;Start&quot;; [.B226]; 1)-2" office:value-type="float" office:value="19" calcext:value-type="float">
            <text:p>19</text:p>
          </table:table-cell>
          <table:table-cell table:style-name="ce6" table:formula="of:=IFERROR(FIND(&quot;Note:&quot;;[.B226];1)-2 ;[.C226])" office:value-type="float" office:value="19" calcext:value-type="float">
            <text:p>19</text:p>
          </table:table-cell>
          <table:table-cell table:formula="of:=CONCATENATE([.$E$1];[.A226];[.$E$1];&quot;=&gt;&quot;;[.$E$1];LEFT([.B226]; [.D226]);[.$E$1];&quot;,&quot;)" office:value-type="string" office:string-value="&quot;B1&quot;=&gt;&quot;Non-covered visits.&quot;," calcext:value-type="string">
            <text:p>"B1"=&gt;"Non-covered visits.",</text:p>
          </table:table-cell>
        </table:table-row>
        <table:table-row table:style-name="ro6">
          <table:table-cell table:style-name="ce1" office:value-type="string" calcext:value-type="string">
            <text:p>B4</text:p>
          </table:table-cell>
          <table:table-cell table:style-name="ce1" office:value-type="string" calcext:value-type="string">
            <text:p>Late filing penalty.</text:p>
            <text:p>Start: 01/01/1995</text:p>
          </table:table-cell>
          <table:table-cell table:formula="of:=FIND(&quot;Start&quot;; [.B227]; 1)-2" office:value-type="float" office:value="20" calcext:value-type="float">
            <text:p>20</text:p>
          </table:table-cell>
          <table:table-cell table:style-name="ce6" table:formula="of:=IFERROR(FIND(&quot;Note:&quot;;[.B227];1)-2 ;[.C227])" office:value-type="float" office:value="20" calcext:value-type="float">
            <text:p>20</text:p>
          </table:table-cell>
          <table:table-cell table:formula="of:=CONCATENATE([.$E$1];[.A227];[.$E$1];&quot;=&gt;&quot;;[.$E$1];LEFT([.B227]; [.D227]);[.$E$1];&quot;,&quot;)" office:value-type="string" office:string-value="&quot;B4&quot;=&gt;&quot;Late filing penalty.&quot;," calcext:value-type="string">
            <text:p>"B4"=&gt;"Late filing penalty.",</text:p>
          </table:table-cell>
        </table:table-row>
        <table:table-row table:style-name="ro6">
          <table:table-cell table:style-name="ce1" office:value-type="string" calcext:value-type="string">
            <text:p>B5</text:p>
          </table:table-cell>
          <table:table-cell table:style-name="ce1" office:value-type="string" calcext:value-type="string">
            <text:p>Coverage/program guidelines were not met or were exceeded.</text:p>
            <text:p>Start: 01/01/1995 | Last Modified: 11/01/2015 | Stop: 05/01/2016</text:p>
            <text:p>Notes: This code has been replaced by 272 and 273.</text:p>
          </table:table-cell>
          <table:table-cell table:formula="of:=FIND(&quot;Start&quot;; [.B228]; 1)-2" office:value-type="float" office:value="58" calcext:value-type="float">
            <text:p>58</text:p>
          </table:table-cell>
          <table:table-cell table:style-name="ce6" table:formula="of:=IFERROR(FIND(&quot;Note:&quot;;[.B228];1)-2 ;[.C228])" office:value-type="float" office:value="58" calcext:value-type="float">
            <text:p>58</text:p>
          </table:table-cell>
          <table:table-cell table:formula="of:=CONCATENATE([.$E$1];[.A228];[.$E$1];&quot;=&gt;&quot;;[.$E$1];LEFT([.B228]; [.D228]);[.$E$1];&quot;,&quot;)" office:value-type="string" office:string-value="&quot;B5&quot;=&gt;&quot;Coverage/program guidelines were not met or were exceeded.&quot;," calcext:value-type="string">
            <text:p>"B5"=&gt;"Coverage/program guidelines were not met or were exceeded.",</text:p>
          </table:table-cell>
        </table:table-row>
        <table:table-row table:style-name="ro6">
          <table:table-cell table:style-name="ce1" office:value-type="string" calcext:value-type="string">
            <text:p>B7</text:p>
          </table:table-cell>
          <table:table-cell table:style-name="ce1" office:value-type="string" calcext:value-type="string">
            <text:p>This provider was not certified/eligible to be paid for this procedure/service on this date of service. Note: Refer to the 835 Healthcare Policy Identification Segment (loop 2110 Service Payment Information REF), if present.</text:p>
            <text:p>Start: 01/01/1995 | Last Modified: 09/20/2009</text:p>
          </table:table-cell>
          <table:table-cell table:formula="of:=FIND(&quot;Start&quot;; [.B229]; 1)-2" office:value-type="float" office:value="224" calcext:value-type="float">
            <text:p>224</text:p>
          </table:table-cell>
          <table:table-cell table:style-name="ce6" table:formula="of:=IFERROR(FIND(&quot;Note:&quot;;[.B229];1)-2 ;[.C229])" office:value-type="float" office:value="103" calcext:value-type="float">
            <text:p>103</text:p>
          </table:table-cell>
          <table:table-cell table:formula="of:=CONCATENATE([.$E$1];[.A229];[.$E$1];&quot;=&gt;&quot;;[.$E$1];LEFT([.B229]; [.D229]);[.$E$1];&quot;,&quot;)" office:value-type="string" office:string-value="&quot;B7&quot;=&gt;&quot;This provider was not certified/eligible to be paid for this procedure/service on this date of service.&quot;," calcext:value-type="string">
            <text:p>"B7"=&gt;"This provider was not certified/eligible to be paid for this procedure/service on this date of service.",</text:p>
          </table:table-cell>
        </table:table-row>
        <table:table-row table:style-name="ro6">
          <table:table-cell table:style-name="ce1" office:value-type="string" calcext:value-type="string">
            <text:p>B8</text:p>
          </table:table-cell>
          <table:table-cell table:style-name="ce1" office:value-type="string" calcext:value-type="string">
            <text:p>Alternative services were available, and should have been utilized. Note: Refer to the 835 Healthcare Policy Identification Segment (loop 2110 Service Payment Information REF), if present.</text:p>
            <text:p>Start: 01/01/1995 | Last Modified: 09/20/2009</text:p>
          </table:table-cell>
          <table:table-cell table:formula="of:=FIND(&quot;Start&quot;; [.B230]; 1)-2" office:value-type="float" office:value="188" calcext:value-type="float">
            <text:p>188</text:p>
          </table:table-cell>
          <table:table-cell table:style-name="ce6" table:formula="of:=IFERROR(FIND(&quot;Note:&quot;;[.B230];1)-2 ;[.C230])" office:value-type="float" office:value="67" calcext:value-type="float">
            <text:p>67</text:p>
          </table:table-cell>
          <table:table-cell table:formula="of:=CONCATENATE([.$E$1];[.A230];[.$E$1];&quot;=&gt;&quot;;[.$E$1];LEFT([.B230]; [.D230]);[.$E$1];&quot;,&quot;)" office:value-type="string" office:string-value="&quot;B8&quot;=&gt;&quot;Alternative services were available, and should have been utilized.&quot;," calcext:value-type="string">
            <text:p>"B8"=&gt;"Alternative services were available, and should have been utilized.",</text:p>
          </table:table-cell>
        </table:table-row>
        <table:table-row table:style-name="ro6">
          <table:table-cell table:style-name="ce1" office:value-type="string" calcext:value-type="string">
            <text:p>B9</text:p>
          </table:table-cell>
          <table:table-cell table:style-name="ce1" office:value-type="string" calcext:value-type="string">
            <text:p>Patient is enrolled in a Hospice.</text:p>
            <text:p>Start: 01/01/1995 | Last Modified: 09/30/2007</text:p>
          </table:table-cell>
          <table:table-cell table:formula="of:=FIND(&quot;Start&quot;; [.B231]; 1)-2" office:value-type="float" office:value="33" calcext:value-type="float">
            <text:p>33</text:p>
          </table:table-cell>
          <table:table-cell table:style-name="ce6" table:formula="of:=IFERROR(FIND(&quot;Note:&quot;;[.B231];1)-2 ;[.C231])" office:value-type="float" office:value="33" calcext:value-type="float">
            <text:p>33</text:p>
          </table:table-cell>
          <table:table-cell table:formula="of:=CONCATENATE([.$E$1];[.A231];[.$E$1];&quot;=&gt;&quot;;[.$E$1];LEFT([.B231]; [.D231]);[.$E$1];&quot;,&quot;)" office:value-type="string" office:string-value="&quot;B9&quot;=&gt;&quot;Patient is enrolled in a Hospice.&quot;," calcext:value-type="string">
            <text:p>"B9"=&gt;"Patient is enrolled in a Hospice.",</text:p>
          </table:table-cell>
        </table:table-row>
        <table:table-row table:style-name="ro6">
          <table:table-cell table:style-name="ce1" office:value-type="string" calcext:value-type="string">
            <text:p>B10</text:p>
          </table:table-cell>
          <table:table-cell table:style-name="ce1" office:value-type="string" calcext:value-type="string">
            <text:p>Allowed amount has been reduced because a component of the basic procedure/test was paid. The beneficiary is not liable for more than the charge limit for the basic procedure/test.</text:p>
            <text:p>Start: 01/01/1995</text:p>
          </table:table-cell>
          <table:table-cell table:formula="of:=FIND(&quot;Start&quot;; [.B232]; 1)-2" office:value-type="float" office:value="180" calcext:value-type="float">
            <text:p>180</text:p>
          </table:table-cell>
          <table:table-cell table:style-name="ce6" table:formula="of:=IFERROR(FIND(&quot;Note:&quot;;[.B232];1)-2 ;[.C232])" office:value-type="float" office:value="180" calcext:value-type="float">
            <text:p>180</text:p>
          </table:table-cell>
          <table:table-cell table:formula="of:=CONCATENATE([.$E$1];[.A232];[.$E$1];&quot;=&gt;&quot;;[.$E$1];LEFT([.B232]; [.D232]);[.$E$1];&quot;,&quot;)" office:value-type="string" office:string-value="&quot;B10&quot;=&gt;&quot;Allowed amount has been reduced because a component of the basic procedure/test was paid. The beneficiary is not liable for more than the charge limit for the basic procedure/test.&quot;," calcext:value-type="string">
            <text:p>"B10"=&gt;"Allowed amount has been reduced because a component of the basic procedure/test was paid. The beneficiary is not liable for more than the charge limit for the basic procedure/test.",</text:p>
          </table:table-cell>
        </table:table-row>
        <table:table-row table:style-name="ro6">
          <table:table-cell table:style-name="ce1" office:value-type="string" calcext:value-type="string">
            <text:p>B11</text:p>
          </table:table-cell>
          <table:table-cell table:style-name="ce1" office:value-type="string" calcext:value-type="string">
            <text:p>The claim/service has been transferred to the proper payer/processor for processing. Claim/service not covered by this payer/processor.</text:p>
            <text:p>Start: 01/01/1995</text:p>
          </table:table-cell>
          <table:table-cell table:formula="of:=FIND(&quot;Start&quot;; [.B233]; 1)-2" office:value-type="float" office:value="135" calcext:value-type="float">
            <text:p>135</text:p>
          </table:table-cell>
          <table:table-cell table:style-name="ce6" table:formula="of:=IFERROR(FIND(&quot;Note:&quot;;[.B233];1)-2 ;[.C233])" office:value-type="float" office:value="135" calcext:value-type="float">
            <text:p>135</text:p>
          </table:table-cell>
          <table:table-cell table:formula="of:=CONCATENATE([.$E$1];[.A233];[.$E$1];&quot;=&gt;&quot;;[.$E$1];LEFT([.B233]; [.D233]);[.$E$1];&quot;,&quot;)" office:value-type="string" office:string-value="&quot;B11&quot;=&gt;&quot;The claim/service has been transferred to the proper payer/processor for processing. Claim/service not covered by this payer/processor.&quot;," calcext:value-type="string">
            <text:p>"B11"=&gt;"The claim/service has been transferred to the proper payer/processor for processing. Claim/service not covered by this payer/processor.",</text:p>
          </table:table-cell>
        </table:table-row>
        <table:table-row table:style-name="ro6">
          <table:table-cell table:style-name="ce1" office:value-type="string" calcext:value-type="string">
            <text:p>B12</text:p>
          </table:table-cell>
          <table:table-cell table:style-name="ce1" office:value-type="string" calcext:value-type="string">
            <text:p>Services not documented in patients' medical records.</text:p>
            <text:p>Start: 01/01/1995</text:p>
          </table:table-cell>
          <table:table-cell table:formula="of:=FIND(&quot;Start&quot;; [.B234]; 1)-2" office:value-type="float" office:value="53" calcext:value-type="float">
            <text:p>53</text:p>
          </table:table-cell>
          <table:table-cell table:style-name="ce6" table:formula="of:=IFERROR(FIND(&quot;Note:&quot;;[.B234];1)-2 ;[.C234])" office:value-type="float" office:value="53" calcext:value-type="float">
            <text:p>53</text:p>
          </table:table-cell>
          <table:table-cell table:formula="of:=CONCATENATE([.$E$1];[.A234];[.$E$1];&quot;=&gt;&quot;;[.$E$1];LEFT([.B234]; [.D234]);[.$E$1];&quot;,&quot;)" office:value-type="string" office:string-value="&quot;B12&quot;=&gt;&quot;Services not documented in patients' medical records.&quot;," calcext:value-type="string">
            <text:p>"B12"=&gt;"Services not documented in patients' medical records.",</text:p>
          </table:table-cell>
        </table:table-row>
        <table:table-row table:style-name="ro6">
          <table:table-cell table:style-name="ce1" office:value-type="string" calcext:value-type="string">
            <text:p>B13</text:p>
          </table:table-cell>
          <table:table-cell table:style-name="ce1" office:value-type="string" calcext:value-type="string">
            <text:p>Previously paid. Payment for this claim/service may have been provided in a previous payment.</text:p>
            <text:p>Start: 01/01/1995</text:p>
          </table:table-cell>
          <table:table-cell table:formula="of:=FIND(&quot;Start&quot;; [.B235]; 1)-2" office:value-type="float" office:value="93" calcext:value-type="float">
            <text:p>93</text:p>
          </table:table-cell>
          <table:table-cell table:style-name="ce6" table:formula="of:=IFERROR(FIND(&quot;Note:&quot;;[.B235];1)-2 ;[.C235])" office:value-type="float" office:value="93" calcext:value-type="float">
            <text:p>93</text:p>
          </table:table-cell>
          <table:table-cell table:formula="of:=CONCATENATE([.$E$1];[.A235];[.$E$1];&quot;=&gt;&quot;;[.$E$1];LEFT([.B235]; [.D235]);[.$E$1];&quot;,&quot;)" office:value-type="string" office:string-value="&quot;B13&quot;=&gt;&quot;Previously paid. Payment for this claim/service may have been provided in a previous payment.&quot;," calcext:value-type="string">
            <text:p>"B13"=&gt;"Previously paid. Payment for this claim/service may have been provided in a previous payment.",</text:p>
          </table:table-cell>
        </table:table-row>
        <table:table-row table:style-name="ro6">
          <table:table-cell table:style-name="ce1" office:value-type="string" calcext:value-type="string">
            <text:p>B14</text:p>
          </table:table-cell>
          <table:table-cell table:style-name="ce1" office:value-type="string" calcext:value-type="string">
            <text:p>Only one visit or consultation per physician per day is covered.</text:p>
            <text:p>Start: 01/01/1995 | Last Modified: 09/30/2007</text:p>
          </table:table-cell>
          <table:table-cell table:formula="of:=FIND(&quot;Start&quot;; [.B236]; 1)-2" office:value-type="float" office:value="64" calcext:value-type="float">
            <text:p>64</text:p>
          </table:table-cell>
          <table:table-cell table:style-name="ce6" table:formula="of:=IFERROR(FIND(&quot;Note:&quot;;[.B236];1)-2 ;[.C236])" office:value-type="float" office:value="64" calcext:value-type="float">
            <text:p>64</text:p>
          </table:table-cell>
          <table:table-cell table:formula="of:=CONCATENATE([.$E$1];[.A236];[.$E$1];&quot;=&gt;&quot;;[.$E$1];LEFT([.B236]; [.D236]);[.$E$1];&quot;,&quot;)" office:value-type="string" office:string-value="&quot;B14&quot;=&gt;&quot;Only one visit or consultation per physician per day is covered.&quot;," calcext:value-type="string">
            <text:p>"B14"=&gt;"Only one visit or consultation per physician per day is covered.",</text:p>
          </table:table-cell>
        </table:table-row>
        <table:table-row table:style-name="ro6">
          <table:table-cell table:style-name="ce1" office:value-type="string" calcext:value-type="string">
            <text:p>B15</text:p>
          </table:table-cell>
          <table:table-cell table:style-name="ce1" office:value-type="string" calcext:value-type="string">
            <text:p>This service/procedure requires that a qualifying service/procedure be received and covered. The qualifying other service/procedure has not been received/adjudicated. Note: Refer to the 835 Healthcare Policy Identification Segment (loop 2110 Service Payment Information REF), if present.</text:p>
            <text:p>Start: 01/01/1995 | Last Modified: 09/20/2009</text:p>
          </table:table-cell>
          <table:table-cell table:formula="of:=FIND(&quot;Start&quot;; [.B237]; 1)-2" office:value-type="float" office:value="287" calcext:value-type="float">
            <text:p>287</text:p>
          </table:table-cell>
          <table:table-cell table:style-name="ce6" table:formula="of:=IFERROR(FIND(&quot;Note:&quot;;[.B237];1)-2 ;[.C237])" office:value-type="float" office:value="166" calcext:value-type="float">
            <text:p>166</text:p>
          </table:table-cell>
          <table:table-cell table:formula="of:=CONCATENATE([.$E$1];[.A237];[.$E$1];&quot;=&gt;&quot;;[.$E$1];LEFT([.B237]; [.D237]);[.$E$1];&quot;,&quot;)" office:value-type="string" office:string-value="&quot;B15&quot;=&gt;&quot;This service/procedure requires that a qualifying service/procedure be received and covered. The qualifying other service/procedure has not been received/adjudicated.&quot;," calcext:value-type="string">
            <text:p>"B15"=&gt;"This service/procedure requires that a qualifying service/procedure be received and covered. The qualifying other service/procedure has not been received/adjudicated.",</text:p>
          </table:table-cell>
        </table:table-row>
        <table:table-row table:style-name="ro6">
          <table:table-cell table:style-name="ce1" office:value-type="string" calcext:value-type="string">
            <text:p>B16</text:p>
          </table:table-cell>
          <table:table-cell table:style-name="ce1" office:value-type="string" calcext:value-type="string">
            <text:p>'New Patient' qualifications were not met.</text:p>
            <text:p>Start: 01/01/1995 | Last Modified: 09/30/2007</text:p>
          </table:table-cell>
          <table:table-cell table:formula="of:=FIND(&quot;Start&quot;; [.B238]; 1)-2" office:value-type="float" office:value="42" calcext:value-type="float">
            <text:p>42</text:p>
          </table:table-cell>
          <table:table-cell table:style-name="ce6" table:formula="of:=IFERROR(FIND(&quot;Note:&quot;;[.B238];1)-2 ;[.C238])" office:value-type="float" office:value="42" calcext:value-type="float">
            <text:p>42</text:p>
          </table:table-cell>
          <table:table-cell table:formula="of:=CONCATENATE([.$E$1];[.A238];[.$E$1];&quot;=&gt;&quot;;[.$E$1];LEFT([.B238]; [.D238]);[.$E$1];&quot;,&quot;)" office:value-type="string" office:string-value="&quot;B16&quot;=&gt;&quot;'New Patient' qualifications were not met.&quot;," calcext:value-type="string">
            <text:p>"B16"=&gt;"'New Patient' qualifications were not met.",</text:p>
          </table:table-cell>
        </table:table-row>
        <table:table-row table:style-name="ro6">
          <table:table-cell table:style-name="ce1" office:value-type="string" calcext:value-type="string">
            <text:p>B20</text:p>
          </table:table-cell>
          <table:table-cell table:style-name="ce1" office:value-type="string" calcext:value-type="string">
            <text:p>Procedure/service was partially or fully furnished by another provider.</text:p>
            <text:p>Start: 01/01/1995 | Last Modified: 09/30/2007</text:p>
          </table:table-cell>
          <table:table-cell table:formula="of:=FIND(&quot;Start&quot;; [.B239]; 1)-2" office:value-type="float" office:value="71" calcext:value-type="float">
            <text:p>71</text:p>
          </table:table-cell>
          <table:table-cell table:style-name="ce6" table:formula="of:=IFERROR(FIND(&quot;Note:&quot;;[.B239];1)-2 ;[.C239])" office:value-type="float" office:value="71" calcext:value-type="float">
            <text:p>71</text:p>
          </table:table-cell>
          <table:table-cell table:formula="of:=CONCATENATE([.$E$1];[.A239];[.$E$1];&quot;=&gt;&quot;;[.$E$1];LEFT([.B239]; [.D239]);[.$E$1];&quot;,&quot;)" office:value-type="string" office:string-value="&quot;B20&quot;=&gt;&quot;Procedure/service was partially or fully furnished by another provider.&quot;," calcext:value-type="string">
            <text:p>"B20"=&gt;"Procedure/service was partially or fully furnished by another provider.",</text:p>
          </table:table-cell>
        </table:table-row>
        <table:table-row table:style-name="ro6">
          <table:table-cell table:style-name="ce1" office:value-type="string" calcext:value-type="string">
            <text:p>B22</text:p>
          </table:table-cell>
          <table:table-cell table:style-name="ce1" office:value-type="string" calcext:value-type="string">
            <text:p>This payment is adjusted based on the diagnosis.</text:p>
            <text:p>Start: 01/01/1995 | Last Modified: 02/28/2001</text:p>
          </table:table-cell>
          <table:table-cell table:formula="of:=FIND(&quot;Start&quot;; [.B240]; 1)-2" office:value-type="float" office:value="48" calcext:value-type="float">
            <text:p>48</text:p>
          </table:table-cell>
          <table:table-cell table:style-name="ce6" table:formula="of:=IFERROR(FIND(&quot;Note:&quot;;[.B240];1)-2 ;[.C240])" office:value-type="float" office:value="48" calcext:value-type="float">
            <text:p>48</text:p>
          </table:table-cell>
          <table:table-cell table:formula="of:=CONCATENATE([.$E$1];[.A240];[.$E$1];&quot;=&gt;&quot;;[.$E$1];LEFT([.B240]; [.D240]);[.$E$1];&quot;,&quot;)" office:value-type="string" office:string-value="&quot;B22&quot;=&gt;&quot;This payment is adjusted based on the diagnosis.&quot;," calcext:value-type="string">
            <text:p>"B22"=&gt;"This payment is adjusted based on the diagnosis.",</text:p>
          </table:table-cell>
        </table:table-row>
        <table:table-row table:style-name="ro6">
          <table:table-cell table:style-name="ce1" office:value-type="string" calcext:value-type="string">
            <text:p>B23</text:p>
          </table:table-cell>
          <table:table-cell table:style-name="ce1" office:value-type="string" calcext:value-type="string">
            <text:p>Procedure billed is not authorized per your Clinical Laboratory Improvement Amendment (CLIA) proficiency test.</text:p>
            <text:p>Start: 01/01/1995 | Last Modified: 09/30/2007</text:p>
          </table:table-cell>
          <table:table-cell table:formula="of:=FIND(&quot;Start&quot;; [.B241]; 1)-2" office:value-type="float" office:value="110" calcext:value-type="float">
            <text:p>110</text:p>
          </table:table-cell>
          <table:table-cell table:style-name="ce6" table:formula="of:=IFERROR(FIND(&quot;Note:&quot;;[.B241];1)-2 ;[.C241])" office:value-type="float" office:value="110" calcext:value-type="float">
            <text:p>110</text:p>
          </table:table-cell>
          <table:table-cell table:formula="of:=CONCATENATE([.$E$1];[.A241];[.$E$1];&quot;=&gt;&quot;;[.$E$1];LEFT([.B241]; [.D241]);[.$E$1];&quot;,&quot;)" office:value-type="string" office:string-value="&quot;B23&quot;=&gt;&quot;Procedure billed is not authorized per your Clinical Laboratory Improvement Amendment (CLIA) proficiency test.&quot;," calcext:value-type="string">
            <text:p>"B23"=&gt;"Procedure billed is not authorized per your Clinical Laboratory Improvement Amendment (CLIA) proficiency test.",</text:p>
          </table:table-cell>
        </table:table-row>
        <table:table-row table:style-name="ro6">
          <table:table-cell table:style-name="ce1" office:value-type="string" calcext:value-type="string">
            <text:p>P1</text:p>
          </table:table-cell>
          <table:table-cell table:style-name="ce1" office:value-type="string" calcext:value-type="string">
            <text:p>State-mandated Requirement for Property and Casualty, see Claim Payment Remarks Code for specific explanation. To be used for Property and Casualty only.</text:p>
            <text:p>Start: 11/01/2013</text:p>
            <text:p>Notes: This code replaces deactivated code 162</text:p>
          </table:table-cell>
          <table:table-cell table:formula="of:=FIND(&quot;Start&quot;; [.B242]; 1)-2" office:value-type="float" office:value="153" calcext:value-type="float">
            <text:p>153</text:p>
          </table:table-cell>
          <table:table-cell table:style-name="ce6" table:formula="of:=IFERROR(FIND(&quot;Note:&quot;;[.B242];1)-2 ;[.C242])" office:value-type="float" office:value="153" calcext:value-type="float">
            <text:p>153</text:p>
          </table:table-cell>
          <table:table-cell table:formula="of:=CONCATENATE([.$E$1];[.A242];[.$E$1];&quot;=&gt;&quot;;[.$E$1];LEFT([.B242]; [.D242]);[.$E$1];&quot;,&quot;)" office:value-type="string" office:string-value="&quot;P1&quot;=&gt;&quot;State-mandated Requirement for Property and Casualty, see Claim Payment Remarks Code for specific explanation. To be used for Property and Casualty only.&quot;," calcext:value-type="string">
            <text:p>"P1"=&gt;"State-mandated Requirement for Property and Casualty, see Claim Payment Remarks Code for specific explanation. To be used for Property and Casualty only.",</text:p>
          </table:table-cell>
        </table:table-row>
        <table:table-row table:style-name="ro6">
          <table:table-cell table:style-name="ce1" office:value-type="string" calcext:value-type="string">
            <text:p>P2</text:p>
          </table:table-cell>
          <table:table-cell table:style-name="ce1" office:value-type="string" calcext:value-type="string">
            <text:p>Not a work related injury/illness and thus not the liability of the workers' compensation carrier Note: If adjustment is at the Claim Level, the payer must send and the provider should refer to the 835 Insurance Policy Number Segment (Loop 2100 Other Claim Related Information REF qualifier 'IG') for the jurisdictional regulation. If adjustment is at the Line Level, the payer must send and the provider should refer to the 835 Healthcare Policy Identification Segment (loop 2110 Service Payment information REF). To be used for Workers' Compensation only.</text:p>
            <text:p>Start: 11/01/2013</text:p>
            <text:p>Notes: This code replaces deactivated code 191</text:p>
          </table:table-cell>
          <table:table-cell table:formula="of:=FIND(&quot;Start&quot;; [.B243]; 1)-2" office:value-type="float" office:value="557" calcext:value-type="float">
            <text:p>557</text:p>
          </table:table-cell>
          <table:table-cell table:style-name="ce6" table:formula="of:=IFERROR(FIND(&quot;Note:&quot;;[.B243];1)-2 ;[.C243])" office:value-type="float" office:value="97" calcext:value-type="float">
            <text:p>97</text:p>
          </table:table-cell>
          <table:table-cell table:formula="of:=CONCATENATE([.$E$1];[.A243];[.$E$1];&quot;=&gt;&quot;;[.$E$1];LEFT([.B243]; [.D243]);[.$E$1];&quot;,&quot;)" office:value-type="string" office:string-value="&quot;P2&quot;=&gt;&quot;Not a work related injury/illness and thus not the liability of the workers' compensation carrier&quot;," calcext:value-type="string">
            <text:p>"P2"=&gt;"Not a work related injury/illness and thus not the liability of the workers' compensation carrier",</text:p>
          </table:table-cell>
        </table:table-row>
        <table:table-row table:style-name="ro6">
          <table:table-cell table:style-name="ce1" office:value-type="string" calcext:value-type="string">
            <text:p>P3</text:p>
          </table:table-cell>
          <table:table-cell table:style-name="ce1" office:value-type="string" calcext:value-type="string">
            <text:p>Workers' Compensation case settled. Patient is responsible for amount of this claim/service through WC 'Medicare set aside arrangement' or other agreement. To be used for Workers' Compensation only. (Use only with Group Code PR)</text:p>
            <text:p>Start: 11/01/2013</text:p>
            <text:p>Notes: This code replaces deactivated code 201</text:p>
          </table:table-cell>
          <table:table-cell table:formula="of:=FIND(&quot;Start&quot;; [.B244]; 1)-2" office:value-type="float" office:value="228" calcext:value-type="float">
            <text:p>228</text:p>
          </table:table-cell>
          <table:table-cell table:style-name="ce6" table:formula="of:=IFERROR(FIND(&quot;Note:&quot;;[.B244];1)-2 ;[.C244])" office:value-type="float" office:value="228" calcext:value-type="float">
            <text:p>228</text:p>
          </table:table-cell>
          <table:table-cell table:formula="of:=CONCATENATE([.$E$1];[.A244];[.$E$1];&quot;=&gt;&quot;;[.$E$1];LEFT([.B244]; [.D244]);[.$E$1];&quot;,&quot;)" office:value-type="string" office:string-value="&quot;P3&quot;=&gt;&quot;Workers' Compensation case settled. Patient is responsible for amount of this claim/service through WC 'Medicare set aside arrangement' or other agreement. To be used for Workers' Compensation only. (Use only with Group Code PR)&quot;," calcext:value-type="string">
            <text:p>"P3"=&gt;"Workers' Compensation case settled. Patient is responsible for amount of this claim/service through WC 'Medicare set aside arrangement' or other agreement. To be used for Workers' Compensation only. (Use only with Group Code PR)",</text:p>
          </table:table-cell>
        </table:table-row>
        <table:table-row table:style-name="ro6">
          <table:table-cell table:style-name="ce1" office:value-type="string" calcext:value-type="string">
            <text:p>P4</text:p>
          </table:table-cell>
          <table:table-cell table:style-name="ce1" office:value-type="string" calcext:value-type="string">
            <text:p>Workers' Compensation claim adjudicated as non-compensable. This Payer not liable for claim or service/treatment. Note: If adjustment is at the Claim Level, the payer must send and the provider should refer to the 835 Insurance Policy Number Segment (Loop 2100 Other Claim Related Information REF qualifier 'IG') for the jurisdictional regulation. If adjustment is at the Line Level, the payer must send and the provider should refer to the 835 Healthcare Policy Identification Segment (loop 2110 Service Payment information REF). To be used for Workers' Compensation only</text:p>
            <text:p>Start: 11/01/2013</text:p>
            <text:p>Notes: This code replaces deactivated code 214</text:p>
          </table:table-cell>
          <table:table-cell table:formula="of:=FIND(&quot;Start&quot;; [.B245]; 1)-2" office:value-type="float" office:value="572" calcext:value-type="float">
            <text:p>572</text:p>
          </table:table-cell>
          <table:table-cell table:style-name="ce6" table:formula="of:=IFERROR(FIND(&quot;Note:&quot;;[.B245];1)-2 ;[.C245])" office:value-type="float" office:value="113" calcext:value-type="float">
            <text:p>113</text:p>
          </table:table-cell>
          <table:table-cell table:formula="of:=CONCATENATE([.$E$1];[.A245];[.$E$1];&quot;=&gt;&quot;;[.$E$1];LEFT([.B245]; [.D245]);[.$E$1];&quot;,&quot;)" office:value-type="string" office:string-value="&quot;P4&quot;=&gt;&quot;Workers' Compensation claim adjudicated as non-compensable. This Payer not liable for claim or service/treatment.&quot;," calcext:value-type="string">
            <text:p>"P4"=&gt;"Workers' Compensation claim adjudicated as non-compensable. This Payer not liable for claim or service/treatment.",</text:p>
          </table:table-cell>
        </table:table-row>
        <table:table-row table:style-name="ro6">
          <table:table-cell table:style-name="ce1" office:value-type="string" calcext:value-type="string">
            <text:p>P5</text:p>
          </table:table-cell>
          <table:table-cell table:style-name="ce1" office:value-type="string" calcext:value-type="string">
            <text:p>Based on payer reasonable and customary fees. No maximum allowable defined by legislated fee arrangement. To be used for Property and Casualty only.</text:p>
            <text:p>Start: 11/01/2013</text:p>
            <text:p>Notes: This code replaces deactivated code 217</text:p>
          </table:table-cell>
          <table:table-cell table:formula="of:=FIND(&quot;Start&quot;; [.B246]; 1)-2" office:value-type="float" office:value="148" calcext:value-type="float">
            <text:p>148</text:p>
          </table:table-cell>
          <table:table-cell table:style-name="ce6" table:formula="of:=IFERROR(FIND(&quot;Note:&quot;;[.B246];1)-2 ;[.C246])" office:value-type="float" office:value="148" calcext:value-type="float">
            <text:p>148</text:p>
          </table:table-cell>
          <table:table-cell table:formula="of:=CONCATENATE([.$E$1];[.A246];[.$E$1];&quot;=&gt;&quot;;[.$E$1];LEFT([.B246]; [.D246]);[.$E$1];&quot;,&quot;)" office:value-type="string" office:string-value="&quot;P5&quot;=&gt;&quot;Based on payer reasonable and customary fees. No maximum allowable defined by legislated fee arrangement. To be used for Property and Casualty only.&quot;," calcext:value-type="string">
            <text:p>"P5"=&gt;"Based on payer reasonable and customary fees. No maximum allowable defined by legislated fee arrangement. To be used for Property and Casualty only.",</text:p>
          </table:table-cell>
        </table:table-row>
        <table:table-row table:style-name="ro6">
          <table:table-cell table:style-name="ce1" office:value-type="string" calcext:value-type="string">
            <text:p>P6</text:p>
          </table:table-cell>
          <table:table-cell table:style-name="ce1" office:value-type="string" calcext:value-type="string">
            <text:p>Based on entitlement to benefits. Note: If adjustment is at the Claim Level, the payer must send and the provider should refer to the 835 Insurance Policy Number Segment (Loop 2100 Other Claim Related Information REF qualifier 'IG') for the jurisdictional regulation. If adjustment is at the Line Level, the payer must send and the provider should refer to the 835 Healthcare Policy Identification Segment (loop 2110 Service Payment information REF). To be used for Property and Casualty only.</text:p>
            <text:p>Start: 11/01/2013</text:p>
            <text:p>Notes: This code replaces deactivated code 218</text:p>
          </table:table-cell>
          <table:table-cell table:formula="of:=FIND(&quot;Start&quot;; [.B247]; 1)-2" office:value-type="float" office:value="493" calcext:value-type="float">
            <text:p>493</text:p>
          </table:table-cell>
          <table:table-cell table:style-name="ce6" table:formula="of:=IFERROR(FIND(&quot;Note:&quot;;[.B247];1)-2 ;[.C247])" office:value-type="float" office:value="33" calcext:value-type="float">
            <text:p>33</text:p>
          </table:table-cell>
          <table:table-cell table:formula="of:=CONCATENATE([.$E$1];[.A247];[.$E$1];&quot;=&gt;&quot;;[.$E$1];LEFT([.B247]; [.D247]);[.$E$1];&quot;,&quot;)" office:value-type="string" office:string-value="&quot;P6&quot;=&gt;&quot;Based on entitlement to benefits.&quot;," calcext:value-type="string">
            <text:p>"P6"=&gt;"Based on entitlement to benefits.",</text:p>
          </table:table-cell>
        </table:table-row>
        <table:table-row table:style-name="ro6">
          <table:table-cell table:style-name="ce1" office:value-type="string" calcext:value-type="string">
            <text:p>P7</text:p>
          </table:table-cell>
          <table:table-cell table:style-name="ce1" office:value-type="string" calcext:value-type="string">
            <text:p>The applicable fee schedule/fee database does not contain the billed code. Please resubmit a bill with the appropriate fee schedule/fee database code(s) that best describe the service(s) provided and supporting documentation if required. To be used for Property and Casualty only.</text:p>
            <text:p>Start: 11/01/2013</text:p>
            <text:p>Notes: This code replaces deactivated code 220</text:p>
          </table:table-cell>
          <table:table-cell table:formula="of:=FIND(&quot;Start&quot;; [.B248]; 1)-2" office:value-type="float" office:value="280" calcext:value-type="float">
            <text:p>280</text:p>
          </table:table-cell>
          <table:table-cell table:style-name="ce6" table:formula="of:=IFERROR(FIND(&quot;Note:&quot;;[.B248];1)-2 ;[.C248])" office:value-type="float" office:value="280" calcext:value-type="float">
            <text:p>280</text:p>
          </table:table-cell>
          <table:table-cell table:formula="of:=CONCATENATE([.$E$1];[.A248];[.$E$1];&quot;=&gt;&quot;;[.$E$1];LEFT([.B248]; [.D248]);[.$E$1];&quot;,&quot;)" office:value-type="string" office:string-value="&quot;P7&quot;=&gt;&quot;The applicable fee schedule/fee database does not contain the billed code. Please resubmit a bill with the appropriate fee schedule/fee database code(s) that best describe the service(s) provided and supporting documentation if required. To be used for Property and Casualty only.&quot;," calcext:value-type="string">
            <text:p>"P7"=&gt;"The applicable fee schedule/fee database does not contain the billed code. Please resubmit a bill with the appropriate fee schedule/fee database code(s) that best describe the service(s) provided and supporting documentation if required. To be used for Property and Casualty only.",</text:p>
          </table:table-cell>
        </table:table-row>
        <table:table-row table:style-name="ro6">
          <table:table-cell table:style-name="ce1" office:value-type="string" calcext:value-type="string">
            <text:p>P8</text:p>
          </table:table-cell>
          <table:table-cell table:style-name="ce1" office:value-type="string" calcext:value-type="string">
            <text:p>Claim is under investigation. Note: If adjustment is at the Claim Level, the payer must send and the provider should refer to the 835 Insurance Policy Number Segment (Loop 2100 Other Claim Related Information REF qualifier 'IG') for the jurisdictional regulation. If adjustment is at the Line Level, the payer must send and the provider should refer to the 835 Healthcare Policy Identification Segment (loop 2110 Service Payment information REF). To be used for Property and Casualty only.</text:p>
            <text:p>Start: 11/01/2013</text:p>
            <text:p>Notes: This code replaces deactivated code 221</text:p>
          </table:table-cell>
          <table:table-cell table:formula="of:=FIND(&quot;Start&quot;; [.B249]; 1)-2" office:value-type="float" office:value="489" calcext:value-type="float">
            <text:p>489</text:p>
          </table:table-cell>
          <table:table-cell table:style-name="ce6" table:formula="of:=IFERROR(FIND(&quot;Note:&quot;;[.B249];1)-2 ;[.C249])" office:value-type="float" office:value="29" calcext:value-type="float">
            <text:p>29</text:p>
          </table:table-cell>
          <table:table-cell table:formula="of:=CONCATENATE([.$E$1];[.A249];[.$E$1];&quot;=&gt;&quot;;[.$E$1];LEFT([.B249]; [.D249]);[.$E$1];&quot;,&quot;)" office:value-type="string" office:string-value="&quot;P8&quot;=&gt;&quot;Claim is under investigation.&quot;," calcext:value-type="string">
            <text:p>"P8"=&gt;"Claim is under investigation.",</text:p>
          </table:table-cell>
        </table:table-row>
        <table:table-row table:style-name="ro6">
          <table:table-cell table:style-name="ce1" office:value-type="string" calcext:value-type="string">
            <text:p>P9</text:p>
          </table:table-cell>
          <table:table-cell table:style-name="ce1" office:value-type="string" calcext:value-type="string">
            <text:p>No available or correlating CPT/HCPCS code to describe this service. To be used for Property and Casualty only.</text:p>
            <text:p>Start: 11/01/2013</text:p>
            <text:p>Notes: This code replaces deactivated code 230</text:p>
          </table:table-cell>
          <table:table-cell table:formula="of:=FIND(&quot;Start&quot;; [.B250]; 1)-2" office:value-type="float" office:value="111" calcext:value-type="float">
            <text:p>111</text:p>
          </table:table-cell>
          <table:table-cell table:style-name="ce6" table:formula="of:=IFERROR(FIND(&quot;Note:&quot;;[.B250];1)-2 ;[.C250])" office:value-type="float" office:value="111" calcext:value-type="float">
            <text:p>111</text:p>
          </table:table-cell>
          <table:table-cell table:formula="of:=CONCATENATE([.$E$1];[.A250];[.$E$1];&quot;=&gt;&quot;;[.$E$1];LEFT([.B250]; [.D250]);[.$E$1];&quot;,&quot;)" office:value-type="string" office:string-value="&quot;P9&quot;=&gt;&quot;No available or correlating CPT/HCPCS code to describe this service. To be used for Property and Casualty only.&quot;," calcext:value-type="string">
            <text:p>"P9"=&gt;"No available or correlating CPT/HCPCS code to describe this service. To be used for Property and Casualty only.",</text:p>
          </table:table-cell>
        </table:table-row>
        <table:table-row table:style-name="ro6">
          <table:table-cell table:style-name="ce1" office:value-type="string" calcext:value-type="string">
            <text:p>P10</text:p>
          </table:table-cell>
          <table:table-cell table:style-name="ce1" office:value-type="string" calcext:value-type="string">
            <text:p>Payment reduced to zero due to litigation. Additional information will be sent following the conclusion of litigation. To be used for Property and Casualty only.</text:p>
            <text:p>Start: 11/01/2013</text:p>
            <text:p>Notes: This code replaces deactivated code 244</text:p>
          </table:table-cell>
          <table:table-cell table:formula="of:=FIND(&quot;Start&quot;; [.B251]; 1)-2" office:value-type="float" office:value="161" calcext:value-type="float">
            <text:p>161</text:p>
          </table:table-cell>
          <table:table-cell table:style-name="ce6" table:formula="of:=IFERROR(FIND(&quot;Note:&quot;;[.B251];1)-2 ;[.C251])" office:value-type="float" office:value="161" calcext:value-type="float">
            <text:p>161</text:p>
          </table:table-cell>
          <table:table-cell table:formula="of:=CONCATENATE([.$E$1];[.A251];[.$E$1];&quot;=&gt;&quot;;[.$E$1];LEFT([.B251]; [.D251]);[.$E$1];&quot;,&quot;)" office:value-type="string" office:string-value="&quot;P10&quot;=&gt;&quot;Payment reduced to zero due to litigation. Additional information will be sent following the conclusion of litigation. To be used for Property and Casualty only.&quot;," calcext:value-type="string">
            <text:p>"P10"=&gt;"Payment reduced to zero due to litigation. Additional information will be sent following the conclusion of litigation. To be used for Property and Casualty only.",</text:p>
          </table:table-cell>
        </table:table-row>
        <table:table-row table:style-name="ro6">
          <table:table-cell table:style-name="ce1" office:value-type="string" calcext:value-type="string">
            <text:p>P11</text:p>
          </table:table-cell>
          <table:table-cell table:style-name="ce1" office:value-type="string" calcext:value-type="string">
            <text:p>The disposition of the related Property &amp; Casualty claim (injury or illness) is pending due to litigation. To be used for Property and Casualty only. (Use only with Group Code OA)</text:p>
            <text:p>Start: 11/01/2013</text:p>
            <text:p>Notes: This code replaces deactivated code 255</text:p>
          </table:table-cell>
          <table:table-cell table:formula="of:=FIND(&quot;Start&quot;; [.B252]; 1)-2" office:value-type="float" office:value="179" calcext:value-type="float">
            <text:p>179</text:p>
          </table:table-cell>
          <table:table-cell table:style-name="ce6" table:formula="of:=IFERROR(FIND(&quot;Note:&quot;;[.B252];1)-2 ;[.C252])" office:value-type="float" office:value="179" calcext:value-type="float">
            <text:p>179</text:p>
          </table:table-cell>
          <table:table-cell table:formula="of:=CONCATENATE([.$E$1];[.A252];[.$E$1];&quot;=&gt;&quot;;[.$E$1];LEFT([.B252]; [.D252]);[.$E$1];&quot;,&quot;)" office:value-type="string" office:string-value="&quot;P11&quot;=&gt;&quot;The disposition of the related Property &amp; Casualty claim (injury or illness) is pending due to litigation. To be used for Property and Casualty only. (Use only with Group Code OA)&quot;," calcext:value-type="string">
            <text:p>"P11"=&gt;"The disposition of the related Property &amp; Casualty claim (injury or illness) is pending due to litigation. To be used for Property and Casualty only. (Use only with Group Code OA)",</text:p>
          </table:table-cell>
        </table:table-row>
        <table:table-row table:style-name="ro6">
          <table:table-cell table:style-name="ce1" office:value-type="string" calcext:value-type="string">
            <text:p>P12</text:p>
          </table:table-cell>
          <table:table-cell table:style-name="ce1" office:value-type="string" calcext:value-type="string">
            <text:p>Workers' compensation jurisdictional fee schedule adjustment. Note: If adjustment is at the Claim Level, the payer must send and the provider should refer to the 835 Class of Contract Code Identification Segment (Loop 2100 Other Claim Related Information REF). If adjustment is at the Line Level, the payer must send and the provider should refer to the 835 Healthcare Policy Identification Segment (loop 2110 Service Payment information REF) if the regulations apply. To be used for Workers' Compensation only.</text:p>
            <text:p>Start: 11/01/2013</text:p>
            <text:p>Notes: This code replaces deactivated code W1</text:p>
          </table:table-cell>
          <table:table-cell table:formula="of:=FIND(&quot;Start&quot;; [.B253]; 1)-2" office:value-type="float" office:value="511" calcext:value-type="float">
            <text:p>511</text:p>
          </table:table-cell>
          <table:table-cell table:style-name="ce6" table:formula="of:=IFERROR(FIND(&quot;Note:&quot;;[.B253];1)-2 ;[.C253])" office:value-type="float" office:value="61" calcext:value-type="float">
            <text:p>61</text:p>
          </table:table-cell>
          <table:table-cell table:formula="of:=CONCATENATE([.$E$1];[.A253];[.$E$1];&quot;=&gt;&quot;;[.$E$1];LEFT([.B253]; [.D253]);[.$E$1];&quot;,&quot;)" office:value-type="string" office:string-value="&quot;P12&quot;=&gt;&quot;Workers' compensation jurisdictional fee schedule adjustment.&quot;," calcext:value-type="string">
            <text:p>"P12"=&gt;"Workers' compensation jurisdictional fee schedule adjustment.",</text:p>
          </table:table-cell>
        </table:table-row>
        <table:table-row table:style-name="ro6">
          <table:table-cell table:style-name="ce1" office:value-type="string" calcext:value-type="string">
            <text:p>P13</text:p>
          </table:table-cell>
          <table:table-cell table:style-name="ce1" office:value-type="string" calcext:value-type="string">
            <text:p>Payment reduced or denied based on workers' compensation jurisdictional regulations or payment policies, use only if no other code is applicable. Note: If adjustment is at the Claim Level, the payer must send and the provider should refer to the 835 Insurance Policy Number Segment (Loop 2100 Other Claim Related Information REF qualifier 'IG') if the jurisdictional regulation applies. If adjustment is at the Line Level, the payer must send and the provider should refer to the 835 Healthcare Policy Identification Segment (loop 2110 Service Payment information REF) if the regulations apply. To be used for Workers' Compensation only.</text:p>
            <text:p>Start: 11/01/2013</text:p>
            <text:p>Notes: This code replaces deactivated code W2</text:p>
          </table:table-cell>
          <table:table-cell table:formula="of:=FIND(&quot;Start&quot;; [.B254]; 1)-2" office:value-type="float" office:value="637" calcext:value-type="float">
            <text:p>637</text:p>
          </table:table-cell>
          <table:table-cell table:style-name="ce6" table:formula="of:=IFERROR(FIND(&quot;Note:&quot;;[.B254];1)-2 ;[.C254])" office:value-type="float" office:value="145" calcext:value-type="float">
            <text:p>145</text:p>
          </table:table-cell>
          <table:table-cell table:formula="of:=CONCATENATE([.$E$1];[.A254];[.$E$1];&quot;=&gt;&quot;;[.$E$1];LEFT([.B254]; [.D254]);[.$E$1];&quot;,&quot;)" office:value-type="string" office:string-value="&quot;P13&quot;=&gt;&quot;Payment reduced or denied based on workers' compensation jurisdictional regulations or payment policies, use only if no other code is applicable.&quot;," calcext:value-type="string">
            <text:p>"P13"=&gt;"Payment reduced or denied based on workers' compensation jurisdictional regulations or payment policies, use only if no other code is applicable.",</text:p>
          </table:table-cell>
        </table:table-row>
        <table:table-row table:style-name="ro6">
          <table:table-cell table:style-name="ce1" office:value-type="string" calcext:value-type="string">
            <text:p>P14</text:p>
          </table:table-cell>
          <table:table-cell table:style-name="ce1" office:value-type="string" calcext:value-type="string">
            <text:p>The Benefit for this Service is included in the payment/allowance for another service/procedure that has been performed on the same day. Note: Refer to the 835 Healthcare Policy Identification Segment (loop 2110 Service Payment Information REF), if present. To be used for Property and Casualty only.</text:p>
            <text:p>Start: 11/01/2013</text:p>
            <text:p>Notes: This code replaces deactivated code W3</text:p>
          </table:table-cell>
          <table:table-cell table:formula="of:=FIND(&quot;Start&quot;; [.B255]; 1)-2" office:value-type="float" office:value="300" calcext:value-type="float">
            <text:p>300</text:p>
          </table:table-cell>
          <table:table-cell table:style-name="ce6" table:formula="of:=IFERROR(FIND(&quot;Note:&quot;;[.B255];1)-2 ;[.C255])" office:value-type="float" office:value="136" calcext:value-type="float">
            <text:p>136</text:p>
          </table:table-cell>
          <table:table-cell table:formula="of:=CONCATENATE([.$E$1];[.A255];[.$E$1];&quot;=&gt;&quot;;[.$E$1];LEFT([.B255]; [.D255]);[.$E$1];&quot;,&quot;)" office:value-type="string" office:string-value="&quot;P14&quot;=&gt;&quot;The Benefit for this Service is included in the payment/allowance for another service/procedure that has been performed on the same day.&quot;," calcext:value-type="string">
            <text:p>"P14"=&gt;"The Benefit for this Service is included in the payment/allowance for another service/procedure that has been performed on the same day.",</text:p>
          </table:table-cell>
        </table:table-row>
        <table:table-row table:style-name="ro6">
          <table:table-cell table:style-name="ce1" office:value-type="string" calcext:value-type="string">
            <text:p>P15</text:p>
          </table:table-cell>
          <table:table-cell table:style-name="ce1" office:value-type="string" calcext:value-type="string">
            <text:p>Workers' Compensation Medical Treatment Guideline Adjustment. To be used for Workers' Compensation only.</text:p>
            <text:p>Start: 11/01/2013</text:p>
            <text:p>Notes: This code replaces deactivated code W4</text:p>
          </table:table-cell>
          <table:table-cell table:formula="of:=FIND(&quot;Start&quot;; [.B256]; 1)-2" office:value-type="float" office:value="104" calcext:value-type="float">
            <text:p>104</text:p>
          </table:table-cell>
          <table:table-cell table:style-name="ce6" table:formula="of:=IFERROR(FIND(&quot;Note:&quot;;[.B256];1)-2 ;[.C256])" office:value-type="float" office:value="104" calcext:value-type="float">
            <text:p>104</text:p>
          </table:table-cell>
          <table:table-cell table:formula="of:=CONCATENATE([.$E$1];[.A256];[.$E$1];&quot;=&gt;&quot;;[.$E$1];LEFT([.B256]; [.D256]);[.$E$1];&quot;,&quot;)" office:value-type="string" office:string-value="&quot;P15&quot;=&gt;&quot;Workers' Compensation Medical Treatment Guideline Adjustment. To be used for Workers' Compensation only.&quot;," calcext:value-type="string">
            <text:p>"P15"=&gt;"Workers' Compensation Medical Treatment Guideline Adjustment. To be used for Workers' Compensation only.",</text:p>
          </table:table-cell>
        </table:table-row>
        <table:table-row table:style-name="ro6">
          <table:table-cell table:style-name="ce1" office:value-type="string" calcext:value-type="string">
            <text:p>P16</text:p>
          </table:table-cell>
          <table:table-cell table:style-name="ce1" office:value-type="string" calcext:value-type="string">
            <text:p>Medical provider not authorized/certified to provide treatment to injured workers in this jurisdiction. To be used for Workers' Compensation only. (Use with Group Code CO or OA)</text:p>
            <text:p>Start: 11/01/2013</text:p>
            <text:p>Notes: This code replaces deactivated code W5</text:p>
          </table:table-cell>
          <table:table-cell table:formula="of:=FIND(&quot;Start&quot;; [.B257]; 1)-2" office:value-type="float" office:value="177" calcext:value-type="float">
            <text:p>177</text:p>
          </table:table-cell>
          <table:table-cell table:style-name="ce6" table:formula="of:=IFERROR(FIND(&quot;Note:&quot;;[.B257];1)-2 ;[.C257])" office:value-type="float" office:value="177" calcext:value-type="float">
            <text:p>177</text:p>
          </table:table-cell>
          <table:table-cell table:formula="of:=CONCATENATE([.$E$1];[.A257];[.$E$1];&quot;=&gt;&quot;;[.$E$1];LEFT([.B257]; [.D257]);[.$E$1];&quot;,&quot;)" office:value-type="string" office:string-value="&quot;P16&quot;=&gt;&quot;Medical provider not authorized/certified to provide treatment to injured workers in this jurisdiction. To be used for Workers' Compensation only. (Use with Group Code CO or OA)&quot;," calcext:value-type="string">
            <text:p>"P16"=&gt;"Medical provider not authorized/certified to provide treatment to injured workers in this jurisdiction. To be used for Workers' Compensation only. (Use with Group Code CO or OA)",</text:p>
          </table:table-cell>
        </table:table-row>
        <table:table-row table:style-name="ro6">
          <table:table-cell table:style-name="ce1" office:value-type="string" calcext:value-type="string">
            <text:p>P17</text:p>
          </table:table-cell>
          <table:table-cell table:style-name="ce1" office:value-type="string" calcext:value-type="string">
            <text:p>Referral not authorized by attending physician per regulatory requirement. To be used for Property and Casualty only.</text:p>
            <text:p>Start: 11/01/2013</text:p>
            <text:p>Notes: This code replaces deactivated code W6</text:p>
          </table:table-cell>
          <table:table-cell table:formula="of:=FIND(&quot;Start&quot;; [.B258]; 1)-2" office:value-type="float" office:value="117" calcext:value-type="float">
            <text:p>117</text:p>
          </table:table-cell>
          <table:table-cell table:style-name="ce6" table:formula="of:=IFERROR(FIND(&quot;Note:&quot;;[.B258];1)-2 ;[.C258])" office:value-type="float" office:value="117" calcext:value-type="float">
            <text:p>117</text:p>
          </table:table-cell>
          <table:table-cell table:formula="of:=CONCATENATE([.$E$1];[.A258];[.$E$1];&quot;=&gt;&quot;;[.$E$1];LEFT([.B258]; [.D258]);[.$E$1];&quot;,&quot;)" office:value-type="string" office:string-value="&quot;P17&quot;=&gt;&quot;Referral not authorized by attending physician per regulatory requirement. To be used for Property and Casualty only.&quot;," calcext:value-type="string">
            <text:p>"P17"=&gt;"Referral not authorized by attending physician per regulatory requirement. To be used for Property and Casualty only.",</text:p>
          </table:table-cell>
        </table:table-row>
        <table:table-row table:style-name="ro6">
          <table:table-cell table:style-name="ce1" office:value-type="string" calcext:value-type="string">
            <text:p>P18</text:p>
          </table:table-cell>
          <table:table-cell table:style-name="ce1" office:value-type="string" calcext:value-type="string">
            <text:p>Procedure is not listed in the jurisdiction fee schedule. An allowance has been made for a comparable service. To be used for Property and Casualty only.</text:p>
            <text:p>Start: 11/01/2013</text:p>
            <text:p>Notes: This code replaces deactivated code W7</text:p>
          </table:table-cell>
          <table:table-cell table:formula="of:=FIND(&quot;Start&quot;; [.B259]; 1)-2" office:value-type="float" office:value="153" calcext:value-type="float">
            <text:p>153</text:p>
          </table:table-cell>
          <table:table-cell table:style-name="ce6" table:formula="of:=IFERROR(FIND(&quot;Note:&quot;;[.B259];1)-2 ;[.C259])" office:value-type="float" office:value="153" calcext:value-type="float">
            <text:p>153</text:p>
          </table:table-cell>
          <table:table-cell table:formula="of:=CONCATENATE([.$E$1];[.A259];[.$E$1];&quot;=&gt;&quot;;[.$E$1];LEFT([.B259]; [.D259]);[.$E$1];&quot;,&quot;)" office:value-type="string" office:string-value="&quot;P18&quot;=&gt;&quot;Procedure is not listed in the jurisdiction fee schedule. An allowance has been made for a comparable service. To be used for Property and Casualty only.&quot;," calcext:value-type="string">
            <text:p>"P18"=&gt;"Procedure is not listed in the jurisdiction fee schedule. An allowance has been made for a comparable service. To be used for Property and Casualty only.",</text:p>
          </table:table-cell>
        </table:table-row>
        <table:table-row table:style-name="ro6">
          <table:table-cell table:style-name="ce1" office:value-type="string" calcext:value-type="string">
            <text:p>P19</text:p>
          </table:table-cell>
          <table:table-cell table:style-name="ce1" office:value-type="string" calcext:value-type="string">
            <text:p>Procedure has a relative value of zero in the jurisdiction fee schedule, therefore no payment is due. To be used for Property and Casualty only.</text:p>
            <text:p>Start: 11/01/2013</text:p>
            <text:p>Notes: This code replaces deactivated code W8</text:p>
          </table:table-cell>
          <table:table-cell table:formula="of:=FIND(&quot;Start&quot;; [.B260]; 1)-2" office:value-type="float" office:value="144" calcext:value-type="float">
            <text:p>144</text:p>
          </table:table-cell>
          <table:table-cell table:style-name="ce6" table:formula="of:=IFERROR(FIND(&quot;Note:&quot;;[.B260];1)-2 ;[.C260])" office:value-type="float" office:value="144" calcext:value-type="float">
            <text:p>144</text:p>
          </table:table-cell>
          <table:table-cell table:formula="of:=CONCATENATE([.$E$1];[.A260];[.$E$1];&quot;=&gt;&quot;;[.$E$1];LEFT([.B260]; [.D260]);[.$E$1];&quot;,&quot;)" office:value-type="string" office:string-value="&quot;P19&quot;=&gt;&quot;Procedure has a relative value of zero in the jurisdiction fee schedule, therefore no payment is due. To be used for Property and Casualty only.&quot;," calcext:value-type="string">
            <text:p>"P19"=&gt;"Procedure has a relative value of zero in the jurisdiction fee schedule, therefore no payment is due. To be used for Property and Casualty only.",</text:p>
          </table:table-cell>
        </table:table-row>
        <table:table-row table:style-name="ro6">
          <table:table-cell table:style-name="ce1" office:value-type="string" calcext:value-type="string">
            <text:p>P20</text:p>
          </table:table-cell>
          <table:table-cell table:style-name="ce1" office:value-type="string" calcext:value-type="string">
            <text:p>Service not paid under jurisdiction allowed outpatient facility fee schedule. To be used for Property and Casualty only.</text:p>
            <text:p>Start: 11/01/2013</text:p>
            <text:p>Notes: This code replaces deactivated code W9</text:p>
          </table:table-cell>
          <table:table-cell table:formula="of:=FIND(&quot;Start&quot;; [.B261]; 1)-2" office:value-type="float" office:value="120" calcext:value-type="float">
            <text:p>120</text:p>
          </table:table-cell>
          <table:table-cell table:style-name="ce6" table:formula="of:=IFERROR(FIND(&quot;Note:&quot;;[.B261];1)-2 ;[.C261])" office:value-type="float" office:value="120" calcext:value-type="float">
            <text:p>120</text:p>
          </table:table-cell>
          <table:table-cell table:formula="of:=CONCATENATE([.$E$1];[.A261];[.$E$1];&quot;=&gt;&quot;;[.$E$1];LEFT([.B261]; [.D261]);[.$E$1];&quot;,&quot;)" office:value-type="string" office:string-value="&quot;P20&quot;=&gt;&quot;Service not paid under jurisdiction allowed outpatient facility fee schedule. To be used for Property and Casualty only.&quot;," calcext:value-type="string">
            <text:p>"P20"=&gt;"Service not paid under jurisdiction allowed outpatient facility fee schedule. To be used for Property and Casualty only.",</text:p>
          </table:table-cell>
        </table:table-row>
        <table:table-row table:style-name="ro6">
          <table:table-cell table:style-name="ce1" office:value-type="string" calcext:value-type="string">
            <text:p>P21</text:p>
          </table:table-cell>
          <table:table-cell table:style-name="ce1" office:value-type="string" calcext:value-type="string">
            <text:p>Payment denied based on Medical Payments Coverage (MPC) or Personal Injury Protection (PIP) Benefits jurisdictional regulations or payment policies, use only if no other code is applicable. Note: If adjustment is at the Claim Level, the payer must send and the provider should refer to the 835 Insurance Policy Number Segment (Loop 2100 Other Claim Related Information REF qualifier 'IG') if the jurisdictional regulation applies. If adjustment is at the Line Level, the payer must send and the provider should refer to the 835 Healthcare Policy Identification Segment (loop 2110 Service Payment information REF) if the regulations apply. To be used for Property and Casualty Auto only.</text:p>
            <text:p>Start: 11/01/2013</text:p>
            <text:p>Notes: This code replaces deactivated code Y1</text:p>
          </table:table-cell>
          <table:table-cell table:formula="of:=FIND(&quot;Start&quot;; [.B262]; 1)-2" office:value-type="float" office:value="686" calcext:value-type="float">
            <text:p>686</text:p>
          </table:table-cell>
          <table:table-cell table:style-name="ce6" table:formula="of:=IFERROR(FIND(&quot;Note:&quot;;[.B262];1)-2 ;[.C262])" office:value-type="float" office:value="189" calcext:value-type="float">
            <text:p>189</text:p>
          </table:table-cell>
          <table:table-cell table:formula="of:=CONCATENATE([.$E$1];[.A262];[.$E$1];&quot;=&gt;&quot;;[.$E$1];LEFT([.B262]; [.D262]);[.$E$1];&quot;,&quot;)" office:value-type="string" office:string-value="&quot;P21&quot;=&gt;&quot;Payment denied based on Medical Payments Coverage (MPC) or Personal Injury Protection (PIP) Benefits jurisdictional regulations or payment policies, use only if no other code is applicable.&quot;," calcext:value-type="string">
            <text:p>"P21"=&gt;"Payment denied based on Medical Payments Coverage (MPC) or Personal Injury Protection (PIP) Benefits jurisdictional regulations or payment policies, use only if no other code is applicable.",</text:p>
          </table:table-cell>
        </table:table-row>
        <table:table-row table:style-name="ro6">
          <table:table-cell table:style-name="ce1" office:value-type="string" calcext:value-type="string">
            <text:p>P22</text:p>
          </table:table-cell>
          <table:table-cell table:style-name="ce1" office:value-type="string" calcext:value-type="string">
            <text:p>Payment adjusted based on Medical Payments Coverage (MPC) or Personal Injury Protection (PIP) Benefits jurisdictional regulations or payment policies, use only if no other code is applicable. Note: If adjustment is at the Claim Level, the payer must send and the provider should refer to the 835 Insurance Policy Number Segment (Loop 2100 Other Claim Related Information REF qualifier 'IG') if the jurisdictional regulation applies. If adjustment is at the Line Level, the payer must send and the provider should refer to the 835 Healthcare Policy Identification Segment (loop 2110 Service Payment information REF) if the regulations apply. To be used for Property and Casualty Auto only.</text:p>
            <text:p>Start: 11/01/2013</text:p>
            <text:p>Notes: This code replaces deactivated code Y2</text:p>
          </table:table-cell>
          <table:table-cell table:formula="of:=FIND(&quot;Start&quot;; [.B263]; 1)-2" office:value-type="float" office:value="688" calcext:value-type="float">
            <text:p>688</text:p>
          </table:table-cell>
          <table:table-cell table:style-name="ce6" table:formula="of:=IFERROR(FIND(&quot;Note:&quot;;[.B263];1)-2 ;[.C263])" office:value-type="float" office:value="191" calcext:value-type="float">
            <text:p>191</text:p>
          </table:table-cell>
          <table:table-cell table:formula="of:=CONCATENATE([.$E$1];[.A263];[.$E$1];&quot;=&gt;&quot;;[.$E$1];LEFT([.B263]; [.D263]);[.$E$1];&quot;,&quot;)" office:value-type="string" office:string-value="&quot;P22&quot;=&gt;&quot;Payment adjusted based on Medical Payments Coverage (MPC) or Personal Injury Protection (PIP) Benefits jurisdictional regulations or payment policies, use only if no other code is applicable.&quot;," calcext:value-type="string">
            <text:p>"P22"=&gt;"Payment adjusted based on Medical Payments Coverage (MPC) or Personal Injury Protection (PIP) Benefits jurisdictional regulations or payment policies, use only if no other code is applicable.",</text:p>
          </table:table-cell>
        </table:table-row>
        <table:table-row table:style-name="ro6">
          <table:table-cell table:style-name="ce1" office:value-type="string" calcext:value-type="string">
            <text:p>P23</text:p>
          </table:table-cell>
          <table:table-cell table:style-name="ce1" office:value-type="string" calcext:value-type="string">
            <text:p>Medical Payments Coverage (MPC) or Personal Injury Protection (PIP) Benefits jurisdictional fee schedule adjustment. Note: If adjustment is at the Claim Level, the payer must send and the provider should refer to the 835 Class of Contract Code Identification Segment (Loop 2100 Other Claim Related Information REF). If adjustment is at the Line Level, the payer must send and the provider should refer to the 835 Healthcare Policy Identification Segment (loop 2110 Service Payment information REF) if the regulations apply. To be used for Property and Casualty Auto only.</text:p>
            <text:p>Start: 11/01/2013</text:p>
            <text:p>Notes: This code replaces deactivated code Y3</text:p>
          </table:table-cell>
          <table:table-cell table:formula="of:=FIND(&quot;Start&quot;; [.B264]; 1)-2" office:value-type="float" office:value="571" calcext:value-type="float">
            <text:p>571</text:p>
          </table:table-cell>
          <table:table-cell table:style-name="ce6" table:formula="of:=IFERROR(FIND(&quot;Note:&quot;;[.B264];1)-2 ;[.C264])" office:value-type="float" office:value="116" calcext:value-type="float">
            <text:p>116</text:p>
          </table:table-cell>
          <table:table-cell table:formula="of:=CONCATENATE([.$E$1];[.A264];[.$E$1];&quot;=&gt;&quot;;[.$E$1];LEFT([.B264]; [.D264]);[.$E$1];&quot;,&quot;)" office:value-type="string" office:string-value="&quot;P23&quot;=&gt;&quot;Medical Payments Coverage (MPC) or Personal Injury Protection (PIP) Benefits jurisdictional fee schedule adjustment.&quot;," calcext:value-type="string">
            <text:p>"P23"=&gt;"Medical Payments Coverage (MPC) or Personal Injury Protection (PIP) Benefits jurisdictional fee schedule adjustment.",</text:p>
          </table:table-cell>
        </table:table-row>
        <table:table-row table:style-name="ro6" table:number-rows-repeated="1048311">
          <table:table-cell table:number-columns-repeated="5"/>
        </table:table-row>
        <table:table-row table:style-name="ro6">
          <table:table-cell table:number-columns-repeated="5"/>
        </table:table-row>
      </table:table>
      <table:table table:name="RARC" table:style-name="ta1">
        <table:table-column table:style-name="co1" table:default-cell-style-name="ce1"/>
        <table:table-column table:style-name="co9" table:default-cell-style-name="ce1"/>
        <table:table-column table:style-name="co1" table:number-columns-repeated="2" table:default-cell-style-name="Default"/>
        <table:table-row table:style-name="ro3">
          <table:table-cell table:style-name="Default" table:number-columns-repeated="2"/>
          <table:table-cell table:style-name="ce5" office:value-type="string" calcext:value-type="string">
            <text:p>Quote character 34</text:p>
          </table:table-cell>
          <table:table-cell table:formula="of:=CHAR(34)" office:value-type="string" office:string-value="&quot;" calcext:value-type="string">
            <text:p>"</text:p>
          </table:table-cell>
        </table:table-row>
        <table:table-row table:style-name="ro3">
          <table:table-cell table:style-name="Default" table:number-columns-repeated="2"/>
          <table:table-cell table:number-columns-repeated="2"/>
        </table:table-row>
        <table:table-row table:style-name="ro7">
          <table:table-cell office:value-type="string" calcext:value-type="string">
            <text:p>M1</text:p>
          </table:table-cell>
          <table:table-cell office:value-type="string" calcext:value-type="string">
            <text:p>X-ray not taken within the past 12 months or near enough to the start of treatment.</text:p>
            <text:p>Start: 01/01/1997</text:p>
          </table:table-cell>
          <table:table-cell table:formula="of:=FIND(&quot;Start&quot;; [.B3]; 1)-2" office:value-type="float" office:value="83" calcext:value-type="float">
            <text:p>83</text:p>
          </table:table-cell>
          <table:table-cell table:formula="of:=CONCATENATE([.$D$1];[.A3];[.$D$1];&quot;=&gt;&quot;;[.$D$1];LEFT([.B3]; [.C3]);[.$D$1];&quot;,&quot;)" office:value-type="string" office:string-value="&quot;M1&quot;=&gt;&quot;X-ray not taken within the past 12 months or near enough to the start of treatment.&quot;," calcext:value-type="string">
            <text:p>"M1"=&gt;"X-ray not taken within the past 12 months or near enough to the start of treatment.",</text:p>
          </table:table-cell>
        </table:table-row>
        <table:table-row table:style-name="ro7">
          <table:table-cell office:value-type="string" calcext:value-type="string">
            <text:p>M2</text:p>
          </table:table-cell>
          <table:table-cell office:value-type="string" calcext:value-type="string">
            <text:p>Not paid separately when the patient is an inpatient.</text:p>
            <text:p>Start: 01/01/1997</text:p>
          </table:table-cell>
          <table:table-cell table:formula="of:=FIND(&quot;Start&quot;; [.B4]; 1)-2" office:value-type="float" office:value="53" calcext:value-type="float">
            <text:p>53</text:p>
          </table:table-cell>
          <table:table-cell table:formula="of:=CONCATENATE([.$D$1];[.A4];[.$D$1];&quot;=&gt;&quot;;[.$D$1];LEFT([.B4]; [.C4]);[.$D$1];&quot;,&quot;)" office:value-type="string" office:string-value="&quot;M2&quot;=&gt;&quot;Not paid separately when the patient is an inpatient.&quot;," calcext:value-type="string">
            <text:p>"M2"=&gt;"Not paid separately when the patient is an inpatient.",</text:p>
          </table:table-cell>
        </table:table-row>
        <table:table-row table:style-name="ro7">
          <table:table-cell office:value-type="string" calcext:value-type="string">
            <text:p>M3</text:p>
          </table:table-cell>
          <table:table-cell office:value-type="string" calcext:value-type="string">
            <text:p>Equipment is the same or similar to equipment already being used.</text:p>
            <text:p>Start: 01/01/1997</text:p>
          </table:table-cell>
          <table:table-cell table:formula="of:=FIND(&quot;Start&quot;; [.B5]; 1)-2" office:value-type="float" office:value="65" calcext:value-type="float">
            <text:p>65</text:p>
          </table:table-cell>
          <table:table-cell table:formula="of:=CONCATENATE([.$D$1];[.A5];[.$D$1];&quot;=&gt;&quot;;[.$D$1];LEFT([.B5]; [.C5]);[.$D$1];&quot;,&quot;)" office:value-type="string" office:string-value="&quot;M3&quot;=&gt;&quot;Equipment is the same or similar to equipment already being used.&quot;," calcext:value-type="string">
            <text:p>"M3"=&gt;"Equipment is the same or similar to equipment already being used.",</text:p>
          </table:table-cell>
        </table:table-row>
        <table:table-row table:style-name="ro8">
          <table:table-cell office:value-type="string" calcext:value-type="string">
            <text:p>M4</text:p>
          </table:table-cell>
          <table:table-cell office:value-type="string" calcext:value-type="string">
            <text:p>Alert: This is the last monthly installment payment for this durable medical equipment.</text:p>
            <text:p>Start: 01/01/1997 | Last Modified: 04/01/2007</text:p>
            <text:p>Notes: (Modified 4/1/07)</text:p>
          </table:table-cell>
          <table:table-cell table:formula="of:=FIND(&quot;Start&quot;; [.B6]; 1)-2" office:value-type="float" office:value="87" calcext:value-type="float">
            <text:p>87</text:p>
          </table:table-cell>
          <table:table-cell table:formula="of:=CONCATENATE([.$D$1];[.A6];[.$D$1];&quot;=&gt;&quot;;[.$D$1];LEFT([.B6]; [.C6]);[.$D$1];&quot;,&quot;)" office:value-type="string" office:string-value="&quot;M4&quot;=&gt;&quot;Alert: This is the last monthly installment payment for this durable medical equipment.&quot;," calcext:value-type="string">
            <text:p>"M4"=&gt;"Alert: This is the last monthly installment payment for this durable medical equipment.",</text:p>
          </table:table-cell>
        </table:table-row>
        <table:table-row table:style-name="ro8">
          <table:table-cell office:value-type="string" calcext:value-type="string">
            <text:p>M5</text:p>
          </table:table-cell>
          <table:table-cell office:value-type="string" calcext:value-type="string">
            <text:p>Monthly rental payments can continue until the earlier of the 15th month from the first rental month, or the month when the equipment is no longer needed.</text:p>
            <text:p>Start: 01/01/1997</text:p>
          </table:table-cell>
          <table:table-cell table:formula="of:=FIND(&quot;Start&quot;; [.B7]; 1)-2" office:value-type="float" office:value="154" calcext:value-type="float">
            <text:p>154</text:p>
          </table:table-cell>
          <table:table-cell table:formula="of:=CONCATENATE([.$D$1];[.A7];[.$D$1];&quot;=&gt;&quot;;[.$D$1];LEFT([.B7]; [.C7]);[.$D$1];&quot;,&quot;)" office:value-type="string" office:string-value="&quot;M5&quot;=&gt;&quot;Monthly rental payments can continue until the earlier of the 15th month from the first rental month, or the month when the equipment is no longer needed.&quot;," calcext:value-type="string">
            <text:p>"M5"=&gt;"Monthly rental payments can continue until the earlier of the 15th month from the first rental month, or the month when the equipment is no longer needed.",</text:p>
          </table:table-cell>
        </table:table-row>
        <table:table-row table:style-name="ro9">
          <table:table-cell office:value-type="string" calcext:value-type="string">
            <text:p>M6</text:p>
          </table:table-cell>
          <table:table-cell office:value-type="string" calcext:value-type="string">
            <text:p>Alert: You must furnish and service this item for any period of medical need for the remainder of the reasonable useful lifetime of the equipment.</text:p>
            <text:p>Start: 01/01/1997 | Last Modified: 03/01/2009</text:p>
            <text:p>Notes: (Modified 4/1/07, 3/1/2009)</text:p>
          </table:table-cell>
          <table:table-cell table:formula="of:=FIND(&quot;Start&quot;; [.B8]; 1)-2" office:value-type="float" office:value="146" calcext:value-type="float">
            <text:p>146</text:p>
          </table:table-cell>
          <table:table-cell table:formula="of:=CONCATENATE([.$D$1];[.A8];[.$D$1];&quot;=&gt;&quot;;[.$D$1];LEFT([.B8]; [.C8]);[.$D$1];&quot;,&quot;)" office:value-type="string" office:string-value="&quot;M6&quot;=&gt;&quot;Alert: You must furnish and service this item for any period of medical need for the remainder of the reasonable useful lifetime of the equipment.&quot;," calcext:value-type="string">
            <text:p>"M6"=&gt;"Alert: You must furnish and service this item for any period of medical need for the remainder of the reasonable useful lifetime of the equipment.",</text:p>
          </table:table-cell>
        </table:table-row>
        <table:table-row table:style-name="ro8">
          <table:table-cell office:value-type="string" calcext:value-type="string">
            <text:p>M7</text:p>
          </table:table-cell>
          <table:table-cell office:value-type="string" calcext:value-type="string">
            <text:p>No rental payments after the item is purchased, or after the total of issued rental payments equals the purchase price.</text:p>
            <text:p>Start: 01/01/1997</text:p>
          </table:table-cell>
          <table:table-cell table:formula="of:=FIND(&quot;Start&quot;; [.B9]; 1)-2" office:value-type="float" office:value="119" calcext:value-type="float">
            <text:p>119</text:p>
          </table:table-cell>
          <table:table-cell table:formula="of:=CONCATENATE([.$D$1];[.A9];[.$D$1];&quot;=&gt;&quot;;[.$D$1];LEFT([.B9]; [.C9]);[.$D$1];&quot;,&quot;)" office:value-type="string" office:string-value="&quot;M7&quot;=&gt;&quot;No rental payments after the item is purchased, or after the total of issued rental payments equals the purchase price.&quot;," calcext:value-type="string">
            <text:p>"M7"=&gt;"No rental payments after the item is purchased, or after the total of issued rental payments equals the purchase price.",</text:p>
          </table:table-cell>
        </table:table-row>
        <table:table-row table:style-name="ro8">
          <table:table-cell office:value-type="string" calcext:value-type="string">
            <text:p>M8</text:p>
          </table:table-cell>
          <table:table-cell office:value-type="string" calcext:value-type="string">
            <text:p>We do not accept blood gas tests results when the test was conducted by a medical supplier or taken while the patient is on oxygen.</text:p>
            <text:p>Start: 01/01/1997</text:p>
          </table:table-cell>
          <table:table-cell table:formula="of:=FIND(&quot;Start&quot;; [.B10]; 1)-2" office:value-type="float" office:value="131" calcext:value-type="float">
            <text:p>131</text:p>
          </table:table-cell>
          <table:table-cell table:formula="of:=CONCATENATE([.$D$1];[.A10];[.$D$1];&quot;=&gt;&quot;;[.$D$1];LEFT([.B10]; [.C10]);[.$D$1];&quot;,&quot;)" office:value-type="string" office:string-value="&quot;M8&quot;=&gt;&quot;We do not accept blood gas tests results when the test was conducted by a medical supplier or taken while the patient is on oxygen.&quot;," calcext:value-type="string">
            <text:p>"M8"=&gt;"We do not accept blood gas tests results when the test was conducted by a medical supplier or taken while the patient is on oxygen.",</text:p>
          </table:table-cell>
        </table:table-row>
        <table:table-row table:style-name="ro9">
          <table:table-cell office:value-type="string" calcext:value-type="string">
            <text:p>M9</text:p>
          </table:table-cell>
          <table:table-cell office:value-type="string" calcext:value-type="string">
            <text:p>Alert: This is the tenth rental month. You must offer the patient the choice of changing the rental to a purchase agreement.</text:p>
            <text:p>Start: 01/01/1997 | Last Modified: 04/01/2007</text:p>
            <text:p>Notes: (Modified 4/1/07)</text:p>
          </table:table-cell>
          <table:table-cell table:formula="of:=FIND(&quot;Start&quot;; [.B11]; 1)-2" office:value-type="float" office:value="124" calcext:value-type="float">
            <text:p>124</text:p>
          </table:table-cell>
          <table:table-cell table:formula="of:=CONCATENATE([.$D$1];[.A11];[.$D$1];&quot;=&gt;&quot;;[.$D$1];LEFT([.B11]; [.C11]);[.$D$1];&quot;,&quot;)" office:value-type="string" office:string-value="&quot;M9&quot;=&gt;&quot;Alert: This is the tenth rental month. You must offer the patient the choice of changing the rental to a purchase agreement.&quot;," calcext:value-type="string">
            <text:p>"M9"=&gt;"Alert: This is the tenth rental month. You must offer the patient the choice of changing the rental to a purchase agreement.",</text:p>
          </table:table-cell>
        </table:table-row>
        <table:table-row table:style-name="ro7">
          <table:table-cell office:value-type="string" calcext:value-type="string">
            <text:p>M10</text:p>
          </table:table-cell>
          <table:table-cell office:value-type="string" calcext:value-type="string">
            <text:p>Equipment purchases are limited to the first or the tenth month of medical necessity.</text:p>
            <text:p>Start: 01/01/1997</text:p>
          </table:table-cell>
          <table:table-cell table:formula="of:=FIND(&quot;Start&quot;; [.B12]; 1)-2" office:value-type="float" office:value="85" calcext:value-type="float">
            <text:p>85</text:p>
          </table:table-cell>
          <table:table-cell table:formula="of:=CONCATENATE([.$D$1];[.A12];[.$D$1];&quot;=&gt;&quot;;[.$D$1];LEFT([.B12]; [.C12]);[.$D$1];&quot;,&quot;)" office:value-type="string" office:string-value="&quot;M10&quot;=&gt;&quot;Equipment purchases are limited to the first or the tenth month of medical necessity.&quot;," calcext:value-type="string">
            <text:p>"M10"=&gt;"Equipment purchases are limited to the first or the tenth month of medical necessity.",</text:p>
          </table:table-cell>
        </table:table-row>
        <table:table-row table:style-name="ro8">
          <table:table-cell office:value-type="string" calcext:value-type="string">
            <text:p>M11</text:p>
          </table:table-cell>
          <table:table-cell office:value-type="string" calcext:value-type="string">
            <text:p>DME, orthotics and prosthetics must be billed to the DME carrier who services the patient's zip code.</text:p>
            <text:p>Start: 01/01/1997</text:p>
          </table:table-cell>
          <table:table-cell table:formula="of:=FIND(&quot;Start&quot;; [.B13]; 1)-2" office:value-type="float" office:value="101" calcext:value-type="float">
            <text:p>101</text:p>
          </table:table-cell>
          <table:table-cell table:formula="of:=CONCATENATE([.$D$1];[.A13];[.$D$1];&quot;=&gt;&quot;;[.$D$1];LEFT([.B13]; [.C13]);[.$D$1];&quot;,&quot;)" office:value-type="string" office:string-value="&quot;M11&quot;=&gt;&quot;DME, orthotics and prosthetics must be billed to the DME carrier who services the patient's zip code.&quot;," calcext:value-type="string">
            <text:p>"M11"=&gt;"DME, orthotics and prosthetics must be billed to the DME carrier who services the patient's zip code.",</text:p>
          </table:table-cell>
        </table:table-row>
        <table:table-row table:style-name="ro8">
          <table:table-cell office:value-type="string" calcext:value-type="string">
            <text:p>M12</text:p>
          </table:table-cell>
          <table:table-cell office:value-type="string" calcext:value-type="string">
            <text:p>Diagnostic tests performed by a physician must indicate whether purchased services are included on the claim.</text:p>
            <text:p>Start: 01/01/1997</text:p>
          </table:table-cell>
          <table:table-cell table:formula="of:=FIND(&quot;Start&quot;; [.B14]; 1)-2" office:value-type="float" office:value="109" calcext:value-type="float">
            <text:p>109</text:p>
          </table:table-cell>
          <table:table-cell table:formula="of:=CONCATENATE([.$D$1];[.A14];[.$D$1];&quot;=&gt;&quot;;[.$D$1];LEFT([.B14]; [.C14]);[.$D$1];&quot;,&quot;)" office:value-type="string" office:string-value="&quot;M12&quot;=&gt;&quot;Diagnostic tests performed by a physician must indicate whether purchased services are included on the claim.&quot;," calcext:value-type="string">
            <text:p>"M12"=&gt;"Diagnostic tests performed by a physician must indicate whether purchased services are included on the claim.",</text:p>
          </table:table-cell>
        </table:table-row>
        <table:table-row table:style-name="ro8">
          <table:table-cell office:value-type="string" calcext:value-type="string">
            <text:p>M13</text:p>
          </table:table-cell>
          <table:table-cell office:value-type="string" calcext:value-type="string">
            <text:p>Only one initial visit is covered per specialty per medical group.</text:p>
            <text:p>Start: 01/01/1997 | Last Modified: 06/30/2007</text:p>
            <text:p>Notes: (Modified 6/30/03)</text:p>
          </table:table-cell>
          <table:table-cell table:formula="of:=FIND(&quot;Start&quot;; [.B15]; 1)-2" office:value-type="float" office:value="66" calcext:value-type="float">
            <text:p>66</text:p>
          </table:table-cell>
          <table:table-cell table:formula="of:=CONCATENATE([.$D$1];[.A15];[.$D$1];&quot;=&gt;&quot;;[.$D$1];LEFT([.B15]; [.C15]);[.$D$1];&quot;,&quot;)" office:value-type="string" office:string-value="&quot;M13&quot;=&gt;&quot;Only one initial visit is covered per specialty per medical group.&quot;," calcext:value-type="string">
            <text:p>"M13"=&gt;"Only one initial visit is covered per specialty per medical group.",</text:p>
          </table:table-cell>
        </table:table-row>
        <table:table-row table:style-name="ro8">
          <table:table-cell office:value-type="string" calcext:value-type="string">
            <text:p>M14</text:p>
          </table:table-cell>
          <table:table-cell office:value-type="string" calcext:value-type="string">
            <text:p>No separate payment for an injection administered during an office visit, and no payment for a full office visit if the patient only received an injection.</text:p>
            <text:p>Start: 01/01/1997</text:p>
          </table:table-cell>
          <table:table-cell table:formula="of:=FIND(&quot;Start&quot;; [.B16]; 1)-2" office:value-type="float" office:value="155" calcext:value-type="float">
            <text:p>155</text:p>
          </table:table-cell>
          <table:table-cell table:formula="of:=CONCATENATE([.$D$1];[.A16];[.$D$1];&quot;=&gt;&quot;;[.$D$1];LEFT([.B16]; [.C16]);[.$D$1];&quot;,&quot;)" office:value-type="string" office:string-value="&quot;M14&quot;=&gt;&quot;No separate payment for an injection administered during an office visit, and no payment for a full office visit if the patient only received an injection.&quot;," calcext:value-type="string">
            <text:p>"M14"=&gt;"No separate payment for an injection administered during an office visit, and no payment for a full office visit if the patient only received an injection.",</text:p>
          </table:table-cell>
        </table:table-row>
        <table:table-row table:style-name="ro8">
          <table:table-cell office:value-type="string" calcext:value-type="string">
            <text:p>M15</text:p>
          </table:table-cell>
          <table:table-cell office:value-type="string" calcext:value-type="string">
            <text:p>Separately billed services/tests have been bundled as they are considered components of the same procedure. Separate payment is not allowed.</text:p>
            <text:p>Start: 01/01/1997</text:p>
          </table:table-cell>
          <table:table-cell table:formula="of:=FIND(&quot;Start&quot;; [.B17]; 1)-2" office:value-type="float" office:value="140" calcext:value-type="float">
            <text:p>140</text:p>
          </table:table-cell>
          <table:table-cell table:formula="of:=CONCATENATE([.$D$1];[.A17];[.$D$1];&quot;=&gt;&quot;;[.$D$1];LEFT([.B17]; [.C17]);[.$D$1];&quot;,&quot;)" office:value-type="string" office:string-value="&quot;M15&quot;=&gt;&quot;Separately billed services/tests have been bundled as they are considered components of the same procedure. Separate payment is not allowed.&quot;," calcext:value-type="string">
            <text:p>"M15"=&gt;"Separately billed services/tests have been bundled as they are considered components of the same procedure. Separate payment is not allowed.",</text:p>
          </table:table-cell>
        </table:table-row>
        <table:table-row table:style-name="ro9">
          <table:table-cell office:value-type="string" calcext:value-type="string">
            <text:p>M16</text:p>
          </table:table-cell>
          <table:table-cell office:value-type="string" calcext:value-type="string">
            <text:p>Alert: Please see our web site, mailings, or bulletins for more details concerning this policy/procedure/decision.</text:p>
            <text:p>Start: 01/01/1997 | Last Modified: 04/01/2007</text:p>
            <text:p>Notes: (Reactivated 4/1/04, Modified 11/18/05, 4/1/07)</text:p>
          </table:table-cell>
          <table:table-cell table:formula="of:=FIND(&quot;Start&quot;; [.B18]; 1)-2" office:value-type="float" office:value="114" calcext:value-type="float">
            <text:p>114</text:p>
          </table:table-cell>
          <table:table-cell table:formula="of:=CONCATENATE([.$D$1];[.A18];[.$D$1];&quot;=&gt;&quot;;[.$D$1];LEFT([.B18]; [.C18]);[.$D$1];&quot;,&quot;)" office:value-type="string" office:string-value="&quot;M16&quot;=&gt;&quot;Alert: Please see our web site, mailings, or bulletins for more details concerning this policy/procedure/decision.&quot;," calcext:value-type="string">
            <text:p>"M16"=&gt;"Alert: Please see our web site, mailings, or bulletins for more details concerning this policy/procedure/decision.",</text:p>
          </table:table-cell>
        </table:table-row>
        <table:table-row table:style-name="ro10">
          <table:table-cell office:value-type="string" calcext:value-type="string">
            <text:p>M17</text:p>
          </table:table-cell>
          <table:table-cell office:value-type="string" calcext:value-type="string">
            <text:p>Alert: Payment approved as you did not know, and could not reasonably have been expected to know, that this would not normally have been covered for this patient. In the future, you will be liable for charges for the same service(s) under the same or similar conditions.</text:p>
            <text:p>Start: 01/01/1997 | Last Modified: 04/01/2007</text:p>
            <text:p>Notes: (Modified 4/1/07)</text:p>
          </table:table-cell>
          <table:table-cell table:formula="of:=FIND(&quot;Start&quot;; [.B19]; 1)-2" office:value-type="float" office:value="270" calcext:value-type="float">
            <text:p>270</text:p>
          </table:table-cell>
          <table:table-cell table:formula="of:=CONCATENATE([.$D$1];[.A19];[.$D$1];&quot;=&gt;&quot;;[.$D$1];LEFT([.B19]; [.C19]);[.$D$1];&quot;,&quot;)" office:value-type="string" office:string-value="&quot;M17&quot;=&gt;&quot;Alert: Payment approved as you did not know, and could not reasonably have been expected to know, that this would not normally have been covered for this patient. In the future, you will be liable for charges for the same service(s) under the same or similar conditions.&quot;," calcext:value-type="string">
            <text:p>"M17"=&gt;"Alert: Payment approved as you did not know, and could not reasonably have been expected to know, that this would not normally have been covered for this patient. In the future, you will be liable for charges for the same service(s) under the same or similar conditions.",</text:p>
          </table:table-cell>
        </table:table-row>
        <table:table-row table:style-name="ro9">
          <table:table-cell office:value-type="string" calcext:value-type="string">
            <text:p>M18</text:p>
          </table:table-cell>
          <table:table-cell office:value-type="string" calcext:value-type="string">
            <text:p>Certain services may be approved for home use. Neither a hospital nor a Skilled Nursing Facility (SNF) is considered to be a patient's home.</text:p>
            <text:p>Start: 01/01/1997 | Last Modified: 06/30/2003</text:p>
            <text:p>Notes: (Modified 6/30/03)</text:p>
          </table:table-cell>
          <table:table-cell table:formula="of:=FIND(&quot;Start&quot;; [.B20]; 1)-2" office:value-type="float" office:value="140" calcext:value-type="float">
            <text:p>140</text:p>
          </table:table-cell>
          <table:table-cell table:formula="of:=CONCATENATE([.$D$1];[.A20];[.$D$1];&quot;=&gt;&quot;;[.$D$1];LEFT([.B20]; [.C20]);[.$D$1];&quot;,&quot;)" office:value-type="string" office:string-value="&quot;M18&quot;=&gt;&quot;Certain services may be approved for home use. Neither a hospital nor a Skilled Nursing Facility (SNF) is considered to be a patient's home.&quot;," calcext:value-type="string">
            <text:p>"M18"=&gt;"Certain services may be approved for home use. Neither a hospital nor a Skilled Nursing Facility (SNF) is considered to be a patient's home.",</text:p>
          </table:table-cell>
        </table:table-row>
        <table:table-row table:style-name="ro8">
          <table:table-cell office:value-type="string" calcext:value-type="string">
            <text:p>M19</text:p>
          </table:table-cell>
          <table:table-cell office:value-type="string" calcext:value-type="string">
            <text:p>Missing oxygen certification/re-certification.</text:p>
            <text:p>Start: 01/01/1997 | Last Modified: 02/28/2003</text:p>
            <text:p>Notes: (Modified 2/28/03) Related to N234</text:p>
          </table:table-cell>
          <table:table-cell table:formula="of:=FIND(&quot;Start&quot;; [.B21]; 1)-2" office:value-type="float" office:value="46" calcext:value-type="float">
            <text:p>46</text:p>
          </table:table-cell>
          <table:table-cell table:formula="of:=CONCATENATE([.$D$1];[.A21];[.$D$1];&quot;=&gt;&quot;;[.$D$1];LEFT([.B21]; [.C21]);[.$D$1];&quot;,&quot;)" office:value-type="string" office:string-value="&quot;M19&quot;=&gt;&quot;Missing oxygen certification/re-certification.&quot;," calcext:value-type="string">
            <text:p>"M19"=&gt;"Missing oxygen certification/re-certification.",</text:p>
          </table:table-cell>
        </table:table-row>
        <table:table-row table:style-name="ro8">
          <table:table-cell office:value-type="string" calcext:value-type="string">
            <text:p>M20</text:p>
          </table:table-cell>
          <table:table-cell office:value-type="string" calcext:value-type="string">
            <text:p>Missing/incomplete/invalid HCPCS.</text:p>
            <text:p>Start: 01/01/1997 | Last Modified: 02/28/2003</text:p>
            <text:p>Notes: (Modified 2/28/03)</text:p>
          </table:table-cell>
          <table:table-cell table:formula="of:=FIND(&quot;Start&quot;; [.B22]; 1)-2" office:value-type="float" office:value="33" calcext:value-type="float">
            <text:p>33</text:p>
          </table:table-cell>
          <table:table-cell table:formula="of:=CONCATENATE([.$D$1];[.A22];[.$D$1];&quot;=&gt;&quot;;[.$D$1];LEFT([.B22]; [.C22]);[.$D$1];&quot;,&quot;)" office:value-type="string" office:string-value="&quot;M20&quot;=&gt;&quot;Missing/incomplete/invalid HCPCS.&quot;," calcext:value-type="string">
            <text:p>"M20"=&gt;"Missing/incomplete/invalid HCPCS.",</text:p>
          </table:table-cell>
        </table:table-row>
        <table:table-row table:style-name="ro8">
          <table:table-cell office:value-type="string" calcext:value-type="string">
            <text:p>M21</text:p>
          </table:table-cell>
          <table:table-cell office:value-type="string" calcext:value-type="string">
            <text:p>Missing/incomplete/invalid place of residence for this service/item provided in a home.</text:p>
            <text:p>Start: 01/01/1997 | Last Modified: 02/28/2003</text:p>
            <text:p>Notes: (Modified 2/28/03)</text:p>
          </table:table-cell>
          <table:table-cell table:formula="of:=FIND(&quot;Start&quot;; [.B23]; 1)-2" office:value-type="float" office:value="87" calcext:value-type="float">
            <text:p>87</text:p>
          </table:table-cell>
          <table:table-cell table:formula="of:=CONCATENATE([.$D$1];[.A23];[.$D$1];&quot;=&gt;&quot;;[.$D$1];LEFT([.B23]; [.C23]);[.$D$1];&quot;,&quot;)" office:value-type="string" office:string-value="&quot;M21&quot;=&gt;&quot;Missing/incomplete/invalid place of residence for this service/item provided in a home.&quot;," calcext:value-type="string">
            <text:p>"M21"=&gt;"Missing/incomplete/invalid place of residence for this service/item provided in a home.",</text:p>
          </table:table-cell>
        </table:table-row>
        <table:table-row table:style-name="ro8">
          <table:table-cell office:value-type="string" calcext:value-type="string">
            <text:p>M22</text:p>
          </table:table-cell>
          <table:table-cell office:value-type="string" calcext:value-type="string">
            <text:p>Missing/incomplete/invalid number of miles traveled.</text:p>
            <text:p>Start: 01/01/1997 | Last Modified: 02/28/2003</text:p>
            <text:p>Notes: (Modified 2/28/03)</text:p>
          </table:table-cell>
          <table:table-cell table:formula="of:=FIND(&quot;Start&quot;; [.B24]; 1)-2" office:value-type="float" office:value="52" calcext:value-type="float">
            <text:p>52</text:p>
          </table:table-cell>
          <table:table-cell table:formula="of:=CONCATENATE([.$D$1];[.A24];[.$D$1];&quot;=&gt;&quot;;[.$D$1];LEFT([.B24]; [.C24]);[.$D$1];&quot;,&quot;)" office:value-type="string" office:string-value="&quot;M22&quot;=&gt;&quot;Missing/incomplete/invalid number of miles traveled.&quot;," calcext:value-type="string">
            <text:p>"M22"=&gt;"Missing/incomplete/invalid number of miles traveled.",</text:p>
          </table:table-cell>
        </table:table-row>
        <table:table-row table:style-name="ro8">
          <table:table-cell office:value-type="string" calcext:value-type="string">
            <text:p>M23</text:p>
          </table:table-cell>
          <table:table-cell office:value-type="string" calcext:value-type="string">
            <text:p>Missing invoice.</text:p>
            <text:p>Start: 01/01/1997 | Last Modified: 08/01/2005</text:p>
            <text:p>Notes: (Modified 8/1/05)</text:p>
          </table:table-cell>
          <table:table-cell table:formula="of:=FIND(&quot;Start&quot;; [.B25]; 1)-2" office:value-type="float" office:value="16" calcext:value-type="float">
            <text:p>16</text:p>
          </table:table-cell>
          <table:table-cell table:formula="of:=CONCATENATE([.$D$1];[.A25];[.$D$1];&quot;=&gt;&quot;;[.$D$1];LEFT([.B25]; [.C25]);[.$D$1];&quot;,&quot;)" office:value-type="string" office:string-value="&quot;M23&quot;=&gt;&quot;Missing invoice.&quot;," calcext:value-type="string">
            <text:p>"M23"=&gt;"Missing invoice.",</text:p>
          </table:table-cell>
        </table:table-row>
        <table:table-row table:style-name="ro8">
          <table:table-cell office:value-type="string" calcext:value-type="string">
            <text:p>M24</text:p>
          </table:table-cell>
          <table:table-cell office:value-type="string" calcext:value-type="string">
            <text:p>Missing/incomplete/invalid number of doses per vial.</text:p>
            <text:p>Start: 01/01/1997 | Last Modified: 02/28/2003</text:p>
            <text:p>Notes: (Modified 2/28/03)</text:p>
          </table:table-cell>
          <table:table-cell table:formula="of:=FIND(&quot;Start&quot;; [.B26]; 1)-2" office:value-type="float" office:value="52" calcext:value-type="float">
            <text:p>52</text:p>
          </table:table-cell>
          <table:table-cell table:formula="of:=CONCATENATE([.$D$1];[.A26];[.$D$1];&quot;=&gt;&quot;;[.$D$1];LEFT([.B26]; [.C26]);[.$D$1];&quot;,&quot;)" office:value-type="string" office:string-value="&quot;M24&quot;=&gt;&quot;Missing/incomplete/invalid number of doses per vial.&quot;," calcext:value-type="string">
            <text:p>"M24"=&gt;"Missing/incomplete/invalid number of doses per vial.",</text:p>
          </table:table-cell>
        </table:table-row>
        <table:table-row table:style-name="ro11">
          <table:table-cell office:value-type="string" calcext:value-type="string">
            <text:p>M25</text:p>
          </table:table-cell>
          <table:table-cell office:value-type="string" calcext:value-type="string">
            <text:p>The information furnished does not substantiate the need for this level of service. If you believe the service should have been fully covered as billed, or if you did not know and could not reasonably have been expected to know that we would not pay for this level of service, or if you notified the patient in writing in advance that we would not pay for this level of service and he/she agreed in writing to pay, ask us to review your claim within 120 days of the date of this notice. If you do not request an appeal, we will, upon application from the patient, reimburse him/her for the amount you have collected from him/her in excess of any deductible and coinsurance amounts. We will recover the reimbursement from you as an overpayment.</text:p>
            <text:p>Start: 01/01/1997 | Last Modified: 11/01/2010</text:p>
            <text:p>Notes: (Modified 10/1/02, 6/30/03, 8/1/05, 11/5/07, 11/1/10)</text:p>
          </table:table-cell>
          <table:table-cell table:formula="of:=FIND(&quot;Start&quot;; [.B27]; 1)-2" office:value-type="float" office:value="743" calcext:value-type="float">
            <text:p>743</text:p>
          </table:table-cell>
          <table:table-cell table:formula="of:=CONCATENATE([.$D$1];[.A27];[.$D$1];&quot;=&gt;&quot;;[.$D$1];LEFT([.B27]; [.C27]);[.$D$1];&quot;,&quot;)" office:value-type="string" office:string-value="&quot;M25&quot;=&gt;&quot;The information furnished does not substantiate the need for this level of service. If you believe the service should have been fully covered as billed, or if you did not know and could not reasonably have been expected to know that we would not pay for this level of service, or if you notified the patient in writing in advance that we would not pay for this level of service and he/she agreed in writing to pay, ask us to review your claim within 120 days of the date of this notice. If you do not request an appeal, we will, upon application from the patient, reimburse him/her for the amount you have collected from him/her in excess of any deductible and coinsurance amounts. We will recover the reimbursement from you as an overpayment.&quot;," calcext:value-type="string">
            <text:p>"M25"=&gt;"The information furnished does not substantiate the need for this level of service. If you believe the service should have been fully covered as billed, or if you did not know and could not reasonably have been expected to know that we would not pay for this level of service, or if you notified the patient in writing in advance that we would not pay for this level of service and he/she agreed in writing to pay, ask us to review your claim within 120 days of the date of this notice. If you do not request an appeal, we will, upon application from the patient, reimburse him/her for the amount you have collected from him/her in excess of any deductible and coinsurance amounts. We will recover the reimbursement from you as an overpayment.",</text:p>
          </table:table-cell>
        </table:table-row>
        <table:table-row table:style-name="ro11">
          <table:table-cell office:value-type="string" calcext:value-type="string">
            <text:p>M26</text:p>
          </table:table-cell>
          <table:table-cell office:value-type="string" calcext:value-type="string">
            <text:p>The information furnished does not substantiate the need for this level of service. If you have collected any amount from the patient for this level of service /any amount that exceeds the limiting charge for the less extensive service, the law requires you to refund that amount to the patient within 30 days of receiving this notice. </text:p>
            <text:p/>
            <text:p>The requirements for refund are in 1824(I) of the Social Security Act and 42CFR411.408. The section specifies that physicians who knowingly and willfully fail to make appropriate refunds may be subject to civil monetary penalties and/or exclusion from the program. If you have any questions about this notice, please contact this office.</text:p>
            <text:p>Start: 01/01/1997 | Last Modified: 11/05/2007</text:p>
            <text:p>Notes: (Modified 10/1/02, 6/30/03, 8/1/05, 11/5/07. Also refer to N356)</text:p>
          </table:table-cell>
          <table:table-cell table:formula="of:=FIND(&quot;Start&quot;; [.B28]; 1)-2" office:value-type="float" office:value="675" calcext:value-type="float">
            <text:p>675</text:p>
          </table:table-cell>
          <table:table-cell table:formula="of:=CONCATENATE([.$D$1];[.A28];[.$D$1];&quot;=&gt;&quot;;[.$D$1];LEFT([.B28]; [.C28]);[.$D$1];&quot;,&quot;)" office:value-type="string" office:string-value="&quot;M26&quot;=&gt;&quot;The information furnished does not substantiate the need for this level of service. If you have collected any amount from the patient for this level of service /any amount that exceeds the limiting charge for the less extensive service, the law requires you to refund that amount to the patient within 30 days of receiving this notice. &#10;&#10;The requirements for refund are in 1824(I) of the Social Security Act and 42CFR411.408. The section specifies that physicians who knowingly and willfully fail to make appropriate refunds may be subject to civil monetary penalties and/or exclusion from the program. If you have any questions about this notice, please contact this office.&quot;," calcext:value-type="string">
            <text:p>"M26"=&gt;"The information furnished does not substantiate the need for this level of service. If you have collected any amount from the patient for this level of service /any amount that exceeds the limiting charge for the less extensive service, the law requires you to refund that amount to the patient within 30 days of receiving this notice. </text:p>
            <text:p/>
            <text:p>The requirements for refund are in 1824(I) of the Social Security Act and 42CFR411.408. The section specifies that physicians who knowingly and willfully fail to make appropriate refunds may be subject to civil monetary penalties and/or exclusion from the program. If you have any questions about this notice, please contact this office.",</text:p>
          </table:table-cell>
        </table:table-row>
        <table:table-row table:style-name="ro11">
          <table:table-cell office:value-type="string" calcext:value-type="string">
            <text:p>M27</text:p>
          </table:table-cell>
          <table:table-cell office:value-type="string" calcext:value-type="string">
            <text:p>Alert: The patient has been relieved of liability of payment of these items and services under the limitation of liability provision of the law. The provider is ultimately liable for the patient's waived charges, including any charges for coinsurance, since the items or services were not reasonable and necessary or constituted custodial care, and you knew or could reasonably have been expected to know, that they were not covered. You may appeal this determination. You may ask for an appeal regarding both the coverage determination and the issue of whether you exercised due care. The appeal request must be filed within 120 days of the date you receive this notice. You must make the request through this office.</text:p>
            <text:p>Start: 01/01/1997 | Last Modified: 08/01/2007</text:p>
            <text:p>Notes: (Modified 10/1/02, 8/1/05, 4/1/07, 8/1/07)</text:p>
          </table:table-cell>
          <table:table-cell table:formula="of:=FIND(&quot;Start&quot;; [.B29]; 1)-2" office:value-type="float" office:value="718" calcext:value-type="float">
            <text:p>718</text:p>
          </table:table-cell>
          <table:table-cell table:formula="of:=CONCATENATE([.$D$1];[.A29];[.$D$1];&quot;=&gt;&quot;;[.$D$1];LEFT([.B29]; [.C29]);[.$D$1];&quot;,&quot;)" office:value-type="string" office:string-value="&quot;M27&quot;=&gt;&quot;Alert: The patient has been relieved of liability of payment of these items and services under the limitation of liability provision of the law. The provider is ultimately liable for the patient's waived charges, including any charges for coinsurance, since the items or services were not reasonable and necessary or constituted custodial care, and you knew or could reasonably have been expected to know, that they were not covered. You may appeal this determination. You may ask for an appeal regarding both the coverage determination and the issue of whether you exercised due care. The appeal request must be filed within 120 days of the date you receive this notice. You must make the request through this office.&quot;," calcext:value-type="string">
            <text:p>"M27"=&gt;"Alert: The patient has been relieved of liability of payment of these items and services under the limitation of liability provision of the law. The provider is ultimately liable for the patient's waived charges, including any charges for coinsurance, since the items or services were not reasonable and necessary or constituted custodial care, and you knew or could reasonably have been expected to know, that they were not covered. You may appeal this determination. You may ask for an appeal regarding both the coverage determination and the issue of whether you exercised due care. The appeal request must be filed within 120 days of the date you receive this notice. You must make the request through this office.",</text:p>
          </table:table-cell>
        </table:table-row>
        <table:table-row table:style-name="ro8">
          <table:table-cell office:value-type="string" calcext:value-type="string">
            <text:p>M28</text:p>
          </table:table-cell>
          <table:table-cell office:value-type="string" calcext:value-type="string">
            <text:p>This does not qualify for payment under Part B when Part A coverage is exhausted or not otherwise available.</text:p>
            <text:p>Start: 01/01/1997</text:p>
          </table:table-cell>
          <table:table-cell table:formula="of:=FIND(&quot;Start&quot;; [.B30]; 1)-2" office:value-type="float" office:value="108" calcext:value-type="float">
            <text:p>108</text:p>
          </table:table-cell>
          <table:table-cell table:formula="of:=CONCATENATE([.$D$1];[.A30];[.$D$1];&quot;=&gt;&quot;;[.$D$1];LEFT([.B30]; [.C30]);[.$D$1];&quot;,&quot;)" office:value-type="string" office:string-value="&quot;M28&quot;=&gt;&quot;This does not qualify for payment under Part B when Part A coverage is exhausted or not otherwise available.&quot;," calcext:value-type="string">
            <text:p>"M28"=&gt;"This does not qualify for payment under Part B when Part A coverage is exhausted or not otherwise available.",</text:p>
          </table:table-cell>
        </table:table-row>
        <table:table-row table:style-name="ro8">
          <table:table-cell office:value-type="string" calcext:value-type="string">
            <text:p>M29</text:p>
          </table:table-cell>
          <table:table-cell office:value-type="string" calcext:value-type="string">
            <text:p>Missing operative note/report.</text:p>
            <text:p>Start: 01/01/1997 | Last Modified: 07/01/2008</text:p>
            <text:p>Notes: (Modified 2/28/03, 7/1/2008) Related to N233</text:p>
          </table:table-cell>
          <table:table-cell table:formula="of:=FIND(&quot;Start&quot;; [.B31]; 1)-2" office:value-type="float" office:value="30" calcext:value-type="float">
            <text:p>30</text:p>
          </table:table-cell>
          <table:table-cell table:formula="of:=CONCATENATE([.$D$1];[.A31];[.$D$1];&quot;=&gt;&quot;;[.$D$1];LEFT([.B31]; [.C31]);[.$D$1];&quot;,&quot;)" office:value-type="string" office:string-value="&quot;M29&quot;=&gt;&quot;Missing operative note/report.&quot;," calcext:value-type="string">
            <text:p>"M29"=&gt;"Missing operative note/report.",</text:p>
          </table:table-cell>
        </table:table-row>
        <table:table-row table:style-name="ro8">
          <table:table-cell office:value-type="string" calcext:value-type="string">
            <text:p>M30</text:p>
          </table:table-cell>
          <table:table-cell office:value-type="string" calcext:value-type="string">
            <text:p>Missing pathology report.</text:p>
            <text:p>Start: 01/01/1997 | Last Modified: 08/01/2004</text:p>
            <text:p>Notes: (Modified 8/1/04, 2/28/03) Related to N236</text:p>
          </table:table-cell>
          <table:table-cell table:formula="of:=FIND(&quot;Start&quot;; [.B32]; 1)-2" office:value-type="float" office:value="25" calcext:value-type="float">
            <text:p>25</text:p>
          </table:table-cell>
          <table:table-cell table:formula="of:=CONCATENATE([.$D$1];[.A32];[.$D$1];&quot;=&gt;&quot;;[.$D$1];LEFT([.B32]; [.C32]);[.$D$1];&quot;,&quot;)" office:value-type="string" office:string-value="&quot;M30&quot;=&gt;&quot;Missing pathology report.&quot;," calcext:value-type="string">
            <text:p>"M30"=&gt;"Missing pathology report.",</text:p>
          </table:table-cell>
        </table:table-row>
        <table:table-row table:style-name="ro8">
          <table:table-cell office:value-type="string" calcext:value-type="string">
            <text:p>M31</text:p>
          </table:table-cell>
          <table:table-cell office:value-type="string" calcext:value-type="string">
            <text:p>Missing radiology report.</text:p>
            <text:p>Start: 01/01/1997 | Last Modified: 08/01/2004</text:p>
            <text:p>Notes: (Modified 8/1/04, 2/28/03) Related to N240</text:p>
          </table:table-cell>
          <table:table-cell table:formula="of:=FIND(&quot;Start&quot;; [.B33]; 1)-2" office:value-type="float" office:value="25" calcext:value-type="float">
            <text:p>25</text:p>
          </table:table-cell>
          <table:table-cell table:formula="of:=CONCATENATE([.$D$1];[.A33];[.$D$1];&quot;=&gt;&quot;;[.$D$1];LEFT([.B33]; [.C33]);[.$D$1];&quot;,&quot;)" office:value-type="string" office:string-value="&quot;M31&quot;=&gt;&quot;Missing radiology report.&quot;," calcext:value-type="string">
            <text:p>"M31"=&gt;"Missing radiology report.",</text:p>
          </table:table-cell>
        </table:table-row>
        <table:table-row table:style-name="ro10">
          <table:table-cell office:value-type="string" calcext:value-type="string">
            <text:p>M32</text:p>
          </table:table-cell>
          <table:table-cell office:value-type="string" calcext:value-type="string">
            <text:p>Alert: This is a conditional payment made pending a decision on this service by the patient's primary payer. This payment may be subject to refund upon your receipt of any additional payment for this service from another payer. You must contact this office immediately upon receipt of an additional payment for this service.</text:p>
            <text:p>Start: 01/01/1997 | Last Modified: 04/01/2007</text:p>
            <text:p>Notes: (Modified 4/1/07)</text:p>
          </table:table-cell>
          <table:table-cell table:formula="of:=FIND(&quot;Start&quot;; [.B34]; 1)-2" office:value-type="float" office:value="324" calcext:value-type="float">
            <text:p>324</text:p>
          </table:table-cell>
          <table:table-cell table:formula="of:=CONCATENATE([.$D$1];[.A34];[.$D$1];&quot;=&gt;&quot;;[.$D$1];LEFT([.B34]; [.C34]);[.$D$1];&quot;,&quot;)" office:value-type="string" office:string-value="&quot;M32&quot;=&gt;&quot;Alert: This is a conditional payment made pending a decision on this service by the patient's primary payer. This payment may be subject to refund upon your receipt of any additional payment for this service from another payer. You must contact this office immediately upon receipt of an additional payment for this service.&quot;," calcext:value-type="string">
            <text:p>"M32"=&gt;"Alert: This is a conditional payment made pending a decision on this service by the patient's primary payer. This payment may be subject to refund upon your receipt of any additional payment for this service from another payer. You must contact this office immediately upon receipt of an additional payment for this service.",</text:p>
          </table:table-cell>
        </table:table-row>
        <table:table-row table:style-name="ro8">
          <table:table-cell office:value-type="string" calcext:value-type="string">
            <text:p>M36</text:p>
          </table:table-cell>
          <table:table-cell office:value-type="string" calcext:value-type="string">
            <text:p>This is the 11th rental month. We cannot pay for this until you indicate that the patient has been given the option of changing the rental to a purchase.</text:p>
            <text:p>Start: 01/01/1997</text:p>
          </table:table-cell>
          <table:table-cell table:formula="of:=FIND(&quot;Start&quot;; [.B35]; 1)-2" office:value-type="float" office:value="153" calcext:value-type="float">
            <text:p>153</text:p>
          </table:table-cell>
          <table:table-cell table:formula="of:=CONCATENATE([.$D$1];[.A35];[.$D$1];&quot;=&gt;&quot;;[.$D$1];LEFT([.B35]; [.C35]);[.$D$1];&quot;,&quot;)" office:value-type="string" office:string-value="&quot;M36&quot;=&gt;&quot;This is the 11th rental month. We cannot pay for this until you indicate that the patient has been given the option of changing the rental to a purchase.&quot;," calcext:value-type="string">
            <text:p>"M36"=&gt;"This is the 11th rental month. We cannot pay for this until you indicate that the patient has been given the option of changing the rental to a purchase.",</text:p>
          </table:table-cell>
        </table:table-row>
        <table:table-row table:style-name="ro8">
          <table:table-cell office:value-type="string" calcext:value-type="string">
            <text:p>M37</text:p>
          </table:table-cell>
          <table:table-cell office:value-type="string" calcext:value-type="string">
            <text:p>Not covered when the patient is under age 35.</text:p>
            <text:p>Start: 01/01/1997 | Last Modified: 03/08/2011</text:p>
            <text:p>Notes: (Modified 3/8/11)</text:p>
          </table:table-cell>
          <table:table-cell table:formula="of:=FIND(&quot;Start&quot;; [.B36]; 1)-2" office:value-type="float" office:value="45" calcext:value-type="float">
            <text:p>45</text:p>
          </table:table-cell>
          <table:table-cell table:formula="of:=CONCATENATE([.$D$1];[.A36];[.$D$1];&quot;=&gt;&quot;;[.$D$1];LEFT([.B36]; [.C36]);[.$D$1];&quot;,&quot;)" office:value-type="string" office:string-value="&quot;M37&quot;=&gt;&quot;Not covered when the patient is under age 35.&quot;," calcext:value-type="string">
            <text:p>"M37"=&gt;"Not covered when the patient is under age 35.",</text:p>
          </table:table-cell>
        </table:table-row>
        <table:table-row table:style-name="ro12">
          <table:table-cell office:value-type="string" calcext:value-type="string">
            <text:p>M38</text:p>
          </table:table-cell>
          <table:table-cell office:value-type="string" calcext:value-type="string">
            <text:p>Alert: The patient is liable for the charges for this service as they were informed in writing before the service was furnished that we would not pay for it and the patient agreed to be responsible for the charges.</text:p>
            <text:p>Start: 01/01/1997 | Last Modified: 07/01/2015</text:p>
            <text:p>Notes: (Modified 7/1/15)</text:p>
          </table:table-cell>
          <table:table-cell table:formula="of:=FIND(&quot;Start&quot;; [.B37]; 1)-2" office:value-type="float" office:value="214" calcext:value-type="float">
            <text:p>214</text:p>
          </table:table-cell>
          <table:table-cell table:formula="of:=CONCATENATE([.$D$1];[.A37];[.$D$1];&quot;=&gt;&quot;;[.$D$1];LEFT([.B37]; [.C37]);[.$D$1];&quot;,&quot;)" office:value-type="string" office:string-value="&quot;M38&quot;=&gt;&quot;Alert: The patient is liable for the charges for this service as they were informed in writing before the service was furnished that we would not pay for it and the patient agreed to be responsible for the charges.&quot;," calcext:value-type="string">
            <text:p>"M38"=&gt;"Alert: The patient is liable for the charges for this service as they were informed in writing before the service was furnished that we would not pay for it and the patient agreed to be responsible for the charges.",</text:p>
          </table:table-cell>
        </table:table-row>
        <table:table-row table:style-name="ro9">
          <table:table-cell office:value-type="string" calcext:value-type="string">
            <text:p>M39</text:p>
          </table:table-cell>
          <table:table-cell office:value-type="string" calcext:value-type="string">
            <text:p>Alert: The patient is not liable for payment of this service as the advance notice of non-coverage you provided the patient did not comply with program requirements.</text:p>
            <text:p>Start: 01/01/1997 | Last Modified: 07/01/2015</text:p>
            <text:p>Notes: (Modified 2/1/04, 4/1/07, 11/1/09, 11/1/12, 7/1/15) Related to N563</text:p>
          </table:table-cell>
          <table:table-cell table:formula="of:=FIND(&quot;Start&quot;; [.B38]; 1)-2" office:value-type="float" office:value="165" calcext:value-type="float">
            <text:p>165</text:p>
          </table:table-cell>
          <table:table-cell table:formula="of:=CONCATENATE([.$D$1];[.A38];[.$D$1];&quot;=&gt;&quot;;[.$D$1];LEFT([.B38]; [.C38]);[.$D$1];&quot;,&quot;)" office:value-type="string" office:string-value="&quot;M39&quot;=&gt;&quot;Alert: The patient is not liable for payment of this service as the advance notice of non-coverage you provided the patient did not comply with program requirements.&quot;," calcext:value-type="string">
            <text:p>"M39"=&gt;"Alert: The patient is not liable for payment of this service as the advance notice of non-coverage you provided the patient did not comply with program requirements.",</text:p>
          </table:table-cell>
        </table:table-row>
        <table:table-row table:style-name="ro7">
          <table:table-cell office:value-type="string" calcext:value-type="string">
            <text:p>M40</text:p>
          </table:table-cell>
          <table:table-cell office:value-type="string" calcext:value-type="string">
            <text:p>Claim must be assigned and must be filed by the practitioner's employer.</text:p>
            <text:p>Start: 01/01/1997</text:p>
          </table:table-cell>
          <table:table-cell table:formula="of:=FIND(&quot;Start&quot;; [.B39]; 1)-2" office:value-type="float" office:value="72" calcext:value-type="float">
            <text:p>72</text:p>
          </table:table-cell>
          <table:table-cell table:formula="of:=CONCATENATE([.$D$1];[.A39];[.$D$1];&quot;=&gt;&quot;;[.$D$1];LEFT([.B39]; [.C39]);[.$D$1];&quot;,&quot;)" office:value-type="string" office:string-value="&quot;M40&quot;=&gt;&quot;Claim must be assigned and must be filed by the practitioner's employer.&quot;," calcext:value-type="string">
            <text:p>"M40"=&gt;"Claim must be assigned and must be filed by the practitioner's employer.",</text:p>
          </table:table-cell>
        </table:table-row>
        <table:table-row table:style-name="ro7">
          <table:table-cell office:value-type="string" calcext:value-type="string">
            <text:p>M41</text:p>
          </table:table-cell>
          <table:table-cell office:value-type="string" calcext:value-type="string">
            <text:p>We do not pay for this as the patient has no legal obligation to pay for this.</text:p>
            <text:p>Start: 01/01/1997</text:p>
          </table:table-cell>
          <table:table-cell table:formula="of:=FIND(&quot;Start&quot;; [.B40]; 1)-2" office:value-type="float" office:value="78" calcext:value-type="float">
            <text:p>78</text:p>
          </table:table-cell>
          <table:table-cell table:formula="of:=CONCATENATE([.$D$1];[.A40];[.$D$1];&quot;=&gt;&quot;;[.$D$1];LEFT([.B40]; [.C40]);[.$D$1];&quot;,&quot;)" office:value-type="string" office:string-value="&quot;M41&quot;=&gt;&quot;We do not pay for this as the patient has no legal obligation to pay for this.&quot;," calcext:value-type="string">
            <text:p>"M41"=&gt;"We do not pay for this as the patient has no legal obligation to pay for this.",</text:p>
          </table:table-cell>
        </table:table-row>
        <table:table-row table:style-name="ro7">
          <table:table-cell office:value-type="string" calcext:value-type="string">
            <text:p>M42</text:p>
          </table:table-cell>
          <table:table-cell office:value-type="string" calcext:value-type="string">
            <text:p>The medical necessity form must be personally signed by the attending physician.</text:p>
            <text:p>Start: 01/01/1997</text:p>
          </table:table-cell>
          <table:table-cell table:formula="of:=FIND(&quot;Start&quot;; [.B41]; 1)-2" office:value-type="float" office:value="80" calcext:value-type="float">
            <text:p>80</text:p>
          </table:table-cell>
          <table:table-cell table:formula="of:=CONCATENATE([.$D$1];[.A41];[.$D$1];&quot;=&gt;&quot;;[.$D$1];LEFT([.B41]; [.C41]);[.$D$1];&quot;,&quot;)" office:value-type="string" office:string-value="&quot;M42&quot;=&gt;&quot;The medical necessity form must be personally signed by the attending physician.&quot;," calcext:value-type="string">
            <text:p>"M42"=&gt;"The medical necessity form must be personally signed by the attending physician.",</text:p>
          </table:table-cell>
        </table:table-row>
        <table:table-row table:style-name="ro8">
          <table:table-cell office:value-type="string" calcext:value-type="string">
            <text:p>M44</text:p>
          </table:table-cell>
          <table:table-cell office:value-type="string" calcext:value-type="string">
            <text:p>Missing/incomplete/invalid condition code.</text:p>
            <text:p>Start: 01/01/1997 | Last Modified: 02/28/2003</text:p>
            <text:p>Notes: (Modified 2/28/03)</text:p>
          </table:table-cell>
          <table:table-cell table:formula="of:=FIND(&quot;Start&quot;; [.B42]; 1)-2" office:value-type="float" office:value="42" calcext:value-type="float">
            <text:p>42</text:p>
          </table:table-cell>
          <table:table-cell table:formula="of:=CONCATENATE([.$D$1];[.A42];[.$D$1];&quot;=&gt;&quot;;[.$D$1];LEFT([.B42]; [.C42]);[.$D$1];&quot;,&quot;)" office:value-type="string" office:string-value="&quot;M44&quot;=&gt;&quot;Missing/incomplete/invalid condition code.&quot;," calcext:value-type="string">
            <text:p>"M44"=&gt;"Missing/incomplete/invalid condition code.",</text:p>
          </table:table-cell>
        </table:table-row>
        <table:table-row table:style-name="ro8">
          <table:table-cell office:value-type="string" calcext:value-type="string">
            <text:p>M45</text:p>
          </table:table-cell>
          <table:table-cell office:value-type="string" calcext:value-type="string">
            <text:p>Missing/incomplete/invalid occurrence code(s).</text:p>
            <text:p>Start: 01/01/1997 | Last Modified: 12/02/2004</text:p>
            <text:p>Notes: (Modified 12/2/04) Related to N299</text:p>
          </table:table-cell>
          <table:table-cell table:formula="of:=FIND(&quot;Start&quot;; [.B43]; 1)-2" office:value-type="float" office:value="46" calcext:value-type="float">
            <text:p>46</text:p>
          </table:table-cell>
          <table:table-cell table:formula="of:=CONCATENATE([.$D$1];[.A43];[.$D$1];&quot;=&gt;&quot;;[.$D$1];LEFT([.B43]; [.C43]);[.$D$1];&quot;,&quot;)" office:value-type="string" office:string-value="&quot;M45&quot;=&gt;&quot;Missing/incomplete/invalid occurrence code(s).&quot;," calcext:value-type="string">
            <text:p>"M45"=&gt;"Missing/incomplete/invalid occurrence code(s).",</text:p>
          </table:table-cell>
        </table:table-row>
        <table:table-row table:style-name="ro8">
          <table:table-cell office:value-type="string" calcext:value-type="string">
            <text:p>M46</text:p>
          </table:table-cell>
          <table:table-cell office:value-type="string" calcext:value-type="string">
            <text:p>Missing/incomplete/invalid occurrence span code(s).</text:p>
            <text:p>Start: 01/01/1997 | Last Modified: 12/02/2004</text:p>
            <text:p>Notes: (Modified 12/2/04) Related to N300</text:p>
          </table:table-cell>
          <table:table-cell table:formula="of:=FIND(&quot;Start&quot;; [.B44]; 1)-2" office:value-type="float" office:value="51" calcext:value-type="float">
            <text:p>51</text:p>
          </table:table-cell>
          <table:table-cell table:formula="of:=CONCATENATE([.$D$1];[.A44];[.$D$1];&quot;=&gt;&quot;;[.$D$1];LEFT([.B44]; [.C44]);[.$D$1];&quot;,&quot;)" office:value-type="string" office:string-value="&quot;M46&quot;=&gt;&quot;Missing/incomplete/invalid occurrence span code(s).&quot;," calcext:value-type="string">
            <text:p>"M46"=&gt;"Missing/incomplete/invalid occurrence span code(s).",</text:p>
          </table:table-cell>
        </table:table-row>
        <table:table-row table:style-name="ro12">
          <table:table-cell office:value-type="string" calcext:value-type="string">
            <text:p>M47</text:p>
          </table:table-cell>
          <table:table-cell office:value-type="string" calcext:value-type="string">
            <text:p>Missing/incomplete/invalid Payer Claim Control Number. Other terms exist for this element including, but not limited to, Internal Control Number (ICN), Claim Control Number (CCN), Document Control Number (DCN).</text:p>
            <text:p>Start: 01/01/1997 | Last Modified: 07/01/2015</text:p>
            <text:p>Notes: (Modified 2/28/03, 7/1/15)</text:p>
          </table:table-cell>
          <table:table-cell table:formula="of:=FIND(&quot;Start&quot;; [.B45]; 1)-2" office:value-type="float" office:value="210" calcext:value-type="float">
            <text:p>210</text:p>
          </table:table-cell>
          <table:table-cell table:formula="of:=CONCATENATE([.$D$1];[.A45];[.$D$1];&quot;=&gt;&quot;;[.$D$1];LEFT([.B45]; [.C45]);[.$D$1];&quot;,&quot;)" office:value-type="string" office:string-value="&quot;M47&quot;=&gt;&quot;Missing/incomplete/invalid Payer Claim Control Number. Other terms exist for this element including, but not limited to, Internal Control Number (ICN), Claim Control Number (CCN), Document Control Number (DCN).&quot;," calcext:value-type="string">
            <text:p>"M47"=&gt;"Missing/incomplete/invalid Payer Claim Control Number. Other terms exist for this element including, but not limited to, Internal Control Number (ICN), Claim Control Number (CCN), Document Control Number (DCN).",</text:p>
          </table:table-cell>
        </table:table-row>
        <table:table-row table:style-name="ro8">
          <table:table-cell office:value-type="string" calcext:value-type="string">
            <text:p>M49</text:p>
          </table:table-cell>
          <table:table-cell office:value-type="string" calcext:value-type="string">
            <text:p>Missing/incomplete/invalid value code(s) or amount(s).</text:p>
            <text:p>Start: 01/01/1997 | Last Modified: 02/28/2003</text:p>
            <text:p>Notes: (Modified 2/28/03)</text:p>
          </table:table-cell>
          <table:table-cell table:formula="of:=FIND(&quot;Start&quot;; [.B46]; 1)-2" office:value-type="float" office:value="54" calcext:value-type="float">
            <text:p>54</text:p>
          </table:table-cell>
          <table:table-cell table:formula="of:=CONCATENATE([.$D$1];[.A46];[.$D$1];&quot;=&gt;&quot;;[.$D$1];LEFT([.B46]; [.C46]);[.$D$1];&quot;,&quot;)" office:value-type="string" office:string-value="&quot;M49&quot;=&gt;&quot;Missing/incomplete/invalid value code(s) or amount(s).&quot;," calcext:value-type="string">
            <text:p>"M49"=&gt;"Missing/incomplete/invalid value code(s) or amount(s).",</text:p>
          </table:table-cell>
        </table:table-row>
        <table:table-row table:style-name="ro8">
          <table:table-cell office:value-type="string" calcext:value-type="string">
            <text:p>M50</text:p>
          </table:table-cell>
          <table:table-cell office:value-type="string" calcext:value-type="string">
            <text:p>Missing/incomplete/invalid revenue code(s).</text:p>
            <text:p>Start: 01/01/1997 | Last Modified: 02/28/2003</text:p>
            <text:p>Notes: (Modified 2/28/03)</text:p>
          </table:table-cell>
          <table:table-cell table:formula="of:=FIND(&quot;Start&quot;; [.B47]; 1)-2" office:value-type="float" office:value="43" calcext:value-type="float">
            <text:p>43</text:p>
          </table:table-cell>
          <table:table-cell table:formula="of:=CONCATENATE([.$D$1];[.A47];[.$D$1];&quot;=&gt;&quot;;[.$D$1];LEFT([.B47]; [.C47]);[.$D$1];&quot;,&quot;)" office:value-type="string" office:string-value="&quot;M50&quot;=&gt;&quot;Missing/incomplete/invalid revenue code(s).&quot;," calcext:value-type="string">
            <text:p>"M50"=&gt;"Missing/incomplete/invalid revenue code(s).",</text:p>
          </table:table-cell>
        </table:table-row>
        <table:table-row table:style-name="ro8">
          <table:table-cell office:value-type="string" calcext:value-type="string">
            <text:p>M51</text:p>
          </table:table-cell>
          <table:table-cell office:value-type="string" calcext:value-type="string">
            <text:p>Missing/incomplete/invalid procedure code(s).</text:p>
            <text:p>Start: 01/01/1997 | Last Modified: 12/02/2004</text:p>
            <text:p>Notes: (Modified 12/2/04) Related to N301</text:p>
          </table:table-cell>
          <table:table-cell table:formula="of:=FIND(&quot;Start&quot;; [.B48]; 1)-2" office:value-type="float" office:value="45" calcext:value-type="float">
            <text:p>45</text:p>
          </table:table-cell>
          <table:table-cell table:formula="of:=CONCATENATE([.$D$1];[.A48];[.$D$1];&quot;=&gt;&quot;;[.$D$1];LEFT([.B48]; [.C48]);[.$D$1];&quot;,&quot;)" office:value-type="string" office:string-value="&quot;M51&quot;=&gt;&quot;Missing/incomplete/invalid procedure code(s).&quot;," calcext:value-type="string">
            <text:p>"M51"=&gt;"Missing/incomplete/invalid procedure code(s).",</text:p>
          </table:table-cell>
        </table:table-row>
        <table:table-row table:style-name="ro8">
          <table:table-cell office:value-type="string" calcext:value-type="string">
            <text:p>M52</text:p>
          </table:table-cell>
          <table:table-cell office:value-type="string" calcext:value-type="string">
            <text:p>Missing/incomplete/invalid “from” date(s) of service.</text:p>
            <text:p>Start: 01/01/1997 | Last Modified: 02/28/2003</text:p>
            <text:p>Notes: (Modified 2/28/03)</text:p>
          </table:table-cell>
          <table:table-cell table:formula="of:=FIND(&quot;Start&quot;; [.B49]; 1)-2" office:value-type="float" office:value="53" calcext:value-type="float">
            <text:p>53</text:p>
          </table:table-cell>
          <table:table-cell table:formula="of:=CONCATENATE([.$D$1];[.A49];[.$D$1];&quot;=&gt;&quot;;[.$D$1];LEFT([.B49]; [.C49]);[.$D$1];&quot;,&quot;)" office:value-type="string" office:string-value="&quot;M52&quot;=&gt;&quot;Missing/incomplete/invalid “from” date(s) of service.&quot;," calcext:value-type="string">
            <text:p>"M52"=&gt;"Missing/incomplete/invalid “from” date(s) of service.",</text:p>
          </table:table-cell>
        </table:table-row>
        <table:table-row table:style-name="ro8">
          <table:table-cell office:value-type="string" calcext:value-type="string">
            <text:p>M53</text:p>
          </table:table-cell>
          <table:table-cell office:value-type="string" calcext:value-type="string">
            <text:p>Missing/incomplete/invalid days or units of service.</text:p>
            <text:p>Start: 01/01/1997 | Last Modified: 02/28/2003</text:p>
            <text:p>Notes: (Modified 2/28/03)</text:p>
          </table:table-cell>
          <table:table-cell table:formula="of:=FIND(&quot;Start&quot;; [.B50]; 1)-2" office:value-type="float" office:value="52" calcext:value-type="float">
            <text:p>52</text:p>
          </table:table-cell>
          <table:table-cell table:formula="of:=CONCATENATE([.$D$1];[.A50];[.$D$1];&quot;=&gt;&quot;;[.$D$1];LEFT([.B50]; [.C50]);[.$D$1];&quot;,&quot;)" office:value-type="string" office:string-value="&quot;M53&quot;=&gt;&quot;Missing/incomplete/invalid days or units of service.&quot;," calcext:value-type="string">
            <text:p>"M53"=&gt;"Missing/incomplete/invalid days or units of service.",</text:p>
          </table:table-cell>
        </table:table-row>
        <table:table-row table:style-name="ro8">
          <table:table-cell office:value-type="string" calcext:value-type="string">
            <text:p>M54</text:p>
          </table:table-cell>
          <table:table-cell office:value-type="string" calcext:value-type="string">
            <text:p>Missing/incomplete/invalid total charges.</text:p>
            <text:p>Start: 01/01/1997 | Last Modified: 02/28/2003</text:p>
            <text:p>Notes: (Modified 2/28/03)</text:p>
          </table:table-cell>
          <table:table-cell table:formula="of:=FIND(&quot;Start&quot;; [.B51]; 1)-2" office:value-type="float" office:value="41" calcext:value-type="float">
            <text:p>41</text:p>
          </table:table-cell>
          <table:table-cell table:formula="of:=CONCATENATE([.$D$1];[.A51];[.$D$1];&quot;=&gt;&quot;;[.$D$1];LEFT([.B51]; [.C51]);[.$D$1];&quot;,&quot;)" office:value-type="string" office:string-value="&quot;M54&quot;=&gt;&quot;Missing/incomplete/invalid total charges.&quot;," calcext:value-type="string">
            <text:p>"M54"=&gt;"Missing/incomplete/invalid total charges.",</text:p>
          </table:table-cell>
        </table:table-row>
        <table:table-row table:style-name="ro8">
          <table:table-cell office:value-type="string" calcext:value-type="string">
            <text:p>M55</text:p>
          </table:table-cell>
          <table:table-cell office:value-type="string" calcext:value-type="string">
            <text:p>We do not pay for self-administered anti-emetic drugs that are not administered with a covered oral anti-cancer drug.</text:p>
            <text:p>Start: 01/01/1997</text:p>
          </table:table-cell>
          <table:table-cell table:formula="of:=FIND(&quot;Start&quot;; [.B52]; 1)-2" office:value-type="float" office:value="117" calcext:value-type="float">
            <text:p>117</text:p>
          </table:table-cell>
          <table:table-cell table:formula="of:=CONCATENATE([.$D$1];[.A52];[.$D$1];&quot;=&gt;&quot;;[.$D$1];LEFT([.B52]; [.C52]);[.$D$1];&quot;,&quot;)" office:value-type="string" office:string-value="&quot;M55&quot;=&gt;&quot;We do not pay for self-administered anti-emetic drugs that are not administered with a covered oral anti-cancer drug.&quot;," calcext:value-type="string">
            <text:p>"M55"=&gt;"We do not pay for self-administered anti-emetic drugs that are not administered with a covered oral anti-cancer drug.",</text:p>
          </table:table-cell>
        </table:table-row>
        <table:table-row table:style-name="ro8">
          <table:table-cell office:value-type="string" calcext:value-type="string">
            <text:p>M56</text:p>
          </table:table-cell>
          <table:table-cell office:value-type="string" calcext:value-type="string">
            <text:p>Missing/incomplete/invalid payer identifier.</text:p>
            <text:p>Start: 01/01/1997 | Last Modified: 02/28/2003</text:p>
            <text:p>Notes: (Modified 2/28/03)</text:p>
          </table:table-cell>
          <table:table-cell table:formula="of:=FIND(&quot;Start&quot;; [.B53]; 1)-2" office:value-type="float" office:value="44" calcext:value-type="float">
            <text:p>44</text:p>
          </table:table-cell>
          <table:table-cell table:formula="of:=CONCATENATE([.$D$1];[.A53];[.$D$1];&quot;=&gt;&quot;;[.$D$1];LEFT([.B53]; [.C53]);[.$D$1];&quot;,&quot;)" office:value-type="string" office:string-value="&quot;M56&quot;=&gt;&quot;Missing/incomplete/invalid payer identifier.&quot;," calcext:value-type="string">
            <text:p>"M56"=&gt;"Missing/incomplete/invalid payer identifier.",</text:p>
          </table:table-cell>
        </table:table-row>
        <table:table-row table:style-name="ro8">
          <table:table-cell office:value-type="string" calcext:value-type="string">
            <text:p>M59</text:p>
          </table:table-cell>
          <table:table-cell office:value-type="string" calcext:value-type="string">
            <text:p>Missing/incomplete/invalid “to” date(s) of service.</text:p>
            <text:p>Start: 01/01/1997 | Last Modified: 02/28/2003</text:p>
            <text:p>Notes: (Modified 2/28/03)</text:p>
          </table:table-cell>
          <table:table-cell table:formula="of:=FIND(&quot;Start&quot;; [.B54]; 1)-2" office:value-type="float" office:value="51" calcext:value-type="float">
            <text:p>51</text:p>
          </table:table-cell>
          <table:table-cell table:formula="of:=CONCATENATE([.$D$1];[.A54];[.$D$1];&quot;=&gt;&quot;;[.$D$1];LEFT([.B54]; [.C54]);[.$D$1];&quot;,&quot;)" office:value-type="string" office:string-value="&quot;M59&quot;=&gt;&quot;Missing/incomplete/invalid “to” date(s) of service.&quot;," calcext:value-type="string">
            <text:p>"M59"=&gt;"Missing/incomplete/invalid “to” date(s) of service.",</text:p>
          </table:table-cell>
        </table:table-row>
        <table:table-row table:style-name="ro8">
          <table:table-cell office:value-type="string" calcext:value-type="string">
            <text:p>M60</text:p>
          </table:table-cell>
          <table:table-cell office:value-type="string" calcext:value-type="string">
            <text:p>Missing Certificate of Medical Necessity.</text:p>
            <text:p>Start: 01/01/1997 | Last Modified: 08/01/2004</text:p>
            <text:p>Notes: (Modified 8/1/04, 6/30/03) Related to N227</text:p>
          </table:table-cell>
          <table:table-cell table:formula="of:=FIND(&quot;Start&quot;; [.B55]; 1)-2" office:value-type="float" office:value="41" calcext:value-type="float">
            <text:p>41</text:p>
          </table:table-cell>
          <table:table-cell table:formula="of:=CONCATENATE([.$D$1];[.A55];[.$D$1];&quot;=&gt;&quot;;[.$D$1];LEFT([.B55]; [.C55]);[.$D$1];&quot;,&quot;)" office:value-type="string" office:string-value="&quot;M60&quot;=&gt;&quot;Missing Certificate of Medical Necessity.&quot;," calcext:value-type="string">
            <text:p>"M60"=&gt;"Missing Certificate of Medical Necessity.",</text:p>
          </table:table-cell>
        </table:table-row>
        <table:table-row table:style-name="ro7">
          <table:table-cell office:value-type="string" calcext:value-type="string">
            <text:p>M61</text:p>
          </table:table-cell>
          <table:table-cell office:value-type="string" calcext:value-type="string">
            <text:p>We cannot pay for this as the approval period for the FDA clinical trial has expired.</text:p>
            <text:p>Start: 01/01/1997</text:p>
          </table:table-cell>
          <table:table-cell table:formula="of:=FIND(&quot;Start&quot;; [.B56]; 1)-2" office:value-type="float" office:value="85" calcext:value-type="float">
            <text:p>85</text:p>
          </table:table-cell>
          <table:table-cell table:formula="of:=CONCATENATE([.$D$1];[.A56];[.$D$1];&quot;=&gt;&quot;;[.$D$1];LEFT([.B56]; [.C56]);[.$D$1];&quot;,&quot;)" office:value-type="string" office:string-value="&quot;M61&quot;=&gt;&quot;We cannot pay for this as the approval period for the FDA clinical trial has expired.&quot;," calcext:value-type="string">
            <text:p>"M61"=&gt;"We cannot pay for this as the approval period for the FDA clinical trial has expired.",</text:p>
          </table:table-cell>
        </table:table-row>
        <table:table-row table:style-name="ro8">
          <table:table-cell office:value-type="string" calcext:value-type="string">
            <text:p>M62</text:p>
          </table:table-cell>
          <table:table-cell office:value-type="string" calcext:value-type="string">
            <text:p>Missing/incomplete/invalid treatment authorization code.</text:p>
            <text:p>Start: 01/01/1997 | Last Modified: 02/28/2003</text:p>
            <text:p>Notes: (Modified 2/28/03)</text:p>
          </table:table-cell>
          <table:table-cell table:formula="of:=FIND(&quot;Start&quot;; [.B57]; 1)-2" office:value-type="float" office:value="56" calcext:value-type="float">
            <text:p>56</text:p>
          </table:table-cell>
          <table:table-cell table:formula="of:=CONCATENATE([.$D$1];[.A57];[.$D$1];&quot;=&gt;&quot;;[.$D$1];LEFT([.B57]; [.C57]);[.$D$1];&quot;,&quot;)" office:value-type="string" office:string-value="&quot;M62&quot;=&gt;&quot;Missing/incomplete/invalid treatment authorization code.&quot;," calcext:value-type="string">
            <text:p>"M62"=&gt;"Missing/incomplete/invalid treatment authorization code.",</text:p>
          </table:table-cell>
        </table:table-row>
        <table:table-row table:style-name="ro8">
          <table:table-cell office:value-type="string" calcext:value-type="string">
            <text:p>M64</text:p>
          </table:table-cell>
          <table:table-cell office:value-type="string" calcext:value-type="string">
            <text:p>Missing/incomplete/invalid other diagnosis.</text:p>
            <text:p>Start: 01/01/1997 | Last Modified: 02/28/2003</text:p>
            <text:p>Notes: (Modified 2/28/03)</text:p>
          </table:table-cell>
          <table:table-cell table:formula="of:=FIND(&quot;Start&quot;; [.B58]; 1)-2" office:value-type="float" office:value="43" calcext:value-type="float">
            <text:p>43</text:p>
          </table:table-cell>
          <table:table-cell table:formula="of:=CONCATENATE([.$D$1];[.A58];[.$D$1];&quot;=&gt;&quot;;[.$D$1];LEFT([.B58]; [.C58]);[.$D$1];&quot;,&quot;)" office:value-type="string" office:string-value="&quot;M64&quot;=&gt;&quot;Missing/incomplete/invalid other diagnosis.&quot;," calcext:value-type="string">
            <text:p>"M64"=&gt;"Missing/incomplete/invalid other diagnosis.",</text:p>
          </table:table-cell>
        </table:table-row>
        <table:table-row table:style-name="ro8">
          <table:table-cell office:value-type="string" calcext:value-type="string">
            <text:p>M65</text:p>
          </table:table-cell>
          <table:table-cell office:value-type="string" calcext:value-type="string">
            <text:p>One interpreting physician charge can be submitted per claim when a purchased diagnostic test is indicated. Please submit a separate claim for each interpreting physician.</text:p>
            <text:p>Start: 01/01/1997</text:p>
          </table:table-cell>
          <table:table-cell table:formula="of:=FIND(&quot;Start&quot;; [.B59]; 1)-2" office:value-type="float" office:value="171" calcext:value-type="float">
            <text:p>171</text:p>
          </table:table-cell>
          <table:table-cell table:formula="of:=CONCATENATE([.$D$1];[.A59];[.$D$1];&quot;=&gt;&quot;;[.$D$1];LEFT([.B59]; [.C59]);[.$D$1];&quot;,&quot;)" office:value-type="string" office:string-value="&quot;M65&quot;=&gt;&quot;One interpreting physician charge can be submitted per claim when a purchased diagnostic test is indicated. Please submit a separate claim for each interpreting physician.&quot;," calcext:value-type="string">
            <text:p>"M65"=&gt;"One interpreting physician charge can be submitted per claim when a purchased diagnostic test is indicated. Please submit a separate claim for each interpreting physician.",</text:p>
          </table:table-cell>
        </table:table-row>
        <table:table-row table:style-name="ro12">
          <table:table-cell office:value-type="string" calcext:value-type="string">
            <text:p>M66</text:p>
          </table:table-cell>
          <table:table-cell office:value-type="string" calcext:value-type="string">
            <text:p>Our records indicate that you billed diagnostic tests subject to price limitations and the procedure code submitted includes a professional component. Only the technical component is subject to price limitations. Please submit the technical and professional components of this service as separate line items.</text:p>
            <text:p>Start: 01/01/1997</text:p>
          </table:table-cell>
          <table:table-cell table:formula="of:=FIND(&quot;Start&quot;; [.B60]; 1)-2" office:value-type="float" office:value="308" calcext:value-type="float">
            <text:p>308</text:p>
          </table:table-cell>
          <table:table-cell table:formula="of:=CONCATENATE([.$D$1];[.A60];[.$D$1];&quot;=&gt;&quot;;[.$D$1];LEFT([.B60]; [.C60]);[.$D$1];&quot;,&quot;)" office:value-type="string" office:string-value="&quot;M66&quot;=&gt;&quot;Our records indicate that you billed diagnostic tests subject to price limitations and the procedure code submitted includes a professional component. Only the technical component is subject to price limitations. Please submit the technical and professional components of this service as separate line items.&quot;," calcext:value-type="string">
            <text:p>"M66"=&gt;"Our records indicate that you billed diagnostic tests subject to price limitations and the procedure code submitted includes a professional component. Only the technical component is subject to price limitations. Please submit the technical and professional components of this service as separate line items.",</text:p>
          </table:table-cell>
        </table:table-row>
        <table:table-row table:style-name="ro8">
          <table:table-cell office:value-type="string" calcext:value-type="string">
            <text:p>M67</text:p>
          </table:table-cell>
          <table:table-cell office:value-type="string" calcext:value-type="string">
            <text:p>Missing/incomplete/invalid other procedure code(s).</text:p>
            <text:p>Start: 01/01/1997 | Last Modified: 12/02/2004</text:p>
            <text:p>Notes: (Modified 12/2/04) Related to N302</text:p>
          </table:table-cell>
          <table:table-cell table:formula="of:=FIND(&quot;Start&quot;; [.B61]; 1)-2" office:value-type="float" office:value="51" calcext:value-type="float">
            <text:p>51</text:p>
          </table:table-cell>
          <table:table-cell table:formula="of:=CONCATENATE([.$D$1];[.A61];[.$D$1];&quot;=&gt;&quot;;[.$D$1];LEFT([.B61]; [.C61]);[.$D$1];&quot;,&quot;)" office:value-type="string" office:string-value="&quot;M67&quot;=&gt;&quot;Missing/incomplete/invalid other procedure code(s).&quot;," calcext:value-type="string">
            <text:p>"M67"=&gt;"Missing/incomplete/invalid other procedure code(s).",</text:p>
          </table:table-cell>
        </table:table-row>
        <table:table-row table:style-name="ro9">
          <table:table-cell office:value-type="string" calcext:value-type="string">
            <text:p>M69</text:p>
          </table:table-cell>
          <table:table-cell office:value-type="string" calcext:value-type="string">
            <text:p>Paid at the regular rate as you did not submit documentation to justify the modified procedure code.</text:p>
            <text:p>Start: 01/01/1997 | Last Modified: 02/01/2004</text:p>
            <text:p>Notes: (Modified 2/1/04)</text:p>
          </table:table-cell>
          <table:table-cell table:formula="of:=FIND(&quot;Start&quot;; [.B62]; 1)-2" office:value-type="float" office:value="100" calcext:value-type="float">
            <text:p>100</text:p>
          </table:table-cell>
          <table:table-cell table:formula="of:=CONCATENATE([.$D$1];[.A62];[.$D$1];&quot;=&gt;&quot;;[.$D$1];LEFT([.B62]; [.C62]);[.$D$1];&quot;,&quot;)" office:value-type="string" office:string-value="&quot;M69&quot;=&gt;&quot;Paid at the regular rate as you did not submit documentation to justify the modified procedure code.&quot;," calcext:value-type="string">
            <text:p>"M69"=&gt;"Paid at the regular rate as you did not submit documentation to justify the modified procedure code.",</text:p>
          </table:table-cell>
        </table:table-row>
        <table:table-row table:style-name="ro9">
          <table:table-cell office:value-type="string" calcext:value-type="string">
            <text:p>M70</text:p>
          </table:table-cell>
          <table:table-cell office:value-type="string" calcext:value-type="string">
            <text:p>Alert: The NDC code submitted for this service was translated to a HCPCS code for processing, but please continue to submit the NDC on future claims for this item.</text:p>
            <text:p>Start: 01/01/1997 | Last Modified: 08/01/2007</text:p>
            <text:p>Notes: (Modified 4/1/2007, 8/1/07)</text:p>
          </table:table-cell>
          <table:table-cell table:formula="of:=FIND(&quot;Start&quot;; [.B63]; 1)-2" office:value-type="float" office:value="163" calcext:value-type="float">
            <text:p>163</text:p>
          </table:table-cell>
          <table:table-cell table:formula="of:=CONCATENATE([.$D$1];[.A63];[.$D$1];&quot;=&gt;&quot;;[.$D$1];LEFT([.B63]; [.C63]);[.$D$1];&quot;,&quot;)" office:value-type="string" office:string-value="&quot;M70&quot;=&gt;&quot;Alert: The NDC code submitted for this service was translated to a HCPCS code for processing, but please continue to submit the NDC on future claims for this item.&quot;," calcext:value-type="string">
            <text:p>"M70"=&gt;"Alert: The NDC code submitted for this service was translated to a HCPCS code for processing, but please continue to submit the NDC on future claims for this item.",</text:p>
          </table:table-cell>
        </table:table-row>
        <table:table-row table:style-name="ro7">
          <table:table-cell office:value-type="string" calcext:value-type="string">
            <text:p>M71</text:p>
          </table:table-cell>
          <table:table-cell office:value-type="string" calcext:value-type="string">
            <text:p>Total payment reduced due to overlap of tests billed.</text:p>
            <text:p>Start: 01/01/1997</text:p>
          </table:table-cell>
          <table:table-cell table:formula="of:=FIND(&quot;Start&quot;; [.B64]; 1)-2" office:value-type="float" office:value="53" calcext:value-type="float">
            <text:p>53</text:p>
          </table:table-cell>
          <table:table-cell table:formula="of:=CONCATENATE([.$D$1];[.A64];[.$D$1];&quot;=&gt;&quot;;[.$D$1];LEFT([.B64]; [.C64]);[.$D$1];&quot;,&quot;)" office:value-type="string" office:string-value="&quot;M71&quot;=&gt;&quot;Total payment reduced due to overlap of tests billed.&quot;," calcext:value-type="string">
            <text:p>"M71"=&gt;"Total payment reduced due to overlap of tests billed.",</text:p>
          </table:table-cell>
        </table:table-row>
        <table:table-row table:style-name="ro9">
          <table:table-cell office:value-type="string" calcext:value-type="string">
            <text:p>M73</text:p>
          </table:table-cell>
          <table:table-cell office:value-type="string" calcext:value-type="string">
            <text:p>The HPSA/Physician Scarcity bonus can only be paid on the professional component of this service. Rebill as separate professional and technical components.</text:p>
            <text:p>Start: 01/01/1997 | Last Modified: 08/01/2004</text:p>
            <text:p>Notes: (Modified 8/1/04)</text:p>
          </table:table-cell>
          <table:table-cell table:formula="of:=FIND(&quot;Start&quot;; [.B65]; 1)-2" office:value-type="float" office:value="155" calcext:value-type="float">
            <text:p>155</text:p>
          </table:table-cell>
          <table:table-cell table:formula="of:=CONCATENATE([.$D$1];[.A65];[.$D$1];&quot;=&gt;&quot;;[.$D$1];LEFT([.B65]; [.C65]);[.$D$1];&quot;,&quot;)" office:value-type="string" office:string-value="&quot;M73&quot;=&gt;&quot;The HPSA/Physician Scarcity bonus can only be paid on the professional component of this service. Rebill as separate professional and technical components.&quot;," calcext:value-type="string">
            <text:p>"M73"=&gt;"The HPSA/Physician Scarcity bonus can only be paid on the professional component of this service. Rebill as separate professional and technical components.",</text:p>
          </table:table-cell>
        </table:table-row>
        <table:table-row table:style-name="ro8">
          <table:table-cell office:value-type="string" calcext:value-type="string">
            <text:p>M74</text:p>
          </table:table-cell>
          <table:table-cell office:value-type="string" calcext:value-type="string">
            <text:p>This service does not qualify for a HPSA/Physician Scarcity bonus payment.</text:p>
            <text:p>Start: 01/01/1997 | Last Modified: 12/02/2004</text:p>
            <text:p>Notes: (Modified 12/2/04)</text:p>
          </table:table-cell>
          <table:table-cell table:formula="of:=FIND(&quot;Start&quot;; [.B66]; 1)-2" office:value-type="float" office:value="74" calcext:value-type="float">
            <text:p>74</text:p>
          </table:table-cell>
          <table:table-cell table:formula="of:=CONCATENATE([.$D$1];[.A66];[.$D$1];&quot;=&gt;&quot;;[.$D$1];LEFT([.B66]; [.C66]);[.$D$1];&quot;,&quot;)" office:value-type="string" office:string-value="&quot;M74&quot;=&gt;&quot;This service does not qualify for a HPSA/Physician Scarcity bonus payment.&quot;," calcext:value-type="string">
            <text:p>"M74"=&gt;"This service does not qualify for a HPSA/Physician Scarcity bonus payment.",</text:p>
          </table:table-cell>
        </table:table-row>
        <table:table-row table:style-name="ro8">
          <table:table-cell office:value-type="string" calcext:value-type="string">
            <text:p>M75</text:p>
          </table:table-cell>
          <table:table-cell office:value-type="string" calcext:value-type="string">
            <text:p>Multiple automated multichannel tests performed on the same day combined for payment.</text:p>
            <text:p>Start: 01/01/1997 | Last Modified: 11/05/2007</text:p>
            <text:p>Notes: (Modified 11/5/07)</text:p>
          </table:table-cell>
          <table:table-cell table:formula="of:=FIND(&quot;Start&quot;; [.B67]; 1)-2" office:value-type="float" office:value="85" calcext:value-type="float">
            <text:p>85</text:p>
          </table:table-cell>
          <table:table-cell table:formula="of:=CONCATENATE([.$D$1];[.A67];[.$D$1];&quot;=&gt;&quot;;[.$D$1];LEFT([.B67]; [.C67]);[.$D$1];&quot;,&quot;)" office:value-type="string" office:string-value="&quot;M75&quot;=&gt;&quot;Multiple automated multichannel tests performed on the same day combined for payment.&quot;," calcext:value-type="string">
            <text:p>"M75"=&gt;"Multiple automated multichannel tests performed on the same day combined for payment.",</text:p>
          </table:table-cell>
        </table:table-row>
        <table:table-row table:style-name="ro8">
          <table:table-cell office:value-type="string" calcext:value-type="string">
            <text:p>M76</text:p>
          </table:table-cell>
          <table:table-cell office:value-type="string" calcext:value-type="string">
            <text:p>Missing/incomplete/invalid diagnosis or condition.</text:p>
            <text:p>Start: 01/01/1997 | Last Modified: 02/28/2003</text:p>
            <text:p>Notes: (Modified 2/28/03)</text:p>
          </table:table-cell>
          <table:table-cell table:formula="of:=FIND(&quot;Start&quot;; [.B68]; 1)-2" office:value-type="float" office:value="50" calcext:value-type="float">
            <text:p>50</text:p>
          </table:table-cell>
          <table:table-cell table:formula="of:=CONCATENATE([.$D$1];[.A68];[.$D$1];&quot;=&gt;&quot;;[.$D$1];LEFT([.B68]; [.C68]);[.$D$1];&quot;,&quot;)" office:value-type="string" office:string-value="&quot;M76&quot;=&gt;&quot;Missing/incomplete/invalid diagnosis or condition.&quot;," calcext:value-type="string">
            <text:p>"M76"=&gt;"Missing/incomplete/invalid diagnosis or condition.",</text:p>
          </table:table-cell>
        </table:table-row>
        <table:table-row table:style-name="ro8">
          <table:table-cell office:value-type="string" calcext:value-type="string">
            <text:p>M77</text:p>
          </table:table-cell>
          <table:table-cell office:value-type="string" calcext:value-type="string">
            <text:p>Missing/incomplete/invalid/inappropriate place of service.</text:p>
            <text:p>Start: 01/01/1997 | Last Modified: 03/14/2014</text:p>
            <text:p>Notes: (Modified 2/28/03, 3/1/2014, 3/14/2014)</text:p>
          </table:table-cell>
          <table:table-cell table:formula="of:=FIND(&quot;Start&quot;; [.B69]; 1)-2" office:value-type="float" office:value="58" calcext:value-type="float">
            <text:p>58</text:p>
          </table:table-cell>
          <table:table-cell table:formula="of:=CONCATENATE([.$D$1];[.A69];[.$D$1];&quot;=&gt;&quot;;[.$D$1];LEFT([.B69]; [.C69]);[.$D$1];&quot;,&quot;)" office:value-type="string" office:string-value="&quot;M77&quot;=&gt;&quot;Missing/incomplete/invalid/inappropriate place of service.&quot;," calcext:value-type="string">
            <text:p>"M77"=&gt;"Missing/incomplete/invalid/inappropriate place of service.",</text:p>
          </table:table-cell>
        </table:table-row>
        <table:table-row table:style-name="ro8">
          <table:table-cell office:value-type="string" calcext:value-type="string">
            <text:p>M79</text:p>
          </table:table-cell>
          <table:table-cell office:value-type="string" calcext:value-type="string">
            <text:p>Missing/incomplete/invalid charge.</text:p>
            <text:p>Start: 01/01/1997 | Last Modified: 02/28/2003</text:p>
            <text:p>Notes: (Modified 2/28/03)</text:p>
          </table:table-cell>
          <table:table-cell table:formula="of:=FIND(&quot;Start&quot;; [.B70]; 1)-2" office:value-type="float" office:value="34" calcext:value-type="float">
            <text:p>34</text:p>
          </table:table-cell>
          <table:table-cell table:formula="of:=CONCATENATE([.$D$1];[.A70];[.$D$1];&quot;=&gt;&quot;;[.$D$1];LEFT([.B70]; [.C70]);[.$D$1];&quot;,&quot;)" office:value-type="string" office:string-value="&quot;M79&quot;=&gt;&quot;Missing/incomplete/invalid charge.&quot;," calcext:value-type="string">
            <text:p>"M79"=&gt;"Missing/incomplete/invalid charge.",</text:p>
          </table:table-cell>
        </table:table-row>
        <table:table-row table:style-name="ro9">
          <table:table-cell office:value-type="string" calcext:value-type="string">
            <text:p>M80</text:p>
          </table:table-cell>
          <table:table-cell office:value-type="string" calcext:value-type="string">
            <text:p>Not covered when performed during the same session/date as a previously processed service for the patient.</text:p>
            <text:p>Start: 01/01/1997 | Last Modified: 10/31/2002</text:p>
            <text:p>Notes: (Modified 10/31/02)</text:p>
          </table:table-cell>
          <table:table-cell table:formula="of:=FIND(&quot;Start&quot;; [.B71]; 1)-2" office:value-type="float" office:value="106" calcext:value-type="float">
            <text:p>106</text:p>
          </table:table-cell>
          <table:table-cell table:formula="of:=CONCATENATE([.$D$1];[.A71];[.$D$1];&quot;=&gt;&quot;;[.$D$1];LEFT([.B71]; [.C71]);[.$D$1];&quot;,&quot;)" office:value-type="string" office:string-value="&quot;M80&quot;=&gt;&quot;Not covered when performed during the same session/date as a previously processed service for the patient.&quot;," calcext:value-type="string">
            <text:p>"M80"=&gt;"Not covered when performed during the same session/date as a previously processed service for the patient.",</text:p>
          </table:table-cell>
        </table:table-row>
        <table:table-row table:style-name="ro8">
          <table:table-cell office:value-type="string" calcext:value-type="string">
            <text:p>M81</text:p>
          </table:table-cell>
          <table:table-cell office:value-type="string" calcext:value-type="string">
            <text:p>You are required to code to the highest level of specificity.</text:p>
            <text:p>Start: 01/01/1997 | Last Modified: 02/01/2004</text:p>
            <text:p>Notes: (Modified 2/1/04)</text:p>
          </table:table-cell>
          <table:table-cell table:formula="of:=FIND(&quot;Start&quot;; [.B72]; 1)-2" office:value-type="float" office:value="61" calcext:value-type="float">
            <text:p>61</text:p>
          </table:table-cell>
          <table:table-cell table:formula="of:=CONCATENATE([.$D$1];[.A72];[.$D$1];&quot;=&gt;&quot;;[.$D$1];LEFT([.B72]; [.C72]);[.$D$1];&quot;,&quot;)" office:value-type="string" office:string-value="&quot;M81&quot;=&gt;&quot;You are required to code to the highest level of specificity.&quot;," calcext:value-type="string">
            <text:p>"M81"=&gt;"You are required to code to the highest level of specificity.",</text:p>
          </table:table-cell>
        </table:table-row>
        <table:table-row table:style-name="ro7">
          <table:table-cell office:value-type="string" calcext:value-type="string">
            <text:p>M82</text:p>
          </table:table-cell>
          <table:table-cell office:value-type="string" calcext:value-type="string">
            <text:p>Service is not covered when patient is under age 50.</text:p>
            <text:p>Start: 01/01/1997</text:p>
          </table:table-cell>
          <table:table-cell table:formula="of:=FIND(&quot;Start&quot;; [.B73]; 1)-2" office:value-type="float" office:value="52" calcext:value-type="float">
            <text:p>52</text:p>
          </table:table-cell>
          <table:table-cell table:formula="of:=CONCATENATE([.$D$1];[.A73];[.$D$1];&quot;=&gt;&quot;;[.$D$1];LEFT([.B73]; [.C73]);[.$D$1];&quot;,&quot;)" office:value-type="string" office:string-value="&quot;M82&quot;=&gt;&quot;Service is not covered when patient is under age 50.&quot;," calcext:value-type="string">
            <text:p>"M82"=&gt;"Service is not covered when patient is under age 50.",</text:p>
          </table:table-cell>
        </table:table-row>
        <table:table-row table:style-name="ro7">
          <table:table-cell office:value-type="string" calcext:value-type="string">
            <text:p>M83</text:p>
          </table:table-cell>
          <table:table-cell office:value-type="string" calcext:value-type="string">
            <text:p>Service is not covered unless the patient is classified as at high risk.</text:p>
            <text:p>Start: 01/01/1997</text:p>
          </table:table-cell>
          <table:table-cell table:formula="of:=FIND(&quot;Start&quot;; [.B74]; 1)-2" office:value-type="float" office:value="72" calcext:value-type="float">
            <text:p>72</text:p>
          </table:table-cell>
          <table:table-cell table:formula="of:=CONCATENATE([.$D$1];[.A74];[.$D$1];&quot;=&gt;&quot;;[.$D$1];LEFT([.B74]; [.C74]);[.$D$1];&quot;,&quot;)" office:value-type="string" office:string-value="&quot;M83&quot;=&gt;&quot;Service is not covered unless the patient is classified as at high risk.&quot;," calcext:value-type="string">
            <text:p>"M83"=&gt;"Service is not covered unless the patient is classified as at high risk.",</text:p>
          </table:table-cell>
        </table:table-row>
        <table:table-row table:style-name="ro8">
          <table:table-cell office:value-type="string" calcext:value-type="string">
            <text:p>M84</text:p>
          </table:table-cell>
          <table:table-cell office:value-type="string" calcext:value-type="string">
            <text:p>Medical code sets used must be the codes in effect at the time of service.</text:p>
            <text:p>Start: 01/01/1997 | Last Modified: 03/14/2014</text:p>
            <text:p>Notes: (Modified 2/1/04, 3/14/2014)</text:p>
          </table:table-cell>
          <table:table-cell table:formula="of:=FIND(&quot;Start&quot;; [.B75]; 1)-2" office:value-type="float" office:value="74" calcext:value-type="float">
            <text:p>74</text:p>
          </table:table-cell>
          <table:table-cell table:formula="of:=CONCATENATE([.$D$1];[.A75];[.$D$1];&quot;=&gt;&quot;;[.$D$1];LEFT([.B75]; [.C75]);[.$D$1];&quot;,&quot;)" office:value-type="string" office:string-value="&quot;M84&quot;=&gt;&quot;Medical code sets used must be the codes in effect at the time of service.&quot;," calcext:value-type="string">
            <text:p>"M84"=&gt;"Medical code sets used must be the codes in effect at the time of service.",</text:p>
          </table:table-cell>
        </table:table-row>
        <table:table-row table:style-name="ro7">
          <table:table-cell office:value-type="string" calcext:value-type="string">
            <text:p>M85</text:p>
          </table:table-cell>
          <table:table-cell office:value-type="string" calcext:value-type="string">
            <text:p>Subjected to review of physician evaluation and management services.</text:p>
            <text:p>Start: 01/01/1997</text:p>
          </table:table-cell>
          <table:table-cell table:formula="of:=FIND(&quot;Start&quot;; [.B76]; 1)-2" office:value-type="float" office:value="68" calcext:value-type="float">
            <text:p>68</text:p>
          </table:table-cell>
          <table:table-cell table:formula="of:=CONCATENATE([.$D$1];[.A76];[.$D$1];&quot;=&gt;&quot;;[.$D$1];LEFT([.B76]; [.C76]);[.$D$1];&quot;,&quot;)" office:value-type="string" office:string-value="&quot;M85&quot;=&gt;&quot;Subjected to review of physician evaluation and management services.&quot;," calcext:value-type="string">
            <text:p>"M85"=&gt;"Subjected to review of physician evaluation and management services.",</text:p>
          </table:table-cell>
        </table:table-row>
        <table:table-row table:style-name="ro9">
          <table:table-cell office:value-type="string" calcext:value-type="string">
            <text:p>M86</text:p>
          </table:table-cell>
          <table:table-cell office:value-type="string" calcext:value-type="string">
            <text:p>Service denied because payment already made for same/similar procedure within set time frame.</text:p>
            <text:p>Start: 01/01/1997 | Last Modified: 06/30/2003</text:p>
            <text:p>Notes: (Modified 6/30/03)</text:p>
          </table:table-cell>
          <table:table-cell table:formula="of:=FIND(&quot;Start&quot;; [.B77]; 1)-2" office:value-type="float" office:value="93" calcext:value-type="float">
            <text:p>93</text:p>
          </table:table-cell>
          <table:table-cell table:formula="of:=CONCATENATE([.$D$1];[.A77];[.$D$1];&quot;=&gt;&quot;;[.$D$1];LEFT([.B77]; [.C77]);[.$D$1];&quot;,&quot;)" office:value-type="string" office:string-value="&quot;M86&quot;=&gt;&quot;Service denied because payment already made for same/similar procedure within set time frame.&quot;," calcext:value-type="string">
            <text:p>"M86"=&gt;"Service denied because payment already made for same/similar procedure within set time frame.",</text:p>
          </table:table-cell>
        </table:table-row>
        <table:table-row table:style-name="ro7">
          <table:table-cell office:value-type="string" calcext:value-type="string">
            <text:p>M87</text:p>
          </table:table-cell>
          <table:table-cell office:value-type="string" calcext:value-type="string">
            <text:p>Claim/service(s) subjected to CFO-CAP prepayment review.</text:p>
            <text:p>Start: 01/01/1997</text:p>
          </table:table-cell>
          <table:table-cell table:formula="of:=FIND(&quot;Start&quot;; [.B78]; 1)-2" office:value-type="float" office:value="56" calcext:value-type="float">
            <text:p>56</text:p>
          </table:table-cell>
          <table:table-cell table:formula="of:=CONCATENATE([.$D$1];[.A78];[.$D$1];&quot;=&gt;&quot;;[.$D$1];LEFT([.B78]; [.C78]);[.$D$1];&quot;,&quot;)" office:value-type="string" office:string-value="&quot;M87&quot;=&gt;&quot;Claim/service(s) subjected to CFO-CAP prepayment review.&quot;," calcext:value-type="string">
            <text:p>"M87"=&gt;"Claim/service(s) subjected to CFO-CAP prepayment review.",</text:p>
          </table:table-cell>
        </table:table-row>
        <table:table-row table:style-name="ro7">
          <table:table-cell office:value-type="string" calcext:value-type="string">
            <text:p>M89</text:p>
          </table:table-cell>
          <table:table-cell office:value-type="string" calcext:value-type="string">
            <text:p>Not covered more than once under age 40.</text:p>
            <text:p>Start: 01/01/1997</text:p>
          </table:table-cell>
          <table:table-cell table:formula="of:=FIND(&quot;Start&quot;; [.B79]; 1)-2" office:value-type="float" office:value="40" calcext:value-type="float">
            <text:p>40</text:p>
          </table:table-cell>
          <table:table-cell table:formula="of:=CONCATENATE([.$D$1];[.A79];[.$D$1];&quot;=&gt;&quot;;[.$D$1];LEFT([.B79]; [.C79]);[.$D$1];&quot;,&quot;)" office:value-type="string" office:string-value="&quot;M89&quot;=&gt;&quot;Not covered more than once under age 40.&quot;," calcext:value-type="string">
            <text:p>"M89"=&gt;"Not covered more than once under age 40.",</text:p>
          </table:table-cell>
        </table:table-row>
        <table:table-row table:style-name="ro7">
          <table:table-cell office:value-type="string" calcext:value-type="string">
            <text:p>M90</text:p>
          </table:table-cell>
          <table:table-cell office:value-type="string" calcext:value-type="string">
            <text:p>Not covered more than once in a 12 month period.</text:p>
            <text:p>Start: 01/01/1997</text:p>
          </table:table-cell>
          <table:table-cell table:formula="of:=FIND(&quot;Start&quot;; [.B80]; 1)-2" office:value-type="float" office:value="48" calcext:value-type="float">
            <text:p>48</text:p>
          </table:table-cell>
          <table:table-cell table:formula="of:=CONCATENATE([.$D$1];[.A80];[.$D$1];&quot;=&gt;&quot;;[.$D$1];LEFT([.B80]; [.C80]);[.$D$1];&quot;,&quot;)" office:value-type="string" office:string-value="&quot;M90&quot;=&gt;&quot;Not covered more than once in a 12 month period.&quot;," calcext:value-type="string">
            <text:p>"M90"=&gt;"Not covered more than once in a 12 month period.",</text:p>
          </table:table-cell>
        </table:table-row>
        <table:table-row table:style-name="ro8">
          <table:table-cell office:value-type="string" calcext:value-type="string">
            <text:p>M91</text:p>
          </table:table-cell>
          <table:table-cell office:value-type="string" calcext:value-type="string">
            <text:p>Lab procedures with different CLIA certification numbers must be billed on separate claims.</text:p>
            <text:p>Start: 01/01/1997</text:p>
          </table:table-cell>
          <table:table-cell table:formula="of:=FIND(&quot;Start&quot;; [.B81]; 1)-2" office:value-type="float" office:value="91" calcext:value-type="float">
            <text:p>91</text:p>
          </table:table-cell>
          <table:table-cell table:formula="of:=CONCATENATE([.$D$1];[.A81];[.$D$1];&quot;=&gt;&quot;;[.$D$1];LEFT([.B81]; [.C81]);[.$D$1];&quot;,&quot;)" office:value-type="string" office:string-value="&quot;M91&quot;=&gt;&quot;Lab procedures with different CLIA certification numbers must be billed on separate claims.&quot;," calcext:value-type="string">
            <text:p>"M91"=&gt;"Lab procedures with different CLIA certification numbers must be billed on separate claims.",</text:p>
          </table:table-cell>
        </table:table-row>
        <table:table-row table:style-name="ro8">
          <table:table-cell office:value-type="string" calcext:value-type="string">
            <text:p>M93</text:p>
          </table:table-cell>
          <table:table-cell office:value-type="string" calcext:value-type="string">
            <text:p>Information supplied supports a break in therapy. A new capped rental period began with delivery of this equipment.</text:p>
            <text:p>Start: 01/01/1997</text:p>
          </table:table-cell>
          <table:table-cell table:formula="of:=FIND(&quot;Start&quot;; [.B82]; 1)-2" office:value-type="float" office:value="115" calcext:value-type="float">
            <text:p>115</text:p>
          </table:table-cell>
          <table:table-cell table:formula="of:=CONCATENATE([.$D$1];[.A82];[.$D$1];&quot;=&gt;&quot;;[.$D$1];LEFT([.B82]; [.C82]);[.$D$1];&quot;,&quot;)" office:value-type="string" office:string-value="&quot;M93&quot;=&gt;&quot;Information supplied supports a break in therapy. A new capped rental period began with delivery of this equipment.&quot;," calcext:value-type="string">
            <text:p>"M93"=&gt;"Information supplied supports a break in therapy. A new capped rental period began with delivery of this equipment.",</text:p>
          </table:table-cell>
        </table:table-row>
        <table:table-row table:style-name="ro8">
          <table:table-cell office:value-type="string" calcext:value-type="string">
            <text:p>M94</text:p>
          </table:table-cell>
          <table:table-cell office:value-type="string" calcext:value-type="string">
            <text:p>Information supplied does not support a break in therapy. A new capped rental period will not begin.</text:p>
            <text:p>Start: 01/01/1997</text:p>
          </table:table-cell>
          <table:table-cell table:formula="of:=FIND(&quot;Start&quot;; [.B83]; 1)-2" office:value-type="float" office:value="100" calcext:value-type="float">
            <text:p>100</text:p>
          </table:table-cell>
          <table:table-cell table:formula="of:=CONCATENATE([.$D$1];[.A83];[.$D$1];&quot;=&gt;&quot;;[.$D$1];LEFT([.B83]; [.C83]);[.$D$1];&quot;,&quot;)" office:value-type="string" office:string-value="&quot;M94&quot;=&gt;&quot;Information supplied does not support a break in therapy. A new capped rental period will not begin.&quot;," calcext:value-type="string">
            <text:p>"M94"=&gt;"Information supplied does not support a break in therapy. A new capped rental period will not begin.",</text:p>
          </table:table-cell>
        </table:table-row>
        <table:table-row table:style-name="ro7">
          <table:table-cell office:value-type="string" calcext:value-type="string">
            <text:p>M95</text:p>
          </table:table-cell>
          <table:table-cell office:value-type="string" calcext:value-type="string">
            <text:p>Services subjected to Home Health Initiative medical review/cost report audit.</text:p>
            <text:p>Start: 01/01/1997</text:p>
          </table:table-cell>
          <table:table-cell table:formula="of:=FIND(&quot;Start&quot;; [.B84]; 1)-2" office:value-type="float" office:value="78" calcext:value-type="float">
            <text:p>78</text:p>
          </table:table-cell>
          <table:table-cell table:formula="of:=CONCATENATE([.$D$1];[.A84];[.$D$1];&quot;=&gt;&quot;;[.$D$1];LEFT([.B84]; [.C84]);[.$D$1];&quot;,&quot;)" office:value-type="string" office:string-value="&quot;M95&quot;=&gt;&quot;Services subjected to Home Health Initiative medical review/cost report audit.&quot;," calcext:value-type="string">
            <text:p>"M95"=&gt;"Services subjected to Home Health Initiative medical review/cost report audit.",</text:p>
          </table:table-cell>
        </table:table-row>
        <table:table-row table:style-name="ro12">
          <table:table-cell office:value-type="string" calcext:value-type="string">
            <text:p>M96</text:p>
          </table:table-cell>
          <table:table-cell office:value-type="string" calcext:value-type="string">
            <text:p>The technical component of a service furnished to an inpatient may only be billed by that inpatient facility. You must contact the inpatient facility for technical component reimbursement. If not already billed, you should bill us for the professional component only.</text:p>
            <text:p>Start: 01/01/1997</text:p>
          </table:table-cell>
          <table:table-cell table:formula="of:=FIND(&quot;Start&quot;; [.B85]; 1)-2" office:value-type="float" office:value="267" calcext:value-type="float">
            <text:p>267</text:p>
          </table:table-cell>
          <table:table-cell table:formula="of:=CONCATENATE([.$D$1];[.A85];[.$D$1];&quot;=&gt;&quot;;[.$D$1];LEFT([.B85]; [.C85]);[.$D$1];&quot;,&quot;)" office:value-type="string" office:string-value="&quot;M96&quot;=&gt;&quot;The technical component of a service furnished to an inpatient may only be billed by that inpatient facility. You must contact the inpatient facility for technical component reimbursement. If not already billed, you should bill us for the professional component only.&quot;," calcext:value-type="string">
            <text:p>"M96"=&gt;"The technical component of a service furnished to an inpatient may only be billed by that inpatient facility. You must contact the inpatient facility for technical component reimbursement. If not already billed, you should bill us for the professional component only.",</text:p>
          </table:table-cell>
        </table:table-row>
        <table:table-row table:style-name="ro8">
          <table:table-cell office:value-type="string" calcext:value-type="string">
            <text:p>M97</text:p>
          </table:table-cell>
          <table:table-cell office:value-type="string" calcext:value-type="string">
            <text:p>Not paid to practitioner when provided to patient in this place of service. Payment included in the reimbursement issued the facility.</text:p>
            <text:p>Start: 01/01/1997</text:p>
          </table:table-cell>
          <table:table-cell table:formula="of:=FIND(&quot;Start&quot;; [.B86]; 1)-2" office:value-type="float" office:value="134" calcext:value-type="float">
            <text:p>134</text:p>
          </table:table-cell>
          <table:table-cell table:formula="of:=CONCATENATE([.$D$1];[.A86];[.$D$1];&quot;=&gt;&quot;;[.$D$1];LEFT([.B86]; [.C86]);[.$D$1];&quot;,&quot;)" office:value-type="string" office:string-value="&quot;M97&quot;=&gt;&quot;Not paid to practitioner when provided to patient in this place of service. Payment included in the reimbursement issued the facility.&quot;," calcext:value-type="string">
            <text:p>"M97"=&gt;"Not paid to practitioner when provided to patient in this place of service. Payment included in the reimbursement issued the facility.",</text:p>
          </table:table-cell>
        </table:table-row>
        <table:table-row table:style-name="ro8">
          <table:table-cell office:value-type="string" calcext:value-type="string">
            <text:p>M99</text:p>
          </table:table-cell>
          <table:table-cell office:value-type="string" calcext:value-type="string">
            <text:p>Missing/incomplete/invalid Universal Product Number/Serial Number.</text:p>
            <text:p>Start: 01/01/1997 | Last Modified: 02/28/2003</text:p>
            <text:p>Notes: (Modified 2/28/03)</text:p>
          </table:table-cell>
          <table:table-cell table:formula="of:=FIND(&quot;Start&quot;; [.B87]; 1)-2" office:value-type="float" office:value="66" calcext:value-type="float">
            <text:p>66</text:p>
          </table:table-cell>
          <table:table-cell table:formula="of:=CONCATENATE([.$D$1];[.A87];[.$D$1];&quot;=&gt;&quot;;[.$D$1];LEFT([.B87]; [.C87]);[.$D$1];&quot;,&quot;)" office:value-type="string" office:string-value="&quot;M99&quot;=&gt;&quot;Missing/incomplete/invalid Universal Product Number/Serial Number.&quot;," calcext:value-type="string">
            <text:p>"M99"=&gt;"Missing/incomplete/invalid Universal Product Number/Serial Number.",</text:p>
          </table:table-cell>
        </table:table-row>
        <table:table-row table:style-name="ro8">
          <table:table-cell office:value-type="string" calcext:value-type="string">
            <text:p>M100</text:p>
          </table:table-cell>
          <table:table-cell office:value-type="string" calcext:value-type="string">
            <text:p>We do not pay for an oral anti-emetic drug that is not administered for use immediately before, at, or within 48 hours of administration of a covered chemotherapy drug.</text:p>
            <text:p>Start: 01/01/1997</text:p>
          </table:table-cell>
          <table:table-cell table:formula="of:=FIND(&quot;Start&quot;; [.B88]; 1)-2" office:value-type="float" office:value="168" calcext:value-type="float">
            <text:p>168</text:p>
          </table:table-cell>
          <table:table-cell table:formula="of:=CONCATENATE([.$D$1];[.A88];[.$D$1];&quot;=&gt;&quot;;[.$D$1];LEFT([.B88]; [.C88]);[.$D$1];&quot;,&quot;)" office:value-type="string" office:string-value="&quot;M100&quot;=&gt;&quot;We do not pay for an oral anti-emetic drug that is not administered for use immediately before, at, or within 48 hours of administration of a covered chemotherapy drug.&quot;," calcext:value-type="string">
            <text:p>"M100"=&gt;"We do not pay for an oral anti-emetic drug that is not administered for use immediately before, at, or within 48 hours of administration of a covered chemotherapy drug.",</text:p>
          </table:table-cell>
        </table:table-row>
        <table:table-row table:style-name="ro7">
          <table:table-cell office:value-type="string" calcext:value-type="string">
            <text:p>M102</text:p>
          </table:table-cell>
          <table:table-cell office:value-type="string" calcext:value-type="string">
            <text:p>Service not performed on equipment approved by the FDA for this purpose.</text:p>
            <text:p>Start: 01/01/1997</text:p>
          </table:table-cell>
          <table:table-cell table:formula="of:=FIND(&quot;Start&quot;; [.B89]; 1)-2" office:value-type="float" office:value="72" calcext:value-type="float">
            <text:p>72</text:p>
          </table:table-cell>
          <table:table-cell table:formula="of:=CONCATENATE([.$D$1];[.A89];[.$D$1];&quot;=&gt;&quot;;[.$D$1];LEFT([.B89]; [.C89]);[.$D$1];&quot;,&quot;)" office:value-type="string" office:string-value="&quot;M102&quot;=&gt;&quot;Service not performed on equipment approved by the FDA for this purpose.&quot;," calcext:value-type="string">
            <text:p>"M102"=&gt;"Service not performed on equipment approved by the FDA for this purpose.",</text:p>
          </table:table-cell>
        </table:table-row>
        <table:table-row table:style-name="ro12">
          <table:table-cell office:value-type="string" calcext:value-type="string">
            <text:p>M103</text:p>
          </table:table-cell>
          <table:table-cell office:value-type="string" calcext:value-type="string">
            <text:p>Information supplied supports a break in therapy. However, the medical information we have for this patient does not support the need for this item as billed. We have approved payment for this item at a reduced level, and a new capped rental period will begin with the delivery of this equipment.</text:p>
            <text:p>Start: 01/01/1997</text:p>
          </table:table-cell>
          <table:table-cell table:formula="of:=FIND(&quot;Start&quot;; [.B90]; 1)-2" office:value-type="float" office:value="296" calcext:value-type="float">
            <text:p>296</text:p>
          </table:table-cell>
          <table:table-cell table:formula="of:=CONCATENATE([.$D$1];[.A90];[.$D$1];&quot;=&gt;&quot;;[.$D$1];LEFT([.B90]; [.C90]);[.$D$1];&quot;,&quot;)" office:value-type="string" office:string-value="&quot;M103&quot;=&gt;&quot;Information supplied supports a break in therapy. However, the medical information we have for this patient does not support the need for this item as billed. We have approved payment for this item at a reduced level, and a new capped rental period will begin with the delivery of this equipment.&quot;," calcext:value-type="string">
            <text:p>"M103"=&gt;"Information supplied supports a break in therapy. However, the medical information we have for this patient does not support the need for this item as billed. We have approved payment for this item at a reduced level, and a new capped rental period will begin with the delivery of this equipment.",</text:p>
          </table:table-cell>
        </table:table-row>
        <table:table-row table:style-name="ro9">
          <table:table-cell office:value-type="string" calcext:value-type="string">
            <text:p>M104</text:p>
          </table:table-cell>
          <table:table-cell office:value-type="string" calcext:value-type="string">
            <text:p>Information supplied supports a break in therapy. A new capped rental period will begin with delivery of the equipment. This is the maximum approved under the fee schedule for this item or service.</text:p>
            <text:p>Start: 01/01/1997</text:p>
          </table:table-cell>
          <table:table-cell table:formula="of:=FIND(&quot;Start&quot;; [.B91]; 1)-2" office:value-type="float" office:value="197" calcext:value-type="float">
            <text:p>197</text:p>
          </table:table-cell>
          <table:table-cell table:formula="of:=CONCATENATE([.$D$1];[.A91];[.$D$1];&quot;=&gt;&quot;;[.$D$1];LEFT([.B91]; [.C91]);[.$D$1];&quot;,&quot;)" office:value-type="string" office:string-value="&quot;M104&quot;=&gt;&quot;Information supplied supports a break in therapy. A new capped rental period will begin with delivery of the equipment. This is the maximum approved under the fee schedule for this item or service.&quot;," calcext:value-type="string">
            <text:p>"M104"=&gt;"Information supplied supports a break in therapy. A new capped rental period will begin with delivery of the equipment. This is the maximum approved under the fee schedule for this item or service.",</text:p>
          </table:table-cell>
        </table:table-row>
        <table:table-row table:style-name="ro9">
          <table:table-cell office:value-type="string" calcext:value-type="string">
            <text:p>M105</text:p>
          </table:table-cell>
          <table:table-cell office:value-type="string" calcext:value-type="string">
            <text:p>Information supplied does not support a break in therapy. The medical information we have for this patient does not support the need for this item as billed. We have approved payment for this item at a reduced level, and a new capped rental period will not begin.</text:p>
            <text:p>Start: 01/01/1997</text:p>
          </table:table-cell>
          <table:table-cell table:formula="of:=FIND(&quot;Start&quot;; [.B92]; 1)-2" office:value-type="float" office:value="263" calcext:value-type="float">
            <text:p>263</text:p>
          </table:table-cell>
          <table:table-cell table:formula="of:=CONCATENATE([.$D$1];[.A92];[.$D$1];&quot;=&gt;&quot;;[.$D$1];LEFT([.B92]; [.C92]);[.$D$1];&quot;,&quot;)" office:value-type="string" office:string-value="&quot;M105&quot;=&gt;&quot;Information supplied does not support a break in therapy. The medical information we have for this patient does not support the need for this item as billed. We have approved payment for this item at a reduced level, and a new capped rental period will not begin.&quot;," calcext:value-type="string">
            <text:p>"M105"=&gt;"Information supplied does not support a break in therapy. The medical information we have for this patient does not support the need for this item as billed. We have approved payment for this item at a reduced level, and a new capped rental period will not begin.",</text:p>
          </table:table-cell>
        </table:table-row>
        <table:table-row table:style-name="ro7">
          <table:table-cell office:value-type="string" calcext:value-type="string">
            <text:p>M107</text:p>
          </table:table-cell>
          <table:table-cell office:value-type="string" calcext:value-type="string">
            <text:p>Payment reduced as 90-day rolling average hematocrit for ESRD patient exceeded 36.5%.</text:p>
            <text:p>Start: 01/01/1997</text:p>
          </table:table-cell>
          <table:table-cell table:formula="of:=FIND(&quot;Start&quot;; [.B93]; 1)-2" office:value-type="float" office:value="85" calcext:value-type="float">
            <text:p>85</text:p>
          </table:table-cell>
          <table:table-cell table:formula="of:=CONCATENATE([.$D$1];[.A93];[.$D$1];&quot;=&gt;&quot;;[.$D$1];LEFT([.B93]; [.C93]);[.$D$1];&quot;,&quot;)" office:value-type="string" office:string-value="&quot;M107&quot;=&gt;&quot;Payment reduced as 90-day rolling average hematocrit for ESRD patient exceeded 36.5%.&quot;," calcext:value-type="string">
            <text:p>"M107"=&gt;"Payment reduced as 90-day rolling average hematocrit for ESRD patient exceeded 36.5%.",</text:p>
          </table:table-cell>
        </table:table-row>
        <table:table-row table:style-name="ro8">
          <table:table-cell office:value-type="string" calcext:value-type="string">
            <text:p>M109</text:p>
          </table:table-cell>
          <table:table-cell office:value-type="string" calcext:value-type="string">
            <text:p>We have provided you with a bundled payment for a teleconsultation. You must send 25 percent of the teleconsultation payment to the referring practitioner.</text:p>
            <text:p>Start: 01/01/1997</text:p>
          </table:table-cell>
          <table:table-cell table:formula="of:=FIND(&quot;Start&quot;; [.B94]; 1)-2" office:value-type="float" office:value="155" calcext:value-type="float">
            <text:p>155</text:p>
          </table:table-cell>
          <table:table-cell table:formula="of:=CONCATENATE([.$D$1];[.A94];[.$D$1];&quot;=&gt;&quot;;[.$D$1];LEFT([.B94]; [.C94]);[.$D$1];&quot;,&quot;)" office:value-type="string" office:string-value="&quot;M109&quot;=&gt;&quot;We have provided you with a bundled payment for a teleconsultation. You must send 25 percent of the teleconsultation payment to the referring practitioner.&quot;," calcext:value-type="string">
            <text:p>"M109"=&gt;"We have provided you with a bundled payment for a teleconsultation. You must send 25 percent of the teleconsultation payment to the referring practitioner.",</text:p>
          </table:table-cell>
        </table:table-row>
        <table:table-row table:style-name="ro8">
          <table:table-cell office:value-type="string" calcext:value-type="string">
            <text:p>M111</text:p>
          </table:table-cell>
          <table:table-cell office:value-type="string" calcext:value-type="string">
            <text:p>We do not pay for chiropractic manipulative treatment when the patient refuses to have an x-ray taken.</text:p>
            <text:p>Start: 01/01/1997</text:p>
          </table:table-cell>
          <table:table-cell table:formula="of:=FIND(&quot;Start&quot;; [.B95]; 1)-2" office:value-type="float" office:value="102" calcext:value-type="float">
            <text:p>102</text:p>
          </table:table-cell>
          <table:table-cell table:formula="of:=CONCATENATE([.$D$1];[.A95];[.$D$1];&quot;=&gt;&quot;;[.$D$1];LEFT([.B95]; [.C95]);[.$D$1];&quot;,&quot;)" office:value-type="string" office:string-value="&quot;M111&quot;=&gt;&quot;We do not pay for chiropractic manipulative treatment when the patient refuses to have an x-ray taken.&quot;," calcext:value-type="string">
            <text:p>"M111"=&gt;"We do not pay for chiropractic manipulative treatment when the patient refuses to have an x-ray taken.",</text:p>
          </table:table-cell>
        </table:table-row>
        <table:table-row table:style-name="ro9">
          <table:table-cell office:value-type="string" calcext:value-type="string">
            <text:p>M112</text:p>
          </table:table-cell>
          <table:table-cell office:value-type="string" calcext:value-type="string">
            <text:p>Reimbursement for this item is based on the single payment amount required under the DMEPOS Competitive Bidding Program for the area where the patient resides.</text:p>
            <text:p>Start: 01/01/1997 | Last Modified: 11/05/2007</text:p>
            <text:p>Notes: (Modified 11/5/07)</text:p>
          </table:table-cell>
          <table:table-cell table:formula="of:=FIND(&quot;Start&quot;; [.B96]; 1)-2" office:value-type="float" office:value="159" calcext:value-type="float">
            <text:p>159</text:p>
          </table:table-cell>
          <table:table-cell table:formula="of:=CONCATENATE([.$D$1];[.A96];[.$D$1];&quot;=&gt;&quot;;[.$D$1];LEFT([.B96]; [.C96]);[.$D$1];&quot;,&quot;)" office:value-type="string" office:string-value="&quot;M112&quot;=&gt;&quot;Reimbursement for this item is based on the single payment amount required under the DMEPOS Competitive Bidding Program for the area where the patient resides.&quot;," calcext:value-type="string">
            <text:p>"M112"=&gt;"Reimbursement for this item is based on the single payment amount required under the DMEPOS Competitive Bidding Program for the area where the patient resides.",</text:p>
          </table:table-cell>
        </table:table-row>
        <table:table-row table:style-name="ro9">
          <table:table-cell office:value-type="string" calcext:value-type="string">
            <text:p>M113</text:p>
          </table:table-cell>
          <table:table-cell office:value-type="string" calcext:value-type="string">
            <text:p>Our records indicate that this patient began using this item/service prior to the current contract period for the DMEPOS Competitive Bidding Program.</text:p>
            <text:p>Start: 01/01/1997 | Last Modified: 11/05/2007</text:p>
            <text:p>Notes: (Modified 11/5/07)</text:p>
          </table:table-cell>
          <table:table-cell table:formula="of:=FIND(&quot;Start&quot;; [.B97]; 1)-2" office:value-type="float" office:value="149" calcext:value-type="float">
            <text:p>149</text:p>
          </table:table-cell>
          <table:table-cell table:formula="of:=CONCATENATE([.$D$1];[.A97];[.$D$1];&quot;=&gt;&quot;;[.$D$1];LEFT([.B97]; [.C97]);[.$D$1];&quot;,&quot;)" office:value-type="string" office:string-value="&quot;M113&quot;=&gt;&quot;Our records indicate that this patient began using this item/service prior to the current contract period for the DMEPOS Competitive Bidding Program.&quot;," calcext:value-type="string">
            <text:p>"M113"=&gt;"Our records indicate that this patient began using this item/service prior to the current contract period for the DMEPOS Competitive Bidding Program.",</text:p>
          </table:table-cell>
        </table:table-row>
        <table:table-row table:style-name="ro12">
          <table:table-cell office:value-type="string" calcext:value-type="string">
            <text:p>M114</text:p>
          </table:table-cell>
          <table:table-cell office:value-type="string" calcext:value-type="string">
            <text:p>This service was processed in accordance with rules and guidelines under the DMEPOS Competitive Bidding Program or a Demonstration Project. For more information regarding these projects, contact your local contractor.</text:p>
            <text:p>Start: 01/01/1997 | Last Modified: 11/05/2007</text:p>
            <text:p>Notes: (Modified 8/1/06, 11/5/07)</text:p>
          </table:table-cell>
          <table:table-cell table:formula="of:=FIND(&quot;Start&quot;; [.B98]; 1)-2" office:value-type="float" office:value="217" calcext:value-type="float">
            <text:p>217</text:p>
          </table:table-cell>
          <table:table-cell table:formula="of:=CONCATENATE([.$D$1];[.A98];[.$D$1];&quot;=&gt;&quot;;[.$D$1];LEFT([.B98]; [.C98]);[.$D$1];&quot;,&quot;)" office:value-type="string" office:string-value="&quot;M114&quot;=&gt;&quot;This service was processed in accordance with rules and guidelines under the DMEPOS Competitive Bidding Program or a Demonstration Project. For more information regarding these projects, contact your local contractor.&quot;," calcext:value-type="string">
            <text:p>"M114"=&gt;"This service was processed in accordance with rules and guidelines under the DMEPOS Competitive Bidding Program or a Demonstration Project. For more information regarding these projects, contact your local contractor.",</text:p>
          </table:table-cell>
        </table:table-row>
        <table:table-row table:style-name="ro9">
          <table:table-cell office:value-type="string" calcext:value-type="string">
            <text:p>M115</text:p>
          </table:table-cell>
          <table:table-cell office:value-type="string" calcext:value-type="string">
            <text:p>This item is denied when provided to this patient by a non-contract or non-demonstration supplier.</text:p>
            <text:p>Start: 01/01/1997 | Last Modified: 11/05/2007</text:p>
            <text:p>Notes: (Modified 11/5/2007)</text:p>
          </table:table-cell>
          <table:table-cell table:formula="of:=FIND(&quot;Start&quot;; [.B99]; 1)-2" office:value-type="float" office:value="98" calcext:value-type="float">
            <text:p>98</text:p>
          </table:table-cell>
          <table:table-cell table:formula="of:=CONCATENATE([.$D$1];[.A99];[.$D$1];&quot;=&gt;&quot;;[.$D$1];LEFT([.B99]; [.C99]);[.$D$1];&quot;,&quot;)" office:value-type="string" office:string-value="&quot;M115&quot;=&gt;&quot;This item is denied when provided to this patient by a non-contract or non-demonstration supplier.&quot;," calcext:value-type="string">
            <text:p>"M115"=&gt;"This item is denied when provided to this patient by a non-contract or non-demonstration supplier.",</text:p>
          </table:table-cell>
        </table:table-row>
        <table:table-row table:style-name="ro9">
          <table:table-cell office:value-type="string" calcext:value-type="string">
            <text:p>M116</text:p>
          </table:table-cell>
          <table:table-cell office:value-type="string" calcext:value-type="string">
            <text:p>Processed under a demonstration project or program. Project or program is ending and additional services may not be paid under this project or program.</text:p>
            <text:p>Start: 01/01/1997 | Last Modified: 03/08/2011</text:p>
            <text:p>Notes: (Modified 2/1/04, 3/15/11)</text:p>
          </table:table-cell>
          <table:table-cell table:formula="of:=FIND(&quot;Start&quot;; [.B100]; 1)-2" office:value-type="float" office:value="151" calcext:value-type="float">
            <text:p>151</text:p>
          </table:table-cell>
          <table:table-cell table:formula="of:=CONCATENATE([.$D$1];[.A100];[.$D$1];&quot;=&gt;&quot;;[.$D$1];LEFT([.B100]; [.C100]);[.$D$1];&quot;,&quot;)" office:value-type="string" office:string-value="&quot;M116&quot;=&gt;&quot;Processed under a demonstration project or program. Project or program is ending and additional services may not be paid under this project or program.&quot;," calcext:value-type="string">
            <text:p>"M116"=&gt;"Processed under a demonstration project or program. Project or program is ending and additional services may not be paid under this project or program.",</text:p>
          </table:table-cell>
        </table:table-row>
        <table:table-row table:style-name="ro8">
          <table:table-cell office:value-type="string" calcext:value-type="string">
            <text:p>M117</text:p>
          </table:table-cell>
          <table:table-cell office:value-type="string" calcext:value-type="string">
            <text:p>Not covered unless submitted via electronic claim.</text:p>
            <text:p>Start: 01/01/1997 | Last Modified: 06/30/2003</text:p>
            <text:p>Notes: (Modified 6/30/03)</text:p>
          </table:table-cell>
          <table:table-cell table:formula="of:=FIND(&quot;Start&quot;; [.B101]; 1)-2" office:value-type="float" office:value="50" calcext:value-type="float">
            <text:p>50</text:p>
          </table:table-cell>
          <table:table-cell table:formula="of:=CONCATENATE([.$D$1];[.A101];[.$D$1];&quot;=&gt;&quot;;[.$D$1];LEFT([.B101]; [.C101]);[.$D$1];&quot;,&quot;)" office:value-type="string" office:string-value="&quot;M117&quot;=&gt;&quot;Not covered unless submitted via electronic claim.&quot;," calcext:value-type="string">
            <text:p>"M117"=&gt;"Not covered unless submitted via electronic claim.",</text:p>
          </table:table-cell>
        </table:table-row>
        <table:table-row table:style-name="ro8">
          <table:table-cell office:value-type="string" calcext:value-type="string">
            <text:p>M119</text:p>
          </table:table-cell>
          <table:table-cell office:value-type="string" calcext:value-type="string">
            <text:p>Missing/incomplete/invalid/ deactivated/withdrawn National Drug Code (NDC).</text:p>
            <text:p>Start: 01/01/1997 | Last Modified: 04/01/2007</text:p>
            <text:p>Notes: (Modified 2/28/03, 4/1/04)</text:p>
          </table:table-cell>
          <table:table-cell table:formula="of:=FIND(&quot;Start&quot;; [.B102]; 1)-2" office:value-type="float" office:value="75" calcext:value-type="float">
            <text:p>75</text:p>
          </table:table-cell>
          <table:table-cell table:formula="of:=CONCATENATE([.$D$1];[.A102];[.$D$1];&quot;=&gt;&quot;;[.$D$1];LEFT([.B102]; [.C102]);[.$D$1];&quot;,&quot;)" office:value-type="string" office:string-value="&quot;M119&quot;=&gt;&quot;Missing/incomplete/invalid/ deactivated/withdrawn National Drug Code (NDC).&quot;," calcext:value-type="string">
            <text:p>"M119"=&gt;"Missing/incomplete/invalid/ deactivated/withdrawn National Drug Code (NDC).",</text:p>
          </table:table-cell>
        </table:table-row>
        <table:table-row table:style-name="ro7">
          <table:table-cell office:value-type="string" calcext:value-type="string">
            <text:p>M121</text:p>
          </table:table-cell>
          <table:table-cell office:value-type="string" calcext:value-type="string">
            <text:p>We pay for this service only when performed with a covered cryosurgical ablation.</text:p>
            <text:p>Start: 01/01/1997</text:p>
          </table:table-cell>
          <table:table-cell table:formula="of:=FIND(&quot;Start&quot;; [.B103]; 1)-2" office:value-type="float" office:value="81" calcext:value-type="float">
            <text:p>81</text:p>
          </table:table-cell>
          <table:table-cell table:formula="of:=CONCATENATE([.$D$1];[.A103];[.$D$1];&quot;=&gt;&quot;;[.$D$1];LEFT([.B103]; [.C103]);[.$D$1];&quot;,&quot;)" office:value-type="string" office:string-value="&quot;M121&quot;=&gt;&quot;We pay for this service only when performed with a covered cryosurgical ablation.&quot;," calcext:value-type="string">
            <text:p>"M121"=&gt;"We pay for this service only when performed with a covered cryosurgical ablation.",</text:p>
          </table:table-cell>
        </table:table-row>
        <table:table-row table:style-name="ro8">
          <table:table-cell office:value-type="string" calcext:value-type="string">
            <text:p>M122</text:p>
          </table:table-cell>
          <table:table-cell office:value-type="string" calcext:value-type="string">
            <text:p>Missing/incomplete/invalid level of subluxation.</text:p>
            <text:p>Start: 01/01/1997 | Last Modified: 02/28/2006</text:p>
            <text:p>Notes: (Modified 2/28/03)</text:p>
          </table:table-cell>
          <table:table-cell table:formula="of:=FIND(&quot;Start&quot;; [.B104]; 1)-2" office:value-type="float" office:value="48" calcext:value-type="float">
            <text:p>48</text:p>
          </table:table-cell>
          <table:table-cell table:formula="of:=CONCATENATE([.$D$1];[.A104];[.$D$1];&quot;=&gt;&quot;;[.$D$1];LEFT([.B104]; [.C104]);[.$D$1];&quot;,&quot;)" office:value-type="string" office:string-value="&quot;M122&quot;=&gt;&quot;Missing/incomplete/invalid level of subluxation.&quot;," calcext:value-type="string">
            <text:p>"M122"=&gt;"Missing/incomplete/invalid level of subluxation.",</text:p>
          </table:table-cell>
        </table:table-row>
        <table:table-row table:style-name="ro8">
          <table:table-cell office:value-type="string" calcext:value-type="string">
            <text:p>M123</text:p>
          </table:table-cell>
          <table:table-cell office:value-type="string" calcext:value-type="string">
            <text:p>Missing/incomplete/invalid name, strength, or dosage of the drug furnished.</text:p>
            <text:p>Start: 01/01/1997 | Last Modified: 02/28/2003</text:p>
            <text:p>Notes: (Modified 2/28/03)</text:p>
          </table:table-cell>
          <table:table-cell table:formula="of:=FIND(&quot;Start&quot;; [.B105]; 1)-2" office:value-type="float" office:value="75" calcext:value-type="float">
            <text:p>75</text:p>
          </table:table-cell>
          <table:table-cell table:formula="of:=CONCATENATE([.$D$1];[.A105];[.$D$1];&quot;=&gt;&quot;;[.$D$1];LEFT([.B105]; [.C105]);[.$D$1];&quot;,&quot;)" office:value-type="string" office:string-value="&quot;M123&quot;=&gt;&quot;Missing/incomplete/invalid name, strength, or dosage of the drug furnished.&quot;," calcext:value-type="string">
            <text:p>"M123"=&gt;"Missing/incomplete/invalid name, strength, or dosage of the drug furnished.",</text:p>
          </table:table-cell>
        </table:table-row>
        <table:table-row table:style-name="ro9">
          <table:table-cell office:value-type="string" calcext:value-type="string">
            <text:p>M124</text:p>
          </table:table-cell>
          <table:table-cell office:value-type="string" calcext:value-type="string">
            <text:p>Missing indication of whether the patient owns the equipment that requires the part or supply.</text:p>
            <text:p>Start: 01/01/1997 | Last Modified: 02/28/2003</text:p>
            <text:p>Notes: (Modified 2/28/03) Related to N230</text:p>
          </table:table-cell>
          <table:table-cell table:formula="of:=FIND(&quot;Start&quot;; [.B106]; 1)-2" office:value-type="float" office:value="94" calcext:value-type="float">
            <text:p>94</text:p>
          </table:table-cell>
          <table:table-cell table:formula="of:=CONCATENATE([.$D$1];[.A106];[.$D$1];&quot;=&gt;&quot;;[.$D$1];LEFT([.B106]; [.C106]);[.$D$1];&quot;,&quot;)" office:value-type="string" office:string-value="&quot;M124&quot;=&gt;&quot;Missing indication of whether the patient owns the equipment that requires the part or supply.&quot;," calcext:value-type="string">
            <text:p>"M124"=&gt;"Missing indication of whether the patient owns the equipment that requires the part or supply.",</text:p>
          </table:table-cell>
        </table:table-row>
        <table:table-row table:style-name="ro9">
          <table:table-cell office:value-type="string" calcext:value-type="string">
            <text:p>M125</text:p>
          </table:table-cell>
          <table:table-cell office:value-type="string" calcext:value-type="string">
            <text:p>Missing/incomplete/invalid information on the period of time for which the service/supply/equipment will be needed.</text:p>
            <text:p>Start: 01/01/1997 | Last Modified: 02/28/2003</text:p>
            <text:p>Notes: (Modified 2/28/03)</text:p>
          </table:table-cell>
          <table:table-cell table:formula="of:=FIND(&quot;Start&quot;; [.B107]; 1)-2" office:value-type="float" office:value="115" calcext:value-type="float">
            <text:p>115</text:p>
          </table:table-cell>
          <table:table-cell table:formula="of:=CONCATENATE([.$D$1];[.A107];[.$D$1];&quot;=&gt;&quot;;[.$D$1];LEFT([.B107]; [.C107]);[.$D$1];&quot;,&quot;)" office:value-type="string" office:string-value="&quot;M125&quot;=&gt;&quot;Missing/incomplete/invalid information on the period of time for which the service/supply/equipment will be needed.&quot;," calcext:value-type="string">
            <text:p>"M125"=&gt;"Missing/incomplete/invalid information on the period of time for which the service/supply/equipment will be needed.",</text:p>
          </table:table-cell>
        </table:table-row>
        <table:table-row table:style-name="ro8">
          <table:table-cell office:value-type="string" calcext:value-type="string">
            <text:p>M126</text:p>
          </table:table-cell>
          <table:table-cell office:value-type="string" calcext:value-type="string">
            <text:p>Missing/incomplete/invalid individual lab codes included in the test.</text:p>
            <text:p>Start: 01/01/1997 | Last Modified: 02/28/2003</text:p>
            <text:p>Notes: (Modified 2/28/03)</text:p>
          </table:table-cell>
          <table:table-cell table:formula="of:=FIND(&quot;Start&quot;; [.B108]; 1)-2" office:value-type="float" office:value="69" calcext:value-type="float">
            <text:p>69</text:p>
          </table:table-cell>
          <table:table-cell table:formula="of:=CONCATENATE([.$D$1];[.A108];[.$D$1];&quot;=&gt;&quot;;[.$D$1];LEFT([.B108]; [.C108]);[.$D$1];&quot;,&quot;)" office:value-type="string" office:string-value="&quot;M126&quot;=&gt;&quot;Missing/incomplete/invalid individual lab codes included in the test.&quot;," calcext:value-type="string">
            <text:p>"M126"=&gt;"Missing/incomplete/invalid individual lab codes included in the test.",</text:p>
          </table:table-cell>
        </table:table-row>
        <table:table-row table:style-name="ro8">
          <table:table-cell office:value-type="string" calcext:value-type="string">
            <text:p>M127</text:p>
          </table:table-cell>
          <table:table-cell office:value-type="string" calcext:value-type="string">
            <text:p>Missing patient medical record for this service.</text:p>
            <text:p>Start: 01/01/1997 | Last Modified: 02/28/2003</text:p>
            <text:p>Notes: (Modified 2/28/03) Related to N237</text:p>
          </table:table-cell>
          <table:table-cell table:formula="of:=FIND(&quot;Start&quot;; [.B109]; 1)-2" office:value-type="float" office:value="48" calcext:value-type="float">
            <text:p>48</text:p>
          </table:table-cell>
          <table:table-cell table:formula="of:=CONCATENATE([.$D$1];[.A109];[.$D$1];&quot;=&gt;&quot;;[.$D$1];LEFT([.B109]; [.C109]);[.$D$1];&quot;,&quot;)" office:value-type="string" office:string-value="&quot;M127&quot;=&gt;&quot;Missing patient medical record for this service.&quot;," calcext:value-type="string">
            <text:p>"M127"=&gt;"Missing patient medical record for this service.",</text:p>
          </table:table-cell>
        </table:table-row>
        <table:table-row table:style-name="ro8">
          <table:table-cell office:value-type="string" calcext:value-type="string">
            <text:p>M129</text:p>
          </table:table-cell>
          <table:table-cell office:value-type="string" calcext:value-type="string">
            <text:p>Missing/incomplete/invalid indicator of x-ray availability for review.</text:p>
            <text:p>Start: 01/01/1997 | Last Modified: 06/30/2003</text:p>
            <text:p>Notes: (Modified 2/28/03, 6/30/03)</text:p>
          </table:table-cell>
          <table:table-cell table:formula="of:=FIND(&quot;Start&quot;; [.B110]; 1)-2" office:value-type="float" office:value="70" calcext:value-type="float">
            <text:p>70</text:p>
          </table:table-cell>
          <table:table-cell table:formula="of:=CONCATENATE([.$D$1];[.A110];[.$D$1];&quot;=&gt;&quot;;[.$D$1];LEFT([.B110]; [.C110]);[.$D$1];&quot;,&quot;)" office:value-type="string" office:string-value="&quot;M129&quot;=&gt;&quot;Missing/incomplete/invalid indicator of x-ray availability for review.&quot;," calcext:value-type="string">
            <text:p>"M129"=&gt;"Missing/incomplete/invalid indicator of x-ray availability for review.",</text:p>
          </table:table-cell>
        </table:table-row>
        <table:table-row table:style-name="ro9">
          <table:table-cell office:value-type="string" calcext:value-type="string">
            <text:p>M130</text:p>
          </table:table-cell>
          <table:table-cell office:value-type="string" calcext:value-type="string">
            <text:p>Missing invoice or statement certifying the actual cost of the lens, less discounts, and/or the type of intraocular lens used.</text:p>
            <text:p>Start: 01/01/1997 | Last Modified: 02/28/2003</text:p>
            <text:p>Notes: (Modified 2/28/03) Related to N231</text:p>
          </table:table-cell>
          <table:table-cell table:formula="of:=FIND(&quot;Start&quot;; [.B111]; 1)-2" office:value-type="float" office:value="126" calcext:value-type="float">
            <text:p>126</text:p>
          </table:table-cell>
          <table:table-cell table:formula="of:=CONCATENATE([.$D$1];[.A111];[.$D$1];&quot;=&gt;&quot;;[.$D$1];LEFT([.B111]; [.C111]);[.$D$1];&quot;,&quot;)" office:value-type="string" office:string-value="&quot;M130&quot;=&gt;&quot;Missing invoice or statement certifying the actual cost of the lens, less discounts, and/or the type of intraocular lens used.&quot;," calcext:value-type="string">
            <text:p>"M130"=&gt;"Missing invoice or statement certifying the actual cost of the lens, less discounts, and/or the type of intraocular lens used.",</text:p>
          </table:table-cell>
        </table:table-row>
        <table:table-row table:style-name="ro8">
          <table:table-cell office:value-type="string" calcext:value-type="string">
            <text:p>M131</text:p>
          </table:table-cell>
          <table:table-cell office:value-type="string" calcext:value-type="string">
            <text:p>Missing physician financial relationship form.</text:p>
            <text:p>Start: 01/01/1997 | Last Modified: 02/28/2003</text:p>
            <text:p>Notes: (Modified 2/28/03) Related to N239</text:p>
          </table:table-cell>
          <table:table-cell table:formula="of:=FIND(&quot;Start&quot;; [.B112]; 1)-2" office:value-type="float" office:value="46" calcext:value-type="float">
            <text:p>46</text:p>
          </table:table-cell>
          <table:table-cell table:formula="of:=CONCATENATE([.$D$1];[.A112];[.$D$1];&quot;=&gt;&quot;;[.$D$1];LEFT([.B112]; [.C112]);[.$D$1];&quot;,&quot;)" office:value-type="string" office:string-value="&quot;M131&quot;=&gt;&quot;Missing physician financial relationship form.&quot;," calcext:value-type="string">
            <text:p>"M131"=&gt;"Missing physician financial relationship form.",</text:p>
          </table:table-cell>
        </table:table-row>
        <table:table-row table:style-name="ro8">
          <table:table-cell office:value-type="string" calcext:value-type="string">
            <text:p>M132</text:p>
          </table:table-cell>
          <table:table-cell office:value-type="string" calcext:value-type="string">
            <text:p>Missing pacemaker registration form.</text:p>
            <text:p>Start: 01/01/1997 | Last Modified: 02/28/2003</text:p>
            <text:p>Notes: (Modified 2/28/03) Related to N235</text:p>
          </table:table-cell>
          <table:table-cell table:formula="of:=FIND(&quot;Start&quot;; [.B113]; 1)-2" office:value-type="float" office:value="36" calcext:value-type="float">
            <text:p>36</text:p>
          </table:table-cell>
          <table:table-cell table:formula="of:=CONCATENATE([.$D$1];[.A113];[.$D$1];&quot;=&gt;&quot;;[.$D$1];LEFT([.B113]; [.C113]);[.$D$1];&quot;,&quot;)" office:value-type="string" office:string-value="&quot;M132&quot;=&gt;&quot;Missing pacemaker registration form.&quot;," calcext:value-type="string">
            <text:p>"M132"=&gt;"Missing pacemaker registration form.",</text:p>
          </table:table-cell>
        </table:table-row>
        <table:table-row table:style-name="ro8">
          <table:table-cell office:value-type="string" calcext:value-type="string">
            <text:p>M133</text:p>
          </table:table-cell>
          <table:table-cell office:value-type="string" calcext:value-type="string">
            <text:p>Claim did not identify who performed the purchased diagnostic test or the amount you were charged for the test.</text:p>
            <text:p>Start: 01/01/1997</text:p>
          </table:table-cell>
          <table:table-cell table:formula="of:=FIND(&quot;Start&quot;; [.B114]; 1)-2" office:value-type="float" office:value="111" calcext:value-type="float">
            <text:p>111</text:p>
          </table:table-cell>
          <table:table-cell table:formula="of:=CONCATENATE([.$D$1];[.A114];[.$D$1];&quot;=&gt;&quot;;[.$D$1];LEFT([.B114]; [.C114]);[.$D$1];&quot;,&quot;)" office:value-type="string" office:string-value="&quot;M133&quot;=&gt;&quot;Claim did not identify who performed the purchased diagnostic test or the amount you were charged for the test.&quot;," calcext:value-type="string">
            <text:p>"M133"=&gt;"Claim did not identify who performed the purchased diagnostic test or the amount you were charged for the test.",</text:p>
          </table:table-cell>
        </table:table-row>
        <table:table-row table:style-name="ro8">
          <table:table-cell office:value-type="string" calcext:value-type="string">
            <text:p>M134</text:p>
          </table:table-cell>
          <table:table-cell office:value-type="string" calcext:value-type="string">
            <text:p>Performed by a facility/supplier in which the provider has a financial interest.</text:p>
            <text:p>Start: 01/01/1997 | Last Modified: 06/30/2003</text:p>
            <text:p>Notes: (Modified 6/30/03)</text:p>
          </table:table-cell>
          <table:table-cell table:formula="of:=FIND(&quot;Start&quot;; [.B115]; 1)-2" office:value-type="float" office:value="80" calcext:value-type="float">
            <text:p>80</text:p>
          </table:table-cell>
          <table:table-cell table:formula="of:=CONCATENATE([.$D$1];[.A115];[.$D$1];&quot;=&gt;&quot;;[.$D$1];LEFT([.B115]; [.C115]);[.$D$1];&quot;,&quot;)" office:value-type="string" office:string-value="&quot;M134&quot;=&gt;&quot;Performed by a facility/supplier in which the provider has a financial interest.&quot;," calcext:value-type="string">
            <text:p>"M134"=&gt;"Performed by a facility/supplier in which the provider has a financial interest.",</text:p>
          </table:table-cell>
        </table:table-row>
        <table:table-row table:style-name="ro8">
          <table:table-cell office:value-type="string" calcext:value-type="string">
            <text:p>M135</text:p>
          </table:table-cell>
          <table:table-cell office:value-type="string" calcext:value-type="string">
            <text:p>Missing/incomplete/invalid plan of treatment.</text:p>
            <text:p>Start: 01/01/1997 | Last Modified: 02/28/2003</text:p>
            <text:p>Notes: (Modified 2/28/03)</text:p>
          </table:table-cell>
          <table:table-cell table:formula="of:=FIND(&quot;Start&quot;; [.B116]; 1)-2" office:value-type="float" office:value="45" calcext:value-type="float">
            <text:p>45</text:p>
          </table:table-cell>
          <table:table-cell table:formula="of:=CONCATENATE([.$D$1];[.A116];[.$D$1];&quot;=&gt;&quot;;[.$D$1];LEFT([.B116]; [.C116]);[.$D$1];&quot;,&quot;)" office:value-type="string" office:string-value="&quot;M135&quot;=&gt;&quot;Missing/incomplete/invalid plan of treatment.&quot;," calcext:value-type="string">
            <text:p>"M135"=&gt;"Missing/incomplete/invalid plan of treatment.",</text:p>
          </table:table-cell>
        </table:table-row>
        <table:table-row table:style-name="ro9">
          <table:table-cell office:value-type="string" calcext:value-type="string">
            <text:p>M136</text:p>
          </table:table-cell>
          <table:table-cell office:value-type="string" calcext:value-type="string">
            <text:p>Missing/incomplete/invalid indication that the service was supervised or evaluated by a physician.</text:p>
            <text:p>Start: 01/01/1997 | Last Modified: 02/28/2003</text:p>
            <text:p>Notes: (Modified 2/28/03)</text:p>
          </table:table-cell>
          <table:table-cell table:formula="of:=FIND(&quot;Start&quot;; [.B117]; 1)-2" office:value-type="float" office:value="98" calcext:value-type="float">
            <text:p>98</text:p>
          </table:table-cell>
          <table:table-cell table:formula="of:=CONCATENATE([.$D$1];[.A117];[.$D$1];&quot;=&gt;&quot;;[.$D$1];LEFT([.B117]; [.C117]);[.$D$1];&quot;,&quot;)" office:value-type="string" office:string-value="&quot;M136&quot;=&gt;&quot;Missing/incomplete/invalid indication that the service was supervised or evaluated by a physician.&quot;," calcext:value-type="string">
            <text:p>"M136"=&gt;"Missing/incomplete/invalid indication that the service was supervised or evaluated by a physician.",</text:p>
          </table:table-cell>
        </table:table-row>
        <table:table-row table:style-name="ro8">
          <table:table-cell office:value-type="string" calcext:value-type="string">
            <text:p>M137</text:p>
          </table:table-cell>
          <table:table-cell office:value-type="string" calcext:value-type="string">
            <text:p>Part B coinsurance under a demonstration project or pilot program.</text:p>
            <text:p>Start: 01/01/1997 | Last Modified: 11/01/2012</text:p>
            <text:p>Notes: (Modified 11/1/12)</text:p>
          </table:table-cell>
          <table:table-cell table:formula="of:=FIND(&quot;Start&quot;; [.B118]; 1)-2" office:value-type="float" office:value="66" calcext:value-type="float">
            <text:p>66</text:p>
          </table:table-cell>
          <table:table-cell table:formula="of:=CONCATENATE([.$D$1];[.A118];[.$D$1];&quot;=&gt;&quot;;[.$D$1];LEFT([.B118]; [.C118]);[.$D$1];&quot;,&quot;)" office:value-type="string" office:string-value="&quot;M137&quot;=&gt;&quot;Part B coinsurance under a demonstration project or pilot program.&quot;," calcext:value-type="string">
            <text:p>"M137"=&gt;"Part B coinsurance under a demonstration project or pilot program.",</text:p>
          </table:table-cell>
        </table:table-row>
        <table:table-row table:style-name="ro9">
          <table:table-cell office:value-type="string" calcext:value-type="string">
            <text:p>M138</text:p>
          </table:table-cell>
          <table:table-cell office:value-type="string" calcext:value-type="string">
            <text:p>Patient identified as a demonstration participant but the patient was not enrolled in the demonstration at the time services were rendered. Coverage is limited to demonstration participants.</text:p>
            <text:p>Start: 01/01/1997</text:p>
          </table:table-cell>
          <table:table-cell table:formula="of:=FIND(&quot;Start&quot;; [.B119]; 1)-2" office:value-type="float" office:value="190" calcext:value-type="float">
            <text:p>190</text:p>
          </table:table-cell>
          <table:table-cell table:formula="of:=CONCATENATE([.$D$1];[.A119];[.$D$1];&quot;=&gt;&quot;;[.$D$1];LEFT([.B119]; [.C119]);[.$D$1];&quot;,&quot;)" office:value-type="string" office:string-value="&quot;M138&quot;=&gt;&quot;Patient identified as a demonstration participant but the patient was not enrolled in the demonstration at the time services were rendered. Coverage is limited to demonstration participants.&quot;," calcext:value-type="string">
            <text:p>"M138"=&gt;"Patient identified as a demonstration participant but the patient was not enrolled in the demonstration at the time services were rendered. Coverage is limited to demonstration participants.",</text:p>
          </table:table-cell>
        </table:table-row>
        <table:table-row table:style-name="ro7">
          <table:table-cell office:value-type="string" calcext:value-type="string">
            <text:p>M139</text:p>
          </table:table-cell>
          <table:table-cell office:value-type="string" calcext:value-type="string">
            <text:p>Denied services exceed the coverage limit for the demonstration.</text:p>
            <text:p>Start: 01/01/1997</text:p>
          </table:table-cell>
          <table:table-cell table:formula="of:=FIND(&quot;Start&quot;; [.B120]; 1)-2" office:value-type="float" office:value="64" calcext:value-type="float">
            <text:p>64</text:p>
          </table:table-cell>
          <table:table-cell table:formula="of:=CONCATENATE([.$D$1];[.A120];[.$D$1];&quot;=&gt;&quot;;[.$D$1];LEFT([.B120]; [.C120]);[.$D$1];&quot;,&quot;)" office:value-type="string" office:string-value="&quot;M139&quot;=&gt;&quot;Denied services exceed the coverage limit for the demonstration.&quot;," calcext:value-type="string">
            <text:p>"M139"=&gt;"Denied services exceed the coverage limit for the demonstration.",</text:p>
          </table:table-cell>
        </table:table-row>
        <table:table-row table:style-name="ro8">
          <table:table-cell office:value-type="string" calcext:value-type="string">
            <text:p>M141</text:p>
          </table:table-cell>
          <table:table-cell office:value-type="string" calcext:value-type="string">
            <text:p>Missing physician certified plan of care.</text:p>
            <text:p>Start: 01/01/1997 | Last Modified: 02/28/2003</text:p>
            <text:p>Notes: (Modified 2/28/03) Related to N238</text:p>
          </table:table-cell>
          <table:table-cell table:formula="of:=FIND(&quot;Start&quot;; [.B121]; 1)-2" office:value-type="float" office:value="41" calcext:value-type="float">
            <text:p>41</text:p>
          </table:table-cell>
          <table:table-cell table:formula="of:=CONCATENATE([.$D$1];[.A121];[.$D$1];&quot;=&gt;&quot;;[.$D$1];LEFT([.B121]; [.C121]);[.$D$1];&quot;,&quot;)" office:value-type="string" office:string-value="&quot;M141&quot;=&gt;&quot;Missing physician certified plan of care.&quot;," calcext:value-type="string">
            <text:p>"M141"=&gt;"Missing physician certified plan of care.",</text:p>
          </table:table-cell>
        </table:table-row>
        <table:table-row table:style-name="ro8">
          <table:table-cell office:value-type="string" calcext:value-type="string">
            <text:p>M142</text:p>
          </table:table-cell>
          <table:table-cell office:value-type="string" calcext:value-type="string">
            <text:p>Missing American Diabetes Association Certificate of Recognition.</text:p>
            <text:p>Start: 01/01/1997 | Last Modified: 02/28/2003</text:p>
            <text:p>Notes: (Modified 2/28/03) Related to N226</text:p>
          </table:table-cell>
          <table:table-cell table:formula="of:=FIND(&quot;Start&quot;; [.B122]; 1)-2" office:value-type="float" office:value="65" calcext:value-type="float">
            <text:p>65</text:p>
          </table:table-cell>
          <table:table-cell table:formula="of:=CONCATENATE([.$D$1];[.A122];[.$D$1];&quot;=&gt;&quot;;[.$D$1];LEFT([.B122]; [.C122]);[.$D$1];&quot;,&quot;)" office:value-type="string" office:string-value="&quot;M142&quot;=&gt;&quot;Missing American Diabetes Association Certificate of Recognition.&quot;," calcext:value-type="string">
            <text:p>"M142"=&gt;"Missing American Diabetes Association Certificate of Recognition.",</text:p>
          </table:table-cell>
        </table:table-row>
        <table:table-row table:style-name="ro8">
          <table:table-cell office:value-type="string" calcext:value-type="string">
            <text:p>M143</text:p>
          </table:table-cell>
          <table:table-cell office:value-type="string" calcext:value-type="string">
            <text:p>The provider must update license information with the payer.</text:p>
            <text:p>Start: 01/01/1997 | Last Modified: 12/01/2006</text:p>
            <text:p>Notes: (Modified 12/1/06)</text:p>
          </table:table-cell>
          <table:table-cell table:formula="of:=FIND(&quot;Start&quot;; [.B123]; 1)-2" office:value-type="float" office:value="60" calcext:value-type="float">
            <text:p>60</text:p>
          </table:table-cell>
          <table:table-cell table:formula="of:=CONCATENATE([.$D$1];[.A123];[.$D$1];&quot;=&gt;&quot;;[.$D$1];LEFT([.B123]; [.C123]);[.$D$1];&quot;,&quot;)" office:value-type="string" office:string-value="&quot;M143&quot;=&gt;&quot;The provider must update license information with the payer.&quot;," calcext:value-type="string">
            <text:p>"M143"=&gt;"The provider must update license information with the payer.",</text:p>
          </table:table-cell>
        </table:table-row>
        <table:table-row table:style-name="ro7">
          <table:table-cell office:value-type="string" calcext:value-type="string">
            <text:p>M144</text:p>
          </table:table-cell>
          <table:table-cell office:value-type="string" calcext:value-type="string">
            <text:p>Pre-/post-operative care payment is included in the allowance for the surgery/procedure.</text:p>
            <text:p>Start: 01/01/1997</text:p>
          </table:table-cell>
          <table:table-cell table:formula="of:=FIND(&quot;Start&quot;; [.B124]; 1)-2" office:value-type="float" office:value="88" calcext:value-type="float">
            <text:p>88</text:p>
          </table:table-cell>
          <table:table-cell table:formula="of:=CONCATENATE([.$D$1];[.A124];[.$D$1];&quot;=&gt;&quot;;[.$D$1];LEFT([.B124]; [.C124]);[.$D$1];&quot;,&quot;)" office:value-type="string" office:string-value="&quot;M144&quot;=&gt;&quot;Pre-/post-operative care payment is included in the allowance for the surgery/procedure.&quot;," calcext:value-type="string">
            <text:p>"M144"=&gt;"Pre-/post-operative care payment is included in the allowance for the surgery/procedure.",</text:p>
          </table:table-cell>
        </table:table-row>
        <table:table-row table:style-name="ro13">
          <table:table-cell office:value-type="string" calcext:value-type="string">
            <text:p>MA01</text:p>
          </table:table-cell>
          <table:table-cell office:value-type="string" calcext:value-type="string">
            <text:p>Alert: If you do not agree with what we approved for these services, you may appeal our decision. To make sure that we are fair to you, we require another individual that did not process your initial claim to conduct the appeal. However, in order to be eligible for an appeal, you must write to us within 120 days of the date you received this notice, unless you have a good reason for being late.</text:p>
            <text:p>Start: 01/01/1997 | Last Modified: 04/01/2007</text:p>
            <text:p>Notes: (Modified 10/31/02, 6/30/03, 8/1/05, 4/1/07)</text:p>
          </table:table-cell>
          <table:table-cell table:formula="of:=FIND(&quot;Start&quot;; [.B125]; 1)-2" office:value-type="float" office:value="397" calcext:value-type="float">
            <text:p>397</text:p>
          </table:table-cell>
          <table:table-cell table:formula="of:=CONCATENATE([.$D$1];[.A125];[.$D$1];&quot;=&gt;&quot;;[.$D$1];LEFT([.B125]; [.C125]);[.$D$1];&quot;,&quot;)" office:value-type="string" office:string-value="&quot;MA01&quot;=&gt;&quot;Alert: If you do not agree with what we approved for these services, you may appeal our decision. To make sure that we are fair to you, we require another individual that did not process your initial claim to conduct the appeal. However, in order to be eligible for an appeal, you must write to us within 120 days of the date you received this notice, unless you have a good reason for being late.&quot;," calcext:value-type="string">
            <text:p>"MA01"=&gt;"Alert: If you do not agree with what we approved for these services, you may appeal our decision. To make sure that we are fair to you, we require another individual that did not process your initial claim to conduct the appeal. However, in order to be eligible for an appeal, you must write to us within 120 days of the date you received this notice, unless you have a good reason for being late.",</text:p>
          </table:table-cell>
        </table:table-row>
        <table:table-row table:style-name="ro9">
          <table:table-cell office:value-type="string" calcext:value-type="string">
            <text:p>MA02</text:p>
          </table:table-cell>
          <table:table-cell office:value-type="string" calcext:value-type="string">
            <text:p>Alert: If you do not agree with this determination, you have the right to appeal. You must file a written request for an appeal within 180 days of the date you receive this notice.</text:p>
            <text:p>Start: 01/01/1997 | Last Modified: 04/01/2007</text:p>
            <text:p>Notes: (Modified 10/31/02, 6/30/03, 8/1/05, 12/29/05, 8/1/06, 4/1/07)</text:p>
          </table:table-cell>
          <table:table-cell table:formula="of:=FIND(&quot;Start&quot;; [.B126]; 1)-2" office:value-type="float" office:value="180" calcext:value-type="float">
            <text:p>180</text:p>
          </table:table-cell>
          <table:table-cell table:formula="of:=CONCATENATE([.$D$1];[.A126];[.$D$1];&quot;=&gt;&quot;;[.$D$1];LEFT([.B126]; [.C126]);[.$D$1];&quot;,&quot;)" office:value-type="string" office:string-value="&quot;MA02&quot;=&gt;&quot;Alert: If you do not agree with this determination, you have the right to appeal. You must file a written request for an appeal within 180 days of the date you receive this notice.&quot;," calcext:value-type="string">
            <text:p>"MA02"=&gt;"Alert: If you do not agree with this determination, you have the right to appeal. You must file a written request for an appeal within 180 days of the date you receive this notice.",</text:p>
          </table:table-cell>
        </table:table-row>
        <table:table-row table:style-name="ro8">
          <table:table-cell office:value-type="string" calcext:value-type="string">
            <text:p>MA04</text:p>
          </table:table-cell>
          <table:table-cell office:value-type="string" calcext:value-type="string">
            <text:p>Secondary payment cannot be considered without the identity of or payment information from the primary payer. The information was either not reported or was illegible.</text:p>
            <text:p>Start: 01/01/1997</text:p>
          </table:table-cell>
          <table:table-cell table:formula="of:=FIND(&quot;Start&quot;; [.B127]; 1)-2" office:value-type="float" office:value="167" calcext:value-type="float">
            <text:p>167</text:p>
          </table:table-cell>
          <table:table-cell table:formula="of:=CONCATENATE([.$D$1];[.A127];[.$D$1];&quot;=&gt;&quot;;[.$D$1];LEFT([.B127]; [.C127]);[.$D$1];&quot;,&quot;)" office:value-type="string" office:string-value="&quot;MA04&quot;=&gt;&quot;Secondary payment cannot be considered without the identity of or payment information from the primary payer. The information was either not reported or was illegible.&quot;," calcext:value-type="string">
            <text:p>"MA04"=&gt;"Secondary payment cannot be considered without the identity of or payment information from the primary payer. The information was either not reported or was illegible.",</text:p>
          </table:table-cell>
        </table:table-row>
        <table:table-row table:style-name="ro8">
          <table:table-cell office:value-type="string" calcext:value-type="string">
            <text:p>MA07</text:p>
          </table:table-cell>
          <table:table-cell office:value-type="string" calcext:value-type="string">
            <text:p>Alert: The claim information has also been forwarded to Medicaid for review.</text:p>
            <text:p>Start: 01/01/1997 | Last Modified: 04/01/2007</text:p>
            <text:p>Notes: (Modified 4/1/07)</text:p>
          </table:table-cell>
          <table:table-cell table:formula="of:=FIND(&quot;Start&quot;; [.B128]; 1)-2" office:value-type="float" office:value="76" calcext:value-type="float">
            <text:p>76</text:p>
          </table:table-cell>
          <table:table-cell table:formula="of:=CONCATENATE([.$D$1];[.A128];[.$D$1];&quot;=&gt;&quot;;[.$D$1];LEFT([.B128]; [.C128]);[.$D$1];&quot;,&quot;)" office:value-type="string" office:string-value="&quot;MA07&quot;=&gt;&quot;Alert: The claim information has also been forwarded to Medicaid for review.&quot;," calcext:value-type="string">
            <text:p>"MA07"=&gt;"Alert: The claim information has also been forwarded to Medicaid for review.",</text:p>
          </table:table-cell>
        </table:table-row>
        <table:table-row table:style-name="ro9">
          <table:table-cell office:value-type="string" calcext:value-type="string">
            <text:p>MA08</text:p>
          </table:table-cell>
          <table:table-cell office:value-type="string" calcext:value-type="string">
            <text:p>Alert: Claim information was not forwarded because the supplemental coverage is not with a Medigap plan, or you do not participate in Medicare.</text:p>
            <text:p>Start: 01/01/1997 | Last Modified: 04/01/2007</text:p>
            <text:p>Notes: (Modified 4/1/07)</text:p>
          </table:table-cell>
          <table:table-cell table:formula="of:=FIND(&quot;Start&quot;; [.B129]; 1)-2" office:value-type="float" office:value="143" calcext:value-type="float">
            <text:p>143</text:p>
          </table:table-cell>
          <table:table-cell table:formula="of:=CONCATENATE([.$D$1];[.A129];[.$D$1];&quot;=&gt;&quot;;[.$D$1];LEFT([.B129]; [.C129]);[.$D$1];&quot;,&quot;)" office:value-type="string" office:string-value="&quot;MA08&quot;=&gt;&quot;Alert: Claim information was not forwarded because the supplemental coverage is not with a Medigap plan, or you do not participate in Medicare.&quot;," calcext:value-type="string">
            <text:p>"MA08"=&gt;"Alert: Claim information was not forwarded because the supplemental coverage is not with a Medigap plan, or you do not participate in Medicare.",</text:p>
          </table:table-cell>
        </table:table-row>
        <table:table-row table:style-name="ro9">
          <table:table-cell office:value-type="string" calcext:value-type="string">
            <text:p>MA09</text:p>
          </table:table-cell>
          <table:table-cell office:value-type="string" calcext:value-type="string">
            <text:p>Alert: Claim submitted as unassigned but processed as assigned in accordance with our current assignment/participation agreement.</text:p>
            <text:p>Start: 01/01/1997 | Last Modified: 11/01/2015</text:p>
            <text:p>Notes: (Modified 11/1/2014, 11/1/2015)</text:p>
          </table:table-cell>
          <table:table-cell table:formula="of:=FIND(&quot;Start&quot;; [.B130]; 1)-2" office:value-type="float" office:value="129" calcext:value-type="float">
            <text:p>129</text:p>
          </table:table-cell>
          <table:table-cell table:formula="of:=CONCATENATE([.$D$1];[.A130];[.$D$1];&quot;=&gt;&quot;;[.$D$1];LEFT([.B130]; [.C130]);[.$D$1];&quot;,&quot;)" office:value-type="string" office:string-value="&quot;MA09&quot;=&gt;&quot;Alert: Claim submitted as unassigned but processed as assigned in accordance with our current assignment/participation agreement.&quot;," calcext:value-type="string">
            <text:p>"MA09"=&gt;"Alert: Claim submitted as unassigned but processed as assigned in accordance with our current assignment/participation agreement.",</text:p>
          </table:table-cell>
        </table:table-row>
        <table:table-row table:style-name="ro9">
          <table:table-cell office:value-type="string" calcext:value-type="string">
            <text:p>MA10</text:p>
          </table:table-cell>
          <table:table-cell office:value-type="string" calcext:value-type="string">
            <text:p>Alert: The patient's payment was in excess of the amount owed. You must refund the overpayment to the patient.</text:p>
            <text:p>Start: 01/01/1997 | Last Modified: 04/01/2007</text:p>
            <text:p>Notes: (Modified 4/1/07)</text:p>
          </table:table-cell>
          <table:table-cell table:formula="of:=FIND(&quot;Start&quot;; [.B131]; 1)-2" office:value-type="float" office:value="110" calcext:value-type="float">
            <text:p>110</text:p>
          </table:table-cell>
          <table:table-cell table:formula="of:=CONCATENATE([.$D$1];[.A131];[.$D$1];&quot;=&gt;&quot;;[.$D$1];LEFT([.B131]; [.C131]);[.$D$1];&quot;,&quot;)" office:value-type="string" office:string-value="&quot;MA10&quot;=&gt;&quot;Alert: The patient's payment was in excess of the amount owed. You must refund the overpayment to the patient.&quot;," calcext:value-type="string">
            <text:p>"MA10"=&gt;"Alert: The patient's payment was in excess of the amount owed. You must refund the overpayment to the patient.",</text:p>
          </table:table-cell>
        </table:table-row>
        <table:table-row table:style-name="ro8">
          <table:table-cell office:value-type="string" calcext:value-type="string">
            <text:p>MA12</text:p>
          </table:table-cell>
          <table:table-cell office:value-type="string" calcext:value-type="string">
            <text:p>You have not established that you have the right under the law to bill for services furnished by the person(s) that furnished this (these) service(s).</text:p>
            <text:p>Start: 01/01/1997</text:p>
          </table:table-cell>
          <table:table-cell table:formula="of:=FIND(&quot;Start&quot;; [.B132]; 1)-2" office:value-type="float" office:value="150" calcext:value-type="float">
            <text:p>150</text:p>
          </table:table-cell>
          <table:table-cell table:formula="of:=CONCATENATE([.$D$1];[.A132];[.$D$1];&quot;=&gt;&quot;;[.$D$1];LEFT([.B132]; [.C132]);[.$D$1];&quot;,&quot;)" office:value-type="string" office:string-value="&quot;MA12&quot;=&gt;&quot;You have not established that you have the right under the law to bill for services furnished by the person(s) that furnished this (these) service(s).&quot;," calcext:value-type="string">
            <text:p>"MA12"=&gt;"You have not established that you have the right under the law to bill for services furnished by the person(s) that furnished this (these) service(s).",</text:p>
          </table:table-cell>
        </table:table-row>
        <table:table-row table:style-name="ro9">
          <table:table-cell office:value-type="string" calcext:value-type="string">
            <text:p>MA13</text:p>
          </table:table-cell>
          <table:table-cell office:value-type="string" calcext:value-type="string">
            <text:p>Alert: You may be subject to penalties if you bill the patient for amounts not reported with the PR (patient responsibility) group code.</text:p>
            <text:p>Start: 01/01/1997 | Last Modified: 04/01/2007</text:p>
            <text:p>Notes: (Modified 4/1/07)</text:p>
          </table:table-cell>
          <table:table-cell table:formula="of:=FIND(&quot;Start&quot;; [.B133]; 1)-2" office:value-type="float" office:value="136" calcext:value-type="float">
            <text:p>136</text:p>
          </table:table-cell>
          <table:table-cell table:formula="of:=CONCATENATE([.$D$1];[.A133];[.$D$1];&quot;=&gt;&quot;;[.$D$1];LEFT([.B133]; [.C133]);[.$D$1];&quot;,&quot;)" office:value-type="string" office:string-value="&quot;MA13&quot;=&gt;&quot;Alert: You may be subject to penalties if you bill the patient for amounts not reported with the PR (patient responsibility) group code.&quot;," calcext:value-type="string">
            <text:p>"MA13"=&gt;"Alert: You may be subject to penalties if you bill the patient for amounts not reported with the PR (patient responsibility) group code.",</text:p>
          </table:table-cell>
        </table:table-row>
        <table:table-row table:style-name="ro10">
          <table:table-cell office:value-type="string" calcext:value-type="string">
            <text:p>MA14</text:p>
          </table:table-cell>
          <table:table-cell office:value-type="string" calcext:value-type="string">
            <text:p>Alert: The patient is a member of an employer-sponsored prepaid health plan. Services from outside that health plan are not covered. However, as you were not previously notified of this, we are paying this time. In the future, we will not pay you for non-plan services.</text:p>
            <text:p>Start: 01/01/1997 | Last Modified: 08/01/2007</text:p>
            <text:p>Notes: (Modified 4/1/07, 8/1/07)</text:p>
          </table:table-cell>
          <table:table-cell table:formula="of:=FIND(&quot;Start&quot;; [.B134]; 1)-2" office:value-type="float" office:value="269" calcext:value-type="float">
            <text:p>269</text:p>
          </table:table-cell>
          <table:table-cell table:formula="of:=CONCATENATE([.$D$1];[.A134];[.$D$1];&quot;=&gt;&quot;;[.$D$1];LEFT([.B134]; [.C134]);[.$D$1];&quot;,&quot;)" office:value-type="string" office:string-value="&quot;MA14&quot;=&gt;&quot;Alert: The patient is a member of an employer-sponsored prepaid health plan. Services from outside that health plan are not covered. However, as you were not previously notified of this, we are paying this time. In the future, we will not pay you for non-plan services.&quot;," calcext:value-type="string">
            <text:p>"MA14"=&gt;"Alert: The patient is a member of an employer-sponsored prepaid health plan. Services from outside that health plan are not covered. However, as you were not previously notified of this, we are paying this time. In the future, we will not pay you for non-plan services.",</text:p>
          </table:table-cell>
        </table:table-row>
        <table:table-row table:style-name="ro9">
          <table:table-cell office:value-type="string" calcext:value-type="string">
            <text:p>MA15</text:p>
          </table:table-cell>
          <table:table-cell office:value-type="string" calcext:value-type="string">
            <text:p>Alert: Your claim has been separated to expedite handling. You will receive a separate notice for the other services reported.</text:p>
            <text:p>Start: 01/01/1997 | Last Modified: 04/01/2007</text:p>
            <text:p>Notes: (Modified 4/1/07)</text:p>
          </table:table-cell>
          <table:table-cell table:formula="of:=FIND(&quot;Start&quot;; [.B135]; 1)-2" office:value-type="float" office:value="126" calcext:value-type="float">
            <text:p>126</text:p>
          </table:table-cell>
          <table:table-cell table:formula="of:=CONCATENATE([.$D$1];[.A135];[.$D$1];&quot;=&gt;&quot;;[.$D$1];LEFT([.B135]; [.C135]);[.$D$1];&quot;,&quot;)" office:value-type="string" office:string-value="&quot;MA15&quot;=&gt;&quot;Alert: Your claim has been separated to expedite handling. You will receive a separate notice for the other services reported.&quot;," calcext:value-type="string">
            <text:p>"MA15"=&gt;"Alert: Your claim has been separated to expedite handling. You will receive a separate notice for the other services reported.",</text:p>
          </table:table-cell>
        </table:table-row>
        <table:table-row table:style-name="ro8">
          <table:table-cell office:value-type="string" calcext:value-type="string">
            <text:p>MA16</text:p>
          </table:table-cell>
          <table:table-cell office:value-type="string" calcext:value-type="string">
            <text:p>The patient is covered by the Black Lung Program. Send this claim to the Department of Labor, Federal Black Lung Program, P.O. Box 828, Lanham-Seabrook MD 20703.</text:p>
            <text:p>Start: 01/01/1997</text:p>
          </table:table-cell>
          <table:table-cell table:formula="of:=FIND(&quot;Start&quot;; [.B136]; 1)-2" office:value-type="float" office:value="161" calcext:value-type="float">
            <text:p>161</text:p>
          </table:table-cell>
          <table:table-cell table:formula="of:=CONCATENATE([.$D$1];[.A136];[.$D$1];&quot;=&gt;&quot;;[.$D$1];LEFT([.B136]; [.C136]);[.$D$1];&quot;,&quot;)" office:value-type="string" office:string-value="&quot;MA16&quot;=&gt;&quot;The patient is covered by the Black Lung Program. Send this claim to the Department of Labor, Federal Black Lung Program, P.O. Box 828, Lanham-Seabrook MD 20703.&quot;," calcext:value-type="string">
            <text:p>"MA16"=&gt;"The patient is covered by the Black Lung Program. Send this claim to the Department of Labor, Federal Black Lung Program, P.O. Box 828, Lanham-Seabrook MD 20703.",</text:p>
          </table:table-cell>
        </table:table-row>
        <table:table-row table:style-name="ro8">
          <table:table-cell office:value-type="string" calcext:value-type="string">
            <text:p>MA17</text:p>
          </table:table-cell>
          <table:table-cell office:value-type="string" calcext:value-type="string">
            <text:p>We are the primary payer and have paid at the primary rate. You must contact the patient's other insurer to refund any excess it may have paid due to its erroneous primary payment.</text:p>
            <text:p>Start: 01/01/1997</text:p>
          </table:table-cell>
          <table:table-cell table:formula="of:=FIND(&quot;Start&quot;; [.B137]; 1)-2" office:value-type="float" office:value="180" calcext:value-type="float">
            <text:p>180</text:p>
          </table:table-cell>
          <table:table-cell table:formula="of:=CONCATENATE([.$D$1];[.A137];[.$D$1];&quot;=&gt;&quot;;[.$D$1];LEFT([.B137]; [.C137]);[.$D$1];&quot;,&quot;)" office:value-type="string" office:string-value="&quot;MA17&quot;=&gt;&quot;We are the primary payer and have paid at the primary rate. You must contact the patient's other insurer to refund any excess it may have paid due to its erroneous primary payment.&quot;," calcext:value-type="string">
            <text:p>"MA17"=&gt;"We are the primary payer and have paid at the primary rate. You must contact the patient's other insurer to refund any excess it may have paid due to its erroneous primary payment.",</text:p>
          </table:table-cell>
        </table:table-row>
        <table:table-row table:style-name="ro9">
          <table:table-cell office:value-type="string" calcext:value-type="string">
            <text:p>MA18</text:p>
          </table:table-cell>
          <table:table-cell office:value-type="string" calcext:value-type="string">
            <text:p>Alert: The claim information is also being forwarded to the patient's supplemental insurer. Send any questions regarding supplemental benefits to them.</text:p>
            <text:p>Start: 01/01/1997 | Last Modified: 04/01/2007</text:p>
            <text:p>Notes: (Modified 4/1/07)</text:p>
          </table:table-cell>
          <table:table-cell table:formula="of:=FIND(&quot;Start&quot;; [.B138]; 1)-2" office:value-type="float" office:value="151" calcext:value-type="float">
            <text:p>151</text:p>
          </table:table-cell>
          <table:table-cell table:formula="of:=CONCATENATE([.$D$1];[.A138];[.$D$1];&quot;=&gt;&quot;;[.$D$1];LEFT([.B138]; [.C138]);[.$D$1];&quot;,&quot;)" office:value-type="string" office:string-value="&quot;MA18&quot;=&gt;&quot;Alert: The claim information is also being forwarded to the patient's supplemental insurer. Send any questions regarding supplemental benefits to them.&quot;," calcext:value-type="string">
            <text:p>"MA18"=&gt;"Alert: The claim information is also being forwarded to the patient's supplemental insurer. Send any questions regarding supplemental benefits to them.",</text:p>
          </table:table-cell>
        </table:table-row>
        <table:table-row table:style-name="ro12">
          <table:table-cell office:value-type="string" calcext:value-type="string">
            <text:p>MA19</text:p>
          </table:table-cell>
          <table:table-cell office:value-type="string" calcext:value-type="string">
            <text:p>Alert: Information was not sent to the Medigap insurer due to incorrect/invalid information you submitted concerning that insurer. Please verify your information and submit your secondary claim directly to that insurer.</text:p>
            <text:p>Start: 01/01/1997 | Last Modified: 04/01/2007</text:p>
            <text:p>Notes: (Modified 4/1/07)</text:p>
          </table:table-cell>
          <table:table-cell table:formula="of:=FIND(&quot;Start&quot;; [.B139]; 1)-2" office:value-type="float" office:value="219" calcext:value-type="float">
            <text:p>219</text:p>
          </table:table-cell>
          <table:table-cell table:formula="of:=CONCATENATE([.$D$1];[.A139];[.$D$1];&quot;=&gt;&quot;;[.$D$1];LEFT([.B139]; [.C139]);[.$D$1];&quot;,&quot;)" office:value-type="string" office:string-value="&quot;MA19&quot;=&gt;&quot;Alert: Information was not sent to the Medigap insurer due to incorrect/invalid information you submitted concerning that insurer. Please verify your information and submit your secondary claim directly to that insurer.&quot;," calcext:value-type="string">
            <text:p>"MA19"=&gt;"Alert: Information was not sent to the Medigap insurer due to incorrect/invalid information you submitted concerning that insurer. Please verify your information and submit your secondary claim directly to that insurer.",</text:p>
          </table:table-cell>
        </table:table-row>
        <table:table-row table:style-name="ro9">
          <table:table-cell office:value-type="string" calcext:value-type="string">
            <text:p>MA20</text:p>
          </table:table-cell>
          <table:table-cell office:value-type="string" calcext:value-type="string">
            <text:p>Skilled Nursing Facility (SNF) stay not covered when care is primarily related to the use of an urethral catheter for convenience or the control of incontinence.</text:p>
            <text:p>Start: 01/01/1997 | Last Modified: 06/30/2003</text:p>
            <text:p>Notes: (Modified 6/30/03)</text:p>
          </table:table-cell>
          <table:table-cell table:formula="of:=FIND(&quot;Start&quot;; [.B140]; 1)-2" office:value-type="float" office:value="161" calcext:value-type="float">
            <text:p>161</text:p>
          </table:table-cell>
          <table:table-cell table:formula="of:=CONCATENATE([.$D$1];[.A140];[.$D$1];&quot;=&gt;&quot;;[.$D$1];LEFT([.B140]; [.C140]);[.$D$1];&quot;,&quot;)" office:value-type="string" office:string-value="&quot;MA20&quot;=&gt;&quot;Skilled Nursing Facility (SNF) stay not covered when care is primarily related to the use of an urethral catheter for convenience or the control of incontinence.&quot;," calcext:value-type="string">
            <text:p>"MA20"=&gt;"Skilled Nursing Facility (SNF) stay not covered when care is primarily related to the use of an urethral catheter for convenience or the control of incontinence.",</text:p>
          </table:table-cell>
        </table:table-row>
        <table:table-row table:style-name="ro7">
          <table:table-cell office:value-type="string" calcext:value-type="string">
            <text:p>MA21</text:p>
          </table:table-cell>
          <table:table-cell office:value-type="string" calcext:value-type="string">
            <text:p>SSA records indicate mismatch with name and sex.</text:p>
            <text:p>Start: 01/01/1997</text:p>
          </table:table-cell>
          <table:table-cell table:formula="of:=FIND(&quot;Start&quot;; [.B141]; 1)-2" office:value-type="float" office:value="48" calcext:value-type="float">
            <text:p>48</text:p>
          </table:table-cell>
          <table:table-cell table:formula="of:=CONCATENATE([.$D$1];[.A141];[.$D$1];&quot;=&gt;&quot;;[.$D$1];LEFT([.B141]; [.C141]);[.$D$1];&quot;,&quot;)" office:value-type="string" office:string-value="&quot;MA21&quot;=&gt;&quot;SSA records indicate mismatch with name and sex.&quot;," calcext:value-type="string">
            <text:p>"MA21"=&gt;"SSA records indicate mismatch with name and sex.",</text:p>
          </table:table-cell>
        </table:table-row>
        <table:table-row table:style-name="ro7">
          <table:table-cell office:value-type="string" calcext:value-type="string">
            <text:p>MA22</text:p>
          </table:table-cell>
          <table:table-cell office:value-type="string" calcext:value-type="string">
            <text:p>Payment of less than $1.00 suppressed.</text:p>
            <text:p>Start: 01/01/1997</text:p>
          </table:table-cell>
          <table:table-cell table:formula="of:=FIND(&quot;Start&quot;; [.B142]; 1)-2" office:value-type="float" office:value="38" calcext:value-type="float">
            <text:p>38</text:p>
          </table:table-cell>
          <table:table-cell table:formula="of:=CONCATENATE([.$D$1];[.A142];[.$D$1];&quot;=&gt;&quot;;[.$D$1];LEFT([.B142]; [.C142]);[.$D$1];&quot;,&quot;)" office:value-type="string" office:string-value="&quot;MA22&quot;=&gt;&quot;Payment of less than $1.00 suppressed.&quot;," calcext:value-type="string">
            <text:p>"MA22"=&gt;"Payment of less than $1.00 suppressed.",</text:p>
          </table:table-cell>
        </table:table-row>
        <table:table-row table:style-name="ro7">
          <table:table-cell office:value-type="string" calcext:value-type="string">
            <text:p>MA23</text:p>
          </table:table-cell>
          <table:table-cell office:value-type="string" calcext:value-type="string">
            <text:p>Demand bill approved as result of medical review.</text:p>
            <text:p>Start: 01/01/1997</text:p>
          </table:table-cell>
          <table:table-cell table:formula="of:=FIND(&quot;Start&quot;; [.B143]; 1)-2" office:value-type="float" office:value="49" calcext:value-type="float">
            <text:p>49</text:p>
          </table:table-cell>
          <table:table-cell table:formula="of:=CONCATENATE([.$D$1];[.A143];[.$D$1];&quot;=&gt;&quot;;[.$D$1];LEFT([.B143]; [.C143]);[.$D$1];&quot;,&quot;)" office:value-type="string" office:string-value="&quot;MA23&quot;=&gt;&quot;Demand bill approved as result of medical review.&quot;," calcext:value-type="string">
            <text:p>"MA23"=&gt;"Demand bill approved as result of medical review.",</text:p>
          </table:table-cell>
        </table:table-row>
        <table:table-row table:style-name="ro9">
          <table:table-cell office:value-type="string" calcext:value-type="string">
            <text:p>MA24</text:p>
          </table:table-cell>
          <table:table-cell office:value-type="string" calcext:value-type="string">
            <text:p>Christian Science Sanitarium/ Skilled Nursing Facility (SNF) bill in the same benefit period.</text:p>
            <text:p>Start: 01/01/1997 | Last Modified: 06/30/2003</text:p>
            <text:p>Notes: (Modified 6/30/03)</text:p>
          </table:table-cell>
          <table:table-cell table:formula="of:=FIND(&quot;Start&quot;; [.B144]; 1)-2" office:value-type="float" office:value="93" calcext:value-type="float">
            <text:p>93</text:p>
          </table:table-cell>
          <table:table-cell table:formula="of:=CONCATENATE([.$D$1];[.A144];[.$D$1];&quot;=&gt;&quot;;[.$D$1];LEFT([.B144]; [.C144]);[.$D$1];&quot;,&quot;)" office:value-type="string" office:string-value="&quot;MA24&quot;=&gt;&quot;Christian Science Sanitarium/ Skilled Nursing Facility (SNF) bill in the same benefit period.&quot;," calcext:value-type="string">
            <text:p>"MA24"=&gt;"Christian Science Sanitarium/ Skilled Nursing Facility (SNF) bill in the same benefit period.",</text:p>
          </table:table-cell>
        </table:table-row>
        <table:table-row table:style-name="ro7">
          <table:table-cell office:value-type="string" calcext:value-type="string">
            <text:p>MA25</text:p>
          </table:table-cell>
          <table:table-cell office:value-type="string" calcext:value-type="string">
            <text:p>A patient may not elect to change a hospice provider more than once in a benefit period.</text:p>
            <text:p>Start: 01/01/1997</text:p>
          </table:table-cell>
          <table:table-cell table:formula="of:=FIND(&quot;Start&quot;; [.B145]; 1)-2" office:value-type="float" office:value="88" calcext:value-type="float">
            <text:p>88</text:p>
          </table:table-cell>
          <table:table-cell table:formula="of:=CONCATENATE([.$D$1];[.A145];[.$D$1];&quot;=&gt;&quot;;[.$D$1];LEFT([.B145]; [.C145]);[.$D$1];&quot;,&quot;)" office:value-type="string" office:string-value="&quot;MA25&quot;=&gt;&quot;A patient may not elect to change a hospice provider more than once in a benefit period.&quot;," calcext:value-type="string">
            <text:p>"MA25"=&gt;"A patient may not elect to change a hospice provider more than once in a benefit period.",</text:p>
          </table:table-cell>
        </table:table-row>
        <table:table-row table:style-name="ro8">
          <table:table-cell office:value-type="string" calcext:value-type="string">
            <text:p>MA26</text:p>
          </table:table-cell>
          <table:table-cell office:value-type="string" calcext:value-type="string">
            <text:p>Alert: Our records indicate that you were previously informed of this rule.</text:p>
            <text:p>Start: 01/01/1997 | Last Modified: 04/01/2007</text:p>
            <text:p>Notes: (Modified 4/1/07)</text:p>
          </table:table-cell>
          <table:table-cell table:formula="of:=FIND(&quot;Start&quot;; [.B146]; 1)-2" office:value-type="float" office:value="75" calcext:value-type="float">
            <text:p>75</text:p>
          </table:table-cell>
          <table:table-cell table:formula="of:=CONCATENATE([.$D$1];[.A146];[.$D$1];&quot;=&gt;&quot;;[.$D$1];LEFT([.B146]; [.C146]);[.$D$1];&quot;,&quot;)" office:value-type="string" office:string-value="&quot;MA26&quot;=&gt;&quot;Alert: Our records indicate that you were previously informed of this rule.&quot;," calcext:value-type="string">
            <text:p>"MA26"=&gt;"Alert: Our records indicate that you were previously informed of this rule.",</text:p>
          </table:table-cell>
        </table:table-row>
        <table:table-row table:style-name="ro8">
          <table:table-cell office:value-type="string" calcext:value-type="string">
            <text:p>MA27</text:p>
          </table:table-cell>
          <table:table-cell office:value-type="string" calcext:value-type="string">
            <text:p>Missing/incomplete/invalid entitlement number or name shown on the claim.</text:p>
            <text:p>Start: 01/01/1997 | Last Modified: 02/28/2003</text:p>
            <text:p>Notes: (Modified 2/28/03)</text:p>
          </table:table-cell>
          <table:table-cell table:formula="of:=FIND(&quot;Start&quot;; [.B147]; 1)-2" office:value-type="float" office:value="73" calcext:value-type="float">
            <text:p>73</text:p>
          </table:table-cell>
          <table:table-cell table:formula="of:=CONCATENATE([.$D$1];[.A147];[.$D$1];&quot;=&gt;&quot;;[.$D$1];LEFT([.B147]; [.C147]);[.$D$1];&quot;,&quot;)" office:value-type="string" office:string-value="&quot;MA27&quot;=&gt;&quot;Missing/incomplete/invalid entitlement number or name shown on the claim.&quot;," calcext:value-type="string">
            <text:p>"MA27"=&gt;"Missing/incomplete/invalid entitlement number or name shown on the claim.",</text:p>
          </table:table-cell>
        </table:table-row>
        <table:table-row table:style-name="ro10">
          <table:table-cell office:value-type="string" calcext:value-type="string">
            <text:p>MA28</text:p>
          </table:table-cell>
          <table:table-cell office:value-type="string" calcext:value-type="string">
            <text:p>Alert: Receipt of this notice by a physician or supplier who did not accept assignment is for information only and does not make the physician or supplier a party to the determination. No additional rights to appeal this decision, above those rights already provided for by regulation/instruction, are conferred by receipt of this notice.</text:p>
            <text:p>Start: 01/01/1997 | Last Modified: 04/01/2007</text:p>
            <text:p>Notes: (Modified 4/1/07)</text:p>
          </table:table-cell>
          <table:table-cell table:formula="of:=FIND(&quot;Start&quot;; [.B148]; 1)-2" office:value-type="float" office:value="338" calcext:value-type="float">
            <text:p>338</text:p>
          </table:table-cell>
          <table:table-cell table:formula="of:=CONCATENATE([.$D$1];[.A148];[.$D$1];&quot;=&gt;&quot;;[.$D$1];LEFT([.B148]; [.C148]);[.$D$1];&quot;,&quot;)" office:value-type="string" office:string-value="&quot;MA28&quot;=&gt;&quot;Alert: Receipt of this notice by a physician or supplier who did not accept assignment is for information only and does not make the physician or supplier a party to the determination. No additional rights to appeal this decision, above those rights already provided for by regulation/instruction, are conferred by receipt of this notice.&quot;," calcext:value-type="string">
            <text:p>"MA28"=&gt;"Alert: Receipt of this notice by a physician or supplier who did not accept assignment is for information only and does not make the physician or supplier a party to the determination. No additional rights to appeal this decision, above those rights already provided for by regulation/instruction, are conferred by receipt of this notice.",</text:p>
          </table:table-cell>
        </table:table-row>
        <table:table-row table:style-name="ro8">
          <table:table-cell office:value-type="string" calcext:value-type="string">
            <text:p>MA30</text:p>
          </table:table-cell>
          <table:table-cell office:value-type="string" calcext:value-type="string">
            <text:p>Missing/incomplete/invalid type of bill.</text:p>
            <text:p>Start: 01/01/1997 | Last Modified: 02/28/2003</text:p>
            <text:p>Notes: (Modified 2/28/03)</text:p>
          </table:table-cell>
          <table:table-cell table:formula="of:=FIND(&quot;Start&quot;; [.B149]; 1)-2" office:value-type="float" office:value="40" calcext:value-type="float">
            <text:p>40</text:p>
          </table:table-cell>
          <table:table-cell table:formula="of:=CONCATENATE([.$D$1];[.A149];[.$D$1];&quot;=&gt;&quot;;[.$D$1];LEFT([.B149]; [.C149]);[.$D$1];&quot;,&quot;)" office:value-type="string" office:string-value="&quot;MA30&quot;=&gt;&quot;Missing/incomplete/invalid type of bill.&quot;," calcext:value-type="string">
            <text:p>"MA30"=&gt;"Missing/incomplete/invalid type of bill.",</text:p>
          </table:table-cell>
        </table:table-row>
        <table:table-row table:style-name="ro8">
          <table:table-cell office:value-type="string" calcext:value-type="string">
            <text:p>MA31</text:p>
          </table:table-cell>
          <table:table-cell office:value-type="string" calcext:value-type="string">
            <text:p>Missing/incomplete/invalid beginning and ending dates of the period billed.</text:p>
            <text:p>Start: 01/01/1997 | Last Modified: 02/28/2003</text:p>
            <text:p>Notes: (Modified 2/28/03)</text:p>
          </table:table-cell>
          <table:table-cell table:formula="of:=FIND(&quot;Start&quot;; [.B150]; 1)-2" office:value-type="float" office:value="75" calcext:value-type="float">
            <text:p>75</text:p>
          </table:table-cell>
          <table:table-cell table:formula="of:=CONCATENATE([.$D$1];[.A150];[.$D$1];&quot;=&gt;&quot;;[.$D$1];LEFT([.B150]; [.C150]);[.$D$1];&quot;,&quot;)" office:value-type="string" office:string-value="&quot;MA31&quot;=&gt;&quot;Missing/incomplete/invalid beginning and ending dates of the period billed.&quot;," calcext:value-type="string">
            <text:p>"MA31"=&gt;"Missing/incomplete/invalid beginning and ending dates of the period billed.",</text:p>
          </table:table-cell>
        </table:table-row>
        <table:table-row table:style-name="ro8">
          <table:table-cell office:value-type="string" calcext:value-type="string">
            <text:p>MA32</text:p>
          </table:table-cell>
          <table:table-cell office:value-type="string" calcext:value-type="string">
            <text:p>Missing/incomplete/invalid number of covered days during the billing period.</text:p>
            <text:p>Start: 01/01/1997 | Last Modified: 02/28/2003</text:p>
            <text:p>Notes: (Modified 2/28/03)</text:p>
          </table:table-cell>
          <table:table-cell table:formula="of:=FIND(&quot;Start&quot;; [.B151]; 1)-2" office:value-type="float" office:value="76" calcext:value-type="float">
            <text:p>76</text:p>
          </table:table-cell>
          <table:table-cell table:formula="of:=CONCATENATE([.$D$1];[.A151];[.$D$1];&quot;=&gt;&quot;;[.$D$1];LEFT([.B151]; [.C151]);[.$D$1];&quot;,&quot;)" office:value-type="string" office:string-value="&quot;MA32&quot;=&gt;&quot;Missing/incomplete/invalid number of covered days during the billing period.&quot;," calcext:value-type="string">
            <text:p>"MA32"=&gt;"Missing/incomplete/invalid number of covered days during the billing period.",</text:p>
          </table:table-cell>
        </table:table-row>
        <table:table-row table:style-name="ro8">
          <table:table-cell office:value-type="string" calcext:value-type="string">
            <text:p>MA33</text:p>
          </table:table-cell>
          <table:table-cell office:value-type="string" calcext:value-type="string">
            <text:p>Missing/incomplete/invalid noncovered days during the billing period.</text:p>
            <text:p>Start: 01/01/1997 | Last Modified: 02/28/2003</text:p>
            <text:p>Notes: (Modified 2/28/03)</text:p>
          </table:table-cell>
          <table:table-cell table:formula="of:=FIND(&quot;Start&quot;; [.B152]; 1)-2" office:value-type="float" office:value="69" calcext:value-type="float">
            <text:p>69</text:p>
          </table:table-cell>
          <table:table-cell table:formula="of:=CONCATENATE([.$D$1];[.A152];[.$D$1];&quot;=&gt;&quot;;[.$D$1];LEFT([.B152]; [.C152]);[.$D$1];&quot;,&quot;)" office:value-type="string" office:string-value="&quot;MA33&quot;=&gt;&quot;Missing/incomplete/invalid noncovered days during the billing period.&quot;," calcext:value-type="string">
            <text:p>"MA33"=&gt;"Missing/incomplete/invalid noncovered days during the billing period.",</text:p>
          </table:table-cell>
        </table:table-row>
        <table:table-row table:style-name="ro8">
          <table:table-cell office:value-type="string" calcext:value-type="string">
            <text:p>MA34</text:p>
          </table:table-cell>
          <table:table-cell office:value-type="string" calcext:value-type="string">
            <text:p>Missing/incomplete/invalid number of coinsurance days during the billing period.</text:p>
            <text:p>Start: 01/01/1997 | Last Modified: 02/28/2003</text:p>
            <text:p>Notes: (Modified 2/28/03)</text:p>
          </table:table-cell>
          <table:table-cell table:formula="of:=FIND(&quot;Start&quot;; [.B153]; 1)-2" office:value-type="float" office:value="80" calcext:value-type="float">
            <text:p>80</text:p>
          </table:table-cell>
          <table:table-cell table:formula="of:=CONCATENATE([.$D$1];[.A153];[.$D$1];&quot;=&gt;&quot;;[.$D$1];LEFT([.B153]; [.C153]);[.$D$1];&quot;,&quot;)" office:value-type="string" office:string-value="&quot;MA34&quot;=&gt;&quot;Missing/incomplete/invalid number of coinsurance days during the billing period.&quot;," calcext:value-type="string">
            <text:p>"MA34"=&gt;"Missing/incomplete/invalid number of coinsurance days during the billing period.",</text:p>
          </table:table-cell>
        </table:table-row>
        <table:table-row table:style-name="ro8">
          <table:table-cell office:value-type="string" calcext:value-type="string">
            <text:p>MA35</text:p>
          </table:table-cell>
          <table:table-cell office:value-type="string" calcext:value-type="string">
            <text:p>Missing/incomplete/invalid number of lifetime reserve days.</text:p>
            <text:p>Start: 01/01/1997 | Last Modified: 02/28/2003</text:p>
            <text:p>Notes: (Modified 2/28/03)</text:p>
          </table:table-cell>
          <table:table-cell table:formula="of:=FIND(&quot;Start&quot;; [.B154]; 1)-2" office:value-type="float" office:value="59" calcext:value-type="float">
            <text:p>59</text:p>
          </table:table-cell>
          <table:table-cell table:formula="of:=CONCATENATE([.$D$1];[.A154];[.$D$1];&quot;=&gt;&quot;;[.$D$1];LEFT([.B154]; [.C154]);[.$D$1];&quot;,&quot;)" office:value-type="string" office:string-value="&quot;MA35&quot;=&gt;&quot;Missing/incomplete/invalid number of lifetime reserve days.&quot;," calcext:value-type="string">
            <text:p>"MA35"=&gt;"Missing/incomplete/invalid number of lifetime reserve days.",</text:p>
          </table:table-cell>
        </table:table-row>
        <table:table-row table:style-name="ro8">
          <table:table-cell office:value-type="string" calcext:value-type="string">
            <text:p>MA36</text:p>
          </table:table-cell>
          <table:table-cell office:value-type="string" calcext:value-type="string">
            <text:p>Missing/incomplete/invalid patient name.</text:p>
            <text:p>Start: 01/01/1997 | Last Modified: 02/28/2003</text:p>
            <text:p>Notes: (Modified 2/28/03)</text:p>
          </table:table-cell>
          <table:table-cell table:formula="of:=FIND(&quot;Start&quot;; [.B155]; 1)-2" office:value-type="float" office:value="40" calcext:value-type="float">
            <text:p>40</text:p>
          </table:table-cell>
          <table:table-cell table:formula="of:=CONCATENATE([.$D$1];[.A155];[.$D$1];&quot;=&gt;&quot;;[.$D$1];LEFT([.B155]; [.C155]);[.$D$1];&quot;,&quot;)" office:value-type="string" office:string-value="&quot;MA36&quot;=&gt;&quot;Missing/incomplete/invalid patient name.&quot;," calcext:value-type="string">
            <text:p>"MA36"=&gt;"Missing/incomplete/invalid patient name.",</text:p>
          </table:table-cell>
        </table:table-row>
        <table:table-row table:style-name="ro8">
          <table:table-cell office:value-type="string" calcext:value-type="string">
            <text:p>MA37</text:p>
          </table:table-cell>
          <table:table-cell office:value-type="string" calcext:value-type="string">
            <text:p>Missing/incomplete/invalid patient's address.</text:p>
            <text:p>Start: 01/01/1997 | Last Modified: 02/28/2003</text:p>
            <text:p>Notes: (Modified 2/28/03)</text:p>
          </table:table-cell>
          <table:table-cell table:formula="of:=FIND(&quot;Start&quot;; [.B156]; 1)-2" office:value-type="float" office:value="45" calcext:value-type="float">
            <text:p>45</text:p>
          </table:table-cell>
          <table:table-cell table:formula="of:=CONCATENATE([.$D$1];[.A156];[.$D$1];&quot;=&gt;&quot;;[.$D$1];LEFT([.B156]; [.C156]);[.$D$1];&quot;,&quot;)" office:value-type="string" office:string-value="&quot;MA37&quot;=&gt;&quot;Missing/incomplete/invalid patient's address.&quot;," calcext:value-type="string">
            <text:p>"MA37"=&gt;"Missing/incomplete/invalid patient's address.",</text:p>
          </table:table-cell>
        </table:table-row>
        <table:table-row table:style-name="ro8">
          <table:table-cell office:value-type="string" calcext:value-type="string">
            <text:p>MA39</text:p>
          </table:table-cell>
          <table:table-cell office:value-type="string" calcext:value-type="string">
            <text:p>Missing/incomplete/invalid gender.</text:p>
            <text:p>Start: 01/01/1997 | Last Modified: 02/28/2003</text:p>
            <text:p>Notes: (Modified 2/28/03)</text:p>
          </table:table-cell>
          <table:table-cell table:formula="of:=FIND(&quot;Start&quot;; [.B157]; 1)-2" office:value-type="float" office:value="34" calcext:value-type="float">
            <text:p>34</text:p>
          </table:table-cell>
          <table:table-cell table:formula="of:=CONCATENATE([.$D$1];[.A157];[.$D$1];&quot;=&gt;&quot;;[.$D$1];LEFT([.B157]; [.C157]);[.$D$1];&quot;,&quot;)" office:value-type="string" office:string-value="&quot;MA39&quot;=&gt;&quot;Missing/incomplete/invalid gender.&quot;," calcext:value-type="string">
            <text:p>"MA39"=&gt;"Missing/incomplete/invalid gender.",</text:p>
          </table:table-cell>
        </table:table-row>
        <table:table-row table:style-name="ro8">
          <table:table-cell office:value-type="string" calcext:value-type="string">
            <text:p>MA40</text:p>
          </table:table-cell>
          <table:table-cell office:value-type="string" calcext:value-type="string">
            <text:p>Missing/incomplete/invalid admission date.</text:p>
            <text:p>Start: 01/01/1997 | Last Modified: 02/28/2003</text:p>
            <text:p>Notes: (Modified 2/28/03)</text:p>
          </table:table-cell>
          <table:table-cell table:formula="of:=FIND(&quot;Start&quot;; [.B158]; 1)-2" office:value-type="float" office:value="42" calcext:value-type="float">
            <text:p>42</text:p>
          </table:table-cell>
          <table:table-cell table:formula="of:=CONCATENATE([.$D$1];[.A158];[.$D$1];&quot;=&gt;&quot;;[.$D$1];LEFT([.B158]; [.C158]);[.$D$1];&quot;,&quot;)" office:value-type="string" office:string-value="&quot;MA40&quot;=&gt;&quot;Missing/incomplete/invalid admission date.&quot;," calcext:value-type="string">
            <text:p>"MA40"=&gt;"Missing/incomplete/invalid admission date.",</text:p>
          </table:table-cell>
        </table:table-row>
        <table:table-row table:style-name="ro8">
          <table:table-cell office:value-type="string" calcext:value-type="string">
            <text:p>MA41</text:p>
          </table:table-cell>
          <table:table-cell office:value-type="string" calcext:value-type="string">
            <text:p>Missing/incomplete/invalid admission type.</text:p>
            <text:p>Start: 01/01/1997 | Last Modified: 02/28/2003</text:p>
            <text:p>Notes: (Modified 2/28/03)</text:p>
          </table:table-cell>
          <table:table-cell table:formula="of:=FIND(&quot;Start&quot;; [.B159]; 1)-2" office:value-type="float" office:value="42" calcext:value-type="float">
            <text:p>42</text:p>
          </table:table-cell>
          <table:table-cell table:formula="of:=CONCATENATE([.$D$1];[.A159];[.$D$1];&quot;=&gt;&quot;;[.$D$1];LEFT([.B159]; [.C159]);[.$D$1];&quot;,&quot;)" office:value-type="string" office:string-value="&quot;MA41&quot;=&gt;&quot;Missing/incomplete/invalid admission type.&quot;," calcext:value-type="string">
            <text:p>"MA41"=&gt;"Missing/incomplete/invalid admission type.",</text:p>
          </table:table-cell>
        </table:table-row>
        <table:table-row table:style-name="ro8">
          <table:table-cell office:value-type="string" calcext:value-type="string">
            <text:p>MA42</text:p>
          </table:table-cell>
          <table:table-cell office:value-type="string" calcext:value-type="string">
            <text:p>Missing/incomplete/invalid admission source.</text:p>
            <text:p>Start: 01/01/1997 | Last Modified: 02/28/2003</text:p>
            <text:p>Notes: (Modified 2/28/03)</text:p>
          </table:table-cell>
          <table:table-cell table:formula="of:=FIND(&quot;Start&quot;; [.B160]; 1)-2" office:value-type="float" office:value="44" calcext:value-type="float">
            <text:p>44</text:p>
          </table:table-cell>
          <table:table-cell table:formula="of:=CONCATENATE([.$D$1];[.A160];[.$D$1];&quot;=&gt;&quot;;[.$D$1];LEFT([.B160]; [.C160]);[.$D$1];&quot;,&quot;)" office:value-type="string" office:string-value="&quot;MA42&quot;=&gt;&quot;Missing/incomplete/invalid admission source.&quot;," calcext:value-type="string">
            <text:p>"MA42"=&gt;"Missing/incomplete/invalid admission source.",</text:p>
          </table:table-cell>
        </table:table-row>
        <table:table-row table:style-name="ro8">
          <table:table-cell office:value-type="string" calcext:value-type="string">
            <text:p>MA43</text:p>
          </table:table-cell>
          <table:table-cell office:value-type="string" calcext:value-type="string">
            <text:p>Missing/incomplete/invalid patient status.</text:p>
            <text:p>Start: 01/01/1997 | Last Modified: 02/28/2003</text:p>
            <text:p>Notes: (Modified 2/28/03)</text:p>
          </table:table-cell>
          <table:table-cell table:formula="of:=FIND(&quot;Start&quot;; [.B161]; 1)-2" office:value-type="float" office:value="42" calcext:value-type="float">
            <text:p>42</text:p>
          </table:table-cell>
          <table:table-cell table:formula="of:=CONCATENATE([.$D$1];[.A161];[.$D$1];&quot;=&gt;&quot;;[.$D$1];LEFT([.B161]; [.C161]);[.$D$1];&quot;,&quot;)" office:value-type="string" office:string-value="&quot;MA43&quot;=&gt;&quot;Missing/incomplete/invalid patient status.&quot;," calcext:value-type="string">
            <text:p>"MA43"=&gt;"Missing/incomplete/invalid patient status.",</text:p>
          </table:table-cell>
        </table:table-row>
        <table:table-row table:style-name="ro8">
          <table:table-cell office:value-type="string" calcext:value-type="string">
            <text:p>MA44</text:p>
          </table:table-cell>
          <table:table-cell office:value-type="string" calcext:value-type="string">
            <text:p>Alert: No appeal rights. Adjudicative decision based on law.</text:p>
            <text:p>Start: 01/01/1997 | Last Modified: 04/01/2007</text:p>
            <text:p>Notes: (Modified 4/1/07)</text:p>
          </table:table-cell>
          <table:table-cell table:formula="of:=FIND(&quot;Start&quot;; [.B162]; 1)-2" office:value-type="float" office:value="60" calcext:value-type="float">
            <text:p>60</text:p>
          </table:table-cell>
          <table:table-cell table:formula="of:=CONCATENATE([.$D$1];[.A162];[.$D$1];&quot;=&gt;&quot;;[.$D$1];LEFT([.B162]; [.C162]);[.$D$1];&quot;,&quot;)" office:value-type="string" office:string-value="&quot;MA44&quot;=&gt;&quot;Alert: No appeal rights. Adjudicative decision based on law.&quot;," calcext:value-type="string">
            <text:p>"MA44"=&gt;"Alert: No appeal rights. Adjudicative decision based on law.",</text:p>
          </table:table-cell>
        </table:table-row>
        <table:table-row table:style-name="ro9">
          <table:table-cell office:value-type="string" calcext:value-type="string">
            <text:p>MA45</text:p>
          </table:table-cell>
          <table:table-cell office:value-type="string" calcext:value-type="string">
            <text:p>Alert: As previously advised, a portion or all of your payment is being held in a special account.</text:p>
            <text:p>Start: 01/01/1997 | Last Modified: 04/01/2007</text:p>
            <text:p>Notes: (Modified 4/1/07)</text:p>
          </table:table-cell>
          <table:table-cell table:formula="of:=FIND(&quot;Start&quot;; [.B163]; 1)-2" office:value-type="float" office:value="98" calcext:value-type="float">
            <text:p>98</text:p>
          </table:table-cell>
          <table:table-cell table:formula="of:=CONCATENATE([.$D$1];[.A163];[.$D$1];&quot;=&gt;&quot;;[.$D$1];LEFT([.B163]; [.C163]);[.$D$1];&quot;,&quot;)" office:value-type="string" office:string-value="&quot;MA45&quot;=&gt;&quot;Alert: As previously advised, a portion or all of your payment is being held in a special account.&quot;," calcext:value-type="string">
            <text:p>"MA45"=&gt;"Alert: As previously advised, a portion or all of your payment is being held in a special account.",</text:p>
          </table:table-cell>
        </table:table-row>
        <table:table-row table:style-name="ro8">
          <table:table-cell office:value-type="string" calcext:value-type="string">
            <text:p>MA46</text:p>
          </table:table-cell>
          <table:table-cell office:value-type="string" calcext:value-type="string">
            <text:p>Alert: The new information was considered but additional payment will not be issued.</text:p>
            <text:p>Start: 01/01/1997 | Last Modified: 11/01/2015</text:p>
            <text:p>Notes: (Modified 3/1/2009, 11/1/2015)</text:p>
          </table:table-cell>
          <table:table-cell table:formula="of:=FIND(&quot;Start&quot;; [.B164]; 1)-2" office:value-type="float" office:value="84" calcext:value-type="float">
            <text:p>84</text:p>
          </table:table-cell>
          <table:table-cell table:formula="of:=CONCATENATE([.$D$1];[.A164];[.$D$1];&quot;=&gt;&quot;;[.$D$1];LEFT([.B164]; [.C164]);[.$D$1];&quot;,&quot;)" office:value-type="string" office:string-value="&quot;MA46&quot;=&gt;&quot;Alert: The new information was considered but additional payment will not be issued.&quot;," calcext:value-type="string">
            <text:p>"MA46"=&gt;"Alert: The new information was considered but additional payment will not be issued.",</text:p>
          </table:table-cell>
        </table:table-row>
        <table:table-row table:style-name="ro9">
          <table:table-cell office:value-type="string" calcext:value-type="string">
            <text:p>MA47</text:p>
          </table:table-cell>
          <table:table-cell office:value-type="string" calcext:value-type="string">
            <text:p>Our records show you have opted out of Medicare, agreeing with the patient not to bill Medicare for services/tests/supplies furnished. As result, we cannot pay this claim. The patient is responsible for payment.</text:p>
            <text:p>Start: 01/01/1997</text:p>
          </table:table-cell>
          <table:table-cell table:formula="of:=FIND(&quot;Start&quot;; [.B165]; 1)-2" office:value-type="float" office:value="211" calcext:value-type="float">
            <text:p>211</text:p>
          </table:table-cell>
          <table:table-cell table:formula="of:=CONCATENATE([.$D$1];[.A165];[.$D$1];&quot;=&gt;&quot;;[.$D$1];LEFT([.B165]; [.C165]);[.$D$1];&quot;,&quot;)" office:value-type="string" office:string-value="&quot;MA47&quot;=&gt;&quot;Our records show you have opted out of Medicare, agreeing with the patient not to bill Medicare for services/tests/supplies furnished. As result, we cannot pay this claim. The patient is responsible for payment.&quot;," calcext:value-type="string">
            <text:p>"MA47"=&gt;"Our records show you have opted out of Medicare, agreeing with the patient not to bill Medicare for services/tests/supplies furnished. As result, we cannot pay this claim. The patient is responsible for payment.",</text:p>
          </table:table-cell>
        </table:table-row>
        <table:table-row table:style-name="ro8">
          <table:table-cell office:value-type="string" calcext:value-type="string">
            <text:p>MA48</text:p>
          </table:table-cell>
          <table:table-cell office:value-type="string" calcext:value-type="string">
            <text:p>Missing/incomplete/invalid name or address of responsible party or primary payer.</text:p>
            <text:p>Start: 01/01/1997 | Last Modified: 02/28/2003</text:p>
            <text:p>Notes: (Modified 2/28/03)</text:p>
          </table:table-cell>
          <table:table-cell table:formula="of:=FIND(&quot;Start&quot;; [.B166]; 1)-2" office:value-type="float" office:value="81" calcext:value-type="float">
            <text:p>81</text:p>
          </table:table-cell>
          <table:table-cell table:formula="of:=CONCATENATE([.$D$1];[.A166];[.$D$1];&quot;=&gt;&quot;;[.$D$1];LEFT([.B166]; [.C166]);[.$D$1];&quot;,&quot;)" office:value-type="string" office:string-value="&quot;MA48&quot;=&gt;&quot;Missing/incomplete/invalid name or address of responsible party or primary payer.&quot;," calcext:value-type="string">
            <text:p>"MA48"=&gt;"Missing/incomplete/invalid name or address of responsible party or primary payer.",</text:p>
          </table:table-cell>
        </table:table-row>
        <table:table-row table:style-name="ro9">
          <table:table-cell office:value-type="string" calcext:value-type="string">
            <text:p>MA50</text:p>
          </table:table-cell>
          <table:table-cell office:value-type="string" calcext:value-type="string">
            <text:p>Missing/incomplete/invalid Investigational Device Exemption number or Clinical Trial number.</text:p>
            <text:p>Start: 01/01/1997 | Last Modified: 03/01/2014</text:p>
            <text:p>Notes: (Modified 2/28/03, 3/1/2014)</text:p>
          </table:table-cell>
          <table:table-cell table:formula="of:=FIND(&quot;Start&quot;; [.B167]; 1)-2" office:value-type="float" office:value="92" calcext:value-type="float">
            <text:p>92</text:p>
          </table:table-cell>
          <table:table-cell table:formula="of:=CONCATENATE([.$D$1];[.A167];[.$D$1];&quot;=&gt;&quot;;[.$D$1];LEFT([.B167]; [.C167]);[.$D$1];&quot;,&quot;)" office:value-type="string" office:string-value="&quot;MA50&quot;=&gt;&quot;Missing/incomplete/invalid Investigational Device Exemption number or Clinical Trial number.&quot;," calcext:value-type="string">
            <text:p>"MA50"=&gt;"Missing/incomplete/invalid Investigational Device Exemption number or Clinical Trial number.",</text:p>
          </table:table-cell>
        </table:table-row>
        <table:table-row table:style-name="ro8">
          <table:table-cell office:value-type="string" calcext:value-type="string">
            <text:p>MA53</text:p>
          </table:table-cell>
          <table:table-cell office:value-type="string" calcext:value-type="string">
            <text:p>Missing/incomplete/invalid Competitive Bidding Demonstration Project identification.</text:p>
            <text:p>Start: 01/01/1997 | Last Modified: 02/01/2004</text:p>
            <text:p>Notes: (Modified 2/1/04)</text:p>
          </table:table-cell>
          <table:table-cell table:formula="of:=FIND(&quot;Start&quot;; [.B168]; 1)-2" office:value-type="float" office:value="84" calcext:value-type="float">
            <text:p>84</text:p>
          </table:table-cell>
          <table:table-cell table:formula="of:=CONCATENATE([.$D$1];[.A168];[.$D$1];&quot;=&gt;&quot;;[.$D$1];LEFT([.B168]; [.C168]);[.$D$1];&quot;,&quot;)" office:value-type="string" office:string-value="&quot;MA53&quot;=&gt;&quot;Missing/incomplete/invalid Competitive Bidding Demonstration Project identification.&quot;," calcext:value-type="string">
            <text:p>"MA53"=&gt;"Missing/incomplete/invalid Competitive Bidding Demonstration Project identification.",</text:p>
          </table:table-cell>
        </table:table-row>
        <table:table-row table:style-name="ro7">
          <table:table-cell office:value-type="string" calcext:value-type="string">
            <text:p>MA54</text:p>
          </table:table-cell>
          <table:table-cell office:value-type="string" calcext:value-type="string">
            <text:p>Physician certification or election consent for hospice care not received timely.</text:p>
            <text:p>Start: 01/01/1997</text:p>
          </table:table-cell>
          <table:table-cell table:formula="of:=FIND(&quot;Start&quot;; [.B169]; 1)-2" office:value-type="float" office:value="81" calcext:value-type="float">
            <text:p>81</text:p>
          </table:table-cell>
          <table:table-cell table:formula="of:=CONCATENATE([.$D$1];[.A169];[.$D$1];&quot;=&gt;&quot;;[.$D$1];LEFT([.B169]; [.C169]);[.$D$1];&quot;,&quot;)" office:value-type="string" office:string-value="&quot;MA54&quot;=&gt;&quot;Physician certification or election consent for hospice care not received timely.&quot;," calcext:value-type="string">
            <text:p>"MA54"=&gt;"Physician certification or election consent for hospice care not received timely.",</text:p>
          </table:table-cell>
        </table:table-row>
        <table:table-row table:style-name="ro8">
          <table:table-cell office:value-type="string" calcext:value-type="string">
            <text:p>MA55</text:p>
          </table:table-cell>
          <table:table-cell office:value-type="string" calcext:value-type="string">
            <text:p>Not covered as patient received medical health care services, automatically revoking his/her election to receive religious non-medical health care services.</text:p>
            <text:p>Start: 01/01/1997</text:p>
          </table:table-cell>
          <table:table-cell table:formula="of:=FIND(&quot;Start&quot;; [.B170]; 1)-2" office:value-type="float" office:value="156" calcext:value-type="float">
            <text:p>156</text:p>
          </table:table-cell>
          <table:table-cell table:formula="of:=CONCATENATE([.$D$1];[.A170];[.$D$1];&quot;=&gt;&quot;;[.$D$1];LEFT([.B170]; [.C170]);[.$D$1];&quot;,&quot;)" office:value-type="string" office:string-value="&quot;MA55&quot;=&gt;&quot;Not covered as patient received medical health care services, automatically revoking his/her election to receive religious non-medical health care services.&quot;," calcext:value-type="string">
            <text:p>"MA55"=&gt;"Not covered as patient received medical health care services, automatically revoking his/her election to receive religious non-medical health care services.",</text:p>
          </table:table-cell>
        </table:table-row>
        <table:table-row table:style-name="ro12">
          <table:table-cell office:value-type="string" calcext:value-type="string">
            <text:p>MA56</text:p>
          </table:table-cell>
          <table:table-cell office:value-type="string" calcext:value-type="string">
            <text:p>Our records show you have opted out of Medicare, agreeing with the patient not to bill Medicare for services/tests/supplies furnished. As result, we cannot pay this claim. The patient is responsible for payment, but under Federal law, you cannot charge the patient more than the limiting charge amount.</text:p>
            <text:p>Start: 01/01/1997</text:p>
          </table:table-cell>
          <table:table-cell table:formula="of:=FIND(&quot;Start&quot;; [.B171]; 1)-2" office:value-type="float" office:value="302" calcext:value-type="float">
            <text:p>302</text:p>
          </table:table-cell>
          <table:table-cell table:formula="of:=CONCATENATE([.$D$1];[.A171];[.$D$1];&quot;=&gt;&quot;;[.$D$1];LEFT([.B171]; [.C171]);[.$D$1];&quot;,&quot;)" office:value-type="string" office:string-value="&quot;MA56&quot;=&gt;&quot;Our records show you have opted out of Medicare, agreeing with the patient not to bill Medicare for services/tests/supplies furnished. As result, we cannot pay this claim. The patient is responsible for payment, but under Federal law, you cannot charge the patient more than the limiting charge amount.&quot;," calcext:value-type="string">
            <text:p>"MA56"=&gt;"Our records show you have opted out of Medicare, agreeing with the patient not to bill Medicare for services/tests/supplies furnished. As result, we cannot pay this claim. The patient is responsible for payment, but under Federal law, you cannot charge the patient more than the limiting charge amount.",</text:p>
          </table:table-cell>
        </table:table-row>
        <table:table-row table:style-name="ro8">
          <table:table-cell office:value-type="string" calcext:value-type="string">
            <text:p>MA57</text:p>
          </table:table-cell>
          <table:table-cell office:value-type="string" calcext:value-type="string">
            <text:p>Patient submitted written request to revoke his/her election for religious non-medical health care services.</text:p>
            <text:p>Start: 01/01/1997</text:p>
          </table:table-cell>
          <table:table-cell table:formula="of:=FIND(&quot;Start&quot;; [.B172]; 1)-2" office:value-type="float" office:value="108" calcext:value-type="float">
            <text:p>108</text:p>
          </table:table-cell>
          <table:table-cell table:formula="of:=CONCATENATE([.$D$1];[.A172];[.$D$1];&quot;=&gt;&quot;;[.$D$1];LEFT([.B172]; [.C172]);[.$D$1];&quot;,&quot;)" office:value-type="string" office:string-value="&quot;MA57&quot;=&gt;&quot;Patient submitted written request to revoke his/her election for religious non-medical health care services.&quot;," calcext:value-type="string">
            <text:p>"MA57"=&gt;"Patient submitted written request to revoke his/her election for religious non-medical health care services.",</text:p>
          </table:table-cell>
        </table:table-row>
        <table:table-row table:style-name="ro8">
          <table:table-cell office:value-type="string" calcext:value-type="string">
            <text:p>MA58</text:p>
          </table:table-cell>
          <table:table-cell office:value-type="string" calcext:value-type="string">
            <text:p>Missing/incomplete/invalid release of information indicator.</text:p>
            <text:p>Start: 01/01/1997 | Last Modified: 02/28/2003</text:p>
            <text:p>Notes: (Modified 2/28/03)</text:p>
          </table:table-cell>
          <table:table-cell table:formula="of:=FIND(&quot;Start&quot;; [.B173]; 1)-2" office:value-type="float" office:value="60" calcext:value-type="float">
            <text:p>60</text:p>
          </table:table-cell>
          <table:table-cell table:formula="of:=CONCATENATE([.$D$1];[.A173];[.$D$1];&quot;=&gt;&quot;;[.$D$1];LEFT([.B173]; [.C173]);[.$D$1];&quot;,&quot;)" office:value-type="string" office:string-value="&quot;MA58&quot;=&gt;&quot;Missing/incomplete/invalid release of information indicator.&quot;," calcext:value-type="string">
            <text:p>"MA58"=&gt;"Missing/incomplete/invalid release of information indicator.",</text:p>
          </table:table-cell>
        </table:table-row>
        <table:table-row table:style-name="ro12">
          <table:table-cell office:value-type="string" calcext:value-type="string">
            <text:p>MA59</text:p>
          </table:table-cell>
          <table:table-cell office:value-type="string" calcext:value-type="string">
            <text:p>Alert: The patient overpaid you for these services. You must issue the patient a refund within 30 days for the difference between his/her payment and the total amount shown as patient responsibility on this notice.</text:p>
            <text:p>Start: 01/01/1997 | Last Modified: 04/01/2007</text:p>
            <text:p>Notes: (Modified 4/1/07)</text:p>
          </table:table-cell>
          <table:table-cell table:formula="of:=FIND(&quot;Start&quot;; [.B174]; 1)-2" office:value-type="float" office:value="214" calcext:value-type="float">
            <text:p>214</text:p>
          </table:table-cell>
          <table:table-cell table:formula="of:=CONCATENATE([.$D$1];[.A174];[.$D$1];&quot;=&gt;&quot;;[.$D$1];LEFT([.B174]; [.C174]);[.$D$1];&quot;,&quot;)" office:value-type="string" office:string-value="&quot;MA59&quot;=&gt;&quot;Alert: The patient overpaid you for these services. You must issue the patient a refund within 30 days for the difference between his/her payment and the total amount shown as patient responsibility on this notice.&quot;," calcext:value-type="string">
            <text:p>"MA59"=&gt;"Alert: The patient overpaid you for these services. You must issue the patient a refund within 30 days for the difference between his/her payment and the total amount shown as patient responsibility on this notice.",</text:p>
          </table:table-cell>
        </table:table-row>
        <table:table-row table:style-name="ro8">
          <table:table-cell office:value-type="string" calcext:value-type="string">
            <text:p>MA60</text:p>
          </table:table-cell>
          <table:table-cell office:value-type="string" calcext:value-type="string">
            <text:p>Missing/incomplete/invalid patient relationship to insured.</text:p>
            <text:p>Start: 01/01/1997 | Last Modified: 02/28/2003</text:p>
            <text:p>Notes: (Modified 2/28/03)</text:p>
          </table:table-cell>
          <table:table-cell table:formula="of:=FIND(&quot;Start&quot;; [.B175]; 1)-2" office:value-type="float" office:value="59" calcext:value-type="float">
            <text:p>59</text:p>
          </table:table-cell>
          <table:table-cell table:formula="of:=CONCATENATE([.$D$1];[.A175];[.$D$1];&quot;=&gt;&quot;;[.$D$1];LEFT([.B175]; [.C175]);[.$D$1];&quot;,&quot;)" office:value-type="string" office:string-value="&quot;MA60&quot;=&gt;&quot;Missing/incomplete/invalid patient relationship to insured.&quot;," calcext:value-type="string">
            <text:p>"MA60"=&gt;"Missing/incomplete/invalid patient relationship to insured.",</text:p>
          </table:table-cell>
        </table:table-row>
        <table:table-row table:style-name="ro8">
          <table:table-cell office:value-type="string" calcext:value-type="string">
            <text:p>MA61</text:p>
          </table:table-cell>
          <table:table-cell office:value-type="string" calcext:value-type="string">
            <text:p>Missing/incomplete/invalid social security number or health insurance claim number.</text:p>
            <text:p>Start: 01/01/1997 | Last Modified: 02/28/2003</text:p>
            <text:p>Notes: (Modified 2/28/03)</text:p>
          </table:table-cell>
          <table:table-cell table:formula="of:=FIND(&quot;Start&quot;; [.B176]; 1)-2" office:value-type="float" office:value="83" calcext:value-type="float">
            <text:p>83</text:p>
          </table:table-cell>
          <table:table-cell table:formula="of:=CONCATENATE([.$D$1];[.A176];[.$D$1];&quot;=&gt;&quot;;[.$D$1];LEFT([.B176]; [.C176]);[.$D$1];&quot;,&quot;)" office:value-type="string" office:string-value="&quot;MA61&quot;=&gt;&quot;Missing/incomplete/invalid social security number or health insurance claim number.&quot;," calcext:value-type="string">
            <text:p>"MA61"=&gt;"Missing/incomplete/invalid social security number or health insurance claim number.",</text:p>
          </table:table-cell>
        </table:table-row>
        <table:table-row table:style-name="ro8">
          <table:table-cell office:value-type="string" calcext:value-type="string">
            <text:p>MA62</text:p>
          </table:table-cell>
          <table:table-cell office:value-type="string" calcext:value-type="string">
            <text:p>Alert: This is a telephone review decision.</text:p>
            <text:p>Start: 01/01/1997 | Last Modified: 08/01/2007</text:p>
            <text:p>Notes: (Modified 4/1/07, 8/1/07)</text:p>
          </table:table-cell>
          <table:table-cell table:formula="of:=FIND(&quot;Start&quot;; [.B177]; 1)-2" office:value-type="float" office:value="43" calcext:value-type="float">
            <text:p>43</text:p>
          </table:table-cell>
          <table:table-cell table:formula="of:=CONCATENATE([.$D$1];[.A177];[.$D$1];&quot;=&gt;&quot;;[.$D$1];LEFT([.B177]; [.C177]);[.$D$1];&quot;,&quot;)" office:value-type="string" office:string-value="&quot;MA62&quot;=&gt;&quot;Alert: This is a telephone review decision.&quot;," calcext:value-type="string">
            <text:p>"MA62"=&gt;"Alert: This is a telephone review decision.",</text:p>
          </table:table-cell>
        </table:table-row>
        <table:table-row table:style-name="ro8">
          <table:table-cell office:value-type="string" calcext:value-type="string">
            <text:p>MA63</text:p>
          </table:table-cell>
          <table:table-cell office:value-type="string" calcext:value-type="string">
            <text:p>Missing/incomplete/invalid principal diagnosis.</text:p>
            <text:p>Start: 01/01/1997 | Last Modified: 02/28/2003</text:p>
            <text:p>Notes: (Modified 2/28/03)</text:p>
          </table:table-cell>
          <table:table-cell table:formula="of:=FIND(&quot;Start&quot;; [.B178]; 1)-2" office:value-type="float" office:value="47" calcext:value-type="float">
            <text:p>47</text:p>
          </table:table-cell>
          <table:table-cell table:formula="of:=CONCATENATE([.$D$1];[.A178];[.$D$1];&quot;=&gt;&quot;;[.$D$1];LEFT([.B178]; [.C178]);[.$D$1];&quot;,&quot;)" office:value-type="string" office:string-value="&quot;MA63&quot;=&gt;&quot;Missing/incomplete/invalid principal diagnosis.&quot;," calcext:value-type="string">
            <text:p>"MA63"=&gt;"Missing/incomplete/invalid principal diagnosis.",</text:p>
          </table:table-cell>
        </table:table-row>
        <table:table-row table:style-name="ro9">
          <table:table-cell office:value-type="string" calcext:value-type="string">
            <text:p>MA64</text:p>
          </table:table-cell>
          <table:table-cell office:value-type="string" calcext:value-type="string">
            <text:p>Our records indicate that we should be the third payer for this claim. We cannot process this claim until we have received payment information from the primary and secondary payers.</text:p>
            <text:p>Start: 01/01/1997</text:p>
          </table:table-cell>
          <table:table-cell table:formula="of:=FIND(&quot;Start&quot;; [.B179]; 1)-2" office:value-type="float" office:value="181" calcext:value-type="float">
            <text:p>181</text:p>
          </table:table-cell>
          <table:table-cell table:formula="of:=CONCATENATE([.$D$1];[.A179];[.$D$1];&quot;=&gt;&quot;;[.$D$1];LEFT([.B179]; [.C179]);[.$D$1];&quot;,&quot;)" office:value-type="string" office:string-value="&quot;MA64&quot;=&gt;&quot;Our records indicate that we should be the third payer for this claim. We cannot process this claim until we have received payment information from the primary and secondary payers.&quot;," calcext:value-type="string">
            <text:p>"MA64"=&gt;"Our records indicate that we should be the third payer for this claim. We cannot process this claim until we have received payment information from the primary and secondary payers.",</text:p>
          </table:table-cell>
        </table:table-row>
        <table:table-row table:style-name="ro8">
          <table:table-cell office:value-type="string" calcext:value-type="string">
            <text:p>MA65</text:p>
          </table:table-cell>
          <table:table-cell office:value-type="string" calcext:value-type="string">
            <text:p>Missing/incomplete/invalid admitting diagnosis.</text:p>
            <text:p>Start: 01/01/1997 | Last Modified: 02/28/2003</text:p>
            <text:p>Notes: (Modified 2/28/03)</text:p>
          </table:table-cell>
          <table:table-cell table:formula="of:=FIND(&quot;Start&quot;; [.B180]; 1)-2" office:value-type="float" office:value="47" calcext:value-type="float">
            <text:p>47</text:p>
          </table:table-cell>
          <table:table-cell table:formula="of:=CONCATENATE([.$D$1];[.A180];[.$D$1];&quot;=&gt;&quot;;[.$D$1];LEFT([.B180]; [.C180]);[.$D$1];&quot;,&quot;)" office:value-type="string" office:string-value="&quot;MA65&quot;=&gt;&quot;Missing/incomplete/invalid admitting diagnosis.&quot;," calcext:value-type="string">
            <text:p>"MA65"=&gt;"Missing/incomplete/invalid admitting diagnosis.",</text:p>
          </table:table-cell>
        </table:table-row>
        <table:table-row table:style-name="ro8">
          <table:table-cell office:value-type="string" calcext:value-type="string">
            <text:p>MA66</text:p>
          </table:table-cell>
          <table:table-cell office:value-type="string" calcext:value-type="string">
            <text:p>Missing/incomplete/invalid principal procedure code.</text:p>
            <text:p>Start: 01/01/1997 | Last Modified: 12/02/2004</text:p>
            <text:p>Notes: (Modified 12/2/04) Related to N303</text:p>
          </table:table-cell>
          <table:table-cell table:formula="of:=FIND(&quot;Start&quot;; [.B181]; 1)-2" office:value-type="float" office:value="52" calcext:value-type="float">
            <text:p>52</text:p>
          </table:table-cell>
          <table:table-cell table:formula="of:=CONCATENATE([.$D$1];[.A181];[.$D$1];&quot;=&gt;&quot;;[.$D$1];LEFT([.B181]; [.C181]);[.$D$1];&quot;,&quot;)" office:value-type="string" office:string-value="&quot;MA66&quot;=&gt;&quot;Missing/incomplete/invalid principal procedure code.&quot;," calcext:value-type="string">
            <text:p>"MA66"=&gt;"Missing/incomplete/invalid principal procedure code.",</text:p>
          </table:table-cell>
        </table:table-row>
        <table:table-row table:style-name="ro8">
          <table:table-cell office:value-type="string" calcext:value-type="string">
            <text:p>MA67</text:p>
          </table:table-cell>
          <table:table-cell office:value-type="string" calcext:value-type="string">
            <text:p>Alert: Correction to a prior claim.</text:p>
            <text:p>Start: 01/01/1997 | Last Modified: 11/01/2015</text:p>
            <text:p>Notes: (Modified 11/1/2015)</text:p>
          </table:table-cell>
          <table:table-cell table:formula="of:=FIND(&quot;Start&quot;; [.B182]; 1)-2" office:value-type="float" office:value="35" calcext:value-type="float">
            <text:p>35</text:p>
          </table:table-cell>
          <table:table-cell table:formula="of:=CONCATENATE([.$D$1];[.A182];[.$D$1];&quot;=&gt;&quot;;[.$D$1];LEFT([.B182]; [.C182]);[.$D$1];&quot;,&quot;)" office:value-type="string" office:string-value="&quot;MA67&quot;=&gt;&quot;Alert: Correction to a prior claim.&quot;," calcext:value-type="string">
            <text:p>"MA67"=&gt;"Alert: Correction to a prior claim.",</text:p>
          </table:table-cell>
        </table:table-row>
        <table:table-row table:style-name="ro12">
          <table:table-cell office:value-type="string" calcext:value-type="string">
            <text:p>MA68</text:p>
          </table:table-cell>
          <table:table-cell office:value-type="string" calcext:value-type="string">
            <text:p>Alert: We did not crossover this claim because the secondary insurance information on the claim was incomplete. Please supply complete information or use the PLANID of the insurer to assure correct and timely routing of the claim.</text:p>
            <text:p>Start: 01/01/1997 | Last Modified: 04/01/2007</text:p>
            <text:p>Notes: (Modified 4/1/07)</text:p>
          </table:table-cell>
          <table:table-cell table:formula="of:=FIND(&quot;Start&quot;; [.B183]; 1)-2" office:value-type="float" office:value="230" calcext:value-type="float">
            <text:p>230</text:p>
          </table:table-cell>
          <table:table-cell table:formula="of:=CONCATENATE([.$D$1];[.A183];[.$D$1];&quot;=&gt;&quot;;[.$D$1];LEFT([.B183]; [.C183]);[.$D$1];&quot;,&quot;)" office:value-type="string" office:string-value="&quot;MA68&quot;=&gt;&quot;Alert: We did not crossover this claim because the secondary insurance information on the claim was incomplete. Please supply complete information or use the PLANID of the insurer to assure correct and timely routing of the claim.&quot;," calcext:value-type="string">
            <text:p>"MA68"=&gt;"Alert: We did not crossover this claim because the secondary insurance information on the claim was incomplete. Please supply complete information or use the PLANID of the insurer to assure correct and timely routing of the claim.",</text:p>
          </table:table-cell>
        </table:table-row>
        <table:table-row table:style-name="ro8">
          <table:table-cell office:value-type="string" calcext:value-type="string">
            <text:p>MA69</text:p>
          </table:table-cell>
          <table:table-cell office:value-type="string" calcext:value-type="string">
            <text:p>Missing/incomplete/invalid remarks.</text:p>
            <text:p>Start: 01/01/1997 | Last Modified: 02/28/2003</text:p>
            <text:p>Notes: (Modified 2/28/03)</text:p>
          </table:table-cell>
          <table:table-cell table:formula="of:=FIND(&quot;Start&quot;; [.B184]; 1)-2" office:value-type="float" office:value="35" calcext:value-type="float">
            <text:p>35</text:p>
          </table:table-cell>
          <table:table-cell table:formula="of:=CONCATENATE([.$D$1];[.A184];[.$D$1];&quot;=&gt;&quot;;[.$D$1];LEFT([.B184]; [.C184]);[.$D$1];&quot;,&quot;)" office:value-type="string" office:string-value="&quot;MA69&quot;=&gt;&quot;Missing/incomplete/invalid remarks.&quot;," calcext:value-type="string">
            <text:p>"MA69"=&gt;"Missing/incomplete/invalid remarks.",</text:p>
          </table:table-cell>
        </table:table-row>
        <table:table-row table:style-name="ro8">
          <table:table-cell office:value-type="string" calcext:value-type="string">
            <text:p>MA70</text:p>
          </table:table-cell>
          <table:table-cell office:value-type="string" calcext:value-type="string">
            <text:p>Missing/incomplete/invalid provider representative signature.</text:p>
            <text:p>Start: 01/01/1997 | Last Modified: 02/28/2003</text:p>
            <text:p>Notes: (Modified 2/28/03)</text:p>
          </table:table-cell>
          <table:table-cell table:formula="of:=FIND(&quot;Start&quot;; [.B185]; 1)-2" office:value-type="float" office:value="61" calcext:value-type="float">
            <text:p>61</text:p>
          </table:table-cell>
          <table:table-cell table:formula="of:=CONCATENATE([.$D$1];[.A185];[.$D$1];&quot;=&gt;&quot;;[.$D$1];LEFT([.B185]; [.C185]);[.$D$1];&quot;,&quot;)" office:value-type="string" office:string-value="&quot;MA70&quot;=&gt;&quot;Missing/incomplete/invalid provider representative signature.&quot;," calcext:value-type="string">
            <text:p>"MA70"=&gt;"Missing/incomplete/invalid provider representative signature.",</text:p>
          </table:table-cell>
        </table:table-row>
        <table:table-row table:style-name="ro8">
          <table:table-cell office:value-type="string" calcext:value-type="string">
            <text:p>MA71</text:p>
          </table:table-cell>
          <table:table-cell office:value-type="string" calcext:value-type="string">
            <text:p>Missing/incomplete/invalid provider representative signature date.</text:p>
            <text:p>Start: 01/01/1997 | Last Modified: 02/28/2003</text:p>
            <text:p>Notes: (Modified 2/28/03)</text:p>
          </table:table-cell>
          <table:table-cell table:formula="of:=FIND(&quot;Start&quot;; [.B186]; 1)-2" office:value-type="float" office:value="66" calcext:value-type="float">
            <text:p>66</text:p>
          </table:table-cell>
          <table:table-cell table:formula="of:=CONCATENATE([.$D$1];[.A186];[.$D$1];&quot;=&gt;&quot;;[.$D$1];LEFT([.B186]; [.C186]);[.$D$1];&quot;,&quot;)" office:value-type="string" office:string-value="&quot;MA71&quot;=&gt;&quot;Missing/incomplete/invalid provider representative signature date.&quot;," calcext:value-type="string">
            <text:p>"MA71"=&gt;"Missing/incomplete/invalid provider representative signature date.",</text:p>
          </table:table-cell>
        </table:table-row>
        <table:table-row table:style-name="ro12">
          <table:table-cell office:value-type="string" calcext:value-type="string">
            <text:p>MA72</text:p>
          </table:table-cell>
          <table:table-cell office:value-type="string" calcext:value-type="string">
            <text:p>Alert: The patient overpaid you for these assigned services. You must issue the patient a refund within 30 days for the difference between his/her payment to you and the total of the amount shown as patient responsibility and as paid to the patient on this notice.</text:p>
            <text:p>Start: 01/01/1997 | Last Modified: 04/01/2007</text:p>
            <text:p>Notes: (Modified 4/1/07)</text:p>
          </table:table-cell>
          <table:table-cell table:formula="of:=FIND(&quot;Start&quot;; [.B187]; 1)-2" office:value-type="float" office:value="264" calcext:value-type="float">
            <text:p>264</text:p>
          </table:table-cell>
          <table:table-cell table:formula="of:=CONCATENATE([.$D$1];[.A187];[.$D$1];&quot;=&gt;&quot;;[.$D$1];LEFT([.B187]; [.C187]);[.$D$1];&quot;,&quot;)" office:value-type="string" office:string-value="&quot;MA72&quot;=&gt;&quot;Alert: The patient overpaid you for these assigned services. You must issue the patient a refund within 30 days for the difference between his/her payment to you and the total of the amount shown as patient responsibility and as paid to the patient on this notice.&quot;," calcext:value-type="string">
            <text:p>"MA72"=&gt;"Alert: The patient overpaid you for these assigned services. You must issue the patient a refund within 30 days for the difference between his/her payment to you and the total of the amount shown as patient responsibility and as paid to the patient on this notice.",</text:p>
          </table:table-cell>
        </table:table-row>
        <table:table-row table:style-name="ro8">
          <table:table-cell office:value-type="string" calcext:value-type="string">
            <text:p>MA73</text:p>
          </table:table-cell>
          <table:table-cell office:value-type="string" calcext:value-type="string">
            <text:p>Informational remittance associated with a Medicare demonstration. No payment issued under fee-for-service Medicare as patient has elected managed care.</text:p>
            <text:p>Start: 01/01/1997</text:p>
          </table:table-cell>
          <table:table-cell table:formula="of:=FIND(&quot;Start&quot;; [.B188]; 1)-2" office:value-type="float" office:value="152" calcext:value-type="float">
            <text:p>152</text:p>
          </table:table-cell>
          <table:table-cell table:formula="of:=CONCATENATE([.$D$1];[.A188];[.$D$1];&quot;=&gt;&quot;;[.$D$1];LEFT([.B188]; [.C188]);[.$D$1];&quot;,&quot;)" office:value-type="string" office:string-value="&quot;MA73&quot;=&gt;&quot;Informational remittance associated with a Medicare demonstration. No payment issued under fee-for-service Medicare as patient has elected managed care.&quot;," calcext:value-type="string">
            <text:p>"MA73"=&gt;"Informational remittance associated with a Medicare demonstration. No payment issued under fee-for-service Medicare as patient has elected managed care.",</text:p>
          </table:table-cell>
        </table:table-row>
        <table:table-row table:style-name="ro9">
          <table:table-cell office:value-type="string" calcext:value-type="string">
            <text:p>MA74</text:p>
          </table:table-cell>
          <table:table-cell office:value-type="string" calcext:value-type="string">
            <text:p>Alert: This payment replaces an earlier payment for this claim that was either lost, damaged or returned.</text:p>
            <text:p>Start: 01/01/1997 | Last Modified: 07/01/2015</text:p>
            <text:p>Notes: (Modified 7/1/15)</text:p>
          </table:table-cell>
          <table:table-cell table:formula="of:=FIND(&quot;Start&quot;; [.B189]; 1)-2" office:value-type="float" office:value="105" calcext:value-type="float">
            <text:p>105</text:p>
          </table:table-cell>
          <table:table-cell table:formula="of:=CONCATENATE([.$D$1];[.A189];[.$D$1];&quot;=&gt;&quot;;[.$D$1];LEFT([.B189]; [.C189]);[.$D$1];&quot;,&quot;)" office:value-type="string" office:string-value="&quot;MA74&quot;=&gt;&quot;Alert: This payment replaces an earlier payment for this claim that was either lost, damaged or returned.&quot;," calcext:value-type="string">
            <text:p>"MA74"=&gt;"Alert: This payment replaces an earlier payment for this claim that was either lost, damaged or returned.",</text:p>
          </table:table-cell>
        </table:table-row>
        <table:table-row table:style-name="ro8">
          <table:table-cell office:value-type="string" calcext:value-type="string">
            <text:p>MA75</text:p>
          </table:table-cell>
          <table:table-cell office:value-type="string" calcext:value-type="string">
            <text:p>Missing/incomplete/invalid patient or authorized representative signature.</text:p>
            <text:p>Start: 01/01/1997 | Last Modified: 02/28/2003</text:p>
            <text:p>Notes: (Modified 2/28/03)</text:p>
          </table:table-cell>
          <table:table-cell table:formula="of:=FIND(&quot;Start&quot;; [.B190]; 1)-2" office:value-type="float" office:value="74" calcext:value-type="float">
            <text:p>74</text:p>
          </table:table-cell>
          <table:table-cell table:formula="of:=CONCATENATE([.$D$1];[.A190];[.$D$1];&quot;=&gt;&quot;;[.$D$1];LEFT([.B190]; [.C190]);[.$D$1];&quot;,&quot;)" office:value-type="string" office:string-value="&quot;MA75&quot;=&gt;&quot;Missing/incomplete/invalid patient or authorized representative signature.&quot;," calcext:value-type="string">
            <text:p>"MA75"=&gt;"Missing/incomplete/invalid patient or authorized representative signature.",</text:p>
          </table:table-cell>
        </table:table-row>
        <table:table-row table:style-name="ro9">
          <table:table-cell office:value-type="string" calcext:value-type="string">
            <text:p>MA76</text:p>
          </table:table-cell>
          <table:table-cell office:value-type="string" calcext:value-type="string">
            <text:p>Missing/incomplete/invalid provider identifier for home health agency or hospice when physician is performing care plan oversight services.</text:p>
            <text:p>Start: 01/01/1997 | Last Modified: 02/28/2003</text:p>
            <text:p>Notes: (Modified 2/28/03, 2/1/04)</text:p>
          </table:table-cell>
          <table:table-cell table:formula="of:=FIND(&quot;Start&quot;; [.B191]; 1)-2" office:value-type="float" office:value="139" calcext:value-type="float">
            <text:p>139</text:p>
          </table:table-cell>
          <table:table-cell table:formula="of:=CONCATENATE([.$D$1];[.A191];[.$D$1];&quot;=&gt;&quot;;[.$D$1];LEFT([.B191]; [.C191]);[.$D$1];&quot;,&quot;)" office:value-type="string" office:string-value="&quot;MA76&quot;=&gt;&quot;Missing/incomplete/invalid provider identifier for home health agency or hospice when physician is performing care plan oversight services.&quot;," calcext:value-type="string">
            <text:p>"MA76"=&gt;"Missing/incomplete/invalid provider identifier for home health agency or hospice when physician is performing care plan oversight services.",</text:p>
          </table:table-cell>
        </table:table-row>
        <table:table-row table:style-name="ro12">
          <table:table-cell office:value-type="string" calcext:value-type="string">
            <text:p>MA77</text:p>
          </table:table-cell>
          <table:table-cell office:value-type="string" calcext:value-type="string">
            <text:p>Alert: The patient overpaid you. You must issue the patient a refund within 30 days for the difference between the patient’s payment less the total of our and other payer payments and the amount shown as patient responsibility on this notice.</text:p>
            <text:p>Start: 01/01/1997 | Last Modified: 04/01/2007</text:p>
            <text:p>Notes: (Modified 4/1/07)</text:p>
          </table:table-cell>
          <table:table-cell table:formula="of:=FIND(&quot;Start&quot;; [.B192]; 1)-2" office:value-type="float" office:value="242" calcext:value-type="float">
            <text:p>242</text:p>
          </table:table-cell>
          <table:table-cell table:formula="of:=CONCATENATE([.$D$1];[.A192];[.$D$1];&quot;=&gt;&quot;;[.$D$1];LEFT([.B192]; [.C192]);[.$D$1];&quot;,&quot;)" office:value-type="string" office:string-value="&quot;MA77&quot;=&gt;&quot;Alert: The patient overpaid you. You must issue the patient a refund within 30 days for the difference between the patient’s payment less the total of our and other payer payments and the amount shown as patient responsibility on this notice.&quot;," calcext:value-type="string">
            <text:p>"MA77"=&gt;"Alert: The patient overpaid you. You must issue the patient a refund within 30 days for the difference between the patient’s payment less the total of our and other payer payments and the amount shown as patient responsibility on this notice.",</text:p>
          </table:table-cell>
        </table:table-row>
        <table:table-row table:style-name="ro7">
          <table:table-cell office:value-type="string" calcext:value-type="string">
            <text:p>MA79</text:p>
          </table:table-cell>
          <table:table-cell office:value-type="string" calcext:value-type="string">
            <text:p>Billed in excess of interim rate.</text:p>
            <text:p>Start: 01/01/1997</text:p>
          </table:table-cell>
          <table:table-cell table:formula="of:=FIND(&quot;Start&quot;; [.B193]; 1)-2" office:value-type="float" office:value="33" calcext:value-type="float">
            <text:p>33</text:p>
          </table:table-cell>
          <table:table-cell table:formula="of:=CONCATENATE([.$D$1];[.A193];[.$D$1];&quot;=&gt;&quot;;[.$D$1];LEFT([.B193]; [.C193]);[.$D$1];&quot;,&quot;)" office:value-type="string" office:string-value="&quot;MA79&quot;=&gt;&quot;Billed in excess of interim rate.&quot;," calcext:value-type="string">
            <text:p>"MA79"=&gt;"Billed in excess of interim rate.",</text:p>
          </table:table-cell>
        </table:table-row>
        <table:table-row table:style-name="ro9">
          <table:table-cell office:value-type="string" calcext:value-type="string">
            <text:p>MA80</text:p>
          </table:table-cell>
          <table:table-cell office:value-type="string" calcext:value-type="string">
            <text:p>Informational notice. No payment issued for this claim with this notice. Payment issued to the hospital by its intermediary for all services for this encounter under a demonstration project.</text:p>
            <text:p>Start: 01/01/1997</text:p>
          </table:table-cell>
          <table:table-cell table:formula="of:=FIND(&quot;Start&quot;; [.B194]; 1)-2" office:value-type="float" office:value="190" calcext:value-type="float">
            <text:p>190</text:p>
          </table:table-cell>
          <table:table-cell table:formula="of:=CONCATENATE([.$D$1];[.A194];[.$D$1];&quot;=&gt;&quot;;[.$D$1];LEFT([.B194]; [.C194]);[.$D$1];&quot;,&quot;)" office:value-type="string" office:string-value="&quot;MA80&quot;=&gt;&quot;Informational notice. No payment issued for this claim with this notice. Payment issued to the hospital by its intermediary for all services for this encounter under a demonstration project.&quot;," calcext:value-type="string">
            <text:p>"MA80"=&gt;"Informational notice. No payment issued for this claim with this notice. Payment issued to the hospital by its intermediary for all services for this encounter under a demonstration project.",</text:p>
          </table:table-cell>
        </table:table-row>
        <table:table-row table:style-name="ro8">
          <table:table-cell office:value-type="string" calcext:value-type="string">
            <text:p>MA81</text:p>
          </table:table-cell>
          <table:table-cell office:value-type="string" calcext:value-type="string">
            <text:p>Missing/incomplete/invalid provider/supplier signature.</text:p>
            <text:p>Start: 01/01/1997 | Last Modified: 02/28/2003</text:p>
            <text:p>Notes: (Modified 2/28/03)</text:p>
          </table:table-cell>
          <table:table-cell table:formula="of:=FIND(&quot;Start&quot;; [.B195]; 1)-2" office:value-type="float" office:value="55" calcext:value-type="float">
            <text:p>55</text:p>
          </table:table-cell>
          <table:table-cell table:formula="of:=CONCATENATE([.$D$1];[.A195];[.$D$1];&quot;=&gt;&quot;;[.$D$1];LEFT([.B195]; [.C195]);[.$D$1];&quot;,&quot;)" office:value-type="string" office:string-value="&quot;MA81&quot;=&gt;&quot;Missing/incomplete/invalid provider/supplier signature.&quot;," calcext:value-type="string">
            <text:p>"MA81"=&gt;"Missing/incomplete/invalid provider/supplier signature.",</text:p>
          </table:table-cell>
        </table:table-row>
        <table:table-row table:style-name="ro8">
          <table:table-cell office:value-type="string" calcext:value-type="string">
            <text:p>MA83</text:p>
          </table:table-cell>
          <table:table-cell office:value-type="string" calcext:value-type="string">
            <text:p>Did not indicate whether we are the primary or secondary payer.</text:p>
            <text:p>Start: 01/01/1997 | Last Modified: 08/01/2005</text:p>
            <text:p>Notes: (Modified 8/1/05)</text:p>
          </table:table-cell>
          <table:table-cell table:formula="of:=FIND(&quot;Start&quot;; [.B196]; 1)-2" office:value-type="float" office:value="63" calcext:value-type="float">
            <text:p>63</text:p>
          </table:table-cell>
          <table:table-cell table:formula="of:=CONCATENATE([.$D$1];[.A196];[.$D$1];&quot;=&gt;&quot;;[.$D$1];LEFT([.B196]; [.C196]);[.$D$1];&quot;,&quot;)" office:value-type="string" office:string-value="&quot;MA83&quot;=&gt;&quot;Did not indicate whether we are the primary or secondary payer.&quot;," calcext:value-type="string">
            <text:p>"MA83"=&gt;"Did not indicate whether we are the primary or secondary payer.",</text:p>
          </table:table-cell>
        </table:table-row>
        <table:table-row table:style-name="ro12">
          <table:table-cell office:value-type="string" calcext:value-type="string">
            <text:p>MA84</text:p>
          </table:table-cell>
          <table:table-cell office:value-type="string" calcext:value-type="string">
            <text:p>Patient identified as participating in the National Emphysema Treatment Trial but our records indicate that this patient is either not a participant, or has not yet been approved for this phase of the study. Contact Johns Hopkins University, the study coordinator, to resolve if there was a discrepancy.</text:p>
            <text:p>Start: 01/01/1997</text:p>
          </table:table-cell>
          <table:table-cell table:formula="of:=FIND(&quot;Start&quot;; [.B197]; 1)-2" office:value-type="float" office:value="303" calcext:value-type="float">
            <text:p>303</text:p>
          </table:table-cell>
          <table:table-cell table:formula="of:=CONCATENATE([.$D$1];[.A197];[.$D$1];&quot;=&gt;&quot;;[.$D$1];LEFT([.B197]; [.C197]);[.$D$1];&quot;,&quot;)" office:value-type="string" office:string-value="&quot;MA84&quot;=&gt;&quot;Patient identified as participating in the National Emphysema Treatment Trial but our records indicate that this patient is either not a participant, or has not yet been approved for this phase of the study. Contact Johns Hopkins University, the study coordinator, to resolve if there was a discrepancy.&quot;," calcext:value-type="string">
            <text:p>"MA84"=&gt;"Patient identified as participating in the National Emphysema Treatment Trial but our records indicate that this patient is either not a participant, or has not yet been approved for this phase of the study. Contact Johns Hopkins University, the study coordinator, to resolve if there was a discrepancy.",</text:p>
          </table:table-cell>
        </table:table-row>
        <table:table-row table:style-name="ro9">
          <table:table-cell office:value-type="string" calcext:value-type="string">
            <text:p>MA88</text:p>
          </table:table-cell>
          <table:table-cell office:value-type="string" calcext:value-type="string">
            <text:p>Missing/incomplete/invalid insured's address and/or telephone number for the primary payer.</text:p>
            <text:p>Start: 01/01/1997 | Last Modified: 02/28/2003</text:p>
            <text:p>Notes: (Modified 2/28/03)</text:p>
          </table:table-cell>
          <table:table-cell table:formula="of:=FIND(&quot;Start&quot;; [.B198]; 1)-2" office:value-type="float" office:value="91" calcext:value-type="float">
            <text:p>91</text:p>
          </table:table-cell>
          <table:table-cell table:formula="of:=CONCATENATE([.$D$1];[.A198];[.$D$1];&quot;=&gt;&quot;;[.$D$1];LEFT([.B198]; [.C198]);[.$D$1];&quot;,&quot;)" office:value-type="string" office:string-value="&quot;MA88&quot;=&gt;&quot;Missing/incomplete/invalid insured's address and/or telephone number for the primary payer.&quot;," calcext:value-type="string">
            <text:p>"MA88"=&gt;"Missing/incomplete/invalid insured's address and/or telephone number for the primary payer.",</text:p>
          </table:table-cell>
        </table:table-row>
        <table:table-row table:style-name="ro8">
          <table:table-cell office:value-type="string" calcext:value-type="string">
            <text:p>MA89</text:p>
          </table:table-cell>
          <table:table-cell office:value-type="string" calcext:value-type="string">
            <text:p>Missing/incomplete/invalid patient's relationship to the insured for the primary payer.</text:p>
            <text:p>Start: 01/01/1997 | Last Modified: 02/28/2003</text:p>
            <text:p>Notes: (Modified 2/28/03)</text:p>
          </table:table-cell>
          <table:table-cell table:formula="of:=FIND(&quot;Start&quot;; [.B199]; 1)-2" office:value-type="float" office:value="87" calcext:value-type="float">
            <text:p>87</text:p>
          </table:table-cell>
          <table:table-cell table:formula="of:=CONCATENATE([.$D$1];[.A199];[.$D$1];&quot;=&gt;&quot;;[.$D$1];LEFT([.B199]; [.C199]);[.$D$1];&quot;,&quot;)" office:value-type="string" office:string-value="&quot;MA89&quot;=&gt;&quot;Missing/incomplete/invalid patient's relationship to the insured for the primary payer.&quot;," calcext:value-type="string">
            <text:p>"MA89"=&gt;"Missing/incomplete/invalid patient's relationship to the insured for the primary payer.",</text:p>
          </table:table-cell>
        </table:table-row>
        <table:table-row table:style-name="ro8">
          <table:table-cell office:value-type="string" calcext:value-type="string">
            <text:p>MA90</text:p>
          </table:table-cell>
          <table:table-cell office:value-type="string" calcext:value-type="string">
            <text:p>Missing/incomplete/invalid employment status code for the primary insured.</text:p>
            <text:p>Start: 01/01/1997 | Last Modified: 02/28/2003</text:p>
            <text:p>Notes: (Modified 2/28/03).</text:p>
          </table:table-cell>
          <table:table-cell table:formula="of:=FIND(&quot;Start&quot;; [.B200]; 1)-2" office:value-type="float" office:value="74" calcext:value-type="float">
            <text:p>74</text:p>
          </table:table-cell>
          <table:table-cell table:formula="of:=CONCATENATE([.$D$1];[.A200];[.$D$1];&quot;=&gt;&quot;;[.$D$1];LEFT([.B200]; [.C200]);[.$D$1];&quot;,&quot;)" office:value-type="string" office:string-value="&quot;MA90&quot;=&gt;&quot;Missing/incomplete/invalid employment status code for the primary insured.&quot;," calcext:value-type="string">
            <text:p>"MA90"=&gt;"Missing/incomplete/invalid employment status code for the primary insured.",</text:p>
          </table:table-cell>
        </table:table-row>
        <table:table-row table:style-name="ro8">
          <table:table-cell office:value-type="string" calcext:value-type="string">
            <text:p>MA91</text:p>
          </table:table-cell>
          <table:table-cell office:value-type="string" calcext:value-type="string">
            <text:p>Alert: This determination is the result of the appeal you filed.</text:p>
            <text:p>Start: 01/01/1997 | Last Modified: 07/01/2015</text:p>
            <text:p>Notes: (Modified 7/1/15)</text:p>
          </table:table-cell>
          <table:table-cell table:formula="of:=FIND(&quot;Start&quot;; [.B201]; 1)-2" office:value-type="float" office:value="64" calcext:value-type="float">
            <text:p>64</text:p>
          </table:table-cell>
          <table:table-cell table:formula="of:=CONCATENATE([.$D$1];[.A201];[.$D$1];&quot;=&gt;&quot;;[.$D$1];LEFT([.B201]; [.C201]);[.$D$1];&quot;,&quot;)" office:value-type="string" office:string-value="&quot;MA91&quot;=&gt;&quot;Alert: This determination is the result of the appeal you filed.&quot;," calcext:value-type="string">
            <text:p>"MA91"=&gt;"Alert: This determination is the result of the appeal you filed.",</text:p>
          </table:table-cell>
        </table:table-row>
        <table:table-row table:style-name="ro8">
          <table:table-cell office:value-type="string" calcext:value-type="string">
            <text:p>MA92</text:p>
          </table:table-cell>
          <table:table-cell office:value-type="string" calcext:value-type="string">
            <text:p>Missing plan information for other insurance.</text:p>
            <text:p>Start: 01/01/1997 | Last Modified: 02/01/2004</text:p>
            <text:p>Notes: (Modified 2/1/04) Related to N245</text:p>
          </table:table-cell>
          <table:table-cell table:formula="of:=FIND(&quot;Start&quot;; [.B202]; 1)-2" office:value-type="float" office:value="45" calcext:value-type="float">
            <text:p>45</text:p>
          </table:table-cell>
          <table:table-cell table:formula="of:=CONCATENATE([.$D$1];[.A202];[.$D$1];&quot;=&gt;&quot;;[.$D$1];LEFT([.B202]; [.C202]);[.$D$1];&quot;,&quot;)" office:value-type="string" office:string-value="&quot;MA92&quot;=&gt;&quot;Missing plan information for other insurance.&quot;," calcext:value-type="string">
            <text:p>"MA92"=&gt;"Missing plan information for other insurance.",</text:p>
          </table:table-cell>
        </table:table-row>
        <table:table-row table:style-name="ro8">
          <table:table-cell office:value-type="string" calcext:value-type="string">
            <text:p>MA93</text:p>
          </table:table-cell>
          <table:table-cell office:value-type="string" calcext:value-type="string">
            <text:p>Non-PIP (Periodic Interim Payment) claim.</text:p>
            <text:p>Start: 01/01/1997 | Last Modified: 06/30/2003</text:p>
            <text:p>Notes: (Modified 6/30/03)</text:p>
          </table:table-cell>
          <table:table-cell table:formula="of:=FIND(&quot;Start&quot;; [.B203]; 1)-2" office:value-type="float" office:value="41" calcext:value-type="float">
            <text:p>41</text:p>
          </table:table-cell>
          <table:table-cell table:formula="of:=CONCATENATE([.$D$1];[.A203];[.$D$1];&quot;=&gt;&quot;;[.$D$1];LEFT([.B203]; [.C203]);[.$D$1];&quot;,&quot;)" office:value-type="string" office:string-value="&quot;MA93&quot;=&gt;&quot;Non-PIP (Periodic Interim Payment) claim.&quot;," calcext:value-type="string">
            <text:p>"MA93"=&gt;"Non-PIP (Periodic Interim Payment) claim.",</text:p>
          </table:table-cell>
        </table:table-row>
        <table:table-row table:style-name="ro9">
          <table:table-cell office:value-type="string" calcext:value-type="string">
            <text:p>MA94</text:p>
          </table:table-cell>
          <table:table-cell office:value-type="string" calcext:value-type="string">
            <text:p>Did not enter the statement “Attending physician not hospice employee” on the claim form to certify that the rendering physician is not an employee of the hospice.</text:p>
            <text:p>Start: 01/01/1997 | Last Modified: 08/01/2005</text:p>
            <text:p>Notes: (Reactivated 4/1/04, Modified 8/1/05)</text:p>
          </table:table-cell>
          <table:table-cell table:formula="of:=FIND(&quot;Start&quot;; [.B204]; 1)-2" office:value-type="float" office:value="163" calcext:value-type="float">
            <text:p>163</text:p>
          </table:table-cell>
          <table:table-cell table:formula="of:=CONCATENATE([.$D$1];[.A204];[.$D$1];&quot;=&gt;&quot;;[.$D$1];LEFT([.B204]; [.C204]);[.$D$1];&quot;,&quot;)" office:value-type="string" office:string-value="&quot;MA94&quot;=&gt;&quot;Did not enter the statement “Attending physician not hospice employee” on the claim form to certify that the rendering physician is not an employee of the hospice.&quot;," calcext:value-type="string">
            <text:p>"MA94"=&gt;"Did not enter the statement “Attending physician not hospice employee” on the claim form to certify that the rendering physician is not an employee of the hospice.",</text:p>
          </table:table-cell>
        </table:table-row>
        <table:table-row table:style-name="ro8">
          <table:table-cell office:value-type="string" calcext:value-type="string">
            <text:p>MA96</text:p>
          </table:table-cell>
          <table:table-cell office:value-type="string" calcext:value-type="string">
            <text:p>Claim rejected. Coded as a Medicare Managed Care Demonstration but patient is not enrolled in a Medicare managed care plan.</text:p>
            <text:p>Start: 01/01/1997</text:p>
          </table:table-cell>
          <table:table-cell table:formula="of:=FIND(&quot;Start&quot;; [.B205]; 1)-2" office:value-type="float" office:value="123" calcext:value-type="float">
            <text:p>123</text:p>
          </table:table-cell>
          <table:table-cell table:formula="of:=CONCATENATE([.$D$1];[.A205];[.$D$1];&quot;=&gt;&quot;;[.$D$1];LEFT([.B205]; [.C205]);[.$D$1];&quot;,&quot;)" office:value-type="string" office:string-value="&quot;MA96&quot;=&gt;&quot;Claim rejected. Coded as a Medicare Managed Care Demonstration but patient is not enrolled in a Medicare managed care plan.&quot;," calcext:value-type="string">
            <text:p>"MA96"=&gt;"Claim rejected. Coded as a Medicare Managed Care Demonstration but patient is not enrolled in a Medicare managed care plan.",</text:p>
          </table:table-cell>
        </table:table-row>
        <table:table-row table:style-name="ro9">
          <table:table-cell office:value-type="string" calcext:value-type="string">
            <text:p>MA97</text:p>
          </table:table-cell>
          <table:table-cell office:value-type="string" calcext:value-type="string">
            <text:p>Missing/incomplete/invalid Medicare Managed Care Demonstration contract number or clinical trial registry number.</text:p>
            <text:p>Start: 01/01/1997 | Last Modified: 02/29/2008</text:p>
            <text:p>Notes: (Modified 2/29/08)</text:p>
          </table:table-cell>
          <table:table-cell table:formula="of:=FIND(&quot;Start&quot;; [.B206]; 1)-2" office:value-type="float" office:value="113" calcext:value-type="float">
            <text:p>113</text:p>
          </table:table-cell>
          <table:table-cell table:formula="of:=CONCATENATE([.$D$1];[.A206];[.$D$1];&quot;=&gt;&quot;;[.$D$1];LEFT([.B206]; [.C206]);[.$D$1];&quot;,&quot;)" office:value-type="string" office:string-value="&quot;MA97&quot;=&gt;&quot;Missing/incomplete/invalid Medicare Managed Care Demonstration contract number or clinical trial registry number.&quot;," calcext:value-type="string">
            <text:p>"MA97"=&gt;"Missing/incomplete/invalid Medicare Managed Care Demonstration contract number or clinical trial registry number.",</text:p>
          </table:table-cell>
        </table:table-row>
        <table:table-row table:style-name="ro8">
          <table:table-cell office:value-type="string" calcext:value-type="string">
            <text:p>MA99</text:p>
          </table:table-cell>
          <table:table-cell office:value-type="string" calcext:value-type="string">
            <text:p>Missing/incomplete/invalid Medigap information.</text:p>
            <text:p>Start: 01/01/1997 | Last Modified: 02/28/2003</text:p>
            <text:p>Notes: (Modified 2/28/03)</text:p>
          </table:table-cell>
          <table:table-cell table:formula="of:=FIND(&quot;Start&quot;; [.B207]; 1)-2" office:value-type="float" office:value="47" calcext:value-type="float">
            <text:p>47</text:p>
          </table:table-cell>
          <table:table-cell table:formula="of:=CONCATENATE([.$D$1];[.A207];[.$D$1];&quot;=&gt;&quot;;[.$D$1];LEFT([.B207]; [.C207]);[.$D$1];&quot;,&quot;)" office:value-type="string" office:string-value="&quot;MA99&quot;=&gt;&quot;Missing/incomplete/invalid Medigap information.&quot;," calcext:value-type="string">
            <text:p>"MA99"=&gt;"Missing/incomplete/invalid Medigap information.",</text:p>
          </table:table-cell>
        </table:table-row>
        <table:table-row table:style-name="ro8">
          <table:table-cell office:value-type="string" calcext:value-type="string">
            <text:p>MA100</text:p>
          </table:table-cell>
          <table:table-cell office:value-type="string" calcext:value-type="string">
            <text:p>Missing/incomplete/invalid date of current illness or symptoms.</text:p>
            <text:p>Start: 01/01/1997 | Last Modified: 03/14/2014</text:p>
            <text:p>Notes: (Modified 2/28/03, 3/30/05, 3/14/2014)</text:p>
          </table:table-cell>
          <table:table-cell table:formula="of:=FIND(&quot;Start&quot;; [.B208]; 1)-2" office:value-type="float" office:value="63" calcext:value-type="float">
            <text:p>63</text:p>
          </table:table-cell>
          <table:table-cell table:formula="of:=CONCATENATE([.$D$1];[.A208];[.$D$1];&quot;=&gt;&quot;;[.$D$1];LEFT([.B208]; [.C208]);[.$D$1];&quot;,&quot;)" office:value-type="string" office:string-value="&quot;MA100&quot;=&gt;&quot;Missing/incomplete/invalid date of current illness or symptoms.&quot;," calcext:value-type="string">
            <text:p>"MA100"=&gt;"Missing/incomplete/invalid date of current illness or symptoms.",</text:p>
          </table:table-cell>
        </table:table-row>
        <table:table-row table:style-name="ro7">
          <table:table-cell office:value-type="string" calcext:value-type="string">
            <text:p>MA103</text:p>
          </table:table-cell>
          <table:table-cell office:value-type="string" calcext:value-type="string">
            <text:p>Hemophilia Add On.</text:p>
            <text:p>Start: 01/01/1997</text:p>
          </table:table-cell>
          <table:table-cell table:formula="of:=FIND(&quot;Start&quot;; [.B209]; 1)-2" office:value-type="float" office:value="18" calcext:value-type="float">
            <text:p>18</text:p>
          </table:table-cell>
          <table:table-cell table:formula="of:=CONCATENATE([.$D$1];[.A209];[.$D$1];&quot;=&gt;&quot;;[.$D$1];LEFT([.B209]; [.C209]);[.$D$1];&quot;,&quot;)" office:value-type="string" office:string-value="&quot;MA103&quot;=&gt;&quot;Hemophilia Add On.&quot;," calcext:value-type="string">
            <text:p>"MA103"=&gt;"Hemophilia Add On.",</text:p>
          </table:table-cell>
        </table:table-row>
        <table:table-row table:style-name="ro8">
          <table:table-cell office:value-type="string" calcext:value-type="string">
            <text:p>MA106</text:p>
          </table:table-cell>
          <table:table-cell office:value-type="string" calcext:value-type="string">
            <text:p>PIP (Periodic Interim Payment) claim.</text:p>
            <text:p>Start: 01/01/1997 | Last Modified: 06/30/2003</text:p>
            <text:p>Notes: (Modified 6/30/03)</text:p>
          </table:table-cell>
          <table:table-cell table:formula="of:=FIND(&quot;Start&quot;; [.B210]; 1)-2" office:value-type="float" office:value="37" calcext:value-type="float">
            <text:p>37</text:p>
          </table:table-cell>
          <table:table-cell table:formula="of:=CONCATENATE([.$D$1];[.A210];[.$D$1];&quot;=&gt;&quot;;[.$D$1];LEFT([.B210]; [.C210]);[.$D$1];&quot;,&quot;)" office:value-type="string" office:string-value="&quot;MA106&quot;=&gt;&quot;PIP (Periodic Interim Payment) claim.&quot;," calcext:value-type="string">
            <text:p>"MA106"=&gt;"PIP (Periodic Interim Payment) claim.",</text:p>
          </table:table-cell>
        </table:table-row>
        <table:table-row table:style-name="ro7">
          <table:table-cell office:value-type="string" calcext:value-type="string">
            <text:p>MA107</text:p>
          </table:table-cell>
          <table:table-cell office:value-type="string" calcext:value-type="string">
            <text:p>Paper claim contains more than three separate data items in field 19.</text:p>
            <text:p>Start: 01/01/1997</text:p>
          </table:table-cell>
          <table:table-cell table:formula="of:=FIND(&quot;Start&quot;; [.B211]; 1)-2" office:value-type="float" office:value="69" calcext:value-type="float">
            <text:p>69</text:p>
          </table:table-cell>
          <table:table-cell table:formula="of:=CONCATENATE([.$D$1];[.A211];[.$D$1];&quot;=&gt;&quot;;[.$D$1];LEFT([.B211]; [.C211]);[.$D$1];&quot;,&quot;)" office:value-type="string" office:string-value="&quot;MA107&quot;=&gt;&quot;Paper claim contains more than three separate data items in field 19.&quot;," calcext:value-type="string">
            <text:p>"MA107"=&gt;"Paper claim contains more than three separate data items in field 19.",</text:p>
          </table:table-cell>
        </table:table-row>
        <table:table-row table:style-name="ro7">
          <table:table-cell office:value-type="string" calcext:value-type="string">
            <text:p>MA108</text:p>
          </table:table-cell>
          <table:table-cell office:value-type="string" calcext:value-type="string">
            <text:p>Paper claim contains more than one data item in field 23.</text:p>
            <text:p>Start: 01/01/1997</text:p>
          </table:table-cell>
          <table:table-cell table:formula="of:=FIND(&quot;Start&quot;; [.B212]; 1)-2" office:value-type="float" office:value="57" calcext:value-type="float">
            <text:p>57</text:p>
          </table:table-cell>
          <table:table-cell table:formula="of:=CONCATENATE([.$D$1];[.A212];[.$D$1];&quot;=&gt;&quot;;[.$D$1];LEFT([.B212]; [.C212]);[.$D$1];&quot;,&quot;)" office:value-type="string" office:string-value="&quot;MA108&quot;=&gt;&quot;Paper claim contains more than one data item in field 23.&quot;," calcext:value-type="string">
            <text:p>"MA108"=&gt;"Paper claim contains more than one data item in field 23.",</text:p>
          </table:table-cell>
        </table:table-row>
        <table:table-row table:style-name="ro7">
          <table:table-cell office:value-type="string" calcext:value-type="string">
            <text:p>MA109</text:p>
          </table:table-cell>
          <table:table-cell office:value-type="string" calcext:value-type="string">
            <text:p>Claim processed in accordance with ambulatory surgical guidelines.</text:p>
            <text:p>Start: 01/01/1997</text:p>
          </table:table-cell>
          <table:table-cell table:formula="of:=FIND(&quot;Start&quot;; [.B213]; 1)-2" office:value-type="float" office:value="66" calcext:value-type="float">
            <text:p>66</text:p>
          </table:table-cell>
          <table:table-cell table:formula="of:=CONCATENATE([.$D$1];[.A213];[.$D$1];&quot;=&gt;&quot;;[.$D$1];LEFT([.B213]; [.C213]);[.$D$1];&quot;,&quot;)" office:value-type="string" office:string-value="&quot;MA109&quot;=&gt;&quot;Claim processed in accordance with ambulatory surgical guidelines.&quot;," calcext:value-type="string">
            <text:p>"MA109"=&gt;"Claim processed in accordance with ambulatory surgical guidelines.",</text:p>
          </table:table-cell>
        </table:table-row>
        <table:table-row table:style-name="ro9">
          <table:table-cell office:value-type="string" calcext:value-type="string">
            <text:p>MA110</text:p>
          </table:table-cell>
          <table:table-cell office:value-type="string" calcext:value-type="string">
            <text:p>Missing/incomplete/invalid information on whether the diagnostic test(s) were performed by an outside entity or if no purchased tests are included on the claim.</text:p>
            <text:p>Start: 01/01/1997 | Last Modified: 02/28/2003</text:p>
            <text:p>Notes: (Modified 2/28/03)</text:p>
          </table:table-cell>
          <table:table-cell table:formula="of:=FIND(&quot;Start&quot;; [.B214]; 1)-2" office:value-type="float" office:value="160" calcext:value-type="float">
            <text:p>160</text:p>
          </table:table-cell>
          <table:table-cell table:formula="of:=CONCATENATE([.$D$1];[.A214];[.$D$1];&quot;=&gt;&quot;;[.$D$1];LEFT([.B214]; [.C214]);[.$D$1];&quot;,&quot;)" office:value-type="string" office:string-value="&quot;MA110&quot;=&gt;&quot;Missing/incomplete/invalid information on whether the diagnostic test(s) were performed by an outside entity or if no purchased tests are included on the claim.&quot;," calcext:value-type="string">
            <text:p>"MA110"=&gt;"Missing/incomplete/invalid information on whether the diagnostic test(s) were performed by an outside entity or if no purchased tests are included on the claim.",</text:p>
          </table:table-cell>
        </table:table-row>
        <table:table-row table:style-name="ro9">
          <table:table-cell office:value-type="string" calcext:value-type="string">
            <text:p>MA111</text:p>
          </table:table-cell>
          <table:table-cell office:value-type="string" calcext:value-type="string">
            <text:p>Missing/incomplete/invalid purchase price of the test(s) and/or the performing laboratory's name and address.</text:p>
            <text:p>Start: 01/01/1997 | Last Modified: 02/28/2003</text:p>
            <text:p>Notes: (Modified 2/28/03)</text:p>
          </table:table-cell>
          <table:table-cell table:formula="of:=FIND(&quot;Start&quot;; [.B215]; 1)-2" office:value-type="float" office:value="109" calcext:value-type="float">
            <text:p>109</text:p>
          </table:table-cell>
          <table:table-cell table:formula="of:=CONCATENATE([.$D$1];[.A215];[.$D$1];&quot;=&gt;&quot;;[.$D$1];LEFT([.B215]; [.C215]);[.$D$1];&quot;,&quot;)" office:value-type="string" office:string-value="&quot;MA111&quot;=&gt;&quot;Missing/incomplete/invalid purchase price of the test(s) and/or the performing laboratory's name and address.&quot;," calcext:value-type="string">
            <text:p>"MA111"=&gt;"Missing/incomplete/invalid purchase price of the test(s) and/or the performing laboratory's name and address.",</text:p>
          </table:table-cell>
        </table:table-row>
        <table:table-row table:style-name="ro8">
          <table:table-cell office:value-type="string" calcext:value-type="string">
            <text:p>MA112</text:p>
          </table:table-cell>
          <table:table-cell office:value-type="string" calcext:value-type="string">
            <text:p>Missing/incomplete/invalid group practice information.</text:p>
            <text:p>Start: 01/01/1997 | Last Modified: 02/28/2003</text:p>
            <text:p>Notes: (Modified 2/28/03)</text:p>
          </table:table-cell>
          <table:table-cell table:formula="of:=FIND(&quot;Start&quot;; [.B216]; 1)-2" office:value-type="float" office:value="54" calcext:value-type="float">
            <text:p>54</text:p>
          </table:table-cell>
          <table:table-cell table:formula="of:=CONCATENATE([.$D$1];[.A216];[.$D$1];&quot;=&gt;&quot;;[.$D$1];LEFT([.B216]; [.C216]);[.$D$1];&quot;,&quot;)" office:value-type="string" office:string-value="&quot;MA112&quot;=&gt;&quot;Missing/incomplete/invalid group practice information.&quot;," calcext:value-type="string">
            <text:p>"MA112"=&gt;"Missing/incomplete/invalid group practice information.",</text:p>
          </table:table-cell>
        </table:table-row>
        <table:table-row table:style-name="ro10">
          <table:table-cell office:value-type="string" calcext:value-type="string">
            <text:p>MA113</text:p>
          </table:table-cell>
          <table:table-cell office:value-type="string" calcext:value-type="string">
            <text:p>Incomplete/invalid taxpayer identification number (TIN) submitted by you per the Internal Revenue Service. Your claims cannot be processed without your correct TIN, and you may not bill the patient pending correction of your TIN. There are no appeal rights for unprocessable claims, but you may resubmit this claim after you have notified this office of your correct TIN.</text:p>
            <text:p>Start: 01/01/1997</text:p>
          </table:table-cell>
          <table:table-cell table:formula="of:=FIND(&quot;Start&quot;; [.B217]; 1)-2" office:value-type="float" office:value="371" calcext:value-type="float">
            <text:p>371</text:p>
          </table:table-cell>
          <table:table-cell table:formula="of:=CONCATENATE([.$D$1];[.A217];[.$D$1];&quot;=&gt;&quot;;[.$D$1];LEFT([.B217]; [.C217]);[.$D$1];&quot;,&quot;)" office:value-type="string" office:string-value="&quot;MA113&quot;=&gt;&quot;Incomplete/invalid taxpayer identification number (TIN) submitted by you per the Internal Revenue Service. Your claims cannot be processed without your correct TIN, and you may not bill the patient pending correction of your TIN. There are no appeal rights for unprocessable claims, but you may resubmit this claim after you have notified this office of your correct TIN.&quot;," calcext:value-type="string">
            <text:p>"MA113"=&gt;"Incomplete/invalid taxpayer identification number (TIN) submitted by you per the Internal Revenue Service. Your claims cannot be processed without your correct TIN, and you may not bill the patient pending correction of your TIN. There are no appeal rights for unprocessable claims, but you may resubmit this claim after you have notified this office of your correct TIN.",</text:p>
          </table:table-cell>
        </table:table-row>
        <table:table-row table:style-name="ro8">
          <table:table-cell office:value-type="string" calcext:value-type="string">
            <text:p>MA114</text:p>
          </table:table-cell>
          <table:table-cell office:value-type="string" calcext:value-type="string">
            <text:p>Missing/incomplete/invalid information on where the services were furnished.</text:p>
            <text:p>Start: 01/01/1997 | Last Modified: 02/28/2003</text:p>
            <text:p>Notes: (Modified 2/28/03)</text:p>
          </table:table-cell>
          <table:table-cell table:formula="of:=FIND(&quot;Start&quot;; [.B218]; 1)-2" office:value-type="float" office:value="76" calcext:value-type="float">
            <text:p>76</text:p>
          </table:table-cell>
          <table:table-cell table:formula="of:=CONCATENATE([.$D$1];[.A218];[.$D$1];&quot;=&gt;&quot;;[.$D$1];LEFT([.B218]; [.C218]);[.$D$1];&quot;,&quot;)" office:value-type="string" office:string-value="&quot;MA114&quot;=&gt;&quot;Missing/incomplete/invalid information on where the services were furnished.&quot;," calcext:value-type="string">
            <text:p>"MA114"=&gt;"Missing/incomplete/invalid information on where the services were furnished.",</text:p>
          </table:table-cell>
        </table:table-row>
        <table:table-row table:style-name="ro9">
          <table:table-cell office:value-type="string" calcext:value-type="string">
            <text:p>MA115</text:p>
          </table:table-cell>
          <table:table-cell office:value-type="string" calcext:value-type="string">
            <text:p>Missing/incomplete/invalid physical location (name and address, or PIN) where the service(s) were rendered in a Health Professional Shortage Area (HPSA).</text:p>
            <text:p>Start: 01/01/1997 | Last Modified: 02/28/2003</text:p>
            <text:p>Notes: (Modified 2/28/03)</text:p>
          </table:table-cell>
          <table:table-cell table:formula="of:=FIND(&quot;Start&quot;; [.B219]; 1)-2" office:value-type="float" office:value="153" calcext:value-type="float">
            <text:p>153</text:p>
          </table:table-cell>
          <table:table-cell table:formula="of:=CONCATENATE([.$D$1];[.A219];[.$D$1];&quot;=&gt;&quot;;[.$D$1];LEFT([.B219]; [.C219]);[.$D$1];&quot;,&quot;)" office:value-type="string" office:string-value="&quot;MA115&quot;=&gt;&quot;Missing/incomplete/invalid physical location (name and address, or PIN) where the service(s) were rendered in a Health Professional Shortage Area (HPSA).&quot;," calcext:value-type="string">
            <text:p>"MA115"=&gt;"Missing/incomplete/invalid physical location (name and address, or PIN) where the service(s) were rendered in a Health Professional Shortage Area (HPSA).",</text:p>
          </table:table-cell>
        </table:table-row>
        <table:table-row table:style-name="ro9">
          <table:table-cell office:value-type="string" calcext:value-type="string">
            <text:p>MA116</text:p>
          </table:table-cell>
          <table:table-cell office:value-type="string" calcext:value-type="string">
            <text:p>Did not complete the statement 'Homebound' on the claim to validate whether laboratory services were performed at home or in an institution.</text:p>
            <text:p>Start: 01/01/1997</text:p>
            <text:p>Notes: (Reactivated 4/1/04)</text:p>
          </table:table-cell>
          <table:table-cell table:formula="of:=FIND(&quot;Start&quot;; [.B220]; 1)-2" office:value-type="float" office:value="140" calcext:value-type="float">
            <text:p>140</text:p>
          </table:table-cell>
          <table:table-cell table:formula="of:=CONCATENATE([.$D$1];[.A220];[.$D$1];&quot;=&gt;&quot;;[.$D$1];LEFT([.B220]; [.C220]);[.$D$1];&quot;,&quot;)" office:value-type="string" office:string-value="&quot;MA116&quot;=&gt;&quot;Did not complete the statement 'Homebound' on the claim to validate whether laboratory services were performed at home or in an institution.&quot;," calcext:value-type="string">
            <text:p>"MA116"=&gt;"Did not complete the statement 'Homebound' on the claim to validate whether laboratory services were performed at home or in an institution.",</text:p>
          </table:table-cell>
        </table:table-row>
        <table:table-row table:style-name="ro7">
          <table:table-cell office:value-type="string" calcext:value-type="string">
            <text:p>MA117</text:p>
          </table:table-cell>
          <table:table-cell office:value-type="string" calcext:value-type="string">
            <text:p>This claim has been assessed a $1.00 user fee.</text:p>
            <text:p>Start: 01/01/1997</text:p>
          </table:table-cell>
          <table:table-cell table:formula="of:=FIND(&quot;Start&quot;; [.B221]; 1)-2" office:value-type="float" office:value="46" calcext:value-type="float">
            <text:p>46</text:p>
          </table:table-cell>
          <table:table-cell table:formula="of:=CONCATENATE([.$D$1];[.A221];[.$D$1];&quot;=&gt;&quot;;[.$D$1];LEFT([.B221]; [.C221]);[.$D$1];&quot;,&quot;)" office:value-type="string" office:string-value="&quot;MA117&quot;=&gt;&quot;This claim has been assessed a $1.00 user fee.&quot;," calcext:value-type="string">
            <text:p>"MA117"=&gt;"This claim has been assessed a $1.00 user fee.",</text:p>
          </table:table-cell>
        </table:table-row>
        <table:table-row table:style-name="ro9">
          <table:table-cell office:value-type="string" calcext:value-type="string">
            <text:p>MA118</text:p>
          </table:table-cell>
          <table:table-cell office:value-type="string" calcext:value-type="string">
            <text:p>Alert: No Medicare payment issued for this claim for services or supplies furnished to a Medicare-eligible veteran through a facility of the Department of Veterans Affairs. Coinsurance and/or deductible are applicable.</text:p>
            <text:p>Start: 01/01/1997 | Last Modified: 11/01/2014</text:p>
          </table:table-cell>
          <table:table-cell table:formula="of:=FIND(&quot;Start&quot;; [.B222]; 1)-2" office:value-type="float" office:value="218" calcext:value-type="float">
            <text:p>218</text:p>
          </table:table-cell>
          <table:table-cell table:formula="of:=CONCATENATE([.$D$1];[.A222];[.$D$1];&quot;=&gt;&quot;;[.$D$1];LEFT([.B222]; [.C222]);[.$D$1];&quot;,&quot;)" office:value-type="string" office:string-value="&quot;MA118&quot;=&gt;&quot;Alert: No Medicare payment issued for this claim for services or supplies furnished to a Medicare-eligible veteran through a facility of the Department of Veterans Affairs. Coinsurance and/or deductible are applicable.&quot;," calcext:value-type="string">
            <text:p>"MA118"=&gt;"Alert: No Medicare payment issued for this claim for services or supplies furnished to a Medicare-eligible veteran through a facility of the Department of Veterans Affairs. Coinsurance and/or deductible are applicable.",</text:p>
          </table:table-cell>
        </table:table-row>
        <table:table-row table:style-name="ro8">
          <table:table-cell office:value-type="string" calcext:value-type="string">
            <text:p>MA120</text:p>
          </table:table-cell>
          <table:table-cell office:value-type="string" calcext:value-type="string">
            <text:p>Missing/incomplete/invalid CLIA certification number.</text:p>
            <text:p>Start: 01/01/1997 | Last Modified: 02/28/2003</text:p>
            <text:p>Notes: (Modified 2/28/03)</text:p>
          </table:table-cell>
          <table:table-cell table:formula="of:=FIND(&quot;Start&quot;; [.B223]; 1)-2" office:value-type="float" office:value="53" calcext:value-type="float">
            <text:p>53</text:p>
          </table:table-cell>
          <table:table-cell table:formula="of:=CONCATENATE([.$D$1];[.A223];[.$D$1];&quot;=&gt;&quot;;[.$D$1];LEFT([.B223]; [.C223]);[.$D$1];&quot;,&quot;)" office:value-type="string" office:string-value="&quot;MA120&quot;=&gt;&quot;Missing/incomplete/invalid CLIA certification number.&quot;," calcext:value-type="string">
            <text:p>"MA120"=&gt;"Missing/incomplete/invalid CLIA certification number.",</text:p>
          </table:table-cell>
        </table:table-row>
        <table:table-row table:style-name="ro8">
          <table:table-cell office:value-type="string" calcext:value-type="string">
            <text:p>MA121</text:p>
          </table:table-cell>
          <table:table-cell office:value-type="string" calcext:value-type="string">
            <text:p>Missing/incomplete/invalid x-ray date.</text:p>
            <text:p>Start: 01/01/1997 | Last Modified: 12/02/2004</text:p>
            <text:p>Notes: (Modified 12/2/04)</text:p>
          </table:table-cell>
          <table:table-cell table:formula="of:=FIND(&quot;Start&quot;; [.B224]; 1)-2" office:value-type="float" office:value="38" calcext:value-type="float">
            <text:p>38</text:p>
          </table:table-cell>
          <table:table-cell table:formula="of:=CONCATENATE([.$D$1];[.A224];[.$D$1];&quot;=&gt;&quot;;[.$D$1];LEFT([.B224]; [.C224]);[.$D$1];&quot;,&quot;)" office:value-type="string" office:string-value="&quot;MA121&quot;=&gt;&quot;Missing/incomplete/invalid x-ray date.&quot;," calcext:value-type="string">
            <text:p>"MA121"=&gt;"Missing/incomplete/invalid x-ray date.",</text:p>
          </table:table-cell>
        </table:table-row>
        <table:table-row table:style-name="ro8">
          <table:table-cell office:value-type="string" calcext:value-type="string">
            <text:p>MA122</text:p>
          </table:table-cell>
          <table:table-cell office:value-type="string" calcext:value-type="string">
            <text:p>Missing/incomplete/invalid initial treatment date.</text:p>
            <text:p>Start: 01/01/1997 | Last Modified: 12/02/2004</text:p>
            <text:p>Notes: (Modified 12/2/04)</text:p>
          </table:table-cell>
          <table:table-cell table:formula="of:=FIND(&quot;Start&quot;; [.B225]; 1)-2" office:value-type="float" office:value="50" calcext:value-type="float">
            <text:p>50</text:p>
          </table:table-cell>
          <table:table-cell table:formula="of:=CONCATENATE([.$D$1];[.A225];[.$D$1];&quot;=&gt;&quot;;[.$D$1];LEFT([.B225]; [.C225]);[.$D$1];&quot;,&quot;)" office:value-type="string" office:string-value="&quot;MA122&quot;=&gt;&quot;Missing/incomplete/invalid initial treatment date.&quot;," calcext:value-type="string">
            <text:p>"MA122"=&gt;"Missing/incomplete/invalid initial treatment date.",</text:p>
          </table:table-cell>
        </table:table-row>
        <table:table-row table:style-name="ro8">
          <table:table-cell office:value-type="string" calcext:value-type="string">
            <text:p>MA123</text:p>
          </table:table-cell>
          <table:table-cell office:value-type="string" calcext:value-type="string">
            <text:p>Your center was not selected to participate in this study, therefore, we cannot pay for these services.</text:p>
            <text:p>Start: 01/01/1997</text:p>
          </table:table-cell>
          <table:table-cell table:formula="of:=FIND(&quot;Start&quot;; [.B226]; 1)-2" office:value-type="float" office:value="103" calcext:value-type="float">
            <text:p>103</text:p>
          </table:table-cell>
          <table:table-cell table:formula="of:=CONCATENATE([.$D$1];[.A226];[.$D$1];&quot;=&gt;&quot;;[.$D$1];LEFT([.B226]; [.C226]);[.$D$1];&quot;,&quot;)" office:value-type="string" office:string-value="&quot;MA123&quot;=&gt;&quot;Your center was not selected to participate in this study, therefore, we cannot pay for these services.&quot;," calcext:value-type="string">
            <text:p>"MA123"=&gt;"Your center was not selected to participate in this study, therefore, we cannot pay for these services.",</text:p>
          </table:table-cell>
        </table:table-row>
        <table:table-row table:style-name="ro7">
          <table:table-cell office:value-type="string" calcext:value-type="string">
            <text:p>MA125</text:p>
          </table:table-cell>
          <table:table-cell office:value-type="string" calcext:value-type="string">
            <text:p>Per legislation governing this program, payment constitutes payment in full.</text:p>
            <text:p>Start: 01/01/1997</text:p>
          </table:table-cell>
          <table:table-cell table:formula="of:=FIND(&quot;Start&quot;; [.B227]; 1)-2" office:value-type="float" office:value="76" calcext:value-type="float">
            <text:p>76</text:p>
          </table:table-cell>
          <table:table-cell table:formula="of:=CONCATENATE([.$D$1];[.A227];[.$D$1];&quot;=&gt;&quot;;[.$D$1];LEFT([.B227]; [.C227]);[.$D$1];&quot;,&quot;)" office:value-type="string" office:string-value="&quot;MA125&quot;=&gt;&quot;Per legislation governing this program, payment constitutes payment in full.&quot;," calcext:value-type="string">
            <text:p>"MA125"=&gt;"Per legislation governing this program, payment constitutes payment in full.",</text:p>
          </table:table-cell>
        </table:table-row>
        <table:table-row table:style-name="ro7">
          <table:table-cell office:value-type="string" calcext:value-type="string">
            <text:p>MA126</text:p>
          </table:table-cell>
          <table:table-cell office:value-type="string" calcext:value-type="string">
            <text:p>Pancreas transplant not covered unless kidney transplant performed.</text:p>
            <text:p>Start: 10/12/2001</text:p>
          </table:table-cell>
          <table:table-cell table:formula="of:=FIND(&quot;Start&quot;; [.B228]; 1)-2" office:value-type="float" office:value="67" calcext:value-type="float">
            <text:p>67</text:p>
          </table:table-cell>
          <table:table-cell table:formula="of:=CONCATENATE([.$D$1];[.A228];[.$D$1];&quot;=&gt;&quot;;[.$D$1];LEFT([.B228]; [.C228]);[.$D$1];&quot;,&quot;)" office:value-type="string" office:string-value="&quot;MA126&quot;=&gt;&quot;Pancreas transplant not covered unless kidney transplant performed.&quot;," calcext:value-type="string">
            <text:p>"MA126"=&gt;"Pancreas transplant not covered unless kidney transplant performed.",</text:p>
          </table:table-cell>
        </table:table-row>
        <table:table-row table:style-name="ro8">
          <table:table-cell office:value-type="string" calcext:value-type="string">
            <text:p>MA128</text:p>
          </table:table-cell>
          <table:table-cell office:value-type="string" calcext:value-type="string">
            <text:p>Missing/incomplete/invalid FDA approval number.</text:p>
            <text:p>Start: 10/12/2001 | Last Modified: 03/30/2005</text:p>
            <text:p>Notes: (Modified 2/28/03, 3/30/05)</text:p>
          </table:table-cell>
          <table:table-cell table:formula="of:=FIND(&quot;Start&quot;; [.B229]; 1)-2" office:value-type="float" office:value="47" calcext:value-type="float">
            <text:p>47</text:p>
          </table:table-cell>
          <table:table-cell table:formula="of:=CONCATENATE([.$D$1];[.A229];[.$D$1];&quot;=&gt;&quot;;[.$D$1];LEFT([.B229]; [.C229]);[.$D$1];&quot;,&quot;)" office:value-type="string" office:string-value="&quot;MA128&quot;=&gt;&quot;Missing/incomplete/invalid FDA approval number.&quot;," calcext:value-type="string">
            <text:p>"MA128"=&gt;"Missing/incomplete/invalid FDA approval number.",</text:p>
          </table:table-cell>
        </table:table-row>
        <table:table-row table:style-name="ro9">
          <table:table-cell office:value-type="string" calcext:value-type="string">
            <text:p>MA130</text:p>
          </table:table-cell>
          <table:table-cell office:value-type="string" calcext:value-type="string">
            <text:p>Your claim contains incomplete and/or invalid information, and no appeal rights are afforded because the claim is unprocessable. Please submit a new claim with the complete/correct information.</text:p>
            <text:p>Start: 10/12/2001</text:p>
          </table:table-cell>
          <table:table-cell table:formula="of:=FIND(&quot;Start&quot;; [.B230]; 1)-2" office:value-type="float" office:value="193" calcext:value-type="float">
            <text:p>193</text:p>
          </table:table-cell>
          <table:table-cell table:formula="of:=CONCATENATE([.$D$1];[.A230];[.$D$1];&quot;=&gt;&quot;;[.$D$1];LEFT([.B230]; [.C230]);[.$D$1];&quot;,&quot;)" office:value-type="string" office:string-value="&quot;MA130&quot;=&gt;&quot;Your claim contains incomplete and/or invalid information, and no appeal rights are afforded because the claim is unprocessable. Please submit a new claim with the complete/correct information.&quot;," calcext:value-type="string">
            <text:p>"MA130"=&gt;"Your claim contains incomplete and/or invalid information, and no appeal rights are afforded because the claim is unprocessable. Please submit a new claim with the complete/correct information.",</text:p>
          </table:table-cell>
        </table:table-row>
        <table:table-row table:style-name="ro9">
          <table:table-cell office:value-type="string" calcext:value-type="string">
            <text:p>MA131</text:p>
          </table:table-cell>
          <table:table-cell office:value-type="string" calcext:value-type="string">
            <text:p>Physician already paid for services in conjunction with this demonstration claim. You must have the physician withdraw that claim and refund the payment before we can process your claim.</text:p>
            <text:p>Start: 10/12/2001</text:p>
          </table:table-cell>
          <table:table-cell table:formula="of:=FIND(&quot;Start&quot;; [.B231]; 1)-2" office:value-type="float" office:value="186" calcext:value-type="float">
            <text:p>186</text:p>
          </table:table-cell>
          <table:table-cell table:formula="of:=CONCATENATE([.$D$1];[.A231];[.$D$1];&quot;=&gt;&quot;;[.$D$1];LEFT([.B231]; [.C231]);[.$D$1];&quot;,&quot;)" office:value-type="string" office:string-value="&quot;MA131&quot;=&gt;&quot;Physician already paid for services in conjunction with this demonstration claim. You must have the physician withdraw that claim and refund the payment before we can process your claim.&quot;," calcext:value-type="string">
            <text:p>"MA131"=&gt;"Physician already paid for services in conjunction with this demonstration claim. You must have the physician withdraw that claim and refund the payment before we can process your claim.",</text:p>
          </table:table-cell>
        </table:table-row>
        <table:table-row table:style-name="ro7">
          <table:table-cell office:value-type="string" calcext:value-type="string">
            <text:p>MA132</text:p>
          </table:table-cell>
          <table:table-cell office:value-type="string" calcext:value-type="string">
            <text:p>Adjustment to the pre-demonstration rate.</text:p>
            <text:p>Start: 10/12/2001</text:p>
          </table:table-cell>
          <table:table-cell table:formula="of:=FIND(&quot;Start&quot;; [.B232]; 1)-2" office:value-type="float" office:value="41" calcext:value-type="float">
            <text:p>41</text:p>
          </table:table-cell>
          <table:table-cell table:formula="of:=CONCATENATE([.$D$1];[.A232];[.$D$1];&quot;=&gt;&quot;;[.$D$1];LEFT([.B232]; [.C232]);[.$D$1];&quot;,&quot;)" office:value-type="string" office:string-value="&quot;MA132&quot;=&gt;&quot;Adjustment to the pre-demonstration rate.&quot;," calcext:value-type="string">
            <text:p>"MA132"=&gt;"Adjustment to the pre-demonstration rate.",</text:p>
          </table:table-cell>
        </table:table-row>
        <table:table-row table:style-name="ro8">
          <table:table-cell office:value-type="string" calcext:value-type="string">
            <text:p>MA133</text:p>
          </table:table-cell>
          <table:table-cell office:value-type="string" calcext:value-type="string">
            <text:p>Claim overlaps inpatient stay. Rebill only those services rendered outside the inpatient stay.</text:p>
            <text:p>Start: 10/12/2001</text:p>
          </table:table-cell>
          <table:table-cell table:formula="of:=FIND(&quot;Start&quot;; [.B233]; 1)-2" office:value-type="float" office:value="94" calcext:value-type="float">
            <text:p>94</text:p>
          </table:table-cell>
          <table:table-cell table:formula="of:=CONCATENATE([.$D$1];[.A233];[.$D$1];&quot;=&gt;&quot;;[.$D$1];LEFT([.B233]; [.C233]);[.$D$1];&quot;,&quot;)" office:value-type="string" office:string-value="&quot;MA133&quot;=&gt;&quot;Claim overlaps inpatient stay. Rebill only those services rendered outside the inpatient stay.&quot;," calcext:value-type="string">
            <text:p>"MA133"=&gt;"Claim overlaps inpatient stay. Rebill only those services rendered outside the inpatient stay.",</text:p>
          </table:table-cell>
        </table:table-row>
        <table:table-row table:style-name="ro7">
          <table:table-cell office:value-type="string" calcext:value-type="string">
            <text:p>MA134</text:p>
          </table:table-cell>
          <table:table-cell office:value-type="string" calcext:value-type="string">
            <text:p>Missing/incomplete/invalid provider number of the facility where the patient resides.</text:p>
            <text:p>Start: 10/12/2001</text:p>
          </table:table-cell>
          <table:table-cell table:formula="of:=FIND(&quot;Start&quot;; [.B234]; 1)-2" office:value-type="float" office:value="85" calcext:value-type="float">
            <text:p>85</text:p>
          </table:table-cell>
          <table:table-cell table:formula="of:=CONCATENATE([.$D$1];[.A234];[.$D$1];&quot;=&gt;&quot;;[.$D$1];LEFT([.B234]; [.C234]);[.$D$1];&quot;,&quot;)" office:value-type="string" office:string-value="&quot;MA134&quot;=&gt;&quot;Missing/incomplete/invalid provider number of the facility where the patient resides.&quot;," calcext:value-type="string">
            <text:p>"MA134"=&gt;"Missing/incomplete/invalid provider number of the facility where the patient resides.",</text:p>
          </table:table-cell>
        </table:table-row>
        <table:table-row table:style-name="ro12">
          <table:table-cell office:value-type="string" calcext:value-type="string">
            <text:p>N1</text:p>
          </table:table-cell>
          <table:table-cell office:value-type="string" calcext:value-type="string">
            <text:p>Alert: You may appeal this decision in writing within the required time limits following receipt of this notice by following the instructions included in your contract, plan benefit documents or jurisdiction statutes.</text:p>
            <text:p>Start: 01/01/2000 | Last Modified: 07/15/2013</text:p>
            <text:p>Notes: (Modified 2/28/03, 4/1/07, 7/15/13)</text:p>
          </table:table-cell>
          <table:table-cell table:formula="of:=FIND(&quot;Start&quot;; [.B235]; 1)-2" office:value-type="float" office:value="217" calcext:value-type="float">
            <text:p>217</text:p>
          </table:table-cell>
          <table:table-cell table:formula="of:=CONCATENATE([.$D$1];[.A235];[.$D$1];&quot;=&gt;&quot;;[.$D$1];LEFT([.B235]; [.C235]);[.$D$1];&quot;,&quot;)" office:value-type="string" office:string-value="&quot;N1&quot;=&gt;&quot;Alert: You may appeal this decision in writing within the required time limits following receipt of this notice by following the instructions included in your contract, plan benefit documents or jurisdiction statutes.&quot;," calcext:value-type="string">
            <text:p>"N1"=&gt;"Alert: You may appeal this decision in writing within the required time limits following receipt of this notice by following the instructions included in your contract, plan benefit documents or jurisdiction statutes.",</text:p>
          </table:table-cell>
        </table:table-row>
        <table:table-row table:style-name="ro8">
          <table:table-cell office:value-type="string" calcext:value-type="string">
            <text:p>N2</text:p>
          </table:table-cell>
          <table:table-cell office:value-type="string" calcext:value-type="string">
            <text:p>This allowance has been made in accordance with the most appropriate course of treatment provision of the plan.</text:p>
            <text:p>Start: 01/01/2000</text:p>
          </table:table-cell>
          <table:table-cell table:formula="of:=FIND(&quot;Start&quot;; [.B236]; 1)-2" office:value-type="float" office:value="111" calcext:value-type="float">
            <text:p>111</text:p>
          </table:table-cell>
          <table:table-cell table:formula="of:=CONCATENATE([.$D$1];[.A236];[.$D$1];&quot;=&gt;&quot;;[.$D$1];LEFT([.B236]; [.C236]);[.$D$1];&quot;,&quot;)" office:value-type="string" office:string-value="&quot;N2&quot;=&gt;&quot;This allowance has been made in accordance with the most appropriate course of treatment provision of the plan.&quot;," calcext:value-type="string">
            <text:p>"N2"=&gt;"This allowance has been made in accordance with the most appropriate course of treatment provision of the plan.",</text:p>
          </table:table-cell>
        </table:table-row>
        <table:table-row table:style-name="ro8">
          <table:table-cell office:value-type="string" calcext:value-type="string">
            <text:p>N3</text:p>
          </table:table-cell>
          <table:table-cell office:value-type="string" calcext:value-type="string">
            <text:p>Missing consent form.</text:p>
            <text:p>Start: 01/01/2000 | Last Modified: 02/28/2003</text:p>
            <text:p>Notes: (Modified 2/28/03) Related to N228</text:p>
          </table:table-cell>
          <table:table-cell table:formula="of:=FIND(&quot;Start&quot;; [.B237]; 1)-2" office:value-type="float" office:value="21" calcext:value-type="float">
            <text:p>21</text:p>
          </table:table-cell>
          <table:table-cell table:formula="of:=CONCATENATE([.$D$1];[.A237];[.$D$1];&quot;=&gt;&quot;;[.$D$1];LEFT([.B237]; [.C237]);[.$D$1];&quot;,&quot;)" office:value-type="string" office:string-value="&quot;N3&quot;=&gt;&quot;Missing consent form.&quot;," calcext:value-type="string">
            <text:p>"N3"=&gt;"Missing consent form.",</text:p>
          </table:table-cell>
        </table:table-row>
        <table:table-row table:style-name="ro8">
          <table:table-cell office:value-type="string" calcext:value-type="string">
            <text:p>N4</text:p>
          </table:table-cell>
          <table:table-cell office:value-type="string" calcext:value-type="string">
            <text:p>Missing/Incomplete/Invalid prior Insurance Carrier(s) EOB.</text:p>
            <text:p>Start: 01/01/2000 | Last Modified: 03/06/2012</text:p>
            <text:p>Notes: (Modified 2/28/03, 3/6/2012)</text:p>
          </table:table-cell>
          <table:table-cell table:formula="of:=FIND(&quot;Start&quot;; [.B238]; 1)-2" office:value-type="float" office:value="58" calcext:value-type="float">
            <text:p>58</text:p>
          </table:table-cell>
          <table:table-cell table:formula="of:=CONCATENATE([.$D$1];[.A238];[.$D$1];&quot;=&gt;&quot;;[.$D$1];LEFT([.B238]; [.C238]);[.$D$1];&quot;,&quot;)" office:value-type="string" office:string-value="&quot;N4&quot;=&gt;&quot;Missing/Incomplete/Invalid prior Insurance Carrier(s) EOB.&quot;," calcext:value-type="string">
            <text:p>"N4"=&gt;"Missing/Incomplete/Invalid prior Insurance Carrier(s) EOB.",</text:p>
          </table:table-cell>
        </table:table-row>
        <table:table-row table:style-name="ro7">
          <table:table-cell office:value-type="string" calcext:value-type="string">
            <text:p>N5</text:p>
          </table:table-cell>
          <table:table-cell office:value-type="string" calcext:value-type="string">
            <text:p>EOB received from previous payer. Claim not on file.</text:p>
            <text:p>Start: 01/01/2000</text:p>
          </table:table-cell>
          <table:table-cell table:formula="of:=FIND(&quot;Start&quot;; [.B239]; 1)-2" office:value-type="float" office:value="52" calcext:value-type="float">
            <text:p>52</text:p>
          </table:table-cell>
          <table:table-cell table:formula="of:=CONCATENATE([.$D$1];[.A239];[.$D$1];&quot;=&gt;&quot;;[.$D$1];LEFT([.B239]; [.C239]);[.$D$1];&quot;,&quot;)" office:value-type="string" office:string-value="&quot;N5&quot;=&gt;&quot;EOB received from previous payer. Claim not on file.&quot;," calcext:value-type="string">
            <text:p>"N5"=&gt;"EOB received from previous payer. Claim not on file.",</text:p>
          </table:table-cell>
        </table:table-row>
        <table:table-row table:style-name="ro12">
          <table:table-cell office:value-type="string" calcext:value-type="string">
            <text:p>N6</text:p>
          </table:table-cell>
          <table:table-cell office:value-type="string" calcext:value-type="string">
            <text:p>Under FEHB law (U.S.C. 8904(b)), we cannot pay more for covered care than the amount Medicare would have allowed if the patient were enrolled in Medicare Part A and/or Medicare Part B.</text:p>
            <text:p>Start: 01/01/2000 | Last Modified: 02/28/2003</text:p>
            <text:p>Notes: (Modified 2/28/03)</text:p>
          </table:table-cell>
          <table:table-cell table:formula="of:=FIND(&quot;Start&quot;; [.B240]; 1)-2" office:value-type="float" office:value="184" calcext:value-type="float">
            <text:p>184</text:p>
          </table:table-cell>
          <table:table-cell table:formula="of:=CONCATENATE([.$D$1];[.A240];[.$D$1];&quot;=&gt;&quot;;[.$D$1];LEFT([.B240]; [.C240]);[.$D$1];&quot;,&quot;)" office:value-type="string" office:string-value="&quot;N6&quot;=&gt;&quot;Under FEHB law (U.S.C. 8904(b)), we cannot pay more for covered care than the amount Medicare would have allowed if the patient were enrolled in Medicare Part A and/or Medicare Part B.&quot;," calcext:value-type="string">
            <text:p>"N6"=&gt;"Under FEHB law (U.S.C. 8904(b)), we cannot pay more for covered care than the amount Medicare would have allowed if the patient were enrolled in Medicare Part A and/or Medicare Part B.",</text:p>
          </table:table-cell>
        </table:table-row>
        <table:table-row table:style-name="ro9">
          <table:table-cell office:value-type="string" calcext:value-type="string">
            <text:p>N7</text:p>
          </table:table-cell>
          <table:table-cell office:value-type="string" calcext:value-type="string">
            <text:p>Alert: Processing of this claim/service has included consideration under Major Medical provisions.</text:p>
            <text:p>Start: 01/01/2000 | Last Modified: 07/15/2013</text:p>
            <text:p>Notes: (Modified 7/15/13)</text:p>
          </table:table-cell>
          <table:table-cell table:formula="of:=FIND(&quot;Start&quot;; [.B241]; 1)-2" office:value-type="float" office:value="98" calcext:value-type="float">
            <text:p>98</text:p>
          </table:table-cell>
          <table:table-cell table:formula="of:=CONCATENATE([.$D$1];[.A241];[.$D$1];&quot;=&gt;&quot;;[.$D$1];LEFT([.B241]; [.C241]);[.$D$1];&quot;,&quot;)" office:value-type="string" office:string-value="&quot;N7&quot;=&gt;&quot;Alert: Processing of this claim/service has included consideration under Major Medical provisions.&quot;," calcext:value-type="string">
            <text:p>"N7"=&gt;"Alert: Processing of this claim/service has included consideration under Major Medical provisions.",</text:p>
          </table:table-cell>
        </table:table-row>
        <table:table-row table:style-name="ro8">
          <table:table-cell office:value-type="string" calcext:value-type="string">
            <text:p>N8</text:p>
          </table:table-cell>
          <table:table-cell office:value-type="string" calcext:value-type="string">
            <text:p>Crossover claim denied by previous payer and complete claim data not forwarded. Resubmit this claim to this payer to provide adequate data for adjudication.</text:p>
            <text:p>Start: 01/01/2000</text:p>
          </table:table-cell>
          <table:table-cell table:formula="of:=FIND(&quot;Start&quot;; [.B242]; 1)-2" office:value-type="float" office:value="156" calcext:value-type="float">
            <text:p>156</text:p>
          </table:table-cell>
          <table:table-cell table:formula="of:=CONCATENATE([.$D$1];[.A242];[.$D$1];&quot;=&gt;&quot;;[.$D$1];LEFT([.B242]; [.C242]);[.$D$1];&quot;,&quot;)" office:value-type="string" office:string-value="&quot;N8&quot;=&gt;&quot;Crossover claim denied by previous payer and complete claim data not forwarded. Resubmit this claim to this payer to provide adequate data for adjudication.&quot;," calcext:value-type="string">
            <text:p>"N8"=&gt;"Crossover claim denied by previous payer and complete claim data not forwarded. Resubmit this claim to this payer to provide adequate data for adjudication.",</text:p>
          </table:table-cell>
        </table:table-row>
        <table:table-row table:style-name="ro8">
          <table:table-cell office:value-type="string" calcext:value-type="string">
            <text:p>N9</text:p>
          </table:table-cell>
          <table:table-cell office:value-type="string" calcext:value-type="string">
            <text:p>Adjustment represents the estimated amount a previous payer may pay.</text:p>
            <text:p>Start: 01/01/2000 | Last Modified: 11/18/2005</text:p>
            <text:p>Notes: (Modified 11/18/05)</text:p>
          </table:table-cell>
          <table:table-cell table:formula="of:=FIND(&quot;Start&quot;; [.B243]; 1)-2" office:value-type="float" office:value="68" calcext:value-type="float">
            <text:p>68</text:p>
          </table:table-cell>
          <table:table-cell table:formula="of:=CONCATENATE([.$D$1];[.A243];[.$D$1];&quot;=&gt;&quot;;[.$D$1];LEFT([.B243]; [.C243]);[.$D$1];&quot;,&quot;)" office:value-type="string" office:string-value="&quot;N9&quot;=&gt;&quot;Adjustment represents the estimated amount a previous payer may pay.&quot;," calcext:value-type="string">
            <text:p>"N9"=&gt;"Adjustment represents the estimated amount a previous payer may pay.",</text:p>
          </table:table-cell>
        </table:table-row>
        <table:table-row table:style-name="ro9">
          <table:table-cell office:value-type="string" calcext:value-type="string">
            <text:p>N10</text:p>
          </table:table-cell>
          <table:table-cell office:value-type="string" calcext:value-type="string">
            <text:p>Adjustment based on the findings of a review organization/professional consult/manual adjudication/medical advisor/dental advisor/peer review.</text:p>
            <text:p>Start: 01/01/2000 | Last Modified: 03/01/2015</text:p>
            <text:p>Notes: (Modified 10/31/02, 7/1/08, 7/15/13, 3/1/2015)</text:p>
          </table:table-cell>
          <table:table-cell table:formula="of:=FIND(&quot;Start&quot;; [.B244]; 1)-2" office:value-type="float" office:value="142" calcext:value-type="float">
            <text:p>142</text:p>
          </table:table-cell>
          <table:table-cell table:formula="of:=CONCATENATE([.$D$1];[.A244];[.$D$1];&quot;=&gt;&quot;;[.$D$1];LEFT([.B244]; [.C244]);[.$D$1];&quot;,&quot;)" office:value-type="string" office:string-value="&quot;N10&quot;=&gt;&quot;Adjustment based on the findings of a review organization/professional consult/manual adjudication/medical advisor/dental advisor/peer review.&quot;," calcext:value-type="string">
            <text:p>"N10"=&gt;"Adjustment based on the findings of a review organization/professional consult/manual adjudication/medical advisor/dental advisor/peer review.",</text:p>
          </table:table-cell>
        </table:table-row>
        <table:table-row table:style-name="ro7">
          <table:table-cell office:value-type="string" calcext:value-type="string">
            <text:p>N11</text:p>
          </table:table-cell>
          <table:table-cell office:value-type="string" calcext:value-type="string">
            <text:p>Denial reversed because of medical review.</text:p>
            <text:p>Start: 01/01/2000</text:p>
          </table:table-cell>
          <table:table-cell table:formula="of:=FIND(&quot;Start&quot;; [.B245]; 1)-2" office:value-type="float" office:value="42" calcext:value-type="float">
            <text:p>42</text:p>
          </table:table-cell>
          <table:table-cell table:formula="of:=CONCATENATE([.$D$1];[.A245];[.$D$1];&quot;=&gt;&quot;;[.$D$1];LEFT([.B245]; [.C245]);[.$D$1];&quot;,&quot;)" office:value-type="string" office:string-value="&quot;N11&quot;=&gt;&quot;Denial reversed because of medical review.&quot;," calcext:value-type="string">
            <text:p>"N11"=&gt;"Denial reversed because of medical review.",</text:p>
          </table:table-cell>
        </table:table-row>
        <table:table-row table:style-name="ro12">
          <table:table-cell office:value-type="string" calcext:value-type="string">
            <text:p>N12</text:p>
          </table:table-cell>
          <table:table-cell office:value-type="string" calcext:value-type="string">
            <text:p>Policy provides coverage supplemental to Medicare. As the member does not appear to be enrolled in the applicable part of Medicare, the member is responsible for payment of the portion of the charge that would have been covered by Medicare.</text:p>
            <text:p>Start: 01/01/2000 | Last Modified: 08/01/2007</text:p>
            <text:p>Notes: (Modified 8/1/07)</text:p>
          </table:table-cell>
          <table:table-cell table:formula="of:=FIND(&quot;Start&quot;; [.B246]; 1)-2" office:value-type="float" office:value="240" calcext:value-type="float">
            <text:p>240</text:p>
          </table:table-cell>
          <table:table-cell table:formula="of:=CONCATENATE([.$D$1];[.A246];[.$D$1];&quot;=&gt;&quot;;[.$D$1];LEFT([.B246]; [.C246]);[.$D$1];&quot;,&quot;)" office:value-type="string" office:string-value="&quot;N12&quot;=&gt;&quot;Policy provides coverage supplemental to Medicare. As the member does not appear to be enrolled in the applicable part of Medicare, the member is responsible for payment of the portion of the charge that would have been covered by Medicare.&quot;," calcext:value-type="string">
            <text:p>"N12"=&gt;"Policy provides coverage supplemental to Medicare. As the member does not appear to be enrolled in the applicable part of Medicare, the member is responsible for payment of the portion of the charge that would have been covered by Medicare.",</text:p>
          </table:table-cell>
        </table:table-row>
        <table:table-row table:style-name="ro7">
          <table:table-cell office:value-type="string" calcext:value-type="string">
            <text:p>N13</text:p>
          </table:table-cell>
          <table:table-cell office:value-type="string" calcext:value-type="string">
            <text:p>Payment based on professional/technical component modifier(s).</text:p>
            <text:p>Start: 01/01/2000</text:p>
          </table:table-cell>
          <table:table-cell table:formula="of:=FIND(&quot;Start&quot;; [.B247]; 1)-2" office:value-type="float" office:value="62" calcext:value-type="float">
            <text:p>62</text:p>
          </table:table-cell>
          <table:table-cell table:formula="of:=CONCATENATE([.$D$1];[.A247];[.$D$1];&quot;=&gt;&quot;;[.$D$1];LEFT([.B247]; [.C247]);[.$D$1];&quot;,&quot;)" office:value-type="string" office:string-value="&quot;N13&quot;=&gt;&quot;Payment based on professional/technical component modifier(s).&quot;," calcext:value-type="string">
            <text:p>"N13"=&gt;"Payment based on professional/technical component modifier(s).",</text:p>
          </table:table-cell>
        </table:table-row>
        <table:table-row table:style-name="ro7">
          <table:table-cell office:value-type="string" calcext:value-type="string">
            <text:p>N15</text:p>
          </table:table-cell>
          <table:table-cell office:value-type="string" calcext:value-type="string">
            <text:p>Services for a newborn must be billed separately.</text:p>
            <text:p>Start: 01/01/2000</text:p>
          </table:table-cell>
          <table:table-cell table:formula="of:=FIND(&quot;Start&quot;; [.B248]; 1)-2" office:value-type="float" office:value="49" calcext:value-type="float">
            <text:p>49</text:p>
          </table:table-cell>
          <table:table-cell table:formula="of:=CONCATENATE([.$D$1];[.A248];[.$D$1];&quot;=&gt;&quot;;[.$D$1];LEFT([.B248]; [.C248]);[.$D$1];&quot;,&quot;)" office:value-type="string" office:string-value="&quot;N15&quot;=&gt;&quot;Services for a newborn must be billed separately.&quot;," calcext:value-type="string">
            <text:p>"N15"=&gt;"Services for a newborn must be billed separately.",</text:p>
          </table:table-cell>
        </table:table-row>
        <table:table-row table:style-name="ro8">
          <table:table-cell office:value-type="string" calcext:value-type="string">
            <text:p>N16</text:p>
          </table:table-cell>
          <table:table-cell office:value-type="string" calcext:value-type="string">
            <text:p>Family/member Out-of-Pocket maximum has been met. Payment based on a higher percentage.</text:p>
            <text:p>Start: 01/01/2000</text:p>
          </table:table-cell>
          <table:table-cell table:formula="of:=FIND(&quot;Start&quot;; [.B249]; 1)-2" office:value-type="float" office:value="87" calcext:value-type="float">
            <text:p>87</text:p>
          </table:table-cell>
          <table:table-cell table:formula="of:=CONCATENATE([.$D$1];[.A249];[.$D$1];&quot;=&gt;&quot;;[.$D$1];LEFT([.B249]; [.C249]);[.$D$1];&quot;,&quot;)" office:value-type="string" office:string-value="&quot;N16&quot;=&gt;&quot;Family/member Out-of-Pocket maximum has been met. Payment based on a higher percentage.&quot;," calcext:value-type="string">
            <text:p>"N16"=&gt;"Family/member Out-of-Pocket maximum has been met. Payment based on a higher percentage.",</text:p>
          </table:table-cell>
        </table:table-row>
        <table:table-row table:style-name="ro7">
          <table:table-cell office:value-type="string" calcext:value-type="string">
            <text:p>N19</text:p>
          </table:table-cell>
          <table:table-cell office:value-type="string" calcext:value-type="string">
            <text:p>Procedure code incidental to primary procedure.</text:p>
            <text:p>Start: 01/01/2000</text:p>
          </table:table-cell>
          <table:table-cell table:formula="of:=FIND(&quot;Start&quot;; [.B250]; 1)-2" office:value-type="float" office:value="47" calcext:value-type="float">
            <text:p>47</text:p>
          </table:table-cell>
          <table:table-cell table:formula="of:=CONCATENATE([.$D$1];[.A250];[.$D$1];&quot;=&gt;&quot;;[.$D$1];LEFT([.B250]; [.C250]);[.$D$1];&quot;,&quot;)" office:value-type="string" office:string-value="&quot;N19&quot;=&gt;&quot;Procedure code incidental to primary procedure.&quot;," calcext:value-type="string">
            <text:p>"N19"=&gt;"Procedure code incidental to primary procedure.",</text:p>
          </table:table-cell>
        </table:table-row>
        <table:table-row table:style-name="ro7">
          <table:table-cell office:value-type="string" calcext:value-type="string">
            <text:p>N20</text:p>
          </table:table-cell>
          <table:table-cell office:value-type="string" calcext:value-type="string">
            <text:p>Service not payable with other service rendered on the same date.</text:p>
            <text:p>Start: 01/01/2000</text:p>
          </table:table-cell>
          <table:table-cell table:formula="of:=FIND(&quot;Start&quot;; [.B251]; 1)-2" office:value-type="float" office:value="65" calcext:value-type="float">
            <text:p>65</text:p>
          </table:table-cell>
          <table:table-cell table:formula="of:=CONCATENATE([.$D$1];[.A251];[.$D$1];&quot;=&gt;&quot;;[.$D$1];LEFT([.B251]; [.C251]);[.$D$1];&quot;,&quot;)" office:value-type="string" office:string-value="&quot;N20&quot;=&gt;&quot;Service not payable with other service rendered on the same date.&quot;," calcext:value-type="string">
            <text:p>"N20"=&gt;"Service not payable with other service rendered on the same date.",</text:p>
          </table:table-cell>
        </table:table-row>
        <table:table-row table:style-name="ro8">
          <table:table-cell office:value-type="string" calcext:value-type="string">
            <text:p>N21</text:p>
          </table:table-cell>
          <table:table-cell office:value-type="string" calcext:value-type="string">
            <text:p>Alert: Your line item has been separated into multiple lines to expedite handling.</text:p>
            <text:p>Start: 01/01/2000 | Last Modified: 04/01/2007</text:p>
            <text:p>Notes: (Modified 8/1/05, 4/1/07)</text:p>
          </table:table-cell>
          <table:table-cell table:formula="of:=FIND(&quot;Start&quot;; [.B252]; 1)-2" office:value-type="float" office:value="82" calcext:value-type="float">
            <text:p>82</text:p>
          </table:table-cell>
          <table:table-cell table:formula="of:=CONCATENATE([.$D$1];[.A252];[.$D$1];&quot;=&gt;&quot;;[.$D$1];LEFT([.B252]; [.C252]);[.$D$1];&quot;,&quot;)" office:value-type="string" office:string-value="&quot;N21&quot;=&gt;&quot;Alert: Your line item has been separated into multiple lines to expedite handling.&quot;," calcext:value-type="string">
            <text:p>"N21"=&gt;"Alert: Your line item has been separated into multiple lines to expedite handling.",</text:p>
          </table:table-cell>
        </table:table-row>
        <table:table-row table:style-name="ro9">
          <table:table-cell office:value-type="string" calcext:value-type="string">
            <text:p>N22</text:p>
          </table:table-cell>
          <table:table-cell office:value-type="string" calcext:value-type="string">
            <text:p>Alert: This procedure code was added/changed because it more accurately describes the services rendered.</text:p>
            <text:p>Start: 01/01/2000 | Last Modified: 07/01/2015</text:p>
            <text:p>Notes: (Modified 10/31/02, 2/28/03, 7/1/15)</text:p>
          </table:table-cell>
          <table:table-cell table:formula="of:=FIND(&quot;Start&quot;; [.B253]; 1)-2" office:value-type="float" office:value="104" calcext:value-type="float">
            <text:p>104</text:p>
          </table:table-cell>
          <table:table-cell table:formula="of:=CONCATENATE([.$D$1];[.A253];[.$D$1];&quot;=&gt;&quot;;[.$D$1];LEFT([.B253]; [.C253]);[.$D$1];&quot;,&quot;)" office:value-type="string" office:string-value="&quot;N22&quot;=&gt;&quot;Alert: This procedure code was added/changed because it more accurately describes the services rendered.&quot;," calcext:value-type="string">
            <text:p>"N22"=&gt;"Alert: This procedure code was added/changed because it more accurately describes the services rendered.",</text:p>
          </table:table-cell>
        </table:table-row>
        <table:table-row table:style-name="ro9">
          <table:table-cell office:value-type="string" calcext:value-type="string">
            <text:p>N23</text:p>
          </table:table-cell>
          <table:table-cell office:value-type="string" calcext:value-type="string">
            <text:p>Alert: Patient liability may be affected due to coordination of benefits with other carriers and/or maximum benefit provisions.</text:p>
            <text:p>Start: 01/01/2000 | Last Modified: 04/01/2007</text:p>
            <text:p>Notes: (Modified 8/13/01, 4/1/07)</text:p>
          </table:table-cell>
          <table:table-cell table:formula="of:=FIND(&quot;Start&quot;; [.B254]; 1)-2" office:value-type="float" office:value="127" calcext:value-type="float">
            <text:p>127</text:p>
          </table:table-cell>
          <table:table-cell table:formula="of:=CONCATENATE([.$D$1];[.A254];[.$D$1];&quot;=&gt;&quot;;[.$D$1];LEFT([.B254]; [.C254]);[.$D$1];&quot;,&quot;)" office:value-type="string" office:string-value="&quot;N23&quot;=&gt;&quot;Alert: Patient liability may be affected due to coordination of benefits with other carriers and/or maximum benefit provisions.&quot;," calcext:value-type="string">
            <text:p>"N23"=&gt;"Alert: Patient liability may be affected due to coordination of benefits with other carriers and/or maximum benefit provisions.",</text:p>
          </table:table-cell>
        </table:table-row>
        <table:table-row table:style-name="ro8">
          <table:table-cell office:value-type="string" calcext:value-type="string">
            <text:p>N24</text:p>
          </table:table-cell>
          <table:table-cell office:value-type="string" calcext:value-type="string">
            <text:p>Missing/incomplete/invalid Electronic Funds Transfer (EFT) banking information.</text:p>
            <text:p>Start: 01/01/2000 | Last Modified: 02/28/2003</text:p>
            <text:p>Notes: (Modified 2/28/03)</text:p>
          </table:table-cell>
          <table:table-cell table:formula="of:=FIND(&quot;Start&quot;; [.B255]; 1)-2" office:value-type="float" office:value="79" calcext:value-type="float">
            <text:p>79</text:p>
          </table:table-cell>
          <table:table-cell table:formula="of:=CONCATENATE([.$D$1];[.A255];[.$D$1];&quot;=&gt;&quot;;[.$D$1];LEFT([.B255]; [.C255]);[.$D$1];&quot;,&quot;)" office:value-type="string" office:string-value="&quot;N24&quot;=&gt;&quot;Missing/incomplete/invalid Electronic Funds Transfer (EFT) banking information.&quot;," calcext:value-type="string">
            <text:p>"N24"=&gt;"Missing/incomplete/invalid Electronic Funds Transfer (EFT) banking information.",</text:p>
          </table:table-cell>
        </table:table-row>
        <table:table-row table:style-name="ro9">
          <table:table-cell office:value-type="string" calcext:value-type="string">
            <text:p>N25</text:p>
          </table:table-cell>
          <table:table-cell office:value-type="string" calcext:value-type="string">
            <text:p>This company has been contracted by your benefit plan to provide administrative claims payment services only. This company does not assume financial risk or obligation with respect to claims processed on behalf of your benefit plan.</text:p>
            <text:p>Start: 01/01/2000</text:p>
          </table:table-cell>
          <table:table-cell table:formula="of:=FIND(&quot;Start&quot;; [.B256]; 1)-2" office:value-type="float" office:value="232" calcext:value-type="float">
            <text:p>232</text:p>
          </table:table-cell>
          <table:table-cell table:formula="of:=CONCATENATE([.$D$1];[.A256];[.$D$1];&quot;=&gt;&quot;;[.$D$1];LEFT([.B256]; [.C256]);[.$D$1];&quot;,&quot;)" office:value-type="string" office:string-value="&quot;N25&quot;=&gt;&quot;This company has been contracted by your benefit plan to provide administrative claims payment services only. This company does not assume financial risk or obligation with respect to claims processed on behalf of your benefit plan.&quot;," calcext:value-type="string">
            <text:p>"N25"=&gt;"This company has been contracted by your benefit plan to provide administrative claims payment services only. This company does not assume financial risk or obligation with respect to claims processed on behalf of your benefit plan.",</text:p>
          </table:table-cell>
        </table:table-row>
        <table:table-row table:style-name="ro8">
          <table:table-cell office:value-type="string" calcext:value-type="string">
            <text:p>N26</text:p>
          </table:table-cell>
          <table:table-cell office:value-type="string" calcext:value-type="string">
            <text:p>Missing itemized bill/statement.</text:p>
            <text:p>Start: 01/01/2000 | Last Modified: 07/01/2008</text:p>
            <text:p>Notes: (Modified 2/28/03, 7/1/2008) Related to N232</text:p>
          </table:table-cell>
          <table:table-cell table:formula="of:=FIND(&quot;Start&quot;; [.B257]; 1)-2" office:value-type="float" office:value="32" calcext:value-type="float">
            <text:p>32</text:p>
          </table:table-cell>
          <table:table-cell table:formula="of:=CONCATENATE([.$D$1];[.A257];[.$D$1];&quot;=&gt;&quot;;[.$D$1];LEFT([.B257]; [.C257]);[.$D$1];&quot;,&quot;)" office:value-type="string" office:string-value="&quot;N26&quot;=&gt;&quot;Missing itemized bill/statement.&quot;," calcext:value-type="string">
            <text:p>"N26"=&gt;"Missing itemized bill/statement.",</text:p>
          </table:table-cell>
        </table:table-row>
        <table:table-row table:style-name="ro8">
          <table:table-cell office:value-type="string" calcext:value-type="string">
            <text:p>N27</text:p>
          </table:table-cell>
          <table:table-cell office:value-type="string" calcext:value-type="string">
            <text:p>Missing/incomplete/invalid treatment number.</text:p>
            <text:p>Start: 01/01/2000 | Last Modified: 02/28/2003</text:p>
            <text:p>Notes: (Modified 2/28/03)</text:p>
          </table:table-cell>
          <table:table-cell table:formula="of:=FIND(&quot;Start&quot;; [.B258]; 1)-2" office:value-type="float" office:value="44" calcext:value-type="float">
            <text:p>44</text:p>
          </table:table-cell>
          <table:table-cell table:formula="of:=CONCATENATE([.$D$1];[.A258];[.$D$1];&quot;=&gt;&quot;;[.$D$1];LEFT([.B258]; [.C258]);[.$D$1];&quot;,&quot;)" office:value-type="string" office:string-value="&quot;N27&quot;=&gt;&quot;Missing/incomplete/invalid treatment number.&quot;," calcext:value-type="string">
            <text:p>"N27"=&gt;"Missing/incomplete/invalid treatment number.",</text:p>
          </table:table-cell>
        </table:table-row>
        <table:table-row table:style-name="ro7">
          <table:table-cell office:value-type="string" calcext:value-type="string">
            <text:p>N28</text:p>
          </table:table-cell>
          <table:table-cell office:value-type="string" calcext:value-type="string">
            <text:p>Consent form requirements not fulfilled.</text:p>
            <text:p>Start: 01/01/2000</text:p>
          </table:table-cell>
          <table:table-cell table:formula="of:=FIND(&quot;Start&quot;; [.B259]; 1)-2" office:value-type="float" office:value="40" calcext:value-type="float">
            <text:p>40</text:p>
          </table:table-cell>
          <table:table-cell table:formula="of:=CONCATENATE([.$D$1];[.A259];[.$D$1];&quot;=&gt;&quot;;[.$D$1];LEFT([.B259]; [.C259]);[.$D$1];&quot;,&quot;)" office:value-type="string" office:string-value="&quot;N28&quot;=&gt;&quot;Consent form requirements not fulfilled.&quot;," calcext:value-type="string">
            <text:p>"N28"=&gt;"Consent form requirements not fulfilled.",</text:p>
          </table:table-cell>
        </table:table-row>
        <table:table-row table:style-name="ro8">
          <table:table-cell office:value-type="string" calcext:value-type="string">
            <text:p>N30</text:p>
          </table:table-cell>
          <table:table-cell office:value-type="string" calcext:value-type="string">
            <text:p>Patient ineligible for this service.</text:p>
            <text:p>Start: 01/01/2000 | Last Modified: 06/30/2003</text:p>
            <text:p>Notes: (Modified 6/30/03)</text:p>
          </table:table-cell>
          <table:table-cell table:formula="of:=FIND(&quot;Start&quot;; [.B260]; 1)-2" office:value-type="float" office:value="36" calcext:value-type="float">
            <text:p>36</text:p>
          </table:table-cell>
          <table:table-cell table:formula="of:=CONCATENATE([.$D$1];[.A260];[.$D$1];&quot;=&gt;&quot;;[.$D$1];LEFT([.B260]; [.C260]);[.$D$1];&quot;,&quot;)" office:value-type="string" office:string-value="&quot;N30&quot;=&gt;&quot;Patient ineligible for this service.&quot;," calcext:value-type="string">
            <text:p>"N30"=&gt;"Patient ineligible for this service.",</text:p>
          </table:table-cell>
        </table:table-row>
        <table:table-row table:style-name="ro8">
          <table:table-cell office:value-type="string" calcext:value-type="string">
            <text:p>N31</text:p>
          </table:table-cell>
          <table:table-cell office:value-type="string" calcext:value-type="string">
            <text:p>Missing/incomplete/invalid prescribing provider identifier.</text:p>
            <text:p>Start: 01/01/2000 | Last Modified: 12/02/2004</text:p>
            <text:p>Notes: (Modified 12/2/04)</text:p>
          </table:table-cell>
          <table:table-cell table:formula="of:=FIND(&quot;Start&quot;; [.B261]; 1)-2" office:value-type="float" office:value="59" calcext:value-type="float">
            <text:p>59</text:p>
          </table:table-cell>
          <table:table-cell table:formula="of:=CONCATENATE([.$D$1];[.A261];[.$D$1];&quot;=&gt;&quot;;[.$D$1];LEFT([.B261]; [.C261]);[.$D$1];&quot;,&quot;)" office:value-type="string" office:string-value="&quot;N31&quot;=&gt;&quot;Missing/incomplete/invalid prescribing provider identifier.&quot;," calcext:value-type="string">
            <text:p>"N31"=&gt;"Missing/incomplete/invalid prescribing provider identifier.",</text:p>
          </table:table-cell>
        </table:table-row>
        <table:table-row table:style-name="ro8">
          <table:table-cell office:value-type="string" calcext:value-type="string">
            <text:p>N32</text:p>
          </table:table-cell>
          <table:table-cell office:value-type="string" calcext:value-type="string">
            <text:p>Claim must be submitted by the provider who rendered the service.</text:p>
            <text:p>Start: 01/01/2000 | Last Modified: 06/30/2003</text:p>
            <text:p>Notes: (Modified 6/30/03)</text:p>
          </table:table-cell>
          <table:table-cell table:formula="of:=FIND(&quot;Start&quot;; [.B262]; 1)-2" office:value-type="float" office:value="65" calcext:value-type="float">
            <text:p>65</text:p>
          </table:table-cell>
          <table:table-cell table:formula="of:=CONCATENATE([.$D$1];[.A262];[.$D$1];&quot;=&gt;&quot;;[.$D$1];LEFT([.B262]; [.C262]);[.$D$1];&quot;,&quot;)" office:value-type="string" office:string-value="&quot;N32&quot;=&gt;&quot;Claim must be submitted by the provider who rendered the service.&quot;," calcext:value-type="string">
            <text:p>"N32"=&gt;"Claim must be submitted by the provider who rendered the service.",</text:p>
          </table:table-cell>
        </table:table-row>
        <table:table-row table:style-name="ro7">
          <table:table-cell office:value-type="string" calcext:value-type="string">
            <text:p>N33</text:p>
          </table:table-cell>
          <table:table-cell office:value-type="string" calcext:value-type="string">
            <text:p>No record of health check prior to initiation of treatment.</text:p>
            <text:p>Start: 01/01/2000</text:p>
          </table:table-cell>
          <table:table-cell table:formula="of:=FIND(&quot;Start&quot;; [.B263]; 1)-2" office:value-type="float" office:value="59" calcext:value-type="float">
            <text:p>59</text:p>
          </table:table-cell>
          <table:table-cell table:formula="of:=CONCATENATE([.$D$1];[.A263];[.$D$1];&quot;=&gt;&quot;;[.$D$1];LEFT([.B263]; [.C263]);[.$D$1];&quot;,&quot;)" office:value-type="string" office:string-value="&quot;N33&quot;=&gt;&quot;No record of health check prior to initiation of treatment.&quot;," calcext:value-type="string">
            <text:p>"N33"=&gt;"No record of health check prior to initiation of treatment.",</text:p>
          </table:table-cell>
        </table:table-row>
        <table:table-row table:style-name="ro8">
          <table:table-cell office:value-type="string" calcext:value-type="string">
            <text:p>N34</text:p>
          </table:table-cell>
          <table:table-cell office:value-type="string" calcext:value-type="string">
            <text:p>Incorrect claim form/format for this service.</text:p>
            <text:p>Start: 01/01/2000 | Last Modified: 11/18/2005</text:p>
            <text:p>Notes: (Modified 11/18/05)</text:p>
          </table:table-cell>
          <table:table-cell table:formula="of:=FIND(&quot;Start&quot;; [.B264]; 1)-2" office:value-type="float" office:value="45" calcext:value-type="float">
            <text:p>45</text:p>
          </table:table-cell>
          <table:table-cell table:formula="of:=CONCATENATE([.$D$1];[.A264];[.$D$1];&quot;=&gt;&quot;;[.$D$1];LEFT([.B264]; [.C264]);[.$D$1];&quot;,&quot;)" office:value-type="string" office:string-value="&quot;N34&quot;=&gt;&quot;Incorrect claim form/format for this service.&quot;," calcext:value-type="string">
            <text:p>"N34"=&gt;"Incorrect claim form/format for this service.",</text:p>
          </table:table-cell>
        </table:table-row>
        <table:table-row table:style-name="ro7">
          <table:table-cell office:value-type="string" calcext:value-type="string">
            <text:p>N35</text:p>
          </table:table-cell>
          <table:table-cell office:value-type="string" calcext:value-type="string">
            <text:p>Program integrity/utilization review decision.</text:p>
            <text:p>Start: 01/01/2000</text:p>
          </table:table-cell>
          <table:table-cell table:formula="of:=FIND(&quot;Start&quot;; [.B265]; 1)-2" office:value-type="float" office:value="46" calcext:value-type="float">
            <text:p>46</text:p>
          </table:table-cell>
          <table:table-cell table:formula="of:=CONCATENATE([.$D$1];[.A265];[.$D$1];&quot;=&gt;&quot;;[.$D$1];LEFT([.B265]; [.C265]);[.$D$1];&quot;,&quot;)" office:value-type="string" office:string-value="&quot;N35&quot;=&gt;&quot;Program integrity/utilization review decision.&quot;," calcext:value-type="string">
            <text:p>"N35"=&gt;"Program integrity/utilization review decision.",</text:p>
          </table:table-cell>
        </table:table-row>
        <table:table-row table:style-name="ro8">
          <table:table-cell office:value-type="string" calcext:value-type="string">
            <text:p>N36</text:p>
          </table:table-cell>
          <table:table-cell office:value-type="string" calcext:value-type="string">
            <text:p>Claim must meet primary payer’s processing requirements before we can consider payment.</text:p>
            <text:p>Start: 01/01/2000</text:p>
          </table:table-cell>
          <table:table-cell table:formula="of:=FIND(&quot;Start&quot;; [.B266]; 1)-2" office:value-type="float" office:value="87" calcext:value-type="float">
            <text:p>87</text:p>
          </table:table-cell>
          <table:table-cell table:formula="of:=CONCATENATE([.$D$1];[.A266];[.$D$1];&quot;=&gt;&quot;;[.$D$1];LEFT([.B266]; [.C266]);[.$D$1];&quot;,&quot;)" office:value-type="string" office:string-value="&quot;N36&quot;=&gt;&quot;Claim must meet primary payer’s processing requirements before we can consider payment.&quot;," calcext:value-type="string">
            <text:p>"N36"=&gt;"Claim must meet primary payer’s processing requirements before we can consider payment.",</text:p>
          </table:table-cell>
        </table:table-row>
        <table:table-row table:style-name="ro8">
          <table:table-cell office:value-type="string" calcext:value-type="string">
            <text:p>N37</text:p>
          </table:table-cell>
          <table:table-cell office:value-type="string" calcext:value-type="string">
            <text:p>Missing/incomplete/invalid tooth number/letter.</text:p>
            <text:p>Start: 01/01/2000 | Last Modified: 02/28/2003</text:p>
            <text:p>Notes: (Modified 2/28/03)</text:p>
          </table:table-cell>
          <table:table-cell table:formula="of:=FIND(&quot;Start&quot;; [.B267]; 1)-2" office:value-type="float" office:value="47" calcext:value-type="float">
            <text:p>47</text:p>
          </table:table-cell>
          <table:table-cell table:formula="of:=CONCATENATE([.$D$1];[.A267];[.$D$1];&quot;=&gt;&quot;;[.$D$1];LEFT([.B267]; [.C267]);[.$D$1];&quot;,&quot;)" office:value-type="string" office:string-value="&quot;N37&quot;=&gt;&quot;Missing/incomplete/invalid tooth number/letter.&quot;," calcext:value-type="string">
            <text:p>"N37"=&gt;"Missing/incomplete/invalid tooth number/letter.",</text:p>
          </table:table-cell>
        </table:table-row>
        <table:table-row table:style-name="ro7">
          <table:table-cell office:value-type="string" calcext:value-type="string">
            <text:p>N39</text:p>
          </table:table-cell>
          <table:table-cell office:value-type="string" calcext:value-type="string">
            <text:p>Procedure code is not compatible with tooth number/letter.</text:p>
            <text:p>Start: 01/01/2000</text:p>
          </table:table-cell>
          <table:table-cell table:formula="of:=FIND(&quot;Start&quot;; [.B268]; 1)-2" office:value-type="float" office:value="58" calcext:value-type="float">
            <text:p>58</text:p>
          </table:table-cell>
          <table:table-cell table:formula="of:=CONCATENATE([.$D$1];[.A268];[.$D$1];&quot;=&gt;&quot;;[.$D$1];LEFT([.B268]; [.C268]);[.$D$1];&quot;,&quot;)" office:value-type="string" office:string-value="&quot;N39&quot;=&gt;&quot;Procedure code is not compatible with tooth number/letter.&quot;," calcext:value-type="string">
            <text:p>"N39"=&gt;"Procedure code is not compatible with tooth number/letter.",</text:p>
          </table:table-cell>
        </table:table-row>
        <table:table-row table:style-name="ro8">
          <table:table-cell office:value-type="string" calcext:value-type="string">
            <text:p>N40</text:p>
          </table:table-cell>
          <table:table-cell office:value-type="string" calcext:value-type="string">
            <text:p>Missing radiology film(s)/image(s).</text:p>
            <text:p>Start: 01/01/2000 | Last Modified: 07/01/2008</text:p>
            <text:p>Notes: (Modified 2/1/04, 7/1/08) Related to N242</text:p>
          </table:table-cell>
          <table:table-cell table:formula="of:=FIND(&quot;Start&quot;; [.B269]; 1)-2" office:value-type="float" office:value="35" calcext:value-type="float">
            <text:p>35</text:p>
          </table:table-cell>
          <table:table-cell table:formula="of:=CONCATENATE([.$D$1];[.A269];[.$D$1];&quot;=&gt;&quot;;[.$D$1];LEFT([.B269]; [.C269]);[.$D$1];&quot;,&quot;)" office:value-type="string" office:string-value="&quot;N40&quot;=&gt;&quot;Missing radiology film(s)/image(s).&quot;," calcext:value-type="string">
            <text:p>"N40"=&gt;"Missing radiology film(s)/image(s).",</text:p>
          </table:table-cell>
        </table:table-row>
        <table:table-row table:style-name="ro7">
          <table:table-cell office:value-type="string" calcext:value-type="string">
            <text:p>N42</text:p>
          </table:table-cell>
          <table:table-cell office:value-type="string" calcext:value-type="string">
            <text:p>Missing mental health assessment.</text:p>
            <text:p>Start: 01/01/2000 | Last Modified: 11/01/2014</text:p>
          </table:table-cell>
          <table:table-cell table:formula="of:=FIND(&quot;Start&quot;; [.B270]; 1)-2" office:value-type="float" office:value="33" calcext:value-type="float">
            <text:p>33</text:p>
          </table:table-cell>
          <table:table-cell table:formula="of:=CONCATENATE([.$D$1];[.A270];[.$D$1];&quot;=&gt;&quot;;[.$D$1];LEFT([.B270]; [.C270]);[.$D$1];&quot;,&quot;)" office:value-type="string" office:string-value="&quot;N42&quot;=&gt;&quot;Missing mental health assessment.&quot;," calcext:value-type="string">
            <text:p>"N42"=&gt;"Missing mental health assessment.",</text:p>
          </table:table-cell>
        </table:table-row>
        <table:table-row table:style-name="ro7">
          <table:table-cell office:value-type="string" calcext:value-type="string">
            <text:p>N43</text:p>
          </table:table-cell>
          <table:table-cell office:value-type="string" calcext:value-type="string">
            <text:p>Bed hold or leave days exceeded.</text:p>
            <text:p>Start: 01/01/2000</text:p>
          </table:table-cell>
          <table:table-cell table:formula="of:=FIND(&quot;Start&quot;; [.B271]; 1)-2" office:value-type="float" office:value="32" calcext:value-type="float">
            <text:p>32</text:p>
          </table:table-cell>
          <table:table-cell table:formula="of:=CONCATENATE([.$D$1];[.A271];[.$D$1];&quot;=&gt;&quot;;[.$D$1];LEFT([.B271]; [.C271]);[.$D$1];&quot;,&quot;)" office:value-type="string" office:string-value="&quot;N43&quot;=&gt;&quot;Bed hold or leave days exceeded.&quot;," calcext:value-type="string">
            <text:p>"N43"=&gt;"Bed hold or leave days exceeded.",</text:p>
          </table:table-cell>
        </table:table-row>
        <table:table-row table:style-name="ro7">
          <table:table-cell office:value-type="string" calcext:value-type="string">
            <text:p>N45</text:p>
          </table:table-cell>
          <table:table-cell office:value-type="string" calcext:value-type="string">
            <text:p>Payment based on authorized amount.</text:p>
            <text:p>Start: 01/01/2000</text:p>
          </table:table-cell>
          <table:table-cell table:formula="of:=FIND(&quot;Start&quot;; [.B272]; 1)-2" office:value-type="float" office:value="35" calcext:value-type="float">
            <text:p>35</text:p>
          </table:table-cell>
          <table:table-cell table:formula="of:=CONCATENATE([.$D$1];[.A272];[.$D$1];&quot;=&gt;&quot;;[.$D$1];LEFT([.B272]; [.C272]);[.$D$1];&quot;,&quot;)" office:value-type="string" office:string-value="&quot;N45&quot;=&gt;&quot;Payment based on authorized amount.&quot;," calcext:value-type="string">
            <text:p>"N45"=&gt;"Payment based on authorized amount.",</text:p>
          </table:table-cell>
        </table:table-row>
        <table:table-row table:style-name="ro7">
          <table:table-cell office:value-type="string" calcext:value-type="string">
            <text:p>N46</text:p>
          </table:table-cell>
          <table:table-cell office:value-type="string" calcext:value-type="string">
            <text:p>Missing/incomplete/invalid admission hour.</text:p>
            <text:p>Start: 01/01/2000</text:p>
          </table:table-cell>
          <table:table-cell table:formula="of:=FIND(&quot;Start&quot;; [.B273]; 1)-2" office:value-type="float" office:value="42" calcext:value-type="float">
            <text:p>42</text:p>
          </table:table-cell>
          <table:table-cell table:formula="of:=CONCATENATE([.$D$1];[.A273];[.$D$1];&quot;=&gt;&quot;;[.$D$1];LEFT([.B273]; [.C273]);[.$D$1];&quot;,&quot;)" office:value-type="string" office:string-value="&quot;N46&quot;=&gt;&quot;Missing/incomplete/invalid admission hour.&quot;," calcext:value-type="string">
            <text:p>"N46"=&gt;"Missing/incomplete/invalid admission hour.",</text:p>
          </table:table-cell>
        </table:table-row>
        <table:table-row table:style-name="ro7">
          <table:table-cell office:value-type="string" calcext:value-type="string">
            <text:p>N47</text:p>
          </table:table-cell>
          <table:table-cell office:value-type="string" calcext:value-type="string">
            <text:p>Claim conflicts with another inpatient stay.</text:p>
            <text:p>Start: 01/01/2000</text:p>
          </table:table-cell>
          <table:table-cell table:formula="of:=FIND(&quot;Start&quot;; [.B274]; 1)-2" office:value-type="float" office:value="44" calcext:value-type="float">
            <text:p>44</text:p>
          </table:table-cell>
          <table:table-cell table:formula="of:=CONCATENATE([.$D$1];[.A274];[.$D$1];&quot;=&gt;&quot;;[.$D$1];LEFT([.B274]; [.C274]);[.$D$1];&quot;,&quot;)" office:value-type="string" office:string-value="&quot;N47&quot;=&gt;&quot;Claim conflicts with another inpatient stay.&quot;," calcext:value-type="string">
            <text:p>"N47"=&gt;"Claim conflicts with another inpatient stay.",</text:p>
          </table:table-cell>
        </table:table-row>
        <table:table-row table:style-name="ro7">
          <table:table-cell office:value-type="string" calcext:value-type="string">
            <text:p>N48</text:p>
          </table:table-cell>
          <table:table-cell office:value-type="string" calcext:value-type="string">
            <text:p>Claim information does not agree with information received from other insurance carrier.</text:p>
            <text:p>Start: 01/01/2000</text:p>
          </table:table-cell>
          <table:table-cell table:formula="of:=FIND(&quot;Start&quot;; [.B275]; 1)-2" office:value-type="float" office:value="88" calcext:value-type="float">
            <text:p>88</text:p>
          </table:table-cell>
          <table:table-cell table:formula="of:=CONCATENATE([.$D$1];[.A275];[.$D$1];&quot;=&gt;&quot;;[.$D$1];LEFT([.B275]; [.C275]);[.$D$1];&quot;,&quot;)" office:value-type="string" office:string-value="&quot;N48&quot;=&gt;&quot;Claim information does not agree with information received from other insurance carrier.&quot;," calcext:value-type="string">
            <text:p>"N48"=&gt;"Claim information does not agree with information received from other insurance carrier.",</text:p>
          </table:table-cell>
        </table:table-row>
        <table:table-row table:style-name="ro7">
          <table:table-cell office:value-type="string" calcext:value-type="string">
            <text:p>N49</text:p>
          </table:table-cell>
          <table:table-cell office:value-type="string" calcext:value-type="string">
            <text:p>Court ordered coverage information needs validation.</text:p>
            <text:p>Start: 01/01/2000</text:p>
          </table:table-cell>
          <table:table-cell table:formula="of:=FIND(&quot;Start&quot;; [.B276]; 1)-2" office:value-type="float" office:value="52" calcext:value-type="float">
            <text:p>52</text:p>
          </table:table-cell>
          <table:table-cell table:formula="of:=CONCATENATE([.$D$1];[.A276];[.$D$1];&quot;=&gt;&quot;;[.$D$1];LEFT([.B276]; [.C276]);[.$D$1];&quot;,&quot;)" office:value-type="string" office:string-value="&quot;N49&quot;=&gt;&quot;Court ordered coverage information needs validation.&quot;," calcext:value-type="string">
            <text:p>"N49"=&gt;"Court ordered coverage information needs validation.",</text:p>
          </table:table-cell>
        </table:table-row>
        <table:table-row table:style-name="ro8">
          <table:table-cell office:value-type="string" calcext:value-type="string">
            <text:p>N50</text:p>
          </table:table-cell>
          <table:table-cell office:value-type="string" calcext:value-type="string">
            <text:p>Missing/incomplete/invalid discharge information.</text:p>
            <text:p>Start: 01/01/2000 | Last Modified: 02/28/2003</text:p>
            <text:p>Notes: (Modified 2/28/03)</text:p>
          </table:table-cell>
          <table:table-cell table:formula="of:=FIND(&quot;Start&quot;; [.B277]; 1)-2" office:value-type="float" office:value="49" calcext:value-type="float">
            <text:p>49</text:p>
          </table:table-cell>
          <table:table-cell table:formula="of:=CONCATENATE([.$D$1];[.A277];[.$D$1];&quot;=&gt;&quot;;[.$D$1];LEFT([.B277]; [.C277]);[.$D$1];&quot;,&quot;)" office:value-type="string" office:string-value="&quot;N50&quot;=&gt;&quot;Missing/incomplete/invalid discharge information.&quot;," calcext:value-type="string">
            <text:p>"N50"=&gt;"Missing/incomplete/invalid discharge information.",</text:p>
          </table:table-cell>
        </table:table-row>
        <table:table-row table:style-name="ro7">
          <table:table-cell office:value-type="string" calcext:value-type="string">
            <text:p>N51</text:p>
          </table:table-cell>
          <table:table-cell office:value-type="string" calcext:value-type="string">
            <text:p>Electronic interchange agreement not on file for provider/submitter.</text:p>
            <text:p>Start: 01/01/2000</text:p>
          </table:table-cell>
          <table:table-cell table:formula="of:=FIND(&quot;Start&quot;; [.B278]; 1)-2" office:value-type="float" office:value="68" calcext:value-type="float">
            <text:p>68</text:p>
          </table:table-cell>
          <table:table-cell table:formula="of:=CONCATENATE([.$D$1];[.A278];[.$D$1];&quot;=&gt;&quot;;[.$D$1];LEFT([.B278]; [.C278]);[.$D$1];&quot;,&quot;)" office:value-type="string" office:string-value="&quot;N51&quot;=&gt;&quot;Electronic interchange agreement not on file for provider/submitter.&quot;," calcext:value-type="string">
            <text:p>"N51"=&gt;"Electronic interchange agreement not on file for provider/submitter.",</text:p>
          </table:table-cell>
        </table:table-row>
        <table:table-row table:style-name="ro7">
          <table:table-cell office:value-type="string" calcext:value-type="string">
            <text:p>N52</text:p>
          </table:table-cell>
          <table:table-cell office:value-type="string" calcext:value-type="string">
            <text:p>Patient not enrolled in the billing provider's managed care plan on the date of service.</text:p>
            <text:p>Start: 01/01/2000</text:p>
          </table:table-cell>
          <table:table-cell table:formula="of:=FIND(&quot;Start&quot;; [.B279]; 1)-2" office:value-type="float" office:value="88" calcext:value-type="float">
            <text:p>88</text:p>
          </table:table-cell>
          <table:table-cell table:formula="of:=CONCATENATE([.$D$1];[.A279];[.$D$1];&quot;=&gt;&quot;;[.$D$1];LEFT([.B279]; [.C279]);[.$D$1];&quot;,&quot;)" office:value-type="string" office:string-value="&quot;N52&quot;=&gt;&quot;Patient not enrolled in the billing provider's managed care plan on the date of service.&quot;," calcext:value-type="string">
            <text:p>"N52"=&gt;"Patient not enrolled in the billing provider's managed care plan on the date of service.",</text:p>
          </table:table-cell>
        </table:table-row>
        <table:table-row table:style-name="ro8">
          <table:table-cell office:value-type="string" calcext:value-type="string">
            <text:p>N53</text:p>
          </table:table-cell>
          <table:table-cell office:value-type="string" calcext:value-type="string">
            <text:p>Missing/incomplete/invalid point of pick-up address.</text:p>
            <text:p>Start: 01/01/2000 | Last Modified: 02/28/2003</text:p>
            <text:p>Notes: (Modified 2/28/03)</text:p>
          </table:table-cell>
          <table:table-cell table:formula="of:=FIND(&quot;Start&quot;; [.B280]; 1)-2" office:value-type="float" office:value="52" calcext:value-type="float">
            <text:p>52</text:p>
          </table:table-cell>
          <table:table-cell table:formula="of:=CONCATENATE([.$D$1];[.A280];[.$D$1];&quot;=&gt;&quot;;[.$D$1];LEFT([.B280]; [.C280]);[.$D$1];&quot;,&quot;)" office:value-type="string" office:string-value="&quot;N53&quot;=&gt;&quot;Missing/incomplete/invalid point of pick-up address.&quot;," calcext:value-type="string">
            <text:p>"N53"=&gt;"Missing/incomplete/invalid point of pick-up address.",</text:p>
          </table:table-cell>
        </table:table-row>
        <table:table-row table:style-name="ro7">
          <table:table-cell office:value-type="string" calcext:value-type="string">
            <text:p>N54</text:p>
          </table:table-cell>
          <table:table-cell office:value-type="string" calcext:value-type="string">
            <text:p>Claim information is inconsistent with pre-certified/authorized services.</text:p>
            <text:p>Start: 01/01/2000</text:p>
          </table:table-cell>
          <table:table-cell table:formula="of:=FIND(&quot;Start&quot;; [.B281]; 1)-2" office:value-type="float" office:value="73" calcext:value-type="float">
            <text:p>73</text:p>
          </table:table-cell>
          <table:table-cell table:formula="of:=CONCATENATE([.$D$1];[.A281];[.$D$1];&quot;=&gt;&quot;;[.$D$1];LEFT([.B281]; [.C281]);[.$D$1];&quot;,&quot;)" office:value-type="string" office:string-value="&quot;N54&quot;=&gt;&quot;Claim information is inconsistent with pre-certified/authorized services.&quot;," calcext:value-type="string">
            <text:p>"N54"=&gt;"Claim information is inconsistent with pre-certified/authorized services.",</text:p>
          </table:table-cell>
        </table:table-row>
        <table:table-row table:style-name="ro7">
          <table:table-cell office:value-type="string" calcext:value-type="string">
            <text:p>N55</text:p>
          </table:table-cell>
          <table:table-cell office:value-type="string" calcext:value-type="string">
            <text:p>Procedures for billing with group/referring/performing providers were not followed.</text:p>
            <text:p>Start: 01/01/2000</text:p>
          </table:table-cell>
          <table:table-cell table:formula="of:=FIND(&quot;Start&quot;; [.B282]; 1)-2" office:value-type="float" office:value="83" calcext:value-type="float">
            <text:p>83</text:p>
          </table:table-cell>
          <table:table-cell table:formula="of:=CONCATENATE([.$D$1];[.A282];[.$D$1];&quot;=&gt;&quot;;[.$D$1];LEFT([.B282]; [.C282]);[.$D$1];&quot;,&quot;)" office:value-type="string" office:string-value="&quot;N55&quot;=&gt;&quot;Procedures for billing with group/referring/performing providers were not followed.&quot;," calcext:value-type="string">
            <text:p>"N55"=&gt;"Procedures for billing with group/referring/performing providers were not followed.",</text:p>
          </table:table-cell>
        </table:table-row>
        <table:table-row table:style-name="ro9">
          <table:table-cell office:value-type="string" calcext:value-type="string">
            <text:p>N56</text:p>
          </table:table-cell>
          <table:table-cell office:value-type="string" calcext:value-type="string">
            <text:p>Procedure code billed is not correct/valid for the services billed or the date of service billed.</text:p>
            <text:p>Start: 01/01/2000 | Last Modified: 02/28/2003</text:p>
            <text:p>Notes: (Modified 2/28/03)</text:p>
          </table:table-cell>
          <table:table-cell table:formula="of:=FIND(&quot;Start&quot;; [.B283]; 1)-2" office:value-type="float" office:value="97" calcext:value-type="float">
            <text:p>97</text:p>
          </table:table-cell>
          <table:table-cell table:formula="of:=CONCATENATE([.$D$1];[.A283];[.$D$1];&quot;=&gt;&quot;;[.$D$1];LEFT([.B283]; [.C283]);[.$D$1];&quot;,&quot;)" office:value-type="string" office:string-value="&quot;N56&quot;=&gt;&quot;Procedure code billed is not correct/valid for the services billed or the date of service billed.&quot;," calcext:value-type="string">
            <text:p>"N56"=&gt;"Procedure code billed is not correct/valid for the services billed or the date of service billed.",</text:p>
          </table:table-cell>
        </table:table-row>
        <table:table-row table:style-name="ro8">
          <table:table-cell office:value-type="string" calcext:value-type="string">
            <text:p>N57</text:p>
          </table:table-cell>
          <table:table-cell office:value-type="string" calcext:value-type="string">
            <text:p>Missing/incomplete/invalid prescribing date.</text:p>
            <text:p>Start: 01/01/2000 | Last Modified: 12/02/2004</text:p>
            <text:p>Notes: (Modified 12/2/04) Related to N304</text:p>
          </table:table-cell>
          <table:table-cell table:formula="of:=FIND(&quot;Start&quot;; [.B284]; 1)-2" office:value-type="float" office:value="44" calcext:value-type="float">
            <text:p>44</text:p>
          </table:table-cell>
          <table:table-cell table:formula="of:=CONCATENATE([.$D$1];[.A284];[.$D$1];&quot;=&gt;&quot;;[.$D$1];LEFT([.B284]; [.C284]);[.$D$1];&quot;,&quot;)" office:value-type="string" office:string-value="&quot;N57&quot;=&gt;&quot;Missing/incomplete/invalid prescribing date.&quot;," calcext:value-type="string">
            <text:p>"N57"=&gt;"Missing/incomplete/invalid prescribing date.",</text:p>
          </table:table-cell>
        </table:table-row>
        <table:table-row table:style-name="ro8">
          <table:table-cell office:value-type="string" calcext:value-type="string">
            <text:p>N58</text:p>
          </table:table-cell>
          <table:table-cell office:value-type="string" calcext:value-type="string">
            <text:p>Missing/incomplete/invalid patient liability amount.</text:p>
            <text:p>Start: 01/01/2000 | Last Modified: 02/28/2003</text:p>
            <text:p>Notes: (Modified 2/28/03)</text:p>
          </table:table-cell>
          <table:table-cell table:formula="of:=FIND(&quot;Start&quot;; [.B285]; 1)-2" office:value-type="float" office:value="52" calcext:value-type="float">
            <text:p>52</text:p>
          </table:table-cell>
          <table:table-cell table:formula="of:=CONCATENATE([.$D$1];[.A285];[.$D$1];&quot;=&gt;&quot;;[.$D$1];LEFT([.B285]; [.C285]);[.$D$1];&quot;,&quot;)" office:value-type="string" office:string-value="&quot;N58&quot;=&gt;&quot;Missing/incomplete/invalid patient liability amount.&quot;," calcext:value-type="string">
            <text:p>"N58"=&gt;"Missing/incomplete/invalid patient liability amount.",</text:p>
          </table:table-cell>
        </table:table-row>
        <table:table-row table:style-name="ro9">
          <table:table-cell office:value-type="string" calcext:value-type="string">
            <text:p>N59</text:p>
          </table:table-cell>
          <table:table-cell office:value-type="string" calcext:value-type="string">
            <text:p>Alert: Please refer to your provider manual for additional program and provider information.</text:p>
            <text:p>Start: 01/01/2000 | Last Modified: 11/01/2015</text:p>
            <text:p>Notes: (Modified 4/1/07, 11/1/09, 11/1/2015)</text:p>
          </table:table-cell>
          <table:table-cell table:formula="of:=FIND(&quot;Start&quot;; [.B286]; 1)-2" office:value-type="float" office:value="92" calcext:value-type="float">
            <text:p>92</text:p>
          </table:table-cell>
          <table:table-cell table:formula="of:=CONCATENATE([.$D$1];[.A286];[.$D$1];&quot;=&gt;&quot;;[.$D$1];LEFT([.B286]; [.C286]);[.$D$1];&quot;,&quot;)" office:value-type="string" office:string-value="&quot;N59&quot;=&gt;&quot;Alert: Please refer to your provider manual for additional program and provider information.&quot;," calcext:value-type="string">
            <text:p>"N59"=&gt;"Alert: Please refer to your provider manual for additional program and provider information.",</text:p>
          </table:table-cell>
        </table:table-row>
        <table:table-row table:style-name="ro7">
          <table:table-cell office:value-type="string" calcext:value-type="string">
            <text:p>N61</text:p>
          </table:table-cell>
          <table:table-cell office:value-type="string" calcext:value-type="string">
            <text:p>Rebill services on separate claims.</text:p>
            <text:p>Start: 01/01/2000</text:p>
          </table:table-cell>
          <table:table-cell table:formula="of:=FIND(&quot;Start&quot;; [.B287]; 1)-2" office:value-type="float" office:value="35" calcext:value-type="float">
            <text:p>35</text:p>
          </table:table-cell>
          <table:table-cell table:formula="of:=CONCATENATE([.$D$1];[.A287];[.$D$1];&quot;=&gt;&quot;;[.$D$1];LEFT([.B287]; [.C287]);[.$D$1];&quot;,&quot;)" office:value-type="string" office:string-value="&quot;N61&quot;=&gt;&quot;Rebill services on separate claims.&quot;," calcext:value-type="string">
            <text:p>"N61"=&gt;"Rebill services on separate claims.",</text:p>
          </table:table-cell>
        </table:table-row>
        <table:table-row table:style-name="ro8">
          <table:table-cell office:value-type="string" calcext:value-type="string">
            <text:p>N62</text:p>
          </table:table-cell>
          <table:table-cell office:value-type="string" calcext:value-type="string">
            <text:p>Dates of service span multiple rate periods. Resubmit separate claims.</text:p>
            <text:p>Start: 01/01/2000 | Last Modified: 03/08/2011</text:p>
            <text:p>Notes: (Modified 3/8/11)</text:p>
          </table:table-cell>
          <table:table-cell table:formula="of:=FIND(&quot;Start&quot;; [.B288]; 1)-2" office:value-type="float" office:value="70" calcext:value-type="float">
            <text:p>70</text:p>
          </table:table-cell>
          <table:table-cell table:formula="of:=CONCATENATE([.$D$1];[.A288];[.$D$1];&quot;=&gt;&quot;;[.$D$1];LEFT([.B288]; [.C288]);[.$D$1];&quot;,&quot;)" office:value-type="string" office:string-value="&quot;N62&quot;=&gt;&quot;Dates of service span multiple rate periods. Resubmit separate claims.&quot;," calcext:value-type="string">
            <text:p>"N62"=&gt;"Dates of service span multiple rate periods. Resubmit separate claims.",</text:p>
          </table:table-cell>
        </table:table-row>
        <table:table-row table:style-name="ro7">
          <table:table-cell office:value-type="string" calcext:value-type="string">
            <text:p>N63</text:p>
          </table:table-cell>
          <table:table-cell office:value-type="string" calcext:value-type="string">
            <text:p>Rebill services on separate claim lines.</text:p>
            <text:p>Start: 01/01/2000</text:p>
          </table:table-cell>
          <table:table-cell table:formula="of:=FIND(&quot;Start&quot;; [.B289]; 1)-2" office:value-type="float" office:value="40" calcext:value-type="float">
            <text:p>40</text:p>
          </table:table-cell>
          <table:table-cell table:formula="of:=CONCATENATE([.$D$1];[.A289];[.$D$1];&quot;=&gt;&quot;;[.$D$1];LEFT([.B289]; [.C289]);[.$D$1];&quot;,&quot;)" office:value-type="string" office:string-value="&quot;N63&quot;=&gt;&quot;Rebill services on separate claim lines.&quot;," calcext:value-type="string">
            <text:p>"N63"=&gt;"Rebill services on separate claim lines.",</text:p>
          </table:table-cell>
        </table:table-row>
        <table:table-row table:style-name="ro7">
          <table:table-cell office:value-type="string" calcext:value-type="string">
            <text:p>N64</text:p>
          </table:table-cell>
          <table:table-cell office:value-type="string" calcext:value-type="string">
            <text:p>The “from” and “to” dates must be different.</text:p>
            <text:p>Start: 01/01/2000</text:p>
          </table:table-cell>
          <table:table-cell table:formula="of:=FIND(&quot;Start&quot;; [.B290]; 1)-2" office:value-type="float" office:value="44" calcext:value-type="float">
            <text:p>44</text:p>
          </table:table-cell>
          <table:table-cell table:formula="of:=CONCATENATE([.$D$1];[.A290];[.$D$1];&quot;=&gt;&quot;;[.$D$1];LEFT([.B290]; [.C290]);[.$D$1];&quot;,&quot;)" office:value-type="string" office:string-value="&quot;N64&quot;=&gt;&quot;The “from” and “to” dates must be different.&quot;," calcext:value-type="string">
            <text:p>"N64"=&gt;"The “from” and “to” dates must be different.",</text:p>
          </table:table-cell>
        </table:table-row>
        <table:table-row table:style-name="ro9">
          <table:table-cell office:value-type="string" calcext:value-type="string">
            <text:p>N65</text:p>
          </table:table-cell>
          <table:table-cell office:value-type="string" calcext:value-type="string">
            <text:p>Procedure code or procedure rate count cannot be determined, or was not on file, for the date of service/provider.</text:p>
            <text:p>Start: 01/01/2000 | Last Modified: 02/28/2003</text:p>
            <text:p>Notes: (Modified 2/28/03)</text:p>
          </table:table-cell>
          <table:table-cell table:formula="of:=FIND(&quot;Start&quot;; [.B291]; 1)-2" office:value-type="float" office:value="114" calcext:value-type="float">
            <text:p>114</text:p>
          </table:table-cell>
          <table:table-cell table:formula="of:=CONCATENATE([.$D$1];[.A291];[.$D$1];&quot;=&gt;&quot;;[.$D$1];LEFT([.B291]; [.C291]);[.$D$1];&quot;,&quot;)" office:value-type="string" office:string-value="&quot;N65&quot;=&gt;&quot;Procedure code or procedure rate count cannot be determined, or was not on file, for the date of service/provider.&quot;," calcext:value-type="string">
            <text:p>"N65"=&gt;"Procedure code or procedure rate count cannot be determined, or was not on file, for the date of service/provider.",</text:p>
          </table:table-cell>
        </table:table-row>
        <table:table-row table:style-name="ro14">
          <table:table-cell office:value-type="string" calcext:value-type="string">
            <text:p>N67</text:p>
          </table:table-cell>
          <table:table-cell office:value-type="string" calcext:value-type="string">
            <text:p>Professional provider services not paid separately. Included in facility payment under a demonstration project. Apply to that facility for payment, or resubmit your claim if: the facility notifies you the patient was excluded from this demonstration; or if you furnished these services in another location on the date of the patient’s admission or discharge from a demonstration hospital. If services were furnished in a facility not involved in the demonstration on the same date the patient was discharged from or admitted to a demonstration facility, you must report the provider ID number for the non-demonstration facility on the new claim.</text:p>
            <text:p>Start: 01/01/2000</text:p>
          </table:table-cell>
          <table:table-cell table:formula="of:=FIND(&quot;Start&quot;; [.B292]; 1)-2" office:value-type="float" office:value="645" calcext:value-type="float">
            <text:p>645</text:p>
          </table:table-cell>
          <table:table-cell table:formula="of:=CONCATENATE([.$D$1];[.A292];[.$D$1];&quot;=&gt;&quot;;[.$D$1];LEFT([.B292]; [.C292]);[.$D$1];&quot;,&quot;)" office:value-type="string" office:string-value="&quot;N67&quot;=&gt;&quot;Professional provider services not paid separately. Included in facility payment under a demonstration project. Apply to that facility for payment, or resubmit your claim if: the facility notifies you the patient was excluded from this demonstration; or if you furnished these services in another location on the date of the patient’s admission or discharge from a demonstration hospital. If services were furnished in a facility not involved in the demonstration on the same date the patient was discharged from or admitted to a demonstration facility, you must report the provider ID number for the non-demonstration facility on the new claim.&quot;," calcext:value-type="string">
            <text:p>"N67"=&gt;"Professional provider services not paid separately. Included in facility payment under a demonstration project. Apply to that facility for payment, or resubmit your claim if: the facility notifies you the patient was excluded from this demonstration; or if you furnished these services in another location on the date of the patient’s admission or discharge from a demonstration hospital. If services were furnished in a facility not involved in the demonstration on the same date the patient was discharged from or admitted to a demonstration facility, you must report the provider ID number for the non-demonstration facility on the new claim.",</text:p>
          </table:table-cell>
        </table:table-row>
        <table:table-row table:style-name="ro10">
          <table:table-cell office:value-type="string" calcext:value-type="string">
            <text:p>N68</text:p>
          </table:table-cell>
          <table:table-cell office:value-type="string" calcext:value-type="string">
            <text:p>Prior payment being cancelled as we were subsequently notified this patient was covered by a demonstration project in this site of service. Professional services were included in the payment made to the facility. You must contact the facility for your payment. Prior payment made to you by the patient or another insurer for this claim must be refunded to the payer within 30 days.</text:p>
            <text:p>Start: 01/01/2000</text:p>
          </table:table-cell>
          <table:table-cell table:formula="of:=FIND(&quot;Start&quot;; [.B293]; 1)-2" office:value-type="float" office:value="381" calcext:value-type="float">
            <text:p>381</text:p>
          </table:table-cell>
          <table:table-cell table:formula="of:=CONCATENATE([.$D$1];[.A293];[.$D$1];&quot;=&gt;&quot;;[.$D$1];LEFT([.B293]; [.C293]);[.$D$1];&quot;,&quot;)" office:value-type="string" office:string-value="&quot;N68&quot;=&gt;&quot;Prior payment being cancelled as we were subsequently notified this patient was covered by a demonstration project in this site of service. Professional services were included in the payment made to the facility. You must contact the facility for your payment. Prior payment made to you by the patient or another insurer for this claim must be refunded to the payer within 30 days.&quot;," calcext:value-type="string">
            <text:p>"N68"=&gt;"Prior payment being cancelled as we were subsequently notified this patient was covered by a demonstration project in this site of service. Professional services were included in the payment made to the facility. You must contact the facility for your payment. Prior payment made to you by the patient or another insurer for this claim must be refunded to the payer within 30 days.",</text:p>
          </table:table-cell>
        </table:table-row>
        <table:table-row table:style-name="ro8">
          <table:table-cell office:value-type="string" calcext:value-type="string">
            <text:p>N69</text:p>
          </table:table-cell>
          <table:table-cell office:value-type="string" calcext:value-type="string">
            <text:p>Alert: PPS (Prospective Payment System) code changed by claims processing system.</text:p>
            <text:p>Start: 01/01/2000 | Last Modified: 11/01/2015</text:p>
            <text:p>Notes: (Modified 6/30/03, 7/1/12, 11/1/2015)</text:p>
          </table:table-cell>
          <table:table-cell table:formula="of:=FIND(&quot;Start&quot;; [.B294]; 1)-2" office:value-type="float" office:value="81" calcext:value-type="float">
            <text:p>81</text:p>
          </table:table-cell>
          <table:table-cell table:formula="of:=CONCATENATE([.$D$1];[.A294];[.$D$1];&quot;=&gt;&quot;;[.$D$1];LEFT([.B294]; [.C294]);[.$D$1];&quot;,&quot;)" office:value-type="string" office:string-value="&quot;N69&quot;=&gt;&quot;Alert: PPS (Prospective Payment System) code changed by claims processing system.&quot;," calcext:value-type="string">
            <text:p>"N69"=&gt;"Alert: PPS (Prospective Payment System) code changed by claims processing system.",</text:p>
          </table:table-cell>
        </table:table-row>
        <table:table-row table:style-name="ro8">
          <table:table-cell office:value-type="string" calcext:value-type="string">
            <text:p>N70</text:p>
          </table:table-cell>
          <table:table-cell office:value-type="string" calcext:value-type="string">
            <text:p>Consolidated billing and payment applies.</text:p>
            <text:p>Start: 01/01/2000 | Last Modified: 11/05/2007</text:p>
            <text:p>Notes: (Modified 2/28/02, 11/5/07)</text:p>
          </table:table-cell>
          <table:table-cell table:formula="of:=FIND(&quot;Start&quot;; [.B295]; 1)-2" office:value-type="float" office:value="41" calcext:value-type="float">
            <text:p>41</text:p>
          </table:table-cell>
          <table:table-cell table:formula="of:=CONCATENATE([.$D$1];[.A295];[.$D$1];&quot;=&gt;&quot;;[.$D$1];LEFT([.B295]; [.C295]);[.$D$1];&quot;,&quot;)" office:value-type="string" office:string-value="&quot;N70&quot;=&gt;&quot;Consolidated billing and payment applies.&quot;," calcext:value-type="string">
            <text:p>"N70"=&gt;"Consolidated billing and payment applies.",</text:p>
          </table:table-cell>
        </table:table-row>
        <table:table-row table:style-name="ro12">
          <table:table-cell office:value-type="string" calcext:value-type="string">
            <text:p>N71</text:p>
          </table:table-cell>
          <table:table-cell office:value-type="string" calcext:value-type="string">
            <text:p>Your unassigned claim for a drug or biological, clinical diagnostic laboratory services or ambulance service was processed as an assigned claim. You are required by law to accept assignment for these types of claims.</text:p>
            <text:p>Start: 01/01/2000 | Last Modified: 06/30/2003</text:p>
            <text:p>Notes: (Modified 2/21/02, 6/30/03)</text:p>
          </table:table-cell>
          <table:table-cell table:formula="of:=FIND(&quot;Start&quot;; [.B296]; 1)-2" office:value-type="float" office:value="216" calcext:value-type="float">
            <text:p>216</text:p>
          </table:table-cell>
          <table:table-cell table:formula="of:=CONCATENATE([.$D$1];[.A296];[.$D$1];&quot;=&gt;&quot;;[.$D$1];LEFT([.B296]; [.C296]);[.$D$1];&quot;,&quot;)" office:value-type="string" office:string-value="&quot;N71&quot;=&gt;&quot;Your unassigned claim for a drug or biological, clinical diagnostic laboratory services or ambulance service was processed as an assigned claim. You are required by law to accept assignment for these types of claims.&quot;," calcext:value-type="string">
            <text:p>"N71"=&gt;"Your unassigned claim for a drug or biological, clinical diagnostic laboratory services or ambulance service was processed as an assigned claim. You are required by law to accept assignment for these types of claims.",</text:p>
          </table:table-cell>
        </table:table-row>
        <table:table-row table:style-name="ro9">
          <table:table-cell office:value-type="string" calcext:value-type="string">
            <text:p>N72</text:p>
          </table:table-cell>
          <table:table-cell office:value-type="string" calcext:value-type="string">
            <text:p>PPS (Prospective Payment System) code changed by medical reviewers. Not supported by clinical records.</text:p>
            <text:p>Start: 01/01/2000 | Last Modified: 06/30/2003</text:p>
            <text:p>Notes: (Modified 6/30/03)</text:p>
          </table:table-cell>
          <table:table-cell table:formula="of:=FIND(&quot;Start&quot;; [.B297]; 1)-2" office:value-type="float" office:value="102" calcext:value-type="float">
            <text:p>102</text:p>
          </table:table-cell>
          <table:table-cell table:formula="of:=CONCATENATE([.$D$1];[.A297];[.$D$1];&quot;=&gt;&quot;;[.$D$1];LEFT([.B297]; [.C297]);[.$D$1];&quot;,&quot;)" office:value-type="string" office:string-value="&quot;N72&quot;=&gt;&quot;PPS (Prospective Payment System) code changed by medical reviewers. Not supported by clinical records.&quot;," calcext:value-type="string">
            <text:p>"N72"=&gt;"PPS (Prospective Payment System) code changed by medical reviewers. Not supported by clinical records.",</text:p>
          </table:table-cell>
        </table:table-row>
        <table:table-row table:style-name="ro8">
          <table:table-cell office:value-type="string" calcext:value-type="string">
            <text:p>N74</text:p>
          </table:table-cell>
          <table:table-cell office:value-type="string" calcext:value-type="string">
            <text:p>Resubmit with multiple claims, each claim covering services provided in only one calendar month.</text:p>
            <text:p>Start: 01/01/2000</text:p>
          </table:table-cell>
          <table:table-cell table:formula="of:=FIND(&quot;Start&quot;; [.B298]; 1)-2" office:value-type="float" office:value="96" calcext:value-type="float">
            <text:p>96</text:p>
          </table:table-cell>
          <table:table-cell table:formula="of:=CONCATENATE([.$D$1];[.A298];[.$D$1];&quot;=&gt;&quot;;[.$D$1];LEFT([.B298]; [.C298]);[.$D$1];&quot;,&quot;)" office:value-type="string" office:string-value="&quot;N74&quot;=&gt;&quot;Resubmit with multiple claims, each claim covering services provided in only one calendar month.&quot;," calcext:value-type="string">
            <text:p>"N74"=&gt;"Resubmit with multiple claims, each claim covering services provided in only one calendar month.",</text:p>
          </table:table-cell>
        </table:table-row>
        <table:table-row table:style-name="ro8">
          <table:table-cell office:value-type="string" calcext:value-type="string">
            <text:p>N75</text:p>
          </table:table-cell>
          <table:table-cell office:value-type="string" calcext:value-type="string">
            <text:p>Missing/incomplete/invalid tooth surface information.</text:p>
            <text:p>Start: 01/01/2000 | Last Modified: 02/28/2003</text:p>
            <text:p>Notes: (Modified 2/28/03)</text:p>
          </table:table-cell>
          <table:table-cell table:formula="of:=FIND(&quot;Start&quot;; [.B299]; 1)-2" office:value-type="float" office:value="53" calcext:value-type="float">
            <text:p>53</text:p>
          </table:table-cell>
          <table:table-cell table:formula="of:=CONCATENATE([.$D$1];[.A299];[.$D$1];&quot;=&gt;&quot;;[.$D$1];LEFT([.B299]; [.C299]);[.$D$1];&quot;,&quot;)" office:value-type="string" office:string-value="&quot;N75&quot;=&gt;&quot;Missing/incomplete/invalid tooth surface information.&quot;," calcext:value-type="string">
            <text:p>"N75"=&gt;"Missing/incomplete/invalid tooth surface information.",</text:p>
          </table:table-cell>
        </table:table-row>
        <table:table-row table:style-name="ro8">
          <table:table-cell office:value-type="string" calcext:value-type="string">
            <text:p>N76</text:p>
          </table:table-cell>
          <table:table-cell office:value-type="string" calcext:value-type="string">
            <text:p>Missing/incomplete/invalid number of riders.</text:p>
            <text:p>Start: 01/01/2000 | Last Modified: 02/28/2003</text:p>
            <text:p>Notes: (Modified 2/28/03)</text:p>
          </table:table-cell>
          <table:table-cell table:formula="of:=FIND(&quot;Start&quot;; [.B300]; 1)-2" office:value-type="float" office:value="44" calcext:value-type="float">
            <text:p>44</text:p>
          </table:table-cell>
          <table:table-cell table:formula="of:=CONCATENATE([.$D$1];[.A300];[.$D$1];&quot;=&gt;&quot;;[.$D$1];LEFT([.B300]; [.C300]);[.$D$1];&quot;,&quot;)" office:value-type="string" office:string-value="&quot;N76&quot;=&gt;&quot;Missing/incomplete/invalid number of riders.&quot;," calcext:value-type="string">
            <text:p>"N76"=&gt;"Missing/incomplete/invalid number of riders.",</text:p>
          </table:table-cell>
        </table:table-row>
        <table:table-row table:style-name="ro8">
          <table:table-cell office:value-type="string" calcext:value-type="string">
            <text:p>N77</text:p>
          </table:table-cell>
          <table:table-cell office:value-type="string" calcext:value-type="string">
            <text:p>Missing/incomplete/invalid designated provider number.</text:p>
            <text:p>Start: 01/01/2000 | Last Modified: 02/28/2003</text:p>
            <text:p>Notes: (Modified 2/28/03)</text:p>
          </table:table-cell>
          <table:table-cell table:formula="of:=FIND(&quot;Start&quot;; [.B301]; 1)-2" office:value-type="float" office:value="54" calcext:value-type="float">
            <text:p>54</text:p>
          </table:table-cell>
          <table:table-cell table:formula="of:=CONCATENATE([.$D$1];[.A301];[.$D$1];&quot;=&gt;&quot;;[.$D$1];LEFT([.B301]; [.C301]);[.$D$1];&quot;,&quot;)" office:value-type="string" office:string-value="&quot;N77&quot;=&gt;&quot;Missing/incomplete/invalid designated provider number.&quot;," calcext:value-type="string">
            <text:p>"N77"=&gt;"Missing/incomplete/invalid designated provider number.",</text:p>
          </table:table-cell>
        </table:table-row>
        <table:table-row table:style-name="ro7">
          <table:table-cell office:value-type="string" calcext:value-type="string">
            <text:p>N78</text:p>
          </table:table-cell>
          <table:table-cell office:value-type="string" calcext:value-type="string">
            <text:p>The necessary components of the child and teen checkup (EPSDT) were not completed.</text:p>
            <text:p>Start: 01/01/2000</text:p>
          </table:table-cell>
          <table:table-cell table:formula="of:=FIND(&quot;Start&quot;; [.B302]; 1)-2" office:value-type="float" office:value="82" calcext:value-type="float">
            <text:p>82</text:p>
          </table:table-cell>
          <table:table-cell table:formula="of:=CONCATENATE([.$D$1];[.A302];[.$D$1];&quot;=&gt;&quot;;[.$D$1];LEFT([.B302]; [.C302]);[.$D$1];&quot;,&quot;)" office:value-type="string" office:string-value="&quot;N78&quot;=&gt;&quot;The necessary components of the child and teen checkup (EPSDT) were not completed.&quot;," calcext:value-type="string">
            <text:p>"N78"=&gt;"The necessary components of the child and teen checkup (EPSDT) were not completed.",</text:p>
          </table:table-cell>
        </table:table-row>
        <table:table-row table:style-name="ro7">
          <table:table-cell office:value-type="string" calcext:value-type="string">
            <text:p>N79</text:p>
          </table:table-cell>
          <table:table-cell office:value-type="string" calcext:value-type="string">
            <text:p>Service billed is not compatible with patient location information.</text:p>
            <text:p>Start: 01/01/2000</text:p>
          </table:table-cell>
          <table:table-cell table:formula="of:=FIND(&quot;Start&quot;; [.B303]; 1)-2" office:value-type="float" office:value="67" calcext:value-type="float">
            <text:p>67</text:p>
          </table:table-cell>
          <table:table-cell table:formula="of:=CONCATENATE([.$D$1];[.A303];[.$D$1];&quot;=&gt;&quot;;[.$D$1];LEFT([.B303]; [.C303]);[.$D$1];&quot;,&quot;)" office:value-type="string" office:string-value="&quot;N79&quot;=&gt;&quot;Service billed is not compatible with patient location information.&quot;," calcext:value-type="string">
            <text:p>"N79"=&gt;"Service billed is not compatible with patient location information.",</text:p>
          </table:table-cell>
        </table:table-row>
        <table:table-row table:style-name="ro8">
          <table:table-cell office:value-type="string" calcext:value-type="string">
            <text:p>N80</text:p>
          </table:table-cell>
          <table:table-cell office:value-type="string" calcext:value-type="string">
            <text:p>Missing/incomplete/invalid prenatal screening information.</text:p>
            <text:p>Start: 01/01/2000 | Last Modified: 02/28/2003</text:p>
            <text:p>Notes: (Modified 2/28/03)</text:p>
          </table:table-cell>
          <table:table-cell table:formula="of:=FIND(&quot;Start&quot;; [.B304]; 1)-2" office:value-type="float" office:value="58" calcext:value-type="float">
            <text:p>58</text:p>
          </table:table-cell>
          <table:table-cell table:formula="of:=CONCATENATE([.$D$1];[.A304];[.$D$1];&quot;=&gt;&quot;;[.$D$1];LEFT([.B304]; [.C304]);[.$D$1];&quot;,&quot;)" office:value-type="string" office:string-value="&quot;N80&quot;=&gt;&quot;Missing/incomplete/invalid prenatal screening information.&quot;," calcext:value-type="string">
            <text:p>"N80"=&gt;"Missing/incomplete/invalid prenatal screening information.",</text:p>
          </table:table-cell>
        </table:table-row>
        <table:table-row table:style-name="ro7">
          <table:table-cell office:value-type="string" calcext:value-type="string">
            <text:p>N81</text:p>
          </table:table-cell>
          <table:table-cell office:value-type="string" calcext:value-type="string">
            <text:p>Procedure billed is not compatible with tooth surface code.</text:p>
            <text:p>Start: 01/01/2000</text:p>
          </table:table-cell>
          <table:table-cell table:formula="of:=FIND(&quot;Start&quot;; [.B305]; 1)-2" office:value-type="float" office:value="59" calcext:value-type="float">
            <text:p>59</text:p>
          </table:table-cell>
          <table:table-cell table:formula="of:=CONCATENATE([.$D$1];[.A305];[.$D$1];&quot;=&gt;&quot;;[.$D$1];LEFT([.B305]; [.C305]);[.$D$1];&quot;,&quot;)" office:value-type="string" office:string-value="&quot;N81&quot;=&gt;&quot;Procedure billed is not compatible with tooth surface code.&quot;," calcext:value-type="string">
            <text:p>"N81"=&gt;"Procedure billed is not compatible with tooth surface code.",</text:p>
          </table:table-cell>
        </table:table-row>
        <table:table-row table:style-name="ro8">
          <table:table-cell office:value-type="string" calcext:value-type="string">
            <text:p>N82</text:p>
          </table:table-cell>
          <table:table-cell office:value-type="string" calcext:value-type="string">
            <text:p>Provider must accept insurance payment as payment in full when a third party payer contract specifies full reimbursement.</text:p>
            <text:p>Start: 01/01/2000</text:p>
          </table:table-cell>
          <table:table-cell table:formula="of:=FIND(&quot;Start&quot;; [.B306]; 1)-2" office:value-type="float" office:value="121" calcext:value-type="float">
            <text:p>121</text:p>
          </table:table-cell>
          <table:table-cell table:formula="of:=CONCATENATE([.$D$1];[.A306];[.$D$1];&quot;=&gt;&quot;;[.$D$1];LEFT([.B306]; [.C306]);[.$D$1];&quot;,&quot;)" office:value-type="string" office:string-value="&quot;N82&quot;=&gt;&quot;Provider must accept insurance payment as payment in full when a third party payer contract specifies full reimbursement.&quot;," calcext:value-type="string">
            <text:p>"N82"=&gt;"Provider must accept insurance payment as payment in full when a third party payer contract specifies full reimbursement.",</text:p>
          </table:table-cell>
        </table:table-row>
        <table:table-row table:style-name="ro8">
          <table:table-cell office:value-type="string" calcext:value-type="string">
            <text:p>N83</text:p>
          </table:table-cell>
          <table:table-cell office:value-type="string" calcext:value-type="string">
            <text:p>No appeal rights. Adjudicative decision based on the provisions of a demonstration project.</text:p>
            <text:p>Start: 01/01/2000</text:p>
          </table:table-cell>
          <table:table-cell table:formula="of:=FIND(&quot;Start&quot;; [.B307]; 1)-2" office:value-type="float" office:value="91" calcext:value-type="float">
            <text:p>91</text:p>
          </table:table-cell>
          <table:table-cell table:formula="of:=CONCATENATE([.$D$1];[.A307];[.$D$1];&quot;=&gt;&quot;;[.$D$1];LEFT([.B307]; [.C307]);[.$D$1];&quot;,&quot;)" office:value-type="string" office:string-value="&quot;N83&quot;=&gt;&quot;No appeal rights. Adjudicative decision based on the provisions of a demonstration project.&quot;," calcext:value-type="string">
            <text:p>"N83"=&gt;"No appeal rights. Adjudicative decision based on the provisions of a demonstration project.",</text:p>
          </table:table-cell>
        </table:table-row>
        <table:table-row table:style-name="ro8">
          <table:table-cell office:value-type="string" calcext:value-type="string">
            <text:p>N84</text:p>
          </table:table-cell>
          <table:table-cell office:value-type="string" calcext:value-type="string">
            <text:p>Alert: Further installment payments are forthcoming.</text:p>
            <text:p>Start: 01/01/2000 | Last Modified: 04/01/2007</text:p>
            <text:p>Notes: (Modified 4/1/07, 8/1/07)</text:p>
          </table:table-cell>
          <table:table-cell table:formula="of:=FIND(&quot;Start&quot;; [.B308]; 1)-2" office:value-type="float" office:value="52" calcext:value-type="float">
            <text:p>52</text:p>
          </table:table-cell>
          <table:table-cell table:formula="of:=CONCATENATE([.$D$1];[.A308];[.$D$1];&quot;=&gt;&quot;;[.$D$1];LEFT([.B308]; [.C308]);[.$D$1];&quot;,&quot;)" office:value-type="string" office:string-value="&quot;N84&quot;=&gt;&quot;Alert: Further installment payments are forthcoming.&quot;," calcext:value-type="string">
            <text:p>"N84"=&gt;"Alert: Further installment payments are forthcoming.",</text:p>
          </table:table-cell>
        </table:table-row>
        <table:table-row table:style-name="ro8">
          <table:table-cell office:value-type="string" calcext:value-type="string">
            <text:p>N85</text:p>
          </table:table-cell>
          <table:table-cell office:value-type="string" calcext:value-type="string">
            <text:p>Alert: This is the final installment payment.</text:p>
            <text:p>Start: 01/01/2000 | Last Modified: 04/01/2007</text:p>
            <text:p>Notes: (Modified 4/1/07, 8/1/07)</text:p>
          </table:table-cell>
          <table:table-cell table:formula="of:=FIND(&quot;Start&quot;; [.B309]; 1)-2" office:value-type="float" office:value="45" calcext:value-type="float">
            <text:p>45</text:p>
          </table:table-cell>
          <table:table-cell table:formula="of:=CONCATENATE([.$D$1];[.A309];[.$D$1];&quot;=&gt;&quot;;[.$D$1];LEFT([.B309]; [.C309]);[.$D$1];&quot;,&quot;)" office:value-type="string" office:string-value="&quot;N85&quot;=&gt;&quot;Alert: This is the final installment payment.&quot;," calcext:value-type="string">
            <text:p>"N85"=&gt;"Alert: This is the final installment payment.",</text:p>
          </table:table-cell>
        </table:table-row>
        <table:table-row table:style-name="ro8">
          <table:table-cell office:value-type="string" calcext:value-type="string">
            <text:p>N86</text:p>
          </table:table-cell>
          <table:table-cell office:value-type="string" calcext:value-type="string">
            <text:p>A failed trial of pelvic muscle exercise training is required in order for biofeedback training for the treatment of urinary incontinence to be covered.</text:p>
            <text:p>Start: 01/01/2000</text:p>
          </table:table-cell>
          <table:table-cell table:formula="of:=FIND(&quot;Start&quot;; [.B310]; 1)-2" office:value-type="float" office:value="152" calcext:value-type="float">
            <text:p>152</text:p>
          </table:table-cell>
          <table:table-cell table:formula="of:=CONCATENATE([.$D$1];[.A310];[.$D$1];&quot;=&gt;&quot;;[.$D$1];LEFT([.B310]; [.C310]);[.$D$1];&quot;,&quot;)" office:value-type="string" office:string-value="&quot;N86&quot;=&gt;&quot;A failed trial of pelvic muscle exercise training is required in order for biofeedback training for the treatment of urinary incontinence to be covered.&quot;," calcext:value-type="string">
            <text:p>"N86"=&gt;"A failed trial of pelvic muscle exercise training is required in order for biofeedback training for the treatment of urinary incontinence to be covered.",</text:p>
          </table:table-cell>
        </table:table-row>
        <table:table-row table:style-name="ro7">
          <table:table-cell office:value-type="string" calcext:value-type="string">
            <text:p>N87</text:p>
          </table:table-cell>
          <table:table-cell office:value-type="string" calcext:value-type="string">
            <text:p>Home use of biofeedback therapy is not covered.</text:p>
            <text:p>Start: 01/01/2000</text:p>
          </table:table-cell>
          <table:table-cell table:formula="of:=FIND(&quot;Start&quot;; [.B311]; 1)-2" office:value-type="float" office:value="47" calcext:value-type="float">
            <text:p>47</text:p>
          </table:table-cell>
          <table:table-cell table:formula="of:=CONCATENATE([.$D$1];[.A311];[.$D$1];&quot;=&gt;&quot;;[.$D$1];LEFT([.B311]; [.C311]);[.$D$1];&quot;,&quot;)" office:value-type="string" office:string-value="&quot;N87&quot;=&gt;&quot;Home use of biofeedback therapy is not covered.&quot;," calcext:value-type="string">
            <text:p>"N87"=&gt;"Home use of biofeedback therapy is not covered.",</text:p>
          </table:table-cell>
        </table:table-row>
        <table:table-row table:style-name="ro13">
          <table:table-cell office:value-type="string" calcext:value-type="string">
            <text:p>N88</text:p>
          </table:table-cell>
          <table:table-cell office:value-type="string" calcext:value-type="string">
            <text:p>Alert: This payment is being made conditionally. An HHA episode of care notice has been filed for this patient. When a patient is treated under a HHA episode of care, consolidated billing requires that certain therapy services and supplies, such as this, be included in the HHA's payment. This payment will need to be recouped from you if we establish that the patient is concurrently receiving treatment under a HHA episode of care.</text:p>
            <text:p>Start: 01/01/2000 | Last Modified: 04/01/2007</text:p>
            <text:p>Notes: (Modified 4/1/07)</text:p>
          </table:table-cell>
          <table:table-cell table:formula="of:=FIND(&quot;Start&quot;; [.B312]; 1)-2" office:value-type="float" office:value="433" calcext:value-type="float">
            <text:p>433</text:p>
          </table:table-cell>
          <table:table-cell table:formula="of:=CONCATENATE([.$D$1];[.A312];[.$D$1];&quot;=&gt;&quot;;[.$D$1];LEFT([.B312]; [.C312]);[.$D$1];&quot;,&quot;)" office:value-type="string" office:string-value="&quot;N88&quot;=&gt;&quot;Alert: This payment is being made conditionally. An HHA episode of care notice has been filed for this patient. When a patient is treated under a HHA episode of care, consolidated billing requires that certain therapy services and supplies, such as this, be included in the HHA's payment. This payment will need to be recouped from you if we establish that the patient is concurrently receiving treatment under a HHA episode of care.&quot;," calcext:value-type="string">
            <text:p>"N88"=&gt;"Alert: This payment is being made conditionally. An HHA episode of care notice has been filed for this patient. When a patient is treated under a HHA episode of care, consolidated billing requires that certain therapy services and supplies, such as this, be included in the HHA's payment. This payment will need to be recouped from you if we establish that the patient is concurrently receiving treatment under a HHA episode of care.",</text:p>
          </table:table-cell>
        </table:table-row>
        <table:table-row table:style-name="ro12">
          <table:table-cell office:value-type="string" calcext:value-type="string">
            <text:p>N89</text:p>
          </table:table-cell>
          <table:table-cell office:value-type="string" calcext:value-type="string">
            <text:p>Alert: Payment information for this claim has been forwarded to more than one other payer, but format limitations permit only one of the secondary payers to be identified in this remittance advice.</text:p>
            <text:p>Start: 01/01/2000 | Last Modified: 04/01/2007</text:p>
            <text:p>Notes: (Modified 4/1/07)</text:p>
          </table:table-cell>
          <table:table-cell table:formula="of:=FIND(&quot;Start&quot;; [.B313]; 1)-2" office:value-type="float" office:value="197" calcext:value-type="float">
            <text:p>197</text:p>
          </table:table-cell>
          <table:table-cell table:formula="of:=CONCATENATE([.$D$1];[.A313];[.$D$1];&quot;=&gt;&quot;;[.$D$1];LEFT([.B313]; [.C313]);[.$D$1];&quot;,&quot;)" office:value-type="string" office:string-value="&quot;N89&quot;=&gt;&quot;Alert: Payment information for this claim has been forwarded to more than one other payer, but format limitations permit only one of the secondary payers to be identified in this remittance advice.&quot;," calcext:value-type="string">
            <text:p>"N89"=&gt;"Alert: Payment information for this claim has been forwarded to more than one other payer, but format limitations permit only one of the secondary payers to be identified in this remittance advice.",</text:p>
          </table:table-cell>
        </table:table-row>
        <table:table-row table:style-name="ro7">
          <table:table-cell office:value-type="string" calcext:value-type="string">
            <text:p>N90</text:p>
          </table:table-cell>
          <table:table-cell office:value-type="string" calcext:value-type="string">
            <text:p>Covered only when performed by the attending physician.</text:p>
            <text:p>Start: 01/01/2000</text:p>
          </table:table-cell>
          <table:table-cell table:formula="of:=FIND(&quot;Start&quot;; [.B314]; 1)-2" office:value-type="float" office:value="55" calcext:value-type="float">
            <text:p>55</text:p>
          </table:table-cell>
          <table:table-cell table:formula="of:=CONCATENATE([.$D$1];[.A314];[.$D$1];&quot;=&gt;&quot;;[.$D$1];LEFT([.B314]; [.C314]);[.$D$1];&quot;,&quot;)" office:value-type="string" office:string-value="&quot;N90&quot;=&gt;&quot;Covered only when performed by the attending physician.&quot;," calcext:value-type="string">
            <text:p>"N90"=&gt;"Covered only when performed by the attending physician.",</text:p>
          </table:table-cell>
        </table:table-row>
        <table:table-row table:style-name="ro7">
          <table:table-cell office:value-type="string" calcext:value-type="string">
            <text:p>N91</text:p>
          </table:table-cell>
          <table:table-cell office:value-type="string" calcext:value-type="string">
            <text:p>Services not included in the appeal review.</text:p>
            <text:p>Start: 01/01/2000</text:p>
          </table:table-cell>
          <table:table-cell table:formula="of:=FIND(&quot;Start&quot;; [.B315]; 1)-2" office:value-type="float" office:value="43" calcext:value-type="float">
            <text:p>43</text:p>
          </table:table-cell>
          <table:table-cell table:formula="of:=CONCATENATE([.$D$1];[.A315];[.$D$1];&quot;=&gt;&quot;;[.$D$1];LEFT([.B315]; [.C315]);[.$D$1];&quot;,&quot;)" office:value-type="string" office:string-value="&quot;N91&quot;=&gt;&quot;Services not included in the appeal review.&quot;," calcext:value-type="string">
            <text:p>"N91"=&gt;"Services not included in the appeal review.",</text:p>
          </table:table-cell>
        </table:table-row>
        <table:table-row table:style-name="ro7">
          <table:table-cell office:value-type="string" calcext:value-type="string">
            <text:p>N92</text:p>
          </table:table-cell>
          <table:table-cell office:value-type="string" calcext:value-type="string">
            <text:p>This facility is not certified for digital mammography.</text:p>
            <text:p>Start: 01/01/2000</text:p>
          </table:table-cell>
          <table:table-cell table:formula="of:=FIND(&quot;Start&quot;; [.B316]; 1)-2" office:value-type="float" office:value="55" calcext:value-type="float">
            <text:p>55</text:p>
          </table:table-cell>
          <table:table-cell table:formula="of:=CONCATENATE([.$D$1];[.A316];[.$D$1];&quot;=&gt;&quot;;[.$D$1];LEFT([.B316]; [.C316]);[.$D$1];&quot;,&quot;)" office:value-type="string" office:string-value="&quot;N92&quot;=&gt;&quot;This facility is not certified for digital mammography.&quot;," calcext:value-type="string">
            <text:p>"N92"=&gt;"This facility is not certified for digital mammography.",</text:p>
          </table:table-cell>
        </table:table-row>
        <table:table-row table:style-name="ro8">
          <table:table-cell office:value-type="string" calcext:value-type="string">
            <text:p>N93</text:p>
          </table:table-cell>
          <table:table-cell office:value-type="string" calcext:value-type="string">
            <text:p>A separate claim must be submitted for each place of service. Services furnished at multiple sites may not be billed in the same claim.</text:p>
            <text:p>Start: 01/01/2000</text:p>
          </table:table-cell>
          <table:table-cell table:formula="of:=FIND(&quot;Start&quot;; [.B317]; 1)-2" office:value-type="float" office:value="135" calcext:value-type="float">
            <text:p>135</text:p>
          </table:table-cell>
          <table:table-cell table:formula="of:=CONCATENATE([.$D$1];[.A317];[.$D$1];&quot;=&gt;&quot;;[.$D$1];LEFT([.B317]; [.C317]);[.$D$1];&quot;,&quot;)" office:value-type="string" office:string-value="&quot;N93&quot;=&gt;&quot;A separate claim must be submitted for each place of service. Services furnished at multiple sites may not be billed in the same claim.&quot;," calcext:value-type="string">
            <text:p>"N93"=&gt;"A separate claim must be submitted for each place of service. Services furnished at multiple sites may not be billed in the same claim.",</text:p>
          </table:table-cell>
        </table:table-row>
        <table:table-row table:style-name="ro7">
          <table:table-cell office:value-type="string" calcext:value-type="string">
            <text:p>N94</text:p>
          </table:table-cell>
          <table:table-cell office:value-type="string" calcext:value-type="string">
            <text:p>Claim/Service denied because a more specific taxonomy code is required for adjudication.</text:p>
            <text:p>Start: 01/01/2000</text:p>
          </table:table-cell>
          <table:table-cell table:formula="of:=FIND(&quot;Start&quot;; [.B318]; 1)-2" office:value-type="float" office:value="88" calcext:value-type="float">
            <text:p>88</text:p>
          </table:table-cell>
          <table:table-cell table:formula="of:=CONCATENATE([.$D$1];[.A318];[.$D$1];&quot;=&gt;&quot;;[.$D$1];LEFT([.B318]; [.C318]);[.$D$1];&quot;,&quot;)" office:value-type="string" office:string-value="&quot;N94&quot;=&gt;&quot;Claim/Service denied because a more specific taxonomy code is required for adjudication.&quot;," calcext:value-type="string">
            <text:p>"N94"=&gt;"Claim/Service denied because a more specific taxonomy code is required for adjudication.",</text:p>
          </table:table-cell>
        </table:table-row>
        <table:table-row table:style-name="ro8">
          <table:table-cell office:value-type="string" calcext:value-type="string">
            <text:p>N95</text:p>
          </table:table-cell>
          <table:table-cell office:value-type="string" calcext:value-type="string">
            <text:p>This provider type/provider specialty may not bill this service.</text:p>
            <text:p>Start: 07/31/2001 | Last Modified: 02/28/2003</text:p>
            <text:p>Notes: (Modified 2/28/03)</text:p>
          </table:table-cell>
          <table:table-cell table:formula="of:=FIND(&quot;Start&quot;; [.B319]; 1)-2" office:value-type="float" office:value="64" calcext:value-type="float">
            <text:p>64</text:p>
          </table:table-cell>
          <table:table-cell table:formula="of:=CONCATENATE([.$D$1];[.A319];[.$D$1];&quot;=&gt;&quot;;[.$D$1];LEFT([.B319]; [.C319]);[.$D$1];&quot;,&quot;)" office:value-type="string" office:string-value="&quot;N95&quot;=&gt;&quot;This provider type/provider specialty may not bill this service.&quot;," calcext:value-type="string">
            <text:p>"N95"=&gt;"This provider type/provider specialty may not bill this service.",</text:p>
          </table:table-cell>
        </table:table-row>
        <table:table-row table:style-name="ro9">
          <table:table-cell office:value-type="string" calcext:value-type="string">
            <text:p>N96</text:p>
          </table:table-cell>
          <table:table-cell office:value-type="string" calcext:value-type="string">
            <text:p>Patient must be refractory to conventional therapy (documented behavioral, pharmacologic and/or surgical corrective therapy) and be an appropriate surgical candidate such that implantation with anesthesia can occur.</text:p>
            <text:p>Start: 08/24/2001</text:p>
          </table:table-cell>
          <table:table-cell table:formula="of:=FIND(&quot;Start&quot;; [.B320]; 1)-2" office:value-type="float" office:value="215" calcext:value-type="float">
            <text:p>215</text:p>
          </table:table-cell>
          <table:table-cell table:formula="of:=CONCATENATE([.$D$1];[.A320];[.$D$1];&quot;=&gt;&quot;;[.$D$1];LEFT([.B320]; [.C320]);[.$D$1];&quot;,&quot;)" office:value-type="string" office:string-value="&quot;N96&quot;=&gt;&quot;Patient must be refractory to conventional therapy (documented behavioral, pharmacologic and/or surgical corrective therapy) and be an appropriate surgical candidate such that implantation with anesthesia can occur.&quot;," calcext:value-type="string">
            <text:p>"N96"=&gt;"Patient must be refractory to conventional therapy (documented behavioral, pharmacologic and/or surgical corrective therapy) and be an appropriate surgical candidate such that implantation with anesthesia can occur.",</text:p>
          </table:table-cell>
        </table:table-row>
        <table:table-row table:style-name="ro9">
          <table:table-cell office:value-type="string" calcext:value-type="string">
            <text:p>N97</text:p>
          </table:table-cell>
          <table:table-cell office:value-type="string" calcext:value-type="string">
            <text:p>Patients with stress incontinence, urinary obstruction, and specific neurologic diseases (e.g., diabetes with peripheral nerve involvement) which are associated with secondary manifestations of the above three indications are excluded.</text:p>
            <text:p>Start: 08/24/2001</text:p>
          </table:table-cell>
          <table:table-cell table:formula="of:=FIND(&quot;Start&quot;; [.B321]; 1)-2" office:value-type="float" office:value="235" calcext:value-type="float">
            <text:p>235</text:p>
          </table:table-cell>
          <table:table-cell table:formula="of:=CONCATENATE([.$D$1];[.A321];[.$D$1];&quot;=&gt;&quot;;[.$D$1];LEFT([.B321]; [.C321]);[.$D$1];&quot;,&quot;)" office:value-type="string" office:string-value="&quot;N97&quot;=&gt;&quot;Patients with stress incontinence, urinary obstruction, and specific neurologic diseases (e.g., diabetes with peripheral nerve involvement) which are associated with secondary manifestations of the above three indications are excluded.&quot;," calcext:value-type="string">
            <text:p>"N97"=&gt;"Patients with stress incontinence, urinary obstruction, and specific neurologic diseases (e.g., diabetes with peripheral nerve involvement) which are associated with secondary manifestations of the above three indications are excluded.",</text:p>
          </table:table-cell>
        </table:table-row>
        <table:table-row table:style-name="ro12">
          <table:table-cell office:value-type="string" calcext:value-type="string">
            <text:p>N98</text:p>
          </table:table-cell>
          <table:table-cell office:value-type="string" calcext:value-type="string">
            <text:p>Patient must have had a successful test stimulation in order to support subsequent implantation. Before a patient is eligible for permanent implantation, he/she must demonstrate a 50 percent or greater improvement through test stimulation. Improvement is measured through voiding diaries.</text:p>
            <text:p>Start: 08/24/2001</text:p>
          </table:table-cell>
          <table:table-cell table:formula="of:=FIND(&quot;Start&quot;; [.B322]; 1)-2" office:value-type="float" office:value="288" calcext:value-type="float">
            <text:p>288</text:p>
          </table:table-cell>
          <table:table-cell table:formula="of:=CONCATENATE([.$D$1];[.A322];[.$D$1];&quot;=&gt;&quot;;[.$D$1];LEFT([.B322]; [.C322]);[.$D$1];&quot;,&quot;)" office:value-type="string" office:string-value="&quot;N98&quot;=&gt;&quot;Patient must have had a successful test stimulation in order to support subsequent implantation. Before a patient is eligible for permanent implantation, he/she must demonstrate a 50 percent or greater improvement through test stimulation. Improvement is measured through voiding diaries.&quot;," calcext:value-type="string">
            <text:p>"N98"=&gt;"Patient must have had a successful test stimulation in order to support subsequent implantation. Before a patient is eligible for permanent implantation, he/she must demonstrate a 50 percent or greater improvement through test stimulation. Improvement is measured through voiding diaries.",</text:p>
          </table:table-cell>
        </table:table-row>
        <table:table-row table:style-name="ro8">
          <table:table-cell office:value-type="string" calcext:value-type="string">
            <text:p>N99</text:p>
          </table:table-cell>
          <table:table-cell office:value-type="string" calcext:value-type="string">
            <text:p>Patient must be able to demonstrate adequate ability to record voiding diary data such that clinical results of the implant procedure can be properly evaluated.</text:p>
            <text:p>Start: 08/24/2001</text:p>
          </table:table-cell>
          <table:table-cell table:formula="of:=FIND(&quot;Start&quot;; [.B323]; 1)-2" office:value-type="float" office:value="160" calcext:value-type="float">
            <text:p>160</text:p>
          </table:table-cell>
          <table:table-cell table:formula="of:=CONCATENATE([.$D$1];[.A323];[.$D$1];&quot;=&gt;&quot;;[.$D$1];LEFT([.B323]; [.C323]);[.$D$1];&quot;,&quot;)" office:value-type="string" office:string-value="&quot;N99&quot;=&gt;&quot;Patient must be able to demonstrate adequate ability to record voiding diary data such that clinical results of the implant procedure can be properly evaluated.&quot;," calcext:value-type="string">
            <text:p>"N99"=&gt;"Patient must be able to demonstrate adequate ability to record voiding diary data such that clinical results of the implant procedure can be properly evaluated.",</text:p>
          </table:table-cell>
        </table:table-row>
        <table:table-row table:style-name="ro8">
          <table:table-cell office:value-type="string" calcext:value-type="string">
            <text:p>N100</text:p>
          </table:table-cell>
          <table:table-cell office:value-type="string" calcext:value-type="string">
            <text:p>PPS (Prospect Payment System) code corrected during adjudication.</text:p>
            <text:p>Start: 09/14/2001 | Stop: 11/01/2016 | Last Modified: 11/01/2015</text:p>
            <text:p>Notes: (Modified 6/30/03, 11/1/2015)</text:p>
          </table:table-cell>
          <table:table-cell table:formula="of:=FIND(&quot;Start&quot;; [.B324]; 1)-2" office:value-type="float" office:value="65" calcext:value-type="float">
            <text:p>65</text:p>
          </table:table-cell>
          <table:table-cell table:formula="of:=CONCATENATE([.$D$1];[.A324];[.$D$1];&quot;=&gt;&quot;;[.$D$1];LEFT([.B324]; [.C324]);[.$D$1];&quot;,&quot;)" office:value-type="string" office:string-value="&quot;N100&quot;=&gt;&quot;PPS (Prospect Payment System) code corrected during adjudication.&quot;," calcext:value-type="string">
            <text:p>"N100"=&gt;"PPS (Prospect Payment System) code corrected during adjudication.",</text:p>
          </table:table-cell>
        </table:table-row>
        <table:table-row table:style-name="ro8">
          <table:table-cell office:value-type="string" calcext:value-type="string">
            <text:p>N102</text:p>
          </table:table-cell>
          <table:table-cell office:value-type="string" calcext:value-type="string">
            <text:p>This claim has been denied without reviewing the medical/dental record because the requested records were not received or were not received timely.</text:p>
            <text:p>Start: 10/31/2001 | Stop: 07/01/2016 | Last Modified: 11/01/2013</text:p>
          </table:table-cell>
          <table:table-cell table:formula="of:=FIND(&quot;Start&quot;; [.B325]; 1)-2" office:value-type="float" office:value="147" calcext:value-type="float">
            <text:p>147</text:p>
          </table:table-cell>
          <table:table-cell table:formula="of:=CONCATENATE([.$D$1];[.A325];[.$D$1];&quot;=&gt;&quot;;[.$D$1];LEFT([.B325]; [.C325]);[.$D$1];&quot;,&quot;)" office:value-type="string" office:string-value="&quot;N102&quot;=&gt;&quot;This claim has been denied without reviewing the medical/dental record because the requested records were not received or were not received timely.&quot;," calcext:value-type="string">
            <text:p>"N102"=&gt;"This claim has been denied without reviewing the medical/dental record because the requested records were not received or were not received timely.",</text:p>
          </table:table-cell>
        </table:table-row>
        <table:table-row table:style-name="ro14">
          <table:table-cell office:value-type="string" calcext:value-type="string">
            <text:p>N103</text:p>
          </table:table-cell>
          <table:table-cell office:value-type="string" calcext:value-type="string">
            <text:p>Records indicate this patient was a prisoner or in custody of a Federal, State, or local authority when the service was rendered. This payer does not cover items and services furnished to an individual while he or she is in custody under a penal statute or rule, unless under State or local law, the individual is personally liable for the cost of his or her health care while in custody and the State or local government pursues the collection of such debt in the same way and with the same vigor as the collection of its other debts. The provider can collect from the Federal/State/ Local Authority as appropriate.</text:p>
            <text:p>Start: 10/31/2001 | Last Modified: 11/01/2013</text:p>
            <text:p>Notes: (Modified 6/30/03, 7/1/12, 11/1/13)</text:p>
          </table:table-cell>
          <table:table-cell table:formula="of:=FIND(&quot;Start&quot;; [.B326]; 1)-2" office:value-type="float" office:value="616" calcext:value-type="float">
            <text:p>616</text:p>
          </table:table-cell>
          <table:table-cell table:formula="of:=CONCATENATE([.$D$1];[.A326];[.$D$1];&quot;=&gt;&quot;;[.$D$1];LEFT([.B326]; [.C326]);[.$D$1];&quot;,&quot;)" office:value-type="string" office:string-value="&quot;N103&quot;=&gt;&quot;Records indicate this patient was a prisoner or in custody of a Federal, State, or local authority when the service was rendered. This payer does not cover items and services furnished to an individual while he or she is in custody under a penal statute or rule, unless under State or local law, the individual is personally liable for the cost of his or her health care while in custody and the State or local government pursues the collection of such debt in the same way and with the same vigor as the collection of its other debts. The provider can collect from the Federal/State/ Local Authority as appropriate.&quot;," calcext:value-type="string">
            <text:p>"N103"=&gt;"Records indicate this patient was a prisoner or in custody of a Federal, State, or local authority when the service was rendered. This payer does not cover items and services furnished to an individual while he or she is in custody under a penal statute or rule, unless under State or local law, the individual is personally liable for the cost of his or her health care while in custody and the State or local government pursues the collection of such debt in the same way and with the same vigor as the collection of its other debts. The provider can collect from the Federal/State/ Local Authority as appropriate.",</text:p>
          </table:table-cell>
        </table:table-row>
        <table:table-row table:style-name="ro12">
          <table:table-cell office:value-type="string" calcext:value-type="string">
            <text:p>N104</text:p>
          </table:table-cell>
          <table:table-cell office:value-type="string" calcext:value-type="string">
            <text:p>This claim/service is not payable under our claims jurisdiction area. You can identify the correct Medicare contractor to process this claim/service through the CMS website at www.cms.gov.</text:p>
            <text:p>Start: 01/29/2002 | Last Modified: 07/01/2010</text:p>
            <text:p>Notes: (Modified 10/31/02, 7/1/10)</text:p>
          </table:table-cell>
          <table:table-cell table:formula="of:=FIND(&quot;Start&quot;; [.B327]; 1)-2" office:value-type="float" office:value="188" calcext:value-type="float">
            <text:p>188</text:p>
          </table:table-cell>
          <table:table-cell table:formula="of:=CONCATENATE([.$D$1];[.A327];[.$D$1];&quot;=&gt;&quot;;[.$D$1];LEFT([.B327]; [.C327]);[.$D$1];&quot;,&quot;)" office:value-type="string" office:string-value="&quot;N104&quot;=&gt;&quot;This claim/service is not payable under our claims jurisdiction area. You can identify the correct Medicare contractor to process this claim/service through the CMS website at www.cms.gov.&quot;," calcext:value-type="string">
            <text:p>"N104"=&gt;"This claim/service is not payable under our claims jurisdiction area. You can identify the correct Medicare contractor to process this claim/service through the CMS website at www.cms.gov.",</text:p>
          </table:table-cell>
        </table:table-row>
        <table:table-row table:style-name="ro9">
          <table:table-cell office:value-type="string" calcext:value-type="string">
            <text:p>N105</text:p>
          </table:table-cell>
          <table:table-cell office:value-type="string" calcext:value-type="string">
            <text:p>This is a misdirected claim/service for an RRB beneficiary. Submit paper claims to the RRB carrier: Palmetto GBA, P.O. Box 10066, Augusta, GA 30999. Call 866-749-4301 for RRB EDI information for electronic claims processing.</text:p>
            <text:p>Start: 01/29/2002</text:p>
          </table:table-cell>
          <table:table-cell table:formula="of:=FIND(&quot;Start&quot;; [.B328]; 1)-2" office:value-type="float" office:value="224" calcext:value-type="float">
            <text:p>224</text:p>
          </table:table-cell>
          <table:table-cell table:formula="of:=CONCATENATE([.$D$1];[.A328];[.$D$1];&quot;=&gt;&quot;;[.$D$1];LEFT([.B328]; [.C328]);[.$D$1];&quot;,&quot;)" office:value-type="string" office:string-value="&quot;N105&quot;=&gt;&quot;This is a misdirected claim/service for an RRB beneficiary. Submit paper claims to the RRB carrier: Palmetto GBA, P.O. Box 10066, Augusta, GA 30999. Call 866-749-4301 for RRB EDI information for electronic claims processing.&quot;," calcext:value-type="string">
            <text:p>"N105"=&gt;"This is a misdirected claim/service for an RRB beneficiary. Submit paper claims to the RRB carrier: Palmetto GBA, P.O. Box 10066, Augusta, GA 30999. Call 866-749-4301 for RRB EDI information for electronic claims processing.",</text:p>
          </table:table-cell>
        </table:table-row>
        <table:table-row table:style-name="ro9">
          <table:table-cell office:value-type="string" calcext:value-type="string">
            <text:p>N106</text:p>
          </table:table-cell>
          <table:table-cell office:value-type="string" calcext:value-type="string">
            <text:p>Payment for services furnished to Skilled Nursing Facility (SNF) inpatients (except for excluded services) can only be made to the SNF. You must request payment from the SNF rather than the patient for this service.</text:p>
            <text:p>Start: 01/31/2002</text:p>
          </table:table-cell>
          <table:table-cell table:formula="of:=FIND(&quot;Start&quot;; [.B329]; 1)-2" office:value-type="float" office:value="215" calcext:value-type="float">
            <text:p>215</text:p>
          </table:table-cell>
          <table:table-cell table:formula="of:=CONCATENATE([.$D$1];[.A329];[.$D$1];&quot;=&gt;&quot;;[.$D$1];LEFT([.B329]; [.C329]);[.$D$1];&quot;,&quot;)" office:value-type="string" office:string-value="&quot;N106&quot;=&gt;&quot;Payment for services furnished to Skilled Nursing Facility (SNF) inpatients (except for excluded services) can only be made to the SNF. You must request payment from the SNF rather than the patient for this service.&quot;," calcext:value-type="string">
            <text:p>"N106"=&gt;"Payment for services furnished to Skilled Nursing Facility (SNF) inpatients (except for excluded services) can only be made to the SNF. You must request payment from the SNF rather than the patient for this service.",</text:p>
          </table:table-cell>
        </table:table-row>
        <table:table-row table:style-name="ro8">
          <table:table-cell office:value-type="string" calcext:value-type="string">
            <text:p>N107</text:p>
          </table:table-cell>
          <table:table-cell office:value-type="string" calcext:value-type="string">
            <text:p>Services furnished to Skilled Nursing Facility (SNF) inpatients must be billed on the inpatient claim. They cannot be billed separately as outpatient services.</text:p>
            <text:p>Start: 01/31/2002</text:p>
          </table:table-cell>
          <table:table-cell table:formula="of:=FIND(&quot;Start&quot;; [.B330]; 1)-2" office:value-type="float" office:value="159" calcext:value-type="float">
            <text:p>159</text:p>
          </table:table-cell>
          <table:table-cell table:formula="of:=CONCATENATE([.$D$1];[.A330];[.$D$1];&quot;=&gt;&quot;;[.$D$1];LEFT([.B330]; [.C330]);[.$D$1];&quot;,&quot;)" office:value-type="string" office:string-value="&quot;N107&quot;=&gt;&quot;Services furnished to Skilled Nursing Facility (SNF) inpatients must be billed on the inpatient claim. They cannot be billed separately as outpatient services.&quot;," calcext:value-type="string">
            <text:p>"N107"=&gt;"Services furnished to Skilled Nursing Facility (SNF) inpatients must be billed on the inpatient claim. They cannot be billed separately as outpatient services.",</text:p>
          </table:table-cell>
        </table:table-row>
        <table:table-row table:style-name="ro8">
          <table:table-cell office:value-type="string" calcext:value-type="string">
            <text:p>N108</text:p>
          </table:table-cell>
          <table:table-cell office:value-type="string" calcext:value-type="string">
            <text:p>Missing/incomplete/invalid upgrade information.</text:p>
            <text:p>Start: 01/31/2002 | Last Modified: 02/28/2003</text:p>
            <text:p>Notes: (Modified 2/28/03)</text:p>
          </table:table-cell>
          <table:table-cell table:formula="of:=FIND(&quot;Start&quot;; [.B331]; 1)-2" office:value-type="float" office:value="47" calcext:value-type="float">
            <text:p>47</text:p>
          </table:table-cell>
          <table:table-cell table:formula="of:=CONCATENATE([.$D$1];[.A331];[.$D$1];&quot;=&gt;&quot;;[.$D$1];LEFT([.B331]; [.C331]);[.$D$1];&quot;,&quot;)" office:value-type="string" office:string-value="&quot;N108&quot;=&gt;&quot;Missing/incomplete/invalid upgrade information.&quot;," calcext:value-type="string">
            <text:p>"N108"=&gt;"Missing/incomplete/invalid upgrade information.",</text:p>
          </table:table-cell>
        </table:table-row>
        <table:table-row table:style-name="ro8">
          <table:table-cell office:value-type="string" calcext:value-type="string">
            <text:p>N109</text:p>
          </table:table-cell>
          <table:table-cell office:value-type="string" calcext:value-type="string">
            <text:p>Alert: This claim/service was chosen for complex review.</text:p>
            <text:p>Start: 02/28/2002 | Last Modified: 07/01/2015</text:p>
            <text:p>Notes: (Modified 3/1/2009, 7/1/15)</text:p>
          </table:table-cell>
          <table:table-cell table:formula="of:=FIND(&quot;Start&quot;; [.B332]; 1)-2" office:value-type="float" office:value="56" calcext:value-type="float">
            <text:p>56</text:p>
          </table:table-cell>
          <table:table-cell table:formula="of:=CONCATENATE([.$D$1];[.A332];[.$D$1];&quot;=&gt;&quot;;[.$D$1];LEFT([.B332]; [.C332]);[.$D$1];&quot;,&quot;)" office:value-type="string" office:string-value="&quot;N109&quot;=&gt;&quot;Alert: This claim/service was chosen for complex review.&quot;," calcext:value-type="string">
            <text:p>"N109"=&gt;"Alert: This claim/service was chosen for complex review.",</text:p>
          </table:table-cell>
        </table:table-row>
        <table:table-row table:style-name="ro7">
          <table:table-cell office:value-type="string" calcext:value-type="string">
            <text:p>N110</text:p>
          </table:table-cell>
          <table:table-cell office:value-type="string" calcext:value-type="string">
            <text:p>This facility is not certified for film mammography.</text:p>
            <text:p>Start: 02/28/2002</text:p>
          </table:table-cell>
          <table:table-cell table:formula="of:=FIND(&quot;Start&quot;; [.B333]; 1)-2" office:value-type="float" office:value="52" calcext:value-type="float">
            <text:p>52</text:p>
          </table:table-cell>
          <table:table-cell table:formula="of:=CONCATENATE([.$D$1];[.A333];[.$D$1];&quot;=&gt;&quot;;[.$D$1];LEFT([.B333]; [.C333]);[.$D$1];&quot;,&quot;)" office:value-type="string" office:string-value="&quot;N110&quot;=&gt;&quot;This facility is not certified for film mammography.&quot;," calcext:value-type="string">
            <text:p>"N110"=&gt;"This facility is not certified for film mammography.",</text:p>
          </table:table-cell>
        </table:table-row>
        <table:table-row table:style-name="ro8">
          <table:table-cell office:value-type="string" calcext:value-type="string">
            <text:p>N111</text:p>
          </table:table-cell>
          <table:table-cell office:value-type="string" calcext:value-type="string">
            <text:p>No appeal right except duplicate claim/service issue. This service was included in a claim that has been previously billed and adjudicated.</text:p>
            <text:p>Start: 02/28/2002</text:p>
          </table:table-cell>
          <table:table-cell table:formula="of:=FIND(&quot;Start&quot;; [.B334]; 1)-2" office:value-type="float" office:value="139" calcext:value-type="float">
            <text:p>139</text:p>
          </table:table-cell>
          <table:table-cell table:formula="of:=CONCATENATE([.$D$1];[.A334];[.$D$1];&quot;=&gt;&quot;;[.$D$1];LEFT([.B334]; [.C334]);[.$D$1];&quot;,&quot;)" office:value-type="string" office:string-value="&quot;N111&quot;=&gt;&quot;No appeal right except duplicate claim/service issue. This service was included in a claim that has been previously billed and adjudicated.&quot;," calcext:value-type="string">
            <text:p>"N111"=&gt;"No appeal right except duplicate claim/service issue. This service was included in a claim that has been previously billed and adjudicated.",</text:p>
          </table:table-cell>
        </table:table-row>
        <table:table-row table:style-name="ro7">
          <table:table-cell office:value-type="string" calcext:value-type="string">
            <text:p>N112</text:p>
          </table:table-cell>
          <table:table-cell office:value-type="string" calcext:value-type="string">
            <text:p>This claim is excluded from your electronic remittance advice.</text:p>
            <text:p>Start: 02/28/2002</text:p>
          </table:table-cell>
          <table:table-cell table:formula="of:=FIND(&quot;Start&quot;; [.B335]; 1)-2" office:value-type="float" office:value="62" calcext:value-type="float">
            <text:p>62</text:p>
          </table:table-cell>
          <table:table-cell table:formula="of:=CONCATENATE([.$D$1];[.A335];[.$D$1];&quot;=&gt;&quot;;[.$D$1];LEFT([.B335]; [.C335]);[.$D$1];&quot;,&quot;)" office:value-type="string" office:string-value="&quot;N112&quot;=&gt;&quot;This claim is excluded from your electronic remittance advice.&quot;," calcext:value-type="string">
            <text:p>"N112"=&gt;"This claim is excluded from your electronic remittance advice.",</text:p>
          </table:table-cell>
        </table:table-row>
        <table:table-row table:style-name="ro8">
          <table:table-cell office:value-type="string" calcext:value-type="string">
            <text:p>N113</text:p>
          </table:table-cell>
          <table:table-cell office:value-type="string" calcext:value-type="string">
            <text:p>Only one initial visit is covered per physician, group practice or provider.</text:p>
            <text:p>Start: 04/16/2002 | Last Modified: 06/30/2003</text:p>
            <text:p>Notes: (Modified 6/30/03)</text:p>
          </table:table-cell>
          <table:table-cell table:formula="of:=FIND(&quot;Start&quot;; [.B336]; 1)-2" office:value-type="float" office:value="76" calcext:value-type="float">
            <text:p>76</text:p>
          </table:table-cell>
          <table:table-cell table:formula="of:=CONCATENATE([.$D$1];[.A336];[.$D$1];&quot;=&gt;&quot;;[.$D$1];LEFT([.B336]; [.C336]);[.$D$1];&quot;,&quot;)" office:value-type="string" office:string-value="&quot;N113&quot;=&gt;&quot;Only one initial visit is covered per physician, group practice or provider.&quot;," calcext:value-type="string">
            <text:p>"N113"=&gt;"Only one initial visit is covered per physician, group practice or provider.",</text:p>
          </table:table-cell>
        </table:table-row>
        <table:table-row table:style-name="ro12">
          <table:table-cell office:value-type="string" calcext:value-type="string">
            <text:p>N114</text:p>
          </table:table-cell>
          <table:table-cell office:value-type="string" calcext:value-type="string">
            <text:p>During the transition to the Ambulance Fee Schedule, payment is based on the lesser of a blended amount calculated using a percentage of the reasonable charge/cost and fee schedule amounts, or the submitted charge for the service. You will be notified yearly what the percentages for the blended payment calculation will be.</text:p>
            <text:p>Start: 05/30/2002</text:p>
          </table:table-cell>
          <table:table-cell table:formula="of:=FIND(&quot;Start&quot;; [.B337]; 1)-2" office:value-type="float" office:value="324" calcext:value-type="float">
            <text:p>324</text:p>
          </table:table-cell>
          <table:table-cell table:formula="of:=CONCATENATE([.$D$1];[.A337];[.$D$1];&quot;=&gt;&quot;;[.$D$1];LEFT([.B337]; [.C337]);[.$D$1];&quot;,&quot;)" office:value-type="string" office:string-value="&quot;N114&quot;=&gt;&quot;During the transition to the Ambulance Fee Schedule, payment is based on the lesser of a blended amount calculated using a percentage of the reasonable charge/cost and fee schedule amounts, or the submitted charge for the service. You will be notified yearly what the percentages for the blended payment calculation will be.&quot;," calcext:value-type="string">
            <text:p>"N114"=&gt;"During the transition to the Ambulance Fee Schedule, payment is based on the lesser of a blended amount calculated using a percentage of the reasonable charge/cost and fee schedule amounts, or the submitted charge for the service. You will be notified yearly what the percentages for the blended payment calculation will be.",</text:p>
          </table:table-cell>
        </table:table-row>
        <table:table-row table:style-name="ro10">
          <table:table-cell office:value-type="string" calcext:value-type="string">
            <text:p>N115</text:p>
          </table:table-cell>
          <table:table-cell office:value-type="string" calcext:value-type="string">
            <text:p>This decision was based on a Local Coverage Determination (LCD). An LCD provides a guide to assist in determining whether a particular item or service is covered. A copy of this policy is available at www.cms.gov/mcd, or if you do not have web access, you may contact the contractor to request a copy of the LCD.</text:p>
            <text:p>Start: 05/30/2002 | Last Modified: 07/01/2010</text:p>
            <text:p>Notes: (Modified 4/1/04, 7/1/10)</text:p>
          </table:table-cell>
          <table:table-cell table:formula="of:=FIND(&quot;Start&quot;; [.B338]; 1)-2" office:value-type="float" office:value="312" calcext:value-type="float">
            <text:p>312</text:p>
          </table:table-cell>
          <table:table-cell table:formula="of:=CONCATENATE([.$D$1];[.A338];[.$D$1];&quot;=&gt;&quot;;[.$D$1];LEFT([.B338]; [.C338]);[.$D$1];&quot;,&quot;)" office:value-type="string" office:string-value="&quot;N115&quot;=&gt;&quot;This decision was based on a Local Coverage Determination (LCD). An LCD provides a guide to assist in determining whether a particular item or service is covered. A copy of this policy is available at www.cms.gov/mcd, or if you do not have web access, you may contact the contractor to request a copy of the LCD.&quot;," calcext:value-type="string">
            <text:p>"N115"=&gt;"This decision was based on a Local Coverage Determination (LCD). An LCD provides a guide to assist in determining whether a particular item or service is covered. A copy of this policy is available at www.cms.gov/mcd, or if you do not have web access, you may contact the contractor to request a copy of the LCD.",</text:p>
          </table:table-cell>
        </table:table-row>
        <table:table-row table:style-name="ro13">
          <table:table-cell office:value-type="string" calcext:value-type="string">
            <text:p>N116</text:p>
          </table:table-cell>
          <table:table-cell office:value-type="string" calcext:value-type="string">
            <text:p>This payment is being made conditionally because the service was provided in the home, and it is possible that the patient is under a home health episode of care. When a patient is treated under a home health episode of care, consolidated billing requires that certain therapy services and supplies, such as this, be included in the home health agency’s (HHA’s) payment. This payment will need to be recouped from you if we establish that the patient is concurrently receiving treatment under an HHA episode of care.</text:p>
            <text:p>Start: 06/30/2002</text:p>
          </table:table-cell>
          <table:table-cell table:formula="of:=FIND(&quot;Start&quot;; [.B339]; 1)-2" office:value-type="float" office:value="516" calcext:value-type="float">
            <text:p>516</text:p>
          </table:table-cell>
          <table:table-cell table:formula="of:=CONCATENATE([.$D$1];[.A339];[.$D$1];&quot;=&gt;&quot;;[.$D$1];LEFT([.B339]; [.C339]);[.$D$1];&quot;,&quot;)" office:value-type="string" office:string-value="&quot;N116&quot;=&gt;&quot;This payment is being made conditionally because the service was provided in the home, and it is possible that the patient is under a home health episode of care. When a patient is treated under a home health episode of care, consolidated billing requires that certain therapy services and supplies, such as this, be included in the home health agency’s (HHA’s) payment. This payment will need to be recouped from you if we establish that the patient is concurrently receiving treatment under an HHA episode of care.&quot;," calcext:value-type="string">
            <text:p>"N116"=&gt;"This payment is being made conditionally because the service was provided in the home, and it is possible that the patient is under a home health episode of care. When a patient is treated under a home health episode of care, consolidated billing requires that certain therapy services and supplies, such as this, be included in the home health agency’s (HHA’s) payment. This payment will need to be recouped from you if we establish that the patient is concurrently receiving treatment under an HHA episode of care.",</text:p>
          </table:table-cell>
        </table:table-row>
        <table:table-row table:style-name="ro8">
          <table:table-cell office:value-type="string" calcext:value-type="string">
            <text:p>N117</text:p>
          </table:table-cell>
          <table:table-cell office:value-type="string" calcext:value-type="string">
            <text:p>This service is paid only once in a patient’s lifetime.</text:p>
            <text:p>Start: 07/30/2002 | Last Modified: 06/30/2003</text:p>
            <text:p>Notes: (Modified 6/30/03)</text:p>
          </table:table-cell>
          <table:table-cell table:formula="of:=FIND(&quot;Start&quot;; [.B340]; 1)-2" office:value-type="float" office:value="55" calcext:value-type="float">
            <text:p>55</text:p>
          </table:table-cell>
          <table:table-cell table:formula="of:=CONCATENATE([.$D$1];[.A340];[.$D$1];&quot;=&gt;&quot;;[.$D$1];LEFT([.B340]; [.C340]);[.$D$1];&quot;,&quot;)" office:value-type="string" office:string-value="&quot;N117&quot;=&gt;&quot;This service is paid only once in a patient’s lifetime.&quot;," calcext:value-type="string">
            <text:p>"N117"=&gt;"This service is paid only once in a patient’s lifetime.",</text:p>
          </table:table-cell>
        </table:table-row>
        <table:table-row table:style-name="ro7">
          <table:table-cell office:value-type="string" calcext:value-type="string">
            <text:p>N118</text:p>
          </table:table-cell>
          <table:table-cell office:value-type="string" calcext:value-type="string">
            <text:p>This service is not paid if billed more than once every 28 days.</text:p>
            <text:p>Start: 07/30/2002</text:p>
          </table:table-cell>
          <table:table-cell table:formula="of:=FIND(&quot;Start&quot;; [.B341]; 1)-2" office:value-type="float" office:value="64" calcext:value-type="float">
            <text:p>64</text:p>
          </table:table-cell>
          <table:table-cell table:formula="of:=CONCATENATE([.$D$1];[.A341];[.$D$1];&quot;=&gt;&quot;;[.$D$1];LEFT([.B341]; [.C341]);[.$D$1];&quot;,&quot;)" office:value-type="string" office:string-value="&quot;N118&quot;=&gt;&quot;This service is not paid if billed more than once every 28 days.&quot;," calcext:value-type="string">
            <text:p>"N118"=&gt;"This service is not paid if billed more than once every 28 days.",</text:p>
          </table:table-cell>
        </table:table-row>
        <table:table-row table:style-name="ro9">
          <table:table-cell office:value-type="string" calcext:value-type="string">
            <text:p>N119</text:p>
          </table:table-cell>
          <table:table-cell office:value-type="string" calcext:value-type="string">
            <text:p>This service is not paid if billed once every 28 days, and the patient has spent 5 or more consecutive days in any inpatient or Skilled /nursing Facility (SNF) within those 28 days.</text:p>
            <text:p>Start: 07/30/2002 | Last Modified: 06/30/2003</text:p>
            <text:p>Notes: (Modified 6/30/03)</text:p>
          </table:table-cell>
          <table:table-cell table:formula="of:=FIND(&quot;Start&quot;; [.B342]; 1)-2" office:value-type="float" office:value="181" calcext:value-type="float">
            <text:p>181</text:p>
          </table:table-cell>
          <table:table-cell table:formula="of:=CONCATENATE([.$D$1];[.A342];[.$D$1];&quot;=&gt;&quot;;[.$D$1];LEFT([.B342]; [.C342]);[.$D$1];&quot;,&quot;)" office:value-type="string" office:string-value="&quot;N119&quot;=&gt;&quot;This service is not paid if billed once every 28 days, and the patient has spent 5 or more consecutive days in any inpatient or Skilled /nursing Facility (SNF) within those 28 days.&quot;," calcext:value-type="string">
            <text:p>"N119"=&gt;"This service is not paid if billed once every 28 days, and the patient has spent 5 or more consecutive days in any inpatient or Skilled /nursing Facility (SNF) within those 28 days.",</text:p>
          </table:table-cell>
        </table:table-row>
        <table:table-row table:style-name="ro9">
          <table:table-cell office:value-type="string" calcext:value-type="string">
            <text:p>N120</text:p>
          </table:table-cell>
          <table:table-cell office:value-type="string" calcext:value-type="string">
            <text:p>Payment is subject to home health prospective payment system partial episode payment adjustment. Patient was transferred/discharged/readmitted during payment episode.</text:p>
            <text:p>Start: 08/09/2002 | Last Modified: 06/30/2003</text:p>
            <text:p>Notes: (Modified 6/30/03)</text:p>
          </table:table-cell>
          <table:table-cell table:formula="of:=FIND(&quot;Start&quot;; [.B343]; 1)-2" office:value-type="float" office:value="166" calcext:value-type="float">
            <text:p>166</text:p>
          </table:table-cell>
          <table:table-cell table:formula="of:=CONCATENATE([.$D$1];[.A343];[.$D$1];&quot;=&gt;&quot;;[.$D$1];LEFT([.B343]; [.C343]);[.$D$1];&quot;,&quot;)" office:value-type="string" office:string-value="&quot;N120&quot;=&gt;&quot;Payment is subject to home health prospective payment system partial episode payment adjustment. Patient was transferred/discharged/readmitted during payment episode.&quot;," calcext:value-type="string">
            <text:p>"N120"=&gt;"Payment is subject to home health prospective payment system partial episode payment adjustment. Patient was transferred/discharged/readmitted during payment episode.",</text:p>
          </table:table-cell>
        </table:table-row>
        <table:table-row table:style-name="ro9">
          <table:table-cell office:value-type="string" calcext:value-type="string">
            <text:p>N121</text:p>
          </table:table-cell>
          <table:table-cell office:value-type="string" calcext:value-type="string">
            <text:p>Medicare Part B does not pay for items or services provided by this type of practitioner for beneficiaries in a Medicare Part A covered Skilled Nursing Facility (SNF) stay.</text:p>
            <text:p>Start: 09/09/2002 | Last Modified: 08/01/2004</text:p>
            <text:p>Notes: (Modified 8/1/04, 6/30/03)</text:p>
          </table:table-cell>
          <table:table-cell table:formula="of:=FIND(&quot;Start&quot;; [.B344]; 1)-2" office:value-type="float" office:value="172" calcext:value-type="float">
            <text:p>172</text:p>
          </table:table-cell>
          <table:table-cell table:formula="of:=CONCATENATE([.$D$1];[.A344];[.$D$1];&quot;=&gt;&quot;;[.$D$1];LEFT([.B344]; [.C344]);[.$D$1];&quot;,&quot;)" office:value-type="string" office:string-value="&quot;N121&quot;=&gt;&quot;Medicare Part B does not pay for items or services provided by this type of practitioner for beneficiaries in a Medicare Part A covered Skilled Nursing Facility (SNF) stay.&quot;," calcext:value-type="string">
            <text:p>"N121"=&gt;"Medicare Part B does not pay for items or services provided by this type of practitioner for beneficiaries in a Medicare Part A covered Skilled Nursing Facility (SNF) stay.",</text:p>
          </table:table-cell>
        </table:table-row>
        <table:table-row table:style-name="ro8">
          <table:table-cell office:value-type="string" calcext:value-type="string">
            <text:p>N122</text:p>
          </table:table-cell>
          <table:table-cell office:value-type="string" calcext:value-type="string">
            <text:p>Add-on code cannot be billed by itself.</text:p>
            <text:p>Start: 09/12/2002 | Last Modified: 08/01/2005</text:p>
            <text:p>Notes: (Modified 8/1/05)</text:p>
          </table:table-cell>
          <table:table-cell table:formula="of:=FIND(&quot;Start&quot;; [.B345]; 1)-2" office:value-type="float" office:value="39" calcext:value-type="float">
            <text:p>39</text:p>
          </table:table-cell>
          <table:table-cell table:formula="of:=CONCATENATE([.$D$1];[.A345];[.$D$1];&quot;=&gt;&quot;;[.$D$1];LEFT([.B345]; [.C345]);[.$D$1];&quot;,&quot;)" office:value-type="string" office:string-value="&quot;N122&quot;=&gt;&quot;Add-on code cannot be billed by itself.&quot;," calcext:value-type="string">
            <text:p>"N122"=&gt;"Add-on code cannot be billed by itself.",</text:p>
          </table:table-cell>
        </table:table-row>
        <table:table-row table:style-name="ro9">
          <table:table-cell office:value-type="string" calcext:value-type="string">
            <text:p>N123</text:p>
          </table:table-cell>
          <table:table-cell office:value-type="string" calcext:value-type="string">
            <text:p>Alert: This is a split service and represents a portion of the units from the originally submitted service.</text:p>
            <text:p>Start: 09/24/2002 | Last Modified: 03/01/2016</text:p>
            <text:p>Notes: (Modified 3/1/2016)</text:p>
          </table:table-cell>
          <table:table-cell table:formula="of:=FIND(&quot;Start&quot;; [.B346]; 1)-2" office:value-type="float" office:value="107" calcext:value-type="float">
            <text:p>107</text:p>
          </table:table-cell>
          <table:table-cell table:formula="of:=CONCATENATE([.$D$1];[.A346];[.$D$1];&quot;=&gt;&quot;;[.$D$1];LEFT([.B346]; [.C346]);[.$D$1];&quot;,&quot;)" office:value-type="string" office:string-value="&quot;N123&quot;=&gt;&quot;Alert: This is a split service and represents a portion of the units from the originally submitted service.&quot;," calcext:value-type="string">
            <text:p>"N123"=&gt;"Alert: This is a split service and represents a portion of the units from the originally submitted service.",</text:p>
          </table:table-cell>
        </table:table-row>
        <table:table-row table:style-name="ro10">
          <table:table-cell office:value-type="string" calcext:value-type="string">
            <text:p>N124</text:p>
          </table:table-cell>
          <table:table-cell office:value-type="string" calcext:value-type="string">
            <text:p>Payment has been denied for the/made only for a less extensive service/item because the information furnished does not substantiate the need for the (more extensive) service/item. The patient is liable for the charges for this service/item as you informed the patient in writing before the service/item was furnished that we would not pay for it, and the patient agreed to pay.</text:p>
            <text:p>Start: 09/26/2002</text:p>
          </table:table-cell>
          <table:table-cell table:formula="of:=FIND(&quot;Start&quot;; [.B347]; 1)-2" office:value-type="float" office:value="377" calcext:value-type="float">
            <text:p>377</text:p>
          </table:table-cell>
          <table:table-cell table:formula="of:=CONCATENATE([.$D$1];[.A347];[.$D$1];&quot;=&gt;&quot;;[.$D$1];LEFT([.B347]; [.C347]);[.$D$1];&quot;,&quot;)" office:value-type="string" office:string-value="&quot;N124&quot;=&gt;&quot;Payment has been denied for the/made only for a less extensive service/item because the information furnished does not substantiate the need for the (more extensive) service/item. The patient is liable for the charges for this service/item as you informed the patient in writing before the service/item was furnished that we would not pay for it, and the patient agreed to pay.&quot;," calcext:value-type="string">
            <text:p>"N124"=&gt;"Payment has been denied for the/made only for a less extensive service/item because the information furnished does not substantiate the need for the (more extensive) service/item. The patient is liable for the charges for this service/item as you informed the patient in writing before the service/item was furnished that we would not pay for it, and the patient agreed to pay.",</text:p>
          </table:table-cell>
        </table:table-row>
        <table:table-row table:style-name="ro15">
          <table:table-cell office:value-type="string" calcext:value-type="string">
            <text:p>N125</text:p>
          </table:table-cell>
          <table:table-cell office:value-type="string" calcext:value-type="string">
            <text:p>Payment has been (denied for the/made only for a less extensive) service/item because the information furnished does not substantiate the need for the (more extensive) service/item. If you have collected any amount from the patient, you must refund that amount to the patient within 30 days of receiving this notice.</text:p>
            <text:p/>
            <text:p>The requirements for a refund are in §1834(a)(18) of the Social Security Act (and in §§1834(j)(4) and 1879(h) by cross-reference to §1834(a)(18)). Section 1834(a)(18)(B) specifies that suppliers which knowingly and willfully fail to make appropriate refunds may be subject to civil money penalties and/or exclusion from the Medicare program. If you have any questions about this notice, please contact this office.</text:p>
            <text:p>Start: 09/26/2002 | Last Modified: 08/01/2005</text:p>
            <text:p>Notes: (Modified 8/1/05. Also refer to N356)</text:p>
          </table:table-cell>
          <table:table-cell table:formula="of:=FIND(&quot;Start&quot;; [.B348]; 1)-2" office:value-type="float" office:value="732" calcext:value-type="float">
            <text:p>732</text:p>
          </table:table-cell>
          <table:table-cell table:formula="of:=CONCATENATE([.$D$1];[.A348];[.$D$1];&quot;=&gt;&quot;;[.$D$1];LEFT([.B348]; [.C348]);[.$D$1];&quot;,&quot;)" office:value-type="string" office:string-value="&quot;N125&quot;=&gt;&quot;Payment has been (denied for the/made only for a less extensive) service/item because the information furnished does not substantiate the need for the (more extensive) service/item. If you have collected any amount from the patient, you must refund that amount to the patient within 30 days of receiving this notice.&#10;&#10;The requirements for a refund are in §1834(a)(18) of the Social Security Act (and in §§1834(j)(4) and 1879(h) by cross-reference to §1834(a)(18)). Section 1834(a)(18)(B) specifies that suppliers which knowingly and willfully fail to make appropriate refunds may be subject to civil money penalties and/or exclusion from the Medicare program. If you have any questions about this notice, please contact this office.&quot;," calcext:value-type="string">
            <text:p>"N125"=&gt;"Payment has been (denied for the/made only for a less extensive) service/item because the information furnished does not substantiate the need for the (more extensive) service/item. If you have collected any amount from the patient, you must refund that amount to the patient within 30 days of receiving this notice.</text:p>
            <text:p/>
            <text:p>The requirements for a refund are in §1834(a)(18) of the Social Security Act (and in §§1834(j)(4) and 1879(h) by cross-reference to §1834(a)(18)). Section 1834(a)(18)(B) specifies that suppliers which knowingly and willfully fail to make appropriate refunds may be subject to civil money penalties and/or exclusion from the Medicare program. If you have any questions about this notice, please contact this office.",</text:p>
          </table:table-cell>
        </table:table-row>
        <table:table-row table:style-name="ro8">
          <table:table-cell office:value-type="string" calcext:value-type="string">
            <text:p>N126</text:p>
          </table:table-cell>
          <table:table-cell office:value-type="string" calcext:value-type="string">
            <text:p>Social Security Records indicate that this individual has been deported. This payer does not cover items and services furnished to individuals who have been deported.</text:p>
            <text:p>Start: 10/17/2002</text:p>
          </table:table-cell>
          <table:table-cell table:formula="of:=FIND(&quot;Start&quot;; [.B349]; 1)-2" office:value-type="float" office:value="166" calcext:value-type="float">
            <text:p>166</text:p>
          </table:table-cell>
          <table:table-cell table:formula="of:=CONCATENATE([.$D$1];[.A349];[.$D$1];&quot;=&gt;&quot;;[.$D$1];LEFT([.B349]; [.C349]);[.$D$1];&quot;,&quot;)" office:value-type="string" office:string-value="&quot;N126&quot;=&gt;&quot;Social Security Records indicate that this individual has been deported. This payer does not cover items and services furnished to individuals who have been deported.&quot;," calcext:value-type="string">
            <text:p>"N126"=&gt;"Social Security Records indicate that this individual has been deported. This payer does not cover items and services furnished to individuals who have been deported.",</text:p>
          </table:table-cell>
        </table:table-row>
        <table:table-row table:style-name="ro9">
          <table:table-cell office:value-type="string" calcext:value-type="string">
            <text:p>N127</text:p>
          </table:table-cell>
          <table:table-cell office:value-type="string" calcext:value-type="string">
            <text:p>This is a misdirected claim/service for a United Mine Workers of America (UMWA) beneficiary. Please submit claims to them.</text:p>
            <text:p>Start: 10/31/2007 | Last Modified: 08/01/2004</text:p>
            <text:p>Notes: (Modified 8/1/04</text:p>
          </table:table-cell>
          <table:table-cell table:formula="of:=FIND(&quot;Start&quot;; [.B350]; 1)-2" office:value-type="float" office:value="122" calcext:value-type="float">
            <text:p>122</text:p>
          </table:table-cell>
          <table:table-cell table:formula="of:=CONCATENATE([.$D$1];[.A350];[.$D$1];&quot;=&gt;&quot;;[.$D$1];LEFT([.B350]; [.C350]);[.$D$1];&quot;,&quot;)" office:value-type="string" office:string-value="&quot;N127&quot;=&gt;&quot;This is a misdirected claim/service for a United Mine Workers of America (UMWA) beneficiary. Please submit claims to them.&quot;," calcext:value-type="string">
            <text:p>"N127"=&gt;"This is a misdirected claim/service for a United Mine Workers of America (UMWA) beneficiary. Please submit claims to them.",</text:p>
          </table:table-cell>
        </table:table-row>
        <table:table-row table:style-name="ro7">
          <table:table-cell office:value-type="string" calcext:value-type="string">
            <text:p>N128</text:p>
          </table:table-cell>
          <table:table-cell office:value-type="string" calcext:value-type="string">
            <text:p>This amount represents the prior to coverage portion of the allowance.</text:p>
            <text:p>Start: 10/31/2002</text:p>
          </table:table-cell>
          <table:table-cell table:formula="of:=FIND(&quot;Start&quot;; [.B351]; 1)-2" office:value-type="float" office:value="70" calcext:value-type="float">
            <text:p>70</text:p>
          </table:table-cell>
          <table:table-cell table:formula="of:=CONCATENATE([.$D$1];[.A351];[.$D$1];&quot;=&gt;&quot;;[.$D$1];LEFT([.B351]; [.C351]);[.$D$1];&quot;,&quot;)" office:value-type="string" office:string-value="&quot;N128&quot;=&gt;&quot;This amount represents the prior to coverage portion of the allowance.&quot;," calcext:value-type="string">
            <text:p>"N128"=&gt;"This amount represents the prior to coverage portion of the allowance.",</text:p>
          </table:table-cell>
        </table:table-row>
        <table:table-row table:style-name="ro8">
          <table:table-cell office:value-type="string" calcext:value-type="string">
            <text:p>N129</text:p>
          </table:table-cell>
          <table:table-cell office:value-type="string" calcext:value-type="string">
            <text:p>Not eligible due to the patient's age.</text:p>
            <text:p>Start: 10/31/2002 | Last Modified: 08/01/2007</text:p>
            <text:p>Notes: (Modified 8/1/07)</text:p>
          </table:table-cell>
          <table:table-cell table:formula="of:=FIND(&quot;Start&quot;; [.B352]; 1)-2" office:value-type="float" office:value="38" calcext:value-type="float">
            <text:p>38</text:p>
          </table:table-cell>
          <table:table-cell table:formula="of:=CONCATENATE([.$D$1];[.A352];[.$D$1];&quot;=&gt;&quot;;[.$D$1];LEFT([.B352]; [.C352]);[.$D$1];&quot;,&quot;)" office:value-type="string" office:string-value="&quot;N129&quot;=&gt;&quot;Not eligible due to the patient's age.&quot;," calcext:value-type="string">
            <text:p>"N129"=&gt;"Not eligible due to the patient's age.",</text:p>
          </table:table-cell>
        </table:table-row>
        <table:table-row table:style-name="ro9">
          <table:table-cell office:value-type="string" calcext:value-type="string">
            <text:p>N130</text:p>
          </table:table-cell>
          <table:table-cell office:value-type="string" calcext:value-type="string">
            <text:p>Consult plan benefit documents/guidelines for information about restrictions for this service.</text:p>
            <text:p>Start: 10/31/2002 | Last Modified: 11/01/2009</text:p>
            <text:p>Notes: (Modified 4/1/07, 7/1/08, 11/1/09)</text:p>
          </table:table-cell>
          <table:table-cell table:formula="of:=FIND(&quot;Start&quot;; [.B353]; 1)-2" office:value-type="float" office:value="94" calcext:value-type="float">
            <text:p>94</text:p>
          </table:table-cell>
          <table:table-cell table:formula="of:=CONCATENATE([.$D$1];[.A353];[.$D$1];&quot;=&gt;&quot;;[.$D$1];LEFT([.B353]; [.C353]);[.$D$1];&quot;,&quot;)" office:value-type="string" office:string-value="&quot;N130&quot;=&gt;&quot;Consult plan benefit documents/guidelines for information about restrictions for this service.&quot;," calcext:value-type="string">
            <text:p>"N130"=&gt;"Consult plan benefit documents/guidelines for information about restrictions for this service.",</text:p>
          </table:table-cell>
        </table:table-row>
        <table:table-row table:style-name="ro7">
          <table:table-cell office:value-type="string" calcext:value-type="string">
            <text:p>N131</text:p>
          </table:table-cell>
          <table:table-cell office:value-type="string" calcext:value-type="string">
            <text:p>Total payments under multiple contracts cannot exceed the allowance for this service.</text:p>
            <text:p>Start: 10/31/2002</text:p>
          </table:table-cell>
          <table:table-cell table:formula="of:=FIND(&quot;Start&quot;; [.B354]; 1)-2" office:value-type="float" office:value="85" calcext:value-type="float">
            <text:p>85</text:p>
          </table:table-cell>
          <table:table-cell table:formula="of:=CONCATENATE([.$D$1];[.A354];[.$D$1];&quot;=&gt;&quot;;[.$D$1];LEFT([.B354]; [.C354]);[.$D$1];&quot;,&quot;)" office:value-type="string" office:string-value="&quot;N131&quot;=&gt;&quot;Total payments under multiple contracts cannot exceed the allowance for this service.&quot;," calcext:value-type="string">
            <text:p>"N131"=&gt;"Total payments under multiple contracts cannot exceed the allowance for this service.",</text:p>
          </table:table-cell>
        </table:table-row>
        <table:table-row table:style-name="ro9">
          <table:table-cell office:value-type="string" calcext:value-type="string">
            <text:p>N132</text:p>
          </table:table-cell>
          <table:table-cell office:value-type="string" calcext:value-type="string">
            <text:p>Alert: Payments will cease for services rendered by this US Government debarred or excluded provider after the 30 day grace period as previously notified.</text:p>
            <text:p>Start: 10/31/2002 | Last Modified: 04/01/2007</text:p>
            <text:p>Notes: (Modified 4/1/07)</text:p>
          </table:table-cell>
          <table:table-cell table:formula="of:=FIND(&quot;Start&quot;; [.B355]; 1)-2" office:value-type="float" office:value="154" calcext:value-type="float">
            <text:p>154</text:p>
          </table:table-cell>
          <table:table-cell table:formula="of:=CONCATENATE([.$D$1];[.A355];[.$D$1];&quot;=&gt;&quot;;[.$D$1];LEFT([.B355]; [.C355]);[.$D$1];&quot;,&quot;)" office:value-type="string" office:string-value="&quot;N132&quot;=&gt;&quot;Alert: Payments will cease for services rendered by this US Government debarred or excluded provider after the 30 day grace period as previously notified.&quot;," calcext:value-type="string">
            <text:p>"N132"=&gt;"Alert: Payments will cease for services rendered by this US Government debarred or excluded provider after the 30 day grace period as previously notified.",</text:p>
          </table:table-cell>
        </table:table-row>
        <table:table-row table:style-name="ro9">
          <table:table-cell office:value-type="string" calcext:value-type="string">
            <text:p>N133</text:p>
          </table:table-cell>
          <table:table-cell office:value-type="string" calcext:value-type="string">
            <text:p>Alert: Services for predetermination and services requesting payment are being processed separately.</text:p>
            <text:p>Start: 10/31/2002 | Last Modified: 04/01/2007</text:p>
            <text:p>Notes: (Modified 4/1/07)</text:p>
          </table:table-cell>
          <table:table-cell table:formula="of:=FIND(&quot;Start&quot;; [.B356]; 1)-2" office:value-type="float" office:value="100" calcext:value-type="float">
            <text:p>100</text:p>
          </table:table-cell>
          <table:table-cell table:formula="of:=CONCATENATE([.$D$1];[.A356];[.$D$1];&quot;=&gt;&quot;;[.$D$1];LEFT([.B356]; [.C356]);[.$D$1];&quot;,&quot;)" office:value-type="string" office:string-value="&quot;N133&quot;=&gt;&quot;Alert: Services for predetermination and services requesting payment are being processed separately.&quot;," calcext:value-type="string">
            <text:p>"N133"=&gt;"Alert: Services for predetermination and services requesting payment are being processed separately.",</text:p>
          </table:table-cell>
        </table:table-row>
        <table:table-row table:style-name="ro9">
          <table:table-cell office:value-type="string" calcext:value-type="string">
            <text:p>N134</text:p>
          </table:table-cell>
          <table:table-cell office:value-type="string" calcext:value-type="string">
            <text:p>Alert: This represents your scheduled payment for this service. If treatment has been discontinued, please contact Customer Service.</text:p>
            <text:p>Start: 10/31/2002 | Last Modified: 04/01/2007</text:p>
            <text:p>Notes: (Modified 4/1/07)</text:p>
          </table:table-cell>
          <table:table-cell table:formula="of:=FIND(&quot;Start&quot;; [.B357]; 1)-2" office:value-type="float" office:value="132" calcext:value-type="float">
            <text:p>132</text:p>
          </table:table-cell>
          <table:table-cell table:formula="of:=CONCATENATE([.$D$1];[.A357];[.$D$1];&quot;=&gt;&quot;;[.$D$1];LEFT([.B357]; [.C357]);[.$D$1];&quot;,&quot;)" office:value-type="string" office:string-value="&quot;N134&quot;=&gt;&quot;Alert: This represents your scheduled payment for this service. If treatment has been discontinued, please contact Customer Service.&quot;," calcext:value-type="string">
            <text:p>"N134"=&gt;"Alert: This represents your scheduled payment for this service. If treatment has been discontinued, please contact Customer Service.",</text:p>
          </table:table-cell>
        </table:table-row>
        <table:table-row table:style-name="ro7">
          <table:table-cell office:value-type="string" calcext:value-type="string">
            <text:p>N135</text:p>
          </table:table-cell>
          <table:table-cell office:value-type="string" calcext:value-type="string">
            <text:p>Record fees are the patient's responsibility and limited to the specified co-payment.</text:p>
            <text:p>Start: 10/31/2002</text:p>
          </table:table-cell>
          <table:table-cell table:formula="of:=FIND(&quot;Start&quot;; [.B358]; 1)-2" office:value-type="float" office:value="85" calcext:value-type="float">
            <text:p>85</text:p>
          </table:table-cell>
          <table:table-cell table:formula="of:=CONCATENATE([.$D$1];[.A358];[.$D$1];&quot;=&gt;&quot;;[.$D$1];LEFT([.B358]; [.C358]);[.$D$1];&quot;,&quot;)" office:value-type="string" office:string-value="&quot;N135&quot;=&gt;&quot;Record fees are the patient's responsibility and limited to the specified co-payment.&quot;," calcext:value-type="string">
            <text:p>"N135"=&gt;"Record fees are the patient's responsibility and limited to the specified co-payment.",</text:p>
          </table:table-cell>
        </table:table-row>
        <table:table-row table:style-name="ro9">
          <table:table-cell office:value-type="string" calcext:value-type="string">
            <text:p>N136</text:p>
          </table:table-cell>
          <table:table-cell office:value-type="string" calcext:value-type="string">
            <text:p>Alert: To obtain information on the process to file an appeal in Arizona, call the Department's Consumer Assistance Office at (602) 912-8444 or (800) 325-2548.</text:p>
            <text:p>Start: 10/31/2002 | Last Modified: 04/01/2007</text:p>
            <text:p>Notes: (Modified 4/1/07)</text:p>
          </table:table-cell>
          <table:table-cell table:formula="of:=FIND(&quot;Start&quot;; [.B359]; 1)-2" office:value-type="float" office:value="159" calcext:value-type="float">
            <text:p>159</text:p>
          </table:table-cell>
          <table:table-cell table:formula="of:=CONCATENATE([.$D$1];[.A359];[.$D$1];&quot;=&gt;&quot;;[.$D$1];LEFT([.B359]; [.C359]);[.$D$1];&quot;,&quot;)" office:value-type="string" office:string-value="&quot;N136&quot;=&gt;&quot;Alert: To obtain information on the process to file an appeal in Arizona, call the Department's Consumer Assistance Office at (602) 912-8444 or (800) 325-2548.&quot;," calcext:value-type="string">
            <text:p>"N136"=&gt;"Alert: To obtain information on the process to file an appeal in Arizona, call the Department's Consumer Assistance Office at (602) 912-8444 or (800) 325-2548.",</text:p>
          </table:table-cell>
        </table:table-row>
        <table:table-row table:style-name="ro13">
          <table:table-cell office:value-type="string" calcext:value-type="string">
            <text:p>N137</text:p>
          </table:table-cell>
          <table:table-cell office:value-type="string" calcext:value-type="string">
            <text:p>Alert: The provider acting on the Member's behalf, may file an appeal with the Payer. The provider, acting on the Member's behalf, may file a complaint with the State Insurance Regulatory Authority without first filing an appeal, if the coverage decision involves an urgent condition for which care has not been rendered. The address may be obtained from the State Insurance Regulatory Authority.</text:p>
            <text:p>Start: 10/31/2002 | Last Modified: 04/01/2007</text:p>
            <text:p>Notes: (Modified 8/1/04, 2/28/03, 4/1/07)</text:p>
          </table:table-cell>
          <table:table-cell table:formula="of:=FIND(&quot;Start&quot;; [.B360]; 1)-2" office:value-type="float" office:value="396" calcext:value-type="float">
            <text:p>396</text:p>
          </table:table-cell>
          <table:table-cell table:formula="of:=CONCATENATE([.$D$1];[.A360];[.$D$1];&quot;=&gt;&quot;;[.$D$1];LEFT([.B360]; [.C360]);[.$D$1];&quot;,&quot;)" office:value-type="string" office:string-value="&quot;N137&quot;=&gt;&quot;Alert: The provider acting on the Member's behalf, may file an appeal with the Payer. The provider, acting on the Member's behalf, may file a complaint with the State Insurance Regulatory Authority without first filing an appeal, if the coverage decision involves an urgent condition for which care has not been rendered. The address may be obtained from the State Insurance Regulatory Authority.&quot;," calcext:value-type="string">
            <text:p>"N137"=&gt;"Alert: The provider acting on the Member's behalf, may file an appeal with the Payer. The provider, acting on the Member's behalf, may file a complaint with the State Insurance Regulatory Authority without first filing an appeal, if the coverage decision involves an urgent condition for which care has not been rendered. The address may be obtained from the State Insurance Regulatory Authority.",</text:p>
          </table:table-cell>
        </table:table-row>
        <table:table-row table:style-name="ro12">
          <table:table-cell office:value-type="string" calcext:value-type="string">
            <text:p>N138</text:p>
          </table:table-cell>
          <table:table-cell office:value-type="string" calcext:value-type="string">
            <text:p>Alert: In the event you disagree with the Dental Advisor's opinion and have additional information relative to the case, you may submit radiographs to the Dental Advisor Unit at the subscriber's dental insurance carrier for a second Independent Dental Advisor Review.</text:p>
            <text:p>Start: 10/31/2002 | Last Modified: 04/01/2007</text:p>
            <text:p>Notes: (Modified 4/1/07)</text:p>
          </table:table-cell>
          <table:table-cell table:formula="of:=FIND(&quot;Start&quot;; [.B361]; 1)-2" office:value-type="float" office:value="267" calcext:value-type="float">
            <text:p>267</text:p>
          </table:table-cell>
          <table:table-cell table:formula="of:=CONCATENATE([.$D$1];[.A361];[.$D$1];&quot;=&gt;&quot;;[.$D$1];LEFT([.B361]; [.C361]);[.$D$1];&quot;,&quot;)" office:value-type="string" office:string-value="&quot;N138&quot;=&gt;&quot;Alert: In the event you disagree with the Dental Advisor's opinion and have additional information relative to the case, you may submit radiographs to the Dental Advisor Unit at the subscriber's dental insurance carrier for a second Independent Dental Advisor Review.&quot;," calcext:value-type="string">
            <text:p>"N138"=&gt;"Alert: In the event you disagree with the Dental Advisor's opinion and have additional information relative to the case, you may submit radiographs to the Dental Advisor Unit at the subscriber's dental insurance carrier for a second Independent Dental Advisor Review.",</text:p>
          </table:table-cell>
        </table:table-row>
        <table:table-row table:style-name="ro14">
          <table:table-cell office:value-type="string" calcext:value-type="string">
            <text:p>N139</text:p>
          </table:table-cell>
          <table:table-cell office:value-type="string" calcext:value-type="string">
            <text:p>Alert: Under the Code of Federal Regulations, Chapter 32, Section 199.13 a non-participating provider is not an appropriate appealing party. Therefore, if you disagree with the Dental Advisor's opinion, you may appeal the determination if appointed in writing, by the beneficiary, to act as his/her representative. Should you be appointed as a representative, submit a copy of this letter, a signed statement explaining the matter in which you disagree, and any radiographs and relevant information to the subscriber's Dental insurance carrier within 90 days from the date of this letter.</text:p>
            <text:p>Start: 10/31/2002 | Last Modified: 04/01/2007</text:p>
            <text:p>Notes: (Modified 4/1/07)</text:p>
          </table:table-cell>
          <table:table-cell table:formula="of:=FIND(&quot;Start&quot;; [.B362]; 1)-2" office:value-type="float" office:value="588" calcext:value-type="float">
            <text:p>588</text:p>
          </table:table-cell>
          <table:table-cell table:formula="of:=CONCATENATE([.$D$1];[.A362];[.$D$1];&quot;=&gt;&quot;;[.$D$1];LEFT([.B362]; [.C362]);[.$D$1];&quot;,&quot;)" office:value-type="string" office:string-value="&quot;N139&quot;=&gt;&quot;Alert: Under the Code of Federal Regulations, Chapter 32, Section 199.13 a non-participating provider is not an appropriate appealing party. Therefore, if you disagree with the Dental Advisor's opinion, you may appeal the determination if appointed in writing, by the beneficiary, to act as his/her representative. Should you be appointed as a representative, submit a copy of this letter, a signed statement explaining the matter in which you disagree, and any radiographs and relevant information to the subscriber's Dental insurance carrier within 90 days from the date of this letter.&quot;," calcext:value-type="string">
            <text:p>"N139"=&gt;"Alert: Under the Code of Federal Regulations, Chapter 32, Section 199.13 a non-participating provider is not an appropriate appealing party. Therefore, if you disagree with the Dental Advisor's opinion, you may appeal the determination if appointed in writing, by the beneficiary, to act as his/her representative. Should you be appointed as a representative, submit a copy of this letter, a signed statement explaining the matter in which you disagree, and any radiographs and relevant information to the subscriber's Dental insurance carrier within 90 days from the date of this letter.",</text:p>
          </table:table-cell>
        </table:table-row>
        <table:table-row table:style-name="ro16">
          <table:table-cell office:value-type="string" calcext:value-type="string">
            <text:p>N140</text:p>
          </table:table-cell>
          <table:table-cell office:value-type="string" calcext:value-type="string">
            <text:p>Alert: You have not been designated as an authorized OCONUS provider therefore are not considered an appropriate appealing party. If the beneficiary has appointed you, in writing, to act as his/her representative and you disagree with the Dental Advisor's opinion, you may appeal by submitting a copy of this letter, a signed statement explaining the matter in which you disagree, and any relevant information to the subscriber's Dental insurance carrier within 90 days from the date of this letter.</text:p>
            <text:p>Start: 10/31/2002 | Last Modified: 04/01/2007</text:p>
            <text:p>Notes: (Modified 4/1/07)</text:p>
          </table:table-cell>
          <table:table-cell table:formula="of:=FIND(&quot;Start&quot;; [.B363]; 1)-2" office:value-type="float" office:value="499" calcext:value-type="float">
            <text:p>499</text:p>
          </table:table-cell>
          <table:table-cell table:formula="of:=CONCATENATE([.$D$1];[.A363];[.$D$1];&quot;=&gt;&quot;;[.$D$1];LEFT([.B363]; [.C363]);[.$D$1];&quot;,&quot;)" office:value-type="string" office:string-value="&quot;N140&quot;=&gt;&quot;Alert: You have not been designated as an authorized OCONUS provider therefore are not considered an appropriate appealing party. If the beneficiary has appointed you, in writing, to act as his/her representative and you disagree with the Dental Advisor's opinion, you may appeal by submitting a copy of this letter, a signed statement explaining the matter in which you disagree, and any relevant information to the subscriber's Dental insurance carrier within 90 days from the date of this letter.&quot;," calcext:value-type="string">
            <text:p>"N140"=&gt;"Alert: You have not been designated as an authorized OCONUS provider therefore are not considered an appropriate appealing party. If the beneficiary has appointed you, in writing, to act as his/her representative and you disagree with the Dental Advisor's opinion, you may appeal by submitting a copy of this letter, a signed statement explaining the matter in which you disagree, and any relevant information to the subscriber's Dental insurance carrier within 90 days from the date of this letter.",</text:p>
          </table:table-cell>
        </table:table-row>
        <table:table-row table:style-name="ro8">
          <table:table-cell office:value-type="string" calcext:value-type="string">
            <text:p>N141</text:p>
          </table:table-cell>
          <table:table-cell office:value-type="string" calcext:value-type="string">
            <text:p>The patient was not residing in a long-term care facility during all or part of the service dates billed.</text:p>
            <text:p>Start: 10/31/2002</text:p>
          </table:table-cell>
          <table:table-cell table:formula="of:=FIND(&quot;Start&quot;; [.B364]; 1)-2" office:value-type="float" office:value="105" calcext:value-type="float">
            <text:p>105</text:p>
          </table:table-cell>
          <table:table-cell table:formula="of:=CONCATENATE([.$D$1];[.A364];[.$D$1];&quot;=&gt;&quot;;[.$D$1];LEFT([.B364]; [.C364]);[.$D$1];&quot;,&quot;)" office:value-type="string" office:string-value="&quot;N141&quot;=&gt;&quot;The patient was not residing in a long-term care facility during all or part of the service dates billed.&quot;," calcext:value-type="string">
            <text:p>"N141"=&gt;"The patient was not residing in a long-term care facility during all or part of the service dates billed.",</text:p>
          </table:table-cell>
        </table:table-row>
        <table:table-row table:style-name="ro7">
          <table:table-cell office:value-type="string" calcext:value-type="string">
            <text:p>N142</text:p>
          </table:table-cell>
          <table:table-cell office:value-type="string" calcext:value-type="string">
            <text:p>The original claim was denied. Resubmit a new claim, not a replacement claim.</text:p>
            <text:p>Start: 10/31/2002</text:p>
          </table:table-cell>
          <table:table-cell table:formula="of:=FIND(&quot;Start&quot;; [.B365]; 1)-2" office:value-type="float" office:value="77" calcext:value-type="float">
            <text:p>77</text:p>
          </table:table-cell>
          <table:table-cell table:formula="of:=CONCATENATE([.$D$1];[.A365];[.$D$1];&quot;=&gt;&quot;;[.$D$1];LEFT([.B365]; [.C365]);[.$D$1];&quot;,&quot;)" office:value-type="string" office:string-value="&quot;N142&quot;=&gt;&quot;The original claim was denied. Resubmit a new claim, not a replacement claim.&quot;," calcext:value-type="string">
            <text:p>"N142"=&gt;"The original claim was denied. Resubmit a new claim, not a replacement claim.",</text:p>
          </table:table-cell>
        </table:table-row>
        <table:table-row table:style-name="ro7">
          <table:table-cell office:value-type="string" calcext:value-type="string">
            <text:p>N143</text:p>
          </table:table-cell>
          <table:table-cell office:value-type="string" calcext:value-type="string">
            <text:p>The patient was not in a hospice program during all or part of the service dates billed.</text:p>
            <text:p>Start: 10/31/2002</text:p>
          </table:table-cell>
          <table:table-cell table:formula="of:=FIND(&quot;Start&quot;; [.B366]; 1)-2" office:value-type="float" office:value="88" calcext:value-type="float">
            <text:p>88</text:p>
          </table:table-cell>
          <table:table-cell table:formula="of:=CONCATENATE([.$D$1];[.A366];[.$D$1];&quot;=&gt;&quot;;[.$D$1];LEFT([.B366]; [.C366]);[.$D$1];&quot;,&quot;)" office:value-type="string" office:string-value="&quot;N143&quot;=&gt;&quot;The patient was not in a hospice program during all or part of the service dates billed.&quot;," calcext:value-type="string">
            <text:p>"N143"=&gt;"The patient was not in a hospice program during all or part of the service dates billed.",</text:p>
          </table:table-cell>
        </table:table-row>
        <table:table-row table:style-name="ro7">
          <table:table-cell office:value-type="string" calcext:value-type="string">
            <text:p>N144</text:p>
          </table:table-cell>
          <table:table-cell office:value-type="string" calcext:value-type="string">
            <text:p>The rate changed during the dates of service billed.</text:p>
            <text:p>Start: 10/31/2002</text:p>
          </table:table-cell>
          <table:table-cell table:formula="of:=FIND(&quot;Start&quot;; [.B367]; 1)-2" office:value-type="float" office:value="52" calcext:value-type="float">
            <text:p>52</text:p>
          </table:table-cell>
          <table:table-cell table:formula="of:=CONCATENATE([.$D$1];[.A367];[.$D$1];&quot;=&gt;&quot;;[.$D$1];LEFT([.B367]; [.C367]);[.$D$1];&quot;,&quot;)" office:value-type="string" office:string-value="&quot;N144&quot;=&gt;&quot;The rate changed during the dates of service billed.&quot;," calcext:value-type="string">
            <text:p>"N144"=&gt;"The rate changed during the dates of service billed.",</text:p>
          </table:table-cell>
        </table:table-row>
        <table:table-row table:style-name="ro8">
          <table:table-cell office:value-type="string" calcext:value-type="string">
            <text:p>N146</text:p>
          </table:table-cell>
          <table:table-cell office:value-type="string" calcext:value-type="string">
            <text:p>Missing screening document.</text:p>
            <text:p>Start: 10/31/2002 | Last Modified: 08/01/2004</text:p>
            <text:p>Notes: (Modified 8/1/04) Related to N243</text:p>
          </table:table-cell>
          <table:table-cell table:formula="of:=FIND(&quot;Start&quot;; [.B368]; 1)-2" office:value-type="float" office:value="27" calcext:value-type="float">
            <text:p>27</text:p>
          </table:table-cell>
          <table:table-cell table:formula="of:=CONCATENATE([.$D$1];[.A368];[.$D$1];&quot;=&gt;&quot;;[.$D$1];LEFT([.B368]; [.C368]);[.$D$1];&quot;,&quot;)" office:value-type="string" office:string-value="&quot;N146&quot;=&gt;&quot;Missing screening document.&quot;," calcext:value-type="string">
            <text:p>"N146"=&gt;"Missing screening document.",</text:p>
          </table:table-cell>
        </table:table-row>
        <table:table-row table:style-name="ro8">
          <table:table-cell office:value-type="string" calcext:value-type="string">
            <text:p>N147</text:p>
          </table:table-cell>
          <table:table-cell office:value-type="string" calcext:value-type="string">
            <text:p>Long term care case mix or per diem rate cannot be determined because the patient ID number is missing, incomplete, or invalid on the assignment request.</text:p>
            <text:p>Start: 10/31/2002</text:p>
          </table:table-cell>
          <table:table-cell table:formula="of:=FIND(&quot;Start&quot;; [.B369]; 1)-2" office:value-type="float" office:value="153" calcext:value-type="float">
            <text:p>153</text:p>
          </table:table-cell>
          <table:table-cell table:formula="of:=CONCATENATE([.$D$1];[.A369];[.$D$1];&quot;=&gt;&quot;;[.$D$1];LEFT([.B369]; [.C369]);[.$D$1];&quot;,&quot;)" office:value-type="string" office:string-value="&quot;N147&quot;=&gt;&quot;Long term care case mix or per diem rate cannot be determined because the patient ID number is missing, incomplete, or invalid on the assignment request.&quot;," calcext:value-type="string">
            <text:p>"N147"=&gt;"Long term care case mix or per diem rate cannot be determined because the patient ID number is missing, incomplete, or invalid on the assignment request.",</text:p>
          </table:table-cell>
        </table:table-row>
        <table:table-row table:style-name="ro7">
          <table:table-cell office:value-type="string" calcext:value-type="string">
            <text:p>N148</text:p>
          </table:table-cell>
          <table:table-cell office:value-type="string" calcext:value-type="string">
            <text:p>Missing/incomplete/invalid date of last menstrual period.</text:p>
            <text:p>Start: 10/31/2002</text:p>
          </table:table-cell>
          <table:table-cell table:formula="of:=FIND(&quot;Start&quot;; [.B370]; 1)-2" office:value-type="float" office:value="57" calcext:value-type="float">
            <text:p>57</text:p>
          </table:table-cell>
          <table:table-cell table:formula="of:=CONCATENATE([.$D$1];[.A370];[.$D$1];&quot;=&gt;&quot;;[.$D$1];LEFT([.B370]; [.C370]);[.$D$1];&quot;,&quot;)" office:value-type="string" office:string-value="&quot;N148&quot;=&gt;&quot;Missing/incomplete/invalid date of last menstrual period.&quot;," calcext:value-type="string">
            <text:p>"N148"=&gt;"Missing/incomplete/invalid date of last menstrual period.",</text:p>
          </table:table-cell>
        </table:table-row>
        <table:table-row table:style-name="ro7">
          <table:table-cell office:value-type="string" calcext:value-type="string">
            <text:p>N149</text:p>
          </table:table-cell>
          <table:table-cell office:value-type="string" calcext:value-type="string">
            <text:p>Rebill all applicable services on a single claim.</text:p>
            <text:p>Start: 10/31/2002</text:p>
          </table:table-cell>
          <table:table-cell table:formula="of:=FIND(&quot;Start&quot;; [.B371]; 1)-2" office:value-type="float" office:value="49" calcext:value-type="float">
            <text:p>49</text:p>
          </table:table-cell>
          <table:table-cell table:formula="of:=CONCATENATE([.$D$1];[.A371];[.$D$1];&quot;=&gt;&quot;;[.$D$1];LEFT([.B371]; [.C371]);[.$D$1];&quot;,&quot;)" office:value-type="string" office:string-value="&quot;N149&quot;=&gt;&quot;Rebill all applicable services on a single claim.&quot;," calcext:value-type="string">
            <text:p>"N149"=&gt;"Rebill all applicable services on a single claim.",</text:p>
          </table:table-cell>
        </table:table-row>
        <table:table-row table:style-name="ro7">
          <table:table-cell office:value-type="string" calcext:value-type="string">
            <text:p>N150</text:p>
          </table:table-cell>
          <table:table-cell office:value-type="string" calcext:value-type="string">
            <text:p>Missing/incomplete/invalid model number.</text:p>
            <text:p>Start: 10/31/2002</text:p>
          </table:table-cell>
          <table:table-cell table:formula="of:=FIND(&quot;Start&quot;; [.B372]; 1)-2" office:value-type="float" office:value="40" calcext:value-type="float">
            <text:p>40</text:p>
          </table:table-cell>
          <table:table-cell table:formula="of:=CONCATENATE([.$D$1];[.A372];[.$D$1];&quot;=&gt;&quot;;[.$D$1];LEFT([.B372]; [.C372]);[.$D$1];&quot;,&quot;)" office:value-type="string" office:string-value="&quot;N150&quot;=&gt;&quot;Missing/incomplete/invalid model number.&quot;," calcext:value-type="string">
            <text:p>"N150"=&gt;"Missing/incomplete/invalid model number.",</text:p>
          </table:table-cell>
        </table:table-row>
        <table:table-row table:style-name="ro8">
          <table:table-cell office:value-type="string" calcext:value-type="string">
            <text:p>N151</text:p>
          </table:table-cell>
          <table:table-cell office:value-type="string" calcext:value-type="string">
            <text:p>Telephone contact services will not be paid until the face-to-face contact requirement has been met.</text:p>
            <text:p>Start: 10/31/2002</text:p>
          </table:table-cell>
          <table:table-cell table:formula="of:=FIND(&quot;Start&quot;; [.B373]; 1)-2" office:value-type="float" office:value="100" calcext:value-type="float">
            <text:p>100</text:p>
          </table:table-cell>
          <table:table-cell table:formula="of:=CONCATENATE([.$D$1];[.A373];[.$D$1];&quot;=&gt;&quot;;[.$D$1];LEFT([.B373]; [.C373]);[.$D$1];&quot;,&quot;)" office:value-type="string" office:string-value="&quot;N151&quot;=&gt;&quot;Telephone contact services will not be paid until the face-to-face contact requirement has been met.&quot;," calcext:value-type="string">
            <text:p>"N151"=&gt;"Telephone contact services will not be paid until the face-to-face contact requirement has been met.",</text:p>
          </table:table-cell>
        </table:table-row>
        <table:table-row table:style-name="ro7">
          <table:table-cell office:value-type="string" calcext:value-type="string">
            <text:p>N152</text:p>
          </table:table-cell>
          <table:table-cell office:value-type="string" calcext:value-type="string">
            <text:p>Missing/incomplete/invalid replacement claim information.</text:p>
            <text:p>Start: 10/31/2002</text:p>
          </table:table-cell>
          <table:table-cell table:formula="of:=FIND(&quot;Start&quot;; [.B374]; 1)-2" office:value-type="float" office:value="57" calcext:value-type="float">
            <text:p>57</text:p>
          </table:table-cell>
          <table:table-cell table:formula="of:=CONCATENATE([.$D$1];[.A374];[.$D$1];&quot;=&gt;&quot;;[.$D$1];LEFT([.B374]; [.C374]);[.$D$1];&quot;,&quot;)" office:value-type="string" office:string-value="&quot;N152&quot;=&gt;&quot;Missing/incomplete/invalid replacement claim information.&quot;," calcext:value-type="string">
            <text:p>"N152"=&gt;"Missing/incomplete/invalid replacement claim information.",</text:p>
          </table:table-cell>
        </table:table-row>
        <table:table-row table:style-name="ro7">
          <table:table-cell office:value-type="string" calcext:value-type="string">
            <text:p>N153</text:p>
          </table:table-cell>
          <table:table-cell office:value-type="string" calcext:value-type="string">
            <text:p>Missing/incomplete/invalid room and board rate.</text:p>
            <text:p>Start: 10/31/2002</text:p>
          </table:table-cell>
          <table:table-cell table:formula="of:=FIND(&quot;Start&quot;; [.B375]; 1)-2" office:value-type="float" office:value="47" calcext:value-type="float">
            <text:p>47</text:p>
          </table:table-cell>
          <table:table-cell table:formula="of:=CONCATENATE([.$D$1];[.A375];[.$D$1];&quot;=&gt;&quot;;[.$D$1];LEFT([.B375]; [.C375]);[.$D$1];&quot;,&quot;)" office:value-type="string" office:string-value="&quot;N153&quot;=&gt;&quot;Missing/incomplete/invalid room and board rate.&quot;," calcext:value-type="string">
            <text:p>"N153"=&gt;"Missing/incomplete/invalid room and board rate.",</text:p>
          </table:table-cell>
        </table:table-row>
        <table:table-row table:style-name="ro8">
          <table:table-cell office:value-type="string" calcext:value-type="string">
            <text:p>N154</text:p>
          </table:table-cell>
          <table:table-cell office:value-type="string" calcext:value-type="string">
            <text:p>Alert: This payment was delayed for correction of provider's mailing address.</text:p>
            <text:p>Start: 10/31/2002 | Last Modified: 04/01/2007</text:p>
            <text:p>Notes: (Modified 4/1/07)</text:p>
          </table:table-cell>
          <table:table-cell table:formula="of:=FIND(&quot;Start&quot;; [.B376]; 1)-2" office:value-type="float" office:value="77" calcext:value-type="float">
            <text:p>77</text:p>
          </table:table-cell>
          <table:table-cell table:formula="of:=CONCATENATE([.$D$1];[.A376];[.$D$1];&quot;=&gt;&quot;;[.$D$1];LEFT([.B376]; [.C376]);[.$D$1];&quot;,&quot;)" office:value-type="string" office:string-value="&quot;N154&quot;=&gt;&quot;Alert: This payment was delayed for correction of provider's mailing address.&quot;," calcext:value-type="string">
            <text:p>"N154"=&gt;"Alert: This payment was delayed for correction of provider's mailing address.",</text:p>
          </table:table-cell>
        </table:table-row>
        <table:table-row table:style-name="ro9">
          <table:table-cell office:value-type="string" calcext:value-type="string">
            <text:p>N155</text:p>
          </table:table-cell>
          <table:table-cell office:value-type="string" calcext:value-type="string">
            <text:p>Alert: Our records do not indicate that other insurance is on file. Please submit other insurance information for our records.</text:p>
            <text:p>Start: 10/31/2002 | Last Modified: 04/01/2007</text:p>
            <text:p>Notes: (Modified 4/1/07)</text:p>
          </table:table-cell>
          <table:table-cell table:formula="of:=FIND(&quot;Start&quot;; [.B377]; 1)-2" office:value-type="float" office:value="126" calcext:value-type="float">
            <text:p>126</text:p>
          </table:table-cell>
          <table:table-cell table:formula="of:=CONCATENATE([.$D$1];[.A377];[.$D$1];&quot;=&gt;&quot;;[.$D$1];LEFT([.B377]; [.C377]);[.$D$1];&quot;,&quot;)" office:value-type="string" office:string-value="&quot;N155&quot;=&gt;&quot;Alert: Our records do not indicate that other insurance is on file. Please submit other insurance information for our records.&quot;," calcext:value-type="string">
            <text:p>"N155"=&gt;"Alert: Our records do not indicate that other insurance is on file. Please submit other insurance information for our records.",</text:p>
          </table:table-cell>
        </table:table-row>
        <table:table-row table:style-name="ro9">
          <table:table-cell office:value-type="string" calcext:value-type="string">
            <text:p>N156</text:p>
          </table:table-cell>
          <table:table-cell office:value-type="string" calcext:value-type="string">
            <text:p>Alert: The patient is responsible for the difference between the approved treatment and the elective treatment.</text:p>
            <text:p>Start: 10/31/2002 | Last Modified: 04/01/2007</text:p>
            <text:p>Notes: (Modified 4/1/07)</text:p>
          </table:table-cell>
          <table:table-cell table:formula="of:=FIND(&quot;Start&quot;; [.B378]; 1)-2" office:value-type="float" office:value="111" calcext:value-type="float">
            <text:p>111</text:p>
          </table:table-cell>
          <table:table-cell table:formula="of:=CONCATENATE([.$D$1];[.A378];[.$D$1];&quot;=&gt;&quot;;[.$D$1];LEFT([.B378]; [.C378]);[.$D$1];&quot;,&quot;)" office:value-type="string" office:string-value="&quot;N156&quot;=&gt;&quot;Alert: The patient is responsible for the difference between the approved treatment and the elective treatment.&quot;," calcext:value-type="string">
            <text:p>"N156"=&gt;"Alert: The patient is responsible for the difference between the approved treatment and the elective treatment.",</text:p>
          </table:table-cell>
        </table:table-row>
        <table:table-row table:style-name="ro8">
          <table:table-cell office:value-type="string" calcext:value-type="string">
            <text:p>N157</text:p>
          </table:table-cell>
          <table:table-cell office:value-type="string" calcext:value-type="string">
            <text:p>Transportation to/from this destination is not covered.</text:p>
            <text:p>Start: 02/28/2003 | Last Modified: 02/01/2004</text:p>
            <text:p>Notes: (Modified 2/1/04)</text:p>
          </table:table-cell>
          <table:table-cell table:formula="of:=FIND(&quot;Start&quot;; [.B379]; 1)-2" office:value-type="float" office:value="55" calcext:value-type="float">
            <text:p>55</text:p>
          </table:table-cell>
          <table:table-cell table:formula="of:=CONCATENATE([.$D$1];[.A379];[.$D$1];&quot;=&gt;&quot;;[.$D$1];LEFT([.B379]; [.C379]);[.$D$1];&quot;,&quot;)" office:value-type="string" office:string-value="&quot;N157&quot;=&gt;&quot;Transportation to/from this destination is not covered.&quot;," calcext:value-type="string">
            <text:p>"N157"=&gt;"Transportation to/from this destination is not covered.",</text:p>
          </table:table-cell>
        </table:table-row>
        <table:table-row table:style-name="ro7">
          <table:table-cell office:value-type="string" calcext:value-type="string">
            <text:p>N158</text:p>
          </table:table-cell>
          <table:table-cell office:value-type="string" calcext:value-type="string">
            <text:p>Transportation in a vehicle other than an ambulance is not covered.</text:p>
            <text:p>Start: 02/28/2003</text:p>
          </table:table-cell>
          <table:table-cell table:formula="of:=FIND(&quot;Start&quot;; [.B380]; 1)-2" office:value-type="float" office:value="67" calcext:value-type="float">
            <text:p>67</text:p>
          </table:table-cell>
          <table:table-cell table:formula="of:=CONCATENATE([.$D$1];[.A380];[.$D$1];&quot;=&gt;&quot;;[.$D$1];LEFT([.B380]; [.C380]);[.$D$1];&quot;,&quot;)" office:value-type="string" office:string-value="&quot;N158&quot;=&gt;&quot;Transportation in a vehicle other than an ambulance is not covered.&quot;," calcext:value-type="string">
            <text:p>"N158"=&gt;"Transportation in a vehicle other than an ambulance is not covered.",</text:p>
          </table:table-cell>
        </table:table-row>
        <table:table-row table:style-name="ro8">
          <table:table-cell office:value-type="string" calcext:value-type="string">
            <text:p>N159</text:p>
          </table:table-cell>
          <table:table-cell office:value-type="string" calcext:value-type="string">
            <text:p>Payment denied/reduced because mileage is not covered when the patient is not in the ambulance.</text:p>
            <text:p>Start: 02/28/2003</text:p>
          </table:table-cell>
          <table:table-cell table:formula="of:=FIND(&quot;Start&quot;; [.B381]; 1)-2" office:value-type="float" office:value="95" calcext:value-type="float">
            <text:p>95</text:p>
          </table:table-cell>
          <table:table-cell table:formula="of:=CONCATENATE([.$D$1];[.A381];[.$D$1];&quot;=&gt;&quot;;[.$D$1];LEFT([.B381]; [.C381]);[.$D$1];&quot;,&quot;)" office:value-type="string" office:string-value="&quot;N159&quot;=&gt;&quot;Payment denied/reduced because mileage is not covered when the patient is not in the ambulance.&quot;," calcext:value-type="string">
            <text:p>"N159"=&gt;"Payment denied/reduced because mileage is not covered when the patient is not in the ambulance.",</text:p>
          </table:table-cell>
        </table:table-row>
        <table:table-row table:style-name="ro9">
          <table:table-cell office:value-type="string" calcext:value-type="string">
            <text:p>N160</text:p>
          </table:table-cell>
          <table:table-cell office:value-type="string" calcext:value-type="string">
            <text:p>The patient must choose an option before a payment can be made for this procedure/ equipment/ supply/ service.</text:p>
            <text:p>Start: 02/28/2003 | Last Modified: 02/01/2004</text:p>
            <text:p>Notes: (Modified 2/1/04)</text:p>
          </table:table-cell>
          <table:table-cell table:formula="of:=FIND(&quot;Start&quot;; [.B382]; 1)-2" office:value-type="float" office:value="110" calcext:value-type="float">
            <text:p>110</text:p>
          </table:table-cell>
          <table:table-cell table:formula="of:=CONCATENATE([.$D$1];[.A382];[.$D$1];&quot;=&gt;&quot;;[.$D$1];LEFT([.B382]; [.C382]);[.$D$1];&quot;,&quot;)" office:value-type="string" office:string-value="&quot;N160&quot;=&gt;&quot;The patient must choose an option before a payment can be made for this procedure/ equipment/ supply/ service.&quot;," calcext:value-type="string">
            <text:p>"N160"=&gt;"The patient must choose an option before a payment can be made for this procedure/ equipment/ supply/ service.",</text:p>
          </table:table-cell>
        </table:table-row>
        <table:table-row table:style-name="ro7">
          <table:table-cell office:value-type="string" calcext:value-type="string">
            <text:p>N161</text:p>
          </table:table-cell>
          <table:table-cell office:value-type="string" calcext:value-type="string">
            <text:p>This drug/service/supply is covered only when the associated service is covered.</text:p>
            <text:p>Start: 02/28/2003</text:p>
          </table:table-cell>
          <table:table-cell table:formula="of:=FIND(&quot;Start&quot;; [.B383]; 1)-2" office:value-type="float" office:value="80" calcext:value-type="float">
            <text:p>80</text:p>
          </table:table-cell>
          <table:table-cell table:formula="of:=CONCATENATE([.$D$1];[.A383];[.$D$1];&quot;=&gt;&quot;;[.$D$1];LEFT([.B383]; [.C383]);[.$D$1];&quot;,&quot;)" office:value-type="string" office:string-value="&quot;N161&quot;=&gt;&quot;This drug/service/supply is covered only when the associated service is covered.&quot;," calcext:value-type="string">
            <text:p>"N161"=&gt;"This drug/service/supply is covered only when the associated service is covered.",</text:p>
          </table:table-cell>
        </table:table-row>
        <table:table-row table:style-name="ro12">
          <table:table-cell office:value-type="string" calcext:value-type="string">
            <text:p>N162</text:p>
          </table:table-cell>
          <table:table-cell office:value-type="string" calcext:value-type="string">
            <text:p>Alert: Although your claim was paid, you have billed for a test/specialty not included in your Laboratory Certification. Your failure to correct the laboratory certification information will result in a denial of payment in the near future.</text:p>
            <text:p>Start: 02/28/2003 | Last Modified: 04/01/2007</text:p>
            <text:p>Notes: (Modified 4/1/07)</text:p>
          </table:table-cell>
          <table:table-cell table:formula="of:=FIND(&quot;Start&quot;; [.B384]; 1)-2" office:value-type="float" office:value="240" calcext:value-type="float">
            <text:p>240</text:p>
          </table:table-cell>
          <table:table-cell table:formula="of:=CONCATENATE([.$D$1];[.A384];[.$D$1];&quot;=&gt;&quot;;[.$D$1];LEFT([.B384]; [.C384]);[.$D$1];&quot;,&quot;)" office:value-type="string" office:string-value="&quot;N162&quot;=&gt;&quot;Alert: Although your claim was paid, you have billed for a test/specialty not included in your Laboratory Certification. Your failure to correct the laboratory certification information will result in a denial of payment in the near future.&quot;," calcext:value-type="string">
            <text:p>"N162"=&gt;"Alert: Although your claim was paid, you have billed for a test/specialty not included in your Laboratory Certification. Your failure to correct the laboratory certification information will result in a denial of payment in the near future.",</text:p>
          </table:table-cell>
        </table:table-row>
        <table:table-row table:style-name="ro7">
          <table:table-cell office:value-type="string" calcext:value-type="string">
            <text:p>N163</text:p>
          </table:table-cell>
          <table:table-cell office:value-type="string" calcext:value-type="string">
            <text:p>Medical record does not support code billed per the code definition.</text:p>
            <text:p>Start: 02/28/2003</text:p>
          </table:table-cell>
          <table:table-cell table:formula="of:=FIND(&quot;Start&quot;; [.B385]; 1)-2" office:value-type="float" office:value="68" calcext:value-type="float">
            <text:p>68</text:p>
          </table:table-cell>
          <table:table-cell table:formula="of:=CONCATENATE([.$D$1];[.A385];[.$D$1];&quot;=&gt;&quot;;[.$D$1];LEFT([.B385]; [.C385]);[.$D$1];&quot;,&quot;)" office:value-type="string" office:string-value="&quot;N163&quot;=&gt;&quot;Medical record does not support code billed per the code definition.&quot;," calcext:value-type="string">
            <text:p>"N163"=&gt;"Medical record does not support code billed per the code definition.",</text:p>
          </table:table-cell>
        </table:table-row>
        <table:table-row table:style-name="ro7">
          <table:table-cell office:value-type="string" calcext:value-type="string">
            <text:p>N167</text:p>
          </table:table-cell>
          <table:table-cell office:value-type="string" calcext:value-type="string">
            <text:p>Charges exceed the post-transplant coverage limit.</text:p>
            <text:p>Start: 02/28/2003</text:p>
          </table:table-cell>
          <table:table-cell table:formula="of:=FIND(&quot;Start&quot;; [.B386]; 1)-2" office:value-type="float" office:value="50" calcext:value-type="float">
            <text:p>50</text:p>
          </table:table-cell>
          <table:table-cell table:formula="of:=CONCATENATE([.$D$1];[.A386];[.$D$1];&quot;=&gt;&quot;;[.$D$1];LEFT([.B386]; [.C386]);[.$D$1];&quot;,&quot;)" office:value-type="string" office:string-value="&quot;N167&quot;=&gt;&quot;Charges exceed the post-transplant coverage limit.&quot;," calcext:value-type="string">
            <text:p>"N167"=&gt;"Charges exceed the post-transplant coverage limit.",</text:p>
          </table:table-cell>
        </table:table-row>
        <table:table-row table:style-name="ro7">
          <table:table-cell office:value-type="string" calcext:value-type="string">
            <text:p>N170</text:p>
          </table:table-cell>
          <table:table-cell office:value-type="string" calcext:value-type="string">
            <text:p>A new/revised/renewed certificate of medical necessity is needed.</text:p>
            <text:p>Start: 02/28/2003</text:p>
          </table:table-cell>
          <table:table-cell table:formula="of:=FIND(&quot;Start&quot;; [.B387]; 1)-2" office:value-type="float" office:value="65" calcext:value-type="float">
            <text:p>65</text:p>
          </table:table-cell>
          <table:table-cell table:formula="of:=CONCATENATE([.$D$1];[.A387];[.$D$1];&quot;=&gt;&quot;;[.$D$1];LEFT([.B387]; [.C387]);[.$D$1];&quot;,&quot;)" office:value-type="string" office:string-value="&quot;N170&quot;=&gt;&quot;A new/revised/renewed certificate of medical necessity is needed.&quot;," calcext:value-type="string">
            <text:p>"N170"=&gt;"A new/revised/renewed certificate of medical necessity is needed.",</text:p>
          </table:table-cell>
        </table:table-row>
        <table:table-row table:style-name="ro7">
          <table:table-cell office:value-type="string" calcext:value-type="string">
            <text:p>N171</text:p>
          </table:table-cell>
          <table:table-cell office:value-type="string" calcext:value-type="string">
            <text:p>Payment for repair or replacement is not covered or has exceeded the purchase price.</text:p>
            <text:p>Start: 02/28/2003</text:p>
          </table:table-cell>
          <table:table-cell table:formula="of:=FIND(&quot;Start&quot;; [.B388]; 1)-2" office:value-type="float" office:value="84" calcext:value-type="float">
            <text:p>84</text:p>
          </table:table-cell>
          <table:table-cell table:formula="of:=CONCATENATE([.$D$1];[.A388];[.$D$1];&quot;=&gt;&quot;;[.$D$1];LEFT([.B388]; [.C388]);[.$D$1];&quot;,&quot;)" office:value-type="string" office:string-value="&quot;N171&quot;=&gt;&quot;Payment for repair or replacement is not covered or has exceeded the purchase price.&quot;," calcext:value-type="string">
            <text:p>"N171"=&gt;"Payment for repair or replacement is not covered or has exceeded the purchase price.",</text:p>
          </table:table-cell>
        </table:table-row>
        <table:table-row table:style-name="ro8">
          <table:table-cell office:value-type="string" calcext:value-type="string">
            <text:p>N172</text:p>
          </table:table-cell>
          <table:table-cell office:value-type="string" calcext:value-type="string">
            <text:p>The patient is not liable for the denied/adjusted charge(s) for receiving any updated service/item.</text:p>
            <text:p>Start: 02/28/2003</text:p>
          </table:table-cell>
          <table:table-cell table:formula="of:=FIND(&quot;Start&quot;; [.B389]; 1)-2" office:value-type="float" office:value="99" calcext:value-type="float">
            <text:p>99</text:p>
          </table:table-cell>
          <table:table-cell table:formula="of:=CONCATENATE([.$D$1];[.A389];[.$D$1];&quot;=&gt;&quot;;[.$D$1];LEFT([.B389]; [.C389]);[.$D$1];&quot;,&quot;)" office:value-type="string" office:string-value="&quot;N172&quot;=&gt;&quot;The patient is not liable for the denied/adjusted charge(s) for receiving any updated service/item.&quot;," calcext:value-type="string">
            <text:p>"N172"=&gt;"The patient is not liable for the denied/adjusted charge(s) for receiving any updated service/item.",</text:p>
          </table:table-cell>
        </table:table-row>
        <table:table-row table:style-name="ro7">
          <table:table-cell office:value-type="string" calcext:value-type="string">
            <text:p>N173</text:p>
          </table:table-cell>
          <table:table-cell office:value-type="string" calcext:value-type="string">
            <text:p>No qualifying hospital stay dates were provided for this episode of care.</text:p>
            <text:p>Start: 02/28/2003</text:p>
          </table:table-cell>
          <table:table-cell table:formula="of:=FIND(&quot;Start&quot;; [.B390]; 1)-2" office:value-type="float" office:value="73" calcext:value-type="float">
            <text:p>73</text:p>
          </table:table-cell>
          <table:table-cell table:formula="of:=CONCATENATE([.$D$1];[.A390];[.$D$1];&quot;=&gt;&quot;;[.$D$1];LEFT([.B390]; [.C390]);[.$D$1];&quot;,&quot;)" office:value-type="string" office:string-value="&quot;N173&quot;=&gt;&quot;No qualifying hospital stay dates were provided for this episode of care.&quot;," calcext:value-type="string">
            <text:p>"N173"=&gt;"No qualifying hospital stay dates were provided for this episode of care.",</text:p>
          </table:table-cell>
        </table:table-row>
        <table:table-row table:style-name="ro8">
          <table:table-cell office:value-type="string" calcext:value-type="string">
            <text:p>N174</text:p>
          </table:table-cell>
          <table:table-cell office:value-type="string" calcext:value-type="string">
            <text:p>This is not a covered service/procedure/ equipment/bed, however patient liability is limited to amounts shown in the adjustments under group 'PR'.</text:p>
            <text:p>Start: 02/28/2003</text:p>
          </table:table-cell>
          <table:table-cell table:formula="of:=FIND(&quot;Start&quot;; [.B391]; 1)-2" office:value-type="float" office:value="146" calcext:value-type="float">
            <text:p>146</text:p>
          </table:table-cell>
          <table:table-cell table:formula="of:=CONCATENATE([.$D$1];[.A391];[.$D$1];&quot;=&gt;&quot;;[.$D$1];LEFT([.B391]; [.C391]);[.$D$1];&quot;,&quot;)" office:value-type="string" office:string-value="&quot;N174&quot;=&gt;&quot;This is not a covered service/procedure/ equipment/bed, however patient liability is limited to amounts shown in the adjustments under group 'PR'.&quot;," calcext:value-type="string">
            <text:p>"N174"=&gt;"This is not a covered service/procedure/ equipment/bed, however patient liability is limited to amounts shown in the adjustments under group 'PR'.",</text:p>
          </table:table-cell>
        </table:table-row>
        <table:table-row table:style-name="ro8">
          <table:table-cell office:value-type="string" calcext:value-type="string">
            <text:p>N175</text:p>
          </table:table-cell>
          <table:table-cell office:value-type="string" calcext:value-type="string">
            <text:p>Missing review organization approval.</text:p>
            <text:p>Start: 02/28/2003 | Last Modified: 02/29/2008</text:p>
            <text:p>Notes: (Modified 8/1/04, 2/29/08) Related to N241</text:p>
          </table:table-cell>
          <table:table-cell table:formula="of:=FIND(&quot;Start&quot;; [.B392]; 1)-2" office:value-type="float" office:value="37" calcext:value-type="float">
            <text:p>37</text:p>
          </table:table-cell>
          <table:table-cell table:formula="of:=CONCATENATE([.$D$1];[.A392];[.$D$1];&quot;=&gt;&quot;;[.$D$1];LEFT([.B392]; [.C392]);[.$D$1];&quot;,&quot;)" office:value-type="string" office:string-value="&quot;N175&quot;=&gt;&quot;Missing review organization approval.&quot;," calcext:value-type="string">
            <text:p>"N175"=&gt;"Missing review organization approval.",</text:p>
          </table:table-cell>
        </table:table-row>
        <table:table-row table:style-name="ro9">
          <table:table-cell office:value-type="string" calcext:value-type="string">
            <text:p>N176</text:p>
          </table:table-cell>
          <table:table-cell office:value-type="string" calcext:value-type="string">
            <text:p>Services provided aboard a ship are covered only when the ship is of United States registry and is in United States waters. In addition, a doctor licensed to practice in the United States must provide the service.</text:p>
            <text:p>Start: 02/28/2003</text:p>
          </table:table-cell>
          <table:table-cell table:formula="of:=FIND(&quot;Start&quot;; [.B393]; 1)-2" office:value-type="float" office:value="213" calcext:value-type="float">
            <text:p>213</text:p>
          </table:table-cell>
          <table:table-cell table:formula="of:=CONCATENATE([.$D$1];[.A393];[.$D$1];&quot;=&gt;&quot;;[.$D$1];LEFT([.B393]; [.C393]);[.$D$1];&quot;,&quot;)" office:value-type="string" office:string-value="&quot;N176&quot;=&gt;&quot;Services provided aboard a ship are covered only when the ship is of United States registry and is in United States waters. In addition, a doctor licensed to practice in the United States must provide the service.&quot;," calcext:value-type="string">
            <text:p>"N176"=&gt;"Services provided aboard a ship are covered only when the ship is of United States registry and is in United States waters. In addition, a doctor licensed to practice in the United States must provide the service.",</text:p>
          </table:table-cell>
        </table:table-row>
        <table:table-row table:style-name="ro9">
          <table:table-cell office:value-type="string" calcext:value-type="string">
            <text:p>N177</text:p>
          </table:table-cell>
          <table:table-cell office:value-type="string" calcext:value-type="string">
            <text:p>Alert: We did not send this claim to patient’s other insurer. They have indicated no additional payment can be made.</text:p>
            <text:p>Start: 02/28/2003 | Last Modified: 04/01/2007</text:p>
            <text:p>Notes: (Modified 6/30/03, 4/1/07)</text:p>
          </table:table-cell>
          <table:table-cell table:formula="of:=FIND(&quot;Start&quot;; [.B394]; 1)-2" office:value-type="float" office:value="116" calcext:value-type="float">
            <text:p>116</text:p>
          </table:table-cell>
          <table:table-cell table:formula="of:=CONCATENATE([.$D$1];[.A394];[.$D$1];&quot;=&gt;&quot;;[.$D$1];LEFT([.B394]; [.C394]);[.$D$1];&quot;,&quot;)" office:value-type="string" office:string-value="&quot;N177&quot;=&gt;&quot;Alert: We did not send this claim to patient’s other insurer. They have indicated no additional payment can be made.&quot;," calcext:value-type="string">
            <text:p>"N177"=&gt;"Alert: We did not send this claim to patient’s other insurer. They have indicated no additional payment can be made.",</text:p>
          </table:table-cell>
        </table:table-row>
        <table:table-row table:style-name="ro8">
          <table:table-cell office:value-type="string" calcext:value-type="string">
            <text:p>N178</text:p>
          </table:table-cell>
          <table:table-cell office:value-type="string" calcext:value-type="string">
            <text:p>Missing pre-operative images/visual field results.</text:p>
            <text:p>Start: 02/28/2003 | Last Modified: 11/01/2013</text:p>
            <text:p>Notes: (Modified 8/1/04, 11/1/13) Related to N244</text:p>
          </table:table-cell>
          <table:table-cell table:formula="of:=FIND(&quot;Start&quot;; [.B395]; 1)-2" office:value-type="float" office:value="50" calcext:value-type="float">
            <text:p>50</text:p>
          </table:table-cell>
          <table:table-cell table:formula="of:=CONCATENATE([.$D$1];[.A395];[.$D$1];&quot;=&gt;&quot;;[.$D$1];LEFT([.B395]; [.C395]);[.$D$1];&quot;,&quot;)" office:value-type="string" office:string-value="&quot;N178&quot;=&gt;&quot;Missing pre-operative images/visual field results.&quot;," calcext:value-type="string">
            <text:p>"N178"=&gt;"Missing pre-operative images/visual field results.",</text:p>
          </table:table-cell>
        </table:table-row>
        <table:table-row table:style-name="ro8">
          <table:table-cell office:value-type="string" calcext:value-type="string">
            <text:p>N179</text:p>
          </table:table-cell>
          <table:table-cell office:value-type="string" calcext:value-type="string">
            <text:p>Additional information has been requested from the member. The charges will be reconsidered upon receipt of that information.</text:p>
            <text:p>Start: 02/28/2003</text:p>
          </table:table-cell>
          <table:table-cell table:formula="of:=FIND(&quot;Start&quot;; [.B396]; 1)-2" office:value-type="float" office:value="125" calcext:value-type="float">
            <text:p>125</text:p>
          </table:table-cell>
          <table:table-cell table:formula="of:=CONCATENATE([.$D$1];[.A396];[.$D$1];&quot;=&gt;&quot;;[.$D$1];LEFT([.B396]; [.C396]);[.$D$1];&quot;,&quot;)" office:value-type="string" office:string-value="&quot;N179&quot;=&gt;&quot;Additional information has been requested from the member. The charges will be reconsidered upon receipt of that information.&quot;," calcext:value-type="string">
            <text:p>"N179"=&gt;"Additional information has been requested from the member. The charges will be reconsidered upon receipt of that information.",</text:p>
          </table:table-cell>
        </table:table-row>
        <table:table-row table:style-name="ro7">
          <table:table-cell office:value-type="string" calcext:value-type="string">
            <text:p>N180</text:p>
          </table:table-cell>
          <table:table-cell office:value-type="string" calcext:value-type="string">
            <text:p>This item or service does not meet the criteria for the category under which it was billed.</text:p>
            <text:p>Start: 02/28/2003</text:p>
          </table:table-cell>
          <table:table-cell table:formula="of:=FIND(&quot;Start&quot;; [.B397]; 1)-2" office:value-type="float" office:value="91" calcext:value-type="float">
            <text:p>91</text:p>
          </table:table-cell>
          <table:table-cell table:formula="of:=CONCATENATE([.$D$1];[.A397];[.$D$1];&quot;=&gt;&quot;;[.$D$1];LEFT([.B397]; [.C397]);[.$D$1];&quot;,&quot;)" office:value-type="string" office:string-value="&quot;N180&quot;=&gt;&quot;This item or service does not meet the criteria for the category under which it was billed.&quot;," calcext:value-type="string">
            <text:p>"N180"=&gt;"This item or service does not meet the criteria for the category under which it was billed.",</text:p>
          </table:table-cell>
        </table:table-row>
        <table:table-row table:style-name="ro8">
          <table:table-cell office:value-type="string" calcext:value-type="string">
            <text:p>N181</text:p>
          </table:table-cell>
          <table:table-cell office:value-type="string" calcext:value-type="string">
            <text:p>Additional information is required from another provider involved in this service.</text:p>
            <text:p>Start: 02/28/2003 | Last Modified: 12/01/2006</text:p>
            <text:p>Notes: (Modified 12/1/06)</text:p>
          </table:table-cell>
          <table:table-cell table:formula="of:=FIND(&quot;Start&quot;; [.B398]; 1)-2" office:value-type="float" office:value="82" calcext:value-type="float">
            <text:p>82</text:p>
          </table:table-cell>
          <table:table-cell table:formula="of:=CONCATENATE([.$D$1];[.A398];[.$D$1];&quot;=&gt;&quot;;[.$D$1];LEFT([.B398]; [.C398]);[.$D$1];&quot;,&quot;)" office:value-type="string" office:string-value="&quot;N181&quot;=&gt;&quot;Additional information is required from another provider involved in this service.&quot;," calcext:value-type="string">
            <text:p>"N181"=&gt;"Additional information is required from another provider involved in this service.",</text:p>
          </table:table-cell>
        </table:table-row>
        <table:table-row table:style-name="ro7">
          <table:table-cell office:value-type="string" calcext:value-type="string">
            <text:p>N182</text:p>
          </table:table-cell>
          <table:table-cell office:value-type="string" calcext:value-type="string">
            <text:p>This claim/service must be billed according to the schedule for this plan.</text:p>
            <text:p>Start: 02/28/2003</text:p>
          </table:table-cell>
          <table:table-cell table:formula="of:=FIND(&quot;Start&quot;; [.B399]; 1)-2" office:value-type="float" office:value="74" calcext:value-type="float">
            <text:p>74</text:p>
          </table:table-cell>
          <table:table-cell table:formula="of:=CONCATENATE([.$D$1];[.A399];[.$D$1];&quot;=&gt;&quot;;[.$D$1];LEFT([.B399]; [.C399]);[.$D$1];&quot;,&quot;)" office:value-type="string" office:string-value="&quot;N182&quot;=&gt;&quot;This claim/service must be billed according to the schedule for this plan.&quot;," calcext:value-type="string">
            <text:p>"N182"=&gt;"This claim/service must be billed according to the schedule for this plan.",</text:p>
          </table:table-cell>
        </table:table-row>
        <table:table-row table:style-name="ro12">
          <table:table-cell office:value-type="string" calcext:value-type="string">
            <text:p>N183</text:p>
          </table:table-cell>
          <table:table-cell office:value-type="string" calcext:value-type="string">
            <text:p>Alert: This is a predetermination advisory message, when this service is submitted for payment additional documentation as specified in plan documents will be required to process benefits.</text:p>
            <text:p>Start: 02/28/2003 | Last Modified: 04/01/2007</text:p>
            <text:p>Notes: (Modified 4/1/07)</text:p>
          </table:table-cell>
          <table:table-cell table:formula="of:=FIND(&quot;Start&quot;; [.B400]; 1)-2" office:value-type="float" office:value="188" calcext:value-type="float">
            <text:p>188</text:p>
          </table:table-cell>
          <table:table-cell table:formula="of:=CONCATENATE([.$D$1];[.A400];[.$D$1];&quot;=&gt;&quot;;[.$D$1];LEFT([.B400]; [.C400]);[.$D$1];&quot;,&quot;)" office:value-type="string" office:string-value="&quot;N183&quot;=&gt;&quot;Alert: This is a predetermination advisory message, when this service is submitted for payment additional documentation as specified in plan documents will be required to process benefits.&quot;," calcext:value-type="string">
            <text:p>"N183"=&gt;"Alert: This is a predetermination advisory message, when this service is submitted for payment additional documentation as specified in plan documents will be required to process benefits.",</text:p>
          </table:table-cell>
        </table:table-row>
        <table:table-row table:style-name="ro7">
          <table:table-cell office:value-type="string" calcext:value-type="string">
            <text:p>N184</text:p>
          </table:table-cell>
          <table:table-cell office:value-type="string" calcext:value-type="string">
            <text:p>Rebill technical and professional components separately.</text:p>
            <text:p>Start: 02/28/2003</text:p>
          </table:table-cell>
          <table:table-cell table:formula="of:=FIND(&quot;Start&quot;; [.B401]; 1)-2" office:value-type="float" office:value="56" calcext:value-type="float">
            <text:p>56</text:p>
          </table:table-cell>
          <table:table-cell table:formula="of:=CONCATENATE([.$D$1];[.A401];[.$D$1];&quot;=&gt;&quot;;[.$D$1];LEFT([.B401]; [.C401]);[.$D$1];&quot;,&quot;)" office:value-type="string" office:string-value="&quot;N184&quot;=&gt;&quot;Rebill technical and professional components separately.&quot;," calcext:value-type="string">
            <text:p>"N184"=&gt;"Rebill technical and professional components separately.",</text:p>
          </table:table-cell>
        </table:table-row>
        <table:table-row table:style-name="ro8">
          <table:table-cell office:value-type="string" calcext:value-type="string">
            <text:p>N185</text:p>
          </table:table-cell>
          <table:table-cell office:value-type="string" calcext:value-type="string">
            <text:p>Alert: Do not resubmit this claim/service.</text:p>
            <text:p>Start: 02/28/2003 | Last Modified: 04/01/2007</text:p>
            <text:p>Notes: (Modified 4/1/07)</text:p>
          </table:table-cell>
          <table:table-cell table:formula="of:=FIND(&quot;Start&quot;; [.B402]; 1)-2" office:value-type="float" office:value="42" calcext:value-type="float">
            <text:p>42</text:p>
          </table:table-cell>
          <table:table-cell table:formula="of:=CONCATENATE([.$D$1];[.A402];[.$D$1];&quot;=&gt;&quot;;[.$D$1];LEFT([.B402]; [.C402]);[.$D$1];&quot;,&quot;)" office:value-type="string" office:string-value="&quot;N185&quot;=&gt;&quot;Alert: Do not resubmit this claim/service.&quot;," calcext:value-type="string">
            <text:p>"N185"=&gt;"Alert: Do not resubmit this claim/service.",</text:p>
          </table:table-cell>
        </table:table-row>
        <table:table-row table:style-name="ro8">
          <table:table-cell office:value-type="string" calcext:value-type="string">
            <text:p>N186</text:p>
          </table:table-cell>
          <table:table-cell office:value-type="string" calcext:value-type="string">
            <text:p>Non-Availability Statement (NAS) required for this service. Contact the nearest Military Treatment Facility (MTF) for assistance.</text:p>
            <text:p>Start: 02/28/2003</text:p>
          </table:table-cell>
          <table:table-cell table:formula="of:=FIND(&quot;Start&quot;; [.B403]; 1)-2" office:value-type="float" office:value="129" calcext:value-type="float">
            <text:p>129</text:p>
          </table:table-cell>
          <table:table-cell table:formula="of:=CONCATENATE([.$D$1];[.A403];[.$D$1];&quot;=&gt;&quot;;[.$D$1];LEFT([.B403]; [.C403]);[.$D$1];&quot;,&quot;)" office:value-type="string" office:string-value="&quot;N186&quot;=&gt;&quot;Non-Availability Statement (NAS) required for this service. Contact the nearest Military Treatment Facility (MTF) for assistance.&quot;," calcext:value-type="string">
            <text:p>"N186"=&gt;"Non-Availability Statement (NAS) required for this service. Contact the nearest Military Treatment Facility (MTF) for assistance.",</text:p>
          </table:table-cell>
        </table:table-row>
        <table:table-row table:style-name="ro12">
          <table:table-cell office:value-type="string" calcext:value-type="string">
            <text:p>N187</text:p>
          </table:table-cell>
          <table:table-cell office:value-type="string" calcext:value-type="string">
            <text:p>Alert: You may request a review in writing within the required time limits following receipt of this notice by following the instructions included in your contract or plan benefit documents.</text:p>
            <text:p>Start: 02/28/2003 | Last Modified: 04/01/2007</text:p>
            <text:p>Notes: (Modified 4/1/07)</text:p>
          </table:table-cell>
          <table:table-cell table:formula="of:=FIND(&quot;Start&quot;; [.B404]; 1)-2" office:value-type="float" office:value="190" calcext:value-type="float">
            <text:p>190</text:p>
          </table:table-cell>
          <table:table-cell table:formula="of:=CONCATENATE([.$D$1];[.A404];[.$D$1];&quot;=&gt;&quot;;[.$D$1];LEFT([.B404]; [.C404]);[.$D$1];&quot;,&quot;)" office:value-type="string" office:string-value="&quot;N187&quot;=&gt;&quot;Alert: You may request a review in writing within the required time limits following receipt of this notice by following the instructions included in your contract or plan benefit documents.&quot;," calcext:value-type="string">
            <text:p>"N187"=&gt;"Alert: You may request a review in writing within the required time limits following receipt of this notice by following the instructions included in your contract or plan benefit documents.",</text:p>
          </table:table-cell>
        </table:table-row>
        <table:table-row table:style-name="ro7">
          <table:table-cell office:value-type="string" calcext:value-type="string">
            <text:p>N188</text:p>
          </table:table-cell>
          <table:table-cell office:value-type="string" calcext:value-type="string">
            <text:p>The approved level of care does not match the procedure code submitted.</text:p>
            <text:p>Start: 02/28/2003</text:p>
          </table:table-cell>
          <table:table-cell table:formula="of:=FIND(&quot;Start&quot;; [.B405]; 1)-2" office:value-type="float" office:value="71" calcext:value-type="float">
            <text:p>71</text:p>
          </table:table-cell>
          <table:table-cell table:formula="of:=CONCATENATE([.$D$1];[.A405];[.$D$1];&quot;=&gt;&quot;;[.$D$1];LEFT([.B405]; [.C405]);[.$D$1];&quot;,&quot;)" office:value-type="string" office:string-value="&quot;N188&quot;=&gt;&quot;The approved level of care does not match the procedure code submitted.&quot;," calcext:value-type="string">
            <text:p>"N188"=&gt;"The approved level of care does not match the procedure code submitted.",</text:p>
          </table:table-cell>
        </table:table-row>
        <table:table-row table:style-name="ro8">
          <table:table-cell office:value-type="string" calcext:value-type="string">
            <text:p>N189</text:p>
          </table:table-cell>
          <table:table-cell office:value-type="string" calcext:value-type="string">
            <text:p>Alert: This service has been paid as a one-time exception to the plan's benefit restrictions.</text:p>
            <text:p>Start: 02/28/2003 | Last Modified: 04/01/2007</text:p>
            <text:p>Notes: (Modified 4/1/07)</text:p>
          </table:table-cell>
          <table:table-cell table:formula="of:=FIND(&quot;Start&quot;; [.B406]; 1)-2" office:value-type="float" office:value="93" calcext:value-type="float">
            <text:p>93</text:p>
          </table:table-cell>
          <table:table-cell table:formula="of:=CONCATENATE([.$D$1];[.A406];[.$D$1];&quot;=&gt;&quot;;[.$D$1];LEFT([.B406]; [.C406]);[.$D$1];&quot;,&quot;)" office:value-type="string" office:string-value="&quot;N189&quot;=&gt;&quot;Alert: This service has been paid as a one-time exception to the plan's benefit restrictions.&quot;," calcext:value-type="string">
            <text:p>"N189"=&gt;"Alert: This service has been paid as a one-time exception to the plan's benefit restrictions.",</text:p>
          </table:table-cell>
        </table:table-row>
        <table:table-row table:style-name="ro8">
          <table:table-cell office:value-type="string" calcext:value-type="string">
            <text:p>N190</text:p>
          </table:table-cell>
          <table:table-cell office:value-type="string" calcext:value-type="string">
            <text:p>Missing contract indicator.</text:p>
            <text:p>Start: 02/28/2003 | Last Modified: 08/01/2004</text:p>
            <text:p>Notes: (Modified 8/1/04) Related to N229</text:p>
          </table:table-cell>
          <table:table-cell table:formula="of:=FIND(&quot;Start&quot;; [.B407]; 1)-2" office:value-type="float" office:value="27" calcext:value-type="float">
            <text:p>27</text:p>
          </table:table-cell>
          <table:table-cell table:formula="of:=CONCATENATE([.$D$1];[.A407];[.$D$1];&quot;=&gt;&quot;;[.$D$1];LEFT([.B407]; [.C407]);[.$D$1];&quot;,&quot;)" office:value-type="string" office:string-value="&quot;N190&quot;=&gt;&quot;Missing contract indicator.&quot;," calcext:value-type="string">
            <text:p>"N190"=&gt;"Missing contract indicator.",</text:p>
          </table:table-cell>
        </table:table-row>
        <table:table-row table:style-name="ro7">
          <table:table-cell office:value-type="string" calcext:value-type="string">
            <text:p>N191</text:p>
          </table:table-cell>
          <table:table-cell office:value-type="string" calcext:value-type="string">
            <text:p>The provider must update insurance information directly with payer.</text:p>
            <text:p>Start: 02/28/2003</text:p>
          </table:table-cell>
          <table:table-cell table:formula="of:=FIND(&quot;Start&quot;; [.B408]; 1)-2" office:value-type="float" office:value="67" calcext:value-type="float">
            <text:p>67</text:p>
          </table:table-cell>
          <table:table-cell table:formula="of:=CONCATENATE([.$D$1];[.A408];[.$D$1];&quot;=&gt;&quot;;[.$D$1];LEFT([.B408]; [.C408]);[.$D$1];&quot;,&quot;)" office:value-type="string" office:string-value="&quot;N191&quot;=&gt;&quot;The provider must update insurance information directly with payer.&quot;," calcext:value-type="string">
            <text:p>"N191"=&gt;"The provider must update insurance information directly with payer.",</text:p>
          </table:table-cell>
        </table:table-row>
        <table:table-row table:style-name="ro7">
          <table:table-cell office:value-type="string" calcext:value-type="string">
            <text:p>N192</text:p>
          </table:table-cell>
          <table:table-cell office:value-type="string" calcext:value-type="string">
            <text:p>Patient is a Medicaid/Qualified Medicare Beneficiary.</text:p>
            <text:p>Start: 02/28/2003</text:p>
          </table:table-cell>
          <table:table-cell table:formula="of:=FIND(&quot;Start&quot;; [.B409]; 1)-2" office:value-type="float" office:value="53" calcext:value-type="float">
            <text:p>53</text:p>
          </table:table-cell>
          <table:table-cell table:formula="of:=CONCATENATE([.$D$1];[.A409];[.$D$1];&quot;=&gt;&quot;;[.$D$1];LEFT([.B409]; [.C409]);[.$D$1];&quot;,&quot;)" office:value-type="string" office:string-value="&quot;N192&quot;=&gt;&quot;Patient is a Medicaid/Qualified Medicare Beneficiary.&quot;," calcext:value-type="string">
            <text:p>"N192"=&gt;"Patient is a Medicaid/Qualified Medicare Beneficiary.",</text:p>
          </table:table-cell>
        </table:table-row>
        <table:table-row table:style-name="ro8">
          <table:table-cell office:value-type="string" calcext:value-type="string">
            <text:p>N193</text:p>
          </table:table-cell>
          <table:table-cell office:value-type="string" calcext:value-type="string">
            <text:p>Alert: Specific federal/state/local program may cover this service through another payer.</text:p>
            <text:p>Start: 02/28/2003 | Last Modified: 11/01/2015</text:p>
            <text:p>Notes: (Modified 11/1/2015)</text:p>
          </table:table-cell>
          <table:table-cell table:formula="of:=FIND(&quot;Start&quot;; [.B410]; 1)-2" office:value-type="float" office:value="89" calcext:value-type="float">
            <text:p>89</text:p>
          </table:table-cell>
          <table:table-cell table:formula="of:=CONCATENATE([.$D$1];[.A410];[.$D$1];&quot;=&gt;&quot;;[.$D$1];LEFT([.B410]; [.C410]);[.$D$1];&quot;,&quot;)" office:value-type="string" office:string-value="&quot;N193&quot;=&gt;&quot;Alert: Specific federal/state/local program may cover this service through another payer.&quot;," calcext:value-type="string">
            <text:p>"N193"=&gt;"Alert: Specific federal/state/local program may cover this service through another payer.",</text:p>
          </table:table-cell>
        </table:table-row>
        <table:table-row table:style-name="ro7">
          <table:table-cell office:value-type="string" calcext:value-type="string">
            <text:p>N194</text:p>
          </table:table-cell>
          <table:table-cell office:value-type="string" calcext:value-type="string">
            <text:p>Technical component not paid if provider does not own the equipment used.</text:p>
            <text:p>Start: 02/25/2003</text:p>
          </table:table-cell>
          <table:table-cell table:formula="of:=FIND(&quot;Start&quot;; [.B411]; 1)-2" office:value-type="float" office:value="73" calcext:value-type="float">
            <text:p>73</text:p>
          </table:table-cell>
          <table:table-cell table:formula="of:=CONCATENATE([.$D$1];[.A411];[.$D$1];&quot;=&gt;&quot;;[.$D$1];LEFT([.B411]; [.C411]);[.$D$1];&quot;,&quot;)" office:value-type="string" office:string-value="&quot;N194&quot;=&gt;&quot;Technical component not paid if provider does not own the equipment used.&quot;," calcext:value-type="string">
            <text:p>"N194"=&gt;"Technical component not paid if provider does not own the equipment used.",</text:p>
          </table:table-cell>
        </table:table-row>
        <table:table-row table:style-name="ro7">
          <table:table-cell office:value-type="string" calcext:value-type="string">
            <text:p>N195</text:p>
          </table:table-cell>
          <table:table-cell office:value-type="string" calcext:value-type="string">
            <text:p>The technical component must be billed separately.</text:p>
            <text:p>Start: 02/25/2003</text:p>
          </table:table-cell>
          <table:table-cell table:formula="of:=FIND(&quot;Start&quot;; [.B412]; 1)-2" office:value-type="float" office:value="50" calcext:value-type="float">
            <text:p>50</text:p>
          </table:table-cell>
          <table:table-cell table:formula="of:=CONCATENATE([.$D$1];[.A412];[.$D$1];&quot;=&gt;&quot;;[.$D$1];LEFT([.B412]; [.C412]);[.$D$1];&quot;,&quot;)" office:value-type="string" office:string-value="&quot;N195&quot;=&gt;&quot;The technical component must be billed separately.&quot;," calcext:value-type="string">
            <text:p>"N195"=&gt;"The technical component must be billed separately.",</text:p>
          </table:table-cell>
        </table:table-row>
        <table:table-row table:style-name="ro8">
          <table:table-cell office:value-type="string" calcext:value-type="string">
            <text:p>N196</text:p>
          </table:table-cell>
          <table:table-cell office:value-type="string" calcext:value-type="string">
            <text:p>Alert: Patient eligible to apply for other coverage which may be primary.</text:p>
            <text:p>Start: 02/25/2003 | Last Modified: 04/01/2007</text:p>
            <text:p>Notes: (Modified 4/1/07)</text:p>
          </table:table-cell>
          <table:table-cell table:formula="of:=FIND(&quot;Start&quot;; [.B413]; 1)-2" office:value-type="float" office:value="73" calcext:value-type="float">
            <text:p>73</text:p>
          </table:table-cell>
          <table:table-cell table:formula="of:=CONCATENATE([.$D$1];[.A413];[.$D$1];&quot;=&gt;&quot;;[.$D$1];LEFT([.B413]; [.C413]);[.$D$1];&quot;,&quot;)" office:value-type="string" office:string-value="&quot;N196&quot;=&gt;&quot;Alert: Patient eligible to apply for other coverage which may be primary.&quot;," calcext:value-type="string">
            <text:p>"N196"=&gt;"Alert: Patient eligible to apply for other coverage which may be primary.",</text:p>
          </table:table-cell>
        </table:table-row>
        <table:table-row table:style-name="ro7">
          <table:table-cell office:value-type="string" calcext:value-type="string">
            <text:p>N197</text:p>
          </table:table-cell>
          <table:table-cell office:value-type="string" calcext:value-type="string">
            <text:p>The subscriber must update insurance information directly with payer.</text:p>
            <text:p>Start: 02/25/2003</text:p>
          </table:table-cell>
          <table:table-cell table:formula="of:=FIND(&quot;Start&quot;; [.B414]; 1)-2" office:value-type="float" office:value="69" calcext:value-type="float">
            <text:p>69</text:p>
          </table:table-cell>
          <table:table-cell table:formula="of:=CONCATENATE([.$D$1];[.A414];[.$D$1];&quot;=&gt;&quot;;[.$D$1];LEFT([.B414]; [.C414]);[.$D$1];&quot;,&quot;)" office:value-type="string" office:string-value="&quot;N197&quot;=&gt;&quot;The subscriber must update insurance information directly with payer.&quot;," calcext:value-type="string">
            <text:p>"N197"=&gt;"The subscriber must update insurance information directly with payer.",</text:p>
          </table:table-cell>
        </table:table-row>
        <table:table-row table:style-name="ro7">
          <table:table-cell office:value-type="string" calcext:value-type="string">
            <text:p>N198</text:p>
          </table:table-cell>
          <table:table-cell office:value-type="string" calcext:value-type="string">
            <text:p>Rendering provider must be affiliated with the pay-to provider.</text:p>
            <text:p>Start: 02/25/2003</text:p>
          </table:table-cell>
          <table:table-cell table:formula="of:=FIND(&quot;Start&quot;; [.B415]; 1)-2" office:value-type="float" office:value="63" calcext:value-type="float">
            <text:p>63</text:p>
          </table:table-cell>
          <table:table-cell table:formula="of:=CONCATENATE([.$D$1];[.A415];[.$D$1];&quot;=&gt;&quot;;[.$D$1];LEFT([.B415]; [.C415]);[.$D$1];&quot;,&quot;)" office:value-type="string" office:string-value="&quot;N198&quot;=&gt;&quot;Rendering provider must be affiliated with the pay-to provider.&quot;," calcext:value-type="string">
            <text:p>"N198"=&gt;"Rendering provider must be affiliated with the pay-to provider.",</text:p>
          </table:table-cell>
        </table:table-row>
        <table:table-row table:style-name="ro8">
          <table:table-cell office:value-type="string" calcext:value-type="string">
            <text:p>N199</text:p>
          </table:table-cell>
          <table:table-cell office:value-type="string" calcext:value-type="string">
            <text:p>Additional payment/recoupment approved based on payer-initiated review/audit.</text:p>
            <text:p>Start: 02/25/2003 | Last Modified: 08/01/2006</text:p>
            <text:p>Notes: (Modified 8/1/06)</text:p>
          </table:table-cell>
          <table:table-cell table:formula="of:=FIND(&quot;Start&quot;; [.B416]; 1)-2" office:value-type="float" office:value="77" calcext:value-type="float">
            <text:p>77</text:p>
          </table:table-cell>
          <table:table-cell table:formula="of:=CONCATENATE([.$D$1];[.A416];[.$D$1];&quot;=&gt;&quot;;[.$D$1];LEFT([.B416]; [.C416]);[.$D$1];&quot;,&quot;)" office:value-type="string" office:string-value="&quot;N199&quot;=&gt;&quot;Additional payment/recoupment approved based on payer-initiated review/audit.&quot;," calcext:value-type="string">
            <text:p>"N199"=&gt;"Additional payment/recoupment approved based on payer-initiated review/audit.",</text:p>
          </table:table-cell>
        </table:table-row>
        <table:table-row table:style-name="ro7">
          <table:table-cell office:value-type="string" calcext:value-type="string">
            <text:p>N200</text:p>
          </table:table-cell>
          <table:table-cell office:value-type="string" calcext:value-type="string">
            <text:p>The professional component must be billed separately.</text:p>
            <text:p>Start: 02/25/2003</text:p>
          </table:table-cell>
          <table:table-cell table:formula="of:=FIND(&quot;Start&quot;; [.B417]; 1)-2" office:value-type="float" office:value="53" calcext:value-type="float">
            <text:p>53</text:p>
          </table:table-cell>
          <table:table-cell table:formula="of:=CONCATENATE([.$D$1];[.A417];[.$D$1];&quot;=&gt;&quot;;[.$D$1];LEFT([.B417]; [.C417]);[.$D$1];&quot;,&quot;)" office:value-type="string" office:string-value="&quot;N200&quot;=&gt;&quot;The professional component must be billed separately.&quot;," calcext:value-type="string">
            <text:p>"N200"=&gt;"The professional component must be billed separately.",</text:p>
          </table:table-cell>
        </table:table-row>
        <table:table-row table:style-name="ro8">
          <table:table-cell office:value-type="string" calcext:value-type="string">
            <text:p>N202</text:p>
          </table:table-cell>
          <table:table-cell office:value-type="string" calcext:value-type="string">
            <text:p>Alert: Additional information/explanation will be sent separately.</text:p>
            <text:p>Start: 06/30/2003 | Last Modified: 11/01/2015</text:p>
            <text:p>Notes: (Modified 4/1/07, 11/1/09, 3/14/2014, 11/1/2015)</text:p>
          </table:table-cell>
          <table:table-cell table:formula="of:=FIND(&quot;Start&quot;; [.B418]; 1)-2" office:value-type="float" office:value="66" calcext:value-type="float">
            <text:p>66</text:p>
          </table:table-cell>
          <table:table-cell table:formula="of:=CONCATENATE([.$D$1];[.A418];[.$D$1];&quot;=&gt;&quot;;[.$D$1];LEFT([.B418]; [.C418]);[.$D$1];&quot;,&quot;)" office:value-type="string" office:string-value="&quot;N202&quot;=&gt;&quot;Alert: Additional information/explanation will be sent separately.&quot;," calcext:value-type="string">
            <text:p>"N202"=&gt;"Alert: Additional information/explanation will be sent separately.",</text:p>
          </table:table-cell>
        </table:table-row>
        <table:table-row table:style-name="ro8">
          <table:table-cell office:value-type="string" calcext:value-type="string">
            <text:p>N203</text:p>
          </table:table-cell>
          <table:table-cell office:value-type="string" calcext:value-type="string">
            <text:p>Missing/incomplete/invalid anesthesia time/units.</text:p>
            <text:p>Start: 06/30/2003 | Last Modified: 03/14/2014</text:p>
            <text:p>Notes: (Modified 3/14/2014)</text:p>
          </table:table-cell>
          <table:table-cell table:formula="of:=FIND(&quot;Start&quot;; [.B419]; 1)-2" office:value-type="float" office:value="49" calcext:value-type="float">
            <text:p>49</text:p>
          </table:table-cell>
          <table:table-cell table:formula="of:=CONCATENATE([.$D$1];[.A419];[.$D$1];&quot;=&gt;&quot;;[.$D$1];LEFT([.B419]; [.C419]);[.$D$1];&quot;,&quot;)" office:value-type="string" office:string-value="&quot;N203&quot;=&gt;&quot;Missing/incomplete/invalid anesthesia time/units.&quot;," calcext:value-type="string">
            <text:p>"N203"=&gt;"Missing/incomplete/invalid anesthesia time/units.",</text:p>
          </table:table-cell>
        </table:table-row>
        <table:table-row table:style-name="ro8">
          <table:table-cell office:value-type="string" calcext:value-type="string">
            <text:p>N204</text:p>
          </table:table-cell>
          <table:table-cell office:value-type="string" calcext:value-type="string">
            <text:p>Services under review for possible pre-existing condition. Send medical records for prior 12 months</text:p>
            <text:p>Start: 06/30/2003</text:p>
          </table:table-cell>
          <table:table-cell table:formula="of:=FIND(&quot;Start&quot;; [.B420]; 1)-2" office:value-type="float" office:value="99" calcext:value-type="float">
            <text:p>99</text:p>
          </table:table-cell>
          <table:table-cell table:formula="of:=CONCATENATE([.$D$1];[.A420];[.$D$1];&quot;=&gt;&quot;;[.$D$1];LEFT([.B420]; [.C420]);[.$D$1];&quot;,&quot;)" office:value-type="string" office:string-value="&quot;N204&quot;=&gt;&quot;Services under review for possible pre-existing condition. Send medical records for prior 12 months&quot;," calcext:value-type="string">
            <text:p>"N204"=&gt;"Services under review for possible pre-existing condition. Send medical records for prior 12 months",</text:p>
          </table:table-cell>
        </table:table-row>
        <table:table-row table:style-name="ro8">
          <table:table-cell office:value-type="string" calcext:value-type="string">
            <text:p>N205</text:p>
          </table:table-cell>
          <table:table-cell office:value-type="string" calcext:value-type="string">
            <text:p>Information provided was illegible.</text:p>
            <text:p>Start: 06/30/2003 | Last Modified: 03/14/2014</text:p>
            <text:p>Notes: (Modified 3/14/2014)</text:p>
          </table:table-cell>
          <table:table-cell table:formula="of:=FIND(&quot;Start&quot;; [.B421]; 1)-2" office:value-type="float" office:value="35" calcext:value-type="float">
            <text:p>35</text:p>
          </table:table-cell>
          <table:table-cell table:formula="of:=CONCATENATE([.$D$1];[.A421];[.$D$1];&quot;=&gt;&quot;;[.$D$1];LEFT([.B421]; [.C421]);[.$D$1];&quot;,&quot;)" office:value-type="string" office:string-value="&quot;N205&quot;=&gt;&quot;Information provided was illegible.&quot;," calcext:value-type="string">
            <text:p>"N205"=&gt;"Information provided was illegible.",</text:p>
          </table:table-cell>
        </table:table-row>
        <table:table-row table:style-name="ro8">
          <table:table-cell office:value-type="string" calcext:value-type="string">
            <text:p>N206</text:p>
          </table:table-cell>
          <table:table-cell office:value-type="string" calcext:value-type="string">
            <text:p>The supporting documentation does not match the information sent on the claim.</text:p>
            <text:p>Start: 06/30/2003 | Last Modified: 03/06/2012</text:p>
            <text:p>Notes: (Modified 3/6/12)</text:p>
          </table:table-cell>
          <table:table-cell table:formula="of:=FIND(&quot;Start&quot;; [.B422]; 1)-2" office:value-type="float" office:value="78" calcext:value-type="float">
            <text:p>78</text:p>
          </table:table-cell>
          <table:table-cell table:formula="of:=CONCATENATE([.$D$1];[.A422];[.$D$1];&quot;=&gt;&quot;;[.$D$1];LEFT([.B422]; [.C422]);[.$D$1];&quot;,&quot;)" office:value-type="string" office:string-value="&quot;N206&quot;=&gt;&quot;The supporting documentation does not match the information sent on the claim.&quot;," calcext:value-type="string">
            <text:p>"N206"=&gt;"The supporting documentation does not match the information sent on the claim.",</text:p>
          </table:table-cell>
        </table:table-row>
        <table:table-row table:style-name="ro8">
          <table:table-cell office:value-type="string" calcext:value-type="string">
            <text:p>N207</text:p>
          </table:table-cell>
          <table:table-cell office:value-type="string" calcext:value-type="string">
            <text:p>Missing/incomplete/invalid weight.</text:p>
            <text:p>Start: 06/30/2003 | Last Modified: 11/18/2005</text:p>
            <text:p>Notes: (Modified 11/18/05)</text:p>
          </table:table-cell>
          <table:table-cell table:formula="of:=FIND(&quot;Start&quot;; [.B423]; 1)-2" office:value-type="float" office:value="34" calcext:value-type="float">
            <text:p>34</text:p>
          </table:table-cell>
          <table:table-cell table:formula="of:=CONCATENATE([.$D$1];[.A423];[.$D$1];&quot;=&gt;&quot;;[.$D$1];LEFT([.B423]; [.C423]);[.$D$1];&quot;,&quot;)" office:value-type="string" office:string-value="&quot;N207&quot;=&gt;&quot;Missing/incomplete/invalid weight.&quot;," calcext:value-type="string">
            <text:p>"N207"=&gt;"Missing/incomplete/invalid weight.",</text:p>
          </table:table-cell>
        </table:table-row>
        <table:table-row table:style-name="ro8">
          <table:table-cell office:value-type="string" calcext:value-type="string">
            <text:p>N208</text:p>
          </table:table-cell>
          <table:table-cell office:value-type="string" calcext:value-type="string">
            <text:p>Missing/incomplete/invalid DRG code.</text:p>
            <text:p>Start: 06/30/2003 | Last Modified: 03/14/2014</text:p>
            <text:p>Notes: (Modified 3/14/2014)</text:p>
          </table:table-cell>
          <table:table-cell table:formula="of:=FIND(&quot;Start&quot;; [.B424]; 1)-2" office:value-type="float" office:value="36" calcext:value-type="float">
            <text:p>36</text:p>
          </table:table-cell>
          <table:table-cell table:formula="of:=CONCATENATE([.$D$1];[.A424];[.$D$1];&quot;=&gt;&quot;;[.$D$1];LEFT([.B424]; [.C424]);[.$D$1];&quot;,&quot;)" office:value-type="string" office:string-value="&quot;N208&quot;=&gt;&quot;Missing/incomplete/invalid DRG code.&quot;," calcext:value-type="string">
            <text:p>"N208"=&gt;"Missing/incomplete/invalid DRG code.",</text:p>
          </table:table-cell>
        </table:table-row>
        <table:table-row table:style-name="ro8">
          <table:table-cell office:value-type="string" calcext:value-type="string">
            <text:p>N209</text:p>
          </table:table-cell>
          <table:table-cell office:value-type="string" calcext:value-type="string">
            <text:p>Missing/incomplete/invalid taxpayer identification number (TIN).</text:p>
            <text:p>Start: 06/30/2003 | Last Modified: 07/01/2008</text:p>
            <text:p>Notes: (Modified 7/1/08)</text:p>
          </table:table-cell>
          <table:table-cell table:formula="of:=FIND(&quot;Start&quot;; [.B425]; 1)-2" office:value-type="float" office:value="64" calcext:value-type="float">
            <text:p>64</text:p>
          </table:table-cell>
          <table:table-cell table:formula="of:=CONCATENATE([.$D$1];[.A425];[.$D$1];&quot;=&gt;&quot;;[.$D$1];LEFT([.B425]; [.C425]);[.$D$1];&quot;,&quot;)" office:value-type="string" office:string-value="&quot;N209&quot;=&gt;&quot;Missing/incomplete/invalid taxpayer identification number (TIN).&quot;," calcext:value-type="string">
            <text:p>"N209"=&gt;"Missing/incomplete/invalid taxpayer identification number (TIN).",</text:p>
          </table:table-cell>
        </table:table-row>
        <table:table-row table:style-name="ro8">
          <table:table-cell office:value-type="string" calcext:value-type="string">
            <text:p>N210</text:p>
          </table:table-cell>
          <table:table-cell office:value-type="string" calcext:value-type="string">
            <text:p>Alert: You may appeal this decision.</text:p>
            <text:p>Start: 06/30/2003 | Last Modified: 03/14/2014</text:p>
            <text:p>Notes: (Modified 4/1/07, 3/14/2014)</text:p>
          </table:table-cell>
          <table:table-cell table:formula="of:=FIND(&quot;Start&quot;; [.B426]; 1)-2" office:value-type="float" office:value="36" calcext:value-type="float">
            <text:p>36</text:p>
          </table:table-cell>
          <table:table-cell table:formula="of:=CONCATENATE([.$D$1];[.A426];[.$D$1];&quot;=&gt;&quot;;[.$D$1];LEFT([.B426]; [.C426]);[.$D$1];&quot;,&quot;)" office:value-type="string" office:string-value="&quot;N210&quot;=&gt;&quot;Alert: You may appeal this decision.&quot;," calcext:value-type="string">
            <text:p>"N210"=&gt;"Alert: You may appeal this decision.",</text:p>
          </table:table-cell>
        </table:table-row>
        <table:table-row table:style-name="ro8">
          <table:table-cell office:value-type="string" calcext:value-type="string">
            <text:p>N211</text:p>
          </table:table-cell>
          <table:table-cell office:value-type="string" calcext:value-type="string">
            <text:p>Alert: You may not appeal this decision.</text:p>
            <text:p>Start: 06/30/2003 | Last Modified: 03/14/2014</text:p>
            <text:p>Notes: (Modified 4/1/07, 3/14/2014)</text:p>
          </table:table-cell>
          <table:table-cell table:formula="of:=FIND(&quot;Start&quot;; [.B427]; 1)-2" office:value-type="float" office:value="40" calcext:value-type="float">
            <text:p>40</text:p>
          </table:table-cell>
          <table:table-cell table:formula="of:=CONCATENATE([.$D$1];[.A427];[.$D$1];&quot;=&gt;&quot;;[.$D$1];LEFT([.B427]; [.C427]);[.$D$1];&quot;,&quot;)" office:value-type="string" office:string-value="&quot;N211&quot;=&gt;&quot;Alert: You may not appeal this decision.&quot;," calcext:value-type="string">
            <text:p>"N211"=&gt;"Alert: You may not appeal this decision.",</text:p>
          </table:table-cell>
        </table:table-row>
        <table:table-row table:style-name="ro8">
          <table:table-cell office:value-type="string" calcext:value-type="string">
            <text:p>N212</text:p>
          </table:table-cell>
          <table:table-cell office:value-type="string" calcext:value-type="string">
            <text:p>Charges processed under a Point of Service benefit .</text:p>
            <text:p>Start: 02/01/2004 | Last Modified: 03/14/2014</text:p>
            <text:p>Notes: (Modified 3/14/2014)</text:p>
          </table:table-cell>
          <table:table-cell table:formula="of:=FIND(&quot;Start&quot;; [.B428]; 1)-2" office:value-type="float" office:value="52" calcext:value-type="float">
            <text:p>52</text:p>
          </table:table-cell>
          <table:table-cell table:formula="of:=CONCATENATE([.$D$1];[.A428];[.$D$1];&quot;=&gt;&quot;;[.$D$1];LEFT([.B428]; [.C428]);[.$D$1];&quot;,&quot;)" office:value-type="string" office:string-value="&quot;N212&quot;=&gt;&quot;Charges processed under a Point of Service benefit .&quot;," calcext:value-type="string">
            <text:p>"N212"=&gt;"Charges processed under a Point of Service benefit .",</text:p>
          </table:table-cell>
        </table:table-row>
        <table:table-row table:style-name="ro8">
          <table:table-cell office:value-type="string" calcext:value-type="string">
            <text:p>N213</text:p>
          </table:table-cell>
          <table:table-cell office:value-type="string" calcext:value-type="string">
            <text:p>Missing/incomplete/invalid facility/discrete unit DRG/DRG exempt status information.</text:p>
            <text:p>Start: 04/01/2004 | Last Modified: 03/14/2014</text:p>
            <text:p>Notes: (Modified 3/14/2014)</text:p>
          </table:table-cell>
          <table:table-cell table:formula="of:=FIND(&quot;Start&quot;; [.B429]; 1)-2" office:value-type="float" office:value="84" calcext:value-type="float">
            <text:p>84</text:p>
          </table:table-cell>
          <table:table-cell table:formula="of:=CONCATENATE([.$D$1];[.A429];[.$D$1];&quot;=&gt;&quot;;[.$D$1];LEFT([.B429]; [.C429]);[.$D$1];&quot;,&quot;)" office:value-type="string" office:string-value="&quot;N213&quot;=&gt;&quot;Missing/incomplete/invalid facility/discrete unit DRG/DRG exempt status information.&quot;," calcext:value-type="string">
            <text:p>"N213"=&gt;"Missing/incomplete/invalid facility/discrete unit DRG/DRG exempt status information.",</text:p>
          </table:table-cell>
        </table:table-row>
        <table:table-row table:style-name="ro8">
          <table:table-cell office:value-type="string" calcext:value-type="string">
            <text:p>N214</text:p>
          </table:table-cell>
          <table:table-cell office:value-type="string" calcext:value-type="string">
            <text:p>Missing/incomplete/invalid history of the related initial surgical procedure(s).</text:p>
            <text:p>Start: 04/01/2004 | Last Modified: 03/14/2014</text:p>
            <text:p>Notes: (Modified 3/14/2014)</text:p>
          </table:table-cell>
          <table:table-cell table:formula="of:=FIND(&quot;Start&quot;; [.B430]; 1)-2" office:value-type="float" office:value="80" calcext:value-type="float">
            <text:p>80</text:p>
          </table:table-cell>
          <table:table-cell table:formula="of:=CONCATENATE([.$D$1];[.A430];[.$D$1];&quot;=&gt;&quot;;[.$D$1];LEFT([.B430]; [.C430]);[.$D$1];&quot;,&quot;)" office:value-type="string" office:string-value="&quot;N214&quot;=&gt;&quot;Missing/incomplete/invalid history of the related initial surgical procedure(s).&quot;," calcext:value-type="string">
            <text:p>"N214"=&gt;"Missing/incomplete/invalid history of the related initial surgical procedure(s).",</text:p>
          </table:table-cell>
        </table:table-row>
        <table:table-row table:style-name="ro12">
          <table:table-cell office:value-type="string" calcext:value-type="string">
            <text:p>N215</text:p>
          </table:table-cell>
          <table:table-cell office:value-type="string" calcext:value-type="string">
            <text:p>Alert: A payer providing supplemental or secondary coverage shall not require a claims determination for this service from a primary payer as a condition of making its own claims determination.</text:p>
            <text:p>Start: 04/01/2004 | Last Modified: 04/01/2007</text:p>
            <text:p>Notes: (Modified 4/1/07)</text:p>
          </table:table-cell>
          <table:table-cell table:formula="of:=FIND(&quot;Start&quot;; [.B431]; 1)-2" office:value-type="float" office:value="193" calcext:value-type="float">
            <text:p>193</text:p>
          </table:table-cell>
          <table:table-cell table:formula="of:=CONCATENATE([.$D$1];[.A431];[.$D$1];&quot;=&gt;&quot;;[.$D$1];LEFT([.B431]; [.C431]);[.$D$1];&quot;,&quot;)" office:value-type="string" office:string-value="&quot;N215&quot;=&gt;&quot;Alert: A payer providing supplemental or secondary coverage shall not require a claims determination for this service from a primary payer as a condition of making its own claims determination.&quot;," calcext:value-type="string">
            <text:p>"N215"=&gt;"Alert: A payer providing supplemental or secondary coverage shall not require a claims determination for this service from a primary payer as a condition of making its own claims determination.",</text:p>
          </table:table-cell>
        </table:table-row>
        <table:table-row table:style-name="ro9">
          <table:table-cell office:value-type="string" calcext:value-type="string">
            <text:p>N216</text:p>
          </table:table-cell>
          <table:table-cell office:value-type="string" calcext:value-type="string">
            <text:p>We do not offer coverage for this type of service or the patient is not enrolled in this portion of our benefit package.</text:p>
            <text:p>Start: 04/01/2004 | Last Modified: 03/14/2014</text:p>
            <text:p>Notes: (Modified 3/1/2010, 3/14/2014)</text:p>
          </table:table-cell>
          <table:table-cell table:formula="of:=FIND(&quot;Start&quot;; [.B432]; 1)-2" office:value-type="float" office:value="120" calcext:value-type="float">
            <text:p>120</text:p>
          </table:table-cell>
          <table:table-cell table:formula="of:=CONCATENATE([.$D$1];[.A432];[.$D$1];&quot;=&gt;&quot;;[.$D$1];LEFT([.B432]; [.C432]);[.$D$1];&quot;,&quot;)" office:value-type="string" office:string-value="&quot;N216&quot;=&gt;&quot;We do not offer coverage for this type of service or the patient is not enrolled in this portion of our benefit package.&quot;," calcext:value-type="string">
            <text:p>"N216"=&gt;"We do not offer coverage for this type of service or the patient is not enrolled in this portion of our benefit package.",</text:p>
          </table:table-cell>
        </table:table-row>
        <table:table-row table:style-name="ro8">
          <table:table-cell office:value-type="string" calcext:value-type="string">
            <text:p>N217</text:p>
          </table:table-cell>
          <table:table-cell office:value-type="string" calcext:value-type="string">
            <text:p>We pay only one site of service per provider per claim.</text:p>
            <text:p>Start: 08/01/2004 | Last Modified: 03/14/2014</text:p>
            <text:p>Notes: (Modified 3/14/2014)</text:p>
          </table:table-cell>
          <table:table-cell table:formula="of:=FIND(&quot;Start&quot;; [.B433]; 1)-2" office:value-type="float" office:value="55" calcext:value-type="float">
            <text:p>55</text:p>
          </table:table-cell>
          <table:table-cell table:formula="of:=CONCATENATE([.$D$1];[.A433];[.$D$1];&quot;=&gt;&quot;;[.$D$1];LEFT([.B433]; [.C433]);[.$D$1];&quot;,&quot;)" office:value-type="string" office:string-value="&quot;N217&quot;=&gt;&quot;We pay only one site of service per provider per claim.&quot;," calcext:value-type="string">
            <text:p>"N217"=&gt;"We pay only one site of service per provider per claim.",</text:p>
          </table:table-cell>
        </table:table-row>
        <table:table-row table:style-name="ro9">
          <table:table-cell office:value-type="string" calcext:value-type="string">
            <text:p>N218</text:p>
          </table:table-cell>
          <table:table-cell office:value-type="string" calcext:value-type="string">
            <text:p>You must furnish and service this item for as long as the patient continues to need it. We can pay for maintenance and/or servicing for the time period specified in the contract or coverage manual.</text:p>
            <text:p>Start: 08/01/2004</text:p>
          </table:table-cell>
          <table:table-cell table:formula="of:=FIND(&quot;Start&quot;; [.B434]; 1)-2" office:value-type="float" office:value="197" calcext:value-type="float">
            <text:p>197</text:p>
          </table:table-cell>
          <table:table-cell table:formula="of:=CONCATENATE([.$D$1];[.A434];[.$D$1];&quot;=&gt;&quot;;[.$D$1];LEFT([.B434]; [.C434]);[.$D$1];&quot;,&quot;)" office:value-type="string" office:string-value="&quot;N218&quot;=&gt;&quot;You must furnish and service this item for as long as the patient continues to need it. We can pay for maintenance and/or servicing for the time period specified in the contract or coverage manual.&quot;," calcext:value-type="string">
            <text:p>"N218"=&gt;"You must furnish and service this item for as long as the patient continues to need it. We can pay for maintenance and/or servicing for the time period specified in the contract or coverage manual.",</text:p>
          </table:table-cell>
        </table:table-row>
        <table:table-row table:style-name="ro7">
          <table:table-cell office:value-type="string" calcext:value-type="string">
            <text:p>N219</text:p>
          </table:table-cell>
          <table:table-cell office:value-type="string" calcext:value-type="string">
            <text:p>Payment based on previous payer's allowed amount.</text:p>
            <text:p>Start: 08/01/2004</text:p>
          </table:table-cell>
          <table:table-cell table:formula="of:=FIND(&quot;Start&quot;; [.B435]; 1)-2" office:value-type="float" office:value="49" calcext:value-type="float">
            <text:p>49</text:p>
          </table:table-cell>
          <table:table-cell table:formula="of:=CONCATENATE([.$D$1];[.A435];[.$D$1];&quot;=&gt;&quot;;[.$D$1];LEFT([.B435]; [.C435]);[.$D$1];&quot;,&quot;)" office:value-type="string" office:string-value="&quot;N219&quot;=&gt;&quot;Payment based on previous payer's allowed amount.&quot;," calcext:value-type="string">
            <text:p>"N219"=&gt;"Payment based on previous payer's allowed amount.",</text:p>
          </table:table-cell>
        </table:table-row>
        <table:table-row table:style-name="ro9">
          <table:table-cell office:value-type="string" calcext:value-type="string">
            <text:p>N220</text:p>
          </table:table-cell>
          <table:table-cell office:value-type="string" calcext:value-type="string">
            <text:p>Alert: See the payer's web site or contact the payer's Customer Service department to obtain forms and instructions for filing a provider dispute.</text:p>
            <text:p>Start: 08/01/2004 | Last Modified: 04/01/2007</text:p>
            <text:p>Notes: (Modified 4/1/07)</text:p>
          </table:table-cell>
          <table:table-cell table:formula="of:=FIND(&quot;Start&quot;; [.B436]; 1)-2" office:value-type="float" office:value="146" calcext:value-type="float">
            <text:p>146</text:p>
          </table:table-cell>
          <table:table-cell table:formula="of:=CONCATENATE([.$D$1];[.A436];[.$D$1];&quot;=&gt;&quot;;[.$D$1];LEFT([.B436]; [.C436]);[.$D$1];&quot;,&quot;)" office:value-type="string" office:string-value="&quot;N220&quot;=&gt;&quot;Alert: See the payer's web site or contact the payer's Customer Service department to obtain forms and instructions for filing a provider dispute.&quot;," calcext:value-type="string">
            <text:p>"N220"=&gt;"Alert: See the payer's web site or contact the payer's Customer Service department to obtain forms and instructions for filing a provider dispute.",</text:p>
          </table:table-cell>
        </table:table-row>
        <table:table-row table:style-name="ro7">
          <table:table-cell office:value-type="string" calcext:value-type="string">
            <text:p>N221</text:p>
          </table:table-cell>
          <table:table-cell office:value-type="string" calcext:value-type="string">
            <text:p>Missing Admitting History and Physical report.</text:p>
            <text:p>Start: 08/01/2004</text:p>
          </table:table-cell>
          <table:table-cell table:formula="of:=FIND(&quot;Start&quot;; [.B437]; 1)-2" office:value-type="float" office:value="46" calcext:value-type="float">
            <text:p>46</text:p>
          </table:table-cell>
          <table:table-cell table:formula="of:=CONCATENATE([.$D$1];[.A437];[.$D$1];&quot;=&gt;&quot;;[.$D$1];LEFT([.B437]; [.C437]);[.$D$1];&quot;,&quot;)" office:value-type="string" office:string-value="&quot;N221&quot;=&gt;&quot;Missing Admitting History and Physical report.&quot;," calcext:value-type="string">
            <text:p>"N221"=&gt;"Missing Admitting History and Physical report.",</text:p>
          </table:table-cell>
        </table:table-row>
        <table:table-row table:style-name="ro7">
          <table:table-cell office:value-type="string" calcext:value-type="string">
            <text:p>N222</text:p>
          </table:table-cell>
          <table:table-cell office:value-type="string" calcext:value-type="string">
            <text:p>Incomplete/invalid Admitting History and Physical report.</text:p>
            <text:p>Start: 08/01/2004</text:p>
          </table:table-cell>
          <table:table-cell table:formula="of:=FIND(&quot;Start&quot;; [.B438]; 1)-2" office:value-type="float" office:value="57" calcext:value-type="float">
            <text:p>57</text:p>
          </table:table-cell>
          <table:table-cell table:formula="of:=CONCATENATE([.$D$1];[.A438];[.$D$1];&quot;=&gt;&quot;;[.$D$1];LEFT([.B438]; [.C438]);[.$D$1];&quot;,&quot;)" office:value-type="string" office:string-value="&quot;N222&quot;=&gt;&quot;Incomplete/invalid Admitting History and Physical report.&quot;," calcext:value-type="string">
            <text:p>"N222"=&gt;"Incomplete/invalid Admitting History and Physical report.",</text:p>
          </table:table-cell>
        </table:table-row>
        <table:table-row table:style-name="ro7">
          <table:table-cell office:value-type="string" calcext:value-type="string">
            <text:p>N223</text:p>
          </table:table-cell>
          <table:table-cell office:value-type="string" calcext:value-type="string">
            <text:p>Missing documentation of benefit to the patient during initial treatment period.</text:p>
            <text:p>Start: 08/01/2004</text:p>
          </table:table-cell>
          <table:table-cell table:formula="of:=FIND(&quot;Start&quot;; [.B439]; 1)-2" office:value-type="float" office:value="80" calcext:value-type="float">
            <text:p>80</text:p>
          </table:table-cell>
          <table:table-cell table:formula="of:=CONCATENATE([.$D$1];[.A439];[.$D$1];&quot;=&gt;&quot;;[.$D$1];LEFT([.B439]; [.C439]);[.$D$1];&quot;,&quot;)" office:value-type="string" office:string-value="&quot;N223&quot;=&gt;&quot;Missing documentation of benefit to the patient during initial treatment period.&quot;," calcext:value-type="string">
            <text:p>"N223"=&gt;"Missing documentation of benefit to the patient during initial treatment period.",</text:p>
          </table:table-cell>
        </table:table-row>
        <table:table-row table:style-name="ro8">
          <table:table-cell office:value-type="string" calcext:value-type="string">
            <text:p>N224</text:p>
          </table:table-cell>
          <table:table-cell office:value-type="string" calcext:value-type="string">
            <text:p>Incomplete/invalid documentation of benefit to the patient during initial treatment period.</text:p>
            <text:p>Start: 08/01/2004</text:p>
          </table:table-cell>
          <table:table-cell table:formula="of:=FIND(&quot;Start&quot;; [.B440]; 1)-2" office:value-type="float" office:value="91" calcext:value-type="float">
            <text:p>91</text:p>
          </table:table-cell>
          <table:table-cell table:formula="of:=CONCATENATE([.$D$1];[.A440];[.$D$1];&quot;=&gt;&quot;;[.$D$1];LEFT([.B440]; [.C440]);[.$D$1];&quot;,&quot;)" office:value-type="string" office:string-value="&quot;N224&quot;=&gt;&quot;Incomplete/invalid documentation of benefit to the patient during initial treatment period.&quot;," calcext:value-type="string">
            <text:p>"N224"=&gt;"Incomplete/invalid documentation of benefit to the patient during initial treatment period.",</text:p>
          </table:table-cell>
        </table:table-row>
        <table:table-row table:style-name="ro7">
          <table:table-cell office:value-type="string" calcext:value-type="string">
            <text:p>N226</text:p>
          </table:table-cell>
          <table:table-cell office:value-type="string" calcext:value-type="string">
            <text:p>Incomplete/invalid American Diabetes Association Certificate of Recognition.</text:p>
            <text:p>Start: 08/01/2004</text:p>
          </table:table-cell>
          <table:table-cell table:formula="of:=FIND(&quot;Start&quot;; [.B441]; 1)-2" office:value-type="float" office:value="76" calcext:value-type="float">
            <text:p>76</text:p>
          </table:table-cell>
          <table:table-cell table:formula="of:=CONCATENATE([.$D$1];[.A441];[.$D$1];&quot;=&gt;&quot;;[.$D$1];LEFT([.B441]; [.C441]);[.$D$1];&quot;,&quot;)" office:value-type="string" office:string-value="&quot;N226&quot;=&gt;&quot;Incomplete/invalid American Diabetes Association Certificate of Recognition.&quot;," calcext:value-type="string">
            <text:p>"N226"=&gt;"Incomplete/invalid American Diabetes Association Certificate of Recognition.",</text:p>
          </table:table-cell>
        </table:table-row>
        <table:table-row table:style-name="ro7">
          <table:table-cell office:value-type="string" calcext:value-type="string">
            <text:p>N227</text:p>
          </table:table-cell>
          <table:table-cell office:value-type="string" calcext:value-type="string">
            <text:p>Incomplete/invalid Certificate of Medical Necessity.</text:p>
            <text:p>Start: 08/01/2004</text:p>
          </table:table-cell>
          <table:table-cell table:formula="of:=FIND(&quot;Start&quot;; [.B442]; 1)-2" office:value-type="float" office:value="52" calcext:value-type="float">
            <text:p>52</text:p>
          </table:table-cell>
          <table:table-cell table:formula="of:=CONCATENATE([.$D$1];[.A442];[.$D$1];&quot;=&gt;&quot;;[.$D$1];LEFT([.B442]; [.C442]);[.$D$1];&quot;,&quot;)" office:value-type="string" office:string-value="&quot;N227&quot;=&gt;&quot;Incomplete/invalid Certificate of Medical Necessity.&quot;," calcext:value-type="string">
            <text:p>"N227"=&gt;"Incomplete/invalid Certificate of Medical Necessity.",</text:p>
          </table:table-cell>
        </table:table-row>
        <table:table-row table:style-name="ro7">
          <table:table-cell office:value-type="string" calcext:value-type="string">
            <text:p>N228</text:p>
          </table:table-cell>
          <table:table-cell office:value-type="string" calcext:value-type="string">
            <text:p>Incomplete/invalid consent form.</text:p>
            <text:p>Start: 08/01/2004</text:p>
          </table:table-cell>
          <table:table-cell table:formula="of:=FIND(&quot;Start&quot;; [.B443]; 1)-2" office:value-type="float" office:value="32" calcext:value-type="float">
            <text:p>32</text:p>
          </table:table-cell>
          <table:table-cell table:formula="of:=CONCATENATE([.$D$1];[.A443];[.$D$1];&quot;=&gt;&quot;;[.$D$1];LEFT([.B443]; [.C443]);[.$D$1];&quot;,&quot;)" office:value-type="string" office:string-value="&quot;N228&quot;=&gt;&quot;Incomplete/invalid consent form.&quot;," calcext:value-type="string">
            <text:p>"N228"=&gt;"Incomplete/invalid consent form.",</text:p>
          </table:table-cell>
        </table:table-row>
        <table:table-row table:style-name="ro7">
          <table:table-cell office:value-type="string" calcext:value-type="string">
            <text:p>N229</text:p>
          </table:table-cell>
          <table:table-cell office:value-type="string" calcext:value-type="string">
            <text:p>Incomplete/invalid contract indicator.</text:p>
            <text:p>Start: 08/01/2004</text:p>
          </table:table-cell>
          <table:table-cell table:formula="of:=FIND(&quot;Start&quot;; [.B444]; 1)-2" office:value-type="float" office:value="38" calcext:value-type="float">
            <text:p>38</text:p>
          </table:table-cell>
          <table:table-cell table:formula="of:=CONCATENATE([.$D$1];[.A444];[.$D$1];&quot;=&gt;&quot;;[.$D$1];LEFT([.B444]; [.C444]);[.$D$1];&quot;,&quot;)" office:value-type="string" office:string-value="&quot;N229&quot;=&gt;&quot;Incomplete/invalid contract indicator.&quot;," calcext:value-type="string">
            <text:p>"N229"=&gt;"Incomplete/invalid contract indicator.",</text:p>
          </table:table-cell>
        </table:table-row>
        <table:table-row table:style-name="ro8">
          <table:table-cell office:value-type="string" calcext:value-type="string">
            <text:p>N230</text:p>
          </table:table-cell>
          <table:table-cell office:value-type="string" calcext:value-type="string">
            <text:p>Incomplete/invalid indication of whether the patient owns the equipment that requires the part or supply.</text:p>
            <text:p>Start: 08/01/2004</text:p>
          </table:table-cell>
          <table:table-cell table:formula="of:=FIND(&quot;Start&quot;; [.B445]; 1)-2" office:value-type="float" office:value="105" calcext:value-type="float">
            <text:p>105</text:p>
          </table:table-cell>
          <table:table-cell table:formula="of:=CONCATENATE([.$D$1];[.A445];[.$D$1];&quot;=&gt;&quot;;[.$D$1];LEFT([.B445]; [.C445]);[.$D$1];&quot;,&quot;)" office:value-type="string" office:string-value="&quot;N230&quot;=&gt;&quot;Incomplete/invalid indication of whether the patient owns the equipment that requires the part or supply.&quot;," calcext:value-type="string">
            <text:p>"N230"=&gt;"Incomplete/invalid indication of whether the patient owns the equipment that requires the part or supply.",</text:p>
          </table:table-cell>
        </table:table-row>
        <table:table-row table:style-name="ro8">
          <table:table-cell office:value-type="string" calcext:value-type="string">
            <text:p>N231</text:p>
          </table:table-cell>
          <table:table-cell office:value-type="string" calcext:value-type="string">
            <text:p>Incomplete/invalid invoice or statement certifying the actual cost of the lens, less discounts, and/or the type of intraocular lens used.</text:p>
            <text:p>Start: 08/01/2004</text:p>
          </table:table-cell>
          <table:table-cell table:formula="of:=FIND(&quot;Start&quot;; [.B446]; 1)-2" office:value-type="float" office:value="137" calcext:value-type="float">
            <text:p>137</text:p>
          </table:table-cell>
          <table:table-cell table:formula="of:=CONCATENATE([.$D$1];[.A446];[.$D$1];&quot;=&gt;&quot;;[.$D$1];LEFT([.B446]; [.C446]);[.$D$1];&quot;,&quot;)" office:value-type="string" office:string-value="&quot;N231&quot;=&gt;&quot;Incomplete/invalid invoice or statement certifying the actual cost of the lens, less discounts, and/or the type of intraocular lens used.&quot;," calcext:value-type="string">
            <text:p>"N231"=&gt;"Incomplete/invalid invoice or statement certifying the actual cost of the lens, less discounts, and/or the type of intraocular lens used.",</text:p>
          </table:table-cell>
        </table:table-row>
        <table:table-row table:style-name="ro8">
          <table:table-cell office:value-type="string" calcext:value-type="string">
            <text:p>N232</text:p>
          </table:table-cell>
          <table:table-cell office:value-type="string" calcext:value-type="string">
            <text:p>Incomplete/invalid itemized bill/statement.</text:p>
            <text:p>Start: 08/01/2004 | Last Modified: 07/01/2008</text:p>
            <text:p>Notes: (Modified 7/1/08)</text:p>
          </table:table-cell>
          <table:table-cell table:formula="of:=FIND(&quot;Start&quot;; [.B447]; 1)-2" office:value-type="float" office:value="43" calcext:value-type="float">
            <text:p>43</text:p>
          </table:table-cell>
          <table:table-cell table:formula="of:=CONCATENATE([.$D$1];[.A447];[.$D$1];&quot;=&gt;&quot;;[.$D$1];LEFT([.B447]; [.C447]);[.$D$1];&quot;,&quot;)" office:value-type="string" office:string-value="&quot;N232&quot;=&gt;&quot;Incomplete/invalid itemized bill/statement.&quot;," calcext:value-type="string">
            <text:p>"N232"=&gt;"Incomplete/invalid itemized bill/statement.",</text:p>
          </table:table-cell>
        </table:table-row>
        <table:table-row table:style-name="ro8">
          <table:table-cell office:value-type="string" calcext:value-type="string">
            <text:p>N233</text:p>
          </table:table-cell>
          <table:table-cell office:value-type="string" calcext:value-type="string">
            <text:p>Incomplete/invalid operative note/report.</text:p>
            <text:p>Start: 08/01/2004 | Last Modified: 07/01/2008</text:p>
            <text:p>Notes: (Modified 7/1/08)</text:p>
          </table:table-cell>
          <table:table-cell table:formula="of:=FIND(&quot;Start&quot;; [.B448]; 1)-2" office:value-type="float" office:value="41" calcext:value-type="float">
            <text:p>41</text:p>
          </table:table-cell>
          <table:table-cell table:formula="of:=CONCATENATE([.$D$1];[.A448];[.$D$1];&quot;=&gt;&quot;;[.$D$1];LEFT([.B448]; [.C448]);[.$D$1];&quot;,&quot;)" office:value-type="string" office:string-value="&quot;N233&quot;=&gt;&quot;Incomplete/invalid operative note/report.&quot;," calcext:value-type="string">
            <text:p>"N233"=&gt;"Incomplete/invalid operative note/report.",</text:p>
          </table:table-cell>
        </table:table-row>
        <table:table-row table:style-name="ro7">
          <table:table-cell office:value-type="string" calcext:value-type="string">
            <text:p>N234</text:p>
          </table:table-cell>
          <table:table-cell office:value-type="string" calcext:value-type="string">
            <text:p>Incomplete/invalid oxygen certification/re-certification.</text:p>
            <text:p>Start: 08/01/2004</text:p>
          </table:table-cell>
          <table:table-cell table:formula="of:=FIND(&quot;Start&quot;; [.B449]; 1)-2" office:value-type="float" office:value="57" calcext:value-type="float">
            <text:p>57</text:p>
          </table:table-cell>
          <table:table-cell table:formula="of:=CONCATENATE([.$D$1];[.A449];[.$D$1];&quot;=&gt;&quot;;[.$D$1];LEFT([.B449]; [.C449]);[.$D$1];&quot;,&quot;)" office:value-type="string" office:string-value="&quot;N234&quot;=&gt;&quot;Incomplete/invalid oxygen certification/re-certification.&quot;," calcext:value-type="string">
            <text:p>"N234"=&gt;"Incomplete/invalid oxygen certification/re-certification.",</text:p>
          </table:table-cell>
        </table:table-row>
        <table:table-row table:style-name="ro7">
          <table:table-cell office:value-type="string" calcext:value-type="string">
            <text:p>N235</text:p>
          </table:table-cell>
          <table:table-cell office:value-type="string" calcext:value-type="string">
            <text:p>Incomplete/invalid pacemaker registration form.</text:p>
            <text:p>Start: 08/01/2004</text:p>
          </table:table-cell>
          <table:table-cell table:formula="of:=FIND(&quot;Start&quot;; [.B450]; 1)-2" office:value-type="float" office:value="47" calcext:value-type="float">
            <text:p>47</text:p>
          </table:table-cell>
          <table:table-cell table:formula="of:=CONCATENATE([.$D$1];[.A450];[.$D$1];&quot;=&gt;&quot;;[.$D$1];LEFT([.B450]; [.C450]);[.$D$1];&quot;,&quot;)" office:value-type="string" office:string-value="&quot;N235&quot;=&gt;&quot;Incomplete/invalid pacemaker registration form.&quot;," calcext:value-type="string">
            <text:p>"N235"=&gt;"Incomplete/invalid pacemaker registration form.",</text:p>
          </table:table-cell>
        </table:table-row>
        <table:table-row table:style-name="ro7">
          <table:table-cell office:value-type="string" calcext:value-type="string">
            <text:p>N236</text:p>
          </table:table-cell>
          <table:table-cell office:value-type="string" calcext:value-type="string">
            <text:p>Incomplete/invalid pathology report.</text:p>
            <text:p>Start: 08/01/2004</text:p>
          </table:table-cell>
          <table:table-cell table:formula="of:=FIND(&quot;Start&quot;; [.B451]; 1)-2" office:value-type="float" office:value="36" calcext:value-type="float">
            <text:p>36</text:p>
          </table:table-cell>
          <table:table-cell table:formula="of:=CONCATENATE([.$D$1];[.A451];[.$D$1];&quot;=&gt;&quot;;[.$D$1];LEFT([.B451]; [.C451]);[.$D$1];&quot;,&quot;)" office:value-type="string" office:string-value="&quot;N236&quot;=&gt;&quot;Incomplete/invalid pathology report.&quot;," calcext:value-type="string">
            <text:p>"N236"=&gt;"Incomplete/invalid pathology report.",</text:p>
          </table:table-cell>
        </table:table-row>
        <table:table-row table:style-name="ro7">
          <table:table-cell office:value-type="string" calcext:value-type="string">
            <text:p>N237</text:p>
          </table:table-cell>
          <table:table-cell office:value-type="string" calcext:value-type="string">
            <text:p>Incomplete/invalid patient medical record for this service.</text:p>
            <text:p>Start: 08/01/2004</text:p>
          </table:table-cell>
          <table:table-cell table:formula="of:=FIND(&quot;Start&quot;; [.B452]; 1)-2" office:value-type="float" office:value="59" calcext:value-type="float">
            <text:p>59</text:p>
          </table:table-cell>
          <table:table-cell table:formula="of:=CONCATENATE([.$D$1];[.A452];[.$D$1];&quot;=&gt;&quot;;[.$D$1];LEFT([.B452]; [.C452]);[.$D$1];&quot;,&quot;)" office:value-type="string" office:string-value="&quot;N237&quot;=&gt;&quot;Incomplete/invalid patient medical record for this service.&quot;," calcext:value-type="string">
            <text:p>"N237"=&gt;"Incomplete/invalid patient medical record for this service.",</text:p>
          </table:table-cell>
        </table:table-row>
        <table:table-row table:style-name="ro8">
          <table:table-cell office:value-type="string" calcext:value-type="string">
            <text:p>N238</text:p>
          </table:table-cell>
          <table:table-cell office:value-type="string" calcext:value-type="string">
            <text:p>Incomplete/invalid physician certified plan of care.</text:p>
            <text:p>Start: 08/01/2004 | Last Modified: 03/14/2014</text:p>
            <text:p>Notes: (Modified 3/14/2014)</text:p>
          </table:table-cell>
          <table:table-cell table:formula="of:=FIND(&quot;Start&quot;; [.B453]; 1)-2" office:value-type="float" office:value="52" calcext:value-type="float">
            <text:p>52</text:p>
          </table:table-cell>
          <table:table-cell table:formula="of:=CONCATENATE([.$D$1];[.A453];[.$D$1];&quot;=&gt;&quot;;[.$D$1];LEFT([.B453]; [.C453]);[.$D$1];&quot;,&quot;)" office:value-type="string" office:string-value="&quot;N238&quot;=&gt;&quot;Incomplete/invalid physician certified plan of care.&quot;," calcext:value-type="string">
            <text:p>"N238"=&gt;"Incomplete/invalid physician certified plan of care.",</text:p>
          </table:table-cell>
        </table:table-row>
        <table:table-row table:style-name="ro7">
          <table:table-cell office:value-type="string" calcext:value-type="string">
            <text:p>N239</text:p>
          </table:table-cell>
          <table:table-cell office:value-type="string" calcext:value-type="string">
            <text:p>Incomplete/invalid physician financial relationship form.</text:p>
            <text:p>Start: 08/01/2004</text:p>
          </table:table-cell>
          <table:table-cell table:formula="of:=FIND(&quot;Start&quot;; [.B454]; 1)-2" office:value-type="float" office:value="57" calcext:value-type="float">
            <text:p>57</text:p>
          </table:table-cell>
          <table:table-cell table:formula="of:=CONCATENATE([.$D$1];[.A454];[.$D$1];&quot;=&gt;&quot;;[.$D$1];LEFT([.B454]; [.C454]);[.$D$1];&quot;,&quot;)" office:value-type="string" office:string-value="&quot;N239&quot;=&gt;&quot;Incomplete/invalid physician financial relationship form.&quot;," calcext:value-type="string">
            <text:p>"N239"=&gt;"Incomplete/invalid physician financial relationship form.",</text:p>
          </table:table-cell>
        </table:table-row>
        <table:table-row table:style-name="ro7">
          <table:table-cell office:value-type="string" calcext:value-type="string">
            <text:p>N240</text:p>
          </table:table-cell>
          <table:table-cell office:value-type="string" calcext:value-type="string">
            <text:p>Incomplete/invalid radiology report.</text:p>
            <text:p>Start: 08/01/2004</text:p>
          </table:table-cell>
          <table:table-cell table:formula="of:=FIND(&quot;Start&quot;; [.B455]; 1)-2" office:value-type="float" office:value="36" calcext:value-type="float">
            <text:p>36</text:p>
          </table:table-cell>
          <table:table-cell table:formula="of:=CONCATENATE([.$D$1];[.A455];[.$D$1];&quot;=&gt;&quot;;[.$D$1];LEFT([.B455]; [.C455]);[.$D$1];&quot;,&quot;)" office:value-type="string" office:string-value="&quot;N240&quot;=&gt;&quot;Incomplete/invalid radiology report.&quot;," calcext:value-type="string">
            <text:p>"N240"=&gt;"Incomplete/invalid radiology report.",</text:p>
          </table:table-cell>
        </table:table-row>
        <table:table-row table:style-name="ro8">
          <table:table-cell office:value-type="string" calcext:value-type="string">
            <text:p>N241</text:p>
          </table:table-cell>
          <table:table-cell office:value-type="string" calcext:value-type="string">
            <text:p>Incomplete/invalid review organization approval.</text:p>
            <text:p>Start: 08/01/2004 | Last Modified: 02/29/2008</text:p>
            <text:p>Notes: (Modified 2/29/08)</text:p>
          </table:table-cell>
          <table:table-cell table:formula="of:=FIND(&quot;Start&quot;; [.B456]; 1)-2" office:value-type="float" office:value="48" calcext:value-type="float">
            <text:p>48</text:p>
          </table:table-cell>
          <table:table-cell table:formula="of:=CONCATENATE([.$D$1];[.A456];[.$D$1];&quot;=&gt;&quot;;[.$D$1];LEFT([.B456]; [.C456]);[.$D$1];&quot;,&quot;)" office:value-type="string" office:string-value="&quot;N241&quot;=&gt;&quot;Incomplete/invalid review organization approval.&quot;," calcext:value-type="string">
            <text:p>"N241"=&gt;"Incomplete/invalid review organization approval.",</text:p>
          </table:table-cell>
        </table:table-row>
        <table:table-row table:style-name="ro8">
          <table:table-cell office:value-type="string" calcext:value-type="string">
            <text:p>N242</text:p>
          </table:table-cell>
          <table:table-cell office:value-type="string" calcext:value-type="string">
            <text:p>Incomplete/invalid radiology film(s)/image(s).</text:p>
            <text:p>Start: 08/01/2004 | Last Modified: 07/01/2008</text:p>
            <text:p>Notes: (Modified 7/1/08)</text:p>
          </table:table-cell>
          <table:table-cell table:formula="of:=FIND(&quot;Start&quot;; [.B457]; 1)-2" office:value-type="float" office:value="46" calcext:value-type="float">
            <text:p>46</text:p>
          </table:table-cell>
          <table:table-cell table:formula="of:=CONCATENATE([.$D$1];[.A457];[.$D$1];&quot;=&gt;&quot;;[.$D$1];LEFT([.B457]; [.C457]);[.$D$1];&quot;,&quot;)" office:value-type="string" office:string-value="&quot;N242&quot;=&gt;&quot;Incomplete/invalid radiology film(s)/image(s).&quot;," calcext:value-type="string">
            <text:p>"N242"=&gt;"Incomplete/invalid radiology film(s)/image(s).",</text:p>
          </table:table-cell>
        </table:table-row>
        <table:table-row table:style-name="ro7">
          <table:table-cell office:value-type="string" calcext:value-type="string">
            <text:p>N243</text:p>
          </table:table-cell>
          <table:table-cell office:value-type="string" calcext:value-type="string">
            <text:p>Incomplete/invalid/not approved screening document.</text:p>
            <text:p>Start: 08/01/2004</text:p>
          </table:table-cell>
          <table:table-cell table:formula="of:=FIND(&quot;Start&quot;; [.B458]; 1)-2" office:value-type="float" office:value="51" calcext:value-type="float">
            <text:p>51</text:p>
          </table:table-cell>
          <table:table-cell table:formula="of:=CONCATENATE([.$D$1];[.A458];[.$D$1];&quot;=&gt;&quot;;[.$D$1];LEFT([.B458]; [.C458]);[.$D$1];&quot;,&quot;)" office:value-type="string" office:string-value="&quot;N243&quot;=&gt;&quot;Incomplete/invalid/not approved screening document.&quot;," calcext:value-type="string">
            <text:p>"N243"=&gt;"Incomplete/invalid/not approved screening document.",</text:p>
          </table:table-cell>
        </table:table-row>
        <table:table-row table:style-name="ro8">
          <table:table-cell office:value-type="string" calcext:value-type="string">
            <text:p>N244</text:p>
          </table:table-cell>
          <table:table-cell office:value-type="string" calcext:value-type="string">
            <text:p>Incomplete/Invalid pre-operative images/visual field results.</text:p>
            <text:p>Start: 08/01/2004 | Last Modified: 11/01/2013</text:p>
            <text:p>Notes: (Modified 11/1/2013)</text:p>
          </table:table-cell>
          <table:table-cell table:formula="of:=FIND(&quot;Start&quot;; [.B459]; 1)-2" office:value-type="float" office:value="61" calcext:value-type="float">
            <text:p>61</text:p>
          </table:table-cell>
          <table:table-cell table:formula="of:=CONCATENATE([.$D$1];[.A459];[.$D$1];&quot;=&gt;&quot;;[.$D$1];LEFT([.B459]; [.C459]);[.$D$1];&quot;,&quot;)" office:value-type="string" office:string-value="&quot;N244&quot;=&gt;&quot;Incomplete/Invalid pre-operative images/visual field results.&quot;," calcext:value-type="string">
            <text:p>"N244"=&gt;"Incomplete/Invalid pre-operative images/visual field results.",</text:p>
          </table:table-cell>
        </table:table-row>
        <table:table-row table:style-name="ro8">
          <table:table-cell office:value-type="string" calcext:value-type="string">
            <text:p>N245</text:p>
          </table:table-cell>
          <table:table-cell office:value-type="string" calcext:value-type="string">
            <text:p>Incomplete/invalid plan information for other insurance .</text:p>
            <text:p>Start: 08/01/2004 | Last Modified: 03/14/2014</text:p>
            <text:p>Notes: (Modified 3/14/2014)</text:p>
          </table:table-cell>
          <table:table-cell table:formula="of:=FIND(&quot;Start&quot;; [.B460]; 1)-2" office:value-type="float" office:value="57" calcext:value-type="float">
            <text:p>57</text:p>
          </table:table-cell>
          <table:table-cell table:formula="of:=CONCATENATE([.$D$1];[.A460];[.$D$1];&quot;=&gt;&quot;;[.$D$1];LEFT([.B460]; [.C460]);[.$D$1];&quot;,&quot;)" office:value-type="string" office:string-value="&quot;N245&quot;=&gt;&quot;Incomplete/invalid plan information for other insurance .&quot;," calcext:value-type="string">
            <text:p>"N245"=&gt;"Incomplete/invalid plan information for other insurance .",</text:p>
          </table:table-cell>
        </table:table-row>
        <table:table-row table:style-name="ro7">
          <table:table-cell office:value-type="string" calcext:value-type="string">
            <text:p>N246</text:p>
          </table:table-cell>
          <table:table-cell office:value-type="string" calcext:value-type="string">
            <text:p>State regulated patient payment limitations apply to this service.</text:p>
            <text:p>Start: 12/02/2004</text:p>
          </table:table-cell>
          <table:table-cell table:formula="of:=FIND(&quot;Start&quot;; [.B461]; 1)-2" office:value-type="float" office:value="66" calcext:value-type="float">
            <text:p>66</text:p>
          </table:table-cell>
          <table:table-cell table:formula="of:=CONCATENATE([.$D$1];[.A461];[.$D$1];&quot;=&gt;&quot;;[.$D$1];LEFT([.B461]; [.C461]);[.$D$1];&quot;,&quot;)" office:value-type="string" office:string-value="&quot;N246&quot;=&gt;&quot;State regulated patient payment limitations apply to this service.&quot;," calcext:value-type="string">
            <text:p>"N246"=&gt;"State regulated patient payment limitations apply to this service.",</text:p>
          </table:table-cell>
        </table:table-row>
        <table:table-row table:style-name="ro7">
          <table:table-cell office:value-type="string" calcext:value-type="string">
            <text:p>N247</text:p>
          </table:table-cell>
          <table:table-cell office:value-type="string" calcext:value-type="string">
            <text:p>Missing/incomplete/invalid assistant surgeon taxonomy.</text:p>
            <text:p>Start: 12/02/2004</text:p>
          </table:table-cell>
          <table:table-cell table:formula="of:=FIND(&quot;Start&quot;; [.B462]; 1)-2" office:value-type="float" office:value="54" calcext:value-type="float">
            <text:p>54</text:p>
          </table:table-cell>
          <table:table-cell table:formula="of:=CONCATENATE([.$D$1];[.A462];[.$D$1];&quot;=&gt;&quot;;[.$D$1];LEFT([.B462]; [.C462]);[.$D$1];&quot;,&quot;)" office:value-type="string" office:string-value="&quot;N247&quot;=&gt;&quot;Missing/incomplete/invalid assistant surgeon taxonomy.&quot;," calcext:value-type="string">
            <text:p>"N247"=&gt;"Missing/incomplete/invalid assistant surgeon taxonomy.",</text:p>
          </table:table-cell>
        </table:table-row>
        <table:table-row table:style-name="ro7">
          <table:table-cell office:value-type="string" calcext:value-type="string">
            <text:p>N248</text:p>
          </table:table-cell>
          <table:table-cell office:value-type="string" calcext:value-type="string">
            <text:p>Missing/incomplete/invalid assistant surgeon name.</text:p>
            <text:p>Start: 12/02/2004</text:p>
          </table:table-cell>
          <table:table-cell table:formula="of:=FIND(&quot;Start&quot;; [.B463]; 1)-2" office:value-type="float" office:value="50" calcext:value-type="float">
            <text:p>50</text:p>
          </table:table-cell>
          <table:table-cell table:formula="of:=CONCATENATE([.$D$1];[.A463];[.$D$1];&quot;=&gt;&quot;;[.$D$1];LEFT([.B463]; [.C463]);[.$D$1];&quot;,&quot;)" office:value-type="string" office:string-value="&quot;N248&quot;=&gt;&quot;Missing/incomplete/invalid assistant surgeon name.&quot;," calcext:value-type="string">
            <text:p>"N248"=&gt;"Missing/incomplete/invalid assistant surgeon name.",</text:p>
          </table:table-cell>
        </table:table-row>
        <table:table-row table:style-name="ro7">
          <table:table-cell office:value-type="string" calcext:value-type="string">
            <text:p>N249</text:p>
          </table:table-cell>
          <table:table-cell office:value-type="string" calcext:value-type="string">
            <text:p>Missing/incomplete/invalid assistant surgeon primary identifier.</text:p>
            <text:p>Start: 12/02/2004</text:p>
          </table:table-cell>
          <table:table-cell table:formula="of:=FIND(&quot;Start&quot;; [.B464]; 1)-2" office:value-type="float" office:value="64" calcext:value-type="float">
            <text:p>64</text:p>
          </table:table-cell>
          <table:table-cell table:formula="of:=CONCATENATE([.$D$1];[.A464];[.$D$1];&quot;=&gt;&quot;;[.$D$1];LEFT([.B464]; [.C464]);[.$D$1];&quot;,&quot;)" office:value-type="string" office:string-value="&quot;N249&quot;=&gt;&quot;Missing/incomplete/invalid assistant surgeon primary identifier.&quot;," calcext:value-type="string">
            <text:p>"N249"=&gt;"Missing/incomplete/invalid assistant surgeon primary identifier.",</text:p>
          </table:table-cell>
        </table:table-row>
        <table:table-row table:style-name="ro7">
          <table:table-cell office:value-type="string" calcext:value-type="string">
            <text:p>N250</text:p>
          </table:table-cell>
          <table:table-cell office:value-type="string" calcext:value-type="string">
            <text:p>Missing/incomplete/invalid assistant surgeon secondary identifier.</text:p>
            <text:p>Start: 12/02/2004</text:p>
          </table:table-cell>
          <table:table-cell table:formula="of:=FIND(&quot;Start&quot;; [.B465]; 1)-2" office:value-type="float" office:value="66" calcext:value-type="float">
            <text:p>66</text:p>
          </table:table-cell>
          <table:table-cell table:formula="of:=CONCATENATE([.$D$1];[.A465];[.$D$1];&quot;=&gt;&quot;;[.$D$1];LEFT([.B465]; [.C465]);[.$D$1];&quot;,&quot;)" office:value-type="string" office:string-value="&quot;N250&quot;=&gt;&quot;Missing/incomplete/invalid assistant surgeon secondary identifier.&quot;," calcext:value-type="string">
            <text:p>"N250"=&gt;"Missing/incomplete/invalid assistant surgeon secondary identifier.",</text:p>
          </table:table-cell>
        </table:table-row>
        <table:table-row table:style-name="ro7">
          <table:table-cell office:value-type="string" calcext:value-type="string">
            <text:p>N251</text:p>
          </table:table-cell>
          <table:table-cell office:value-type="string" calcext:value-type="string">
            <text:p>Missing/incomplete/invalid attending provider taxonomy.</text:p>
            <text:p>Start: 12/02/2004</text:p>
          </table:table-cell>
          <table:table-cell table:formula="of:=FIND(&quot;Start&quot;; [.B466]; 1)-2" office:value-type="float" office:value="55" calcext:value-type="float">
            <text:p>55</text:p>
          </table:table-cell>
          <table:table-cell table:formula="of:=CONCATENATE([.$D$1];[.A466];[.$D$1];&quot;=&gt;&quot;;[.$D$1];LEFT([.B466]; [.C466]);[.$D$1];&quot;,&quot;)" office:value-type="string" office:string-value="&quot;N251&quot;=&gt;&quot;Missing/incomplete/invalid attending provider taxonomy.&quot;," calcext:value-type="string">
            <text:p>"N251"=&gt;"Missing/incomplete/invalid attending provider taxonomy.",</text:p>
          </table:table-cell>
        </table:table-row>
        <table:table-row table:style-name="ro7">
          <table:table-cell office:value-type="string" calcext:value-type="string">
            <text:p>N252</text:p>
          </table:table-cell>
          <table:table-cell office:value-type="string" calcext:value-type="string">
            <text:p>Missing/incomplete/invalid attending provider name.</text:p>
            <text:p>Start: 12/02/2004</text:p>
          </table:table-cell>
          <table:table-cell table:formula="of:=FIND(&quot;Start&quot;; [.B467]; 1)-2" office:value-type="float" office:value="51" calcext:value-type="float">
            <text:p>51</text:p>
          </table:table-cell>
          <table:table-cell table:formula="of:=CONCATENATE([.$D$1];[.A467];[.$D$1];&quot;=&gt;&quot;;[.$D$1];LEFT([.B467]; [.C467]);[.$D$1];&quot;,&quot;)" office:value-type="string" office:string-value="&quot;N252&quot;=&gt;&quot;Missing/incomplete/invalid attending provider name.&quot;," calcext:value-type="string">
            <text:p>"N252"=&gt;"Missing/incomplete/invalid attending provider name.",</text:p>
          </table:table-cell>
        </table:table-row>
        <table:table-row table:style-name="ro7">
          <table:table-cell office:value-type="string" calcext:value-type="string">
            <text:p>N253</text:p>
          </table:table-cell>
          <table:table-cell office:value-type="string" calcext:value-type="string">
            <text:p>Missing/incomplete/invalid attending provider primary identifier.</text:p>
            <text:p>Start: 12/02/2004</text:p>
          </table:table-cell>
          <table:table-cell table:formula="of:=FIND(&quot;Start&quot;; [.B468]; 1)-2" office:value-type="float" office:value="65" calcext:value-type="float">
            <text:p>65</text:p>
          </table:table-cell>
          <table:table-cell table:formula="of:=CONCATENATE([.$D$1];[.A468];[.$D$1];&quot;=&gt;&quot;;[.$D$1];LEFT([.B468]; [.C468]);[.$D$1];&quot;,&quot;)" office:value-type="string" office:string-value="&quot;N253&quot;=&gt;&quot;Missing/incomplete/invalid attending provider primary identifier.&quot;," calcext:value-type="string">
            <text:p>"N253"=&gt;"Missing/incomplete/invalid attending provider primary identifier.",</text:p>
          </table:table-cell>
        </table:table-row>
        <table:table-row table:style-name="ro7">
          <table:table-cell office:value-type="string" calcext:value-type="string">
            <text:p>N254</text:p>
          </table:table-cell>
          <table:table-cell office:value-type="string" calcext:value-type="string">
            <text:p>Missing/incomplete/invalid attending provider secondary identifier.</text:p>
            <text:p>Start: 12/02/2004</text:p>
          </table:table-cell>
          <table:table-cell table:formula="of:=FIND(&quot;Start&quot;; [.B469]; 1)-2" office:value-type="float" office:value="67" calcext:value-type="float">
            <text:p>67</text:p>
          </table:table-cell>
          <table:table-cell table:formula="of:=CONCATENATE([.$D$1];[.A469];[.$D$1];&quot;=&gt;&quot;;[.$D$1];LEFT([.B469]; [.C469]);[.$D$1];&quot;,&quot;)" office:value-type="string" office:string-value="&quot;N254&quot;=&gt;&quot;Missing/incomplete/invalid attending provider secondary identifier.&quot;," calcext:value-type="string">
            <text:p>"N254"=&gt;"Missing/incomplete/invalid attending provider secondary identifier.",</text:p>
          </table:table-cell>
        </table:table-row>
        <table:table-row table:style-name="ro7">
          <table:table-cell office:value-type="string" calcext:value-type="string">
            <text:p>N255</text:p>
          </table:table-cell>
          <table:table-cell office:value-type="string" calcext:value-type="string">
            <text:p>Missing/incomplete/invalid billing provider taxonomy.</text:p>
            <text:p>Start: 12/02/2004</text:p>
          </table:table-cell>
          <table:table-cell table:formula="of:=FIND(&quot;Start&quot;; [.B470]; 1)-2" office:value-type="float" office:value="53" calcext:value-type="float">
            <text:p>53</text:p>
          </table:table-cell>
          <table:table-cell table:formula="of:=CONCATENATE([.$D$1];[.A470];[.$D$1];&quot;=&gt;&quot;;[.$D$1];LEFT([.B470]; [.C470]);[.$D$1];&quot;,&quot;)" office:value-type="string" office:string-value="&quot;N255&quot;=&gt;&quot;Missing/incomplete/invalid billing provider taxonomy.&quot;," calcext:value-type="string">
            <text:p>"N255"=&gt;"Missing/incomplete/invalid billing provider taxonomy.",</text:p>
          </table:table-cell>
        </table:table-row>
        <table:table-row table:style-name="ro7">
          <table:table-cell office:value-type="string" calcext:value-type="string">
            <text:p>N256</text:p>
          </table:table-cell>
          <table:table-cell office:value-type="string" calcext:value-type="string">
            <text:p>Missing/incomplete/invalid billing provider/supplier name.</text:p>
            <text:p>Start: 12/02/2004</text:p>
          </table:table-cell>
          <table:table-cell table:formula="of:=FIND(&quot;Start&quot;; [.B471]; 1)-2" office:value-type="float" office:value="58" calcext:value-type="float">
            <text:p>58</text:p>
          </table:table-cell>
          <table:table-cell table:formula="of:=CONCATENATE([.$D$1];[.A471];[.$D$1];&quot;=&gt;&quot;;[.$D$1];LEFT([.B471]; [.C471]);[.$D$1];&quot;,&quot;)" office:value-type="string" office:string-value="&quot;N256&quot;=&gt;&quot;Missing/incomplete/invalid billing provider/supplier name.&quot;," calcext:value-type="string">
            <text:p>"N256"=&gt;"Missing/incomplete/invalid billing provider/supplier name.",</text:p>
          </table:table-cell>
        </table:table-row>
        <table:table-row table:style-name="ro7">
          <table:table-cell office:value-type="string" calcext:value-type="string">
            <text:p>N257</text:p>
          </table:table-cell>
          <table:table-cell office:value-type="string" calcext:value-type="string">
            <text:p>Missing/incomplete/invalid billing provider/supplier primary identifier.</text:p>
            <text:p>Start: 12/02/2004</text:p>
          </table:table-cell>
          <table:table-cell table:formula="of:=FIND(&quot;Start&quot;; [.B472]; 1)-2" office:value-type="float" office:value="72" calcext:value-type="float">
            <text:p>72</text:p>
          </table:table-cell>
          <table:table-cell table:formula="of:=CONCATENATE([.$D$1];[.A472];[.$D$1];&quot;=&gt;&quot;;[.$D$1];LEFT([.B472]; [.C472]);[.$D$1];&quot;,&quot;)" office:value-type="string" office:string-value="&quot;N257&quot;=&gt;&quot;Missing/incomplete/invalid billing provider/supplier primary identifier.&quot;," calcext:value-type="string">
            <text:p>"N257"=&gt;"Missing/incomplete/invalid billing provider/supplier primary identifier.",</text:p>
          </table:table-cell>
        </table:table-row>
        <table:table-row table:style-name="ro7">
          <table:table-cell office:value-type="string" calcext:value-type="string">
            <text:p>N258</text:p>
          </table:table-cell>
          <table:table-cell office:value-type="string" calcext:value-type="string">
            <text:p>Missing/incomplete/invalid billing provider/supplier address.</text:p>
            <text:p>Start: 12/02/2004</text:p>
          </table:table-cell>
          <table:table-cell table:formula="of:=FIND(&quot;Start&quot;; [.B473]; 1)-2" office:value-type="float" office:value="61" calcext:value-type="float">
            <text:p>61</text:p>
          </table:table-cell>
          <table:table-cell table:formula="of:=CONCATENATE([.$D$1];[.A473];[.$D$1];&quot;=&gt;&quot;;[.$D$1];LEFT([.B473]; [.C473]);[.$D$1];&quot;,&quot;)" office:value-type="string" office:string-value="&quot;N258&quot;=&gt;&quot;Missing/incomplete/invalid billing provider/supplier address.&quot;," calcext:value-type="string">
            <text:p>"N258"=&gt;"Missing/incomplete/invalid billing provider/supplier address.",</text:p>
          </table:table-cell>
        </table:table-row>
        <table:table-row table:style-name="ro7">
          <table:table-cell office:value-type="string" calcext:value-type="string">
            <text:p>N259</text:p>
          </table:table-cell>
          <table:table-cell office:value-type="string" calcext:value-type="string">
            <text:p>Missing/incomplete/invalid billing provider/supplier secondary identifier.</text:p>
            <text:p>Start: 12/02/2004</text:p>
          </table:table-cell>
          <table:table-cell table:formula="of:=FIND(&quot;Start&quot;; [.B474]; 1)-2" office:value-type="float" office:value="74" calcext:value-type="float">
            <text:p>74</text:p>
          </table:table-cell>
          <table:table-cell table:formula="of:=CONCATENATE([.$D$1];[.A474];[.$D$1];&quot;=&gt;&quot;;[.$D$1];LEFT([.B474]; [.C474]);[.$D$1];&quot;,&quot;)" office:value-type="string" office:string-value="&quot;N259&quot;=&gt;&quot;Missing/incomplete/invalid billing provider/supplier secondary identifier.&quot;," calcext:value-type="string">
            <text:p>"N259"=&gt;"Missing/incomplete/invalid billing provider/supplier secondary identifier.",</text:p>
          </table:table-cell>
        </table:table-row>
        <table:table-row table:style-name="ro7">
          <table:table-cell office:value-type="string" calcext:value-type="string">
            <text:p>N260</text:p>
          </table:table-cell>
          <table:table-cell office:value-type="string" calcext:value-type="string">
            <text:p>Missing/incomplete/invalid billing provider/supplier contact information.</text:p>
            <text:p>Start: 12/02/2004</text:p>
          </table:table-cell>
          <table:table-cell table:formula="of:=FIND(&quot;Start&quot;; [.B475]; 1)-2" office:value-type="float" office:value="73" calcext:value-type="float">
            <text:p>73</text:p>
          </table:table-cell>
          <table:table-cell table:formula="of:=CONCATENATE([.$D$1];[.A475];[.$D$1];&quot;=&gt;&quot;;[.$D$1];LEFT([.B475]; [.C475]);[.$D$1];&quot;,&quot;)" office:value-type="string" office:string-value="&quot;N260&quot;=&gt;&quot;Missing/incomplete/invalid billing provider/supplier contact information.&quot;," calcext:value-type="string">
            <text:p>"N260"=&gt;"Missing/incomplete/invalid billing provider/supplier contact information.",</text:p>
          </table:table-cell>
        </table:table-row>
        <table:table-row table:style-name="ro7">
          <table:table-cell office:value-type="string" calcext:value-type="string">
            <text:p>N261</text:p>
          </table:table-cell>
          <table:table-cell office:value-type="string" calcext:value-type="string">
            <text:p>Missing/incomplete/invalid operating provider name.</text:p>
            <text:p>Start: 12/02/2004</text:p>
          </table:table-cell>
          <table:table-cell table:formula="of:=FIND(&quot;Start&quot;; [.B476]; 1)-2" office:value-type="float" office:value="51" calcext:value-type="float">
            <text:p>51</text:p>
          </table:table-cell>
          <table:table-cell table:formula="of:=CONCATENATE([.$D$1];[.A476];[.$D$1];&quot;=&gt;&quot;;[.$D$1];LEFT([.B476]; [.C476]);[.$D$1];&quot;,&quot;)" office:value-type="string" office:string-value="&quot;N261&quot;=&gt;&quot;Missing/incomplete/invalid operating provider name.&quot;," calcext:value-type="string">
            <text:p>"N261"=&gt;"Missing/incomplete/invalid operating provider name.",</text:p>
          </table:table-cell>
        </table:table-row>
        <table:table-row table:style-name="ro7">
          <table:table-cell office:value-type="string" calcext:value-type="string">
            <text:p>N262</text:p>
          </table:table-cell>
          <table:table-cell office:value-type="string" calcext:value-type="string">
            <text:p>Missing/incomplete/invalid operating provider primary identifier.</text:p>
            <text:p>Start: 12/02/2004</text:p>
          </table:table-cell>
          <table:table-cell table:formula="of:=FIND(&quot;Start&quot;; [.B477]; 1)-2" office:value-type="float" office:value="65" calcext:value-type="float">
            <text:p>65</text:p>
          </table:table-cell>
          <table:table-cell table:formula="of:=CONCATENATE([.$D$1];[.A477];[.$D$1];&quot;=&gt;&quot;;[.$D$1];LEFT([.B477]; [.C477]);[.$D$1];&quot;,&quot;)" office:value-type="string" office:string-value="&quot;N262&quot;=&gt;&quot;Missing/incomplete/invalid operating provider primary identifier.&quot;," calcext:value-type="string">
            <text:p>"N262"=&gt;"Missing/incomplete/invalid operating provider primary identifier.",</text:p>
          </table:table-cell>
        </table:table-row>
        <table:table-row table:style-name="ro7">
          <table:table-cell office:value-type="string" calcext:value-type="string">
            <text:p>N263</text:p>
          </table:table-cell>
          <table:table-cell office:value-type="string" calcext:value-type="string">
            <text:p>Missing/incomplete/invalid operating provider secondary identifier.</text:p>
            <text:p>Start: 12/02/2004</text:p>
          </table:table-cell>
          <table:table-cell table:formula="of:=FIND(&quot;Start&quot;; [.B478]; 1)-2" office:value-type="float" office:value="67" calcext:value-type="float">
            <text:p>67</text:p>
          </table:table-cell>
          <table:table-cell table:formula="of:=CONCATENATE([.$D$1];[.A478];[.$D$1];&quot;=&gt;&quot;;[.$D$1];LEFT([.B478]; [.C478]);[.$D$1];&quot;,&quot;)" office:value-type="string" office:string-value="&quot;N263&quot;=&gt;&quot;Missing/incomplete/invalid operating provider secondary identifier.&quot;," calcext:value-type="string">
            <text:p>"N263"=&gt;"Missing/incomplete/invalid operating provider secondary identifier.",</text:p>
          </table:table-cell>
        </table:table-row>
        <table:table-row table:style-name="ro7">
          <table:table-cell office:value-type="string" calcext:value-type="string">
            <text:p>N264</text:p>
          </table:table-cell>
          <table:table-cell office:value-type="string" calcext:value-type="string">
            <text:p>Missing/incomplete/invalid ordering provider name.</text:p>
            <text:p>Start: 12/02/2004</text:p>
          </table:table-cell>
          <table:table-cell table:formula="of:=FIND(&quot;Start&quot;; [.B479]; 1)-2" office:value-type="float" office:value="50" calcext:value-type="float">
            <text:p>50</text:p>
          </table:table-cell>
          <table:table-cell table:formula="of:=CONCATENATE([.$D$1];[.A479];[.$D$1];&quot;=&gt;&quot;;[.$D$1];LEFT([.B479]; [.C479]);[.$D$1];&quot;,&quot;)" office:value-type="string" office:string-value="&quot;N264&quot;=&gt;&quot;Missing/incomplete/invalid ordering provider name.&quot;," calcext:value-type="string">
            <text:p>"N264"=&gt;"Missing/incomplete/invalid ordering provider name.",</text:p>
          </table:table-cell>
        </table:table-row>
        <table:table-row table:style-name="ro7">
          <table:table-cell office:value-type="string" calcext:value-type="string">
            <text:p>N265</text:p>
          </table:table-cell>
          <table:table-cell office:value-type="string" calcext:value-type="string">
            <text:p>Missing/incomplete/invalid ordering provider primary identifier.</text:p>
            <text:p>Start: 12/02/2004</text:p>
          </table:table-cell>
          <table:table-cell table:formula="of:=FIND(&quot;Start&quot;; [.B480]; 1)-2" office:value-type="float" office:value="64" calcext:value-type="float">
            <text:p>64</text:p>
          </table:table-cell>
          <table:table-cell table:formula="of:=CONCATENATE([.$D$1];[.A480];[.$D$1];&quot;=&gt;&quot;;[.$D$1];LEFT([.B480]; [.C480]);[.$D$1];&quot;,&quot;)" office:value-type="string" office:string-value="&quot;N265&quot;=&gt;&quot;Missing/incomplete/invalid ordering provider primary identifier.&quot;," calcext:value-type="string">
            <text:p>"N265"=&gt;"Missing/incomplete/invalid ordering provider primary identifier.",</text:p>
          </table:table-cell>
        </table:table-row>
        <table:table-row table:style-name="ro7">
          <table:table-cell office:value-type="string" calcext:value-type="string">
            <text:p>N266</text:p>
          </table:table-cell>
          <table:table-cell office:value-type="string" calcext:value-type="string">
            <text:p>Missing/incomplete/invalid ordering provider address.</text:p>
            <text:p>Start: 12/02/2004</text:p>
          </table:table-cell>
          <table:table-cell table:formula="of:=FIND(&quot;Start&quot;; [.B481]; 1)-2" office:value-type="float" office:value="53" calcext:value-type="float">
            <text:p>53</text:p>
          </table:table-cell>
          <table:table-cell table:formula="of:=CONCATENATE([.$D$1];[.A481];[.$D$1];&quot;=&gt;&quot;;[.$D$1];LEFT([.B481]; [.C481]);[.$D$1];&quot;,&quot;)" office:value-type="string" office:string-value="&quot;N266&quot;=&gt;&quot;Missing/incomplete/invalid ordering provider address.&quot;," calcext:value-type="string">
            <text:p>"N266"=&gt;"Missing/incomplete/invalid ordering provider address.",</text:p>
          </table:table-cell>
        </table:table-row>
        <table:table-row table:style-name="ro7">
          <table:table-cell office:value-type="string" calcext:value-type="string">
            <text:p>N267</text:p>
          </table:table-cell>
          <table:table-cell office:value-type="string" calcext:value-type="string">
            <text:p>Missing/incomplete/invalid ordering provider secondary identifier.</text:p>
            <text:p>Start: 12/02/2004</text:p>
          </table:table-cell>
          <table:table-cell table:formula="of:=FIND(&quot;Start&quot;; [.B482]; 1)-2" office:value-type="float" office:value="66" calcext:value-type="float">
            <text:p>66</text:p>
          </table:table-cell>
          <table:table-cell table:formula="of:=CONCATENATE([.$D$1];[.A482];[.$D$1];&quot;=&gt;&quot;;[.$D$1];LEFT([.B482]; [.C482]);[.$D$1];&quot;,&quot;)" office:value-type="string" office:string-value="&quot;N267&quot;=&gt;&quot;Missing/incomplete/invalid ordering provider secondary identifier.&quot;," calcext:value-type="string">
            <text:p>"N267"=&gt;"Missing/incomplete/invalid ordering provider secondary identifier.",</text:p>
          </table:table-cell>
        </table:table-row>
        <table:table-row table:style-name="ro7">
          <table:table-cell office:value-type="string" calcext:value-type="string">
            <text:p>N268</text:p>
          </table:table-cell>
          <table:table-cell office:value-type="string" calcext:value-type="string">
            <text:p>Missing/incomplete/invalid ordering provider contact information.</text:p>
            <text:p>Start: 12/02/2004</text:p>
          </table:table-cell>
          <table:table-cell table:formula="of:=FIND(&quot;Start&quot;; [.B483]; 1)-2" office:value-type="float" office:value="65" calcext:value-type="float">
            <text:p>65</text:p>
          </table:table-cell>
          <table:table-cell table:formula="of:=CONCATENATE([.$D$1];[.A483];[.$D$1];&quot;=&gt;&quot;;[.$D$1];LEFT([.B483]; [.C483]);[.$D$1];&quot;,&quot;)" office:value-type="string" office:string-value="&quot;N268&quot;=&gt;&quot;Missing/incomplete/invalid ordering provider contact information.&quot;," calcext:value-type="string">
            <text:p>"N268"=&gt;"Missing/incomplete/invalid ordering provider contact information.",</text:p>
          </table:table-cell>
        </table:table-row>
        <table:table-row table:style-name="ro7">
          <table:table-cell office:value-type="string" calcext:value-type="string">
            <text:p>N269</text:p>
          </table:table-cell>
          <table:table-cell office:value-type="string" calcext:value-type="string">
            <text:p>Missing/incomplete/invalid other provider name.</text:p>
            <text:p>Start: 12/02/2004</text:p>
          </table:table-cell>
          <table:table-cell table:formula="of:=FIND(&quot;Start&quot;; [.B484]; 1)-2" office:value-type="float" office:value="47" calcext:value-type="float">
            <text:p>47</text:p>
          </table:table-cell>
          <table:table-cell table:formula="of:=CONCATENATE([.$D$1];[.A484];[.$D$1];&quot;=&gt;&quot;;[.$D$1];LEFT([.B484]; [.C484]);[.$D$1];&quot;,&quot;)" office:value-type="string" office:string-value="&quot;N269&quot;=&gt;&quot;Missing/incomplete/invalid other provider name.&quot;," calcext:value-type="string">
            <text:p>"N269"=&gt;"Missing/incomplete/invalid other provider name.",</text:p>
          </table:table-cell>
        </table:table-row>
        <table:table-row table:style-name="ro7">
          <table:table-cell office:value-type="string" calcext:value-type="string">
            <text:p>N270</text:p>
          </table:table-cell>
          <table:table-cell office:value-type="string" calcext:value-type="string">
            <text:p>Missing/incomplete/invalid other provider primary identifier.</text:p>
            <text:p>Start: 12/02/2004</text:p>
          </table:table-cell>
          <table:table-cell table:formula="of:=FIND(&quot;Start&quot;; [.B485]; 1)-2" office:value-type="float" office:value="61" calcext:value-type="float">
            <text:p>61</text:p>
          </table:table-cell>
          <table:table-cell table:formula="of:=CONCATENATE([.$D$1];[.A485];[.$D$1];&quot;=&gt;&quot;;[.$D$1];LEFT([.B485]; [.C485]);[.$D$1];&quot;,&quot;)" office:value-type="string" office:string-value="&quot;N270&quot;=&gt;&quot;Missing/incomplete/invalid other provider primary identifier.&quot;," calcext:value-type="string">
            <text:p>"N270"=&gt;"Missing/incomplete/invalid other provider primary identifier.",</text:p>
          </table:table-cell>
        </table:table-row>
        <table:table-row table:style-name="ro7">
          <table:table-cell office:value-type="string" calcext:value-type="string">
            <text:p>N271</text:p>
          </table:table-cell>
          <table:table-cell office:value-type="string" calcext:value-type="string">
            <text:p>Missing/incomplete/invalid other provider secondary identifier.</text:p>
            <text:p>Start: 12/02/2004</text:p>
          </table:table-cell>
          <table:table-cell table:formula="of:=FIND(&quot;Start&quot;; [.B486]; 1)-2" office:value-type="float" office:value="63" calcext:value-type="float">
            <text:p>63</text:p>
          </table:table-cell>
          <table:table-cell table:formula="of:=CONCATENATE([.$D$1];[.A486];[.$D$1];&quot;=&gt;&quot;;[.$D$1];LEFT([.B486]; [.C486]);[.$D$1];&quot;,&quot;)" office:value-type="string" office:string-value="&quot;N271&quot;=&gt;&quot;Missing/incomplete/invalid other provider secondary identifier.&quot;," calcext:value-type="string">
            <text:p>"N271"=&gt;"Missing/incomplete/invalid other provider secondary identifier.",</text:p>
          </table:table-cell>
        </table:table-row>
        <table:table-row table:style-name="ro7">
          <table:table-cell office:value-type="string" calcext:value-type="string">
            <text:p>N272</text:p>
          </table:table-cell>
          <table:table-cell office:value-type="string" calcext:value-type="string">
            <text:p>Missing/incomplete/invalid other payer attending provider identifier.</text:p>
            <text:p>Start: 12/02/2004</text:p>
          </table:table-cell>
          <table:table-cell table:formula="of:=FIND(&quot;Start&quot;; [.B487]; 1)-2" office:value-type="float" office:value="69" calcext:value-type="float">
            <text:p>69</text:p>
          </table:table-cell>
          <table:table-cell table:formula="of:=CONCATENATE([.$D$1];[.A487];[.$D$1];&quot;=&gt;&quot;;[.$D$1];LEFT([.B487]; [.C487]);[.$D$1];&quot;,&quot;)" office:value-type="string" office:string-value="&quot;N272&quot;=&gt;&quot;Missing/incomplete/invalid other payer attending provider identifier.&quot;," calcext:value-type="string">
            <text:p>"N272"=&gt;"Missing/incomplete/invalid other payer attending provider identifier.",</text:p>
          </table:table-cell>
        </table:table-row>
        <table:table-row table:style-name="ro7">
          <table:table-cell office:value-type="string" calcext:value-type="string">
            <text:p>N273</text:p>
          </table:table-cell>
          <table:table-cell office:value-type="string" calcext:value-type="string">
            <text:p>Missing/incomplete/invalid other payer operating provider identifier.</text:p>
            <text:p>Start: 12/02/2004</text:p>
          </table:table-cell>
          <table:table-cell table:formula="of:=FIND(&quot;Start&quot;; [.B488]; 1)-2" office:value-type="float" office:value="69" calcext:value-type="float">
            <text:p>69</text:p>
          </table:table-cell>
          <table:table-cell table:formula="of:=CONCATENATE([.$D$1];[.A488];[.$D$1];&quot;=&gt;&quot;;[.$D$1];LEFT([.B488]; [.C488]);[.$D$1];&quot;,&quot;)" office:value-type="string" office:string-value="&quot;N273&quot;=&gt;&quot;Missing/incomplete/invalid other payer operating provider identifier.&quot;," calcext:value-type="string">
            <text:p>"N273"=&gt;"Missing/incomplete/invalid other payer operating provider identifier.",</text:p>
          </table:table-cell>
        </table:table-row>
        <table:table-row table:style-name="ro7">
          <table:table-cell office:value-type="string" calcext:value-type="string">
            <text:p>N274</text:p>
          </table:table-cell>
          <table:table-cell office:value-type="string" calcext:value-type="string">
            <text:p>Missing/incomplete/invalid other payer other provider identifier.</text:p>
            <text:p>Start: 12/02/2004</text:p>
          </table:table-cell>
          <table:table-cell table:formula="of:=FIND(&quot;Start&quot;; [.B489]; 1)-2" office:value-type="float" office:value="65" calcext:value-type="float">
            <text:p>65</text:p>
          </table:table-cell>
          <table:table-cell table:formula="of:=CONCATENATE([.$D$1];[.A489];[.$D$1];&quot;=&gt;&quot;;[.$D$1];LEFT([.B489]; [.C489]);[.$D$1];&quot;,&quot;)" office:value-type="string" office:string-value="&quot;N274&quot;=&gt;&quot;Missing/incomplete/invalid other payer other provider identifier.&quot;," calcext:value-type="string">
            <text:p>"N274"=&gt;"Missing/incomplete/invalid other payer other provider identifier.",</text:p>
          </table:table-cell>
        </table:table-row>
        <table:table-row table:style-name="ro7">
          <table:table-cell office:value-type="string" calcext:value-type="string">
            <text:p>N275</text:p>
          </table:table-cell>
          <table:table-cell office:value-type="string" calcext:value-type="string">
            <text:p>Missing/incomplete/invalid other payer purchased service provider identifier.</text:p>
            <text:p>Start: 12/02/2004</text:p>
          </table:table-cell>
          <table:table-cell table:formula="of:=FIND(&quot;Start&quot;; [.B490]; 1)-2" office:value-type="float" office:value="77" calcext:value-type="float">
            <text:p>77</text:p>
          </table:table-cell>
          <table:table-cell table:formula="of:=CONCATENATE([.$D$1];[.A490];[.$D$1];&quot;=&gt;&quot;;[.$D$1];LEFT([.B490]; [.C490]);[.$D$1];&quot;,&quot;)" office:value-type="string" office:string-value="&quot;N275&quot;=&gt;&quot;Missing/incomplete/invalid other payer purchased service provider identifier.&quot;," calcext:value-type="string">
            <text:p>"N275"=&gt;"Missing/incomplete/invalid other payer purchased service provider identifier.",</text:p>
          </table:table-cell>
        </table:table-row>
        <table:table-row table:style-name="ro7">
          <table:table-cell office:value-type="string" calcext:value-type="string">
            <text:p>N276</text:p>
          </table:table-cell>
          <table:table-cell office:value-type="string" calcext:value-type="string">
            <text:p>Missing/incomplete/invalid other payer referring provider identifier.</text:p>
            <text:p>Start: 12/02/2004</text:p>
          </table:table-cell>
          <table:table-cell table:formula="of:=FIND(&quot;Start&quot;; [.B491]; 1)-2" office:value-type="float" office:value="69" calcext:value-type="float">
            <text:p>69</text:p>
          </table:table-cell>
          <table:table-cell table:formula="of:=CONCATENATE([.$D$1];[.A491];[.$D$1];&quot;=&gt;&quot;;[.$D$1];LEFT([.B491]; [.C491]);[.$D$1];&quot;,&quot;)" office:value-type="string" office:string-value="&quot;N276&quot;=&gt;&quot;Missing/incomplete/invalid other payer referring provider identifier.&quot;," calcext:value-type="string">
            <text:p>"N276"=&gt;"Missing/incomplete/invalid other payer referring provider identifier.",</text:p>
          </table:table-cell>
        </table:table-row>
        <table:table-row table:style-name="ro7">
          <table:table-cell office:value-type="string" calcext:value-type="string">
            <text:p>N277</text:p>
          </table:table-cell>
          <table:table-cell office:value-type="string" calcext:value-type="string">
            <text:p>Missing/incomplete/invalid other payer rendering provider identifier.</text:p>
            <text:p>Start: 12/02/2004</text:p>
          </table:table-cell>
          <table:table-cell table:formula="of:=FIND(&quot;Start&quot;; [.B492]; 1)-2" office:value-type="float" office:value="69" calcext:value-type="float">
            <text:p>69</text:p>
          </table:table-cell>
          <table:table-cell table:formula="of:=CONCATENATE([.$D$1];[.A492];[.$D$1];&quot;=&gt;&quot;;[.$D$1];LEFT([.B492]; [.C492]);[.$D$1];&quot;,&quot;)" office:value-type="string" office:string-value="&quot;N277&quot;=&gt;&quot;Missing/incomplete/invalid other payer rendering provider identifier.&quot;," calcext:value-type="string">
            <text:p>"N277"=&gt;"Missing/incomplete/invalid other payer rendering provider identifier.",</text:p>
          </table:table-cell>
        </table:table-row>
        <table:table-row table:style-name="ro7">
          <table:table-cell office:value-type="string" calcext:value-type="string">
            <text:p>N278</text:p>
          </table:table-cell>
          <table:table-cell office:value-type="string" calcext:value-type="string">
            <text:p>Missing/incomplete/invalid other payer service facility provider identifier.</text:p>
            <text:p>Start: 12/02/2004</text:p>
          </table:table-cell>
          <table:table-cell table:formula="of:=FIND(&quot;Start&quot;; [.B493]; 1)-2" office:value-type="float" office:value="76" calcext:value-type="float">
            <text:p>76</text:p>
          </table:table-cell>
          <table:table-cell table:formula="of:=CONCATENATE([.$D$1];[.A493];[.$D$1];&quot;=&gt;&quot;;[.$D$1];LEFT([.B493]; [.C493]);[.$D$1];&quot;,&quot;)" office:value-type="string" office:string-value="&quot;N278&quot;=&gt;&quot;Missing/incomplete/invalid other payer service facility provider identifier.&quot;," calcext:value-type="string">
            <text:p>"N278"=&gt;"Missing/incomplete/invalid other payer service facility provider identifier.",</text:p>
          </table:table-cell>
        </table:table-row>
        <table:table-row table:style-name="ro7">
          <table:table-cell office:value-type="string" calcext:value-type="string">
            <text:p>N279</text:p>
          </table:table-cell>
          <table:table-cell office:value-type="string" calcext:value-type="string">
            <text:p>Missing/incomplete/invalid pay-to provider name.</text:p>
            <text:p>Start: 12/02/2004</text:p>
          </table:table-cell>
          <table:table-cell table:formula="of:=FIND(&quot;Start&quot;; [.B494]; 1)-2" office:value-type="float" office:value="48" calcext:value-type="float">
            <text:p>48</text:p>
          </table:table-cell>
          <table:table-cell table:formula="of:=CONCATENATE([.$D$1];[.A494];[.$D$1];&quot;=&gt;&quot;;[.$D$1];LEFT([.B494]; [.C494]);[.$D$1];&quot;,&quot;)" office:value-type="string" office:string-value="&quot;N279&quot;=&gt;&quot;Missing/incomplete/invalid pay-to provider name.&quot;," calcext:value-type="string">
            <text:p>"N279"=&gt;"Missing/incomplete/invalid pay-to provider name.",</text:p>
          </table:table-cell>
        </table:table-row>
        <table:table-row table:style-name="ro7">
          <table:table-cell office:value-type="string" calcext:value-type="string">
            <text:p>N280</text:p>
          </table:table-cell>
          <table:table-cell office:value-type="string" calcext:value-type="string">
            <text:p>Missing/incomplete/invalid pay-to provider primary identifier.</text:p>
            <text:p>Start: 12/02/2004</text:p>
          </table:table-cell>
          <table:table-cell table:formula="of:=FIND(&quot;Start&quot;; [.B495]; 1)-2" office:value-type="float" office:value="62" calcext:value-type="float">
            <text:p>62</text:p>
          </table:table-cell>
          <table:table-cell table:formula="of:=CONCATENATE([.$D$1];[.A495];[.$D$1];&quot;=&gt;&quot;;[.$D$1];LEFT([.B495]; [.C495]);[.$D$1];&quot;,&quot;)" office:value-type="string" office:string-value="&quot;N280&quot;=&gt;&quot;Missing/incomplete/invalid pay-to provider primary identifier.&quot;," calcext:value-type="string">
            <text:p>"N280"=&gt;"Missing/incomplete/invalid pay-to provider primary identifier.",</text:p>
          </table:table-cell>
        </table:table-row>
        <table:table-row table:style-name="ro7">
          <table:table-cell office:value-type="string" calcext:value-type="string">
            <text:p>N281</text:p>
          </table:table-cell>
          <table:table-cell office:value-type="string" calcext:value-type="string">
            <text:p>Missing/incomplete/invalid pay-to provider address.</text:p>
            <text:p>Start: 12/02/2004</text:p>
          </table:table-cell>
          <table:table-cell table:formula="of:=FIND(&quot;Start&quot;; [.B496]; 1)-2" office:value-type="float" office:value="51" calcext:value-type="float">
            <text:p>51</text:p>
          </table:table-cell>
          <table:table-cell table:formula="of:=CONCATENATE([.$D$1];[.A496];[.$D$1];&quot;=&gt;&quot;;[.$D$1];LEFT([.B496]; [.C496]);[.$D$1];&quot;,&quot;)" office:value-type="string" office:string-value="&quot;N281&quot;=&gt;&quot;Missing/incomplete/invalid pay-to provider address.&quot;," calcext:value-type="string">
            <text:p>"N281"=&gt;"Missing/incomplete/invalid pay-to provider address.",</text:p>
          </table:table-cell>
        </table:table-row>
        <table:table-row table:style-name="ro7">
          <table:table-cell office:value-type="string" calcext:value-type="string">
            <text:p>N282</text:p>
          </table:table-cell>
          <table:table-cell office:value-type="string" calcext:value-type="string">
            <text:p>Missing/incomplete/invalid pay-to provider secondary identifier.</text:p>
            <text:p>Start: 12/02/2004</text:p>
          </table:table-cell>
          <table:table-cell table:formula="of:=FIND(&quot;Start&quot;; [.B497]; 1)-2" office:value-type="float" office:value="64" calcext:value-type="float">
            <text:p>64</text:p>
          </table:table-cell>
          <table:table-cell table:formula="of:=CONCATENATE([.$D$1];[.A497];[.$D$1];&quot;=&gt;&quot;;[.$D$1];LEFT([.B497]; [.C497]);[.$D$1];&quot;,&quot;)" office:value-type="string" office:string-value="&quot;N282&quot;=&gt;&quot;Missing/incomplete/invalid pay-to provider secondary identifier.&quot;," calcext:value-type="string">
            <text:p>"N282"=&gt;"Missing/incomplete/invalid pay-to provider secondary identifier.",</text:p>
          </table:table-cell>
        </table:table-row>
        <table:table-row table:style-name="ro7">
          <table:table-cell office:value-type="string" calcext:value-type="string">
            <text:p>N283</text:p>
          </table:table-cell>
          <table:table-cell office:value-type="string" calcext:value-type="string">
            <text:p>Missing/incomplete/invalid purchased service provider identifier.</text:p>
            <text:p>Start: 12/02/2004</text:p>
          </table:table-cell>
          <table:table-cell table:formula="of:=FIND(&quot;Start&quot;; [.B498]; 1)-2" office:value-type="float" office:value="65" calcext:value-type="float">
            <text:p>65</text:p>
          </table:table-cell>
          <table:table-cell table:formula="of:=CONCATENATE([.$D$1];[.A498];[.$D$1];&quot;=&gt;&quot;;[.$D$1];LEFT([.B498]; [.C498]);[.$D$1];&quot;,&quot;)" office:value-type="string" office:string-value="&quot;N283&quot;=&gt;&quot;Missing/incomplete/invalid purchased service provider identifier.&quot;," calcext:value-type="string">
            <text:p>"N283"=&gt;"Missing/incomplete/invalid purchased service provider identifier.",</text:p>
          </table:table-cell>
        </table:table-row>
        <table:table-row table:style-name="ro7">
          <table:table-cell office:value-type="string" calcext:value-type="string">
            <text:p>N284</text:p>
          </table:table-cell>
          <table:table-cell office:value-type="string" calcext:value-type="string">
            <text:p>Missing/incomplete/invalid referring provider taxonomy.</text:p>
            <text:p>Start: 12/02/2004</text:p>
          </table:table-cell>
          <table:table-cell table:formula="of:=FIND(&quot;Start&quot;; [.B499]; 1)-2" office:value-type="float" office:value="55" calcext:value-type="float">
            <text:p>55</text:p>
          </table:table-cell>
          <table:table-cell table:formula="of:=CONCATENATE([.$D$1];[.A499];[.$D$1];&quot;=&gt;&quot;;[.$D$1];LEFT([.B499]; [.C499]);[.$D$1];&quot;,&quot;)" office:value-type="string" office:string-value="&quot;N284&quot;=&gt;&quot;Missing/incomplete/invalid referring provider taxonomy.&quot;," calcext:value-type="string">
            <text:p>"N284"=&gt;"Missing/incomplete/invalid referring provider taxonomy.",</text:p>
          </table:table-cell>
        </table:table-row>
        <table:table-row table:style-name="ro7">
          <table:table-cell office:value-type="string" calcext:value-type="string">
            <text:p>N285</text:p>
          </table:table-cell>
          <table:table-cell office:value-type="string" calcext:value-type="string">
            <text:p>Missing/incomplete/invalid referring provider name.</text:p>
            <text:p>Start: 12/02/2004</text:p>
          </table:table-cell>
          <table:table-cell table:formula="of:=FIND(&quot;Start&quot;; [.B500]; 1)-2" office:value-type="float" office:value="51" calcext:value-type="float">
            <text:p>51</text:p>
          </table:table-cell>
          <table:table-cell table:formula="of:=CONCATENATE([.$D$1];[.A500];[.$D$1];&quot;=&gt;&quot;;[.$D$1];LEFT([.B500]; [.C500]);[.$D$1];&quot;,&quot;)" office:value-type="string" office:string-value="&quot;N285&quot;=&gt;&quot;Missing/incomplete/invalid referring provider name.&quot;," calcext:value-type="string">
            <text:p>"N285"=&gt;"Missing/incomplete/invalid referring provider name.",</text:p>
          </table:table-cell>
        </table:table-row>
        <table:table-row table:style-name="ro7">
          <table:table-cell office:value-type="string" calcext:value-type="string">
            <text:p>N286</text:p>
          </table:table-cell>
          <table:table-cell office:value-type="string" calcext:value-type="string">
            <text:p>Missing/incomplete/invalid referring provider primary identifier.</text:p>
            <text:p>Start: 12/02/2004</text:p>
          </table:table-cell>
          <table:table-cell table:formula="of:=FIND(&quot;Start&quot;; [.B501]; 1)-2" office:value-type="float" office:value="65" calcext:value-type="float">
            <text:p>65</text:p>
          </table:table-cell>
          <table:table-cell table:formula="of:=CONCATENATE([.$D$1];[.A501];[.$D$1];&quot;=&gt;&quot;;[.$D$1];LEFT([.B501]; [.C501]);[.$D$1];&quot;,&quot;)" office:value-type="string" office:string-value="&quot;N286&quot;=&gt;&quot;Missing/incomplete/invalid referring provider primary identifier.&quot;," calcext:value-type="string">
            <text:p>"N286"=&gt;"Missing/incomplete/invalid referring provider primary identifier.",</text:p>
          </table:table-cell>
        </table:table-row>
        <table:table-row table:style-name="ro7">
          <table:table-cell office:value-type="string" calcext:value-type="string">
            <text:p>N287</text:p>
          </table:table-cell>
          <table:table-cell office:value-type="string" calcext:value-type="string">
            <text:p>Missing/incomplete/invalid referring provider secondary identifier.</text:p>
            <text:p>Start: 12/02/2004</text:p>
          </table:table-cell>
          <table:table-cell table:formula="of:=FIND(&quot;Start&quot;; [.B502]; 1)-2" office:value-type="float" office:value="67" calcext:value-type="float">
            <text:p>67</text:p>
          </table:table-cell>
          <table:table-cell table:formula="of:=CONCATENATE([.$D$1];[.A502];[.$D$1];&quot;=&gt;&quot;;[.$D$1];LEFT([.B502]; [.C502]);[.$D$1];&quot;,&quot;)" office:value-type="string" office:string-value="&quot;N287&quot;=&gt;&quot;Missing/incomplete/invalid referring provider secondary identifier.&quot;," calcext:value-type="string">
            <text:p>"N287"=&gt;"Missing/incomplete/invalid referring provider secondary identifier.",</text:p>
          </table:table-cell>
        </table:table-row>
        <table:table-row table:style-name="ro7">
          <table:table-cell office:value-type="string" calcext:value-type="string">
            <text:p>N288</text:p>
          </table:table-cell>
          <table:table-cell office:value-type="string" calcext:value-type="string">
            <text:p>Missing/incomplete/invalid rendering provider taxonomy.</text:p>
            <text:p>Start: 12/02/2004</text:p>
          </table:table-cell>
          <table:table-cell table:formula="of:=FIND(&quot;Start&quot;; [.B503]; 1)-2" office:value-type="float" office:value="55" calcext:value-type="float">
            <text:p>55</text:p>
          </table:table-cell>
          <table:table-cell table:formula="of:=CONCATENATE([.$D$1];[.A503];[.$D$1];&quot;=&gt;&quot;;[.$D$1];LEFT([.B503]; [.C503]);[.$D$1];&quot;,&quot;)" office:value-type="string" office:string-value="&quot;N288&quot;=&gt;&quot;Missing/incomplete/invalid rendering provider taxonomy.&quot;," calcext:value-type="string">
            <text:p>"N288"=&gt;"Missing/incomplete/invalid rendering provider taxonomy.",</text:p>
          </table:table-cell>
        </table:table-row>
        <table:table-row table:style-name="ro7">
          <table:table-cell office:value-type="string" calcext:value-type="string">
            <text:p>N289</text:p>
          </table:table-cell>
          <table:table-cell office:value-type="string" calcext:value-type="string">
            <text:p>Missing/incomplete/invalid rendering provider name.</text:p>
            <text:p>Start: 12/02/2004</text:p>
          </table:table-cell>
          <table:table-cell table:formula="of:=FIND(&quot;Start&quot;; [.B504]; 1)-2" office:value-type="float" office:value="51" calcext:value-type="float">
            <text:p>51</text:p>
          </table:table-cell>
          <table:table-cell table:formula="of:=CONCATENATE([.$D$1];[.A504];[.$D$1];&quot;=&gt;&quot;;[.$D$1];LEFT([.B504]; [.C504]);[.$D$1];&quot;,&quot;)" office:value-type="string" office:string-value="&quot;N289&quot;=&gt;&quot;Missing/incomplete/invalid rendering provider name.&quot;," calcext:value-type="string">
            <text:p>"N289"=&gt;"Missing/incomplete/invalid rendering provider name.",</text:p>
          </table:table-cell>
        </table:table-row>
        <table:table-row table:style-name="ro7">
          <table:table-cell office:value-type="string" calcext:value-type="string">
            <text:p>N290</text:p>
          </table:table-cell>
          <table:table-cell office:value-type="string" calcext:value-type="string">
            <text:p>Missing/incomplete/invalid rendering provider primary identifier.</text:p>
            <text:p>Start: 12/02/2004</text:p>
          </table:table-cell>
          <table:table-cell table:formula="of:=FIND(&quot;Start&quot;; [.B505]; 1)-2" office:value-type="float" office:value="65" calcext:value-type="float">
            <text:p>65</text:p>
          </table:table-cell>
          <table:table-cell table:formula="of:=CONCATENATE([.$D$1];[.A505];[.$D$1];&quot;=&gt;&quot;;[.$D$1];LEFT([.B505]; [.C505]);[.$D$1];&quot;,&quot;)" office:value-type="string" office:string-value="&quot;N290&quot;=&gt;&quot;Missing/incomplete/invalid rendering provider primary identifier.&quot;," calcext:value-type="string">
            <text:p>"N290"=&gt;"Missing/incomplete/invalid rendering provider primary identifier.",</text:p>
          </table:table-cell>
        </table:table-row>
        <table:table-row table:style-name="ro7">
          <table:table-cell office:value-type="string" calcext:value-type="string">
            <text:p>N291</text:p>
          </table:table-cell>
          <table:table-cell office:value-type="string" calcext:value-type="string">
            <text:p>Missing/incomplete/invalid rendering provider secondary identifier.</text:p>
            <text:p>Start: 12/02/2004 | Last Modified: 11/01/2010</text:p>
          </table:table-cell>
          <table:table-cell table:formula="of:=FIND(&quot;Start&quot;; [.B506]; 1)-2" office:value-type="float" office:value="67" calcext:value-type="float">
            <text:p>67</text:p>
          </table:table-cell>
          <table:table-cell table:formula="of:=CONCATENATE([.$D$1];[.A506];[.$D$1];&quot;=&gt;&quot;;[.$D$1];LEFT([.B506]; [.C506]);[.$D$1];&quot;,&quot;)" office:value-type="string" office:string-value="&quot;N291&quot;=&gt;&quot;Missing/incomplete/invalid rendering provider secondary identifier.&quot;," calcext:value-type="string">
            <text:p>"N291"=&gt;"Missing/incomplete/invalid rendering provider secondary identifier.",</text:p>
          </table:table-cell>
        </table:table-row>
        <table:table-row table:style-name="ro7">
          <table:table-cell office:value-type="string" calcext:value-type="string">
            <text:p>N292</text:p>
          </table:table-cell>
          <table:table-cell office:value-type="string" calcext:value-type="string">
            <text:p>Missing/incomplete/invalid service facility name.</text:p>
            <text:p>Start: 12/02/2004</text:p>
          </table:table-cell>
          <table:table-cell table:formula="of:=FIND(&quot;Start&quot;; [.B507]; 1)-2" office:value-type="float" office:value="49" calcext:value-type="float">
            <text:p>49</text:p>
          </table:table-cell>
          <table:table-cell table:formula="of:=CONCATENATE([.$D$1];[.A507];[.$D$1];&quot;=&gt;&quot;;[.$D$1];LEFT([.B507]; [.C507]);[.$D$1];&quot;,&quot;)" office:value-type="string" office:string-value="&quot;N292&quot;=&gt;&quot;Missing/incomplete/invalid service facility name.&quot;," calcext:value-type="string">
            <text:p>"N292"=&gt;"Missing/incomplete/invalid service facility name.",</text:p>
          </table:table-cell>
        </table:table-row>
        <table:table-row table:style-name="ro7">
          <table:table-cell office:value-type="string" calcext:value-type="string">
            <text:p>N293</text:p>
          </table:table-cell>
          <table:table-cell office:value-type="string" calcext:value-type="string">
            <text:p>Missing/incomplete/invalid service facility primary identifier.</text:p>
            <text:p>Start: 12/02/2004</text:p>
          </table:table-cell>
          <table:table-cell table:formula="of:=FIND(&quot;Start&quot;; [.B508]; 1)-2" office:value-type="float" office:value="63" calcext:value-type="float">
            <text:p>63</text:p>
          </table:table-cell>
          <table:table-cell table:formula="of:=CONCATENATE([.$D$1];[.A508];[.$D$1];&quot;=&gt;&quot;;[.$D$1];LEFT([.B508]; [.C508]);[.$D$1];&quot;,&quot;)" office:value-type="string" office:string-value="&quot;N293&quot;=&gt;&quot;Missing/incomplete/invalid service facility primary identifier.&quot;," calcext:value-type="string">
            <text:p>"N293"=&gt;"Missing/incomplete/invalid service facility primary identifier.",</text:p>
          </table:table-cell>
        </table:table-row>
        <table:table-row table:style-name="ro7">
          <table:table-cell office:value-type="string" calcext:value-type="string">
            <text:p>N294</text:p>
          </table:table-cell>
          <table:table-cell office:value-type="string" calcext:value-type="string">
            <text:p>Missing/incomplete/invalid service facility primary address.</text:p>
            <text:p>Start: 12/02/2004</text:p>
          </table:table-cell>
          <table:table-cell table:formula="of:=FIND(&quot;Start&quot;; [.B509]; 1)-2" office:value-type="float" office:value="60" calcext:value-type="float">
            <text:p>60</text:p>
          </table:table-cell>
          <table:table-cell table:formula="of:=CONCATENATE([.$D$1];[.A509];[.$D$1];&quot;=&gt;&quot;;[.$D$1];LEFT([.B509]; [.C509]);[.$D$1];&quot;,&quot;)" office:value-type="string" office:string-value="&quot;N294&quot;=&gt;&quot;Missing/incomplete/invalid service facility primary address.&quot;," calcext:value-type="string">
            <text:p>"N294"=&gt;"Missing/incomplete/invalid service facility primary address.",</text:p>
          </table:table-cell>
        </table:table-row>
        <table:table-row table:style-name="ro7">
          <table:table-cell office:value-type="string" calcext:value-type="string">
            <text:p>N295</text:p>
          </table:table-cell>
          <table:table-cell office:value-type="string" calcext:value-type="string">
            <text:p>Missing/incomplete/invalid service facility secondary identifier.</text:p>
            <text:p>Start: 12/02/2004</text:p>
          </table:table-cell>
          <table:table-cell table:formula="of:=FIND(&quot;Start&quot;; [.B510]; 1)-2" office:value-type="float" office:value="65" calcext:value-type="float">
            <text:p>65</text:p>
          </table:table-cell>
          <table:table-cell table:formula="of:=CONCATENATE([.$D$1];[.A510];[.$D$1];&quot;=&gt;&quot;;[.$D$1];LEFT([.B510]; [.C510]);[.$D$1];&quot;,&quot;)" office:value-type="string" office:string-value="&quot;N295&quot;=&gt;&quot;Missing/incomplete/invalid service facility secondary identifier.&quot;," calcext:value-type="string">
            <text:p>"N295"=&gt;"Missing/incomplete/invalid service facility secondary identifier.",</text:p>
          </table:table-cell>
        </table:table-row>
        <table:table-row table:style-name="ro7">
          <table:table-cell office:value-type="string" calcext:value-type="string">
            <text:p>N296</text:p>
          </table:table-cell>
          <table:table-cell office:value-type="string" calcext:value-type="string">
            <text:p>Missing/incomplete/invalid supervising provider name.</text:p>
            <text:p>Start: 12/02/2004</text:p>
          </table:table-cell>
          <table:table-cell table:formula="of:=FIND(&quot;Start&quot;; [.B511]; 1)-2" office:value-type="float" office:value="53" calcext:value-type="float">
            <text:p>53</text:p>
          </table:table-cell>
          <table:table-cell table:formula="of:=CONCATENATE([.$D$1];[.A511];[.$D$1];&quot;=&gt;&quot;;[.$D$1];LEFT([.B511]; [.C511]);[.$D$1];&quot;,&quot;)" office:value-type="string" office:string-value="&quot;N296&quot;=&gt;&quot;Missing/incomplete/invalid supervising provider name.&quot;," calcext:value-type="string">
            <text:p>"N296"=&gt;"Missing/incomplete/invalid supervising provider name.",</text:p>
          </table:table-cell>
        </table:table-row>
        <table:table-row table:style-name="ro7">
          <table:table-cell office:value-type="string" calcext:value-type="string">
            <text:p>N297</text:p>
          </table:table-cell>
          <table:table-cell office:value-type="string" calcext:value-type="string">
            <text:p>Missing/incomplete/invalid supervising provider primary identifier.</text:p>
            <text:p>Start: 12/02/2004</text:p>
          </table:table-cell>
          <table:table-cell table:formula="of:=FIND(&quot;Start&quot;; [.B512]; 1)-2" office:value-type="float" office:value="67" calcext:value-type="float">
            <text:p>67</text:p>
          </table:table-cell>
          <table:table-cell table:formula="of:=CONCATENATE([.$D$1];[.A512];[.$D$1];&quot;=&gt;&quot;;[.$D$1];LEFT([.B512]; [.C512]);[.$D$1];&quot;,&quot;)" office:value-type="string" office:string-value="&quot;N297&quot;=&gt;&quot;Missing/incomplete/invalid supervising provider primary identifier.&quot;," calcext:value-type="string">
            <text:p>"N297"=&gt;"Missing/incomplete/invalid supervising provider primary identifier.",</text:p>
          </table:table-cell>
        </table:table-row>
        <table:table-row table:style-name="ro7">
          <table:table-cell office:value-type="string" calcext:value-type="string">
            <text:p>N298</text:p>
          </table:table-cell>
          <table:table-cell office:value-type="string" calcext:value-type="string">
            <text:p>Missing/incomplete/invalid supervising provider secondary identifier.</text:p>
            <text:p>Start: 12/02/2004</text:p>
          </table:table-cell>
          <table:table-cell table:formula="of:=FIND(&quot;Start&quot;; [.B513]; 1)-2" office:value-type="float" office:value="69" calcext:value-type="float">
            <text:p>69</text:p>
          </table:table-cell>
          <table:table-cell table:formula="of:=CONCATENATE([.$D$1];[.A513];[.$D$1];&quot;=&gt;&quot;;[.$D$1];LEFT([.B513]; [.C513]);[.$D$1];&quot;,&quot;)" office:value-type="string" office:string-value="&quot;N298&quot;=&gt;&quot;Missing/incomplete/invalid supervising provider secondary identifier.&quot;," calcext:value-type="string">
            <text:p>"N298"=&gt;"Missing/incomplete/invalid supervising provider secondary identifier.",</text:p>
          </table:table-cell>
        </table:table-row>
        <table:table-row table:style-name="ro7">
          <table:table-cell office:value-type="string" calcext:value-type="string">
            <text:p>N299</text:p>
          </table:table-cell>
          <table:table-cell office:value-type="string" calcext:value-type="string">
            <text:p>Missing/incomplete/invalid occurrence date(s).</text:p>
            <text:p>Start: 12/02/2004</text:p>
          </table:table-cell>
          <table:table-cell table:formula="of:=FIND(&quot;Start&quot;; [.B514]; 1)-2" office:value-type="float" office:value="46" calcext:value-type="float">
            <text:p>46</text:p>
          </table:table-cell>
          <table:table-cell table:formula="of:=CONCATENATE([.$D$1];[.A514];[.$D$1];&quot;=&gt;&quot;;[.$D$1];LEFT([.B514]; [.C514]);[.$D$1];&quot;,&quot;)" office:value-type="string" office:string-value="&quot;N299&quot;=&gt;&quot;Missing/incomplete/invalid occurrence date(s).&quot;," calcext:value-type="string">
            <text:p>"N299"=&gt;"Missing/incomplete/invalid occurrence date(s).",</text:p>
          </table:table-cell>
        </table:table-row>
        <table:table-row table:style-name="ro7">
          <table:table-cell office:value-type="string" calcext:value-type="string">
            <text:p>N300</text:p>
          </table:table-cell>
          <table:table-cell office:value-type="string" calcext:value-type="string">
            <text:p>Missing/incomplete/invalid occurrence span date(s).</text:p>
            <text:p>Start: 12/02/2004</text:p>
          </table:table-cell>
          <table:table-cell table:formula="of:=FIND(&quot;Start&quot;; [.B515]; 1)-2" office:value-type="float" office:value="51" calcext:value-type="float">
            <text:p>51</text:p>
          </table:table-cell>
          <table:table-cell table:formula="of:=CONCATENATE([.$D$1];[.A515];[.$D$1];&quot;=&gt;&quot;;[.$D$1];LEFT([.B515]; [.C515]);[.$D$1];&quot;,&quot;)" office:value-type="string" office:string-value="&quot;N300&quot;=&gt;&quot;Missing/incomplete/invalid occurrence span date(s).&quot;," calcext:value-type="string">
            <text:p>"N300"=&gt;"Missing/incomplete/invalid occurrence span date(s).",</text:p>
          </table:table-cell>
        </table:table-row>
        <table:table-row table:style-name="ro7">
          <table:table-cell office:value-type="string" calcext:value-type="string">
            <text:p>N301</text:p>
          </table:table-cell>
          <table:table-cell office:value-type="string" calcext:value-type="string">
            <text:p>Missing/incomplete/invalid procedure date(s).</text:p>
            <text:p>Start: 12/02/2004</text:p>
          </table:table-cell>
          <table:table-cell table:formula="of:=FIND(&quot;Start&quot;; [.B516]; 1)-2" office:value-type="float" office:value="45" calcext:value-type="float">
            <text:p>45</text:p>
          </table:table-cell>
          <table:table-cell table:formula="of:=CONCATENATE([.$D$1];[.A516];[.$D$1];&quot;=&gt;&quot;;[.$D$1];LEFT([.B516]; [.C516]);[.$D$1];&quot;,&quot;)" office:value-type="string" office:string-value="&quot;N301&quot;=&gt;&quot;Missing/incomplete/invalid procedure date(s).&quot;," calcext:value-type="string">
            <text:p>"N301"=&gt;"Missing/incomplete/invalid procedure date(s).",</text:p>
          </table:table-cell>
        </table:table-row>
        <table:table-row table:style-name="ro7">
          <table:table-cell office:value-type="string" calcext:value-type="string">
            <text:p>N302</text:p>
          </table:table-cell>
          <table:table-cell office:value-type="string" calcext:value-type="string">
            <text:p>Missing/incomplete/invalid other procedure date(s).</text:p>
            <text:p>Start: 12/02/2004</text:p>
          </table:table-cell>
          <table:table-cell table:formula="of:=FIND(&quot;Start&quot;; [.B517]; 1)-2" office:value-type="float" office:value="51" calcext:value-type="float">
            <text:p>51</text:p>
          </table:table-cell>
          <table:table-cell table:formula="of:=CONCATENATE([.$D$1];[.A517];[.$D$1];&quot;=&gt;&quot;;[.$D$1];LEFT([.B517]; [.C517]);[.$D$1];&quot;,&quot;)" office:value-type="string" office:string-value="&quot;N302&quot;=&gt;&quot;Missing/incomplete/invalid other procedure date(s).&quot;," calcext:value-type="string">
            <text:p>"N302"=&gt;"Missing/incomplete/invalid other procedure date(s).",</text:p>
          </table:table-cell>
        </table:table-row>
        <table:table-row table:style-name="ro7">
          <table:table-cell office:value-type="string" calcext:value-type="string">
            <text:p>N303</text:p>
          </table:table-cell>
          <table:table-cell office:value-type="string" calcext:value-type="string">
            <text:p>Missing/incomplete/invalid principal procedure date.</text:p>
            <text:p>Start: 12/02/2004</text:p>
          </table:table-cell>
          <table:table-cell table:formula="of:=FIND(&quot;Start&quot;; [.B518]; 1)-2" office:value-type="float" office:value="52" calcext:value-type="float">
            <text:p>52</text:p>
          </table:table-cell>
          <table:table-cell table:formula="of:=CONCATENATE([.$D$1];[.A518];[.$D$1];&quot;=&gt;&quot;;[.$D$1];LEFT([.B518]; [.C518]);[.$D$1];&quot;,&quot;)" office:value-type="string" office:string-value="&quot;N303&quot;=&gt;&quot;Missing/incomplete/invalid principal procedure date.&quot;," calcext:value-type="string">
            <text:p>"N303"=&gt;"Missing/incomplete/invalid principal procedure date.",</text:p>
          </table:table-cell>
        </table:table-row>
        <table:table-row table:style-name="ro7">
          <table:table-cell office:value-type="string" calcext:value-type="string">
            <text:p>N304</text:p>
          </table:table-cell>
          <table:table-cell office:value-type="string" calcext:value-type="string">
            <text:p>Missing/incomplete/invalid dispensed date.</text:p>
            <text:p>Start: 12/02/2004</text:p>
          </table:table-cell>
          <table:table-cell table:formula="of:=FIND(&quot;Start&quot;; [.B519]; 1)-2" office:value-type="float" office:value="42" calcext:value-type="float">
            <text:p>42</text:p>
          </table:table-cell>
          <table:table-cell table:formula="of:=CONCATENATE([.$D$1];[.A519];[.$D$1];&quot;=&gt;&quot;;[.$D$1];LEFT([.B519]; [.C519]);[.$D$1];&quot;,&quot;)" office:value-type="string" office:string-value="&quot;N304&quot;=&gt;&quot;Missing/incomplete/invalid dispensed date.&quot;," calcext:value-type="string">
            <text:p>"N304"=&gt;"Missing/incomplete/invalid dispensed date.",</text:p>
          </table:table-cell>
        </table:table-row>
        <table:table-row table:style-name="ro7">
          <table:table-cell office:value-type="string" calcext:value-type="string">
            <text:p>N305</text:p>
          </table:table-cell>
          <table:table-cell office:value-type="string" calcext:value-type="string">
            <text:p>Missing/incomplete/invalid accident date.</text:p>
            <text:p>Start: 12/02/2004</text:p>
          </table:table-cell>
          <table:table-cell table:formula="of:=FIND(&quot;Start&quot;; [.B520]; 1)-2" office:value-type="float" office:value="41" calcext:value-type="float">
            <text:p>41</text:p>
          </table:table-cell>
          <table:table-cell table:formula="of:=CONCATENATE([.$D$1];[.A520];[.$D$1];&quot;=&gt;&quot;;[.$D$1];LEFT([.B520]; [.C520]);[.$D$1];&quot;,&quot;)" office:value-type="string" office:string-value="&quot;N305&quot;=&gt;&quot;Missing/incomplete/invalid accident date.&quot;," calcext:value-type="string">
            <text:p>"N305"=&gt;"Missing/incomplete/invalid accident date.",</text:p>
          </table:table-cell>
        </table:table-row>
        <table:table-row table:style-name="ro7">
          <table:table-cell office:value-type="string" calcext:value-type="string">
            <text:p>N306</text:p>
          </table:table-cell>
          <table:table-cell office:value-type="string" calcext:value-type="string">
            <text:p>Missing/incomplete/invalid acute manifestation date.</text:p>
            <text:p>Start: 12/02/2004</text:p>
          </table:table-cell>
          <table:table-cell table:formula="of:=FIND(&quot;Start&quot;; [.B521]; 1)-2" office:value-type="float" office:value="52" calcext:value-type="float">
            <text:p>52</text:p>
          </table:table-cell>
          <table:table-cell table:formula="of:=CONCATENATE([.$D$1];[.A521];[.$D$1];&quot;=&gt;&quot;;[.$D$1];LEFT([.B521]; [.C521]);[.$D$1];&quot;,&quot;)" office:value-type="string" office:string-value="&quot;N306&quot;=&gt;&quot;Missing/incomplete/invalid acute manifestation date.&quot;," calcext:value-type="string">
            <text:p>"N306"=&gt;"Missing/incomplete/invalid acute manifestation date.",</text:p>
          </table:table-cell>
        </table:table-row>
        <table:table-row table:style-name="ro7">
          <table:table-cell office:value-type="string" calcext:value-type="string">
            <text:p>N307</text:p>
          </table:table-cell>
          <table:table-cell office:value-type="string" calcext:value-type="string">
            <text:p>Missing/incomplete/invalid adjudication or payment date.</text:p>
            <text:p>Start: 12/02/2004</text:p>
          </table:table-cell>
          <table:table-cell table:formula="of:=FIND(&quot;Start&quot;; [.B522]; 1)-2" office:value-type="float" office:value="56" calcext:value-type="float">
            <text:p>56</text:p>
          </table:table-cell>
          <table:table-cell table:formula="of:=CONCATENATE([.$D$1];[.A522];[.$D$1];&quot;=&gt;&quot;;[.$D$1];LEFT([.B522]; [.C522]);[.$D$1];&quot;,&quot;)" office:value-type="string" office:string-value="&quot;N307&quot;=&gt;&quot;Missing/incomplete/invalid adjudication or payment date.&quot;," calcext:value-type="string">
            <text:p>"N307"=&gt;"Missing/incomplete/invalid adjudication or payment date.",</text:p>
          </table:table-cell>
        </table:table-row>
        <table:table-row table:style-name="ro7">
          <table:table-cell office:value-type="string" calcext:value-type="string">
            <text:p>N308</text:p>
          </table:table-cell>
          <table:table-cell office:value-type="string" calcext:value-type="string">
            <text:p>Missing/incomplete/invalid appliance placement date.</text:p>
            <text:p>Start: 12/02/2004</text:p>
          </table:table-cell>
          <table:table-cell table:formula="of:=FIND(&quot;Start&quot;; [.B523]; 1)-2" office:value-type="float" office:value="52" calcext:value-type="float">
            <text:p>52</text:p>
          </table:table-cell>
          <table:table-cell table:formula="of:=CONCATENATE([.$D$1];[.A523];[.$D$1];&quot;=&gt;&quot;;[.$D$1];LEFT([.B523]; [.C523]);[.$D$1];&quot;,&quot;)" office:value-type="string" office:string-value="&quot;N308&quot;=&gt;&quot;Missing/incomplete/invalid appliance placement date.&quot;," calcext:value-type="string">
            <text:p>"N308"=&gt;"Missing/incomplete/invalid appliance placement date.",</text:p>
          </table:table-cell>
        </table:table-row>
        <table:table-row table:style-name="ro7">
          <table:table-cell office:value-type="string" calcext:value-type="string">
            <text:p>N309</text:p>
          </table:table-cell>
          <table:table-cell office:value-type="string" calcext:value-type="string">
            <text:p>Missing/incomplete/invalid assessment date.</text:p>
            <text:p>Start: 12/02/2004</text:p>
          </table:table-cell>
          <table:table-cell table:formula="of:=FIND(&quot;Start&quot;; [.B524]; 1)-2" office:value-type="float" office:value="43" calcext:value-type="float">
            <text:p>43</text:p>
          </table:table-cell>
          <table:table-cell table:formula="of:=CONCATENATE([.$D$1];[.A524];[.$D$1];&quot;=&gt;&quot;;[.$D$1];LEFT([.B524]; [.C524]);[.$D$1];&quot;,&quot;)" office:value-type="string" office:string-value="&quot;N309&quot;=&gt;&quot;Missing/incomplete/invalid assessment date.&quot;," calcext:value-type="string">
            <text:p>"N309"=&gt;"Missing/incomplete/invalid assessment date.",</text:p>
          </table:table-cell>
        </table:table-row>
        <table:table-row table:style-name="ro7">
          <table:table-cell office:value-type="string" calcext:value-type="string">
            <text:p>N310</text:p>
          </table:table-cell>
          <table:table-cell office:value-type="string" calcext:value-type="string">
            <text:p>Missing/incomplete/invalid assumed or relinquished care date.</text:p>
            <text:p>Start: 12/02/2004</text:p>
          </table:table-cell>
          <table:table-cell table:formula="of:=FIND(&quot;Start&quot;; [.B525]; 1)-2" office:value-type="float" office:value="61" calcext:value-type="float">
            <text:p>61</text:p>
          </table:table-cell>
          <table:table-cell table:formula="of:=CONCATENATE([.$D$1];[.A525];[.$D$1];&quot;=&gt;&quot;;[.$D$1];LEFT([.B525]; [.C525]);[.$D$1];&quot;,&quot;)" office:value-type="string" office:string-value="&quot;N310&quot;=&gt;&quot;Missing/incomplete/invalid assumed or relinquished care date.&quot;," calcext:value-type="string">
            <text:p>"N310"=&gt;"Missing/incomplete/invalid assumed or relinquished care date.",</text:p>
          </table:table-cell>
        </table:table-row>
        <table:table-row table:style-name="ro7">
          <table:table-cell office:value-type="string" calcext:value-type="string">
            <text:p>N311</text:p>
          </table:table-cell>
          <table:table-cell office:value-type="string" calcext:value-type="string">
            <text:p>Missing/incomplete/invalid authorized to return to work date.</text:p>
            <text:p>Start: 12/02/2004</text:p>
          </table:table-cell>
          <table:table-cell table:formula="of:=FIND(&quot;Start&quot;; [.B526]; 1)-2" office:value-type="float" office:value="61" calcext:value-type="float">
            <text:p>61</text:p>
          </table:table-cell>
          <table:table-cell table:formula="of:=CONCATENATE([.$D$1];[.A526];[.$D$1];&quot;=&gt;&quot;;[.$D$1];LEFT([.B526]; [.C526]);[.$D$1];&quot;,&quot;)" office:value-type="string" office:string-value="&quot;N311&quot;=&gt;&quot;Missing/incomplete/invalid authorized to return to work date.&quot;," calcext:value-type="string">
            <text:p>"N311"=&gt;"Missing/incomplete/invalid authorized to return to work date.",</text:p>
          </table:table-cell>
        </table:table-row>
        <table:table-row table:style-name="ro7">
          <table:table-cell office:value-type="string" calcext:value-type="string">
            <text:p>N312</text:p>
          </table:table-cell>
          <table:table-cell office:value-type="string" calcext:value-type="string">
            <text:p>Missing/incomplete/invalid begin therapy date.</text:p>
            <text:p>Start: 12/02/2004</text:p>
          </table:table-cell>
          <table:table-cell table:formula="of:=FIND(&quot;Start&quot;; [.B527]; 1)-2" office:value-type="float" office:value="46" calcext:value-type="float">
            <text:p>46</text:p>
          </table:table-cell>
          <table:table-cell table:formula="of:=CONCATENATE([.$D$1];[.A527];[.$D$1];&quot;=&gt;&quot;;[.$D$1];LEFT([.B527]; [.C527]);[.$D$1];&quot;,&quot;)" office:value-type="string" office:string-value="&quot;N312&quot;=&gt;&quot;Missing/incomplete/invalid begin therapy date.&quot;," calcext:value-type="string">
            <text:p>"N312"=&gt;"Missing/incomplete/invalid begin therapy date.",</text:p>
          </table:table-cell>
        </table:table-row>
        <table:table-row table:style-name="ro7">
          <table:table-cell office:value-type="string" calcext:value-type="string">
            <text:p>N313</text:p>
          </table:table-cell>
          <table:table-cell office:value-type="string" calcext:value-type="string">
            <text:p>Missing/incomplete/invalid certification revision date.</text:p>
            <text:p>Start: 12/02/2004</text:p>
          </table:table-cell>
          <table:table-cell table:formula="of:=FIND(&quot;Start&quot;; [.B528]; 1)-2" office:value-type="float" office:value="55" calcext:value-type="float">
            <text:p>55</text:p>
          </table:table-cell>
          <table:table-cell table:formula="of:=CONCATENATE([.$D$1];[.A528];[.$D$1];&quot;=&gt;&quot;;[.$D$1];LEFT([.B528]; [.C528]);[.$D$1];&quot;,&quot;)" office:value-type="string" office:string-value="&quot;N313&quot;=&gt;&quot;Missing/incomplete/invalid certification revision date.&quot;," calcext:value-type="string">
            <text:p>"N313"=&gt;"Missing/incomplete/invalid certification revision date.",</text:p>
          </table:table-cell>
        </table:table-row>
        <table:table-row table:style-name="ro7">
          <table:table-cell office:value-type="string" calcext:value-type="string">
            <text:p>N314</text:p>
          </table:table-cell>
          <table:table-cell office:value-type="string" calcext:value-type="string">
            <text:p>Missing/incomplete/invalid diagnosis date.</text:p>
            <text:p>Start: 12/02/2004</text:p>
          </table:table-cell>
          <table:table-cell table:formula="of:=FIND(&quot;Start&quot;; [.B529]; 1)-2" office:value-type="float" office:value="42" calcext:value-type="float">
            <text:p>42</text:p>
          </table:table-cell>
          <table:table-cell table:formula="of:=CONCATENATE([.$D$1];[.A529];[.$D$1];&quot;=&gt;&quot;;[.$D$1];LEFT([.B529]; [.C529]);[.$D$1];&quot;,&quot;)" office:value-type="string" office:string-value="&quot;N314&quot;=&gt;&quot;Missing/incomplete/invalid diagnosis date.&quot;," calcext:value-type="string">
            <text:p>"N314"=&gt;"Missing/incomplete/invalid diagnosis date.",</text:p>
          </table:table-cell>
        </table:table-row>
        <table:table-row table:style-name="ro7">
          <table:table-cell office:value-type="string" calcext:value-type="string">
            <text:p>N315</text:p>
          </table:table-cell>
          <table:table-cell office:value-type="string" calcext:value-type="string">
            <text:p>Missing/incomplete/invalid disability from date.</text:p>
            <text:p>Start: 12/02/2004</text:p>
          </table:table-cell>
          <table:table-cell table:formula="of:=FIND(&quot;Start&quot;; [.B530]; 1)-2" office:value-type="float" office:value="48" calcext:value-type="float">
            <text:p>48</text:p>
          </table:table-cell>
          <table:table-cell table:formula="of:=CONCATENATE([.$D$1];[.A530];[.$D$1];&quot;=&gt;&quot;;[.$D$1];LEFT([.B530]; [.C530]);[.$D$1];&quot;,&quot;)" office:value-type="string" office:string-value="&quot;N315&quot;=&gt;&quot;Missing/incomplete/invalid disability from date.&quot;," calcext:value-type="string">
            <text:p>"N315"=&gt;"Missing/incomplete/invalid disability from date.",</text:p>
          </table:table-cell>
        </table:table-row>
        <table:table-row table:style-name="ro7">
          <table:table-cell office:value-type="string" calcext:value-type="string">
            <text:p>N316</text:p>
          </table:table-cell>
          <table:table-cell office:value-type="string" calcext:value-type="string">
            <text:p>Missing/incomplete/invalid disability to date.</text:p>
            <text:p>Start: 12/02/2004</text:p>
          </table:table-cell>
          <table:table-cell table:formula="of:=FIND(&quot;Start&quot;; [.B531]; 1)-2" office:value-type="float" office:value="46" calcext:value-type="float">
            <text:p>46</text:p>
          </table:table-cell>
          <table:table-cell table:formula="of:=CONCATENATE([.$D$1];[.A531];[.$D$1];&quot;=&gt;&quot;;[.$D$1];LEFT([.B531]; [.C531]);[.$D$1];&quot;,&quot;)" office:value-type="string" office:string-value="&quot;N316&quot;=&gt;&quot;Missing/incomplete/invalid disability to date.&quot;," calcext:value-type="string">
            <text:p>"N316"=&gt;"Missing/incomplete/invalid disability to date.",</text:p>
          </table:table-cell>
        </table:table-row>
        <table:table-row table:style-name="ro7">
          <table:table-cell office:value-type="string" calcext:value-type="string">
            <text:p>N317</text:p>
          </table:table-cell>
          <table:table-cell office:value-type="string" calcext:value-type="string">
            <text:p>Missing/incomplete/invalid discharge hour.</text:p>
            <text:p>Start: 12/02/2004</text:p>
          </table:table-cell>
          <table:table-cell table:formula="of:=FIND(&quot;Start&quot;; [.B532]; 1)-2" office:value-type="float" office:value="42" calcext:value-type="float">
            <text:p>42</text:p>
          </table:table-cell>
          <table:table-cell table:formula="of:=CONCATENATE([.$D$1];[.A532];[.$D$1];&quot;=&gt;&quot;;[.$D$1];LEFT([.B532]; [.C532]);[.$D$1];&quot;,&quot;)" office:value-type="string" office:string-value="&quot;N317&quot;=&gt;&quot;Missing/incomplete/invalid discharge hour.&quot;," calcext:value-type="string">
            <text:p>"N317"=&gt;"Missing/incomplete/invalid discharge hour.",</text:p>
          </table:table-cell>
        </table:table-row>
        <table:table-row table:style-name="ro7">
          <table:table-cell office:value-type="string" calcext:value-type="string">
            <text:p>N318</text:p>
          </table:table-cell>
          <table:table-cell office:value-type="string" calcext:value-type="string">
            <text:p>Missing/incomplete/invalid discharge or end of care date.</text:p>
            <text:p>Start: 12/02/2004</text:p>
          </table:table-cell>
          <table:table-cell table:formula="of:=FIND(&quot;Start&quot;; [.B533]; 1)-2" office:value-type="float" office:value="57" calcext:value-type="float">
            <text:p>57</text:p>
          </table:table-cell>
          <table:table-cell table:formula="of:=CONCATENATE([.$D$1];[.A533];[.$D$1];&quot;=&gt;&quot;;[.$D$1];LEFT([.B533]; [.C533]);[.$D$1];&quot;,&quot;)" office:value-type="string" office:string-value="&quot;N318&quot;=&gt;&quot;Missing/incomplete/invalid discharge or end of care date.&quot;," calcext:value-type="string">
            <text:p>"N318"=&gt;"Missing/incomplete/invalid discharge or end of care date.",</text:p>
          </table:table-cell>
        </table:table-row>
        <table:table-row table:style-name="ro7">
          <table:table-cell office:value-type="string" calcext:value-type="string">
            <text:p>N319</text:p>
          </table:table-cell>
          <table:table-cell office:value-type="string" calcext:value-type="string">
            <text:p>Missing/incomplete/invalid hearing or vision prescription date.</text:p>
            <text:p>Start: 12/02/2004</text:p>
          </table:table-cell>
          <table:table-cell table:formula="of:=FIND(&quot;Start&quot;; [.B534]; 1)-2" office:value-type="float" office:value="63" calcext:value-type="float">
            <text:p>63</text:p>
          </table:table-cell>
          <table:table-cell table:formula="of:=CONCATENATE([.$D$1];[.A534];[.$D$1];&quot;=&gt;&quot;;[.$D$1];LEFT([.B534]; [.C534]);[.$D$1];&quot;,&quot;)" office:value-type="string" office:string-value="&quot;N319&quot;=&gt;&quot;Missing/incomplete/invalid hearing or vision prescription date.&quot;," calcext:value-type="string">
            <text:p>"N319"=&gt;"Missing/incomplete/invalid hearing or vision prescription date.",</text:p>
          </table:table-cell>
        </table:table-row>
        <table:table-row table:style-name="ro7">
          <table:table-cell office:value-type="string" calcext:value-type="string">
            <text:p>N320</text:p>
          </table:table-cell>
          <table:table-cell office:value-type="string" calcext:value-type="string">
            <text:p>Missing/incomplete/invalid Home Health Certification Period.</text:p>
            <text:p>Start: 12/02/2004</text:p>
          </table:table-cell>
          <table:table-cell table:formula="of:=FIND(&quot;Start&quot;; [.B535]; 1)-2" office:value-type="float" office:value="60" calcext:value-type="float">
            <text:p>60</text:p>
          </table:table-cell>
          <table:table-cell table:formula="of:=CONCATENATE([.$D$1];[.A535];[.$D$1];&quot;=&gt;&quot;;[.$D$1];LEFT([.B535]; [.C535]);[.$D$1];&quot;,&quot;)" office:value-type="string" office:string-value="&quot;N320&quot;=&gt;&quot;Missing/incomplete/invalid Home Health Certification Period.&quot;," calcext:value-type="string">
            <text:p>"N320"=&gt;"Missing/incomplete/invalid Home Health Certification Period.",</text:p>
          </table:table-cell>
        </table:table-row>
        <table:table-row table:style-name="ro7">
          <table:table-cell office:value-type="string" calcext:value-type="string">
            <text:p>N321</text:p>
          </table:table-cell>
          <table:table-cell office:value-type="string" calcext:value-type="string">
            <text:p>Missing/incomplete/invalid last admission period.</text:p>
            <text:p>Start: 12/02/2004</text:p>
          </table:table-cell>
          <table:table-cell table:formula="of:=FIND(&quot;Start&quot;; [.B536]; 1)-2" office:value-type="float" office:value="49" calcext:value-type="float">
            <text:p>49</text:p>
          </table:table-cell>
          <table:table-cell table:formula="of:=CONCATENATE([.$D$1];[.A536];[.$D$1];&quot;=&gt;&quot;;[.$D$1];LEFT([.B536]; [.C536]);[.$D$1];&quot;,&quot;)" office:value-type="string" office:string-value="&quot;N321&quot;=&gt;&quot;Missing/incomplete/invalid last admission period.&quot;," calcext:value-type="string">
            <text:p>"N321"=&gt;"Missing/incomplete/invalid last admission period.",</text:p>
          </table:table-cell>
        </table:table-row>
        <table:table-row table:style-name="ro7">
          <table:table-cell office:value-type="string" calcext:value-type="string">
            <text:p>N322</text:p>
          </table:table-cell>
          <table:table-cell office:value-type="string" calcext:value-type="string">
            <text:p>Missing/incomplete/invalid last certification date.</text:p>
            <text:p>Start: 12/02/2004</text:p>
          </table:table-cell>
          <table:table-cell table:formula="of:=FIND(&quot;Start&quot;; [.B537]; 1)-2" office:value-type="float" office:value="51" calcext:value-type="float">
            <text:p>51</text:p>
          </table:table-cell>
          <table:table-cell table:formula="of:=CONCATENATE([.$D$1];[.A537];[.$D$1];&quot;=&gt;&quot;;[.$D$1];LEFT([.B537]; [.C537]);[.$D$1];&quot;,&quot;)" office:value-type="string" office:string-value="&quot;N322&quot;=&gt;&quot;Missing/incomplete/invalid last certification date.&quot;," calcext:value-type="string">
            <text:p>"N322"=&gt;"Missing/incomplete/invalid last certification date.",</text:p>
          </table:table-cell>
        </table:table-row>
        <table:table-row table:style-name="ro7">
          <table:table-cell office:value-type="string" calcext:value-type="string">
            <text:p>N323</text:p>
          </table:table-cell>
          <table:table-cell office:value-type="string" calcext:value-type="string">
            <text:p>Missing/incomplete/invalid last contact date.</text:p>
            <text:p>Start: 12/02/2004</text:p>
          </table:table-cell>
          <table:table-cell table:formula="of:=FIND(&quot;Start&quot;; [.B538]; 1)-2" office:value-type="float" office:value="45" calcext:value-type="float">
            <text:p>45</text:p>
          </table:table-cell>
          <table:table-cell table:formula="of:=CONCATENATE([.$D$1];[.A538];[.$D$1];&quot;=&gt;&quot;;[.$D$1];LEFT([.B538]; [.C538]);[.$D$1];&quot;,&quot;)" office:value-type="string" office:string-value="&quot;N323&quot;=&gt;&quot;Missing/incomplete/invalid last contact date.&quot;," calcext:value-type="string">
            <text:p>"N323"=&gt;"Missing/incomplete/invalid last contact date.",</text:p>
          </table:table-cell>
        </table:table-row>
        <table:table-row table:style-name="ro7">
          <table:table-cell office:value-type="string" calcext:value-type="string">
            <text:p>N324</text:p>
          </table:table-cell>
          <table:table-cell office:value-type="string" calcext:value-type="string">
            <text:p>Missing/incomplete/invalid last seen/visit date.</text:p>
            <text:p>Start: 12/02/2004</text:p>
          </table:table-cell>
          <table:table-cell table:formula="of:=FIND(&quot;Start&quot;; [.B539]; 1)-2" office:value-type="float" office:value="48" calcext:value-type="float">
            <text:p>48</text:p>
          </table:table-cell>
          <table:table-cell table:formula="of:=CONCATENATE([.$D$1];[.A539];[.$D$1];&quot;=&gt;&quot;;[.$D$1];LEFT([.B539]; [.C539]);[.$D$1];&quot;,&quot;)" office:value-type="string" office:string-value="&quot;N324&quot;=&gt;&quot;Missing/incomplete/invalid last seen/visit date.&quot;," calcext:value-type="string">
            <text:p>"N324"=&gt;"Missing/incomplete/invalid last seen/visit date.",</text:p>
          </table:table-cell>
        </table:table-row>
        <table:table-row table:style-name="ro7">
          <table:table-cell office:value-type="string" calcext:value-type="string">
            <text:p>N325</text:p>
          </table:table-cell>
          <table:table-cell office:value-type="string" calcext:value-type="string">
            <text:p>Missing/incomplete/invalid last worked date.</text:p>
            <text:p>Start: 12/02/2004</text:p>
          </table:table-cell>
          <table:table-cell table:formula="of:=FIND(&quot;Start&quot;; [.B540]; 1)-2" office:value-type="float" office:value="44" calcext:value-type="float">
            <text:p>44</text:p>
          </table:table-cell>
          <table:table-cell table:formula="of:=CONCATENATE([.$D$1];[.A540];[.$D$1];&quot;=&gt;&quot;;[.$D$1];LEFT([.B540]; [.C540]);[.$D$1];&quot;,&quot;)" office:value-type="string" office:string-value="&quot;N325&quot;=&gt;&quot;Missing/incomplete/invalid last worked date.&quot;," calcext:value-type="string">
            <text:p>"N325"=&gt;"Missing/incomplete/invalid last worked date.",</text:p>
          </table:table-cell>
        </table:table-row>
        <table:table-row table:style-name="ro7">
          <table:table-cell office:value-type="string" calcext:value-type="string">
            <text:p>N326</text:p>
          </table:table-cell>
          <table:table-cell office:value-type="string" calcext:value-type="string">
            <text:p>Missing/incomplete/invalid last x-ray date.</text:p>
            <text:p>Start: 12/02/2004</text:p>
          </table:table-cell>
          <table:table-cell table:formula="of:=FIND(&quot;Start&quot;; [.B541]; 1)-2" office:value-type="float" office:value="43" calcext:value-type="float">
            <text:p>43</text:p>
          </table:table-cell>
          <table:table-cell table:formula="of:=CONCATENATE([.$D$1];[.A541];[.$D$1];&quot;=&gt;&quot;;[.$D$1];LEFT([.B541]; [.C541]);[.$D$1];&quot;,&quot;)" office:value-type="string" office:string-value="&quot;N326&quot;=&gt;&quot;Missing/incomplete/invalid last x-ray date.&quot;," calcext:value-type="string">
            <text:p>"N326"=&gt;"Missing/incomplete/invalid last x-ray date.",</text:p>
          </table:table-cell>
        </table:table-row>
        <table:table-row table:style-name="ro7">
          <table:table-cell office:value-type="string" calcext:value-type="string">
            <text:p>N327</text:p>
          </table:table-cell>
          <table:table-cell office:value-type="string" calcext:value-type="string">
            <text:p>Missing/incomplete/invalid other insured birth date.</text:p>
            <text:p>Start: 12/02/2004</text:p>
          </table:table-cell>
          <table:table-cell table:formula="of:=FIND(&quot;Start&quot;; [.B542]; 1)-2" office:value-type="float" office:value="52" calcext:value-type="float">
            <text:p>52</text:p>
          </table:table-cell>
          <table:table-cell table:formula="of:=CONCATENATE([.$D$1];[.A542];[.$D$1];&quot;=&gt;&quot;;[.$D$1];LEFT([.B542]; [.C542]);[.$D$1];&quot;,&quot;)" office:value-type="string" office:string-value="&quot;N327&quot;=&gt;&quot;Missing/incomplete/invalid other insured birth date.&quot;," calcext:value-type="string">
            <text:p>"N327"=&gt;"Missing/incomplete/invalid other insured birth date.",</text:p>
          </table:table-cell>
        </table:table-row>
        <table:table-row table:style-name="ro7">
          <table:table-cell office:value-type="string" calcext:value-type="string">
            <text:p>N328</text:p>
          </table:table-cell>
          <table:table-cell office:value-type="string" calcext:value-type="string">
            <text:p>Missing/incomplete/invalid Oxygen Saturation Test date.</text:p>
            <text:p>Start: 12/02/2004</text:p>
          </table:table-cell>
          <table:table-cell table:formula="of:=FIND(&quot;Start&quot;; [.B543]; 1)-2" office:value-type="float" office:value="55" calcext:value-type="float">
            <text:p>55</text:p>
          </table:table-cell>
          <table:table-cell table:formula="of:=CONCATENATE([.$D$1];[.A543];[.$D$1];&quot;=&gt;&quot;;[.$D$1];LEFT([.B543]; [.C543]);[.$D$1];&quot;,&quot;)" office:value-type="string" office:string-value="&quot;N328&quot;=&gt;&quot;Missing/incomplete/invalid Oxygen Saturation Test date.&quot;," calcext:value-type="string">
            <text:p>"N328"=&gt;"Missing/incomplete/invalid Oxygen Saturation Test date.",</text:p>
          </table:table-cell>
        </table:table-row>
        <table:table-row table:style-name="ro7">
          <table:table-cell office:value-type="string" calcext:value-type="string">
            <text:p>N329</text:p>
          </table:table-cell>
          <table:table-cell office:value-type="string" calcext:value-type="string">
            <text:p>Missing/incomplete/invalid patient birth date.</text:p>
            <text:p>Start: 12/02/2004</text:p>
          </table:table-cell>
          <table:table-cell table:formula="of:=FIND(&quot;Start&quot;; [.B544]; 1)-2" office:value-type="float" office:value="46" calcext:value-type="float">
            <text:p>46</text:p>
          </table:table-cell>
          <table:table-cell table:formula="of:=CONCATENATE([.$D$1];[.A544];[.$D$1];&quot;=&gt;&quot;;[.$D$1];LEFT([.B544]; [.C544]);[.$D$1];&quot;,&quot;)" office:value-type="string" office:string-value="&quot;N329&quot;=&gt;&quot;Missing/incomplete/invalid patient birth date.&quot;," calcext:value-type="string">
            <text:p>"N329"=&gt;"Missing/incomplete/invalid patient birth date.",</text:p>
          </table:table-cell>
        </table:table-row>
        <table:table-row table:style-name="ro7">
          <table:table-cell office:value-type="string" calcext:value-type="string">
            <text:p>N330</text:p>
          </table:table-cell>
          <table:table-cell office:value-type="string" calcext:value-type="string">
            <text:p>Missing/incomplete/invalid patient death date.</text:p>
            <text:p>Start: 12/02/2004</text:p>
          </table:table-cell>
          <table:table-cell table:formula="of:=FIND(&quot;Start&quot;; [.B545]; 1)-2" office:value-type="float" office:value="46" calcext:value-type="float">
            <text:p>46</text:p>
          </table:table-cell>
          <table:table-cell table:formula="of:=CONCATENATE([.$D$1];[.A545];[.$D$1];&quot;=&gt;&quot;;[.$D$1];LEFT([.B545]; [.C545]);[.$D$1];&quot;,&quot;)" office:value-type="string" office:string-value="&quot;N330&quot;=&gt;&quot;Missing/incomplete/invalid patient death date.&quot;," calcext:value-type="string">
            <text:p>"N330"=&gt;"Missing/incomplete/invalid patient death date.",</text:p>
          </table:table-cell>
        </table:table-row>
        <table:table-row table:style-name="ro7">
          <table:table-cell office:value-type="string" calcext:value-type="string">
            <text:p>N331</text:p>
          </table:table-cell>
          <table:table-cell office:value-type="string" calcext:value-type="string">
            <text:p>Missing/incomplete/invalid physician order date.</text:p>
            <text:p>Start: 12/02/2004</text:p>
          </table:table-cell>
          <table:table-cell table:formula="of:=FIND(&quot;Start&quot;; [.B546]; 1)-2" office:value-type="float" office:value="48" calcext:value-type="float">
            <text:p>48</text:p>
          </table:table-cell>
          <table:table-cell table:formula="of:=CONCATENATE([.$D$1];[.A546];[.$D$1];&quot;=&gt;&quot;;[.$D$1];LEFT([.B546]; [.C546]);[.$D$1];&quot;,&quot;)" office:value-type="string" office:string-value="&quot;N331&quot;=&gt;&quot;Missing/incomplete/invalid physician order date.&quot;," calcext:value-type="string">
            <text:p>"N331"=&gt;"Missing/incomplete/invalid physician order date.",</text:p>
          </table:table-cell>
        </table:table-row>
        <table:table-row table:style-name="ro7">
          <table:table-cell office:value-type="string" calcext:value-type="string">
            <text:p>N332</text:p>
          </table:table-cell>
          <table:table-cell office:value-type="string" calcext:value-type="string">
            <text:p>Missing/incomplete/invalid prior hospital discharge date.</text:p>
            <text:p>Start: 12/02/2004</text:p>
          </table:table-cell>
          <table:table-cell table:formula="of:=FIND(&quot;Start&quot;; [.B547]; 1)-2" office:value-type="float" office:value="57" calcext:value-type="float">
            <text:p>57</text:p>
          </table:table-cell>
          <table:table-cell table:formula="of:=CONCATENATE([.$D$1];[.A547];[.$D$1];&quot;=&gt;&quot;;[.$D$1];LEFT([.B547]; [.C547]);[.$D$1];&quot;,&quot;)" office:value-type="string" office:string-value="&quot;N332&quot;=&gt;&quot;Missing/incomplete/invalid prior hospital discharge date.&quot;," calcext:value-type="string">
            <text:p>"N332"=&gt;"Missing/incomplete/invalid prior hospital discharge date.",</text:p>
          </table:table-cell>
        </table:table-row>
        <table:table-row table:style-name="ro7">
          <table:table-cell office:value-type="string" calcext:value-type="string">
            <text:p>N333</text:p>
          </table:table-cell>
          <table:table-cell office:value-type="string" calcext:value-type="string">
            <text:p>Missing/incomplete/invalid prior placement date.</text:p>
            <text:p>Start: 12/02/2004</text:p>
          </table:table-cell>
          <table:table-cell table:formula="of:=FIND(&quot;Start&quot;; [.B548]; 1)-2" office:value-type="float" office:value="48" calcext:value-type="float">
            <text:p>48</text:p>
          </table:table-cell>
          <table:table-cell table:formula="of:=CONCATENATE([.$D$1];[.A548];[.$D$1];&quot;=&gt;&quot;;[.$D$1];LEFT([.B548]; [.C548]);[.$D$1];&quot;,&quot;)" office:value-type="string" office:string-value="&quot;N333&quot;=&gt;&quot;Missing/incomplete/invalid prior placement date.&quot;," calcext:value-type="string">
            <text:p>"N333"=&gt;"Missing/incomplete/invalid prior placement date.",</text:p>
          </table:table-cell>
        </table:table-row>
        <table:table-row table:style-name="ro8">
          <table:table-cell office:value-type="string" calcext:value-type="string">
            <text:p>N334</text:p>
          </table:table-cell>
          <table:table-cell office:value-type="string" calcext:value-type="string">
            <text:p>Missing/incomplete/invalid re-evaluation date.</text:p>
            <text:p>Start: 12/02/2004 | Last Modified: 03/14/2014</text:p>
            <text:p>Notes: (Modified 3/14/2014)</text:p>
          </table:table-cell>
          <table:table-cell table:formula="of:=FIND(&quot;Start&quot;; [.B549]; 1)-2" office:value-type="float" office:value="46" calcext:value-type="float">
            <text:p>46</text:p>
          </table:table-cell>
          <table:table-cell table:formula="of:=CONCATENATE([.$D$1];[.A549];[.$D$1];&quot;=&gt;&quot;;[.$D$1];LEFT([.B549]; [.C549]);[.$D$1];&quot;,&quot;)" office:value-type="string" office:string-value="&quot;N334&quot;=&gt;&quot;Missing/incomplete/invalid re-evaluation date.&quot;," calcext:value-type="string">
            <text:p>"N334"=&gt;"Missing/incomplete/invalid re-evaluation date.",</text:p>
          </table:table-cell>
        </table:table-row>
        <table:table-row table:style-name="ro7">
          <table:table-cell office:value-type="string" calcext:value-type="string">
            <text:p>N335</text:p>
          </table:table-cell>
          <table:table-cell office:value-type="string" calcext:value-type="string">
            <text:p>Missing/incomplete/invalid referral date.</text:p>
            <text:p>Start: 12/02/2004</text:p>
          </table:table-cell>
          <table:table-cell table:formula="of:=FIND(&quot;Start&quot;; [.B550]; 1)-2" office:value-type="float" office:value="41" calcext:value-type="float">
            <text:p>41</text:p>
          </table:table-cell>
          <table:table-cell table:formula="of:=CONCATENATE([.$D$1];[.A550];[.$D$1];&quot;=&gt;&quot;;[.$D$1];LEFT([.B550]; [.C550]);[.$D$1];&quot;,&quot;)" office:value-type="string" office:string-value="&quot;N335&quot;=&gt;&quot;Missing/incomplete/invalid referral date.&quot;," calcext:value-type="string">
            <text:p>"N335"=&gt;"Missing/incomplete/invalid referral date.",</text:p>
          </table:table-cell>
        </table:table-row>
        <table:table-row table:style-name="ro7">
          <table:table-cell office:value-type="string" calcext:value-type="string">
            <text:p>N336</text:p>
          </table:table-cell>
          <table:table-cell office:value-type="string" calcext:value-type="string">
            <text:p>Missing/incomplete/invalid replacement date.</text:p>
            <text:p>Start: 12/02/2004</text:p>
          </table:table-cell>
          <table:table-cell table:formula="of:=FIND(&quot;Start&quot;; [.B551]; 1)-2" office:value-type="float" office:value="44" calcext:value-type="float">
            <text:p>44</text:p>
          </table:table-cell>
          <table:table-cell table:formula="of:=CONCATENATE([.$D$1];[.A551];[.$D$1];&quot;=&gt;&quot;;[.$D$1];LEFT([.B551]; [.C551]);[.$D$1];&quot;,&quot;)" office:value-type="string" office:string-value="&quot;N336&quot;=&gt;&quot;Missing/incomplete/invalid replacement date.&quot;," calcext:value-type="string">
            <text:p>"N336"=&gt;"Missing/incomplete/invalid replacement date.",</text:p>
          </table:table-cell>
        </table:table-row>
        <table:table-row table:style-name="ro7">
          <table:table-cell office:value-type="string" calcext:value-type="string">
            <text:p>N337</text:p>
          </table:table-cell>
          <table:table-cell office:value-type="string" calcext:value-type="string">
            <text:p>Missing/incomplete/invalid secondary diagnosis date.</text:p>
            <text:p>Start: 12/02/2004</text:p>
          </table:table-cell>
          <table:table-cell table:formula="of:=FIND(&quot;Start&quot;; [.B552]; 1)-2" office:value-type="float" office:value="52" calcext:value-type="float">
            <text:p>52</text:p>
          </table:table-cell>
          <table:table-cell table:formula="of:=CONCATENATE([.$D$1];[.A552];[.$D$1];&quot;=&gt;&quot;;[.$D$1];LEFT([.B552]; [.C552]);[.$D$1];&quot;,&quot;)" office:value-type="string" office:string-value="&quot;N337&quot;=&gt;&quot;Missing/incomplete/invalid secondary diagnosis date.&quot;," calcext:value-type="string">
            <text:p>"N337"=&gt;"Missing/incomplete/invalid secondary diagnosis date.",</text:p>
          </table:table-cell>
        </table:table-row>
        <table:table-row table:style-name="ro7">
          <table:table-cell office:value-type="string" calcext:value-type="string">
            <text:p>N338</text:p>
          </table:table-cell>
          <table:table-cell office:value-type="string" calcext:value-type="string">
            <text:p>Missing/incomplete/invalid shipped date.</text:p>
            <text:p>Start: 12/02/2004</text:p>
          </table:table-cell>
          <table:table-cell table:formula="of:=FIND(&quot;Start&quot;; [.B553]; 1)-2" office:value-type="float" office:value="40" calcext:value-type="float">
            <text:p>40</text:p>
          </table:table-cell>
          <table:table-cell table:formula="of:=CONCATENATE([.$D$1];[.A553];[.$D$1];&quot;=&gt;&quot;;[.$D$1];LEFT([.B553]; [.C553]);[.$D$1];&quot;,&quot;)" office:value-type="string" office:string-value="&quot;N338&quot;=&gt;&quot;Missing/incomplete/invalid shipped date.&quot;," calcext:value-type="string">
            <text:p>"N338"=&gt;"Missing/incomplete/invalid shipped date.",</text:p>
          </table:table-cell>
        </table:table-row>
        <table:table-row table:style-name="ro7">
          <table:table-cell office:value-type="string" calcext:value-type="string">
            <text:p>N339</text:p>
          </table:table-cell>
          <table:table-cell office:value-type="string" calcext:value-type="string">
            <text:p>Missing/incomplete/invalid similar illness or symptom date.</text:p>
            <text:p>Start: 12/02/2004</text:p>
          </table:table-cell>
          <table:table-cell table:formula="of:=FIND(&quot;Start&quot;; [.B554]; 1)-2" office:value-type="float" office:value="59" calcext:value-type="float">
            <text:p>59</text:p>
          </table:table-cell>
          <table:table-cell table:formula="of:=CONCATENATE([.$D$1];[.A554];[.$D$1];&quot;=&gt;&quot;;[.$D$1];LEFT([.B554]; [.C554]);[.$D$1];&quot;,&quot;)" office:value-type="string" office:string-value="&quot;N339&quot;=&gt;&quot;Missing/incomplete/invalid similar illness or symptom date.&quot;," calcext:value-type="string">
            <text:p>"N339"=&gt;"Missing/incomplete/invalid similar illness or symptom date.",</text:p>
          </table:table-cell>
        </table:table-row>
        <table:table-row table:style-name="ro7">
          <table:table-cell office:value-type="string" calcext:value-type="string">
            <text:p>N340</text:p>
          </table:table-cell>
          <table:table-cell office:value-type="string" calcext:value-type="string">
            <text:p>Missing/incomplete/invalid subscriber birth date.</text:p>
            <text:p>Start: 12/02/2004</text:p>
          </table:table-cell>
          <table:table-cell table:formula="of:=FIND(&quot;Start&quot;; [.B555]; 1)-2" office:value-type="float" office:value="49" calcext:value-type="float">
            <text:p>49</text:p>
          </table:table-cell>
          <table:table-cell table:formula="of:=CONCATENATE([.$D$1];[.A555];[.$D$1];&quot;=&gt;&quot;;[.$D$1];LEFT([.B555]; [.C555]);[.$D$1];&quot;,&quot;)" office:value-type="string" office:string-value="&quot;N340&quot;=&gt;&quot;Missing/incomplete/invalid subscriber birth date.&quot;," calcext:value-type="string">
            <text:p>"N340"=&gt;"Missing/incomplete/invalid subscriber birth date.",</text:p>
          </table:table-cell>
        </table:table-row>
        <table:table-row table:style-name="ro7">
          <table:table-cell office:value-type="string" calcext:value-type="string">
            <text:p>N341</text:p>
          </table:table-cell>
          <table:table-cell office:value-type="string" calcext:value-type="string">
            <text:p>Missing/incomplete/invalid surgery date.</text:p>
            <text:p>Start: 12/02/2004</text:p>
          </table:table-cell>
          <table:table-cell table:formula="of:=FIND(&quot;Start&quot;; [.B556]; 1)-2" office:value-type="float" office:value="40" calcext:value-type="float">
            <text:p>40</text:p>
          </table:table-cell>
          <table:table-cell table:formula="of:=CONCATENATE([.$D$1];[.A556];[.$D$1];&quot;=&gt;&quot;;[.$D$1];LEFT([.B556]; [.C556]);[.$D$1];&quot;,&quot;)" office:value-type="string" office:string-value="&quot;N341&quot;=&gt;&quot;Missing/incomplete/invalid surgery date.&quot;," calcext:value-type="string">
            <text:p>"N341"=&gt;"Missing/incomplete/invalid surgery date.",</text:p>
          </table:table-cell>
        </table:table-row>
        <table:table-row table:style-name="ro7">
          <table:table-cell office:value-type="string" calcext:value-type="string">
            <text:p>N342</text:p>
          </table:table-cell>
          <table:table-cell office:value-type="string" calcext:value-type="string">
            <text:p>Missing/incomplete/invalid test performed date.</text:p>
            <text:p>Start: 12/02/2004</text:p>
          </table:table-cell>
          <table:table-cell table:formula="of:=FIND(&quot;Start&quot;; [.B557]; 1)-2" office:value-type="float" office:value="47" calcext:value-type="float">
            <text:p>47</text:p>
          </table:table-cell>
          <table:table-cell table:formula="of:=CONCATENATE([.$D$1];[.A557];[.$D$1];&quot;=&gt;&quot;;[.$D$1];LEFT([.B557]; [.C557]);[.$D$1];&quot;,&quot;)" office:value-type="string" office:string-value="&quot;N342&quot;=&gt;&quot;Missing/incomplete/invalid test performed date.&quot;," calcext:value-type="string">
            <text:p>"N342"=&gt;"Missing/incomplete/invalid test performed date.",</text:p>
          </table:table-cell>
        </table:table-row>
        <table:table-row table:style-name="ro8">
          <table:table-cell office:value-type="string" calcext:value-type="string">
            <text:p>N343</text:p>
          </table:table-cell>
          <table:table-cell office:value-type="string" calcext:value-type="string">
            <text:p>Missing/incomplete/invalid Transcutaneous Electrical Nerve Stimulator (TENS) trial start date.</text:p>
            <text:p>Start: 12/02/2004</text:p>
          </table:table-cell>
          <table:table-cell table:formula="of:=FIND(&quot;Start&quot;; [.B558]; 1)-2" office:value-type="float" office:value="94" calcext:value-type="float">
            <text:p>94</text:p>
          </table:table-cell>
          <table:table-cell table:formula="of:=CONCATENATE([.$D$1];[.A558];[.$D$1];&quot;=&gt;&quot;;[.$D$1];LEFT([.B558]; [.C558]);[.$D$1];&quot;,&quot;)" office:value-type="string" office:string-value="&quot;N343&quot;=&gt;&quot;Missing/incomplete/invalid Transcutaneous Electrical Nerve Stimulator (TENS) trial start date.&quot;," calcext:value-type="string">
            <text:p>"N343"=&gt;"Missing/incomplete/invalid Transcutaneous Electrical Nerve Stimulator (TENS) trial start date.",</text:p>
          </table:table-cell>
        </table:table-row>
        <table:table-row table:style-name="ro8">
          <table:table-cell office:value-type="string" calcext:value-type="string">
            <text:p>N344</text:p>
          </table:table-cell>
          <table:table-cell office:value-type="string" calcext:value-type="string">
            <text:p>Missing/incomplete/invalid Transcutaneous Electrical Nerve Stimulator (TENS) trial end date.</text:p>
            <text:p>Start: 12/02/2004</text:p>
          </table:table-cell>
          <table:table-cell table:formula="of:=FIND(&quot;Start&quot;; [.B559]; 1)-2" office:value-type="float" office:value="92" calcext:value-type="float">
            <text:p>92</text:p>
          </table:table-cell>
          <table:table-cell table:formula="of:=CONCATENATE([.$D$1];[.A559];[.$D$1];&quot;=&gt;&quot;;[.$D$1];LEFT([.B559]; [.C559]);[.$D$1];&quot;,&quot;)" office:value-type="string" office:string-value="&quot;N344&quot;=&gt;&quot;Missing/incomplete/invalid Transcutaneous Electrical Nerve Stimulator (TENS) trial end date.&quot;," calcext:value-type="string">
            <text:p>"N344"=&gt;"Missing/incomplete/invalid Transcutaneous Electrical Nerve Stimulator (TENS) trial end date.",</text:p>
          </table:table-cell>
        </table:table-row>
        <table:table-row table:style-name="ro7">
          <table:table-cell office:value-type="string" calcext:value-type="string">
            <text:p>N345</text:p>
          </table:table-cell>
          <table:table-cell office:value-type="string" calcext:value-type="string">
            <text:p>Date range not valid with units submitted.</text:p>
            <text:p>Start: 03/30/2005</text:p>
          </table:table-cell>
          <table:table-cell table:formula="of:=FIND(&quot;Start&quot;; [.B560]; 1)-2" office:value-type="float" office:value="42" calcext:value-type="float">
            <text:p>42</text:p>
          </table:table-cell>
          <table:table-cell table:formula="of:=CONCATENATE([.$D$1];[.A560];[.$D$1];&quot;=&gt;&quot;;[.$D$1];LEFT([.B560]; [.C560]);[.$D$1];&quot;,&quot;)" office:value-type="string" office:string-value="&quot;N345&quot;=&gt;&quot;Date range not valid with units submitted.&quot;," calcext:value-type="string">
            <text:p>"N345"=&gt;"Date range not valid with units submitted.",</text:p>
          </table:table-cell>
        </table:table-row>
        <table:table-row table:style-name="ro7">
          <table:table-cell office:value-type="string" calcext:value-type="string">
            <text:p>N346</text:p>
          </table:table-cell>
          <table:table-cell office:value-type="string" calcext:value-type="string">
            <text:p>Missing/incomplete/invalid oral cavity designation code.</text:p>
            <text:p>Start: 03/30/2005</text:p>
          </table:table-cell>
          <table:table-cell table:formula="of:=FIND(&quot;Start&quot;; [.B561]; 1)-2" office:value-type="float" office:value="56" calcext:value-type="float">
            <text:p>56</text:p>
          </table:table-cell>
          <table:table-cell table:formula="of:=CONCATENATE([.$D$1];[.A561];[.$D$1];&quot;=&gt;&quot;;[.$D$1];LEFT([.B561]; [.C561]);[.$D$1];&quot;,&quot;)" office:value-type="string" office:string-value="&quot;N346&quot;=&gt;&quot;Missing/incomplete/invalid oral cavity designation code.&quot;," calcext:value-type="string">
            <text:p>"N346"=&gt;"Missing/incomplete/invalid oral cavity designation code.",</text:p>
          </table:table-cell>
        </table:table-row>
        <table:table-row table:style-name="ro9">
          <table:table-cell office:value-type="string" calcext:value-type="string">
            <text:p>N347</text:p>
          </table:table-cell>
          <table:table-cell office:value-type="string" calcext:value-type="string">
            <text:p>Your claim for a referred or purchased service cannot be paid because payment has already been made for this same service to another provider by a payment contractor representing the payer.</text:p>
            <text:p>Start: 03/30/2005</text:p>
          </table:table-cell>
          <table:table-cell table:formula="of:=FIND(&quot;Start&quot;; [.B562]; 1)-2" office:value-type="float" office:value="189" calcext:value-type="float">
            <text:p>189</text:p>
          </table:table-cell>
          <table:table-cell table:formula="of:=CONCATENATE([.$D$1];[.A562];[.$D$1];&quot;=&gt;&quot;;[.$D$1];LEFT([.B562]; [.C562]);[.$D$1];&quot;,&quot;)" office:value-type="string" office:string-value="&quot;N347&quot;=&gt;&quot;Your claim for a referred or purchased service cannot be paid because payment has already been made for this same service to another provider by a payment contractor representing the payer.&quot;," calcext:value-type="string">
            <text:p>"N347"=&gt;"Your claim for a referred or purchased service cannot be paid because payment has already been made for this same service to another provider by a payment contractor representing the payer.",</text:p>
          </table:table-cell>
        </table:table-row>
        <table:table-row table:style-name="ro8">
          <table:table-cell office:value-type="string" calcext:value-type="string">
            <text:p>N348</text:p>
          </table:table-cell>
          <table:table-cell office:value-type="string" calcext:value-type="string">
            <text:p>You chose that this service/supply/drug would be rendered/supplied and billed by a different practitioner/supplier.</text:p>
            <text:p>Start: 08/01/2005</text:p>
          </table:table-cell>
          <table:table-cell table:formula="of:=FIND(&quot;Start&quot;; [.B563]; 1)-2" office:value-type="float" office:value="115" calcext:value-type="float">
            <text:p>115</text:p>
          </table:table-cell>
          <table:table-cell table:formula="of:=CONCATENATE([.$D$1];[.A563];[.$D$1];&quot;=&gt;&quot;;[.$D$1];LEFT([.B563]; [.C563]);[.$D$1];&quot;,&quot;)" office:value-type="string" office:string-value="&quot;N348&quot;=&gt;&quot;You chose that this service/supply/drug would be rendered/supplied and billed by a different practitioner/supplier.&quot;," calcext:value-type="string">
            <text:p>"N348"=&gt;"You chose that this service/supply/drug would be rendered/supplied and billed by a different practitioner/supplier.",</text:p>
          </table:table-cell>
        </table:table-row>
        <table:table-row table:style-name="ro7">
          <table:table-cell office:value-type="string" calcext:value-type="string">
            <text:p>N349</text:p>
          </table:table-cell>
          <table:table-cell office:value-type="string" calcext:value-type="string">
            <text:p>The administration method and drug must be reported to adjudicate this service.</text:p>
            <text:p>Start: 08/01/2005</text:p>
          </table:table-cell>
          <table:table-cell table:formula="of:=FIND(&quot;Start&quot;; [.B564]; 1)-2" office:value-type="float" office:value="79" calcext:value-type="float">
            <text:p>79</text:p>
          </table:table-cell>
          <table:table-cell table:formula="of:=CONCATENATE([.$D$1];[.A564];[.$D$1];&quot;=&gt;&quot;;[.$D$1];LEFT([.B564]; [.C564]);[.$D$1];&quot;,&quot;)" office:value-type="string" office:string-value="&quot;N349&quot;=&gt;&quot;The administration method and drug must be reported to adjudicate this service.&quot;," calcext:value-type="string">
            <text:p>"N349"=&gt;"The administration method and drug must be reported to adjudicate this service.",</text:p>
          </table:table-cell>
        </table:table-row>
        <table:table-row table:style-name="ro9">
          <table:table-cell office:value-type="string" calcext:value-type="string">
            <text:p>N350</text:p>
          </table:table-cell>
          <table:table-cell office:value-type="string" calcext:value-type="string">
            <text:p>Missing/incomplete/invalid description of service for a Not Otherwise Classified (NOC) code or for an Unlisted/By Report procedure.</text:p>
            <text:p>Start: 08/01/2005 | Last Modified: 07/01/2008</text:p>
            <text:p>Notes: (Modified 7/1/08)</text:p>
          </table:table-cell>
          <table:table-cell table:formula="of:=FIND(&quot;Start&quot;; [.B565]; 1)-2" office:value-type="float" office:value="131" calcext:value-type="float">
            <text:p>131</text:p>
          </table:table-cell>
          <table:table-cell table:formula="of:=CONCATENATE([.$D$1];[.A565];[.$D$1];&quot;=&gt;&quot;;[.$D$1];LEFT([.B565]; [.C565]);[.$D$1];&quot;,&quot;)" office:value-type="string" office:string-value="&quot;N350&quot;=&gt;&quot;Missing/incomplete/invalid description of service for a Not Otherwise Classified (NOC) code or for an Unlisted/By Report procedure.&quot;," calcext:value-type="string">
            <text:p>"N350"=&gt;"Missing/incomplete/invalid description of service for a Not Otherwise Classified (NOC) code or for an Unlisted/By Report procedure.",</text:p>
          </table:table-cell>
        </table:table-row>
        <table:table-row table:style-name="ro7">
          <table:table-cell office:value-type="string" calcext:value-type="string">
            <text:p>N351</text:p>
          </table:table-cell>
          <table:table-cell office:value-type="string" calcext:value-type="string">
            <text:p>Service date outside of the approved treatment plan service dates.</text:p>
            <text:p>Start: 08/01/2005</text:p>
          </table:table-cell>
          <table:table-cell table:formula="of:=FIND(&quot;Start&quot;; [.B566]; 1)-2" office:value-type="float" office:value="66" calcext:value-type="float">
            <text:p>66</text:p>
          </table:table-cell>
          <table:table-cell table:formula="of:=CONCATENATE([.$D$1];[.A566];[.$D$1];&quot;=&gt;&quot;;[.$D$1];LEFT([.B566]; [.C566]);[.$D$1];&quot;,&quot;)" office:value-type="string" office:string-value="&quot;N351&quot;=&gt;&quot;Service date outside of the approved treatment plan service dates.&quot;," calcext:value-type="string">
            <text:p>"N351"=&gt;"Service date outside of the approved treatment plan service dates.",</text:p>
          </table:table-cell>
        </table:table-row>
        <table:table-row table:style-name="ro9">
          <table:table-cell office:value-type="string" calcext:value-type="string">
            <text:p>N352</text:p>
          </table:table-cell>
          <table:table-cell office:value-type="string" calcext:value-type="string">
            <text:p>Alert: There are no scheduled payments for this service. Submit a claim for each patient visit.</text:p>
            <text:p>Start: 08/01/2005 | Last Modified: 04/01/2007</text:p>
            <text:p>Notes: (Modified 4/1/07)</text:p>
          </table:table-cell>
          <table:table-cell table:formula="of:=FIND(&quot;Start&quot;; [.B567]; 1)-2" office:value-type="float" office:value="95" calcext:value-type="float">
            <text:p>95</text:p>
          </table:table-cell>
          <table:table-cell table:formula="of:=CONCATENATE([.$D$1];[.A567];[.$D$1];&quot;=&gt;&quot;;[.$D$1];LEFT([.B567]; [.C567]);[.$D$1];&quot;,&quot;)" office:value-type="string" office:string-value="&quot;N352&quot;=&gt;&quot;Alert: There are no scheduled payments for this service. Submit a claim for each patient visit.&quot;," calcext:value-type="string">
            <text:p>"N352"=&gt;"Alert: There are no scheduled payments for this service. Submit a claim for each patient visit.",</text:p>
          </table:table-cell>
        </table:table-row>
        <table:table-row table:style-name="ro9">
          <table:table-cell office:value-type="string" calcext:value-type="string">
            <text:p>N353</text:p>
          </table:table-cell>
          <table:table-cell office:value-type="string" calcext:value-type="string">
            <text:p>Alert: Benefits have been estimated, when the actual services have been rendered, additional payment will be considered based on the submitted claim.</text:p>
            <text:p>Start: 08/01/2005 | Last Modified: 04/01/2007</text:p>
            <text:p>Notes: (Modified 4/1/07)</text:p>
          </table:table-cell>
          <table:table-cell table:formula="of:=FIND(&quot;Start&quot;; [.B568]; 1)-2" office:value-type="float" office:value="149" calcext:value-type="float">
            <text:p>149</text:p>
          </table:table-cell>
          <table:table-cell table:formula="of:=CONCATENATE([.$D$1];[.A568];[.$D$1];&quot;=&gt;&quot;;[.$D$1];LEFT([.B568]; [.C568]);[.$D$1];&quot;,&quot;)" office:value-type="string" office:string-value="&quot;N353&quot;=&gt;&quot;Alert: Benefits have been estimated, when the actual services have been rendered, additional payment will be considered based on the submitted claim.&quot;," calcext:value-type="string">
            <text:p>"N353"=&gt;"Alert: Benefits have been estimated, when the actual services have been rendered, additional payment will be considered based on the submitted claim.",</text:p>
          </table:table-cell>
        </table:table-row>
        <table:table-row table:style-name="ro8">
          <table:table-cell office:value-type="string" calcext:value-type="string">
            <text:p>N354</text:p>
          </table:table-cell>
          <table:table-cell office:value-type="string" calcext:value-type="string">
            <text:p>Incomplete/invalid invoice.</text:p>
            <text:p>Start: 08/01/2005 | Last Modified: 03/14/2014</text:p>
            <text:p>Notes: (Modified 3/14/2014)</text:p>
          </table:table-cell>
          <table:table-cell table:formula="of:=FIND(&quot;Start&quot;; [.B569]; 1)-2" office:value-type="float" office:value="27" calcext:value-type="float">
            <text:p>27</text:p>
          </table:table-cell>
          <table:table-cell table:formula="of:=CONCATENATE([.$D$1];[.A569];[.$D$1];&quot;=&gt;&quot;;[.$D$1];LEFT([.B569]; [.C569]);[.$D$1];&quot;,&quot;)" office:value-type="string" office:string-value="&quot;N354&quot;=&gt;&quot;Incomplete/invalid invoice.&quot;," calcext:value-type="string">
            <text:p>"N354"=&gt;"Incomplete/invalid invoice.",</text:p>
          </table:table-cell>
        </table:table-row>
        <table:table-row table:style-name="ro17">
          <table:table-cell office:value-type="string" calcext:value-type="string">
            <text:p>N355</text:p>
          </table:table-cell>
          <table:table-cell office:value-type="string" calcext:value-type="string">
            <text:p>Alert: The law permits exceptions to the refund requirement in two cases: - If you did not know, and could not have reasonably been expected to know, that we would not pay for this service; or - If you notified the patient in writing before providing the service that you believed that we were likely to deny the service, and the patient signed a statement agreeing to pay for the service.</text:p>
            <text:p/>
            <text:p>If you come within either exception, or if you believe the carrier was wrong in its determination that we do not pay for this service, you should request appeal of this determination within 30 days of the date of this notice. Your request for review should include any additional information necessary to support your position.</text:p>
            <text:p/>
            <text:p>If you request an appeal within 30 days of receiving this notice, you may delay refunding the amount to the patient until you receive the results of the review. If the review decision is favorable to you, you do not need to make any refund. If, however, the review is unfavorable, the law specifies that you must make the refund within 15 days of receiving the unfavorable review decision.</text:p>
            <text:p/>
            <text:p>The law also permits you to request an appeal at any time within 120 days of the date you receive this notice. However, an appeal request that is received more than 30 days after the date of this notice, does not permit you to delay making the refund. Regardless of when a review is requested, the patient will be notified that you have requested one, and will receive a copy of the determination.</text:p>
            <text:p/>
            <text:p>The patient has received a separate notice of this denial decision. The notice advises that he/she may be entitled to a refund of any amounts paid, if you should have known that we would not pay and did not tell him/her. It also instructs the patient to contact our office if he/she does not hear anything about a refund within 30 days</text:p>
            <text:p>Start: 08/01/2005 | Last Modified: 04/01/2007</text:p>
            <text:p>Notes: (Modified 11/18/05, Modified 4/1/07)</text:p>
          </table:table-cell>
          <table:table-cell table:formula="of:=FIND(&quot;Start&quot;; [.B570]; 1)-2" office:value-type="float" office:value="1845" calcext:value-type="float">
            <text:p>1845</text:p>
          </table:table-cell>
          <table:table-cell table:formula="of:=CONCATENATE([.$D$1];[.A570];[.$D$1];&quot;=&gt;&quot;;[.$D$1];LEFT([.B570]; [.C570]);[.$D$1];&quot;,&quot;)" office:value-type="string" office:string-value="&quot;N355&quot;=&gt;&quot;Alert: The law permits exceptions to the refund requirement in two cases: - If you did not know, and could not have reasonably been expected to know, that we would not pay for this service; or - If you notified the patient in writing before providing the service that you believed that we were likely to deny the service, and the patient signed a statement agreeing to pay for the service.&#10;&#10;If you come within either exception, or if you believe the carrier was wrong in its determination that we do not pay for this service, you should request appeal of this determination within 30 days of the date of this notice. Your request for review should include any additional information necessary to support your position.&#10;&#10;If you request an appeal within 30 days of receiving this notice, you may delay refunding the amount to the patient until you receive the results of the review. If the review decision is favorable to you, you do not need to make any refund. If, however, the review is unfavorable, the law specifies that you must make the refund within 15 days of receiving the unfavorable review decision.&#10;&#10;The law also permits you to request an appeal at any time within 120 days of the date you receive this notice. However, an appeal request that is received more than 30 days after the date of this notice, does not permit you to delay making the refund. Regardless of when a review is requested, the patient will be notified that you have requested one, and will receive a copy of the determination.&#10;&#10;The patient has received a separate notice of this denial decision. The notice advises that he/she may be entitled to a refund of any amounts paid, if you should have known that we would not pay and did not tell him/her. It also instructs the patient to contact our office if he/she does not hear anything about a refund within 30 days&quot;," calcext:value-type="string">
            <text:p>"N355"=&gt;"Alert: The law permits exceptions to the refund requirement in two cases: - If you did not know, and could not have reasonably been expected to know, that we would not pay for this service; or - If you notified the patient in writing before providing the service that you believed that we were likely to deny the service, and the patient signed a statement agreeing to pay for the service.</text:p>
            <text:p/>
            <text:p>If you come within either exception, or if you believe the carrier was wrong in its determination that we do not pay for this service, you should request appeal of this determination within 30 days of the date of this notice. Your request for review should include any additional information necessary to support your position.</text:p>
            <text:p/>
            <text:p>If you request an appeal within 30 days of receiving this notice, you may delay refunding the amount to the patient until you receive the results of the review. If the review decision is favorable to you, you do not need to make any refund. If, however, the review is unfavorable, the law specifies that you must make the refund within 15 days of receiving the unfavorable review decision.</text:p>
            <text:p/>
            <text:p>The law also permits you to request an appeal at any time within 120 days of the date you receive this notice. However, an appeal request that is received more than 30 days after the date of this notice, does not permit you to delay making the refund. Regardless of when a review is requested, the patient will be notified that you have requested one, and will receive a copy of the determination.</text:p>
            <text:p/>
            <text:p>The patient has received a separate notice of this denial decision. The notice advises that he/she may be entitled to a refund of any amounts paid, if you should have known that we would not pay and did not tell him/her. It also instructs the patient to contact our office if he/she does not hear anything about a refund within 30 days",</text:p>
          </table:table-cell>
        </table:table-row>
        <table:table-row table:style-name="ro8">
          <table:table-cell office:value-type="string" calcext:value-type="string">
            <text:p>N356</text:p>
          </table:table-cell>
          <table:table-cell office:value-type="string" calcext:value-type="string">
            <text:p>Not covered when performed with, or subsequent to, a non-covered service.</text:p>
            <text:p>Start: 08/01/2005 | Last Modified: 03/08/2011</text:p>
            <text:p>Notes: (Modified 3/8/11)</text:p>
          </table:table-cell>
          <table:table-cell table:formula="of:=FIND(&quot;Start&quot;; [.B571]; 1)-2" office:value-type="float" office:value="73" calcext:value-type="float">
            <text:p>73</text:p>
          </table:table-cell>
          <table:table-cell table:formula="of:=CONCATENATE([.$D$1];[.A571];[.$D$1];&quot;=&gt;&quot;;[.$D$1];LEFT([.B571]; [.C571]);[.$D$1];&quot;,&quot;)" office:value-type="string" office:string-value="&quot;N356&quot;=&gt;&quot;Not covered when performed with, or subsequent to, a non-covered service.&quot;," calcext:value-type="string">
            <text:p>"N356"=&gt;"Not covered when performed with, or subsequent to, a non-covered service.",</text:p>
          </table:table-cell>
        </table:table-row>
        <table:table-row table:style-name="ro8">
          <table:table-cell office:value-type="string" calcext:value-type="string">
            <text:p>N357</text:p>
          </table:table-cell>
          <table:table-cell office:value-type="string" calcext:value-type="string">
            <text:p>Time frame requirements between this service/procedure/supply and a related service/procedure/supply have not been met.</text:p>
            <text:p>Start: 11/18/2005</text:p>
          </table:table-cell>
          <table:table-cell table:formula="of:=FIND(&quot;Start&quot;; [.B572]; 1)-2" office:value-type="float" office:value="119" calcext:value-type="float">
            <text:p>119</text:p>
          </table:table-cell>
          <table:table-cell table:formula="of:=CONCATENATE([.$D$1];[.A572];[.$D$1];&quot;=&gt;&quot;;[.$D$1];LEFT([.B572]; [.C572]);[.$D$1];&quot;,&quot;)" office:value-type="string" office:string-value="&quot;N357&quot;=&gt;&quot;Time frame requirements between this service/procedure/supply and a related service/procedure/supply have not been met.&quot;," calcext:value-type="string">
            <text:p>"N357"=&gt;"Time frame requirements between this service/procedure/supply and a related service/procedure/supply have not been met.",</text:p>
          </table:table-cell>
        </table:table-row>
        <table:table-row table:style-name="ro9">
          <table:table-cell office:value-type="string" calcext:value-type="string">
            <text:p>N358</text:p>
          </table:table-cell>
          <table:table-cell office:value-type="string" calcext:value-type="string">
            <text:p>Alert: This decision may be reviewed if additional documentation as described in the contract or plan benefit documents is submitted.</text:p>
            <text:p>Start: 11/18/2005 | Last Modified: 04/01/2007</text:p>
            <text:p>Notes: (Modified 4/1/07)</text:p>
          </table:table-cell>
          <table:table-cell table:formula="of:=FIND(&quot;Start&quot;; [.B573]; 1)-2" office:value-type="float" office:value="133" calcext:value-type="float">
            <text:p>133</text:p>
          </table:table-cell>
          <table:table-cell table:formula="of:=CONCATENATE([.$D$1];[.A573];[.$D$1];&quot;=&gt;&quot;;[.$D$1];LEFT([.B573]; [.C573]);[.$D$1];&quot;,&quot;)" office:value-type="string" office:string-value="&quot;N358&quot;=&gt;&quot;Alert: This decision may be reviewed if additional documentation as described in the contract or plan benefit documents is submitted.&quot;," calcext:value-type="string">
            <text:p>"N358"=&gt;"Alert: This decision may be reviewed if additional documentation as described in the contract or plan benefit documents is submitted.",</text:p>
          </table:table-cell>
        </table:table-row>
        <table:table-row table:style-name="ro7">
          <table:table-cell office:value-type="string" calcext:value-type="string">
            <text:p>N359</text:p>
          </table:table-cell>
          <table:table-cell office:value-type="string" calcext:value-type="string">
            <text:p>Missing/incomplete/invalid height.</text:p>
            <text:p>Start: 11/18/2005</text:p>
          </table:table-cell>
          <table:table-cell table:formula="of:=FIND(&quot;Start&quot;; [.B574]; 1)-2" office:value-type="float" office:value="34" calcext:value-type="float">
            <text:p>34</text:p>
          </table:table-cell>
          <table:table-cell table:formula="of:=CONCATENATE([.$D$1];[.A574];[.$D$1];&quot;=&gt;&quot;;[.$D$1];LEFT([.B574]; [.C574]);[.$D$1];&quot;,&quot;)" office:value-type="string" office:string-value="&quot;N359&quot;=&gt;&quot;Missing/incomplete/invalid height.&quot;," calcext:value-type="string">
            <text:p>"N359"=&gt;"Missing/incomplete/invalid height.",</text:p>
          </table:table-cell>
        </table:table-row>
        <table:table-row table:style-name="ro12">
          <table:table-cell office:value-type="string" calcext:value-type="string">
            <text:p>N360</text:p>
          </table:table-cell>
          <table:table-cell office:value-type="string" calcext:value-type="string">
            <text:p>Alert: Coordination of benefits has not been calculated when estimating benefits for this pre-determination. Submit payment information from the primary payer with the secondary claim.</text:p>
            <text:p>Start: 11/18/2005 | Last Modified: 04/01/2007</text:p>
            <text:p>Notes: (Modified 4/1/07)</text:p>
          </table:table-cell>
          <table:table-cell table:formula="of:=FIND(&quot;Start&quot;; [.B575]; 1)-2" office:value-type="float" office:value="184" calcext:value-type="float">
            <text:p>184</text:p>
          </table:table-cell>
          <table:table-cell table:formula="of:=CONCATENATE([.$D$1];[.A575];[.$D$1];&quot;=&gt;&quot;;[.$D$1];LEFT([.B575]; [.C575]);[.$D$1];&quot;,&quot;)" office:value-type="string" office:string-value="&quot;N360&quot;=&gt;&quot;Alert: Coordination of benefits has not been calculated when estimating benefits for this pre-determination. Submit payment information from the primary payer with the secondary claim.&quot;," calcext:value-type="string">
            <text:p>"N360"=&gt;"Alert: Coordination of benefits has not been calculated when estimating benefits for this pre-determination. Submit payment information from the primary payer with the secondary claim.",</text:p>
          </table:table-cell>
        </table:table-row>
        <table:table-row table:style-name="ro7">
          <table:table-cell office:value-type="string" calcext:value-type="string">
            <text:p>N362</text:p>
          </table:table-cell>
          <table:table-cell office:value-type="string" calcext:value-type="string">
            <text:p>The number of Days or Units of Service exceeds our acceptable maximum.</text:p>
            <text:p>Start: 11/18/2005</text:p>
          </table:table-cell>
          <table:table-cell table:formula="of:=FIND(&quot;Start&quot;; [.B576]; 1)-2" office:value-type="float" office:value="70" calcext:value-type="float">
            <text:p>70</text:p>
          </table:table-cell>
          <table:table-cell table:formula="of:=CONCATENATE([.$D$1];[.A576];[.$D$1];&quot;=&gt;&quot;;[.$D$1];LEFT([.B576]; [.C576]);[.$D$1];&quot;,&quot;)" office:value-type="string" office:string-value="&quot;N362&quot;=&gt;&quot;The number of Days or Units of Service exceeds our acceptable maximum.&quot;," calcext:value-type="string">
            <text:p>"N362"=&gt;"The number of Days or Units of Service exceeds our acceptable maximum.",</text:p>
          </table:table-cell>
        </table:table-row>
        <table:table-row table:style-name="ro9">
          <table:table-cell office:value-type="string" calcext:value-type="string">
            <text:p>N363</text:p>
          </table:table-cell>
          <table:table-cell office:value-type="string" calcext:value-type="string">
            <text:p>Alert: in the near future we are implementing new policies/procedures that would affect this determination.</text:p>
            <text:p>Start: 11/18/2005 | Last Modified: 04/01/2007</text:p>
            <text:p>Notes: (Modified 4/1/07)</text:p>
          </table:table-cell>
          <table:table-cell table:formula="of:=FIND(&quot;Start&quot;; [.B577]; 1)-2" office:value-type="float" office:value="107" calcext:value-type="float">
            <text:p>107</text:p>
          </table:table-cell>
          <table:table-cell table:formula="of:=CONCATENATE([.$D$1];[.A577];[.$D$1];&quot;=&gt;&quot;;[.$D$1];LEFT([.B577]; [.C577]);[.$D$1];&quot;,&quot;)" office:value-type="string" office:string-value="&quot;N363&quot;=&gt;&quot;Alert: in the near future we are implementing new policies/procedures that would affect this determination.&quot;," calcext:value-type="string">
            <text:p>"N363"=&gt;"Alert: in the near future we are implementing new policies/procedures that would affect this determination.",</text:p>
          </table:table-cell>
        </table:table-row>
        <table:table-row table:style-name="ro9">
          <table:table-cell office:value-type="string" calcext:value-type="string">
            <text:p>N364</text:p>
          </table:table-cell>
          <table:table-cell office:value-type="string" calcext:value-type="string">
            <text:p>Alert: According to our agreement, you must waive the deductible and/or coinsurance amounts.</text:p>
            <text:p>Start: 11/18/2005 | Last Modified: 04/01/2007</text:p>
            <text:p>Notes: (Modified 4/1/07)</text:p>
          </table:table-cell>
          <table:table-cell table:formula="of:=FIND(&quot;Start&quot;; [.B578]; 1)-2" office:value-type="float" office:value="92" calcext:value-type="float">
            <text:p>92</text:p>
          </table:table-cell>
          <table:table-cell table:formula="of:=CONCATENATE([.$D$1];[.A578];[.$D$1];&quot;=&gt;&quot;;[.$D$1];LEFT([.B578]; [.C578]);[.$D$1];&quot;,&quot;)" office:value-type="string" office:string-value="&quot;N364&quot;=&gt;&quot;Alert: According to our agreement, you must waive the deductible and/or coinsurance amounts.&quot;," calcext:value-type="string">
            <text:p>"N364"=&gt;"Alert: According to our agreement, you must waive the deductible and/or coinsurance amounts.",</text:p>
          </table:table-cell>
        </table:table-row>
        <table:table-row table:style-name="ro8">
          <table:table-cell office:value-type="string" calcext:value-type="string">
            <text:p>N366</text:p>
          </table:table-cell>
          <table:table-cell office:value-type="string" calcext:value-type="string">
            <text:p>Requested information not provided. The claim will be reopened if the information previously requested is submitted within one year after the date of this denial notice.</text:p>
            <text:p>Start: 04/01/2006</text:p>
          </table:table-cell>
          <table:table-cell table:formula="of:=FIND(&quot;Start&quot;; [.B579]; 1)-2" office:value-type="float" office:value="169" calcext:value-type="float">
            <text:p>169</text:p>
          </table:table-cell>
          <table:table-cell table:formula="of:=CONCATENATE([.$D$1];[.A579];[.$D$1];&quot;=&gt;&quot;;[.$D$1];LEFT([.B579]; [.C579]);[.$D$1];&quot;,&quot;)" office:value-type="string" office:string-value="&quot;N366&quot;=&gt;&quot;Requested information not provided. The claim will be reopened if the information previously requested is submitted within one year after the date of this denial notice.&quot;," calcext:value-type="string">
            <text:p>"N366"=&gt;"Requested information not provided. The claim will be reopened if the information previously requested is submitted within one year after the date of this denial notice.",</text:p>
          </table:table-cell>
        </table:table-row>
        <table:table-row table:style-name="ro9">
          <table:table-cell office:value-type="string" calcext:value-type="string">
            <text:p>N367</text:p>
          </table:table-cell>
          <table:table-cell office:value-type="string" calcext:value-type="string">
            <text:p>Alert: The claim information has been forwarded to a Consumer Spending Account processor for review; for example, flexible spending account or health savings account.</text:p>
            <text:p>Start: 04/01/2006 | Last Modified: 07/01/2008</text:p>
            <text:p>Notes: (Modified 4/1/07, 11/5/07, 7/1/08)</text:p>
          </table:table-cell>
          <table:table-cell table:formula="of:=FIND(&quot;Start&quot;; [.B580]; 1)-2" office:value-type="float" office:value="166" calcext:value-type="float">
            <text:p>166</text:p>
          </table:table-cell>
          <table:table-cell table:formula="of:=CONCATENATE([.$D$1];[.A580];[.$D$1];&quot;=&gt;&quot;;[.$D$1];LEFT([.B580]; [.C580]);[.$D$1];&quot;,&quot;)" office:value-type="string" office:string-value="&quot;N367&quot;=&gt;&quot;Alert: The claim information has been forwarded to a Consumer Spending Account processor for review; for example, flexible spending account or health savings account.&quot;," calcext:value-type="string">
            <text:p>"N367"=&gt;"Alert: The claim information has been forwarded to a Consumer Spending Account processor for review; for example, flexible spending account or health savings account.",</text:p>
          </table:table-cell>
        </table:table-row>
        <table:table-row table:style-name="ro7">
          <table:table-cell office:value-type="string" calcext:value-type="string">
            <text:p>N368</text:p>
          </table:table-cell>
          <table:table-cell office:value-type="string" calcext:value-type="string">
            <text:p>You must appeal the determination of the previously adjudicated claim.</text:p>
            <text:p>Start: 04/01/2006</text:p>
          </table:table-cell>
          <table:table-cell table:formula="of:=FIND(&quot;Start&quot;; [.B581]; 1)-2" office:value-type="float" office:value="70" calcext:value-type="float">
            <text:p>70</text:p>
          </table:table-cell>
          <table:table-cell table:formula="of:=CONCATENATE([.$D$1];[.A581];[.$D$1];&quot;=&gt;&quot;;[.$D$1];LEFT([.B581]; [.C581]);[.$D$1];&quot;,&quot;)" office:value-type="string" office:string-value="&quot;N368&quot;=&gt;&quot;You must appeal the determination of the previously adjudicated claim.&quot;," calcext:value-type="string">
            <text:p>"N368"=&gt;"You must appeal the determination of the previously adjudicated claim.",</text:p>
          </table:table-cell>
        </table:table-row>
        <table:table-row table:style-name="ro8">
          <table:table-cell office:value-type="string" calcext:value-type="string">
            <text:p>N369</text:p>
          </table:table-cell>
          <table:table-cell office:value-type="string" calcext:value-type="string">
            <text:p>Alert: Although this claim has been processed, it is deficient according to state legislation/regulation.</text:p>
            <text:p>Start: 04/01/2006</text:p>
          </table:table-cell>
          <table:table-cell table:formula="of:=FIND(&quot;Start&quot;; [.B582]; 1)-2" office:value-type="float" office:value="105" calcext:value-type="float">
            <text:p>105</text:p>
          </table:table-cell>
          <table:table-cell table:formula="of:=CONCATENATE([.$D$1];[.A582];[.$D$1];&quot;=&gt;&quot;;[.$D$1];LEFT([.B582]; [.C582]);[.$D$1];&quot;,&quot;)" office:value-type="string" office:string-value="&quot;N369&quot;=&gt;&quot;Alert: Although this claim has been processed, it is deficient according to state legislation/regulation.&quot;," calcext:value-type="string">
            <text:p>"N369"=&gt;"Alert: Although this claim has been processed, it is deficient according to state legislation/regulation.",</text:p>
          </table:table-cell>
        </table:table-row>
        <table:table-row table:style-name="ro7">
          <table:table-cell office:value-type="string" calcext:value-type="string">
            <text:p>N370</text:p>
          </table:table-cell>
          <table:table-cell office:value-type="string" calcext:value-type="string">
            <text:p>Billing exceeds the rental months covered/approved by the payer.</text:p>
            <text:p>Start: 08/01/2006</text:p>
          </table:table-cell>
          <table:table-cell table:formula="of:=FIND(&quot;Start&quot;; [.B583]; 1)-2" office:value-type="float" office:value="64" calcext:value-type="float">
            <text:p>64</text:p>
          </table:table-cell>
          <table:table-cell table:formula="of:=CONCATENATE([.$D$1];[.A583];[.$D$1];&quot;=&gt;&quot;;[.$D$1];LEFT([.B583]; [.C583]);[.$D$1];&quot;,&quot;)" office:value-type="string" office:string-value="&quot;N370&quot;=&gt;&quot;Billing exceeds the rental months covered/approved by the payer.&quot;," calcext:value-type="string">
            <text:p>"N370"=&gt;"Billing exceeds the rental months covered/approved by the payer.",</text:p>
          </table:table-cell>
        </table:table-row>
        <table:table-row table:style-name="ro7">
          <table:table-cell office:value-type="string" calcext:value-type="string">
            <text:p>N371</text:p>
          </table:table-cell>
          <table:table-cell office:value-type="string" calcext:value-type="string">
            <text:p>Alert: title of this equipment must be transferred to the patient.</text:p>
            <text:p>Start: 08/01/2006</text:p>
          </table:table-cell>
          <table:table-cell table:formula="of:=FIND(&quot;Start&quot;; [.B584]; 1)-2" office:value-type="float" office:value="66" calcext:value-type="float">
            <text:p>66</text:p>
          </table:table-cell>
          <table:table-cell table:formula="of:=CONCATENATE([.$D$1];[.A584];[.$D$1];&quot;=&gt;&quot;;[.$D$1];LEFT([.B584]; [.C584]);[.$D$1];&quot;,&quot;)" office:value-type="string" office:string-value="&quot;N371&quot;=&gt;&quot;Alert: title of this equipment must be transferred to the patient.&quot;," calcext:value-type="string">
            <text:p>"N371"=&gt;"Alert: title of this equipment must be transferred to the patient.",</text:p>
          </table:table-cell>
        </table:table-row>
        <table:table-row table:style-name="ro7">
          <table:table-cell office:value-type="string" calcext:value-type="string">
            <text:p>N372</text:p>
          </table:table-cell>
          <table:table-cell office:value-type="string" calcext:value-type="string">
            <text:p>Only reasonable and necessary maintenance/service charges are covered.</text:p>
            <text:p>Start: 08/01/2006</text:p>
          </table:table-cell>
          <table:table-cell table:formula="of:=FIND(&quot;Start&quot;; [.B585]; 1)-2" office:value-type="float" office:value="70" calcext:value-type="float">
            <text:p>70</text:p>
          </table:table-cell>
          <table:table-cell table:formula="of:=CONCATENATE([.$D$1];[.A585];[.$D$1];&quot;=&gt;&quot;;[.$D$1];LEFT([.B585]; [.C585]);[.$D$1];&quot;,&quot;)" office:value-type="string" office:string-value="&quot;N372&quot;=&gt;&quot;Only reasonable and necessary maintenance/service charges are covered.&quot;," calcext:value-type="string">
            <text:p>"N372"=&gt;"Only reasonable and necessary maintenance/service charges are covered.",</text:p>
          </table:table-cell>
        </table:table-row>
        <table:table-row table:style-name="ro9">
          <table:table-cell office:value-type="string" calcext:value-type="string">
            <text:p>N373</text:p>
          </table:table-cell>
          <table:table-cell office:value-type="string" calcext:value-type="string">
            <text:p>It has been determined that another payer paid the services as primary when they were not the primary payer. Therefore, we are refunding to the payer that paid as primary on your behalf.</text:p>
            <text:p>Start: 12/01/2006</text:p>
          </table:table-cell>
          <table:table-cell table:formula="of:=FIND(&quot;Start&quot;; [.B586]; 1)-2" office:value-type="float" office:value="186" calcext:value-type="float">
            <text:p>186</text:p>
          </table:table-cell>
          <table:table-cell table:formula="of:=CONCATENATE([.$D$1];[.A586];[.$D$1];&quot;=&gt;&quot;;[.$D$1];LEFT([.B586]; [.C586]);[.$D$1];&quot;,&quot;)" office:value-type="string" office:string-value="&quot;N373&quot;=&gt;&quot;It has been determined that another payer paid the services as primary when they were not the primary payer. Therefore, we are refunding to the payer that paid as primary on your behalf.&quot;," calcext:value-type="string">
            <text:p>"N373"=&gt;"It has been determined that another payer paid the services as primary when they were not the primary payer. Therefore, we are refunding to the payer that paid as primary on your behalf.",</text:p>
          </table:table-cell>
        </table:table-row>
        <table:table-row table:style-name="ro8">
          <table:table-cell office:value-type="string" calcext:value-type="string">
            <text:p>N374</text:p>
          </table:table-cell>
          <table:table-cell office:value-type="string" calcext:value-type="string">
            <text:p>Primary Medicare Part A insurance has been exhausted and a Part B Remittance Advice is required.</text:p>
            <text:p>Start: 12/01/2006</text:p>
          </table:table-cell>
          <table:table-cell table:formula="of:=FIND(&quot;Start&quot;; [.B587]; 1)-2" office:value-type="float" office:value="96" calcext:value-type="float">
            <text:p>96</text:p>
          </table:table-cell>
          <table:table-cell table:formula="of:=CONCATENATE([.$D$1];[.A587];[.$D$1];&quot;=&gt;&quot;;[.$D$1];LEFT([.B587]; [.C587]);[.$D$1];&quot;,&quot;)" office:value-type="string" office:string-value="&quot;N374&quot;=&gt;&quot;Primary Medicare Part A insurance has been exhausted and a Part B Remittance Advice is required.&quot;," calcext:value-type="string">
            <text:p>"N374"=&gt;"Primary Medicare Part A insurance has been exhausted and a Part B Remittance Advice is required.",</text:p>
          </table:table-cell>
        </table:table-row>
        <table:table-row table:style-name="ro8">
          <table:table-cell office:value-type="string" calcext:value-type="string">
            <text:p>N375</text:p>
          </table:table-cell>
          <table:table-cell office:value-type="string" calcext:value-type="string">
            <text:p>Missing/incomplete/invalid questionnaire/information required to determine dependent eligibility.</text:p>
            <text:p>Start: 12/01/2006</text:p>
          </table:table-cell>
          <table:table-cell table:formula="of:=FIND(&quot;Start&quot;; [.B588]; 1)-2" office:value-type="float" office:value="97" calcext:value-type="float">
            <text:p>97</text:p>
          </table:table-cell>
          <table:table-cell table:formula="of:=CONCATENATE([.$D$1];[.A588];[.$D$1];&quot;=&gt;&quot;;[.$D$1];LEFT([.B588]; [.C588]);[.$D$1];&quot;,&quot;)" office:value-type="string" office:string-value="&quot;N375&quot;=&gt;&quot;Missing/incomplete/invalid questionnaire/information required to determine dependent eligibility.&quot;," calcext:value-type="string">
            <text:p>"N375"=&gt;"Missing/incomplete/invalid questionnaire/information required to determine dependent eligibility.",</text:p>
          </table:table-cell>
        </table:table-row>
        <table:table-row table:style-name="ro8">
          <table:table-cell office:value-type="string" calcext:value-type="string">
            <text:p>N376</text:p>
          </table:table-cell>
          <table:table-cell office:value-type="string" calcext:value-type="string">
            <text:p>Subscriber/patient is assigned to active military duty, therefore primary coverage may be TRICARE.</text:p>
            <text:p>Start: 12/01/2006</text:p>
          </table:table-cell>
          <table:table-cell table:formula="of:=FIND(&quot;Start&quot;; [.B589]; 1)-2" office:value-type="float" office:value="98" calcext:value-type="float">
            <text:p>98</text:p>
          </table:table-cell>
          <table:table-cell table:formula="of:=CONCATENATE([.$D$1];[.A589];[.$D$1];&quot;=&gt;&quot;;[.$D$1];LEFT([.B589]; [.C589]);[.$D$1];&quot;,&quot;)" office:value-type="string" office:string-value="&quot;N376&quot;=&gt;&quot;Subscriber/patient is assigned to active military duty, therefore primary coverage may be TRICARE.&quot;," calcext:value-type="string">
            <text:p>"N376"=&gt;"Subscriber/patient is assigned to active military duty, therefore primary coverage may be TRICARE.",</text:p>
          </table:table-cell>
        </table:table-row>
        <table:table-row table:style-name="ro8">
          <table:table-cell office:value-type="string" calcext:value-type="string">
            <text:p>N377</text:p>
          </table:table-cell>
          <table:table-cell office:value-type="string" calcext:value-type="string">
            <text:p>Payment based on a processed replacement claim.</text:p>
            <text:p>Start: 12/01/2006 | Last Modified: 11/05/2007</text:p>
            <text:p>Notes: (Modified 11/5/07)</text:p>
          </table:table-cell>
          <table:table-cell table:formula="of:=FIND(&quot;Start&quot;; [.B590]; 1)-2" office:value-type="float" office:value="47" calcext:value-type="float">
            <text:p>47</text:p>
          </table:table-cell>
          <table:table-cell table:formula="of:=CONCATENATE([.$D$1];[.A590];[.$D$1];&quot;=&gt;&quot;;[.$D$1];LEFT([.B590]; [.C590]);[.$D$1];&quot;,&quot;)" office:value-type="string" office:string-value="&quot;N377&quot;=&gt;&quot;Payment based on a processed replacement claim.&quot;," calcext:value-type="string">
            <text:p>"N377"=&gt;"Payment based on a processed replacement claim.",</text:p>
          </table:table-cell>
        </table:table-row>
        <table:table-row table:style-name="ro7">
          <table:table-cell office:value-type="string" calcext:value-type="string">
            <text:p>N378</text:p>
          </table:table-cell>
          <table:table-cell office:value-type="string" calcext:value-type="string">
            <text:p>Missing/incomplete/invalid prescription quantity.</text:p>
            <text:p>Start: 12/01/2006</text:p>
          </table:table-cell>
          <table:table-cell table:formula="of:=FIND(&quot;Start&quot;; [.B591]; 1)-2" office:value-type="float" office:value="49" calcext:value-type="float">
            <text:p>49</text:p>
          </table:table-cell>
          <table:table-cell table:formula="of:=CONCATENATE([.$D$1];[.A591];[.$D$1];&quot;=&gt;&quot;;[.$D$1];LEFT([.B591]; [.C591]);[.$D$1];&quot;,&quot;)" office:value-type="string" office:string-value="&quot;N378&quot;=&gt;&quot;Missing/incomplete/invalid prescription quantity.&quot;," calcext:value-type="string">
            <text:p>"N378"=&gt;"Missing/incomplete/invalid prescription quantity.",</text:p>
          </table:table-cell>
        </table:table-row>
        <table:table-row table:style-name="ro7">
          <table:table-cell office:value-type="string" calcext:value-type="string">
            <text:p>N379</text:p>
          </table:table-cell>
          <table:table-cell office:value-type="string" calcext:value-type="string">
            <text:p>Claim level information does not match line level information.</text:p>
            <text:p>Start: 12/01/2006</text:p>
          </table:table-cell>
          <table:table-cell table:formula="of:=FIND(&quot;Start&quot;; [.B592]; 1)-2" office:value-type="float" office:value="62" calcext:value-type="float">
            <text:p>62</text:p>
          </table:table-cell>
          <table:table-cell table:formula="of:=CONCATENATE([.$D$1];[.A592];[.$D$1];&quot;=&gt;&quot;;[.$D$1];LEFT([.B592]; [.C592]);[.$D$1];&quot;,&quot;)" office:value-type="string" office:string-value="&quot;N379&quot;=&gt;&quot;Claim level information does not match line level information.&quot;," calcext:value-type="string">
            <text:p>"N379"=&gt;"Claim level information does not match line level information.",</text:p>
          </table:table-cell>
        </table:table-row>
        <table:table-row table:style-name="ro7">
          <table:table-cell office:value-type="string" calcext:value-type="string">
            <text:p>N380</text:p>
          </table:table-cell>
          <table:table-cell office:value-type="string" calcext:value-type="string">
            <text:p>The original claim has been processed, submit a corrected claim.</text:p>
            <text:p>Start: 04/01/2007</text:p>
          </table:table-cell>
          <table:table-cell table:formula="of:=FIND(&quot;Start&quot;; [.B593]; 1)-2" office:value-type="float" office:value="64" calcext:value-type="float">
            <text:p>64</text:p>
          </table:table-cell>
          <table:table-cell table:formula="of:=CONCATENATE([.$D$1];[.A593];[.$D$1];&quot;=&gt;&quot;;[.$D$1];LEFT([.B593]; [.C593]);[.$D$1];&quot;,&quot;)" office:value-type="string" office:string-value="&quot;N380&quot;=&gt;&quot;The original claim has been processed, submit a corrected claim.&quot;," calcext:value-type="string">
            <text:p>"N380"=&gt;"The original claim has been processed, submit a corrected claim.",</text:p>
          </table:table-cell>
        </table:table-row>
        <table:table-row table:style-name="ro9">
          <table:table-cell office:value-type="string" calcext:value-type="string">
            <text:p>N381</text:p>
          </table:table-cell>
          <table:table-cell office:value-type="string" calcext:value-type="string">
            <text:p>Alert: Consult our contractual agreement for restrictions/billing/payment information related to these charges.</text:p>
            <text:p>Start: 04/01/2007 | Last Modified: 07/01/2015</text:p>
            <text:p>Notes: (Modified 7/1/15)</text:p>
          </table:table-cell>
          <table:table-cell table:formula="of:=FIND(&quot;Start&quot;; [.B594]; 1)-2" office:value-type="float" office:value="111" calcext:value-type="float">
            <text:p>111</text:p>
          </table:table-cell>
          <table:table-cell table:formula="of:=CONCATENATE([.$D$1];[.A594];[.$D$1];&quot;=&gt;&quot;;[.$D$1];LEFT([.B594]; [.C594]);[.$D$1];&quot;,&quot;)" office:value-type="string" office:string-value="&quot;N381&quot;=&gt;&quot;Alert: Consult our contractual agreement for restrictions/billing/payment information related to these charges.&quot;," calcext:value-type="string">
            <text:p>"N381"=&gt;"Alert: Consult our contractual agreement for restrictions/billing/payment information related to these charges.",</text:p>
          </table:table-cell>
        </table:table-row>
        <table:table-row table:style-name="ro7">
          <table:table-cell office:value-type="string" calcext:value-type="string">
            <text:p>N382</text:p>
          </table:table-cell>
          <table:table-cell office:value-type="string" calcext:value-type="string">
            <text:p>Missing/incomplete/invalid patient identifier.</text:p>
            <text:p>Start: 04/01/2007</text:p>
          </table:table-cell>
          <table:table-cell table:formula="of:=FIND(&quot;Start&quot;; [.B595]; 1)-2" office:value-type="float" office:value="46" calcext:value-type="float">
            <text:p>46</text:p>
          </table:table-cell>
          <table:table-cell table:formula="of:=CONCATENATE([.$D$1];[.A595];[.$D$1];&quot;=&gt;&quot;;[.$D$1];LEFT([.B595]; [.C595]);[.$D$1];&quot;,&quot;)" office:value-type="string" office:string-value="&quot;N382&quot;=&gt;&quot;Missing/incomplete/invalid patient identifier.&quot;," calcext:value-type="string">
            <text:p>"N382"=&gt;"Missing/incomplete/invalid patient identifier.",</text:p>
          </table:table-cell>
        </table:table-row>
        <table:table-row table:style-name="ro8">
          <table:table-cell office:value-type="string" calcext:value-type="string">
            <text:p>N383</text:p>
          </table:table-cell>
          <table:table-cell office:value-type="string" calcext:value-type="string">
            <text:p>Not covered when deemed cosmetic.</text:p>
            <text:p>Start: 04/01/2007 | Last Modified: 03/08/2011</text:p>
            <text:p>Notes: (Modified 3/8/11)</text:p>
          </table:table-cell>
          <table:table-cell table:formula="of:=FIND(&quot;Start&quot;; [.B596]; 1)-2" office:value-type="float" office:value="33" calcext:value-type="float">
            <text:p>33</text:p>
          </table:table-cell>
          <table:table-cell table:formula="of:=CONCATENATE([.$D$1];[.A596];[.$D$1];&quot;=&gt;&quot;;[.$D$1];LEFT([.B596]; [.C596]);[.$D$1];&quot;,&quot;)" office:value-type="string" office:string-value="&quot;N383&quot;=&gt;&quot;Not covered when deemed cosmetic.&quot;," calcext:value-type="string">
            <text:p>"N383"=&gt;"Not covered when deemed cosmetic.",</text:p>
          </table:table-cell>
        </table:table-row>
        <table:table-row table:style-name="ro8">
          <table:table-cell office:value-type="string" calcext:value-type="string">
            <text:p>N384</text:p>
          </table:table-cell>
          <table:table-cell office:value-type="string" calcext:value-type="string">
            <text:p>Records indicate that the referenced body part/tooth has been removed in a previous procedure.</text:p>
            <text:p>Start: 04/01/2007</text:p>
          </table:table-cell>
          <table:table-cell table:formula="of:=FIND(&quot;Start&quot;; [.B597]; 1)-2" office:value-type="float" office:value="94" calcext:value-type="float">
            <text:p>94</text:p>
          </table:table-cell>
          <table:table-cell table:formula="of:=CONCATENATE([.$D$1];[.A597];[.$D$1];&quot;=&gt;&quot;;[.$D$1];LEFT([.B597]; [.C597]);[.$D$1];&quot;,&quot;)" office:value-type="string" office:string-value="&quot;N384&quot;=&gt;&quot;Records indicate that the referenced body part/tooth has been removed in a previous procedure.&quot;," calcext:value-type="string">
            <text:p>"N384"=&gt;"Records indicate that the referenced body part/tooth has been removed in a previous procedure.",</text:p>
          </table:table-cell>
        </table:table-row>
        <table:table-row table:style-name="ro8">
          <table:table-cell office:value-type="string" calcext:value-type="string">
            <text:p>N385</text:p>
          </table:table-cell>
          <table:table-cell office:value-type="string" calcext:value-type="string">
            <text:p>Notification of admission was not timely according to published plan procedures.</text:p>
            <text:p>Start: 04/01/2007 | Last Modified: 11/05/2007</text:p>
            <text:p>Notes: (Modified 11/5/07)</text:p>
          </table:table-cell>
          <table:table-cell table:formula="of:=FIND(&quot;Start&quot;; [.B598]; 1)-2" office:value-type="float" office:value="80" calcext:value-type="float">
            <text:p>80</text:p>
          </table:table-cell>
          <table:table-cell table:formula="of:=CONCATENATE([.$D$1];[.A598];[.$D$1];&quot;=&gt;&quot;;[.$D$1];LEFT([.B598]; [.C598]);[.$D$1];&quot;,&quot;)" office:value-type="string" office:string-value="&quot;N385&quot;=&gt;&quot;Notification of admission was not timely according to published plan procedures.&quot;," calcext:value-type="string">
            <text:p>"N385"=&gt;"Notification of admission was not timely according to published plan procedures.",</text:p>
          </table:table-cell>
        </table:table-row>
        <table:table-row table:style-name="ro10">
          <table:table-cell office:value-type="string" calcext:value-type="string">
            <text:p>N386</text:p>
          </table:table-cell>
          <table:table-cell office:value-type="string" calcext:value-type="string">
            <text:p>This decision was based on a National Coverage Determination (NCD). An NCD provides a coverage determination as to whether a particular item or service is covered. A copy of this policy is available at www.cms.gov/mcd/search.asp. If you do not have web access, you may contact the contractor to request a copy of the NCD.</text:p>
            <text:p>Start: 04/01/2007 | Last Modified: 07/01/2010</text:p>
            <text:p>Notes: (Modified 7/1/2010)</text:p>
          </table:table-cell>
          <table:table-cell table:formula="of:=FIND(&quot;Start&quot;; [.B599]; 1)-2" office:value-type="float" office:value="321" calcext:value-type="float">
            <text:p>321</text:p>
          </table:table-cell>
          <table:table-cell table:formula="of:=CONCATENATE([.$D$1];[.A599];[.$D$1];&quot;=&gt;&quot;;[.$D$1];LEFT([.B599]; [.C599]);[.$D$1];&quot;,&quot;)" office:value-type="string" office:string-value="&quot;N386&quot;=&gt;&quot;This decision was based on a National Coverage Determination (NCD). An NCD provides a coverage determination as to whether a particular item or service is covered. A copy of this policy is available at www.cms.gov/mcd/search.asp. If you do not have web access, you may contact the contractor to request a copy of the NCD.&quot;," calcext:value-type="string">
            <text:p>"N386"=&gt;"This decision was based on a National Coverage Determination (NCD). An NCD provides a coverage determination as to whether a particular item or service is covered. A copy of this policy is available at www.cms.gov/mcd/search.asp. If you do not have web access, you may contact the contractor to request a copy of the NCD.",</text:p>
          </table:table-cell>
        </table:table-row>
        <table:table-row table:style-name="ro9">
          <table:table-cell office:value-type="string" calcext:value-type="string">
            <text:p>N387</text:p>
          </table:table-cell>
          <table:table-cell office:value-type="string" calcext:value-type="string">
            <text:p>Alert: Submit this claim to the patient's other insurer for potential payment of supplemental benefits. We did not forward the claim information.</text:p>
            <text:p>Start: 04/01/2007 | Last Modified: 03/01/2009</text:p>
            <text:p>Notes: (Modified 3/1/2009)</text:p>
          </table:table-cell>
          <table:table-cell table:formula="of:=FIND(&quot;Start&quot;; [.B600]; 1)-2" office:value-type="float" office:value="145" calcext:value-type="float">
            <text:p>145</text:p>
          </table:table-cell>
          <table:table-cell table:formula="of:=CONCATENATE([.$D$1];[.A600];[.$D$1];&quot;=&gt;&quot;;[.$D$1];LEFT([.B600]; [.C600]);[.$D$1];&quot;,&quot;)" office:value-type="string" office:string-value="&quot;N387&quot;=&gt;&quot;Alert: Submit this claim to the patient's other insurer for potential payment of supplemental benefits. We did not forward the claim information.&quot;," calcext:value-type="string">
            <text:p>"N387"=&gt;"Alert: Submit this claim to the patient's other insurer for potential payment of supplemental benefits. We did not forward the claim information.",</text:p>
          </table:table-cell>
        </table:table-row>
        <table:table-row table:style-name="ro8">
          <table:table-cell office:value-type="string" calcext:value-type="string">
            <text:p>N388</text:p>
          </table:table-cell>
          <table:table-cell office:value-type="string" calcext:value-type="string">
            <text:p>Missing/incomplete/invalid prescription number.</text:p>
            <text:p>Start: 08/01/2007 | Last Modified: 03/14/2014</text:p>
            <text:p>Notes: (Modified 3/14/2014)</text:p>
          </table:table-cell>
          <table:table-cell table:formula="of:=FIND(&quot;Start&quot;; [.B601]; 1)-2" office:value-type="float" office:value="47" calcext:value-type="float">
            <text:p>47</text:p>
          </table:table-cell>
          <table:table-cell table:formula="of:=CONCATENATE([.$D$1];[.A601];[.$D$1];&quot;=&gt;&quot;;[.$D$1];LEFT([.B601]; [.C601]);[.$D$1];&quot;,&quot;)" office:value-type="string" office:string-value="&quot;N388&quot;=&gt;&quot;Missing/incomplete/invalid prescription number.&quot;," calcext:value-type="string">
            <text:p>"N388"=&gt;"Missing/incomplete/invalid prescription number.",</text:p>
          </table:table-cell>
        </table:table-row>
        <table:table-row table:style-name="ro7">
          <table:table-cell office:value-type="string" calcext:value-type="string">
            <text:p>N389</text:p>
          </table:table-cell>
          <table:table-cell office:value-type="string" calcext:value-type="string">
            <text:p>Duplicate prescription number submitted.</text:p>
            <text:p>Start: 08/01/2007</text:p>
          </table:table-cell>
          <table:table-cell table:formula="of:=FIND(&quot;Start&quot;; [.B602]; 1)-2" office:value-type="float" office:value="40" calcext:value-type="float">
            <text:p>40</text:p>
          </table:table-cell>
          <table:table-cell table:formula="of:=CONCATENATE([.$D$1];[.A602];[.$D$1];&quot;=&gt;&quot;;[.$D$1];LEFT([.B602]; [.C602]);[.$D$1];&quot;,&quot;)" office:value-type="string" office:string-value="&quot;N389&quot;=&gt;&quot;Duplicate prescription number submitted.&quot;," calcext:value-type="string">
            <text:p>"N389"=&gt;"Duplicate prescription number submitted.",</text:p>
          </table:table-cell>
        </table:table-row>
        <table:table-row table:style-name="ro8">
          <table:table-cell office:value-type="string" calcext:value-type="string">
            <text:p>N390</text:p>
          </table:table-cell>
          <table:table-cell office:value-type="string" calcext:value-type="string">
            <text:p>This service/report cannot be billed separately.</text:p>
            <text:p>Start: 08/01/2007 | Last Modified: 07/01/2008</text:p>
            <text:p>Notes: (Modified 7/1/08)</text:p>
          </table:table-cell>
          <table:table-cell table:formula="of:=FIND(&quot;Start&quot;; [.B603]; 1)-2" office:value-type="float" office:value="48" calcext:value-type="float">
            <text:p>48</text:p>
          </table:table-cell>
          <table:table-cell table:formula="of:=CONCATENATE([.$D$1];[.A603];[.$D$1];&quot;=&gt;&quot;;[.$D$1];LEFT([.B603]; [.C603]);[.$D$1];&quot;,&quot;)" office:value-type="string" office:string-value="&quot;N390&quot;=&gt;&quot;This service/report cannot be billed separately.&quot;," calcext:value-type="string">
            <text:p>"N390"=&gt;"This service/report cannot be billed separately.",</text:p>
          </table:table-cell>
        </table:table-row>
        <table:table-row table:style-name="ro7">
          <table:table-cell office:value-type="string" calcext:value-type="string">
            <text:p>N391</text:p>
          </table:table-cell>
          <table:table-cell office:value-type="string" calcext:value-type="string">
            <text:p>Missing emergency department records.</text:p>
            <text:p>Start: 08/01/2007</text:p>
          </table:table-cell>
          <table:table-cell table:formula="of:=FIND(&quot;Start&quot;; [.B604]; 1)-2" office:value-type="float" office:value="37" calcext:value-type="float">
            <text:p>37</text:p>
          </table:table-cell>
          <table:table-cell table:formula="of:=CONCATENATE([.$D$1];[.A604];[.$D$1];&quot;=&gt;&quot;;[.$D$1];LEFT([.B604]; [.C604]);[.$D$1];&quot;,&quot;)" office:value-type="string" office:string-value="&quot;N391&quot;=&gt;&quot;Missing emergency department records.&quot;," calcext:value-type="string">
            <text:p>"N391"=&gt;"Missing emergency department records.",</text:p>
          </table:table-cell>
        </table:table-row>
        <table:table-row table:style-name="ro7">
          <table:table-cell office:value-type="string" calcext:value-type="string">
            <text:p>N392</text:p>
          </table:table-cell>
          <table:table-cell office:value-type="string" calcext:value-type="string">
            <text:p>Incomplete/invalid emergency department records.</text:p>
            <text:p>Start: 08/01/2007</text:p>
          </table:table-cell>
          <table:table-cell table:formula="of:=FIND(&quot;Start&quot;; [.B605]; 1)-2" office:value-type="float" office:value="48" calcext:value-type="float">
            <text:p>48</text:p>
          </table:table-cell>
          <table:table-cell table:formula="of:=CONCATENATE([.$D$1];[.A605];[.$D$1];&quot;=&gt;&quot;;[.$D$1];LEFT([.B605]; [.C605]);[.$D$1];&quot;,&quot;)" office:value-type="string" office:string-value="&quot;N392&quot;=&gt;&quot;Incomplete/invalid emergency department records.&quot;," calcext:value-type="string">
            <text:p>"N392"=&gt;"Incomplete/invalid emergency department records.",</text:p>
          </table:table-cell>
        </table:table-row>
        <table:table-row table:style-name="ro8">
          <table:table-cell office:value-type="string" calcext:value-type="string">
            <text:p>N393</text:p>
          </table:table-cell>
          <table:table-cell office:value-type="string" calcext:value-type="string">
            <text:p>Missing progress notes/report.</text:p>
            <text:p>Start: 08/01/2007 | Last Modified: 07/01/2008</text:p>
            <text:p>Notes: (Modified 7/1/08)</text:p>
          </table:table-cell>
          <table:table-cell table:formula="of:=FIND(&quot;Start&quot;; [.B606]; 1)-2" office:value-type="float" office:value="30" calcext:value-type="float">
            <text:p>30</text:p>
          </table:table-cell>
          <table:table-cell table:formula="of:=CONCATENATE([.$D$1];[.A606];[.$D$1];&quot;=&gt;&quot;;[.$D$1];LEFT([.B606]; [.C606]);[.$D$1];&quot;,&quot;)" office:value-type="string" office:string-value="&quot;N393&quot;=&gt;&quot;Missing progress notes/report.&quot;," calcext:value-type="string">
            <text:p>"N393"=&gt;"Missing progress notes/report.",</text:p>
          </table:table-cell>
        </table:table-row>
        <table:table-row table:style-name="ro8">
          <table:table-cell office:value-type="string" calcext:value-type="string">
            <text:p>N394</text:p>
          </table:table-cell>
          <table:table-cell office:value-type="string" calcext:value-type="string">
            <text:p>Incomplete/invalid progress notes/report.</text:p>
            <text:p>Start: 08/01/2007 | Last Modified: 07/01/2008</text:p>
            <text:p>Notes: (Modified 7/1/08)</text:p>
          </table:table-cell>
          <table:table-cell table:formula="of:=FIND(&quot;Start&quot;; [.B607]; 1)-2" office:value-type="float" office:value="41" calcext:value-type="float">
            <text:p>41</text:p>
          </table:table-cell>
          <table:table-cell table:formula="of:=CONCATENATE([.$D$1];[.A607];[.$D$1];&quot;=&gt;&quot;;[.$D$1];LEFT([.B607]; [.C607]);[.$D$1];&quot;,&quot;)" office:value-type="string" office:string-value="&quot;N394&quot;=&gt;&quot;Incomplete/invalid progress notes/report.&quot;," calcext:value-type="string">
            <text:p>"N394"=&gt;"Incomplete/invalid progress notes/report.",</text:p>
          </table:table-cell>
        </table:table-row>
        <table:table-row table:style-name="ro7">
          <table:table-cell office:value-type="string" calcext:value-type="string">
            <text:p>N395</text:p>
          </table:table-cell>
          <table:table-cell office:value-type="string" calcext:value-type="string">
            <text:p>Missing laboratory report.</text:p>
            <text:p>Start: 08/01/2007</text:p>
          </table:table-cell>
          <table:table-cell table:formula="of:=FIND(&quot;Start&quot;; [.B608]; 1)-2" office:value-type="float" office:value="26" calcext:value-type="float">
            <text:p>26</text:p>
          </table:table-cell>
          <table:table-cell table:formula="of:=CONCATENATE([.$D$1];[.A608];[.$D$1];&quot;=&gt;&quot;;[.$D$1];LEFT([.B608]; [.C608]);[.$D$1];&quot;,&quot;)" office:value-type="string" office:string-value="&quot;N395&quot;=&gt;&quot;Missing laboratory report.&quot;," calcext:value-type="string">
            <text:p>"N395"=&gt;"Missing laboratory report.",</text:p>
          </table:table-cell>
        </table:table-row>
        <table:table-row table:style-name="ro7">
          <table:table-cell office:value-type="string" calcext:value-type="string">
            <text:p>N396</text:p>
          </table:table-cell>
          <table:table-cell office:value-type="string" calcext:value-type="string">
            <text:p>Incomplete/invalid laboratory report.</text:p>
            <text:p>Start: 08/01/2007</text:p>
          </table:table-cell>
          <table:table-cell table:formula="of:=FIND(&quot;Start&quot;; [.B609]; 1)-2" office:value-type="float" office:value="37" calcext:value-type="float">
            <text:p>37</text:p>
          </table:table-cell>
          <table:table-cell table:formula="of:=CONCATENATE([.$D$1];[.A609];[.$D$1];&quot;=&gt;&quot;;[.$D$1];LEFT([.B609]; [.C609]);[.$D$1];&quot;,&quot;)" office:value-type="string" office:string-value="&quot;N396&quot;=&gt;&quot;Incomplete/invalid laboratory report.&quot;," calcext:value-type="string">
            <text:p>"N396"=&gt;"Incomplete/invalid laboratory report.",</text:p>
          </table:table-cell>
        </table:table-row>
        <table:table-row table:style-name="ro7">
          <table:table-cell office:value-type="string" calcext:value-type="string">
            <text:p>N397</text:p>
          </table:table-cell>
          <table:table-cell office:value-type="string" calcext:value-type="string">
            <text:p>Benefits are not available for incomplete service(s)/undelivered item(s).</text:p>
            <text:p>Start: 08/01/2007</text:p>
          </table:table-cell>
          <table:table-cell table:formula="of:=FIND(&quot;Start&quot;; [.B610]; 1)-2" office:value-type="float" office:value="73" calcext:value-type="float">
            <text:p>73</text:p>
          </table:table-cell>
          <table:table-cell table:formula="of:=CONCATENATE([.$D$1];[.A610];[.$D$1];&quot;=&gt;&quot;;[.$D$1];LEFT([.B610]; [.C610]);[.$D$1];&quot;,&quot;)" office:value-type="string" office:string-value="&quot;N397&quot;=&gt;&quot;Benefits are not available for incomplete service(s)/undelivered item(s).&quot;," calcext:value-type="string">
            <text:p>"N397"=&gt;"Benefits are not available for incomplete service(s)/undelivered item(s).",</text:p>
          </table:table-cell>
        </table:table-row>
        <table:table-row table:style-name="ro7">
          <table:table-cell office:value-type="string" calcext:value-type="string">
            <text:p>N398</text:p>
          </table:table-cell>
          <table:table-cell office:value-type="string" calcext:value-type="string">
            <text:p>Missing elective consent form.</text:p>
            <text:p>Start: 08/01/2007</text:p>
          </table:table-cell>
          <table:table-cell table:formula="of:=FIND(&quot;Start&quot;; [.B611]; 1)-2" office:value-type="float" office:value="30" calcext:value-type="float">
            <text:p>30</text:p>
          </table:table-cell>
          <table:table-cell table:formula="of:=CONCATENATE([.$D$1];[.A611];[.$D$1];&quot;=&gt;&quot;;[.$D$1];LEFT([.B611]; [.C611]);[.$D$1];&quot;,&quot;)" office:value-type="string" office:string-value="&quot;N398&quot;=&gt;&quot;Missing elective consent form.&quot;," calcext:value-type="string">
            <text:p>"N398"=&gt;"Missing elective consent form.",</text:p>
          </table:table-cell>
        </table:table-row>
        <table:table-row table:style-name="ro7">
          <table:table-cell office:value-type="string" calcext:value-type="string">
            <text:p>N399</text:p>
          </table:table-cell>
          <table:table-cell office:value-type="string" calcext:value-type="string">
            <text:p>Incomplete/invalid elective consent form.</text:p>
            <text:p>Start: 08/01/2007</text:p>
          </table:table-cell>
          <table:table-cell table:formula="of:=FIND(&quot;Start&quot;; [.B612]; 1)-2" office:value-type="float" office:value="41" calcext:value-type="float">
            <text:p>41</text:p>
          </table:table-cell>
          <table:table-cell table:formula="of:=CONCATENATE([.$D$1];[.A612];[.$D$1];&quot;=&gt;&quot;;[.$D$1];LEFT([.B612]; [.C612]);[.$D$1];&quot;,&quot;)" office:value-type="string" office:string-value="&quot;N399&quot;=&gt;&quot;Incomplete/invalid elective consent form.&quot;," calcext:value-type="string">
            <text:p>"N399"=&gt;"Incomplete/invalid elective consent form.",</text:p>
          </table:table-cell>
        </table:table-row>
        <table:table-row table:style-name="ro7">
          <table:table-cell office:value-type="string" calcext:value-type="string">
            <text:p>N400</text:p>
          </table:table-cell>
          <table:table-cell office:value-type="string" calcext:value-type="string">
            <text:p>Alert: Electronically enabled providers should submit claims electronically.</text:p>
            <text:p>Start: 08/01/2007</text:p>
          </table:table-cell>
          <table:table-cell table:formula="of:=FIND(&quot;Start&quot;; [.B613]; 1)-2" office:value-type="float" office:value="76" calcext:value-type="float">
            <text:p>76</text:p>
          </table:table-cell>
          <table:table-cell table:formula="of:=CONCATENATE([.$D$1];[.A613];[.$D$1];&quot;=&gt;&quot;;[.$D$1];LEFT([.B613]; [.C613]);[.$D$1];&quot;,&quot;)" office:value-type="string" office:string-value="&quot;N400&quot;=&gt;&quot;Alert: Electronically enabled providers should submit claims electronically.&quot;," calcext:value-type="string">
            <text:p>"N400"=&gt;"Alert: Electronically enabled providers should submit claims electronically.",</text:p>
          </table:table-cell>
        </table:table-row>
        <table:table-row table:style-name="ro7">
          <table:table-cell office:value-type="string" calcext:value-type="string">
            <text:p>N401</text:p>
          </table:table-cell>
          <table:table-cell office:value-type="string" calcext:value-type="string">
            <text:p>Missing periodontal charting.</text:p>
            <text:p>Start: 08/01/2007</text:p>
          </table:table-cell>
          <table:table-cell table:formula="of:=FIND(&quot;Start&quot;; [.B614]; 1)-2" office:value-type="float" office:value="29" calcext:value-type="float">
            <text:p>29</text:p>
          </table:table-cell>
          <table:table-cell table:formula="of:=CONCATENATE([.$D$1];[.A614];[.$D$1];&quot;=&gt;&quot;;[.$D$1];LEFT([.B614]; [.C614]);[.$D$1];&quot;,&quot;)" office:value-type="string" office:string-value="&quot;N401&quot;=&gt;&quot;Missing periodontal charting.&quot;," calcext:value-type="string">
            <text:p>"N401"=&gt;"Missing periodontal charting.",</text:p>
          </table:table-cell>
        </table:table-row>
        <table:table-row table:style-name="ro7">
          <table:table-cell office:value-type="string" calcext:value-type="string">
            <text:p>N402</text:p>
          </table:table-cell>
          <table:table-cell office:value-type="string" calcext:value-type="string">
            <text:p>Incomplete/invalid periodontal charting.</text:p>
            <text:p>Start: 08/01/2007</text:p>
          </table:table-cell>
          <table:table-cell table:formula="of:=FIND(&quot;Start&quot;; [.B615]; 1)-2" office:value-type="float" office:value="40" calcext:value-type="float">
            <text:p>40</text:p>
          </table:table-cell>
          <table:table-cell table:formula="of:=CONCATENATE([.$D$1];[.A615];[.$D$1];&quot;=&gt;&quot;;[.$D$1];LEFT([.B615]; [.C615]);[.$D$1];&quot;,&quot;)" office:value-type="string" office:string-value="&quot;N402&quot;=&gt;&quot;Incomplete/invalid periodontal charting.&quot;," calcext:value-type="string">
            <text:p>"N402"=&gt;"Incomplete/invalid periodontal charting.",</text:p>
          </table:table-cell>
        </table:table-row>
        <table:table-row table:style-name="ro7">
          <table:table-cell office:value-type="string" calcext:value-type="string">
            <text:p>N403</text:p>
          </table:table-cell>
          <table:table-cell office:value-type="string" calcext:value-type="string">
            <text:p>Missing facility certification.</text:p>
            <text:p>Start: 08/01/2007</text:p>
          </table:table-cell>
          <table:table-cell table:formula="of:=FIND(&quot;Start&quot;; [.B616]; 1)-2" office:value-type="float" office:value="31" calcext:value-type="float">
            <text:p>31</text:p>
          </table:table-cell>
          <table:table-cell table:formula="of:=CONCATENATE([.$D$1];[.A616];[.$D$1];&quot;=&gt;&quot;;[.$D$1];LEFT([.B616]; [.C616]);[.$D$1];&quot;,&quot;)" office:value-type="string" office:string-value="&quot;N403&quot;=&gt;&quot;Missing facility certification.&quot;," calcext:value-type="string">
            <text:p>"N403"=&gt;"Missing facility certification.",</text:p>
          </table:table-cell>
        </table:table-row>
        <table:table-row table:style-name="ro7">
          <table:table-cell office:value-type="string" calcext:value-type="string">
            <text:p>N404</text:p>
          </table:table-cell>
          <table:table-cell office:value-type="string" calcext:value-type="string">
            <text:p>Incomplete/invalid facility certification.</text:p>
            <text:p>Start: 08/01/2007</text:p>
          </table:table-cell>
          <table:table-cell table:formula="of:=FIND(&quot;Start&quot;; [.B617]; 1)-2" office:value-type="float" office:value="42" calcext:value-type="float">
            <text:p>42</text:p>
          </table:table-cell>
          <table:table-cell table:formula="of:=CONCATENATE([.$D$1];[.A617];[.$D$1];&quot;=&gt;&quot;;[.$D$1];LEFT([.B617]; [.C617]);[.$D$1];&quot;,&quot;)" office:value-type="string" office:string-value="&quot;N404&quot;=&gt;&quot;Incomplete/invalid facility certification.&quot;," calcext:value-type="string">
            <text:p>"N404"=&gt;"Incomplete/invalid facility certification.",</text:p>
          </table:table-cell>
        </table:table-row>
        <table:table-row table:style-name="ro8">
          <table:table-cell office:value-type="string" calcext:value-type="string">
            <text:p>N405</text:p>
          </table:table-cell>
          <table:table-cell office:value-type="string" calcext:value-type="string">
            <text:p>This service is only covered when the donor's insurer(s) do not provide coverage for the service.</text:p>
            <text:p>Start: 08/01/2007</text:p>
          </table:table-cell>
          <table:table-cell table:formula="of:=FIND(&quot;Start&quot;; [.B618]; 1)-2" office:value-type="float" office:value="97" calcext:value-type="float">
            <text:p>97</text:p>
          </table:table-cell>
          <table:table-cell table:formula="of:=CONCATENATE([.$D$1];[.A618];[.$D$1];&quot;=&gt;&quot;;[.$D$1];LEFT([.B618]; [.C618]);[.$D$1];&quot;,&quot;)" office:value-type="string" office:string-value="&quot;N405&quot;=&gt;&quot;This service is only covered when the donor's insurer(s) do not provide coverage for the service.&quot;," calcext:value-type="string">
            <text:p>"N405"=&gt;"This service is only covered when the donor's insurer(s) do not provide coverage for the service.",</text:p>
          </table:table-cell>
        </table:table-row>
        <table:table-row table:style-name="ro8">
          <table:table-cell office:value-type="string" calcext:value-type="string">
            <text:p>N406</text:p>
          </table:table-cell>
          <table:table-cell office:value-type="string" calcext:value-type="string">
            <text:p>This service is only covered when the recipient's insurer(s) do not provide coverage for the service.</text:p>
            <text:p>Start: 08/01/2007</text:p>
          </table:table-cell>
          <table:table-cell table:formula="of:=FIND(&quot;Start&quot;; [.B619]; 1)-2" office:value-type="float" office:value="101" calcext:value-type="float">
            <text:p>101</text:p>
          </table:table-cell>
          <table:table-cell table:formula="of:=CONCATENATE([.$D$1];[.A619];[.$D$1];&quot;=&gt;&quot;;[.$D$1];LEFT([.B619]; [.C619]);[.$D$1];&quot;,&quot;)" office:value-type="string" office:string-value="&quot;N406&quot;=&gt;&quot;This service is only covered when the recipient's insurer(s) do not provide coverage for the service.&quot;," calcext:value-type="string">
            <text:p>"N406"=&gt;"This service is only covered when the recipient's insurer(s) do not provide coverage for the service.",</text:p>
          </table:table-cell>
        </table:table-row>
        <table:table-row table:style-name="ro7">
          <table:table-cell office:value-type="string" calcext:value-type="string">
            <text:p>N407</text:p>
          </table:table-cell>
          <table:table-cell office:value-type="string" calcext:value-type="string">
            <text:p>You are not an approved submitter for this transmission format.</text:p>
            <text:p>Start: 08/01/2007</text:p>
          </table:table-cell>
          <table:table-cell table:formula="of:=FIND(&quot;Start&quot;; [.B620]; 1)-2" office:value-type="float" office:value="63" calcext:value-type="float">
            <text:p>63</text:p>
          </table:table-cell>
          <table:table-cell table:formula="of:=CONCATENATE([.$D$1];[.A620];[.$D$1];&quot;=&gt;&quot;;[.$D$1];LEFT([.B620]; [.C620]);[.$D$1];&quot;,&quot;)" office:value-type="string" office:string-value="&quot;N407&quot;=&gt;&quot;You are not an approved submitter for this transmission format.&quot;," calcext:value-type="string">
            <text:p>"N407"=&gt;"You are not an approved submitter for this transmission format.",</text:p>
          </table:table-cell>
        </table:table-row>
        <table:table-row table:style-name="ro7">
          <table:table-cell office:value-type="string" calcext:value-type="string">
            <text:p>N408</text:p>
          </table:table-cell>
          <table:table-cell office:value-type="string" calcext:value-type="string">
            <text:p>This payer does not cover deductibles assessed by a previous payer.</text:p>
            <text:p>Start: 08/01/2007</text:p>
          </table:table-cell>
          <table:table-cell table:formula="of:=FIND(&quot;Start&quot;; [.B621]; 1)-2" office:value-type="float" office:value="67" calcext:value-type="float">
            <text:p>67</text:p>
          </table:table-cell>
          <table:table-cell table:formula="of:=CONCATENATE([.$D$1];[.A621];[.$D$1];&quot;=&gt;&quot;;[.$D$1];LEFT([.B621]; [.C621]);[.$D$1];&quot;,&quot;)" office:value-type="string" office:string-value="&quot;N408&quot;=&gt;&quot;This payer does not cover deductibles assessed by a previous payer.&quot;," calcext:value-type="string">
            <text:p>"N408"=&gt;"This payer does not cover deductibles assessed by a previous payer.",</text:p>
          </table:table-cell>
        </table:table-row>
        <table:table-row table:style-name="ro8">
          <table:table-cell office:value-type="string" calcext:value-type="string">
            <text:p>N409</text:p>
          </table:table-cell>
          <table:table-cell office:value-type="string" calcext:value-type="string">
            <text:p>This service is related to an accidental injury and is not covered unless provided within a specific time frame from the date of the accident.</text:p>
            <text:p>Start: 08/01/2007</text:p>
          </table:table-cell>
          <table:table-cell table:formula="of:=FIND(&quot;Start&quot;; [.B622]; 1)-2" office:value-type="float" office:value="142" calcext:value-type="float">
            <text:p>142</text:p>
          </table:table-cell>
          <table:table-cell table:formula="of:=CONCATENATE([.$D$1];[.A622];[.$D$1];&quot;=&gt;&quot;;[.$D$1];LEFT([.B622]; [.C622]);[.$D$1];&quot;,&quot;)" office:value-type="string" office:string-value="&quot;N409&quot;=&gt;&quot;This service is related to an accidental injury and is not covered unless provided within a specific time frame from the date of the accident.&quot;," calcext:value-type="string">
            <text:p>"N409"=&gt;"This service is related to an accidental injury and is not covered unless provided within a specific time frame from the date of the accident.",</text:p>
          </table:table-cell>
        </table:table-row>
        <table:table-row table:style-name="ro8">
          <table:table-cell office:value-type="string" calcext:value-type="string">
            <text:p>N410</text:p>
          </table:table-cell>
          <table:table-cell office:value-type="string" calcext:value-type="string">
            <text:p>Not covered unless the prescription changes.</text:p>
            <text:p>Start: 08/01/2007 | Last Modified: 03/08/2011</text:p>
            <text:p>Notes: (Modified 3/8/11)</text:p>
          </table:table-cell>
          <table:table-cell table:formula="of:=FIND(&quot;Start&quot;; [.B623]; 1)-2" office:value-type="float" office:value="44" calcext:value-type="float">
            <text:p>44</text:p>
          </table:table-cell>
          <table:table-cell table:formula="of:=CONCATENATE([.$D$1];[.A623];[.$D$1];&quot;=&gt;&quot;;[.$D$1];LEFT([.B623]; [.C623]);[.$D$1];&quot;,&quot;)" office:value-type="string" office:string-value="&quot;N410&quot;=&gt;&quot;Not covered unless the prescription changes.&quot;," calcext:value-type="string">
            <text:p>"N410"=&gt;"Not covered unless the prescription changes.",</text:p>
          </table:table-cell>
        </table:table-row>
        <table:table-row table:style-name="ro7">
          <table:table-cell office:value-type="string" calcext:value-type="string">
            <text:p>N418</text:p>
          </table:table-cell>
          <table:table-cell office:value-type="string" calcext:value-type="string">
            <text:p>Misrouted claim. See the payer's claim submission instructions.</text:p>
            <text:p>Start: 08/01/2007</text:p>
          </table:table-cell>
          <table:table-cell table:formula="of:=FIND(&quot;Start&quot;; [.B624]; 1)-2" office:value-type="float" office:value="63" calcext:value-type="float">
            <text:p>63</text:p>
          </table:table-cell>
          <table:table-cell table:formula="of:=CONCATENATE([.$D$1];[.A624];[.$D$1];&quot;=&gt;&quot;;[.$D$1];LEFT([.B624]; [.C624]);[.$D$1];&quot;,&quot;)" office:value-type="string" office:string-value="&quot;N418&quot;=&gt;&quot;Misrouted claim. See the payer's claim submission instructions.&quot;," calcext:value-type="string">
            <text:p>"N418"=&gt;"Misrouted claim. See the payer's claim submission instructions.",</text:p>
          </table:table-cell>
        </table:table-row>
        <table:table-row table:style-name="ro8">
          <table:table-cell office:value-type="string" calcext:value-type="string">
            <text:p>N419</text:p>
          </table:table-cell>
          <table:table-cell office:value-type="string" calcext:value-type="string">
            <text:p>Claim payment was the result of a payer's retroactive adjustment due to a retroactive rate change.</text:p>
            <text:p>Start: 08/01/2007</text:p>
          </table:table-cell>
          <table:table-cell table:formula="of:=FIND(&quot;Start&quot;; [.B625]; 1)-2" office:value-type="float" office:value="98" calcext:value-type="float">
            <text:p>98</text:p>
          </table:table-cell>
          <table:table-cell table:formula="of:=CONCATENATE([.$D$1];[.A625];[.$D$1];&quot;=&gt;&quot;;[.$D$1];LEFT([.B625]; [.C625]);[.$D$1];&quot;,&quot;)" office:value-type="string" office:string-value="&quot;N419&quot;=&gt;&quot;Claim payment was the result of a payer's retroactive adjustment due to a retroactive rate change.&quot;," calcext:value-type="string">
            <text:p>"N419"=&gt;"Claim payment was the result of a payer's retroactive adjustment due to a retroactive rate change.",</text:p>
          </table:table-cell>
        </table:table-row>
        <table:table-row table:style-name="ro8">
          <table:table-cell office:value-type="string" calcext:value-type="string">
            <text:p>N420</text:p>
          </table:table-cell>
          <table:table-cell office:value-type="string" calcext:value-type="string">
            <text:p>Claim payment was the result of a payer's retroactive adjustment due to a Coordination of Benefits or Third Party Liability Recovery.</text:p>
            <text:p>Start: 08/01/2007</text:p>
          </table:table-cell>
          <table:table-cell table:formula="of:=FIND(&quot;Start&quot;; [.B626]; 1)-2" office:value-type="float" office:value="133" calcext:value-type="float">
            <text:p>133</text:p>
          </table:table-cell>
          <table:table-cell table:formula="of:=CONCATENATE([.$D$1];[.A626];[.$D$1];&quot;=&gt;&quot;;[.$D$1];LEFT([.B626]; [.C626]);[.$D$1];&quot;,&quot;)" office:value-type="string" office:string-value="&quot;N420&quot;=&gt;&quot;Claim payment was the result of a payer's retroactive adjustment due to a Coordination of Benefits or Third Party Liability Recovery.&quot;," calcext:value-type="string">
            <text:p>"N420"=&gt;"Claim payment was the result of a payer's retroactive adjustment due to a Coordination of Benefits or Third Party Liability Recovery.",</text:p>
          </table:table-cell>
        </table:table-row>
        <table:table-row table:style-name="ro9">
          <table:table-cell office:value-type="string" calcext:value-type="string">
            <text:p>N421</text:p>
          </table:table-cell>
          <table:table-cell office:value-type="string" calcext:value-type="string">
            <text:p>Claim payment was the result of a payer's retroactive adjustment due to a review organization decision.</text:p>
            <text:p>Start: 08/01/2007 | Last Modified: 05/08/2008</text:p>
            <text:p>Notes: (Modified 2/29/08, typo fixed 5/8/08)</text:p>
          </table:table-cell>
          <table:table-cell table:formula="of:=FIND(&quot;Start&quot;; [.B627]; 1)-2" office:value-type="float" office:value="103" calcext:value-type="float">
            <text:p>103</text:p>
          </table:table-cell>
          <table:table-cell table:formula="of:=CONCATENATE([.$D$1];[.A627];[.$D$1];&quot;=&gt;&quot;;[.$D$1];LEFT([.B627]; [.C627]);[.$D$1];&quot;,&quot;)" office:value-type="string" office:string-value="&quot;N421&quot;=&gt;&quot;Claim payment was the result of a payer's retroactive adjustment due to a review organization decision.&quot;," calcext:value-type="string">
            <text:p>"N421"=&gt;"Claim payment was the result of a payer's retroactive adjustment due to a review organization decision.",</text:p>
          </table:table-cell>
        </table:table-row>
        <table:table-row table:style-name="ro9">
          <table:table-cell office:value-type="string" calcext:value-type="string">
            <text:p>N422</text:p>
          </table:table-cell>
          <table:table-cell office:value-type="string" calcext:value-type="string">
            <text:p>Claim payment was the result of a payer's retroactive adjustment due to a payer's contract incentive program.</text:p>
            <text:p>Start: 08/01/2007 | Last Modified: 05/08/2008</text:p>
            <text:p>Notes: (Typo fixed 5/8/08)</text:p>
          </table:table-cell>
          <table:table-cell table:formula="of:=FIND(&quot;Start&quot;; [.B628]; 1)-2" office:value-type="float" office:value="109" calcext:value-type="float">
            <text:p>109</text:p>
          </table:table-cell>
          <table:table-cell table:formula="of:=CONCATENATE([.$D$1];[.A628];[.$D$1];&quot;=&gt;&quot;;[.$D$1];LEFT([.B628]; [.C628]);[.$D$1];&quot;,&quot;)" office:value-type="string" office:string-value="&quot;N422&quot;=&gt;&quot;Claim payment was the result of a payer's retroactive adjustment due to a payer's contract incentive program.&quot;," calcext:value-type="string">
            <text:p>"N422"=&gt;"Claim payment was the result of a payer's retroactive adjustment due to a payer's contract incentive program.",</text:p>
          </table:table-cell>
        </table:table-row>
        <table:table-row table:style-name="ro8">
          <table:table-cell office:value-type="string" calcext:value-type="string">
            <text:p>N423</text:p>
          </table:table-cell>
          <table:table-cell office:value-type="string" calcext:value-type="string">
            <text:p>Claim payment was the result of a payer's retroactive adjustment due to a non standard program.</text:p>
            <text:p>Start: 08/01/2007</text:p>
          </table:table-cell>
          <table:table-cell table:formula="of:=FIND(&quot;Start&quot;; [.B629]; 1)-2" office:value-type="float" office:value="95" calcext:value-type="float">
            <text:p>95</text:p>
          </table:table-cell>
          <table:table-cell table:formula="of:=CONCATENATE([.$D$1];[.A629];[.$D$1];&quot;=&gt;&quot;;[.$D$1];LEFT([.B629]; [.C629]);[.$D$1];&quot;,&quot;)" office:value-type="string" office:string-value="&quot;N423&quot;=&gt;&quot;Claim payment was the result of a payer's retroactive adjustment due to a non standard program.&quot;," calcext:value-type="string">
            <text:p>"N423"=&gt;"Claim payment was the result of a payer's retroactive adjustment due to a non standard program.",</text:p>
          </table:table-cell>
        </table:table-row>
        <table:table-row table:style-name="ro7">
          <table:table-cell office:value-type="string" calcext:value-type="string">
            <text:p>N424</text:p>
          </table:table-cell>
          <table:table-cell office:value-type="string" calcext:value-type="string">
            <text:p>Patient does not reside in the geographic area required for this type of payment.</text:p>
            <text:p>Start: 08/01/2007</text:p>
          </table:table-cell>
          <table:table-cell table:formula="of:=FIND(&quot;Start&quot;; [.B630]; 1)-2" office:value-type="float" office:value="81" calcext:value-type="float">
            <text:p>81</text:p>
          </table:table-cell>
          <table:table-cell table:formula="of:=CONCATENATE([.$D$1];[.A630];[.$D$1];&quot;=&gt;&quot;;[.$D$1];LEFT([.B630]; [.C630]);[.$D$1];&quot;,&quot;)" office:value-type="string" office:string-value="&quot;N424&quot;=&gt;&quot;Patient does not reside in the geographic area required for this type of payment.&quot;," calcext:value-type="string">
            <text:p>"N424"=&gt;"Patient does not reside in the geographic area required for this type of payment.",</text:p>
          </table:table-cell>
        </table:table-row>
        <table:table-row table:style-name="ro7">
          <table:table-cell office:value-type="string" calcext:value-type="string">
            <text:p>N425</text:p>
          </table:table-cell>
          <table:table-cell office:value-type="string" calcext:value-type="string">
            <text:p>Statutorily excluded service(s).</text:p>
            <text:p>Start: 08/01/2007</text:p>
          </table:table-cell>
          <table:table-cell table:formula="of:=FIND(&quot;Start&quot;; [.B631]; 1)-2" office:value-type="float" office:value="32" calcext:value-type="float">
            <text:p>32</text:p>
          </table:table-cell>
          <table:table-cell table:formula="of:=CONCATENATE([.$D$1];[.A631];[.$D$1];&quot;=&gt;&quot;;[.$D$1];LEFT([.B631]; [.C631]);[.$D$1];&quot;,&quot;)" office:value-type="string" office:string-value="&quot;N425&quot;=&gt;&quot;Statutorily excluded service(s).&quot;," calcext:value-type="string">
            <text:p>"N425"=&gt;"Statutorily excluded service(s).",</text:p>
          </table:table-cell>
        </table:table-row>
        <table:table-row table:style-name="ro7">
          <table:table-cell office:value-type="string" calcext:value-type="string">
            <text:p>N426</text:p>
          </table:table-cell>
          <table:table-cell office:value-type="string" calcext:value-type="string">
            <text:p>No coverage when self-administered.</text:p>
            <text:p>Start: 08/01/2007</text:p>
          </table:table-cell>
          <table:table-cell table:formula="of:=FIND(&quot;Start&quot;; [.B632]; 1)-2" office:value-type="float" office:value="35" calcext:value-type="float">
            <text:p>35</text:p>
          </table:table-cell>
          <table:table-cell table:formula="of:=CONCATENATE([.$D$1];[.A632];[.$D$1];&quot;=&gt;&quot;;[.$D$1];LEFT([.B632]; [.C632]);[.$D$1];&quot;,&quot;)" office:value-type="string" office:string-value="&quot;N426&quot;=&gt;&quot;No coverage when self-administered.&quot;," calcext:value-type="string">
            <text:p>"N426"=&gt;"No coverage when self-administered.",</text:p>
          </table:table-cell>
        </table:table-row>
        <table:table-row table:style-name="ro7">
          <table:table-cell office:value-type="string" calcext:value-type="string">
            <text:p>N427</text:p>
          </table:table-cell>
          <table:table-cell office:value-type="string" calcext:value-type="string">
            <text:p>Payment for eyeglasses or contact lenses can be made only after cataract surgery.</text:p>
            <text:p>Start: 08/01/2007</text:p>
          </table:table-cell>
          <table:table-cell table:formula="of:=FIND(&quot;Start&quot;; [.B633]; 1)-2" office:value-type="float" office:value="81" calcext:value-type="float">
            <text:p>81</text:p>
          </table:table-cell>
          <table:table-cell table:formula="of:=CONCATENATE([.$D$1];[.A633];[.$D$1];&quot;=&gt;&quot;;[.$D$1];LEFT([.B633]; [.C633]);[.$D$1];&quot;,&quot;)" office:value-type="string" office:string-value="&quot;N427&quot;=&gt;&quot;Payment for eyeglasses or contact lenses can be made only after cataract surgery.&quot;," calcext:value-type="string">
            <text:p>"N427"=&gt;"Payment for eyeglasses or contact lenses can be made only after cataract surgery.",</text:p>
          </table:table-cell>
        </table:table-row>
        <table:table-row table:style-name="ro8">
          <table:table-cell office:value-type="string" calcext:value-type="string">
            <text:p>N428</text:p>
          </table:table-cell>
          <table:table-cell office:value-type="string" calcext:value-type="string">
            <text:p>Not covered when performed in this place of service.</text:p>
            <text:p>Start: 08/01/2007 | Last Modified: 03/08/2011</text:p>
            <text:p>Notes: (Modified 3/8/11)</text:p>
          </table:table-cell>
          <table:table-cell table:formula="of:=FIND(&quot;Start&quot;; [.B634]; 1)-2" office:value-type="float" office:value="52" calcext:value-type="float">
            <text:p>52</text:p>
          </table:table-cell>
          <table:table-cell table:formula="of:=CONCATENATE([.$D$1];[.A634];[.$D$1];&quot;=&gt;&quot;;[.$D$1];LEFT([.B634]; [.C634]);[.$D$1];&quot;,&quot;)" office:value-type="string" office:string-value="&quot;N428&quot;=&gt;&quot;Not covered when performed in this place of service.&quot;," calcext:value-type="string">
            <text:p>"N428"=&gt;"Not covered when performed in this place of service.",</text:p>
          </table:table-cell>
        </table:table-row>
        <table:table-row table:style-name="ro8">
          <table:table-cell office:value-type="string" calcext:value-type="string">
            <text:p>N429</text:p>
          </table:table-cell>
          <table:table-cell office:value-type="string" calcext:value-type="string">
            <text:p>Not covered when considered routine.</text:p>
            <text:p>Start: 08/01/2007 | Last Modified: 03/08/2011</text:p>
            <text:p>Notes: (Modified 3/8/11)</text:p>
          </table:table-cell>
          <table:table-cell table:formula="of:=FIND(&quot;Start&quot;; [.B635]; 1)-2" office:value-type="float" office:value="36" calcext:value-type="float">
            <text:p>36</text:p>
          </table:table-cell>
          <table:table-cell table:formula="of:=CONCATENATE([.$D$1];[.A635];[.$D$1];&quot;=&gt;&quot;;[.$D$1];LEFT([.B635]; [.C635]);[.$D$1];&quot;,&quot;)" office:value-type="string" office:string-value="&quot;N429&quot;=&gt;&quot;Not covered when considered routine.&quot;," calcext:value-type="string">
            <text:p>"N429"=&gt;"Not covered when considered routine.",</text:p>
          </table:table-cell>
        </table:table-row>
        <table:table-row table:style-name="ro7">
          <table:table-cell office:value-type="string" calcext:value-type="string">
            <text:p>N430</text:p>
          </table:table-cell>
          <table:table-cell office:value-type="string" calcext:value-type="string">
            <text:p>Procedure code is inconsistent with the units billed.</text:p>
            <text:p>Start: 11/05/2007</text:p>
          </table:table-cell>
          <table:table-cell table:formula="of:=FIND(&quot;Start&quot;; [.B636]; 1)-2" office:value-type="float" office:value="53" calcext:value-type="float">
            <text:p>53</text:p>
          </table:table-cell>
          <table:table-cell table:formula="of:=CONCATENATE([.$D$1];[.A636];[.$D$1];&quot;=&gt;&quot;;[.$D$1];LEFT([.B636]; [.C636]);[.$D$1];&quot;,&quot;)" office:value-type="string" office:string-value="&quot;N430&quot;=&gt;&quot;Procedure code is inconsistent with the units billed.&quot;," calcext:value-type="string">
            <text:p>"N430"=&gt;"Procedure code is inconsistent with the units billed.",</text:p>
          </table:table-cell>
        </table:table-row>
        <table:table-row table:style-name="ro8">
          <table:table-cell office:value-type="string" calcext:value-type="string">
            <text:p>N431</text:p>
          </table:table-cell>
          <table:table-cell office:value-type="string" calcext:value-type="string">
            <text:p>Not covered with this procedure.</text:p>
            <text:p>Start: 11/05/2007 | Last Modified: 03/08/2011</text:p>
            <text:p>Notes: (Modified 3/8/11)</text:p>
          </table:table-cell>
          <table:table-cell table:formula="of:=FIND(&quot;Start&quot;; [.B637]; 1)-2" office:value-type="float" office:value="32" calcext:value-type="float">
            <text:p>32</text:p>
          </table:table-cell>
          <table:table-cell table:formula="of:=CONCATENATE([.$D$1];[.A637];[.$D$1];&quot;=&gt;&quot;;[.$D$1];LEFT([.B637]; [.C637]);[.$D$1];&quot;,&quot;)" office:value-type="string" office:string-value="&quot;N431&quot;=&gt;&quot;Not covered with this procedure.&quot;," calcext:value-type="string">
            <text:p>"N431"=&gt;"Not covered with this procedure.",</text:p>
          </table:table-cell>
        </table:table-row>
        <table:table-row table:style-name="ro8">
          <table:table-cell office:value-type="string" calcext:value-type="string">
            <text:p>N432</text:p>
          </table:table-cell>
          <table:table-cell office:value-type="string" calcext:value-type="string">
            <text:p>Alert: Adjustment based on a Recovery Audit.</text:p>
            <text:p>Start: 11/05/2007 | Last Modified: 07/01/2015</text:p>
            <text:p>Notes: (Modified 7/1/15)</text:p>
          </table:table-cell>
          <table:table-cell table:formula="of:=FIND(&quot;Start&quot;; [.B638]; 1)-2" office:value-type="float" office:value="44" calcext:value-type="float">
            <text:p>44</text:p>
          </table:table-cell>
          <table:table-cell table:formula="of:=CONCATENATE([.$D$1];[.A638];[.$D$1];&quot;=&gt;&quot;;[.$D$1];LEFT([.B638]; [.C638]);[.$D$1];&quot;,&quot;)" office:value-type="string" office:string-value="&quot;N432&quot;=&gt;&quot;Alert: Adjustment based on a Recovery Audit.&quot;," calcext:value-type="string">
            <text:p>"N432"=&gt;"Alert: Adjustment based on a Recovery Audit.",</text:p>
          </table:table-cell>
        </table:table-row>
        <table:table-row table:style-name="ro8">
          <table:table-cell office:value-type="string" calcext:value-type="string">
            <text:p>N433</text:p>
          </table:table-cell>
          <table:table-cell office:value-type="string" calcext:value-type="string">
            <text:p>Resubmit this claim using only your National Provider Identifier (NPI).</text:p>
            <text:p>Start: 02/29/2008 | Last Modified: 03/14/2014</text:p>
            <text:p>Notes: (Modified 3/14/2014)</text:p>
          </table:table-cell>
          <table:table-cell table:formula="of:=FIND(&quot;Start&quot;; [.B639]; 1)-2" office:value-type="float" office:value="71" calcext:value-type="float">
            <text:p>71</text:p>
          </table:table-cell>
          <table:table-cell table:formula="of:=CONCATENATE([.$D$1];[.A639];[.$D$1];&quot;=&gt;&quot;;[.$D$1];LEFT([.B639]; [.C639]);[.$D$1];&quot;,&quot;)" office:value-type="string" office:string-value="&quot;N433&quot;=&gt;&quot;Resubmit this claim using only your National Provider Identifier (NPI).&quot;," calcext:value-type="string">
            <text:p>"N433"=&gt;"Resubmit this claim using only your National Provider Identifier (NPI).",</text:p>
          </table:table-cell>
        </table:table-row>
        <table:table-row table:style-name="ro7">
          <table:table-cell office:value-type="string" calcext:value-type="string">
            <text:p>N434</text:p>
          </table:table-cell>
          <table:table-cell office:value-type="string" calcext:value-type="string">
            <text:p>Missing/Incomplete/Invalid Present on Admission indicator.</text:p>
            <text:p>Start: 07/01/2008</text:p>
          </table:table-cell>
          <table:table-cell table:formula="of:=FIND(&quot;Start&quot;; [.B640]; 1)-2" office:value-type="float" office:value="58" calcext:value-type="float">
            <text:p>58</text:p>
          </table:table-cell>
          <table:table-cell table:formula="of:=CONCATENATE([.$D$1];[.A640];[.$D$1];&quot;=&gt;&quot;;[.$D$1];LEFT([.B640]; [.C640]);[.$D$1];&quot;,&quot;)" office:value-type="string" office:string-value="&quot;N434&quot;=&gt;&quot;Missing/Incomplete/Invalid Present on Admission indicator.&quot;," calcext:value-type="string">
            <text:p>"N434"=&gt;"Missing/Incomplete/Invalid Present on Admission indicator.",</text:p>
          </table:table-cell>
        </table:table-row>
        <table:table-row table:style-name="ro8">
          <table:table-cell office:value-type="string" calcext:value-type="string">
            <text:p>N435</text:p>
          </table:table-cell>
          <table:table-cell office:value-type="string" calcext:value-type="string">
            <text:p>Exceeds number/frequency approved /allowed within time period without support documentation.</text:p>
            <text:p>Start: 07/01/2008</text:p>
          </table:table-cell>
          <table:table-cell table:formula="of:=FIND(&quot;Start&quot;; [.B641]; 1)-2" office:value-type="float" office:value="92" calcext:value-type="float">
            <text:p>92</text:p>
          </table:table-cell>
          <table:table-cell table:formula="of:=CONCATENATE([.$D$1];[.A641];[.$D$1];&quot;=&gt;&quot;;[.$D$1];LEFT([.B641]; [.C641]);[.$D$1];&quot;,&quot;)" office:value-type="string" office:string-value="&quot;N435&quot;=&gt;&quot;Exceeds number/frequency approved /allowed within time period without support documentation.&quot;," calcext:value-type="string">
            <text:p>"N435"=&gt;"Exceeds number/frequency approved /allowed within time period without support documentation.",</text:p>
          </table:table-cell>
        </table:table-row>
        <table:table-row table:style-name="ro8">
          <table:table-cell office:value-type="string" calcext:value-type="string">
            <text:p>N436</text:p>
          </table:table-cell>
          <table:table-cell office:value-type="string" calcext:value-type="string">
            <text:p>The injury claim has not been accepted and a mandatory medical reimbursement has been made.</text:p>
            <text:p>Start: 07/01/2008</text:p>
          </table:table-cell>
          <table:table-cell table:formula="of:=FIND(&quot;Start&quot;; [.B642]; 1)-2" office:value-type="float" office:value="91" calcext:value-type="float">
            <text:p>91</text:p>
          </table:table-cell>
          <table:table-cell table:formula="of:=CONCATENATE([.$D$1];[.A642];[.$D$1];&quot;=&gt;&quot;;[.$D$1];LEFT([.B642]; [.C642]);[.$D$1];&quot;,&quot;)" office:value-type="string" office:string-value="&quot;N436&quot;=&gt;&quot;The injury claim has not been accepted and a mandatory medical reimbursement has been made.&quot;," calcext:value-type="string">
            <text:p>"N436"=&gt;"The injury claim has not been accepted and a mandatory medical reimbursement has been made.",</text:p>
          </table:table-cell>
        </table:table-row>
        <table:table-row table:style-name="ro7">
          <table:table-cell office:value-type="string" calcext:value-type="string">
            <text:p>N437</text:p>
          </table:table-cell>
          <table:table-cell office:value-type="string" calcext:value-type="string">
            <text:p>Alert: If the injury claim is accepted, these charges will be reconsidered.</text:p>
            <text:p>Start: 07/01/2008</text:p>
          </table:table-cell>
          <table:table-cell table:formula="of:=FIND(&quot;Start&quot;; [.B643]; 1)-2" office:value-type="float" office:value="75" calcext:value-type="float">
            <text:p>75</text:p>
          </table:table-cell>
          <table:table-cell table:formula="of:=CONCATENATE([.$D$1];[.A643];[.$D$1];&quot;=&gt;&quot;;[.$D$1];LEFT([.B643]; [.C643]);[.$D$1];&quot;,&quot;)" office:value-type="string" office:string-value="&quot;N437&quot;=&gt;&quot;Alert: If the injury claim is accepted, these charges will be reconsidered.&quot;," calcext:value-type="string">
            <text:p>"N437"=&gt;"Alert: If the injury claim is accepted, these charges will be reconsidered.",</text:p>
          </table:table-cell>
        </table:table-row>
        <table:table-row table:style-name="ro8">
          <table:table-cell office:value-type="string" calcext:value-type="string">
            <text:p>N438</text:p>
          </table:table-cell>
          <table:table-cell office:value-type="string" calcext:value-type="string">
            <text:p>This jurisdiction only accepts paper claims.</text:p>
            <text:p>Start: 07/01/2008 | Last Modified: 03/14/2014</text:p>
            <text:p>Notes: (Modified 3/14/2014)</text:p>
          </table:table-cell>
          <table:table-cell table:formula="of:=FIND(&quot;Start&quot;; [.B644]; 1)-2" office:value-type="float" office:value="44" calcext:value-type="float">
            <text:p>44</text:p>
          </table:table-cell>
          <table:table-cell table:formula="of:=CONCATENATE([.$D$1];[.A644];[.$D$1];&quot;=&gt;&quot;;[.$D$1];LEFT([.B644]; [.C644]);[.$D$1];&quot;,&quot;)" office:value-type="string" office:string-value="&quot;N438&quot;=&gt;&quot;This jurisdiction only accepts paper claims.&quot;," calcext:value-type="string">
            <text:p>"N438"=&gt;"This jurisdiction only accepts paper claims.",</text:p>
          </table:table-cell>
        </table:table-row>
        <table:table-row table:style-name="ro7">
          <table:table-cell office:value-type="string" calcext:value-type="string">
            <text:p>N439</text:p>
          </table:table-cell>
          <table:table-cell office:value-type="string" calcext:value-type="string">
            <text:p>Missing anesthesia physical status report/indicators.</text:p>
            <text:p>Start: 07/01/2008</text:p>
          </table:table-cell>
          <table:table-cell table:formula="of:=FIND(&quot;Start&quot;; [.B645]; 1)-2" office:value-type="float" office:value="53" calcext:value-type="float">
            <text:p>53</text:p>
          </table:table-cell>
          <table:table-cell table:formula="of:=CONCATENATE([.$D$1];[.A645];[.$D$1];&quot;=&gt;&quot;;[.$D$1];LEFT([.B645]; [.C645]);[.$D$1];&quot;,&quot;)" office:value-type="string" office:string-value="&quot;N439&quot;=&gt;&quot;Missing anesthesia physical status report/indicators.&quot;," calcext:value-type="string">
            <text:p>"N439"=&gt;"Missing anesthesia physical status report/indicators.",</text:p>
          </table:table-cell>
        </table:table-row>
        <table:table-row table:style-name="ro7">
          <table:table-cell office:value-type="string" calcext:value-type="string">
            <text:p>N440</text:p>
          </table:table-cell>
          <table:table-cell office:value-type="string" calcext:value-type="string">
            <text:p>Incomplete/invalid anesthesia physical status report/indicators.</text:p>
            <text:p>Start: 07/01/2008</text:p>
          </table:table-cell>
          <table:table-cell table:formula="of:=FIND(&quot;Start&quot;; [.B646]; 1)-2" office:value-type="float" office:value="64" calcext:value-type="float">
            <text:p>64</text:p>
          </table:table-cell>
          <table:table-cell table:formula="of:=CONCATENATE([.$D$1];[.A646];[.$D$1];&quot;=&gt;&quot;;[.$D$1];LEFT([.B646]; [.C646]);[.$D$1];&quot;,&quot;)" office:value-type="string" office:string-value="&quot;N440&quot;=&gt;&quot;Incomplete/invalid anesthesia physical status report/indicators.&quot;," calcext:value-type="string">
            <text:p>"N440"=&gt;"Incomplete/invalid anesthesia physical status report/indicators.",</text:p>
          </table:table-cell>
        </table:table-row>
        <table:table-row table:style-name="ro8">
          <table:table-cell office:value-type="string" calcext:value-type="string">
            <text:p>N441</text:p>
          </table:table-cell>
          <table:table-cell office:value-type="string" calcext:value-type="string">
            <text:p>This missed/cancelled appointment is not covered.</text:p>
            <text:p>Start: 07/01/2008 | Last Modified: 07/15/2013</text:p>
            <text:p>Notes: (Modified 7/15/2013)</text:p>
          </table:table-cell>
          <table:table-cell table:formula="of:=FIND(&quot;Start&quot;; [.B647]; 1)-2" office:value-type="float" office:value="49" calcext:value-type="float">
            <text:p>49</text:p>
          </table:table-cell>
          <table:table-cell table:formula="of:=CONCATENATE([.$D$1];[.A647];[.$D$1];&quot;=&gt;&quot;;[.$D$1];LEFT([.B647]; [.C647]);[.$D$1];&quot;,&quot;)" office:value-type="string" office:string-value="&quot;N441&quot;=&gt;&quot;This missed/cancelled appointment is not covered.&quot;," calcext:value-type="string">
            <text:p>"N441"=&gt;"This missed/cancelled appointment is not covered.",</text:p>
          </table:table-cell>
        </table:table-row>
        <table:table-row table:style-name="ro7">
          <table:table-cell office:value-type="string" calcext:value-type="string">
            <text:p>N442</text:p>
          </table:table-cell>
          <table:table-cell office:value-type="string" calcext:value-type="string">
            <text:p>Payment based on an alternate fee schedule.</text:p>
            <text:p>Start: 07/01/2008</text:p>
          </table:table-cell>
          <table:table-cell table:formula="of:=FIND(&quot;Start&quot;; [.B648]; 1)-2" office:value-type="float" office:value="43" calcext:value-type="float">
            <text:p>43</text:p>
          </table:table-cell>
          <table:table-cell table:formula="of:=CONCATENATE([.$D$1];[.A648];[.$D$1];&quot;=&gt;&quot;;[.$D$1];LEFT([.B648]; [.C648]);[.$D$1];&quot;,&quot;)" office:value-type="string" office:string-value="&quot;N442&quot;=&gt;&quot;Payment based on an alternate fee schedule.&quot;," calcext:value-type="string">
            <text:p>"N442"=&gt;"Payment based on an alternate fee schedule.",</text:p>
          </table:table-cell>
        </table:table-row>
        <table:table-row table:style-name="ro7">
          <table:table-cell office:value-type="string" calcext:value-type="string">
            <text:p>N443</text:p>
          </table:table-cell>
          <table:table-cell office:value-type="string" calcext:value-type="string">
            <text:p>Missing/incomplete/invalid total time or begin/end time.</text:p>
            <text:p>Start: 07/01/2008</text:p>
          </table:table-cell>
          <table:table-cell table:formula="of:=FIND(&quot;Start&quot;; [.B649]; 1)-2" office:value-type="float" office:value="56" calcext:value-type="float">
            <text:p>56</text:p>
          </table:table-cell>
          <table:table-cell table:formula="of:=CONCATENATE([.$D$1];[.A649];[.$D$1];&quot;=&gt;&quot;;[.$D$1];LEFT([.B649]; [.C649]);[.$D$1];&quot;,&quot;)" office:value-type="string" office:string-value="&quot;N443&quot;=&gt;&quot;Missing/incomplete/invalid total time or begin/end time.&quot;," calcext:value-type="string">
            <text:p>"N443"=&gt;"Missing/incomplete/invalid total time or begin/end time.",</text:p>
          </table:table-cell>
        </table:table-row>
        <table:table-row table:style-name="ro8">
          <table:table-cell office:value-type="string" calcext:value-type="string">
            <text:p>N444</text:p>
          </table:table-cell>
          <table:table-cell office:value-type="string" calcext:value-type="string">
            <text:p>Alert: This facility has not filed the Election for High Cost Outlier form with the Division of Workers' Compensation.</text:p>
            <text:p>Start: 07/01/2008</text:p>
          </table:table-cell>
          <table:table-cell table:formula="of:=FIND(&quot;Start&quot;; [.B650]; 1)-2" office:value-type="float" office:value="118" calcext:value-type="float">
            <text:p>118</text:p>
          </table:table-cell>
          <table:table-cell table:formula="of:=CONCATENATE([.$D$1];[.A650];[.$D$1];&quot;=&gt;&quot;;[.$D$1];LEFT([.B650]; [.C650]);[.$D$1];&quot;,&quot;)" office:value-type="string" office:string-value="&quot;N444&quot;=&gt;&quot;Alert: This facility has not filed the Election for High Cost Outlier form with the Division of Workers' Compensation.&quot;," calcext:value-type="string">
            <text:p>"N444"=&gt;"Alert: This facility has not filed the Election for High Cost Outlier form with the Division of Workers' Compensation.",</text:p>
          </table:table-cell>
        </table:table-row>
        <table:table-row table:style-name="ro7">
          <table:table-cell office:value-type="string" calcext:value-type="string">
            <text:p>N445</text:p>
          </table:table-cell>
          <table:table-cell office:value-type="string" calcext:value-type="string">
            <text:p>Missing document for actual cost or paid amount.</text:p>
            <text:p>Start: 07/01/2008</text:p>
          </table:table-cell>
          <table:table-cell table:formula="of:=FIND(&quot;Start&quot;; [.B651]; 1)-2" office:value-type="float" office:value="48" calcext:value-type="float">
            <text:p>48</text:p>
          </table:table-cell>
          <table:table-cell table:formula="of:=CONCATENATE([.$D$1];[.A651];[.$D$1];&quot;=&gt;&quot;;[.$D$1];LEFT([.B651]; [.C651]);[.$D$1];&quot;,&quot;)" office:value-type="string" office:string-value="&quot;N445&quot;=&gt;&quot;Missing document for actual cost or paid amount.&quot;," calcext:value-type="string">
            <text:p>"N445"=&gt;"Missing document for actual cost or paid amount.",</text:p>
          </table:table-cell>
        </table:table-row>
        <table:table-row table:style-name="ro7">
          <table:table-cell office:value-type="string" calcext:value-type="string">
            <text:p>N446</text:p>
          </table:table-cell>
          <table:table-cell office:value-type="string" calcext:value-type="string">
            <text:p>Incomplete/invalid document for actual cost or paid amount.</text:p>
            <text:p>Start: 07/01/2008</text:p>
          </table:table-cell>
          <table:table-cell table:formula="of:=FIND(&quot;Start&quot;; [.B652]; 1)-2" office:value-type="float" office:value="59" calcext:value-type="float">
            <text:p>59</text:p>
          </table:table-cell>
          <table:table-cell table:formula="of:=CONCATENATE([.$D$1];[.A652];[.$D$1];&quot;=&gt;&quot;;[.$D$1];LEFT([.B652]; [.C652]);[.$D$1];&quot;,&quot;)" office:value-type="string" office:string-value="&quot;N446&quot;=&gt;&quot;Incomplete/invalid document for actual cost or paid amount.&quot;," calcext:value-type="string">
            <text:p>"N446"=&gt;"Incomplete/invalid document for actual cost or paid amount.",</text:p>
          </table:table-cell>
        </table:table-row>
        <table:table-row table:style-name="ro7">
          <table:table-cell office:value-type="string" calcext:value-type="string">
            <text:p>N447</text:p>
          </table:table-cell>
          <table:table-cell office:value-type="string" calcext:value-type="string">
            <text:p>Payment is based on a generic equivalent as required documentation was not provided.</text:p>
            <text:p>Start: 07/01/2008</text:p>
          </table:table-cell>
          <table:table-cell table:formula="of:=FIND(&quot;Start&quot;; [.B653]; 1)-2" office:value-type="float" office:value="84" calcext:value-type="float">
            <text:p>84</text:p>
          </table:table-cell>
          <table:table-cell table:formula="of:=CONCATENATE([.$D$1];[.A653];[.$D$1];&quot;=&gt;&quot;;[.$D$1];LEFT([.B653]; [.C653]);[.$D$1];&quot;,&quot;)" office:value-type="string" office:string-value="&quot;N447&quot;=&gt;&quot;Payment is based on a generic equivalent as required documentation was not provided.&quot;," calcext:value-type="string">
            <text:p>"N447"=&gt;"Payment is based on a generic equivalent as required documentation was not provided.",</text:p>
          </table:table-cell>
        </table:table-row>
        <table:table-row table:style-name="ro9">
          <table:table-cell office:value-type="string" calcext:value-type="string">
            <text:p>N448</text:p>
          </table:table-cell>
          <table:table-cell office:value-type="string" calcext:value-type="string">
            <text:p>This drug/service/supply is not included in the fee schedule or contracted/legislated fee arrangement.</text:p>
            <text:p>Start: 07/01/2008 | Last Modified: 03/14/2014</text:p>
            <text:p>Notes: (Modified 3/14/2014)</text:p>
          </table:table-cell>
          <table:table-cell table:formula="of:=FIND(&quot;Start&quot;; [.B654]; 1)-2" office:value-type="float" office:value="102" calcext:value-type="float">
            <text:p>102</text:p>
          </table:table-cell>
          <table:table-cell table:formula="of:=CONCATENATE([.$D$1];[.A654];[.$D$1];&quot;=&gt;&quot;;[.$D$1];LEFT([.B654]; [.C654]);[.$D$1];&quot;,&quot;)" office:value-type="string" office:string-value="&quot;N448&quot;=&gt;&quot;This drug/service/supply is not included in the fee schedule or contracted/legislated fee arrangement.&quot;," calcext:value-type="string">
            <text:p>"N448"=&gt;"This drug/service/supply is not included in the fee schedule or contracted/legislated fee arrangement.",</text:p>
          </table:table-cell>
        </table:table-row>
        <table:table-row table:style-name="ro7">
          <table:table-cell office:value-type="string" calcext:value-type="string">
            <text:p>N449</text:p>
          </table:table-cell>
          <table:table-cell office:value-type="string" calcext:value-type="string">
            <text:p>Payment based on a comparable drug/service/supply.</text:p>
            <text:p>Start: 07/01/2008</text:p>
          </table:table-cell>
          <table:table-cell table:formula="of:=FIND(&quot;Start&quot;; [.B655]; 1)-2" office:value-type="float" office:value="50" calcext:value-type="float">
            <text:p>50</text:p>
          </table:table-cell>
          <table:table-cell table:formula="of:=CONCATENATE([.$D$1];[.A655];[.$D$1];&quot;=&gt;&quot;;[.$D$1];LEFT([.B655]; [.C655]);[.$D$1];&quot;,&quot;)" office:value-type="string" office:string-value="&quot;N449&quot;=&gt;&quot;Payment based on a comparable drug/service/supply.&quot;," calcext:value-type="string">
            <text:p>"N449"=&gt;"Payment based on a comparable drug/service/supply.",</text:p>
          </table:table-cell>
        </table:table-row>
        <table:table-row table:style-name="ro7">
          <table:table-cell office:value-type="string" calcext:value-type="string">
            <text:p>N450</text:p>
          </table:table-cell>
          <table:table-cell office:value-type="string" calcext:value-type="string">
            <text:p>Covered only when performed by the primary treating physician or the designee.</text:p>
            <text:p>Start: 07/01/2008</text:p>
          </table:table-cell>
          <table:table-cell table:formula="of:=FIND(&quot;Start&quot;; [.B656]; 1)-2" office:value-type="float" office:value="78" calcext:value-type="float">
            <text:p>78</text:p>
          </table:table-cell>
          <table:table-cell table:formula="of:=CONCATENATE([.$D$1];[.A656];[.$D$1];&quot;=&gt;&quot;;[.$D$1];LEFT([.B656]; [.C656]);[.$D$1];&quot;,&quot;)" office:value-type="string" office:string-value="&quot;N450&quot;=&gt;&quot;Covered only when performed by the primary treating physician or the designee.&quot;," calcext:value-type="string">
            <text:p>"N450"=&gt;"Covered only when performed by the primary treating physician or the designee.",</text:p>
          </table:table-cell>
        </table:table-row>
        <table:table-row table:style-name="ro7">
          <table:table-cell office:value-type="string" calcext:value-type="string">
            <text:p>N451</text:p>
          </table:table-cell>
          <table:table-cell office:value-type="string" calcext:value-type="string">
            <text:p>Missing Admission Summary Report.</text:p>
            <text:p>Start: 07/01/2008</text:p>
          </table:table-cell>
          <table:table-cell table:formula="of:=FIND(&quot;Start&quot;; [.B657]; 1)-2" office:value-type="float" office:value="33" calcext:value-type="float">
            <text:p>33</text:p>
          </table:table-cell>
          <table:table-cell table:formula="of:=CONCATENATE([.$D$1];[.A657];[.$D$1];&quot;=&gt;&quot;;[.$D$1];LEFT([.B657]; [.C657]);[.$D$1];&quot;,&quot;)" office:value-type="string" office:string-value="&quot;N451&quot;=&gt;&quot;Missing Admission Summary Report.&quot;," calcext:value-type="string">
            <text:p>"N451"=&gt;"Missing Admission Summary Report.",</text:p>
          </table:table-cell>
        </table:table-row>
        <table:table-row table:style-name="ro7">
          <table:table-cell office:value-type="string" calcext:value-type="string">
            <text:p>N452</text:p>
          </table:table-cell>
          <table:table-cell office:value-type="string" calcext:value-type="string">
            <text:p>Incomplete/invalid Admission Summary Report.</text:p>
            <text:p>Start: 07/01/2008</text:p>
          </table:table-cell>
          <table:table-cell table:formula="of:=FIND(&quot;Start&quot;; [.B658]; 1)-2" office:value-type="float" office:value="44" calcext:value-type="float">
            <text:p>44</text:p>
          </table:table-cell>
          <table:table-cell table:formula="of:=CONCATENATE([.$D$1];[.A658];[.$D$1];&quot;=&gt;&quot;;[.$D$1];LEFT([.B658]; [.C658]);[.$D$1];&quot;,&quot;)" office:value-type="string" office:string-value="&quot;N452&quot;=&gt;&quot;Incomplete/invalid Admission Summary Report.&quot;," calcext:value-type="string">
            <text:p>"N452"=&gt;"Incomplete/invalid Admission Summary Report.",</text:p>
          </table:table-cell>
        </table:table-row>
        <table:table-row table:style-name="ro7">
          <table:table-cell office:value-type="string" calcext:value-type="string">
            <text:p>N453</text:p>
          </table:table-cell>
          <table:table-cell office:value-type="string" calcext:value-type="string">
            <text:p>Missing Consultation Report.</text:p>
            <text:p>Start: 07/01/2008</text:p>
          </table:table-cell>
          <table:table-cell table:formula="of:=FIND(&quot;Start&quot;; [.B659]; 1)-2" office:value-type="float" office:value="28" calcext:value-type="float">
            <text:p>28</text:p>
          </table:table-cell>
          <table:table-cell table:formula="of:=CONCATENATE([.$D$1];[.A659];[.$D$1];&quot;=&gt;&quot;;[.$D$1];LEFT([.B659]; [.C659]);[.$D$1];&quot;,&quot;)" office:value-type="string" office:string-value="&quot;N453&quot;=&gt;&quot;Missing Consultation Report.&quot;," calcext:value-type="string">
            <text:p>"N453"=&gt;"Missing Consultation Report.",</text:p>
          </table:table-cell>
        </table:table-row>
        <table:table-row table:style-name="ro7">
          <table:table-cell office:value-type="string" calcext:value-type="string">
            <text:p>N454</text:p>
          </table:table-cell>
          <table:table-cell office:value-type="string" calcext:value-type="string">
            <text:p>Incomplete/invalid Consultation Report.</text:p>
            <text:p>Start: 07/01/2008</text:p>
          </table:table-cell>
          <table:table-cell table:formula="of:=FIND(&quot;Start&quot;; [.B660]; 1)-2" office:value-type="float" office:value="39" calcext:value-type="float">
            <text:p>39</text:p>
          </table:table-cell>
          <table:table-cell table:formula="of:=CONCATENATE([.$D$1];[.A660];[.$D$1];&quot;=&gt;&quot;;[.$D$1];LEFT([.B660]; [.C660]);[.$D$1];&quot;,&quot;)" office:value-type="string" office:string-value="&quot;N454&quot;=&gt;&quot;Incomplete/invalid Consultation Report.&quot;," calcext:value-type="string">
            <text:p>"N454"=&gt;"Incomplete/invalid Consultation Report.",</text:p>
          </table:table-cell>
        </table:table-row>
        <table:table-row table:style-name="ro7">
          <table:table-cell office:value-type="string" calcext:value-type="string">
            <text:p>N455</text:p>
          </table:table-cell>
          <table:table-cell office:value-type="string" calcext:value-type="string">
            <text:p>Missing Physician Order.</text:p>
            <text:p>Start: 07/01/2008</text:p>
          </table:table-cell>
          <table:table-cell table:formula="of:=FIND(&quot;Start&quot;; [.B661]; 1)-2" office:value-type="float" office:value="24" calcext:value-type="float">
            <text:p>24</text:p>
          </table:table-cell>
          <table:table-cell table:formula="of:=CONCATENATE([.$D$1];[.A661];[.$D$1];&quot;=&gt;&quot;;[.$D$1];LEFT([.B661]; [.C661]);[.$D$1];&quot;,&quot;)" office:value-type="string" office:string-value="&quot;N455&quot;=&gt;&quot;Missing Physician Order.&quot;," calcext:value-type="string">
            <text:p>"N455"=&gt;"Missing Physician Order.",</text:p>
          </table:table-cell>
        </table:table-row>
        <table:table-row table:style-name="ro7">
          <table:table-cell office:value-type="string" calcext:value-type="string">
            <text:p>N456</text:p>
          </table:table-cell>
          <table:table-cell office:value-type="string" calcext:value-type="string">
            <text:p>Incomplete/invalid Physician Order.</text:p>
            <text:p>Start: 07/01/2008</text:p>
          </table:table-cell>
          <table:table-cell table:formula="of:=FIND(&quot;Start&quot;; [.B662]; 1)-2" office:value-type="float" office:value="35" calcext:value-type="float">
            <text:p>35</text:p>
          </table:table-cell>
          <table:table-cell table:formula="of:=CONCATENATE([.$D$1];[.A662];[.$D$1];&quot;=&gt;&quot;;[.$D$1];LEFT([.B662]; [.C662]);[.$D$1];&quot;,&quot;)" office:value-type="string" office:string-value="&quot;N456&quot;=&gt;&quot;Incomplete/invalid Physician Order.&quot;," calcext:value-type="string">
            <text:p>"N456"=&gt;"Incomplete/invalid Physician Order.",</text:p>
          </table:table-cell>
        </table:table-row>
        <table:table-row table:style-name="ro7">
          <table:table-cell office:value-type="string" calcext:value-type="string">
            <text:p>N457</text:p>
          </table:table-cell>
          <table:table-cell office:value-type="string" calcext:value-type="string">
            <text:p>Missing Diagnostic Report.</text:p>
            <text:p>Start: 07/01/2008</text:p>
          </table:table-cell>
          <table:table-cell table:formula="of:=FIND(&quot;Start&quot;; [.B663]; 1)-2" office:value-type="float" office:value="26" calcext:value-type="float">
            <text:p>26</text:p>
          </table:table-cell>
          <table:table-cell table:formula="of:=CONCATENATE([.$D$1];[.A663];[.$D$1];&quot;=&gt;&quot;;[.$D$1];LEFT([.B663]; [.C663]);[.$D$1];&quot;,&quot;)" office:value-type="string" office:string-value="&quot;N457&quot;=&gt;&quot;Missing Diagnostic Report.&quot;," calcext:value-type="string">
            <text:p>"N457"=&gt;"Missing Diagnostic Report.",</text:p>
          </table:table-cell>
        </table:table-row>
        <table:table-row table:style-name="ro7">
          <table:table-cell office:value-type="string" calcext:value-type="string">
            <text:p>N458</text:p>
          </table:table-cell>
          <table:table-cell office:value-type="string" calcext:value-type="string">
            <text:p>Incomplete/invalid Diagnostic Report.</text:p>
            <text:p>Start: 07/01/2008</text:p>
          </table:table-cell>
          <table:table-cell table:formula="of:=FIND(&quot;Start&quot;; [.B664]; 1)-2" office:value-type="float" office:value="37" calcext:value-type="float">
            <text:p>37</text:p>
          </table:table-cell>
          <table:table-cell table:formula="of:=CONCATENATE([.$D$1];[.A664];[.$D$1];&quot;=&gt;&quot;;[.$D$1];LEFT([.B664]; [.C664]);[.$D$1];&quot;,&quot;)" office:value-type="string" office:string-value="&quot;N458&quot;=&gt;&quot;Incomplete/invalid Diagnostic Report.&quot;," calcext:value-type="string">
            <text:p>"N458"=&gt;"Incomplete/invalid Diagnostic Report.",</text:p>
          </table:table-cell>
        </table:table-row>
        <table:table-row table:style-name="ro7">
          <table:table-cell office:value-type="string" calcext:value-type="string">
            <text:p>N459</text:p>
          </table:table-cell>
          <table:table-cell office:value-type="string" calcext:value-type="string">
            <text:p>Missing Discharge Summary.</text:p>
            <text:p>Start: 07/01/2008</text:p>
          </table:table-cell>
          <table:table-cell table:formula="of:=FIND(&quot;Start&quot;; [.B665]; 1)-2" office:value-type="float" office:value="26" calcext:value-type="float">
            <text:p>26</text:p>
          </table:table-cell>
          <table:table-cell table:formula="of:=CONCATENATE([.$D$1];[.A665];[.$D$1];&quot;=&gt;&quot;;[.$D$1];LEFT([.B665]; [.C665]);[.$D$1];&quot;,&quot;)" office:value-type="string" office:string-value="&quot;N459&quot;=&gt;&quot;Missing Discharge Summary.&quot;," calcext:value-type="string">
            <text:p>"N459"=&gt;"Missing Discharge Summary.",</text:p>
          </table:table-cell>
        </table:table-row>
        <table:table-row table:style-name="ro7">
          <table:table-cell office:value-type="string" calcext:value-type="string">
            <text:p>N460</text:p>
          </table:table-cell>
          <table:table-cell office:value-type="string" calcext:value-type="string">
            <text:p>Incomplete/invalid Discharge Summary.</text:p>
            <text:p>Start: 07/01/2008</text:p>
          </table:table-cell>
          <table:table-cell table:formula="of:=FIND(&quot;Start&quot;; [.B666]; 1)-2" office:value-type="float" office:value="37" calcext:value-type="float">
            <text:p>37</text:p>
          </table:table-cell>
          <table:table-cell table:formula="of:=CONCATENATE([.$D$1];[.A666];[.$D$1];&quot;=&gt;&quot;;[.$D$1];LEFT([.B666]; [.C666]);[.$D$1];&quot;,&quot;)" office:value-type="string" office:string-value="&quot;N460&quot;=&gt;&quot;Incomplete/invalid Discharge Summary.&quot;," calcext:value-type="string">
            <text:p>"N460"=&gt;"Incomplete/invalid Discharge Summary.",</text:p>
          </table:table-cell>
        </table:table-row>
        <table:table-row table:style-name="ro7">
          <table:table-cell office:value-type="string" calcext:value-type="string">
            <text:p>N461</text:p>
          </table:table-cell>
          <table:table-cell office:value-type="string" calcext:value-type="string">
            <text:p>Missing Nursing Notes.</text:p>
            <text:p>Start: 07/01/2008</text:p>
          </table:table-cell>
          <table:table-cell table:formula="of:=FIND(&quot;Start&quot;; [.B667]; 1)-2" office:value-type="float" office:value="22" calcext:value-type="float">
            <text:p>22</text:p>
          </table:table-cell>
          <table:table-cell table:formula="of:=CONCATENATE([.$D$1];[.A667];[.$D$1];&quot;=&gt;&quot;;[.$D$1];LEFT([.B667]; [.C667]);[.$D$1];&quot;,&quot;)" office:value-type="string" office:string-value="&quot;N461&quot;=&gt;&quot;Missing Nursing Notes.&quot;," calcext:value-type="string">
            <text:p>"N461"=&gt;"Missing Nursing Notes.",</text:p>
          </table:table-cell>
        </table:table-row>
        <table:table-row table:style-name="ro7">
          <table:table-cell office:value-type="string" calcext:value-type="string">
            <text:p>N462</text:p>
          </table:table-cell>
          <table:table-cell office:value-type="string" calcext:value-type="string">
            <text:p>Incomplete/invalid Nursing Notes.</text:p>
            <text:p>Start: 07/01/2008</text:p>
          </table:table-cell>
          <table:table-cell table:formula="of:=FIND(&quot;Start&quot;; [.B668]; 1)-2" office:value-type="float" office:value="33" calcext:value-type="float">
            <text:p>33</text:p>
          </table:table-cell>
          <table:table-cell table:formula="of:=CONCATENATE([.$D$1];[.A668];[.$D$1];&quot;=&gt;&quot;;[.$D$1];LEFT([.B668]; [.C668]);[.$D$1];&quot;,&quot;)" office:value-type="string" office:string-value="&quot;N462&quot;=&gt;&quot;Incomplete/invalid Nursing Notes.&quot;," calcext:value-type="string">
            <text:p>"N462"=&gt;"Incomplete/invalid Nursing Notes.",</text:p>
          </table:table-cell>
        </table:table-row>
        <table:table-row table:style-name="ro7">
          <table:table-cell office:value-type="string" calcext:value-type="string">
            <text:p>N463</text:p>
          </table:table-cell>
          <table:table-cell office:value-type="string" calcext:value-type="string">
            <text:p>Missing support data for claim.</text:p>
            <text:p>Start: 07/01/2008</text:p>
          </table:table-cell>
          <table:table-cell table:formula="of:=FIND(&quot;Start&quot;; [.B669]; 1)-2" office:value-type="float" office:value="31" calcext:value-type="float">
            <text:p>31</text:p>
          </table:table-cell>
          <table:table-cell table:formula="of:=CONCATENATE([.$D$1];[.A669];[.$D$1];&quot;=&gt;&quot;;[.$D$1];LEFT([.B669]; [.C669]);[.$D$1];&quot;,&quot;)" office:value-type="string" office:string-value="&quot;N463&quot;=&gt;&quot;Missing support data for claim.&quot;," calcext:value-type="string">
            <text:p>"N463"=&gt;"Missing support data for claim.",</text:p>
          </table:table-cell>
        </table:table-row>
        <table:table-row table:style-name="ro7">
          <table:table-cell office:value-type="string" calcext:value-type="string">
            <text:p>N464</text:p>
          </table:table-cell>
          <table:table-cell office:value-type="string" calcext:value-type="string">
            <text:p>Incomplete/invalid support data for claim.</text:p>
            <text:p>Start: 07/01/2008</text:p>
          </table:table-cell>
          <table:table-cell table:formula="of:=FIND(&quot;Start&quot;; [.B670]; 1)-2" office:value-type="float" office:value="42" calcext:value-type="float">
            <text:p>42</text:p>
          </table:table-cell>
          <table:table-cell table:formula="of:=CONCATENATE([.$D$1];[.A670];[.$D$1];&quot;=&gt;&quot;;[.$D$1];LEFT([.B670]; [.C670]);[.$D$1];&quot;,&quot;)" office:value-type="string" office:string-value="&quot;N464&quot;=&gt;&quot;Incomplete/invalid support data for claim.&quot;," calcext:value-type="string">
            <text:p>"N464"=&gt;"Incomplete/invalid support data for claim.",</text:p>
          </table:table-cell>
        </table:table-row>
        <table:table-row table:style-name="ro7">
          <table:table-cell office:value-type="string" calcext:value-type="string">
            <text:p>N465</text:p>
          </table:table-cell>
          <table:table-cell office:value-type="string" calcext:value-type="string">
            <text:p>Missing Physical Therapy Notes/Report.</text:p>
            <text:p>Start: 07/01/2008</text:p>
          </table:table-cell>
          <table:table-cell table:formula="of:=FIND(&quot;Start&quot;; [.B671]; 1)-2" office:value-type="float" office:value="38" calcext:value-type="float">
            <text:p>38</text:p>
          </table:table-cell>
          <table:table-cell table:formula="of:=CONCATENATE([.$D$1];[.A671];[.$D$1];&quot;=&gt;&quot;;[.$D$1];LEFT([.B671]; [.C671]);[.$D$1];&quot;,&quot;)" office:value-type="string" office:string-value="&quot;N465&quot;=&gt;&quot;Missing Physical Therapy Notes/Report.&quot;," calcext:value-type="string">
            <text:p>"N465"=&gt;"Missing Physical Therapy Notes/Report.",</text:p>
          </table:table-cell>
        </table:table-row>
        <table:table-row table:style-name="ro7">
          <table:table-cell office:value-type="string" calcext:value-type="string">
            <text:p>N466</text:p>
          </table:table-cell>
          <table:table-cell office:value-type="string" calcext:value-type="string">
            <text:p>Incomplete/invalid Physical Therapy Notes/Report.</text:p>
            <text:p>Start: 07/01/2008</text:p>
          </table:table-cell>
          <table:table-cell table:formula="of:=FIND(&quot;Start&quot;; [.B672]; 1)-2" office:value-type="float" office:value="49" calcext:value-type="float">
            <text:p>49</text:p>
          </table:table-cell>
          <table:table-cell table:formula="of:=CONCATENATE([.$D$1];[.A672];[.$D$1];&quot;=&gt;&quot;;[.$D$1];LEFT([.B672]; [.C672]);[.$D$1];&quot;,&quot;)" office:value-type="string" office:string-value="&quot;N466&quot;=&gt;&quot;Incomplete/invalid Physical Therapy Notes/Report.&quot;," calcext:value-type="string">
            <text:p>"N466"=&gt;"Incomplete/invalid Physical Therapy Notes/Report.",</text:p>
          </table:table-cell>
        </table:table-row>
        <table:table-row table:style-name="ro8">
          <table:table-cell office:value-type="string" calcext:value-type="string">
            <text:p>N467</text:p>
          </table:table-cell>
          <table:table-cell office:value-type="string" calcext:value-type="string">
            <text:p>Missing Tests and Analysis Report.</text:p>
            <text:p>Start: 07/01/2008 | Last Modified: 03/14/2014</text:p>
            <text:p>Notes: (Modified 3/14/2014)</text:p>
          </table:table-cell>
          <table:table-cell table:formula="of:=FIND(&quot;Start&quot;; [.B673]; 1)-2" office:value-type="float" office:value="34" calcext:value-type="float">
            <text:p>34</text:p>
          </table:table-cell>
          <table:table-cell table:formula="of:=CONCATENATE([.$D$1];[.A673];[.$D$1];&quot;=&gt;&quot;;[.$D$1];LEFT([.B673]; [.C673]);[.$D$1];&quot;,&quot;)" office:value-type="string" office:string-value="&quot;N467&quot;=&gt;&quot;Missing Tests and Analysis Report.&quot;," calcext:value-type="string">
            <text:p>"N467"=&gt;"Missing Tests and Analysis Report.",</text:p>
          </table:table-cell>
        </table:table-row>
        <table:table-row table:style-name="ro7">
          <table:table-cell office:value-type="string" calcext:value-type="string">
            <text:p>N468</text:p>
          </table:table-cell>
          <table:table-cell office:value-type="string" calcext:value-type="string">
            <text:p>Incomplete/invalid Report of Tests and Analysis Report.</text:p>
            <text:p>Start: 07/01/2008</text:p>
          </table:table-cell>
          <table:table-cell table:formula="of:=FIND(&quot;Start&quot;; [.B674]; 1)-2" office:value-type="float" office:value="55" calcext:value-type="float">
            <text:p>55</text:p>
          </table:table-cell>
          <table:table-cell table:formula="of:=CONCATENATE([.$D$1];[.A674];[.$D$1];&quot;=&gt;&quot;;[.$D$1];LEFT([.B674]; [.C674]);[.$D$1];&quot;,&quot;)" office:value-type="string" office:string-value="&quot;N468&quot;=&gt;&quot;Incomplete/invalid Report of Tests and Analysis Report.&quot;," calcext:value-type="string">
            <text:p>"N468"=&gt;"Incomplete/invalid Report of Tests and Analysis Report.",</text:p>
          </table:table-cell>
        </table:table-row>
        <table:table-row table:style-name="ro8">
          <table:table-cell office:value-type="string" calcext:value-type="string">
            <text:p>N469</text:p>
          </table:table-cell>
          <table:table-cell office:value-type="string" calcext:value-type="string">
            <text:p>Alert: Claim/Service(s) subject to appeal process, see section 935 of Medicare Prescription Drug, Improvement, and Modernization Act of 2003 (MMA).</text:p>
            <text:p>Start: 07/01/2008</text:p>
          </table:table-cell>
          <table:table-cell table:formula="of:=FIND(&quot;Start&quot;; [.B675]; 1)-2" office:value-type="float" office:value="147" calcext:value-type="float">
            <text:p>147</text:p>
          </table:table-cell>
          <table:table-cell table:formula="of:=CONCATENATE([.$D$1];[.A675];[.$D$1];&quot;=&gt;&quot;;[.$D$1];LEFT([.B675]; [.C675]);[.$D$1];&quot;,&quot;)" office:value-type="string" office:string-value="&quot;N469&quot;=&gt;&quot;Alert: Claim/Service(s) subject to appeal process, see section 935 of Medicare Prescription Drug, Improvement, and Modernization Act of 2003 (MMA).&quot;," calcext:value-type="string">
            <text:p>"N469"=&gt;"Alert: Claim/Service(s) subject to appeal process, see section 935 of Medicare Prescription Drug, Improvement, and Modernization Act of 2003 (MMA).",</text:p>
          </table:table-cell>
        </table:table-row>
        <table:table-row table:style-name="ro7">
          <table:table-cell office:value-type="string" calcext:value-type="string">
            <text:p>N470</text:p>
          </table:table-cell>
          <table:table-cell office:value-type="string" calcext:value-type="string">
            <text:p>This payment will complete the mandatory medical reimbursement limit.</text:p>
            <text:p>Start: 07/01/2008</text:p>
          </table:table-cell>
          <table:table-cell table:formula="of:=FIND(&quot;Start&quot;; [.B676]; 1)-2" office:value-type="float" office:value="69" calcext:value-type="float">
            <text:p>69</text:p>
          </table:table-cell>
          <table:table-cell table:formula="of:=CONCATENATE([.$D$1];[.A676];[.$D$1];&quot;=&gt;&quot;;[.$D$1];LEFT([.B676]; [.C676]);[.$D$1];&quot;,&quot;)" office:value-type="string" office:string-value="&quot;N470&quot;=&gt;&quot;This payment will complete the mandatory medical reimbursement limit.&quot;," calcext:value-type="string">
            <text:p>"N470"=&gt;"This payment will complete the mandatory medical reimbursement limit.",</text:p>
          </table:table-cell>
        </table:table-row>
        <table:table-row table:style-name="ro7">
          <table:table-cell office:value-type="string" calcext:value-type="string">
            <text:p>N471</text:p>
          </table:table-cell>
          <table:table-cell office:value-type="string" calcext:value-type="string">
            <text:p>Missing/incomplete/invalid HIPPS Rate Code.</text:p>
            <text:p>Start: 07/01/2008</text:p>
          </table:table-cell>
          <table:table-cell table:formula="of:=FIND(&quot;Start&quot;; [.B677]; 1)-2" office:value-type="float" office:value="43" calcext:value-type="float">
            <text:p>43</text:p>
          </table:table-cell>
          <table:table-cell table:formula="of:=CONCATENATE([.$D$1];[.A677];[.$D$1];&quot;=&gt;&quot;;[.$D$1];LEFT([.B677]; [.C677]);[.$D$1];&quot;,&quot;)" office:value-type="string" office:string-value="&quot;N471&quot;=&gt;&quot;Missing/incomplete/invalid HIPPS Rate Code.&quot;," calcext:value-type="string">
            <text:p>"N471"=&gt;"Missing/incomplete/invalid HIPPS Rate Code.",</text:p>
          </table:table-cell>
        </table:table-row>
        <table:table-row table:style-name="ro7">
          <table:table-cell office:value-type="string" calcext:value-type="string">
            <text:p>N472</text:p>
          </table:table-cell>
          <table:table-cell office:value-type="string" calcext:value-type="string">
            <text:p>Payment for this service has been issued to another provider.</text:p>
            <text:p>Start: 07/01/2008</text:p>
          </table:table-cell>
          <table:table-cell table:formula="of:=FIND(&quot;Start&quot;; [.B678]; 1)-2" office:value-type="float" office:value="61" calcext:value-type="float">
            <text:p>61</text:p>
          </table:table-cell>
          <table:table-cell table:formula="of:=CONCATENATE([.$D$1];[.A678];[.$D$1];&quot;=&gt;&quot;;[.$D$1];LEFT([.B678]; [.C678]);[.$D$1];&quot;,&quot;)" office:value-type="string" office:string-value="&quot;N472&quot;=&gt;&quot;Payment for this service has been issued to another provider.&quot;," calcext:value-type="string">
            <text:p>"N472"=&gt;"Payment for this service has been issued to another provider.",</text:p>
          </table:table-cell>
        </table:table-row>
        <table:table-row table:style-name="ro7">
          <table:table-cell office:value-type="string" calcext:value-type="string">
            <text:p>N473</text:p>
          </table:table-cell>
          <table:table-cell office:value-type="string" calcext:value-type="string">
            <text:p>Missing certification.</text:p>
            <text:p>Start: 07/01/2008</text:p>
          </table:table-cell>
          <table:table-cell table:formula="of:=FIND(&quot;Start&quot;; [.B679]; 1)-2" office:value-type="float" office:value="22" calcext:value-type="float">
            <text:p>22</text:p>
          </table:table-cell>
          <table:table-cell table:formula="of:=CONCATENATE([.$D$1];[.A679];[.$D$1];&quot;=&gt;&quot;;[.$D$1];LEFT([.B679]; [.C679]);[.$D$1];&quot;,&quot;)" office:value-type="string" office:string-value="&quot;N473&quot;=&gt;&quot;Missing certification.&quot;," calcext:value-type="string">
            <text:p>"N473"=&gt;"Missing certification.",</text:p>
          </table:table-cell>
        </table:table-row>
        <table:table-row table:style-name="ro8">
          <table:table-cell office:value-type="string" calcext:value-type="string">
            <text:p>N474</text:p>
          </table:table-cell>
          <table:table-cell office:value-type="string" calcext:value-type="string">
            <text:p>Incomplete/invalid certification.</text:p>
            <text:p>Start: 07/01/2008 | Last Modified: 03/14/2014</text:p>
            <text:p>Notes: (Modified 3/14/2014)</text:p>
          </table:table-cell>
          <table:table-cell table:formula="of:=FIND(&quot;Start&quot;; [.B680]; 1)-2" office:value-type="float" office:value="33" calcext:value-type="float">
            <text:p>33</text:p>
          </table:table-cell>
          <table:table-cell table:formula="of:=CONCATENATE([.$D$1];[.A680];[.$D$1];&quot;=&gt;&quot;;[.$D$1];LEFT([.B680]; [.C680]);[.$D$1];&quot;,&quot;)" office:value-type="string" office:string-value="&quot;N474&quot;=&gt;&quot;Incomplete/invalid certification.&quot;," calcext:value-type="string">
            <text:p>"N474"=&gt;"Incomplete/invalid certification.",</text:p>
          </table:table-cell>
        </table:table-row>
        <table:table-row table:style-name="ro7">
          <table:table-cell office:value-type="string" calcext:value-type="string">
            <text:p>N475</text:p>
          </table:table-cell>
          <table:table-cell office:value-type="string" calcext:value-type="string">
            <text:p>Missing completed referral form.</text:p>
            <text:p>Start: 07/01/2008</text:p>
          </table:table-cell>
          <table:table-cell table:formula="of:=FIND(&quot;Start&quot;; [.B681]; 1)-2" office:value-type="float" office:value="32" calcext:value-type="float">
            <text:p>32</text:p>
          </table:table-cell>
          <table:table-cell table:formula="of:=CONCATENATE([.$D$1];[.A681];[.$D$1];&quot;=&gt;&quot;;[.$D$1];LEFT([.B681]; [.C681]);[.$D$1];&quot;,&quot;)" office:value-type="string" office:string-value="&quot;N475&quot;=&gt;&quot;Missing completed referral form.&quot;," calcext:value-type="string">
            <text:p>"N475"=&gt;"Missing completed referral form.",</text:p>
          </table:table-cell>
        </table:table-row>
        <table:table-row table:style-name="ro8">
          <table:table-cell office:value-type="string" calcext:value-type="string">
            <text:p>N476</text:p>
          </table:table-cell>
          <table:table-cell office:value-type="string" calcext:value-type="string">
            <text:p>Incomplete/invalid completed referral form.</text:p>
            <text:p>Start: 07/01/2008 | Last Modified: 03/14/2014</text:p>
            <text:p>Notes: (Modified 3/14/2014)</text:p>
          </table:table-cell>
          <table:table-cell table:formula="of:=FIND(&quot;Start&quot;; [.B682]; 1)-2" office:value-type="float" office:value="43" calcext:value-type="float">
            <text:p>43</text:p>
          </table:table-cell>
          <table:table-cell table:formula="of:=CONCATENATE([.$D$1];[.A682];[.$D$1];&quot;=&gt;&quot;;[.$D$1];LEFT([.B682]; [.C682]);[.$D$1];&quot;,&quot;)" office:value-type="string" office:string-value="&quot;N476&quot;=&gt;&quot;Incomplete/invalid completed referral form.&quot;," calcext:value-type="string">
            <text:p>"N476"=&gt;"Incomplete/invalid completed referral form.",</text:p>
          </table:table-cell>
        </table:table-row>
        <table:table-row table:style-name="ro7">
          <table:table-cell office:value-type="string" calcext:value-type="string">
            <text:p>N477</text:p>
          </table:table-cell>
          <table:table-cell office:value-type="string" calcext:value-type="string">
            <text:p>Missing Dental Models.</text:p>
            <text:p>Start: 07/01/2008</text:p>
          </table:table-cell>
          <table:table-cell table:formula="of:=FIND(&quot;Start&quot;; [.B683]; 1)-2" office:value-type="float" office:value="22" calcext:value-type="float">
            <text:p>22</text:p>
          </table:table-cell>
          <table:table-cell table:formula="of:=CONCATENATE([.$D$1];[.A683];[.$D$1];&quot;=&gt;&quot;;[.$D$1];LEFT([.B683]; [.C683]);[.$D$1];&quot;,&quot;)" office:value-type="string" office:string-value="&quot;N477&quot;=&gt;&quot;Missing Dental Models.&quot;," calcext:value-type="string">
            <text:p>"N477"=&gt;"Missing Dental Models.",</text:p>
          </table:table-cell>
        </table:table-row>
        <table:table-row table:style-name="ro8">
          <table:table-cell office:value-type="string" calcext:value-type="string">
            <text:p>N478</text:p>
          </table:table-cell>
          <table:table-cell office:value-type="string" calcext:value-type="string">
            <text:p>Incomplete/invalid Dental Models.</text:p>
            <text:p>Start: 07/01/2008 | Last Modified: 03/14/2014</text:p>
            <text:p>Notes: (Modified 3/14/2014)</text:p>
          </table:table-cell>
          <table:table-cell table:formula="of:=FIND(&quot;Start&quot;; [.B684]; 1)-2" office:value-type="float" office:value="33" calcext:value-type="float">
            <text:p>33</text:p>
          </table:table-cell>
          <table:table-cell table:formula="of:=CONCATENATE([.$D$1];[.A684];[.$D$1];&quot;=&gt;&quot;;[.$D$1];LEFT([.B684]; [.C684]);[.$D$1];&quot;,&quot;)" office:value-type="string" office:string-value="&quot;N478&quot;=&gt;&quot;Incomplete/invalid Dental Models.&quot;," calcext:value-type="string">
            <text:p>"N478"=&gt;"Incomplete/invalid Dental Models.",</text:p>
          </table:table-cell>
        </table:table-row>
        <table:table-row table:style-name="ro7">
          <table:table-cell office:value-type="string" calcext:value-type="string">
            <text:p>N479</text:p>
          </table:table-cell>
          <table:table-cell office:value-type="string" calcext:value-type="string">
            <text:p>Missing Explanation of Benefits (Coordination of Benefits or Medicare Secondary Payer).</text:p>
            <text:p>Start: 07/01/2008</text:p>
          </table:table-cell>
          <table:table-cell table:formula="of:=FIND(&quot;Start&quot;; [.B685]; 1)-2" office:value-type="float" office:value="87" calcext:value-type="float">
            <text:p>87</text:p>
          </table:table-cell>
          <table:table-cell table:formula="of:=CONCATENATE([.$D$1];[.A685];[.$D$1];&quot;=&gt;&quot;;[.$D$1];LEFT([.B685]; [.C685]);[.$D$1];&quot;,&quot;)" office:value-type="string" office:string-value="&quot;N479&quot;=&gt;&quot;Missing Explanation of Benefits (Coordination of Benefits or Medicare Secondary Payer).&quot;," calcext:value-type="string">
            <text:p>"N479"=&gt;"Missing Explanation of Benefits (Coordination of Benefits or Medicare Secondary Payer).",</text:p>
          </table:table-cell>
        </table:table-row>
        <table:table-row table:style-name="ro8">
          <table:table-cell office:value-type="string" calcext:value-type="string">
            <text:p>N480</text:p>
          </table:table-cell>
          <table:table-cell office:value-type="string" calcext:value-type="string">
            <text:p>Incomplete/invalid Explanation of Benefits (Coordination of Benefits or Medicare Secondary Payer).</text:p>
            <text:p>Start: 07/01/2008</text:p>
          </table:table-cell>
          <table:table-cell table:formula="of:=FIND(&quot;Start&quot;; [.B686]; 1)-2" office:value-type="float" office:value="98" calcext:value-type="float">
            <text:p>98</text:p>
          </table:table-cell>
          <table:table-cell table:formula="of:=CONCATENATE([.$D$1];[.A686];[.$D$1];&quot;=&gt;&quot;;[.$D$1];LEFT([.B686]; [.C686]);[.$D$1];&quot;,&quot;)" office:value-type="string" office:string-value="&quot;N480&quot;=&gt;&quot;Incomplete/invalid Explanation of Benefits (Coordination of Benefits or Medicare Secondary Payer).&quot;," calcext:value-type="string">
            <text:p>"N480"=&gt;"Incomplete/invalid Explanation of Benefits (Coordination of Benefits or Medicare Secondary Payer).",</text:p>
          </table:table-cell>
        </table:table-row>
        <table:table-row table:style-name="ro7">
          <table:table-cell office:value-type="string" calcext:value-type="string">
            <text:p>N481</text:p>
          </table:table-cell>
          <table:table-cell office:value-type="string" calcext:value-type="string">
            <text:p>Missing Models.</text:p>
            <text:p>Start: 07/01/2008</text:p>
          </table:table-cell>
          <table:table-cell table:formula="of:=FIND(&quot;Start&quot;; [.B687]; 1)-2" office:value-type="float" office:value="15" calcext:value-type="float">
            <text:p>15</text:p>
          </table:table-cell>
          <table:table-cell table:formula="of:=CONCATENATE([.$D$1];[.A687];[.$D$1];&quot;=&gt;&quot;;[.$D$1];LEFT([.B687]; [.C687]);[.$D$1];&quot;,&quot;)" office:value-type="string" office:string-value="&quot;N481&quot;=&gt;&quot;Missing Models.&quot;," calcext:value-type="string">
            <text:p>"N481"=&gt;"Missing Models.",</text:p>
          </table:table-cell>
        </table:table-row>
        <table:table-row table:style-name="ro8">
          <table:table-cell office:value-type="string" calcext:value-type="string">
            <text:p>N482</text:p>
          </table:table-cell>
          <table:table-cell office:value-type="string" calcext:value-type="string">
            <text:p>Incomplete/invalid Models.</text:p>
            <text:p>Start: 07/01/2008 | Last Modified: 03/14/2014</text:p>
            <text:p>Notes: (Modified 3/14/2014)</text:p>
          </table:table-cell>
          <table:table-cell table:formula="of:=FIND(&quot;Start&quot;; [.B688]; 1)-2" office:value-type="float" office:value="26" calcext:value-type="float">
            <text:p>26</text:p>
          </table:table-cell>
          <table:table-cell table:formula="of:=CONCATENATE([.$D$1];[.A688];[.$D$1];&quot;=&gt;&quot;;[.$D$1];LEFT([.B688]; [.C688]);[.$D$1];&quot;,&quot;)" office:value-type="string" office:string-value="&quot;N482&quot;=&gt;&quot;Incomplete/invalid Models.&quot;," calcext:value-type="string">
            <text:p>"N482"=&gt;"Incomplete/invalid Models.",</text:p>
          </table:table-cell>
        </table:table-row>
        <table:table-row table:style-name="ro7">
          <table:table-cell office:value-type="string" calcext:value-type="string">
            <text:p>N485</text:p>
          </table:table-cell>
          <table:table-cell office:value-type="string" calcext:value-type="string">
            <text:p>Missing Physical Therapy Certification.</text:p>
            <text:p>Start: 07/01/2008</text:p>
          </table:table-cell>
          <table:table-cell table:formula="of:=FIND(&quot;Start&quot;; [.B689]; 1)-2" office:value-type="float" office:value="39" calcext:value-type="float">
            <text:p>39</text:p>
          </table:table-cell>
          <table:table-cell table:formula="of:=CONCATENATE([.$D$1];[.A689];[.$D$1];&quot;=&gt;&quot;;[.$D$1];LEFT([.B689]; [.C689]);[.$D$1];&quot;,&quot;)" office:value-type="string" office:string-value="&quot;N485&quot;=&gt;&quot;Missing Physical Therapy Certification.&quot;," calcext:value-type="string">
            <text:p>"N485"=&gt;"Missing Physical Therapy Certification.",</text:p>
          </table:table-cell>
        </table:table-row>
        <table:table-row table:style-name="ro7">
          <table:table-cell office:value-type="string" calcext:value-type="string">
            <text:p>N486</text:p>
          </table:table-cell>
          <table:table-cell office:value-type="string" calcext:value-type="string">
            <text:p>Incomplete/invalid Physical Therapy Certification.</text:p>
            <text:p>Start: 07/01/2008</text:p>
          </table:table-cell>
          <table:table-cell table:formula="of:=FIND(&quot;Start&quot;; [.B690]; 1)-2" office:value-type="float" office:value="50" calcext:value-type="float">
            <text:p>50</text:p>
          </table:table-cell>
          <table:table-cell table:formula="of:=CONCATENATE([.$D$1];[.A690];[.$D$1];&quot;=&gt;&quot;;[.$D$1];LEFT([.B690]; [.C690]);[.$D$1];&quot;,&quot;)" office:value-type="string" office:string-value="&quot;N486&quot;=&gt;&quot;Incomplete/invalid Physical Therapy Certification.&quot;," calcext:value-type="string">
            <text:p>"N486"=&gt;"Incomplete/invalid Physical Therapy Certification.",</text:p>
          </table:table-cell>
        </table:table-row>
        <table:table-row table:style-name="ro7">
          <table:table-cell office:value-type="string" calcext:value-type="string">
            <text:p>N487</text:p>
          </table:table-cell>
          <table:table-cell office:value-type="string" calcext:value-type="string">
            <text:p>Missing Prosthetics or Orthotics Certification.</text:p>
            <text:p>Start: 07/01/2008</text:p>
          </table:table-cell>
          <table:table-cell table:formula="of:=FIND(&quot;Start&quot;; [.B691]; 1)-2" office:value-type="float" office:value="47" calcext:value-type="float">
            <text:p>47</text:p>
          </table:table-cell>
          <table:table-cell table:formula="of:=CONCATENATE([.$D$1];[.A691];[.$D$1];&quot;=&gt;&quot;;[.$D$1];LEFT([.B691]; [.C691]);[.$D$1];&quot;,&quot;)" office:value-type="string" office:string-value="&quot;N487&quot;=&gt;&quot;Missing Prosthetics or Orthotics Certification.&quot;," calcext:value-type="string">
            <text:p>"N487"=&gt;"Missing Prosthetics or Orthotics Certification.",</text:p>
          </table:table-cell>
        </table:table-row>
        <table:table-row table:style-name="ro8">
          <table:table-cell office:value-type="string" calcext:value-type="string">
            <text:p>N488</text:p>
          </table:table-cell>
          <table:table-cell office:value-type="string" calcext:value-type="string">
            <text:p>Incomplete/invalid Prosthetics or Orthotics Certification.</text:p>
            <text:p>Start: 07/01/2008 | Last Modified: 03/14/2014</text:p>
            <text:p>Notes: (Modified 3/14/2014)</text:p>
          </table:table-cell>
          <table:table-cell table:formula="of:=FIND(&quot;Start&quot;; [.B692]; 1)-2" office:value-type="float" office:value="58" calcext:value-type="float">
            <text:p>58</text:p>
          </table:table-cell>
          <table:table-cell table:formula="of:=CONCATENATE([.$D$1];[.A692];[.$D$1];&quot;=&gt;&quot;;[.$D$1];LEFT([.B692]; [.C692]);[.$D$1];&quot;,&quot;)" office:value-type="string" office:string-value="&quot;N488&quot;=&gt;&quot;Incomplete/invalid Prosthetics or Orthotics Certification.&quot;," calcext:value-type="string">
            <text:p>"N488"=&gt;"Incomplete/invalid Prosthetics or Orthotics Certification.",</text:p>
          </table:table-cell>
        </table:table-row>
        <table:table-row table:style-name="ro7">
          <table:table-cell office:value-type="string" calcext:value-type="string">
            <text:p>N489</text:p>
          </table:table-cell>
          <table:table-cell office:value-type="string" calcext:value-type="string">
            <text:p>Missing referral form.</text:p>
            <text:p>Start: 07/01/2008</text:p>
          </table:table-cell>
          <table:table-cell table:formula="of:=FIND(&quot;Start&quot;; [.B693]; 1)-2" office:value-type="float" office:value="22" calcext:value-type="float">
            <text:p>22</text:p>
          </table:table-cell>
          <table:table-cell table:formula="of:=CONCATENATE([.$D$1];[.A693];[.$D$1];&quot;=&gt;&quot;;[.$D$1];LEFT([.B693]; [.C693]);[.$D$1];&quot;,&quot;)" office:value-type="string" office:string-value="&quot;N489&quot;=&gt;&quot;Missing referral form.&quot;," calcext:value-type="string">
            <text:p>"N489"=&gt;"Missing referral form.",</text:p>
          </table:table-cell>
        </table:table-row>
        <table:table-row table:style-name="ro8">
          <table:table-cell office:value-type="string" calcext:value-type="string">
            <text:p>N490</text:p>
          </table:table-cell>
          <table:table-cell office:value-type="string" calcext:value-type="string">
            <text:p>Incomplete/invalid referral form.</text:p>
            <text:p>Start: 07/01/2008 | Last Modified: 03/14/2014</text:p>
            <text:p>Notes: (Modified 3/14/2014)</text:p>
          </table:table-cell>
          <table:table-cell table:formula="of:=FIND(&quot;Start&quot;; [.B694]; 1)-2" office:value-type="float" office:value="33" calcext:value-type="float">
            <text:p>33</text:p>
          </table:table-cell>
          <table:table-cell table:formula="of:=CONCATENATE([.$D$1];[.A694];[.$D$1];&quot;=&gt;&quot;;[.$D$1];LEFT([.B694]; [.C694]);[.$D$1];&quot;,&quot;)" office:value-type="string" office:string-value="&quot;N490&quot;=&gt;&quot;Incomplete/invalid referral form.&quot;," calcext:value-type="string">
            <text:p>"N490"=&gt;"Incomplete/invalid referral form.",</text:p>
          </table:table-cell>
        </table:table-row>
        <table:table-row table:style-name="ro7">
          <table:table-cell office:value-type="string" calcext:value-type="string">
            <text:p>N491</text:p>
          </table:table-cell>
          <table:table-cell office:value-type="string" calcext:value-type="string">
            <text:p>Missing/Incomplete/Invalid Exclusionary Rider Condition.</text:p>
            <text:p>Start: 07/01/2008</text:p>
          </table:table-cell>
          <table:table-cell table:formula="of:=FIND(&quot;Start&quot;; [.B695]; 1)-2" office:value-type="float" office:value="56" calcext:value-type="float">
            <text:p>56</text:p>
          </table:table-cell>
          <table:table-cell table:formula="of:=CONCATENATE([.$D$1];[.A695];[.$D$1];&quot;=&gt;&quot;;[.$D$1];LEFT([.B695]; [.C695]);[.$D$1];&quot;,&quot;)" office:value-type="string" office:string-value="&quot;N491&quot;=&gt;&quot;Missing/Incomplete/Invalid Exclusionary Rider Condition.&quot;," calcext:value-type="string">
            <text:p>"N491"=&gt;"Missing/Incomplete/Invalid Exclusionary Rider Condition.",</text:p>
          </table:table-cell>
        </table:table-row>
        <table:table-row table:style-name="ro9">
          <table:table-cell office:value-type="string" calcext:value-type="string">
            <text:p>N492</text:p>
          </table:table-cell>
          <table:table-cell office:value-type="string" calcext:value-type="string">
            <text:p>Alert: A network provider may bill the member for this service if the member requested the service and agreed in writing, prior to receiving the service, to be financially responsible for the billed charge.</text:p>
            <text:p>Start: 07/01/2008</text:p>
          </table:table-cell>
          <table:table-cell table:formula="of:=FIND(&quot;Start&quot;; [.B696]; 1)-2" office:value-type="float" office:value="206" calcext:value-type="float">
            <text:p>206</text:p>
          </table:table-cell>
          <table:table-cell table:formula="of:=CONCATENATE([.$D$1];[.A696];[.$D$1];&quot;=&gt;&quot;;[.$D$1];LEFT([.B696]; [.C696]);[.$D$1];&quot;,&quot;)" office:value-type="string" office:string-value="&quot;N492&quot;=&gt;&quot;Alert: A network provider may bill the member for this service if the member requested the service and agreed in writing, prior to receiving the service, to be financially responsible for the billed charge.&quot;," calcext:value-type="string">
            <text:p>"N492"=&gt;"Alert: A network provider may bill the member for this service if the member requested the service and agreed in writing, prior to receiving the service, to be financially responsible for the billed charge.",</text:p>
          </table:table-cell>
        </table:table-row>
        <table:table-row table:style-name="ro7">
          <table:table-cell office:value-type="string" calcext:value-type="string">
            <text:p>N493</text:p>
          </table:table-cell>
          <table:table-cell office:value-type="string" calcext:value-type="string">
            <text:p>Missing Doctor First Report of Injury.</text:p>
            <text:p>Start: 07/01/2008</text:p>
          </table:table-cell>
          <table:table-cell table:formula="of:=FIND(&quot;Start&quot;; [.B697]; 1)-2" office:value-type="float" office:value="38" calcext:value-type="float">
            <text:p>38</text:p>
          </table:table-cell>
          <table:table-cell table:formula="of:=CONCATENATE([.$D$1];[.A697];[.$D$1];&quot;=&gt;&quot;;[.$D$1];LEFT([.B697]; [.C697]);[.$D$1];&quot;,&quot;)" office:value-type="string" office:string-value="&quot;N493&quot;=&gt;&quot;Missing Doctor First Report of Injury.&quot;," calcext:value-type="string">
            <text:p>"N493"=&gt;"Missing Doctor First Report of Injury.",</text:p>
          </table:table-cell>
        </table:table-row>
        <table:table-row table:style-name="ro7">
          <table:table-cell office:value-type="string" calcext:value-type="string">
            <text:p>N494</text:p>
          </table:table-cell>
          <table:table-cell office:value-type="string" calcext:value-type="string">
            <text:p>Incomplete/invalid Doctor First Report of Injury.</text:p>
            <text:p>Start: 07/01/2008</text:p>
          </table:table-cell>
          <table:table-cell table:formula="of:=FIND(&quot;Start&quot;; [.B698]; 1)-2" office:value-type="float" office:value="49" calcext:value-type="float">
            <text:p>49</text:p>
          </table:table-cell>
          <table:table-cell table:formula="of:=CONCATENATE([.$D$1];[.A698];[.$D$1];&quot;=&gt;&quot;;[.$D$1];LEFT([.B698]; [.C698]);[.$D$1];&quot;,&quot;)" office:value-type="string" office:string-value="&quot;N494&quot;=&gt;&quot;Incomplete/invalid Doctor First Report of Injury.&quot;," calcext:value-type="string">
            <text:p>"N494"=&gt;"Incomplete/invalid Doctor First Report of Injury.",</text:p>
          </table:table-cell>
        </table:table-row>
        <table:table-row table:style-name="ro7">
          <table:table-cell office:value-type="string" calcext:value-type="string">
            <text:p>N495</text:p>
          </table:table-cell>
          <table:table-cell office:value-type="string" calcext:value-type="string">
            <text:p>Missing Supplemental Medical Report.</text:p>
            <text:p>Start: 07/01/2008</text:p>
          </table:table-cell>
          <table:table-cell table:formula="of:=FIND(&quot;Start&quot;; [.B699]; 1)-2" office:value-type="float" office:value="36" calcext:value-type="float">
            <text:p>36</text:p>
          </table:table-cell>
          <table:table-cell table:formula="of:=CONCATENATE([.$D$1];[.A699];[.$D$1];&quot;=&gt;&quot;;[.$D$1];LEFT([.B699]; [.C699]);[.$D$1];&quot;,&quot;)" office:value-type="string" office:string-value="&quot;N495&quot;=&gt;&quot;Missing Supplemental Medical Report.&quot;," calcext:value-type="string">
            <text:p>"N495"=&gt;"Missing Supplemental Medical Report.",</text:p>
          </table:table-cell>
        </table:table-row>
        <table:table-row table:style-name="ro7">
          <table:table-cell office:value-type="string" calcext:value-type="string">
            <text:p>N496</text:p>
          </table:table-cell>
          <table:table-cell office:value-type="string" calcext:value-type="string">
            <text:p>Incomplete/invalid Supplemental Medical Report.</text:p>
            <text:p>Start: 07/01/2008</text:p>
          </table:table-cell>
          <table:table-cell table:formula="of:=FIND(&quot;Start&quot;; [.B700]; 1)-2" office:value-type="float" office:value="47" calcext:value-type="float">
            <text:p>47</text:p>
          </table:table-cell>
          <table:table-cell table:formula="of:=CONCATENATE([.$D$1];[.A700];[.$D$1];&quot;=&gt;&quot;;[.$D$1];LEFT([.B700]; [.C700]);[.$D$1];&quot;,&quot;)" office:value-type="string" office:string-value="&quot;N496&quot;=&gt;&quot;Incomplete/invalid Supplemental Medical Report.&quot;," calcext:value-type="string">
            <text:p>"N496"=&gt;"Incomplete/invalid Supplemental Medical Report.",</text:p>
          </table:table-cell>
        </table:table-row>
        <table:table-row table:style-name="ro7">
          <table:table-cell office:value-type="string" calcext:value-type="string">
            <text:p>N497</text:p>
          </table:table-cell>
          <table:table-cell office:value-type="string" calcext:value-type="string">
            <text:p>Missing Medical Permanent Impairment or Disability Report.</text:p>
            <text:p>Start: 07/01/2008</text:p>
          </table:table-cell>
          <table:table-cell table:formula="of:=FIND(&quot;Start&quot;; [.B701]; 1)-2" office:value-type="float" office:value="58" calcext:value-type="float">
            <text:p>58</text:p>
          </table:table-cell>
          <table:table-cell table:formula="of:=CONCATENATE([.$D$1];[.A701];[.$D$1];&quot;=&gt;&quot;;[.$D$1];LEFT([.B701]; [.C701]);[.$D$1];&quot;,&quot;)" office:value-type="string" office:string-value="&quot;N497&quot;=&gt;&quot;Missing Medical Permanent Impairment or Disability Report.&quot;," calcext:value-type="string">
            <text:p>"N497"=&gt;"Missing Medical Permanent Impairment or Disability Report.",</text:p>
          </table:table-cell>
        </table:table-row>
        <table:table-row table:style-name="ro7">
          <table:table-cell office:value-type="string" calcext:value-type="string">
            <text:p>N498</text:p>
          </table:table-cell>
          <table:table-cell office:value-type="string" calcext:value-type="string">
            <text:p>Incomplete/invalid Medical Permanent Impairment or Disability Report.</text:p>
            <text:p>Start: 07/01/2008</text:p>
          </table:table-cell>
          <table:table-cell table:formula="of:=FIND(&quot;Start&quot;; [.B702]; 1)-2" office:value-type="float" office:value="69" calcext:value-type="float">
            <text:p>69</text:p>
          </table:table-cell>
          <table:table-cell table:formula="of:=CONCATENATE([.$D$1];[.A702];[.$D$1];&quot;=&gt;&quot;;[.$D$1];LEFT([.B702]; [.C702]);[.$D$1];&quot;,&quot;)" office:value-type="string" office:string-value="&quot;N498&quot;=&gt;&quot;Incomplete/invalid Medical Permanent Impairment or Disability Report.&quot;," calcext:value-type="string">
            <text:p>"N498"=&gt;"Incomplete/invalid Medical Permanent Impairment or Disability Report.",</text:p>
          </table:table-cell>
        </table:table-row>
        <table:table-row table:style-name="ro7">
          <table:table-cell office:value-type="string" calcext:value-type="string">
            <text:p>N499</text:p>
          </table:table-cell>
          <table:table-cell office:value-type="string" calcext:value-type="string">
            <text:p>Missing Medical Legal Report.</text:p>
            <text:p>Start: 07/01/2008</text:p>
          </table:table-cell>
          <table:table-cell table:formula="of:=FIND(&quot;Start&quot;; [.B703]; 1)-2" office:value-type="float" office:value="29" calcext:value-type="float">
            <text:p>29</text:p>
          </table:table-cell>
          <table:table-cell table:formula="of:=CONCATENATE([.$D$1];[.A703];[.$D$1];&quot;=&gt;&quot;;[.$D$1];LEFT([.B703]; [.C703]);[.$D$1];&quot;,&quot;)" office:value-type="string" office:string-value="&quot;N499&quot;=&gt;&quot;Missing Medical Legal Report.&quot;," calcext:value-type="string">
            <text:p>"N499"=&gt;"Missing Medical Legal Report.",</text:p>
          </table:table-cell>
        </table:table-row>
        <table:table-row table:style-name="ro7">
          <table:table-cell office:value-type="string" calcext:value-type="string">
            <text:p>N500</text:p>
          </table:table-cell>
          <table:table-cell office:value-type="string" calcext:value-type="string">
            <text:p>Incomplete/invalid Medical Legal Report.</text:p>
            <text:p>Start: 07/01/2008</text:p>
          </table:table-cell>
          <table:table-cell table:formula="of:=FIND(&quot;Start&quot;; [.B704]; 1)-2" office:value-type="float" office:value="40" calcext:value-type="float">
            <text:p>40</text:p>
          </table:table-cell>
          <table:table-cell table:formula="of:=CONCATENATE([.$D$1];[.A704];[.$D$1];&quot;=&gt;&quot;;[.$D$1];LEFT([.B704]; [.C704]);[.$D$1];&quot;,&quot;)" office:value-type="string" office:string-value="&quot;N500&quot;=&gt;&quot;Incomplete/invalid Medical Legal Report.&quot;," calcext:value-type="string">
            <text:p>"N500"=&gt;"Incomplete/invalid Medical Legal Report.",</text:p>
          </table:table-cell>
        </table:table-row>
        <table:table-row table:style-name="ro7">
          <table:table-cell office:value-type="string" calcext:value-type="string">
            <text:p>N501</text:p>
          </table:table-cell>
          <table:table-cell office:value-type="string" calcext:value-type="string">
            <text:p>Missing Vocational Report.</text:p>
            <text:p>Start: 07/01/2008</text:p>
          </table:table-cell>
          <table:table-cell table:formula="of:=FIND(&quot;Start&quot;; [.B705]; 1)-2" office:value-type="float" office:value="26" calcext:value-type="float">
            <text:p>26</text:p>
          </table:table-cell>
          <table:table-cell table:formula="of:=CONCATENATE([.$D$1];[.A705];[.$D$1];&quot;=&gt;&quot;;[.$D$1];LEFT([.B705]; [.C705]);[.$D$1];&quot;,&quot;)" office:value-type="string" office:string-value="&quot;N501&quot;=&gt;&quot;Missing Vocational Report.&quot;," calcext:value-type="string">
            <text:p>"N501"=&gt;"Missing Vocational Report.",</text:p>
          </table:table-cell>
        </table:table-row>
        <table:table-row table:style-name="ro7">
          <table:table-cell office:value-type="string" calcext:value-type="string">
            <text:p>N502</text:p>
          </table:table-cell>
          <table:table-cell office:value-type="string" calcext:value-type="string">
            <text:p>Incomplete/invalid Vocational Report.</text:p>
            <text:p>Start: 07/01/2008</text:p>
          </table:table-cell>
          <table:table-cell table:formula="of:=FIND(&quot;Start&quot;; [.B706]; 1)-2" office:value-type="float" office:value="37" calcext:value-type="float">
            <text:p>37</text:p>
          </table:table-cell>
          <table:table-cell table:formula="of:=CONCATENATE([.$D$1];[.A706];[.$D$1];&quot;=&gt;&quot;;[.$D$1];LEFT([.B706]; [.C706]);[.$D$1];&quot;,&quot;)" office:value-type="string" office:string-value="&quot;N502&quot;=&gt;&quot;Incomplete/invalid Vocational Report.&quot;," calcext:value-type="string">
            <text:p>"N502"=&gt;"Incomplete/invalid Vocational Report.",</text:p>
          </table:table-cell>
        </table:table-row>
        <table:table-row table:style-name="ro7">
          <table:table-cell office:value-type="string" calcext:value-type="string">
            <text:p>N503</text:p>
          </table:table-cell>
          <table:table-cell office:value-type="string" calcext:value-type="string">
            <text:p>Missing Work Status Report.</text:p>
            <text:p>Start: 07/01/2008</text:p>
          </table:table-cell>
          <table:table-cell table:formula="of:=FIND(&quot;Start&quot;; [.B707]; 1)-2" office:value-type="float" office:value="27" calcext:value-type="float">
            <text:p>27</text:p>
          </table:table-cell>
          <table:table-cell table:formula="of:=CONCATENATE([.$D$1];[.A707];[.$D$1];&quot;=&gt;&quot;;[.$D$1];LEFT([.B707]; [.C707]);[.$D$1];&quot;,&quot;)" office:value-type="string" office:string-value="&quot;N503&quot;=&gt;&quot;Missing Work Status Report.&quot;," calcext:value-type="string">
            <text:p>"N503"=&gt;"Missing Work Status Report.",</text:p>
          </table:table-cell>
        </table:table-row>
        <table:table-row table:style-name="ro7">
          <table:table-cell office:value-type="string" calcext:value-type="string">
            <text:p>N504</text:p>
          </table:table-cell>
          <table:table-cell office:value-type="string" calcext:value-type="string">
            <text:p>Incomplete/invalid Work Status Report.</text:p>
            <text:p>Start: 07/01/2008</text:p>
          </table:table-cell>
          <table:table-cell table:formula="of:=FIND(&quot;Start&quot;; [.B708]; 1)-2" office:value-type="float" office:value="38" calcext:value-type="float">
            <text:p>38</text:p>
          </table:table-cell>
          <table:table-cell table:formula="of:=CONCATENATE([.$D$1];[.A708];[.$D$1];&quot;=&gt;&quot;;[.$D$1];LEFT([.B708]; [.C708]);[.$D$1];&quot;,&quot;)" office:value-type="string" office:string-value="&quot;N504&quot;=&gt;&quot;Incomplete/invalid Work Status Report.&quot;," calcext:value-type="string">
            <text:p>"N504"=&gt;"Incomplete/invalid Work Status Report.",</text:p>
          </table:table-cell>
        </table:table-row>
        <table:table-row table:style-name="ro8">
          <table:table-cell office:value-type="string" calcext:value-type="string">
            <text:p>N505</text:p>
          </table:table-cell>
          <table:table-cell office:value-type="string" calcext:value-type="string">
            <text:p>Alert: This response includes only services that could be estimated in real time. No estimate will be provided for the services that could not be estimated in real time.</text:p>
            <text:p>Start: 11/01/2008</text:p>
          </table:table-cell>
          <table:table-cell table:formula="of:=FIND(&quot;Start&quot;; [.B709]; 1)-2" office:value-type="float" office:value="169" calcext:value-type="float">
            <text:p>169</text:p>
          </table:table-cell>
          <table:table-cell table:formula="of:=CONCATENATE([.$D$1];[.A709];[.$D$1];&quot;=&gt;&quot;;[.$D$1];LEFT([.B709]; [.C709]);[.$D$1];&quot;,&quot;)" office:value-type="string" office:string-value="&quot;N505&quot;=&gt;&quot;Alert: This response includes only services that could be estimated in real time. No estimate will be provided for the services that could not be estimated in real time.&quot;," calcext:value-type="string">
            <text:p>"N505"=&gt;"Alert: This response includes only services that could be estimated in real time. No estimate will be provided for the services that could not be estimated in real time.",</text:p>
          </table:table-cell>
        </table:table-row>
        <table:table-row table:style-name="ro12">
          <table:table-cell office:value-type="string" calcext:value-type="string">
            <text:p>N506</text:p>
          </table:table-cell>
          <table:table-cell office:value-type="string" calcext:value-type="string">
            <text:p>Alert: This is an estimate of the member’s liability based on the information available at the time the estimate was processed. Actual coverage and member liability amounts will be determined when the claim is processed. This is not a pre-authorization or a guarantee of payment.</text:p>
            <text:p>Start: 11/01/2008</text:p>
          </table:table-cell>
          <table:table-cell table:formula="of:=FIND(&quot;Start&quot;; [.B710]; 1)-2" office:value-type="float" office:value="279" calcext:value-type="float">
            <text:p>279</text:p>
          </table:table-cell>
          <table:table-cell table:formula="of:=CONCATENATE([.$D$1];[.A710];[.$D$1];&quot;=&gt;&quot;;[.$D$1];LEFT([.B710]; [.C710]);[.$D$1];&quot;,&quot;)" office:value-type="string" office:string-value="&quot;N506&quot;=&gt;&quot;Alert: This is an estimate of the member’s liability based on the information available at the time the estimate was processed. Actual coverage and member liability amounts will be determined when the claim is processed. This is not a pre-authorization or a guarantee of payment.&quot;," calcext:value-type="string">
            <text:p>"N506"=&gt;"Alert: This is an estimate of the member’s liability based on the information available at the time the estimate was processed. Actual coverage and member liability amounts will be determined when the claim is processed. This is not a pre-authorization or a guarantee of payment.",</text:p>
          </table:table-cell>
        </table:table-row>
        <table:table-row table:style-name="ro7">
          <table:table-cell office:value-type="string" calcext:value-type="string">
            <text:p>N507</text:p>
          </table:table-cell>
          <table:table-cell office:value-type="string" calcext:value-type="string">
            <text:p>Plan distance requirements have not been met.</text:p>
            <text:p>Start: 11/01/2008</text:p>
          </table:table-cell>
          <table:table-cell table:formula="of:=FIND(&quot;Start&quot;; [.B711]; 1)-2" office:value-type="float" office:value="45" calcext:value-type="float">
            <text:p>45</text:p>
          </table:table-cell>
          <table:table-cell table:formula="of:=CONCATENATE([.$D$1];[.A711];[.$D$1];&quot;=&gt;&quot;;[.$D$1];LEFT([.B711]; [.C711]);[.$D$1];&quot;,&quot;)" office:value-type="string" office:string-value="&quot;N507&quot;=&gt;&quot;Plan distance requirements have not been met.&quot;," calcext:value-type="string">
            <text:p>"N507"=&gt;"Plan distance requirements have not been met.",</text:p>
          </table:table-cell>
        </table:table-row>
        <table:table-row table:style-name="ro9">
          <table:table-cell office:value-type="string" calcext:value-type="string">
            <text:p>N508</text:p>
          </table:table-cell>
          <table:table-cell office:value-type="string" calcext:value-type="string">
            <text:p>Alert: This real time claim adjudication response represents the member responsibility to the provider for services reported. The member will receive an Explanation of Benefits electronically or in the mail. Contact the insurer if there are any questions.</text:p>
            <text:p>Start: 11/01/2008</text:p>
          </table:table-cell>
          <table:table-cell table:formula="of:=FIND(&quot;Start&quot;; [.B712]; 1)-2" office:value-type="float" office:value="255" calcext:value-type="float">
            <text:p>255</text:p>
          </table:table-cell>
          <table:table-cell table:formula="of:=CONCATENATE([.$D$1];[.A712];[.$D$1];&quot;=&gt;&quot;;[.$D$1];LEFT([.B712]; [.C712]);[.$D$1];&quot;,&quot;)" office:value-type="string" office:string-value="&quot;N508&quot;=&gt;&quot;Alert: This real time claim adjudication response represents the member responsibility to the provider for services reported. The member will receive an Explanation of Benefits electronically or in the mail. Contact the insurer if there are any questions.&quot;," calcext:value-type="string">
            <text:p>"N508"=&gt;"Alert: This real time claim adjudication response represents the member responsibility to the provider for services reported. The member will receive an Explanation of Benefits electronically or in the mail. Contact the insurer if there are any questions.",</text:p>
          </table:table-cell>
        </table:table-row>
        <table:table-row table:style-name="ro12">
          <table:table-cell office:value-type="string" calcext:value-type="string">
            <text:p>N509</text:p>
          </table:table-cell>
          <table:table-cell office:value-type="string" calcext:value-type="string">
            <text:p>Alert: A current inquiry shows the member’s Consumer Spending Account contains sufficient funds to cover the member liability for this claim/service. Actual payment from the Consumer Spending Account will depend on the availability of funds and determination of eligible services at the time of payment processing.</text:p>
            <text:p>Start: 11/01/2008</text:p>
          </table:table-cell>
          <table:table-cell table:formula="of:=FIND(&quot;Start&quot;; [.B713]; 1)-2" office:value-type="float" office:value="314" calcext:value-type="float">
            <text:p>314</text:p>
          </table:table-cell>
          <table:table-cell table:formula="of:=CONCATENATE([.$D$1];[.A713];[.$D$1];&quot;=&gt;&quot;;[.$D$1];LEFT([.B713]; [.C713]);[.$D$1];&quot;,&quot;)" office:value-type="string" office:string-value="&quot;N509&quot;=&gt;&quot;Alert: A current inquiry shows the member’s Consumer Spending Account contains sufficient funds to cover the member liability for this claim/service. Actual payment from the Consumer Spending Account will depend on the availability of funds and determination of eligible services at the time of payment processing.&quot;," calcext:value-type="string">
            <text:p>"N509"=&gt;"Alert: A current inquiry shows the member’s Consumer Spending Account contains sufficient funds to cover the member liability for this claim/service. Actual payment from the Consumer Spending Account will depend on the availability of funds and determination of eligible services at the time of payment processing.",</text:p>
          </table:table-cell>
        </table:table-row>
        <table:table-row table:style-name="ro12">
          <table:table-cell office:value-type="string" calcext:value-type="string">
            <text:p>N510</text:p>
          </table:table-cell>
          <table:table-cell office:value-type="string" calcext:value-type="string">
            <text:p>Alert: A current inquiry shows the member’s Consumer Spending Account does not contain sufficient funds to cover the member's liability for this claim/service. Actual payment from the Consumer Spending Account will depend on the availability of funds and determination of eligible services at the time of payment processing.</text:p>
            <text:p>Start: 11/01/2008</text:p>
          </table:table-cell>
          <table:table-cell table:formula="of:=FIND(&quot;Start&quot;; [.B714]; 1)-2" office:value-type="float" office:value="324" calcext:value-type="float">
            <text:p>324</text:p>
          </table:table-cell>
          <table:table-cell table:formula="of:=CONCATENATE([.$D$1];[.A714];[.$D$1];&quot;=&gt;&quot;;[.$D$1];LEFT([.B714]; [.C714]);[.$D$1];&quot;,&quot;)" office:value-type="string" office:string-value="&quot;N510&quot;=&gt;&quot;Alert: A current inquiry shows the member’s Consumer Spending Account does not contain sufficient funds to cover the member's liability for this claim/service. Actual payment from the Consumer Spending Account will depend on the availability of funds and determination of eligible services at the time of payment processing.&quot;," calcext:value-type="string">
            <text:p>"N510"=&gt;"Alert: A current inquiry shows the member’s Consumer Spending Account does not contain sufficient funds to cover the member's liability for this claim/service. Actual payment from the Consumer Spending Account will depend on the availability of funds and determination of eligible services at the time of payment processing.",</text:p>
          </table:table-cell>
        </table:table-row>
        <table:table-row table:style-name="ro8">
          <table:table-cell office:value-type="string" calcext:value-type="string">
            <text:p>N511</text:p>
          </table:table-cell>
          <table:table-cell office:value-type="string" calcext:value-type="string">
            <text:p>Alert: Information on the availability of Consumer Spending Account funds to cover the member liability on this claim/service is not available at this time.</text:p>
            <text:p>Start: 11/01/2008</text:p>
          </table:table-cell>
          <table:table-cell table:formula="of:=FIND(&quot;Start&quot;; [.B715]; 1)-2" office:value-type="float" office:value="156" calcext:value-type="float">
            <text:p>156</text:p>
          </table:table-cell>
          <table:table-cell table:formula="of:=CONCATENATE([.$D$1];[.A715];[.$D$1];&quot;=&gt;&quot;;[.$D$1];LEFT([.B715]; [.C715]);[.$D$1];&quot;,&quot;)" office:value-type="string" office:string-value="&quot;N511&quot;=&gt;&quot;Alert: Information on the availability of Consumer Spending Account funds to cover the member liability on this claim/service is not available at this time.&quot;," calcext:value-type="string">
            <text:p>"N511"=&gt;"Alert: Information on the availability of Consumer Spending Account funds to cover the member liability on this claim/service is not available at this time.",</text:p>
          </table:table-cell>
        </table:table-row>
        <table:table-row table:style-name="ro8">
          <table:table-cell office:value-type="string" calcext:value-type="string">
            <text:p>N512</text:p>
          </table:table-cell>
          <table:table-cell office:value-type="string" calcext:value-type="string">
            <text:p>Alert: This is the initial remit of a non-NCPDP claim originally submitted real-time without change to the adjudication.</text:p>
            <text:p>Start: 11/01/2008</text:p>
          </table:table-cell>
          <table:table-cell table:formula="of:=FIND(&quot;Start&quot;; [.B716]; 1)-2" office:value-type="float" office:value="120" calcext:value-type="float">
            <text:p>120</text:p>
          </table:table-cell>
          <table:table-cell table:formula="of:=CONCATENATE([.$D$1];[.A716];[.$D$1];&quot;=&gt;&quot;;[.$D$1];LEFT([.B716]; [.C716]);[.$D$1];&quot;,&quot;)" office:value-type="string" office:string-value="&quot;N512&quot;=&gt;&quot;Alert: This is the initial remit of a non-NCPDP claim originally submitted real-time without change to the adjudication.&quot;," calcext:value-type="string">
            <text:p>"N512"=&gt;"Alert: This is the initial remit of a non-NCPDP claim originally submitted real-time without change to the adjudication.",</text:p>
          </table:table-cell>
        </table:table-row>
        <table:table-row table:style-name="ro8">
          <table:table-cell office:value-type="string" calcext:value-type="string">
            <text:p>N513</text:p>
          </table:table-cell>
          <table:table-cell office:value-type="string" calcext:value-type="string">
            <text:p>Alert: This is the initial remit of a non-NCPDP claim originally submitted real-time with a change to the adjudication.</text:p>
            <text:p>Start: 11/01/2008</text:p>
          </table:table-cell>
          <table:table-cell table:formula="of:=FIND(&quot;Start&quot;; [.B717]; 1)-2" office:value-type="float" office:value="119" calcext:value-type="float">
            <text:p>119</text:p>
          </table:table-cell>
          <table:table-cell table:formula="of:=CONCATENATE([.$D$1];[.A717];[.$D$1];&quot;=&gt;&quot;;[.$D$1];LEFT([.B717]; [.C717]);[.$D$1];&quot;,&quot;)" office:value-type="string" office:string-value="&quot;N513&quot;=&gt;&quot;Alert: This is the initial remit of a non-NCPDP claim originally submitted real-time with a change to the adjudication.&quot;," calcext:value-type="string">
            <text:p>"N513"=&gt;"Alert: This is the initial remit of a non-NCPDP claim originally submitted real-time with a change to the adjudication.",</text:p>
          </table:table-cell>
        </table:table-row>
        <table:table-row table:style-name="ro7">
          <table:table-cell office:value-type="string" calcext:value-type="string">
            <text:p>N516</text:p>
          </table:table-cell>
          <table:table-cell office:value-type="string" calcext:value-type="string">
            <text:p>Records indicate a mismatch between the submitted NPI and EIN.</text:p>
            <text:p>Start: 03/01/2009</text:p>
          </table:table-cell>
          <table:table-cell table:formula="of:=FIND(&quot;Start&quot;; [.B718]; 1)-2" office:value-type="float" office:value="62" calcext:value-type="float">
            <text:p>62</text:p>
          </table:table-cell>
          <table:table-cell table:formula="of:=CONCATENATE([.$D$1];[.A718];[.$D$1];&quot;=&gt;&quot;;[.$D$1];LEFT([.B718]; [.C718]);[.$D$1];&quot;,&quot;)" office:value-type="string" office:string-value="&quot;N516&quot;=&gt;&quot;Records indicate a mismatch between the submitted NPI and EIN.&quot;," calcext:value-type="string">
            <text:p>"N516"=&gt;"Records indicate a mismatch between the submitted NPI and EIN.",</text:p>
          </table:table-cell>
        </table:table-row>
        <table:table-row table:style-name="ro7">
          <table:table-cell office:value-type="string" calcext:value-type="string">
            <text:p>N517</text:p>
          </table:table-cell>
          <table:table-cell office:value-type="string" calcext:value-type="string">
            <text:p>Resubmit a new claim with the requested information.</text:p>
            <text:p>Start: 03/01/2009</text:p>
          </table:table-cell>
          <table:table-cell table:formula="of:=FIND(&quot;Start&quot;; [.B719]; 1)-2" office:value-type="float" office:value="52" calcext:value-type="float">
            <text:p>52</text:p>
          </table:table-cell>
          <table:table-cell table:formula="of:=CONCATENATE([.$D$1];[.A719];[.$D$1];&quot;=&gt;&quot;;[.$D$1];LEFT([.B719]; [.C719]);[.$D$1];&quot;,&quot;)" office:value-type="string" office:string-value="&quot;N517&quot;=&gt;&quot;Resubmit a new claim with the requested information.&quot;," calcext:value-type="string">
            <text:p>"N517"=&gt;"Resubmit a new claim with the requested information.",</text:p>
          </table:table-cell>
        </table:table-row>
        <table:table-row table:style-name="ro7">
          <table:table-cell office:value-type="string" calcext:value-type="string">
            <text:p>N518</text:p>
          </table:table-cell>
          <table:table-cell office:value-type="string" calcext:value-type="string">
            <text:p>No separate payment for accessories when furnished for use with oxygen equipment.</text:p>
            <text:p>Start: 03/01/2009</text:p>
          </table:table-cell>
          <table:table-cell table:formula="of:=FIND(&quot;Start&quot;; [.B720]; 1)-2" office:value-type="float" office:value="81" calcext:value-type="float">
            <text:p>81</text:p>
          </table:table-cell>
          <table:table-cell table:formula="of:=CONCATENATE([.$D$1];[.A720];[.$D$1];&quot;=&gt;&quot;;[.$D$1];LEFT([.B720]; [.C720]);[.$D$1];&quot;,&quot;)" office:value-type="string" office:string-value="&quot;N518&quot;=&gt;&quot;No separate payment for accessories when furnished for use with oxygen equipment.&quot;," calcext:value-type="string">
            <text:p>"N518"=&gt;"No separate payment for accessories when furnished for use with oxygen equipment.",</text:p>
          </table:table-cell>
        </table:table-row>
        <table:table-row table:style-name="ro7">
          <table:table-cell office:value-type="string" calcext:value-type="string">
            <text:p>N519</text:p>
          </table:table-cell>
          <table:table-cell office:value-type="string" calcext:value-type="string">
            <text:p>Invalid combination of HCPCS modifiers.</text:p>
            <text:p>Start: 07/01/2009</text:p>
          </table:table-cell>
          <table:table-cell table:formula="of:=FIND(&quot;Start&quot;; [.B721]; 1)-2" office:value-type="float" office:value="39" calcext:value-type="float">
            <text:p>39</text:p>
          </table:table-cell>
          <table:table-cell table:formula="of:=CONCATENATE([.$D$1];[.A721];[.$D$1];&quot;=&gt;&quot;;[.$D$1];LEFT([.B721]; [.C721]);[.$D$1];&quot;,&quot;)" office:value-type="string" office:string-value="&quot;N519&quot;=&gt;&quot;Invalid combination of HCPCS modifiers.&quot;," calcext:value-type="string">
            <text:p>"N519"=&gt;"Invalid combination of HCPCS modifiers.",</text:p>
          </table:table-cell>
        </table:table-row>
        <table:table-row table:style-name="ro7">
          <table:table-cell office:value-type="string" calcext:value-type="string">
            <text:p>N520</text:p>
          </table:table-cell>
          <table:table-cell office:value-type="string" calcext:value-type="string">
            <text:p>Alert: Payment made from a Consumer Spending Account.</text:p>
            <text:p>Start: 07/01/2009</text:p>
          </table:table-cell>
          <table:table-cell table:formula="of:=FIND(&quot;Start&quot;; [.B722]; 1)-2" office:value-type="float" office:value="53" calcext:value-type="float">
            <text:p>53</text:p>
          </table:table-cell>
          <table:table-cell table:formula="of:=CONCATENATE([.$D$1];[.A722];[.$D$1];&quot;=&gt;&quot;;[.$D$1];LEFT([.B722]; [.C722]);[.$D$1];&quot;,&quot;)" office:value-type="string" office:string-value="&quot;N520&quot;=&gt;&quot;Alert: Payment made from a Consumer Spending Account.&quot;," calcext:value-type="string">
            <text:p>"N520"=&gt;"Alert: Payment made from a Consumer Spending Account.",</text:p>
          </table:table-cell>
        </table:table-row>
        <table:table-row table:style-name="ro8">
          <table:table-cell office:value-type="string" calcext:value-type="string">
            <text:p>N521</text:p>
          </table:table-cell>
          <table:table-cell office:value-type="string" calcext:value-type="string">
            <text:p>Mismatch between the submitted provider information and the provider information stored in our system.</text:p>
            <text:p>Start: 11/01/2009</text:p>
          </table:table-cell>
          <table:table-cell table:formula="of:=FIND(&quot;Start&quot;; [.B723]; 1)-2" office:value-type="float" office:value="102" calcext:value-type="float">
            <text:p>102</text:p>
          </table:table-cell>
          <table:table-cell table:formula="of:=CONCATENATE([.$D$1];[.A723];[.$D$1];&quot;=&gt;&quot;;[.$D$1];LEFT([.B723]; [.C723]);[.$D$1];&quot;,&quot;)" office:value-type="string" office:string-value="&quot;N521&quot;=&gt;&quot;Mismatch between the submitted provider information and the provider information stored in our system.&quot;," calcext:value-type="string">
            <text:p>"N521"=&gt;"Mismatch between the submitted provider information and the provider information stored in our system.",</text:p>
          </table:table-cell>
        </table:table-row>
        <table:table-row table:style-name="ro7">
          <table:table-cell office:value-type="string" calcext:value-type="string">
            <text:p>N522</text:p>
          </table:table-cell>
          <table:table-cell office:value-type="string" calcext:value-type="string">
            <text:p>Duplicate of a claim processed, or to be processed, as a crossover claim.</text:p>
            <text:p>Start: 11/01/2009 | Last Modified: 03/01/2010</text:p>
          </table:table-cell>
          <table:table-cell table:formula="of:=FIND(&quot;Start&quot;; [.B724]; 1)-2" office:value-type="float" office:value="73" calcext:value-type="float">
            <text:p>73</text:p>
          </table:table-cell>
          <table:table-cell table:formula="of:=CONCATENATE([.$D$1];[.A724];[.$D$1];&quot;=&gt;&quot;;[.$D$1];LEFT([.B724]; [.C724]);[.$D$1];&quot;,&quot;)" office:value-type="string" office:string-value="&quot;N522&quot;=&gt;&quot;Duplicate of a claim processed, or to be processed, as a crossover claim.&quot;," calcext:value-type="string">
            <text:p>"N522"=&gt;"Duplicate of a claim processed, or to be processed, as a crossover claim.",</text:p>
          </table:table-cell>
        </table:table-row>
        <table:table-row table:style-name="ro8">
          <table:table-cell office:value-type="string" calcext:value-type="string">
            <text:p>N523</text:p>
          </table:table-cell>
          <table:table-cell office:value-type="string" calcext:value-type="string">
            <text:p>The limitation on outlier payments defined by this payer for this service period has been met. The outlier payment otherwise applicable to this claim has not been paid.</text:p>
            <text:p>Start: 03/01/2010</text:p>
          </table:table-cell>
          <table:table-cell table:formula="of:=FIND(&quot;Start&quot;; [.B725]; 1)-2" office:value-type="float" office:value="168" calcext:value-type="float">
            <text:p>168</text:p>
          </table:table-cell>
          <table:table-cell table:formula="of:=CONCATENATE([.$D$1];[.A725];[.$D$1];&quot;=&gt;&quot;;[.$D$1];LEFT([.B725]; [.C725]);[.$D$1];&quot;,&quot;)" office:value-type="string" office:string-value="&quot;N523&quot;=&gt;&quot;The limitation on outlier payments defined by this payer for this service period has been met. The outlier payment otherwise applicable to this claim has not been paid.&quot;," calcext:value-type="string">
            <text:p>"N523"=&gt;"The limitation on outlier payments defined by this payer for this service period has been met. The outlier payment otherwise applicable to this claim has not been paid.",</text:p>
          </table:table-cell>
        </table:table-row>
        <table:table-row table:style-name="ro7">
          <table:table-cell office:value-type="string" calcext:value-type="string">
            <text:p>N524</text:p>
          </table:table-cell>
          <table:table-cell office:value-type="string" calcext:value-type="string">
            <text:p>Based on policy this payment constitutes payment in full.</text:p>
            <text:p>Start: 03/01/2010</text:p>
          </table:table-cell>
          <table:table-cell table:formula="of:=FIND(&quot;Start&quot;; [.B726]; 1)-2" office:value-type="float" office:value="57" calcext:value-type="float">
            <text:p>57</text:p>
          </table:table-cell>
          <table:table-cell table:formula="of:=CONCATENATE([.$D$1];[.A726];[.$D$1];&quot;=&gt;&quot;;[.$D$1];LEFT([.B726]; [.C726]);[.$D$1];&quot;,&quot;)" office:value-type="string" office:string-value="&quot;N524&quot;=&gt;&quot;Based on policy this payment constitutes payment in full.&quot;," calcext:value-type="string">
            <text:p>"N524"=&gt;"Based on policy this payment constitutes payment in full.",</text:p>
          </table:table-cell>
        </table:table-row>
        <table:table-row table:style-name="ro8">
          <table:table-cell office:value-type="string" calcext:value-type="string">
            <text:p>N525</text:p>
          </table:table-cell>
          <table:table-cell office:value-type="string" calcext:value-type="string">
            <text:p>These services are not covered when performed within the global period of another service.</text:p>
            <text:p>Start: 03/01/2010</text:p>
          </table:table-cell>
          <table:table-cell table:formula="of:=FIND(&quot;Start&quot;; [.B727]; 1)-2" office:value-type="float" office:value="90" calcext:value-type="float">
            <text:p>90</text:p>
          </table:table-cell>
          <table:table-cell table:formula="of:=CONCATENATE([.$D$1];[.A727];[.$D$1];&quot;=&gt;&quot;;[.$D$1];LEFT([.B727]; [.C727]);[.$D$1];&quot;,&quot;)" office:value-type="string" office:string-value="&quot;N525&quot;=&gt;&quot;These services are not covered when performed within the global period of another service.&quot;," calcext:value-type="string">
            <text:p>"N525"=&gt;"These services are not covered when performed within the global period of another service.",</text:p>
          </table:table-cell>
        </table:table-row>
        <table:table-row table:style-name="ro7">
          <table:table-cell office:value-type="string" calcext:value-type="string">
            <text:p>N526</text:p>
          </table:table-cell>
          <table:table-cell office:value-type="string" calcext:value-type="string">
            <text:p>Not qualified for recovery based on employer size.</text:p>
            <text:p>Start: 03/01/2010</text:p>
          </table:table-cell>
          <table:table-cell table:formula="of:=FIND(&quot;Start&quot;; [.B728]; 1)-2" office:value-type="float" office:value="50" calcext:value-type="float">
            <text:p>50</text:p>
          </table:table-cell>
          <table:table-cell table:formula="of:=CONCATENATE([.$D$1];[.A728];[.$D$1];&quot;=&gt;&quot;;[.$D$1];LEFT([.B728]; [.C728]);[.$D$1];&quot;,&quot;)" office:value-type="string" office:string-value="&quot;N526&quot;=&gt;&quot;Not qualified for recovery based on employer size.&quot;," calcext:value-type="string">
            <text:p>"N526"=&gt;"Not qualified for recovery based on employer size.",</text:p>
          </table:table-cell>
        </table:table-row>
        <table:table-row table:style-name="ro7">
          <table:table-cell office:value-type="string" calcext:value-type="string">
            <text:p>N527</text:p>
          </table:table-cell>
          <table:table-cell office:value-type="string" calcext:value-type="string">
            <text:p>We processed this claim as the primary payer prior to receiving the recovery demand.</text:p>
            <text:p>Start: 03/01/2010</text:p>
          </table:table-cell>
          <table:table-cell table:formula="of:=FIND(&quot;Start&quot;; [.B729]; 1)-2" office:value-type="float" office:value="84" calcext:value-type="float">
            <text:p>84</text:p>
          </table:table-cell>
          <table:table-cell table:formula="of:=CONCATENATE([.$D$1];[.A729];[.$D$1];&quot;=&gt;&quot;;[.$D$1];LEFT([.B729]; [.C729]);[.$D$1];&quot;,&quot;)" office:value-type="string" office:string-value="&quot;N527&quot;=&gt;&quot;We processed this claim as the primary payer prior to receiving the recovery demand.&quot;," calcext:value-type="string">
            <text:p>"N527"=&gt;"We processed this claim as the primary payer prior to receiving the recovery demand.",</text:p>
          </table:table-cell>
        </table:table-row>
        <table:table-row table:style-name="ro8">
          <table:table-cell office:value-type="string" calcext:value-type="string">
            <text:p>N528</text:p>
          </table:table-cell>
          <table:table-cell office:value-type="string" calcext:value-type="string">
            <text:p>Patient is entitled to benefits for Institutional Services only.</text:p>
            <text:p>Start: 03/01/2010 | Last Modified: 07/01/2010</text:p>
            <text:p>Notes: (Modified 7/1/10)</text:p>
          </table:table-cell>
          <table:table-cell table:formula="of:=FIND(&quot;Start&quot;; [.B730]; 1)-2" office:value-type="float" office:value="64" calcext:value-type="float">
            <text:p>64</text:p>
          </table:table-cell>
          <table:table-cell table:formula="of:=CONCATENATE([.$D$1];[.A730];[.$D$1];&quot;=&gt;&quot;;[.$D$1];LEFT([.B730]; [.C730]);[.$D$1];&quot;,&quot;)" office:value-type="string" office:string-value="&quot;N528&quot;=&gt;&quot;Patient is entitled to benefits for Institutional Services only.&quot;," calcext:value-type="string">
            <text:p>"N528"=&gt;"Patient is entitled to benefits for Institutional Services only.",</text:p>
          </table:table-cell>
        </table:table-row>
        <table:table-row table:style-name="ro8">
          <table:table-cell office:value-type="string" calcext:value-type="string">
            <text:p>N529</text:p>
          </table:table-cell>
          <table:table-cell office:value-type="string" calcext:value-type="string">
            <text:p>Patient is entitled to benefits for Professional Services only.</text:p>
            <text:p>Start: 03/01/2010 | Last Modified: 07/01/2010</text:p>
            <text:p>Notes: (Modified 7/1/10)</text:p>
          </table:table-cell>
          <table:table-cell table:formula="of:=FIND(&quot;Start&quot;; [.B731]; 1)-2" office:value-type="float" office:value="63" calcext:value-type="float">
            <text:p>63</text:p>
          </table:table-cell>
          <table:table-cell table:formula="of:=CONCATENATE([.$D$1];[.A731];[.$D$1];&quot;=&gt;&quot;;[.$D$1];LEFT([.B731]; [.C731]);[.$D$1];&quot;,&quot;)" office:value-type="string" office:string-value="&quot;N529&quot;=&gt;&quot;Patient is entitled to benefits for Professional Services only.&quot;," calcext:value-type="string">
            <text:p>"N529"=&gt;"Patient is entitled to benefits for Professional Services only.",</text:p>
          </table:table-cell>
        </table:table-row>
        <table:table-row table:style-name="ro8">
          <table:table-cell office:value-type="string" calcext:value-type="string">
            <text:p>N530</text:p>
          </table:table-cell>
          <table:table-cell office:value-type="string" calcext:value-type="string">
            <text:p>Not Qualified for Recovery based on enrollment information.</text:p>
            <text:p>Start: 03/01/2010 | Last Modified: 07/01/2010</text:p>
            <text:p>Notes: (Modified 7/1/10)</text:p>
          </table:table-cell>
          <table:table-cell table:formula="of:=FIND(&quot;Start&quot;; [.B732]; 1)-2" office:value-type="float" office:value="59" calcext:value-type="float">
            <text:p>59</text:p>
          </table:table-cell>
          <table:table-cell table:formula="of:=CONCATENATE([.$D$1];[.A732];[.$D$1];&quot;=&gt;&quot;;[.$D$1];LEFT([.B732]; [.C732]);[.$D$1];&quot;,&quot;)" office:value-type="string" office:string-value="&quot;N530&quot;=&gt;&quot;Not Qualified for Recovery based on enrollment information.&quot;," calcext:value-type="string">
            <text:p>"N530"=&gt;"Not Qualified for Recovery based on enrollment information.",</text:p>
          </table:table-cell>
        </table:table-row>
        <table:table-row table:style-name="ro7">
          <table:table-cell office:value-type="string" calcext:value-type="string">
            <text:p>N531</text:p>
          </table:table-cell>
          <table:table-cell office:value-type="string" calcext:value-type="string">
            <text:p>Not qualified for recovery based on direct payment of premium.</text:p>
            <text:p>Start: 03/01/2010</text:p>
          </table:table-cell>
          <table:table-cell table:formula="of:=FIND(&quot;Start&quot;; [.B733]; 1)-2" office:value-type="float" office:value="62" calcext:value-type="float">
            <text:p>62</text:p>
          </table:table-cell>
          <table:table-cell table:formula="of:=CONCATENATE([.$D$1];[.A733];[.$D$1];&quot;=&gt;&quot;;[.$D$1];LEFT([.B733]; [.C733]);[.$D$1];&quot;,&quot;)" office:value-type="string" office:string-value="&quot;N531&quot;=&gt;&quot;Not qualified for recovery based on direct payment of premium.&quot;," calcext:value-type="string">
            <text:p>"N531"=&gt;"Not qualified for recovery based on direct payment of premium.",</text:p>
          </table:table-cell>
        </table:table-row>
        <table:table-row table:style-name="ro7">
          <table:table-cell office:value-type="string" calcext:value-type="string">
            <text:p>N532</text:p>
          </table:table-cell>
          <table:table-cell office:value-type="string" calcext:value-type="string">
            <text:p>Not qualified for recovery based on disability and working status.</text:p>
            <text:p>Start: 03/01/2010</text:p>
          </table:table-cell>
          <table:table-cell table:formula="of:=FIND(&quot;Start&quot;; [.B734]; 1)-2" office:value-type="float" office:value="66" calcext:value-type="float">
            <text:p>66</text:p>
          </table:table-cell>
          <table:table-cell table:formula="of:=CONCATENATE([.$D$1];[.A734];[.$D$1];&quot;=&gt;&quot;;[.$D$1];LEFT([.B734]; [.C734]);[.$D$1];&quot;,&quot;)" office:value-type="string" office:string-value="&quot;N532&quot;=&gt;&quot;Not qualified for recovery based on disability and working status.&quot;," calcext:value-type="string">
            <text:p>"N532"=&gt;"Not qualified for recovery based on disability and working status.",</text:p>
          </table:table-cell>
        </table:table-row>
        <table:table-row table:style-name="ro8">
          <table:table-cell office:value-type="string" calcext:value-type="string">
            <text:p>N533</text:p>
          </table:table-cell>
          <table:table-cell office:value-type="string" calcext:value-type="string">
            <text:p>Services performed in an Indian Health Services facility under a self-insured tribal Group Health Plan.</text:p>
            <text:p>Start: 07/01/2010</text:p>
          </table:table-cell>
          <table:table-cell table:formula="of:=FIND(&quot;Start&quot;; [.B735]; 1)-2" office:value-type="float" office:value="103" calcext:value-type="float">
            <text:p>103</text:p>
          </table:table-cell>
          <table:table-cell table:formula="of:=CONCATENATE([.$D$1];[.A735];[.$D$1];&quot;=&gt;&quot;;[.$D$1];LEFT([.B735]; [.C735]);[.$D$1];&quot;,&quot;)" office:value-type="string" office:string-value="&quot;N533&quot;=&gt;&quot;Services performed in an Indian Health Services facility under a self-insured tribal Group Health Plan.&quot;," calcext:value-type="string">
            <text:p>"N533"=&gt;"Services performed in an Indian Health Services facility under a self-insured tribal Group Health Plan.",</text:p>
          </table:table-cell>
        </table:table-row>
        <table:table-row table:style-name="ro7">
          <table:table-cell office:value-type="string" calcext:value-type="string">
            <text:p>N534</text:p>
          </table:table-cell>
          <table:table-cell office:value-type="string" calcext:value-type="string">
            <text:p>This is an individual policy, the employer does not participate in plan sponsorship.</text:p>
            <text:p>Start: 07/01/2010</text:p>
          </table:table-cell>
          <table:table-cell table:formula="of:=FIND(&quot;Start&quot;; [.B736]; 1)-2" office:value-type="float" office:value="84" calcext:value-type="float">
            <text:p>84</text:p>
          </table:table-cell>
          <table:table-cell table:formula="of:=CONCATENATE([.$D$1];[.A736];[.$D$1];&quot;=&gt;&quot;;[.$D$1];LEFT([.B736]; [.C736]);[.$D$1];&quot;,&quot;)" office:value-type="string" office:string-value="&quot;N534&quot;=&gt;&quot;This is an individual policy, the employer does not participate in plan sponsorship.&quot;," calcext:value-type="string">
            <text:p>"N534"=&gt;"This is an individual policy, the employer does not participate in plan sponsorship.",</text:p>
          </table:table-cell>
        </table:table-row>
        <table:table-row table:style-name="ro8">
          <table:table-cell office:value-type="string" calcext:value-type="string">
            <text:p>N535</text:p>
          </table:table-cell>
          <table:table-cell office:value-type="string" calcext:value-type="string">
            <text:p>Payment is adjusted when procedure is performed in this place of service based on the submitted procedure code and place of service.</text:p>
            <text:p>Start: 07/01/2010</text:p>
          </table:table-cell>
          <table:table-cell table:formula="of:=FIND(&quot;Start&quot;; [.B737]; 1)-2" office:value-type="float" office:value="132" calcext:value-type="float">
            <text:p>132</text:p>
          </table:table-cell>
          <table:table-cell table:formula="of:=CONCATENATE([.$D$1];[.A737];[.$D$1];&quot;=&gt;&quot;;[.$D$1];LEFT([.B737]; [.C737]);[.$D$1];&quot;,&quot;)" office:value-type="string" office:string-value="&quot;N535&quot;=&gt;&quot;Payment is adjusted when procedure is performed in this place of service based on the submitted procedure code and place of service.&quot;," calcext:value-type="string">
            <text:p>"N535"=&gt;"Payment is adjusted when procedure is performed in this place of service based on the submitted procedure code and place of service.",</text:p>
          </table:table-cell>
        </table:table-row>
        <table:table-row table:style-name="ro8">
          <table:table-cell office:value-type="string" calcext:value-type="string">
            <text:p>N536</text:p>
          </table:table-cell>
          <table:table-cell office:value-type="string" calcext:value-type="string">
            <text:p>We are not changing the prior payer's determination of patient responsibility, which you may collect, as this service is not covered by us.</text:p>
            <text:p>Start: 07/01/2010</text:p>
          </table:table-cell>
          <table:table-cell table:formula="of:=FIND(&quot;Start&quot;; [.B738]; 1)-2" office:value-type="float" office:value="139" calcext:value-type="float">
            <text:p>139</text:p>
          </table:table-cell>
          <table:table-cell table:formula="of:=CONCATENATE([.$D$1];[.A738];[.$D$1];&quot;=&gt;&quot;;[.$D$1];LEFT([.B738]; [.C738]);[.$D$1];&quot;,&quot;)" office:value-type="string" office:string-value="&quot;N536&quot;=&gt;&quot;We are not changing the prior payer's determination of patient responsibility, which you may collect, as this service is not covered by us.&quot;," calcext:value-type="string">
            <text:p>"N536"=&gt;"We are not changing the prior payer's determination of patient responsibility, which you may collect, as this service is not covered by us.",</text:p>
          </table:table-cell>
        </table:table-row>
        <table:table-row table:style-name="ro7">
          <table:table-cell office:value-type="string" calcext:value-type="string">
            <text:p>N537</text:p>
          </table:table-cell>
          <table:table-cell office:value-type="string" calcext:value-type="string">
            <text:p>We have examined claims history and no records of the services have been found.</text:p>
            <text:p>Start: 07/01/2010</text:p>
          </table:table-cell>
          <table:table-cell table:formula="of:=FIND(&quot;Start&quot;; [.B739]; 1)-2" office:value-type="float" office:value="79" calcext:value-type="float">
            <text:p>79</text:p>
          </table:table-cell>
          <table:table-cell table:formula="of:=CONCATENATE([.$D$1];[.A739];[.$D$1];&quot;=&gt;&quot;;[.$D$1];LEFT([.B739]; [.C739]);[.$D$1];&quot;,&quot;)" office:value-type="string" office:string-value="&quot;N537&quot;=&gt;&quot;We have examined claims history and no records of the services have been found.&quot;," calcext:value-type="string">
            <text:p>"N537"=&gt;"We have examined claims history and no records of the services have been found.",</text:p>
          </table:table-cell>
        </table:table-row>
        <table:table-row table:style-name="ro8">
          <table:table-cell office:value-type="string" calcext:value-type="string">
            <text:p>N538</text:p>
          </table:table-cell>
          <table:table-cell office:value-type="string" calcext:value-type="string">
            <text:p>A facility is responsible for payment to outside providers who furnish these services/supplies/drugs to its patients/residents.</text:p>
            <text:p>Start: 07/01/2010</text:p>
          </table:table-cell>
          <table:table-cell table:formula="of:=FIND(&quot;Start&quot;; [.B740]; 1)-2" office:value-type="float" office:value="127" calcext:value-type="float">
            <text:p>127</text:p>
          </table:table-cell>
          <table:table-cell table:formula="of:=CONCATENATE([.$D$1];[.A740];[.$D$1];&quot;=&gt;&quot;;[.$D$1];LEFT([.B740]; [.C740]);[.$D$1];&quot;,&quot;)" office:value-type="string" office:string-value="&quot;N538&quot;=&gt;&quot;A facility is responsible for payment to outside providers who furnish these services/supplies/drugs to its patients/residents.&quot;," calcext:value-type="string">
            <text:p>"N538"=&gt;"A facility is responsible for payment to outside providers who furnish these services/supplies/drugs to its patients/residents.",</text:p>
          </table:table-cell>
        </table:table-row>
        <table:table-row table:style-name="ro8">
          <table:table-cell office:value-type="string" calcext:value-type="string">
            <text:p>N539</text:p>
          </table:table-cell>
          <table:table-cell office:value-type="string" calcext:value-type="string">
            <text:p>Alert: We processed appeals/waiver requests on your behalf and that request has been denied.</text:p>
            <text:p>Start: 07/01/2010</text:p>
          </table:table-cell>
          <table:table-cell table:formula="of:=FIND(&quot;Start&quot;; [.B741]; 1)-2" office:value-type="float" office:value="92" calcext:value-type="float">
            <text:p>92</text:p>
          </table:table-cell>
          <table:table-cell table:formula="of:=CONCATENATE([.$D$1];[.A741];[.$D$1];&quot;=&gt;&quot;;[.$D$1];LEFT([.B741]; [.C741]);[.$D$1];&quot;,&quot;)" office:value-type="string" office:string-value="&quot;N539&quot;=&gt;&quot;Alert: We processed appeals/waiver requests on your behalf and that request has been denied.&quot;," calcext:value-type="string">
            <text:p>"N539"=&gt;"Alert: We processed appeals/waiver requests on your behalf and that request has been denied.",</text:p>
          </table:table-cell>
        </table:table-row>
        <table:table-row table:style-name="ro7">
          <table:table-cell office:value-type="string" calcext:value-type="string">
            <text:p>N540</text:p>
          </table:table-cell>
          <table:table-cell office:value-type="string" calcext:value-type="string">
            <text:p>Payment adjusted based on the interrupted stay policy.</text:p>
            <text:p>Start: 11/01/2010</text:p>
          </table:table-cell>
          <table:table-cell table:formula="of:=FIND(&quot;Start&quot;; [.B742]; 1)-2" office:value-type="float" office:value="54" calcext:value-type="float">
            <text:p>54</text:p>
          </table:table-cell>
          <table:table-cell table:formula="of:=CONCATENATE([.$D$1];[.A742];[.$D$1];&quot;=&gt;&quot;;[.$D$1];LEFT([.B742]; [.C742]);[.$D$1];&quot;,&quot;)" office:value-type="string" office:string-value="&quot;N540&quot;=&gt;&quot;Payment adjusted based on the interrupted stay policy.&quot;," calcext:value-type="string">
            <text:p>"N540"=&gt;"Payment adjusted based on the interrupted stay policy.",</text:p>
          </table:table-cell>
        </table:table-row>
        <table:table-row table:style-name="ro8">
          <table:table-cell office:value-type="string" calcext:value-type="string">
            <text:p>N541</text:p>
          </table:table-cell>
          <table:table-cell office:value-type="string" calcext:value-type="string">
            <text:p>Mismatch between the submitted insurance type code and the information stored in our system.</text:p>
            <text:p>Start: 11/01/2010</text:p>
          </table:table-cell>
          <table:table-cell table:formula="of:=FIND(&quot;Start&quot;; [.B743]; 1)-2" office:value-type="float" office:value="92" calcext:value-type="float">
            <text:p>92</text:p>
          </table:table-cell>
          <table:table-cell table:formula="of:=CONCATENATE([.$D$1];[.A743];[.$D$1];&quot;=&gt;&quot;;[.$D$1];LEFT([.B743]; [.C743]);[.$D$1];&quot;,&quot;)" office:value-type="string" office:string-value="&quot;N541&quot;=&gt;&quot;Mismatch between the submitted insurance type code and the information stored in our system.&quot;," calcext:value-type="string">
            <text:p>"N541"=&gt;"Mismatch between the submitted insurance type code and the information stored in our system.",</text:p>
          </table:table-cell>
        </table:table-row>
        <table:table-row table:style-name="ro7">
          <table:table-cell office:value-type="string" calcext:value-type="string">
            <text:p>N542</text:p>
          </table:table-cell>
          <table:table-cell office:value-type="string" calcext:value-type="string">
            <text:p>Missing income verification.</text:p>
            <text:p>Start: 03/08/2011</text:p>
          </table:table-cell>
          <table:table-cell table:formula="of:=FIND(&quot;Start&quot;; [.B744]; 1)-2" office:value-type="float" office:value="28" calcext:value-type="float">
            <text:p>28</text:p>
          </table:table-cell>
          <table:table-cell table:formula="of:=CONCATENATE([.$D$1];[.A744];[.$D$1];&quot;=&gt;&quot;;[.$D$1];LEFT([.B744]; [.C744]);[.$D$1];&quot;,&quot;)" office:value-type="string" office:string-value="&quot;N542&quot;=&gt;&quot;Missing income verification.&quot;," calcext:value-type="string">
            <text:p>"N542"=&gt;"Missing income verification.",</text:p>
          </table:table-cell>
        </table:table-row>
        <table:table-row table:style-name="ro8">
          <table:table-cell office:value-type="string" calcext:value-type="string">
            <text:p>N543</text:p>
          </table:table-cell>
          <table:table-cell office:value-type="string" calcext:value-type="string">
            <text:p>Incomplete/invalid income verification.</text:p>
            <text:p>Start: 03/08/2011 | Last Modified: 03/14/2014</text:p>
            <text:p>Notes: (Modified 3/14/2014)</text:p>
          </table:table-cell>
          <table:table-cell table:formula="of:=FIND(&quot;Start&quot;; [.B745]; 1)-2" office:value-type="float" office:value="39" calcext:value-type="float">
            <text:p>39</text:p>
          </table:table-cell>
          <table:table-cell table:formula="of:=CONCATENATE([.$D$1];[.A745];[.$D$1];&quot;=&gt;&quot;;[.$D$1];LEFT([.B745]; [.C745]);[.$D$1];&quot;,&quot;)" office:value-type="string" office:string-value="&quot;N543&quot;=&gt;&quot;Incomplete/invalid income verification.&quot;," calcext:value-type="string">
            <text:p>"N543"=&gt;"Incomplete/invalid income verification.",</text:p>
          </table:table-cell>
        </table:table-row>
        <table:table-row table:style-name="ro9">
          <table:table-cell office:value-type="string" calcext:value-type="string">
            <text:p>N544</text:p>
          </table:table-cell>
          <table:table-cell office:value-type="string" calcext:value-type="string">
            <text:p>Alert: Although this was paid, you have billed with a referring/ordering provider that does not match our system record. Unless corrected this will not be paid in the future.</text:p>
            <text:p>Start: 07/01/2011 | Last Modified: 03/14/2014</text:p>
            <text:p>Notes: (Modified 3/14/2014)</text:p>
          </table:table-cell>
          <table:table-cell table:formula="of:=FIND(&quot;Start&quot;; [.B746]; 1)-2" office:value-type="float" office:value="174" calcext:value-type="float">
            <text:p>174</text:p>
          </table:table-cell>
          <table:table-cell table:formula="of:=CONCATENATE([.$D$1];[.A746];[.$D$1];&quot;=&gt;&quot;;[.$D$1];LEFT([.B746]; [.C746]);[.$D$1];&quot;,&quot;)" office:value-type="string" office:string-value="&quot;N544&quot;=&gt;&quot;Alert: Although this was paid, you have billed with a referring/ordering provider that does not match our system record. Unless corrected this will not be paid in the future.&quot;," calcext:value-type="string">
            <text:p>"N544"=&gt;"Alert: Although this was paid, you have billed with a referring/ordering provider that does not match our system record. Unless corrected this will not be paid in the future.",</text:p>
          </table:table-cell>
        </table:table-row>
        <table:table-row table:style-name="ro8">
          <table:table-cell office:value-type="string" calcext:value-type="string">
            <text:p>N545</text:p>
          </table:table-cell>
          <table:table-cell office:value-type="string" calcext:value-type="string">
            <text:p>Payment reduced based on status as an unsuccessful eprescriber per the Electronic Prescribing (eRx) Incentive Program.</text:p>
            <text:p>Start: 07/01/2011</text:p>
          </table:table-cell>
          <table:table-cell table:formula="of:=FIND(&quot;Start&quot;; [.B747]; 1)-2" office:value-type="float" office:value="118" calcext:value-type="float">
            <text:p>118</text:p>
          </table:table-cell>
          <table:table-cell table:formula="of:=CONCATENATE([.$D$1];[.A747];[.$D$1];&quot;=&gt;&quot;;[.$D$1];LEFT([.B747]; [.C747]);[.$D$1];&quot;,&quot;)" office:value-type="string" office:string-value="&quot;N545&quot;=&gt;&quot;Payment reduced based on status as an unsuccessful eprescriber per the Electronic Prescribing (eRx) Incentive Program.&quot;," calcext:value-type="string">
            <text:p>"N545"=&gt;"Payment reduced based on status as an unsuccessful eprescriber per the Electronic Prescribing (eRx) Incentive Program.",</text:p>
          </table:table-cell>
        </table:table-row>
        <table:table-row table:style-name="ro8">
          <table:table-cell office:value-type="string" calcext:value-type="string">
            <text:p>N546</text:p>
          </table:table-cell>
          <table:table-cell office:value-type="string" calcext:value-type="string">
            <text:p>Payment represents a previous reduction based on the Electronic Prescribing (eRx) Incentive Program.</text:p>
            <text:p>Start: 07/01/2011</text:p>
          </table:table-cell>
          <table:table-cell table:formula="of:=FIND(&quot;Start&quot;; [.B748]; 1)-2" office:value-type="float" office:value="100" calcext:value-type="float">
            <text:p>100</text:p>
          </table:table-cell>
          <table:table-cell table:formula="of:=CONCATENATE([.$D$1];[.A748];[.$D$1];&quot;=&gt;&quot;;[.$D$1];LEFT([.B748]; [.C748]);[.$D$1];&quot;,&quot;)" office:value-type="string" office:string-value="&quot;N546&quot;=&gt;&quot;Payment represents a previous reduction based on the Electronic Prescribing (eRx) Incentive Program.&quot;," calcext:value-type="string">
            <text:p>"N546"=&gt;"Payment represents a previous reduction based on the Electronic Prescribing (eRx) Incentive Program.",</text:p>
          </table:table-cell>
        </table:table-row>
        <table:table-row table:style-name="ro7">
          <table:table-cell office:value-type="string" calcext:value-type="string">
            <text:p>N547</text:p>
          </table:table-cell>
          <table:table-cell office:value-type="string" calcext:value-type="string">
            <text:p>A refund request (Frequency Type Code 8) was processed previously.</text:p>
            <text:p>Start: 03/06/2012</text:p>
          </table:table-cell>
          <table:table-cell table:formula="of:=FIND(&quot;Start&quot;; [.B749]; 1)-2" office:value-type="float" office:value="66" calcext:value-type="float">
            <text:p>66</text:p>
          </table:table-cell>
          <table:table-cell table:formula="of:=CONCATENATE([.$D$1];[.A749];[.$D$1];&quot;=&gt;&quot;;[.$D$1];LEFT([.B749]; [.C749]);[.$D$1];&quot;,&quot;)" office:value-type="string" office:string-value="&quot;N547&quot;=&gt;&quot;A refund request (Frequency Type Code 8) was processed previously.&quot;," calcext:value-type="string">
            <text:p>"N547"=&gt;"A refund request (Frequency Type Code 8) was processed previously.",</text:p>
          </table:table-cell>
        </table:table-row>
        <table:table-row table:style-name="ro7">
          <table:table-cell office:value-type="string" calcext:value-type="string">
            <text:p>N548</text:p>
          </table:table-cell>
          <table:table-cell office:value-type="string" calcext:value-type="string">
            <text:p>Alert: Patient's calendar year deductible has been met.</text:p>
            <text:p>Start: 03/06/2012</text:p>
          </table:table-cell>
          <table:table-cell table:formula="of:=FIND(&quot;Start&quot;; [.B750]; 1)-2" office:value-type="float" office:value="55" calcext:value-type="float">
            <text:p>55</text:p>
          </table:table-cell>
          <table:table-cell table:formula="of:=CONCATENATE([.$D$1];[.A750];[.$D$1];&quot;=&gt;&quot;;[.$D$1];LEFT([.B750]; [.C750]);[.$D$1];&quot;,&quot;)" office:value-type="string" office:string-value="&quot;N548&quot;=&gt;&quot;Alert: Patient's calendar year deductible has been met.&quot;," calcext:value-type="string">
            <text:p>"N548"=&gt;"Alert: Patient's calendar year deductible has been met.",</text:p>
          </table:table-cell>
        </table:table-row>
        <table:table-row table:style-name="ro7">
          <table:table-cell office:value-type="string" calcext:value-type="string">
            <text:p>N549</text:p>
          </table:table-cell>
          <table:table-cell office:value-type="string" calcext:value-type="string">
            <text:p>Alert: Patient's calendar year out-of-pocket maximum has been met.</text:p>
            <text:p>Start: 03/06/2012</text:p>
          </table:table-cell>
          <table:table-cell table:formula="of:=FIND(&quot;Start&quot;; [.B751]; 1)-2" office:value-type="float" office:value="66" calcext:value-type="float">
            <text:p>66</text:p>
          </table:table-cell>
          <table:table-cell table:formula="of:=CONCATENATE([.$D$1];[.A751];[.$D$1];&quot;=&gt;&quot;;[.$D$1];LEFT([.B751]; [.C751]);[.$D$1];&quot;,&quot;)" office:value-type="string" office:string-value="&quot;N549&quot;=&gt;&quot;Alert: Patient's calendar year out-of-pocket maximum has been met.&quot;," calcext:value-type="string">
            <text:p>"N549"=&gt;"Alert: Patient's calendar year out-of-pocket maximum has been met.",</text:p>
          </table:table-cell>
        </table:table-row>
        <table:table-row table:style-name="ro9">
          <table:table-cell office:value-type="string" calcext:value-type="string">
            <text:p>N550</text:p>
          </table:table-cell>
          <table:table-cell office:value-type="string" calcext:value-type="string">
            <text:p>Alert: You have not responded to requests to revalidate your provider/supplier enrollment information. Your failure to revalidate your enrollment information will result in a payment hold in the near future.</text:p>
            <text:p>Start: 03/06/2012</text:p>
          </table:table-cell>
          <table:table-cell table:formula="of:=FIND(&quot;Start&quot;; [.B752]; 1)-2" office:value-type="float" office:value="207" calcext:value-type="float">
            <text:p>207</text:p>
          </table:table-cell>
          <table:table-cell table:formula="of:=CONCATENATE([.$D$1];[.A752];[.$D$1];&quot;=&gt;&quot;;[.$D$1];LEFT([.B752]; [.C752]);[.$D$1];&quot;,&quot;)" office:value-type="string" office:string-value="&quot;N550&quot;=&gt;&quot;Alert: You have not responded to requests to revalidate your provider/supplier enrollment information. Your failure to revalidate your enrollment information will result in a payment hold in the near future.&quot;," calcext:value-type="string">
            <text:p>"N550"=&gt;"Alert: You have not responded to requests to revalidate your provider/supplier enrollment information. Your failure to revalidate your enrollment information will result in a payment hold in the near future.",</text:p>
          </table:table-cell>
        </table:table-row>
        <table:table-row table:style-name="ro8">
          <table:table-cell office:value-type="string" calcext:value-type="string">
            <text:p>N551</text:p>
          </table:table-cell>
          <table:table-cell office:value-type="string" calcext:value-type="string">
            <text:p>Payment adjusted based on the Ambulatory Surgical Center (ASC) Quality Reporting Program.</text:p>
            <text:p>Start: 03/06/2012</text:p>
          </table:table-cell>
          <table:table-cell table:formula="of:=FIND(&quot;Start&quot;; [.B753]; 1)-2" office:value-type="float" office:value="89" calcext:value-type="float">
            <text:p>89</text:p>
          </table:table-cell>
          <table:table-cell table:formula="of:=CONCATENATE([.$D$1];[.A753];[.$D$1];&quot;=&gt;&quot;;[.$D$1];LEFT([.B753]; [.C753]);[.$D$1];&quot;,&quot;)" office:value-type="string" office:string-value="&quot;N551&quot;=&gt;&quot;Payment adjusted based on the Ambulatory Surgical Center (ASC) Quality Reporting Program.&quot;," calcext:value-type="string">
            <text:p>"N551"=&gt;"Payment adjusted based on the Ambulatory Surgical Center (ASC) Quality Reporting Program.",</text:p>
          </table:table-cell>
        </table:table-row>
        <table:table-row table:style-name="ro7">
          <table:table-cell office:value-type="string" calcext:value-type="string">
            <text:p>N552</text:p>
          </table:table-cell>
          <table:table-cell office:value-type="string" calcext:value-type="string">
            <text:p>Payment adjusted to reverse a previous withhold/bonus amount.</text:p>
            <text:p>Start: 03/06/2012</text:p>
          </table:table-cell>
          <table:table-cell table:formula="of:=FIND(&quot;Start&quot;; [.B754]; 1)-2" office:value-type="float" office:value="61" calcext:value-type="float">
            <text:p>61</text:p>
          </table:table-cell>
          <table:table-cell table:formula="of:=CONCATENATE([.$D$1];[.A754];[.$D$1];&quot;=&gt;&quot;;[.$D$1];LEFT([.B754]; [.C754]);[.$D$1];&quot;,&quot;)" office:value-type="string" office:string-value="&quot;N552&quot;=&gt;&quot;Payment adjusted to reverse a previous withhold/bonus amount.&quot;," calcext:value-type="string">
            <text:p>"N552"=&gt;"Payment adjusted to reverse a previous withhold/bonus amount.",</text:p>
          </table:table-cell>
        </table:table-row>
        <table:table-row table:style-name="ro8">
          <table:table-cell office:value-type="string" calcext:value-type="string">
            <text:p>N554</text:p>
          </table:table-cell>
          <table:table-cell office:value-type="string" calcext:value-type="string">
            <text:p>Missing/Incomplete/Invalid Family Planning Indicator.</text:p>
            <text:p>Start: 07/01/2012 | Last Modified: 03/14/2014</text:p>
            <text:p>Notes: (Modified 3/14/2014)</text:p>
          </table:table-cell>
          <table:table-cell table:formula="of:=FIND(&quot;Start&quot;; [.B755]; 1)-2" office:value-type="float" office:value="53" calcext:value-type="float">
            <text:p>53</text:p>
          </table:table-cell>
          <table:table-cell table:formula="of:=CONCATENATE([.$D$1];[.A755];[.$D$1];&quot;=&gt;&quot;;[.$D$1];LEFT([.B755]; [.C755]);[.$D$1];&quot;,&quot;)" office:value-type="string" office:string-value="&quot;N554&quot;=&gt;&quot;Missing/Incomplete/Invalid Family Planning Indicator.&quot;," calcext:value-type="string">
            <text:p>"N554"=&gt;"Missing/Incomplete/Invalid Family Planning Indicator.",</text:p>
          </table:table-cell>
        </table:table-row>
        <table:table-row table:style-name="ro7">
          <table:table-cell office:value-type="string" calcext:value-type="string">
            <text:p>N555</text:p>
          </table:table-cell>
          <table:table-cell office:value-type="string" calcext:value-type="string">
            <text:p>Missing medication list.</text:p>
            <text:p>Start: 07/01/2012</text:p>
          </table:table-cell>
          <table:table-cell table:formula="of:=FIND(&quot;Start&quot;; [.B756]; 1)-2" office:value-type="float" office:value="24" calcext:value-type="float">
            <text:p>24</text:p>
          </table:table-cell>
          <table:table-cell table:formula="of:=CONCATENATE([.$D$1];[.A756];[.$D$1];&quot;=&gt;&quot;;[.$D$1];LEFT([.B756]; [.C756]);[.$D$1];&quot;,&quot;)" office:value-type="string" office:string-value="&quot;N555&quot;=&gt;&quot;Missing medication list.&quot;," calcext:value-type="string">
            <text:p>"N555"=&gt;"Missing medication list.",</text:p>
          </table:table-cell>
        </table:table-row>
        <table:table-row table:style-name="ro7">
          <table:table-cell office:value-type="string" calcext:value-type="string">
            <text:p>N556</text:p>
          </table:table-cell>
          <table:table-cell office:value-type="string" calcext:value-type="string">
            <text:p>Incomplete/invalid medication list.</text:p>
            <text:p>Start: 07/01/2012</text:p>
          </table:table-cell>
          <table:table-cell table:formula="of:=FIND(&quot;Start&quot;; [.B757]; 1)-2" office:value-type="float" office:value="35" calcext:value-type="float">
            <text:p>35</text:p>
          </table:table-cell>
          <table:table-cell table:formula="of:=CONCATENATE([.$D$1];[.A757];[.$D$1];&quot;=&gt;&quot;;[.$D$1];LEFT([.B757]; [.C757]);[.$D$1];&quot;,&quot;)" office:value-type="string" office:string-value="&quot;N556&quot;=&gt;&quot;Incomplete/invalid medication list.&quot;," calcext:value-type="string">
            <text:p>"N556"=&gt;"Incomplete/invalid medication list.",</text:p>
          </table:table-cell>
        </table:table-row>
        <table:table-row table:style-name="ro8">
          <table:table-cell office:value-type="string" calcext:value-type="string">
            <text:p>N557</text:p>
          </table:table-cell>
          <table:table-cell office:value-type="string" calcext:value-type="string">
            <text:p>This claim/service is not payable under our service area. The claim must be filed to the Payer/Plan in whose service area the specimen was collected.</text:p>
            <text:p>Start: 07/01/2012</text:p>
          </table:table-cell>
          <table:table-cell table:formula="of:=FIND(&quot;Start&quot;; [.B758]; 1)-2" office:value-type="float" office:value="149" calcext:value-type="float">
            <text:p>149</text:p>
          </table:table-cell>
          <table:table-cell table:formula="of:=CONCATENATE([.$D$1];[.A758];[.$D$1];&quot;=&gt;&quot;;[.$D$1];LEFT([.B758]; [.C758]);[.$D$1];&quot;,&quot;)" office:value-type="string" office:string-value="&quot;N557&quot;=&gt;&quot;This claim/service is not payable under our service area. The claim must be filed to the Payer/Plan in whose service area the specimen was collected.&quot;," calcext:value-type="string">
            <text:p>"N557"=&gt;"This claim/service is not payable under our service area. The claim must be filed to the Payer/Plan in whose service area the specimen was collected.",</text:p>
          </table:table-cell>
        </table:table-row>
        <table:table-row table:style-name="ro8">
          <table:table-cell office:value-type="string" calcext:value-type="string">
            <text:p>N558</text:p>
          </table:table-cell>
          <table:table-cell office:value-type="string" calcext:value-type="string">
            <text:p>This claim/service is not payable under our service area. The claim must be filed to the Payer/Plan in whose service area the equipment was received.</text:p>
            <text:p>Start: 07/01/2012</text:p>
          </table:table-cell>
          <table:table-cell table:formula="of:=FIND(&quot;Start&quot;; [.B759]; 1)-2" office:value-type="float" office:value="149" calcext:value-type="float">
            <text:p>149</text:p>
          </table:table-cell>
          <table:table-cell table:formula="of:=CONCATENATE([.$D$1];[.A759];[.$D$1];&quot;=&gt;&quot;;[.$D$1];LEFT([.B759]; [.C759]);[.$D$1];&quot;,&quot;)" office:value-type="string" office:string-value="&quot;N558&quot;=&gt;&quot;This claim/service is not payable under our service area. The claim must be filed to the Payer/Plan in whose service area the equipment was received.&quot;," calcext:value-type="string">
            <text:p>"N558"=&gt;"This claim/service is not payable under our service area. The claim must be filed to the Payer/Plan in whose service area the equipment was received.",</text:p>
          </table:table-cell>
        </table:table-row>
        <table:table-row table:style-name="ro8">
          <table:table-cell office:value-type="string" calcext:value-type="string">
            <text:p>N559</text:p>
          </table:table-cell>
          <table:table-cell office:value-type="string" calcext:value-type="string">
            <text:p>This claim/service is not payable under our service area. The claim must be filed to the Payer/Plan in whose service area the Ordering Physician is located.</text:p>
            <text:p>Start: 07/01/2012</text:p>
          </table:table-cell>
          <table:table-cell table:formula="of:=FIND(&quot;Start&quot;; [.B760]; 1)-2" office:value-type="float" office:value="156" calcext:value-type="float">
            <text:p>156</text:p>
          </table:table-cell>
          <table:table-cell table:formula="of:=CONCATENATE([.$D$1];[.A760];[.$D$1];&quot;=&gt;&quot;;[.$D$1];LEFT([.B760]; [.C760]);[.$D$1];&quot;,&quot;)" office:value-type="string" office:string-value="&quot;N559&quot;=&gt;&quot;This claim/service is not payable under our service area. The claim must be filed to the Payer/Plan in whose service area the Ordering Physician is located.&quot;," calcext:value-type="string">
            <text:p>"N559"=&gt;"This claim/service is not payable under our service area. The claim must be filed to the Payer/Plan in whose service area the Ordering Physician is located.",</text:p>
          </table:table-cell>
        </table:table-row>
        <table:table-row table:style-name="ro8">
          <table:table-cell office:value-type="string" calcext:value-type="string">
            <text:p>N560</text:p>
          </table:table-cell>
          <table:table-cell office:value-type="string" calcext:value-type="string">
            <text:p>The pilot program requires an interim or final claim within 60 days of the Notice of Admission. A claim was not received.</text:p>
            <text:p>Start: 11/01/2012</text:p>
          </table:table-cell>
          <table:table-cell table:formula="of:=FIND(&quot;Start&quot;; [.B761]; 1)-2" office:value-type="float" office:value="121" calcext:value-type="float">
            <text:p>121</text:p>
          </table:table-cell>
          <table:table-cell table:formula="of:=CONCATENATE([.$D$1];[.A761];[.$D$1];&quot;=&gt;&quot;;[.$D$1];LEFT([.B761]; [.C761]);[.$D$1];&quot;,&quot;)" office:value-type="string" office:string-value="&quot;N560&quot;=&gt;&quot;The pilot program requires an interim or final claim within 60 days of the Notice of Admission. A claim was not received.&quot;," calcext:value-type="string">
            <text:p>"N560"=&gt;"The pilot program requires an interim or final claim within 60 days of the Notice of Admission. A claim was not received.",</text:p>
          </table:table-cell>
        </table:table-row>
        <table:table-row table:style-name="ro9">
          <table:table-cell office:value-type="string" calcext:value-type="string">
            <text:p>N561</text:p>
          </table:table-cell>
          <table:table-cell office:value-type="string" calcext:value-type="string">
            <text:p>The bundled claim originally submitted for this episode of care includes related readmissions. You may resubmit the original claim to receive a corrected payment based on this readmission.</text:p>
            <text:p>Start: 11/01/2012</text:p>
          </table:table-cell>
          <table:table-cell table:formula="of:=FIND(&quot;Start&quot;; [.B762]; 1)-2" office:value-type="float" office:value="188" calcext:value-type="float">
            <text:p>188</text:p>
          </table:table-cell>
          <table:table-cell table:formula="of:=CONCATENATE([.$D$1];[.A762];[.$D$1];&quot;=&gt;&quot;;[.$D$1];LEFT([.B762]; [.C762]);[.$D$1];&quot;,&quot;)" office:value-type="string" office:string-value="&quot;N561&quot;=&gt;&quot;The bundled claim originally submitted for this episode of care includes related readmissions. You may resubmit the original claim to receive a corrected payment based on this readmission.&quot;," calcext:value-type="string">
            <text:p>"N561"=&gt;"The bundled claim originally submitted for this episode of care includes related readmissions. You may resubmit the original claim to receive a corrected payment based on this readmission.",</text:p>
          </table:table-cell>
        </table:table-row>
        <table:table-row table:style-name="ro8">
          <table:table-cell office:value-type="string" calcext:value-type="string">
            <text:p>N562</text:p>
          </table:table-cell>
          <table:table-cell office:value-type="string" calcext:value-type="string">
            <text:p>The provider number of your incoming claim does not match the provider number on the processed Notice of Admission (NOA) for this bundled payment.</text:p>
            <text:p>Start: 11/01/2012</text:p>
          </table:table-cell>
          <table:table-cell table:formula="of:=FIND(&quot;Start&quot;; [.B763]; 1)-2" office:value-type="float" office:value="146" calcext:value-type="float">
            <text:p>146</text:p>
          </table:table-cell>
          <table:table-cell table:formula="of:=CONCATENATE([.$D$1];[.A763];[.$D$1];&quot;=&gt;&quot;;[.$D$1];LEFT([.B763]; [.C763]);[.$D$1];&quot;,&quot;)" office:value-type="string" office:string-value="&quot;N562&quot;=&gt;&quot;The provider number of your incoming claim does not match the provider number on the processed Notice of Admission (NOA) for this bundled payment.&quot;," calcext:value-type="string">
            <text:p>"N562"=&gt;"The provider number of your incoming claim does not match the provider number on the processed Notice of Admission (NOA) for this bundled payment.",</text:p>
          </table:table-cell>
        </table:table-row>
        <table:table-row table:style-name="ro9">
          <table:table-cell office:value-type="string" calcext:value-type="string">
            <text:p>N563</text:p>
          </table:table-cell>
          <table:table-cell office:value-type="string" calcext:value-type="string">
            <text:p>Alert: Missing required provider/supplier issuance of advance patient notice of non-coverage. The patient is not liable for payment for this service.</text:p>
            <text:p>Start: 11/01/2012 | Last Modified: 11/01/2015</text:p>
            <text:p>Notes: Related to M39 (Modified 11/1/2015)</text:p>
          </table:table-cell>
          <table:table-cell table:formula="of:=FIND(&quot;Start&quot;; [.B764]; 1)-2" office:value-type="float" office:value="149" calcext:value-type="float">
            <text:p>149</text:p>
          </table:table-cell>
          <table:table-cell table:formula="of:=CONCATENATE([.$D$1];[.A764];[.$D$1];&quot;=&gt;&quot;;[.$D$1];LEFT([.B764]; [.C764]);[.$D$1];&quot;,&quot;)" office:value-type="string" office:string-value="&quot;N563&quot;=&gt;&quot;Alert: Missing required provider/supplier issuance of advance patient notice of non-coverage. The patient is not liable for payment for this service.&quot;," calcext:value-type="string">
            <text:p>"N563"=&gt;"Alert: Missing required provider/supplier issuance of advance patient notice of non-coverage. The patient is not liable for payment for this service.",</text:p>
          </table:table-cell>
        </table:table-row>
        <table:table-row table:style-name="ro7">
          <table:table-cell office:value-type="string" calcext:value-type="string">
            <text:p>N564</text:p>
          </table:table-cell>
          <table:table-cell office:value-type="string" calcext:value-type="string">
            <text:p>Patient did not meet the inclusion criteria for the demonstration project or pilot program.</text:p>
            <text:p>Start: 11/01/2012</text:p>
          </table:table-cell>
          <table:table-cell table:formula="of:=FIND(&quot;Start&quot;; [.B765]; 1)-2" office:value-type="float" office:value="91" calcext:value-type="float">
            <text:p>91</text:p>
          </table:table-cell>
          <table:table-cell table:formula="of:=CONCATENATE([.$D$1];[.A765];[.$D$1];&quot;=&gt;&quot;;[.$D$1];LEFT([.B765]; [.C765]);[.$D$1];&quot;,&quot;)" office:value-type="string" office:string-value="&quot;N564&quot;=&gt;&quot;Patient did not meet the inclusion criteria for the demonstration project or pilot program.&quot;," calcext:value-type="string">
            <text:p>"N564"=&gt;"Patient did not meet the inclusion criteria for the demonstration project or pilot program.",</text:p>
          </table:table-cell>
        </table:table-row>
        <table:table-row table:style-name="ro12">
          <table:table-cell office:value-type="string" calcext:value-type="string">
            <text:p>N565</text:p>
          </table:table-cell>
          <table:table-cell office:value-type="string" calcext:value-type="string">
            <text:p>Alert: This non-payable reporting code requires a modifier. Future claims containing this non-payable reporting code must include an appropriate modifier for the claim to be processed.</text:p>
            <text:p>Start: 11/01/2012 | Last Modified: 03/01/2013</text:p>
            <text:p>Notes: (Modified 3/1/13)</text:p>
          </table:table-cell>
          <table:table-cell table:formula="of:=FIND(&quot;Start&quot;; [.B766]; 1)-2" office:value-type="float" office:value="184" calcext:value-type="float">
            <text:p>184</text:p>
          </table:table-cell>
          <table:table-cell table:formula="of:=CONCATENATE([.$D$1];[.A766];[.$D$1];&quot;=&gt;&quot;;[.$D$1];LEFT([.B766]; [.C766]);[.$D$1];&quot;,&quot;)" office:value-type="string" office:string-value="&quot;N565&quot;=&gt;&quot;Alert: This non-payable reporting code requires a modifier. Future claims containing this non-payable reporting code must include an appropriate modifier for the claim to be processed.&quot;," calcext:value-type="string">
            <text:p>"N565"=&gt;"Alert: This non-payable reporting code requires a modifier. Future claims containing this non-payable reporting code must include an appropriate modifier for the claim to be processed.",</text:p>
          </table:table-cell>
        </table:table-row>
        <table:table-row table:style-name="ro9">
          <table:table-cell office:value-type="string" calcext:value-type="string">
            <text:p>N566</text:p>
          </table:table-cell>
          <table:table-cell office:value-type="string" calcext:value-type="string">
            <text:p>Alert: This procedure code requires functional reporting. Future claims containing this procedure code must include an applicable non-payable code and appropriate modifiers for the claim to be processed.</text:p>
            <text:p>Start: 11/01/2012</text:p>
          </table:table-cell>
          <table:table-cell table:formula="of:=FIND(&quot;Start&quot;; [.B767]; 1)-2" office:value-type="float" office:value="203" calcext:value-type="float">
            <text:p>203</text:p>
          </table:table-cell>
          <table:table-cell table:formula="of:=CONCATENATE([.$D$1];[.A767];[.$D$1];&quot;=&gt;&quot;;[.$D$1];LEFT([.B767]; [.C767]);[.$D$1];&quot;,&quot;)" office:value-type="string" office:string-value="&quot;N566&quot;=&gt;&quot;Alert: This procedure code requires functional reporting. Future claims containing this procedure code must include an applicable non-payable code and appropriate modifiers for the claim to be processed.&quot;," calcext:value-type="string">
            <text:p>"N566"=&gt;"Alert: This procedure code requires functional reporting. Future claims containing this procedure code must include an applicable non-payable code and appropriate modifiers for the claim to be processed.",</text:p>
          </table:table-cell>
        </table:table-row>
        <table:table-row table:style-name="ro7">
          <table:table-cell office:value-type="string" calcext:value-type="string">
            <text:p>N567</text:p>
          </table:table-cell>
          <table:table-cell office:value-type="string" calcext:value-type="string">
            <text:p>Not covered when considered preventative.</text:p>
            <text:p>Start: 03/01/2013</text:p>
          </table:table-cell>
          <table:table-cell table:formula="of:=FIND(&quot;Start&quot;; [.B768]; 1)-2" office:value-type="float" office:value="41" calcext:value-type="float">
            <text:p>41</text:p>
          </table:table-cell>
          <table:table-cell table:formula="of:=CONCATENATE([.$D$1];[.A768];[.$D$1];&quot;=&gt;&quot;;[.$D$1];LEFT([.B768]; [.C768]);[.$D$1];&quot;,&quot;)" office:value-type="string" office:string-value="&quot;N567&quot;=&gt;&quot;Not covered when considered preventative.&quot;," calcext:value-type="string">
            <text:p>"N567"=&gt;"Not covered when considered preventative.",</text:p>
          </table:table-cell>
        </table:table-row>
        <table:table-row table:style-name="ro8">
          <table:table-cell office:value-type="string" calcext:value-type="string">
            <text:p>N568</text:p>
          </table:table-cell>
          <table:table-cell office:value-type="string" calcext:value-type="string">
            <text:p>Alert: Initial payment based on the Notice of Admission (NOA) under the Bundled Payment Model IV initiative.</text:p>
            <text:p>Start: 03/01/2013</text:p>
          </table:table-cell>
          <table:table-cell table:formula="of:=FIND(&quot;Start&quot;; [.B769]; 1)-2" office:value-type="float" office:value="108" calcext:value-type="float">
            <text:p>108</text:p>
          </table:table-cell>
          <table:table-cell table:formula="of:=CONCATENATE([.$D$1];[.A769];[.$D$1];&quot;=&gt;&quot;;[.$D$1];LEFT([.B769]; [.C769]);[.$D$1];&quot;,&quot;)" office:value-type="string" office:string-value="&quot;N568&quot;=&gt;&quot;Alert: Initial payment based on the Notice of Admission (NOA) under the Bundled Payment Model IV initiative.&quot;," calcext:value-type="string">
            <text:p>"N568"=&gt;"Alert: Initial payment based on the Notice of Admission (NOA) under the Bundled Payment Model IV initiative.",</text:p>
          </table:table-cell>
        </table:table-row>
        <table:table-row table:style-name="ro7">
          <table:table-cell office:value-type="string" calcext:value-type="string">
            <text:p>N569</text:p>
          </table:table-cell>
          <table:table-cell office:value-type="string" calcext:value-type="string">
            <text:p>Not covered when performed for the reported diagnosis.</text:p>
            <text:p>Start: 03/01/2013</text:p>
          </table:table-cell>
          <table:table-cell table:formula="of:=FIND(&quot;Start&quot;; [.B770]; 1)-2" office:value-type="float" office:value="54" calcext:value-type="float">
            <text:p>54</text:p>
          </table:table-cell>
          <table:table-cell table:formula="of:=CONCATENATE([.$D$1];[.A770];[.$D$1];&quot;=&gt;&quot;;[.$D$1];LEFT([.B770]; [.C770]);[.$D$1];&quot;,&quot;)" office:value-type="string" office:string-value="&quot;N569&quot;=&gt;&quot;Not covered when performed for the reported diagnosis.&quot;," calcext:value-type="string">
            <text:p>"N569"=&gt;"Not covered when performed for the reported diagnosis.",</text:p>
          </table:table-cell>
        </table:table-row>
        <table:table-row table:style-name="ro8">
          <table:table-cell office:value-type="string" calcext:value-type="string">
            <text:p>N570</text:p>
          </table:table-cell>
          <table:table-cell office:value-type="string" calcext:value-type="string">
            <text:p>Missing/incomplete/invalid credentialing data.</text:p>
            <text:p>Start: 03/01/2013 | Last Modified: 03/14/2014</text:p>
            <text:p>Notes: (Modified 3/14/2014)</text:p>
          </table:table-cell>
          <table:table-cell table:formula="of:=FIND(&quot;Start&quot;; [.B771]; 1)-2" office:value-type="float" office:value="46" calcext:value-type="float">
            <text:p>46</text:p>
          </table:table-cell>
          <table:table-cell table:formula="of:=CONCATENATE([.$D$1];[.A771];[.$D$1];&quot;=&gt;&quot;;[.$D$1];LEFT([.B771]; [.C771]);[.$D$1];&quot;,&quot;)" office:value-type="string" office:string-value="&quot;N570&quot;=&gt;&quot;Missing/incomplete/invalid credentialing data.&quot;," calcext:value-type="string">
            <text:p>"N570"=&gt;"Missing/incomplete/invalid credentialing data.",</text:p>
          </table:table-cell>
        </table:table-row>
        <table:table-row table:style-name="ro7">
          <table:table-cell office:value-type="string" calcext:value-type="string">
            <text:p>N571</text:p>
          </table:table-cell>
          <table:table-cell office:value-type="string" calcext:value-type="string">
            <text:p>Alert: Payment will be issued quarterly by another payer/contractor.</text:p>
            <text:p>Start: 03/01/2013</text:p>
          </table:table-cell>
          <table:table-cell table:formula="of:=FIND(&quot;Start&quot;; [.B772]; 1)-2" office:value-type="float" office:value="68" calcext:value-type="float">
            <text:p>68</text:p>
          </table:table-cell>
          <table:table-cell table:formula="of:=CONCATENATE([.$D$1];[.A772];[.$D$1];&quot;=&gt;&quot;;[.$D$1];LEFT([.B772]; [.C772]);[.$D$1];&quot;,&quot;)" office:value-type="string" office:string-value="&quot;N571&quot;=&gt;&quot;Alert: Payment will be issued quarterly by another payer/contractor.&quot;," calcext:value-type="string">
            <text:p>"N571"=&gt;"Alert: Payment will be issued quarterly by another payer/contractor.",</text:p>
          </table:table-cell>
        </table:table-row>
        <table:table-row table:style-name="ro8">
          <table:table-cell office:value-type="string" calcext:value-type="string">
            <text:p>N572</text:p>
          </table:table-cell>
          <table:table-cell office:value-type="string" calcext:value-type="string">
            <text:p>This procedure is not payable unless appropriate non-payable reporting codes and associated modifiers are submitted.</text:p>
            <text:p>Start: 03/01/2013 | Last Modified: 07/01/2014</text:p>
          </table:table-cell>
          <table:table-cell table:formula="of:=FIND(&quot;Start&quot;; [.B773]; 1)-2" office:value-type="float" office:value="116" calcext:value-type="float">
            <text:p>116</text:p>
          </table:table-cell>
          <table:table-cell table:formula="of:=CONCATENATE([.$D$1];[.A773];[.$D$1];&quot;=&gt;&quot;;[.$D$1];LEFT([.B773]; [.C773]);[.$D$1];&quot;,&quot;)" office:value-type="string" office:string-value="&quot;N572&quot;=&gt;&quot;This procedure is not payable unless appropriate non-payable reporting codes and associated modifiers are submitted.&quot;," calcext:value-type="string">
            <text:p>"N572"=&gt;"This procedure is not payable unless appropriate non-payable reporting codes and associated modifiers are submitted.",</text:p>
          </table:table-cell>
        </table:table-row>
        <table:table-row table:style-name="ro8">
          <table:table-cell office:value-type="string" calcext:value-type="string">
            <text:p>N573</text:p>
          </table:table-cell>
          <table:table-cell office:value-type="string" calcext:value-type="string">
            <text:p>Alert: You have been overpaid and must refund the overpayment. The refund will be requested separately by another payer/contractor.</text:p>
            <text:p>Start: 03/01/2013</text:p>
          </table:table-cell>
          <table:table-cell table:formula="of:=FIND(&quot;Start&quot;; [.B774]; 1)-2" office:value-type="float" office:value="131" calcext:value-type="float">
            <text:p>131</text:p>
          </table:table-cell>
          <table:table-cell table:formula="of:=CONCATENATE([.$D$1];[.A774];[.$D$1];&quot;=&gt;&quot;;[.$D$1];LEFT([.B774]; [.C774]);[.$D$1];&quot;,&quot;)" office:value-type="string" office:string-value="&quot;N573&quot;=&gt;&quot;Alert: You have been overpaid and must refund the overpayment. The refund will be requested separately by another payer/contractor.&quot;," calcext:value-type="string">
            <text:p>"N573"=&gt;"Alert: You have been overpaid and must refund the overpayment. The refund will be requested separately by another payer/contractor.",</text:p>
          </table:table-cell>
        </table:table-row>
        <table:table-row table:style-name="ro9">
          <table:table-cell office:value-type="string" calcext:value-type="string">
            <text:p>N574</text:p>
          </table:table-cell>
          <table:table-cell office:value-type="string" calcext:value-type="string">
            <text:p>Our records indicate the ordering/referring provider is of a type/specialty that cannot order or refer. Please verify that the claim ordering/referring provider information is accurate or contact the ordering/referring provider.</text:p>
            <text:p>Start: 07/15/2013</text:p>
          </table:table-cell>
          <table:table-cell table:formula="of:=FIND(&quot;Start&quot;; [.B775]; 1)-2" office:value-type="float" office:value="228" calcext:value-type="float">
            <text:p>228</text:p>
          </table:table-cell>
          <table:table-cell table:formula="of:=CONCATENATE([.$D$1];[.A775];[.$D$1];&quot;=&gt;&quot;;[.$D$1];LEFT([.B775]; [.C775]);[.$D$1];&quot;,&quot;)" office:value-type="string" office:string-value="&quot;N574&quot;=&gt;&quot;Our records indicate the ordering/referring provider is of a type/specialty that cannot order or refer. Please verify that the claim ordering/referring provider information is accurate or contact the ordering/referring provider.&quot;," calcext:value-type="string">
            <text:p>"N574"=&gt;"Our records indicate the ordering/referring provider is of a type/specialty that cannot order or refer. Please verify that the claim ordering/referring provider information is accurate or contact the ordering/referring provider.",</text:p>
          </table:table-cell>
        </table:table-row>
        <table:table-row table:style-name="ro8">
          <table:table-cell office:value-type="string" calcext:value-type="string">
            <text:p>N575</text:p>
          </table:table-cell>
          <table:table-cell office:value-type="string" calcext:value-type="string">
            <text:p>Mismatch between the submitted ordering/referring provider name and the ordering/referring provider name stored in our records.</text:p>
            <text:p>Start: 07/15/2013</text:p>
          </table:table-cell>
          <table:table-cell table:formula="of:=FIND(&quot;Start&quot;; [.B776]; 1)-2" office:value-type="float" office:value="127" calcext:value-type="float">
            <text:p>127</text:p>
          </table:table-cell>
          <table:table-cell table:formula="of:=CONCATENATE([.$D$1];[.A776];[.$D$1];&quot;=&gt;&quot;;[.$D$1];LEFT([.B776]; [.C776]);[.$D$1];&quot;,&quot;)" office:value-type="string" office:string-value="&quot;N575&quot;=&gt;&quot;Mismatch between the submitted ordering/referring provider name and the ordering/referring provider name stored in our records.&quot;," calcext:value-type="string">
            <text:p>"N575"=&gt;"Mismatch between the submitted ordering/referring provider name and the ordering/referring provider name stored in our records.",</text:p>
          </table:table-cell>
        </table:table-row>
        <table:table-row table:style-name="ro7">
          <table:table-cell office:value-type="string" calcext:value-type="string">
            <text:p>N576</text:p>
          </table:table-cell>
          <table:table-cell office:value-type="string" calcext:value-type="string">
            <text:p>Services not related to the specific incident/claim/accident/loss being reported.</text:p>
            <text:p>Start: 07/15/2013</text:p>
          </table:table-cell>
          <table:table-cell table:formula="of:=FIND(&quot;Start&quot;; [.B777]; 1)-2" office:value-type="float" office:value="81" calcext:value-type="float">
            <text:p>81</text:p>
          </table:table-cell>
          <table:table-cell table:formula="of:=CONCATENATE([.$D$1];[.A777];[.$D$1];&quot;=&gt;&quot;;[.$D$1];LEFT([.B777]; [.C777]);[.$D$1];&quot;,&quot;)" office:value-type="string" office:string-value="&quot;N576&quot;=&gt;&quot;Services not related to the specific incident/claim/accident/loss being reported.&quot;," calcext:value-type="string">
            <text:p>"N576"=&gt;"Services not related to the specific incident/claim/accident/loss being reported.",</text:p>
          </table:table-cell>
        </table:table-row>
        <table:table-row table:style-name="ro7">
          <table:table-cell office:value-type="string" calcext:value-type="string">
            <text:p>N577</text:p>
          </table:table-cell>
          <table:table-cell office:value-type="string" calcext:value-type="string">
            <text:p>Personal Injury Protection (PIP) Coverage.</text:p>
            <text:p>Start: 07/15/2013</text:p>
          </table:table-cell>
          <table:table-cell table:formula="of:=FIND(&quot;Start&quot;; [.B778]; 1)-2" office:value-type="float" office:value="42" calcext:value-type="float">
            <text:p>42</text:p>
          </table:table-cell>
          <table:table-cell table:formula="of:=CONCATENATE([.$D$1];[.A778];[.$D$1];&quot;=&gt;&quot;;[.$D$1];LEFT([.B778]; [.C778]);[.$D$1];&quot;,&quot;)" office:value-type="string" office:string-value="&quot;N577&quot;=&gt;&quot;Personal Injury Protection (PIP) Coverage.&quot;," calcext:value-type="string">
            <text:p>"N577"=&gt;"Personal Injury Protection (PIP) Coverage.",</text:p>
          </table:table-cell>
        </table:table-row>
        <table:table-row table:style-name="ro7">
          <table:table-cell office:value-type="string" calcext:value-type="string">
            <text:p>N578</text:p>
          </table:table-cell>
          <table:table-cell office:value-type="string" calcext:value-type="string">
            <text:p>Coverages do not apply to this loss.</text:p>
            <text:p>Start: 07/15/2013</text:p>
          </table:table-cell>
          <table:table-cell table:formula="of:=FIND(&quot;Start&quot;; [.B779]; 1)-2" office:value-type="float" office:value="36" calcext:value-type="float">
            <text:p>36</text:p>
          </table:table-cell>
          <table:table-cell table:formula="of:=CONCATENATE([.$D$1];[.A779];[.$D$1];&quot;=&gt;&quot;;[.$D$1];LEFT([.B779]; [.C779]);[.$D$1];&quot;,&quot;)" office:value-type="string" office:string-value="&quot;N578&quot;=&gt;&quot;Coverages do not apply to this loss.&quot;," calcext:value-type="string">
            <text:p>"N578"=&gt;"Coverages do not apply to this loss.",</text:p>
          </table:table-cell>
        </table:table-row>
        <table:table-row table:style-name="ro7">
          <table:table-cell office:value-type="string" calcext:value-type="string">
            <text:p>N579</text:p>
          </table:table-cell>
          <table:table-cell office:value-type="string" calcext:value-type="string">
            <text:p>Medical Payments Coverage (MPC).</text:p>
            <text:p>Start: 07/15/2013</text:p>
          </table:table-cell>
          <table:table-cell table:formula="of:=FIND(&quot;Start&quot;; [.B780]; 1)-2" office:value-type="float" office:value="32" calcext:value-type="float">
            <text:p>32</text:p>
          </table:table-cell>
          <table:table-cell table:formula="of:=CONCATENATE([.$D$1];[.A780];[.$D$1];&quot;=&gt;&quot;;[.$D$1];LEFT([.B780]; [.C780]);[.$D$1];&quot;,&quot;)" office:value-type="string" office:string-value="&quot;N579&quot;=&gt;&quot;Medical Payments Coverage (MPC).&quot;," calcext:value-type="string">
            <text:p>"N579"=&gt;"Medical Payments Coverage (MPC).",</text:p>
          </table:table-cell>
        </table:table-row>
        <table:table-row table:style-name="ro7">
          <table:table-cell office:value-type="string" calcext:value-type="string">
            <text:p>N580</text:p>
          </table:table-cell>
          <table:table-cell office:value-type="string" calcext:value-type="string">
            <text:p>Determination based on the provisions of the insurance policy.</text:p>
            <text:p>Start: 07/15/2013</text:p>
          </table:table-cell>
          <table:table-cell table:formula="of:=FIND(&quot;Start&quot;; [.B781]; 1)-2" office:value-type="float" office:value="62" calcext:value-type="float">
            <text:p>62</text:p>
          </table:table-cell>
          <table:table-cell table:formula="of:=CONCATENATE([.$D$1];[.A781];[.$D$1];&quot;=&gt;&quot;;[.$D$1];LEFT([.B781]; [.C781]);[.$D$1];&quot;,&quot;)" office:value-type="string" office:string-value="&quot;N580&quot;=&gt;&quot;Determination based on the provisions of the insurance policy.&quot;," calcext:value-type="string">
            <text:p>"N580"=&gt;"Determination based on the provisions of the insurance policy.",</text:p>
          </table:table-cell>
        </table:table-row>
        <table:table-row table:style-name="ro7">
          <table:table-cell office:value-type="string" calcext:value-type="string">
            <text:p>N581</text:p>
          </table:table-cell>
          <table:table-cell office:value-type="string" calcext:value-type="string">
            <text:p>Investigation of coverage eligibility is pending.</text:p>
            <text:p>Start: 07/15/2013</text:p>
          </table:table-cell>
          <table:table-cell table:formula="of:=FIND(&quot;Start&quot;; [.B782]; 1)-2" office:value-type="float" office:value="49" calcext:value-type="float">
            <text:p>49</text:p>
          </table:table-cell>
          <table:table-cell table:formula="of:=CONCATENATE([.$D$1];[.A782];[.$D$1];&quot;=&gt;&quot;;[.$D$1];LEFT([.B782]; [.C782]);[.$D$1];&quot;,&quot;)" office:value-type="string" office:string-value="&quot;N581&quot;=&gt;&quot;Investigation of coverage eligibility is pending.&quot;," calcext:value-type="string">
            <text:p>"N581"=&gt;"Investigation of coverage eligibility is pending.",</text:p>
          </table:table-cell>
        </table:table-row>
        <table:table-row table:style-name="ro7">
          <table:table-cell office:value-type="string" calcext:value-type="string">
            <text:p>N582</text:p>
          </table:table-cell>
          <table:table-cell office:value-type="string" calcext:value-type="string">
            <text:p>Benefits suspended pending the patient's cooperation.</text:p>
            <text:p>Start: 07/15/2013</text:p>
          </table:table-cell>
          <table:table-cell table:formula="of:=FIND(&quot;Start&quot;; [.B783]; 1)-2" office:value-type="float" office:value="53" calcext:value-type="float">
            <text:p>53</text:p>
          </table:table-cell>
          <table:table-cell table:formula="of:=CONCATENATE([.$D$1];[.A783];[.$D$1];&quot;=&gt;&quot;;[.$D$1];LEFT([.B783]; [.C783]);[.$D$1];&quot;,&quot;)" office:value-type="string" office:string-value="&quot;N582&quot;=&gt;&quot;Benefits suspended pending the patient's cooperation.&quot;," calcext:value-type="string">
            <text:p>"N582"=&gt;"Benefits suspended pending the patient's cooperation.",</text:p>
          </table:table-cell>
        </table:table-row>
        <table:table-row table:style-name="ro8">
          <table:table-cell office:value-type="string" calcext:value-type="string">
            <text:p>N583</text:p>
          </table:table-cell>
          <table:table-cell office:value-type="string" calcext:value-type="string">
            <text:p>Patient was not an occupant of our insured vehicle and therefore, is not an eligible injured person.</text:p>
            <text:p>Start: 07/15/2013</text:p>
          </table:table-cell>
          <table:table-cell table:formula="of:=FIND(&quot;Start&quot;; [.B784]; 1)-2" office:value-type="float" office:value="100" calcext:value-type="float">
            <text:p>100</text:p>
          </table:table-cell>
          <table:table-cell table:formula="of:=CONCATENATE([.$D$1];[.A784];[.$D$1];&quot;=&gt;&quot;;[.$D$1];LEFT([.B784]; [.C784]);[.$D$1];&quot;,&quot;)" office:value-type="string" office:string-value="&quot;N583&quot;=&gt;&quot;Patient was not an occupant of our insured vehicle and therefore, is not an eligible injured person.&quot;," calcext:value-type="string">
            <text:p>"N583"=&gt;"Patient was not an occupant of our insured vehicle and therefore, is not an eligible injured person.",</text:p>
          </table:table-cell>
        </table:table-row>
        <table:table-row table:style-name="ro7">
          <table:table-cell office:value-type="string" calcext:value-type="string">
            <text:p>N584</text:p>
          </table:table-cell>
          <table:table-cell office:value-type="string" calcext:value-type="string">
            <text:p>Not covered based on the insured's noncompliance with policy or statutory conditions.</text:p>
            <text:p>Start: 07/15/2013</text:p>
          </table:table-cell>
          <table:table-cell table:formula="of:=FIND(&quot;Start&quot;; [.B785]; 1)-2" office:value-type="float" office:value="85" calcext:value-type="float">
            <text:p>85</text:p>
          </table:table-cell>
          <table:table-cell table:formula="of:=CONCATENATE([.$D$1];[.A785];[.$D$1];&quot;=&gt;&quot;;[.$D$1];LEFT([.B785]; [.C785]);[.$D$1];&quot;,&quot;)" office:value-type="string" office:string-value="&quot;N584&quot;=&gt;&quot;Not covered based on the insured's noncompliance with policy or statutory conditions.&quot;," calcext:value-type="string">
            <text:p>"N584"=&gt;"Not covered based on the insured's noncompliance with policy or statutory conditions.",</text:p>
          </table:table-cell>
        </table:table-row>
        <table:table-row table:style-name="ro7">
          <table:table-cell office:value-type="string" calcext:value-type="string">
            <text:p>N585</text:p>
          </table:table-cell>
          <table:table-cell office:value-type="string" calcext:value-type="string">
            <text:p>Benefits are no longer available based on a final injury settlement.</text:p>
            <text:p>Start: 07/15/2013</text:p>
          </table:table-cell>
          <table:table-cell table:formula="of:=FIND(&quot;Start&quot;; [.B786]; 1)-2" office:value-type="float" office:value="68" calcext:value-type="float">
            <text:p>68</text:p>
          </table:table-cell>
          <table:table-cell table:formula="of:=CONCATENATE([.$D$1];[.A786];[.$D$1];&quot;=&gt;&quot;;[.$D$1];LEFT([.B786]; [.C786]);[.$D$1];&quot;,&quot;)" office:value-type="string" office:string-value="&quot;N585&quot;=&gt;&quot;Benefits are no longer available based on a final injury settlement.&quot;," calcext:value-type="string">
            <text:p>"N585"=&gt;"Benefits are no longer available based on a final injury settlement.",</text:p>
          </table:table-cell>
        </table:table-row>
        <table:table-row table:style-name="ro7">
          <table:table-cell office:value-type="string" calcext:value-type="string">
            <text:p>N586</text:p>
          </table:table-cell>
          <table:table-cell office:value-type="string" calcext:value-type="string">
            <text:p>The injured party does not qualify for benefits.</text:p>
            <text:p>Start: 07/15/2013</text:p>
          </table:table-cell>
          <table:table-cell table:formula="of:=FIND(&quot;Start&quot;; [.B787]; 1)-2" office:value-type="float" office:value="48" calcext:value-type="float">
            <text:p>48</text:p>
          </table:table-cell>
          <table:table-cell table:formula="of:=CONCATENATE([.$D$1];[.A787];[.$D$1];&quot;=&gt;&quot;;[.$D$1];LEFT([.B787]; [.C787]);[.$D$1];&quot;,&quot;)" office:value-type="string" office:string-value="&quot;N586&quot;=&gt;&quot;The injured party does not qualify for benefits.&quot;," calcext:value-type="string">
            <text:p>"N586"=&gt;"The injured party does not qualify for benefits.",</text:p>
          </table:table-cell>
        </table:table-row>
        <table:table-row table:style-name="ro7">
          <table:table-cell office:value-type="string" calcext:value-type="string">
            <text:p>N587</text:p>
          </table:table-cell>
          <table:table-cell office:value-type="string" calcext:value-type="string">
            <text:p>Policy benefits have been exhausted.</text:p>
            <text:p>Start: 07/15/2013</text:p>
          </table:table-cell>
          <table:table-cell table:formula="of:=FIND(&quot;Start&quot;; [.B788]; 1)-2" office:value-type="float" office:value="36" calcext:value-type="float">
            <text:p>36</text:p>
          </table:table-cell>
          <table:table-cell table:formula="of:=CONCATENATE([.$D$1];[.A788];[.$D$1];&quot;=&gt;&quot;;[.$D$1];LEFT([.B788]; [.C788]);[.$D$1];&quot;,&quot;)" office:value-type="string" office:string-value="&quot;N587&quot;=&gt;&quot;Policy benefits have been exhausted.&quot;," calcext:value-type="string">
            <text:p>"N587"=&gt;"Policy benefits have been exhausted.",</text:p>
          </table:table-cell>
        </table:table-row>
        <table:table-row table:style-name="ro7">
          <table:table-cell office:value-type="string" calcext:value-type="string">
            <text:p>N588</text:p>
          </table:table-cell>
          <table:table-cell office:value-type="string" calcext:value-type="string">
            <text:p>The patient has instructed that medical claims/bills are not to be paid.</text:p>
            <text:p>Start: 07/15/2013</text:p>
          </table:table-cell>
          <table:table-cell table:formula="of:=FIND(&quot;Start&quot;; [.B789]; 1)-2" office:value-type="float" office:value="72" calcext:value-type="float">
            <text:p>72</text:p>
          </table:table-cell>
          <table:table-cell table:formula="of:=CONCATENATE([.$D$1];[.A789];[.$D$1];&quot;=&gt;&quot;;[.$D$1];LEFT([.B789]; [.C789]);[.$D$1];&quot;,&quot;)" office:value-type="string" office:string-value="&quot;N588&quot;=&gt;&quot;The patient has instructed that medical claims/bills are not to be paid.&quot;," calcext:value-type="string">
            <text:p>"N588"=&gt;"The patient has instructed that medical claims/bills are not to be paid.",</text:p>
          </table:table-cell>
        </table:table-row>
        <table:table-row table:style-name="ro9">
          <table:table-cell office:value-type="string" calcext:value-type="string">
            <text:p>N589</text:p>
          </table:table-cell>
          <table:table-cell office:value-type="string" calcext:value-type="string">
            <text:p>Coverage is excluded to any person injured as a result of operating a motor vehicle while in an intoxicated condition or while the ability to operate such a vehicle is impaired by the use of a drug.</text:p>
            <text:p>Start: 07/15/2013</text:p>
          </table:table-cell>
          <table:table-cell table:formula="of:=FIND(&quot;Start&quot;; [.B790]; 1)-2" office:value-type="float" office:value="198" calcext:value-type="float">
            <text:p>198</text:p>
          </table:table-cell>
          <table:table-cell table:formula="of:=CONCATENATE([.$D$1];[.A790];[.$D$1];&quot;=&gt;&quot;;[.$D$1];LEFT([.B790]; [.C790]);[.$D$1];&quot;,&quot;)" office:value-type="string" office:string-value="&quot;N589&quot;=&gt;&quot;Coverage is excluded to any person injured as a result of operating a motor vehicle while in an intoxicated condition or while the ability to operate such a vehicle is impaired by the use of a drug.&quot;," calcext:value-type="string">
            <text:p>"N589"=&gt;"Coverage is excluded to any person injured as a result of operating a motor vehicle while in an intoxicated condition or while the ability to operate such a vehicle is impaired by the use of a drug.",</text:p>
          </table:table-cell>
        </table:table-row>
        <table:table-row table:style-name="ro8">
          <table:table-cell office:value-type="string" calcext:value-type="string">
            <text:p>N590</text:p>
          </table:table-cell>
          <table:table-cell office:value-type="string" calcext:value-type="string">
            <text:p>Missing independent medical exam detailing the cause of injuries sustained and medical necessity of services rendered.</text:p>
            <text:p>Start: 07/15/2013</text:p>
          </table:table-cell>
          <table:table-cell table:formula="of:=FIND(&quot;Start&quot;; [.B791]; 1)-2" office:value-type="float" office:value="118" calcext:value-type="float">
            <text:p>118</text:p>
          </table:table-cell>
          <table:table-cell table:formula="of:=CONCATENATE([.$D$1];[.A791];[.$D$1];&quot;=&gt;&quot;;[.$D$1];LEFT([.B791]; [.C791]);[.$D$1];&quot;,&quot;)" office:value-type="string" office:string-value="&quot;N590&quot;=&gt;&quot;Missing independent medical exam detailing the cause of injuries sustained and medical necessity of services rendered.&quot;," calcext:value-type="string">
            <text:p>"N590"=&gt;"Missing independent medical exam detailing the cause of injuries sustained and medical necessity of services rendered.",</text:p>
          </table:table-cell>
        </table:table-row>
        <table:table-row table:style-name="ro8">
          <table:table-cell office:value-type="string" calcext:value-type="string">
            <text:p>N591</text:p>
          </table:table-cell>
          <table:table-cell office:value-type="string" calcext:value-type="string">
            <text:p>Payment based on an Independent Medical Examination (IME) or Utilization Review (UR).</text:p>
            <text:p>Start: 07/15/2013</text:p>
          </table:table-cell>
          <table:table-cell table:formula="of:=FIND(&quot;Start&quot;; [.B792]; 1)-2" office:value-type="float" office:value="85" calcext:value-type="float">
            <text:p>85</text:p>
          </table:table-cell>
          <table:table-cell table:formula="of:=CONCATENATE([.$D$1];[.A792];[.$D$1];&quot;=&gt;&quot;;[.$D$1];LEFT([.B792]; [.C792]);[.$D$1];&quot;,&quot;)" office:value-type="string" office:string-value="&quot;N591&quot;=&gt;&quot;Payment based on an Independent Medical Examination (IME) or Utilization Review (UR).&quot;," calcext:value-type="string">
            <text:p>"N591"=&gt;"Payment based on an Independent Medical Examination (IME) or Utilization Review (UR).",</text:p>
          </table:table-cell>
        </table:table-row>
        <table:table-row table:style-name="ro8">
          <table:table-cell office:value-type="string" calcext:value-type="string">
            <text:p>N592</text:p>
          </table:table-cell>
          <table:table-cell office:value-type="string" calcext:value-type="string">
            <text:p>Adjusted because this is not the initial prescription or exceeds the amount allowed for the initial prescription.</text:p>
            <text:p>Start: 07/15/2013</text:p>
          </table:table-cell>
          <table:table-cell table:formula="of:=FIND(&quot;Start&quot;; [.B793]; 1)-2" office:value-type="float" office:value="113" calcext:value-type="float">
            <text:p>113</text:p>
          </table:table-cell>
          <table:table-cell table:formula="of:=CONCATENATE([.$D$1];[.A793];[.$D$1];&quot;=&gt;&quot;;[.$D$1];LEFT([.B793]; [.C793]);[.$D$1];&quot;,&quot;)" office:value-type="string" office:string-value="&quot;N592&quot;=&gt;&quot;Adjusted because this is not the initial prescription or exceeds the amount allowed for the initial prescription.&quot;," calcext:value-type="string">
            <text:p>"N592"=&gt;"Adjusted because this is not the initial prescription or exceeds the amount allowed for the initial prescription.",</text:p>
          </table:table-cell>
        </table:table-row>
        <table:table-row table:style-name="ro7">
          <table:table-cell office:value-type="string" calcext:value-type="string">
            <text:p>N593</text:p>
          </table:table-cell>
          <table:table-cell office:value-type="string" calcext:value-type="string">
            <text:p>Not covered based on failure to attend a scheduled Independent Medical Exam (IME).</text:p>
            <text:p>Start: 07/15/2013</text:p>
          </table:table-cell>
          <table:table-cell table:formula="of:=FIND(&quot;Start&quot;; [.B794]; 1)-2" office:value-type="float" office:value="82" calcext:value-type="float">
            <text:p>82</text:p>
          </table:table-cell>
          <table:table-cell table:formula="of:=CONCATENATE([.$D$1];[.A794];[.$D$1];&quot;=&gt;&quot;;[.$D$1];LEFT([.B794]; [.C794]);[.$D$1];&quot;,&quot;)" office:value-type="string" office:string-value="&quot;N593&quot;=&gt;&quot;Not covered based on failure to attend a scheduled Independent Medical Exam (IME).&quot;," calcext:value-type="string">
            <text:p>"N593"=&gt;"Not covered based on failure to attend a scheduled Independent Medical Exam (IME).",</text:p>
          </table:table-cell>
        </table:table-row>
        <table:table-row table:style-name="ro7">
          <table:table-cell office:value-type="string" calcext:value-type="string">
            <text:p>N594</text:p>
          </table:table-cell>
          <table:table-cell office:value-type="string" calcext:value-type="string">
            <text:p>Records reflect the injured party did not complete an Application for Benefits for this loss.</text:p>
            <text:p>Start: 07/15/2013</text:p>
          </table:table-cell>
          <table:table-cell table:formula="of:=FIND(&quot;Start&quot;; [.B795]; 1)-2" office:value-type="float" office:value="93" calcext:value-type="float">
            <text:p>93</text:p>
          </table:table-cell>
          <table:table-cell table:formula="of:=CONCATENATE([.$D$1];[.A795];[.$D$1];&quot;=&gt;&quot;;[.$D$1];LEFT([.B795]; [.C795]);[.$D$1];&quot;,&quot;)" office:value-type="string" office:string-value="&quot;N594&quot;=&gt;&quot;Records reflect the injured party did not complete an Application for Benefits for this loss.&quot;," calcext:value-type="string">
            <text:p>"N594"=&gt;"Records reflect the injured party did not complete an Application for Benefits for this loss.",</text:p>
          </table:table-cell>
        </table:table-row>
        <table:table-row table:style-name="ro7">
          <table:table-cell office:value-type="string" calcext:value-type="string">
            <text:p>N595</text:p>
          </table:table-cell>
          <table:table-cell office:value-type="string" calcext:value-type="string">
            <text:p>Records reflect the injured party did not complete an Assignment of Benefits for this loss.</text:p>
            <text:p>Start: 07/15/2013</text:p>
          </table:table-cell>
          <table:table-cell table:formula="of:=FIND(&quot;Start&quot;; [.B796]; 1)-2" office:value-type="float" office:value="91" calcext:value-type="float">
            <text:p>91</text:p>
          </table:table-cell>
          <table:table-cell table:formula="of:=CONCATENATE([.$D$1];[.A796];[.$D$1];&quot;=&gt;&quot;;[.$D$1];LEFT([.B796]; [.C796]);[.$D$1];&quot;,&quot;)" office:value-type="string" office:string-value="&quot;N595&quot;=&gt;&quot;Records reflect the injured party did not complete an Assignment of Benefits for this loss.&quot;," calcext:value-type="string">
            <text:p>"N595"=&gt;"Records reflect the injured party did not complete an Assignment of Benefits for this loss.",</text:p>
          </table:table-cell>
        </table:table-row>
        <table:table-row table:style-name="ro7">
          <table:table-cell office:value-type="string" calcext:value-type="string">
            <text:p>N596</text:p>
          </table:table-cell>
          <table:table-cell office:value-type="string" calcext:value-type="string">
            <text:p>Records reflect the injured party did not complete a Medical Authorization for this loss.</text:p>
            <text:p>Start: 07/15/2013</text:p>
          </table:table-cell>
          <table:table-cell table:formula="of:=FIND(&quot;Start&quot;; [.B797]; 1)-2" office:value-type="float" office:value="89" calcext:value-type="float">
            <text:p>89</text:p>
          </table:table-cell>
          <table:table-cell table:formula="of:=CONCATENATE([.$D$1];[.A797];[.$D$1];&quot;=&gt;&quot;;[.$D$1];LEFT([.B797]; [.C797]);[.$D$1];&quot;,&quot;)" office:value-type="string" office:string-value="&quot;N596&quot;=&gt;&quot;Records reflect the injured party did not complete a Medical Authorization for this loss.&quot;," calcext:value-type="string">
            <text:p>"N596"=&gt;"Records reflect the injured party did not complete a Medical Authorization for this loss.",</text:p>
          </table:table-cell>
        </table:table-row>
        <table:table-row table:style-name="ro8">
          <table:table-cell office:value-type="string" calcext:value-type="string">
            <text:p>N597</text:p>
          </table:table-cell>
          <table:table-cell office:value-type="string" calcext:value-type="string">
            <text:p>Adjusted based on a medical/dental provider's apportionment of care between related injuries and other unrelated medical/dental conditions/injuries.</text:p>
            <text:p>Start: 07/15/2013 | Last Modified: 11/01/2013</text:p>
          </table:table-cell>
          <table:table-cell table:formula="of:=FIND(&quot;Start&quot;; [.B798]; 1)-2" office:value-type="float" office:value="148" calcext:value-type="float">
            <text:p>148</text:p>
          </table:table-cell>
          <table:table-cell table:formula="of:=CONCATENATE([.$D$1];[.A798];[.$D$1];&quot;=&gt;&quot;;[.$D$1];LEFT([.B798]; [.C798]);[.$D$1];&quot;,&quot;)" office:value-type="string" office:string-value="&quot;N597&quot;=&gt;&quot;Adjusted based on a medical/dental provider's apportionment of care between related injuries and other unrelated medical/dental conditions/injuries.&quot;," calcext:value-type="string">
            <text:p>"N597"=&gt;"Adjusted based on a medical/dental provider's apportionment of care between related injuries and other unrelated medical/dental conditions/injuries.",</text:p>
          </table:table-cell>
        </table:table-row>
        <table:table-row table:style-name="ro7">
          <table:table-cell office:value-type="string" calcext:value-type="string">
            <text:p>N598</text:p>
          </table:table-cell>
          <table:table-cell office:value-type="string" calcext:value-type="string">
            <text:p>Health care policy coverage is primary.</text:p>
            <text:p>Start: 07/15/2013</text:p>
          </table:table-cell>
          <table:table-cell table:formula="of:=FIND(&quot;Start&quot;; [.B799]; 1)-2" office:value-type="float" office:value="39" calcext:value-type="float">
            <text:p>39</text:p>
          </table:table-cell>
          <table:table-cell table:formula="of:=CONCATENATE([.$D$1];[.A799];[.$D$1];&quot;=&gt;&quot;;[.$D$1];LEFT([.B799]; [.C799]);[.$D$1];&quot;,&quot;)" office:value-type="string" office:string-value="&quot;N598&quot;=&gt;&quot;Health care policy coverage is primary.&quot;," calcext:value-type="string">
            <text:p>"N598"=&gt;"Health care policy coverage is primary.",</text:p>
          </table:table-cell>
        </table:table-row>
        <table:table-row table:style-name="ro18">
          <table:table-cell office:value-type="string" calcext:value-type="string">
            <text:p>N599</text:p>
          </table:table-cell>
          <table:table-cell office:value-type="string" calcext:value-type="string">
            <text:p>Our payment for this service is based upon a reasonable amount pursuant to both the terms and conditions of the policy of insurance under which the subject claim is being made as well as the Florida No-Fault Statute, which permits, when determining a reasonable charge for a service, an insurer to consider usual and customary charges and payments accepted by the provider, reimbursement levels in the community and various federal and state fee schedules applicable to automobile and other insurance coverages, and other information relevant to the reasonableness of the reimbursement for the service. The payment for this service is based upon 200% of the Participating Level of Medicare Part B fee schedule for the locale in which the services were rendered.</text:p>
            <text:p>Start: 07/15/2013</text:p>
          </table:table-cell>
          <table:table-cell table:formula="of:=FIND(&quot;Start&quot;; [.B800]; 1)-2" office:value-type="float" office:value="761" calcext:value-type="float">
            <text:p>761</text:p>
          </table:table-cell>
          <table:table-cell table:formula="of:=CONCATENATE([.$D$1];[.A800];[.$D$1];&quot;=&gt;&quot;;[.$D$1];LEFT([.B800]; [.C800]);[.$D$1];&quot;,&quot;)" office:value-type="string" office:string-value="&quot;N599&quot;=&gt;&quot;Our payment for this service is based upon a reasonable amount pursuant to both the terms and conditions of the policy of insurance under which the subject claim is being made as well as the Florida No-Fault Statute, which permits, when determining a reasonable charge for a service, an insurer to consider usual and customary charges and payments accepted by the provider, reimbursement levels in the community and various federal and state fee schedules applicable to automobile and other insurance coverages, and other information relevant to the reasonableness of the reimbursement for the service. The payment for this service is based upon 200% of the Participating Level of Medicare Part B fee schedule for the locale in which the services were rendered.&quot;," calcext:value-type="string">
            <text:p>"N599"=&gt;"Our payment for this service is based upon a reasonable amount pursuant to both the terms and conditions of the policy of insurance under which the subject claim is being made as well as the Florida No-Fault Statute, which permits, when determining a reasonable charge for a service, an insurer to consider usual and customary charges and payments accepted by the provider, reimbursement levels in the community and various federal and state fee schedules applicable to automobile and other insurance coverages, and other information relevant to the reasonableness of the reimbursement for the service. The payment for this service is based upon 200% of the Participating Level of Medicare Part B fee schedule for the locale in which the services were rendered.",</text:p>
          </table:table-cell>
        </table:table-row>
        <table:table-row table:style-name="ro8">
          <table:table-cell office:value-type="string" calcext:value-type="string">
            <text:p>N600</text:p>
          </table:table-cell>
          <table:table-cell office:value-type="string" calcext:value-type="string">
            <text:p>Adjusted based on the applicable fee schedule for the region in which the service was rendered.</text:p>
            <text:p>Start: 07/15/2013</text:p>
          </table:table-cell>
          <table:table-cell table:formula="of:=FIND(&quot;Start&quot;; [.B801]; 1)-2" office:value-type="float" office:value="95" calcext:value-type="float">
            <text:p>95</text:p>
          </table:table-cell>
          <table:table-cell table:formula="of:=CONCATENATE([.$D$1];[.A801];[.$D$1];&quot;=&gt;&quot;;[.$D$1];LEFT([.B801]; [.C801]);[.$D$1];&quot;,&quot;)" office:value-type="string" office:string-value="&quot;N600&quot;=&gt;&quot;Adjusted based on the applicable fee schedule for the region in which the service was rendered.&quot;," calcext:value-type="string">
            <text:p>"N600"=&gt;"Adjusted based on the applicable fee schedule for the region in which the service was rendered.",</text:p>
          </table:table-cell>
        </table:table-row>
        <table:table-row table:style-name="ro9">
          <table:table-cell office:value-type="string" calcext:value-type="string">
            <text:p>N601</text:p>
          </table:table-cell>
          <table:table-cell office:value-type="string" calcext:value-type="string">
            <text:p>In accordance with Hawaii Administrative Rules, Title 16, Chapter 23 Motor Vehicle Insurance Law payment is recommended based on Medicare Resource Based Relative Value Scale System applicable to Hawaii.</text:p>
            <text:p>Start: 07/15/2013</text:p>
          </table:table-cell>
          <table:table-cell table:formula="of:=FIND(&quot;Start&quot;; [.B802]; 1)-2" office:value-type="float" office:value="202" calcext:value-type="float">
            <text:p>202</text:p>
          </table:table-cell>
          <table:table-cell table:formula="of:=CONCATENATE([.$D$1];[.A802];[.$D$1];&quot;=&gt;&quot;;[.$D$1];LEFT([.B802]; [.C802]);[.$D$1];&quot;,&quot;)" office:value-type="string" office:string-value="&quot;N601&quot;=&gt;&quot;In accordance with Hawaii Administrative Rules, Title 16, Chapter 23 Motor Vehicle Insurance Law payment is recommended based on Medicare Resource Based Relative Value Scale System applicable to Hawaii.&quot;," calcext:value-type="string">
            <text:p>"N601"=&gt;"In accordance with Hawaii Administrative Rules, Title 16, Chapter 23 Motor Vehicle Insurance Law payment is recommended based on Medicare Resource Based Relative Value Scale System applicable to Hawaii.",</text:p>
          </table:table-cell>
        </table:table-row>
        <table:table-row table:style-name="ro7">
          <table:table-cell office:value-type="string" calcext:value-type="string">
            <text:p>N602</text:p>
          </table:table-cell>
          <table:table-cell office:value-type="string" calcext:value-type="string">
            <text:p>Adjusted based on the Redbook maximum allowance.</text:p>
            <text:p>Start: 07/15/2013</text:p>
          </table:table-cell>
          <table:table-cell table:formula="of:=FIND(&quot;Start&quot;; [.B803]; 1)-2" office:value-type="float" office:value="48" calcext:value-type="float">
            <text:p>48</text:p>
          </table:table-cell>
          <table:table-cell table:formula="of:=CONCATENATE([.$D$1];[.A803];[.$D$1];&quot;=&gt;&quot;;[.$D$1];LEFT([.B803]; [.C803]);[.$D$1];&quot;,&quot;)" office:value-type="string" office:string-value="&quot;N602&quot;=&gt;&quot;Adjusted based on the Redbook maximum allowance.&quot;," calcext:value-type="string">
            <text:p>"N602"=&gt;"Adjusted based on the Redbook maximum allowance.",</text:p>
          </table:table-cell>
        </table:table-row>
        <table:table-row table:style-name="ro8">
          <table:table-cell office:value-type="string" calcext:value-type="string">
            <text:p>N603</text:p>
          </table:table-cell>
          <table:table-cell office:value-type="string" calcext:value-type="string">
            <text:p>This fee is calculated according to the New Jersey medical fee schedules for Automobile Personal Injury Protection and Motor Bus Medical Expense Insurance Coverage.</text:p>
            <text:p>Start: 07/15/2013</text:p>
          </table:table-cell>
          <table:table-cell table:formula="of:=FIND(&quot;Start&quot;; [.B804]; 1)-2" office:value-type="float" office:value="164" calcext:value-type="float">
            <text:p>164</text:p>
          </table:table-cell>
          <table:table-cell table:formula="of:=CONCATENATE([.$D$1];[.A804];[.$D$1];&quot;=&gt;&quot;;[.$D$1];LEFT([.B804]; [.C804]);[.$D$1];&quot;,&quot;)" office:value-type="string" office:string-value="&quot;N603&quot;=&gt;&quot;This fee is calculated according to the New Jersey medical fee schedules for Automobile Personal Injury Protection and Motor Bus Medical Expense Insurance Coverage.&quot;," calcext:value-type="string">
            <text:p>"N603"=&gt;"This fee is calculated according to the New Jersey medical fee schedules for Automobile Personal Injury Protection and Motor Bus Medical Expense Insurance Coverage.",</text:p>
          </table:table-cell>
        </table:table-row>
        <table:table-row table:style-name="ro9">
          <table:table-cell office:value-type="string" calcext:value-type="string">
            <text:p>N604</text:p>
          </table:table-cell>
          <table:table-cell office:value-type="string" calcext:value-type="string">
            <text:p>In accordance with New York No-Fault Law, Regulation 68, this base fee was calculated according to the New York Workers' Compensation Board Schedule of Medical Fees, pursuant to Regulation 83 and / or Appendix 17-C of 11 NYCRR.</text:p>
            <text:p>Start: 07/15/2013</text:p>
          </table:table-cell>
          <table:table-cell table:formula="of:=FIND(&quot;Start&quot;; [.B805]; 1)-2" office:value-type="float" office:value="227" calcext:value-type="float">
            <text:p>227</text:p>
          </table:table-cell>
          <table:table-cell table:formula="of:=CONCATENATE([.$D$1];[.A805];[.$D$1];&quot;=&gt;&quot;;[.$D$1];LEFT([.B805]; [.C805]);[.$D$1];&quot;,&quot;)" office:value-type="string" office:string-value="&quot;N604&quot;=&gt;&quot;In accordance with New York No-Fault Law, Regulation 68, this base fee was calculated according to the New York Workers' Compensation Board Schedule of Medical Fees, pursuant to Regulation 83 and / or Appendix 17-C of 11 NYCRR.&quot;," calcext:value-type="string">
            <text:p>"N604"=&gt;"In accordance with New York No-Fault Law, Regulation 68, this base fee was calculated according to the New York Workers' Compensation Board Schedule of Medical Fees, pursuant to Regulation 83 and / or Appendix 17-C of 11 NYCRR.",</text:p>
          </table:table-cell>
        </table:table-row>
        <table:table-row table:style-name="ro8">
          <table:table-cell office:value-type="string" calcext:value-type="string">
            <text:p>N605</text:p>
          </table:table-cell>
          <table:table-cell office:value-type="string" calcext:value-type="string">
            <text:p>This fee was calculated based upon New York All Patients Refined Diagnosis Related Groups (APR-DRG), pursuant to Regulation 68.</text:p>
            <text:p>Start: 07/15/2013</text:p>
          </table:table-cell>
          <table:table-cell table:formula="of:=FIND(&quot;Start&quot;; [.B806]; 1)-2" office:value-type="float" office:value="127" calcext:value-type="float">
            <text:p>127</text:p>
          </table:table-cell>
          <table:table-cell table:formula="of:=CONCATENATE([.$D$1];[.A806];[.$D$1];&quot;=&gt;&quot;;[.$D$1];LEFT([.B806]; [.C806]);[.$D$1];&quot;,&quot;)" office:value-type="string" office:string-value="&quot;N605&quot;=&gt;&quot;This fee was calculated based upon New York All Patients Refined Diagnosis Related Groups (APR-DRG), pursuant to Regulation 68.&quot;," calcext:value-type="string">
            <text:p>"N605"=&gt;"This fee was calculated based upon New York All Patients Refined Diagnosis Related Groups (APR-DRG), pursuant to Regulation 68.",</text:p>
          </table:table-cell>
        </table:table-row>
        <table:table-row table:style-name="ro9">
          <table:table-cell office:value-type="string" calcext:value-type="string">
            <text:p>N606</text:p>
          </table:table-cell>
          <table:table-cell office:value-type="string" calcext:value-type="string">
            <text:p>The Oregon allowed amount for this procedure is based upon the Workers Compensation Fee Schedule (OAR 436-009). The allowed amount has been calculated in accordance with Section 4 of ORS 742.524.</text:p>
            <text:p>Start: 07/15/2013</text:p>
          </table:table-cell>
          <table:table-cell table:formula="of:=FIND(&quot;Start&quot;; [.B807]; 1)-2" office:value-type="float" office:value="195" calcext:value-type="float">
            <text:p>195</text:p>
          </table:table-cell>
          <table:table-cell table:formula="of:=CONCATENATE([.$D$1];[.A807];[.$D$1];&quot;=&gt;&quot;;[.$D$1];LEFT([.B807]; [.C807]);[.$D$1];&quot;,&quot;)" office:value-type="string" office:string-value="&quot;N606&quot;=&gt;&quot;The Oregon allowed amount for this procedure is based upon the Workers Compensation Fee Schedule (OAR 436-009). The allowed amount has been calculated in accordance with Section 4 of ORS 742.524.&quot;," calcext:value-type="string">
            <text:p>"N606"=&gt;"The Oregon allowed amount for this procedure is based upon the Workers Compensation Fee Schedule (OAR 436-009). The allowed amount has been calculated in accordance with Section 4 of ORS 742.524.",</text:p>
          </table:table-cell>
        </table:table-row>
        <table:table-row table:style-name="ro7">
          <table:table-cell office:value-type="string" calcext:value-type="string">
            <text:p>N607</text:p>
          </table:table-cell>
          <table:table-cell office:value-type="string" calcext:value-type="string">
            <text:p>Service provided for non-compensable condition(s).</text:p>
            <text:p>Start: 07/15/2013</text:p>
          </table:table-cell>
          <table:table-cell table:formula="of:=FIND(&quot;Start&quot;; [.B808]; 1)-2" office:value-type="float" office:value="50" calcext:value-type="float">
            <text:p>50</text:p>
          </table:table-cell>
          <table:table-cell table:formula="of:=CONCATENATE([.$D$1];[.A808];[.$D$1];&quot;=&gt;&quot;;[.$D$1];LEFT([.B808]; [.C808]);[.$D$1];&quot;,&quot;)" office:value-type="string" office:string-value="&quot;N607&quot;=&gt;&quot;Service provided for non-compensable condition(s).&quot;," calcext:value-type="string">
            <text:p>"N607"=&gt;"Service provided for non-compensable condition(s).",</text:p>
          </table:table-cell>
        </table:table-row>
        <table:table-row table:style-name="ro8">
          <table:table-cell office:value-type="string" calcext:value-type="string">
            <text:p>N608</text:p>
          </table:table-cell>
          <table:table-cell office:value-type="string" calcext:value-type="string">
            <text:p>The fee schedule amount allowed is calculated at 110% of the Medicare Fee Schedule for this region, specialty and type of service. This fee is calculated in compliance with Act 6.</text:p>
            <text:p>Start: 07/15/2013</text:p>
          </table:table-cell>
          <table:table-cell table:formula="of:=FIND(&quot;Start&quot;; [.B809]; 1)-2" office:value-type="float" office:value="179" calcext:value-type="float">
            <text:p>179</text:p>
          </table:table-cell>
          <table:table-cell table:formula="of:=CONCATENATE([.$D$1];[.A809];[.$D$1];&quot;=&gt;&quot;;[.$D$1];LEFT([.B809]; [.C809]);[.$D$1];&quot;,&quot;)" office:value-type="string" office:string-value="&quot;N608&quot;=&gt;&quot;The fee schedule amount allowed is calculated at 110% of the Medicare Fee Schedule for this region, specialty and type of service. This fee is calculated in compliance with Act 6.&quot;," calcext:value-type="string">
            <text:p>"N608"=&gt;"The fee schedule amount allowed is calculated at 110% of the Medicare Fee Schedule for this region, specialty and type of service. This fee is calculated in compliance with Act 6.",</text:p>
          </table:table-cell>
        </table:table-row>
        <table:table-row table:style-name="ro9">
          <table:table-cell office:value-type="string" calcext:value-type="string">
            <text:p>N609</text:p>
          </table:table-cell>
          <table:table-cell office:value-type="string" calcext:value-type="string">
            <text:p>80% of the provider's billed amount is being recommended for payment according to Act 6.</text:p>
            <text:p>Start: 07/15/2013 | Last Modified: 03/14/2014</text:p>
            <text:p>Notes: (Modified 3/14/2014)</text:p>
          </table:table-cell>
          <table:table-cell table:formula="of:=FIND(&quot;Start&quot;; [.B810]; 1)-2" office:value-type="float" office:value="88" calcext:value-type="float">
            <text:p>88</text:p>
          </table:table-cell>
          <table:table-cell table:formula="of:=CONCATENATE([.$D$1];[.A810];[.$D$1];&quot;=&gt;&quot;;[.$D$1];LEFT([.B810]; [.C810]);[.$D$1];&quot;,&quot;)" office:value-type="string" office:string-value="&quot;N609&quot;=&gt;&quot;80% of the provider's billed amount is being recommended for payment according to Act 6.&quot;," calcext:value-type="string">
            <text:p>"N609"=&gt;"80% of the provider's billed amount is being recommended for payment according to Act 6.",</text:p>
          </table:table-cell>
        </table:table-row>
        <table:table-row table:style-name="ro7">
          <table:table-cell office:value-type="string" calcext:value-type="string">
            <text:p>N610</text:p>
          </table:table-cell>
          <table:table-cell office:value-type="string" calcext:value-type="string">
            <text:p>Alert: Payment based on an appropriate level of care.</text:p>
            <text:p>Start: 07/15/2013</text:p>
          </table:table-cell>
          <table:table-cell table:formula="of:=FIND(&quot;Start&quot;; [.B811]; 1)-2" office:value-type="float" office:value="53" calcext:value-type="float">
            <text:p>53</text:p>
          </table:table-cell>
          <table:table-cell table:formula="of:=CONCATENATE([.$D$1];[.A811];[.$D$1];&quot;=&gt;&quot;;[.$D$1];LEFT([.B811]; [.C811]);[.$D$1];&quot;,&quot;)" office:value-type="string" office:string-value="&quot;N610&quot;=&gt;&quot;Alert: Payment based on an appropriate level of care.&quot;," calcext:value-type="string">
            <text:p>"N610"=&gt;"Alert: Payment based on an appropriate level of care.",</text:p>
          </table:table-cell>
        </table:table-row>
        <table:table-row table:style-name="ro7">
          <table:table-cell office:value-type="string" calcext:value-type="string">
            <text:p>N611</text:p>
          </table:table-cell>
          <table:table-cell office:value-type="string" calcext:value-type="string">
            <text:p>Claim in litigation. Contact insurer for more information.</text:p>
            <text:p>Start: 07/15/2013</text:p>
          </table:table-cell>
          <table:table-cell table:formula="of:=FIND(&quot;Start&quot;; [.B812]; 1)-2" office:value-type="float" office:value="58" calcext:value-type="float">
            <text:p>58</text:p>
          </table:table-cell>
          <table:table-cell table:formula="of:=CONCATENATE([.$D$1];[.A812];[.$D$1];&quot;=&gt;&quot;;[.$D$1];LEFT([.B812]; [.C812]);[.$D$1];&quot;,&quot;)" office:value-type="string" office:string-value="&quot;N611&quot;=&gt;&quot;Claim in litigation. Contact insurer for more information.&quot;," calcext:value-type="string">
            <text:p>"N611"=&gt;"Claim in litigation. Contact insurer for more information.",</text:p>
          </table:table-cell>
        </table:table-row>
        <table:table-row table:style-name="ro8">
          <table:table-cell office:value-type="string" calcext:value-type="string">
            <text:p>N612</text:p>
          </table:table-cell>
          <table:table-cell office:value-type="string" calcext:value-type="string">
            <text:p>Medical provider not authorized/certified to provide treatment to injured workers in this jurisdiction.</text:p>
            <text:p>Start: 07/15/2013</text:p>
          </table:table-cell>
          <table:table-cell table:formula="of:=FIND(&quot;Start&quot;; [.B813]; 1)-2" office:value-type="float" office:value="103" calcext:value-type="float">
            <text:p>103</text:p>
          </table:table-cell>
          <table:table-cell table:formula="of:=CONCATENATE([.$D$1];[.A813];[.$D$1];&quot;=&gt;&quot;;[.$D$1];LEFT([.B813]; [.C813]);[.$D$1];&quot;,&quot;)" office:value-type="string" office:string-value="&quot;N612&quot;=&gt;&quot;Medical provider not authorized/certified to provide treatment to injured workers in this jurisdiction.&quot;," calcext:value-type="string">
            <text:p>"N612"=&gt;"Medical provider not authorized/certified to provide treatment to injured workers in this jurisdiction.",</text:p>
          </table:table-cell>
        </table:table-row>
        <table:table-row table:style-name="ro10">
          <table:table-cell office:value-type="string" calcext:value-type="string">
            <text:p>N613</text:p>
          </table:table-cell>
          <table:table-cell office:value-type="string" calcext:value-type="string">
            <text:p>Alert: Although this was paid, you have billed with an ordering provider that needs to update their enrollment record. Please verify that the ordering provider information you submitted on the claim is accurate and if it is, contact the ordering provider instructing them to update their enrollment record. Unless corrected, a claim with this ordering provider will not be paid in the future.</text:p>
            <text:p>Start: 07/15/2013</text:p>
          </table:table-cell>
          <table:table-cell table:formula="of:=FIND(&quot;Start&quot;; [.B814]; 1)-2" office:value-type="float" office:value="392" calcext:value-type="float">
            <text:p>392</text:p>
          </table:table-cell>
          <table:table-cell table:formula="of:=CONCATENATE([.$D$1];[.A814];[.$D$1];&quot;=&gt;&quot;;[.$D$1];LEFT([.B814]; [.C814]);[.$D$1];&quot;,&quot;)" office:value-type="string" office:string-value="&quot;N613&quot;=&gt;&quot;Alert: Although this was paid, you have billed with an ordering provider that needs to update their enrollment record. Please verify that the ordering provider information you submitted on the claim is accurate and if it is, contact the ordering provider instructing them to update their enrollment record. Unless corrected, a claim with this ordering provider will not be paid in the future.&quot;," calcext:value-type="string">
            <text:p>"N613"=&gt;"Alert: Although this was paid, you have billed with an ordering provider that needs to update their enrollment record. Please verify that the ordering provider information you submitted on the claim is accurate and if it is, contact the ordering provider instructing them to update their enrollment record. Unless corrected, a claim with this ordering provider will not be paid in the future.",</text:p>
          </table:table-cell>
        </table:table-row>
        <table:table-row table:style-name="ro8">
          <table:table-cell office:value-type="string" calcext:value-type="string">
            <text:p>N614</text:p>
          </table:table-cell>
          <table:table-cell office:value-type="string" calcext:value-type="string">
            <text:p>Alert: Additional information is included in the 835 Healthcare Policy Identification Segment (loop 2110 Service Payment Information).</text:p>
            <text:p>Start: 07/15/2013</text:p>
          </table:table-cell>
          <table:table-cell table:formula="of:=FIND(&quot;Start&quot;; [.B815]; 1)-2" office:value-type="float" office:value="134" calcext:value-type="float">
            <text:p>134</text:p>
          </table:table-cell>
          <table:table-cell table:formula="of:=CONCATENATE([.$D$1];[.A815];[.$D$1];&quot;=&gt;&quot;;[.$D$1];LEFT([.B815]; [.C815]);[.$D$1];&quot;,&quot;)" office:value-type="string" office:string-value="&quot;N614&quot;=&gt;&quot;Alert: Additional information is included in the 835 Healthcare Policy Identification Segment (loop 2110 Service Payment Information).&quot;," calcext:value-type="string">
            <text:p>"N614"=&gt;"Alert: Additional information is included in the 835 Healthcare Policy Identification Segment (loop 2110 Service Payment Information).",</text:p>
          </table:table-cell>
        </table:table-row>
        <table:table-row table:style-name="ro13">
          <table:table-cell office:value-type="string" calcext:value-type="string">
            <text:p>N615</text:p>
          </table:table-cell>
          <table:table-cell office:value-type="string" calcext:value-type="string">
            <text:p>Alert: This enrollee receiving advance payments of the premium tax credit is in the grace period of three consecutive months for non-payment of premium. Under the Code of Federal Regulations, Title 45, Part 156.270, a Qualified Health Plan issuer must pay all appropriate claims for services rendered to the enrollee during the first month of the grace period and may pend claims for services rendered to the enrollee in the second and third months of the grace period.</text:p>
            <text:p>Start: 07/15/2013</text:p>
          </table:table-cell>
          <table:table-cell table:formula="of:=FIND(&quot;Start&quot;; [.B816]; 1)-2" office:value-type="float" office:value="469" calcext:value-type="float">
            <text:p>469</text:p>
          </table:table-cell>
          <table:table-cell table:formula="of:=CONCATENATE([.$D$1];[.A816];[.$D$1];&quot;=&gt;&quot;;[.$D$1];LEFT([.B816]; [.C816]);[.$D$1];&quot;,&quot;)" office:value-type="string" office:string-value="&quot;N615&quot;=&gt;&quot;Alert: This enrollee receiving advance payments of the premium tax credit is in the grace period of three consecutive months for non-payment of premium. Under the Code of Federal Regulations, Title 45, Part 156.270, a Qualified Health Plan issuer must pay all appropriate claims for services rendered to the enrollee during the first month of the grace period and may pend claims for services rendered to the enrollee in the second and third months of the grace period.&quot;," calcext:value-type="string">
            <text:p>"N615"=&gt;"Alert: This enrollee receiving advance payments of the premium tax credit is in the grace period of three consecutive months for non-payment of premium. Under the Code of Federal Regulations, Title 45, Part 156.270, a Qualified Health Plan issuer must pay all appropriate claims for services rendered to the enrollee during the first month of the grace period and may pend claims for services rendered to the enrollee in the second and third months of the grace period.",</text:p>
          </table:table-cell>
        </table:table-row>
        <table:table-row table:style-name="ro7">
          <table:table-cell office:value-type="string" calcext:value-type="string">
            <text:p>N616</text:p>
          </table:table-cell>
          <table:table-cell office:value-type="string" calcext:value-type="string">
            <text:p>Alert: This enrollee is in the first month of the advance premium tax credit grace period.</text:p>
            <text:p>Start: 07/15/2013</text:p>
          </table:table-cell>
          <table:table-cell table:formula="of:=FIND(&quot;Start&quot;; [.B817]; 1)-2" office:value-type="float" office:value="90" calcext:value-type="float">
            <text:p>90</text:p>
          </table:table-cell>
          <table:table-cell table:formula="of:=CONCATENATE([.$D$1];[.A817];[.$D$1];&quot;=&gt;&quot;;[.$D$1];LEFT([.B817]; [.C817]);[.$D$1];&quot;,&quot;)" office:value-type="string" office:string-value="&quot;N616&quot;=&gt;&quot;Alert: This enrollee is in the first month of the advance premium tax credit grace period.&quot;," calcext:value-type="string">
            <text:p>"N616"=&gt;"Alert: This enrollee is in the first month of the advance premium tax credit grace period.",</text:p>
          </table:table-cell>
        </table:table-row>
        <table:table-row table:style-name="ro8">
          <table:table-cell office:value-type="string" calcext:value-type="string">
            <text:p>N617</text:p>
          </table:table-cell>
          <table:table-cell office:value-type="string" calcext:value-type="string">
            <text:p>This enrollee is in the second or third month of the advance premium tax credit grace period.</text:p>
            <text:p>Start: 07/15/2013</text:p>
          </table:table-cell>
          <table:table-cell table:formula="of:=FIND(&quot;Start&quot;; [.B818]; 1)-2" office:value-type="float" office:value="93" calcext:value-type="float">
            <text:p>93</text:p>
          </table:table-cell>
          <table:table-cell table:formula="of:=CONCATENATE([.$D$1];[.A818];[.$D$1];&quot;=&gt;&quot;;[.$D$1];LEFT([.B818]; [.C818]);[.$D$1];&quot;,&quot;)" office:value-type="string" office:string-value="&quot;N617&quot;=&gt;&quot;This enrollee is in the second or third month of the advance premium tax credit grace period.&quot;," calcext:value-type="string">
            <text:p>"N617"=&gt;"This enrollee is in the second or third month of the advance premium tax credit grace period.",</text:p>
          </table:table-cell>
        </table:table-row>
        <table:table-row table:style-name="ro7">
          <table:table-cell office:value-type="string" calcext:value-type="string">
            <text:p>N618</text:p>
          </table:table-cell>
          <table:table-cell office:value-type="string" calcext:value-type="string">
            <text:p>Alert: This claim will automatically be reprocessed if the enrollee pays their premiums.</text:p>
            <text:p>Start: 07/15/2013</text:p>
          </table:table-cell>
          <table:table-cell table:formula="of:=FIND(&quot;Start&quot;; [.B819]; 1)-2" office:value-type="float" office:value="88" calcext:value-type="float">
            <text:p>88</text:p>
          </table:table-cell>
          <table:table-cell table:formula="of:=CONCATENATE([.$D$1];[.A819];[.$D$1];&quot;=&gt;&quot;;[.$D$1];LEFT([.B819]; [.C819]);[.$D$1];&quot;,&quot;)" office:value-type="string" office:string-value="&quot;N618&quot;=&gt;&quot;Alert: This claim will automatically be reprocessed if the enrollee pays their premiums.&quot;," calcext:value-type="string">
            <text:p>"N618"=&gt;"Alert: This claim will automatically be reprocessed if the enrollee pays their premiums.",</text:p>
          </table:table-cell>
        </table:table-row>
        <table:table-row table:style-name="ro7">
          <table:table-cell office:value-type="string" calcext:value-type="string">
            <text:p>N619</text:p>
          </table:table-cell>
          <table:table-cell office:value-type="string" calcext:value-type="string">
            <text:p>Coverage terminated for non-payment of premium.</text:p>
            <text:p>Start: 07/15/2013</text:p>
          </table:table-cell>
          <table:table-cell table:formula="of:=FIND(&quot;Start&quot;; [.B820]; 1)-2" office:value-type="float" office:value="47" calcext:value-type="float">
            <text:p>47</text:p>
          </table:table-cell>
          <table:table-cell table:formula="of:=CONCATENATE([.$D$1];[.A820];[.$D$1];&quot;=&gt;&quot;;[.$D$1];LEFT([.B820]; [.C820]);[.$D$1];&quot;,&quot;)" office:value-type="string" office:string-value="&quot;N619&quot;=&gt;&quot;Coverage terminated for non-payment of premium.&quot;," calcext:value-type="string">
            <text:p>"N619"=&gt;"Coverage terminated for non-payment of premium.",</text:p>
          </table:table-cell>
        </table:table-row>
        <table:table-row table:style-name="ro7">
          <table:table-cell office:value-type="string" calcext:value-type="string">
            <text:p>N620</text:p>
          </table:table-cell>
          <table:table-cell office:value-type="string" calcext:value-type="string">
            <text:p>Alert: This procedure code is for quality reporting/informational purposes only.</text:p>
            <text:p>Start: 07/15/2013</text:p>
          </table:table-cell>
          <table:table-cell table:formula="of:=FIND(&quot;Start&quot;; [.B821]; 1)-2" office:value-type="float" office:value="80" calcext:value-type="float">
            <text:p>80</text:p>
          </table:table-cell>
          <table:table-cell table:formula="of:=CONCATENATE([.$D$1];[.A821];[.$D$1];&quot;=&gt;&quot;;[.$D$1];LEFT([.B821]; [.C821]);[.$D$1];&quot;,&quot;)" office:value-type="string" office:string-value="&quot;N620&quot;=&gt;&quot;Alert: This procedure code is for quality reporting/informational purposes only.&quot;," calcext:value-type="string">
            <text:p>"N620"=&gt;"Alert: This procedure code is for quality reporting/informational purposes only.",</text:p>
          </table:table-cell>
        </table:table-row>
        <table:table-row table:style-name="ro7">
          <table:table-cell office:value-type="string" calcext:value-type="string">
            <text:p>N621</text:p>
          </table:table-cell>
          <table:table-cell office:value-type="string" calcext:value-type="string">
            <text:p>Charges for Jurisdiction required forms, reports, or chart notes are not payable.</text:p>
            <text:p>Start: 07/15/2013</text:p>
          </table:table-cell>
          <table:table-cell table:formula="of:=FIND(&quot;Start&quot;; [.B822]; 1)-2" office:value-type="float" office:value="81" calcext:value-type="float">
            <text:p>81</text:p>
          </table:table-cell>
          <table:table-cell table:formula="of:=CONCATENATE([.$D$1];[.A822];[.$D$1];&quot;=&gt;&quot;;[.$D$1];LEFT([.B822]; [.C822]);[.$D$1];&quot;,&quot;)" office:value-type="string" office:string-value="&quot;N621&quot;=&gt;&quot;Charges for Jurisdiction required forms, reports, or chart notes are not payable.&quot;," calcext:value-type="string">
            <text:p>"N621"=&gt;"Charges for Jurisdiction required forms, reports, or chart notes are not payable.",</text:p>
          </table:table-cell>
        </table:table-row>
        <table:table-row table:style-name="ro7">
          <table:table-cell office:value-type="string" calcext:value-type="string">
            <text:p>N622</text:p>
          </table:table-cell>
          <table:table-cell office:value-type="string" calcext:value-type="string">
            <text:p>Not covered based on the date of injury/accident.</text:p>
            <text:p>Start: 07/15/2013</text:p>
          </table:table-cell>
          <table:table-cell table:formula="of:=FIND(&quot;Start&quot;; [.B823]; 1)-2" office:value-type="float" office:value="49" calcext:value-type="float">
            <text:p>49</text:p>
          </table:table-cell>
          <table:table-cell table:formula="of:=CONCATENATE([.$D$1];[.A823];[.$D$1];&quot;=&gt;&quot;;[.$D$1];LEFT([.B823]; [.C823]);[.$D$1];&quot;,&quot;)" office:value-type="string" office:string-value="&quot;N622&quot;=&gt;&quot;Not covered based on the date of injury/accident.&quot;," calcext:value-type="string">
            <text:p>"N622"=&gt;"Not covered based on the date of injury/accident.",</text:p>
          </table:table-cell>
        </table:table-row>
        <table:table-row table:style-name="ro8">
          <table:table-cell office:value-type="string" calcext:value-type="string">
            <text:p>N623</text:p>
          </table:table-cell>
          <table:table-cell office:value-type="string" calcext:value-type="string">
            <text:p>Not covered when deemed unscientific/unproven/outmoded/experimental/excessive/inappropriate.</text:p>
            <text:p>Start: 07/15/2013</text:p>
          </table:table-cell>
          <table:table-cell table:formula="of:=FIND(&quot;Start&quot;; [.B824]; 1)-2" office:value-type="float" office:value="92" calcext:value-type="float">
            <text:p>92</text:p>
          </table:table-cell>
          <table:table-cell table:formula="of:=CONCATENATE([.$D$1];[.A824];[.$D$1];&quot;=&gt;&quot;;[.$D$1];LEFT([.B824]; [.C824]);[.$D$1];&quot;,&quot;)" office:value-type="string" office:string-value="&quot;N623&quot;=&gt;&quot;Not covered when deemed unscientific/unproven/outmoded/experimental/excessive/inappropriate.&quot;," calcext:value-type="string">
            <text:p>"N623"=&gt;"Not covered when deemed unscientific/unproven/outmoded/experimental/excessive/inappropriate.",</text:p>
          </table:table-cell>
        </table:table-row>
        <table:table-row table:style-name="ro7">
          <table:table-cell office:value-type="string" calcext:value-type="string">
            <text:p>N624</text:p>
          </table:table-cell>
          <table:table-cell office:value-type="string" calcext:value-type="string">
            <text:p>The associated Workers' Compensation claim has been withdrawn.</text:p>
            <text:p>Start: 07/15/2013</text:p>
          </table:table-cell>
          <table:table-cell table:formula="of:=FIND(&quot;Start&quot;; [.B825]; 1)-2" office:value-type="float" office:value="62" calcext:value-type="float">
            <text:p>62</text:p>
          </table:table-cell>
          <table:table-cell table:formula="of:=CONCATENATE([.$D$1];[.A825];[.$D$1];&quot;=&gt;&quot;;[.$D$1];LEFT([.B825]; [.C825]);[.$D$1];&quot;,&quot;)" office:value-type="string" office:string-value="&quot;N624&quot;=&gt;&quot;The associated Workers' Compensation claim has been withdrawn.&quot;," calcext:value-type="string">
            <text:p>"N624"=&gt;"The associated Workers' Compensation claim has been withdrawn.",</text:p>
          </table:table-cell>
        </table:table-row>
        <table:table-row table:style-name="ro7">
          <table:table-cell office:value-type="string" calcext:value-type="string">
            <text:p>N625</text:p>
          </table:table-cell>
          <table:table-cell office:value-type="string" calcext:value-type="string">
            <text:p>Missing/Incomplete/Invalid Workers' Compensation Claim Number.</text:p>
            <text:p>Start: 07/15/2013</text:p>
          </table:table-cell>
          <table:table-cell table:formula="of:=FIND(&quot;Start&quot;; [.B826]; 1)-2" office:value-type="float" office:value="62" calcext:value-type="float">
            <text:p>62</text:p>
          </table:table-cell>
          <table:table-cell table:formula="of:=CONCATENATE([.$D$1];[.A826];[.$D$1];&quot;=&gt;&quot;;[.$D$1];LEFT([.B826]; [.C826]);[.$D$1];&quot;,&quot;)" office:value-type="string" office:string-value="&quot;N625&quot;=&gt;&quot;Missing/Incomplete/Invalid Workers' Compensation Claim Number.&quot;," calcext:value-type="string">
            <text:p>"N625"=&gt;"Missing/Incomplete/Invalid Workers' Compensation Claim Number.",</text:p>
          </table:table-cell>
        </table:table-row>
        <table:table-row table:style-name="ro7">
          <table:table-cell office:value-type="string" calcext:value-type="string">
            <text:p>N626</text:p>
          </table:table-cell>
          <table:table-cell office:value-type="string" calcext:value-type="string">
            <text:p>New or established patient E/M codes are not payable with chiropractic care codes.</text:p>
            <text:p>Start: 07/15/2013</text:p>
          </table:table-cell>
          <table:table-cell table:formula="of:=FIND(&quot;Start&quot;; [.B827]; 1)-2" office:value-type="float" office:value="82" calcext:value-type="float">
            <text:p>82</text:p>
          </table:table-cell>
          <table:table-cell table:formula="of:=CONCATENATE([.$D$1];[.A827];[.$D$1];&quot;=&gt;&quot;;[.$D$1];LEFT([.B827]; [.C827]);[.$D$1];&quot;,&quot;)" office:value-type="string" office:string-value="&quot;N626&quot;=&gt;&quot;New or established patient E/M codes are not payable with chiropractic care codes.&quot;," calcext:value-type="string">
            <text:p>"N626"=&gt;"New or established patient E/M codes are not payable with chiropractic care codes.",</text:p>
          </table:table-cell>
        </table:table-row>
        <table:table-row table:style-name="ro8">
          <table:table-cell office:value-type="string" calcext:value-type="string">
            <text:p>N628</text:p>
          </table:table-cell>
          <table:table-cell office:value-type="string" calcext:value-type="string">
            <text:p>Out-patient follow up visits on the same date of service as a scheduled test or treatment is disallowed.</text:p>
            <text:p>Start: 07/15/2013</text:p>
          </table:table-cell>
          <table:table-cell table:formula="of:=FIND(&quot;Start&quot;; [.B828]; 1)-2" office:value-type="float" office:value="104" calcext:value-type="float">
            <text:p>104</text:p>
          </table:table-cell>
          <table:table-cell table:formula="of:=CONCATENATE([.$D$1];[.A828];[.$D$1];&quot;=&gt;&quot;;[.$D$1];LEFT([.B828]; [.C828]);[.$D$1];&quot;,&quot;)" office:value-type="string" office:string-value="&quot;N628&quot;=&gt;&quot;Out-patient follow up visits on the same date of service as a scheduled test or treatment is disallowed.&quot;," calcext:value-type="string">
            <text:p>"N628"=&gt;"Out-patient follow up visits on the same date of service as a scheduled test or treatment is disallowed.",</text:p>
          </table:table-cell>
        </table:table-row>
        <table:table-row table:style-name="ro7">
          <table:table-cell office:value-type="string" calcext:value-type="string">
            <text:p>N629</text:p>
          </table:table-cell>
          <table:table-cell office:value-type="string" calcext:value-type="string">
            <text:p>Reviews/documentation/notes/summaries/reports/charts not requested.</text:p>
            <text:p>Start: 07/15/2013</text:p>
          </table:table-cell>
          <table:table-cell table:formula="of:=FIND(&quot;Start&quot;; [.B829]; 1)-2" office:value-type="float" office:value="67" calcext:value-type="float">
            <text:p>67</text:p>
          </table:table-cell>
          <table:table-cell table:formula="of:=CONCATENATE([.$D$1];[.A829];[.$D$1];&quot;=&gt;&quot;;[.$D$1];LEFT([.B829]; [.C829]);[.$D$1];&quot;,&quot;)" office:value-type="string" office:string-value="&quot;N629&quot;=&gt;&quot;Reviews/documentation/notes/summaries/reports/charts not requested.&quot;," calcext:value-type="string">
            <text:p>"N629"=&gt;"Reviews/documentation/notes/summaries/reports/charts not requested.",</text:p>
          </table:table-cell>
        </table:table-row>
        <table:table-row table:style-name="ro7">
          <table:table-cell office:value-type="string" calcext:value-type="string">
            <text:p>N630</text:p>
          </table:table-cell>
          <table:table-cell office:value-type="string" calcext:value-type="string">
            <text:p>Referral not authorized by attending physician.</text:p>
            <text:p>Start: 07/15/2013</text:p>
          </table:table-cell>
          <table:table-cell table:formula="of:=FIND(&quot;Start&quot;; [.B830]; 1)-2" office:value-type="float" office:value="47" calcext:value-type="float">
            <text:p>47</text:p>
          </table:table-cell>
          <table:table-cell table:formula="of:=CONCATENATE([.$D$1];[.A830];[.$D$1];&quot;=&gt;&quot;;[.$D$1];LEFT([.B830]; [.C830]);[.$D$1];&quot;,&quot;)" office:value-type="string" office:string-value="&quot;N630&quot;=&gt;&quot;Referral not authorized by attending physician.&quot;," calcext:value-type="string">
            <text:p>"N630"=&gt;"Referral not authorized by attending physician.",</text:p>
          </table:table-cell>
        </table:table-row>
        <table:table-row table:style-name="ro8">
          <table:table-cell office:value-type="string" calcext:value-type="string">
            <text:p>N631</text:p>
          </table:table-cell>
          <table:table-cell office:value-type="string" calcext:value-type="string">
            <text:p>Medical Fee Schedule does not list this code. An allowance was made for a comparable service.</text:p>
            <text:p>Start: 07/15/2013</text:p>
          </table:table-cell>
          <table:table-cell table:formula="of:=FIND(&quot;Start&quot;; [.B831]; 1)-2" office:value-type="float" office:value="93" calcext:value-type="float">
            <text:p>93</text:p>
          </table:table-cell>
          <table:table-cell table:formula="of:=CONCATENATE([.$D$1];[.A831];[.$D$1];&quot;=&gt;&quot;;[.$D$1];LEFT([.B831]; [.C831]);[.$D$1];&quot;,&quot;)" office:value-type="string" office:string-value="&quot;N631&quot;=&gt;&quot;Medical Fee Schedule does not list this code. An allowance was made for a comparable service.&quot;," calcext:value-type="string">
            <text:p>"N631"=&gt;"Medical Fee Schedule does not list this code. An allowance was made for a comparable service.",</text:p>
          </table:table-cell>
        </table:table-row>
        <table:table-row table:style-name="ro7">
          <table:table-cell office:value-type="string" calcext:value-type="string">
            <text:p>N633</text:p>
          </table:table-cell>
          <table:table-cell office:value-type="string" calcext:value-type="string">
            <text:p>Additional anesthesia time units are not allowed.</text:p>
            <text:p>Start: 07/15/2013</text:p>
          </table:table-cell>
          <table:table-cell table:formula="of:=FIND(&quot;Start&quot;; [.B832]; 1)-2" office:value-type="float" office:value="49" calcext:value-type="float">
            <text:p>49</text:p>
          </table:table-cell>
          <table:table-cell table:formula="of:=CONCATENATE([.$D$1];[.A832];[.$D$1];&quot;=&gt;&quot;;[.$D$1];LEFT([.B832]; [.C832]);[.$D$1];&quot;,&quot;)" office:value-type="string" office:string-value="&quot;N633&quot;=&gt;&quot;Additional anesthesia time units are not allowed.&quot;," calcext:value-type="string">
            <text:p>"N633"=&gt;"Additional anesthesia time units are not allowed.",</text:p>
          </table:table-cell>
        </table:table-row>
        <table:table-row table:style-name="ro7">
          <table:table-cell office:value-type="string" calcext:value-type="string">
            <text:p>N634</text:p>
          </table:table-cell>
          <table:table-cell office:value-type="string" calcext:value-type="string">
            <text:p>The allowance is calculated based on anesthesia time units.</text:p>
            <text:p>Start: 07/15/2013</text:p>
          </table:table-cell>
          <table:table-cell table:formula="of:=FIND(&quot;Start&quot;; [.B833]; 1)-2" office:value-type="float" office:value="59" calcext:value-type="float">
            <text:p>59</text:p>
          </table:table-cell>
          <table:table-cell table:formula="of:=CONCATENATE([.$D$1];[.A833];[.$D$1];&quot;=&gt;&quot;;[.$D$1];LEFT([.B833]; [.C833]);[.$D$1];&quot;,&quot;)" office:value-type="string" office:string-value="&quot;N634&quot;=&gt;&quot;The allowance is calculated based on anesthesia time units.&quot;," calcext:value-type="string">
            <text:p>"N634"=&gt;"The allowance is calculated based on anesthesia time units.",</text:p>
          </table:table-cell>
        </table:table-row>
        <table:table-row table:style-name="ro7">
          <table:table-cell office:value-type="string" calcext:value-type="string">
            <text:p>N635</text:p>
          </table:table-cell>
          <table:table-cell office:value-type="string" calcext:value-type="string">
            <text:p>The Allowance is calculated based on the anesthesia base units plus time.</text:p>
            <text:p>Start: 07/15/2013</text:p>
          </table:table-cell>
          <table:table-cell table:formula="of:=FIND(&quot;Start&quot;; [.B834]; 1)-2" office:value-type="float" office:value="73" calcext:value-type="float">
            <text:p>73</text:p>
          </table:table-cell>
          <table:table-cell table:formula="of:=CONCATENATE([.$D$1];[.A834];[.$D$1];&quot;=&gt;&quot;;[.$D$1];LEFT([.B834]; [.C834]);[.$D$1];&quot;,&quot;)" office:value-type="string" office:string-value="&quot;N635&quot;=&gt;&quot;The Allowance is calculated based on the anesthesia base units plus time.&quot;," calcext:value-type="string">
            <text:p>"N635"=&gt;"The Allowance is calculated based on the anesthesia base units plus time.",</text:p>
          </table:table-cell>
        </table:table-row>
        <table:table-row table:style-name="ro7">
          <table:table-cell office:value-type="string" calcext:value-type="string">
            <text:p>N636</text:p>
          </table:table-cell>
          <table:table-cell office:value-type="string" calcext:value-type="string">
            <text:p>Adjusted because this is reimbursable only once per injury.</text:p>
            <text:p>Start: 07/15/2013</text:p>
          </table:table-cell>
          <table:table-cell table:formula="of:=FIND(&quot;Start&quot;; [.B835]; 1)-2" office:value-type="float" office:value="59" calcext:value-type="float">
            <text:p>59</text:p>
          </table:table-cell>
          <table:table-cell table:formula="of:=CONCATENATE([.$D$1];[.A835];[.$D$1];&quot;=&gt;&quot;;[.$D$1];LEFT([.B835]; [.C835]);[.$D$1];&quot;,&quot;)" office:value-type="string" office:string-value="&quot;N636&quot;=&gt;&quot;Adjusted because this is reimbursable only once per injury.&quot;," calcext:value-type="string">
            <text:p>"N636"=&gt;"Adjusted because this is reimbursable only once per injury.",</text:p>
          </table:table-cell>
        </table:table-row>
        <table:table-row table:style-name="ro7">
          <table:table-cell office:value-type="string" calcext:value-type="string">
            <text:p>N637</text:p>
          </table:table-cell>
          <table:table-cell office:value-type="string" calcext:value-type="string">
            <text:p>Consultations are not allowed once treatment has been rendered by the same provider.</text:p>
            <text:p>Start: 07/15/2013</text:p>
          </table:table-cell>
          <table:table-cell table:formula="of:=FIND(&quot;Start&quot;; [.B836]; 1)-2" office:value-type="float" office:value="84" calcext:value-type="float">
            <text:p>84</text:p>
          </table:table-cell>
          <table:table-cell table:formula="of:=CONCATENATE([.$D$1];[.A836];[.$D$1];&quot;=&gt;&quot;;[.$D$1];LEFT([.B836]; [.C836]);[.$D$1];&quot;,&quot;)" office:value-type="string" office:string-value="&quot;N637&quot;=&gt;&quot;Consultations are not allowed once treatment has been rendered by the same provider.&quot;," calcext:value-type="string">
            <text:p>"N637"=&gt;"Consultations are not allowed once treatment has been rendered by the same provider.",</text:p>
          </table:table-cell>
        </table:table-row>
        <table:table-row table:style-name="ro7">
          <table:table-cell office:value-type="string" calcext:value-type="string">
            <text:p>N638</text:p>
          </table:table-cell>
          <table:table-cell office:value-type="string" calcext:value-type="string">
            <text:p>Reimbursement has been made according to the home health fee schedule.</text:p>
            <text:p>Start: 07/15/2013</text:p>
          </table:table-cell>
          <table:table-cell table:formula="of:=FIND(&quot;Start&quot;; [.B837]; 1)-2" office:value-type="float" office:value="70" calcext:value-type="float">
            <text:p>70</text:p>
          </table:table-cell>
          <table:table-cell table:formula="of:=CONCATENATE([.$D$1];[.A837];[.$D$1];&quot;=&gt;&quot;;[.$D$1];LEFT([.B837]; [.C837]);[.$D$1];&quot;,&quot;)" office:value-type="string" office:string-value="&quot;N638&quot;=&gt;&quot;Reimbursement has been made according to the home health fee schedule.&quot;," calcext:value-type="string">
            <text:p>"N638"=&gt;"Reimbursement has been made according to the home health fee schedule.",</text:p>
          </table:table-cell>
        </table:table-row>
        <table:table-row table:style-name="ro8">
          <table:table-cell office:value-type="string" calcext:value-type="string">
            <text:p>N639</text:p>
          </table:table-cell>
          <table:table-cell office:value-type="string" calcext:value-type="string">
            <text:p>Reimbursement has been made according to the inpatient rehabilitation facilities fee schedule.</text:p>
            <text:p>Start: 07/15/2013</text:p>
          </table:table-cell>
          <table:table-cell table:formula="of:=FIND(&quot;Start&quot;; [.B838]; 1)-2" office:value-type="float" office:value="94" calcext:value-type="float">
            <text:p>94</text:p>
          </table:table-cell>
          <table:table-cell table:formula="of:=CONCATENATE([.$D$1];[.A838];[.$D$1];&quot;=&gt;&quot;;[.$D$1];LEFT([.B838]; [.C838]);[.$D$1];&quot;,&quot;)" office:value-type="string" office:string-value="&quot;N639&quot;=&gt;&quot;Reimbursement has been made according to the inpatient rehabilitation facilities fee schedule.&quot;," calcext:value-type="string">
            <text:p>"N639"=&gt;"Reimbursement has been made according to the inpatient rehabilitation facilities fee schedule.",</text:p>
          </table:table-cell>
        </table:table-row>
        <table:table-row table:style-name="ro7">
          <table:table-cell office:value-type="string" calcext:value-type="string">
            <text:p>N640</text:p>
          </table:table-cell>
          <table:table-cell office:value-type="string" calcext:value-type="string">
            <text:p>Exceeds number/frequency approved/allowed within time period.</text:p>
            <text:p>Start: 07/15/2013</text:p>
          </table:table-cell>
          <table:table-cell table:formula="of:=FIND(&quot;Start&quot;; [.B839]; 1)-2" office:value-type="float" office:value="61" calcext:value-type="float">
            <text:p>61</text:p>
          </table:table-cell>
          <table:table-cell table:formula="of:=CONCATENATE([.$D$1];[.A839];[.$D$1];&quot;=&gt;&quot;;[.$D$1];LEFT([.B839]; [.C839]);[.$D$1];&quot;,&quot;)" office:value-type="string" office:string-value="&quot;N640&quot;=&gt;&quot;Exceeds number/frequency approved/allowed within time period.&quot;," calcext:value-type="string">
            <text:p>"N640"=&gt;"Exceeds number/frequency approved/allowed within time period.",</text:p>
          </table:table-cell>
        </table:table-row>
        <table:table-row table:style-name="ro7">
          <table:table-cell office:value-type="string" calcext:value-type="string">
            <text:p>N641</text:p>
          </table:table-cell>
          <table:table-cell office:value-type="string" calcext:value-type="string">
            <text:p>Reimbursement has been based on the number of body areas rated.</text:p>
            <text:p>Start: 07/15/2013</text:p>
          </table:table-cell>
          <table:table-cell table:formula="of:=FIND(&quot;Start&quot;; [.B840]; 1)-2" office:value-type="float" office:value="63" calcext:value-type="float">
            <text:p>63</text:p>
          </table:table-cell>
          <table:table-cell table:formula="of:=CONCATENATE([.$D$1];[.A840];[.$D$1];&quot;=&gt;&quot;;[.$D$1];LEFT([.B840]; [.C840]);[.$D$1];&quot;,&quot;)" office:value-type="string" office:string-value="&quot;N641&quot;=&gt;&quot;Reimbursement has been based on the number of body areas rated.&quot;," calcext:value-type="string">
            <text:p>"N641"=&gt;"Reimbursement has been based on the number of body areas rated.",</text:p>
          </table:table-cell>
        </table:table-row>
        <table:table-row table:style-name="ro7">
          <table:table-cell office:value-type="string" calcext:value-type="string">
            <text:p>N642</text:p>
          </table:table-cell>
          <table:table-cell office:value-type="string" calcext:value-type="string">
            <text:p>Adjusted when billed as individual tests instead of as a panel.</text:p>
            <text:p>Start: 07/15/2013</text:p>
          </table:table-cell>
          <table:table-cell table:formula="of:=FIND(&quot;Start&quot;; [.B841]; 1)-2" office:value-type="float" office:value="63" calcext:value-type="float">
            <text:p>63</text:p>
          </table:table-cell>
          <table:table-cell table:formula="of:=CONCATENATE([.$D$1];[.A841];[.$D$1];&quot;=&gt;&quot;;[.$D$1];LEFT([.B841]; [.C841]);[.$D$1];&quot;,&quot;)" office:value-type="string" office:string-value="&quot;N642&quot;=&gt;&quot;Adjusted when billed as individual tests instead of as a panel.&quot;," calcext:value-type="string">
            <text:p>"N642"=&gt;"Adjusted when billed as individual tests instead of as a panel.",</text:p>
          </table:table-cell>
        </table:table-row>
        <table:table-row table:style-name="ro8">
          <table:table-cell office:value-type="string" calcext:value-type="string">
            <text:p>N643</text:p>
          </table:table-cell>
          <table:table-cell office:value-type="string" calcext:value-type="string">
            <text:p>The services billed are considered Not Covered or Non-Covered (NC) in the applicable state fee schedule.</text:p>
            <text:p>Start: 07/15/2013</text:p>
          </table:table-cell>
          <table:table-cell table:formula="of:=FIND(&quot;Start&quot;; [.B842]; 1)-2" office:value-type="float" office:value="104" calcext:value-type="float">
            <text:p>104</text:p>
          </table:table-cell>
          <table:table-cell table:formula="of:=CONCATENATE([.$D$1];[.A842];[.$D$1];&quot;=&gt;&quot;;[.$D$1];LEFT([.B842]; [.C842]);[.$D$1];&quot;,&quot;)" office:value-type="string" office:string-value="&quot;N643&quot;=&gt;&quot;The services billed are considered Not Covered or Non-Covered (NC) in the applicable state fee schedule.&quot;," calcext:value-type="string">
            <text:p>"N643"=&gt;"The services billed are considered Not Covered or Non-Covered (NC) in the applicable state fee schedule.",</text:p>
          </table:table-cell>
        </table:table-row>
        <table:table-row table:style-name="ro7">
          <table:table-cell office:value-type="string" calcext:value-type="string">
            <text:p>N644</text:p>
          </table:table-cell>
          <table:table-cell office:value-type="string" calcext:value-type="string">
            <text:p>Reimbursement has been made according to the bilateral procedure rule.</text:p>
            <text:p>Start: 07/15/2013</text:p>
          </table:table-cell>
          <table:table-cell table:formula="of:=FIND(&quot;Start&quot;; [.B843]; 1)-2" office:value-type="float" office:value="70" calcext:value-type="float">
            <text:p>70</text:p>
          </table:table-cell>
          <table:table-cell table:formula="of:=CONCATENATE([.$D$1];[.A843];[.$D$1];&quot;=&gt;&quot;;[.$D$1];LEFT([.B843]; [.C843]);[.$D$1];&quot;,&quot;)" office:value-type="string" office:string-value="&quot;N644&quot;=&gt;&quot;Reimbursement has been made according to the bilateral procedure rule.&quot;," calcext:value-type="string">
            <text:p>"N644"=&gt;"Reimbursement has been made according to the bilateral procedure rule.",</text:p>
          </table:table-cell>
        </table:table-row>
        <table:table-row table:style-name="ro8">
          <table:table-cell office:value-type="string" calcext:value-type="string">
            <text:p>N645</text:p>
          </table:table-cell>
          <table:table-cell office:value-type="string" calcext:value-type="string">
            <text:p>Mark-up allowance.</text:p>
            <text:p>Start: 07/15/2013 | Last Modified: 03/14/2014</text:p>
            <text:p>Notes: (Modified 3/14/2014)</text:p>
          </table:table-cell>
          <table:table-cell table:formula="of:=FIND(&quot;Start&quot;; [.B844]; 1)-2" office:value-type="float" office:value="18" calcext:value-type="float">
            <text:p>18</text:p>
          </table:table-cell>
          <table:table-cell table:formula="of:=CONCATENATE([.$D$1];[.A844];[.$D$1];&quot;=&gt;&quot;;[.$D$1];LEFT([.B844]; [.C844]);[.$D$1];&quot;,&quot;)" office:value-type="string" office:string-value="&quot;N645&quot;=&gt;&quot;Mark-up allowance.&quot;," calcext:value-type="string">
            <text:p>"N645"=&gt;"Mark-up allowance.",</text:p>
          </table:table-cell>
        </table:table-row>
        <table:table-row table:style-name="ro7">
          <table:table-cell office:value-type="string" calcext:value-type="string">
            <text:p>N646</text:p>
          </table:table-cell>
          <table:table-cell office:value-type="string" calcext:value-type="string">
            <text:p>Reimbursement has been adjusted based on the guidelines for an assistant.</text:p>
            <text:p>Start: 07/15/2013</text:p>
          </table:table-cell>
          <table:table-cell table:formula="of:=FIND(&quot;Start&quot;; [.B845]; 1)-2" office:value-type="float" office:value="73" calcext:value-type="float">
            <text:p>73</text:p>
          </table:table-cell>
          <table:table-cell table:formula="of:=CONCATENATE([.$D$1];[.A845];[.$D$1];&quot;=&gt;&quot;;[.$D$1];LEFT([.B845]; [.C845]);[.$D$1];&quot;,&quot;)" office:value-type="string" office:string-value="&quot;N646&quot;=&gt;&quot;Reimbursement has been adjusted based on the guidelines for an assistant.&quot;," calcext:value-type="string">
            <text:p>"N646"=&gt;"Reimbursement has been adjusted based on the guidelines for an assistant.",</text:p>
          </table:table-cell>
        </table:table-row>
        <table:table-row table:style-name="ro7">
          <table:table-cell office:value-type="string" calcext:value-type="string">
            <text:p>N647</text:p>
          </table:table-cell>
          <table:table-cell office:value-type="string" calcext:value-type="string">
            <text:p>Adjusted based on diagnosis-related group (DRG).</text:p>
            <text:p>Start: 07/15/2013</text:p>
          </table:table-cell>
          <table:table-cell table:formula="of:=FIND(&quot;Start&quot;; [.B846]; 1)-2" office:value-type="float" office:value="48" calcext:value-type="float">
            <text:p>48</text:p>
          </table:table-cell>
          <table:table-cell table:formula="of:=CONCATENATE([.$D$1];[.A846];[.$D$1];&quot;=&gt;&quot;;[.$D$1];LEFT([.B846]; [.C846]);[.$D$1];&quot;,&quot;)" office:value-type="string" office:string-value="&quot;N647&quot;=&gt;&quot;Adjusted based on diagnosis-related group (DRG).&quot;," calcext:value-type="string">
            <text:p>"N647"=&gt;"Adjusted based on diagnosis-related group (DRG).",</text:p>
          </table:table-cell>
        </table:table-row>
        <table:table-row table:style-name="ro7">
          <table:table-cell office:value-type="string" calcext:value-type="string">
            <text:p>N648</text:p>
          </table:table-cell>
          <table:table-cell office:value-type="string" calcext:value-type="string">
            <text:p>Adjusted based on Stop Loss.</text:p>
            <text:p>Start: 07/15/2013</text:p>
          </table:table-cell>
          <table:table-cell table:formula="of:=FIND(&quot;Start&quot;; [.B847]; 1)-2" office:value-type="float" office:value="28" calcext:value-type="float">
            <text:p>28</text:p>
          </table:table-cell>
          <table:table-cell table:formula="of:=CONCATENATE([.$D$1];[.A847];[.$D$1];&quot;=&gt;&quot;;[.$D$1];LEFT([.B847]; [.C847]);[.$D$1];&quot;,&quot;)" office:value-type="string" office:string-value="&quot;N648&quot;=&gt;&quot;Adjusted based on Stop Loss.&quot;," calcext:value-type="string">
            <text:p>"N648"=&gt;"Adjusted based on Stop Loss.",</text:p>
          </table:table-cell>
        </table:table-row>
        <table:table-row table:style-name="ro7">
          <table:table-cell office:value-type="string" calcext:value-type="string">
            <text:p>N649</text:p>
          </table:table-cell>
          <table:table-cell office:value-type="string" calcext:value-type="string">
            <text:p>Payment based on invoice.</text:p>
            <text:p>Start: 07/15/2013</text:p>
          </table:table-cell>
          <table:table-cell table:formula="of:=FIND(&quot;Start&quot;; [.B848]; 1)-2" office:value-type="float" office:value="25" calcext:value-type="float">
            <text:p>25</text:p>
          </table:table-cell>
          <table:table-cell table:formula="of:=CONCATENATE([.$D$1];[.A848];[.$D$1];&quot;=&gt;&quot;;[.$D$1];LEFT([.B848]; [.C848]);[.$D$1];&quot;,&quot;)" office:value-type="string" office:string-value="&quot;N649&quot;=&gt;&quot;Payment based on invoice.&quot;," calcext:value-type="string">
            <text:p>"N649"=&gt;"Payment based on invoice.",</text:p>
          </table:table-cell>
        </table:table-row>
        <table:table-row table:style-name="ro7">
          <table:table-cell office:value-type="string" calcext:value-type="string">
            <text:p>N650</text:p>
          </table:table-cell>
          <table:table-cell office:value-type="string" calcext:value-type="string">
            <text:p>This policy was not in effect for this date of loss. No coverage is available.</text:p>
            <text:p>Start: 07/15/2013</text:p>
          </table:table-cell>
          <table:table-cell table:formula="of:=FIND(&quot;Start&quot;; [.B849]; 1)-2" office:value-type="float" office:value="78" calcext:value-type="float">
            <text:p>78</text:p>
          </table:table-cell>
          <table:table-cell table:formula="of:=CONCATENATE([.$D$1];[.A849];[.$D$1];&quot;=&gt;&quot;;[.$D$1];LEFT([.B849]; [.C849]);[.$D$1];&quot;,&quot;)" office:value-type="string" office:string-value="&quot;N650&quot;=&gt;&quot;This policy was not in effect for this date of loss. No coverage is available.&quot;," calcext:value-type="string">
            <text:p>"N650"=&gt;"This policy was not in effect for this date of loss. No coverage is available.",</text:p>
          </table:table-cell>
        </table:table-row>
        <table:table-row table:style-name="ro8">
          <table:table-cell office:value-type="string" calcext:value-type="string">
            <text:p>N651</text:p>
          </table:table-cell>
          <table:table-cell office:value-type="string" calcext:value-type="string">
            <text:p>No Personal Injury Protection/Medical Payments Coverage on the policy at the time of the loss.</text:p>
            <text:p>Start: 07/15/2013</text:p>
          </table:table-cell>
          <table:table-cell table:formula="of:=FIND(&quot;Start&quot;; [.B850]; 1)-2" office:value-type="float" office:value="94" calcext:value-type="float">
            <text:p>94</text:p>
          </table:table-cell>
          <table:table-cell table:formula="of:=CONCATENATE([.$D$1];[.A850];[.$D$1];&quot;=&gt;&quot;;[.$D$1];LEFT([.B850]; [.C850]);[.$D$1];&quot;,&quot;)" office:value-type="string" office:string-value="&quot;N651&quot;=&gt;&quot;No Personal Injury Protection/Medical Payments Coverage on the policy at the time of the loss.&quot;," calcext:value-type="string">
            <text:p>"N651"=&gt;"No Personal Injury Protection/Medical Payments Coverage on the policy at the time of the loss.",</text:p>
          </table:table-cell>
        </table:table-row>
        <table:table-row table:style-name="ro7">
          <table:table-cell office:value-type="string" calcext:value-type="string">
            <text:p>N652</text:p>
          </table:table-cell>
          <table:table-cell office:value-type="string" calcext:value-type="string">
            <text:p>The date of service is before the date of loss.</text:p>
            <text:p>Start: 07/15/2013</text:p>
          </table:table-cell>
          <table:table-cell table:formula="of:=FIND(&quot;Start&quot;; [.B851]; 1)-2" office:value-type="float" office:value="47" calcext:value-type="float">
            <text:p>47</text:p>
          </table:table-cell>
          <table:table-cell table:formula="of:=CONCATENATE([.$D$1];[.A851];[.$D$1];&quot;=&gt;&quot;;[.$D$1];LEFT([.B851]; [.C851]);[.$D$1];&quot;,&quot;)" office:value-type="string" office:string-value="&quot;N652&quot;=&gt;&quot;The date of service is before the date of loss.&quot;," calcext:value-type="string">
            <text:p>"N652"=&gt;"The date of service is before the date of loss.",</text:p>
          </table:table-cell>
        </table:table-row>
        <table:table-row table:style-name="ro7">
          <table:table-cell office:value-type="string" calcext:value-type="string">
            <text:p>N653</text:p>
          </table:table-cell>
          <table:table-cell office:value-type="string" calcext:value-type="string">
            <text:p>The date of injury does not match the reported date of loss.</text:p>
            <text:p>Start: 07/15/2013</text:p>
          </table:table-cell>
          <table:table-cell table:formula="of:=FIND(&quot;Start&quot;; [.B852]; 1)-2" office:value-type="float" office:value="60" calcext:value-type="float">
            <text:p>60</text:p>
          </table:table-cell>
          <table:table-cell table:formula="of:=CONCATENATE([.$D$1];[.A852];[.$D$1];&quot;=&gt;&quot;;[.$D$1];LEFT([.B852]; [.C852]);[.$D$1];&quot;,&quot;)" office:value-type="string" office:string-value="&quot;N653&quot;=&gt;&quot;The date of injury does not match the reported date of loss.&quot;," calcext:value-type="string">
            <text:p>"N653"=&gt;"The date of injury does not match the reported date of loss.",</text:p>
          </table:table-cell>
        </table:table-row>
        <table:table-row table:style-name="ro7">
          <table:table-cell office:value-type="string" calcext:value-type="string">
            <text:p>N654</text:p>
          </table:table-cell>
          <table:table-cell office:value-type="string" calcext:value-type="string">
            <text:p>Adjusted based on achievement of maximum medical improvement (MMI).</text:p>
            <text:p>Start: 07/15/2013</text:p>
          </table:table-cell>
          <table:table-cell table:formula="of:=FIND(&quot;Start&quot;; [.B853]; 1)-2" office:value-type="float" office:value="67" calcext:value-type="float">
            <text:p>67</text:p>
          </table:table-cell>
          <table:table-cell table:formula="of:=CONCATENATE([.$D$1];[.A853];[.$D$1];&quot;=&gt;&quot;;[.$D$1];LEFT([.B853]; [.C853]);[.$D$1];&quot;,&quot;)" office:value-type="string" office:string-value="&quot;N654&quot;=&gt;&quot;Adjusted based on achievement of maximum medical improvement (MMI).&quot;," calcext:value-type="string">
            <text:p>"N654"=&gt;"Adjusted based on achievement of maximum medical improvement (MMI).",</text:p>
          </table:table-cell>
        </table:table-row>
        <table:table-row table:style-name="ro7">
          <table:table-cell office:value-type="string" calcext:value-type="string">
            <text:p>N655</text:p>
          </table:table-cell>
          <table:table-cell office:value-type="string" calcext:value-type="string">
            <text:p>Payment based on provider's geographic region.</text:p>
            <text:p>Start: 07/15/2013</text:p>
          </table:table-cell>
          <table:table-cell table:formula="of:=FIND(&quot;Start&quot;; [.B854]; 1)-2" office:value-type="float" office:value="46" calcext:value-type="float">
            <text:p>46</text:p>
          </table:table-cell>
          <table:table-cell table:formula="of:=CONCATENATE([.$D$1];[.A854];[.$D$1];&quot;=&gt;&quot;;[.$D$1];LEFT([.B854]; [.C854]);[.$D$1];&quot;,&quot;)" office:value-type="string" office:string-value="&quot;N655&quot;=&gt;&quot;Payment based on provider's geographic region.&quot;," calcext:value-type="string">
            <text:p>"N655"=&gt;"Payment based on provider's geographic region.",</text:p>
          </table:table-cell>
        </table:table-row>
        <table:table-row table:style-name="ro8">
          <table:table-cell office:value-type="string" calcext:value-type="string">
            <text:p>N656</text:p>
          </table:table-cell>
          <table:table-cell office:value-type="string" calcext:value-type="string">
            <text:p>An interest payment is being made because benefits are being paid outside the statutory requirement.</text:p>
            <text:p>Start: 07/15/2013</text:p>
          </table:table-cell>
          <table:table-cell table:formula="of:=FIND(&quot;Start&quot;; [.B855]; 1)-2" office:value-type="float" office:value="100" calcext:value-type="float">
            <text:p>100</text:p>
          </table:table-cell>
          <table:table-cell table:formula="of:=CONCATENATE([.$D$1];[.A855];[.$D$1];&quot;=&gt;&quot;;[.$D$1];LEFT([.B855]; [.C855]);[.$D$1];&quot;,&quot;)" office:value-type="string" office:string-value="&quot;N656&quot;=&gt;&quot;An interest payment is being made because benefits are being paid outside the statutory requirement.&quot;," calcext:value-type="string">
            <text:p>"N656"=&gt;"An interest payment is being made because benefits are being paid outside the statutory requirement.",</text:p>
          </table:table-cell>
        </table:table-row>
        <table:table-row table:style-name="ro7">
          <table:table-cell office:value-type="string" calcext:value-type="string">
            <text:p>N657</text:p>
          </table:table-cell>
          <table:table-cell office:value-type="string" calcext:value-type="string">
            <text:p>This should be billed with the appropriate code for these services.</text:p>
            <text:p>Start: 07/15/2013</text:p>
          </table:table-cell>
          <table:table-cell table:formula="of:=FIND(&quot;Start&quot;; [.B856]; 1)-2" office:value-type="float" office:value="67" calcext:value-type="float">
            <text:p>67</text:p>
          </table:table-cell>
          <table:table-cell table:formula="of:=CONCATENATE([.$D$1];[.A856];[.$D$1];&quot;=&gt;&quot;;[.$D$1];LEFT([.B856]; [.C856]);[.$D$1];&quot;,&quot;)" office:value-type="string" office:string-value="&quot;N657&quot;=&gt;&quot;This should be billed with the appropriate code for these services.&quot;," calcext:value-type="string">
            <text:p>"N657"=&gt;"This should be billed with the appropriate code for these services.",</text:p>
          </table:table-cell>
        </table:table-row>
        <table:table-row table:style-name="ro7">
          <table:table-cell office:value-type="string" calcext:value-type="string">
            <text:p>N658</text:p>
          </table:table-cell>
          <table:table-cell office:value-type="string" calcext:value-type="string">
            <text:p>The billed service(s) are not considered medical expenses.</text:p>
            <text:p>Start: 07/15/2013</text:p>
          </table:table-cell>
          <table:table-cell table:formula="of:=FIND(&quot;Start&quot;; [.B857]; 1)-2" office:value-type="float" office:value="58" calcext:value-type="float">
            <text:p>58</text:p>
          </table:table-cell>
          <table:table-cell table:formula="of:=CONCATENATE([.$D$1];[.A857];[.$D$1];&quot;=&gt;&quot;;[.$D$1];LEFT([.B857]; [.C857]);[.$D$1];&quot;,&quot;)" office:value-type="string" office:string-value="&quot;N658&quot;=&gt;&quot;The billed service(s) are not considered medical expenses.&quot;," calcext:value-type="string">
            <text:p>"N658"=&gt;"The billed service(s) are not considered medical expenses.",</text:p>
          </table:table-cell>
        </table:table-row>
        <table:table-row table:style-name="ro7">
          <table:table-cell office:value-type="string" calcext:value-type="string">
            <text:p>N659</text:p>
          </table:table-cell>
          <table:table-cell office:value-type="string" calcext:value-type="string">
            <text:p>This item is exempt from sales tax.</text:p>
            <text:p>Start: 07/15/2013</text:p>
          </table:table-cell>
          <table:table-cell table:formula="of:=FIND(&quot;Start&quot;; [.B858]; 1)-2" office:value-type="float" office:value="35" calcext:value-type="float">
            <text:p>35</text:p>
          </table:table-cell>
          <table:table-cell table:formula="of:=CONCATENATE([.$D$1];[.A858];[.$D$1];&quot;=&gt;&quot;;[.$D$1];LEFT([.B858]; [.C858]);[.$D$1];&quot;,&quot;)" office:value-type="string" office:string-value="&quot;N659&quot;=&gt;&quot;This item is exempt from sales tax.&quot;," calcext:value-type="string">
            <text:p>"N659"=&gt;"This item is exempt from sales tax.",</text:p>
          </table:table-cell>
        </table:table-row>
        <table:table-row table:style-name="ro7">
          <table:table-cell office:value-type="string" calcext:value-type="string">
            <text:p>N660</text:p>
          </table:table-cell>
          <table:table-cell office:value-type="string" calcext:value-type="string">
            <text:p>Sales tax has been included in the reimbursement.</text:p>
            <text:p>Start: 07/15/2013</text:p>
          </table:table-cell>
          <table:table-cell table:formula="of:=FIND(&quot;Start&quot;; [.B859]; 1)-2" office:value-type="float" office:value="49" calcext:value-type="float">
            <text:p>49</text:p>
          </table:table-cell>
          <table:table-cell table:formula="of:=CONCATENATE([.$D$1];[.A859];[.$D$1];&quot;=&gt;&quot;;[.$D$1];LEFT([.B859]; [.C859]);[.$D$1];&quot;,&quot;)" office:value-type="string" office:string-value="&quot;N660&quot;=&gt;&quot;Sales tax has been included in the reimbursement.&quot;," calcext:value-type="string">
            <text:p>"N660"=&gt;"Sales tax has been included in the reimbursement.",</text:p>
          </table:table-cell>
        </table:table-row>
        <table:table-row table:style-name="ro7">
          <table:table-cell office:value-type="string" calcext:value-type="string">
            <text:p>N661</text:p>
          </table:table-cell>
          <table:table-cell office:value-type="string" calcext:value-type="string">
            <text:p>Documentation does not support that the services rendered were medically necessary.</text:p>
            <text:p>Start: 07/15/2013</text:p>
          </table:table-cell>
          <table:table-cell table:formula="of:=FIND(&quot;Start&quot;; [.B860]; 1)-2" office:value-type="float" office:value="83" calcext:value-type="float">
            <text:p>83</text:p>
          </table:table-cell>
          <table:table-cell table:formula="of:=CONCATENATE([.$D$1];[.A860];[.$D$1];&quot;=&gt;&quot;;[.$D$1];LEFT([.B860]; [.C860]);[.$D$1];&quot;,&quot;)" office:value-type="string" office:string-value="&quot;N661&quot;=&gt;&quot;Documentation does not support that the services rendered were medically necessary.&quot;," calcext:value-type="string">
            <text:p>"N661"=&gt;"Documentation does not support that the services rendered were medically necessary.",</text:p>
          </table:table-cell>
        </table:table-row>
        <table:table-row table:style-name="ro7">
          <table:table-cell office:value-type="string" calcext:value-type="string">
            <text:p>N662</text:p>
          </table:table-cell>
          <table:table-cell office:value-type="string" calcext:value-type="string">
            <text:p>Alert: Consideration of payment will be made upon receipt of a final bill.</text:p>
            <text:p>Start: 07/15/2013</text:p>
          </table:table-cell>
          <table:table-cell table:formula="of:=FIND(&quot;Start&quot;; [.B861]; 1)-2" office:value-type="float" office:value="74" calcext:value-type="float">
            <text:p>74</text:p>
          </table:table-cell>
          <table:table-cell table:formula="of:=CONCATENATE([.$D$1];[.A861];[.$D$1];&quot;=&gt;&quot;;[.$D$1];LEFT([.B861]; [.C861]);[.$D$1];&quot;,&quot;)" office:value-type="string" office:string-value="&quot;N662&quot;=&gt;&quot;Alert: Consideration of payment will be made upon receipt of a final bill.&quot;," calcext:value-type="string">
            <text:p>"N662"=&gt;"Alert: Consideration of payment will be made upon receipt of a final bill.",</text:p>
          </table:table-cell>
        </table:table-row>
        <table:table-row table:style-name="ro7">
          <table:table-cell office:value-type="string" calcext:value-type="string">
            <text:p>N663</text:p>
          </table:table-cell>
          <table:table-cell office:value-type="string" calcext:value-type="string">
            <text:p>Adjusted based on an agreed amount.</text:p>
            <text:p>Start: 07/15/2013</text:p>
          </table:table-cell>
          <table:table-cell table:formula="of:=FIND(&quot;Start&quot;; [.B862]; 1)-2" office:value-type="float" office:value="35" calcext:value-type="float">
            <text:p>35</text:p>
          </table:table-cell>
          <table:table-cell table:formula="of:=CONCATENATE([.$D$1];[.A862];[.$D$1];&quot;=&gt;&quot;;[.$D$1];LEFT([.B862]; [.C862]);[.$D$1];&quot;,&quot;)" office:value-type="string" office:string-value="&quot;N663&quot;=&gt;&quot;Adjusted based on an agreed amount.&quot;," calcext:value-type="string">
            <text:p>"N663"=&gt;"Adjusted based on an agreed amount.",</text:p>
          </table:table-cell>
        </table:table-row>
        <table:table-row table:style-name="ro7">
          <table:table-cell office:value-type="string" calcext:value-type="string">
            <text:p>N664</text:p>
          </table:table-cell>
          <table:table-cell office:value-type="string" calcext:value-type="string">
            <text:p>Adjusted based on a legal settlement.</text:p>
            <text:p>Start: 07/15/2013</text:p>
          </table:table-cell>
          <table:table-cell table:formula="of:=FIND(&quot;Start&quot;; [.B863]; 1)-2" office:value-type="float" office:value="37" calcext:value-type="float">
            <text:p>37</text:p>
          </table:table-cell>
          <table:table-cell table:formula="of:=CONCATENATE([.$D$1];[.A863];[.$D$1];&quot;=&gt;&quot;;[.$D$1];LEFT([.B863]; [.C863]);[.$D$1];&quot;,&quot;)" office:value-type="string" office:string-value="&quot;N664&quot;=&gt;&quot;Adjusted based on a legal settlement.&quot;," calcext:value-type="string">
            <text:p>"N664"=&gt;"Adjusted based on a legal settlement.",</text:p>
          </table:table-cell>
        </table:table-row>
        <table:table-row table:style-name="ro7">
          <table:table-cell office:value-type="string" calcext:value-type="string">
            <text:p>N665</text:p>
          </table:table-cell>
          <table:table-cell office:value-type="string" calcext:value-type="string">
            <text:p>Services by an unlicensed provider are not reimbursable.</text:p>
            <text:p>Start: 07/15/2013</text:p>
          </table:table-cell>
          <table:table-cell table:formula="of:=FIND(&quot;Start&quot;; [.B864]; 1)-2" office:value-type="float" office:value="56" calcext:value-type="float">
            <text:p>56</text:p>
          </table:table-cell>
          <table:table-cell table:formula="of:=CONCATENATE([.$D$1];[.A864];[.$D$1];&quot;=&gt;&quot;;[.$D$1];LEFT([.B864]; [.C864]);[.$D$1];&quot;,&quot;)" office:value-type="string" office:string-value="&quot;N665&quot;=&gt;&quot;Services by an unlicensed provider are not reimbursable.&quot;," calcext:value-type="string">
            <text:p>"N665"=&gt;"Services by an unlicensed provider are not reimbursable.",</text:p>
          </table:table-cell>
        </table:table-row>
        <table:table-row table:style-name="ro8">
          <table:table-cell office:value-type="string" calcext:value-type="string">
            <text:p>N666</text:p>
          </table:table-cell>
          <table:table-cell office:value-type="string" calcext:value-type="string">
            <text:p>Only one evaluation and management code at this service level is covered during the course of care.</text:p>
            <text:p>Start: 07/15/2013</text:p>
          </table:table-cell>
          <table:table-cell table:formula="of:=FIND(&quot;Start&quot;; [.B865]; 1)-2" office:value-type="float" office:value="99" calcext:value-type="float">
            <text:p>99</text:p>
          </table:table-cell>
          <table:table-cell table:formula="of:=CONCATENATE([.$D$1];[.A865];[.$D$1];&quot;=&gt;&quot;;[.$D$1];LEFT([.B865]; [.C865]);[.$D$1];&quot;,&quot;)" office:value-type="string" office:string-value="&quot;N666&quot;=&gt;&quot;Only one evaluation and management code at this service level is covered during the course of care.&quot;," calcext:value-type="string">
            <text:p>"N666"=&gt;"Only one evaluation and management code at this service level is covered during the course of care.",</text:p>
          </table:table-cell>
        </table:table-row>
        <table:table-row table:style-name="ro8">
          <table:table-cell office:value-type="string" calcext:value-type="string">
            <text:p>N667</text:p>
          </table:table-cell>
          <table:table-cell office:value-type="string" calcext:value-type="string">
            <text:p>Missing prescription.</text:p>
            <text:p>Start: 07/15/2013 | Last Modified: 03/14/2014</text:p>
            <text:p>Notes: (Modified 3/14/2014)</text:p>
          </table:table-cell>
          <table:table-cell table:formula="of:=FIND(&quot;Start&quot;; [.B866]; 1)-2" office:value-type="float" office:value="21" calcext:value-type="float">
            <text:p>21</text:p>
          </table:table-cell>
          <table:table-cell table:formula="of:=CONCATENATE([.$D$1];[.A866];[.$D$1];&quot;=&gt;&quot;;[.$D$1];LEFT([.B866]; [.C866]);[.$D$1];&quot;,&quot;)" office:value-type="string" office:string-value="&quot;N667&quot;=&gt;&quot;Missing prescription.&quot;," calcext:value-type="string">
            <text:p>"N667"=&gt;"Missing prescription.",</text:p>
          </table:table-cell>
        </table:table-row>
        <table:table-row table:style-name="ro8">
          <table:table-cell office:value-type="string" calcext:value-type="string">
            <text:p>N668</text:p>
          </table:table-cell>
          <table:table-cell office:value-type="string" calcext:value-type="string">
            <text:p>Incomplete/invalid prescription.</text:p>
            <text:p>Start: 07/15/2013 | Last Modified: 03/14/2014</text:p>
            <text:p>Notes: (Modified 3/14/2014)</text:p>
          </table:table-cell>
          <table:table-cell table:formula="of:=FIND(&quot;Start&quot;; [.B867]; 1)-2" office:value-type="float" office:value="32" calcext:value-type="float">
            <text:p>32</text:p>
          </table:table-cell>
          <table:table-cell table:formula="of:=CONCATENATE([.$D$1];[.A867];[.$D$1];&quot;=&gt;&quot;;[.$D$1];LEFT([.B867]; [.C867]);[.$D$1];&quot;,&quot;)" office:value-type="string" office:string-value="&quot;N668&quot;=&gt;&quot;Incomplete/invalid prescription.&quot;," calcext:value-type="string">
            <text:p>"N668"=&gt;"Incomplete/invalid prescription.",</text:p>
          </table:table-cell>
        </table:table-row>
        <table:table-row table:style-name="ro7">
          <table:table-cell office:value-type="string" calcext:value-type="string">
            <text:p>N669</text:p>
          </table:table-cell>
          <table:table-cell office:value-type="string" calcext:value-type="string">
            <text:p>Adjusted based on the Medicare fee schedule.</text:p>
            <text:p>Start: 07/15/2013</text:p>
          </table:table-cell>
          <table:table-cell table:formula="of:=FIND(&quot;Start&quot;; [.B868]; 1)-2" office:value-type="float" office:value="44" calcext:value-type="float">
            <text:p>44</text:p>
          </table:table-cell>
          <table:table-cell table:formula="of:=CONCATENATE([.$D$1];[.A868];[.$D$1];&quot;=&gt;&quot;;[.$D$1];LEFT([.B868]; [.C868]);[.$D$1];&quot;,&quot;)" office:value-type="string" office:string-value="&quot;N669&quot;=&gt;&quot;Adjusted based on the Medicare fee schedule.&quot;," calcext:value-type="string">
            <text:p>"N669"=&gt;"Adjusted based on the Medicare fee schedule.",</text:p>
          </table:table-cell>
        </table:table-row>
        <table:table-row table:style-name="ro8">
          <table:table-cell office:value-type="string" calcext:value-type="string">
            <text:p>N670</text:p>
          </table:table-cell>
          <table:table-cell office:value-type="string" calcext:value-type="string">
            <text:p>This service code has been identified as the primary procedure code subject to the Medicare Multiple Procedure Payment Reduction (MPPR) rule.</text:p>
            <text:p>Start: 07/15/2013</text:p>
          </table:table-cell>
          <table:table-cell table:formula="of:=FIND(&quot;Start&quot;; [.B869]; 1)-2" office:value-type="float" office:value="141" calcext:value-type="float">
            <text:p>141</text:p>
          </table:table-cell>
          <table:table-cell table:formula="of:=CONCATENATE([.$D$1];[.A869];[.$D$1];&quot;=&gt;&quot;;[.$D$1];LEFT([.B869]; [.C869]);[.$D$1];&quot;,&quot;)" office:value-type="string" office:string-value="&quot;N670&quot;=&gt;&quot;This service code has been identified as the primary procedure code subject to the Medicare Multiple Procedure Payment Reduction (MPPR) rule.&quot;," calcext:value-type="string">
            <text:p>"N670"=&gt;"This service code has been identified as the primary procedure code subject to the Medicare Multiple Procedure Payment Reduction (MPPR) rule.",</text:p>
          </table:table-cell>
        </table:table-row>
        <table:table-row table:style-name="ro7">
          <table:table-cell office:value-type="string" calcext:value-type="string">
            <text:p>N671</text:p>
          </table:table-cell>
          <table:table-cell office:value-type="string" calcext:value-type="string">
            <text:p>Payment based on a jurisdiction cost-charge ratio.</text:p>
            <text:p>Start: 07/15/2013</text:p>
          </table:table-cell>
          <table:table-cell table:formula="of:=FIND(&quot;Start&quot;; [.B870]; 1)-2" office:value-type="float" office:value="50" calcext:value-type="float">
            <text:p>50</text:p>
          </table:table-cell>
          <table:table-cell table:formula="of:=CONCATENATE([.$D$1];[.A870];[.$D$1];&quot;=&gt;&quot;;[.$D$1];LEFT([.B870]; [.C870]);[.$D$1];&quot;,&quot;)" office:value-type="string" office:string-value="&quot;N671&quot;=&gt;&quot;Payment based on a jurisdiction cost-charge ratio.&quot;," calcext:value-type="string">
            <text:p>"N671"=&gt;"Payment based on a jurisdiction cost-charge ratio.",</text:p>
          </table:table-cell>
        </table:table-row>
        <table:table-row table:style-name="ro7">
          <table:table-cell office:value-type="string" calcext:value-type="string">
            <text:p>N672</text:p>
          </table:table-cell>
          <table:table-cell office:value-type="string" calcext:value-type="string">
            <text:p>Alert: Amount applied to Health Insurance Offset.</text:p>
            <text:p>Start: 07/15/2013</text:p>
          </table:table-cell>
          <table:table-cell table:formula="of:=FIND(&quot;Start&quot;; [.B871]; 1)-2" office:value-type="float" office:value="49" calcext:value-type="float">
            <text:p>49</text:p>
          </table:table-cell>
          <table:table-cell table:formula="of:=CONCATENATE([.$D$1];[.A871];[.$D$1];&quot;=&gt;&quot;;[.$D$1];LEFT([.B871]; [.C871]);[.$D$1];&quot;,&quot;)" office:value-type="string" office:string-value="&quot;N672&quot;=&gt;&quot;Alert: Amount applied to Health Insurance Offset.&quot;," calcext:value-type="string">
            <text:p>"N672"=&gt;"Alert: Amount applied to Health Insurance Offset.",</text:p>
          </table:table-cell>
        </table:table-row>
        <table:table-row table:style-name="ro8">
          <table:table-cell office:value-type="string" calcext:value-type="string">
            <text:p>N673</text:p>
          </table:table-cell>
          <table:table-cell office:value-type="string" calcext:value-type="string">
            <text:p>Reimbursement has been calculated based on an outpatient per diem or an outpatient factor and/or fee schedule amount.</text:p>
            <text:p>Start: 07/15/2013</text:p>
          </table:table-cell>
          <table:table-cell table:formula="of:=FIND(&quot;Start&quot;; [.B872]; 1)-2" office:value-type="float" office:value="117" calcext:value-type="float">
            <text:p>117</text:p>
          </table:table-cell>
          <table:table-cell table:formula="of:=CONCATENATE([.$D$1];[.A872];[.$D$1];&quot;=&gt;&quot;;[.$D$1];LEFT([.B872]; [.C872]);[.$D$1];&quot;,&quot;)" office:value-type="string" office:string-value="&quot;N673&quot;=&gt;&quot;Reimbursement has been calculated based on an outpatient per diem or an outpatient factor and/or fee schedule amount.&quot;," calcext:value-type="string">
            <text:p>"N673"=&gt;"Reimbursement has been calculated based on an outpatient per diem or an outpatient factor and/or fee schedule amount.",</text:p>
          </table:table-cell>
        </table:table-row>
        <table:table-row table:style-name="ro7">
          <table:table-cell office:value-type="string" calcext:value-type="string">
            <text:p>N674</text:p>
          </table:table-cell>
          <table:table-cell office:value-type="string" calcext:value-type="string">
            <text:p>Not covered unless a pre-requisite procedure/service has been provided.</text:p>
            <text:p>Start: 07/15/2013</text:p>
          </table:table-cell>
          <table:table-cell table:formula="of:=FIND(&quot;Start&quot;; [.B873]; 1)-2" office:value-type="float" office:value="71" calcext:value-type="float">
            <text:p>71</text:p>
          </table:table-cell>
          <table:table-cell table:formula="of:=CONCATENATE([.$D$1];[.A873];[.$D$1];&quot;=&gt;&quot;;[.$D$1];LEFT([.B873]; [.C873]);[.$D$1];&quot;,&quot;)" office:value-type="string" office:string-value="&quot;N674&quot;=&gt;&quot;Not covered unless a pre-requisite procedure/service has been provided.&quot;," calcext:value-type="string">
            <text:p>"N674"=&gt;"Not covered unless a pre-requisite procedure/service has been provided.",</text:p>
          </table:table-cell>
        </table:table-row>
        <table:table-row table:style-name="ro7">
          <table:table-cell office:value-type="string" calcext:value-type="string">
            <text:p>N675</text:p>
          </table:table-cell>
          <table:table-cell office:value-type="string" calcext:value-type="string">
            <text:p>Additional information is required from the injured party.</text:p>
            <text:p>Start: 07/15/2013</text:p>
          </table:table-cell>
          <table:table-cell table:formula="of:=FIND(&quot;Start&quot;; [.B874]; 1)-2" office:value-type="float" office:value="58" calcext:value-type="float">
            <text:p>58</text:p>
          </table:table-cell>
          <table:table-cell table:formula="of:=CONCATENATE([.$D$1];[.A874];[.$D$1];&quot;=&gt;&quot;;[.$D$1];LEFT([.B874]; [.C874]);[.$D$1];&quot;,&quot;)" office:value-type="string" office:string-value="&quot;N675&quot;=&gt;&quot;Additional information is required from the injured party.&quot;," calcext:value-type="string">
            <text:p>"N675"=&gt;"Additional information is required from the injured party.",</text:p>
          </table:table-cell>
        </table:table-row>
        <table:table-row table:style-name="ro7">
          <table:table-cell office:value-type="string" calcext:value-type="string">
            <text:p>N676</text:p>
          </table:table-cell>
          <table:table-cell office:value-type="string" calcext:value-type="string">
            <text:p>Service does not qualify for payment under the Outpatient Facility Fee Schedule.</text:p>
            <text:p>Start: 07/15/2013</text:p>
          </table:table-cell>
          <table:table-cell table:formula="of:=FIND(&quot;Start&quot;; [.B875]; 1)-2" office:value-type="float" office:value="80" calcext:value-type="float">
            <text:p>80</text:p>
          </table:table-cell>
          <table:table-cell table:formula="of:=CONCATENATE([.$D$1];[.A875];[.$D$1];&quot;=&gt;&quot;;[.$D$1];LEFT([.B875]; [.C875]);[.$D$1];&quot;,&quot;)" office:value-type="string" office:string-value="&quot;N676&quot;=&gt;&quot;Service does not qualify for payment under the Outpatient Facility Fee Schedule.&quot;," calcext:value-type="string">
            <text:p>"N676"=&gt;"Service does not qualify for payment under the Outpatient Facility Fee Schedule.",</text:p>
          </table:table-cell>
        </table:table-row>
        <table:table-row table:style-name="ro7">
          <table:table-cell office:value-type="string" calcext:value-type="string">
            <text:p>N677</text:p>
          </table:table-cell>
          <table:table-cell office:value-type="string" calcext:value-type="string">
            <text:p>Alert: Films/Images will not be returned.</text:p>
            <text:p>Start: 11/01/2013</text:p>
          </table:table-cell>
          <table:table-cell table:formula="of:=FIND(&quot;Start&quot;; [.B876]; 1)-2" office:value-type="float" office:value="41" calcext:value-type="float">
            <text:p>41</text:p>
          </table:table-cell>
          <table:table-cell table:formula="of:=CONCATENATE([.$D$1];[.A876];[.$D$1];&quot;=&gt;&quot;;[.$D$1];LEFT([.B876]; [.C876]);[.$D$1];&quot;,&quot;)" office:value-type="string" office:string-value="&quot;N677&quot;=&gt;&quot;Alert: Films/Images will not be returned.&quot;," calcext:value-type="string">
            <text:p>"N677"=&gt;"Alert: Films/Images will not be returned.",</text:p>
          </table:table-cell>
        </table:table-row>
        <table:table-row table:style-name="ro7">
          <table:table-cell office:value-type="string" calcext:value-type="string">
            <text:p>N678</text:p>
          </table:table-cell>
          <table:table-cell office:value-type="string" calcext:value-type="string">
            <text:p>Missing post-operative images/visual field results.</text:p>
            <text:p>Start: 11/01/2013</text:p>
          </table:table-cell>
          <table:table-cell table:formula="of:=FIND(&quot;Start&quot;; [.B877]; 1)-2" office:value-type="float" office:value="51" calcext:value-type="float">
            <text:p>51</text:p>
          </table:table-cell>
          <table:table-cell table:formula="of:=CONCATENATE([.$D$1];[.A877];[.$D$1];&quot;=&gt;&quot;;[.$D$1];LEFT([.B877]; [.C877]);[.$D$1];&quot;,&quot;)" office:value-type="string" office:string-value="&quot;N678&quot;=&gt;&quot;Missing post-operative images/visual field results.&quot;," calcext:value-type="string">
            <text:p>"N678"=&gt;"Missing post-operative images/visual field results.",</text:p>
          </table:table-cell>
        </table:table-row>
        <table:table-row table:style-name="ro7">
          <table:table-cell office:value-type="string" calcext:value-type="string">
            <text:p>N679</text:p>
          </table:table-cell>
          <table:table-cell office:value-type="string" calcext:value-type="string">
            <text:p>Incomplete/Invalid post-operative images/visual field results.</text:p>
            <text:p>Start: 11/01/2013</text:p>
          </table:table-cell>
          <table:table-cell table:formula="of:=FIND(&quot;Start&quot;; [.B878]; 1)-2" office:value-type="float" office:value="62" calcext:value-type="float">
            <text:p>62</text:p>
          </table:table-cell>
          <table:table-cell table:formula="of:=CONCATENATE([.$D$1];[.A878];[.$D$1];&quot;=&gt;&quot;;[.$D$1];LEFT([.B878]; [.C878]);[.$D$1];&quot;,&quot;)" office:value-type="string" office:string-value="&quot;N679&quot;=&gt;&quot;Incomplete/Invalid post-operative images/visual field results.&quot;," calcext:value-type="string">
            <text:p>"N679"=&gt;"Incomplete/Invalid post-operative images/visual field results.",</text:p>
          </table:table-cell>
        </table:table-row>
        <table:table-row table:style-name="ro7">
          <table:table-cell office:value-type="string" calcext:value-type="string">
            <text:p>N680</text:p>
          </table:table-cell>
          <table:table-cell office:value-type="string" calcext:value-type="string">
            <text:p>Missing/Incomplete/Invalid date of previous dental extractions.</text:p>
            <text:p>Start: 11/01/2013</text:p>
          </table:table-cell>
          <table:table-cell table:formula="of:=FIND(&quot;Start&quot;; [.B879]; 1)-2" office:value-type="float" office:value="63" calcext:value-type="float">
            <text:p>63</text:p>
          </table:table-cell>
          <table:table-cell table:formula="of:=CONCATENATE([.$D$1];[.A879];[.$D$1];&quot;=&gt;&quot;;[.$D$1];LEFT([.B879]; [.C879]);[.$D$1];&quot;,&quot;)" office:value-type="string" office:string-value="&quot;N680&quot;=&gt;&quot;Missing/Incomplete/Invalid date of previous dental extractions.&quot;," calcext:value-type="string">
            <text:p>"N680"=&gt;"Missing/Incomplete/Invalid date of previous dental extractions.",</text:p>
          </table:table-cell>
        </table:table-row>
        <table:table-row table:style-name="ro7">
          <table:table-cell office:value-type="string" calcext:value-type="string">
            <text:p>N681</text:p>
          </table:table-cell>
          <table:table-cell office:value-type="string" calcext:value-type="string">
            <text:p>Missing/Incomplete/Invalid full arch series.</text:p>
            <text:p>Start: 11/01/2013</text:p>
          </table:table-cell>
          <table:table-cell table:formula="of:=FIND(&quot;Start&quot;; [.B880]; 1)-2" office:value-type="float" office:value="44" calcext:value-type="float">
            <text:p>44</text:p>
          </table:table-cell>
          <table:table-cell table:formula="of:=CONCATENATE([.$D$1];[.A880];[.$D$1];&quot;=&gt;&quot;;[.$D$1];LEFT([.B880]; [.C880]);[.$D$1];&quot;,&quot;)" office:value-type="string" office:string-value="&quot;N681&quot;=&gt;&quot;Missing/Incomplete/Invalid full arch series.&quot;," calcext:value-type="string">
            <text:p>"N681"=&gt;"Missing/Incomplete/Invalid full arch series.",</text:p>
          </table:table-cell>
        </table:table-row>
        <table:table-row table:style-name="ro7">
          <table:table-cell office:value-type="string" calcext:value-type="string">
            <text:p>N682</text:p>
          </table:table-cell>
          <table:table-cell office:value-type="string" calcext:value-type="string">
            <text:p>Missing/Incomplete/Invalid history of prior periodontal therapy/maintenance.</text:p>
            <text:p>Start: 11/01/2013</text:p>
          </table:table-cell>
          <table:table-cell table:formula="of:=FIND(&quot;Start&quot;; [.B881]; 1)-2" office:value-type="float" office:value="76" calcext:value-type="float">
            <text:p>76</text:p>
          </table:table-cell>
          <table:table-cell table:formula="of:=CONCATENATE([.$D$1];[.A881];[.$D$1];&quot;=&gt;&quot;;[.$D$1];LEFT([.B881]; [.C881]);[.$D$1];&quot;,&quot;)" office:value-type="string" office:string-value="&quot;N682&quot;=&gt;&quot;Missing/Incomplete/Invalid history of prior periodontal therapy/maintenance.&quot;," calcext:value-type="string">
            <text:p>"N682"=&gt;"Missing/Incomplete/Invalid history of prior periodontal therapy/maintenance.",</text:p>
          </table:table-cell>
        </table:table-row>
        <table:table-row table:style-name="ro7">
          <table:table-cell office:value-type="string" calcext:value-type="string">
            <text:p>N683</text:p>
          </table:table-cell>
          <table:table-cell office:value-type="string" calcext:value-type="string">
            <text:p>Missing/Incomplete/Invalid prior treatment documentation.</text:p>
            <text:p>Start: 11/01/2013</text:p>
          </table:table-cell>
          <table:table-cell table:formula="of:=FIND(&quot;Start&quot;; [.B882]; 1)-2" office:value-type="float" office:value="57" calcext:value-type="float">
            <text:p>57</text:p>
          </table:table-cell>
          <table:table-cell table:formula="of:=CONCATENATE([.$D$1];[.A882];[.$D$1];&quot;=&gt;&quot;;[.$D$1];LEFT([.B882]; [.C882]);[.$D$1];&quot;,&quot;)" office:value-type="string" office:string-value="&quot;N683&quot;=&gt;&quot;Missing/Incomplete/Invalid prior treatment documentation.&quot;," calcext:value-type="string">
            <text:p>"N683"=&gt;"Missing/Incomplete/Invalid prior treatment documentation.",</text:p>
          </table:table-cell>
        </table:table-row>
        <table:table-row table:style-name="ro7">
          <table:table-cell office:value-type="string" calcext:value-type="string">
            <text:p>N684</text:p>
          </table:table-cell>
          <table:table-cell office:value-type="string" calcext:value-type="string">
            <text:p>Payment denied as this is a specialty claim submitted as a general claim.</text:p>
            <text:p>Start: 11/01/2013</text:p>
          </table:table-cell>
          <table:table-cell table:formula="of:=FIND(&quot;Start&quot;; [.B883]; 1)-2" office:value-type="float" office:value="73" calcext:value-type="float">
            <text:p>73</text:p>
          </table:table-cell>
          <table:table-cell table:formula="of:=CONCATENATE([.$D$1];[.A883];[.$D$1];&quot;=&gt;&quot;;[.$D$1];LEFT([.B883]; [.C883]);[.$D$1];&quot;,&quot;)" office:value-type="string" office:string-value="&quot;N684&quot;=&gt;&quot;Payment denied as this is a specialty claim submitted as a general claim.&quot;," calcext:value-type="string">
            <text:p>"N684"=&gt;"Payment denied as this is a specialty claim submitted as a general claim.",</text:p>
          </table:table-cell>
        </table:table-row>
        <table:table-row table:style-name="ro7">
          <table:table-cell office:value-type="string" calcext:value-type="string">
            <text:p>N685</text:p>
          </table:table-cell>
          <table:table-cell office:value-type="string" calcext:value-type="string">
            <text:p>Missing/Incomplete/Invalid Prosthesis, Crown or Inlay Code.</text:p>
            <text:p>Start: 11/01/2013</text:p>
          </table:table-cell>
          <table:table-cell table:formula="of:=FIND(&quot;Start&quot;; [.B884]; 1)-2" office:value-type="float" office:value="59" calcext:value-type="float">
            <text:p>59</text:p>
          </table:table-cell>
          <table:table-cell table:formula="of:=CONCATENATE([.$D$1];[.A884];[.$D$1];&quot;=&gt;&quot;;[.$D$1];LEFT([.B884]; [.C884]);[.$D$1];&quot;,&quot;)" office:value-type="string" office:string-value="&quot;N685&quot;=&gt;&quot;Missing/Incomplete/Invalid Prosthesis, Crown or Inlay Code.&quot;," calcext:value-type="string">
            <text:p>"N685"=&gt;"Missing/Incomplete/Invalid Prosthesis, Crown or Inlay Code.",</text:p>
          </table:table-cell>
        </table:table-row>
        <table:table-row table:style-name="ro7">
          <table:table-cell office:value-type="string" calcext:value-type="string">
            <text:p>N686</text:p>
          </table:table-cell>
          <table:table-cell office:value-type="string" calcext:value-type="string">
            <text:p>Missing/incomplete/Invalid questionnaire needed to complete payment determination.</text:p>
            <text:p>Start: 11/01/2013</text:p>
          </table:table-cell>
          <table:table-cell table:formula="of:=FIND(&quot;Start&quot;; [.B885]; 1)-2" office:value-type="float" office:value="82" calcext:value-type="float">
            <text:p>82</text:p>
          </table:table-cell>
          <table:table-cell table:formula="of:=CONCATENATE([.$D$1];[.A885];[.$D$1];&quot;=&gt;&quot;;[.$D$1];LEFT([.B885]; [.C885]);[.$D$1];&quot;,&quot;)" office:value-type="string" office:string-value="&quot;N686&quot;=&gt;&quot;Missing/incomplete/Invalid questionnaire needed to complete payment determination.&quot;," calcext:value-type="string">
            <text:p>"N686"=&gt;"Missing/incomplete/Invalid questionnaire needed to complete payment determination.",</text:p>
          </table:table-cell>
        </table:table-row>
        <table:table-row table:style-name="ro8">
          <table:table-cell office:value-type="string" calcext:value-type="string">
            <text:p>N687</text:p>
          </table:table-cell>
          <table:table-cell office:value-type="string" calcext:value-type="string">
            <text:p>Alert: This reversal is due to a retroactive disenrollment.</text:p>
            <text:p>Start: 11/01/2013 | Last Modified: 03/14/2014</text:p>
            <text:p>Notes: To be used with claim/service reversal. (Modified 3/14/2014)</text:p>
          </table:table-cell>
          <table:table-cell table:formula="of:=FIND(&quot;Start&quot;; [.B886]; 1)-2" office:value-type="float" office:value="59" calcext:value-type="float">
            <text:p>59</text:p>
          </table:table-cell>
          <table:table-cell table:formula="of:=CONCATENATE([.$D$1];[.A886];[.$D$1];&quot;=&gt;&quot;;[.$D$1];LEFT([.B886]; [.C886]);[.$D$1];&quot;,&quot;)" office:value-type="string" office:string-value="&quot;N687&quot;=&gt;&quot;Alert: This reversal is due to a retroactive disenrollment.&quot;," calcext:value-type="string">
            <text:p>"N687"=&gt;"Alert: This reversal is due to a retroactive disenrollment.",</text:p>
          </table:table-cell>
        </table:table-row>
        <table:table-row table:style-name="ro8">
          <table:table-cell office:value-type="string" calcext:value-type="string">
            <text:p>N688</text:p>
          </table:table-cell>
          <table:table-cell office:value-type="string" calcext:value-type="string">
            <text:p>Alert: This reversal is due to a medical or utilization review decision.</text:p>
            <text:p>Start: 11/01/2013 | Last Modified: 03/14/2014</text:p>
            <text:p>Notes: To be used with claim/service reversal. (Modified 3/14/2014)</text:p>
          </table:table-cell>
          <table:table-cell table:formula="of:=FIND(&quot;Start&quot;; [.B887]; 1)-2" office:value-type="float" office:value="72" calcext:value-type="float">
            <text:p>72</text:p>
          </table:table-cell>
          <table:table-cell table:formula="of:=CONCATENATE([.$D$1];[.A887];[.$D$1];&quot;=&gt;&quot;;[.$D$1];LEFT([.B887]; [.C887]);[.$D$1];&quot;,&quot;)" office:value-type="string" office:string-value="&quot;N688&quot;=&gt;&quot;Alert: This reversal is due to a medical or utilization review decision.&quot;," calcext:value-type="string">
            <text:p>"N688"=&gt;"Alert: This reversal is due to a medical or utilization review decision.",</text:p>
          </table:table-cell>
        </table:table-row>
        <table:table-row table:style-name="ro8">
          <table:table-cell office:value-type="string" calcext:value-type="string">
            <text:p>N689</text:p>
          </table:table-cell>
          <table:table-cell office:value-type="string" calcext:value-type="string">
            <text:p>Alert: This reversal is due to a retroactive rate change.</text:p>
            <text:p>Start: 11/01/2013 | Last Modified: 03/14/2014</text:p>
            <text:p>Notes: To be used with claim/service reversal. (Modified 3/14/2014)</text:p>
          </table:table-cell>
          <table:table-cell table:formula="of:=FIND(&quot;Start&quot;; [.B888]; 1)-2" office:value-type="float" office:value="57" calcext:value-type="float">
            <text:p>57</text:p>
          </table:table-cell>
          <table:table-cell table:formula="of:=CONCATENATE([.$D$1];[.A888];[.$D$1];&quot;=&gt;&quot;;[.$D$1];LEFT([.B888]; [.C888]);[.$D$1];&quot;,&quot;)" office:value-type="string" office:string-value="&quot;N689&quot;=&gt;&quot;Alert: This reversal is due to a retroactive rate change.&quot;," calcext:value-type="string">
            <text:p>"N689"=&gt;"Alert: This reversal is due to a retroactive rate change.",</text:p>
          </table:table-cell>
        </table:table-row>
        <table:table-row table:style-name="ro8">
          <table:table-cell office:value-type="string" calcext:value-type="string">
            <text:p>N690</text:p>
          </table:table-cell>
          <table:table-cell office:value-type="string" calcext:value-type="string">
            <text:p>Alert: This reversal is due to a provider submitted appeal.</text:p>
            <text:p>Start: 11/01/2013 | Last Modified: 03/14/2014</text:p>
            <text:p>Notes: To be used with claim/service reversal. (Modified 3/14/2014)</text:p>
          </table:table-cell>
          <table:table-cell table:formula="of:=FIND(&quot;Start&quot;; [.B889]; 1)-2" office:value-type="float" office:value="59" calcext:value-type="float">
            <text:p>59</text:p>
          </table:table-cell>
          <table:table-cell table:formula="of:=CONCATENATE([.$D$1];[.A889];[.$D$1];&quot;=&gt;&quot;;[.$D$1];LEFT([.B889]; [.C889]);[.$D$1];&quot;,&quot;)" office:value-type="string" office:string-value="&quot;N690&quot;=&gt;&quot;Alert: This reversal is due to a provider submitted appeal.&quot;," calcext:value-type="string">
            <text:p>"N690"=&gt;"Alert: This reversal is due to a provider submitted appeal.",</text:p>
          </table:table-cell>
        </table:table-row>
        <table:table-row table:style-name="ro8">
          <table:table-cell office:value-type="string" calcext:value-type="string">
            <text:p>N691</text:p>
          </table:table-cell>
          <table:table-cell office:value-type="string" calcext:value-type="string">
            <text:p>Alert: This reversal is due to a patient submitted appeal.</text:p>
            <text:p>Start: 11/01/2013 | Last Modified: 03/14/2014</text:p>
            <text:p>Notes: To be used with claim/service reversal. (Modified 3/14/2014)</text:p>
          </table:table-cell>
          <table:table-cell table:formula="of:=FIND(&quot;Start&quot;; [.B890]; 1)-2" office:value-type="float" office:value="58" calcext:value-type="float">
            <text:p>58</text:p>
          </table:table-cell>
          <table:table-cell table:formula="of:=CONCATENATE([.$D$1];[.A890];[.$D$1];&quot;=&gt;&quot;;[.$D$1];LEFT([.B890]; [.C890]);[.$D$1];&quot;,&quot;)" office:value-type="string" office:string-value="&quot;N691&quot;=&gt;&quot;Alert: This reversal is due to a patient submitted appeal.&quot;," calcext:value-type="string">
            <text:p>"N691"=&gt;"Alert: This reversal is due to a patient submitted appeal.",</text:p>
          </table:table-cell>
        </table:table-row>
        <table:table-row table:style-name="ro8">
          <table:table-cell office:value-type="string" calcext:value-type="string">
            <text:p>N692</text:p>
          </table:table-cell>
          <table:table-cell office:value-type="string" calcext:value-type="string">
            <text:p>Alert: This reversal is due to an incorrect rate on the initial adjudication.</text:p>
            <text:p>Start: 11/01/2013 | Last Modified: 03/14/2014</text:p>
            <text:p>Notes: To be used with claim/service reversal. (Modified 3/14/2014)</text:p>
          </table:table-cell>
          <table:table-cell table:formula="of:=FIND(&quot;Start&quot;; [.B891]; 1)-2" office:value-type="float" office:value="77" calcext:value-type="float">
            <text:p>77</text:p>
          </table:table-cell>
          <table:table-cell table:formula="of:=CONCATENATE([.$D$1];[.A891];[.$D$1];&quot;=&gt;&quot;;[.$D$1];LEFT([.B891]; [.C891]);[.$D$1];&quot;,&quot;)" office:value-type="string" office:string-value="&quot;N692&quot;=&gt;&quot;Alert: This reversal is due to an incorrect rate on the initial adjudication.&quot;," calcext:value-type="string">
            <text:p>"N692"=&gt;"Alert: This reversal is due to an incorrect rate on the initial adjudication.",</text:p>
          </table:table-cell>
        </table:table-row>
        <table:table-row table:style-name="ro8">
          <table:table-cell office:value-type="string" calcext:value-type="string">
            <text:p>N693</text:p>
          </table:table-cell>
          <table:table-cell office:value-type="string" calcext:value-type="string">
            <text:p>Alert: This reversal is due to a cancellation of the claim by the provider.</text:p>
            <text:p>Start: 11/01/2013 | Last Modified: 03/14/2014</text:p>
            <text:p>Notes: (Modified 3/14/2014)</text:p>
          </table:table-cell>
          <table:table-cell table:formula="of:=FIND(&quot;Start&quot;; [.B892]; 1)-2" office:value-type="float" office:value="75" calcext:value-type="float">
            <text:p>75</text:p>
          </table:table-cell>
          <table:table-cell table:formula="of:=CONCATENATE([.$D$1];[.A892];[.$D$1];&quot;=&gt;&quot;;[.$D$1];LEFT([.B892]; [.C892]);[.$D$1];&quot;,&quot;)" office:value-type="string" office:string-value="&quot;N693&quot;=&gt;&quot;Alert: This reversal is due to a cancellation of the claim by the provider.&quot;," calcext:value-type="string">
            <text:p>"N693"=&gt;"Alert: This reversal is due to a cancellation of the claim by the provider.",</text:p>
          </table:table-cell>
        </table:table-row>
        <table:table-row table:style-name="ro7">
          <table:table-cell office:value-type="string" calcext:value-type="string">
            <text:p>N694</text:p>
          </table:table-cell>
          <table:table-cell office:value-type="string" calcext:value-type="string">
            <text:p>Alert: This reversal is due to a resubmission/change to the claim by the provider.</text:p>
            <text:p>Start: 11/01/2013</text:p>
          </table:table-cell>
          <table:table-cell table:formula="of:=FIND(&quot;Start&quot;; [.B893]; 1)-2" office:value-type="float" office:value="82" calcext:value-type="float">
            <text:p>82</text:p>
          </table:table-cell>
          <table:table-cell table:formula="of:=CONCATENATE([.$D$1];[.A893];[.$D$1];&quot;=&gt;&quot;;[.$D$1];LEFT([.B893]; [.C893]);[.$D$1];&quot;,&quot;)" office:value-type="string" office:string-value="&quot;N694&quot;=&gt;&quot;Alert: This reversal is due to a resubmission/change to the claim by the provider.&quot;," calcext:value-type="string">
            <text:p>"N694"=&gt;"Alert: This reversal is due to a resubmission/change to the claim by the provider.",</text:p>
          </table:table-cell>
        </table:table-row>
        <table:table-row table:style-name="ro8">
          <table:table-cell office:value-type="string" calcext:value-type="string">
            <text:p>N695</text:p>
          </table:table-cell>
          <table:table-cell office:value-type="string" calcext:value-type="string">
            <text:p>Alert: This reversal is due to incorrect patient financial responsibility information on the initial adjudication.</text:p>
            <text:p>Start: 11/01/2013</text:p>
          </table:table-cell>
          <table:table-cell table:formula="of:=FIND(&quot;Start&quot;; [.B894]; 1)-2" office:value-type="float" office:value="114" calcext:value-type="float">
            <text:p>114</text:p>
          </table:table-cell>
          <table:table-cell table:formula="of:=CONCATENATE([.$D$1];[.A894];[.$D$1];&quot;=&gt;&quot;;[.$D$1];LEFT([.B894]; [.C894]);[.$D$1];&quot;,&quot;)" office:value-type="string" office:string-value="&quot;N695&quot;=&gt;&quot;Alert: This reversal is due to incorrect patient financial responsibility information on the initial adjudication.&quot;," calcext:value-type="string">
            <text:p>"N695"=&gt;"Alert: This reversal is due to incorrect patient financial responsibility information on the initial adjudication.",</text:p>
          </table:table-cell>
        </table:table-row>
        <table:table-row table:style-name="ro9">
          <table:table-cell office:value-type="string" calcext:value-type="string">
            <text:p>N696</text:p>
          </table:table-cell>
          <table:table-cell office:value-type="string" calcext:value-type="string">
            <text:p>Alert: This reversal is due to a Coordination of Benefits or Third Party Liability Recovery retroactive adjustment.</text:p>
            <text:p>Start: 11/01/2013 | Last Modified: 03/14/2014</text:p>
            <text:p>Notes: To be used with claim/service reversal. (Modified 3/14/2014)</text:p>
          </table:table-cell>
          <table:table-cell table:formula="of:=FIND(&quot;Start&quot;; [.B895]; 1)-2" office:value-type="float" office:value="115" calcext:value-type="float">
            <text:p>115</text:p>
          </table:table-cell>
          <table:table-cell table:formula="of:=CONCATENATE([.$D$1];[.A895];[.$D$1];&quot;=&gt;&quot;;[.$D$1];LEFT([.B895]; [.C895]);[.$D$1];&quot;,&quot;)" office:value-type="string" office:string-value="&quot;N696&quot;=&gt;&quot;Alert: This reversal is due to a Coordination of Benefits or Third Party Liability Recovery retroactive adjustment.&quot;," calcext:value-type="string">
            <text:p>"N696"=&gt;"Alert: This reversal is due to a Coordination of Benefits or Third Party Liability Recovery retroactive adjustment.",</text:p>
          </table:table-cell>
        </table:table-row>
        <table:table-row table:style-name="ro8">
          <table:table-cell office:value-type="string" calcext:value-type="string">
            <text:p>N697</text:p>
          </table:table-cell>
          <table:table-cell office:value-type="string" calcext:value-type="string">
            <text:p>Alert: This reversal is due to a payer's retroactive contract incentive program adjustment.</text:p>
            <text:p>Start: 11/01/2013 | Last Modified: 03/14/2014</text:p>
            <text:p>Notes: To be used with claim/service reversal. (Modified 3/14/2014)</text:p>
          </table:table-cell>
          <table:table-cell table:formula="of:=FIND(&quot;Start&quot;; [.B896]; 1)-2" office:value-type="float" office:value="91" calcext:value-type="float">
            <text:p>91</text:p>
          </table:table-cell>
          <table:table-cell table:formula="of:=CONCATENATE([.$D$1];[.A896];[.$D$1];&quot;=&gt;&quot;;[.$D$1];LEFT([.B896]; [.C896]);[.$D$1];&quot;,&quot;)" office:value-type="string" office:string-value="&quot;N697&quot;=&gt;&quot;Alert: This reversal is due to a payer's retroactive contract incentive program adjustment.&quot;," calcext:value-type="string">
            <text:p>"N697"=&gt;"Alert: This reversal is due to a payer's retroactive contract incentive program adjustment.",</text:p>
          </table:table-cell>
        </table:table-row>
        <table:table-row table:style-name="ro12">
          <table:table-cell office:value-type="string" calcext:value-type="string">
            <text:p>N698</text:p>
          </table:table-cell>
          <table:table-cell office:value-type="string" calcext:value-type="string">
            <text:p>Alert: This reversal is due to non-payment of the health insurance premiums (Health Insurance Exchange or other) by the end of the premium payment grace period, resulting in loss of coverage.</text:p>
            <text:p>Start: 11/01/2013 | Last Modified: 11/01/2015</text:p>
            <text:p>Notes: To be used with claim/service reversal. (Modified 3/14/2014, 11/1/2015)</text:p>
          </table:table-cell>
          <table:table-cell table:formula="of:=FIND(&quot;Start&quot;; [.B897]; 1)-2" office:value-type="float" office:value="191" calcext:value-type="float">
            <text:p>191</text:p>
          </table:table-cell>
          <table:table-cell table:formula="of:=CONCATENATE([.$D$1];[.A897];[.$D$1];&quot;=&gt;&quot;;[.$D$1];LEFT([.B897]; [.C897]);[.$D$1];&quot;,&quot;)" office:value-type="string" office:string-value="&quot;N698&quot;=&gt;&quot;Alert: This reversal is due to non-payment of the health insurance premiums (Health Insurance Exchange or other) by the end of the premium payment grace period, resulting in loss of coverage.&quot;," calcext:value-type="string">
            <text:p>"N698"=&gt;"Alert: This reversal is due to non-payment of the health insurance premiums (Health Insurance Exchange or other) by the end of the premium payment grace period, resulting in loss of coverage.",</text:p>
          </table:table-cell>
        </table:table-row>
        <table:table-row table:style-name="ro8">
          <table:table-cell office:value-type="string" calcext:value-type="string">
            <text:p>N699</text:p>
          </table:table-cell>
          <table:table-cell office:value-type="string" calcext:value-type="string">
            <text:p>Payment adjusted based on the Physician Quality Reporting System (PQRS) Incentive Program.</text:p>
            <text:p>Start: 03/01/2014</text:p>
          </table:table-cell>
          <table:table-cell table:formula="of:=FIND(&quot;Start&quot;; [.B898]; 1)-2" office:value-type="float" office:value="90" calcext:value-type="float">
            <text:p>90</text:p>
          </table:table-cell>
          <table:table-cell table:formula="of:=CONCATENATE([.$D$1];[.A898];[.$D$1];&quot;=&gt;&quot;;[.$D$1];LEFT([.B898]; [.C898]);[.$D$1];&quot;,&quot;)" office:value-type="string" office:string-value="&quot;N699&quot;=&gt;&quot;Payment adjusted based on the Physician Quality Reporting System (PQRS) Incentive Program.&quot;," calcext:value-type="string">
            <text:p>"N699"=&gt;"Payment adjusted based on the Physician Quality Reporting System (PQRS) Incentive Program.",</text:p>
          </table:table-cell>
        </table:table-row>
        <table:table-row table:style-name="ro7">
          <table:table-cell office:value-type="string" calcext:value-type="string">
            <text:p>N700</text:p>
          </table:table-cell>
          <table:table-cell office:value-type="string" calcext:value-type="string">
            <text:p>Payment adjusted based on the Electronic Health Records (EHR) Incentive Program.</text:p>
            <text:p>Start: 03/01/2014</text:p>
          </table:table-cell>
          <table:table-cell table:formula="of:=FIND(&quot;Start&quot;; [.B899]; 1)-2" office:value-type="float" office:value="80" calcext:value-type="float">
            <text:p>80</text:p>
          </table:table-cell>
          <table:table-cell table:formula="of:=CONCATENATE([.$D$1];[.A899];[.$D$1];&quot;=&gt;&quot;;[.$D$1];LEFT([.B899]; [.C899]);[.$D$1];&quot;,&quot;)" office:value-type="string" office:string-value="&quot;N700&quot;=&gt;&quot;Payment adjusted based on the Electronic Health Records (EHR) Incentive Program.&quot;," calcext:value-type="string">
            <text:p>"N700"=&gt;"Payment adjusted based on the Electronic Health Records (EHR) Incentive Program.",</text:p>
          </table:table-cell>
        </table:table-row>
        <table:table-row table:style-name="ro7">
          <table:table-cell office:value-type="string" calcext:value-type="string">
            <text:p>N701</text:p>
          </table:table-cell>
          <table:table-cell office:value-type="string" calcext:value-type="string">
            <text:p>Payment adjusted based on the Value-based Payment Modifier.</text:p>
            <text:p>Start: 03/01/2014</text:p>
          </table:table-cell>
          <table:table-cell table:formula="of:=FIND(&quot;Start&quot;; [.B900]; 1)-2" office:value-type="float" office:value="59" calcext:value-type="float">
            <text:p>59</text:p>
          </table:table-cell>
          <table:table-cell table:formula="of:=CONCATENATE([.$D$1];[.A900];[.$D$1];&quot;=&gt;&quot;;[.$D$1];LEFT([.B900]; [.C900]);[.$D$1];&quot;,&quot;)" office:value-type="string" office:string-value="&quot;N701&quot;=&gt;&quot;Payment adjusted based on the Value-based Payment Modifier.&quot;," calcext:value-type="string">
            <text:p>"N701"=&gt;"Payment adjusted based on the Value-based Payment Modifier.",</text:p>
          </table:table-cell>
        </table:table-row>
        <table:table-row table:style-name="ro8">
          <table:table-cell office:value-type="string" calcext:value-type="string">
            <text:p>N702</text:p>
          </table:table-cell>
          <table:table-cell office:value-type="string" calcext:value-type="string">
            <text:p>Decision based on review of previously adjudicated claims or for claims in process for the same/similar type of services.</text:p>
            <text:p>Start: 03/01/2014</text:p>
          </table:table-cell>
          <table:table-cell table:formula="of:=FIND(&quot;Start&quot;; [.B901]; 1)-2" office:value-type="float" office:value="121" calcext:value-type="float">
            <text:p>121</text:p>
          </table:table-cell>
          <table:table-cell table:formula="of:=CONCATENATE([.$D$1];[.A901];[.$D$1];&quot;=&gt;&quot;;[.$D$1];LEFT([.B901]; [.C901]);[.$D$1];&quot;,&quot;)" office:value-type="string" office:string-value="&quot;N702&quot;=&gt;&quot;Decision based on review of previously adjudicated claims or for claims in process for the same/similar type of services.&quot;," calcext:value-type="string">
            <text:p>"N702"=&gt;"Decision based on review of previously adjudicated claims or for claims in process for the same/similar type of services.",</text:p>
          </table:table-cell>
        </table:table-row>
        <table:table-row table:style-name="ro7">
          <table:table-cell office:value-type="string" calcext:value-type="string">
            <text:p>N703</text:p>
          </table:table-cell>
          <table:table-cell office:value-type="string" calcext:value-type="string">
            <text:p>This service is incompatible with previously adjudicated claims or claims in process.</text:p>
            <text:p>Start: 03/01/2014</text:p>
          </table:table-cell>
          <table:table-cell table:formula="of:=FIND(&quot;Start&quot;; [.B902]; 1)-2" office:value-type="float" office:value="85" calcext:value-type="float">
            <text:p>85</text:p>
          </table:table-cell>
          <table:table-cell table:formula="of:=CONCATENATE([.$D$1];[.A902];[.$D$1];&quot;=&gt;&quot;;[.$D$1];LEFT([.B902]; [.C902]);[.$D$1];&quot;,&quot;)" office:value-type="string" office:string-value="&quot;N703&quot;=&gt;&quot;This service is incompatible with previously adjudicated claims or claims in process.&quot;," calcext:value-type="string">
            <text:p>"N703"=&gt;"This service is incompatible with previously adjudicated claims or claims in process.",</text:p>
          </table:table-cell>
        </table:table-row>
        <table:table-row table:style-name="ro9">
          <table:table-cell office:value-type="string" calcext:value-type="string">
            <text:p>N704</text:p>
          </table:table-cell>
          <table:table-cell office:value-type="string" calcext:value-type="string">
            <text:p>Alert: You may not appeal this decision but can resubmit this claim/service with corrected information if warranted.</text:p>
            <text:p>Start: 03/01/2014 | Last Modified: 03/14/2014</text:p>
            <text:p>Notes: (Modified 3/14/2014)</text:p>
          </table:table-cell>
          <table:table-cell table:formula="of:=FIND(&quot;Start&quot;; [.B903]; 1)-2" office:value-type="float" office:value="116" calcext:value-type="float">
            <text:p>116</text:p>
          </table:table-cell>
          <table:table-cell table:formula="of:=CONCATENATE([.$D$1];[.A903];[.$D$1];&quot;=&gt;&quot;;[.$D$1];LEFT([.B903]; [.C903]);[.$D$1];&quot;,&quot;)" office:value-type="string" office:string-value="&quot;N704&quot;=&gt;&quot;Alert: You may not appeal this decision but can resubmit this claim/service with corrected information if warranted.&quot;," calcext:value-type="string">
            <text:p>"N704"=&gt;"Alert: You may not appeal this decision but can resubmit this claim/service with corrected information if warranted.",</text:p>
          </table:table-cell>
        </table:table-row>
        <table:table-row table:style-name="ro7">
          <table:table-cell office:value-type="string" calcext:value-type="string">
            <text:p>N705</text:p>
          </table:table-cell>
          <table:table-cell office:value-type="string" calcext:value-type="string">
            <text:p>Incomplete/invalid documentation.</text:p>
            <text:p>Start: 03/01/2014</text:p>
          </table:table-cell>
          <table:table-cell table:formula="of:=FIND(&quot;Start&quot;; [.B904]; 1)-2" office:value-type="float" office:value="33" calcext:value-type="float">
            <text:p>33</text:p>
          </table:table-cell>
          <table:table-cell table:formula="of:=CONCATENATE([.$D$1];[.A904];[.$D$1];&quot;=&gt;&quot;;[.$D$1];LEFT([.B904]; [.C904]);[.$D$1];&quot;,&quot;)" office:value-type="string" office:string-value="&quot;N705&quot;=&gt;&quot;Incomplete/invalid documentation.&quot;," calcext:value-type="string">
            <text:p>"N705"=&gt;"Incomplete/invalid documentation.",</text:p>
          </table:table-cell>
        </table:table-row>
        <table:table-row table:style-name="ro7">
          <table:table-cell office:value-type="string" calcext:value-type="string">
            <text:p>N706</text:p>
          </table:table-cell>
          <table:table-cell office:value-type="string" calcext:value-type="string">
            <text:p>Missing documentation.</text:p>
            <text:p>Start: 03/01/2014</text:p>
          </table:table-cell>
          <table:table-cell table:formula="of:=FIND(&quot;Start&quot;; [.B905]; 1)-2" office:value-type="float" office:value="22" calcext:value-type="float">
            <text:p>22</text:p>
          </table:table-cell>
          <table:table-cell table:formula="of:=CONCATENATE([.$D$1];[.A905];[.$D$1];&quot;=&gt;&quot;;[.$D$1];LEFT([.B905]; [.C905]);[.$D$1];&quot;,&quot;)" office:value-type="string" office:string-value="&quot;N706&quot;=&gt;&quot;Missing documentation.&quot;," calcext:value-type="string">
            <text:p>"N706"=&gt;"Missing documentation.",</text:p>
          </table:table-cell>
        </table:table-row>
        <table:table-row table:style-name="ro7">
          <table:table-cell office:value-type="string" calcext:value-type="string">
            <text:p>N707</text:p>
          </table:table-cell>
          <table:table-cell office:value-type="string" calcext:value-type="string">
            <text:p>Incomplete/invalid orders.</text:p>
            <text:p>Start: 03/01/2014</text:p>
          </table:table-cell>
          <table:table-cell table:formula="of:=FIND(&quot;Start&quot;; [.B906]; 1)-2" office:value-type="float" office:value="26" calcext:value-type="float">
            <text:p>26</text:p>
          </table:table-cell>
          <table:table-cell table:formula="of:=CONCATENATE([.$D$1];[.A906];[.$D$1];&quot;=&gt;&quot;;[.$D$1];LEFT([.B906]; [.C906]);[.$D$1];&quot;,&quot;)" office:value-type="string" office:string-value="&quot;N707&quot;=&gt;&quot;Incomplete/invalid orders.&quot;," calcext:value-type="string">
            <text:p>"N707"=&gt;"Incomplete/invalid orders.",</text:p>
          </table:table-cell>
        </table:table-row>
        <table:table-row table:style-name="ro7">
          <table:table-cell office:value-type="string" calcext:value-type="string">
            <text:p>N708</text:p>
          </table:table-cell>
          <table:table-cell office:value-type="string" calcext:value-type="string">
            <text:p>Missing orders.</text:p>
            <text:p>Start: 03/01/2014</text:p>
          </table:table-cell>
          <table:table-cell table:formula="of:=FIND(&quot;Start&quot;; [.B907]; 1)-2" office:value-type="float" office:value="15" calcext:value-type="float">
            <text:p>15</text:p>
          </table:table-cell>
          <table:table-cell table:formula="of:=CONCATENATE([.$D$1];[.A907];[.$D$1];&quot;=&gt;&quot;;[.$D$1];LEFT([.B907]; [.C907]);[.$D$1];&quot;,&quot;)" office:value-type="string" office:string-value="&quot;N708&quot;=&gt;&quot;Missing orders.&quot;," calcext:value-type="string">
            <text:p>"N708"=&gt;"Missing orders.",</text:p>
          </table:table-cell>
        </table:table-row>
        <table:table-row table:style-name="ro7">
          <table:table-cell office:value-type="string" calcext:value-type="string">
            <text:p>N709</text:p>
          </table:table-cell>
          <table:table-cell office:value-type="string" calcext:value-type="string">
            <text:p>Incomplete/invalid notes.</text:p>
            <text:p>Start: 03/01/2014</text:p>
          </table:table-cell>
          <table:table-cell table:formula="of:=FIND(&quot;Start&quot;; [.B908]; 1)-2" office:value-type="float" office:value="25" calcext:value-type="float">
            <text:p>25</text:p>
          </table:table-cell>
          <table:table-cell table:formula="of:=CONCATENATE([.$D$1];[.A908];[.$D$1];&quot;=&gt;&quot;;[.$D$1];LEFT([.B908]; [.C908]);[.$D$1];&quot;,&quot;)" office:value-type="string" office:string-value="&quot;N709&quot;=&gt;&quot;Incomplete/invalid notes.&quot;," calcext:value-type="string">
            <text:p>"N709"=&gt;"Incomplete/invalid notes.",</text:p>
          </table:table-cell>
        </table:table-row>
        <table:table-row table:style-name="ro7">
          <table:table-cell office:value-type="string" calcext:value-type="string">
            <text:p>N710</text:p>
          </table:table-cell>
          <table:table-cell office:value-type="string" calcext:value-type="string">
            <text:p>Missing notes.</text:p>
            <text:p>Start: 03/01/2014</text:p>
          </table:table-cell>
          <table:table-cell table:formula="of:=FIND(&quot;Start&quot;; [.B909]; 1)-2" office:value-type="float" office:value="14" calcext:value-type="float">
            <text:p>14</text:p>
          </table:table-cell>
          <table:table-cell table:formula="of:=CONCATENATE([.$D$1];[.A909];[.$D$1];&quot;=&gt;&quot;;[.$D$1];LEFT([.B909]; [.C909]);[.$D$1];&quot;,&quot;)" office:value-type="string" office:string-value="&quot;N710&quot;=&gt;&quot;Missing notes.&quot;," calcext:value-type="string">
            <text:p>"N710"=&gt;"Missing notes.",</text:p>
          </table:table-cell>
        </table:table-row>
        <table:table-row table:style-name="ro7">
          <table:table-cell office:value-type="string" calcext:value-type="string">
            <text:p>N711</text:p>
          </table:table-cell>
          <table:table-cell office:value-type="string" calcext:value-type="string">
            <text:p>Incomplete/invalid summary.</text:p>
            <text:p>Start: 03/01/2014</text:p>
          </table:table-cell>
          <table:table-cell table:formula="of:=FIND(&quot;Start&quot;; [.B910]; 1)-2" office:value-type="float" office:value="27" calcext:value-type="float">
            <text:p>27</text:p>
          </table:table-cell>
          <table:table-cell table:formula="of:=CONCATENATE([.$D$1];[.A910];[.$D$1];&quot;=&gt;&quot;;[.$D$1];LEFT([.B910]; [.C910]);[.$D$1];&quot;,&quot;)" office:value-type="string" office:string-value="&quot;N711&quot;=&gt;&quot;Incomplete/invalid summary.&quot;," calcext:value-type="string">
            <text:p>"N711"=&gt;"Incomplete/invalid summary.",</text:p>
          </table:table-cell>
        </table:table-row>
        <table:table-row table:style-name="ro7">
          <table:table-cell office:value-type="string" calcext:value-type="string">
            <text:p>N712</text:p>
          </table:table-cell>
          <table:table-cell office:value-type="string" calcext:value-type="string">
            <text:p>Missing summary.</text:p>
            <text:p>Start: 03/01/2014</text:p>
          </table:table-cell>
          <table:table-cell table:formula="of:=FIND(&quot;Start&quot;; [.B911]; 1)-2" office:value-type="float" office:value="16" calcext:value-type="float">
            <text:p>16</text:p>
          </table:table-cell>
          <table:table-cell table:formula="of:=CONCATENATE([.$D$1];[.A911];[.$D$1];&quot;=&gt;&quot;;[.$D$1];LEFT([.B911]; [.C911]);[.$D$1];&quot;,&quot;)" office:value-type="string" office:string-value="&quot;N712&quot;=&gt;&quot;Missing summary.&quot;," calcext:value-type="string">
            <text:p>"N712"=&gt;"Missing summary.",</text:p>
          </table:table-cell>
        </table:table-row>
        <table:table-row table:style-name="ro7">
          <table:table-cell office:value-type="string" calcext:value-type="string">
            <text:p>N713</text:p>
          </table:table-cell>
          <table:table-cell office:value-type="string" calcext:value-type="string">
            <text:p>Incomplete/invalid report.</text:p>
            <text:p>Start: 03/01/2014</text:p>
          </table:table-cell>
          <table:table-cell table:formula="of:=FIND(&quot;Start&quot;; [.B912]; 1)-2" office:value-type="float" office:value="26" calcext:value-type="float">
            <text:p>26</text:p>
          </table:table-cell>
          <table:table-cell table:formula="of:=CONCATENATE([.$D$1];[.A912];[.$D$1];&quot;=&gt;&quot;;[.$D$1];LEFT([.B912]; [.C912]);[.$D$1];&quot;,&quot;)" office:value-type="string" office:string-value="&quot;N713&quot;=&gt;&quot;Incomplete/invalid report.&quot;," calcext:value-type="string">
            <text:p>"N713"=&gt;"Incomplete/invalid report.",</text:p>
          </table:table-cell>
        </table:table-row>
        <table:table-row table:style-name="ro7">
          <table:table-cell office:value-type="string" calcext:value-type="string">
            <text:p>N714</text:p>
          </table:table-cell>
          <table:table-cell office:value-type="string" calcext:value-type="string">
            <text:p>Missing report.</text:p>
            <text:p>Start: 03/01/2014</text:p>
          </table:table-cell>
          <table:table-cell table:formula="of:=FIND(&quot;Start&quot;; [.B913]; 1)-2" office:value-type="float" office:value="15" calcext:value-type="float">
            <text:p>15</text:p>
          </table:table-cell>
          <table:table-cell table:formula="of:=CONCATENATE([.$D$1];[.A913];[.$D$1];&quot;=&gt;&quot;;[.$D$1];LEFT([.B913]; [.C913]);[.$D$1];&quot;,&quot;)" office:value-type="string" office:string-value="&quot;N714&quot;=&gt;&quot;Missing report.&quot;," calcext:value-type="string">
            <text:p>"N714"=&gt;"Missing report.",</text:p>
          </table:table-cell>
        </table:table-row>
        <table:table-row table:style-name="ro7">
          <table:table-cell office:value-type="string" calcext:value-type="string">
            <text:p>N715</text:p>
          </table:table-cell>
          <table:table-cell office:value-type="string" calcext:value-type="string">
            <text:p>Incomplete/invalid chart.</text:p>
            <text:p>Start: 03/01/2014</text:p>
          </table:table-cell>
          <table:table-cell table:formula="of:=FIND(&quot;Start&quot;; [.B914]; 1)-2" office:value-type="float" office:value="25" calcext:value-type="float">
            <text:p>25</text:p>
          </table:table-cell>
          <table:table-cell table:formula="of:=CONCATENATE([.$D$1];[.A914];[.$D$1];&quot;=&gt;&quot;;[.$D$1];LEFT([.B914]; [.C914]);[.$D$1];&quot;,&quot;)" office:value-type="string" office:string-value="&quot;N715&quot;=&gt;&quot;Incomplete/invalid chart.&quot;," calcext:value-type="string">
            <text:p>"N715"=&gt;"Incomplete/invalid chart.",</text:p>
          </table:table-cell>
        </table:table-row>
        <table:table-row table:style-name="ro7">
          <table:table-cell office:value-type="string" calcext:value-type="string">
            <text:p>N716</text:p>
          </table:table-cell>
          <table:table-cell office:value-type="string" calcext:value-type="string">
            <text:p>Missing chart.</text:p>
            <text:p>Start: 03/01/2014</text:p>
          </table:table-cell>
          <table:table-cell table:formula="of:=FIND(&quot;Start&quot;; [.B915]; 1)-2" office:value-type="float" office:value="14" calcext:value-type="float">
            <text:p>14</text:p>
          </table:table-cell>
          <table:table-cell table:formula="of:=CONCATENATE([.$D$1];[.A915];[.$D$1];&quot;=&gt;&quot;;[.$D$1];LEFT([.B915]; [.C915]);[.$D$1];&quot;,&quot;)" office:value-type="string" office:string-value="&quot;N716&quot;=&gt;&quot;Missing chart.&quot;," calcext:value-type="string">
            <text:p>"N716"=&gt;"Missing chart.",</text:p>
          </table:table-cell>
        </table:table-row>
        <table:table-row table:style-name="ro7">
          <table:table-cell office:value-type="string" calcext:value-type="string">
            <text:p>N717</text:p>
          </table:table-cell>
          <table:table-cell office:value-type="string" calcext:value-type="string">
            <text:p>Incomplete/Invalid documentation of face-to-face examination.</text:p>
            <text:p>Start: 03/01/2014</text:p>
          </table:table-cell>
          <table:table-cell table:formula="of:=FIND(&quot;Start&quot;; [.B916]; 1)-2" office:value-type="float" office:value="61" calcext:value-type="float">
            <text:p>61</text:p>
          </table:table-cell>
          <table:table-cell table:formula="of:=CONCATENATE([.$D$1];[.A916];[.$D$1];&quot;=&gt;&quot;;[.$D$1];LEFT([.B916]; [.C916]);[.$D$1];&quot;,&quot;)" office:value-type="string" office:string-value="&quot;N717&quot;=&gt;&quot;Incomplete/Invalid documentation of face-to-face examination.&quot;," calcext:value-type="string">
            <text:p>"N717"=&gt;"Incomplete/Invalid documentation of face-to-face examination.",</text:p>
          </table:table-cell>
        </table:table-row>
        <table:table-row table:style-name="ro7">
          <table:table-cell office:value-type="string" calcext:value-type="string">
            <text:p>N718</text:p>
          </table:table-cell>
          <table:table-cell office:value-type="string" calcext:value-type="string">
            <text:p>Missing documentation of face-to-face examination.</text:p>
            <text:p>Start: 03/01/2014</text:p>
          </table:table-cell>
          <table:table-cell table:formula="of:=FIND(&quot;Start&quot;; [.B917]; 1)-2" office:value-type="float" office:value="50" calcext:value-type="float">
            <text:p>50</text:p>
          </table:table-cell>
          <table:table-cell table:formula="of:=CONCATENATE([.$D$1];[.A917];[.$D$1];&quot;=&gt;&quot;;[.$D$1];LEFT([.B917]; [.C917]);[.$D$1];&quot;,&quot;)" office:value-type="string" office:string-value="&quot;N718&quot;=&gt;&quot;Missing documentation of face-to-face examination.&quot;," calcext:value-type="string">
            <text:p>"N718"=&gt;"Missing documentation of face-to-face examination.",</text:p>
          </table:table-cell>
        </table:table-row>
        <table:table-row table:style-name="ro7">
          <table:table-cell office:value-type="string" calcext:value-type="string">
            <text:p>N719</text:p>
          </table:table-cell>
          <table:table-cell office:value-type="string" calcext:value-type="string">
            <text:p>Penalty applied based on plan requirements not being met.</text:p>
            <text:p>Start: 03/01/2014</text:p>
          </table:table-cell>
          <table:table-cell table:formula="of:=FIND(&quot;Start&quot;; [.B918]; 1)-2" office:value-type="float" office:value="57" calcext:value-type="float">
            <text:p>57</text:p>
          </table:table-cell>
          <table:table-cell table:formula="of:=CONCATENATE([.$D$1];[.A918];[.$D$1];&quot;=&gt;&quot;;[.$D$1];LEFT([.B918]; [.C918]);[.$D$1];&quot;,&quot;)" office:value-type="string" office:string-value="&quot;N719&quot;=&gt;&quot;Penalty applied based on plan requirements not being met.&quot;," calcext:value-type="string">
            <text:p>"N719"=&gt;"Penalty applied based on plan requirements not being met.",</text:p>
          </table:table-cell>
        </table:table-row>
        <table:table-row table:style-name="ro9">
          <table:table-cell office:value-type="string" calcext:value-type="string">
            <text:p>N720</text:p>
          </table:table-cell>
          <table:table-cell office:value-type="string" calcext:value-type="string">
            <text:p>Alert: The patient overpaid you. You may need to issue the patient a refund for the difference between the patient’s payment and the amount shown as patient responsibility on this notice.</text:p>
            <text:p>Start: 03/01/2014</text:p>
          </table:table-cell>
          <table:table-cell table:formula="of:=FIND(&quot;Start&quot;; [.B919]; 1)-2" office:value-type="float" office:value="187" calcext:value-type="float">
            <text:p>187</text:p>
          </table:table-cell>
          <table:table-cell table:formula="of:=CONCATENATE([.$D$1];[.A919];[.$D$1];&quot;=&gt;&quot;;[.$D$1];LEFT([.B919]; [.C919]);[.$D$1];&quot;,&quot;)" office:value-type="string" office:string-value="&quot;N720&quot;=&gt;&quot;Alert: The patient overpaid you. You may need to issue the patient a refund for the difference between the patient’s payment and the amount shown as patient responsibility on this notice.&quot;," calcext:value-type="string">
            <text:p>"N720"=&gt;"Alert: The patient overpaid you. You may need to issue the patient a refund for the difference between the patient’s payment and the amount shown as patient responsibility on this notice.",</text:p>
          </table:table-cell>
        </table:table-row>
        <table:table-row table:style-name="ro7">
          <table:table-cell office:value-type="string" calcext:value-type="string">
            <text:p>N721</text:p>
          </table:table-cell>
          <table:table-cell office:value-type="string" calcext:value-type="string">
            <text:p>This service is only covered when performed as part of a clinical trial.</text:p>
            <text:p>Start: 03/01/2014</text:p>
          </table:table-cell>
          <table:table-cell table:formula="of:=FIND(&quot;Start&quot;; [.B920]; 1)-2" office:value-type="float" office:value="72" calcext:value-type="float">
            <text:p>72</text:p>
          </table:table-cell>
          <table:table-cell table:formula="of:=CONCATENATE([.$D$1];[.A920];[.$D$1];&quot;=&gt;&quot;;[.$D$1];LEFT([.B920]; [.C920]);[.$D$1];&quot;,&quot;)" office:value-type="string" office:string-value="&quot;N721&quot;=&gt;&quot;This service is only covered when performed as part of a clinical trial.&quot;," calcext:value-type="string">
            <text:p>"N721"=&gt;"This service is only covered when performed as part of a clinical trial.",</text:p>
          </table:table-cell>
        </table:table-row>
        <table:table-row table:style-name="ro8">
          <table:table-cell office:value-type="string" calcext:value-type="string">
            <text:p>N722</text:p>
          </table:table-cell>
          <table:table-cell office:value-type="string" calcext:value-type="string">
            <text:p>Patient must use Workers' Compensation Set-Aside (WCSA) funds to pay for the medical service or item.</text:p>
            <text:p>Start: 03/01/2014</text:p>
          </table:table-cell>
          <table:table-cell table:formula="of:=FIND(&quot;Start&quot;; [.B921]; 1)-2" office:value-type="float" office:value="101" calcext:value-type="float">
            <text:p>101</text:p>
          </table:table-cell>
          <table:table-cell table:formula="of:=CONCATENATE([.$D$1];[.A921];[.$D$1];&quot;=&gt;&quot;;[.$D$1];LEFT([.B921]; [.C921]);[.$D$1];&quot;,&quot;)" office:value-type="string" office:string-value="&quot;N722&quot;=&gt;&quot;Patient must use Workers' Compensation Set-Aside (WCSA) funds to pay for the medical service or item.&quot;," calcext:value-type="string">
            <text:p>"N722"=&gt;"Patient must use Workers' Compensation Set-Aside (WCSA) funds to pay for the medical service or item.",</text:p>
          </table:table-cell>
        </table:table-row>
        <table:table-row table:style-name="ro7">
          <table:table-cell office:value-type="string" calcext:value-type="string">
            <text:p>N723</text:p>
          </table:table-cell>
          <table:table-cell office:value-type="string" calcext:value-type="string">
            <text:p>Patient must use Liability set-aside (LSA) funds to pay for the medical service or item.</text:p>
            <text:p>Start: 03/01/2014</text:p>
          </table:table-cell>
          <table:table-cell table:formula="of:=FIND(&quot;Start&quot;; [.B922]; 1)-2" office:value-type="float" office:value="88" calcext:value-type="float">
            <text:p>88</text:p>
          </table:table-cell>
          <table:table-cell table:formula="of:=CONCATENATE([.$D$1];[.A922];[.$D$1];&quot;=&gt;&quot;;[.$D$1];LEFT([.B922]; [.C922]);[.$D$1];&quot;,&quot;)" office:value-type="string" office:string-value="&quot;N723&quot;=&gt;&quot;Patient must use Liability set-aside (LSA) funds to pay for the medical service or item.&quot;," calcext:value-type="string">
            <text:p>"N723"=&gt;"Patient must use Liability set-aside (LSA) funds to pay for the medical service or item.",</text:p>
          </table:table-cell>
        </table:table-row>
        <table:table-row table:style-name="ro7">
          <table:table-cell office:value-type="string" calcext:value-type="string">
            <text:p>N724</text:p>
          </table:table-cell>
          <table:table-cell office:value-type="string" calcext:value-type="string">
            <text:p>Patient must use No-Fault set-aside (NFSA) funds to pay for the medical service or item.</text:p>
            <text:p>Start: 03/01/2014</text:p>
          </table:table-cell>
          <table:table-cell table:formula="of:=FIND(&quot;Start&quot;; [.B923]; 1)-2" office:value-type="float" office:value="88" calcext:value-type="float">
            <text:p>88</text:p>
          </table:table-cell>
          <table:table-cell table:formula="of:=CONCATENATE([.$D$1];[.A923];[.$D$1];&quot;=&gt;&quot;;[.$D$1];LEFT([.B923]; [.C923]);[.$D$1];&quot;,&quot;)" office:value-type="string" office:string-value="&quot;N724&quot;=&gt;&quot;Patient must use No-Fault set-aside (NFSA) funds to pay for the medical service or item.&quot;," calcext:value-type="string">
            <text:p>"N724"=&gt;"Patient must use No-Fault set-aside (NFSA) funds to pay for the medical service or item.",</text:p>
          </table:table-cell>
        </table:table-row>
        <table:table-row table:style-name="ro8">
          <table:table-cell office:value-type="string" calcext:value-type="string">
            <text:p>N725</text:p>
          </table:table-cell>
          <table:table-cell office:value-type="string" calcext:value-type="string">
            <text:p>A liability insurer has reported having ongoing responsibility for medical services (ORM) for this diagnosis.</text:p>
            <text:p>Start: 03/01/2014</text:p>
          </table:table-cell>
          <table:table-cell table:formula="of:=FIND(&quot;Start&quot;; [.B924]; 1)-2" office:value-type="float" office:value="109" calcext:value-type="float">
            <text:p>109</text:p>
          </table:table-cell>
          <table:table-cell table:formula="of:=CONCATENATE([.$D$1];[.A924];[.$D$1];&quot;=&gt;&quot;;[.$D$1];LEFT([.B924]; [.C924]);[.$D$1];&quot;,&quot;)" office:value-type="string" office:string-value="&quot;N725&quot;=&gt;&quot;A liability insurer has reported having ongoing responsibility for medical services (ORM) for this diagnosis.&quot;," calcext:value-type="string">
            <text:p>"N725"=&gt;"A liability insurer has reported having ongoing responsibility for medical services (ORM) for this diagnosis.",</text:p>
          </table:table-cell>
        </table:table-row>
        <table:table-row table:style-name="ro7">
          <table:table-cell office:value-type="string" calcext:value-type="string">
            <text:p>N726</text:p>
          </table:table-cell>
          <table:table-cell office:value-type="string" calcext:value-type="string">
            <text:p>A conditional payment is not allowed.</text:p>
            <text:p>Start: 03/01/2014</text:p>
          </table:table-cell>
          <table:table-cell table:formula="of:=FIND(&quot;Start&quot;; [.B925]; 1)-2" office:value-type="float" office:value="37" calcext:value-type="float">
            <text:p>37</text:p>
          </table:table-cell>
          <table:table-cell table:formula="of:=CONCATENATE([.$D$1];[.A925];[.$D$1];&quot;=&gt;&quot;;[.$D$1];LEFT([.B925]; [.C925]);[.$D$1];&quot;,&quot;)" office:value-type="string" office:string-value="&quot;N726&quot;=&gt;&quot;A conditional payment is not allowed.&quot;," calcext:value-type="string">
            <text:p>"N726"=&gt;"A conditional payment is not allowed.",</text:p>
          </table:table-cell>
        </table:table-row>
        <table:table-row table:style-name="ro8">
          <table:table-cell office:value-type="string" calcext:value-type="string">
            <text:p>N727</text:p>
          </table:table-cell>
          <table:table-cell office:value-type="string" calcext:value-type="string">
            <text:p>A no-fault insurer has reported having ongoing responsibility for medical services (ORM) for this diagnosis.</text:p>
            <text:p>Start: 03/01/2014</text:p>
          </table:table-cell>
          <table:table-cell table:formula="of:=FIND(&quot;Start&quot;; [.B926]; 1)-2" office:value-type="float" office:value="108" calcext:value-type="float">
            <text:p>108</text:p>
          </table:table-cell>
          <table:table-cell table:formula="of:=CONCATENATE([.$D$1];[.A926];[.$D$1];&quot;=&gt;&quot;;[.$D$1];LEFT([.B926]; [.C926]);[.$D$1];&quot;,&quot;)" office:value-type="string" office:string-value="&quot;N727&quot;=&gt;&quot;A no-fault insurer has reported having ongoing responsibility for medical services (ORM) for this diagnosis.&quot;," calcext:value-type="string">
            <text:p>"N727"=&gt;"A no-fault insurer has reported having ongoing responsibility for medical services (ORM) for this diagnosis.",</text:p>
          </table:table-cell>
        </table:table-row>
        <table:table-row table:style-name="ro8">
          <table:table-cell office:value-type="string" calcext:value-type="string">
            <text:p>N728</text:p>
          </table:table-cell>
          <table:table-cell office:value-type="string" calcext:value-type="string">
            <text:p>A workers' compensation insurer has reported having ongoing responsibility for medical services (ORM) for this diagnosis.</text:p>
            <text:p>Start: 03/01/2014</text:p>
          </table:table-cell>
          <table:table-cell table:formula="of:=FIND(&quot;Start&quot;; [.B927]; 1)-2" office:value-type="float" office:value="121" calcext:value-type="float">
            <text:p>121</text:p>
          </table:table-cell>
          <table:table-cell table:formula="of:=CONCATENATE([.$D$1];[.A927];[.$D$1];&quot;=&gt;&quot;;[.$D$1];LEFT([.B927]; [.C927]);[.$D$1];&quot;,&quot;)" office:value-type="string" office:string-value="&quot;N728&quot;=&gt;&quot;A workers' compensation insurer has reported having ongoing responsibility for medical services (ORM) for this diagnosis.&quot;," calcext:value-type="string">
            <text:p>"N728"=&gt;"A workers' compensation insurer has reported having ongoing responsibility for medical services (ORM) for this diagnosis.",</text:p>
          </table:table-cell>
        </table:table-row>
        <table:table-row table:style-name="ro7">
          <table:table-cell office:value-type="string" calcext:value-type="string">
            <text:p>N729</text:p>
          </table:table-cell>
          <table:table-cell office:value-type="string" calcext:value-type="string">
            <text:p>Missing patient medical/dental record for this service.</text:p>
            <text:p>Start: 11/01/2014</text:p>
          </table:table-cell>
          <table:table-cell table:formula="of:=FIND(&quot;Start&quot;; [.B928]; 1)-2" office:value-type="float" office:value="55" calcext:value-type="float">
            <text:p>55</text:p>
          </table:table-cell>
          <table:table-cell table:formula="of:=CONCATENATE([.$D$1];[.A928];[.$D$1];&quot;=&gt;&quot;;[.$D$1];LEFT([.B928]; [.C928]);[.$D$1];&quot;,&quot;)" office:value-type="string" office:string-value="&quot;N729&quot;=&gt;&quot;Missing patient medical/dental record for this service.&quot;," calcext:value-type="string">
            <text:p>"N729"=&gt;"Missing patient medical/dental record for this service.",</text:p>
          </table:table-cell>
        </table:table-row>
        <table:table-row table:style-name="ro7">
          <table:table-cell office:value-type="string" calcext:value-type="string">
            <text:p>N730</text:p>
          </table:table-cell>
          <table:table-cell office:value-type="string" calcext:value-type="string">
            <text:p>Incomplete/invalid patient medical/dental record for this service.</text:p>
            <text:p>Start: 11/01/2014</text:p>
          </table:table-cell>
          <table:table-cell table:formula="of:=FIND(&quot;Start&quot;; [.B929]; 1)-2" office:value-type="float" office:value="66" calcext:value-type="float">
            <text:p>66</text:p>
          </table:table-cell>
          <table:table-cell table:formula="of:=CONCATENATE([.$D$1];[.A929];[.$D$1];&quot;=&gt;&quot;;[.$D$1];LEFT([.B929]; [.C929]);[.$D$1];&quot;,&quot;)" office:value-type="string" office:string-value="&quot;N730&quot;=&gt;&quot;Incomplete/invalid patient medical/dental record for this service.&quot;," calcext:value-type="string">
            <text:p>"N730"=&gt;"Incomplete/invalid patient medical/dental record for this service.",</text:p>
          </table:table-cell>
        </table:table-row>
        <table:table-row table:style-name="ro7">
          <table:table-cell office:value-type="string" calcext:value-type="string">
            <text:p>N731</text:p>
          </table:table-cell>
          <table:table-cell office:value-type="string" calcext:value-type="string">
            <text:p>Incomplete/Invalid mental health assessment.</text:p>
            <text:p>Start: 11/01/2014</text:p>
          </table:table-cell>
          <table:table-cell table:formula="of:=FIND(&quot;Start&quot;; [.B930]; 1)-2" office:value-type="float" office:value="44" calcext:value-type="float">
            <text:p>44</text:p>
          </table:table-cell>
          <table:table-cell table:formula="of:=CONCATENATE([.$D$1];[.A930];[.$D$1];&quot;=&gt;&quot;;[.$D$1];LEFT([.B930]; [.C930]);[.$D$1];&quot;,&quot;)" office:value-type="string" office:string-value="&quot;N731&quot;=&gt;&quot;Incomplete/Invalid mental health assessment.&quot;," calcext:value-type="string">
            <text:p>"N731"=&gt;"Incomplete/Invalid mental health assessment.",</text:p>
          </table:table-cell>
        </table:table-row>
        <table:table-row table:style-name="ro7">
          <table:table-cell office:value-type="string" calcext:value-type="string">
            <text:p>N732</text:p>
          </table:table-cell>
          <table:table-cell office:value-type="string" calcext:value-type="string">
            <text:p>Services performed at an unlicensed facility are not reimbursable.</text:p>
            <text:p>Start: 11/01/2014</text:p>
          </table:table-cell>
          <table:table-cell table:formula="of:=FIND(&quot;Start&quot;; [.B931]; 1)-2" office:value-type="float" office:value="66" calcext:value-type="float">
            <text:p>66</text:p>
          </table:table-cell>
          <table:table-cell table:formula="of:=CONCATENATE([.$D$1];[.A931];[.$D$1];&quot;=&gt;&quot;;[.$D$1];LEFT([.B931]; [.C931]);[.$D$1];&quot;,&quot;)" office:value-type="string" office:string-value="&quot;N732&quot;=&gt;&quot;Services performed at an unlicensed facility are not reimbursable.&quot;," calcext:value-type="string">
            <text:p>"N732"=&gt;"Services performed at an unlicensed facility are not reimbursable.",</text:p>
          </table:table-cell>
        </table:table-row>
        <table:table-row table:style-name="ro7">
          <table:table-cell office:value-type="string" calcext:value-type="string">
            <text:p>N733</text:p>
          </table:table-cell>
          <table:table-cell office:value-type="string" calcext:value-type="string">
            <text:p>Regulatory surcharges are paid directly to the state.</text:p>
            <text:p>Start: 11/01/2014</text:p>
          </table:table-cell>
          <table:table-cell table:formula="of:=FIND(&quot;Start&quot;; [.B932]; 1)-2" office:value-type="float" office:value="53" calcext:value-type="float">
            <text:p>53</text:p>
          </table:table-cell>
          <table:table-cell table:formula="of:=CONCATENATE([.$D$1];[.A932];[.$D$1];&quot;=&gt;&quot;;[.$D$1];LEFT([.B932]; [.C932]);[.$D$1];&quot;,&quot;)" office:value-type="string" office:string-value="&quot;N733&quot;=&gt;&quot;Regulatory surcharges are paid directly to the state.&quot;," calcext:value-type="string">
            <text:p>"N733"=&gt;"Regulatory surcharges are paid directly to the state.",</text:p>
          </table:table-cell>
        </table:table-row>
        <table:table-row table:style-name="ro8">
          <table:table-cell office:value-type="string" calcext:value-type="string">
            <text:p>N734</text:p>
          </table:table-cell>
          <table:table-cell office:value-type="string" calcext:value-type="string">
            <text:p>The patient is eligible for these medical services only when unable to work or perform normal activities due to an illness or injury.</text:p>
            <text:p>Start: 11/01/2014</text:p>
          </table:table-cell>
          <table:table-cell table:formula="of:=FIND(&quot;Start&quot;; [.B933]; 1)-2" office:value-type="float" office:value="133" calcext:value-type="float">
            <text:p>133</text:p>
          </table:table-cell>
          <table:table-cell table:formula="of:=CONCATENATE([.$D$1];[.A933];[.$D$1];&quot;=&gt;&quot;;[.$D$1];LEFT([.B933]; [.C933]);[.$D$1];&quot;,&quot;)" office:value-type="string" office:string-value="&quot;N734&quot;=&gt;&quot;The patient is eligible for these medical services only when unable to work or perform normal activities due to an illness or injury.&quot;," calcext:value-type="string">
            <text:p>"N734"=&gt;"The patient is eligible for these medical services only when unable to work or perform normal activities due to an illness or injury.",</text:p>
          </table:table-cell>
        </table:table-row>
        <table:table-row table:style-name="ro7">
          <table:table-cell office:value-type="string" calcext:value-type="string">
            <text:p>N736</text:p>
          </table:table-cell>
          <table:table-cell office:value-type="string" calcext:value-type="string">
            <text:p>Incomplete/invalid Sleep Study Report.</text:p>
            <text:p>Start: 03/01/2015</text:p>
          </table:table-cell>
          <table:table-cell table:formula="of:=FIND(&quot;Start&quot;; [.B934]; 1)-2" office:value-type="float" office:value="38" calcext:value-type="float">
            <text:p>38</text:p>
          </table:table-cell>
          <table:table-cell table:formula="of:=CONCATENATE([.$D$1];[.A934];[.$D$1];&quot;=&gt;&quot;;[.$D$1];LEFT([.B934]; [.C934]);[.$D$1];&quot;,&quot;)" office:value-type="string" office:string-value="&quot;N736&quot;=&gt;&quot;Incomplete/invalid Sleep Study Report.&quot;," calcext:value-type="string">
            <text:p>"N736"=&gt;"Incomplete/invalid Sleep Study Report.",</text:p>
          </table:table-cell>
        </table:table-row>
        <table:table-row table:style-name="ro7">
          <table:table-cell office:value-type="string" calcext:value-type="string">
            <text:p>N737</text:p>
          </table:table-cell>
          <table:table-cell office:value-type="string" calcext:value-type="string">
            <text:p>Missing Sleep Study Report.</text:p>
            <text:p>Start: 03/01/2015</text:p>
          </table:table-cell>
          <table:table-cell table:formula="of:=FIND(&quot;Start&quot;; [.B935]; 1)-2" office:value-type="float" office:value="27" calcext:value-type="float">
            <text:p>27</text:p>
          </table:table-cell>
          <table:table-cell table:formula="of:=CONCATENATE([.$D$1];[.A935];[.$D$1];&quot;=&gt;&quot;;[.$D$1];LEFT([.B935]; [.C935]);[.$D$1];&quot;,&quot;)" office:value-type="string" office:string-value="&quot;N737&quot;=&gt;&quot;Missing Sleep Study Report.&quot;," calcext:value-type="string">
            <text:p>"N737"=&gt;"Missing Sleep Study Report.",</text:p>
          </table:table-cell>
        </table:table-row>
        <table:table-row table:style-name="ro7">
          <table:table-cell office:value-type="string" calcext:value-type="string">
            <text:p>N738</text:p>
          </table:table-cell>
          <table:table-cell office:value-type="string" calcext:value-type="string">
            <text:p>Incomplete/invalid Vein Study Report.</text:p>
            <text:p>Start: 03/01/2015</text:p>
          </table:table-cell>
          <table:table-cell table:formula="of:=FIND(&quot;Start&quot;; [.B936]; 1)-2" office:value-type="float" office:value="37" calcext:value-type="float">
            <text:p>37</text:p>
          </table:table-cell>
          <table:table-cell table:formula="of:=CONCATENATE([.$D$1];[.A936];[.$D$1];&quot;=&gt;&quot;;[.$D$1];LEFT([.B936]; [.C936]);[.$D$1];&quot;,&quot;)" office:value-type="string" office:string-value="&quot;N738&quot;=&gt;&quot;Incomplete/invalid Vein Study Report.&quot;," calcext:value-type="string">
            <text:p>"N738"=&gt;"Incomplete/invalid Vein Study Report.",</text:p>
          </table:table-cell>
        </table:table-row>
        <table:table-row table:style-name="ro7">
          <table:table-cell office:value-type="string" calcext:value-type="string">
            <text:p>N739</text:p>
          </table:table-cell>
          <table:table-cell office:value-type="string" calcext:value-type="string">
            <text:p>Missing Vein Study Report.</text:p>
            <text:p>Start: 03/01/2015</text:p>
          </table:table-cell>
          <table:table-cell table:formula="of:=FIND(&quot;Start&quot;; [.B937]; 1)-2" office:value-type="float" office:value="26" calcext:value-type="float">
            <text:p>26</text:p>
          </table:table-cell>
          <table:table-cell table:formula="of:=CONCATENATE([.$D$1];[.A937];[.$D$1];&quot;=&gt;&quot;;[.$D$1];LEFT([.B937]; [.C937]);[.$D$1];&quot;,&quot;)" office:value-type="string" office:string-value="&quot;N739&quot;=&gt;&quot;Missing Vein Study Report.&quot;," calcext:value-type="string">
            <text:p>"N739"=&gt;"Missing Vein Study Report.",</text:p>
          </table:table-cell>
        </table:table-row>
        <table:table-row table:style-name="ro8">
          <table:table-cell office:value-type="string" calcext:value-type="string">
            <text:p>N740</text:p>
          </table:table-cell>
          <table:table-cell office:value-type="string" calcext:value-type="string">
            <text:p>The member's Consumer Spending Account does not contain sufficient funds to cover the member's liability for this claim/service.</text:p>
            <text:p>Start: 03/01/2015</text:p>
          </table:table-cell>
          <table:table-cell table:formula="of:=FIND(&quot;Start&quot;; [.B938]; 1)-2" office:value-type="float" office:value="128" calcext:value-type="float">
            <text:p>128</text:p>
          </table:table-cell>
          <table:table-cell table:formula="of:=CONCATENATE([.$D$1];[.A938];[.$D$1];&quot;=&gt;&quot;;[.$D$1];LEFT([.B938]; [.C938]);[.$D$1];&quot;,&quot;)" office:value-type="string" office:string-value="&quot;N740&quot;=&gt;&quot;The member's Consumer Spending Account does not contain sufficient funds to cover the member's liability for this claim/service.&quot;," calcext:value-type="string">
            <text:p>"N740"=&gt;"The member's Consumer Spending Account does not contain sufficient funds to cover the member's liability for this claim/service.",</text:p>
          </table:table-cell>
        </table:table-row>
        <table:table-row table:style-name="ro7">
          <table:table-cell office:value-type="string" calcext:value-type="string">
            <text:p>N741</text:p>
          </table:table-cell>
          <table:table-cell office:value-type="string" calcext:value-type="string">
            <text:p>This is a site neutral payment.</text:p>
            <text:p>Start: 03/01/2015</text:p>
          </table:table-cell>
          <table:table-cell table:formula="of:=FIND(&quot;Start&quot;; [.B939]; 1)-2" office:value-type="float" office:value="31" calcext:value-type="float">
            <text:p>31</text:p>
          </table:table-cell>
          <table:table-cell table:formula="of:=CONCATENATE([.$D$1];[.A939];[.$D$1];&quot;=&gt;&quot;;[.$D$1];LEFT([.B939]; [.C939]);[.$D$1];&quot;,&quot;)" office:value-type="string" office:string-value="&quot;N741&quot;=&gt;&quot;This is a site neutral payment.&quot;," calcext:value-type="string">
            <text:p>"N741"=&gt;"This is a site neutral payment.",</text:p>
          </table:table-cell>
        </table:table-row>
        <table:table-row table:style-name="ro10">
          <table:table-cell office:value-type="string" calcext:value-type="string">
            <text:p>N742</text:p>
          </table:table-cell>
          <table:table-cell office:value-type="string" calcext:value-type="string">
            <text:p>Alert: This claim was processed based on one or more ICD-9 codes. The transition to ICD-10 is required by October 1, 2015, for health care providers, health plans, and clearinghouses. More information can be found at http://www.cms.gov/Medicare/Coding/ICD10/ProviderResources.html</text:p>
            <text:p>Start: 03/01/2015 | Stop: 11/01/2016 | Last Modified: 11/01/2015</text:p>
            <text:p>Notes: (Modified 11/1/2015)</text:p>
          </table:table-cell>
          <table:table-cell table:formula="of:=FIND(&quot;Start&quot;; [.B940]; 1)-2" office:value-type="float" office:value="280" calcext:value-type="float">
            <text:p>280</text:p>
          </table:table-cell>
          <table:table-cell table:formula="of:=CONCATENATE([.$D$1];[.A940];[.$D$1];&quot;=&gt;&quot;;[.$D$1];LEFT([.B940]; [.C940]);[.$D$1];&quot;,&quot;)" office:value-type="string" office:string-value="&quot;N742&quot;=&gt;&quot;Alert: This claim was processed based on one or more ICD-9 codes. The transition to ICD-10 is required by October 1, 2015, for health care providers, health plans, and clearinghouses. More information can be found at http://www.cms.gov/Medicare/Coding/ICD10/ProviderResources.html&quot;," calcext:value-type="string">
            <text:p>"N742"=&gt;"Alert: This claim was processed based on one or more ICD-9 codes. The transition to ICD-10 is required by October 1, 2015, for health care providers, health plans, and clearinghouses. More information can be found at http://www.cms.gov/Medicare/Coding/ICD10/ProviderResources.html",</text:p>
          </table:table-cell>
        </table:table-row>
        <table:table-row table:style-name="ro7">
          <table:table-cell office:value-type="string" calcext:value-type="string">
            <text:p>N743</text:p>
          </table:table-cell>
          <table:table-cell office:value-type="string" calcext:value-type="string">
            <text:p>Adjusted because the services may be related to an employment accident.</text:p>
            <text:p>Start: 03/01/2015</text:p>
          </table:table-cell>
          <table:table-cell table:formula="of:=FIND(&quot;Start&quot;; [.B941]; 1)-2" office:value-type="float" office:value="71" calcext:value-type="float">
            <text:p>71</text:p>
          </table:table-cell>
          <table:table-cell table:formula="of:=CONCATENATE([.$D$1];[.A941];[.$D$1];&quot;=&gt;&quot;;[.$D$1];LEFT([.B941]; [.C941]);[.$D$1];&quot;,&quot;)" office:value-type="string" office:string-value="&quot;N743&quot;=&gt;&quot;Adjusted because the services may be related to an employment accident.&quot;," calcext:value-type="string">
            <text:p>"N743"=&gt;"Adjusted because the services may be related to an employment accident.",</text:p>
          </table:table-cell>
        </table:table-row>
        <table:table-row table:style-name="ro7">
          <table:table-cell office:value-type="string" calcext:value-type="string">
            <text:p>N744</text:p>
          </table:table-cell>
          <table:table-cell office:value-type="string" calcext:value-type="string">
            <text:p>Adjusted because the services may be related to an auto accident.</text:p>
            <text:p>Start: 03/01/2015</text:p>
          </table:table-cell>
          <table:table-cell table:formula="of:=FIND(&quot;Start&quot;; [.B942]; 1)-2" office:value-type="float" office:value="65" calcext:value-type="float">
            <text:p>65</text:p>
          </table:table-cell>
          <table:table-cell table:formula="of:=CONCATENATE([.$D$1];[.A942];[.$D$1];&quot;=&gt;&quot;;[.$D$1];LEFT([.B942]; [.C942]);[.$D$1];&quot;,&quot;)" office:value-type="string" office:string-value="&quot;N744&quot;=&gt;&quot;Adjusted because the services may be related to an auto accident.&quot;," calcext:value-type="string">
            <text:p>"N744"=&gt;"Adjusted because the services may be related to an auto accident.",</text:p>
          </table:table-cell>
        </table:table-row>
        <table:table-row table:style-name="ro7">
          <table:table-cell office:value-type="string" calcext:value-type="string">
            <text:p>N745</text:p>
          </table:table-cell>
          <table:table-cell office:value-type="string" calcext:value-type="string">
            <text:p>Missing Ambulance Report.</text:p>
            <text:p>Start: 03/01/2015</text:p>
          </table:table-cell>
          <table:table-cell table:formula="of:=FIND(&quot;Start&quot;; [.B943]; 1)-2" office:value-type="float" office:value="25" calcext:value-type="float">
            <text:p>25</text:p>
          </table:table-cell>
          <table:table-cell table:formula="of:=CONCATENATE([.$D$1];[.A943];[.$D$1];&quot;=&gt;&quot;;[.$D$1];LEFT([.B943]; [.C943]);[.$D$1];&quot;,&quot;)" office:value-type="string" office:string-value="&quot;N745&quot;=&gt;&quot;Missing Ambulance Report.&quot;," calcext:value-type="string">
            <text:p>"N745"=&gt;"Missing Ambulance Report.",</text:p>
          </table:table-cell>
        </table:table-row>
        <table:table-row table:style-name="ro7">
          <table:table-cell office:value-type="string" calcext:value-type="string">
            <text:p>N746</text:p>
          </table:table-cell>
          <table:table-cell office:value-type="string" calcext:value-type="string">
            <text:p>Incomplete/invalid Ambulance Report.</text:p>
            <text:p>Start: 03/01/2015</text:p>
          </table:table-cell>
          <table:table-cell table:formula="of:=FIND(&quot;Start&quot;; [.B944]; 1)-2" office:value-type="float" office:value="36" calcext:value-type="float">
            <text:p>36</text:p>
          </table:table-cell>
          <table:table-cell table:formula="of:=CONCATENATE([.$D$1];[.A944];[.$D$1];&quot;=&gt;&quot;;[.$D$1];LEFT([.B944]; [.C944]);[.$D$1];&quot;,&quot;)" office:value-type="string" office:string-value="&quot;N746&quot;=&gt;&quot;Incomplete/invalid Ambulance Report.&quot;," calcext:value-type="string">
            <text:p>"N746"=&gt;"Incomplete/invalid Ambulance Report.",</text:p>
          </table:table-cell>
        </table:table-row>
        <table:table-row table:style-name="ro8">
          <table:table-cell office:value-type="string" calcext:value-type="string">
            <text:p>N747</text:p>
          </table:table-cell>
          <table:table-cell office:value-type="string" calcext:value-type="string">
            <text:p>This is a misdirected claim/service. Submit the claim to the payer/plan where the patient resides.</text:p>
            <text:p>Start: 03/01/2015</text:p>
          </table:table-cell>
          <table:table-cell table:formula="of:=FIND(&quot;Start&quot;; [.B945]; 1)-2" office:value-type="float" office:value="98" calcext:value-type="float">
            <text:p>98</text:p>
          </table:table-cell>
          <table:table-cell table:formula="of:=CONCATENATE([.$D$1];[.A945];[.$D$1];&quot;=&gt;&quot;;[.$D$1];LEFT([.B945]; [.C945]);[.$D$1];&quot;,&quot;)" office:value-type="string" office:string-value="&quot;N747&quot;=&gt;&quot;This is a misdirected claim/service. Submit the claim to the payer/plan where the patient resides.&quot;," calcext:value-type="string">
            <text:p>"N747"=&gt;"This is a misdirected claim/service. Submit the claim to the payer/plan where the patient resides.",</text:p>
          </table:table-cell>
        </table:table-row>
        <table:table-row table:style-name="ro7">
          <table:table-cell office:value-type="string" calcext:value-type="string">
            <text:p>N748</text:p>
          </table:table-cell>
          <table:table-cell office:value-type="string" calcext:value-type="string">
            <text:p>Adjusted because the related hospital charges have not been received.</text:p>
            <text:p>Start: 03/01/2015</text:p>
          </table:table-cell>
          <table:table-cell table:formula="of:=FIND(&quot;Start&quot;; [.B946]; 1)-2" office:value-type="float" office:value="69" calcext:value-type="float">
            <text:p>69</text:p>
          </table:table-cell>
          <table:table-cell table:formula="of:=CONCATENATE([.$D$1];[.A946];[.$D$1];&quot;=&gt;&quot;;[.$D$1];LEFT([.B946]; [.C946]);[.$D$1];&quot;,&quot;)" office:value-type="string" office:string-value="&quot;N748&quot;=&gt;&quot;Adjusted because the related hospital charges have not been received.&quot;," calcext:value-type="string">
            <text:p>"N748"=&gt;"Adjusted because the related hospital charges have not been received.",</text:p>
          </table:table-cell>
        </table:table-row>
        <table:table-row table:style-name="ro7">
          <table:table-cell office:value-type="string" calcext:value-type="string">
            <text:p>N749</text:p>
          </table:table-cell>
          <table:table-cell office:value-type="string" calcext:value-type="string">
            <text:p>Missing Blood Gas Report.</text:p>
            <text:p>Start: 03/01/2015</text:p>
          </table:table-cell>
          <table:table-cell table:formula="of:=FIND(&quot;Start&quot;; [.B947]; 1)-2" office:value-type="float" office:value="25" calcext:value-type="float">
            <text:p>25</text:p>
          </table:table-cell>
          <table:table-cell table:formula="of:=CONCATENATE([.$D$1];[.A947];[.$D$1];&quot;=&gt;&quot;;[.$D$1];LEFT([.B947]; [.C947]);[.$D$1];&quot;,&quot;)" office:value-type="string" office:string-value="&quot;N749&quot;=&gt;&quot;Missing Blood Gas Report.&quot;," calcext:value-type="string">
            <text:p>"N749"=&gt;"Missing Blood Gas Report.",</text:p>
          </table:table-cell>
        </table:table-row>
        <table:table-row table:style-name="ro7">
          <table:table-cell office:value-type="string" calcext:value-type="string">
            <text:p>N750</text:p>
          </table:table-cell>
          <table:table-cell office:value-type="string" calcext:value-type="string">
            <text:p>Incomplete/invalid Blood Gas Report.</text:p>
            <text:p>Start: 03/01/2015</text:p>
          </table:table-cell>
          <table:table-cell table:formula="of:=FIND(&quot;Start&quot;; [.B948]; 1)-2" office:value-type="float" office:value="36" calcext:value-type="float">
            <text:p>36</text:p>
          </table:table-cell>
          <table:table-cell table:formula="of:=CONCATENATE([.$D$1];[.A948];[.$D$1];&quot;=&gt;&quot;;[.$D$1];LEFT([.B948]; [.C948]);[.$D$1];&quot;,&quot;)" office:value-type="string" office:string-value="&quot;N750&quot;=&gt;&quot;Incomplete/invalid Blood Gas Report.&quot;," calcext:value-type="string">
            <text:p>"N750"=&gt;"Incomplete/invalid Blood Gas Report.",</text:p>
          </table:table-cell>
        </table:table-row>
        <table:table-row table:style-name="ro7">
          <table:table-cell office:value-type="string" calcext:value-type="string">
            <text:p>N751</text:p>
          </table:table-cell>
          <table:table-cell office:value-type="string" calcext:value-type="string">
            <text:p>Adjusted because the drug is covered under a Medicare Part D plan.</text:p>
            <text:p>Start: 03/01/2015</text:p>
          </table:table-cell>
          <table:table-cell table:formula="of:=FIND(&quot;Start&quot;; [.B949]; 1)-2" office:value-type="float" office:value="66" calcext:value-type="float">
            <text:p>66</text:p>
          </table:table-cell>
          <table:table-cell table:formula="of:=CONCATENATE([.$D$1];[.A949];[.$D$1];&quot;=&gt;&quot;;[.$D$1];LEFT([.B949]; [.C949]);[.$D$1];&quot;,&quot;)" office:value-type="string" office:string-value="&quot;N751&quot;=&gt;&quot;Adjusted because the drug is covered under a Medicare Part D plan.&quot;," calcext:value-type="string">
            <text:p>"N751"=&gt;"Adjusted because the drug is covered under a Medicare Part D plan.",</text:p>
          </table:table-cell>
        </table:table-row>
        <table:table-row table:style-name="ro7">
          <table:table-cell office:value-type="string" calcext:value-type="string">
            <text:p>N752</text:p>
          </table:table-cell>
          <table:table-cell office:value-type="string" calcext:value-type="string">
            <text:p>Missing/incomplete/invalid HIPPS Treatment Authorization Code (TAC).</text:p>
            <text:p>Start: 03/01/2015</text:p>
          </table:table-cell>
          <table:table-cell table:formula="of:=FIND(&quot;Start&quot;; [.B950]; 1)-2" office:value-type="float" office:value="68" calcext:value-type="float">
            <text:p>68</text:p>
          </table:table-cell>
          <table:table-cell table:formula="of:=CONCATENATE([.$D$1];[.A950];[.$D$1];&quot;=&gt;&quot;;[.$D$1];LEFT([.B950]; [.C950]);[.$D$1];&quot;,&quot;)" office:value-type="string" office:string-value="&quot;N752&quot;=&gt;&quot;Missing/incomplete/invalid HIPPS Treatment Authorization Code (TAC).&quot;," calcext:value-type="string">
            <text:p>"N752"=&gt;"Missing/incomplete/invalid HIPPS Treatment Authorization Code (TAC).",</text:p>
          </table:table-cell>
        </table:table-row>
        <table:table-row table:style-name="ro7">
          <table:table-cell office:value-type="string" calcext:value-type="string">
            <text:p>N753</text:p>
          </table:table-cell>
          <table:table-cell office:value-type="string" calcext:value-type="string">
            <text:p>Missing/incomplete/invalid Attachment Control Number.</text:p>
            <text:p>Start: 07/01/2015</text:p>
          </table:table-cell>
          <table:table-cell table:formula="of:=FIND(&quot;Start&quot;; [.B951]; 1)-2" office:value-type="float" office:value="53" calcext:value-type="float">
            <text:p>53</text:p>
          </table:table-cell>
          <table:table-cell table:formula="of:=CONCATENATE([.$D$1];[.A951];[.$D$1];&quot;=&gt;&quot;;[.$D$1];LEFT([.B951]; [.C951]);[.$D$1];&quot;,&quot;)" office:value-type="string" office:string-value="&quot;N753&quot;=&gt;&quot;Missing/incomplete/invalid Attachment Control Number.&quot;," calcext:value-type="string">
            <text:p>"N753"=&gt;"Missing/incomplete/invalid Attachment Control Number.",</text:p>
          </table:table-cell>
        </table:table-row>
        <table:table-row table:style-name="ro8">
          <table:table-cell office:value-type="string" calcext:value-type="string">
            <text:p>N754</text:p>
          </table:table-cell>
          <table:table-cell office:value-type="string" calcext:value-type="string">
            <text:p>Missing/incomplete/invalid Referring Provider or Other Source Qualifier on the 1500 Claim Form.</text:p>
            <text:p>Start: 07/01/2015</text:p>
          </table:table-cell>
          <table:table-cell table:formula="of:=FIND(&quot;Start&quot;; [.B952]; 1)-2" office:value-type="float" office:value="95" calcext:value-type="float">
            <text:p>95</text:p>
          </table:table-cell>
          <table:table-cell table:formula="of:=CONCATENATE([.$D$1];[.A952];[.$D$1];&quot;=&gt;&quot;;[.$D$1];LEFT([.B952]; [.C952]);[.$D$1];&quot;,&quot;)" office:value-type="string" office:string-value="&quot;N754&quot;=&gt;&quot;Missing/incomplete/invalid Referring Provider or Other Source Qualifier on the 1500 Claim Form.&quot;," calcext:value-type="string">
            <text:p>"N754"=&gt;"Missing/incomplete/invalid Referring Provider or Other Source Qualifier on the 1500 Claim Form.",</text:p>
          </table:table-cell>
        </table:table-row>
        <table:table-row table:style-name="ro8">
          <table:table-cell office:value-type="string" calcext:value-type="string">
            <text:p>N755</text:p>
          </table:table-cell>
          <table:table-cell office:value-type="string" calcext:value-type="string">
            <text:p>Missing/incomplete/invalid ICD Indicator.</text:p>
            <text:p>Start: 07/01/2015 | Last Modified: 03/01/2016</text:p>
            <text:p>Notes: (Modified 3/1/2016)</text:p>
          </table:table-cell>
          <table:table-cell table:formula="of:=FIND(&quot;Start&quot;; [.B953]; 1)-2" office:value-type="float" office:value="41" calcext:value-type="float">
            <text:p>41</text:p>
          </table:table-cell>
          <table:table-cell table:formula="of:=CONCATENATE([.$D$1];[.A953];[.$D$1];&quot;=&gt;&quot;;[.$D$1];LEFT([.B953]; [.C953]);[.$D$1];&quot;,&quot;)" office:value-type="string" office:string-value="&quot;N755&quot;=&gt;&quot;Missing/incomplete/invalid ICD Indicator.&quot;," calcext:value-type="string">
            <text:p>"N755"=&gt;"Missing/incomplete/invalid ICD Indicator.",</text:p>
          </table:table-cell>
        </table:table-row>
        <table:table-row table:style-name="ro7">
          <table:table-cell office:value-type="string" calcext:value-type="string">
            <text:p>N756</text:p>
          </table:table-cell>
          <table:table-cell office:value-type="string" calcext:value-type="string">
            <text:p>Missing/incomplete/invalid point of drop-off address.</text:p>
            <text:p>Start: 07/01/2015</text:p>
          </table:table-cell>
          <table:table-cell table:formula="of:=FIND(&quot;Start&quot;; [.B954]; 1)-2" office:value-type="float" office:value="53" calcext:value-type="float">
            <text:p>53</text:p>
          </table:table-cell>
          <table:table-cell table:formula="of:=CONCATENATE([.$D$1];[.A954];[.$D$1];&quot;=&gt;&quot;;[.$D$1];LEFT([.B954]; [.C954]);[.$D$1];&quot;,&quot;)" office:value-type="string" office:string-value="&quot;N756&quot;=&gt;&quot;Missing/incomplete/invalid point of drop-off address.&quot;," calcext:value-type="string">
            <text:p>"N756"=&gt;"Missing/incomplete/invalid point of drop-off address.",</text:p>
          </table:table-cell>
        </table:table-row>
        <table:table-row table:style-name="ro7">
          <table:table-cell office:value-type="string" calcext:value-type="string">
            <text:p>N757</text:p>
          </table:table-cell>
          <table:table-cell office:value-type="string" calcext:value-type="string">
            <text:p>Adjusted based on the Federal Indian Fees schedule (MLR).</text:p>
            <text:p>Start: 07/01/2015</text:p>
          </table:table-cell>
          <table:table-cell table:formula="of:=FIND(&quot;Start&quot;; [.B955]; 1)-2" office:value-type="float" office:value="57" calcext:value-type="float">
            <text:p>57</text:p>
          </table:table-cell>
          <table:table-cell table:formula="of:=CONCATENATE([.$D$1];[.A955];[.$D$1];&quot;=&gt;&quot;;[.$D$1];LEFT([.B955]; [.C955]);[.$D$1];&quot;,&quot;)" office:value-type="string" office:string-value="&quot;N757&quot;=&gt;&quot;Adjusted based on the Federal Indian Fees schedule (MLR).&quot;," calcext:value-type="string">
            <text:p>"N757"=&gt;"Adjusted based on the Federal Indian Fees schedule (MLR).",</text:p>
          </table:table-cell>
        </table:table-row>
        <table:table-row table:style-name="ro7">
          <table:table-cell office:value-type="string" calcext:value-type="string">
            <text:p>N758</text:p>
          </table:table-cell>
          <table:table-cell office:value-type="string" calcext:value-type="string">
            <text:p>Adjusted based on the prior authorization decision.</text:p>
            <text:p>Start: 07/01/2015</text:p>
          </table:table-cell>
          <table:table-cell table:formula="of:=FIND(&quot;Start&quot;; [.B956]; 1)-2" office:value-type="float" office:value="51" calcext:value-type="float">
            <text:p>51</text:p>
          </table:table-cell>
          <table:table-cell table:formula="of:=CONCATENATE([.$D$1];[.A956];[.$D$1];&quot;=&gt;&quot;;[.$D$1];LEFT([.B956]; [.C956]);[.$D$1];&quot;,&quot;)" office:value-type="string" office:string-value="&quot;N758&quot;=&gt;&quot;Adjusted based on the prior authorization decision.&quot;," calcext:value-type="string">
            <text:p>"N758"=&gt;"Adjusted based on the prior authorization decision.",</text:p>
          </table:table-cell>
        </table:table-row>
        <table:table-row table:style-name="ro8">
          <table:table-cell office:value-type="string" calcext:value-type="string">
            <text:p>N759</text:p>
          </table:table-cell>
          <table:table-cell office:value-type="string" calcext:value-type="string">
            <text:p>Payment adjusted based on the National Electrical Manufacturers Association (NEMA) Standard XR-29-2013.</text:p>
            <text:p>Start: 07/01/2015</text:p>
          </table:table-cell>
          <table:table-cell table:formula="of:=FIND(&quot;Start&quot;; [.B957]; 1)-2" office:value-type="float" office:value="103" calcext:value-type="float">
            <text:p>103</text:p>
          </table:table-cell>
          <table:table-cell table:formula="of:=CONCATENATE([.$D$1];[.A957];[.$D$1];&quot;=&gt;&quot;;[.$D$1];LEFT([.B957]; [.C957]);[.$D$1];&quot;,&quot;)" office:value-type="string" office:string-value="&quot;N759&quot;=&gt;&quot;Payment adjusted based on the National Electrical Manufacturers Association (NEMA) Standard XR-29-2013.&quot;," calcext:value-type="string">
            <text:p>"N759"=&gt;"Payment adjusted based on the National Electrical Manufacturers Association (NEMA) Standard XR-29-2013.",</text:p>
          </table:table-cell>
        </table:table-row>
        <table:table-row table:style-name="ro7">
          <table:table-cell office:value-type="string" calcext:value-type="string">
            <text:p>N760</text:p>
          </table:table-cell>
          <table:table-cell office:value-type="string" calcext:value-type="string">
            <text:p>This facility is not authorized to receive payment for the service(s).</text:p>
            <text:p>Start: 11/01/2015</text:p>
          </table:table-cell>
          <table:table-cell table:formula="of:=FIND(&quot;Start&quot;; [.B958]; 1)-2" office:value-type="float" office:value="70" calcext:value-type="float">
            <text:p>70</text:p>
          </table:table-cell>
          <table:table-cell table:formula="of:=CONCATENATE([.$D$1];[.A958];[.$D$1];&quot;=&gt;&quot;;[.$D$1];LEFT([.B958]; [.C958]);[.$D$1];&quot;,&quot;)" office:value-type="string" office:string-value="&quot;N760&quot;=&gt;&quot;This facility is not authorized to receive payment for the service(s).&quot;," calcext:value-type="string">
            <text:p>"N760"=&gt;"This facility is not authorized to receive payment for the service(s).",</text:p>
          </table:table-cell>
        </table:table-row>
        <table:table-row table:style-name="ro7">
          <table:table-cell office:value-type="string" calcext:value-type="string">
            <text:p>N761</text:p>
          </table:table-cell>
          <table:table-cell office:value-type="string" calcext:value-type="string">
            <text:p>This provider is not authorized to receive payment for the service(s).</text:p>
            <text:p>Start: 11/01/2015</text:p>
          </table:table-cell>
          <table:table-cell table:formula="of:=FIND(&quot;Start&quot;; [.B959]; 1)-2" office:value-type="float" office:value="70" calcext:value-type="float">
            <text:p>70</text:p>
          </table:table-cell>
          <table:table-cell table:formula="of:=CONCATENATE([.$D$1];[.A959];[.$D$1];&quot;=&gt;&quot;;[.$D$1];LEFT([.B959]; [.C959]);[.$D$1];&quot;,&quot;)" office:value-type="string" office:string-value="&quot;N761&quot;=&gt;&quot;This provider is not authorized to receive payment for the service(s).&quot;," calcext:value-type="string">
            <text:p>"N761"=&gt;"This provider is not authorized to receive payment for the service(s).",</text:p>
          </table:table-cell>
        </table:table-row>
        <table:table-row table:style-name="ro7">
          <table:table-cell office:value-type="string" calcext:value-type="string">
            <text:p>N762</text:p>
          </table:table-cell>
          <table:table-cell office:value-type="string" calcext:value-type="string">
            <text:p>This facility is not certified for Tomosynthesis (3-D) mammography.</text:p>
            <text:p>Start: 11/01/2015</text:p>
          </table:table-cell>
          <table:table-cell table:formula="of:=FIND(&quot;Start&quot;; [.B960]; 1)-2" office:value-type="float" office:value="67" calcext:value-type="float">
            <text:p>67</text:p>
          </table:table-cell>
          <table:table-cell table:formula="of:=CONCATENATE([.$D$1];[.A960];[.$D$1];&quot;=&gt;&quot;;[.$D$1];LEFT([.B960]; [.C960]);[.$D$1];&quot;,&quot;)" office:value-type="string" office:string-value="&quot;N762&quot;=&gt;&quot;This facility is not certified for Tomosynthesis (3-D) mammography.&quot;," calcext:value-type="string">
            <text:p>"N762"=&gt;"This facility is not certified for Tomosynthesis (3-D) mammography.",</text:p>
          </table:table-cell>
        </table:table-row>
        <table:table-row table:style-name="ro8">
          <table:table-cell office:value-type="string" calcext:value-type="string">
            <text:p>N763</text:p>
          </table:table-cell>
          <table:table-cell office:value-type="string" calcext:value-type="string">
            <text:p>The demonstration code is not appropriate for this claim; resubmit without a demonstration code.</text:p>
            <text:p>Start: 11/01/2015</text:p>
          </table:table-cell>
          <table:table-cell table:formula="of:=FIND(&quot;Start&quot;; [.B961]; 1)-2" office:value-type="float" office:value="96" calcext:value-type="float">
            <text:p>96</text:p>
          </table:table-cell>
          <table:table-cell table:formula="of:=CONCATENATE([.$D$1];[.A961];[.$D$1];&quot;=&gt;&quot;;[.$D$1];LEFT([.B961]; [.C961]);[.$D$1];&quot;,&quot;)" office:value-type="string" office:string-value="&quot;N763&quot;=&gt;&quot;The demonstration code is not appropriate for this claim; resubmit without a demonstration code.&quot;," calcext:value-type="string">
            <text:p>"N763"=&gt;"The demonstration code is not appropriate for this claim; resubmit without a demonstration code.",</text:p>
          </table:table-cell>
        </table:table-row>
        <table:table-row table:style-name="ro7">
          <table:table-cell office:value-type="string" calcext:value-type="string">
            <text:p>N764</text:p>
          </table:table-cell>
          <table:table-cell office:value-type="string" calcext:value-type="string">
            <text:p>Missing/incomplete/invalid Hematocrit (HCT) value.</text:p>
            <text:p>Start: 03/01/2016</text:p>
          </table:table-cell>
          <table:table-cell table:formula="of:=FIND(&quot;Start&quot;; [.B962]; 1)-2" office:value-type="float" office:value="50" calcext:value-type="float">
            <text:p>50</text:p>
          </table:table-cell>
          <table:table-cell table:formula="of:=CONCATENATE([.$D$1];[.A962];[.$D$1];&quot;=&gt;&quot;;[.$D$1];LEFT([.B962]; [.C962]);[.$D$1];&quot;,&quot;)" office:value-type="string" office:string-value="&quot;N764&quot;=&gt;&quot;Missing/incomplete/invalid Hematocrit (HCT) value.&quot;," calcext:value-type="string">
            <text:p>"N764"=&gt;"Missing/incomplete/invalid Hematocrit (HCT) value.",</text:p>
          </table:table-cell>
        </table:table-row>
        <table:table-row table:style-name="ro7">
          <table:table-cell office:value-type="string" calcext:value-type="string">
            <text:p>N765</text:p>
          </table:table-cell>
          <table:table-cell office:value-type="string" calcext:value-type="string">
            <text:p>This payer does not cover co-insurance assessed by a previous payer.</text:p>
            <text:p>Start: 03/01/2016</text:p>
          </table:table-cell>
          <table:table-cell table:formula="of:=FIND(&quot;Start&quot;; [.B963]; 1)-2" office:value-type="float" office:value="68" calcext:value-type="float">
            <text:p>68</text:p>
          </table:table-cell>
          <table:table-cell table:formula="of:=CONCATENATE([.$D$1];[.A963];[.$D$1];&quot;=&gt;&quot;;[.$D$1];LEFT([.B963]; [.C963]);[.$D$1];&quot;,&quot;)" office:value-type="string" office:string-value="&quot;N765&quot;=&gt;&quot;This payer does not cover co-insurance assessed by a previous payer.&quot;," calcext:value-type="string">
            <text:p>"N765"=&gt;"This payer does not cover co-insurance assessed by a previous payer.",</text:p>
          </table:table-cell>
        </table:table-row>
        <table:table-row table:style-name="ro7">
          <table:table-cell office:value-type="string" calcext:value-type="string">
            <text:p>N766</text:p>
          </table:table-cell>
          <table:table-cell office:value-type="string" calcext:value-type="string">
            <text:p>This payer does not cover co-payment assessed by a previous payer.</text:p>
            <text:p>Start: 03/01/2016</text:p>
          </table:table-cell>
          <table:table-cell table:formula="of:=FIND(&quot;Start&quot;; [.B964]; 1)-2" office:value-type="float" office:value="66" calcext:value-type="float">
            <text:p>66</text:p>
          </table:table-cell>
          <table:table-cell table:formula="of:=CONCATENATE([.$D$1];[.A964];[.$D$1];&quot;=&gt;&quot;;[.$D$1];LEFT([.B964]; [.C964]);[.$D$1];&quot;,&quot;)" office:value-type="string" office:string-value="&quot;N766&quot;=&gt;&quot;This payer does not cover co-payment assessed by a previous payer.&quot;," calcext:value-type="string">
            <text:p>"N766"=&gt;"This payer does not cover co-payment assessed by a previous payer.",</text:p>
          </table:table-cell>
        </table:table-row>
        <table:table-row table:style-name="ro8">
          <table:table-cell office:value-type="string" calcext:value-type="string">
            <text:p>N767</text:p>
          </table:table-cell>
          <table:table-cell office:value-type="string" calcext:value-type="string">
            <text:p>The Medicaid state requires provider to be enrolled in the member’s Medicaid state program prior to any claim benefits being processed.</text:p>
            <text:p>Start: 03/01/2016</text:p>
          </table:table-cell>
          <table:table-cell table:formula="of:=FIND(&quot;Start&quot;; [.B965]; 1)-2" office:value-type="float" office:value="135" calcext:value-type="float">
            <text:p>135</text:p>
          </table:table-cell>
          <table:table-cell table:formula="of:=CONCATENATE([.$D$1];[.A965];[.$D$1];&quot;=&gt;&quot;;[.$D$1];LEFT([.B965]; [.C965]);[.$D$1];&quot;,&quot;)" office:value-type="string" office:string-value="&quot;N767&quot;=&gt;&quot;The Medicaid state requires provider to be enrolled in the member’s Medicaid state program prior to any claim benefits being processed.&quot;," calcext:value-type="string">
            <text:p>"N767"=&gt;"The Medicaid state requires provider to be enrolled in the member’s Medicaid state program prior to any claim benefits being processed.",</text:p>
          </table:table-cell>
        </table:table-row>
        <table:table-row table:style-name="ro7">
          <table:table-cell office:value-type="string" calcext:value-type="string">
            <text:p>N768</text:p>
          </table:table-cell>
          <table:table-cell office:value-type="string" calcext:value-type="string">
            <text:p>Incomplete/invalid initial evaluation report.</text:p>
            <text:p>Start: 03/01/2016</text:p>
          </table:table-cell>
          <table:table-cell table:formula="of:=FIND(&quot;Start&quot;; [.B966]; 1)-2" office:value-type="float" office:value="45" calcext:value-type="float">
            <text:p>45</text:p>
          </table:table-cell>
          <table:table-cell table:formula="of:=CONCATENATE([.$D$1];[.A966];[.$D$1];&quot;=&gt;&quot;;[.$D$1];LEFT([.B966]; [.C966]);[.$D$1];&quot;,&quot;)" office:value-type="string" office:string-value="&quot;N768&quot;=&gt;&quot;Incomplete/invalid initial evaluation report.&quot;," calcext:value-type="string">
            <text:p>"N768"=&gt;"Incomplete/invalid initial evaluation report.",</text:p>
          </table:table-cell>
        </table:table-row>
        <table:table-row table:style-name="ro7">
          <table:table-cell office:value-type="string" calcext:value-type="string">
            <text:p>N769</text:p>
          </table:table-cell>
          <table:table-cell office:value-type="string" calcext:value-type="string">
            <text:p>A lateral diagnosis is required.</text:p>
            <text:p>Start: 03/01/2016</text:p>
          </table:table-cell>
          <table:table-cell table:formula="of:=FIND(&quot;Start&quot;; [.B967]; 1)-2" office:value-type="float" office:value="32" calcext:value-type="float">
            <text:p>32</text:p>
          </table:table-cell>
          <table:table-cell table:formula="of:=CONCATENATE([.$D$1];[.A967];[.$D$1];&quot;=&gt;&quot;;[.$D$1];LEFT([.B967]; [.C967]);[.$D$1];&quot;,&quot;)" office:value-type="string" office:string-value="&quot;N769&quot;=&gt;&quot;A lateral diagnosis is required.&quot;," calcext:value-type="string">
            <text:p>"N769"=&gt;"A lateral diagnosis is required.",</text:p>
          </table:table-cell>
        </table:table-row>
        <table:table-row table:style-name="ro8">
          <table:table-cell office:value-type="string" calcext:value-type="string">
            <text:p>N770</text:p>
          </table:table-cell>
          <table:table-cell office:value-type="string" calcext:value-type="string">
            <text:p>The adjustment request received from the provider has been processed. Your original claim has been adjusted based on the information received.</text:p>
            <text:p>Start: 03/01/2016</text:p>
          </table:table-cell>
          <table:table-cell table:formula="of:=FIND(&quot;Start&quot;; [.B968]; 1)-2" office:value-type="float" office:value="142" calcext:value-type="float">
            <text:p>142</text:p>
          </table:table-cell>
          <table:table-cell table:formula="of:=CONCATENATE([.$D$1];[.A968];[.$D$1];&quot;=&gt;&quot;;[.$D$1];LEFT([.B968]; [.C968]);[.$D$1];&quot;,&quot;)" office:value-type="string" office:string-value="&quot;N770&quot;=&gt;&quot;The adjustment request received from the provider has been processed. Your original claim has been adjusted based on the information received.&quot;," calcext:value-type="string">
            <text:p>"N770"=&gt;"The adjustment request received from the provider has been processed. Your original claim has been adjusted based on the information receiv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Lucida Sans Unicode" style:font-family-asian="'Lucida Sans Unicode'" style:font-family-generic-asian="system" style:font-pitch-asian="variable" style:font-name-complex="Lohit Marathi" style:font-family-complex="'Lohit Marath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3">00/00/0000</text:date>, <text:time style:data-style-name="N2" text:time-value="10:39:15.663659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cCormick</meta:initial-creator>
    <meta:creation-date>2016-04-05T17:11:01.837132033</meta:creation-date>
    <dc:date>2016-06-13T22:10:17.383045456</dc:date>
    <dc:creator>Kevin McCormick</dc:creator>
    <meta:editing-duration>P1DT4H42M32S</meta:editing-duration>
    <meta:editing-cycles>4</meta:editing-cycles>
    <meta:generator>LibreOffice/5.0.4.2$Linux_X86_64 LibreOffice_project/2b9802c1994aa0b7dc6079e128979269cf95bc78</meta:generator>
    <meta:document-statistic meta:table-count="4" meta:cell-count="9298" meta:object-count="0"/>
  </office:meta>
</office:document-meta>
</file>